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9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office:value-type="string" calcext:value-type="string">
            <text:p>World Share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string" calcext:value-type="string">
            <text:p>-348399.0</text:p>
          </table:table-cell>
          <table:table-cell office:value-type="string" calcext:value-type="string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string" calcext:value-type="string">
            <text:p>-532687.0</text:p>
          </table:table-cell>
          <table:table-cell office:value-type="string" calcext:value-type="string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string" calcext:value-type="string">
            <text:p>95480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string" calcext:value-type="string">
            <text:p>-98955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string" calcext:value-type="string">
            <text:p>-233379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string" calcext:value-type="string">
            <text:p>21200.0</text:p>
          </table:table-cell>
          <table:table-cell office:value-type="string" calcext:value-type="string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string" calcext:value-type="string">
            <text:p>-369501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string" calcext:value-type="string">
            <text:p>182456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string" calcext:value-type="string">
            <text:p>71560.0</text:p>
          </table:table-cell>
          <table:table-cell office:value-type="string" calcext:value-type="string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string" calcext:value-type="string">
            <text:p>-67152.0</text:p>
          </table:table-cell>
          <table:table-cell office:value-type="string" calcext:value-type="string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string" calcext:value-type="string">
            <text:p>-38033.0</text:p>
          </table:table-cell>
          <table:table-cell office:value-type="string" calcext:value-type="string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string" calcext:value-type="string">
            <text:p>-800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88972681" calcext:value-type="float">
            <text:p>88972681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string" calcext:value-type="string">
            <text:p>23861.0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string" calcext:value-type="string">
            <text:p>283922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string" calcext:value-type="string">
            <text:p>-55000.0</text:p>
          </table:table-cell>
          <table:table-cell office:value-type="string" calcext:value-type="string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string" calcext:value-type="string">
            <text:p>543822.0</text:p>
          </table:table-cell>
          <table:table-cell office:value-type="string" calcext:value-type="string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string" calcext:value-type="string">
            <text:p>260650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string" calcext:value-type="string">
            <text:p>36527.0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string" calcext:value-type="string">
            <text:p>148943.0</text:p>
          </table:table-cell>
          <table:table-cell office:value-type="string" calcext:value-type="string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string" calcext:value-type="string">
            <text:p>-40076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string" calcext:value-type="string">
            <text:p>145405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string" calcext:value-type="string">
            <text:p>-163313.0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string" calcext:value-type="string">
            <text:p>11731.0</text:p>
          </table:table-cell>
          <table:table-cell office:value-type="string" calcext:value-type="string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string" calcext:value-type="string">
            <text:p>204796.0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string" calcext:value-type="string">
            <text:p>168694.0</text:p>
          </table:table-cell>
          <table:table-cell office:value-type="string" calcext:value-type="string">
            <text:p>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string" calcext:value-type="string">
            <text:p>-500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string" calcext:value-type="string">
            <text:p>7834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string" calcext:value-type="string">
            <text:p>-62920.0</text:p>
          </table:table-cell>
          <table:table-cell office:value-type="string" calcext:value-type="string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string" calcext:value-type="string">
            <text:p>-29395.0</text:p>
          </table:table-cell>
          <table:table-cell office:value-type="string" calcext:value-type="string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string" calcext:value-type="string">
            <text:p>242032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string" calcext:value-type="string">
            <text:p>-51419.0</text:p>
          </table:table-cell>
          <table:table-cell office:value-type="string" calcext:value-type="string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string" calcext:value-type="string">
            <text:p>134979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string" calcext:value-type="string">
            <text:p>-8863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string" calcext:value-type="string">
            <text:p>99069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2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string" calcext:value-type="string">
            <text:p>41710.0</text:p>
          </table:table-cell>
          <table:table-cell office:value-type="string" calcext:value-type="string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string" calcext:value-type="string">
            <text:p>-653249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string" calcext:value-type="string">
            <text:p>-15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239250" calcext:value-type="float">
            <text:p>26239250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string" calcext:value-type="string">
            <text:p>-5403.0</text:p>
          </table:table-cell>
          <table:table-cell office:value-type="string" calcext:value-type="string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string" calcext:value-type="string">
            <text:p>15824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7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string" calcext:value-type="string">
            <text:p>-25000.0</text:p>
          </table:table-cell>
          <table:table-cell office:value-type="string" calcext:value-type="string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string" calcext:value-type="string">
            <text:p>-73999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string" calcext:value-type="string">
            <text:p>-16053.0</text:p>
          </table:table-cell>
          <table:table-cell office:value-type="string" calcext:value-type="string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string" calcext:value-type="string">
            <text:p>111708.0</text:p>
          </table:table-cell>
          <table:table-cell office:value-type="string" calcext:value-type="string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string" calcext:value-type="string">
            <text:p>-18000.0</text:p>
          </table:table-cell>
          <table:table-cell office:value-type="string" calcext:value-type="string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string" calcext:value-type="string">
            <text:p>-9215.0</text:p>
          </table:table-cell>
          <table:table-cell office:value-type="string" calcext:value-type="string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string" calcext:value-type="string">
            <text:p>364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string" calcext:value-type="string">
            <text:p>-427391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string" calcext:value-type="string">
            <text:p>-116858.0</text:p>
          </table:table-cell>
          <table:table-cell office:value-type="string" calcext:value-type="string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-90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string" calcext:value-type="string">
            <text:p>-9504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string" calcext:value-type="string">
            <text:p>48000.0</text:p>
          </table:table-cell>
          <table:table-cell office:value-type="string" calcext:value-type="string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-35000.0</text:p>
          </table:table-cell>
          <table:table-cell office:value-type="string" calcext:value-type="string">
            <text:p>3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string" calcext:value-type="string">
            <text:p>-14400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string" calcext:value-type="string">
            <text:p>-1742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Czech Republic (Czechia)</text:p>
          </table:table-cell>
          <table:table-cell office:value-type="float" office:value="10705012" calcext:value-type="float">
            <text:p>10705012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22011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string" calcext:value-type="string">
            <text:p>-1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string" calcext:value-type="string">
            <text:p>10220.0</text:p>
          </table:table-cell>
          <table:table-cell office:value-type="string" calcext:value-type="string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string" calcext:value-type="string">
            <text:p>-6800.0</text:p>
          </table:table-cell>
          <table:table-cell office:value-type="string" calcext:value-type="string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string" calcext:value-type="string">
            <text:p>65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744288" calcext:value-type="float">
            <text:p>8744288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string" calcext:value-type="string">
            <text:p>-42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9308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string" calcext:value-type="string">
            <text:p>-14704.0</text:p>
          </table:table-cell>
          <table:table-cell office:value-type="string" calcext:value-type="string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string" calcext:value-type="string">
            <text:p>-16556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string" calcext:value-type="string">
            <text:p>-1999.0</text:p>
          </table:table-cell>
          <table:table-cell office:value-type="string" calcext:value-type="string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-30012.0</text:p>
          </table:table-cell>
          <table:table-cell office:value-type="string" calcext:value-type="string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string" calcext:value-type="string">
            <text:p>-21272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3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-40539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028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string" calcext:value-type="string">
            <text:p>15200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string" calcext:value-type="string">
            <text:p>14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5489191" calcext:value-type="float">
            <text:p>5489191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string" calcext:value-type="string">
            <text:p>2800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string" calcext:value-type="string">
            <text:p>87400.0</text:p>
          </table:table-cell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-10563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23604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string" calcext:value-type="string">
            <text:p>14881.0</text:p>
          </table:table-cell>
          <table:table-cell office:value-type="string" calcext:value-type="string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string" calcext:value-type="string">
            <text:p>39520.0</text:p>
          </table:table-cell>
          <table:table-cell office:value-type="string" calcext:value-type="string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string" calcext:value-type="string">
            <text:p>-8001.0</text:p>
          </table:table-cell>
          <table:table-cell office:value-type="string" calcext:value-type="string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-1387.0</text:p>
          </table:table-cell>
          <table:table-cell office:value-type="string" calcext:value-type="string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-39858.0</text:p>
          </table:table-cell>
          <table:table-cell office:value-type="string" calcext:value-type="string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-3000.0</text:p>
          </table:table-cell>
          <table:table-cell office:value-type="string" calcext:value-type="string">
            <text:p>2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-21585.0</text:p>
          </table:table-cell>
          <table:table-cell office:value-type="string" calcext:value-type="string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string" calcext:value-type="string">
            <text:p>-852.0</text:p>
          </table:table-cell>
          <table:table-cell office:value-type="string" calcext:value-type="string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string" calcext:value-type="string">
            <text:p>-4998.0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-11332.0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-14000.0</text:p>
          </table:table-cell>
          <table:table-cell office:value-type="string" calcext:value-type="string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string" calcext:value-type="string">
            <text:p>-32780.0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string" calcext:value-type="string">
            <text:p>-4806.0</text:p>
          </table:table-cell>
          <table:table-cell office:value-type="string" calcext:value-type="string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-3087.0</text:p>
          </table:table-cell>
          <table:table-cell office:value-type="string" calcext:value-type="string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4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-10047.0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-1399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-14837.0</text:p>
          </table:table-cell>
          <table:table-cell office:value-type="string" calcext:value-type="string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7800.0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3911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-5385.0</text:p>
          </table:table-cell>
          <table:table-cell office:value-type="string" calcext:value-type="string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-8353.0</text:p>
          </table:table-cell>
          <table:table-cell office:value-type="string" calcext:value-type="string">
            <text:p>3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string" calcext:value-type="string">
            <text:p>-6202.0</text:p>
          </table:table-cell>
          <table:table-cell office:value-type="string" calcext:value-type="string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256.0</text:p>
          </table:table-cell>
          <table:table-cell office:value-type="string" calcext:value-type="string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string" calcext:value-type="string">
            <text:p>-16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-480.0</text:p>
          </table:table-cell>
          <table:table-cell office:value-type="string" calcext:value-type="string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5582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-1342.0</text:p>
          </table:table-cell>
          <table:table-cell office:value-type="string" calcext:value-type="string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370.0</text:p>
          </table:table-cell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-1440.0</text:p>
          </table:table-cell>
          <table:table-cell office:value-type="string" calcext:value-type="string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960.0</text:p>
          </table:table-cell>
          <table:table-cell office:value-type="string" calcext:value-type="string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float" office:value="218308" calcext:value-type="float">
            <text:p>218308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168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-2803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506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600.0</text:p>
          </table:table-cell>
          <table:table-cell office:value-type="string" calcext:value-type="string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t. Vincent &amp; Grenadines</text:p>
          </table:table-cell>
          <table:table-cell office:value-type="float" office:value="110869" calcext:value-type="float">
            <text:p>110869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451.0</text:p>
          </table:table-cell>
          <table:table-cell office:value-type="string" calcext:value-type="string">
            <text:p>2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</table:table>
      <table:table table:name="pays_cleaned" table:style-name="ta1">
        <table:table-column table:style-name="co12" table:number-columns-repeated="12" table:default-cell-style-name="ce2"/>
        <table:table-row table:style-name="ro1">
          <table:table-cell table:formula="of:=IF(ISBLANK([$pays.A2])OR([$pays.A2]=&quot;N.A.&quot;);&quot;NULL&quot;;IF(ISNUMBER(FIND(&quot; %&quot;; [$pays.A2])) ;SUBSTITUTE([$pays.A2];&quot; %&quot;;&quot;&quot;) ; SUBSTITUTE([$pays.A2];&quot;'&quot;;&quot; &quot;)))" office:value-type="string" office:string-value="China" calcext:value-type="string">
            <text:p>China</text:p>
          </table:table-cell>
          <table:table-cell table:formula="of:=IF(ISBLANK([$pays.B2])OR([$pays.B2]=&quot;N.A.&quot;);&quot;NULL&quot;;IF(ISNUMBER(FIND(&quot; %&quot;; [$pays.B2])) ;SUBSTITUTE([$pays.B2];&quot; %&quot;;&quot;&quot;) ; SUBSTITUTE([$pays.B2];&quot;'&quot;;&quot; &quot;)))" office:value-type="string" office:string-value="1438207241" calcext:value-type="string">
            <text:p>1438207241</text:p>
          </table:table-cell>
          <table:table-cell table:formula="of:=IF(ISBLANK([$pays.C2])OR([$pays.C2]=&quot;N.A.&quot;);&quot;NULL&quot;;IF(ISNUMBER(FIND(&quot; %&quot;; [$pays.C2])) ;SUBSTITUTE([$pays.C2];&quot; %&quot;;&quot;&quot;) ; SUBSTITUTE([$pays.C2];&quot;'&quot;;&quot; &quot;)))" office:value-type="string" office:string-value="0.39" calcext:value-type="string">
            <text:p>0.39</text:p>
          </table:table-cell>
          <table:table-cell table:formula="of:=IF(ISBLANK([$pays.D2])OR([$pays.D2]=&quot;N.A.&quot;);&quot;NULL&quot;;IF(ISNUMBER(FIND(&quot; %&quot;; [$pays.D2])) ;SUBSTITUTE([$pays.D2];&quot; %&quot;;&quot;&quot;) ; SUBSTITUTE([$pays.D2];&quot;'&quot;;&quot; &quot;)))" office:value-type="string" office:string-value="5540090" calcext:value-type="string">
            <text:p>5540090</text:p>
          </table:table-cell>
          <table:table-cell table:formula="of:=IF(ISBLANK([$pays.E2])OR([$pays.E2]=&quot;N.A.&quot;);&quot;NULL&quot;;IF(ISNUMBER(FIND(&quot; %&quot;; [$pays.E2])) ;SUBSTITUTE([$pays.E2];&quot; %&quot;;&quot;&quot;) ; SUBSTITUTE([$pays.E2];&quot;'&quot;;&quot; &quot;)))" office:value-type="string" office:string-value="153" calcext:value-type="string">
            <text:p>153</text:p>
          </table:table-cell>
          <table:table-cell table:formula="of:=IF(ISBLANK([$pays.F2])OR([$pays.F2]=&quot;N.A.&quot;);&quot;NULL&quot;;IF(ISNUMBER(FIND(&quot; %&quot;; [$pays.F2])) ;SUBSTITUTE([$pays.F2];&quot; %&quot;;&quot;&quot;) ; SUBSTITUTE([$pays.F2];&quot;'&quot;;&quot; &quot;)))" office:value-type="string" office:string-value="9388211" calcext:value-type="string">
            <text:p>9388211</text:p>
          </table:table-cell>
          <table:table-cell table:formula="of:=IF(ISBLANK([$pays.G2])OR([$pays.G2]=&quot;N.A.&quot;);&quot;NULL&quot;;IF(ISNUMBER(FIND(&quot; %&quot;; [$pays.G2])) ;SUBSTITUTE([$pays.G2];&quot; %&quot;;&quot;&quot;) ; SUBSTITUTE([$pays.G2];&quot;'&quot;;&quot; &quot;)))" office:value-type="string" office:string-value="-348399.0" calcext:value-type="string">
            <text:p>-348399.0</text:p>
          </table:table-cell>
          <table:table-cell table:formula="of:=IF(ISBLANK([$pays.H2])OR([$pays.H2]=&quot;N.A.&quot;);&quot;NULL&quot;;IF(ISNUMBER(FIND(&quot; %&quot;; [$pays.H2])) ;SUBSTITUTE([$pays.H2];&quot; %&quot;;&quot;&quot;) ; SUBSTITUTE([$pays.H2];&quot;'&quot;;&quot; &quot;)))" office:value-type="string" office:string-value="1.7" calcext:value-type="string">
            <text:p>1.7</text:p>
          </table:table-cell>
          <table:table-cell table:formula="of:=IF(ISBLANK([$pays.I2])OR([$pays.I2]=&quot;N.A.&quot;);&quot;NULL&quot;;IF(ISNUMBER(FIND(&quot; %&quot;; [$pays.I2])) ;SUBSTITUTE([$pays.I2];&quot; %&quot;;&quot;&quot;) ; SUBSTITUTE([$pays.I2];&quot;'&quot;;&quot; &quot;)))" office:value-type="string" office:string-value="38" calcext:value-type="string">
            <text:p>38</text:p>
          </table:table-cell>
          <table:table-cell table:formula="of:=IF(ISBLANK([$pays.J2])OR([$pays.J2]=&quot;N.A.&quot;);&quot;NULL&quot;;IF(ISNUMBER(FIND(&quot; %&quot;; [$pays.J2])) ;SUBSTITUTE([$pays.J2];&quot; %&quot;;&quot;&quot;) ; SUBSTITUTE([$pays.J2];&quot;'&quot;;&quot; &quot;)))" office:value-type="string" office:string-value="61" calcext:value-type="string">
            <text:p>61</text:p>
          </table:table-cell>
          <table:table-cell table:formula="of:=IF(ISBLANK([$pays.K2])OR([$pays.K2]=&quot;N.A.&quot;);&quot;NULL&quot;;IF(ISNUMBER(FIND(&quot; %&quot;; [$pays.K2])) ;SUBSTITUTE([$pays.K2];&quot; %&quot;;&quot;&quot;) ; SUBSTITUTE([$pays.K2];&quot;'&quot;;&quot; &quot;)))" office:value-type="string" office:string-value="18.47" calcext:value-type="string">
            <text:p>18.47</text:p>
          </table:table-cell>
          <table:table-cell table:formula="of:=IF(ISBLANK([$pays.L2])OR([$pays.L2]=&quot;N.A.&quot;);&quot;NULL&quot;;IF(ISNUMBER(FIND(&quot; %&quot;; [$pays.L2])) ;SUBSTITUTE([$pays.L2];&quot; %&quot;;&quot;&quot;) ; SUBSTITUTE([$pays.L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])OR([$pays.A3]=&quot;N.A.&quot;);&quot;NULL&quot;;IF(ISNUMBER(FIND(&quot; %&quot;; [$pays.A3])) ;SUBSTITUTE([$pays.A3];&quot; %&quot;;&quot;&quot;) ; SUBSTITUTE([$pays.A3];&quot;'&quot;;&quot; &quot;)))" office:value-type="string" office:string-value="India" calcext:value-type="string">
            <text:p>India</text:p>
          </table:table-cell>
          <table:table-cell table:formula="of:=IF(ISBLANK([$pays.B3])OR([$pays.B3]=&quot;N.A.&quot;);&quot;NULL&quot;;IF(ISNUMBER(FIND(&quot; %&quot;; [$pays.B3])) ;SUBSTITUTE([$pays.B3];&quot; %&quot;;&quot;&quot;) ; SUBSTITUTE([$pays.B3];&quot;'&quot;;&quot; &quot;)))" office:value-type="string" office:string-value="1377233523" calcext:value-type="string">
            <text:p>1377233523</text:p>
          </table:table-cell>
          <table:table-cell table:formula="of:=IF(ISBLANK([$pays.C3])OR([$pays.C3]=&quot;N.A.&quot;);&quot;NULL&quot;;IF(ISNUMBER(FIND(&quot; %&quot;; [$pays.C3])) ;SUBSTITUTE([$pays.C3];&quot; %&quot;;&quot;&quot;) ; SUBSTITUTE([$pays.C3];&quot;'&quot;;&quot; &quot;)))" office:value-type="string" office:string-value="0.99" calcext:value-type="string">
            <text:p>0.99</text:p>
          </table:table-cell>
          <table:table-cell table:formula="of:=IF(ISBLANK([$pays.D3])OR([$pays.D3]=&quot;N.A.&quot;);&quot;NULL&quot;;IF(ISNUMBER(FIND(&quot; %&quot;; [$pays.D3])) ;SUBSTITUTE([$pays.D3];&quot; %&quot;;&quot;&quot;) ; SUBSTITUTE([$pays.D3];&quot;'&quot;;&quot; &quot;)))" office:value-type="string" office:string-value="13586631" calcext:value-type="string">
            <text:p>13586631</text:p>
          </table:table-cell>
          <table:table-cell table:formula="of:=IF(ISBLANK([$pays.E3])OR([$pays.E3]=&quot;N.A.&quot;);&quot;NULL&quot;;IF(ISNUMBER(FIND(&quot; %&quot;; [$pays.E3])) ;SUBSTITUTE([$pays.E3];&quot; %&quot;;&quot;&quot;) ; SUBSTITUTE([$pays.E3];&quot;'&quot;;&quot; &quot;)))" office:value-type="string" office:string-value="464" calcext:value-type="string">
            <text:p>464</text:p>
          </table:table-cell>
          <table:table-cell table:formula="of:=IF(ISBLANK([$pays.F3])OR([$pays.F3]=&quot;N.A.&quot;);&quot;NULL&quot;;IF(ISNUMBER(FIND(&quot; %&quot;; [$pays.F3])) ;SUBSTITUTE([$pays.F3];&quot; %&quot;;&quot;&quot;) ; SUBSTITUTE([$pays.F3];&quot;'&quot;;&quot; &quot;)))" office:value-type="string" office:string-value="2973190" calcext:value-type="string">
            <text:p>2973190</text:p>
          </table:table-cell>
          <table:table-cell table:formula="of:=IF(ISBLANK([$pays.G3])OR([$pays.G3]=&quot;N.A.&quot;);&quot;NULL&quot;;IF(ISNUMBER(FIND(&quot; %&quot;; [$pays.G3])) ;SUBSTITUTE([$pays.G3];&quot; %&quot;;&quot;&quot;) ; SUBSTITUTE([$pays.G3];&quot;'&quot;;&quot; &quot;)))" office:value-type="string" office:string-value="-532687.0" calcext:value-type="string">
            <text:p>-532687.0</text:p>
          </table:table-cell>
          <table:table-cell table:formula="of:=IF(ISBLANK([$pays.H3])OR([$pays.H3]=&quot;N.A.&quot;);&quot;NULL&quot;;IF(ISNUMBER(FIND(&quot; %&quot;; [$pays.H3])) ;SUBSTITUTE([$pays.H3];&quot; %&quot;;&quot;&quot;) ; SUBSTITUTE([$pays.H3];&quot;'&quot;;&quot; &quot;)))" office:value-type="string" office:string-value="2.2" calcext:value-type="string">
            <text:p>2.2</text:p>
          </table:table-cell>
          <table:table-cell table:formula="of:=IF(ISBLANK([$pays.I3])OR([$pays.I3]=&quot;N.A.&quot;);&quot;NULL&quot;;IF(ISNUMBER(FIND(&quot; %&quot;; [$pays.I3])) ;SUBSTITUTE([$pays.I3];&quot; %&quot;;&quot;&quot;) ; SUBSTITUTE([$pays.I3];&quot;'&quot;;&quot; &quot;)))" office:value-type="string" office:string-value="28" calcext:value-type="string">
            <text:p>28</text:p>
          </table:table-cell>
          <table:table-cell table:formula="of:=IF(ISBLANK([$pays.J3])OR([$pays.J3]=&quot;N.A.&quot;);&quot;NULL&quot;;IF(ISNUMBER(FIND(&quot; %&quot;; [$pays.J3])) ;SUBSTITUTE([$pays.J3];&quot; %&quot;;&quot;&quot;) ; SUBSTITUTE([$pays.J3];&quot;'&quot;;&quot; &quot;)))" office:value-type="string" office:string-value="35" calcext:value-type="string">
            <text:p>35</text:p>
          </table:table-cell>
          <table:table-cell table:formula="of:=IF(ISBLANK([$pays.K3])OR([$pays.K3]=&quot;N.A.&quot;);&quot;NULL&quot;;IF(ISNUMBER(FIND(&quot; %&quot;; [$pays.K3])) ;SUBSTITUTE([$pays.K3];&quot; %&quot;;&quot;&quot;) ; SUBSTITUTE([$pays.K3];&quot;'&quot;;&quot; &quot;)))" office:value-type="string" office:string-value="17.70" calcext:value-type="string">
            <text:p>17.70</text:p>
          </table:table-cell>
          <table:table-cell table:formula="of:=IF(ISBLANK([$pays.L3])OR([$pays.L3]=&quot;N.A.&quot;);&quot;NULL&quot;;IF(ISNUMBER(FIND(&quot; %&quot;; [$pays.L3])) ;SUBSTITUTE([$pays.L3];&quot; %&quot;;&quot;&quot;) ; SUBSTITUTE([$pays.L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])OR([$pays.A4]=&quot;N.A.&quot;);&quot;NULL&quot;;IF(ISNUMBER(FIND(&quot; %&quot;; [$pays.A4])) ;SUBSTITUTE([$pays.A4];&quot; %&quot;;&quot;&quot;) ; SUBSTITUTE([$pays.A4];&quot;'&quot;;&quot; &quot;)))" office:value-type="string" office:string-value="United States" calcext:value-type="string">
            <text:p>United States</text:p>
          </table:table-cell>
          <table:table-cell table:formula="of:=IF(ISBLANK([$pays.B4])OR([$pays.B4]=&quot;N.A.&quot;);&quot;NULL&quot;;IF(ISNUMBER(FIND(&quot; %&quot;; [$pays.B4])) ;SUBSTITUTE([$pays.B4];&quot; %&quot;;&quot;&quot;) ; SUBSTITUTE([$pays.B4];&quot;'&quot;;&quot; &quot;)))" office:value-type="string" office:string-value="330610570" calcext:value-type="string">
            <text:p>330610570</text:p>
          </table:table-cell>
          <table:table-cell table:formula="of:=IF(ISBLANK([$pays.C4])OR([$pays.C4]=&quot;N.A.&quot;);&quot;NULL&quot;;IF(ISNUMBER(FIND(&quot; %&quot;; [$pays.C4])) ;SUBSTITUTE([$pays.C4];&quot; %&quot;;&quot;&quot;) ; SUBSTITUTE([$pays.C4];&quot;'&quot;;&quot; &quot;)))" office:value-type="string" office:string-value="0.59" calcext:value-type="string">
            <text:p>0.59</text:p>
          </table:table-cell>
          <table:table-cell table:formula="of:=IF(ISBLANK([$pays.D4])OR([$pays.D4]=&quot;N.A.&quot;);&quot;NULL&quot;;IF(ISNUMBER(FIND(&quot; %&quot;; [$pays.D4])) ;SUBSTITUTE([$pays.D4];&quot; %&quot;;&quot;&quot;) ; SUBSTITUTE([$pays.D4];&quot;'&quot;;&quot; &quot;)))" office:value-type="string" office:string-value="1937734" calcext:value-type="string">
            <text:p>1937734</text:p>
          </table:table-cell>
          <table:table-cell table:formula="of:=IF(ISBLANK([$pays.E4])OR([$pays.E4]=&quot;N.A.&quot;);&quot;NULL&quot;;IF(ISNUMBER(FIND(&quot; %&quot;; [$pays.E4])) ;SUBSTITUTE([$pays.E4];&quot; %&quot;;&quot;&quot;) ; SUBSTITUTE([$pays.E4];&quot;'&quot;;&quot; &quot;)))" office:value-type="string" office:string-value="36" calcext:value-type="string">
            <text:p>36</text:p>
          </table:table-cell>
          <table:table-cell table:formula="of:=IF(ISBLANK([$pays.F4])OR([$pays.F4]=&quot;N.A.&quot;);&quot;NULL&quot;;IF(ISNUMBER(FIND(&quot; %&quot;; [$pays.F4])) ;SUBSTITUTE([$pays.F4];&quot; %&quot;;&quot;&quot;) ; SUBSTITUTE([$pays.F4];&quot;'&quot;;&quot; &quot;)))" office:value-type="string" office:string-value="9147420" calcext:value-type="string">
            <text:p>9147420</text:p>
          </table:table-cell>
          <table:table-cell table:formula="of:=IF(ISBLANK([$pays.G4])OR([$pays.G4]=&quot;N.A.&quot;);&quot;NULL&quot;;IF(ISNUMBER(FIND(&quot; %&quot;; [$pays.G4])) ;SUBSTITUTE([$pays.G4];&quot; %&quot;;&quot;&quot;) ; SUBSTITUTE([$pays.G4];&quot;'&quot;;&quot; &quot;)))" office:value-type="string" office:string-value="954806.0" calcext:value-type="string">
            <text:p>954806.0</text:p>
          </table:table-cell>
          <table:table-cell table:formula="of:=IF(ISBLANK([$pays.H4])OR([$pays.H4]=&quot;N.A.&quot;);&quot;NULL&quot;;IF(ISNUMBER(FIND(&quot; %&quot;; [$pays.H4])) ;SUBSTITUTE([$pays.H4];&quot; %&quot;;&quot;&quot;) ; SUBSTITUTE([$pays.H4];&quot;'&quot;;&quot; &quot;)))" office:value-type="string" office:string-value="1.8" calcext:value-type="string">
            <text:p>1.8</text:p>
          </table:table-cell>
          <table:table-cell table:formula="of:=IF(ISBLANK([$pays.I4])OR([$pays.I4]=&quot;N.A.&quot;);&quot;NULL&quot;;IF(ISNUMBER(FIND(&quot; %&quot;; [$pays.I4])) ;SUBSTITUTE([$pays.I4];&quot; %&quot;;&quot;&quot;) ; SUBSTITUTE([$pays.I4];&quot;'&quot;;&quot; &quot;)))" office:value-type="string" office:string-value="38" calcext:value-type="string">
            <text:p>38</text:p>
          </table:table-cell>
          <table:table-cell table:formula="of:=IF(ISBLANK([$pays.J4])OR([$pays.J4]=&quot;N.A.&quot;);&quot;NULL&quot;;IF(ISNUMBER(FIND(&quot; %&quot;; [$pays.J4])) ;SUBSTITUTE([$pays.J4];&quot; %&quot;;&quot;&quot;) ; SUBSTITUTE([$pays.J4];&quot;'&quot;;&quot; &quot;)))" office:value-type="string" office:string-value="83" calcext:value-type="string">
            <text:p>83</text:p>
          </table:table-cell>
          <table:table-cell table:formula="of:=IF(ISBLANK([$pays.K4])OR([$pays.K4]=&quot;N.A.&quot;);&quot;NULL&quot;;IF(ISNUMBER(FIND(&quot; %&quot;; [$pays.K4])) ;SUBSTITUTE([$pays.K4];&quot; %&quot;;&quot;&quot;) ; SUBSTITUTE([$pays.K4];&quot;'&quot;;&quot; &quot;)))" office:value-type="string" office:string-value="4.25" calcext:value-type="string">
            <text:p>4.25</text:p>
          </table:table-cell>
          <table:table-cell table:formula="of:=IF(ISBLANK([$pays.L4])OR([$pays.L4]=&quot;N.A.&quot;);&quot;NULL&quot;;IF(ISNUMBER(FIND(&quot; %&quot;; [$pays.L4])) ;SUBSTITUTE([$pays.L4];&quot; %&quot;;&quot;&quot;) ; SUBSTITUTE([$pays.L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])OR([$pays.A5]=&quot;N.A.&quot;);&quot;NULL&quot;;IF(ISNUMBER(FIND(&quot; %&quot;; [$pays.A5])) ;SUBSTITUTE([$pays.A5];&quot; %&quot;;&quot;&quot;) ; SUBSTITUTE([$pays.A5];&quot;'&quot;;&quot; &quot;)))" office:value-type="string" office:string-value="Indonesia" calcext:value-type="string">
            <text:p>Indonesia</text:p>
          </table:table-cell>
          <table:table-cell table:formula="of:=IF(ISBLANK([$pays.B5])OR([$pays.B5]=&quot;N.A.&quot;);&quot;NULL&quot;;IF(ISNUMBER(FIND(&quot; %&quot;; [$pays.B5])) ;SUBSTITUTE([$pays.B5];&quot; %&quot;;&quot;&quot;) ; SUBSTITUTE([$pays.B5];&quot;'&quot;;&quot; &quot;)))" office:value-type="string" office:string-value="272931713" calcext:value-type="string">
            <text:p>272931713</text:p>
          </table:table-cell>
          <table:table-cell table:formula="of:=IF(ISBLANK([$pays.C5])OR([$pays.C5]=&quot;N.A.&quot;);&quot;NULL&quot;;IF(ISNUMBER(FIND(&quot; %&quot;; [$pays.C5])) ;SUBSTITUTE([$pays.C5];&quot; %&quot;;&quot;&quot;) ; SUBSTITUTE([$pays.C5];&quot;'&quot;;&quot; &quot;)))" office:value-type="string" office:string-value="1.07" calcext:value-type="string">
            <text:p>1.07</text:p>
          </table:table-cell>
          <table:table-cell table:formula="of:=IF(ISBLANK([$pays.D5])OR([$pays.D5]=&quot;N.A.&quot;);&quot;NULL&quot;;IF(ISNUMBER(FIND(&quot; %&quot;; [$pays.D5])) ;SUBSTITUTE([$pays.D5];&quot; %&quot;;&quot;&quot;) ; SUBSTITUTE([$pays.D5];&quot;'&quot;;&quot; &quot;)))" office:value-type="string" office:string-value="2898047" calcext:value-type="string">
            <text:p>2898047</text:p>
          </table:table-cell>
          <table:table-cell table:formula="of:=IF(ISBLANK([$pays.E5])OR([$pays.E5]=&quot;N.A.&quot;);&quot;NULL&quot;;IF(ISNUMBER(FIND(&quot; %&quot;; [$pays.E5])) ;SUBSTITUTE([$pays.E5];&quot; %&quot;;&quot;&quot;) ; SUBSTITUTE([$pays.E5];&quot;'&quot;;&quot; &quot;)))" office:value-type="string" office:string-value="151" calcext:value-type="string">
            <text:p>151</text:p>
          </table:table-cell>
          <table:table-cell table:formula="of:=IF(ISBLANK([$pays.F5])OR([$pays.F5]=&quot;N.A.&quot;);&quot;NULL&quot;;IF(ISNUMBER(FIND(&quot; %&quot;; [$pays.F5])) ;SUBSTITUTE([$pays.F5];&quot; %&quot;;&quot;&quot;) ; SUBSTITUTE([$pays.F5];&quot;'&quot;;&quot; &quot;)))" office:value-type="string" office:string-value="1811570" calcext:value-type="string">
            <text:p>1811570</text:p>
          </table:table-cell>
          <table:table-cell table:formula="of:=IF(ISBLANK([$pays.G5])OR([$pays.G5]=&quot;N.A.&quot;);&quot;NULL&quot;;IF(ISNUMBER(FIND(&quot; %&quot;; [$pays.G5])) ;SUBSTITUTE([$pays.G5];&quot; %&quot;;&quot;&quot;) ; SUBSTITUTE([$pays.G5];&quot;'&quot;;&quot; &quot;)))" office:value-type="string" office:string-value="-98955.0" calcext:value-type="string">
            <text:p>-98955.0</text:p>
          </table:table-cell>
          <table:table-cell table:formula="of:=IF(ISBLANK([$pays.H5])OR([$pays.H5]=&quot;N.A.&quot;);&quot;NULL&quot;;IF(ISNUMBER(FIND(&quot; %&quot;; [$pays.H5])) ;SUBSTITUTE([$pays.H5];&quot; %&quot;;&quot;&quot;) ; SUBSTITUTE([$pays.H5];&quot;'&quot;;&quot; &quot;)))" office:value-type="string" office:string-value="2.3" calcext:value-type="string">
            <text:p>2.3</text:p>
          </table:table-cell>
          <table:table-cell table:formula="of:=IF(ISBLANK([$pays.I5])OR([$pays.I5]=&quot;N.A.&quot;);&quot;NULL&quot;;IF(ISNUMBER(FIND(&quot; %&quot;; [$pays.I5])) ;SUBSTITUTE([$pays.I5];&quot; %&quot;;&quot;&quot;) ; SUBSTITUTE([$pays.I5];&quot;'&quot;;&quot; &quot;)))" office:value-type="string" office:string-value="30" calcext:value-type="string">
            <text:p>30</text:p>
          </table:table-cell>
          <table:table-cell table:formula="of:=IF(ISBLANK([$pays.J5])OR([$pays.J5]=&quot;N.A.&quot;);&quot;NULL&quot;;IF(ISNUMBER(FIND(&quot; %&quot;; [$pays.J5])) ;SUBSTITUTE([$pays.J5];&quot; %&quot;;&quot;&quot;) ; SUBSTITUTE([$pays.J5];&quot;'&quot;;&quot; &quot;)))" office:value-type="string" office:string-value="56" calcext:value-type="string">
            <text:p>56</text:p>
          </table:table-cell>
          <table:table-cell table:formula="of:=IF(ISBLANK([$pays.K5])OR([$pays.K5]=&quot;N.A.&quot;);&quot;NULL&quot;;IF(ISNUMBER(FIND(&quot; %&quot;; [$pays.K5])) ;SUBSTITUTE([$pays.K5];&quot; %&quot;;&quot;&quot;) ; SUBSTITUTE([$pays.K5];&quot;'&quot;;&quot; &quot;)))" office:value-type="string" office:string-value="3.51" calcext:value-type="string">
            <text:p>3.51</text:p>
          </table:table-cell>
          <table:table-cell table:formula="of:=IF(ISBLANK([$pays.L5])OR([$pays.L5]=&quot;N.A.&quot;);&quot;NULL&quot;;IF(ISNUMBER(FIND(&quot; %&quot;; [$pays.L5])) ;SUBSTITUTE([$pays.L5];&quot; %&quot;;&quot;&quot;) ; SUBSTITUTE([$pays.L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])OR([$pays.A6]=&quot;N.A.&quot;);&quot;NULL&quot;;IF(ISNUMBER(FIND(&quot; %&quot;; [$pays.A6])) ;SUBSTITUTE([$pays.A6];&quot; %&quot;;&quot;&quot;) ; SUBSTITUTE([$pays.A6];&quot;'&quot;;&quot; &quot;)))" office:value-type="string" office:string-value="Pakistan" calcext:value-type="string">
            <text:p>Pakistan</text:p>
          </table:table-cell>
          <table:table-cell table:formula="of:=IF(ISBLANK([$pays.B6])OR([$pays.B6]=&quot;N.A.&quot;);&quot;NULL&quot;;IF(ISNUMBER(FIND(&quot; %&quot;; [$pays.B6])) ;SUBSTITUTE([$pays.B6];&quot; %&quot;;&quot;&quot;) ; SUBSTITUTE([$pays.B6];&quot;'&quot;;&quot; &quot;)))" office:value-type="string" office:string-value="219992900" calcext:value-type="string">
            <text:p>219992900</text:p>
          </table:table-cell>
          <table:table-cell table:formula="of:=IF(ISBLANK([$pays.C6])OR([$pays.C6]=&quot;N.A.&quot;);&quot;NULL&quot;;IF(ISNUMBER(FIND(&quot; %&quot;; [$pays.C6])) ;SUBSTITUTE([$pays.C6];&quot; %&quot;;&quot;&quot;) ; SUBSTITUTE([$pays.C6];&quot;'&quot;;&quot; &quot;)))" office:value-type="string" office:string-value="2.00" calcext:value-type="string">
            <text:p>2.00</text:p>
          </table:table-cell>
          <table:table-cell table:formula="of:=IF(ISBLANK([$pays.D6])OR([$pays.D6]=&quot;N.A.&quot;);&quot;NULL&quot;;IF(ISNUMBER(FIND(&quot; %&quot;; [$pays.D6])) ;SUBSTITUTE([$pays.D6];&quot; %&quot;;&quot;&quot;) ; SUBSTITUTE([$pays.D6];&quot;'&quot;;&quot; &quot;)))" office:value-type="string" office:string-value="4327022" calcext:value-type="string">
            <text:p>4327022</text:p>
          </table:table-cell>
          <table:table-cell table:formula="of:=IF(ISBLANK([$pays.E6])OR([$pays.E6]=&quot;N.A.&quot;);&quot;NULL&quot;;IF(ISNUMBER(FIND(&quot; %&quot;; [$pays.E6])) ;SUBSTITUTE([$pays.E6];&quot; %&quot;;&quot;&quot;) ; SUBSTITUTE([$pays.E6];&quot;'&quot;;&quot; &quot;)))" office:value-type="string" office:string-value="287" calcext:value-type="string">
            <text:p>287</text:p>
          </table:table-cell>
          <table:table-cell table:formula="of:=IF(ISBLANK([$pays.F6])OR([$pays.F6]=&quot;N.A.&quot;);&quot;NULL&quot;;IF(ISNUMBER(FIND(&quot; %&quot;; [$pays.F6])) ;SUBSTITUTE([$pays.F6];&quot; %&quot;;&quot;&quot;) ; SUBSTITUTE([$pays.F6];&quot;'&quot;;&quot; &quot;)))" office:value-type="string" office:string-value="770880" calcext:value-type="string">
            <text:p>770880</text:p>
          </table:table-cell>
          <table:table-cell table:formula="of:=IF(ISBLANK([$pays.G6])OR([$pays.G6]=&quot;N.A.&quot;);&quot;NULL&quot;;IF(ISNUMBER(FIND(&quot; %&quot;; [$pays.G6])) ;SUBSTITUTE([$pays.G6];&quot; %&quot;;&quot;&quot;) ; SUBSTITUTE([$pays.G6];&quot;'&quot;;&quot; &quot;)))" office:value-type="string" office:string-value="-233379.0" calcext:value-type="string">
            <text:p>-233379.0</text:p>
          </table:table-cell>
          <table:table-cell table:formula="of:=IF(ISBLANK([$pays.H6])OR([$pays.H6]=&quot;N.A.&quot;);&quot;NULL&quot;;IF(ISNUMBER(FIND(&quot; %&quot;; [$pays.H6])) ;SUBSTITUTE([$pays.H6];&quot; %&quot;;&quot;&quot;) ; SUBSTITUTE([$pays.H6];&quot;'&quot;;&quot; &quot;)))" office:value-type="string" office:string-value="3.6" calcext:value-type="string">
            <text:p>3.6</text:p>
          </table:table-cell>
          <table:table-cell table:formula="of:=IF(ISBLANK([$pays.I6])OR([$pays.I6]=&quot;N.A.&quot;);&quot;NULL&quot;;IF(ISNUMBER(FIND(&quot; %&quot;; [$pays.I6])) ;SUBSTITUTE([$pays.I6];&quot; %&quot;;&quot;&quot;) ; SUBSTITUTE([$pays.I6];&quot;'&quot;;&quot; &quot;)))" office:value-type="string" office:string-value="23" calcext:value-type="string">
            <text:p>23</text:p>
          </table:table-cell>
          <table:table-cell table:formula="of:=IF(ISBLANK([$pays.J6])OR([$pays.J6]=&quot;N.A.&quot;);&quot;NULL&quot;;IF(ISNUMBER(FIND(&quot; %&quot;; [$pays.J6])) ;SUBSTITUTE([$pays.J6];&quot; %&quot;;&quot;&quot;) ; SUBSTITUTE([$pays.J6];&quot;'&quot;;&quot; &quot;)))" office:value-type="string" office:string-value="35" calcext:value-type="string">
            <text:p>35</text:p>
          </table:table-cell>
          <table:table-cell table:formula="of:=IF(ISBLANK([$pays.K6])OR([$pays.K6]=&quot;N.A.&quot;);&quot;NULL&quot;;IF(ISNUMBER(FIND(&quot; %&quot;; [$pays.K6])) ;SUBSTITUTE([$pays.K6];&quot; %&quot;;&quot;&quot;) ; SUBSTITUTE([$pays.K6];&quot;'&quot;;&quot; &quot;)))" office:value-type="string" office:string-value="2.83" calcext:value-type="string">
            <text:p>2.83</text:p>
          </table:table-cell>
          <table:table-cell table:formula="of:=IF(ISBLANK([$pays.L6])OR([$pays.L6]=&quot;N.A.&quot;);&quot;NULL&quot;;IF(ISNUMBER(FIND(&quot; %&quot;; [$pays.L6])) ;SUBSTITUTE([$pays.L6];&quot; %&quot;;&quot;&quot;) ; SUBSTITUTE([$pays.L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])OR([$pays.A7]=&quot;N.A.&quot;);&quot;NULL&quot;;IF(ISNUMBER(FIND(&quot; %&quot;; [$pays.A7])) ;SUBSTITUTE([$pays.A7];&quot; %&quot;;&quot;&quot;) ; SUBSTITUTE([$pays.A7];&quot;'&quot;;&quot; &quot;)))" office:value-type="string" office:string-value="Brazil" calcext:value-type="string">
            <text:p>Brazil</text:p>
          </table:table-cell>
          <table:table-cell table:formula="of:=IF(ISBLANK([$pays.B7])OR([$pays.B7]=&quot;N.A.&quot;);&quot;NULL&quot;;IF(ISNUMBER(FIND(&quot; %&quot;; [$pays.B7])) ;SUBSTITUTE([$pays.B7];&quot; %&quot;;&quot;&quot;) ; SUBSTITUTE([$pays.B7];&quot;'&quot;;&quot; &quot;)))" office:value-type="string" office:string-value="212253150" calcext:value-type="string">
            <text:p>212253150</text:p>
          </table:table-cell>
          <table:table-cell table:formula="of:=IF(ISBLANK([$pays.C7])OR([$pays.C7]=&quot;N.A.&quot;);&quot;NULL&quot;;IF(ISNUMBER(FIND(&quot; %&quot;; [$pays.C7])) ;SUBSTITUTE([$pays.C7];&quot; %&quot;;&quot;&quot;) ; SUBSTITUTE([$pays.C7];&quot;'&quot;;&quot; &quot;)))" office:value-type="string" office:string-value="0.72" calcext:value-type="string">
            <text:p>0.72</text:p>
          </table:table-cell>
          <table:table-cell table:formula="of:=IF(ISBLANK([$pays.D7])OR([$pays.D7]=&quot;N.A.&quot;);&quot;NULL&quot;;IF(ISNUMBER(FIND(&quot; %&quot;; [$pays.D7])) ;SUBSTITUTE([$pays.D7];&quot; %&quot;;&quot;&quot;) ; SUBSTITUTE([$pays.D7];&quot;'&quot;;&quot; &quot;)))" office:value-type="string" office:string-value="1509890" calcext:value-type="string">
            <text:p>1509890</text:p>
          </table:table-cell>
          <table:table-cell table:formula="of:=IF(ISBLANK([$pays.E7])OR([$pays.E7]=&quot;N.A.&quot;);&quot;NULL&quot;;IF(ISNUMBER(FIND(&quot; %&quot;; [$pays.E7])) ;SUBSTITUTE([$pays.E7];&quot; %&quot;;&quot;&quot;) ; SUBSTITUTE([$pays.E7];&quot;'&quot;;&quot; &quot;)))" office:value-type="string" office:string-value="25" calcext:value-type="string">
            <text:p>25</text:p>
          </table:table-cell>
          <table:table-cell table:formula="of:=IF(ISBLANK([$pays.F7])OR([$pays.F7]=&quot;N.A.&quot;);&quot;NULL&quot;;IF(ISNUMBER(FIND(&quot; %&quot;; [$pays.F7])) ;SUBSTITUTE([$pays.F7];&quot; %&quot;;&quot;&quot;) ; SUBSTITUTE([$pays.F7];&quot;'&quot;;&quot; &quot;)))" office:value-type="string" office:string-value="8358140" calcext:value-type="string">
            <text:p>8358140</text:p>
          </table:table-cell>
          <table:table-cell table:formula="of:=IF(ISBLANK([$pays.G7])OR([$pays.G7]=&quot;N.A.&quot;);&quot;NULL&quot;;IF(ISNUMBER(FIND(&quot; %&quot;; [$pays.G7])) ;SUBSTITUTE([$pays.G7];&quot; %&quot;;&quot;&quot;) ; SUBSTITUTE([$pays.G7];&quot;'&quot;;&quot; &quot;)))" office:value-type="string" office:string-value="21200.0" calcext:value-type="string">
            <text:p>21200.0</text:p>
          </table:table-cell>
          <table:table-cell table:formula="of:=IF(ISBLANK([$pays.H7])OR([$pays.H7]=&quot;N.A.&quot;);&quot;NULL&quot;;IF(ISNUMBER(FIND(&quot; %&quot;; [$pays.H7])) ;SUBSTITUTE([$pays.H7];&quot; %&quot;;&quot;&quot;) ; SUBSTITUTE([$pays.H7];&quot;'&quot;;&quot; &quot;)))" office:value-type="string" office:string-value="1.7" calcext:value-type="string">
            <text:p>1.7</text:p>
          </table:table-cell>
          <table:table-cell table:formula="of:=IF(ISBLANK([$pays.I7])OR([$pays.I7]=&quot;N.A.&quot;);&quot;NULL&quot;;IF(ISNUMBER(FIND(&quot; %&quot;; [$pays.I7])) ;SUBSTITUTE([$pays.I7];&quot; %&quot;;&quot;&quot;) ; SUBSTITUTE([$pays.I7];&quot;'&quot;;&quot; &quot;)))" office:value-type="string" office:string-value="33" calcext:value-type="string">
            <text:p>33</text:p>
          </table:table-cell>
          <table:table-cell table:formula="of:=IF(ISBLANK([$pays.J7])OR([$pays.J7]=&quot;N.A.&quot;);&quot;NULL&quot;;IF(ISNUMBER(FIND(&quot; %&quot;; [$pays.J7])) ;SUBSTITUTE([$pays.J7];&quot; %&quot;;&quot;&quot;) ; SUBSTITUTE([$pays.J7];&quot;'&quot;;&quot; &quot;)))" office:value-type="string" office:string-value="88" calcext:value-type="string">
            <text:p>88</text:p>
          </table:table-cell>
          <table:table-cell table:formula="of:=IF(ISBLANK([$pays.K7])OR([$pays.K7]=&quot;N.A.&quot;);&quot;NULL&quot;;IF(ISNUMBER(FIND(&quot; %&quot;; [$pays.K7])) ;SUBSTITUTE([$pays.K7];&quot; %&quot;;&quot;&quot;) ; SUBSTITUTE([$pays.K7];&quot;'&quot;;&quot; &quot;)))" office:value-type="string" office:string-value="2.73" calcext:value-type="string">
            <text:p>2.73</text:p>
          </table:table-cell>
          <table:table-cell table:formula="of:=IF(ISBLANK([$pays.L7])OR([$pays.L7]=&quot;N.A.&quot;);&quot;NULL&quot;;IF(ISNUMBER(FIND(&quot; %&quot;; [$pays.L7])) ;SUBSTITUTE([$pays.L7];&quot; %&quot;;&quot;&quot;) ; SUBSTITUTE([$pays.L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])OR([$pays.A8]=&quot;N.A.&quot;);&quot;NULL&quot;;IF(ISNUMBER(FIND(&quot; %&quot;; [$pays.A8])) ;SUBSTITUTE([$pays.A8];&quot; %&quot;;&quot;&quot;) ; SUBSTITUTE([$pays.A8];&quot;'&quot;;&quot; &quot;)))" office:value-type="string" office:string-value="Nigeria" calcext:value-type="string">
            <text:p>Nigeria</text:p>
          </table:table-cell>
          <table:table-cell table:formula="of:=IF(ISBLANK([$pays.B8])OR([$pays.B8]=&quot;N.A.&quot;);&quot;NULL&quot;;IF(ISNUMBER(FIND(&quot; %&quot;; [$pays.B8])) ;SUBSTITUTE([$pays.B8];&quot; %&quot;;&quot;&quot;) ; SUBSTITUTE([$pays.B8];&quot;'&quot;;&quot; &quot;)))" office:value-type="string" office:string-value="205052107" calcext:value-type="string">
            <text:p>205052107</text:p>
          </table:table-cell>
          <table:table-cell table:formula="of:=IF(ISBLANK([$pays.C8])OR([$pays.C8]=&quot;N.A.&quot;);&quot;NULL&quot;;IF(ISNUMBER(FIND(&quot; %&quot;; [$pays.C8])) ;SUBSTITUTE([$pays.C8];&quot; %&quot;;&quot;&quot;) ; SUBSTITUTE([$pays.C8];&quot;'&quot;;&quot; &quot;)))" office:value-type="string" office:string-value="2.58" calcext:value-type="string">
            <text:p>2.58</text:p>
          </table:table-cell>
          <table:table-cell table:formula="of:=IF(ISBLANK([$pays.D8])OR([$pays.D8]=&quot;N.A.&quot;);&quot;NULL&quot;;IF(ISNUMBER(FIND(&quot; %&quot;; [$pays.D8])) ;SUBSTITUTE([$pays.D8];&quot; %&quot;;&quot;&quot;) ; SUBSTITUTE([$pays.D8];&quot;'&quot;;&quot; &quot;)))" office:value-type="string" office:string-value="5175990" calcext:value-type="string">
            <text:p>5175990</text:p>
          </table:table-cell>
          <table:table-cell table:formula="of:=IF(ISBLANK([$pays.E8])OR([$pays.E8]=&quot;N.A.&quot;);&quot;NULL&quot;;IF(ISNUMBER(FIND(&quot; %&quot;; [$pays.E8])) ;SUBSTITUTE([$pays.E8];&quot; %&quot;;&quot;&quot;) ; SUBSTITUTE([$pays.E8];&quot;'&quot;;&quot; &quot;)))" office:value-type="string" office:string-value="226" calcext:value-type="string">
            <text:p>226</text:p>
          </table:table-cell>
          <table:table-cell table:formula="of:=IF(ISBLANK([$pays.F8])OR([$pays.F8]=&quot;N.A.&quot;);&quot;NULL&quot;;IF(ISNUMBER(FIND(&quot; %&quot;; [$pays.F8])) ;SUBSTITUTE([$pays.F8];&quot; %&quot;;&quot;&quot;) ; SUBSTITUTE([$pays.F8];&quot;'&quot;;&quot; &quot;)))" office:value-type="string" office:string-value="910770" calcext:value-type="string">
            <text:p>910770</text:p>
          </table:table-cell>
          <table:table-cell table:formula="of:=IF(ISBLANK([$pays.G8])OR([$pays.G8]=&quot;N.A.&quot;);&quot;NULL&quot;;IF(ISNUMBER(FIND(&quot; %&quot;; [$pays.G8])) ;SUBSTITUTE([$pays.G8];&quot; %&quot;;&quot;&quot;) ; SUBSTITUTE([$pays.G8];&quot;'&quot;;&quot; &quot;)))" office:value-type="string" office:string-value="-60000.0" calcext:value-type="string">
            <text:p>-60000.0</text:p>
          </table:table-cell>
          <table:table-cell table:formula="of:=IF(ISBLANK([$pays.H8])OR([$pays.H8]=&quot;N.A.&quot;);&quot;NULL&quot;;IF(ISNUMBER(FIND(&quot; %&quot;; [$pays.H8])) ;SUBSTITUTE([$pays.H8];&quot; %&quot;;&quot;&quot;) ; SUBSTITUTE([$pays.H8];&quot;'&quot;;&quot; &quot;)))" office:value-type="string" office:string-value="5.4" calcext:value-type="string">
            <text:p>5.4</text:p>
          </table:table-cell>
          <table:table-cell table:formula="of:=IF(ISBLANK([$pays.I8])OR([$pays.I8]=&quot;N.A.&quot;);&quot;NULL&quot;;IF(ISNUMBER(FIND(&quot; %&quot;; [$pays.I8])) ;SUBSTITUTE([$pays.I8];&quot; %&quot;;&quot;&quot;) ; SUBSTITUTE([$pays.I8];&quot;'&quot;;&quot; &quot;)))" office:value-type="string" office:string-value="18" calcext:value-type="string">
            <text:p>18</text:p>
          </table:table-cell>
          <table:table-cell table:formula="of:=IF(ISBLANK([$pays.J8])OR([$pays.J8]=&quot;N.A.&quot;);&quot;NULL&quot;;IF(ISNUMBER(FIND(&quot; %&quot;; [$pays.J8])) ;SUBSTITUTE([$pays.J8];&quot; %&quot;;&quot;&quot;) ; SUBSTITUTE([$pays.J8];&quot;'&quot;;&quot; &quot;)))" office:value-type="string" office:string-value="52" calcext:value-type="string">
            <text:p>52</text:p>
          </table:table-cell>
          <table:table-cell table:formula="of:=IF(ISBLANK([$pays.K8])OR([$pays.K8]=&quot;N.A.&quot;);&quot;NULL&quot;;IF(ISNUMBER(FIND(&quot; %&quot;; [$pays.K8])) ;SUBSTITUTE([$pays.K8];&quot; %&quot;;&quot;&quot;) ; SUBSTITUTE([$pays.K8];&quot;'&quot;;&quot; &quot;)))" office:value-type="string" office:string-value="2.64" calcext:value-type="string">
            <text:p>2.64</text:p>
          </table:table-cell>
          <table:table-cell table:formula="of:=IF(ISBLANK([$pays.L8])OR([$pays.L8]=&quot;N.A.&quot;);&quot;NULL&quot;;IF(ISNUMBER(FIND(&quot; %&quot;; [$pays.L8])) ;SUBSTITUTE([$pays.L8];&quot; %&quot;;&quot;&quot;) ; SUBSTITUTE([$pays.L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])OR([$pays.A9]=&quot;N.A.&quot;);&quot;NULL&quot;;IF(ISNUMBER(FIND(&quot; %&quot;; [$pays.A9])) ;SUBSTITUTE([$pays.A9];&quot; %&quot;;&quot;&quot;) ; SUBSTITUTE([$pays.A9];&quot;'&quot;;&quot; &quot;)))" office:value-type="string" office:string-value="Bangladesh" calcext:value-type="string">
            <text:p>Bangladesh</text:p>
          </table:table-cell>
          <table:table-cell table:formula="of:=IF(ISBLANK([$pays.B9])OR([$pays.B9]=&quot;N.A.&quot;);&quot;NULL&quot;;IF(ISNUMBER(FIND(&quot; %&quot;; [$pays.B9])) ;SUBSTITUTE([$pays.B9];&quot; %&quot;;&quot;&quot;) ; SUBSTITUTE([$pays.B9];&quot;'&quot;;&quot; &quot;)))" office:value-type="string" office:string-value="164354176" calcext:value-type="string">
            <text:p>164354176</text:p>
          </table:table-cell>
          <table:table-cell table:formula="of:=IF(ISBLANK([$pays.C9])OR([$pays.C9]=&quot;N.A.&quot;);&quot;NULL&quot;;IF(ISNUMBER(FIND(&quot; %&quot;; [$pays.C9])) ;SUBSTITUTE([$pays.C9];&quot; %&quot;;&quot;&quot;) ; SUBSTITUTE([$pays.C9];&quot;'&quot;;&quot; &quot;)))" office:value-type="string" office:string-value="1.01" calcext:value-type="string">
            <text:p>1.01</text:p>
          </table:table-cell>
          <table:table-cell table:formula="of:=IF(ISBLANK([$pays.D9])OR([$pays.D9]=&quot;N.A.&quot;);&quot;NULL&quot;;IF(ISNUMBER(FIND(&quot; %&quot;; [$pays.D9])) ;SUBSTITUTE([$pays.D9];&quot; %&quot;;&quot;&quot;) ; SUBSTITUTE([$pays.D9];&quot;'&quot;;&quot; &quot;)))" office:value-type="string" office:string-value="1643222" calcext:value-type="string">
            <text:p>1643222</text:p>
          </table:table-cell>
          <table:table-cell table:formula="of:=IF(ISBLANK([$pays.E9])OR([$pays.E9]=&quot;N.A.&quot;);&quot;NULL&quot;;IF(ISNUMBER(FIND(&quot; %&quot;; [$pays.E9])) ;SUBSTITUTE([$pays.E9];&quot; %&quot;;&quot;&quot;) ; SUBSTITUTE([$pays.E9];&quot;'&quot;;&quot; &quot;)))" office:value-type="string" office:string-value="1265" calcext:value-type="string">
            <text:p>1265</text:p>
          </table:table-cell>
          <table:table-cell table:formula="of:=IF(ISBLANK([$pays.F9])OR([$pays.F9]=&quot;N.A.&quot;);&quot;NULL&quot;;IF(ISNUMBER(FIND(&quot; %&quot;; [$pays.F9])) ;SUBSTITUTE([$pays.F9];&quot; %&quot;;&quot;&quot;) ; SUBSTITUTE([$pays.F9];&quot;'&quot;;&quot; &quot;)))" office:value-type="string" office:string-value="130170" calcext:value-type="string">
            <text:p>130170</text:p>
          </table:table-cell>
          <table:table-cell table:formula="of:=IF(ISBLANK([$pays.G9])OR([$pays.G9]=&quot;N.A.&quot;);&quot;NULL&quot;;IF(ISNUMBER(FIND(&quot; %&quot;; [$pays.G9])) ;SUBSTITUTE([$pays.G9];&quot; %&quot;;&quot;&quot;) ; SUBSTITUTE([$pays.G9];&quot;'&quot;;&quot; &quot;)))" office:value-type="string" office:string-value="-369501.0" calcext:value-type="string">
            <text:p>-369501.0</text:p>
          </table:table-cell>
          <table:table-cell table:formula="of:=IF(ISBLANK([$pays.H9])OR([$pays.H9]=&quot;N.A.&quot;);&quot;NULL&quot;;IF(ISNUMBER(FIND(&quot; %&quot;; [$pays.H9])) ;SUBSTITUTE([$pays.H9];&quot; %&quot;;&quot;&quot;) ; SUBSTITUTE([$pays.H9];&quot;'&quot;;&quot; &quot;)))" office:value-type="string" office:string-value="2.1" calcext:value-type="string">
            <text:p>2.1</text:p>
          </table:table-cell>
          <table:table-cell table:formula="of:=IF(ISBLANK([$pays.I9])OR([$pays.I9]=&quot;N.A.&quot;);&quot;NULL&quot;;IF(ISNUMBER(FIND(&quot; %&quot;; [$pays.I9])) ;SUBSTITUTE([$pays.I9];&quot; %&quot;;&quot;&quot;) ; SUBSTITUTE([$pays.I9];&quot;'&quot;;&quot; &quot;)))" office:value-type="string" office:string-value="28" calcext:value-type="string">
            <text:p>28</text:p>
          </table:table-cell>
          <table:table-cell table:formula="of:=IF(ISBLANK([$pays.J9])OR([$pays.J9]=&quot;N.A.&quot;);&quot;NULL&quot;;IF(ISNUMBER(FIND(&quot; %&quot;; [$pays.J9])) ;SUBSTITUTE([$pays.J9];&quot; %&quot;;&quot;&quot;) ; SUBSTITUTE([$pays.J9];&quot;'&quot;;&quot; &quot;)))" office:value-type="string" office:string-value="39" calcext:value-type="string">
            <text:p>39</text:p>
          </table:table-cell>
          <table:table-cell table:formula="of:=IF(ISBLANK([$pays.K9])OR([$pays.K9]=&quot;N.A.&quot;);&quot;NULL&quot;;IF(ISNUMBER(FIND(&quot; %&quot;; [$pays.K9])) ;SUBSTITUTE([$pays.K9];&quot; %&quot;;&quot;&quot;) ; SUBSTITUTE([$pays.K9];&quot;'&quot;;&quot; &quot;)))" office:value-type="string" office:string-value="2.11" calcext:value-type="string">
            <text:p>2.11</text:p>
          </table:table-cell>
          <table:table-cell table:formula="of:=IF(ISBLANK([$pays.L9])OR([$pays.L9]=&quot;N.A.&quot;);&quot;NULL&quot;;IF(ISNUMBER(FIND(&quot; %&quot;; [$pays.L9])) ;SUBSTITUTE([$pays.L9];&quot; %&quot;;&quot;&quot;) ; SUBSTITUTE([$pays.L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])OR([$pays.A10]=&quot;N.A.&quot;);&quot;NULL&quot;;IF(ISNUMBER(FIND(&quot; %&quot;; [$pays.A10])) ;SUBSTITUTE([$pays.A10];&quot; %&quot;;&quot;&quot;) ; SUBSTITUTE([$pays.A10];&quot;'&quot;;&quot; &quot;)))" office:value-type="string" office:string-value="Russia" calcext:value-type="string">
            <text:p>Russia</text:p>
          </table:table-cell>
          <table:table-cell table:formula="of:=IF(ISBLANK([$pays.B10])OR([$pays.B10]=&quot;N.A.&quot;);&quot;NULL&quot;;IF(ISNUMBER(FIND(&quot; %&quot;; [$pays.B10])) ;SUBSTITUTE([$pays.B10];&quot; %&quot;;&quot;&quot;) ; SUBSTITUTE([$pays.B10];&quot;'&quot;;&quot; &quot;)))" office:value-type="string" office:string-value="145922010" calcext:value-type="string">
            <text:p>145922010</text:p>
          </table:table-cell>
          <table:table-cell table:formula="of:=IF(ISBLANK([$pays.C10])OR([$pays.C10]=&quot;N.A.&quot;);&quot;NULL&quot;;IF(ISNUMBER(FIND(&quot; %&quot;; [$pays.C10])) ;SUBSTITUTE([$pays.C10];&quot; %&quot;;&quot;&quot;) ; SUBSTITUTE([$pays.C10];&quot;'&quot;;&quot; &quot;)))" office:value-type="string" office:string-value="0.04" calcext:value-type="string">
            <text:p>0.04</text:p>
          </table:table-cell>
          <table:table-cell table:formula="of:=IF(ISBLANK([$pays.D10])OR([$pays.D10]=&quot;N.A.&quot;);&quot;NULL&quot;;IF(ISNUMBER(FIND(&quot; %&quot;; [$pays.D10])) ;SUBSTITUTE([$pays.D10];&quot; %&quot;;&quot;&quot;) ; SUBSTITUTE([$pays.D10];&quot;'&quot;;&quot; &quot;)))" office:value-type="string" office:string-value="62206" calcext:value-type="string">
            <text:p>62206</text:p>
          </table:table-cell>
          <table:table-cell table:formula="of:=IF(ISBLANK([$pays.E10])OR([$pays.E10]=&quot;N.A.&quot;);&quot;NULL&quot;;IF(ISNUMBER(FIND(&quot; %&quot;; [$pays.E10])) ;SUBSTITUTE([$pays.E10];&quot; %&quot;;&quot;&quot;) ; SUBSTITUTE([$pays.E10];&quot;'&quot;;&quot; &quot;)))" office:value-type="string" office:string-value="9" calcext:value-type="string">
            <text:p>9</text:p>
          </table:table-cell>
          <table:table-cell table:formula="of:=IF(ISBLANK([$pays.F10])OR([$pays.F10]=&quot;N.A.&quot;);&quot;NULL&quot;;IF(ISNUMBER(FIND(&quot; %&quot;; [$pays.F10])) ;SUBSTITUTE([$pays.F10];&quot; %&quot;;&quot;&quot;) ; SUBSTITUTE([$pays.F10];&quot;'&quot;;&quot; &quot;)))" office:value-type="string" office:string-value="16376870" calcext:value-type="string">
            <text:p>16376870</text:p>
          </table:table-cell>
          <table:table-cell table:formula="of:=IF(ISBLANK([$pays.G10])OR([$pays.G10]=&quot;N.A.&quot;);&quot;NULL&quot;;IF(ISNUMBER(FIND(&quot; %&quot;; [$pays.G10])) ;SUBSTITUTE([$pays.G10];&quot; %&quot;;&quot;&quot;) ; SUBSTITUTE([$pays.G10];&quot;'&quot;;&quot; &quot;)))" office:value-type="string" office:string-value="182456.0" calcext:value-type="string">
            <text:p>182456.0</text:p>
          </table:table-cell>
          <table:table-cell table:formula="of:=IF(ISBLANK([$pays.H10])OR([$pays.H10]=&quot;N.A.&quot;);&quot;NULL&quot;;IF(ISNUMBER(FIND(&quot; %&quot;; [$pays.H10])) ;SUBSTITUTE([$pays.H10];&quot; %&quot;;&quot;&quot;) ; SUBSTITUTE([$pays.H10];&quot;'&quot;;&quot; &quot;)))" office:value-type="string" office:string-value="1.8" calcext:value-type="string">
            <text:p>1.8</text:p>
          </table:table-cell>
          <table:table-cell table:formula="of:=IF(ISBLANK([$pays.I10])OR([$pays.I10]=&quot;N.A.&quot;);&quot;NULL&quot;;IF(ISNUMBER(FIND(&quot; %&quot;; [$pays.I10])) ;SUBSTITUTE([$pays.I10];&quot; %&quot;;&quot;&quot;) ; SUBSTITUTE([$pays.I10];&quot;'&quot;;&quot; &quot;)))" office:value-type="string" office:string-value="40" calcext:value-type="string">
            <text:p>40</text:p>
          </table:table-cell>
          <table:table-cell table:formula="of:=IF(ISBLANK([$pays.J10])OR([$pays.J10]=&quot;N.A.&quot;);&quot;NULL&quot;;IF(ISNUMBER(FIND(&quot; %&quot;; [$pays.J10])) ;SUBSTITUTE([$pays.J10];&quot; %&quot;;&quot;&quot;) ; SUBSTITUTE([$pays.J10];&quot;'&quot;;&quot; &quot;)))" office:value-type="string" office:string-value="74" calcext:value-type="string">
            <text:p>74</text:p>
          </table:table-cell>
          <table:table-cell table:formula="of:=IF(ISBLANK([$pays.K10])OR([$pays.K10]=&quot;N.A.&quot;);&quot;NULL&quot;;IF(ISNUMBER(FIND(&quot; %&quot;; [$pays.K10])) ;SUBSTITUTE([$pays.K10];&quot; %&quot;;&quot;&quot;) ; SUBSTITUTE([$pays.K10];&quot;'&quot;;&quot; &quot;)))" office:value-type="string" office:string-value="1.87" calcext:value-type="string">
            <text:p>1.87</text:p>
          </table:table-cell>
          <table:table-cell table:formula="of:=IF(ISBLANK([$pays.L10])OR([$pays.L10]=&quot;N.A.&quot;);&quot;NULL&quot;;IF(ISNUMBER(FIND(&quot; %&quot;; [$pays.L10])) ;SUBSTITUTE([$pays.L10];&quot; %&quot;;&quot;&quot;) ; SUBSTITUTE([$pays.L1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])OR([$pays.A11]=&quot;N.A.&quot;);&quot;NULL&quot;;IF(ISNUMBER(FIND(&quot; %&quot;; [$pays.A11])) ;SUBSTITUTE([$pays.A11];&quot; %&quot;;&quot;&quot;) ; SUBSTITUTE([$pays.A11];&quot;'&quot;;&quot; &quot;)))" office:value-type="string" office:string-value="Mexico" calcext:value-type="string">
            <text:p>Mexico</text:p>
          </table:table-cell>
          <table:table-cell table:formula="of:=IF(ISBLANK([$pays.B11])OR([$pays.B11]=&quot;N.A.&quot;);&quot;NULL&quot;;IF(ISNUMBER(FIND(&quot; %&quot;; [$pays.B11])) ;SUBSTITUTE([$pays.B11];&quot; %&quot;;&quot;&quot;) ; SUBSTITUTE([$pays.B11];&quot;'&quot;;&quot; &quot;)))" office:value-type="string" office:string-value="128655589" calcext:value-type="string">
            <text:p>128655589</text:p>
          </table:table-cell>
          <table:table-cell table:formula="of:=IF(ISBLANK([$pays.C11])OR([$pays.C11]=&quot;N.A.&quot;);&quot;NULL&quot;;IF(ISNUMBER(FIND(&quot; %&quot;; [$pays.C11])) ;SUBSTITUTE([$pays.C11];&quot; %&quot;;&quot;&quot;) ; SUBSTITUTE([$pays.C11];&quot;'&quot;;&quot; &quot;)))" office:value-type="string" office:string-value="1.06" calcext:value-type="string">
            <text:p>1.06</text:p>
          </table:table-cell>
          <table:table-cell table:formula="of:=IF(ISBLANK([$pays.D11])OR([$pays.D11]=&quot;N.A.&quot;);&quot;NULL&quot;;IF(ISNUMBER(FIND(&quot; %&quot;; [$pays.D11])) ;SUBSTITUTE([$pays.D11];&quot; %&quot;;&quot;&quot;) ; SUBSTITUTE([$pays.D11];&quot;'&quot;;&quot; &quot;)))" office:value-type="string" office:string-value="1357224" calcext:value-type="string">
            <text:p>1357224</text:p>
          </table:table-cell>
          <table:table-cell table:formula="of:=IF(ISBLANK([$pays.E11])OR([$pays.E11]=&quot;N.A.&quot;);&quot;NULL&quot;;IF(ISNUMBER(FIND(&quot; %&quot;; [$pays.E11])) ;SUBSTITUTE([$pays.E11];&quot; %&quot;;&quot;&quot;) ; SUBSTITUTE([$pays.E11];&quot;'&quot;;&quot; &quot;)))" office:value-type="string" office:string-value="66" calcext:value-type="string">
            <text:p>66</text:p>
          </table:table-cell>
          <table:table-cell table:formula="of:=IF(ISBLANK([$pays.F11])OR([$pays.F11]=&quot;N.A.&quot;);&quot;NULL&quot;;IF(ISNUMBER(FIND(&quot; %&quot;; [$pays.F11])) ;SUBSTITUTE([$pays.F11];&quot; %&quot;;&quot;&quot;) ; SUBSTITUTE([$pays.F11];&quot;'&quot;;&quot; &quot;)))" office:value-type="string" office:string-value="1943950" calcext:value-type="string">
            <text:p>1943950</text:p>
          </table:table-cell>
          <table:table-cell table:formula="of:=IF(ISBLANK([$pays.G11])OR([$pays.G11]=&quot;N.A.&quot;);&quot;NULL&quot;;IF(ISNUMBER(FIND(&quot; %&quot;; [$pays.G11])) ;SUBSTITUTE([$pays.G11];&quot; %&quot;;&quot;&quot;) ; SUBSTITUTE([$pays.G11];&quot;'&quot;;&quot; &quot;)))" office:value-type="string" office:string-value="-60000.0" calcext:value-type="string">
            <text:p>-60000.0</text:p>
          </table:table-cell>
          <table:table-cell table:formula="of:=IF(ISBLANK([$pays.H11])OR([$pays.H11]=&quot;N.A.&quot;);&quot;NULL&quot;;IF(ISNUMBER(FIND(&quot; %&quot;; [$pays.H11])) ;SUBSTITUTE([$pays.H11];&quot; %&quot;;&quot;&quot;) ; SUBSTITUTE([$pays.H11];&quot;'&quot;;&quot; &quot;)))" office:value-type="string" office:string-value="2.1" calcext:value-type="string">
            <text:p>2.1</text:p>
          </table:table-cell>
          <table:table-cell table:formula="of:=IF(ISBLANK([$pays.I11])OR([$pays.I11]=&quot;N.A.&quot;);&quot;NULL&quot;;IF(ISNUMBER(FIND(&quot; %&quot;; [$pays.I11])) ;SUBSTITUTE([$pays.I11];&quot; %&quot;;&quot;&quot;) ; SUBSTITUTE([$pays.I11];&quot;'&quot;;&quot; &quot;)))" office:value-type="string" office:string-value="29" calcext:value-type="string">
            <text:p>29</text:p>
          </table:table-cell>
          <table:table-cell table:formula="of:=IF(ISBLANK([$pays.J11])OR([$pays.J11]=&quot;N.A.&quot;);&quot;NULL&quot;;IF(ISNUMBER(FIND(&quot; %&quot;; [$pays.J11])) ;SUBSTITUTE([$pays.J11];&quot; %&quot;;&quot;&quot;) ; SUBSTITUTE([$pays.J11];&quot;'&quot;;&quot; &quot;)))" office:value-type="string" office:string-value="84" calcext:value-type="string">
            <text:p>84</text:p>
          </table:table-cell>
          <table:table-cell table:formula="of:=IF(ISBLANK([$pays.K11])OR([$pays.K11]=&quot;N.A.&quot;);&quot;NULL&quot;;IF(ISNUMBER(FIND(&quot; %&quot;; [$pays.K11])) ;SUBSTITUTE([$pays.K11];&quot; %&quot;;&quot;&quot;) ; SUBSTITUTE([$pays.K11];&quot;'&quot;;&quot; &quot;)))" office:value-type="string" office:string-value="1.65" calcext:value-type="string">
            <text:p>1.65</text:p>
          </table:table-cell>
          <table:table-cell table:formula="of:=IF(ISBLANK([$pays.L11])OR([$pays.L11]=&quot;N.A.&quot;);&quot;NULL&quot;;IF(ISNUMBER(FIND(&quot; %&quot;; [$pays.L11])) ;SUBSTITUTE([$pays.L11];&quot; %&quot;;&quot;&quot;) ; SUBSTITUTE([$pays.L1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])OR([$pays.A12]=&quot;N.A.&quot;);&quot;NULL&quot;;IF(ISNUMBER(FIND(&quot; %&quot;; [$pays.A12])) ;SUBSTITUTE([$pays.A12];&quot; %&quot;;&quot;&quot;) ; SUBSTITUTE([$pays.A12];&quot;'&quot;;&quot; &quot;)))" office:value-type="string" office:string-value="Japan" calcext:value-type="string">
            <text:p>Japan</text:p>
          </table:table-cell>
          <table:table-cell table:formula="of:=IF(ISBLANK([$pays.B12])OR([$pays.B12]=&quot;N.A.&quot;);&quot;NULL&quot;;IF(ISNUMBER(FIND(&quot; %&quot;; [$pays.B12])) ;SUBSTITUTE([$pays.B12];&quot; %&quot;;&quot;&quot;) ; SUBSTITUTE([$pays.B12];&quot;'&quot;;&quot; &quot;)))" office:value-type="string" office:string-value="126552765" calcext:value-type="string">
            <text:p>126552765</text:p>
          </table:table-cell>
          <table:table-cell table:formula="of:=IF(ISBLANK([$pays.C12])OR([$pays.C12]=&quot;N.A.&quot;);&quot;NULL&quot;;IF(ISNUMBER(FIND(&quot; %&quot;; [$pays.C12])) ;SUBSTITUTE([$pays.C12];&quot; %&quot;;&quot;&quot;) ; SUBSTITUTE([$pays.C12];&quot;'&quot;;&quot; &quot;)))" office:value-type="string" office:string-value="-0.30" calcext:value-type="string">
            <text:p>-0.30</text:p>
          </table:table-cell>
          <table:table-cell table:formula="of:=IF(ISBLANK([$pays.D12])OR([$pays.D12]=&quot;N.A.&quot;);&quot;NULL&quot;;IF(ISNUMBER(FIND(&quot; %&quot;; [$pays.D12])) ;SUBSTITUTE([$pays.D12];&quot; %&quot;;&quot;&quot;) ; SUBSTITUTE([$pays.D12];&quot;'&quot;;&quot; &quot;)))" office:value-type="string" office:string-value="-383840" calcext:value-type="string">
            <text:p>-383840</text:p>
          </table:table-cell>
          <table:table-cell table:formula="of:=IF(ISBLANK([$pays.E12])OR([$pays.E12]=&quot;N.A.&quot;);&quot;NULL&quot;;IF(ISNUMBER(FIND(&quot; %&quot;; [$pays.E12])) ;SUBSTITUTE([$pays.E12];&quot; %&quot;;&quot;&quot;) ; SUBSTITUTE([$pays.E12];&quot;'&quot;;&quot; &quot;)))" office:value-type="string" office:string-value="347" calcext:value-type="string">
            <text:p>347</text:p>
          </table:table-cell>
          <table:table-cell table:formula="of:=IF(ISBLANK([$pays.F12])OR([$pays.F12]=&quot;N.A.&quot;);&quot;NULL&quot;;IF(ISNUMBER(FIND(&quot; %&quot;; [$pays.F12])) ;SUBSTITUTE([$pays.F12];&quot; %&quot;;&quot;&quot;) ; SUBSTITUTE([$pays.F12];&quot;'&quot;;&quot; &quot;)))" office:value-type="string" office:string-value="364555" calcext:value-type="string">
            <text:p>364555</text:p>
          </table:table-cell>
          <table:table-cell table:formula="of:=IF(ISBLANK([$pays.G12])OR([$pays.G12]=&quot;N.A.&quot;);&quot;NULL&quot;;IF(ISNUMBER(FIND(&quot; %&quot;; [$pays.G12])) ;SUBSTITUTE([$pays.G12];&quot; %&quot;;&quot;&quot;) ; SUBSTITUTE([$pays.G12];&quot;'&quot;;&quot; &quot;)))" office:value-type="string" office:string-value="71560.0" calcext:value-type="string">
            <text:p>71560.0</text:p>
          </table:table-cell>
          <table:table-cell table:formula="of:=IF(ISBLANK([$pays.H12])OR([$pays.H12]=&quot;N.A.&quot;);&quot;NULL&quot;;IF(ISNUMBER(FIND(&quot; %&quot;; [$pays.H12])) ;SUBSTITUTE([$pays.H12];&quot; %&quot;;&quot;&quot;) ; SUBSTITUTE([$pays.H12];&quot;'&quot;;&quot; &quot;)))" office:value-type="string" office:string-value="1.4" calcext:value-type="string">
            <text:p>1.4</text:p>
          </table:table-cell>
          <table:table-cell table:formula="of:=IF(ISBLANK([$pays.I12])OR([$pays.I12]=&quot;N.A.&quot;);&quot;NULL&quot;;IF(ISNUMBER(FIND(&quot; %&quot;; [$pays.I12])) ;SUBSTITUTE([$pays.I12];&quot; %&quot;;&quot;&quot;) ; SUBSTITUTE([$pays.I12];&quot;'&quot;;&quot; &quot;)))" office:value-type="string" office:string-value="48" calcext:value-type="string">
            <text:p>48</text:p>
          </table:table-cell>
          <table:table-cell table:formula="of:=IF(ISBLANK([$pays.J12])OR([$pays.J12]=&quot;N.A.&quot;);&quot;NULL&quot;;IF(ISNUMBER(FIND(&quot; %&quot;; [$pays.J12])) ;SUBSTITUTE([$pays.J12];&quot; %&quot;;&quot;&quot;) ; SUBSTITUTE([$pays.J12];&quot;'&quot;;&quot; &quot;)))" office:value-type="string" office:string-value="92" calcext:value-type="string">
            <text:p>92</text:p>
          </table:table-cell>
          <table:table-cell table:formula="of:=IF(ISBLANK([$pays.K12])OR([$pays.K12]=&quot;N.A.&quot;);&quot;NULL&quot;;IF(ISNUMBER(FIND(&quot; %&quot;; [$pays.K12])) ;SUBSTITUTE([$pays.K12];&quot; %&quot;;&quot;&quot;) ; SUBSTITUTE([$pays.K12];&quot;'&quot;;&quot; &quot;)))" office:value-type="string" office:string-value="1.62" calcext:value-type="string">
            <text:p>1.62</text:p>
          </table:table-cell>
          <table:table-cell table:formula="of:=IF(ISBLANK([$pays.L12])OR([$pays.L12]=&quot;N.A.&quot;);&quot;NULL&quot;;IF(ISNUMBER(FIND(&quot; %&quot;; [$pays.L12])) ;SUBSTITUTE([$pays.L12];&quot; %&quot;;&quot;&quot;) ; SUBSTITUTE([$pays.L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])OR([$pays.A13]=&quot;N.A.&quot;);&quot;NULL&quot;;IF(ISNUMBER(FIND(&quot; %&quot;; [$pays.A13])) ;SUBSTITUTE([$pays.A13];&quot; %&quot;;&quot;&quot;) ; SUBSTITUTE([$pays.A13];&quot;'&quot;;&quot; &quot;)))" office:value-type="string" office:string-value="Ethiopia" calcext:value-type="string">
            <text:p>Ethiopia</text:p>
          </table:table-cell>
          <table:table-cell table:formula="of:=IF(ISBLANK([$pays.B13])OR([$pays.B13]=&quot;N.A.&quot;);&quot;NULL&quot;;IF(ISNUMBER(FIND(&quot; %&quot;; [$pays.B13])) ;SUBSTITUTE([$pays.B13];&quot; %&quot;;&quot;&quot;) ; SUBSTITUTE([$pays.B13];&quot;'&quot;;&quot; &quot;)))" office:value-type="string" office:string-value="114357494" calcext:value-type="string">
            <text:p>114357494</text:p>
          </table:table-cell>
          <table:table-cell table:formula="of:=IF(ISBLANK([$pays.C13])OR([$pays.C13]=&quot;N.A.&quot;);&quot;NULL&quot;;IF(ISNUMBER(FIND(&quot; %&quot;; [$pays.C13])) ;SUBSTITUTE([$pays.C13];&quot; %&quot;;&quot;&quot;) ; SUBSTITUTE([$pays.C13];&quot;'&quot;;&quot; &quot;)))" office:value-type="string" office:string-value="2.57" calcext:value-type="string">
            <text:p>2.57</text:p>
          </table:table-cell>
          <table:table-cell table:formula="of:=IF(ISBLANK([$pays.D13])OR([$pays.D13]=&quot;N.A.&quot;);&quot;NULL&quot;;IF(ISNUMBER(FIND(&quot; %&quot;; [$pays.D13])) ;SUBSTITUTE([$pays.D13];&quot; %&quot;;&quot;&quot;) ; SUBSTITUTE([$pays.D13];&quot;'&quot;;&quot; &quot;)))" office:value-type="string" office:string-value="2884858" calcext:value-type="string">
            <text:p>2884858</text:p>
          </table:table-cell>
          <table:table-cell table:formula="of:=IF(ISBLANK([$pays.E13])OR([$pays.E13]=&quot;N.A.&quot;);&quot;NULL&quot;;IF(ISNUMBER(FIND(&quot; %&quot;; [$pays.E13])) ;SUBSTITUTE([$pays.E13];&quot; %&quot;;&quot;&quot;) ; SUBSTITUTE([$pays.E13];&quot;'&quot;;&quot; &quot;)))" office:value-type="string" office:string-value="115" calcext:value-type="string">
            <text:p>115</text:p>
          </table:table-cell>
          <table:table-cell table:formula="of:=IF(ISBLANK([$pays.F13])OR([$pays.F13]=&quot;N.A.&quot;);&quot;NULL&quot;;IF(ISNUMBER(FIND(&quot; %&quot;; [$pays.F13])) ;SUBSTITUTE([$pays.F13];&quot; %&quot;;&quot;&quot;) ; SUBSTITUTE([$pays.F13];&quot;'&quot;;&quot; &quot;)))" office:value-type="string" office:string-value="1000000" calcext:value-type="string">
            <text:p>1000000</text:p>
          </table:table-cell>
          <table:table-cell table:formula="of:=IF(ISBLANK([$pays.G13])OR([$pays.G13]=&quot;N.A.&quot;);&quot;NULL&quot;;IF(ISNUMBER(FIND(&quot; %&quot;; [$pays.G13])) ;SUBSTITUTE([$pays.G13];&quot; %&quot;;&quot;&quot;) ; SUBSTITUTE([$pays.G13];&quot;'&quot;;&quot; &quot;)))" office:value-type="string" office:string-value="30000.0" calcext:value-type="string">
            <text:p>30000.0</text:p>
          </table:table-cell>
          <table:table-cell table:formula="of:=IF(ISBLANK([$pays.H13])OR([$pays.H13]=&quot;N.A.&quot;);&quot;NULL&quot;;IF(ISNUMBER(FIND(&quot; %&quot;; [$pays.H13])) ;SUBSTITUTE([$pays.H13];&quot; %&quot;;&quot;&quot;) ; SUBSTITUTE([$pays.H13];&quot;'&quot;;&quot; &quot;)))" office:value-type="string" office:string-value="4.3" calcext:value-type="string">
            <text:p>4.3</text:p>
          </table:table-cell>
          <table:table-cell table:formula="of:=IF(ISBLANK([$pays.I13])OR([$pays.I13]=&quot;N.A.&quot;);&quot;NULL&quot;;IF(ISNUMBER(FIND(&quot; %&quot;; [$pays.I13])) ;SUBSTITUTE([$pays.I13];&quot; %&quot;;&quot;&quot;) ; SUBSTITUTE([$pays.I13];&quot;'&quot;;&quot; &quot;)))" office:value-type="string" office:string-value="19" calcext:value-type="string">
            <text:p>19</text:p>
          </table:table-cell>
          <table:table-cell table:formula="of:=IF(ISBLANK([$pays.J13])OR([$pays.J13]=&quot;N.A.&quot;);&quot;NULL&quot;;IF(ISNUMBER(FIND(&quot; %&quot;; [$pays.J13])) ;SUBSTITUTE([$pays.J13];&quot; %&quot;;&quot;&quot;) ; SUBSTITUTE([$pays.J13];&quot;'&quot;;&quot; &quot;)))" office:value-type="string" office:string-value="21" calcext:value-type="string">
            <text:p>21</text:p>
          </table:table-cell>
          <table:table-cell table:formula="of:=IF(ISBLANK([$pays.K13])OR([$pays.K13]=&quot;N.A.&quot;);&quot;NULL&quot;;IF(ISNUMBER(FIND(&quot; %&quot;; [$pays.K13])) ;SUBSTITUTE([$pays.K13];&quot; %&quot;;&quot;&quot;) ; SUBSTITUTE([$pays.K13];&quot;'&quot;;&quot; &quot;)))" office:value-type="string" office:string-value="1.47" calcext:value-type="string">
            <text:p>1.47</text:p>
          </table:table-cell>
          <table:table-cell table:formula="of:=IF(ISBLANK([$pays.L13])OR([$pays.L13]=&quot;N.A.&quot;);&quot;NULL&quot;;IF(ISNUMBER(FIND(&quot; %&quot;; [$pays.L13])) ;SUBSTITUTE([$pays.L13];&quot; %&quot;;&quot;&quot;) ; SUBSTITUTE([$pays.L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])OR([$pays.A14]=&quot;N.A.&quot;);&quot;NULL&quot;;IF(ISNUMBER(FIND(&quot; %&quot;; [$pays.A14])) ;SUBSTITUTE([$pays.A14];&quot; %&quot;;&quot;&quot;) ; SUBSTITUTE([$pays.A14];&quot;'&quot;;&quot; &quot;)))" office:value-type="string" office:string-value="Philippines" calcext:value-type="string">
            <text:p>Philippines</text:p>
          </table:table-cell>
          <table:table-cell table:formula="of:=IF(ISBLANK([$pays.B14])OR([$pays.B14]=&quot;N.A.&quot;);&quot;NULL&quot;;IF(ISNUMBER(FIND(&quot; %&quot;; [$pays.B14])) ;SUBSTITUTE([$pays.B14];&quot; %&quot;;&quot;&quot;) ; SUBSTITUTE([$pays.B14];&quot;'&quot;;&quot; &quot;)))" office:value-type="string" office:string-value="109280343" calcext:value-type="string">
            <text:p>109280343</text:p>
          </table:table-cell>
          <table:table-cell table:formula="of:=IF(ISBLANK([$pays.C14])OR([$pays.C14]=&quot;N.A.&quot;);&quot;NULL&quot;;IF(ISNUMBER(FIND(&quot; %&quot;; [$pays.C14])) ;SUBSTITUTE([$pays.C14];&quot; %&quot;;&quot;&quot;) ; SUBSTITUTE([$pays.C14];&quot;'&quot;;&quot; &quot;)))" office:value-type="string" office:string-value="1.35" calcext:value-type="string">
            <text:p>1.35</text:p>
          </table:table-cell>
          <table:table-cell table:formula="of:=IF(ISBLANK([$pays.D14])OR([$pays.D14]=&quot;N.A.&quot;);&quot;NULL&quot;;IF(ISNUMBER(FIND(&quot; %&quot;; [$pays.D14])) ;SUBSTITUTE([$pays.D14];&quot; %&quot;;&quot;&quot;) ; SUBSTITUTE([$pays.D14];&quot;'&quot;;&quot; &quot;)))" office:value-type="string" office:string-value="1464463" calcext:value-type="string">
            <text:p>1464463</text:p>
          </table:table-cell>
          <table:table-cell table:formula="of:=IF(ISBLANK([$pays.E14])OR([$pays.E14]=&quot;N.A.&quot;);&quot;NULL&quot;;IF(ISNUMBER(FIND(&quot; %&quot;; [$pays.E14])) ;SUBSTITUTE([$pays.E14];&quot; %&quot;;&quot;&quot;) ; SUBSTITUTE([$pays.E14];&quot;'&quot;;&quot; &quot;)))" office:value-type="string" office:string-value="368" calcext:value-type="string">
            <text:p>368</text:p>
          </table:table-cell>
          <table:table-cell table:formula="of:=IF(ISBLANK([$pays.F14])OR([$pays.F14]=&quot;N.A.&quot;);&quot;NULL&quot;;IF(ISNUMBER(FIND(&quot; %&quot;; [$pays.F14])) ;SUBSTITUTE([$pays.F14];&quot; %&quot;;&quot;&quot;) ; SUBSTITUTE([$pays.F14];&quot;'&quot;;&quot; &quot;)))" office:value-type="string" office:string-value="298170" calcext:value-type="string">
            <text:p>298170</text:p>
          </table:table-cell>
          <table:table-cell table:formula="of:=IF(ISBLANK([$pays.G14])OR([$pays.G14]=&quot;N.A.&quot;);&quot;NULL&quot;;IF(ISNUMBER(FIND(&quot; %&quot;; [$pays.G14])) ;SUBSTITUTE([$pays.G14];&quot; %&quot;;&quot;&quot;) ; SUBSTITUTE([$pays.G14];&quot;'&quot;;&quot; &quot;)))" office:value-type="string" office:string-value="-67152.0" calcext:value-type="string">
            <text:p>-67152.0</text:p>
          </table:table-cell>
          <table:table-cell table:formula="of:=IF(ISBLANK([$pays.H14])OR([$pays.H14]=&quot;N.A.&quot;);&quot;NULL&quot;;IF(ISNUMBER(FIND(&quot; %&quot;; [$pays.H14])) ;SUBSTITUTE([$pays.H14];&quot; %&quot;;&quot;&quot;) ; SUBSTITUTE([$pays.H14];&quot;'&quot;;&quot; &quot;)))" office:value-type="string" office:string-value="2.6" calcext:value-type="string">
            <text:p>2.6</text:p>
          </table:table-cell>
          <table:table-cell table:formula="of:=IF(ISBLANK([$pays.I14])OR([$pays.I14]=&quot;N.A.&quot;);&quot;NULL&quot;;IF(ISNUMBER(FIND(&quot; %&quot;; [$pays.I14])) ;SUBSTITUTE([$pays.I14];&quot; %&quot;;&quot;&quot;) ; SUBSTITUTE([$pays.I14];&quot;'&quot;;&quot; &quot;)))" office:value-type="string" office:string-value="26" calcext:value-type="string">
            <text:p>26</text:p>
          </table:table-cell>
          <table:table-cell table:formula="of:=IF(ISBLANK([$pays.J14])OR([$pays.J14]=&quot;N.A.&quot;);&quot;NULL&quot;;IF(ISNUMBER(FIND(&quot; %&quot;; [$pays.J14])) ;SUBSTITUTE([$pays.J14];&quot; %&quot;;&quot;&quot;) ; SUBSTITUTE([$pays.J14];&quot;'&quot;;&quot; &quot;)))" office:value-type="string" office:string-value="47" calcext:value-type="string">
            <text:p>47</text:p>
          </table:table-cell>
          <table:table-cell table:formula="of:=IF(ISBLANK([$pays.K14])OR([$pays.K14]=&quot;N.A.&quot;);&quot;NULL&quot;;IF(ISNUMBER(FIND(&quot; %&quot;; [$pays.K14])) ;SUBSTITUTE([$pays.K14];&quot; %&quot;;&quot;&quot;) ; SUBSTITUTE([$pays.K14];&quot;'&quot;;&quot; &quot;)))" office:value-type="string" office:string-value="1.41" calcext:value-type="string">
            <text:p>1.41</text:p>
          </table:table-cell>
          <table:table-cell table:formula="of:=IF(ISBLANK([$pays.L14])OR([$pays.L14]=&quot;N.A.&quot;);&quot;NULL&quot;;IF(ISNUMBER(FIND(&quot; %&quot;; [$pays.L14])) ;SUBSTITUTE([$pays.L14];&quot; %&quot;;&quot;&quot;) ; SUBSTITUTE([$pays.L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])OR([$pays.A15]=&quot;N.A.&quot;);&quot;NULL&quot;;IF(ISNUMBER(FIND(&quot; %&quot;; [$pays.A15])) ;SUBSTITUTE([$pays.A15];&quot; %&quot;;&quot;&quot;) ; SUBSTITUTE([$pays.A15];&quot;'&quot;;&quot; &quot;)))" office:value-type="string" office:string-value="Egypt" calcext:value-type="string">
            <text:p>Egypt</text:p>
          </table:table-cell>
          <table:table-cell table:formula="of:=IF(ISBLANK([$pays.B15])OR([$pays.B15]=&quot;N.A.&quot;);&quot;NULL&quot;;IF(ISNUMBER(FIND(&quot; %&quot;; [$pays.B15])) ;SUBSTITUTE([$pays.B15];&quot; %&quot;;&quot;&quot;) ; SUBSTITUTE([$pays.B15];&quot;'&quot;;&quot; &quot;)))" office:value-type="string" office:string-value="101930276" calcext:value-type="string">
            <text:p>101930276</text:p>
          </table:table-cell>
          <table:table-cell table:formula="of:=IF(ISBLANK([$pays.C15])OR([$pays.C15]=&quot;N.A.&quot;);&quot;NULL&quot;;IF(ISNUMBER(FIND(&quot; %&quot;; [$pays.C15])) ;SUBSTITUTE([$pays.C15];&quot; %&quot;;&quot;&quot;) ; SUBSTITUTE([$pays.C15];&quot;'&quot;;&quot; &quot;)))" office:value-type="string" office:string-value="1.94" calcext:value-type="string">
            <text:p>1.94</text:p>
          </table:table-cell>
          <table:table-cell table:formula="of:=IF(ISBLANK([$pays.D15])OR([$pays.D15]=&quot;N.A.&quot;);&quot;NULL&quot;;IF(ISNUMBER(FIND(&quot; %&quot;; [$pays.D15])) ;SUBSTITUTE([$pays.D15];&quot; %&quot;;&quot;&quot;) ; SUBSTITUTE([$pays.D15];&quot;'&quot;;&quot; &quot;)))" office:value-type="string" office:string-value="1946331" calcext:value-type="string">
            <text:p>1946331</text:p>
          </table:table-cell>
          <table:table-cell table:formula="of:=IF(ISBLANK([$pays.E15])OR([$pays.E15]=&quot;N.A.&quot;);&quot;NULL&quot;;IF(ISNUMBER(FIND(&quot; %&quot;; [$pays.E15])) ;SUBSTITUTE([$pays.E15];&quot; %&quot;;&quot;&quot;) ; SUBSTITUTE([$pays.E15];&quot;'&quot;;&quot; &quot;)))" office:value-type="string" office:string-value="103" calcext:value-type="string">
            <text:p>103</text:p>
          </table:table-cell>
          <table:table-cell table:formula="of:=IF(ISBLANK([$pays.F15])OR([$pays.F15]=&quot;N.A.&quot;);&quot;NULL&quot;;IF(ISNUMBER(FIND(&quot; %&quot;; [$pays.F15])) ;SUBSTITUTE([$pays.F15];&quot; %&quot;;&quot;&quot;) ; SUBSTITUTE([$pays.F15];&quot;'&quot;;&quot; &quot;)))" office:value-type="string" office:string-value="995450" calcext:value-type="string">
            <text:p>995450</text:p>
          </table:table-cell>
          <table:table-cell table:formula="of:=IF(ISBLANK([$pays.G15])OR([$pays.G15]=&quot;N.A.&quot;);&quot;NULL&quot;;IF(ISNUMBER(FIND(&quot; %&quot;; [$pays.G15])) ;SUBSTITUTE([$pays.G15];&quot; %&quot;;&quot;&quot;) ; SUBSTITUTE([$pays.G15];&quot;'&quot;;&quot; &quot;)))" office:value-type="string" office:string-value="-38033.0" calcext:value-type="string">
            <text:p>-38033.0</text:p>
          </table:table-cell>
          <table:table-cell table:formula="of:=IF(ISBLANK([$pays.H15])OR([$pays.H15]=&quot;N.A.&quot;);&quot;NULL&quot;;IF(ISNUMBER(FIND(&quot; %&quot;; [$pays.H15])) ;SUBSTITUTE([$pays.H15];&quot; %&quot;;&quot;&quot;) ; SUBSTITUTE([$pays.H15];&quot;'&quot;;&quot; &quot;)))" office:value-type="string" office:string-value="3.3" calcext:value-type="string">
            <text:p>3.3</text:p>
          </table:table-cell>
          <table:table-cell table:formula="of:=IF(ISBLANK([$pays.I15])OR([$pays.I15]=&quot;N.A.&quot;);&quot;NULL&quot;;IF(ISNUMBER(FIND(&quot; %&quot;; [$pays.I15])) ;SUBSTITUTE([$pays.I15];&quot; %&quot;;&quot;&quot;) ; SUBSTITUTE([$pays.I15];&quot;'&quot;;&quot; &quot;)))" office:value-type="string" office:string-value="25" calcext:value-type="string">
            <text:p>25</text:p>
          </table:table-cell>
          <table:table-cell table:formula="of:=IF(ISBLANK([$pays.J15])OR([$pays.J15]=&quot;N.A.&quot;);&quot;NULL&quot;;IF(ISNUMBER(FIND(&quot; %&quot;; [$pays.J15])) ;SUBSTITUTE([$pays.J15];&quot; %&quot;;&quot;&quot;) ; SUBSTITUTE([$pays.J15];&quot;'&quot;;&quot; &quot;)))" office:value-type="string" office:string-value="43" calcext:value-type="string">
            <text:p>43</text:p>
          </table:table-cell>
          <table:table-cell table:formula="of:=IF(ISBLANK([$pays.K15])OR([$pays.K15]=&quot;N.A.&quot;);&quot;NULL&quot;;IF(ISNUMBER(FIND(&quot; %&quot;; [$pays.K15])) ;SUBSTITUTE([$pays.K15];&quot; %&quot;;&quot;&quot;) ; SUBSTITUTE([$pays.K15];&quot;'&quot;;&quot; &quot;)))" office:value-type="string" office:string-value="1.31" calcext:value-type="string">
            <text:p>1.31</text:p>
          </table:table-cell>
          <table:table-cell table:formula="of:=IF(ISBLANK([$pays.L15])OR([$pays.L15]=&quot;N.A.&quot;);&quot;NULL&quot;;IF(ISNUMBER(FIND(&quot; %&quot;; [$pays.L15])) ;SUBSTITUTE([$pays.L15];&quot; %&quot;;&quot;&quot;) ; SUBSTITUTE([$pays.L1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])OR([$pays.A16]=&quot;N.A.&quot;);&quot;NULL&quot;;IF(ISNUMBER(FIND(&quot; %&quot;; [$pays.A16])) ;SUBSTITUTE([$pays.A16];&quot; %&quot;;&quot;&quot;) ; SUBSTITUTE([$pays.A16];&quot;'&quot;;&quot; &quot;)))" office:value-type="string" office:string-value="Vietnam" calcext:value-type="string">
            <text:p>Vietnam</text:p>
          </table:table-cell>
          <table:table-cell table:formula="of:=IF(ISBLANK([$pays.B16])OR([$pays.B16]=&quot;N.A.&quot;);&quot;NULL&quot;;IF(ISNUMBER(FIND(&quot; %&quot;; [$pays.B16])) ;SUBSTITUTE([$pays.B16];&quot; %&quot;;&quot;&quot;) ; SUBSTITUTE([$pays.B16];&quot;'&quot;;&quot; &quot;)))" office:value-type="string" office:string-value="97160127" calcext:value-type="string">
            <text:p>97160127</text:p>
          </table:table-cell>
          <table:table-cell table:formula="of:=IF(ISBLANK([$pays.C16])OR([$pays.C16]=&quot;N.A.&quot;);&quot;NULL&quot;;IF(ISNUMBER(FIND(&quot; %&quot;; [$pays.C16])) ;SUBSTITUTE([$pays.C16];&quot; %&quot;;&quot;&quot;) ; SUBSTITUTE([$pays.C16];&quot;'&quot;;&quot; &quot;)))" office:value-type="string" office:string-value="0.91" calcext:value-type="string">
            <text:p>0.91</text:p>
          </table:table-cell>
          <table:table-cell table:formula="of:=IF(ISBLANK([$pays.D16])OR([$pays.D16]=&quot;N.A.&quot;);&quot;NULL&quot;;IF(ISNUMBER(FIND(&quot; %&quot;; [$pays.D16])) ;SUBSTITUTE([$pays.D16];&quot; %&quot;;&quot;&quot;) ; SUBSTITUTE([$pays.D16];&quot;'&quot;;&quot; &quot;)))" office:value-type="string" office:string-value="876473" calcext:value-type="string">
            <text:p>876473</text:p>
          </table:table-cell>
          <table:table-cell table:formula="of:=IF(ISBLANK([$pays.E16])OR([$pays.E16]=&quot;N.A.&quot;);&quot;NULL&quot;;IF(ISNUMBER(FIND(&quot; %&quot;; [$pays.E16])) ;SUBSTITUTE([$pays.E16];&quot; %&quot;;&quot;&quot;) ; SUBSTITUTE([$pays.E16];&quot;'&quot;;&quot; &quot;)))" office:value-type="string" office:string-value="314" calcext:value-type="string">
            <text:p>314</text:p>
          </table:table-cell>
          <table:table-cell table:formula="of:=IF(ISBLANK([$pays.F16])OR([$pays.F16]=&quot;N.A.&quot;);&quot;NULL&quot;;IF(ISNUMBER(FIND(&quot; %&quot;; [$pays.F16])) ;SUBSTITUTE([$pays.F16];&quot; %&quot;;&quot;&quot;) ; SUBSTITUTE([$pays.F16];&quot;'&quot;;&quot; &quot;)))" office:value-type="string" office:string-value="310070" calcext:value-type="string">
            <text:p>310070</text:p>
          </table:table-cell>
          <table:table-cell table:formula="of:=IF(ISBLANK([$pays.G16])OR([$pays.G16]=&quot;N.A.&quot;);&quot;NULL&quot;;IF(ISNUMBER(FIND(&quot; %&quot;; [$pays.G16])) ;SUBSTITUTE([$pays.G16];&quot; %&quot;;&quot;&quot;) ; SUBSTITUTE([$pays.G16];&quot;'&quot;;&quot; &quot;)))" office:value-type="string" office:string-value="-80000.0" calcext:value-type="string">
            <text:p>-80000.0</text:p>
          </table:table-cell>
          <table:table-cell table:formula="of:=IF(ISBLANK([$pays.H16])OR([$pays.H16]=&quot;N.A.&quot;);&quot;NULL&quot;;IF(ISNUMBER(FIND(&quot; %&quot;; [$pays.H16])) ;SUBSTITUTE([$pays.H16];&quot; %&quot;;&quot;&quot;) ; SUBSTITUTE([$pays.H16];&quot;'&quot;;&quot; &quot;)))" office:value-type="string" office:string-value="2.1" calcext:value-type="string">
            <text:p>2.1</text:p>
          </table:table-cell>
          <table:table-cell table:formula="of:=IF(ISBLANK([$pays.I16])OR([$pays.I16]=&quot;N.A.&quot;);&quot;NULL&quot;;IF(ISNUMBER(FIND(&quot; %&quot;; [$pays.I16])) ;SUBSTITUTE([$pays.I16];&quot; %&quot;;&quot;&quot;) ; SUBSTITUTE([$pays.I16];&quot;'&quot;;&quot; &quot;)))" office:value-type="string" office:string-value="32" calcext:value-type="string">
            <text:p>32</text:p>
          </table:table-cell>
          <table:table-cell table:formula="of:=IF(ISBLANK([$pays.J16])OR([$pays.J16]=&quot;N.A.&quot;);&quot;NULL&quot;;IF(ISNUMBER(FIND(&quot; %&quot;; [$pays.J16])) ;SUBSTITUTE([$pays.J16];&quot; %&quot;;&quot;&quot;) ; SUBSTITUTE([$pays.J16];&quot;'&quot;;&quot; &quot;)))" office:value-type="string" office:string-value="38" calcext:value-type="string">
            <text:p>38</text:p>
          </table:table-cell>
          <table:table-cell table:formula="of:=IF(ISBLANK([$pays.K16])OR([$pays.K16]=&quot;N.A.&quot;);&quot;NULL&quot;;IF(ISNUMBER(FIND(&quot; %&quot;; [$pays.K16])) ;SUBSTITUTE([$pays.K16];&quot; %&quot;;&quot;&quot;) ; SUBSTITUTE([$pays.K16];&quot;'&quot;;&quot; &quot;)))" office:value-type="string" office:string-value="1.25" calcext:value-type="string">
            <text:p>1.25</text:p>
          </table:table-cell>
          <table:table-cell table:formula="of:=IF(ISBLANK([$pays.L16])OR([$pays.L16]=&quot;N.A.&quot;);&quot;NULL&quot;;IF(ISNUMBER(FIND(&quot; %&quot;; [$pays.L16])) ;SUBSTITUTE([$pays.L16];&quot; %&quot;;&quot;&quot;) ; SUBSTITUTE([$pays.L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])OR([$pays.A17]=&quot;N.A.&quot;);&quot;NULL&quot;;IF(ISNUMBER(FIND(&quot; %&quot;; [$pays.A17])) ;SUBSTITUTE([$pays.A17];&quot; %&quot;;&quot;&quot;) ; SUBSTITUTE([$pays.A17];&quot;'&quot;;&quot; &quot;)))" office:value-type="string" office:string-value="DR Congo" calcext:value-type="string">
            <text:p>DR Congo</text:p>
          </table:table-cell>
          <table:table-cell table:formula="of:=IF(ISBLANK([$pays.B17])OR([$pays.B17]=&quot;N.A.&quot;);&quot;NULL&quot;;IF(ISNUMBER(FIND(&quot; %&quot;; [$pays.B17])) ;SUBSTITUTE([$pays.B17];&quot; %&quot;;&quot;&quot;) ; SUBSTITUTE([$pays.B17];&quot;'&quot;;&quot; &quot;)))" office:value-type="string" office:string-value="88972681" calcext:value-type="string">
            <text:p>88972681</text:p>
          </table:table-cell>
          <table:table-cell table:formula="of:=IF(ISBLANK([$pays.C17])OR([$pays.C17]=&quot;N.A.&quot;);&quot;NULL&quot;;IF(ISNUMBER(FIND(&quot; %&quot;; [$pays.C17])) ;SUBSTITUTE([$pays.C17];&quot; %&quot;;&quot;&quot;) ; SUBSTITUTE([$pays.C17];&quot;'&quot;;&quot; &quot;)))" office:value-type="string" office:string-value="3.19" calcext:value-type="string">
            <text:p>3.19</text:p>
          </table:table-cell>
          <table:table-cell table:formula="of:=IF(ISBLANK([$pays.D17])OR([$pays.D17]=&quot;N.A.&quot;);&quot;NULL&quot;;IF(ISNUMBER(FIND(&quot; %&quot;; [$pays.D17])) ;SUBSTITUTE([$pays.D17];&quot; %&quot;;&quot;&quot;) ; SUBSTITUTE([$pays.D17];&quot;'&quot;;&quot; &quot;)))" office:value-type="string" office:string-value="2770836" calcext:value-type="string">
            <text:p>2770836</text:p>
          </table:table-cell>
          <table:table-cell table:formula="of:=IF(ISBLANK([$pays.E17])OR([$pays.E17]=&quot;N.A.&quot;);&quot;NULL&quot;;IF(ISNUMBER(FIND(&quot; %&quot;; [$pays.E17])) ;SUBSTITUTE([$pays.E17];&quot; %&quot;;&quot;&quot;) ; SUBSTITUTE([$pays.E17];&quot;'&quot;;&quot; &quot;)))" office:value-type="string" office:string-value="40" calcext:value-type="string">
            <text:p>40</text:p>
          </table:table-cell>
          <table:table-cell table:formula="of:=IF(ISBLANK([$pays.F17])OR([$pays.F17]=&quot;N.A.&quot;);&quot;NULL&quot;;IF(ISNUMBER(FIND(&quot; %&quot;; [$pays.F17])) ;SUBSTITUTE([$pays.F17];&quot; %&quot;;&quot;&quot;) ; SUBSTITUTE([$pays.F17];&quot;'&quot;;&quot; &quot;)))" office:value-type="string" office:string-value="2267050" calcext:value-type="string">
            <text:p>2267050</text:p>
          </table:table-cell>
          <table:table-cell table:formula="of:=IF(ISBLANK([$pays.G17])OR([$pays.G17]=&quot;N.A.&quot;);&quot;NULL&quot;;IF(ISNUMBER(FIND(&quot; %&quot;; [$pays.G17])) ;SUBSTITUTE([$pays.G17];&quot; %&quot;;&quot;&quot;) ; SUBSTITUTE([$pays.G17];&quot;'&quot;;&quot; &quot;)))" office:value-type="string" office:string-value="23861.0" calcext:value-type="string">
            <text:p>23861.0</text:p>
          </table:table-cell>
          <table:table-cell table:formula="of:=IF(ISBLANK([$pays.H17])OR([$pays.H17]=&quot;N.A.&quot;);&quot;NULL&quot;;IF(ISNUMBER(FIND(&quot; %&quot;; [$pays.H17])) ;SUBSTITUTE([$pays.H17];&quot; %&quot;;&quot;&quot;) ; SUBSTITUTE([$pays.H17];&quot;'&quot;;&quot; &quot;)))" office:value-type="string" office:string-value="6.0" calcext:value-type="string">
            <text:p>6.0</text:p>
          </table:table-cell>
          <table:table-cell table:formula="of:=IF(ISBLANK([$pays.I17])OR([$pays.I17]=&quot;N.A.&quot;);&quot;NULL&quot;;IF(ISNUMBER(FIND(&quot; %&quot;; [$pays.I17])) ;SUBSTITUTE([$pays.I17];&quot; %&quot;;&quot;&quot;) ; SUBSTITUTE([$pays.I17];&quot;'&quot;;&quot; &quot;)))" office:value-type="string" office:string-value="17" calcext:value-type="string">
            <text:p>17</text:p>
          </table:table-cell>
          <table:table-cell table:formula="of:=IF(ISBLANK([$pays.J17])OR([$pays.J17]=&quot;N.A.&quot;);&quot;NULL&quot;;IF(ISNUMBER(FIND(&quot; %&quot;; [$pays.J17])) ;SUBSTITUTE([$pays.J17];&quot; %&quot;;&quot;&quot;) ; SUBSTITUTE([$pays.J17];&quot;'&quot;;&quot; &quot;)))" office:value-type="string" office:string-value="46" calcext:value-type="string">
            <text:p>46</text:p>
          </table:table-cell>
          <table:table-cell table:formula="of:=IF(ISBLANK([$pays.K17])OR([$pays.K17]=&quot;N.A.&quot;);&quot;NULL&quot;;IF(ISNUMBER(FIND(&quot; %&quot;; [$pays.K17])) ;SUBSTITUTE([$pays.K17];&quot; %&quot;;&quot;&quot;) ; SUBSTITUTE([$pays.K17];&quot;'&quot;;&quot; &quot;)))" office:value-type="string" office:string-value="1.15" calcext:value-type="string">
            <text:p>1.15</text:p>
          </table:table-cell>
          <table:table-cell table:formula="of:=IF(ISBLANK([$pays.L17])OR([$pays.L17]=&quot;N.A.&quot;);&quot;NULL&quot;;IF(ISNUMBER(FIND(&quot; %&quot;; [$pays.L17])) ;SUBSTITUTE([$pays.L17];&quot; %&quot;;&quot;&quot;) ; SUBSTITUTE([$pays.L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])OR([$pays.A18]=&quot;N.A.&quot;);&quot;NULL&quot;;IF(ISNUMBER(FIND(&quot; %&quot;; [$pays.A18])) ;SUBSTITUTE([$pays.A18];&quot; %&quot;;&quot;&quot;) ; SUBSTITUTE([$pays.A18];&quot;'&quot;;&quot; &quot;)))" office:value-type="string" office:string-value="Turkey" calcext:value-type="string">
            <text:p>Turkey</text:p>
          </table:table-cell>
          <table:table-cell table:formula="of:=IF(ISBLANK([$pays.B18])OR([$pays.B18]=&quot;N.A.&quot;);&quot;NULL&quot;;IF(ISNUMBER(FIND(&quot; %&quot;; [$pays.B18])) ;SUBSTITUTE([$pays.B18];&quot; %&quot;;&quot;&quot;) ; SUBSTITUTE([$pays.B18];&quot;'&quot;;&quot; &quot;)))" office:value-type="string" office:string-value="84153250" calcext:value-type="string">
            <text:p>84153250</text:p>
          </table:table-cell>
          <table:table-cell table:formula="of:=IF(ISBLANK([$pays.C18])OR([$pays.C18]=&quot;N.A.&quot;);&quot;NULL&quot;;IF(ISNUMBER(FIND(&quot; %&quot;; [$pays.C18])) ;SUBSTITUTE([$pays.C18];&quot; %&quot;;&quot;&quot;) ; SUBSTITUTE([$pays.C18];&quot;'&quot;;&quot; &quot;)))" office:value-type="string" office:string-value="1.09" calcext:value-type="string">
            <text:p>1.09</text:p>
          </table:table-cell>
          <table:table-cell table:formula="of:=IF(ISBLANK([$pays.D18])OR([$pays.D18]=&quot;N.A.&quot;);&quot;NULL&quot;;IF(ISNUMBER(FIND(&quot; %&quot;; [$pays.D18])) ;SUBSTITUTE([$pays.D18];&quot; %&quot;;&quot;&quot;) ; SUBSTITUTE([$pays.D18];&quot;'&quot;;&quot; &quot;)))" office:value-type="string" office:string-value="909452" calcext:value-type="string">
            <text:p>909452</text:p>
          </table:table-cell>
          <table:table-cell table:formula="of:=IF(ISBLANK([$pays.E18])OR([$pays.E18]=&quot;N.A.&quot;);&quot;NULL&quot;;IF(ISNUMBER(FIND(&quot; %&quot;; [$pays.E18])) ;SUBSTITUTE([$pays.E18];&quot; %&quot;;&quot;&quot;) ; SUBSTITUTE([$pays.E18];&quot;'&quot;;&quot; &quot;)))" office:value-type="string" office:string-value="110" calcext:value-type="string">
            <text:p>110</text:p>
          </table:table-cell>
          <table:table-cell table:formula="of:=IF(ISBLANK([$pays.F18])OR([$pays.F18]=&quot;N.A.&quot;);&quot;NULL&quot;;IF(ISNUMBER(FIND(&quot; %&quot;; [$pays.F18])) ;SUBSTITUTE([$pays.F18];&quot; %&quot;;&quot;&quot;) ; SUBSTITUTE([$pays.F18];&quot;'&quot;;&quot; &quot;)))" office:value-type="string" office:string-value="769630" calcext:value-type="string">
            <text:p>769630</text:p>
          </table:table-cell>
          <table:table-cell table:formula="of:=IF(ISBLANK([$pays.G18])OR([$pays.G18]=&quot;N.A.&quot;);&quot;NULL&quot;;IF(ISNUMBER(FIND(&quot; %&quot;; [$pays.G18])) ;SUBSTITUTE([$pays.G18];&quot; %&quot;;&quot;&quot;) ; SUBSTITUTE([$pays.G18];&quot;'&quot;;&quot; &quot;)))" office:value-type="string" office:string-value="283922.0" calcext:value-type="string">
            <text:p>283922.0</text:p>
          </table:table-cell>
          <table:table-cell table:formula="of:=IF(ISBLANK([$pays.H18])OR([$pays.H18]=&quot;N.A.&quot;);&quot;NULL&quot;;IF(ISNUMBER(FIND(&quot; %&quot;; [$pays.H18])) ;SUBSTITUTE([$pays.H18];&quot; %&quot;;&quot;&quot;) ; SUBSTITUTE([$pays.H18];&quot;'&quot;;&quot; &quot;)))" office:value-type="string" office:string-value="2.1" calcext:value-type="string">
            <text:p>2.1</text:p>
          </table:table-cell>
          <table:table-cell table:formula="of:=IF(ISBLANK([$pays.I18])OR([$pays.I18]=&quot;N.A.&quot;);&quot;NULL&quot;;IF(ISNUMBER(FIND(&quot; %&quot;; [$pays.I18])) ;SUBSTITUTE([$pays.I18];&quot; %&quot;;&quot;&quot;) ; SUBSTITUTE([$pays.I18];&quot;'&quot;;&quot; &quot;)))" office:value-type="string" office:string-value="32" calcext:value-type="string">
            <text:p>32</text:p>
          </table:table-cell>
          <table:table-cell table:formula="of:=IF(ISBLANK([$pays.J18])OR([$pays.J18]=&quot;N.A.&quot;);&quot;NULL&quot;;IF(ISNUMBER(FIND(&quot; %&quot;; [$pays.J18])) ;SUBSTITUTE([$pays.J18];&quot; %&quot;;&quot;&quot;) ; SUBSTITUTE([$pays.J18];&quot;'&quot;;&quot; &quot;)))" office:value-type="string" office:string-value="76" calcext:value-type="string">
            <text:p>76</text:p>
          </table:table-cell>
          <table:table-cell table:formula="of:=IF(ISBLANK([$pays.K18])OR([$pays.K18]=&quot;N.A.&quot;);&quot;NULL&quot;;IF(ISNUMBER(FIND(&quot; %&quot;; [$pays.K18])) ;SUBSTITUTE([$pays.K18];&quot; %&quot;;&quot;&quot;) ; SUBSTITUTE([$pays.K18];&quot;'&quot;;&quot; &quot;)))" office:value-type="string" office:string-value="1.08" calcext:value-type="string">
            <text:p>1.08</text:p>
          </table:table-cell>
          <table:table-cell table:formula="of:=IF(ISBLANK([$pays.L18])OR([$pays.L18]=&quot;N.A.&quot;);&quot;NULL&quot;;IF(ISNUMBER(FIND(&quot; %&quot;; [$pays.L18])) ;SUBSTITUTE([$pays.L18];&quot; %&quot;;&quot;&quot;) ; SUBSTITUTE([$pays.L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])OR([$pays.A19]=&quot;N.A.&quot;);&quot;NULL&quot;;IF(ISNUMBER(FIND(&quot; %&quot;; [$pays.A19])) ;SUBSTITUTE([$pays.A19];&quot; %&quot;;&quot;&quot;) ; SUBSTITUTE([$pays.A19];&quot;'&quot;;&quot; &quot;)))" office:value-type="string" office:string-value="Iran" calcext:value-type="string">
            <text:p>Iran</text:p>
          </table:table-cell>
          <table:table-cell table:formula="of:=IF(ISBLANK([$pays.B19])OR([$pays.B19]=&quot;N.A.&quot;);&quot;NULL&quot;;IF(ISNUMBER(FIND(&quot; %&quot;; [$pays.B19])) ;SUBSTITUTE([$pays.B19];&quot; %&quot;;&quot;&quot;) ; SUBSTITUTE([$pays.B19];&quot;'&quot;;&quot; &quot;)))" office:value-type="string" office:string-value="83771587" calcext:value-type="string">
            <text:p>83771587</text:p>
          </table:table-cell>
          <table:table-cell table:formula="of:=IF(ISBLANK([$pays.C19])OR([$pays.C19]=&quot;N.A.&quot;);&quot;NULL&quot;;IF(ISNUMBER(FIND(&quot; %&quot;; [$pays.C19])) ;SUBSTITUTE([$pays.C19];&quot; %&quot;;&quot;&quot;) ; SUBSTITUTE([$pays.C19];&quot;'&quot;;&quot; &quot;)))" office:value-type="string" office:string-value="1.30" calcext:value-type="string">
            <text:p>1.30</text:p>
          </table:table-cell>
          <table:table-cell table:formula="of:=IF(ISBLANK([$pays.D19])OR([$pays.D19]=&quot;N.A.&quot;);&quot;NULL&quot;;IF(ISNUMBER(FIND(&quot; %&quot;; [$pays.D19])) ;SUBSTITUTE([$pays.D19];&quot; %&quot;;&quot;&quot;) ; SUBSTITUTE([$pays.D19];&quot;'&quot;;&quot; &quot;)))" office:value-type="string" office:string-value="1079043" calcext:value-type="string">
            <text:p>1079043</text:p>
          </table:table-cell>
          <table:table-cell table:formula="of:=IF(ISBLANK([$pays.E19])OR([$pays.E19]=&quot;N.A.&quot;);&quot;NULL&quot;;IF(ISNUMBER(FIND(&quot; %&quot;; [$pays.E19])) ;SUBSTITUTE([$pays.E19];&quot; %&quot;;&quot;&quot;) ; SUBSTITUTE([$pays.E19];&quot;'&quot;;&quot; &quot;)))" office:value-type="string" office:string-value="52" calcext:value-type="string">
            <text:p>52</text:p>
          </table:table-cell>
          <table:table-cell table:formula="of:=IF(ISBLANK([$pays.F19])OR([$pays.F19]=&quot;N.A.&quot;);&quot;NULL&quot;;IF(ISNUMBER(FIND(&quot; %&quot;; [$pays.F19])) ;SUBSTITUTE([$pays.F19];&quot; %&quot;;&quot;&quot;) ; SUBSTITUTE([$pays.F19];&quot;'&quot;;&quot; &quot;)))" office:value-type="string" office:string-value="1628550" calcext:value-type="string">
            <text:p>1628550</text:p>
          </table:table-cell>
          <table:table-cell table:formula="of:=IF(ISBLANK([$pays.G19])OR([$pays.G19]=&quot;N.A.&quot;);&quot;NULL&quot;;IF(ISNUMBER(FIND(&quot; %&quot;; [$pays.G19])) ;SUBSTITUTE([$pays.G19];&quot; %&quot;;&quot;&quot;) ; SUBSTITUTE([$pays.G19];&quot;'&quot;;&quot; &quot;)))" office:value-type="string" office:string-value="-55000.0" calcext:value-type="string">
            <text:p>-55000.0</text:p>
          </table:table-cell>
          <table:table-cell table:formula="of:=IF(ISBLANK([$pays.H19])OR([$pays.H19]=&quot;N.A.&quot;);&quot;NULL&quot;;IF(ISNUMBER(FIND(&quot; %&quot;; [$pays.H19])) ;SUBSTITUTE([$pays.H19];&quot; %&quot;;&quot;&quot;) ; SUBSTITUTE([$pays.H19];&quot;'&quot;;&quot; &quot;)))" office:value-type="string" office:string-value="2.2" calcext:value-type="string">
            <text:p>2.2</text:p>
          </table:table-cell>
          <table:table-cell table:formula="of:=IF(ISBLANK([$pays.I19])OR([$pays.I19]=&quot;N.A.&quot;);&quot;NULL&quot;;IF(ISNUMBER(FIND(&quot; %&quot;; [$pays.I19])) ;SUBSTITUTE([$pays.I19];&quot; %&quot;;&quot;&quot;) ; SUBSTITUTE([$pays.I19];&quot;'&quot;;&quot; &quot;)))" office:value-type="string" office:string-value="32" calcext:value-type="string">
            <text:p>32</text:p>
          </table:table-cell>
          <table:table-cell table:formula="of:=IF(ISBLANK([$pays.J19])OR([$pays.J19]=&quot;N.A.&quot;);&quot;NULL&quot;;IF(ISNUMBER(FIND(&quot; %&quot;; [$pays.J19])) ;SUBSTITUTE([$pays.J19];&quot; %&quot;;&quot;&quot;) ; SUBSTITUTE([$pays.J19];&quot;'&quot;;&quot; &quot;)))" office:value-type="string" office:string-value="76" calcext:value-type="string">
            <text:p>76</text:p>
          </table:table-cell>
          <table:table-cell table:formula="of:=IF(ISBLANK([$pays.K19])OR([$pays.K19]=&quot;N.A.&quot;);&quot;NULL&quot;;IF(ISNUMBER(FIND(&quot; %&quot;; [$pays.K19])) ;SUBSTITUTE([$pays.K19];&quot; %&quot;;&quot;&quot;) ; SUBSTITUTE([$pays.K19];&quot;'&quot;;&quot; &quot;)))" office:value-type="string" office:string-value="1.08" calcext:value-type="string">
            <text:p>1.08</text:p>
          </table:table-cell>
          <table:table-cell table:formula="of:=IF(ISBLANK([$pays.L19])OR([$pays.L19]=&quot;N.A.&quot;);&quot;NULL&quot;;IF(ISNUMBER(FIND(&quot; %&quot;; [$pays.L19])) ;SUBSTITUTE([$pays.L19];&quot; %&quot;;&quot;&quot;) ; SUBSTITUTE([$pays.L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])OR([$pays.A20]=&quot;N.A.&quot;);&quot;NULL&quot;;IF(ISNUMBER(FIND(&quot; %&quot;; [$pays.A20])) ;SUBSTITUTE([$pays.A20];&quot; %&quot;;&quot;&quot;) ; SUBSTITUTE([$pays.A20];&quot;'&quot;;&quot; &quot;)))" office:value-type="string" office:string-value="Germany" calcext:value-type="string">
            <text:p>Germany</text:p>
          </table:table-cell>
          <table:table-cell table:formula="of:=IF(ISBLANK([$pays.B20])OR([$pays.B20]=&quot;N.A.&quot;);&quot;NULL&quot;;IF(ISNUMBER(FIND(&quot; %&quot;; [$pays.B20])) ;SUBSTITUTE([$pays.B20];&quot; %&quot;;&quot;&quot;) ; SUBSTITUTE([$pays.B20];&quot;'&quot;;&quot; &quot;)))" office:value-type="string" office:string-value="83730223" calcext:value-type="string">
            <text:p>83730223</text:p>
          </table:table-cell>
          <table:table-cell table:formula="of:=IF(ISBLANK([$pays.C20])OR([$pays.C20]=&quot;N.A.&quot;);&quot;NULL&quot;;IF(ISNUMBER(FIND(&quot; %&quot;; [$pays.C20])) ;SUBSTITUTE([$pays.C20];&quot; %&quot;;&quot;&quot;) ; SUBSTITUTE([$pays.C20];&quot;'&quot;;&quot; &quot;)))" office:value-type="string" office:string-value="0.32" calcext:value-type="string">
            <text:p>0.32</text:p>
          </table:table-cell>
          <table:table-cell table:formula="of:=IF(ISBLANK([$pays.D20])OR([$pays.D20]=&quot;N.A.&quot;);&quot;NULL&quot;;IF(ISNUMBER(FIND(&quot; %&quot;; [$pays.D20])) ;SUBSTITUTE([$pays.D20];&quot; %&quot;;&quot;&quot;) ; SUBSTITUTE([$pays.D20];&quot;'&quot;;&quot; &quot;)))" office:value-type="string" office:string-value="266897" calcext:value-type="string">
            <text:p>266897</text:p>
          </table:table-cell>
          <table:table-cell table:formula="of:=IF(ISBLANK([$pays.E20])OR([$pays.E20]=&quot;N.A.&quot;);&quot;NULL&quot;;IF(ISNUMBER(FIND(&quot; %&quot;; [$pays.E20])) ;SUBSTITUTE([$pays.E20];&quot; %&quot;;&quot;&quot;) ; SUBSTITUTE([$pays.E20];&quot;'&quot;;&quot; &quot;)))" office:value-type="string" office:string-value="240" calcext:value-type="string">
            <text:p>240</text:p>
          </table:table-cell>
          <table:table-cell table:formula="of:=IF(ISBLANK([$pays.F20])OR([$pays.F20]=&quot;N.A.&quot;);&quot;NULL&quot;;IF(ISNUMBER(FIND(&quot; %&quot;; [$pays.F20])) ;SUBSTITUTE([$pays.F20];&quot; %&quot;;&quot;&quot;) ; SUBSTITUTE([$pays.F20];&quot;'&quot;;&quot; &quot;)))" office:value-type="string" office:string-value="348560" calcext:value-type="string">
            <text:p>348560</text:p>
          </table:table-cell>
          <table:table-cell table:formula="of:=IF(ISBLANK([$pays.G20])OR([$pays.G20]=&quot;N.A.&quot;);&quot;NULL&quot;;IF(ISNUMBER(FIND(&quot; %&quot;; [$pays.G20])) ;SUBSTITUTE([$pays.G20];&quot; %&quot;;&quot;&quot;) ; SUBSTITUTE([$pays.G20];&quot;'&quot;;&quot; &quot;)))" office:value-type="string" office:string-value="543822.0" calcext:value-type="string">
            <text:p>543822.0</text:p>
          </table:table-cell>
          <table:table-cell table:formula="of:=IF(ISBLANK([$pays.H20])OR([$pays.H20]=&quot;N.A.&quot;);&quot;NULL&quot;;IF(ISNUMBER(FIND(&quot; %&quot;; [$pays.H20])) ;SUBSTITUTE([$pays.H20];&quot; %&quot;;&quot;&quot;) ; SUBSTITUTE([$pays.H20];&quot;'&quot;;&quot; &quot;)))" office:value-type="string" office:string-value="1.6" calcext:value-type="string">
            <text:p>1.6</text:p>
          </table:table-cell>
          <table:table-cell table:formula="of:=IF(ISBLANK([$pays.I20])OR([$pays.I20]=&quot;N.A.&quot;);&quot;NULL&quot;;IF(ISNUMBER(FIND(&quot; %&quot;; [$pays.I20])) ;SUBSTITUTE([$pays.I20];&quot; %&quot;;&quot;&quot;) ; SUBSTITUTE([$pays.I20];&quot;'&quot;;&quot; &quot;)))" office:value-type="string" office:string-value="46" calcext:value-type="string">
            <text:p>46</text:p>
          </table:table-cell>
          <table:table-cell table:formula="of:=IF(ISBLANK([$pays.J20])OR([$pays.J20]=&quot;N.A.&quot;);&quot;NULL&quot;;IF(ISNUMBER(FIND(&quot; %&quot;; [$pays.J20])) ;SUBSTITUTE([$pays.J20];&quot; %&quot;;&quot;&quot;) ; SUBSTITUTE([$pays.J20];&quot;'&quot;;&quot; &quot;)))" office:value-type="string" office:string-value="76" calcext:value-type="string">
            <text:p>76</text:p>
          </table:table-cell>
          <table:table-cell table:formula="of:=IF(ISBLANK([$pays.K20])OR([$pays.K20]=&quot;N.A.&quot;);&quot;NULL&quot;;IF(ISNUMBER(FIND(&quot; %&quot;; [$pays.K20])) ;SUBSTITUTE([$pays.K20];&quot; %&quot;;&quot;&quot;) ; SUBSTITUTE([$pays.K20];&quot;'&quot;;&quot; &quot;)))" office:value-type="string" office:string-value="1.07" calcext:value-type="string">
            <text:p>1.07</text:p>
          </table:table-cell>
          <table:table-cell table:formula="of:=IF(ISBLANK([$pays.L20])OR([$pays.L20]=&quot;N.A.&quot;);&quot;NULL&quot;;IF(ISNUMBER(FIND(&quot; %&quot;; [$pays.L20])) ;SUBSTITUTE([$pays.L20];&quot; %&quot;;&quot;&quot;) ; SUBSTITUTE([$pays.L2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])OR([$pays.A21]=&quot;N.A.&quot;);&quot;NULL&quot;;IF(ISNUMBER(FIND(&quot; %&quot;; [$pays.A21])) ;SUBSTITUTE([$pays.A21];&quot; %&quot;;&quot;&quot;) ; SUBSTITUTE([$pays.A21];&quot;'&quot;;&quot; &quot;)))" office:value-type="string" office:string-value="Thailand" calcext:value-type="string">
            <text:p>Thailand</text:p>
          </table:table-cell>
          <table:table-cell table:formula="of:=IF(ISBLANK([$pays.B21])OR([$pays.B21]=&quot;N.A.&quot;);&quot;NULL&quot;;IF(ISNUMBER(FIND(&quot; %&quot;; [$pays.B21])) ;SUBSTITUTE([$pays.B21];&quot; %&quot;;&quot;&quot;) ; SUBSTITUTE([$pays.B21];&quot;'&quot;;&quot; &quot;)))" office:value-type="string" office:string-value="69764925" calcext:value-type="string">
            <text:p>69764925</text:p>
          </table:table-cell>
          <table:table-cell table:formula="of:=IF(ISBLANK([$pays.C21])OR([$pays.C21]=&quot;N.A.&quot;);&quot;NULL&quot;;IF(ISNUMBER(FIND(&quot; %&quot;; [$pays.C21])) ;SUBSTITUTE([$pays.C21];&quot; %&quot;;&quot;&quot;) ; SUBSTITUTE([$pays.C21];&quot;'&quot;;&quot; &quot;)))" office:value-type="string" office:string-value="0.25" calcext:value-type="string">
            <text:p>0.25</text:p>
          </table:table-cell>
          <table:table-cell table:formula="of:=IF(ISBLANK([$pays.D21])OR([$pays.D21]=&quot;N.A.&quot;);&quot;NULL&quot;;IF(ISNUMBER(FIND(&quot; %&quot;; [$pays.D21])) ;SUBSTITUTE([$pays.D21];&quot; %&quot;;&quot;&quot;) ; SUBSTITUTE([$pays.D21];&quot;'&quot;;&quot; &quot;)))" office:value-type="string" office:string-value="174396" calcext:value-type="string">
            <text:p>174396</text:p>
          </table:table-cell>
          <table:table-cell table:formula="of:=IF(ISBLANK([$pays.E21])OR([$pays.E21]=&quot;N.A.&quot;);&quot;NULL&quot;;IF(ISNUMBER(FIND(&quot; %&quot;; [$pays.E21])) ;SUBSTITUTE([$pays.E21];&quot; %&quot;;&quot;&quot;) ; SUBSTITUTE([$pays.E21];&quot;'&quot;;&quot; &quot;)))" office:value-type="string" office:string-value="137" calcext:value-type="string">
            <text:p>137</text:p>
          </table:table-cell>
          <table:table-cell table:formula="of:=IF(ISBLANK([$pays.F21])OR([$pays.F21]=&quot;N.A.&quot;);&quot;NULL&quot;;IF(ISNUMBER(FIND(&quot; %&quot;; [$pays.F21])) ;SUBSTITUTE([$pays.F21];&quot; %&quot;;&quot;&quot;) ; SUBSTITUTE([$pays.F21];&quot;'&quot;;&quot; &quot;)))" office:value-type="string" office:string-value="510890" calcext:value-type="string">
            <text:p>510890</text:p>
          </table:table-cell>
          <table:table-cell table:formula="of:=IF(ISBLANK([$pays.G21])OR([$pays.G21]=&quot;N.A.&quot;);&quot;NULL&quot;;IF(ISNUMBER(FIND(&quot; %&quot;; [$pays.G21])) ;SUBSTITUTE([$pays.G21];&quot; %&quot;;&quot;&quot;) ; SUBSTITUTE([$pays.G21];&quot;'&quot;;&quot; &quot;)))" office:value-type="string" office:string-value="19444.0" calcext:value-type="string">
            <text:p>19444.0</text:p>
          </table:table-cell>
          <table:table-cell table:formula="of:=IF(ISBLANK([$pays.H21])OR([$pays.H21]=&quot;N.A.&quot;);&quot;NULL&quot;;IF(ISNUMBER(FIND(&quot; %&quot;; [$pays.H21])) ;SUBSTITUTE([$pays.H21];&quot; %&quot;;&quot;&quot;) ; SUBSTITUTE([$pays.H21];&quot;'&quot;;&quot; &quot;)))" office:value-type="string" office:string-value="1.5" calcext:value-type="string">
            <text:p>1.5</text:p>
          </table:table-cell>
          <table:table-cell table:formula="of:=IF(ISBLANK([$pays.I21])OR([$pays.I21]=&quot;N.A.&quot;);&quot;NULL&quot;;IF(ISNUMBER(FIND(&quot; %&quot;; [$pays.I21])) ;SUBSTITUTE([$pays.I21];&quot; %&quot;;&quot;&quot;) ; SUBSTITUTE([$pays.I21];&quot;'&quot;;&quot; &quot;)))" office:value-type="string" office:string-value="40" calcext:value-type="string">
            <text:p>40</text:p>
          </table:table-cell>
          <table:table-cell table:formula="of:=IF(ISBLANK([$pays.J21])OR([$pays.J21]=&quot;N.A.&quot;);&quot;NULL&quot;;IF(ISNUMBER(FIND(&quot; %&quot;; [$pays.J21])) ;SUBSTITUTE([$pays.J21];&quot; %&quot;;&quot;&quot;) ; SUBSTITUTE([$pays.J21];&quot;'&quot;;&quot; &quot;)))" office:value-type="string" office:string-value="51" calcext:value-type="string">
            <text:p>51</text:p>
          </table:table-cell>
          <table:table-cell table:formula="of:=IF(ISBLANK([$pays.K21])OR([$pays.K21]=&quot;N.A.&quot;);&quot;NULL&quot;;IF(ISNUMBER(FIND(&quot; %&quot;; [$pays.K21])) ;SUBSTITUTE([$pays.K21];&quot; %&quot;;&quot;&quot;) ; SUBSTITUTE([$pays.K21];&quot;'&quot;;&quot; &quot;)))" office:value-type="string" office:string-value="0.90" calcext:value-type="string">
            <text:p>0.90</text:p>
          </table:table-cell>
          <table:table-cell table:formula="of:=IF(ISBLANK([$pays.L21])OR([$pays.L21]=&quot;N.A.&quot;);&quot;NULL&quot;;IF(ISNUMBER(FIND(&quot; %&quot;; [$pays.L21])) ;SUBSTITUTE([$pays.L21];&quot; %&quot;;&quot;&quot;) ; SUBSTITUTE([$pays.L2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])OR([$pays.A22]=&quot;N.A.&quot;);&quot;NULL&quot;;IF(ISNUMBER(FIND(&quot; %&quot;; [$pays.A22])) ;SUBSTITUTE([$pays.A22];&quot; %&quot;;&quot;&quot;) ; SUBSTITUTE([$pays.A22];&quot;'&quot;;&quot; &quot;)))" office:value-type="string" office:string-value="United Kingdom" calcext:value-type="string">
            <text:p>United Kingdom</text:p>
          </table:table-cell>
          <table:table-cell table:formula="of:=IF(ISBLANK([$pays.B22])OR([$pays.B22]=&quot;N.A.&quot;);&quot;NULL&quot;;IF(ISNUMBER(FIND(&quot; %&quot;; [$pays.B22])) ;SUBSTITUTE([$pays.B22];&quot; %&quot;;&quot;&quot;) ; SUBSTITUTE([$pays.B22];&quot;'&quot;;&quot; &quot;)))" office:value-type="string" office:string-value="67814098" calcext:value-type="string">
            <text:p>67814098</text:p>
          </table:table-cell>
          <table:table-cell table:formula="of:=IF(ISBLANK([$pays.C22])OR([$pays.C22]=&quot;N.A.&quot;);&quot;NULL&quot;;IF(ISNUMBER(FIND(&quot; %&quot;; [$pays.C22])) ;SUBSTITUTE([$pays.C22];&quot; %&quot;;&quot;&quot;) ; SUBSTITUTE([$pays.C22];&quot;'&quot;;&quot; &quot;)))" office:value-type="string" office:string-value="0.53" calcext:value-type="string">
            <text:p>0.53</text:p>
          </table:table-cell>
          <table:table-cell table:formula="of:=IF(ISBLANK([$pays.D22])OR([$pays.D22]=&quot;N.A.&quot;);&quot;NULL&quot;;IF(ISNUMBER(FIND(&quot; %&quot;; [$pays.D22])) ;SUBSTITUTE([$pays.D22];&quot; %&quot;;&quot;&quot;) ; SUBSTITUTE([$pays.D22];&quot;'&quot;;&quot; &quot;)))" office:value-type="string" office:string-value="355839" calcext:value-type="string">
            <text:p>355839</text:p>
          </table:table-cell>
          <table:table-cell table:formula="of:=IF(ISBLANK([$pays.E22])OR([$pays.E22]=&quot;N.A.&quot;);&quot;NULL&quot;;IF(ISNUMBER(FIND(&quot; %&quot;; [$pays.E22])) ;SUBSTITUTE([$pays.E22];&quot; %&quot;;&quot;&quot;) ; SUBSTITUTE([$pays.E22];&quot;'&quot;;&quot; &quot;)))" office:value-type="string" office:string-value="281" calcext:value-type="string">
            <text:p>281</text:p>
          </table:table-cell>
          <table:table-cell table:formula="of:=IF(ISBLANK([$pays.F22])OR([$pays.F22]=&quot;N.A.&quot;);&quot;NULL&quot;;IF(ISNUMBER(FIND(&quot; %&quot;; [$pays.F22])) ;SUBSTITUTE([$pays.F22];&quot; %&quot;;&quot;&quot;) ; SUBSTITUTE([$pays.F22];&quot;'&quot;;&quot; &quot;)))" office:value-type="string" office:string-value="241930" calcext:value-type="string">
            <text:p>241930</text:p>
          </table:table-cell>
          <table:table-cell table:formula="of:=IF(ISBLANK([$pays.G22])OR([$pays.G22]=&quot;N.A.&quot;);&quot;NULL&quot;;IF(ISNUMBER(FIND(&quot; %&quot;; [$pays.G22])) ;SUBSTITUTE([$pays.G22];&quot; %&quot;;&quot;&quot;) ; SUBSTITUTE([$pays.G22];&quot;'&quot;;&quot; &quot;)))" office:value-type="string" office:string-value="260650.0" calcext:value-type="string">
            <text:p>260650.0</text:p>
          </table:table-cell>
          <table:table-cell table:formula="of:=IF(ISBLANK([$pays.H22])OR([$pays.H22]=&quot;N.A.&quot;);&quot;NULL&quot;;IF(ISNUMBER(FIND(&quot; %&quot;; [$pays.H22])) ;SUBSTITUTE([$pays.H22];&quot; %&quot;;&quot;&quot;) ; SUBSTITUTE([$pays.H22];&quot;'&quot;;&quot; &quot;)))" office:value-type="string" office:string-value="1.8" calcext:value-type="string">
            <text:p>1.8</text:p>
          </table:table-cell>
          <table:table-cell table:formula="of:=IF(ISBLANK([$pays.I22])OR([$pays.I22]=&quot;N.A.&quot;);&quot;NULL&quot;;IF(ISNUMBER(FIND(&quot; %&quot;; [$pays.I22])) ;SUBSTITUTE([$pays.I22];&quot; %&quot;;&quot;&quot;) ; SUBSTITUTE([$pays.I22];&quot;'&quot;;&quot; &quot;)))" office:value-type="string" office:string-value="40" calcext:value-type="string">
            <text:p>40</text:p>
          </table:table-cell>
          <table:table-cell table:formula="of:=IF(ISBLANK([$pays.J22])OR([$pays.J22]=&quot;N.A.&quot;);&quot;NULL&quot;;IF(ISNUMBER(FIND(&quot; %&quot;; [$pays.J22])) ;SUBSTITUTE([$pays.J22];&quot; %&quot;;&quot;&quot;) ; SUBSTITUTE([$pays.J22];&quot;'&quot;;&quot; &quot;)))" office:value-type="string" office:string-value="83" calcext:value-type="string">
            <text:p>83</text:p>
          </table:table-cell>
          <table:table-cell table:formula="of:=IF(ISBLANK([$pays.K22])OR([$pays.K22]=&quot;N.A.&quot;);&quot;NULL&quot;;IF(ISNUMBER(FIND(&quot; %&quot;; [$pays.K22])) ;SUBSTITUTE([$pays.K22];&quot; %&quot;;&quot;&quot;) ; SUBSTITUTE([$pays.K22];&quot;'&quot;;&quot; &quot;)))" office:value-type="string" office:string-value="0.87" calcext:value-type="string">
            <text:p>0.87</text:p>
          </table:table-cell>
          <table:table-cell table:formula="of:=IF(ISBLANK([$pays.L22])OR([$pays.L22]=&quot;N.A.&quot;);&quot;NULL&quot;;IF(ISNUMBER(FIND(&quot; %&quot;; [$pays.L22])) ;SUBSTITUTE([$pays.L22];&quot; %&quot;;&quot;&quot;) ; SUBSTITUTE([$pays.L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])OR([$pays.A23]=&quot;N.A.&quot;);&quot;NULL&quot;;IF(ISNUMBER(FIND(&quot; %&quot;; [$pays.A23])) ;SUBSTITUTE([$pays.A23];&quot; %&quot;;&quot;&quot;) ; SUBSTITUTE([$pays.A23];&quot;'&quot;;&quot; &quot;)))" office:value-type="string" office:string-value="France" calcext:value-type="string">
            <text:p>France</text:p>
          </table:table-cell>
          <table:table-cell table:formula="of:=IF(ISBLANK([$pays.B23])OR([$pays.B23]=&quot;N.A.&quot;);&quot;NULL&quot;;IF(ISNUMBER(FIND(&quot; %&quot;; [$pays.B23])) ;SUBSTITUTE([$pays.B23];&quot; %&quot;;&quot;&quot;) ; SUBSTITUTE([$pays.B23];&quot;'&quot;;&quot; &quot;)))" office:value-type="string" office:string-value="65244628" calcext:value-type="string">
            <text:p>65244628</text:p>
          </table:table-cell>
          <table:table-cell table:formula="of:=IF(ISBLANK([$pays.C23])OR([$pays.C23]=&quot;N.A.&quot;);&quot;NULL&quot;;IF(ISNUMBER(FIND(&quot; %&quot;; [$pays.C23])) ;SUBSTITUTE([$pays.C23];&quot; %&quot;;&quot;&quot;) ; SUBSTITUTE([$pays.C23];&quot;'&quot;;&quot; &quot;)))" office:value-type="string" office:string-value="0.22" calcext:value-type="string">
            <text:p>0.22</text:p>
          </table:table-cell>
          <table:table-cell table:formula="of:=IF(ISBLANK([$pays.D23])OR([$pays.D23]=&quot;N.A.&quot;);&quot;NULL&quot;;IF(ISNUMBER(FIND(&quot; %&quot;; [$pays.D23])) ;SUBSTITUTE([$pays.D23];&quot; %&quot;;&quot;&quot;) ; SUBSTITUTE([$pays.D23];&quot;'&quot;;&quot; &quot;)))" office:value-type="string" office:string-value="143783" calcext:value-type="string">
            <text:p>143783</text:p>
          </table:table-cell>
          <table:table-cell table:formula="of:=IF(ISBLANK([$pays.E23])OR([$pays.E23]=&quot;N.A.&quot;);&quot;NULL&quot;;IF(ISNUMBER(FIND(&quot; %&quot;; [$pays.E23])) ;SUBSTITUTE([$pays.E23];&quot; %&quot;;&quot;&quot;) ; SUBSTITUTE([$pays.E23];&quot;'&quot;;&quot; &quot;)))" office:value-type="string" office:string-value="119" calcext:value-type="string">
            <text:p>119</text:p>
          </table:table-cell>
          <table:table-cell table:formula="of:=IF(ISBLANK([$pays.F23])OR([$pays.F23]=&quot;N.A.&quot;);&quot;NULL&quot;;IF(ISNUMBER(FIND(&quot; %&quot;; [$pays.F23])) ;SUBSTITUTE([$pays.F23];&quot; %&quot;;&quot;&quot;) ; SUBSTITUTE([$pays.F23];&quot;'&quot;;&quot; &quot;)))" office:value-type="string" office:string-value="547557" calcext:value-type="string">
            <text:p>547557</text:p>
          </table:table-cell>
          <table:table-cell table:formula="of:=IF(ISBLANK([$pays.G23])OR([$pays.G23]=&quot;N.A.&quot;);&quot;NULL&quot;;IF(ISNUMBER(FIND(&quot; %&quot;; [$pays.G23])) ;SUBSTITUTE([$pays.G23];&quot; %&quot;;&quot;&quot;) ; SUBSTITUTE([$pays.G23];&quot;'&quot;;&quot; &quot;)))" office:value-type="string" office:string-value="36527.0" calcext:value-type="string">
            <text:p>36527.0</text:p>
          </table:table-cell>
          <table:table-cell table:formula="of:=IF(ISBLANK([$pays.H23])OR([$pays.H23]=&quot;N.A.&quot;);&quot;NULL&quot;;IF(ISNUMBER(FIND(&quot; %&quot;; [$pays.H23])) ;SUBSTITUTE([$pays.H23];&quot; %&quot;;&quot;&quot;) ; SUBSTITUTE([$pays.H23];&quot;'&quot;;&quot; &quot;)))" office:value-type="string" office:string-value="1.9" calcext:value-type="string">
            <text:p>1.9</text:p>
          </table:table-cell>
          <table:table-cell table:formula="of:=IF(ISBLANK([$pays.I23])OR([$pays.I23]=&quot;N.A.&quot;);&quot;NULL&quot;;IF(ISNUMBER(FIND(&quot; %&quot;; [$pays.I23])) ;SUBSTITUTE([$pays.I23];&quot; %&quot;;&quot;&quot;) ; SUBSTITUTE([$pays.I23];&quot;'&quot;;&quot; &quot;)))" office:value-type="string" office:string-value="42" calcext:value-type="string">
            <text:p>42</text:p>
          </table:table-cell>
          <table:table-cell table:formula="of:=IF(ISBLANK([$pays.J23])OR([$pays.J23]=&quot;N.A.&quot;);&quot;NULL&quot;;IF(ISNUMBER(FIND(&quot; %&quot;; [$pays.J23])) ;SUBSTITUTE([$pays.J23];&quot; %&quot;;&quot;&quot;) ; SUBSTITUTE([$pays.J23];&quot;'&quot;;&quot; &quot;)))" office:value-type="string" office:string-value="82" calcext:value-type="string">
            <text:p>82</text:p>
          </table:table-cell>
          <table:table-cell table:formula="of:=IF(ISBLANK([$pays.K23])OR([$pays.K23]=&quot;N.A.&quot;);&quot;NULL&quot;;IF(ISNUMBER(FIND(&quot; %&quot;; [$pays.K23])) ;SUBSTITUTE([$pays.K23];&quot; %&quot;;&quot;&quot;) ; SUBSTITUTE([$pays.K23];&quot;'&quot;;&quot; &quot;)))" office:value-type="string" office:string-value="0.84" calcext:value-type="string">
            <text:p>0.84</text:p>
          </table:table-cell>
          <table:table-cell table:formula="of:=IF(ISBLANK([$pays.L23])OR([$pays.L23]=&quot;N.A.&quot;);&quot;NULL&quot;;IF(ISNUMBER(FIND(&quot; %&quot;; [$pays.L23])) ;SUBSTITUTE([$pays.L23];&quot; %&quot;;&quot;&quot;) ; SUBSTITUTE([$pays.L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4])OR([$pays.A24]=&quot;N.A.&quot;);&quot;NULL&quot;;IF(ISNUMBER(FIND(&quot; %&quot;; [$pays.A24])) ;SUBSTITUTE([$pays.A24];&quot; %&quot;;&quot;&quot;) ; SUBSTITUTE([$pays.A24];&quot;'&quot;;&quot; &quot;)))" office:value-type="string" office:string-value="Italy" calcext:value-type="string">
            <text:p>Italy</text:p>
          </table:table-cell>
          <table:table-cell table:formula="of:=IF(ISBLANK([$pays.B24])OR([$pays.B24]=&quot;N.A.&quot;);&quot;NULL&quot;;IF(ISNUMBER(FIND(&quot; %&quot;; [$pays.B24])) ;SUBSTITUTE([$pays.B24];&quot; %&quot;;&quot;&quot;) ; SUBSTITUTE([$pays.B24];&quot;'&quot;;&quot; &quot;)))" office:value-type="string" office:string-value="60479424" calcext:value-type="string">
            <text:p>60479424</text:p>
          </table:table-cell>
          <table:table-cell table:formula="of:=IF(ISBLANK([$pays.C24])OR([$pays.C24]=&quot;N.A.&quot;);&quot;NULL&quot;;IF(ISNUMBER(FIND(&quot; %&quot;; [$pays.C24])) ;SUBSTITUTE([$pays.C24];&quot; %&quot;;&quot;&quot;) ; SUBSTITUTE([$pays.C24];&quot;'&quot;;&quot; &quot;)))" office:value-type="string" office:string-value="-0.15" calcext:value-type="string">
            <text:p>-0.15</text:p>
          </table:table-cell>
          <table:table-cell table:formula="of:=IF(ISBLANK([$pays.D24])OR([$pays.D24]=&quot;N.A.&quot;);&quot;NULL&quot;;IF(ISNUMBER(FIND(&quot; %&quot;; [$pays.D24])) ;SUBSTITUTE([$pays.D24];&quot; %&quot;;&quot;&quot;) ; SUBSTITUTE([$pays.D24];&quot;'&quot;;&quot; &quot;)))" office:value-type="string" office:string-value="-88249" calcext:value-type="string">
            <text:p>-88249</text:p>
          </table:table-cell>
          <table:table-cell table:formula="of:=IF(ISBLANK([$pays.E24])OR([$pays.E24]=&quot;N.A.&quot;);&quot;NULL&quot;;IF(ISNUMBER(FIND(&quot; %&quot;; [$pays.E24])) ;SUBSTITUTE([$pays.E24];&quot; %&quot;;&quot;&quot;) ; SUBSTITUTE([$pays.E24];&quot;'&quot;;&quot; &quot;)))" office:value-type="string" office:string-value="206" calcext:value-type="string">
            <text:p>206</text:p>
          </table:table-cell>
          <table:table-cell table:formula="of:=IF(ISBLANK([$pays.F24])OR([$pays.F24]=&quot;N.A.&quot;);&quot;NULL&quot;;IF(ISNUMBER(FIND(&quot; %&quot;; [$pays.F24])) ;SUBSTITUTE([$pays.F24];&quot; %&quot;;&quot;&quot;) ; SUBSTITUTE([$pays.F24];&quot;'&quot;;&quot; &quot;)))" office:value-type="string" office:string-value="294140" calcext:value-type="string">
            <text:p>294140</text:p>
          </table:table-cell>
          <table:table-cell table:formula="of:=IF(ISBLANK([$pays.G24])OR([$pays.G24]=&quot;N.A.&quot;);&quot;NULL&quot;;IF(ISNUMBER(FIND(&quot; %&quot;; [$pays.G24])) ;SUBSTITUTE([$pays.G24];&quot; %&quot;;&quot;&quot;) ; SUBSTITUTE([$pays.G24];&quot;'&quot;;&quot; &quot;)))" office:value-type="string" office:string-value="148943.0" calcext:value-type="string">
            <text:p>148943.0</text:p>
          </table:table-cell>
          <table:table-cell table:formula="of:=IF(ISBLANK([$pays.H24])OR([$pays.H24]=&quot;N.A.&quot;);&quot;NULL&quot;;IF(ISNUMBER(FIND(&quot; %&quot;; [$pays.H24])) ;SUBSTITUTE([$pays.H24];&quot; %&quot;;&quot;&quot;) ; SUBSTITUTE([$pays.H24];&quot;'&quot;;&quot; &quot;)))" office:value-type="string" office:string-value="1.3" calcext:value-type="string">
            <text:p>1.3</text:p>
          </table:table-cell>
          <table:table-cell table:formula="of:=IF(ISBLANK([$pays.I24])OR([$pays.I24]=&quot;N.A.&quot;);&quot;NULL&quot;;IF(ISNUMBER(FIND(&quot; %&quot;; [$pays.I24])) ;SUBSTITUTE([$pays.I24];&quot; %&quot;;&quot;&quot;) ; SUBSTITUTE([$pays.I24];&quot;'&quot;;&quot; &quot;)))" office:value-type="string" office:string-value="47" calcext:value-type="string">
            <text:p>47</text:p>
          </table:table-cell>
          <table:table-cell table:formula="of:=IF(ISBLANK([$pays.J24])OR([$pays.J24]=&quot;N.A.&quot;);&quot;NULL&quot;;IF(ISNUMBER(FIND(&quot; %&quot;; [$pays.J24])) ;SUBSTITUTE([$pays.J24];&quot; %&quot;;&quot;&quot;) ; SUBSTITUTE([$pays.J24];&quot;'&quot;;&quot; &quot;)))" office:value-type="string" office:string-value="69" calcext:value-type="string">
            <text:p>69</text:p>
          </table:table-cell>
          <table:table-cell table:formula="of:=IF(ISBLANK([$pays.K24])OR([$pays.K24]=&quot;N.A.&quot;);&quot;NULL&quot;;IF(ISNUMBER(FIND(&quot; %&quot;; [$pays.K24])) ;SUBSTITUTE([$pays.K24];&quot; %&quot;;&quot;&quot;) ; SUBSTITUTE([$pays.K24];&quot;'&quot;;&quot; &quot;)))" office:value-type="string" office:string-value="0.78" calcext:value-type="string">
            <text:p>0.78</text:p>
          </table:table-cell>
          <table:table-cell table:formula="of:=IF(ISBLANK([$pays.L24])OR([$pays.L24]=&quot;N.A.&quot;);&quot;NULL&quot;;IF(ISNUMBER(FIND(&quot; %&quot;; [$pays.L24])) ;SUBSTITUTE([$pays.L24];&quot; %&quot;;&quot;&quot;) ; SUBSTITUTE([$pays.L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5])OR([$pays.A25]=&quot;N.A.&quot;);&quot;NULL&quot;;IF(ISNUMBER(FIND(&quot; %&quot;; [$pays.A25])) ;SUBSTITUTE([$pays.A25];&quot; %&quot;;&quot;&quot;) ; SUBSTITUTE([$pays.A25];&quot;'&quot;;&quot; &quot;)))" office:value-type="string" office:string-value="Tanzania" calcext:value-type="string">
            <text:p>Tanzania</text:p>
          </table:table-cell>
          <table:table-cell table:formula="of:=IF(ISBLANK([$pays.B25])OR([$pays.B25]=&quot;N.A.&quot;);&quot;NULL&quot;;IF(ISNUMBER(FIND(&quot; %&quot;; [$pays.B25])) ;SUBSTITUTE([$pays.B25];&quot; %&quot;;&quot;&quot;) ; SUBSTITUTE([$pays.B25];&quot;'&quot;;&quot; &quot;)))" office:value-type="string" office:string-value="59368313" calcext:value-type="string">
            <text:p>59368313</text:p>
          </table:table-cell>
          <table:table-cell table:formula="of:=IF(ISBLANK([$pays.C25])OR([$pays.C25]=&quot;N.A.&quot;);&quot;NULL&quot;;IF(ISNUMBER(FIND(&quot; %&quot;; [$pays.C25])) ;SUBSTITUTE([$pays.C25];&quot; %&quot;;&quot;&quot;) ; SUBSTITUTE([$pays.C25];&quot;'&quot;;&quot; &quot;)))" office:value-type="string" office:string-value="2.98" calcext:value-type="string">
            <text:p>2.98</text:p>
          </table:table-cell>
          <table:table-cell table:formula="of:=IF(ISBLANK([$pays.D25])OR([$pays.D25]=&quot;N.A.&quot;);&quot;NULL&quot;;IF(ISNUMBER(FIND(&quot; %&quot;; [$pays.D25])) ;SUBSTITUTE([$pays.D25];&quot; %&quot;;&quot;&quot;) ; SUBSTITUTE([$pays.D25];&quot;'&quot;;&quot; &quot;)))" office:value-type="string" office:string-value="1728755" calcext:value-type="string">
            <text:p>1728755</text:p>
          </table:table-cell>
          <table:table-cell table:formula="of:=IF(ISBLANK([$pays.E25])OR([$pays.E25]=&quot;N.A.&quot;);&quot;NULL&quot;;IF(ISNUMBER(FIND(&quot; %&quot;; [$pays.E25])) ;SUBSTITUTE([$pays.E25];&quot; %&quot;;&quot;&quot;) ; SUBSTITUTE([$pays.E25];&quot;'&quot;;&quot; &quot;)))" office:value-type="string" office:string-value="67" calcext:value-type="string">
            <text:p>67</text:p>
          </table:table-cell>
          <table:table-cell table:formula="of:=IF(ISBLANK([$pays.F25])OR([$pays.F25]=&quot;N.A.&quot;);&quot;NULL&quot;;IF(ISNUMBER(FIND(&quot; %&quot;; [$pays.F25])) ;SUBSTITUTE([$pays.F25];&quot; %&quot;;&quot;&quot;) ; SUBSTITUTE([$pays.F25];&quot;'&quot;;&quot; &quot;)))" office:value-type="string" office:string-value="885800" calcext:value-type="string">
            <text:p>885800</text:p>
          </table:table-cell>
          <table:table-cell table:formula="of:=IF(ISBLANK([$pays.G25])OR([$pays.G25]=&quot;N.A.&quot;);&quot;NULL&quot;;IF(ISNUMBER(FIND(&quot; %&quot;; [$pays.G25])) ;SUBSTITUTE([$pays.G25];&quot; %&quot;;&quot;&quot;) ; SUBSTITUTE([$pays.G25];&quot;'&quot;;&quot; &quot;)))" office:value-type="string" office:string-value="-40076.0" calcext:value-type="string">
            <text:p>-40076.0</text:p>
          </table:table-cell>
          <table:table-cell table:formula="of:=IF(ISBLANK([$pays.H25])OR([$pays.H25]=&quot;N.A.&quot;);&quot;NULL&quot;;IF(ISNUMBER(FIND(&quot; %&quot;; [$pays.H25])) ;SUBSTITUTE([$pays.H25];&quot; %&quot;;&quot;&quot;) ; SUBSTITUTE([$pays.H25];&quot;'&quot;;&quot; &quot;)))" office:value-type="string" office:string-value="4.9" calcext:value-type="string">
            <text:p>4.9</text:p>
          </table:table-cell>
          <table:table-cell table:formula="of:=IF(ISBLANK([$pays.I25])OR([$pays.I25]=&quot;N.A.&quot;);&quot;NULL&quot;;IF(ISNUMBER(FIND(&quot; %&quot;; [$pays.I25])) ;SUBSTITUTE([$pays.I25];&quot; %&quot;;&quot;&quot;) ; SUBSTITUTE([$pays.I25];&quot;'&quot;;&quot; &quot;)))" office:value-type="string" office:string-value="18" calcext:value-type="string">
            <text:p>18</text:p>
          </table:table-cell>
          <table:table-cell table:formula="of:=IF(ISBLANK([$pays.J25])OR([$pays.J25]=&quot;N.A.&quot;);&quot;NULL&quot;;IF(ISNUMBER(FIND(&quot; %&quot;; [$pays.J25])) ;SUBSTITUTE([$pays.J25];&quot; %&quot;;&quot;&quot;) ; SUBSTITUTE([$pays.J25];&quot;'&quot;;&quot; &quot;)))" office:value-type="string" office:string-value="37" calcext:value-type="string">
            <text:p>37</text:p>
          </table:table-cell>
          <table:table-cell table:formula="of:=IF(ISBLANK([$pays.K25])OR([$pays.K25]=&quot;N.A.&quot;);&quot;NULL&quot;;IF(ISNUMBER(FIND(&quot; %&quot;; [$pays.K25])) ;SUBSTITUTE([$pays.K25];&quot; %&quot;;&quot;&quot;) ; SUBSTITUTE([$pays.K25];&quot;'&quot;;&quot; &quot;)))" office:value-type="string" office:string-value="0.77" calcext:value-type="string">
            <text:p>0.77</text:p>
          </table:table-cell>
          <table:table-cell table:formula="of:=IF(ISBLANK([$pays.L25])OR([$pays.L25]=&quot;N.A.&quot;);&quot;NULL&quot;;IF(ISNUMBER(FIND(&quot; %&quot;; [$pays.L25])) ;SUBSTITUTE([$pays.L25];&quot; %&quot;;&quot;&quot;) ; SUBSTITUTE([$pays.L2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6])OR([$pays.A26]=&quot;N.A.&quot;);&quot;NULL&quot;;IF(ISNUMBER(FIND(&quot; %&quot;; [$pays.A26])) ;SUBSTITUTE([$pays.A26];&quot; %&quot;;&quot;&quot;) ; SUBSTITUTE([$pays.A26];&quot;'&quot;;&quot; &quot;)))" office:value-type="string" office:string-value="South Africa" calcext:value-type="string">
            <text:p>South Africa</text:p>
          </table:table-cell>
          <table:table-cell table:formula="of:=IF(ISBLANK([$pays.B26])OR([$pays.B26]=&quot;N.A.&quot;);&quot;NULL&quot;;IF(ISNUMBER(FIND(&quot; %&quot;; [$pays.B26])) ;SUBSTITUTE([$pays.B26];&quot; %&quot;;&quot;&quot;) ; SUBSTITUTE([$pays.B26];&quot;'&quot;;&quot; &quot;)))" office:value-type="string" office:string-value="59154802" calcext:value-type="string">
            <text:p>59154802</text:p>
          </table:table-cell>
          <table:table-cell table:formula="of:=IF(ISBLANK([$pays.C26])OR([$pays.C26]=&quot;N.A.&quot;);&quot;NULL&quot;;IF(ISNUMBER(FIND(&quot; %&quot;; [$pays.C26])) ;SUBSTITUTE([$pays.C26];&quot; %&quot;;&quot;&quot;) ; SUBSTITUTE([$pays.C26];&quot;'&quot;;&quot; &quot;)))" office:value-type="string" office:string-value="1.28" calcext:value-type="string">
            <text:p>1.28</text:p>
          </table:table-cell>
          <table:table-cell table:formula="of:=IF(ISBLANK([$pays.D26])OR([$pays.D26]=&quot;N.A.&quot;);&quot;NULL&quot;;IF(ISNUMBER(FIND(&quot; %&quot;; [$pays.D26])) ;SUBSTITUTE([$pays.D26];&quot; %&quot;;&quot;&quot;) ; SUBSTITUTE([$pays.D26];&quot;'&quot;;&quot; &quot;)))" office:value-type="string" office:string-value="750420" calcext:value-type="string">
            <text:p>750420</text:p>
          </table:table-cell>
          <table:table-cell table:formula="of:=IF(ISBLANK([$pays.E26])OR([$pays.E26]=&quot;N.A.&quot;);&quot;NULL&quot;;IF(ISNUMBER(FIND(&quot; %&quot;; [$pays.E26])) ;SUBSTITUTE([$pays.E26];&quot; %&quot;;&quot;&quot;) ; SUBSTITUTE([$pays.E26];&quot;'&quot;;&quot; &quot;)))" office:value-type="string" office:string-value="49" calcext:value-type="string">
            <text:p>49</text:p>
          </table:table-cell>
          <table:table-cell table:formula="of:=IF(ISBLANK([$pays.F26])OR([$pays.F26]=&quot;N.A.&quot;);&quot;NULL&quot;;IF(ISNUMBER(FIND(&quot; %&quot;; [$pays.F26])) ;SUBSTITUTE([$pays.F26];&quot; %&quot;;&quot;&quot;) ; SUBSTITUTE([$pays.F26];&quot;'&quot;;&quot; &quot;)))" office:value-type="string" office:string-value="1213090" calcext:value-type="string">
            <text:p>1213090</text:p>
          </table:table-cell>
          <table:table-cell table:formula="of:=IF(ISBLANK([$pays.G26])OR([$pays.G26]=&quot;N.A.&quot;);&quot;NULL&quot;;IF(ISNUMBER(FIND(&quot; %&quot;; [$pays.G26])) ;SUBSTITUTE([$pays.G26];&quot; %&quot;;&quot;&quot;) ; SUBSTITUTE([$pays.G26];&quot;'&quot;;&quot; &quot;)))" office:value-type="string" office:string-value="145405.0" calcext:value-type="string">
            <text:p>145405.0</text:p>
          </table:table-cell>
          <table:table-cell table:formula="of:=IF(ISBLANK([$pays.H26])OR([$pays.H26]=&quot;N.A.&quot;);&quot;NULL&quot;;IF(ISNUMBER(FIND(&quot; %&quot;; [$pays.H26])) ;SUBSTITUTE([$pays.H26];&quot; %&quot;;&quot;&quot;) ; SUBSTITUTE([$pays.H26];&quot;'&quot;;&quot; &quot;)))" office:value-type="string" office:string-value="2.4" calcext:value-type="string">
            <text:p>2.4</text:p>
          </table:table-cell>
          <table:table-cell table:formula="of:=IF(ISBLANK([$pays.I26])OR([$pays.I26]=&quot;N.A.&quot;);&quot;NULL&quot;;IF(ISNUMBER(FIND(&quot; %&quot;; [$pays.I26])) ;SUBSTITUTE([$pays.I26];&quot; %&quot;;&quot;&quot;) ; SUBSTITUTE([$pays.I26];&quot;'&quot;;&quot; &quot;)))" office:value-type="string" office:string-value="28" calcext:value-type="string">
            <text:p>28</text:p>
          </table:table-cell>
          <table:table-cell table:formula="of:=IF(ISBLANK([$pays.J26])OR([$pays.J26]=&quot;N.A.&quot;);&quot;NULL&quot;;IF(ISNUMBER(FIND(&quot; %&quot;; [$pays.J26])) ;SUBSTITUTE([$pays.J26];&quot; %&quot;;&quot;&quot;) ; SUBSTITUTE([$pays.J26];&quot;'&quot;;&quot; &quot;)))" office:value-type="string" office:string-value="67" calcext:value-type="string">
            <text:p>67</text:p>
          </table:table-cell>
          <table:table-cell table:formula="of:=IF(ISBLANK([$pays.K26])OR([$pays.K26]=&quot;N.A.&quot;);&quot;NULL&quot;;IF(ISNUMBER(FIND(&quot; %&quot;; [$pays.K26])) ;SUBSTITUTE([$pays.K26];&quot; %&quot;;&quot;&quot;) ; SUBSTITUTE([$pays.K26];&quot;'&quot;;&quot; &quot;)))" office:value-type="string" office:string-value="0.76" calcext:value-type="string">
            <text:p>0.76</text:p>
          </table:table-cell>
          <table:table-cell table:formula="of:=IF(ISBLANK([$pays.L26])OR([$pays.L26]=&quot;N.A.&quot;);&quot;NULL&quot;;IF(ISNUMBER(FIND(&quot; %&quot;; [$pays.L26])) ;SUBSTITUTE([$pays.L26];&quot; %&quot;;&quot;&quot;) ; SUBSTITUTE([$pays.L2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7])OR([$pays.A27]=&quot;N.A.&quot;);&quot;NULL&quot;;IF(ISNUMBER(FIND(&quot; %&quot;; [$pays.A27])) ;SUBSTITUTE([$pays.A27];&quot; %&quot;;&quot;&quot;) ; SUBSTITUTE([$pays.A27];&quot;'&quot;;&quot; &quot;)))" office:value-type="string" office:string-value="Myanmar" calcext:value-type="string">
            <text:p>Myanmar</text:p>
          </table:table-cell>
          <table:table-cell table:formula="of:=IF(ISBLANK([$pays.B27])OR([$pays.B27]=&quot;N.A.&quot;);&quot;NULL&quot;;IF(ISNUMBER(FIND(&quot; %&quot;; [$pays.B27])) ;SUBSTITUTE([$pays.B27];&quot; %&quot;;&quot;&quot;) ; SUBSTITUTE([$pays.B27];&quot;'&quot;;&quot; &quot;)))" office:value-type="string" office:string-value="54335948" calcext:value-type="string">
            <text:p>54335948</text:p>
          </table:table-cell>
          <table:table-cell table:formula="of:=IF(ISBLANK([$pays.C27])OR([$pays.C27]=&quot;N.A.&quot;);&quot;NULL&quot;;IF(ISNUMBER(FIND(&quot; %&quot;; [$pays.C27])) ;SUBSTITUTE([$pays.C27];&quot; %&quot;;&quot;&quot;) ; SUBSTITUTE([$pays.C27];&quot;'&quot;;&quot; &quot;)))" office:value-type="string" office:string-value="0.67" calcext:value-type="string">
            <text:p>0.67</text:p>
          </table:table-cell>
          <table:table-cell table:formula="of:=IF(ISBLANK([$pays.D27])OR([$pays.D27]=&quot;N.A.&quot;);&quot;NULL&quot;;IF(ISNUMBER(FIND(&quot; %&quot;; [$pays.D27])) ;SUBSTITUTE([$pays.D27];&quot; %&quot;;&quot;&quot;) ; SUBSTITUTE([$pays.D27];&quot;'&quot;;&quot; &quot;)))" office:value-type="string" office:string-value="364380" calcext:value-type="string">
            <text:p>364380</text:p>
          </table:table-cell>
          <table:table-cell table:formula="of:=IF(ISBLANK([$pays.E27])OR([$pays.E27]=&quot;N.A.&quot;);&quot;NULL&quot;;IF(ISNUMBER(FIND(&quot; %&quot;; [$pays.E27])) ;SUBSTITUTE([$pays.E27];&quot; %&quot;;&quot;&quot;) ; SUBSTITUTE([$pays.E27];&quot;'&quot;;&quot; &quot;)))" office:value-type="string" office:string-value="83" calcext:value-type="string">
            <text:p>83</text:p>
          </table:table-cell>
          <table:table-cell table:formula="of:=IF(ISBLANK([$pays.F27])OR([$pays.F27]=&quot;N.A.&quot;);&quot;NULL&quot;;IF(ISNUMBER(FIND(&quot; %&quot;; [$pays.F27])) ;SUBSTITUTE([$pays.F27];&quot; %&quot;;&quot;&quot;) ; SUBSTITUTE([$pays.F27];&quot;'&quot;;&quot; &quot;)))" office:value-type="string" office:string-value="653290" calcext:value-type="string">
            <text:p>653290</text:p>
          </table:table-cell>
          <table:table-cell table:formula="of:=IF(ISBLANK([$pays.G27])OR([$pays.G27]=&quot;N.A.&quot;);&quot;NULL&quot;;IF(ISNUMBER(FIND(&quot; %&quot;; [$pays.G27])) ;SUBSTITUTE([$pays.G27];&quot; %&quot;;&quot;&quot;) ; SUBSTITUTE([$pays.G27];&quot;'&quot;;&quot; &quot;)))" office:value-type="string" office:string-value="-163313.0" calcext:value-type="string">
            <text:p>-163313.0</text:p>
          </table:table-cell>
          <table:table-cell table:formula="of:=IF(ISBLANK([$pays.H27])OR([$pays.H27]=&quot;N.A.&quot;);&quot;NULL&quot;;IF(ISNUMBER(FIND(&quot; %&quot;; [$pays.H27])) ;SUBSTITUTE([$pays.H27];&quot; %&quot;;&quot;&quot;) ; SUBSTITUTE([$pays.H27];&quot;'&quot;;&quot; &quot;)))" office:value-type="string" office:string-value="2.2" calcext:value-type="string">
            <text:p>2.2</text:p>
          </table:table-cell>
          <table:table-cell table:formula="of:=IF(ISBLANK([$pays.I27])OR([$pays.I27]=&quot;N.A.&quot;);&quot;NULL&quot;;IF(ISNUMBER(FIND(&quot; %&quot;; [$pays.I27])) ;SUBSTITUTE([$pays.I27];&quot; %&quot;;&quot;&quot;) ; SUBSTITUTE([$pays.I27];&quot;'&quot;;&quot; &quot;)))" office:value-type="string" office:string-value="29" calcext:value-type="string">
            <text:p>29</text:p>
          </table:table-cell>
          <table:table-cell table:formula="of:=IF(ISBLANK([$pays.J27])OR([$pays.J27]=&quot;N.A.&quot;);&quot;NULL&quot;;IF(ISNUMBER(FIND(&quot; %&quot;; [$pays.J27])) ;SUBSTITUTE([$pays.J27];&quot; %&quot;;&quot;&quot;) ; SUBSTITUTE([$pays.J27];&quot;'&quot;;&quot; &quot;)))" office:value-type="string" office:string-value="31" calcext:value-type="string">
            <text:p>31</text:p>
          </table:table-cell>
          <table:table-cell table:formula="of:=IF(ISBLANK([$pays.K27])OR([$pays.K27]=&quot;N.A.&quot;);&quot;NULL&quot;;IF(ISNUMBER(FIND(&quot; %&quot;; [$pays.K27])) ;SUBSTITUTE([$pays.K27];&quot; %&quot;;&quot;&quot;) ; SUBSTITUTE([$pays.K27];&quot;'&quot;;&quot; &quot;)))" office:value-type="string" office:string-value="0.70" calcext:value-type="string">
            <text:p>0.70</text:p>
          </table:table-cell>
          <table:table-cell table:formula="of:=IF(ISBLANK([$pays.L27])OR([$pays.L27]=&quot;N.A.&quot;);&quot;NULL&quot;;IF(ISNUMBER(FIND(&quot; %&quot;; [$pays.L27])) ;SUBSTITUTE([$pays.L27];&quot; %&quot;;&quot;&quot;) ; SUBSTITUTE([$pays.L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8])OR([$pays.A28]=&quot;N.A.&quot;);&quot;NULL&quot;;IF(ISNUMBER(FIND(&quot; %&quot;; [$pays.A28])) ;SUBSTITUTE([$pays.A28];&quot; %&quot;;&quot;&quot;) ; SUBSTITUTE([$pays.A28];&quot;'&quot;;&quot; &quot;)))" office:value-type="string" office:string-value="Kenya" calcext:value-type="string">
            <text:p>Kenya</text:p>
          </table:table-cell>
          <table:table-cell table:formula="of:=IF(ISBLANK([$pays.B28])OR([$pays.B28]=&quot;N.A.&quot;);&quot;NULL&quot;;IF(ISNUMBER(FIND(&quot; %&quot;; [$pays.B28])) ;SUBSTITUTE([$pays.B28];&quot; %&quot;;&quot;&quot;) ; SUBSTITUTE([$pays.B28];&quot;'&quot;;&quot; &quot;)))" office:value-type="string" office:string-value="53521116" calcext:value-type="string">
            <text:p>53521116</text:p>
          </table:table-cell>
          <table:table-cell table:formula="of:=IF(ISBLANK([$pays.C28])OR([$pays.C28]=&quot;N.A.&quot;);&quot;NULL&quot;;IF(ISNUMBER(FIND(&quot; %&quot;; [$pays.C28])) ;SUBSTITUTE([$pays.C28];&quot; %&quot;;&quot;&quot;) ; SUBSTITUTE([$pays.C28];&quot;'&quot;;&quot; &quot;)))" office:value-type="string" office:string-value="2.28" calcext:value-type="string">
            <text:p>2.28</text:p>
          </table:table-cell>
          <table:table-cell table:formula="of:=IF(ISBLANK([$pays.D28])OR([$pays.D28]=&quot;N.A.&quot;);&quot;NULL&quot;;IF(ISNUMBER(FIND(&quot; %&quot;; [$pays.D28])) ;SUBSTITUTE([$pays.D28];&quot; %&quot;;&quot;&quot;) ; SUBSTITUTE([$pays.D28];&quot;'&quot;;&quot; &quot;)))" office:value-type="string" office:string-value="1197323" calcext:value-type="string">
            <text:p>1197323</text:p>
          </table:table-cell>
          <table:table-cell table:formula="of:=IF(ISBLANK([$pays.E28])OR([$pays.E28]=&quot;N.A.&quot;);&quot;NULL&quot;;IF(ISNUMBER(FIND(&quot; %&quot;; [$pays.E28])) ;SUBSTITUTE([$pays.E28];&quot; %&quot;;&quot;&quot;) ; SUBSTITUTE([$pays.E28];&quot;'&quot;;&quot; &quot;)))" office:value-type="string" office:string-value="94" calcext:value-type="string">
            <text:p>94</text:p>
          </table:table-cell>
          <table:table-cell table:formula="of:=IF(ISBLANK([$pays.F28])OR([$pays.F28]=&quot;N.A.&quot;);&quot;NULL&quot;;IF(ISNUMBER(FIND(&quot; %&quot;; [$pays.F28])) ;SUBSTITUTE([$pays.F28];&quot; %&quot;;&quot;&quot;) ; SUBSTITUTE([$pays.F28];&quot;'&quot;;&quot; &quot;)))" office:value-type="string" office:string-value="569140" calcext:value-type="string">
            <text:p>569140</text:p>
          </table:table-cell>
          <table:table-cell table:formula="of:=IF(ISBLANK([$pays.G28])OR([$pays.G28]=&quot;N.A.&quot;);&quot;NULL&quot;;IF(ISNUMBER(FIND(&quot; %&quot;; [$pays.G28])) ;SUBSTITUTE([$pays.G28];&quot; %&quot;;&quot;&quot;) ; SUBSTITUTE([$pays.G28];&quot;'&quot;;&quot; &quot;)))" office:value-type="string" office:string-value="-10000.0" calcext:value-type="string">
            <text:p>-10000.0</text:p>
          </table:table-cell>
          <table:table-cell table:formula="of:=IF(ISBLANK([$pays.H28])OR([$pays.H28]=&quot;N.A.&quot;);&quot;NULL&quot;;IF(ISNUMBER(FIND(&quot; %&quot;; [$pays.H28])) ;SUBSTITUTE([$pays.H28];&quot; %&quot;;&quot;&quot;) ; SUBSTITUTE([$pays.H28];&quot;'&quot;;&quot; &quot;)))" office:value-type="string" office:string-value="3.5" calcext:value-type="string">
            <text:p>3.5</text:p>
          </table:table-cell>
          <table:table-cell table:formula="of:=IF(ISBLANK([$pays.I28])OR([$pays.I28]=&quot;N.A.&quot;);&quot;NULL&quot;;IF(ISNUMBER(FIND(&quot; %&quot;; [$pays.I28])) ;SUBSTITUTE([$pays.I28];&quot; %&quot;;&quot;&quot;) ; SUBSTITUTE([$pays.I28];&quot;'&quot;;&quot; &quot;)))" office:value-type="string" office:string-value="20" calcext:value-type="string">
            <text:p>20</text:p>
          </table:table-cell>
          <table:table-cell table:formula="of:=IF(ISBLANK([$pays.J28])OR([$pays.J28]=&quot;N.A.&quot;);&quot;NULL&quot;;IF(ISNUMBER(FIND(&quot; %&quot;; [$pays.J28])) ;SUBSTITUTE([$pays.J28];&quot; %&quot;;&quot;&quot;) ; SUBSTITUTE([$pays.J28];&quot;'&quot;;&quot; &quot;)))" office:value-type="string" office:string-value="28" calcext:value-type="string">
            <text:p>28</text:p>
          </table:table-cell>
          <table:table-cell table:formula="of:=IF(ISBLANK([$pays.K28])OR([$pays.K28]=&quot;N.A.&quot;);&quot;NULL&quot;;IF(ISNUMBER(FIND(&quot; %&quot;; [$pays.K28])) ;SUBSTITUTE([$pays.K28];&quot; %&quot;;&quot;&quot;) ; SUBSTITUTE([$pays.K28];&quot;'&quot;;&quot; &quot;)))" office:value-type="string" office:string-value="0.69" calcext:value-type="string">
            <text:p>0.69</text:p>
          </table:table-cell>
          <table:table-cell table:formula="of:=IF(ISBLANK([$pays.L28])OR([$pays.L28]=&quot;N.A.&quot;);&quot;NULL&quot;;IF(ISNUMBER(FIND(&quot; %&quot;; [$pays.L28])) ;SUBSTITUTE([$pays.L28];&quot; %&quot;;&quot;&quot;) ; SUBSTITUTE([$pays.L2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9])OR([$pays.A29]=&quot;N.A.&quot;);&quot;NULL&quot;;IF(ISNUMBER(FIND(&quot; %&quot;; [$pays.A29])) ;SUBSTITUTE([$pays.A29];&quot; %&quot;;&quot;&quot;) ; SUBSTITUTE([$pays.A29];&quot;'&quot;;&quot; &quot;)))" office:value-type="string" office:string-value="South Korea" calcext:value-type="string">
            <text:p>South Korea</text:p>
          </table:table-cell>
          <table:table-cell table:formula="of:=IF(ISBLANK([$pays.B29])OR([$pays.B29]=&quot;N.A.&quot;);&quot;NULL&quot;;IF(ISNUMBER(FIND(&quot; %&quot;; [$pays.B29])) ;SUBSTITUTE([$pays.B29];&quot; %&quot;;&quot;&quot;) ; SUBSTITUTE([$pays.B29];&quot;'&quot;;&quot; &quot;)))" office:value-type="string" office:string-value="51260395" calcext:value-type="string">
            <text:p>51260395</text:p>
          </table:table-cell>
          <table:table-cell table:formula="of:=IF(ISBLANK([$pays.C29])OR([$pays.C29]=&quot;N.A.&quot;);&quot;NULL&quot;;IF(ISNUMBER(FIND(&quot; %&quot;; [$pays.C29])) ;SUBSTITUTE([$pays.C29];&quot; %&quot;;&quot;&quot;) ; SUBSTITUTE([$pays.C29];&quot;'&quot;;&quot; &quot;)))" office:value-type="string" office:string-value="0.09" calcext:value-type="string">
            <text:p>0.09</text:p>
          </table:table-cell>
          <table:table-cell table:formula="of:=IF(ISBLANK([$pays.D29])OR([$pays.D29]=&quot;N.A.&quot;);&quot;NULL&quot;;IF(ISNUMBER(FIND(&quot; %&quot;; [$pays.D29])) ;SUBSTITUTE([$pays.D29];&quot; %&quot;;&quot;&quot;) ; SUBSTITUTE([$pays.D29];&quot;'&quot;;&quot; &quot;)))" office:value-type="string" office:string-value="43877" calcext:value-type="string">
            <text:p>43877</text:p>
          </table:table-cell>
          <table:table-cell table:formula="of:=IF(ISBLANK([$pays.E29])OR([$pays.E29]=&quot;N.A.&quot;);&quot;NULL&quot;;IF(ISNUMBER(FIND(&quot; %&quot;; [$pays.E29])) ;SUBSTITUTE([$pays.E29];&quot; %&quot;;&quot;&quot;) ; SUBSTITUTE([$pays.E29];&quot;'&quot;;&quot; &quot;)))" office:value-type="string" office:string-value="527" calcext:value-type="string">
            <text:p>527</text:p>
          </table:table-cell>
          <table:table-cell table:formula="of:=IF(ISBLANK([$pays.F29])OR([$pays.F29]=&quot;N.A.&quot;);&quot;NULL&quot;;IF(ISNUMBER(FIND(&quot; %&quot;; [$pays.F29])) ;SUBSTITUTE([$pays.F29];&quot; %&quot;;&quot;&quot;) ; SUBSTITUTE([$pays.F29];&quot;'&quot;;&quot; &quot;)))" office:value-type="string" office:string-value="97230" calcext:value-type="string">
            <text:p>97230</text:p>
          </table:table-cell>
          <table:table-cell table:formula="of:=IF(ISBLANK([$pays.G29])OR([$pays.G29]=&quot;N.A.&quot;);&quot;NULL&quot;;IF(ISNUMBER(FIND(&quot; %&quot;; [$pays.G29])) ;SUBSTITUTE([$pays.G29];&quot; %&quot;;&quot;&quot;) ; SUBSTITUTE([$pays.G29];&quot;'&quot;;&quot; &quot;)))" office:value-type="string" office:string-value="11731.0" calcext:value-type="string">
            <text:p>11731.0</text:p>
          </table:table-cell>
          <table:table-cell table:formula="of:=IF(ISBLANK([$pays.H29])OR([$pays.H29]=&quot;N.A.&quot;);&quot;NULL&quot;;IF(ISNUMBER(FIND(&quot; %&quot;; [$pays.H29])) ;SUBSTITUTE([$pays.H29];&quot; %&quot;;&quot;&quot;) ; SUBSTITUTE([$pays.H29];&quot;'&quot;;&quot; &quot;)))" office:value-type="string" office:string-value="1.1" calcext:value-type="string">
            <text:p>1.1</text:p>
          </table:table-cell>
          <table:table-cell table:formula="of:=IF(ISBLANK([$pays.I29])OR([$pays.I29]=&quot;N.A.&quot;);&quot;NULL&quot;;IF(ISNUMBER(FIND(&quot; %&quot;; [$pays.I29])) ;SUBSTITUTE([$pays.I29];&quot; %&quot;;&quot;&quot;) ; SUBSTITUTE([$pays.I29];&quot;'&quot;;&quot; &quot;)))" office:value-type="string" office:string-value="44" calcext:value-type="string">
            <text:p>44</text:p>
          </table:table-cell>
          <table:table-cell table:formula="of:=IF(ISBLANK([$pays.J29])OR([$pays.J29]=&quot;N.A.&quot;);&quot;NULL&quot;;IF(ISNUMBER(FIND(&quot; %&quot;; [$pays.J29])) ;SUBSTITUTE([$pays.J29];&quot; %&quot;;&quot;&quot;) ; SUBSTITUTE([$pays.J29];&quot;'&quot;;&quot; &quot;)))" office:value-type="string" office:string-value="82" calcext:value-type="string">
            <text:p>82</text:p>
          </table:table-cell>
          <table:table-cell table:formula="of:=IF(ISBLANK([$pays.K29])OR([$pays.K29]=&quot;N.A.&quot;);&quot;NULL&quot;;IF(ISNUMBER(FIND(&quot; %&quot;; [$pays.K29])) ;SUBSTITUTE([$pays.K29];&quot; %&quot;;&quot;&quot;) ; SUBSTITUTE([$pays.K29];&quot;'&quot;;&quot; &quot;)))" office:value-type="string" office:string-value="0.66" calcext:value-type="string">
            <text:p>0.66</text:p>
          </table:table-cell>
          <table:table-cell table:formula="of:=IF(ISBLANK([$pays.L29])OR([$pays.L29]=&quot;N.A.&quot;);&quot;NULL&quot;;IF(ISNUMBER(FIND(&quot; %&quot;; [$pays.L29])) ;SUBSTITUTE([$pays.L29];&quot; %&quot;;&quot;&quot;) ; SUBSTITUTE([$pays.L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0])OR([$pays.A30]=&quot;N.A.&quot;);&quot;NULL&quot;;IF(ISNUMBER(FIND(&quot; %&quot;; [$pays.A30])) ;SUBSTITUTE([$pays.A30];&quot; %&quot;;&quot;&quot;) ; SUBSTITUTE([$pays.A30];&quot;'&quot;;&quot; &quot;)))" office:value-type="string" office:string-value="Colombia" calcext:value-type="string">
            <text:p>Colombia</text:p>
          </table:table-cell>
          <table:table-cell table:formula="of:=IF(ISBLANK([$pays.B30])OR([$pays.B30]=&quot;N.A.&quot;);&quot;NULL&quot;;IF(ISNUMBER(FIND(&quot; %&quot;; [$pays.B30])) ;SUBSTITUTE([$pays.B30];&quot; %&quot;;&quot;&quot;) ; SUBSTITUTE([$pays.B30];&quot;'&quot;;&quot; &quot;)))" office:value-type="string" office:string-value="50771878" calcext:value-type="string">
            <text:p>50771878</text:p>
          </table:table-cell>
          <table:table-cell table:formula="of:=IF(ISBLANK([$pays.C30])OR([$pays.C30]=&quot;N.A.&quot;);&quot;NULL&quot;;IF(ISNUMBER(FIND(&quot; %&quot;; [$pays.C30])) ;SUBSTITUTE([$pays.C30];&quot; %&quot;;&quot;&quot;) ; SUBSTITUTE([$pays.C30];&quot;'&quot;;&quot; &quot;)))" office:value-type="string" office:string-value="1.08" calcext:value-type="string">
            <text:p>1.08</text:p>
          </table:table-cell>
          <table:table-cell table:formula="of:=IF(ISBLANK([$pays.D30])OR([$pays.D30]=&quot;N.A.&quot;);&quot;NULL&quot;;IF(ISNUMBER(FIND(&quot; %&quot;; [$pays.D30])) ;SUBSTITUTE([$pays.D30];&quot; %&quot;;&quot;&quot;) ; SUBSTITUTE([$pays.D30];&quot;'&quot;;&quot; &quot;)))" office:value-type="string" office:string-value="543448" calcext:value-type="string">
            <text:p>543448</text:p>
          </table:table-cell>
          <table:table-cell table:formula="of:=IF(ISBLANK([$pays.E30])OR([$pays.E30]=&quot;N.A.&quot;);&quot;NULL&quot;;IF(ISNUMBER(FIND(&quot; %&quot;; [$pays.E30])) ;SUBSTITUTE([$pays.E30];&quot; %&quot;;&quot;&quot;) ; SUBSTITUTE([$pays.E30];&quot;'&quot;;&quot; &quot;)))" office:value-type="string" office:string-value="46" calcext:value-type="string">
            <text:p>46</text:p>
          </table:table-cell>
          <table:table-cell table:formula="of:=IF(ISBLANK([$pays.F30])OR([$pays.F30]=&quot;N.A.&quot;);&quot;NULL&quot;;IF(ISNUMBER(FIND(&quot; %&quot;; [$pays.F30])) ;SUBSTITUTE([$pays.F30];&quot; %&quot;;&quot;&quot;) ; SUBSTITUTE([$pays.F30];&quot;'&quot;;&quot; &quot;)))" office:value-type="string" office:string-value="1109500" calcext:value-type="string">
            <text:p>1109500</text:p>
          </table:table-cell>
          <table:table-cell table:formula="of:=IF(ISBLANK([$pays.G30])OR([$pays.G30]=&quot;N.A.&quot;);&quot;NULL&quot;;IF(ISNUMBER(FIND(&quot; %&quot;; [$pays.G30])) ;SUBSTITUTE([$pays.G30];&quot; %&quot;;&quot;&quot;) ; SUBSTITUTE([$pays.G30];&quot;'&quot;;&quot; &quot;)))" office:value-type="string" office:string-value="204796.0" calcext:value-type="string">
            <text:p>204796.0</text:p>
          </table:table-cell>
          <table:table-cell table:formula="of:=IF(ISBLANK([$pays.H30])OR([$pays.H30]=&quot;N.A.&quot;);&quot;NULL&quot;;IF(ISNUMBER(FIND(&quot; %&quot;; [$pays.H30])) ;SUBSTITUTE([$pays.H30];&quot; %&quot;;&quot;&quot;) ; SUBSTITUTE([$pays.H30];&quot;'&quot;;&quot; &quot;)))" office:value-type="string" office:string-value="1.8" calcext:value-type="string">
            <text:p>1.8</text:p>
          </table:table-cell>
          <table:table-cell table:formula="of:=IF(ISBLANK([$pays.I30])OR([$pays.I30]=&quot;N.A.&quot;);&quot;NULL&quot;;IF(ISNUMBER(FIND(&quot; %&quot;; [$pays.I30])) ;SUBSTITUTE([$pays.I30];&quot; %&quot;;&quot;&quot;) ; SUBSTITUTE([$pays.I30];&quot;'&quot;;&quot; &quot;)))" office:value-type="string" office:string-value="31" calcext:value-type="string">
            <text:p>31</text:p>
          </table:table-cell>
          <table:table-cell table:formula="of:=IF(ISBLANK([$pays.J30])OR([$pays.J30]=&quot;N.A.&quot;);&quot;NULL&quot;;IF(ISNUMBER(FIND(&quot; %&quot;; [$pays.J30])) ;SUBSTITUTE([$pays.J30];&quot; %&quot;;&quot;&quot;) ; SUBSTITUTE([$pays.J30];&quot;'&quot;;&quot; &quot;)))" office:value-type="string" office:string-value="80" calcext:value-type="string">
            <text:p>80</text:p>
          </table:table-cell>
          <table:table-cell table:formula="of:=IF(ISBLANK([$pays.K30])OR([$pays.K30]=&quot;N.A.&quot;);&quot;NULL&quot;;IF(ISNUMBER(FIND(&quot; %&quot;; [$pays.K30])) ;SUBSTITUTE([$pays.K30];&quot; %&quot;;&quot;&quot;) ; SUBSTITUTE([$pays.K30];&quot;'&quot;;&quot; &quot;)))" office:value-type="string" office:string-value="0.65" calcext:value-type="string">
            <text:p>0.65</text:p>
          </table:table-cell>
          <table:table-cell table:formula="of:=IF(ISBLANK([$pays.L30])OR([$pays.L30]=&quot;N.A.&quot;);&quot;NULL&quot;;IF(ISNUMBER(FIND(&quot; %&quot;; [$pays.L30])) ;SUBSTITUTE([$pays.L30];&quot; %&quot;;&quot;&quot;) ; SUBSTITUTE([$pays.L3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1])OR([$pays.A31]=&quot;N.A.&quot;);&quot;NULL&quot;;IF(ISNUMBER(FIND(&quot; %&quot;; [$pays.A31])) ;SUBSTITUTE([$pays.A31];&quot; %&quot;;&quot;&quot;) ; SUBSTITUTE([$pays.A31];&quot;'&quot;;&quot; &quot;)))" office:value-type="string" office:string-value="Spain" calcext:value-type="string">
            <text:p>Spain</text:p>
          </table:table-cell>
          <table:table-cell table:formula="of:=IF(ISBLANK([$pays.B31])OR([$pays.B31]=&quot;N.A.&quot;);&quot;NULL&quot;;IF(ISNUMBER(FIND(&quot; %&quot;; [$pays.B31])) ;SUBSTITUTE([$pays.B31];&quot; %&quot;;&quot;&quot;) ; SUBSTITUTE([$pays.B31];&quot;'&quot;;&quot; &quot;)))" office:value-type="string" office:string-value="46751175" calcext:value-type="string">
            <text:p>46751175</text:p>
          </table:table-cell>
          <table:table-cell table:formula="of:=IF(ISBLANK([$pays.C31])OR([$pays.C31]=&quot;N.A.&quot;);&quot;NULL&quot;;IF(ISNUMBER(FIND(&quot; %&quot;; [$pays.C31])) ;SUBSTITUTE([$pays.C31];&quot; %&quot;;&quot;&quot;) ; SUBSTITUTE([$pays.C31];&quot;'&quot;;&quot; &quot;)))" office:value-type="string" office:string-value="0.04" calcext:value-type="string">
            <text:p>0.04</text:p>
          </table:table-cell>
          <table:table-cell table:formula="of:=IF(ISBLANK([$pays.D31])OR([$pays.D31]=&quot;N.A.&quot;);&quot;NULL&quot;;IF(ISNUMBER(FIND(&quot; %&quot;; [$pays.D31])) ;SUBSTITUTE([$pays.D31];&quot; %&quot;;&quot;&quot;) ; SUBSTITUTE([$pays.D31];&quot;'&quot;;&quot; &quot;)))" office:value-type="string" office:string-value="18002" calcext:value-type="string">
            <text:p>18002</text:p>
          </table:table-cell>
          <table:table-cell table:formula="of:=IF(ISBLANK([$pays.E31])OR([$pays.E31]=&quot;N.A.&quot;);&quot;NULL&quot;;IF(ISNUMBER(FIND(&quot; %&quot;; [$pays.E31])) ;SUBSTITUTE([$pays.E31];&quot; %&quot;;&quot;&quot;) ; SUBSTITUTE([$pays.E31];&quot;'&quot;;&quot; &quot;)))" office:value-type="string" office:string-value="94" calcext:value-type="string">
            <text:p>94</text:p>
          </table:table-cell>
          <table:table-cell table:formula="of:=IF(ISBLANK([$pays.F31])OR([$pays.F31]=&quot;N.A.&quot;);&quot;NULL&quot;;IF(ISNUMBER(FIND(&quot; %&quot;; [$pays.F31])) ;SUBSTITUTE([$pays.F31];&quot; %&quot;;&quot;&quot;) ; SUBSTITUTE([$pays.F31];&quot;'&quot;;&quot; &quot;)))" office:value-type="string" office:string-value="498800" calcext:value-type="string">
            <text:p>498800</text:p>
          </table:table-cell>
          <table:table-cell table:formula="of:=IF(ISBLANK([$pays.G31])OR([$pays.G31]=&quot;N.A.&quot;);&quot;NULL&quot;;IF(ISNUMBER(FIND(&quot; %&quot;; [$pays.G31])) ;SUBSTITUTE([$pays.G31];&quot; %&quot;;&quot;&quot;) ; SUBSTITUTE([$pays.G31];&quot;'&quot;;&quot; &quot;)))" office:value-type="string" office:string-value="40000.0" calcext:value-type="string">
            <text:p>40000.0</text:p>
          </table:table-cell>
          <table:table-cell table:formula="of:=IF(ISBLANK([$pays.H31])OR([$pays.H31]=&quot;N.A.&quot;);&quot;NULL&quot;;IF(ISNUMBER(FIND(&quot; %&quot;; [$pays.H31])) ;SUBSTITUTE([$pays.H31];&quot; %&quot;;&quot;&quot;) ; SUBSTITUTE([$pays.H31];&quot;'&quot;;&quot; &quot;)))" office:value-type="string" office:string-value="1.3" calcext:value-type="string">
            <text:p>1.3</text:p>
          </table:table-cell>
          <table:table-cell table:formula="of:=IF(ISBLANK([$pays.I31])OR([$pays.I31]=&quot;N.A.&quot;);&quot;NULL&quot;;IF(ISNUMBER(FIND(&quot; %&quot;; [$pays.I31])) ;SUBSTITUTE([$pays.I31];&quot; %&quot;;&quot;&quot;) ; SUBSTITUTE([$pays.I31];&quot;'&quot;;&quot; &quot;)))" office:value-type="string" office:string-value="45" calcext:value-type="string">
            <text:p>45</text:p>
          </table:table-cell>
          <table:table-cell table:formula="of:=IF(ISBLANK([$pays.J31])OR([$pays.J31]=&quot;N.A.&quot;);&quot;NULL&quot;;IF(ISNUMBER(FIND(&quot; %&quot;; [$pays.J31])) ;SUBSTITUTE([$pays.J31];&quot; %&quot;;&quot;&quot;) ; SUBSTITUTE([$pays.J31];&quot;'&quot;;&quot; &quot;)))" office:value-type="string" office:string-value="80" calcext:value-type="string">
            <text:p>80</text:p>
          </table:table-cell>
          <table:table-cell table:formula="of:=IF(ISBLANK([$pays.K31])OR([$pays.K31]=&quot;N.A.&quot;);&quot;NULL&quot;;IF(ISNUMBER(FIND(&quot; %&quot;; [$pays.K31])) ;SUBSTITUTE([$pays.K31];&quot; %&quot;;&quot;&quot;) ; SUBSTITUTE([$pays.K31];&quot;'&quot;;&quot; &quot;)))" office:value-type="string" office:string-value="0.60" calcext:value-type="string">
            <text:p>0.60</text:p>
          </table:table-cell>
          <table:table-cell table:formula="of:=IF(ISBLANK([$pays.L31])OR([$pays.L31]=&quot;N.A.&quot;);&quot;NULL&quot;;IF(ISNUMBER(FIND(&quot; %&quot;; [$pays.L31])) ;SUBSTITUTE([$pays.L31];&quot; %&quot;;&quot;&quot;) ; SUBSTITUTE([$pays.L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2])OR([$pays.A32]=&quot;N.A.&quot;);&quot;NULL&quot;;IF(ISNUMBER(FIND(&quot; %&quot;; [$pays.A32])) ;SUBSTITUTE([$pays.A32];&quot; %&quot;;&quot;&quot;) ; SUBSTITUTE([$pays.A32];&quot;'&quot;;&quot; &quot;)))" office:value-type="string" office:string-value="Uganda" calcext:value-type="string">
            <text:p>Uganda</text:p>
          </table:table-cell>
          <table:table-cell table:formula="of:=IF(ISBLANK([$pays.B32])OR([$pays.B32]=&quot;N.A.&quot;);&quot;NULL&quot;;IF(ISNUMBER(FIND(&quot; %&quot;; [$pays.B32])) ;SUBSTITUTE([$pays.B32];&quot; %&quot;;&quot;&quot;) ; SUBSTITUTE([$pays.B32];&quot;'&quot;;&quot; &quot;)))" office:value-type="string" office:string-value="45427637" calcext:value-type="string">
            <text:p>45427637</text:p>
          </table:table-cell>
          <table:table-cell table:formula="of:=IF(ISBLANK([$pays.C32])OR([$pays.C32]=&quot;N.A.&quot;);&quot;NULL&quot;;IF(ISNUMBER(FIND(&quot; %&quot;; [$pays.C32])) ;SUBSTITUTE([$pays.C32];&quot; %&quot;;&quot;&quot;) ; SUBSTITUTE([$pays.C32];&quot;'&quot;;&quot; &quot;)))" office:value-type="string" office:string-value="3.32" calcext:value-type="string">
            <text:p>3.32</text:p>
          </table:table-cell>
          <table:table-cell table:formula="of:=IF(ISBLANK([$pays.D32])OR([$pays.D32]=&quot;N.A.&quot;);&quot;NULL&quot;;IF(ISNUMBER(FIND(&quot; %&quot;; [$pays.D32])) ;SUBSTITUTE([$pays.D32];&quot; %&quot;;&quot;&quot;) ; SUBSTITUTE([$pays.D32];&quot;'&quot;;&quot; &quot;)))" office:value-type="string" office:string-value="1471413" calcext:value-type="string">
            <text:p>1471413</text:p>
          </table:table-cell>
          <table:table-cell table:formula="of:=IF(ISBLANK([$pays.E32])OR([$pays.E32]=&quot;N.A.&quot;);&quot;NULL&quot;;IF(ISNUMBER(FIND(&quot; %&quot;; [$pays.E32])) ;SUBSTITUTE([$pays.E32];&quot; %&quot;;&quot;&quot;) ; SUBSTITUTE([$pays.E32];&quot;'&quot;;&quot; &quot;)))" office:value-type="string" office:string-value="229" calcext:value-type="string">
            <text:p>229</text:p>
          </table:table-cell>
          <table:table-cell table:formula="of:=IF(ISBLANK([$pays.F32])OR([$pays.F32]=&quot;N.A.&quot;);&quot;NULL&quot;;IF(ISNUMBER(FIND(&quot; %&quot;; [$pays.F32])) ;SUBSTITUTE([$pays.F32];&quot; %&quot;;&quot;&quot;) ; SUBSTITUTE([$pays.F32];&quot;'&quot;;&quot; &quot;)))" office:value-type="string" office:string-value="199810" calcext:value-type="string">
            <text:p>199810</text:p>
          </table:table-cell>
          <table:table-cell table:formula="of:=IF(ISBLANK([$pays.G32])OR([$pays.G32]=&quot;N.A.&quot;);&quot;NULL&quot;;IF(ISNUMBER(FIND(&quot; %&quot;; [$pays.G32])) ;SUBSTITUTE([$pays.G32];&quot; %&quot;;&quot;&quot;) ; SUBSTITUTE([$pays.G32];&quot;'&quot;;&quot; &quot;)))" office:value-type="string" office:string-value="168694.0" calcext:value-type="string">
            <text:p>168694.0</text:p>
          </table:table-cell>
          <table:table-cell table:formula="of:=IF(ISBLANK([$pays.H32])OR([$pays.H32]=&quot;N.A.&quot;);&quot;NULL&quot;;IF(ISNUMBER(FIND(&quot; %&quot;; [$pays.H32])) ;SUBSTITUTE([$pays.H32];&quot; %&quot;;&quot;&quot;) ; SUBSTITUTE([$pays.H32];&quot;'&quot;;&quot; &quot;)))" office:value-type="string" office:string-value="5.0" calcext:value-type="string">
            <text:p>5.0</text:p>
          </table:table-cell>
          <table:table-cell table:formula="of:=IF(ISBLANK([$pays.I32])OR([$pays.I32]=&quot;N.A.&quot;);&quot;NULL&quot;;IF(ISNUMBER(FIND(&quot; %&quot;; [$pays.I32])) ;SUBSTITUTE([$pays.I32];&quot; %&quot;;&quot;&quot;) ; SUBSTITUTE([$pays.I32];&quot;'&quot;;&quot; &quot;)))" office:value-type="string" office:string-value="17" calcext:value-type="string">
            <text:p>17</text:p>
          </table:table-cell>
          <table:table-cell table:formula="of:=IF(ISBLANK([$pays.J32])OR([$pays.J32]=&quot;N.A.&quot;);&quot;NULL&quot;;IF(ISNUMBER(FIND(&quot; %&quot;; [$pays.J32])) ;SUBSTITUTE([$pays.J32];&quot; %&quot;;&quot;&quot;) ; SUBSTITUTE([$pays.J32];&quot;'&quot;;&quot; &quot;)))" office:value-type="string" office:string-value="26" calcext:value-type="string">
            <text:p>26</text:p>
          </table:table-cell>
          <table:table-cell table:formula="of:=IF(ISBLANK([$pays.K32])OR([$pays.K32]=&quot;N.A.&quot;);&quot;NULL&quot;;IF(ISNUMBER(FIND(&quot; %&quot;; [$pays.K32])) ;SUBSTITUTE([$pays.K32];&quot; %&quot;;&quot;&quot;) ; SUBSTITUTE([$pays.K32];&quot;'&quot;;&quot; &quot;)))" office:value-type="string" office:string-value="0.59" calcext:value-type="string">
            <text:p>0.59</text:p>
          </table:table-cell>
          <table:table-cell table:formula="of:=IF(ISBLANK([$pays.L32])OR([$pays.L32]=&quot;N.A.&quot;);&quot;NULL&quot;;IF(ISNUMBER(FIND(&quot; %&quot;; [$pays.L32])) ;SUBSTITUTE([$pays.L32];&quot; %&quot;;&quot;&quot;) ; SUBSTITUTE([$pays.L3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3])OR([$pays.A33]=&quot;N.A.&quot;);&quot;NULL&quot;;IF(ISNUMBER(FIND(&quot; %&quot;; [$pays.A33])) ;SUBSTITUTE([$pays.A33];&quot; %&quot;;&quot;&quot;) ; SUBSTITUTE([$pays.A33];&quot;'&quot;;&quot; &quot;)))" office:value-type="string" office:string-value="Argentina" calcext:value-type="string">
            <text:p>Argentina</text:p>
          </table:table-cell>
          <table:table-cell table:formula="of:=IF(ISBLANK([$pays.B33])OR([$pays.B33]=&quot;N.A.&quot;);&quot;NULL&quot;;IF(ISNUMBER(FIND(&quot; %&quot;; [$pays.B33])) ;SUBSTITUTE([$pays.B33];&quot; %&quot;;&quot;&quot;) ; SUBSTITUTE([$pays.B33];&quot;'&quot;;&quot; &quot;)))" office:value-type="string" office:string-value="45111229" calcext:value-type="string">
            <text:p>45111229</text:p>
          </table:table-cell>
          <table:table-cell table:formula="of:=IF(ISBLANK([$pays.C33])OR([$pays.C33]=&quot;N.A.&quot;);&quot;NULL&quot;;IF(ISNUMBER(FIND(&quot; %&quot;; [$pays.C33])) ;SUBSTITUTE([$pays.C33];&quot; %&quot;;&quot;&quot;) ; SUBSTITUTE([$pays.C33];&quot;'&quot;;&quot; &quot;)))" office:value-type="string" office:string-value="0.93" calcext:value-type="string">
            <text:p>0.93</text:p>
          </table:table-cell>
          <table:table-cell table:formula="of:=IF(ISBLANK([$pays.D33])OR([$pays.D33]=&quot;N.A.&quot;);&quot;NULL&quot;;IF(ISNUMBER(FIND(&quot; %&quot;; [$pays.D33])) ;SUBSTITUTE([$pays.D33];&quot; %&quot;;&quot;&quot;) ; SUBSTITUTE([$pays.D33];&quot;'&quot;;&quot; &quot;)))" office:value-type="string" office:string-value="415097" calcext:value-type="string">
            <text:p>415097</text:p>
          </table:table-cell>
          <table:table-cell table:formula="of:=IF(ISBLANK([$pays.E33])OR([$pays.E33]=&quot;N.A.&quot;);&quot;NULL&quot;;IF(ISNUMBER(FIND(&quot; %&quot;; [$pays.E33])) ;SUBSTITUTE([$pays.E33];&quot; %&quot;;&quot;&quot;) ; SUBSTITUTE([$pays.E33];&quot;'&quot;;&quot; &quot;)))" office:value-type="string" office:string-value="17" calcext:value-type="string">
            <text:p>17</text:p>
          </table:table-cell>
          <table:table-cell table:formula="of:=IF(ISBLANK([$pays.F33])OR([$pays.F33]=&quot;N.A.&quot;);&quot;NULL&quot;;IF(ISNUMBER(FIND(&quot; %&quot;; [$pays.F33])) ;SUBSTITUTE([$pays.F33];&quot; %&quot;;&quot;&quot;) ; SUBSTITUTE([$pays.F33];&quot;'&quot;;&quot; &quot;)))" office:value-type="string" office:string-value="2736690" calcext:value-type="string">
            <text:p>2736690</text:p>
          </table:table-cell>
          <table:table-cell table:formula="of:=IF(ISBLANK([$pays.G33])OR([$pays.G33]=&quot;N.A.&quot;);&quot;NULL&quot;;IF(ISNUMBER(FIND(&quot; %&quot;; [$pays.G33])) ;SUBSTITUTE([$pays.G33];&quot; %&quot;;&quot;&quot;) ; SUBSTITUTE([$pays.G33];&quot;'&quot;;&quot; &quot;)))" office:value-type="string" office:string-value="4800.0" calcext:value-type="string">
            <text:p>4800.0</text:p>
          </table:table-cell>
          <table:table-cell table:formula="of:=IF(ISBLANK([$pays.H33])OR([$pays.H33]=&quot;N.A.&quot;);&quot;NULL&quot;;IF(ISNUMBER(FIND(&quot; %&quot;; [$pays.H33])) ;SUBSTITUTE([$pays.H33];&quot; %&quot;;&quot;&quot;) ; SUBSTITUTE([$pays.H33];&quot;'&quot;;&quot; &quot;)))" office:value-type="string" office:string-value="2.3" calcext:value-type="string">
            <text:p>2.3</text:p>
          </table:table-cell>
          <table:table-cell table:formula="of:=IF(ISBLANK([$pays.I33])OR([$pays.I33]=&quot;N.A.&quot;);&quot;NULL&quot;;IF(ISNUMBER(FIND(&quot; %&quot;; [$pays.I33])) ;SUBSTITUTE([$pays.I33];&quot; %&quot;;&quot;&quot;) ; SUBSTITUTE([$pays.I33];&quot;'&quot;;&quot; &quot;)))" office:value-type="string" office:string-value="32" calcext:value-type="string">
            <text:p>32</text:p>
          </table:table-cell>
          <table:table-cell table:formula="of:=IF(ISBLANK([$pays.J33])OR([$pays.J33]=&quot;N.A.&quot;);&quot;NULL&quot;;IF(ISNUMBER(FIND(&quot; %&quot;; [$pays.J33])) ;SUBSTITUTE([$pays.J33];&quot; %&quot;;&quot;&quot;) ; SUBSTITUTE([$pays.J33];&quot;'&quot;;&quot; &quot;)))" office:value-type="string" office:string-value="93" calcext:value-type="string">
            <text:p>93</text:p>
          </table:table-cell>
          <table:table-cell table:formula="of:=IF(ISBLANK([$pays.K33])OR([$pays.K33]=&quot;N.A.&quot;);&quot;NULL&quot;;IF(ISNUMBER(FIND(&quot; %&quot;; [$pays.K33])) ;SUBSTITUTE([$pays.K33];&quot; %&quot;;&quot;&quot;) ; SUBSTITUTE([$pays.K33];&quot;'&quot;;&quot; &quot;)))" office:value-type="string" office:string-value="0.58" calcext:value-type="string">
            <text:p>0.58</text:p>
          </table:table-cell>
          <table:table-cell table:formula="of:=IF(ISBLANK([$pays.L33])OR([$pays.L33]=&quot;N.A.&quot;);&quot;NULL&quot;;IF(ISNUMBER(FIND(&quot; %&quot;; [$pays.L33])) ;SUBSTITUTE([$pays.L33];&quot; %&quot;;&quot;&quot;) ; SUBSTITUTE([$pays.L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4])OR([$pays.A34]=&quot;N.A.&quot;);&quot;NULL&quot;;IF(ISNUMBER(FIND(&quot; %&quot;; [$pays.A34])) ;SUBSTITUTE([$pays.A34];&quot; %&quot;;&quot;&quot;) ; SUBSTITUTE([$pays.A34];&quot;'&quot;;&quot; &quot;)))" office:value-type="string" office:string-value="Algeria" calcext:value-type="string">
            <text:p>Algeria</text:p>
          </table:table-cell>
          <table:table-cell table:formula="of:=IF(ISBLANK([$pays.B34])OR([$pays.B34]=&quot;N.A.&quot;);&quot;NULL&quot;;IF(ISNUMBER(FIND(&quot; %&quot;; [$pays.B34])) ;SUBSTITUTE([$pays.B34];&quot; %&quot;;&quot;&quot;) ; SUBSTITUTE([$pays.B34];&quot;'&quot;;&quot; &quot;)))" office:value-type="string" office:string-value="43685618" calcext:value-type="string">
            <text:p>43685618</text:p>
          </table:table-cell>
          <table:table-cell table:formula="of:=IF(ISBLANK([$pays.C34])OR([$pays.C34]=&quot;N.A.&quot;);&quot;NULL&quot;;IF(ISNUMBER(FIND(&quot; %&quot;; [$pays.C34])) ;SUBSTITUTE([$pays.C34];&quot; %&quot;;&quot;&quot;) ; SUBSTITUTE([$pays.C34];&quot;'&quot;;&quot; &quot;)))" office:value-type="string" office:string-value="1.85" calcext:value-type="string">
            <text:p>1.85</text:p>
          </table:table-cell>
          <table:table-cell table:formula="of:=IF(ISBLANK([$pays.D34])OR([$pays.D34]=&quot;N.A.&quot;);&quot;NULL&quot;;IF(ISNUMBER(FIND(&quot; %&quot;; [$pays.D34])) ;SUBSTITUTE([$pays.D34];&quot; %&quot;;&quot;&quot;) ; SUBSTITUTE([$pays.D34];&quot;'&quot;;&quot; &quot;)))" office:value-type="string" office:string-value="797990" calcext:value-type="string">
            <text:p>797990</text:p>
          </table:table-cell>
          <table:table-cell table:formula="of:=IF(ISBLANK([$pays.E34])OR([$pays.E34]=&quot;N.A.&quot;);&quot;NULL&quot;;IF(ISNUMBER(FIND(&quot; %&quot;; [$pays.E34])) ;SUBSTITUTE([$pays.E34];&quot; %&quot;;&quot;&quot;) ; SUBSTITUTE([$pays.E34];&quot;'&quot;;&quot; &quot;)))" office:value-type="string" office:string-value="18" calcext:value-type="string">
            <text:p>18</text:p>
          </table:table-cell>
          <table:table-cell table:formula="of:=IF(ISBLANK([$pays.F34])OR([$pays.F34]=&quot;N.A.&quot;);&quot;NULL&quot;;IF(ISNUMBER(FIND(&quot; %&quot;; [$pays.F34])) ;SUBSTITUTE([$pays.F34];&quot; %&quot;;&quot;&quot;) ; SUBSTITUTE([$pays.F34];&quot;'&quot;;&quot; &quot;)))" office:value-type="string" office:string-value="2381740" calcext:value-type="string">
            <text:p>2381740</text:p>
          </table:table-cell>
          <table:table-cell table:formula="of:=IF(ISBLANK([$pays.G34])OR([$pays.G34]=&quot;N.A.&quot;);&quot;NULL&quot;;IF(ISNUMBER(FIND(&quot; %&quot;; [$pays.G34])) ;SUBSTITUTE([$pays.G34];&quot; %&quot;;&quot;&quot;) ; SUBSTITUTE([$pays.G34];&quot;'&quot;;&quot; &quot;)))" office:value-type="string" office:string-value="-10000.0" calcext:value-type="string">
            <text:p>-10000.0</text:p>
          </table:table-cell>
          <table:table-cell table:formula="of:=IF(ISBLANK([$pays.H34])OR([$pays.H34]=&quot;N.A.&quot;);&quot;NULL&quot;;IF(ISNUMBER(FIND(&quot; %&quot;; [$pays.H34])) ;SUBSTITUTE([$pays.H34];&quot; %&quot;;&quot;&quot;) ; SUBSTITUTE([$pays.H34];&quot;'&quot;;&quot; &quot;)))" office:value-type="string" office:string-value="3.1" calcext:value-type="string">
            <text:p>3.1</text:p>
          </table:table-cell>
          <table:table-cell table:formula="of:=IF(ISBLANK([$pays.I34])OR([$pays.I34]=&quot;N.A.&quot;);&quot;NULL&quot;;IF(ISNUMBER(FIND(&quot; %&quot;; [$pays.I34])) ;SUBSTITUTE([$pays.I34];&quot; %&quot;;&quot;&quot;) ; SUBSTITUTE([$pays.I34];&quot;'&quot;;&quot; &quot;)))" office:value-type="string" office:string-value="29" calcext:value-type="string">
            <text:p>29</text:p>
          </table:table-cell>
          <table:table-cell table:formula="of:=IF(ISBLANK([$pays.J34])OR([$pays.J34]=&quot;N.A.&quot;);&quot;NULL&quot;;IF(ISNUMBER(FIND(&quot; %&quot;; [$pays.J34])) ;SUBSTITUTE([$pays.J34];&quot; %&quot;;&quot;&quot;) ; SUBSTITUTE([$pays.J34];&quot;'&quot;;&quot; &quot;)))" office:value-type="string" office:string-value="73" calcext:value-type="string">
            <text:p>73</text:p>
          </table:table-cell>
          <table:table-cell table:formula="of:=IF(ISBLANK([$pays.K34])OR([$pays.K34]=&quot;N.A.&quot;);&quot;NULL&quot;;IF(ISNUMBER(FIND(&quot; %&quot;; [$pays.K34])) ;SUBSTITUTE([$pays.K34];&quot; %&quot;;&quot;&quot;) ; SUBSTITUTE([$pays.K34];&quot;'&quot;;&quot; &quot;)))" office:value-type="string" office:string-value="0.56" calcext:value-type="string">
            <text:p>0.56</text:p>
          </table:table-cell>
          <table:table-cell table:formula="of:=IF(ISBLANK([$pays.L34])OR([$pays.L34]=&quot;N.A.&quot;);&quot;NULL&quot;;IF(ISNUMBER(FIND(&quot; %&quot;; [$pays.L34])) ;SUBSTITUTE([$pays.L34];&quot; %&quot;;&quot;&quot;) ; SUBSTITUTE([$pays.L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5])OR([$pays.A35]=&quot;N.A.&quot;);&quot;NULL&quot;;IF(ISNUMBER(FIND(&quot; %&quot;; [$pays.A35])) ;SUBSTITUTE([$pays.A35];&quot; %&quot;;&quot;&quot;) ; SUBSTITUTE([$pays.A35];&quot;'&quot;;&quot; &quot;)))" office:value-type="string" office:string-value="Sudan" calcext:value-type="string">
            <text:p>Sudan</text:p>
          </table:table-cell>
          <table:table-cell table:formula="of:=IF(ISBLANK([$pays.B35])OR([$pays.B35]=&quot;N.A.&quot;);&quot;NULL&quot;;IF(ISNUMBER(FIND(&quot; %&quot;; [$pays.B35])) ;SUBSTITUTE([$pays.B35];&quot; %&quot;;&quot;&quot;) ; SUBSTITUTE([$pays.B35];&quot;'&quot;;&quot; &quot;)))" office:value-type="string" office:string-value="43632213" calcext:value-type="string">
            <text:p>43632213</text:p>
          </table:table-cell>
          <table:table-cell table:formula="of:=IF(ISBLANK([$pays.C35])OR([$pays.C35]=&quot;N.A.&quot;);&quot;NULL&quot;;IF(ISNUMBER(FIND(&quot; %&quot;; [$pays.C35])) ;SUBSTITUTE([$pays.C35];&quot; %&quot;;&quot;&quot;) ; SUBSTITUTE([$pays.C35];&quot;'&quot;;&quot; &quot;)))" office:value-type="string" office:string-value="2.42" calcext:value-type="string">
            <text:p>2.42</text:p>
          </table:table-cell>
          <table:table-cell table:formula="of:=IF(ISBLANK([$pays.D35])OR([$pays.D35]=&quot;N.A.&quot;);&quot;NULL&quot;;IF(ISNUMBER(FIND(&quot; %&quot;; [$pays.D35])) ;SUBSTITUTE([$pays.D35];&quot; %&quot;;&quot;&quot;) ; SUBSTITUTE([$pays.D35];&quot;'&quot;;&quot; &quot;)))" office:value-type="string" office:string-value="1036022" calcext:value-type="string">
            <text:p>1036022</text:p>
          </table:table-cell>
          <table:table-cell table:formula="of:=IF(ISBLANK([$pays.E35])OR([$pays.E35]=&quot;N.A.&quot;);&quot;NULL&quot;;IF(ISNUMBER(FIND(&quot; %&quot;; [$pays.E35])) ;SUBSTITUTE([$pays.E35];&quot; %&quot;;&quot;&quot;) ; SUBSTITUTE([$pays.E35];&quot;'&quot;;&quot; &quot;)))" office:value-type="string" office:string-value="25" calcext:value-type="string">
            <text:p>25</text:p>
          </table:table-cell>
          <table:table-cell table:formula="of:=IF(ISBLANK([$pays.F35])OR([$pays.F35]=&quot;N.A.&quot;);&quot;NULL&quot;;IF(ISNUMBER(FIND(&quot; %&quot;; [$pays.F35])) ;SUBSTITUTE([$pays.F35];&quot; %&quot;;&quot;&quot;) ; SUBSTITUTE([$pays.F35];&quot;'&quot;;&quot; &quot;)))" office:value-type="string" office:string-value="1765048" calcext:value-type="string">
            <text:p>1765048</text:p>
          </table:table-cell>
          <table:table-cell table:formula="of:=IF(ISBLANK([$pays.G35])OR([$pays.G35]=&quot;N.A.&quot;);&quot;NULL&quot;;IF(ISNUMBER(FIND(&quot; %&quot;; [$pays.G35])) ;SUBSTITUTE([$pays.G35];&quot; %&quot;;&quot;&quot;) ; SUBSTITUTE([$pays.G35];&quot;'&quot;;&quot; &quot;)))" office:value-type="string" office:string-value="-50000.0" calcext:value-type="string">
            <text:p>-50000.0</text:p>
          </table:table-cell>
          <table:table-cell table:formula="of:=IF(ISBLANK([$pays.H35])OR([$pays.H35]=&quot;N.A.&quot;);&quot;NULL&quot;;IF(ISNUMBER(FIND(&quot; %&quot;; [$pays.H35])) ;SUBSTITUTE([$pays.H35];&quot; %&quot;;&quot;&quot;) ; SUBSTITUTE([$pays.H35];&quot;'&quot;;&quot; &quot;)))" office:value-type="string" office:string-value="4.4" calcext:value-type="string">
            <text:p>4.4</text:p>
          </table:table-cell>
          <table:table-cell table:formula="of:=IF(ISBLANK([$pays.I35])OR([$pays.I35]=&quot;N.A.&quot;);&quot;NULL&quot;;IF(ISNUMBER(FIND(&quot; %&quot;; [$pays.I35])) ;SUBSTITUTE([$pays.I35];&quot; %&quot;;&quot;&quot;) ; SUBSTITUTE([$pays.I35];&quot;'&quot;;&quot; &quot;)))" office:value-type="string" office:string-value="20" calcext:value-type="string">
            <text:p>20</text:p>
          </table:table-cell>
          <table:table-cell table:formula="of:=IF(ISBLANK([$pays.J35])OR([$pays.J35]=&quot;N.A.&quot;);&quot;NULL&quot;;IF(ISNUMBER(FIND(&quot; %&quot;; [$pays.J35])) ;SUBSTITUTE([$pays.J35];&quot; %&quot;;&quot;&quot;) ; SUBSTITUTE([$pays.J35];&quot;'&quot;;&quot; &quot;)))" office:value-type="string" office:string-value="35" calcext:value-type="string">
            <text:p>35</text:p>
          </table:table-cell>
          <table:table-cell table:formula="of:=IF(ISBLANK([$pays.K35])OR([$pays.K35]=&quot;N.A.&quot;);&quot;NULL&quot;;IF(ISNUMBER(FIND(&quot; %&quot;; [$pays.K35])) ;SUBSTITUTE([$pays.K35];&quot; %&quot;;&quot;&quot;) ; SUBSTITUTE([$pays.K35];&quot;'&quot;;&quot; &quot;)))" office:value-type="string" office:string-value="0.56" calcext:value-type="string">
            <text:p>0.56</text:p>
          </table:table-cell>
          <table:table-cell table:formula="of:=IF(ISBLANK([$pays.L35])OR([$pays.L35]=&quot;N.A.&quot;);&quot;NULL&quot;;IF(ISNUMBER(FIND(&quot; %&quot;; [$pays.L35])) ;SUBSTITUTE([$pays.L35];&quot; %&quot;;&quot;&quot;) ; SUBSTITUTE([$pays.L3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6])OR([$pays.A36]=&quot;N.A.&quot;);&quot;NULL&quot;;IF(ISNUMBER(FIND(&quot; %&quot;; [$pays.A36])) ;SUBSTITUTE([$pays.A36];&quot; %&quot;;&quot;&quot;) ; SUBSTITUTE([$pays.A36];&quot;'&quot;;&quot; &quot;)))" office:value-type="string" office:string-value="Ukraine" calcext:value-type="string">
            <text:p>Ukraine</text:p>
          </table:table-cell>
          <table:table-cell table:formula="of:=IF(ISBLANK([$pays.B36])OR([$pays.B36]=&quot;N.A.&quot;);&quot;NULL&quot;;IF(ISNUMBER(FIND(&quot; %&quot;; [$pays.B36])) ;SUBSTITUTE([$pays.B36];&quot; %&quot;;&quot;&quot;) ; SUBSTITUTE([$pays.B36];&quot;'&quot;;&quot; &quot;)))" office:value-type="string" office:string-value="43785122" calcext:value-type="string">
            <text:p>43785122</text:p>
          </table:table-cell>
          <table:table-cell table:formula="of:=IF(ISBLANK([$pays.C36])OR([$pays.C36]=&quot;N.A.&quot;);&quot;NULL&quot;;IF(ISNUMBER(FIND(&quot; %&quot;; [$pays.C36])) ;SUBSTITUTE([$pays.C36];&quot; %&quot;;&quot;&quot;) ; SUBSTITUTE([$pays.C36];&quot;'&quot;;&quot; &quot;)))" office:value-type="string" office:string-value="-0.59" calcext:value-type="string">
            <text:p>-0.59</text:p>
          </table:table-cell>
          <table:table-cell table:formula="of:=IF(ISBLANK([$pays.D36])OR([$pays.D36]=&quot;N.A.&quot;);&quot;NULL&quot;;IF(ISNUMBER(FIND(&quot; %&quot;; [$pays.D36])) ;SUBSTITUTE([$pays.D36];&quot; %&quot;;&quot;&quot;) ; SUBSTITUTE([$pays.D36];&quot;'&quot;;&quot; &quot;)))" office:value-type="string" office:string-value="-259876" calcext:value-type="string">
            <text:p>-259876</text:p>
          </table:table-cell>
          <table:table-cell table:formula="of:=IF(ISBLANK([$pays.E36])OR([$pays.E36]=&quot;N.A.&quot;);&quot;NULL&quot;;IF(ISNUMBER(FIND(&quot; %&quot;; [$pays.E36])) ;SUBSTITUTE([$pays.E36];&quot; %&quot;;&quot;&quot;) ; SUBSTITUTE([$pays.E36];&quot;'&quot;;&quot; &quot;)))" office:value-type="string" office:string-value="75" calcext:value-type="string">
            <text:p>75</text:p>
          </table:table-cell>
          <table:table-cell table:formula="of:=IF(ISBLANK([$pays.F36])OR([$pays.F36]=&quot;N.A.&quot;);&quot;NULL&quot;;IF(ISNUMBER(FIND(&quot; %&quot;; [$pays.F36])) ;SUBSTITUTE([$pays.F36];&quot; %&quot;;&quot;&quot;) ; SUBSTITUTE([$pays.F36];&quot;'&quot;;&quot; &quot;)))" office:value-type="string" office:string-value="579320" calcext:value-type="string">
            <text:p>579320</text:p>
          </table:table-cell>
          <table:table-cell table:formula="of:=IF(ISBLANK([$pays.G36])OR([$pays.G36]=&quot;N.A.&quot;);&quot;NULL&quot;;IF(ISNUMBER(FIND(&quot; %&quot;; [$pays.G36])) ;SUBSTITUTE([$pays.G36];&quot; %&quot;;&quot;&quot;) ; SUBSTITUTE([$pays.G36];&quot;'&quot;;&quot; &quot;)))" office:value-type="string" office:string-value="10000.0" calcext:value-type="string">
            <text:p>10000.0</text:p>
          </table:table-cell>
          <table:table-cell table:formula="of:=IF(ISBLANK([$pays.H36])OR([$pays.H36]=&quot;N.A.&quot;);&quot;NULL&quot;;IF(ISNUMBER(FIND(&quot; %&quot;; [$pays.H36])) ;SUBSTITUTE([$pays.H36];&quot; %&quot;;&quot;&quot;) ; SUBSTITUTE([$pays.H36];&quot;'&quot;;&quot; &quot;)))" office:value-type="string" office:string-value="1.4" calcext:value-type="string">
            <text:p>1.4</text:p>
          </table:table-cell>
          <table:table-cell table:formula="of:=IF(ISBLANK([$pays.I36])OR([$pays.I36]=&quot;N.A.&quot;);&quot;NULL&quot;;IF(ISNUMBER(FIND(&quot; %&quot;; [$pays.I36])) ;SUBSTITUTE([$pays.I36];&quot; %&quot;;&quot;&quot;) ; SUBSTITUTE([$pays.I36];&quot;'&quot;;&quot; &quot;)))" office:value-type="string" office:string-value="41" calcext:value-type="string">
            <text:p>41</text:p>
          </table:table-cell>
          <table:table-cell table:formula="of:=IF(ISBLANK([$pays.J36])OR([$pays.J36]=&quot;N.A.&quot;);&quot;NULL&quot;;IF(ISNUMBER(FIND(&quot; %&quot;; [$pays.J36])) ;SUBSTITUTE([$pays.J36];&quot; %&quot;;&quot;&quot;) ; SUBSTITUTE([$pays.J36];&quot;'&quot;;&quot; &quot;)))" office:value-type="string" office:string-value="69" calcext:value-type="string">
            <text:p>69</text:p>
          </table:table-cell>
          <table:table-cell table:formula="of:=IF(ISBLANK([$pays.K36])OR([$pays.K36]=&quot;N.A.&quot;);&quot;NULL&quot;;IF(ISNUMBER(FIND(&quot; %&quot;; [$pays.K36])) ;SUBSTITUTE([$pays.K36];&quot; %&quot;;&quot;&quot;) ; SUBSTITUTE([$pays.K36];&quot;'&quot;;&quot; &quot;)))" office:value-type="string" office:string-value="0.56" calcext:value-type="string">
            <text:p>0.56</text:p>
          </table:table-cell>
          <table:table-cell table:formula="of:=IF(ISBLANK([$pays.L36])OR([$pays.L36]=&quot;N.A.&quot;);&quot;NULL&quot;;IF(ISNUMBER(FIND(&quot; %&quot;; [$pays.L36])) ;SUBSTITUTE([$pays.L36];&quot; %&quot;;&quot;&quot;) ; SUBSTITUTE([$pays.L3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7])OR([$pays.A37]=&quot;N.A.&quot;);&quot;NULL&quot;;IF(ISNUMBER(FIND(&quot; %&quot;; [$pays.A37])) ;SUBSTITUTE([$pays.A37];&quot; %&quot;;&quot;&quot;) ; SUBSTITUTE([$pays.A37];&quot;'&quot;;&quot; &quot;)))" office:value-type="string" office:string-value="Iraq" calcext:value-type="string">
            <text:p>Iraq</text:p>
          </table:table-cell>
          <table:table-cell table:formula="of:=IF(ISBLANK([$pays.B37])OR([$pays.B37]=&quot;N.A.&quot;);&quot;NULL&quot;;IF(ISNUMBER(FIND(&quot; %&quot;; [$pays.B37])) ;SUBSTITUTE([$pays.B37];&quot; %&quot;;&quot;&quot;) ; SUBSTITUTE([$pays.B37];&quot;'&quot;;&quot; &quot;)))" office:value-type="string" office:string-value="40031626" calcext:value-type="string">
            <text:p>40031626</text:p>
          </table:table-cell>
          <table:table-cell table:formula="of:=IF(ISBLANK([$pays.C37])OR([$pays.C37]=&quot;N.A.&quot;);&quot;NULL&quot;;IF(ISNUMBER(FIND(&quot; %&quot;; [$pays.C37])) ;SUBSTITUTE([$pays.C37];&quot; %&quot;;&quot;&quot;) ; SUBSTITUTE([$pays.C37];&quot;'&quot;;&quot; &quot;)))" office:value-type="string" office:string-value="2.32" calcext:value-type="string">
            <text:p>2.32</text:p>
          </table:table-cell>
          <table:table-cell table:formula="of:=IF(ISBLANK([$pays.D37])OR([$pays.D37]=&quot;N.A.&quot;);&quot;NULL&quot;;IF(ISNUMBER(FIND(&quot; %&quot;; [$pays.D37])) ;SUBSTITUTE([$pays.D37];&quot; %&quot;;&quot;&quot;) ; SUBSTITUTE([$pays.D37];&quot;'&quot;;&quot; &quot;)))" office:value-type="string" office:string-value="912710" calcext:value-type="string">
            <text:p>912710</text:p>
          </table:table-cell>
          <table:table-cell table:formula="of:=IF(ISBLANK([$pays.E37])OR([$pays.E37]=&quot;N.A.&quot;);&quot;NULL&quot;;IF(ISNUMBER(FIND(&quot; %&quot;; [$pays.E37])) ;SUBSTITUTE([$pays.E37];&quot; %&quot;;&quot;&quot;) ; SUBSTITUTE([$pays.E37];&quot;'&quot;;&quot; &quot;)))" office:value-type="string" office:string-value="93" calcext:value-type="string">
            <text:p>93</text:p>
          </table:table-cell>
          <table:table-cell table:formula="of:=IF(ISBLANK([$pays.F37])OR([$pays.F37]=&quot;N.A.&quot;);&quot;NULL&quot;;IF(ISNUMBER(FIND(&quot; %&quot;; [$pays.F37])) ;SUBSTITUTE([$pays.F37];&quot; %&quot;;&quot;&quot;) ; SUBSTITUTE([$pays.F37];&quot;'&quot;;&quot; &quot;)))" office:value-type="string" office:string-value="434320" calcext:value-type="string">
            <text:p>434320</text:p>
          </table:table-cell>
          <table:table-cell table:formula="of:=IF(ISBLANK([$pays.G37])OR([$pays.G37]=&quot;N.A.&quot;);&quot;NULL&quot;;IF(ISNUMBER(FIND(&quot; %&quot;; [$pays.G37])) ;SUBSTITUTE([$pays.G37];&quot; %&quot;;&quot;&quot;) ; SUBSTITUTE([$pays.G37];&quot;'&quot;;&quot; &quot;)))" office:value-type="string" office:string-value="7834.0" calcext:value-type="string">
            <text:p>7834.0</text:p>
          </table:table-cell>
          <table:table-cell table:formula="of:=IF(ISBLANK([$pays.H37])OR([$pays.H37]=&quot;N.A.&quot;);&quot;NULL&quot;;IF(ISNUMBER(FIND(&quot; %&quot;; [$pays.H37])) ;SUBSTITUTE([$pays.H37];&quot; %&quot;;&quot;&quot;) ; SUBSTITUTE([$pays.H37];&quot;'&quot;;&quot; &quot;)))" office:value-type="string" office:string-value="3.7" calcext:value-type="string">
            <text:p>3.7</text:p>
          </table:table-cell>
          <table:table-cell table:formula="of:=IF(ISBLANK([$pays.I37])OR([$pays.I37]=&quot;N.A.&quot;);&quot;NULL&quot;;IF(ISNUMBER(FIND(&quot; %&quot;; [$pays.I37])) ;SUBSTITUTE([$pays.I37];&quot; %&quot;;&quot;&quot;) ; SUBSTITUTE([$pays.I37];&quot;'&quot;;&quot; &quot;)))" office:value-type="string" office:string-value="21" calcext:value-type="string">
            <text:p>21</text:p>
          </table:table-cell>
          <table:table-cell table:formula="of:=IF(ISBLANK([$pays.J37])OR([$pays.J37]=&quot;N.A.&quot;);&quot;NULL&quot;;IF(ISNUMBER(FIND(&quot; %&quot;; [$pays.J37])) ;SUBSTITUTE([$pays.J37];&quot; %&quot;;&quot;&quot;) ; SUBSTITUTE([$pays.J37];&quot;'&quot;;&quot; &quot;)))" office:value-type="string" office:string-value="73" calcext:value-type="string">
            <text:p>73</text:p>
          </table:table-cell>
          <table:table-cell table:formula="of:=IF(ISBLANK([$pays.K37])OR([$pays.K37]=&quot;N.A.&quot;);&quot;NULL&quot;;IF(ISNUMBER(FIND(&quot; %&quot;; [$pays.K37])) ;SUBSTITUTE([$pays.K37];&quot; %&quot;;&quot;&quot;) ; SUBSTITUTE([$pays.K37];&quot;'&quot;;&quot; &quot;)))" office:value-type="string" office:string-value="0.52" calcext:value-type="string">
            <text:p>0.52</text:p>
          </table:table-cell>
          <table:table-cell table:formula="of:=IF(ISBLANK([$pays.L37])OR([$pays.L37]=&quot;N.A.&quot;);&quot;NULL&quot;;IF(ISNUMBER(FIND(&quot; %&quot;; [$pays.L37])) ;SUBSTITUTE([$pays.L37];&quot; %&quot;;&quot;&quot;) ; SUBSTITUTE([$pays.L3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8])OR([$pays.A38]=&quot;N.A.&quot;);&quot;NULL&quot;;IF(ISNUMBER(FIND(&quot; %&quot;; [$pays.A38])) ;SUBSTITUTE([$pays.A38];&quot; %&quot;;&quot;&quot;) ; SUBSTITUTE([$pays.A38];&quot;'&quot;;&quot; &quot;)))" office:value-type="string" office:string-value="Afghanistan" calcext:value-type="string">
            <text:p>Afghanistan</text:p>
          </table:table-cell>
          <table:table-cell table:formula="of:=IF(ISBLANK([$pays.B38])OR([$pays.B38]=&quot;N.A.&quot;);&quot;NULL&quot;;IF(ISNUMBER(FIND(&quot; %&quot;; [$pays.B38])) ;SUBSTITUTE([$pays.B38];&quot; %&quot;;&quot;&quot;) ; SUBSTITUTE([$pays.B38];&quot;'&quot;;&quot; &quot;)))" office:value-type="string" office:string-value="38742911" calcext:value-type="string">
            <text:p>38742911</text:p>
          </table:table-cell>
          <table:table-cell table:formula="of:=IF(ISBLANK([$pays.C38])OR([$pays.C38]=&quot;N.A.&quot;);&quot;NULL&quot;;IF(ISNUMBER(FIND(&quot; %&quot;; [$pays.C38])) ;SUBSTITUTE([$pays.C38];&quot; %&quot;;&quot;&quot;) ; SUBSTITUTE([$pays.C38];&quot;'&quot;;&quot; &quot;)))" office:value-type="string" office:string-value="2.33" calcext:value-type="string">
            <text:p>2.33</text:p>
          </table:table-cell>
          <table:table-cell table:formula="of:=IF(ISBLANK([$pays.D38])OR([$pays.D38]=&quot;N.A.&quot;);&quot;NULL&quot;;IF(ISNUMBER(FIND(&quot; %&quot;; [$pays.D38])) ;SUBSTITUTE([$pays.D38];&quot; %&quot;;&quot;&quot;) ; SUBSTITUTE([$pays.D38];&quot;'&quot;;&quot; &quot;)))" office:value-type="string" office:string-value="886592" calcext:value-type="string">
            <text:p>886592</text:p>
          </table:table-cell>
          <table:table-cell table:formula="of:=IF(ISBLANK([$pays.E38])OR([$pays.E38]=&quot;N.A.&quot;);&quot;NULL&quot;;IF(ISNUMBER(FIND(&quot; %&quot;; [$pays.E38])) ;SUBSTITUTE([$pays.E38];&quot; %&quot;;&quot;&quot;) ; SUBSTITUTE([$pays.E38];&quot;'&quot;;&quot; &quot;)))" office:value-type="string" office:string-value="60" calcext:value-type="string">
            <text:p>60</text:p>
          </table:table-cell>
          <table:table-cell table:formula="of:=IF(ISBLANK([$pays.F38])OR([$pays.F38]=&quot;N.A.&quot;);&quot;NULL&quot;;IF(ISNUMBER(FIND(&quot; %&quot;; [$pays.F38])) ;SUBSTITUTE([$pays.F38];&quot; %&quot;;&quot;&quot;) ; SUBSTITUTE([$pays.F38];&quot;'&quot;;&quot; &quot;)))" office:value-type="string" office:string-value="652860" calcext:value-type="string">
            <text:p>652860</text:p>
          </table:table-cell>
          <table:table-cell table:formula="of:=IF(ISBLANK([$pays.G38])OR([$pays.G38]=&quot;N.A.&quot;);&quot;NULL&quot;;IF(ISNUMBER(FIND(&quot; %&quot;; [$pays.G38])) ;SUBSTITUTE([$pays.G38];&quot; %&quot;;&quot;&quot;) ; SUBSTITUTE([$pays.G38];&quot;'&quot;;&quot; &quot;)))" office:value-type="string" office:string-value="-62920.0" calcext:value-type="string">
            <text:p>-62920.0</text:p>
          </table:table-cell>
          <table:table-cell table:formula="of:=IF(ISBLANK([$pays.H38])OR([$pays.H38]=&quot;N.A.&quot;);&quot;NULL&quot;;IF(ISNUMBER(FIND(&quot; %&quot;; [$pays.H38])) ;SUBSTITUTE([$pays.H38];&quot; %&quot;;&quot;&quot;) ; SUBSTITUTE([$pays.H38];&quot;'&quot;;&quot; &quot;)))" office:value-type="string" office:string-value="4.6" calcext:value-type="string">
            <text:p>4.6</text:p>
          </table:table-cell>
          <table:table-cell table:formula="of:=IF(ISBLANK([$pays.I38])OR([$pays.I38]=&quot;N.A.&quot;);&quot;NULL&quot;;IF(ISNUMBER(FIND(&quot; %&quot;; [$pays.I38])) ;SUBSTITUTE([$pays.I38];&quot; %&quot;;&quot;&quot;) ; SUBSTITUTE([$pays.I38];&quot;'&quot;;&quot; &quot;)))" office:value-type="string" office:string-value="18" calcext:value-type="string">
            <text:p>18</text:p>
          </table:table-cell>
          <table:table-cell table:formula="of:=IF(ISBLANK([$pays.J38])OR([$pays.J38]=&quot;N.A.&quot;);&quot;NULL&quot;;IF(ISNUMBER(FIND(&quot; %&quot;; [$pays.J38])) ;SUBSTITUTE([$pays.J38];&quot; %&quot;;&quot;&quot;) ; SUBSTITUTE([$pays.J38];&quot;'&quot;;&quot; &quot;)))" office:value-type="string" office:string-value="25" calcext:value-type="string">
            <text:p>25</text:p>
          </table:table-cell>
          <table:table-cell table:formula="of:=IF(ISBLANK([$pays.K38])OR([$pays.K38]=&quot;N.A.&quot;);&quot;NULL&quot;;IF(ISNUMBER(FIND(&quot; %&quot;; [$pays.K38])) ;SUBSTITUTE([$pays.K38];&quot; %&quot;;&quot;&quot;) ; SUBSTITUTE([$pays.K38];&quot;'&quot;;&quot; &quot;)))" office:value-type="string" office:string-value="0.50" calcext:value-type="string">
            <text:p>0.50</text:p>
          </table:table-cell>
          <table:table-cell table:formula="of:=IF(ISBLANK([$pays.L38])OR([$pays.L38]=&quot;N.A.&quot;);&quot;NULL&quot;;IF(ISNUMBER(FIND(&quot; %&quot;; [$pays.L38])) ;SUBSTITUTE([$pays.L38];&quot; %&quot;;&quot;&quot;) ; SUBSTITUTE([$pays.L3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9])OR([$pays.A39]=&quot;N.A.&quot;);&quot;NULL&quot;;IF(ISNUMBER(FIND(&quot; %&quot;; [$pays.A39])) ;SUBSTITUTE([$pays.A39];&quot; %&quot;;&quot;&quot;) ; SUBSTITUTE([$pays.A39];&quot;'&quot;;&quot; &quot;)))" office:value-type="string" office:string-value="Poland" calcext:value-type="string">
            <text:p>Poland</text:p>
          </table:table-cell>
          <table:table-cell table:formula="of:=IF(ISBLANK([$pays.B39])OR([$pays.B39]=&quot;N.A.&quot;);&quot;NULL&quot;;IF(ISNUMBER(FIND(&quot; %&quot;; [$pays.B39])) ;SUBSTITUTE([$pays.B39];&quot; %&quot;;&quot;&quot;) ; SUBSTITUTE([$pays.B39];&quot;'&quot;;&quot; &quot;)))" office:value-type="string" office:string-value="37854825" calcext:value-type="string">
            <text:p>37854825</text:p>
          </table:table-cell>
          <table:table-cell table:formula="of:=IF(ISBLANK([$pays.C39])OR([$pays.C39]=&quot;N.A.&quot;);&quot;NULL&quot;;IF(ISNUMBER(FIND(&quot; %&quot;; [$pays.C39])) ;SUBSTITUTE([$pays.C39];&quot; %&quot;;&quot;&quot;) ; SUBSTITUTE([$pays.C39];&quot;'&quot;;&quot; &quot;)))" office:value-type="string" office:string-value="-0.11" calcext:value-type="string">
            <text:p>-0.11</text:p>
          </table:table-cell>
          <table:table-cell table:formula="of:=IF(ISBLANK([$pays.D39])OR([$pays.D39]=&quot;N.A.&quot;);&quot;NULL&quot;;IF(ISNUMBER(FIND(&quot; %&quot;; [$pays.D39])) ;SUBSTITUTE([$pays.D39];&quot; %&quot;;&quot;&quot;) ; SUBSTITUTE([$pays.D39];&quot;'&quot;;&quot; &quot;)))" office:value-type="string" office:string-value="-41157" calcext:value-type="string">
            <text:p>-41157</text:p>
          </table:table-cell>
          <table:table-cell table:formula="of:=IF(ISBLANK([$pays.E39])OR([$pays.E39]=&quot;N.A.&quot;);&quot;NULL&quot;;IF(ISNUMBER(FIND(&quot; %&quot;; [$pays.E39])) ;SUBSTITUTE([$pays.E39];&quot; %&quot;;&quot;&quot;) ; SUBSTITUTE([$pays.E39];&quot;'&quot;;&quot; &quot;)))" office:value-type="string" office:string-value="124" calcext:value-type="string">
            <text:p>124</text:p>
          </table:table-cell>
          <table:table-cell table:formula="of:=IF(ISBLANK([$pays.F39])OR([$pays.F39]=&quot;N.A.&quot;);&quot;NULL&quot;;IF(ISNUMBER(FIND(&quot; %&quot;; [$pays.F39])) ;SUBSTITUTE([$pays.F39];&quot; %&quot;;&quot;&quot;) ; SUBSTITUTE([$pays.F39];&quot;'&quot;;&quot; &quot;)))" office:value-type="string" office:string-value="306230" calcext:value-type="string">
            <text:p>306230</text:p>
          </table:table-cell>
          <table:table-cell table:formula="of:=IF(ISBLANK([$pays.G39])OR([$pays.G39]=&quot;N.A.&quot;);&quot;NULL&quot;;IF(ISNUMBER(FIND(&quot; %&quot;; [$pays.G39])) ;SUBSTITUTE([$pays.G39];&quot; %&quot;;&quot;&quot;) ; SUBSTITUTE([$pays.G39];&quot;'&quot;;&quot; &quot;)))" office:value-type="string" office:string-value="-29395.0" calcext:value-type="string">
            <text:p>-29395.0</text:p>
          </table:table-cell>
          <table:table-cell table:formula="of:=IF(ISBLANK([$pays.H39])OR([$pays.H39]=&quot;N.A.&quot;);&quot;NULL&quot;;IF(ISNUMBER(FIND(&quot; %&quot;; [$pays.H39])) ;SUBSTITUTE([$pays.H39];&quot; %&quot;;&quot;&quot;) ; SUBSTITUTE([$pays.H39];&quot;'&quot;;&quot; &quot;)))" office:value-type="string" office:string-value="1.4" calcext:value-type="string">
            <text:p>1.4</text:p>
          </table:table-cell>
          <table:table-cell table:formula="of:=IF(ISBLANK([$pays.I39])OR([$pays.I39]=&quot;N.A.&quot;);&quot;NULL&quot;;IF(ISNUMBER(FIND(&quot; %&quot;; [$pays.I39])) ;SUBSTITUTE([$pays.I39];&quot; %&quot;;&quot;&quot;) ; SUBSTITUTE([$pays.I39];&quot;'&quot;;&quot; &quot;)))" office:value-type="string" office:string-value="42" calcext:value-type="string">
            <text:p>42</text:p>
          </table:table-cell>
          <table:table-cell table:formula="of:=IF(ISBLANK([$pays.J39])OR([$pays.J39]=&quot;N.A.&quot;);&quot;NULL&quot;;IF(ISNUMBER(FIND(&quot; %&quot;; [$pays.J39])) ;SUBSTITUTE([$pays.J39];&quot; %&quot;;&quot;&quot;) ; SUBSTITUTE([$pays.J39];&quot;'&quot;;&quot; &quot;)))" office:value-type="string" office:string-value="60" calcext:value-type="string">
            <text:p>60</text:p>
          </table:table-cell>
          <table:table-cell table:formula="of:=IF(ISBLANK([$pays.K39])OR([$pays.K39]=&quot;N.A.&quot;);&quot;NULL&quot;;IF(ISNUMBER(FIND(&quot; %&quot;; [$pays.K39])) ;SUBSTITUTE([$pays.K39];&quot; %&quot;;&quot;&quot;) ; SUBSTITUTE([$pays.K39];&quot;'&quot;;&quot; &quot;)))" office:value-type="string" office:string-value="0.49" calcext:value-type="string">
            <text:p>0.49</text:p>
          </table:table-cell>
          <table:table-cell table:formula="of:=IF(ISBLANK([$pays.L39])OR([$pays.L39]=&quot;N.A.&quot;);&quot;NULL&quot;;IF(ISNUMBER(FIND(&quot; %&quot;; [$pays.L39])) ;SUBSTITUTE([$pays.L39];&quot; %&quot;;&quot;&quot;) ; SUBSTITUTE([$pays.L3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0])OR([$pays.A40]=&quot;N.A.&quot;);&quot;NULL&quot;;IF(ISNUMBER(FIND(&quot; %&quot;; [$pays.A40])) ;SUBSTITUTE([$pays.A40];&quot; %&quot;;&quot;&quot;) ; SUBSTITUTE([$pays.A40];&quot;'&quot;;&quot; &quot;)))" office:value-type="string" office:string-value="Canada" calcext:value-type="string">
            <text:p>Canada</text:p>
          </table:table-cell>
          <table:table-cell table:formula="of:=IF(ISBLANK([$pays.B40])OR([$pays.B40]=&quot;N.A.&quot;);&quot;NULL&quot;;IF(ISNUMBER(FIND(&quot; %&quot;; [$pays.B40])) ;SUBSTITUTE([$pays.B40];&quot; %&quot;;&quot;&quot;) ; SUBSTITUTE([$pays.B40];&quot;'&quot;;&quot; &quot;)))" office:value-type="string" office:string-value="37674770" calcext:value-type="string">
            <text:p>37674770</text:p>
          </table:table-cell>
          <table:table-cell table:formula="of:=IF(ISBLANK([$pays.C40])OR([$pays.C40]=&quot;N.A.&quot;);&quot;NULL&quot;;IF(ISNUMBER(FIND(&quot; %&quot;; [$pays.C40])) ;SUBSTITUTE([$pays.C40];&quot; %&quot;;&quot;&quot;) ; SUBSTITUTE([$pays.C40];&quot;'&quot;;&quot; &quot;)))" office:value-type="string" office:string-value="0.89" calcext:value-type="string">
            <text:p>0.89</text:p>
          </table:table-cell>
          <table:table-cell table:formula="of:=IF(ISBLANK([$pays.D40])OR([$pays.D40]=&quot;N.A.&quot;);&quot;NULL&quot;;IF(ISNUMBER(FIND(&quot; %&quot;; [$pays.D40])) ;SUBSTITUTE([$pays.D40];&quot; %&quot;;&quot;&quot;) ; SUBSTITUTE([$pays.D40];&quot;'&quot;;&quot; &quot;)))" office:value-type="string" office:string-value="331107" calcext:value-type="string">
            <text:p>331107</text:p>
          </table:table-cell>
          <table:table-cell table:formula="of:=IF(ISBLANK([$pays.E40])OR([$pays.E40]=&quot;N.A.&quot;);&quot;NULL&quot;;IF(ISNUMBER(FIND(&quot; %&quot;; [$pays.E40])) ;SUBSTITUTE([$pays.E40];&quot; %&quot;;&quot;&quot;) ; SUBSTITUTE([$pays.E40];&quot;'&quot;;&quot; &quot;)))" office:value-type="string" office:string-value="4" calcext:value-type="string">
            <text:p>4</text:p>
          </table:table-cell>
          <table:table-cell table:formula="of:=IF(ISBLANK([$pays.F40])OR([$pays.F40]=&quot;N.A.&quot;);&quot;NULL&quot;;IF(ISNUMBER(FIND(&quot; %&quot;; [$pays.F40])) ;SUBSTITUTE([$pays.F40];&quot; %&quot;;&quot;&quot;) ; SUBSTITUTE([$pays.F40];&quot;'&quot;;&quot; &quot;)))" office:value-type="string" office:string-value="9093510" calcext:value-type="string">
            <text:p>9093510</text:p>
          </table:table-cell>
          <table:table-cell table:formula="of:=IF(ISBLANK([$pays.G40])OR([$pays.G40]=&quot;N.A.&quot;);&quot;NULL&quot;;IF(ISNUMBER(FIND(&quot; %&quot;; [$pays.G40])) ;SUBSTITUTE([$pays.G40];&quot; %&quot;;&quot;&quot;) ; SUBSTITUTE([$pays.G40];&quot;'&quot;;&quot; &quot;)))" office:value-type="string" office:string-value="242032.0" calcext:value-type="string">
            <text:p>242032.0</text:p>
          </table:table-cell>
          <table:table-cell table:formula="of:=IF(ISBLANK([$pays.H40])OR([$pays.H40]=&quot;N.A.&quot;);&quot;NULL&quot;;IF(ISNUMBER(FIND(&quot; %&quot;; [$pays.H40])) ;SUBSTITUTE([$pays.H40];&quot; %&quot;;&quot;&quot;) ; SUBSTITUTE([$pays.H40];&quot;'&quot;;&quot; &quot;)))" office:value-type="string" office:string-value="1.5" calcext:value-type="string">
            <text:p>1.5</text:p>
          </table:table-cell>
          <table:table-cell table:formula="of:=IF(ISBLANK([$pays.I40])OR([$pays.I40]=&quot;N.A.&quot;);&quot;NULL&quot;;IF(ISNUMBER(FIND(&quot; %&quot;; [$pays.I40])) ;SUBSTITUTE([$pays.I40];&quot; %&quot;;&quot;&quot;) ; SUBSTITUTE([$pays.I40];&quot;'&quot;;&quot; &quot;)))" office:value-type="string" office:string-value="41" calcext:value-type="string">
            <text:p>41</text:p>
          </table:table-cell>
          <table:table-cell table:formula="of:=IF(ISBLANK([$pays.J40])OR([$pays.J40]=&quot;N.A.&quot;);&quot;NULL&quot;;IF(ISNUMBER(FIND(&quot; %&quot;; [$pays.J40])) ;SUBSTITUTE([$pays.J40];&quot; %&quot;;&quot;&quot;) ; SUBSTITUTE([$pays.J40];&quot;'&quot;;&quot; &quot;)))" office:value-type="string" office:string-value="81" calcext:value-type="string">
            <text:p>81</text:p>
          </table:table-cell>
          <table:table-cell table:formula="of:=IF(ISBLANK([$pays.K40])OR([$pays.K40]=&quot;N.A.&quot;);&quot;NULL&quot;;IF(ISNUMBER(FIND(&quot; %&quot;; [$pays.K40])) ;SUBSTITUTE([$pays.K40];&quot; %&quot;;&quot;&quot;) ; SUBSTITUTE([$pays.K40];&quot;'&quot;;&quot; &quot;)))" office:value-type="string" office:string-value="0.48" calcext:value-type="string">
            <text:p>0.48</text:p>
          </table:table-cell>
          <table:table-cell table:formula="of:=IF(ISBLANK([$pays.L40])OR([$pays.L40]=&quot;N.A.&quot;);&quot;NULL&quot;;IF(ISNUMBER(FIND(&quot; %&quot;; [$pays.L40])) ;SUBSTITUTE([$pays.L40];&quot; %&quot;;&quot;&quot;) ; SUBSTITUTE([$pays.L4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1])OR([$pays.A41]=&quot;N.A.&quot;);&quot;NULL&quot;;IF(ISNUMBER(FIND(&quot; %&quot;; [$pays.A41])) ;SUBSTITUTE([$pays.A41];&quot; %&quot;;&quot;&quot;) ; SUBSTITUTE([$pays.A41];&quot;'&quot;;&quot; &quot;)))" office:value-type="string" office:string-value="Morocco" calcext:value-type="string">
            <text:p>Morocco</text:p>
          </table:table-cell>
          <table:table-cell table:formula="of:=IF(ISBLANK([$pays.B41])OR([$pays.B41]=&quot;N.A.&quot;);&quot;NULL&quot;;IF(ISNUMBER(FIND(&quot; %&quot;; [$pays.B41])) ;SUBSTITUTE([$pays.B41];&quot; %&quot;;&quot;&quot;) ; SUBSTITUTE([$pays.B41];&quot;'&quot;;&quot; &quot;)))" office:value-type="string" office:string-value="36820713" calcext:value-type="string">
            <text:p>36820713</text:p>
          </table:table-cell>
          <table:table-cell table:formula="of:=IF(ISBLANK([$pays.C41])OR([$pays.C41]=&quot;N.A.&quot;);&quot;NULL&quot;;IF(ISNUMBER(FIND(&quot; %&quot;; [$pays.C41])) ;SUBSTITUTE([$pays.C41];&quot; %&quot;;&quot;&quot;) ; SUBSTITUTE([$pays.C41];&quot;'&quot;;&quot; &quot;)))" office:value-type="string" office:string-value="1.20" calcext:value-type="string">
            <text:p>1.20</text:p>
          </table:table-cell>
          <table:table-cell table:formula="of:=IF(ISBLANK([$pays.D41])OR([$pays.D41]=&quot;N.A.&quot;);&quot;NULL&quot;;IF(ISNUMBER(FIND(&quot; %&quot;; [$pays.D41])) ;SUBSTITUTE([$pays.D41];&quot; %&quot;;&quot;&quot;) ; SUBSTITUTE([$pays.D41];&quot;'&quot;;&quot; &quot;)))" office:value-type="string" office:string-value="438791" calcext:value-type="string">
            <text:p>438791</text:p>
          </table:table-cell>
          <table:table-cell table:formula="of:=IF(ISBLANK([$pays.E41])OR([$pays.E41]=&quot;N.A.&quot;);&quot;NULL&quot;;IF(ISNUMBER(FIND(&quot; %&quot;; [$pays.E41])) ;SUBSTITUTE([$pays.E41];&quot; %&quot;;&quot;&quot;) ; SUBSTITUTE([$pays.E41];&quot;'&quot;;&quot; &quot;)))" office:value-type="string" office:string-value="83" calcext:value-type="string">
            <text:p>83</text:p>
          </table:table-cell>
          <table:table-cell table:formula="of:=IF(ISBLANK([$pays.F41])OR([$pays.F41]=&quot;N.A.&quot;);&quot;NULL&quot;;IF(ISNUMBER(FIND(&quot; %&quot;; [$pays.F41])) ;SUBSTITUTE([$pays.F41];&quot; %&quot;;&quot;&quot;) ; SUBSTITUTE([$pays.F41];&quot;'&quot;;&quot; &quot;)))" office:value-type="string" office:string-value="446300" calcext:value-type="string">
            <text:p>446300</text:p>
          </table:table-cell>
          <table:table-cell table:formula="of:=IF(ISBLANK([$pays.G41])OR([$pays.G41]=&quot;N.A.&quot;);&quot;NULL&quot;;IF(ISNUMBER(FIND(&quot; %&quot;; [$pays.G41])) ;SUBSTITUTE([$pays.G41];&quot; %&quot;;&quot;&quot;) ; SUBSTITUTE([$pays.G41];&quot;'&quot;;&quot; &quot;)))" office:value-type="string" office:string-value="-51419.0" calcext:value-type="string">
            <text:p>-51419.0</text:p>
          </table:table-cell>
          <table:table-cell table:formula="of:=IF(ISBLANK([$pays.H41])OR([$pays.H41]=&quot;N.A.&quot;);&quot;NULL&quot;;IF(ISNUMBER(FIND(&quot; %&quot;; [$pays.H41])) ;SUBSTITUTE([$pays.H41];&quot; %&quot;;&quot;&quot;) ; SUBSTITUTE([$pays.H41];&quot;'&quot;;&quot; &quot;)))" office:value-type="string" office:string-value="2.4" calcext:value-type="string">
            <text:p>2.4</text:p>
          </table:table-cell>
          <table:table-cell table:formula="of:=IF(ISBLANK([$pays.I41])OR([$pays.I41]=&quot;N.A.&quot;);&quot;NULL&quot;;IF(ISNUMBER(FIND(&quot; %&quot;; [$pays.I41])) ;SUBSTITUTE([$pays.I41];&quot; %&quot;;&quot;&quot;) ; SUBSTITUTE([$pays.I41];&quot;'&quot;;&quot; &quot;)))" office:value-type="string" office:string-value="30" calcext:value-type="string">
            <text:p>30</text:p>
          </table:table-cell>
          <table:table-cell table:formula="of:=IF(ISBLANK([$pays.J41])OR([$pays.J41]=&quot;N.A.&quot;);&quot;NULL&quot;;IF(ISNUMBER(FIND(&quot; %&quot;; [$pays.J41])) ;SUBSTITUTE([$pays.J41];&quot; %&quot;;&quot;&quot;) ; SUBSTITUTE([$pays.J41];&quot;'&quot;;&quot; &quot;)))" office:value-type="string" office:string-value="64" calcext:value-type="string">
            <text:p>64</text:p>
          </table:table-cell>
          <table:table-cell table:formula="of:=IF(ISBLANK([$pays.K41])OR([$pays.K41]=&quot;N.A.&quot;);&quot;NULL&quot;;IF(ISNUMBER(FIND(&quot; %&quot;; [$pays.K41])) ;SUBSTITUTE([$pays.K41];&quot; %&quot;;&quot;&quot;) ; SUBSTITUTE([$pays.K41];&quot;'&quot;;&quot; &quot;)))" office:value-type="string" office:string-value="0.47" calcext:value-type="string">
            <text:p>0.47</text:p>
          </table:table-cell>
          <table:table-cell table:formula="of:=IF(ISBLANK([$pays.L41])OR([$pays.L41]=&quot;N.A.&quot;);&quot;NULL&quot;;IF(ISNUMBER(FIND(&quot; %&quot;; [$pays.L41])) ;SUBSTITUTE([$pays.L41];&quot; %&quot;;&quot;&quot;) ; SUBSTITUTE([$pays.L4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2])OR([$pays.A42]=&quot;N.A.&quot;);&quot;NULL&quot;;IF(ISNUMBER(FIND(&quot; %&quot;; [$pays.A42])) ;SUBSTITUTE([$pays.A42];&quot; %&quot;;&quot;&quot;) ; SUBSTITUTE([$pays.A42];&quot;'&quot;;&quot; &quot;)))" office:value-type="string" office:string-value="Saudi Arabia" calcext:value-type="string">
            <text:p>Saudi Arabia</text:p>
          </table:table-cell>
          <table:table-cell table:formula="of:=IF(ISBLANK([$pays.B42])OR([$pays.B42]=&quot;N.A.&quot;);&quot;NULL&quot;;IF(ISNUMBER(FIND(&quot; %&quot;; [$pays.B42])) ;SUBSTITUTE([$pays.B42];&quot; %&quot;;&quot;&quot;) ; SUBSTITUTE([$pays.B42];&quot;'&quot;;&quot; &quot;)))" office:value-type="string" office:string-value="34701377" calcext:value-type="string">
            <text:p>34701377</text:p>
          </table:table-cell>
          <table:table-cell table:formula="of:=IF(ISBLANK([$pays.C42])OR([$pays.C42]=&quot;N.A.&quot;);&quot;NULL&quot;;IF(ISNUMBER(FIND(&quot; %&quot;; [$pays.C42])) ;SUBSTITUTE([$pays.C42];&quot; %&quot;;&quot;&quot;) ; SUBSTITUTE([$pays.C42];&quot;'&quot;;&quot; &quot;)))" office:value-type="string" office:string-value="1.59" calcext:value-type="string">
            <text:p>1.59</text:p>
          </table:table-cell>
          <table:table-cell table:formula="of:=IF(ISBLANK([$pays.D42])OR([$pays.D42]=&quot;N.A.&quot;);&quot;NULL&quot;;IF(ISNUMBER(FIND(&quot; %&quot;; [$pays.D42])) ;SUBSTITUTE([$pays.D42];&quot; %&quot;;&quot;&quot;) ; SUBSTITUTE([$pays.D42];&quot;'&quot;;&quot; &quot;)))" office:value-type="string" office:string-value="545343" calcext:value-type="string">
            <text:p>545343</text:p>
          </table:table-cell>
          <table:table-cell table:formula="of:=IF(ISBLANK([$pays.E42])OR([$pays.E42]=&quot;N.A.&quot;);&quot;NULL&quot;;IF(ISNUMBER(FIND(&quot; %&quot;; [$pays.E42])) ;SUBSTITUTE([$pays.E42];&quot; %&quot;;&quot;&quot;) ; SUBSTITUTE([$pays.E42];&quot;'&quot;;&quot; &quot;)))" office:value-type="string" office:string-value="16" calcext:value-type="string">
            <text:p>16</text:p>
          </table:table-cell>
          <table:table-cell table:formula="of:=IF(ISBLANK([$pays.F42])OR([$pays.F42]=&quot;N.A.&quot;);&quot;NULL&quot;;IF(ISNUMBER(FIND(&quot; %&quot;; [$pays.F42])) ;SUBSTITUTE([$pays.F42];&quot; %&quot;;&quot;&quot;) ; SUBSTITUTE([$pays.F42];&quot;'&quot;;&quot; &quot;)))" office:value-type="string" office:string-value="2149690" calcext:value-type="string">
            <text:p>2149690</text:p>
          </table:table-cell>
          <table:table-cell table:formula="of:=IF(ISBLANK([$pays.G42])OR([$pays.G42]=&quot;N.A.&quot;);&quot;NULL&quot;;IF(ISNUMBER(FIND(&quot; %&quot;; [$pays.G42])) ;SUBSTITUTE([$pays.G42];&quot; %&quot;;&quot;&quot;) ; SUBSTITUTE([$pays.G42];&quot;'&quot;;&quot; &quot;)))" office:value-type="string" office:string-value="134979.0" calcext:value-type="string">
            <text:p>134979.0</text:p>
          </table:table-cell>
          <table:table-cell table:formula="of:=IF(ISBLANK([$pays.H42])OR([$pays.H42]=&quot;N.A.&quot;);&quot;NULL&quot;;IF(ISNUMBER(FIND(&quot; %&quot;; [$pays.H42])) ;SUBSTITUTE([$pays.H42];&quot; %&quot;;&quot;&quot;) ; SUBSTITUTE([$pays.H42];&quot;'&quot;;&quot; &quot;)))" office:value-type="string" office:string-value="2.3" calcext:value-type="string">
            <text:p>2.3</text:p>
          </table:table-cell>
          <table:table-cell table:formula="of:=IF(ISBLANK([$pays.I42])OR([$pays.I42]=&quot;N.A.&quot;);&quot;NULL&quot;;IF(ISNUMBER(FIND(&quot; %&quot;; [$pays.I42])) ;SUBSTITUTE([$pays.I42];&quot; %&quot;;&quot;&quot;) ; SUBSTITUTE([$pays.I42];&quot;'&quot;;&quot; &quot;)))" office:value-type="string" office:string-value="32" calcext:value-type="string">
            <text:p>32</text:p>
          </table:table-cell>
          <table:table-cell table:formula="of:=IF(ISBLANK([$pays.J42])OR([$pays.J42]=&quot;N.A.&quot;);&quot;NULL&quot;;IF(ISNUMBER(FIND(&quot; %&quot;; [$pays.J42])) ;SUBSTITUTE([$pays.J42];&quot; %&quot;;&quot;&quot;) ; SUBSTITUTE([$pays.J42];&quot;'&quot;;&quot; &quot;)))" office:value-type="string" office:string-value="84" calcext:value-type="string">
            <text:p>84</text:p>
          </table:table-cell>
          <table:table-cell table:formula="of:=IF(ISBLANK([$pays.K42])OR([$pays.K42]=&quot;N.A.&quot;);&quot;NULL&quot;;IF(ISNUMBER(FIND(&quot; %&quot;; [$pays.K42])) ;SUBSTITUTE([$pays.K42];&quot; %&quot;;&quot;&quot;) ; SUBSTITUTE([$pays.K42];&quot;'&quot;;&quot; &quot;)))" office:value-type="string" office:string-value="0.45" calcext:value-type="string">
            <text:p>0.45</text:p>
          </table:table-cell>
          <table:table-cell table:formula="of:=IF(ISBLANK([$pays.L42])OR([$pays.L42]=&quot;N.A.&quot;);&quot;NULL&quot;;IF(ISNUMBER(FIND(&quot; %&quot;; [$pays.L42])) ;SUBSTITUTE([$pays.L42];&quot; %&quot;;&quot;&quot;) ; SUBSTITUTE([$pays.L4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3])OR([$pays.A43]=&quot;N.A.&quot;);&quot;NULL&quot;;IF(ISNUMBER(FIND(&quot; %&quot;; [$pays.A43])) ;SUBSTITUTE([$pays.A43];&quot; %&quot;;&quot;&quot;) ; SUBSTITUTE([$pays.A43];&quot;'&quot;;&quot; &quot;)))" office:value-type="string" office:string-value="Uzbekistan" calcext:value-type="string">
            <text:p>Uzbekistan</text:p>
          </table:table-cell>
          <table:table-cell table:formula="of:=IF(ISBLANK([$pays.B43])OR([$pays.B43]=&quot;N.A.&quot;);&quot;NULL&quot;;IF(ISNUMBER(FIND(&quot; %&quot;; [$pays.B43])) ;SUBSTITUTE([$pays.B43];&quot; %&quot;;&quot;&quot;) ; SUBSTITUTE([$pays.B43];&quot;'&quot;;&quot; &quot;)))" office:value-type="string" office:string-value="33368859" calcext:value-type="string">
            <text:p>33368859</text:p>
          </table:table-cell>
          <table:table-cell table:formula="of:=IF(ISBLANK([$pays.C43])OR([$pays.C43]=&quot;N.A.&quot;);&quot;NULL&quot;;IF(ISNUMBER(FIND(&quot; %&quot;; [$pays.C43])) ;SUBSTITUTE([$pays.C43];&quot; %&quot;;&quot;&quot;) ; SUBSTITUTE([$pays.C43];&quot;'&quot;;&quot; &quot;)))" office:value-type="string" office:string-value="1.48" calcext:value-type="string">
            <text:p>1.48</text:p>
          </table:table-cell>
          <table:table-cell table:formula="of:=IF(ISBLANK([$pays.D43])OR([$pays.D43]=&quot;N.A.&quot;);&quot;NULL&quot;;IF(ISNUMBER(FIND(&quot; %&quot;; [$pays.D43])) ;SUBSTITUTE([$pays.D43];&quot; %&quot;;&quot;&quot;) ; SUBSTITUTE([$pays.D43];&quot;'&quot;;&quot; &quot;)))" office:value-type="string" office:string-value="487487" calcext:value-type="string">
            <text:p>487487</text:p>
          </table:table-cell>
          <table:table-cell table:formula="of:=IF(ISBLANK([$pays.E43])OR([$pays.E43]=&quot;N.A.&quot;);&quot;NULL&quot;;IF(ISNUMBER(FIND(&quot; %&quot;; [$pays.E43])) ;SUBSTITUTE([$pays.E43];&quot; %&quot;;&quot;&quot;) ; SUBSTITUTE([$pays.E43];&quot;'&quot;;&quot; &quot;)))" office:value-type="string" office:string-value="79" calcext:value-type="string">
            <text:p>79</text:p>
          </table:table-cell>
          <table:table-cell table:formula="of:=IF(ISBLANK([$pays.F43])OR([$pays.F43]=&quot;N.A.&quot;);&quot;NULL&quot;;IF(ISNUMBER(FIND(&quot; %&quot;; [$pays.F43])) ;SUBSTITUTE([$pays.F43];&quot; %&quot;;&quot;&quot;) ; SUBSTITUTE([$pays.F43];&quot;'&quot;;&quot; &quot;)))" office:value-type="string" office:string-value="425400" calcext:value-type="string">
            <text:p>425400</text:p>
          </table:table-cell>
          <table:table-cell table:formula="of:=IF(ISBLANK([$pays.G43])OR([$pays.G43]=&quot;N.A.&quot;);&quot;NULL&quot;;IF(ISNUMBER(FIND(&quot; %&quot;; [$pays.G43])) ;SUBSTITUTE([$pays.G43];&quot; %&quot;;&quot;&quot;) ; SUBSTITUTE([$pays.G43];&quot;'&quot;;&quot; &quot;)))" office:value-type="string" office:string-value="-8863.0" calcext:value-type="string">
            <text:p>-8863.0</text:p>
          </table:table-cell>
          <table:table-cell table:formula="of:=IF(ISBLANK([$pays.H43])OR([$pays.H43]=&quot;N.A.&quot;);&quot;NULL&quot;;IF(ISNUMBER(FIND(&quot; %&quot;; [$pays.H43])) ;SUBSTITUTE([$pays.H43];&quot; %&quot;;&quot;&quot;) ; SUBSTITUTE([$pays.H43];&quot;'&quot;;&quot; &quot;)))" office:value-type="string" office:string-value="2.4" calcext:value-type="string">
            <text:p>2.4</text:p>
          </table:table-cell>
          <table:table-cell table:formula="of:=IF(ISBLANK([$pays.I43])OR([$pays.I43]=&quot;N.A.&quot;);&quot;NULL&quot;;IF(ISNUMBER(FIND(&quot; %&quot;; [$pays.I43])) ;SUBSTITUTE([$pays.I43];&quot; %&quot;;&quot;&quot;) ; SUBSTITUTE([$pays.I43];&quot;'&quot;;&quot; &quot;)))" office:value-type="string" office:string-value="28" calcext:value-type="string">
            <text:p>28</text:p>
          </table:table-cell>
          <table:table-cell table:formula="of:=IF(ISBLANK([$pays.J43])OR([$pays.J43]=&quot;N.A.&quot;);&quot;NULL&quot;;IF(ISNUMBER(FIND(&quot; %&quot;; [$pays.J43])) ;SUBSTITUTE([$pays.J43];&quot; %&quot;;&quot;&quot;) ; SUBSTITUTE([$pays.J43];&quot;'&quot;;&quot; &quot;)))" office:value-type="string" office:string-value="50" calcext:value-type="string">
            <text:p>50</text:p>
          </table:table-cell>
          <table:table-cell table:formula="of:=IF(ISBLANK([$pays.K43])OR([$pays.K43]=&quot;N.A.&quot;);&quot;NULL&quot;;IF(ISNUMBER(FIND(&quot; %&quot;; [$pays.K43])) ;SUBSTITUTE([$pays.K43];&quot; %&quot;;&quot;&quot;) ; SUBSTITUTE([$pays.K43];&quot;'&quot;;&quot; &quot;)))" office:value-type="string" office:string-value="0.43" calcext:value-type="string">
            <text:p>0.43</text:p>
          </table:table-cell>
          <table:table-cell table:formula="of:=IF(ISBLANK([$pays.L43])OR([$pays.L43]=&quot;N.A.&quot;);&quot;NULL&quot;;IF(ISNUMBER(FIND(&quot; %&quot;; [$pays.L43])) ;SUBSTITUTE([$pays.L43];&quot; %&quot;;&quot;&quot;) ; SUBSTITUTE([$pays.L4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4])OR([$pays.A44]=&quot;N.A.&quot;);&quot;NULL&quot;;IF(ISNUMBER(FIND(&quot; %&quot;; [$pays.A44])) ;SUBSTITUTE([$pays.A44];&quot; %&quot;;&quot;&quot;) ; SUBSTITUTE([$pays.A44];&quot;'&quot;;&quot; &quot;)))" office:value-type="string" office:string-value="Peru" calcext:value-type="string">
            <text:p>Peru</text:p>
          </table:table-cell>
          <table:table-cell table:formula="of:=IF(ISBLANK([$pays.B44])OR([$pays.B44]=&quot;N.A.&quot;);&quot;NULL&quot;;IF(ISNUMBER(FIND(&quot; %&quot;; [$pays.B44])) ;SUBSTITUTE([$pays.B44];&quot; %&quot;;&quot;&quot;) ; SUBSTITUTE([$pays.B44];&quot;'&quot;;&quot; &quot;)))" office:value-type="string" office:string-value="32876986" calcext:value-type="string">
            <text:p>32876986</text:p>
          </table:table-cell>
          <table:table-cell table:formula="of:=IF(ISBLANK([$pays.C44])OR([$pays.C44]=&quot;N.A.&quot;);&quot;NULL&quot;;IF(ISNUMBER(FIND(&quot; %&quot;; [$pays.C44])) ;SUBSTITUTE([$pays.C44];&quot; %&quot;;&quot;&quot;) ; SUBSTITUTE([$pays.C44];&quot;'&quot;;&quot; &quot;)))" office:value-type="string" office:string-value="1.42" calcext:value-type="string">
            <text:p>1.42</text:p>
          </table:table-cell>
          <table:table-cell table:formula="of:=IF(ISBLANK([$pays.D44])OR([$pays.D44]=&quot;N.A.&quot;);&quot;NULL&quot;;IF(ISNUMBER(FIND(&quot; %&quot;; [$pays.D44])) ;SUBSTITUTE([$pays.D44];&quot; %&quot;;&quot;&quot;) ; SUBSTITUTE([$pays.D44];&quot;'&quot;;&quot; &quot;)))" office:value-type="string" office:string-value="461401" calcext:value-type="string">
            <text:p>461401</text:p>
          </table:table-cell>
          <table:table-cell table:formula="of:=IF(ISBLANK([$pays.E44])OR([$pays.E44]=&quot;N.A.&quot;);&quot;NULL&quot;;IF(ISNUMBER(FIND(&quot; %&quot;; [$pays.E44])) ;SUBSTITUTE([$pays.E44];&quot; %&quot;;&quot;&quot;) ; SUBSTITUTE([$pays.E44];&quot;'&quot;;&quot; &quot;)))" office:value-type="string" office:string-value="26" calcext:value-type="string">
            <text:p>26</text:p>
          </table:table-cell>
          <table:table-cell table:formula="of:=IF(ISBLANK([$pays.F44])OR([$pays.F44]=&quot;N.A.&quot;);&quot;NULL&quot;;IF(ISNUMBER(FIND(&quot; %&quot;; [$pays.F44])) ;SUBSTITUTE([$pays.F44];&quot; %&quot;;&quot;&quot;) ; SUBSTITUTE([$pays.F44];&quot;'&quot;;&quot; &quot;)))" office:value-type="string" office:string-value="1280000" calcext:value-type="string">
            <text:p>1280000</text:p>
          </table:table-cell>
          <table:table-cell table:formula="of:=IF(ISBLANK([$pays.G44])OR([$pays.G44]=&quot;N.A.&quot;);&quot;NULL&quot;;IF(ISNUMBER(FIND(&quot; %&quot;; [$pays.G44])) ;SUBSTITUTE([$pays.G44];&quot; %&quot;;&quot;&quot;) ; SUBSTITUTE([$pays.G44];&quot;'&quot;;&quot; &quot;)))" office:value-type="string" office:string-value="99069.0" calcext:value-type="string">
            <text:p>99069.0</text:p>
          </table:table-cell>
          <table:table-cell table:formula="of:=IF(ISBLANK([$pays.H44])OR([$pays.H44]=&quot;N.A.&quot;);&quot;NULL&quot;;IF(ISNUMBER(FIND(&quot; %&quot;; [$pays.H44])) ;SUBSTITUTE([$pays.H44];&quot; %&quot;;&quot;&quot;) ; SUBSTITUTE([$pays.H44];&quot;'&quot;;&quot; &quot;)))" office:value-type="string" office:string-value="2.3" calcext:value-type="string">
            <text:p>2.3</text:p>
          </table:table-cell>
          <table:table-cell table:formula="of:=IF(ISBLANK([$pays.I44])OR([$pays.I44]=&quot;N.A.&quot;);&quot;NULL&quot;;IF(ISNUMBER(FIND(&quot; %&quot;; [$pays.I44])) ;SUBSTITUTE([$pays.I44];&quot; %&quot;;&quot;&quot;) ; SUBSTITUTE([$pays.I44];&quot;'&quot;;&quot; &quot;)))" office:value-type="string" office:string-value="31" calcext:value-type="string">
            <text:p>31</text:p>
          </table:table-cell>
          <table:table-cell table:formula="of:=IF(ISBLANK([$pays.J44])OR([$pays.J44]=&quot;N.A.&quot;);&quot;NULL&quot;;IF(ISNUMBER(FIND(&quot; %&quot;; [$pays.J44])) ;SUBSTITUTE([$pays.J44];&quot; %&quot;;&quot;&quot;) ; SUBSTITUTE([$pays.J44];&quot;'&quot;;&quot; &quot;)))" office:value-type="string" office:string-value="79" calcext:value-type="string">
            <text:p>79</text:p>
          </table:table-cell>
          <table:table-cell table:formula="of:=IF(ISBLANK([$pays.K44])OR([$pays.K44]=&quot;N.A.&quot;);&quot;NULL&quot;;IF(ISNUMBER(FIND(&quot; %&quot;; [$pays.K44])) ;SUBSTITUTE([$pays.K44];&quot; %&quot;;&quot;&quot;) ; SUBSTITUTE([$pays.K44];&quot;'&quot;;&quot; &quot;)))" office:value-type="string" office:string-value="0.42" calcext:value-type="string">
            <text:p>0.42</text:p>
          </table:table-cell>
          <table:table-cell table:formula="of:=IF(ISBLANK([$pays.L44])OR([$pays.L44]=&quot;N.A.&quot;);&quot;NULL&quot;;IF(ISNUMBER(FIND(&quot; %&quot;; [$pays.L44])) ;SUBSTITUTE([$pays.L44];&quot; %&quot;;&quot;&quot;) ; SUBSTITUTE([$pays.L4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5])OR([$pays.A45]=&quot;N.A.&quot;);&quot;NULL&quot;;IF(ISNUMBER(FIND(&quot; %&quot;; [$pays.A45])) ;SUBSTITUTE([$pays.A45];&quot; %&quot;;&quot;&quot;) ; SUBSTITUTE([$pays.A45];&quot;'&quot;;&quot; &quot;)))" office:value-type="string" office:string-value="Angola" calcext:value-type="string">
            <text:p>Angola</text:p>
          </table:table-cell>
          <table:table-cell table:formula="of:=IF(ISBLANK([$pays.B45])OR([$pays.B45]=&quot;N.A.&quot;);&quot;NULL&quot;;IF(ISNUMBER(FIND(&quot; %&quot;; [$pays.B45])) ;SUBSTITUTE([$pays.B45];&quot; %&quot;;&quot;&quot;) ; SUBSTITUTE([$pays.B45];&quot;'&quot;;&quot; &quot;)))" office:value-type="string" office:string-value="32644783" calcext:value-type="string">
            <text:p>32644783</text:p>
          </table:table-cell>
          <table:table-cell table:formula="of:=IF(ISBLANK([$pays.C45])OR([$pays.C45]=&quot;N.A.&quot;);&quot;NULL&quot;;IF(ISNUMBER(FIND(&quot; %&quot;; [$pays.C45])) ;SUBSTITUTE([$pays.C45];&quot; %&quot;;&quot;&quot;) ; SUBSTITUTE([$pays.C45];&quot;'&quot;;&quot; &quot;)))" office:value-type="string" office:string-value="3.27" calcext:value-type="string">
            <text:p>3.27</text:p>
          </table:table-cell>
          <table:table-cell table:formula="of:=IF(ISBLANK([$pays.D45])OR([$pays.D45]=&quot;N.A.&quot;);&quot;NULL&quot;;IF(ISNUMBER(FIND(&quot; %&quot;; [$pays.D45])) ;SUBSTITUTE([$pays.D45];&quot; %&quot;;&quot;&quot;) ; SUBSTITUTE([$pays.D45];&quot;'&quot;;&quot; &quot;)))" office:value-type="string" office:string-value="1040977" calcext:value-type="string">
            <text:p>1040977</text:p>
          </table:table-cell>
          <table:table-cell table:formula="of:=IF(ISBLANK([$pays.E45])OR([$pays.E45]=&quot;N.A.&quot;);&quot;NULL&quot;;IF(ISNUMBER(FIND(&quot; %&quot;; [$pays.E45])) ;SUBSTITUTE([$pays.E45];&quot; %&quot;;&quot;&quot;) ; SUBSTITUTE([$pays.E45];&quot;'&quot;;&quot; &quot;)))" office:value-type="string" office:string-value="26" calcext:value-type="string">
            <text:p>26</text:p>
          </table:table-cell>
          <table:table-cell table:formula="of:=IF(ISBLANK([$pays.F45])OR([$pays.F45]=&quot;N.A.&quot;);&quot;NULL&quot;;IF(ISNUMBER(FIND(&quot; %&quot;; [$pays.F45])) ;SUBSTITUTE([$pays.F45];&quot; %&quot;;&quot;&quot;) ; SUBSTITUTE([$pays.F45];&quot;'&quot;;&quot; &quot;)))" office:value-type="string" office:string-value="1246700" calcext:value-type="string">
            <text:p>1246700</text:p>
          </table:table-cell>
          <table:table-cell table:formula="of:=IF(ISBLANK([$pays.G45])OR([$pays.G45]=&quot;N.A.&quot;);&quot;NULL&quot;;IF(ISNUMBER(FIND(&quot; %&quot;; [$pays.G45])) ;SUBSTITUTE([$pays.G45];&quot; %&quot;;&quot;&quot;) ; SUBSTITUTE([$pays.G45];&quot;'&quot;;&quot; &quot;)))" office:value-type="string" office:string-value="6413.0" calcext:value-type="string">
            <text:p>6413.0</text:p>
          </table:table-cell>
          <table:table-cell table:formula="of:=IF(ISBLANK([$pays.H45])OR([$pays.H45]=&quot;N.A.&quot;);&quot;NULL&quot;;IF(ISNUMBER(FIND(&quot; %&quot;; [$pays.H45])) ;SUBSTITUTE([$pays.H45];&quot; %&quot;;&quot;&quot;) ; SUBSTITUTE([$pays.H45];&quot;'&quot;;&quot; &quot;)))" office:value-type="string" office:string-value="5.6" calcext:value-type="string">
            <text:p>5.6</text:p>
          </table:table-cell>
          <table:table-cell table:formula="of:=IF(ISBLANK([$pays.I45])OR([$pays.I45]=&quot;N.A.&quot;);&quot;NULL&quot;;IF(ISNUMBER(FIND(&quot; %&quot;; [$pays.I45])) ;SUBSTITUTE([$pays.I45];&quot; %&quot;;&quot;&quot;) ; SUBSTITUTE([$pays.I45];&quot;'&quot;;&quot; &quot;)))" office:value-type="string" office:string-value="17" calcext:value-type="string">
            <text:p>17</text:p>
          </table:table-cell>
          <table:table-cell table:formula="of:=IF(ISBLANK([$pays.J45])OR([$pays.J45]=&quot;N.A.&quot;);&quot;NULL&quot;;IF(ISNUMBER(FIND(&quot; %&quot;; [$pays.J45])) ;SUBSTITUTE([$pays.J45];&quot; %&quot;;&quot;&quot;) ; SUBSTITUTE([$pays.J45];&quot;'&quot;;&quot; &quot;)))" office:value-type="string" office:string-value="67" calcext:value-type="string">
            <text:p>67</text:p>
          </table:table-cell>
          <table:table-cell table:formula="of:=IF(ISBLANK([$pays.K45])OR([$pays.K45]=&quot;N.A.&quot;);&quot;NULL&quot;;IF(ISNUMBER(FIND(&quot; %&quot;; [$pays.K45])) ;SUBSTITUTE([$pays.K45];&quot; %&quot;;&quot;&quot;) ; SUBSTITUTE([$pays.K45];&quot;'&quot;;&quot; &quot;)))" office:value-type="string" office:string-value="0.42" calcext:value-type="string">
            <text:p>0.42</text:p>
          </table:table-cell>
          <table:table-cell table:formula="of:=IF(ISBLANK([$pays.L45])OR([$pays.L45]=&quot;N.A.&quot;);&quot;NULL&quot;;IF(ISNUMBER(FIND(&quot; %&quot;; [$pays.L45])) ;SUBSTITUTE([$pays.L45];&quot; %&quot;;&quot;&quot;) ; SUBSTITUTE([$pays.L4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6])OR([$pays.A46]=&quot;N.A.&quot;);&quot;NULL&quot;;IF(ISNUMBER(FIND(&quot; %&quot;; [$pays.A46])) ;SUBSTITUTE([$pays.A46];&quot; %&quot;;&quot;&quot;) ; SUBSTITUTE([$pays.A46];&quot;'&quot;;&quot; &quot;)))" office:value-type="string" office:string-value="Malaysia" calcext:value-type="string">
            <text:p>Malaysia</text:p>
          </table:table-cell>
          <table:table-cell table:formula="of:=IF(ISBLANK([$pays.B46])OR([$pays.B46]=&quot;N.A.&quot;);&quot;NULL&quot;;IF(ISNUMBER(FIND(&quot; %&quot;; [$pays.B46])) ;SUBSTITUTE([$pays.B46];&quot; %&quot;;&quot;&quot;) ; SUBSTITUTE([$pays.B46];&quot;'&quot;;&quot; &quot;)))" office:value-type="string" office:string-value="32280610" calcext:value-type="string">
            <text:p>32280610</text:p>
          </table:table-cell>
          <table:table-cell table:formula="of:=IF(ISBLANK([$pays.C46])OR([$pays.C46]=&quot;N.A.&quot;);&quot;NULL&quot;;IF(ISNUMBER(FIND(&quot; %&quot;; [$pays.C46])) ;SUBSTITUTE([$pays.C46];&quot; %&quot;;&quot;&quot;) ; SUBSTITUTE([$pays.C46];&quot;'&quot;;&quot; &quot;)))" office:value-type="string" office:string-value="1.30" calcext:value-type="string">
            <text:p>1.30</text:p>
          </table:table-cell>
          <table:table-cell table:formula="of:=IF(ISBLANK([$pays.D46])OR([$pays.D46]=&quot;N.A.&quot;);&quot;NULL&quot;;IF(ISNUMBER(FIND(&quot; %&quot;; [$pays.D46])) ;SUBSTITUTE([$pays.D46];&quot; %&quot;;&quot;&quot;) ; SUBSTITUTE([$pays.D46];&quot;'&quot;;&quot; &quot;)))" office:value-type="string" office:string-value="416222" calcext:value-type="string">
            <text:p>416222</text:p>
          </table:table-cell>
          <table:table-cell table:formula="of:=IF(ISBLANK([$pays.E46])OR([$pays.E46]=&quot;N.A.&quot;);&quot;NULL&quot;;IF(ISNUMBER(FIND(&quot; %&quot;; [$pays.E46])) ;SUBSTITUTE([$pays.E46];&quot; %&quot;;&quot;&quot;) ; SUBSTITUTE([$pays.E46];&quot;'&quot;;&quot; &quot;)))" office:value-type="string" office:string-value="99" calcext:value-type="string">
            <text:p>99</text:p>
          </table:table-cell>
          <table:table-cell table:formula="of:=IF(ISBLANK([$pays.F46])OR([$pays.F46]=&quot;N.A.&quot;);&quot;NULL&quot;;IF(ISNUMBER(FIND(&quot; %&quot;; [$pays.F46])) ;SUBSTITUTE([$pays.F46];&quot; %&quot;;&quot;&quot;) ; SUBSTITUTE([$pays.F46];&quot;'&quot;;&quot; &quot;)))" office:value-type="string" office:string-value="328550" calcext:value-type="string">
            <text:p>328550</text:p>
          </table:table-cell>
          <table:table-cell table:formula="of:=IF(ISBLANK([$pays.G46])OR([$pays.G46]=&quot;N.A.&quot;);&quot;NULL&quot;;IF(ISNUMBER(FIND(&quot; %&quot;; [$pays.G46])) ;SUBSTITUTE([$pays.G46];&quot; %&quot;;&quot;&quot;) ; SUBSTITUTE([$pays.G46];&quot;'&quot;;&quot; &quot;)))" office:value-type="string" office:string-value="50000.0" calcext:value-type="string">
            <text:p>50000.0</text:p>
          </table:table-cell>
          <table:table-cell table:formula="of:=IF(ISBLANK([$pays.H46])OR([$pays.H46]=&quot;N.A.&quot;);&quot;NULL&quot;;IF(ISNUMBER(FIND(&quot; %&quot;; [$pays.H46])) ;SUBSTITUTE([$pays.H46];&quot; %&quot;;&quot;&quot;) ; SUBSTITUTE([$pays.H46];&quot;'&quot;;&quot; &quot;)))" office:value-type="string" office:string-value="2.0" calcext:value-type="string">
            <text:p>2.0</text:p>
          </table:table-cell>
          <table:table-cell table:formula="of:=IF(ISBLANK([$pays.I46])OR([$pays.I46]=&quot;N.A.&quot;);&quot;NULL&quot;;IF(ISNUMBER(FIND(&quot; %&quot;; [$pays.I46])) ;SUBSTITUTE([$pays.I46];&quot; %&quot;;&quot;&quot;) ; SUBSTITUTE([$pays.I46];&quot;'&quot;;&quot; &quot;)))" office:value-type="string" office:string-value="30" calcext:value-type="string">
            <text:p>30</text:p>
          </table:table-cell>
          <table:table-cell table:formula="of:=IF(ISBLANK([$pays.J46])OR([$pays.J46]=&quot;N.A.&quot;);&quot;NULL&quot;;IF(ISNUMBER(FIND(&quot; %&quot;; [$pays.J46])) ;SUBSTITUTE([$pays.J46];&quot; %&quot;;&quot;&quot;) ; SUBSTITUTE([$pays.J46];&quot;'&quot;;&quot; &quot;)))" office:value-type="string" office:string-value="78" calcext:value-type="string">
            <text:p>78</text:p>
          </table:table-cell>
          <table:table-cell table:formula="of:=IF(ISBLANK([$pays.K46])OR([$pays.K46]=&quot;N.A.&quot;);&quot;NULL&quot;;IF(ISNUMBER(FIND(&quot; %&quot;; [$pays.K46])) ;SUBSTITUTE([$pays.K46];&quot; %&quot;;&quot;&quot;) ; SUBSTITUTE([$pays.K46];&quot;'&quot;;&quot; &quot;)))" office:value-type="string" office:string-value="0.42" calcext:value-type="string">
            <text:p>0.42</text:p>
          </table:table-cell>
          <table:table-cell table:formula="of:=IF(ISBLANK([$pays.L46])OR([$pays.L46]=&quot;N.A.&quot;);&quot;NULL&quot;;IF(ISNUMBER(FIND(&quot; %&quot;; [$pays.L46])) ;SUBSTITUTE([$pays.L46];&quot; %&quot;;&quot;&quot;) ; SUBSTITUTE([$pays.L4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7])OR([$pays.A47]=&quot;N.A.&quot;);&quot;NULL&quot;;IF(ISNUMBER(FIND(&quot; %&quot;; [$pays.A47])) ;SUBSTITUTE([$pays.A47];&quot; %&quot;;&quot;&quot;) ; SUBSTITUTE([$pays.A47];&quot;'&quot;;&quot; &quot;)))" office:value-type="string" office:string-value="Mozambique" calcext:value-type="string">
            <text:p>Mozambique</text:p>
          </table:table-cell>
          <table:table-cell table:formula="of:=IF(ISBLANK([$pays.B47])OR([$pays.B47]=&quot;N.A.&quot;);&quot;NULL&quot;;IF(ISNUMBER(FIND(&quot; %&quot;; [$pays.B47])) ;SUBSTITUTE([$pays.B47];&quot; %&quot;;&quot;&quot;) ; SUBSTITUTE([$pays.B47];&quot;'&quot;;&quot; &quot;)))" office:value-type="string" office:string-value="31067362" calcext:value-type="string">
            <text:p>31067362</text:p>
          </table:table-cell>
          <table:table-cell table:formula="of:=IF(ISBLANK([$pays.C47])OR([$pays.C47]=&quot;N.A.&quot;);&quot;NULL&quot;;IF(ISNUMBER(FIND(&quot; %&quot;; [$pays.C47])) ;SUBSTITUTE([$pays.C47];&quot; %&quot;;&quot;&quot;) ; SUBSTITUTE([$pays.C47];&quot;'&quot;;&quot; &quot;)))" office:value-type="string" office:string-value="2.93" calcext:value-type="string">
            <text:p>2.93</text:p>
          </table:table-cell>
          <table:table-cell table:formula="of:=IF(ISBLANK([$pays.D47])OR([$pays.D47]=&quot;N.A.&quot;);&quot;NULL&quot;;IF(ISNUMBER(FIND(&quot; %&quot;; [$pays.D47])) ;SUBSTITUTE([$pays.D47];&quot; %&quot;;&quot;&quot;) ; SUBSTITUTE([$pays.D47];&quot;'&quot;;&quot; &quot;)))" office:value-type="string" office:string-value="889399" calcext:value-type="string">
            <text:p>889399</text:p>
          </table:table-cell>
          <table:table-cell table:formula="of:=IF(ISBLANK([$pays.E47])OR([$pays.E47]=&quot;N.A.&quot;);&quot;NULL&quot;;IF(ISNUMBER(FIND(&quot; %&quot;; [$pays.E47])) ;SUBSTITUTE([$pays.E47];&quot; %&quot;;&quot;&quot;) ; SUBSTITUTE([$pays.E47];&quot;'&quot;;&quot; &quot;)))" office:value-type="string" office:string-value="40" calcext:value-type="string">
            <text:p>40</text:p>
          </table:table-cell>
          <table:table-cell table:formula="of:=IF(ISBLANK([$pays.F47])OR([$pays.F47]=&quot;N.A.&quot;);&quot;NULL&quot;;IF(ISNUMBER(FIND(&quot; %&quot;; [$pays.F47])) ;SUBSTITUTE([$pays.F47];&quot; %&quot;;&quot;&quot;) ; SUBSTITUTE([$pays.F47];&quot;'&quot;;&quot; &quot;)))" office:value-type="string" office:string-value="786380" calcext:value-type="string">
            <text:p>786380</text:p>
          </table:table-cell>
          <table:table-cell table:formula="of:=IF(ISBLANK([$pays.G47])OR([$pays.G47]=&quot;N.A.&quot;);&quot;NULL&quot;;IF(ISNUMBER(FIND(&quot; %&quot;; [$pays.G47])) ;SUBSTITUTE([$pays.G47];&quot; %&quot;;&quot;&quot;) ; SUBSTITUTE([$pays.G47];&quot;'&quot;;&quot; &quot;)))" office:value-type="string" office:string-value="-5000.0" calcext:value-type="string">
            <text:p>-5000.0</text:p>
          </table:table-cell>
          <table:table-cell table:formula="of:=IF(ISBLANK([$pays.H47])OR([$pays.H47]=&quot;N.A.&quot;);&quot;NULL&quot;;IF(ISNUMBER(FIND(&quot; %&quot;; [$pays.H47])) ;SUBSTITUTE([$pays.H47];&quot; %&quot;;&quot;&quot;) ; SUBSTITUTE([$pays.H47];&quot;'&quot;;&quot; &quot;)))" office:value-type="string" office:string-value="4.9" calcext:value-type="string">
            <text:p>4.9</text:p>
          </table:table-cell>
          <table:table-cell table:formula="of:=IF(ISBLANK([$pays.I47])OR([$pays.I47]=&quot;N.A.&quot;);&quot;NULL&quot;;IF(ISNUMBER(FIND(&quot; %&quot;; [$pays.I47])) ;SUBSTITUTE([$pays.I47];&quot; %&quot;;&quot;&quot;) ; SUBSTITUTE([$pays.I47];&quot;'&quot;;&quot; &quot;)))" office:value-type="string" office:string-value="18" calcext:value-type="string">
            <text:p>18</text:p>
          </table:table-cell>
          <table:table-cell table:formula="of:=IF(ISBLANK([$pays.J47])OR([$pays.J47]=&quot;N.A.&quot;);&quot;NULL&quot;;IF(ISNUMBER(FIND(&quot; %&quot;; [$pays.J47])) ;SUBSTITUTE([$pays.J47];&quot; %&quot;;&quot;&quot;) ; SUBSTITUTE([$pays.J47];&quot;'&quot;;&quot; &quot;)))" office:value-type="string" office:string-value="38" calcext:value-type="string">
            <text:p>38</text:p>
          </table:table-cell>
          <table:table-cell table:formula="of:=IF(ISBLANK([$pays.K47])OR([$pays.K47]=&quot;N.A.&quot;);&quot;NULL&quot;;IF(ISNUMBER(FIND(&quot; %&quot;; [$pays.K47])) ;SUBSTITUTE([$pays.K47];&quot; %&quot;;&quot;&quot;) ; SUBSTITUTE([$pays.K47];&quot;'&quot;;&quot; &quot;)))" office:value-type="string" office:string-value="0.40" calcext:value-type="string">
            <text:p>0.40</text:p>
          </table:table-cell>
          <table:table-cell table:formula="of:=IF(ISBLANK([$pays.L47])OR([$pays.L47]=&quot;N.A.&quot;);&quot;NULL&quot;;IF(ISNUMBER(FIND(&quot; %&quot;; [$pays.L47])) ;SUBSTITUTE([$pays.L47];&quot; %&quot;;&quot;&quot;) ; SUBSTITUTE([$pays.L4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8])OR([$pays.A48]=&quot;N.A.&quot;);&quot;NULL&quot;;IF(ISNUMBER(FIND(&quot; %&quot;; [$pays.A48])) ;SUBSTITUTE([$pays.A48];&quot; %&quot;;&quot;&quot;) ; SUBSTITUTE([$pays.A48];&quot;'&quot;;&quot; &quot;)))" office:value-type="string" office:string-value="Ghana" calcext:value-type="string">
            <text:p>Ghana</text:p>
          </table:table-cell>
          <table:table-cell table:formula="of:=IF(ISBLANK([$pays.B48])OR([$pays.B48]=&quot;N.A.&quot;);&quot;NULL&quot;;IF(ISNUMBER(FIND(&quot; %&quot;; [$pays.B48])) ;SUBSTITUTE([$pays.B48];&quot; %&quot;;&quot;&quot;) ; SUBSTITUTE([$pays.B48];&quot;'&quot;;&quot; &quot;)))" office:value-type="string" office:string-value="30936375" calcext:value-type="string">
            <text:p>30936375</text:p>
          </table:table-cell>
          <table:table-cell table:formula="of:=IF(ISBLANK([$pays.C48])OR([$pays.C48]=&quot;N.A.&quot;);&quot;NULL&quot;;IF(ISNUMBER(FIND(&quot; %&quot;; [$pays.C48])) ;SUBSTITUTE([$pays.C48];&quot; %&quot;;&quot;&quot;) ; SUBSTITUTE([$pays.C48];&quot;'&quot;;&quot; &quot;)))" office:value-type="string" office:string-value="2.15" calcext:value-type="string">
            <text:p>2.15</text:p>
          </table:table-cell>
          <table:table-cell table:formula="of:=IF(ISBLANK([$pays.D48])OR([$pays.D48]=&quot;N.A.&quot;);&quot;NULL&quot;;IF(ISNUMBER(FIND(&quot; %&quot;; [$pays.D48])) ;SUBSTITUTE([$pays.D48];&quot; %&quot;;&quot;&quot;) ; SUBSTITUTE([$pays.D48];&quot;'&quot;;&quot; &quot;)))" office:value-type="string" office:string-value="655084" calcext:value-type="string">
            <text:p>655084</text:p>
          </table:table-cell>
          <table:table-cell table:formula="of:=IF(ISBLANK([$pays.E48])OR([$pays.E48]=&quot;N.A.&quot;);&quot;NULL&quot;;IF(ISNUMBER(FIND(&quot; %&quot;; [$pays.E48])) ;SUBSTITUTE([$pays.E48];&quot; %&quot;;&quot;&quot;) ; SUBSTITUTE([$pays.E48];&quot;'&quot;;&quot; &quot;)))" office:value-type="string" office:string-value="137" calcext:value-type="string">
            <text:p>137</text:p>
          </table:table-cell>
          <table:table-cell table:formula="of:=IF(ISBLANK([$pays.F48])OR([$pays.F48]=&quot;N.A.&quot;);&quot;NULL&quot;;IF(ISNUMBER(FIND(&quot; %&quot;; [$pays.F48])) ;SUBSTITUTE([$pays.F48];&quot; %&quot;;&quot;&quot;) ; SUBSTITUTE([$pays.F48];&quot;'&quot;;&quot; &quot;)))" office:value-type="string" office:string-value="227540" calcext:value-type="string">
            <text:p>227540</text:p>
          </table:table-cell>
          <table:table-cell table:formula="of:=IF(ISBLANK([$pays.G48])OR([$pays.G48]=&quot;N.A.&quot;);&quot;NULL&quot;;IF(ISNUMBER(FIND(&quot; %&quot;; [$pays.G48])) ;SUBSTITUTE([$pays.G48];&quot; %&quot;;&quot;&quot;) ; SUBSTITUTE([$pays.G48];&quot;'&quot;;&quot; &quot;)))" office:value-type="string" office:string-value="-10000.0" calcext:value-type="string">
            <text:p>-10000.0</text:p>
          </table:table-cell>
          <table:table-cell table:formula="of:=IF(ISBLANK([$pays.H48])OR([$pays.H48]=&quot;N.A.&quot;);&quot;NULL&quot;;IF(ISNUMBER(FIND(&quot; %&quot;; [$pays.H48])) ;SUBSTITUTE([$pays.H48];&quot; %&quot;;&quot;&quot;) ; SUBSTITUTE([$pays.H48];&quot;'&quot;;&quot; &quot;)))" office:value-type="string" office:string-value="3.9" calcext:value-type="string">
            <text:p>3.9</text:p>
          </table:table-cell>
          <table:table-cell table:formula="of:=IF(ISBLANK([$pays.I48])OR([$pays.I48]=&quot;N.A.&quot;);&quot;NULL&quot;;IF(ISNUMBER(FIND(&quot; %&quot;; [$pays.I48])) ;SUBSTITUTE([$pays.I48];&quot; %&quot;;&quot;&quot;) ; SUBSTITUTE([$pays.I48];&quot;'&quot;;&quot; &quot;)))" office:value-type="string" office:string-value="22" calcext:value-type="string">
            <text:p>22</text:p>
          </table:table-cell>
          <table:table-cell table:formula="of:=IF(ISBLANK([$pays.J48])OR([$pays.J48]=&quot;N.A.&quot;);&quot;NULL&quot;;IF(ISNUMBER(FIND(&quot; %&quot;; [$pays.J48])) ;SUBSTITUTE([$pays.J48];&quot; %&quot;;&quot;&quot;) ; SUBSTITUTE([$pays.J48];&quot;'&quot;;&quot; &quot;)))" office:value-type="string" office:string-value="57" calcext:value-type="string">
            <text:p>57</text:p>
          </table:table-cell>
          <table:table-cell table:formula="of:=IF(ISBLANK([$pays.K48])OR([$pays.K48]=&quot;N.A.&quot;);&quot;NULL&quot;;IF(ISNUMBER(FIND(&quot; %&quot;; [$pays.K48])) ;SUBSTITUTE([$pays.K48];&quot; %&quot;;&quot;&quot;) ; SUBSTITUTE([$pays.K48];&quot;'&quot;;&quot; &quot;)))" office:value-type="string" office:string-value="0.40" calcext:value-type="string">
            <text:p>0.40</text:p>
          </table:table-cell>
          <table:table-cell table:formula="of:=IF(ISBLANK([$pays.L48])OR([$pays.L48]=&quot;N.A.&quot;);&quot;NULL&quot;;IF(ISNUMBER(FIND(&quot; %&quot;; [$pays.L48])) ;SUBSTITUTE([$pays.L48];&quot; %&quot;;&quot;&quot;) ; SUBSTITUTE([$pays.L4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9])OR([$pays.A49]=&quot;N.A.&quot;);&quot;NULL&quot;;IF(ISNUMBER(FIND(&quot; %&quot;; [$pays.A49])) ;SUBSTITUTE([$pays.A49];&quot; %&quot;;&quot;&quot;) ; SUBSTITUTE([$pays.A49];&quot;'&quot;;&quot; &quot;)))" office:value-type="string" office:string-value="Yemen" calcext:value-type="string">
            <text:p>Yemen</text:p>
          </table:table-cell>
          <table:table-cell table:formula="of:=IF(ISBLANK([$pays.B49])OR([$pays.B49]=&quot;N.A.&quot;);&quot;NULL&quot;;IF(ISNUMBER(FIND(&quot; %&quot;; [$pays.B49])) ;SUBSTITUTE([$pays.B49];&quot; %&quot;;&quot;&quot;) ; SUBSTITUTE([$pays.B49];&quot;'&quot;;&quot; &quot;)))" office:value-type="string" office:string-value="29687214" calcext:value-type="string">
            <text:p>29687214</text:p>
          </table:table-cell>
          <table:table-cell table:formula="of:=IF(ISBLANK([$pays.C49])OR([$pays.C49]=&quot;N.A.&quot;);&quot;NULL&quot;;IF(ISNUMBER(FIND(&quot; %&quot;; [$pays.C49])) ;SUBSTITUTE([$pays.C49];&quot; %&quot;;&quot;&quot;) ; SUBSTITUTE([$pays.C49];&quot;'&quot;;&quot; &quot;)))" office:value-type="string" office:string-value="2.28" calcext:value-type="string">
            <text:p>2.28</text:p>
          </table:table-cell>
          <table:table-cell table:formula="of:=IF(ISBLANK([$pays.D49])OR([$pays.D49]=&quot;N.A.&quot;);&quot;NULL&quot;;IF(ISNUMBER(FIND(&quot; %&quot;; [$pays.D49])) ;SUBSTITUTE([$pays.D49];&quot; %&quot;;&quot;&quot;) ; SUBSTITUTE([$pays.D49];&quot;'&quot;;&quot; &quot;)))" office:value-type="string" office:string-value="664042" calcext:value-type="string">
            <text:p>664042</text:p>
          </table:table-cell>
          <table:table-cell table:formula="of:=IF(ISBLANK([$pays.E49])OR([$pays.E49]=&quot;N.A.&quot;);&quot;NULL&quot;;IF(ISNUMBER(FIND(&quot; %&quot;; [$pays.E49])) ;SUBSTITUTE([$pays.E49];&quot; %&quot;;&quot;&quot;) ; SUBSTITUTE([$pays.E49];&quot;'&quot;;&quot; &quot;)))" office:value-type="string" office:string-value="56" calcext:value-type="string">
            <text:p>56</text:p>
          </table:table-cell>
          <table:table-cell table:formula="of:=IF(ISBLANK([$pays.F49])OR([$pays.F49]=&quot;N.A.&quot;);&quot;NULL&quot;;IF(ISNUMBER(FIND(&quot; %&quot;; [$pays.F49])) ;SUBSTITUTE([$pays.F49];&quot; %&quot;;&quot;&quot;) ; SUBSTITUTE([$pays.F49];&quot;'&quot;;&quot; &quot;)))" office:value-type="string" office:string-value="527970" calcext:value-type="string">
            <text:p>527970</text:p>
          </table:table-cell>
          <table:table-cell table:formula="of:=IF(ISBLANK([$pays.G49])OR([$pays.G49]=&quot;N.A.&quot;);&quot;NULL&quot;;IF(ISNUMBER(FIND(&quot; %&quot;; [$pays.G49])) ;SUBSTITUTE([$pays.G49];&quot; %&quot;;&quot;&quot;) ; SUBSTITUTE([$pays.G49];&quot;'&quot;;&quot; &quot;)))" office:value-type="string" office:string-value="-30000.0" calcext:value-type="string">
            <text:p>-30000.0</text:p>
          </table:table-cell>
          <table:table-cell table:formula="of:=IF(ISBLANK([$pays.H49])OR([$pays.H49]=&quot;N.A.&quot;);&quot;NULL&quot;;IF(ISNUMBER(FIND(&quot; %&quot;; [$pays.H49])) ;SUBSTITUTE([$pays.H49];&quot; %&quot;;&quot;&quot;) ; SUBSTITUTE([$pays.H49];&quot;'&quot;;&quot; &quot;)))" office:value-type="string" office:string-value="3.8" calcext:value-type="string">
            <text:p>3.8</text:p>
          </table:table-cell>
          <table:table-cell table:formula="of:=IF(ISBLANK([$pays.I49])OR([$pays.I49]=&quot;N.A.&quot;);&quot;NULL&quot;;IF(ISNUMBER(FIND(&quot; %&quot;; [$pays.I49])) ;SUBSTITUTE([$pays.I49];&quot; %&quot;;&quot;&quot;) ; SUBSTITUTE([$pays.I49];&quot;'&quot;;&quot; &quot;)))" office:value-type="string" office:string-value="20" calcext:value-type="string">
            <text:p>20</text:p>
          </table:table-cell>
          <table:table-cell table:formula="of:=IF(ISBLANK([$pays.J49])OR([$pays.J49]=&quot;N.A.&quot;);&quot;NULL&quot;;IF(ISNUMBER(FIND(&quot; %&quot;; [$pays.J49])) ;SUBSTITUTE([$pays.J49];&quot; %&quot;;&quot;&quot;) ; SUBSTITUTE([$pays.J49];&quot;'&quot;;&quot; &quot;)))" office:value-type="string" office:string-value="38" calcext:value-type="string">
            <text:p>38</text:p>
          </table:table-cell>
          <table:table-cell table:formula="of:=IF(ISBLANK([$pays.K49])OR([$pays.K49]=&quot;N.A.&quot;);&quot;NULL&quot;;IF(ISNUMBER(FIND(&quot; %&quot;; [$pays.K49])) ;SUBSTITUTE([$pays.K49];&quot; %&quot;;&quot;&quot;) ; SUBSTITUTE([$pays.K49];&quot;'&quot;;&quot; &quot;)))" office:value-type="string" office:string-value="0.38" calcext:value-type="string">
            <text:p>0.38</text:p>
          </table:table-cell>
          <table:table-cell table:formula="of:=IF(ISBLANK([$pays.L49])OR([$pays.L49]=&quot;N.A.&quot;);&quot;NULL&quot;;IF(ISNUMBER(FIND(&quot; %&quot;; [$pays.L49])) ;SUBSTITUTE([$pays.L49];&quot; %&quot;;&quot;&quot;) ; SUBSTITUTE([$pays.L4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0])OR([$pays.A50]=&quot;N.A.&quot;);&quot;NULL&quot;;IF(ISNUMBER(FIND(&quot; %&quot;; [$pays.A50])) ;SUBSTITUTE([$pays.A50];&quot; %&quot;;&quot;&quot;) ; SUBSTITUTE([$pays.A50];&quot;'&quot;;&quot; &quot;)))" office:value-type="string" office:string-value="Nepal" calcext:value-type="string">
            <text:p>Nepal</text:p>
          </table:table-cell>
          <table:table-cell table:formula="of:=IF(ISBLANK([$pays.B50])OR([$pays.B50]=&quot;N.A.&quot;);&quot;NULL&quot;;IF(ISNUMBER(FIND(&quot; %&quot;; [$pays.B50])) ;SUBSTITUTE([$pays.B50];&quot; %&quot;;&quot;&quot;) ; SUBSTITUTE([$pays.B50];&quot;'&quot;;&quot; &quot;)))" office:value-type="string" office:string-value="29027347" calcext:value-type="string">
            <text:p>29027347</text:p>
          </table:table-cell>
          <table:table-cell table:formula="of:=IF(ISBLANK([$pays.C50])OR([$pays.C50]=&quot;N.A.&quot;);&quot;NULL&quot;;IF(ISNUMBER(FIND(&quot; %&quot;; [$pays.C50])) ;SUBSTITUTE([$pays.C50];&quot; %&quot;;&quot;&quot;) ; SUBSTITUTE([$pays.C50];&quot;'&quot;;&quot; &quot;)))" office:value-type="string" office:string-value="1.85" calcext:value-type="string">
            <text:p>1.85</text:p>
          </table:table-cell>
          <table:table-cell table:formula="of:=IF(ISBLANK([$pays.D50])OR([$pays.D50]=&quot;N.A.&quot;);&quot;NULL&quot;;IF(ISNUMBER(FIND(&quot; %&quot;; [$pays.D50])) ;SUBSTITUTE([$pays.D50];&quot; %&quot;;&quot;&quot;) ; SUBSTITUTE([$pays.D50];&quot;'&quot;;&quot; &quot;)))" office:value-type="string" office:string-value="528098" calcext:value-type="string">
            <text:p>528098</text:p>
          </table:table-cell>
          <table:table-cell table:formula="of:=IF(ISBLANK([$pays.E50])OR([$pays.E50]=&quot;N.A.&quot;);&quot;NULL&quot;;IF(ISNUMBER(FIND(&quot; %&quot;; [$pays.E50])) ;SUBSTITUTE([$pays.E50];&quot; %&quot;;&quot;&quot;) ; SUBSTITUTE([$pays.E50];&quot;'&quot;;&quot; &quot;)))" office:value-type="string" office:string-value="203" calcext:value-type="string">
            <text:p>203</text:p>
          </table:table-cell>
          <table:table-cell table:formula="of:=IF(ISBLANK([$pays.F50])OR([$pays.F50]=&quot;N.A.&quot;);&quot;NULL&quot;;IF(ISNUMBER(FIND(&quot; %&quot;; [$pays.F50])) ;SUBSTITUTE([$pays.F50];&quot; %&quot;;&quot;&quot;) ; SUBSTITUTE([$pays.F50];&quot;'&quot;;&quot; &quot;)))" office:value-type="string" office:string-value="143350" calcext:value-type="string">
            <text:p>143350</text:p>
          </table:table-cell>
          <table:table-cell table:formula="of:=IF(ISBLANK([$pays.G50])OR([$pays.G50]=&quot;N.A.&quot;);&quot;NULL&quot;;IF(ISNUMBER(FIND(&quot; %&quot;; [$pays.G50])) ;SUBSTITUTE([$pays.G50];&quot; %&quot;;&quot;&quot;) ; SUBSTITUTE([$pays.G50];&quot;'&quot;;&quot; &quot;)))" office:value-type="string" office:string-value="41710.0" calcext:value-type="string">
            <text:p>41710.0</text:p>
          </table:table-cell>
          <table:table-cell table:formula="of:=IF(ISBLANK([$pays.H50])OR([$pays.H50]=&quot;N.A.&quot;);&quot;NULL&quot;;IF(ISNUMBER(FIND(&quot; %&quot;; [$pays.H50])) ;SUBSTITUTE([$pays.H50];&quot; %&quot;;&quot;&quot;) ; SUBSTITUTE([$pays.H50];&quot;'&quot;;&quot; &quot;)))" office:value-type="string" office:string-value="1.9" calcext:value-type="string">
            <text:p>1.9</text:p>
          </table:table-cell>
          <table:table-cell table:formula="of:=IF(ISBLANK([$pays.I50])OR([$pays.I50]=&quot;N.A.&quot;);&quot;NULL&quot;;IF(ISNUMBER(FIND(&quot; %&quot;; [$pays.I50])) ;SUBSTITUTE([$pays.I50];&quot; %&quot;;&quot;&quot;) ; SUBSTITUTE([$pays.I50];&quot;'&quot;;&quot; &quot;)))" office:value-type="string" office:string-value="25" calcext:value-type="string">
            <text:p>25</text:p>
          </table:table-cell>
          <table:table-cell table:formula="of:=IF(ISBLANK([$pays.J50])OR([$pays.J50]=&quot;N.A.&quot;);&quot;NULL&quot;;IF(ISNUMBER(FIND(&quot; %&quot;; [$pays.J50])) ;SUBSTITUTE([$pays.J50];&quot; %&quot;;&quot;&quot;) ; SUBSTITUTE([$pays.J50];&quot;'&quot;;&quot; &quot;)))" office:value-type="string" office:string-value="21" calcext:value-type="string">
            <text:p>21</text:p>
          </table:table-cell>
          <table:table-cell table:formula="of:=IF(ISBLANK([$pays.K50])OR([$pays.K50]=&quot;N.A.&quot;);&quot;NULL&quot;;IF(ISNUMBER(FIND(&quot; %&quot;; [$pays.K50])) ;SUBSTITUTE([$pays.K50];&quot; %&quot;;&quot;&quot;) ; SUBSTITUTE([$pays.K50];&quot;'&quot;;&quot; &quot;)))" office:value-type="string" office:string-value="0.37" calcext:value-type="string">
            <text:p>0.37</text:p>
          </table:table-cell>
          <table:table-cell table:formula="of:=IF(ISBLANK([$pays.L50])OR([$pays.L50]=&quot;N.A.&quot;);&quot;NULL&quot;;IF(ISNUMBER(FIND(&quot; %&quot;; [$pays.L50])) ;SUBSTITUTE([$pays.L50];&quot; %&quot;;&quot;&quot;) ; SUBSTITUTE([$pays.L5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1])OR([$pays.A51]=&quot;N.A.&quot;);&quot;NULL&quot;;IF(ISNUMBER(FIND(&quot; %&quot;; [$pays.A51])) ;SUBSTITUTE([$pays.A51];&quot; %&quot;;&quot;&quot;) ; SUBSTITUTE([$pays.A51];&quot;'&quot;;&quot; &quot;)))" office:value-type="string" office:string-value="Venezuela" calcext:value-type="string">
            <text:p>Venezuela</text:p>
          </table:table-cell>
          <table:table-cell table:formula="of:=IF(ISBLANK([$pays.B51])OR([$pays.B51]=&quot;N.A.&quot;);&quot;NULL&quot;;IF(ISNUMBER(FIND(&quot; %&quot;; [$pays.B51])) ;SUBSTITUTE([$pays.B51];&quot; %&quot;;&quot;&quot;) ; SUBSTITUTE([$pays.B51];&quot;'&quot;;&quot; &quot;)))" office:value-type="string" office:string-value="28451828" calcext:value-type="string">
            <text:p>28451828</text:p>
          </table:table-cell>
          <table:table-cell table:formula="of:=IF(ISBLANK([$pays.C51])OR([$pays.C51]=&quot;N.A.&quot;);&quot;NULL&quot;;IF(ISNUMBER(FIND(&quot; %&quot;; [$pays.C51])) ;SUBSTITUTE([$pays.C51];&quot; %&quot;;&quot;&quot;) ; SUBSTITUTE([$pays.C51];&quot;'&quot;;&quot; &quot;)))" office:value-type="string" office:string-value="-0.28" calcext:value-type="string">
            <text:p>-0.28</text:p>
          </table:table-cell>
          <table:table-cell table:formula="of:=IF(ISBLANK([$pays.D51])OR([$pays.D51]=&quot;N.A.&quot;);&quot;NULL&quot;;IF(ISNUMBER(FIND(&quot; %&quot;; [$pays.D51])) ;SUBSTITUTE([$pays.D51];&quot; %&quot;;&quot;&quot;) ; SUBSTITUTE([$pays.D51];&quot;'&quot;;&quot; &quot;)))" office:value-type="string" office:string-value="-79889" calcext:value-type="string">
            <text:p>-79889</text:p>
          </table:table-cell>
          <table:table-cell table:formula="of:=IF(ISBLANK([$pays.E51])OR([$pays.E51]=&quot;N.A.&quot;);&quot;NULL&quot;;IF(ISNUMBER(FIND(&quot; %&quot;; [$pays.E51])) ;SUBSTITUTE([$pays.E51];&quot; %&quot;;&quot;&quot;) ; SUBSTITUTE([$pays.E51];&quot;'&quot;;&quot; &quot;)))" office:value-type="string" office:string-value="32" calcext:value-type="string">
            <text:p>32</text:p>
          </table:table-cell>
          <table:table-cell table:formula="of:=IF(ISBLANK([$pays.F51])OR([$pays.F51]=&quot;N.A.&quot;);&quot;NULL&quot;;IF(ISNUMBER(FIND(&quot; %&quot;; [$pays.F51])) ;SUBSTITUTE([$pays.F51];&quot; %&quot;;&quot;&quot;) ; SUBSTITUTE([$pays.F51];&quot;'&quot;;&quot; &quot;)))" office:value-type="string" office:string-value="882050" calcext:value-type="string">
            <text:p>882050</text:p>
          </table:table-cell>
          <table:table-cell table:formula="of:=IF(ISBLANK([$pays.G51])OR([$pays.G51]=&quot;N.A.&quot;);&quot;NULL&quot;;IF(ISNUMBER(FIND(&quot; %&quot;; [$pays.G51])) ;SUBSTITUTE([$pays.G51];&quot; %&quot;;&quot;&quot;) ; SUBSTITUTE([$pays.G51];&quot;'&quot;;&quot; &quot;)))" office:value-type="string" office:string-value="-653249.0" calcext:value-type="string">
            <text:p>-653249.0</text:p>
          </table:table-cell>
          <table:table-cell table:formula="of:=IF(ISBLANK([$pays.H51])OR([$pays.H51]=&quot;N.A.&quot;);&quot;NULL&quot;;IF(ISNUMBER(FIND(&quot; %&quot;; [$pays.H51])) ;SUBSTITUTE([$pays.H51];&quot; %&quot;;&quot;&quot;) ; SUBSTITUTE([$pays.H51];&quot;'&quot;;&quot; &quot;)))" office:value-type="string" office:string-value="2.3" calcext:value-type="string">
            <text:p>2.3</text:p>
          </table:table-cell>
          <table:table-cell table:formula="of:=IF(ISBLANK([$pays.I51])OR([$pays.I51]=&quot;N.A.&quot;);&quot;NULL&quot;;IF(ISNUMBER(FIND(&quot; %&quot;; [$pays.I51])) ;SUBSTITUTE([$pays.I51];&quot; %&quot;;&quot;&quot;) ; SUBSTITUTE([$pays.I51];&quot;'&quot;;&quot; &quot;)))" office:value-type="string" office:string-value="30" calcext:value-type="string">
            <text:p>30</text:p>
          </table:table-cell>
          <table:table-cell table:formula="of:=IF(ISBLANK([$pays.J51])OR([$pays.J51]=&quot;N.A.&quot;);&quot;NULL&quot;;IF(ISNUMBER(FIND(&quot; %&quot;; [$pays.J51])) ;SUBSTITUTE([$pays.J51];&quot; %&quot;;&quot;&quot;) ; SUBSTITUTE([$pays.J51];&quot;'&quot;;&quot; &quot;)))" office:value-type="string" office:string-value="NULL" calcext:value-type="string">
            <text:p>NULL</text:p>
          </table:table-cell>
          <table:table-cell table:formula="of:=IF(ISBLANK([$pays.K51])OR([$pays.K51]=&quot;N.A.&quot;);&quot;NULL&quot;;IF(ISNUMBER(FIND(&quot; %&quot;; [$pays.K51])) ;SUBSTITUTE([$pays.K51];&quot; %&quot;;&quot;&quot;) ; SUBSTITUTE([$pays.K51];&quot;'&quot;;&quot; &quot;)))" office:value-type="string" office:string-value="0.36" calcext:value-type="string">
            <text:p>0.36</text:p>
          </table:table-cell>
          <table:table-cell table:formula="of:=IF(ISBLANK([$pays.L51])OR([$pays.L51]=&quot;N.A.&quot;);&quot;NULL&quot;;IF(ISNUMBER(FIND(&quot; %&quot;; [$pays.L51])) ;SUBSTITUTE([$pays.L51];&quot; %&quot;;&quot;&quot;) ; SUBSTITUTE([$pays.L5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2])OR([$pays.A52]=&quot;N.A.&quot;);&quot;NULL&quot;;IF(ISNUMBER(FIND(&quot; %&quot;; [$pays.A52])) ;SUBSTITUTE([$pays.A52];&quot; %&quot;;&quot;&quot;) ; SUBSTITUTE([$pays.A52];&quot;'&quot;;&quot; &quot;)))" office:value-type="string" office:string-value="Madagascar" calcext:value-type="string">
            <text:p>Madagascar</text:p>
          </table:table-cell>
          <table:table-cell table:formula="of:=IF(ISBLANK([$pays.B52])OR([$pays.B52]=&quot;N.A.&quot;);&quot;NULL&quot;;IF(ISNUMBER(FIND(&quot; %&quot;; [$pays.B52])) ;SUBSTITUTE([$pays.B52];&quot; %&quot;;&quot;&quot;) ; SUBSTITUTE([$pays.B52];&quot;'&quot;;&quot; &quot;)))" office:value-type="string" office:string-value="27539106" calcext:value-type="string">
            <text:p>27539106</text:p>
          </table:table-cell>
          <table:table-cell table:formula="of:=IF(ISBLANK([$pays.C52])OR([$pays.C52]=&quot;N.A.&quot;);&quot;NULL&quot;;IF(ISNUMBER(FIND(&quot; %&quot;; [$pays.C52])) ;SUBSTITUTE([$pays.C52];&quot; %&quot;;&quot;&quot;) ; SUBSTITUTE([$pays.C52];&quot;'&quot;;&quot; &quot;)))" office:value-type="string" office:string-value="2.68" calcext:value-type="string">
            <text:p>2.68</text:p>
          </table:table-cell>
          <table:table-cell table:formula="of:=IF(ISBLANK([$pays.D52])OR([$pays.D52]=&quot;N.A.&quot;);&quot;NULL&quot;;IF(ISNUMBER(FIND(&quot; %&quot;; [$pays.D52])) ;SUBSTITUTE([$pays.D52];&quot; %&quot;;&quot;&quot;) ; SUBSTITUTE([$pays.D52];&quot;'&quot;;&quot; &quot;)))" office:value-type="string" office:string-value="721711" calcext:value-type="string">
            <text:p>721711</text:p>
          </table:table-cell>
          <table:table-cell table:formula="of:=IF(ISBLANK([$pays.E52])OR([$pays.E52]=&quot;N.A.&quot;);&quot;NULL&quot;;IF(ISNUMBER(FIND(&quot; %&quot;; [$pays.E52])) ;SUBSTITUTE([$pays.E52];&quot; %&quot;;&quot;&quot;) ; SUBSTITUTE([$pays.E52];&quot;'&quot;;&quot; &quot;)))" office:value-type="string" office:string-value="48" calcext:value-type="string">
            <text:p>48</text:p>
          </table:table-cell>
          <table:table-cell table:formula="of:=IF(ISBLANK([$pays.F52])OR([$pays.F52]=&quot;N.A.&quot;);&quot;NULL&quot;;IF(ISNUMBER(FIND(&quot; %&quot;; [$pays.F52])) ;SUBSTITUTE([$pays.F52];&quot; %&quot;;&quot;&quot;) ; SUBSTITUTE([$pays.F52];&quot;'&quot;;&quot; &quot;)))" office:value-type="string" office:string-value="581795" calcext:value-type="string">
            <text:p>581795</text:p>
          </table:table-cell>
          <table:table-cell table:formula="of:=IF(ISBLANK([$pays.G52])OR([$pays.G52]=&quot;N.A.&quot;);&quot;NULL&quot;;IF(ISNUMBER(FIND(&quot; %&quot;; [$pays.G52])) ;SUBSTITUTE([$pays.G52];&quot; %&quot;;&quot;&quot;) ; SUBSTITUTE([$pays.G52];&quot;'&quot;;&quot; &quot;)))" office:value-type="string" office:string-value="-1500.0" calcext:value-type="string">
            <text:p>-1500.0</text:p>
          </table:table-cell>
          <table:table-cell table:formula="of:=IF(ISBLANK([$pays.H52])OR([$pays.H52]=&quot;N.A.&quot;);&quot;NULL&quot;;IF(ISNUMBER(FIND(&quot; %&quot;; [$pays.H52])) ;SUBSTITUTE([$pays.H52];&quot; %&quot;;&quot;&quot;) ; SUBSTITUTE([$pays.H52];&quot;'&quot;;&quot; &quot;)))" office:value-type="string" office:string-value="4.1" calcext:value-type="string">
            <text:p>4.1</text:p>
          </table:table-cell>
          <table:table-cell table:formula="of:=IF(ISBLANK([$pays.I52])OR([$pays.I52]=&quot;N.A.&quot;);&quot;NULL&quot;;IF(ISNUMBER(FIND(&quot; %&quot;; [$pays.I52])) ;SUBSTITUTE([$pays.I52];&quot; %&quot;;&quot;&quot;) ; SUBSTITUTE([$pays.I52];&quot;'&quot;;&quot; &quot;)))" office:value-type="string" office:string-value="20" calcext:value-type="string">
            <text:p>20</text:p>
          </table:table-cell>
          <table:table-cell table:formula="of:=IF(ISBLANK([$pays.J52])OR([$pays.J52]=&quot;N.A.&quot;);&quot;NULL&quot;;IF(ISNUMBER(FIND(&quot; %&quot;; [$pays.J52])) ;SUBSTITUTE([$pays.J52];&quot; %&quot;;&quot;&quot;) ; SUBSTITUTE([$pays.J52];&quot;'&quot;;&quot; &quot;)))" office:value-type="string" office:string-value="39" calcext:value-type="string">
            <text:p>39</text:p>
          </table:table-cell>
          <table:table-cell table:formula="of:=IF(ISBLANK([$pays.K52])OR([$pays.K52]=&quot;N.A.&quot;);&quot;NULL&quot;;IF(ISNUMBER(FIND(&quot; %&quot;; [$pays.K52])) ;SUBSTITUTE([$pays.K52];&quot; %&quot;;&quot;&quot;) ; SUBSTITUTE([$pays.K52];&quot;'&quot;;&quot; &quot;)))" office:value-type="string" office:string-value="0.36" calcext:value-type="string">
            <text:p>0.36</text:p>
          </table:table-cell>
          <table:table-cell table:formula="of:=IF(ISBLANK([$pays.L52])OR([$pays.L52]=&quot;N.A.&quot;);&quot;NULL&quot;;IF(ISNUMBER(FIND(&quot; %&quot;; [$pays.L52])) ;SUBSTITUTE([$pays.L52];&quot; %&quot;;&quot;&quot;) ; SUBSTITUTE([$pays.L5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3])OR([$pays.A53]=&quot;N.A.&quot;);&quot;NULL&quot;;IF(ISNUMBER(FIND(&quot; %&quot;; [$pays.A53])) ;SUBSTITUTE([$pays.A53];&quot; %&quot;;&quot;&quot;) ; SUBSTITUTE([$pays.A53];&quot;'&quot;;&quot; &quot;)))" office:value-type="string" office:string-value="Cameroon" calcext:value-type="string">
            <text:p>Cameroon</text:p>
          </table:table-cell>
          <table:table-cell table:formula="of:=IF(ISBLANK([$pays.B53])OR([$pays.B53]=&quot;N.A.&quot;);&quot;NULL&quot;;IF(ISNUMBER(FIND(&quot; %&quot;; [$pays.B53])) ;SUBSTITUTE([$pays.B53];&quot; %&quot;;&quot;&quot;) ; SUBSTITUTE([$pays.B53];&quot;'&quot;;&quot; &quot;)))" office:value-type="string" office:string-value="26405174" calcext:value-type="string">
            <text:p>26405174</text:p>
          </table:table-cell>
          <table:table-cell table:formula="of:=IF(ISBLANK([$pays.C53])OR([$pays.C53]=&quot;N.A.&quot;);&quot;NULL&quot;;IF(ISNUMBER(FIND(&quot; %&quot;; [$pays.C53])) ;SUBSTITUTE([$pays.C53];&quot; %&quot;;&quot;&quot;) ; SUBSTITUTE([$pays.C53];&quot;'&quot;;&quot; &quot;)))" office:value-type="string" office:string-value="2.59" calcext:value-type="string">
            <text:p>2.59</text:p>
          </table:table-cell>
          <table:table-cell table:formula="of:=IF(ISBLANK([$pays.D53])OR([$pays.D53]=&quot;N.A.&quot;);&quot;NULL&quot;;IF(ISNUMBER(FIND(&quot; %&quot;; [$pays.D53])) ;SUBSTITUTE([$pays.D53];&quot; %&quot;;&quot;&quot;) ; SUBSTITUTE([$pays.D53];&quot;'&quot;;&quot; &quot;)))" office:value-type="string" office:string-value="669483" calcext:value-type="string">
            <text:p>669483</text:p>
          </table:table-cell>
          <table:table-cell table:formula="of:=IF(ISBLANK([$pays.E53])OR([$pays.E53]=&quot;N.A.&quot;);&quot;NULL&quot;;IF(ISNUMBER(FIND(&quot; %&quot;; [$pays.E53])) ;SUBSTITUTE([$pays.E53];&quot; %&quot;;&quot;&quot;) ; SUBSTITUTE([$pays.E53];&quot;'&quot;;&quot; &quot;)))" office:value-type="string" office:string-value="56" calcext:value-type="string">
            <text:p>56</text:p>
          </table:table-cell>
          <table:table-cell table:formula="of:=IF(ISBLANK([$pays.F53])OR([$pays.F53]=&quot;N.A.&quot;);&quot;NULL&quot;;IF(ISNUMBER(FIND(&quot; %&quot;; [$pays.F53])) ;SUBSTITUTE([$pays.F53];&quot; %&quot;;&quot;&quot;) ; SUBSTITUTE([$pays.F53];&quot;'&quot;;&quot; &quot;)))" office:value-type="string" office:string-value="472710" calcext:value-type="string">
            <text:p>472710</text:p>
          </table:table-cell>
          <table:table-cell table:formula="of:=IF(ISBLANK([$pays.G53])OR([$pays.G53]=&quot;N.A.&quot;);&quot;NULL&quot;;IF(ISNUMBER(FIND(&quot; %&quot;; [$pays.G53])) ;SUBSTITUTE([$pays.G53];&quot; %&quot;;&quot;&quot;) ; SUBSTITUTE([$pays.G53];&quot;'&quot;;&quot; &quot;)))" office:value-type="string" office:string-value="-4800.0" calcext:value-type="string">
            <text:p>-4800.0</text:p>
          </table:table-cell>
          <table:table-cell table:formula="of:=IF(ISBLANK([$pays.H53])OR([$pays.H53]=&quot;N.A.&quot;);&quot;NULL&quot;;IF(ISNUMBER(FIND(&quot; %&quot;; [$pays.H53])) ;SUBSTITUTE([$pays.H53];&quot; %&quot;;&quot;&quot;) ; SUBSTITUTE([$pays.H53];&quot;'&quot;;&quot; &quot;)))" office:value-type="string" office:string-value="4.6" calcext:value-type="string">
            <text:p>4.6</text:p>
          </table:table-cell>
          <table:table-cell table:formula="of:=IF(ISBLANK([$pays.I53])OR([$pays.I53]=&quot;N.A.&quot;);&quot;NULL&quot;;IF(ISNUMBER(FIND(&quot; %&quot;; [$pays.I53])) ;SUBSTITUTE([$pays.I53];&quot; %&quot;;&quot;&quot;) ; SUBSTITUTE([$pays.I53];&quot;'&quot;;&quot; &quot;)))" office:value-type="string" office:string-value="19" calcext:value-type="string">
            <text:p>19</text:p>
          </table:table-cell>
          <table:table-cell table:formula="of:=IF(ISBLANK([$pays.J53])OR([$pays.J53]=&quot;N.A.&quot;);&quot;NULL&quot;;IF(ISNUMBER(FIND(&quot; %&quot;; [$pays.J53])) ;SUBSTITUTE([$pays.J53];&quot; %&quot;;&quot;&quot;) ; SUBSTITUTE([$pays.J53];&quot;'&quot;;&quot; &quot;)))" office:value-type="string" office:string-value="56" calcext:value-type="string">
            <text:p>56</text:p>
          </table:table-cell>
          <table:table-cell table:formula="of:=IF(ISBLANK([$pays.K53])OR([$pays.K53]=&quot;N.A.&quot;);&quot;NULL&quot;;IF(ISNUMBER(FIND(&quot; %&quot;; [$pays.K53])) ;SUBSTITUTE([$pays.K53];&quot; %&quot;;&quot;&quot;) ; SUBSTITUTE([$pays.K53];&quot;'&quot;;&quot; &quot;)))" office:value-type="string" office:string-value="0.34" calcext:value-type="string">
            <text:p>0.34</text:p>
          </table:table-cell>
          <table:table-cell table:formula="of:=IF(ISBLANK([$pays.L53])OR([$pays.L53]=&quot;N.A.&quot;);&quot;NULL&quot;;IF(ISNUMBER(FIND(&quot; %&quot;; [$pays.L53])) ;SUBSTITUTE([$pays.L53];&quot; %&quot;;&quot;&quot;) ; SUBSTITUTE([$pays.L5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4])OR([$pays.A54]=&quot;N.A.&quot;);&quot;NULL&quot;;IF(ISNUMBER(FIND(&quot; %&quot;; [$pays.A54])) ;SUBSTITUTE([$pays.A54];&quot; %&quot;;&quot;&quot;) ; SUBSTITUTE([$pays.A54];&quot;'&quot;;&quot; &quot;)))" office:value-type="string" office:string-value="Côte d Ivoire" calcext:value-type="string">
            <text:p>Côte d Ivoire</text:p>
          </table:table-cell>
          <table:table-cell table:formula="of:=IF(ISBLANK([$pays.B54])OR([$pays.B54]=&quot;N.A.&quot;);&quot;NULL&quot;;IF(ISNUMBER(FIND(&quot; %&quot;; [$pays.B54])) ;SUBSTITUTE([$pays.B54];&quot; %&quot;;&quot;&quot;) ; SUBSTITUTE([$pays.B54];&quot;'&quot;;&quot; &quot;)))" office:value-type="string" office:string-value="26239250" calcext:value-type="string">
            <text:p>26239250</text:p>
          </table:table-cell>
          <table:table-cell table:formula="of:=IF(ISBLANK([$pays.C54])OR([$pays.C54]=&quot;N.A.&quot;);&quot;NULL&quot;;IF(ISNUMBER(FIND(&quot; %&quot;; [$pays.C54])) ;SUBSTITUTE([$pays.C54];&quot; %&quot;;&quot;&quot;) ; SUBSTITUTE([$pays.C54];&quot;'&quot;;&quot; &quot;)))" office:value-type="string" office:string-value="2.57" calcext:value-type="string">
            <text:p>2.57</text:p>
          </table:table-cell>
          <table:table-cell table:formula="of:=IF(ISBLANK([$pays.D54])OR([$pays.D54]=&quot;N.A.&quot;);&quot;NULL&quot;;IF(ISNUMBER(FIND(&quot; %&quot;; [$pays.D54])) ;SUBSTITUTE([$pays.D54];&quot; %&quot;;&quot;&quot;) ; SUBSTITUTE([$pays.D54];&quot;'&quot;;&quot; &quot;)))" office:value-type="string" office:string-value="661730" calcext:value-type="string">
            <text:p>661730</text:p>
          </table:table-cell>
          <table:table-cell table:formula="of:=IF(ISBLANK([$pays.E54])OR([$pays.E54]=&quot;N.A.&quot;);&quot;NULL&quot;;IF(ISNUMBER(FIND(&quot; %&quot;; [$pays.E54])) ;SUBSTITUTE([$pays.E54];&quot; %&quot;;&quot;&quot;) ; SUBSTITUTE([$pays.E54];&quot;'&quot;;&quot; &quot;)))" office:value-type="string" office:string-value="83" calcext:value-type="string">
            <text:p>83</text:p>
          </table:table-cell>
          <table:table-cell table:formula="of:=IF(ISBLANK([$pays.F54])OR([$pays.F54]=&quot;N.A.&quot;);&quot;NULL&quot;;IF(ISNUMBER(FIND(&quot; %&quot;; [$pays.F54])) ;SUBSTITUTE([$pays.F54];&quot; %&quot;;&quot;&quot;) ; SUBSTITUTE([$pays.F54];&quot;'&quot;;&quot; &quot;)))" office:value-type="string" office:string-value="318000" calcext:value-type="string">
            <text:p>318000</text:p>
          </table:table-cell>
          <table:table-cell table:formula="of:=IF(ISBLANK([$pays.G54])OR([$pays.G54]=&quot;N.A.&quot;);&quot;NULL&quot;;IF(ISNUMBER(FIND(&quot; %&quot;; [$pays.G54])) ;SUBSTITUTE([$pays.G54];&quot; %&quot;;&quot;&quot;) ; SUBSTITUTE([$pays.G54];&quot;'&quot;;&quot; &quot;)))" office:value-type="string" office:string-value="-8000.0" calcext:value-type="string">
            <text:p>-8000.0</text:p>
          </table:table-cell>
          <table:table-cell table:formula="of:=IF(ISBLANK([$pays.H54])OR([$pays.H54]=&quot;N.A.&quot;);&quot;NULL&quot;;IF(ISNUMBER(FIND(&quot; %&quot;; [$pays.H54])) ;SUBSTITUTE([$pays.H54];&quot; %&quot;;&quot;&quot;) ; SUBSTITUTE([$pays.H54];&quot;'&quot;;&quot; &quot;)))" office:value-type="string" office:string-value="4.7" calcext:value-type="string">
            <text:p>4.7</text:p>
          </table:table-cell>
          <table:table-cell table:formula="of:=IF(ISBLANK([$pays.I54])OR([$pays.I54]=&quot;N.A.&quot;);&quot;NULL&quot;;IF(ISNUMBER(FIND(&quot; %&quot;; [$pays.I54])) ;SUBSTITUTE([$pays.I54];&quot; %&quot;;&quot;&quot;) ; SUBSTITUTE([$pays.I54];&quot;'&quot;;&quot; &quot;)))" office:value-type="string" office:string-value="19" calcext:value-type="string">
            <text:p>19</text:p>
          </table:table-cell>
          <table:table-cell table:formula="of:=IF(ISBLANK([$pays.J54])OR([$pays.J54]=&quot;N.A.&quot;);&quot;NULL&quot;;IF(ISNUMBER(FIND(&quot; %&quot;; [$pays.J54])) ;SUBSTITUTE([$pays.J54];&quot; %&quot;;&quot;&quot;) ; SUBSTITUTE([$pays.J54];&quot;'&quot;;&quot; &quot;)))" office:value-type="string" office:string-value="51" calcext:value-type="string">
            <text:p>51</text:p>
          </table:table-cell>
          <table:table-cell table:formula="of:=IF(ISBLANK([$pays.K54])OR([$pays.K54]=&quot;N.A.&quot;);&quot;NULL&quot;;IF(ISNUMBER(FIND(&quot; %&quot;; [$pays.K54])) ;SUBSTITUTE([$pays.K54];&quot; %&quot;;&quot;&quot;) ; SUBSTITUTE([$pays.K54];&quot;'&quot;;&quot; &quot;)))" office:value-type="string" office:string-value="0.34" calcext:value-type="string">
            <text:p>0.34</text:p>
          </table:table-cell>
          <table:table-cell table:formula="of:=IF(ISBLANK([$pays.L54])OR([$pays.L54]=&quot;N.A.&quot;);&quot;NULL&quot;;IF(ISNUMBER(FIND(&quot; %&quot;; [$pays.L54])) ;SUBSTITUTE([$pays.L54];&quot; %&quot;;&quot;&quot;) ; SUBSTITUTE([$pays.L5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5])OR([$pays.A55]=&quot;N.A.&quot;);&quot;NULL&quot;;IF(ISNUMBER(FIND(&quot; %&quot;; [$pays.A55])) ;SUBSTITUTE([$pays.A55];&quot; %&quot;;&quot;&quot;) ; SUBSTITUTE([$pays.A55];&quot;'&quot;;&quot; &quot;)))" office:value-type="string" office:string-value="North Korea" calcext:value-type="string">
            <text:p>North Korea</text:p>
          </table:table-cell>
          <table:table-cell table:formula="of:=IF(ISBLANK([$pays.B55])OR([$pays.B55]=&quot;N.A.&quot;);&quot;NULL&quot;;IF(ISNUMBER(FIND(&quot; %&quot;; [$pays.B55])) ;SUBSTITUTE([$pays.B55];&quot; %&quot;;&quot;&quot;) ; SUBSTITUTE([$pays.B55];&quot;'&quot;;&quot; &quot;)))" office:value-type="string" office:string-value="25756088" calcext:value-type="string">
            <text:p>25756088</text:p>
          </table:table-cell>
          <table:table-cell table:formula="of:=IF(ISBLANK([$pays.C55])OR([$pays.C55]=&quot;N.A.&quot;);&quot;NULL&quot;;IF(ISNUMBER(FIND(&quot; %&quot;; [$pays.C55])) ;SUBSTITUTE([$pays.C55];&quot; %&quot;;&quot;&quot;) ; SUBSTITUTE([$pays.C55];&quot;'&quot;;&quot; &quot;)))" office:value-type="string" office:string-value="0.44" calcext:value-type="string">
            <text:p>0.44</text:p>
          </table:table-cell>
          <table:table-cell table:formula="of:=IF(ISBLANK([$pays.D55])OR([$pays.D55]=&quot;N.A.&quot;);&quot;NULL&quot;;IF(ISNUMBER(FIND(&quot; %&quot;; [$pays.D55])) ;SUBSTITUTE([$pays.D55];&quot; %&quot;;&quot;&quot;) ; SUBSTITUTE([$pays.D55];&quot;'&quot;;&quot; &quot;)))" office:value-type="string" office:string-value="112655" calcext:value-type="string">
            <text:p>112655</text:p>
          </table:table-cell>
          <table:table-cell table:formula="of:=IF(ISBLANK([$pays.E55])OR([$pays.E55]=&quot;N.A.&quot;);&quot;NULL&quot;;IF(ISNUMBER(FIND(&quot; %&quot;; [$pays.E55])) ;SUBSTITUTE([$pays.E55];&quot; %&quot;;&quot;&quot;) ; SUBSTITUTE([$pays.E55];&quot;'&quot;;&quot; &quot;)))" office:value-type="string" office:string-value="214" calcext:value-type="string">
            <text:p>214</text:p>
          </table:table-cell>
          <table:table-cell table:formula="of:=IF(ISBLANK([$pays.F55])OR([$pays.F55]=&quot;N.A.&quot;);&quot;NULL&quot;;IF(ISNUMBER(FIND(&quot; %&quot;; [$pays.F55])) ;SUBSTITUTE([$pays.F55];&quot; %&quot;;&quot;&quot;) ; SUBSTITUTE([$pays.F55];&quot;'&quot;;&quot; &quot;)))" office:value-type="string" office:string-value="120410" calcext:value-type="string">
            <text:p>120410</text:p>
          </table:table-cell>
          <table:table-cell table:formula="of:=IF(ISBLANK([$pays.G55])OR([$pays.G55]=&quot;N.A.&quot;);&quot;NULL&quot;;IF(ISNUMBER(FIND(&quot; %&quot;; [$pays.G55])) ;SUBSTITUTE([$pays.G55];&quot; %&quot;;&quot;&quot;) ; SUBSTITUTE([$pays.G55];&quot;'&quot;;&quot; &quot;)))" office:value-type="string" office:string-value="-5403.0" calcext:value-type="string">
            <text:p>-5403.0</text:p>
          </table:table-cell>
          <table:table-cell table:formula="of:=IF(ISBLANK([$pays.H55])OR([$pays.H55]=&quot;N.A.&quot;);&quot;NULL&quot;;IF(ISNUMBER(FIND(&quot; %&quot;; [$pays.H55])) ;SUBSTITUTE([$pays.H55];&quot; %&quot;;&quot;&quot;) ; SUBSTITUTE([$pays.H55];&quot;'&quot;;&quot; &quot;)))" office:value-type="string" office:string-value="1.9" calcext:value-type="string">
            <text:p>1.9</text:p>
          </table:table-cell>
          <table:table-cell table:formula="of:=IF(ISBLANK([$pays.I55])OR([$pays.I55]=&quot;N.A.&quot;);&quot;NULL&quot;;IF(ISNUMBER(FIND(&quot; %&quot;; [$pays.I55])) ;SUBSTITUTE([$pays.I55];&quot; %&quot;;&quot;&quot;) ; SUBSTITUTE([$pays.I55];&quot;'&quot;;&quot; &quot;)))" office:value-type="string" office:string-value="35" calcext:value-type="string">
            <text:p>35</text:p>
          </table:table-cell>
          <table:table-cell table:formula="of:=IF(ISBLANK([$pays.J55])OR([$pays.J55]=&quot;N.A.&quot;);&quot;NULL&quot;;IF(ISNUMBER(FIND(&quot; %&quot;; [$pays.J55])) ;SUBSTITUTE([$pays.J55];&quot; %&quot;;&quot;&quot;) ; SUBSTITUTE([$pays.J55];&quot;'&quot;;&quot; &quot;)))" office:value-type="string" office:string-value="63" calcext:value-type="string">
            <text:p>63</text:p>
          </table:table-cell>
          <table:table-cell table:formula="of:=IF(ISBLANK([$pays.K55])OR([$pays.K55]=&quot;N.A.&quot;);&quot;NULL&quot;;IF(ISNUMBER(FIND(&quot; %&quot;; [$pays.K55])) ;SUBSTITUTE([$pays.K55];&quot; %&quot;;&quot;&quot;) ; SUBSTITUTE([$pays.K55];&quot;'&quot;;&quot; &quot;)))" office:value-type="string" office:string-value="0.33" calcext:value-type="string">
            <text:p>0.33</text:p>
          </table:table-cell>
          <table:table-cell table:formula="of:=IF(ISBLANK([$pays.L55])OR([$pays.L55]=&quot;N.A.&quot;);&quot;NULL&quot;;IF(ISNUMBER(FIND(&quot; %&quot;; [$pays.L55])) ;SUBSTITUTE([$pays.L55];&quot; %&quot;;&quot;&quot;) ; SUBSTITUTE([$pays.L5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6])OR([$pays.A56]=&quot;N.A.&quot;);&quot;NULL&quot;;IF(ISNUMBER(FIND(&quot; %&quot;; [$pays.A56])) ;SUBSTITUTE([$pays.A56];&quot; %&quot;;&quot;&quot;) ; SUBSTITUTE([$pays.A56];&quot;'&quot;;&quot; &quot;)))" office:value-type="string" office:string-value="Australia" calcext:value-type="string">
            <text:p>Australia</text:p>
          </table:table-cell>
          <table:table-cell table:formula="of:=IF(ISBLANK([$pays.B56])OR([$pays.B56]=&quot;N.A.&quot;);&quot;NULL&quot;;IF(ISNUMBER(FIND(&quot; %&quot;; [$pays.B56])) ;SUBSTITUTE([$pays.B56];&quot; %&quot;;&quot;&quot;) ; SUBSTITUTE([$pays.B56];&quot;'&quot;;&quot; &quot;)))" office:value-type="string" office:string-value="25439164" calcext:value-type="string">
            <text:p>25439164</text:p>
          </table:table-cell>
          <table:table-cell table:formula="of:=IF(ISBLANK([$pays.C56])OR([$pays.C56]=&quot;N.A.&quot;);&quot;NULL&quot;;IF(ISNUMBER(FIND(&quot; %&quot;; [$pays.C56])) ;SUBSTITUTE([$pays.C56];&quot; %&quot;;&quot;&quot;) ; SUBSTITUTE([$pays.C56];&quot;'&quot;;&quot; &quot;)))" office:value-type="string" office:string-value="1.18" calcext:value-type="string">
            <text:p>1.18</text:p>
          </table:table-cell>
          <table:table-cell table:formula="of:=IF(ISBLANK([$pays.D56])OR([$pays.D56]=&quot;N.A.&quot;);&quot;NULL&quot;;IF(ISNUMBER(FIND(&quot; %&quot;; [$pays.D56])) ;SUBSTITUTE([$pays.D56];&quot; %&quot;;&quot;&quot;) ; SUBSTITUTE([$pays.D56];&quot;'&quot;;&quot; &quot;)))" office:value-type="string" office:string-value="296686" calcext:value-type="string">
            <text:p>296686</text:p>
          </table:table-cell>
          <table:table-cell table:formula="of:=IF(ISBLANK([$pays.E56])OR([$pays.E56]=&quot;N.A.&quot;);&quot;NULL&quot;;IF(ISNUMBER(FIND(&quot; %&quot;; [$pays.E56])) ;SUBSTITUTE([$pays.E56];&quot; %&quot;;&quot;&quot;) ; SUBSTITUTE([$pays.E56];&quot;'&quot;;&quot; &quot;)))" office:value-type="string" office:string-value="3" calcext:value-type="string">
            <text:p>3</text:p>
          </table:table-cell>
          <table:table-cell table:formula="of:=IF(ISBLANK([$pays.F56])OR([$pays.F56]=&quot;N.A.&quot;);&quot;NULL&quot;;IF(ISNUMBER(FIND(&quot; %&quot;; [$pays.F56])) ;SUBSTITUTE([$pays.F56];&quot; %&quot;;&quot;&quot;) ; SUBSTITUTE([$pays.F56];&quot;'&quot;;&quot; &quot;)))" office:value-type="string" office:string-value="7682300" calcext:value-type="string">
            <text:p>7682300</text:p>
          </table:table-cell>
          <table:table-cell table:formula="of:=IF(ISBLANK([$pays.G56])OR([$pays.G56]=&quot;N.A.&quot;);&quot;NULL&quot;;IF(ISNUMBER(FIND(&quot; %&quot;; [$pays.G56])) ;SUBSTITUTE([$pays.G56];&quot; %&quot;;&quot;&quot;) ; SUBSTITUTE([$pays.G56];&quot;'&quot;;&quot; &quot;)))" office:value-type="string" office:string-value="158246.0" calcext:value-type="string">
            <text:p>158246.0</text:p>
          </table:table-cell>
          <table:table-cell table:formula="of:=IF(ISBLANK([$pays.H56])OR([$pays.H56]=&quot;N.A.&quot;);&quot;NULL&quot;;IF(ISNUMBER(FIND(&quot; %&quot;; [$pays.H56])) ;SUBSTITUTE([$pays.H56];&quot; %&quot;;&quot;&quot;) ; SUBSTITUTE([$pays.H56];&quot;'&quot;;&quot; &quot;)))" office:value-type="string" office:string-value="1.8" calcext:value-type="string">
            <text:p>1.8</text:p>
          </table:table-cell>
          <table:table-cell table:formula="of:=IF(ISBLANK([$pays.I56])OR([$pays.I56]=&quot;N.A.&quot;);&quot;NULL&quot;;IF(ISNUMBER(FIND(&quot; %&quot;; [$pays.I56])) ;SUBSTITUTE([$pays.I56];&quot; %&quot;;&quot;&quot;) ; SUBSTITUTE([$pays.I56];&quot;'&quot;;&quot; &quot;)))" office:value-type="string" office:string-value="38" calcext:value-type="string">
            <text:p>38</text:p>
          </table:table-cell>
          <table:table-cell table:formula="of:=IF(ISBLANK([$pays.J56])OR([$pays.J56]=&quot;N.A.&quot;);&quot;NULL&quot;;IF(ISNUMBER(FIND(&quot; %&quot;; [$pays.J56])) ;SUBSTITUTE([$pays.J56];&quot; %&quot;;&quot;&quot;) ; SUBSTITUTE([$pays.J56];&quot;'&quot;;&quot; &quot;)))" office:value-type="string" office:string-value="86" calcext:value-type="string">
            <text:p>86</text:p>
          </table:table-cell>
          <table:table-cell table:formula="of:=IF(ISBLANK([$pays.K56])OR([$pays.K56]=&quot;N.A.&quot;);&quot;NULL&quot;;IF(ISNUMBER(FIND(&quot; %&quot;; [$pays.K56])) ;SUBSTITUTE([$pays.K56];&quot; %&quot;;&quot;&quot;) ; SUBSTITUTE([$pays.K56];&quot;'&quot;;&quot; &quot;)))" office:value-type="string" office:string-value="0.33" calcext:value-type="string">
            <text:p>0.33</text:p>
          </table:table-cell>
          <table:table-cell table:formula="of:=IF(ISBLANK([$pays.L56])OR([$pays.L56]=&quot;N.A.&quot;);&quot;NULL&quot;;IF(ISNUMBER(FIND(&quot; %&quot;; [$pays.L56])) ;SUBSTITUTE([$pays.L56];&quot; %&quot;;&quot;&quot;) ; SUBSTITUTE([$pays.L5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7])OR([$pays.A57]=&quot;N.A.&quot;);&quot;NULL&quot;;IF(ISNUMBER(FIND(&quot; %&quot;; [$pays.A57])) ;SUBSTITUTE([$pays.A57];&quot; %&quot;;&quot;&quot;) ; SUBSTITUTE([$pays.A57];&quot;'&quot;;&quot; &quot;)))" office:value-type="string" office:string-value="Niger" calcext:value-type="string">
            <text:p>Niger</text:p>
          </table:table-cell>
          <table:table-cell table:formula="of:=IF(ISBLANK([$pays.B57])OR([$pays.B57]=&quot;N.A.&quot;);&quot;NULL&quot;;IF(ISNUMBER(FIND(&quot; %&quot;; [$pays.B57])) ;SUBSTITUTE([$pays.B57];&quot; %&quot;;&quot;&quot;) ; SUBSTITUTE([$pays.B57];&quot;'&quot;;&quot; &quot;)))" office:value-type="string" office:string-value="24014064" calcext:value-type="string">
            <text:p>24014064</text:p>
          </table:table-cell>
          <table:table-cell table:formula="of:=IF(ISBLANK([$pays.C57])OR([$pays.C57]=&quot;N.A.&quot;);&quot;NULL&quot;;IF(ISNUMBER(FIND(&quot; %&quot;; [$pays.C57])) ;SUBSTITUTE([$pays.C57];&quot; %&quot;;&quot;&quot;) ; SUBSTITUTE([$pays.C57];&quot;'&quot;;&quot; &quot;)))" office:value-type="string" office:string-value="3.84" calcext:value-type="string">
            <text:p>3.84</text:p>
          </table:table-cell>
          <table:table-cell table:formula="of:=IF(ISBLANK([$pays.D57])OR([$pays.D57]=&quot;N.A.&quot;);&quot;NULL&quot;;IF(ISNUMBER(FIND(&quot; %&quot;; [$pays.D57])) ;SUBSTITUTE([$pays.D57];&quot; %&quot;;&quot;&quot;) ; SUBSTITUTE([$pays.D57];&quot;'&quot;;&quot; &quot;)))" office:value-type="string" office:string-value="895929" calcext:value-type="string">
            <text:p>895929</text:p>
          </table:table-cell>
          <table:table-cell table:formula="of:=IF(ISBLANK([$pays.E57])OR([$pays.E57]=&quot;N.A.&quot;);&quot;NULL&quot;;IF(ISNUMBER(FIND(&quot; %&quot;; [$pays.E57])) ;SUBSTITUTE([$pays.E57];&quot; %&quot;;&quot;&quot;) ; SUBSTITUTE([$pays.E57];&quot;'&quot;;&quot; &quot;)))" office:value-type="string" office:string-value="19" calcext:value-type="string">
            <text:p>19</text:p>
          </table:table-cell>
          <table:table-cell table:formula="of:=IF(ISBLANK([$pays.F57])OR([$pays.F57]=&quot;N.A.&quot;);&quot;NULL&quot;;IF(ISNUMBER(FIND(&quot; %&quot;; [$pays.F57])) ;SUBSTITUTE([$pays.F57];&quot; %&quot;;&quot;&quot;) ; SUBSTITUTE([$pays.F57];&quot;'&quot;;&quot; &quot;)))" office:value-type="string" office:string-value="1266700" calcext:value-type="string">
            <text:p>1266700</text:p>
          </table:table-cell>
          <table:table-cell table:formula="of:=IF(ISBLANK([$pays.G57])OR([$pays.G57]=&quot;N.A.&quot;);&quot;NULL&quot;;IF(ISNUMBER(FIND(&quot; %&quot;; [$pays.G57])) ;SUBSTITUTE([$pays.G57];&quot; %&quot;;&quot;&quot;) ; SUBSTITUTE([$pays.G57];&quot;'&quot;;&quot; &quot;)))" office:value-type="string" office:string-value="4000.0" calcext:value-type="string">
            <text:p>4000.0</text:p>
          </table:table-cell>
          <table:table-cell table:formula="of:=IF(ISBLANK([$pays.H57])OR([$pays.H57]=&quot;N.A.&quot;);&quot;NULL&quot;;IF(ISNUMBER(FIND(&quot; %&quot;; [$pays.H57])) ;SUBSTITUTE([$pays.H57];&quot; %&quot;;&quot;&quot;) ; SUBSTITUTE([$pays.H57];&quot;'&quot;;&quot; &quot;)))" office:value-type="string" office:string-value="7.0" calcext:value-type="string">
            <text:p>7.0</text:p>
          </table:table-cell>
          <table:table-cell table:formula="of:=IF(ISBLANK([$pays.I57])OR([$pays.I57]=&quot;N.A.&quot;);&quot;NULL&quot;;IF(ISNUMBER(FIND(&quot; %&quot;; [$pays.I57])) ;SUBSTITUTE([$pays.I57];&quot; %&quot;;&quot;&quot;) ; SUBSTITUTE([$pays.I57];&quot;'&quot;;&quot; &quot;)))" office:value-type="string" office:string-value="15" calcext:value-type="string">
            <text:p>15</text:p>
          </table:table-cell>
          <table:table-cell table:formula="of:=IF(ISBLANK([$pays.J57])OR([$pays.J57]=&quot;N.A.&quot;);&quot;NULL&quot;;IF(ISNUMBER(FIND(&quot; %&quot;; [$pays.J57])) ;SUBSTITUTE([$pays.J57];&quot; %&quot;;&quot;&quot;) ; SUBSTITUTE([$pays.J57];&quot;'&quot;;&quot; &quot;)))" office:value-type="string" office:string-value="17" calcext:value-type="string">
            <text:p>17</text:p>
          </table:table-cell>
          <table:table-cell table:formula="of:=IF(ISBLANK([$pays.K57])OR([$pays.K57]=&quot;N.A.&quot;);&quot;NULL&quot;;IF(ISNUMBER(FIND(&quot; %&quot;; [$pays.K57])) ;SUBSTITUTE([$pays.K57];&quot; %&quot;;&quot;&quot;) ; SUBSTITUTE([$pays.K57];&quot;'&quot;;&quot; &quot;)))" office:value-type="string" office:string-value="0.31" calcext:value-type="string">
            <text:p>0.31</text:p>
          </table:table-cell>
          <table:table-cell table:formula="of:=IF(ISBLANK([$pays.L57])OR([$pays.L57]=&quot;N.A.&quot;);&quot;NULL&quot;;IF(ISNUMBER(FIND(&quot; %&quot;; [$pays.L57])) ;SUBSTITUTE([$pays.L57];&quot; %&quot;;&quot;&quot;) ; SUBSTITUTE([$pays.L5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8])OR([$pays.A58]=&quot;N.A.&quot;);&quot;NULL&quot;;IF(ISNUMBER(FIND(&quot; %&quot;; [$pays.A58])) ;SUBSTITUTE([$pays.A58];&quot; %&quot;;&quot;&quot;) ; SUBSTITUTE([$pays.A58];&quot;'&quot;;&quot; &quot;)))" office:value-type="string" office:string-value="Taiwan" calcext:value-type="string">
            <text:p>Taiwan</text:p>
          </table:table-cell>
          <table:table-cell table:formula="of:=IF(ISBLANK([$pays.B58])OR([$pays.B58]=&quot;N.A.&quot;);&quot;NULL&quot;;IF(ISNUMBER(FIND(&quot; %&quot;; [$pays.B58])) ;SUBSTITUTE([$pays.B58];&quot; %&quot;;&quot;&quot;) ; SUBSTITUTE([$pays.B58];&quot;'&quot;;&quot; &quot;)))" office:value-type="string" office:string-value="23808164" calcext:value-type="string">
            <text:p>23808164</text:p>
          </table:table-cell>
          <table:table-cell table:formula="of:=IF(ISBLANK([$pays.C58])OR([$pays.C58]=&quot;N.A.&quot;);&quot;NULL&quot;;IF(ISNUMBER(FIND(&quot; %&quot;; [$pays.C58])) ;SUBSTITUTE([$pays.C58];&quot; %&quot;;&quot;&quot;) ; SUBSTITUTE([$pays.C58];&quot;'&quot;;&quot; &quot;)))" office:value-type="string" office:string-value="0.18" calcext:value-type="string">
            <text:p>0.18</text:p>
          </table:table-cell>
          <table:table-cell table:formula="of:=IF(ISBLANK([$pays.D58])OR([$pays.D58]=&quot;N.A.&quot;);&quot;NULL&quot;;IF(ISNUMBER(FIND(&quot; %&quot;; [$pays.D58])) ;SUBSTITUTE([$pays.D58];&quot; %&quot;;&quot;&quot;) ; SUBSTITUTE([$pays.D58];&quot;'&quot;;&quot; &quot;)))" office:value-type="string" office:string-value="42899" calcext:value-type="string">
            <text:p>42899</text:p>
          </table:table-cell>
          <table:table-cell table:formula="of:=IF(ISBLANK([$pays.E58])OR([$pays.E58]=&quot;N.A.&quot;);&quot;NULL&quot;;IF(ISNUMBER(FIND(&quot; %&quot;; [$pays.E58])) ;SUBSTITUTE([$pays.E58];&quot; %&quot;;&quot;&quot;) ; SUBSTITUTE([$pays.E58];&quot;'&quot;;&quot; &quot;)))" office:value-type="string" office:string-value="673" calcext:value-type="string">
            <text:p>673</text:p>
          </table:table-cell>
          <table:table-cell table:formula="of:=IF(ISBLANK([$pays.F58])OR([$pays.F58]=&quot;N.A.&quot;);&quot;NULL&quot;;IF(ISNUMBER(FIND(&quot; %&quot;; [$pays.F58])) ;SUBSTITUTE([$pays.F58];&quot; %&quot;;&quot;&quot;) ; SUBSTITUTE([$pays.F58];&quot;'&quot;;&quot; &quot;)))" office:value-type="string" office:string-value="35410" calcext:value-type="string">
            <text:p>35410</text:p>
          </table:table-cell>
          <table:table-cell table:formula="of:=IF(ISBLANK([$pays.G58])OR([$pays.G58]=&quot;N.A.&quot;);&quot;NULL&quot;;IF(ISNUMBER(FIND(&quot; %&quot;; [$pays.G58])) ;SUBSTITUTE([$pays.G58];&quot; %&quot;;&quot;&quot;) ; SUBSTITUTE([$pays.G58];&quot;'&quot;;&quot; &quot;)))" office:value-type="string" office:string-value="30001.0" calcext:value-type="string">
            <text:p>30001.0</text:p>
          </table:table-cell>
          <table:table-cell table:formula="of:=IF(ISBLANK([$pays.H58])OR([$pays.H58]=&quot;N.A.&quot;);&quot;NULL&quot;;IF(ISNUMBER(FIND(&quot; %&quot;; [$pays.H58])) ;SUBSTITUTE([$pays.H58];&quot; %&quot;;&quot;&quot;) ; SUBSTITUTE([$pays.H58];&quot;'&quot;;&quot; &quot;)))" office:value-type="string" office:string-value="1.2" calcext:value-type="string">
            <text:p>1.2</text:p>
          </table:table-cell>
          <table:table-cell table:formula="of:=IF(ISBLANK([$pays.I58])OR([$pays.I58]=&quot;N.A.&quot;);&quot;NULL&quot;;IF(ISNUMBER(FIND(&quot; %&quot;; [$pays.I58])) ;SUBSTITUTE([$pays.I58];&quot; %&quot;;&quot;&quot;) ; SUBSTITUTE([$pays.I58];&quot;'&quot;;&quot; &quot;)))" office:value-type="string" office:string-value="42" calcext:value-type="string">
            <text:p>42</text:p>
          </table:table-cell>
          <table:table-cell table:formula="of:=IF(ISBLANK([$pays.J58])OR([$pays.J58]=&quot;N.A.&quot;);&quot;NULL&quot;;IF(ISNUMBER(FIND(&quot; %&quot;; [$pays.J58])) ;SUBSTITUTE([$pays.J58];&quot; %&quot;;&quot;&quot;) ; SUBSTITUTE([$pays.J58];&quot;'&quot;;&quot; &quot;)))" office:value-type="string" office:string-value="79" calcext:value-type="string">
            <text:p>79</text:p>
          </table:table-cell>
          <table:table-cell table:formula="of:=IF(ISBLANK([$pays.K58])OR([$pays.K58]=&quot;N.A.&quot;);&quot;NULL&quot;;IF(ISNUMBER(FIND(&quot; %&quot;; [$pays.K58])) ;SUBSTITUTE([$pays.K58];&quot; %&quot;;&quot;&quot;) ; SUBSTITUTE([$pays.K58];&quot;'&quot;;&quot; &quot;)))" office:value-type="string" office:string-value="0.31" calcext:value-type="string">
            <text:p>0.31</text:p>
          </table:table-cell>
          <table:table-cell table:formula="of:=IF(ISBLANK([$pays.L58])OR([$pays.L58]=&quot;N.A.&quot;);&quot;NULL&quot;;IF(ISNUMBER(FIND(&quot; %&quot;; [$pays.L58])) ;SUBSTITUTE([$pays.L58];&quot; %&quot;;&quot;&quot;) ; SUBSTITUTE([$pays.L5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9])OR([$pays.A59]=&quot;N.A.&quot;);&quot;NULL&quot;;IF(ISNUMBER(FIND(&quot; %&quot;; [$pays.A59])) ;SUBSTITUTE([$pays.A59];&quot; %&quot;;&quot;&quot;) ; SUBSTITUTE([$pays.A59];&quot;'&quot;;&quot; &quot;)))" office:value-type="string" office:string-value="Sri Lanka" calcext:value-type="string">
            <text:p>Sri Lanka</text:p>
          </table:table-cell>
          <table:table-cell table:formula="of:=IF(ISBLANK([$pays.B59])OR([$pays.B59]=&quot;N.A.&quot;);&quot;NULL&quot;;IF(ISNUMBER(FIND(&quot; %&quot;; [$pays.B59])) ;SUBSTITUTE([$pays.B59];&quot; %&quot;;&quot;&quot;) ; SUBSTITUTE([$pays.B59];&quot;'&quot;;&quot; &quot;)))" office:value-type="string" office:string-value="21395196" calcext:value-type="string">
            <text:p>21395196</text:p>
          </table:table-cell>
          <table:table-cell table:formula="of:=IF(ISBLANK([$pays.C59])OR([$pays.C59]=&quot;N.A.&quot;);&quot;NULL&quot;;IF(ISNUMBER(FIND(&quot; %&quot;; [$pays.C59])) ;SUBSTITUTE([$pays.C59];&quot; %&quot;;&quot;&quot;) ; SUBSTITUTE([$pays.C59];&quot;'&quot;;&quot; &quot;)))" office:value-type="string" office:string-value="0.42" calcext:value-type="string">
            <text:p>0.42</text:p>
          </table:table-cell>
          <table:table-cell table:formula="of:=IF(ISBLANK([$pays.D59])OR([$pays.D59]=&quot;N.A.&quot;);&quot;NULL&quot;;IF(ISNUMBER(FIND(&quot; %&quot;; [$pays.D59])) ;SUBSTITUTE([$pays.D59];&quot; %&quot;;&quot;&quot;) ; SUBSTITUTE([$pays.D59];&quot;'&quot;;&quot; &quot;)))" office:value-type="string" office:string-value="89516" calcext:value-type="string">
            <text:p>89516</text:p>
          </table:table-cell>
          <table:table-cell table:formula="of:=IF(ISBLANK([$pays.E59])OR([$pays.E59]=&quot;N.A.&quot;);&quot;NULL&quot;;IF(ISNUMBER(FIND(&quot; %&quot;; [$pays.E59])) ;SUBSTITUTE([$pays.E59];&quot; %&quot;;&quot;&quot;) ; SUBSTITUTE([$pays.E59];&quot;'&quot;;&quot; &quot;)))" office:value-type="string" office:string-value="341" calcext:value-type="string">
            <text:p>341</text:p>
          </table:table-cell>
          <table:table-cell table:formula="of:=IF(ISBLANK([$pays.F59])OR([$pays.F59]=&quot;N.A.&quot;);&quot;NULL&quot;;IF(ISNUMBER(FIND(&quot; %&quot;; [$pays.F59])) ;SUBSTITUTE([$pays.F59];&quot; %&quot;;&quot;&quot;) ; SUBSTITUTE([$pays.F59];&quot;'&quot;;&quot; &quot;)))" office:value-type="string" office:string-value="62710" calcext:value-type="string">
            <text:p>62710</text:p>
          </table:table-cell>
          <table:table-cell table:formula="of:=IF(ISBLANK([$pays.G59])OR([$pays.G59]=&quot;N.A.&quot;);&quot;NULL&quot;;IF(ISNUMBER(FIND(&quot; %&quot;; [$pays.G59])) ;SUBSTITUTE([$pays.G59];&quot; %&quot;;&quot;&quot;) ; SUBSTITUTE([$pays.G59];&quot;'&quot;;&quot; &quot;)))" office:value-type="string" office:string-value="-97986.0" calcext:value-type="string">
            <text:p>-97986.0</text:p>
          </table:table-cell>
          <table:table-cell table:formula="of:=IF(ISBLANK([$pays.H59])OR([$pays.H59]=&quot;N.A.&quot;);&quot;NULL&quot;;IF(ISNUMBER(FIND(&quot; %&quot;; [$pays.H59])) ;SUBSTITUTE([$pays.H59];&quot; %&quot;;&quot;&quot;) ; SUBSTITUTE([$pays.H59];&quot;'&quot;;&quot; &quot;)))" office:value-type="string" office:string-value="2.2" calcext:value-type="string">
            <text:p>2.2</text:p>
          </table:table-cell>
          <table:table-cell table:formula="of:=IF(ISBLANK([$pays.I59])OR([$pays.I59]=&quot;N.A.&quot;);&quot;NULL&quot;;IF(ISNUMBER(FIND(&quot; %&quot;; [$pays.I59])) ;SUBSTITUTE([$pays.I59];&quot; %&quot;;&quot;&quot;) ; SUBSTITUTE([$pays.I59];&quot;'&quot;;&quot; &quot;)))" office:value-type="string" office:string-value="34" calcext:value-type="string">
            <text:p>34</text:p>
          </table:table-cell>
          <table:table-cell table:formula="of:=IF(ISBLANK([$pays.J59])OR([$pays.J59]=&quot;N.A.&quot;);&quot;NULL&quot;;IF(ISNUMBER(FIND(&quot; %&quot;; [$pays.J59])) ;SUBSTITUTE([$pays.J59];&quot; %&quot;;&quot;&quot;) ; SUBSTITUTE([$pays.J59];&quot;'&quot;;&quot; &quot;)))" office:value-type="string" office:string-value="18" calcext:value-type="string">
            <text:p>18</text:p>
          </table:table-cell>
          <table:table-cell table:formula="of:=IF(ISBLANK([$pays.K59])OR([$pays.K59]=&quot;N.A.&quot;);&quot;NULL&quot;;IF(ISNUMBER(FIND(&quot; %&quot;; [$pays.K59])) ;SUBSTITUTE([$pays.K59];&quot; %&quot;;&quot;&quot;) ; SUBSTITUTE([$pays.K59];&quot;'&quot;;&quot; &quot;)))" office:value-type="string" office:string-value="0.27" calcext:value-type="string">
            <text:p>0.27</text:p>
          </table:table-cell>
          <table:table-cell table:formula="of:=IF(ISBLANK([$pays.L59])OR([$pays.L59]=&quot;N.A.&quot;);&quot;NULL&quot;;IF(ISNUMBER(FIND(&quot; %&quot;; [$pays.L59])) ;SUBSTITUTE([$pays.L59];&quot; %&quot;;&quot;&quot;) ; SUBSTITUTE([$pays.L5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0])OR([$pays.A60]=&quot;N.A.&quot;);&quot;NULL&quot;;IF(ISNUMBER(FIND(&quot; %&quot;; [$pays.A60])) ;SUBSTITUTE([$pays.A60];&quot; %&quot;;&quot;&quot;) ; SUBSTITUTE([$pays.A60];&quot;'&quot;;&quot; &quot;)))" office:value-type="string" office:string-value="Burkina Faso" calcext:value-type="string">
            <text:p>Burkina Faso</text:p>
          </table:table-cell>
          <table:table-cell table:formula="of:=IF(ISBLANK([$pays.B60])OR([$pays.B60]=&quot;N.A.&quot;);&quot;NULL&quot;;IF(ISNUMBER(FIND(&quot; %&quot;; [$pays.B60])) ;SUBSTITUTE([$pays.B60];&quot; %&quot;;&quot;&quot;) ; SUBSTITUTE([$pays.B60];&quot;'&quot;;&quot; &quot;)))" office:value-type="string" office:string-value="20780371" calcext:value-type="string">
            <text:p>20780371</text:p>
          </table:table-cell>
          <table:table-cell table:formula="of:=IF(ISBLANK([$pays.C60])OR([$pays.C60]=&quot;N.A.&quot;);&quot;NULL&quot;;IF(ISNUMBER(FIND(&quot; %&quot;; [$pays.C60])) ;SUBSTITUTE([$pays.C60];&quot; %&quot;;&quot;&quot;) ; SUBSTITUTE([$pays.C60];&quot;'&quot;;&quot; &quot;)))" office:value-type="string" office:string-value="2.86" calcext:value-type="string">
            <text:p>2.86</text:p>
          </table:table-cell>
          <table:table-cell table:formula="of:=IF(ISBLANK([$pays.D60])OR([$pays.D60]=&quot;N.A.&quot;);&quot;NULL&quot;;IF(ISNUMBER(FIND(&quot; %&quot;; [$pays.D60])) ;SUBSTITUTE([$pays.D60];&quot; %&quot;;&quot;&quot;) ; SUBSTITUTE([$pays.D60];&quot;'&quot;;&quot; &quot;)))" office:value-type="string" office:string-value="581895" calcext:value-type="string">
            <text:p>581895</text:p>
          </table:table-cell>
          <table:table-cell table:formula="of:=IF(ISBLANK([$pays.E60])OR([$pays.E60]=&quot;N.A.&quot;);&quot;NULL&quot;;IF(ISNUMBER(FIND(&quot; %&quot;; [$pays.E60])) ;SUBSTITUTE([$pays.E60];&quot; %&quot;;&quot;&quot;) ; SUBSTITUTE([$pays.E60];&quot;'&quot;;&quot; &quot;)))" office:value-type="string" office:string-value="76" calcext:value-type="string">
            <text:p>76</text:p>
          </table:table-cell>
          <table:table-cell table:formula="of:=IF(ISBLANK([$pays.F60])OR([$pays.F60]=&quot;N.A.&quot;);&quot;NULL&quot;;IF(ISNUMBER(FIND(&quot; %&quot;; [$pays.F60])) ;SUBSTITUTE([$pays.F60];&quot; %&quot;;&quot;&quot;) ; SUBSTITUTE([$pays.F60];&quot;'&quot;;&quot; &quot;)))" office:value-type="string" office:string-value="273600" calcext:value-type="string">
            <text:p>273600</text:p>
          </table:table-cell>
          <table:table-cell table:formula="of:=IF(ISBLANK([$pays.G60])OR([$pays.G60]=&quot;N.A.&quot;);&quot;NULL&quot;;IF(ISNUMBER(FIND(&quot; %&quot;; [$pays.G60])) ;SUBSTITUTE([$pays.G60];&quot; %&quot;;&quot;&quot;) ; SUBSTITUTE([$pays.G60];&quot;'&quot;;&quot; &quot;)))" office:value-type="string" office:string-value="-25000.0" calcext:value-type="string">
            <text:p>-25000.0</text:p>
          </table:table-cell>
          <table:table-cell table:formula="of:=IF(ISBLANK([$pays.H60])OR([$pays.H60]=&quot;N.A.&quot;);&quot;NULL&quot;;IF(ISNUMBER(FIND(&quot; %&quot;; [$pays.H60])) ;SUBSTITUTE([$pays.H60];&quot; %&quot;;&quot;&quot;) ; SUBSTITUTE([$pays.H60];&quot;'&quot;;&quot; &quot;)))" office:value-type="string" office:string-value="5.2" calcext:value-type="string">
            <text:p>5.2</text:p>
          </table:table-cell>
          <table:table-cell table:formula="of:=IF(ISBLANK([$pays.I60])OR([$pays.I60]=&quot;N.A.&quot;);&quot;NULL&quot;;IF(ISNUMBER(FIND(&quot; %&quot;; [$pays.I60])) ;SUBSTITUTE([$pays.I60];&quot; %&quot;;&quot;&quot;) ; SUBSTITUTE([$pays.I60];&quot;'&quot;;&quot; &quot;)))" office:value-type="string" office:string-value="18" calcext:value-type="string">
            <text:p>18</text:p>
          </table:table-cell>
          <table:table-cell table:formula="of:=IF(ISBLANK([$pays.J60])OR([$pays.J60]=&quot;N.A.&quot;);&quot;NULL&quot;;IF(ISNUMBER(FIND(&quot; %&quot;; [$pays.J60])) ;SUBSTITUTE([$pays.J60];&quot; %&quot;;&quot;&quot;) ; SUBSTITUTE([$pays.J60];&quot;'&quot;;&quot; &quot;)))" office:value-type="string" office:string-value="31" calcext:value-type="string">
            <text:p>31</text:p>
          </table:table-cell>
          <table:table-cell table:formula="of:=IF(ISBLANK([$pays.K60])OR([$pays.K60]=&quot;N.A.&quot;);&quot;NULL&quot;;IF(ISNUMBER(FIND(&quot; %&quot;; [$pays.K60])) ;SUBSTITUTE([$pays.K60];&quot; %&quot;;&quot;&quot;) ; SUBSTITUTE([$pays.K60];&quot;'&quot;;&quot; &quot;)))" office:value-type="string" office:string-value="0.27" calcext:value-type="string">
            <text:p>0.27</text:p>
          </table:table-cell>
          <table:table-cell table:formula="of:=IF(ISBLANK([$pays.L60])OR([$pays.L60]=&quot;N.A.&quot;);&quot;NULL&quot;;IF(ISNUMBER(FIND(&quot; %&quot;; [$pays.L60])) ;SUBSTITUTE([$pays.L60];&quot; %&quot;;&quot;&quot;) ; SUBSTITUTE([$pays.L6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1])OR([$pays.A61]=&quot;N.A.&quot;);&quot;NULL&quot;;IF(ISNUMBER(FIND(&quot; %&quot;; [$pays.A61])) ;SUBSTITUTE([$pays.A61];&quot; %&quot;;&quot;&quot;) ; SUBSTITUTE([$pays.A61];&quot;'&quot;;&quot; &quot;)))" office:value-type="string" office:string-value="Mali" calcext:value-type="string">
            <text:p>Mali</text:p>
          </table:table-cell>
          <table:table-cell table:formula="of:=IF(ISBLANK([$pays.B61])OR([$pays.B61]=&quot;N.A.&quot;);&quot;NULL&quot;;IF(ISNUMBER(FIND(&quot; %&quot;; [$pays.B61])) ;SUBSTITUTE([$pays.B61];&quot; %&quot;;&quot;&quot;) ; SUBSTITUTE([$pays.B61];&quot;'&quot;;&quot; &quot;)))" office:value-type="string" office:string-value="20125282" calcext:value-type="string">
            <text:p>20125282</text:p>
          </table:table-cell>
          <table:table-cell table:formula="of:=IF(ISBLANK([$pays.C61])OR([$pays.C61]=&quot;N.A.&quot;);&quot;NULL&quot;;IF(ISNUMBER(FIND(&quot; %&quot;; [$pays.C61])) ;SUBSTITUTE([$pays.C61];&quot; %&quot;;&quot;&quot;) ; SUBSTITUTE([$pays.C61];&quot;'&quot;;&quot; &quot;)))" office:value-type="string" office:string-value="3.02" calcext:value-type="string">
            <text:p>3.02</text:p>
          </table:table-cell>
          <table:table-cell table:formula="of:=IF(ISBLANK([$pays.D61])OR([$pays.D61]=&quot;N.A.&quot;);&quot;NULL&quot;;IF(ISNUMBER(FIND(&quot; %&quot;; [$pays.D61])) ;SUBSTITUTE([$pays.D61];&quot; %&quot;;&quot;&quot;) ; SUBSTITUTE([$pays.D61];&quot;'&quot;;&quot; &quot;)))" office:value-type="string" office:string-value="592802" calcext:value-type="string">
            <text:p>592802</text:p>
          </table:table-cell>
          <table:table-cell table:formula="of:=IF(ISBLANK([$pays.E61])OR([$pays.E61]=&quot;N.A.&quot;);&quot;NULL&quot;;IF(ISNUMBER(FIND(&quot; %&quot;; [$pays.E61])) ;SUBSTITUTE([$pays.E61];&quot; %&quot;;&quot;&quot;) ; SUBSTITUTE([$pays.E61];&quot;'&quot;;&quot; &quot;)))" office:value-type="string" office:string-value="17" calcext:value-type="string">
            <text:p>17</text:p>
          </table:table-cell>
          <table:table-cell table:formula="of:=IF(ISBLANK([$pays.F61])OR([$pays.F61]=&quot;N.A.&quot;);&quot;NULL&quot;;IF(ISNUMBER(FIND(&quot; %&quot;; [$pays.F61])) ;SUBSTITUTE([$pays.F61];&quot; %&quot;;&quot;&quot;) ; SUBSTITUTE([$pays.F61];&quot;'&quot;;&quot; &quot;)))" office:value-type="string" office:string-value="1220190" calcext:value-type="string">
            <text:p>1220190</text:p>
          </table:table-cell>
          <table:table-cell table:formula="of:=IF(ISBLANK([$pays.G61])OR([$pays.G61]=&quot;N.A.&quot;);&quot;NULL&quot;;IF(ISNUMBER(FIND(&quot; %&quot;; [$pays.G61])) ;SUBSTITUTE([$pays.G61];&quot; %&quot;;&quot;&quot;) ; SUBSTITUTE([$pays.G61];&quot;'&quot;;&quot; &quot;)))" office:value-type="string" office:string-value="-40000.0" calcext:value-type="string">
            <text:p>-40000.0</text:p>
          </table:table-cell>
          <table:table-cell table:formula="of:=IF(ISBLANK([$pays.H61])OR([$pays.H61]=&quot;N.A.&quot;);&quot;NULL&quot;;IF(ISNUMBER(FIND(&quot; %&quot;; [$pays.H61])) ;SUBSTITUTE([$pays.H61];&quot; %&quot;;&quot;&quot;) ; SUBSTITUTE([$pays.H61];&quot;'&quot;;&quot; &quot;)))" office:value-type="string" office:string-value="5.9" calcext:value-type="string">
            <text:p>5.9</text:p>
          </table:table-cell>
          <table:table-cell table:formula="of:=IF(ISBLANK([$pays.I61])OR([$pays.I61]=&quot;N.A.&quot;);&quot;NULL&quot;;IF(ISNUMBER(FIND(&quot; %&quot;; [$pays.I61])) ;SUBSTITUTE([$pays.I61];&quot; %&quot;;&quot;&quot;) ; SUBSTITUTE([$pays.I61];&quot;'&quot;;&quot; &quot;)))" office:value-type="string" office:string-value="16" calcext:value-type="string">
            <text:p>16</text:p>
          </table:table-cell>
          <table:table-cell table:formula="of:=IF(ISBLANK([$pays.J61])OR([$pays.J61]=&quot;N.A.&quot;);&quot;NULL&quot;;IF(ISNUMBER(FIND(&quot; %&quot;; [$pays.J61])) ;SUBSTITUTE([$pays.J61];&quot; %&quot;;&quot;&quot;) ; SUBSTITUTE([$pays.J61];&quot;'&quot;;&quot; &quot;)))" office:value-type="string" office:string-value="44" calcext:value-type="string">
            <text:p>44</text:p>
          </table:table-cell>
          <table:table-cell table:formula="of:=IF(ISBLANK([$pays.K61])OR([$pays.K61]=&quot;N.A.&quot;);&quot;NULL&quot;;IF(ISNUMBER(FIND(&quot; %&quot;; [$pays.K61])) ;SUBSTITUTE([$pays.K61];&quot; %&quot;;&quot;&quot;) ; SUBSTITUTE([$pays.K61];&quot;'&quot;;&quot; &quot;)))" office:value-type="string" office:string-value="0.26" calcext:value-type="string">
            <text:p>0.26</text:p>
          </table:table-cell>
          <table:table-cell table:formula="of:=IF(ISBLANK([$pays.L61])OR([$pays.L61]=&quot;N.A.&quot;);&quot;NULL&quot;;IF(ISNUMBER(FIND(&quot; %&quot;; [$pays.L61])) ;SUBSTITUTE([$pays.L61];&quot; %&quot;;&quot;&quot;) ; SUBSTITUTE([$pays.L6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2])OR([$pays.A62]=&quot;N.A.&quot;);&quot;NULL&quot;;IF(ISNUMBER(FIND(&quot; %&quot;; [$pays.A62])) ;SUBSTITUTE([$pays.A62];&quot; %&quot;;&quot;&quot;) ; SUBSTITUTE([$pays.A62];&quot;'&quot;;&quot; &quot;)))" office:value-type="string" office:string-value="Romania" calcext:value-type="string">
            <text:p>Romania</text:p>
          </table:table-cell>
          <table:table-cell table:formula="of:=IF(ISBLANK([$pays.B62])OR([$pays.B62]=&quot;N.A.&quot;);&quot;NULL&quot;;IF(ISNUMBER(FIND(&quot; %&quot;; [$pays.B62])) ;SUBSTITUTE([$pays.B62];&quot; %&quot;;&quot;&quot;) ; SUBSTITUTE([$pays.B62];&quot;'&quot;;&quot; &quot;)))" office:value-type="string" office:string-value="19262731" calcext:value-type="string">
            <text:p>19262731</text:p>
          </table:table-cell>
          <table:table-cell table:formula="of:=IF(ISBLANK([$pays.C62])OR([$pays.C62]=&quot;N.A.&quot;);&quot;NULL&quot;;IF(ISNUMBER(FIND(&quot; %&quot;; [$pays.C62])) ;SUBSTITUTE([$pays.C62];&quot; %&quot;;&quot;&quot;) ; SUBSTITUTE([$pays.C62];&quot;'&quot;;&quot; &quot;)))" office:value-type="string" office:string-value="-0.66" calcext:value-type="string">
            <text:p>-0.66</text:p>
          </table:table-cell>
          <table:table-cell table:formula="of:=IF(ISBLANK([$pays.D62])OR([$pays.D62]=&quot;N.A.&quot;);&quot;NULL&quot;;IF(ISNUMBER(FIND(&quot; %&quot;; [$pays.D62])) ;SUBSTITUTE([$pays.D62];&quot; %&quot;;&quot;&quot;) ; SUBSTITUTE([$pays.D62];&quot;'&quot;;&quot; &quot;)))" office:value-type="string" office:string-value="-126866" calcext:value-type="string">
            <text:p>-126866</text:p>
          </table:table-cell>
          <table:table-cell table:formula="of:=IF(ISBLANK([$pays.E62])OR([$pays.E62]=&quot;N.A.&quot;);&quot;NULL&quot;;IF(ISNUMBER(FIND(&quot; %&quot;; [$pays.E62])) ;SUBSTITUTE([$pays.E62];&quot; %&quot;;&quot;&quot;) ; SUBSTITUTE([$pays.E62];&quot;'&quot;;&quot; &quot;)))" office:value-type="string" office:string-value="84" calcext:value-type="string">
            <text:p>84</text:p>
          </table:table-cell>
          <table:table-cell table:formula="of:=IF(ISBLANK([$pays.F62])OR([$pays.F62]=&quot;N.A.&quot;);&quot;NULL&quot;;IF(ISNUMBER(FIND(&quot; %&quot;; [$pays.F62])) ;SUBSTITUTE([$pays.F62];&quot; %&quot;;&quot;&quot;) ; SUBSTITUTE([$pays.F62];&quot;'&quot;;&quot; &quot;)))" office:value-type="string" office:string-value="230170" calcext:value-type="string">
            <text:p>230170</text:p>
          </table:table-cell>
          <table:table-cell table:formula="of:=IF(ISBLANK([$pays.G62])OR([$pays.G62]=&quot;N.A.&quot;);&quot;NULL&quot;;IF(ISNUMBER(FIND(&quot; %&quot;; [$pays.G62])) ;SUBSTITUTE([$pays.G62];&quot; %&quot;;&quot;&quot;) ; SUBSTITUTE([$pays.G62];&quot;'&quot;;&quot; &quot;)))" office:value-type="string" office:string-value="-73999.0" calcext:value-type="string">
            <text:p>-73999.0</text:p>
          </table:table-cell>
          <table:table-cell table:formula="of:=IF(ISBLANK([$pays.H62])OR([$pays.H62]=&quot;N.A.&quot;);&quot;NULL&quot;;IF(ISNUMBER(FIND(&quot; %&quot;; [$pays.H62])) ;SUBSTITUTE([$pays.H62];&quot; %&quot;;&quot;&quot;) ; SUBSTITUTE([$pays.H62];&quot;'&quot;;&quot; &quot;)))" office:value-type="string" office:string-value="1.6" calcext:value-type="string">
            <text:p>1.6</text:p>
          </table:table-cell>
          <table:table-cell table:formula="of:=IF(ISBLANK([$pays.I62])OR([$pays.I62]=&quot;N.A.&quot;);&quot;NULL&quot;;IF(ISNUMBER(FIND(&quot; %&quot;; [$pays.I62])) ;SUBSTITUTE([$pays.I62];&quot; %&quot;;&quot;&quot;) ; SUBSTITUTE([$pays.I62];&quot;'&quot;;&quot; &quot;)))" office:value-type="string" office:string-value="43" calcext:value-type="string">
            <text:p>43</text:p>
          </table:table-cell>
          <table:table-cell table:formula="of:=IF(ISBLANK([$pays.J62])OR([$pays.J62]=&quot;N.A.&quot;);&quot;NULL&quot;;IF(ISNUMBER(FIND(&quot; %&quot;; [$pays.J62])) ;SUBSTITUTE([$pays.J62];&quot; %&quot;;&quot;&quot;) ; SUBSTITUTE([$pays.J62];&quot;'&quot;;&quot; &quot;)))" office:value-type="string" office:string-value="55" calcext:value-type="string">
            <text:p>55</text:p>
          </table:table-cell>
          <table:table-cell table:formula="of:=IF(ISBLANK([$pays.K62])OR([$pays.K62]=&quot;N.A.&quot;);&quot;NULL&quot;;IF(ISNUMBER(FIND(&quot; %&quot;; [$pays.K62])) ;SUBSTITUTE([$pays.K62];&quot; %&quot;;&quot;&quot;) ; SUBSTITUTE([$pays.K62];&quot;'&quot;;&quot; &quot;)))" office:value-type="string" office:string-value="0.25" calcext:value-type="string">
            <text:p>0.25</text:p>
          </table:table-cell>
          <table:table-cell table:formula="of:=IF(ISBLANK([$pays.L62])OR([$pays.L62]=&quot;N.A.&quot;);&quot;NULL&quot;;IF(ISNUMBER(FIND(&quot; %&quot;; [$pays.L62])) ;SUBSTITUTE([$pays.L62];&quot; %&quot;;&quot;&quot;) ; SUBSTITUTE([$pays.L6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3])OR([$pays.A63]=&quot;N.A.&quot;);&quot;NULL&quot;;IF(ISNUMBER(FIND(&quot; %&quot;; [$pays.A63])) ;SUBSTITUTE([$pays.A63];&quot; %&quot;;&quot;&quot;) ; SUBSTITUTE([$pays.A63];&quot;'&quot;;&quot; &quot;)))" office:value-type="string" office:string-value="Malawi" calcext:value-type="string">
            <text:p>Malawi</text:p>
          </table:table-cell>
          <table:table-cell table:formula="of:=IF(ISBLANK([$pays.B63])OR([$pays.B63]=&quot;N.A.&quot;);&quot;NULL&quot;;IF(ISNUMBER(FIND(&quot; %&quot;; [$pays.B63])) ;SUBSTITUTE([$pays.B63];&quot; %&quot;;&quot;&quot;) ; SUBSTITUTE([$pays.B63];&quot;'&quot;;&quot; &quot;)))" office:value-type="string" office:string-value="19024426" calcext:value-type="string">
            <text:p>19024426</text:p>
          </table:table-cell>
          <table:table-cell table:formula="of:=IF(ISBLANK([$pays.C63])OR([$pays.C63]=&quot;N.A.&quot;);&quot;NULL&quot;;IF(ISNUMBER(FIND(&quot; %&quot;; [$pays.C63])) ;SUBSTITUTE([$pays.C63];&quot; %&quot;;&quot;&quot;) ; SUBSTITUTE([$pays.C63];&quot;'&quot;;&quot; &quot;)))" office:value-type="string" office:string-value="2.69" calcext:value-type="string">
            <text:p>2.69</text:p>
          </table:table-cell>
          <table:table-cell table:formula="of:=IF(ISBLANK([$pays.D63])OR([$pays.D63]=&quot;N.A.&quot;);&quot;NULL&quot;;IF(ISNUMBER(FIND(&quot; %&quot;; [$pays.D63])) ;SUBSTITUTE([$pays.D63];&quot; %&quot;;&quot;&quot;) ; SUBSTITUTE([$pays.D63];&quot;'&quot;;&quot; &quot;)))" office:value-type="string" office:string-value="501205" calcext:value-type="string">
            <text:p>501205</text:p>
          </table:table-cell>
          <table:table-cell table:formula="of:=IF(ISBLANK([$pays.E63])OR([$pays.E63]=&quot;N.A.&quot;);&quot;NULL&quot;;IF(ISNUMBER(FIND(&quot; %&quot;; [$pays.E63])) ;SUBSTITUTE([$pays.E63];&quot; %&quot;;&quot;&quot;) ; SUBSTITUTE([$pays.E63];&quot;'&quot;;&quot; &quot;)))" office:value-type="string" office:string-value="203" calcext:value-type="string">
            <text:p>203</text:p>
          </table:table-cell>
          <table:table-cell table:formula="of:=IF(ISBLANK([$pays.F63])OR([$pays.F63]=&quot;N.A.&quot;);&quot;NULL&quot;;IF(ISNUMBER(FIND(&quot; %&quot;; [$pays.F63])) ;SUBSTITUTE([$pays.F63];&quot; %&quot;;&quot;&quot;) ; SUBSTITUTE([$pays.F63];&quot;'&quot;;&quot; &quot;)))" office:value-type="string" office:string-value="94280" calcext:value-type="string">
            <text:p>94280</text:p>
          </table:table-cell>
          <table:table-cell table:formula="of:=IF(ISBLANK([$pays.G63])OR([$pays.G63]=&quot;N.A.&quot;);&quot;NULL&quot;;IF(ISNUMBER(FIND(&quot; %&quot;; [$pays.G63])) ;SUBSTITUTE([$pays.G63];&quot; %&quot;;&quot;&quot;) ; SUBSTITUTE([$pays.G63];&quot;'&quot;;&quot; &quot;)))" office:value-type="string" office:string-value="-16053.0" calcext:value-type="string">
            <text:p>-16053.0</text:p>
          </table:table-cell>
          <table:table-cell table:formula="of:=IF(ISBLANK([$pays.H63])OR([$pays.H63]=&quot;N.A.&quot;);&quot;NULL&quot;;IF(ISNUMBER(FIND(&quot; %&quot;; [$pays.H63])) ;SUBSTITUTE([$pays.H63];&quot; %&quot;;&quot;&quot;) ; SUBSTITUTE([$pays.H63];&quot;'&quot;;&quot; &quot;)))" office:value-type="string" office:string-value="4.3" calcext:value-type="string">
            <text:p>4.3</text:p>
          </table:table-cell>
          <table:table-cell table:formula="of:=IF(ISBLANK([$pays.I63])OR([$pays.I63]=&quot;N.A.&quot;);&quot;NULL&quot;;IF(ISNUMBER(FIND(&quot; %&quot;; [$pays.I63])) ;SUBSTITUTE([$pays.I63];&quot; %&quot;;&quot;&quot;) ; SUBSTITUTE([$pays.I63];&quot;'&quot;;&quot; &quot;)))" office:value-type="string" office:string-value="18" calcext:value-type="string">
            <text:p>18</text:p>
          </table:table-cell>
          <table:table-cell table:formula="of:=IF(ISBLANK([$pays.J63])OR([$pays.J63]=&quot;N.A.&quot;);&quot;NULL&quot;;IF(ISNUMBER(FIND(&quot; %&quot;; [$pays.J63])) ;SUBSTITUTE([$pays.J63];&quot; %&quot;;&quot;&quot;) ; SUBSTITUTE([$pays.J63];&quot;'&quot;;&quot; &quot;)))" office:value-type="string" office:string-value="18" calcext:value-type="string">
            <text:p>18</text:p>
          </table:table-cell>
          <table:table-cell table:formula="of:=IF(ISBLANK([$pays.K63])OR([$pays.K63]=&quot;N.A.&quot;);&quot;NULL&quot;;IF(ISNUMBER(FIND(&quot; %&quot;; [$pays.K63])) ;SUBSTITUTE([$pays.K63];&quot; %&quot;;&quot;&quot;) ; SUBSTITUTE([$pays.K63];&quot;'&quot;;&quot; &quot;)))" office:value-type="string" office:string-value="0.25" calcext:value-type="string">
            <text:p>0.25</text:p>
          </table:table-cell>
          <table:table-cell table:formula="of:=IF(ISBLANK([$pays.L63])OR([$pays.L63]=&quot;N.A.&quot;);&quot;NULL&quot;;IF(ISNUMBER(FIND(&quot; %&quot;; [$pays.L63])) ;SUBSTITUTE([$pays.L63];&quot; %&quot;;&quot;&quot;) ; SUBSTITUTE([$pays.L6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4])OR([$pays.A64]=&quot;N.A.&quot;);&quot;NULL&quot;;IF(ISNUMBER(FIND(&quot; %&quot;; [$pays.A64])) ;SUBSTITUTE([$pays.A64];&quot; %&quot;;&quot;&quot;) ; SUBSTITUTE([$pays.A64];&quot;'&quot;;&quot; &quot;)))" office:value-type="string" office:string-value="Chile" calcext:value-type="string">
            <text:p>Chile</text:p>
          </table:table-cell>
          <table:table-cell table:formula="of:=IF(ISBLANK([$pays.B64])OR([$pays.B64]=&quot;N.A.&quot;);&quot;NULL&quot;;IF(ISNUMBER(FIND(&quot; %&quot;; [$pays.B64])) ;SUBSTITUTE([$pays.B64];&quot; %&quot;;&quot;&quot;) ; SUBSTITUTE([$pays.B64];&quot;'&quot;;&quot; &quot;)))" office:value-type="string" office:string-value="19082804" calcext:value-type="string">
            <text:p>19082804</text:p>
          </table:table-cell>
          <table:table-cell table:formula="of:=IF(ISBLANK([$pays.C64])OR([$pays.C64]=&quot;N.A.&quot;);&quot;NULL&quot;;IF(ISNUMBER(FIND(&quot; %&quot;; [$pays.C64])) ;SUBSTITUTE([$pays.C64];&quot; %&quot;;&quot;&quot;) ; SUBSTITUTE([$pays.C64];&quot;'&quot;;&quot; &quot;)))" office:value-type="string" office:string-value="0.87" calcext:value-type="string">
            <text:p>0.87</text:p>
          </table:table-cell>
          <table:table-cell table:formula="of:=IF(ISBLANK([$pays.D64])OR([$pays.D64]=&quot;N.A.&quot;);&quot;NULL&quot;;IF(ISNUMBER(FIND(&quot; %&quot;; [$pays.D64])) ;SUBSTITUTE([$pays.D64];&quot; %&quot;;&quot;&quot;) ; SUBSTITUTE([$pays.D64];&quot;'&quot;;&quot; &quot;)))" office:value-type="string" office:string-value="164163" calcext:value-type="string">
            <text:p>164163</text:p>
          </table:table-cell>
          <table:table-cell table:formula="of:=IF(ISBLANK([$pays.E64])OR([$pays.E64]=&quot;N.A.&quot;);&quot;NULL&quot;;IF(ISNUMBER(FIND(&quot; %&quot;; [$pays.E64])) ;SUBSTITUTE([$pays.E64];&quot; %&quot;;&quot;&quot;) ; SUBSTITUTE([$pays.E64];&quot;'&quot;;&quot; &quot;)))" office:value-type="string" office:string-value="26" calcext:value-type="string">
            <text:p>26</text:p>
          </table:table-cell>
          <table:table-cell table:formula="of:=IF(ISBLANK([$pays.F64])OR([$pays.F64]=&quot;N.A.&quot;);&quot;NULL&quot;;IF(ISNUMBER(FIND(&quot; %&quot;; [$pays.F64])) ;SUBSTITUTE([$pays.F64];&quot; %&quot;;&quot;&quot;) ; SUBSTITUTE([$pays.F64];&quot;'&quot;;&quot; &quot;)))" office:value-type="string" office:string-value="743532" calcext:value-type="string">
            <text:p>743532</text:p>
          </table:table-cell>
          <table:table-cell table:formula="of:=IF(ISBLANK([$pays.G64])OR([$pays.G64]=&quot;N.A.&quot;);&quot;NULL&quot;;IF(ISNUMBER(FIND(&quot; %&quot;; [$pays.G64])) ;SUBSTITUTE([$pays.G64];&quot; %&quot;;&quot;&quot;) ; SUBSTITUTE([$pays.G64];&quot;'&quot;;&quot; &quot;)))" office:value-type="string" office:string-value="111708.0" calcext:value-type="string">
            <text:p>111708.0</text:p>
          </table:table-cell>
          <table:table-cell table:formula="of:=IF(ISBLANK([$pays.H64])OR([$pays.H64]=&quot;N.A.&quot;);&quot;NULL&quot;;IF(ISNUMBER(FIND(&quot; %&quot;; [$pays.H64])) ;SUBSTITUTE([$pays.H64];&quot; %&quot;;&quot;&quot;) ; SUBSTITUTE([$pays.H64];&quot;'&quot;;&quot; &quot;)))" office:value-type="string" office:string-value="1.7" calcext:value-type="string">
            <text:p>1.7</text:p>
          </table:table-cell>
          <table:table-cell table:formula="of:=IF(ISBLANK([$pays.I64])OR([$pays.I64]=&quot;N.A.&quot;);&quot;NULL&quot;;IF(ISNUMBER(FIND(&quot; %&quot;; [$pays.I64])) ;SUBSTITUTE([$pays.I64];&quot; %&quot;;&quot;&quot;) ; SUBSTITUTE([$pays.I64];&quot;'&quot;;&quot; &quot;)))" office:value-type="string" office:string-value="35" calcext:value-type="string">
            <text:p>35</text:p>
          </table:table-cell>
          <table:table-cell table:formula="of:=IF(ISBLANK([$pays.J64])OR([$pays.J64]=&quot;N.A.&quot;);&quot;NULL&quot;;IF(ISNUMBER(FIND(&quot; %&quot;; [$pays.J64])) ;SUBSTITUTE([$pays.J64];&quot; %&quot;;&quot;&quot;) ; SUBSTITUTE([$pays.J64];&quot;'&quot;;&quot; &quot;)))" office:value-type="string" office:string-value="85" calcext:value-type="string">
            <text:p>85</text:p>
          </table:table-cell>
          <table:table-cell table:formula="of:=IF(ISBLANK([$pays.K64])OR([$pays.K64]=&quot;N.A.&quot;);&quot;NULL&quot;;IF(ISNUMBER(FIND(&quot; %&quot;; [$pays.K64])) ;SUBSTITUTE([$pays.K64];&quot; %&quot;;&quot;&quot;) ; SUBSTITUTE([$pays.K64];&quot;'&quot;;&quot; &quot;)))" office:value-type="string" office:string-value="0.25" calcext:value-type="string">
            <text:p>0.25</text:p>
          </table:table-cell>
          <table:table-cell table:formula="of:=IF(ISBLANK([$pays.L64])OR([$pays.L64]=&quot;N.A.&quot;);&quot;NULL&quot;;IF(ISNUMBER(FIND(&quot; %&quot;; [$pays.L64])) ;SUBSTITUTE([$pays.L64];&quot; %&quot;;&quot;&quot;) ; SUBSTITUTE([$pays.L6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5])OR([$pays.A65]=&quot;N.A.&quot;);&quot;NULL&quot;;IF(ISNUMBER(FIND(&quot; %&quot;; [$pays.A65])) ;SUBSTITUTE([$pays.A65];&quot; %&quot;;&quot;&quot;) ; SUBSTITUTE([$pays.A65];&quot;'&quot;;&quot; &quot;)))" office:value-type="string" office:string-value="Kazakhstan" calcext:value-type="string">
            <text:p>Kazakhstan</text:p>
          </table:table-cell>
          <table:table-cell table:formula="of:=IF(ISBLANK([$pays.B65])OR([$pays.B65]=&quot;N.A.&quot;);&quot;NULL&quot;;IF(ISNUMBER(FIND(&quot; %&quot;; [$pays.B65])) ;SUBSTITUTE([$pays.B65];&quot; %&quot;;&quot;&quot;) ; SUBSTITUTE([$pays.B65];&quot;'&quot;;&quot; &quot;)))" office:value-type="string" office:string-value="18730568" calcext:value-type="string">
            <text:p>18730568</text:p>
          </table:table-cell>
          <table:table-cell table:formula="of:=IF(ISBLANK([$pays.C65])OR([$pays.C65]=&quot;N.A.&quot;);&quot;NULL&quot;;IF(ISNUMBER(FIND(&quot; %&quot;; [$pays.C65])) ;SUBSTITUTE([$pays.C65];&quot; %&quot;;&quot;&quot;) ; SUBSTITUTE([$pays.C65];&quot;'&quot;;&quot; &quot;)))" office:value-type="string" office:string-value="1.21" calcext:value-type="string">
            <text:p>1.21</text:p>
          </table:table-cell>
          <table:table-cell table:formula="of:=IF(ISBLANK([$pays.D65])OR([$pays.D65]=&quot;N.A.&quot;);&quot;NULL&quot;;IF(ISNUMBER(FIND(&quot; %&quot;; [$pays.D65])) ;SUBSTITUTE([$pays.D65];&quot; %&quot;;&quot;&quot;) ; SUBSTITUTE([$pays.D65];&quot;'&quot;;&quot; &quot;)))" office:value-type="string" office:string-value="225280" calcext:value-type="string">
            <text:p>225280</text:p>
          </table:table-cell>
          <table:table-cell table:formula="of:=IF(ISBLANK([$pays.E65])OR([$pays.E65]=&quot;N.A.&quot;);&quot;NULL&quot;;IF(ISNUMBER(FIND(&quot; %&quot;; [$pays.E65])) ;SUBSTITUTE([$pays.E65];&quot; %&quot;;&quot;&quot;) ; SUBSTITUTE([$pays.E65];&quot;'&quot;;&quot; &quot;)))" office:value-type="string" office:string-value="7" calcext:value-type="string">
            <text:p>7</text:p>
          </table:table-cell>
          <table:table-cell table:formula="of:=IF(ISBLANK([$pays.F65])OR([$pays.F65]=&quot;N.A.&quot;);&quot;NULL&quot;;IF(ISNUMBER(FIND(&quot; %&quot;; [$pays.F65])) ;SUBSTITUTE([$pays.F65];&quot; %&quot;;&quot;&quot;) ; SUBSTITUTE([$pays.F65];&quot;'&quot;;&quot; &quot;)))" office:value-type="string" office:string-value="2699700" calcext:value-type="string">
            <text:p>2699700</text:p>
          </table:table-cell>
          <table:table-cell table:formula="of:=IF(ISBLANK([$pays.G65])OR([$pays.G65]=&quot;N.A.&quot;);&quot;NULL&quot;;IF(ISNUMBER(FIND(&quot; %&quot;; [$pays.G65])) ;SUBSTITUTE([$pays.G65];&quot; %&quot;;&quot;&quot;) ; SUBSTITUTE([$pays.G65];&quot;'&quot;;&quot; &quot;)))" office:value-type="string" office:string-value="-18000.0" calcext:value-type="string">
            <text:p>-18000.0</text:p>
          </table:table-cell>
          <table:table-cell table:formula="of:=IF(ISBLANK([$pays.H65])OR([$pays.H65]=&quot;N.A.&quot;);&quot;NULL&quot;;IF(ISNUMBER(FIND(&quot; %&quot;; [$pays.H65])) ;SUBSTITUTE([$pays.H65];&quot; %&quot;;&quot;&quot;) ; SUBSTITUTE([$pays.H65];&quot;'&quot;;&quot; &quot;)))" office:value-type="string" office:string-value="2.8" calcext:value-type="string">
            <text:p>2.8</text:p>
          </table:table-cell>
          <table:table-cell table:formula="of:=IF(ISBLANK([$pays.I65])OR([$pays.I65]=&quot;N.A.&quot;);&quot;NULL&quot;;IF(ISNUMBER(FIND(&quot; %&quot;; [$pays.I65])) ;SUBSTITUTE([$pays.I65];&quot; %&quot;;&quot;&quot;) ; SUBSTITUTE([$pays.I65];&quot;'&quot;;&quot; &quot;)))" office:value-type="string" office:string-value="31" calcext:value-type="string">
            <text:p>31</text:p>
          </table:table-cell>
          <table:table-cell table:formula="of:=IF(ISBLANK([$pays.J65])OR([$pays.J65]=&quot;N.A.&quot;);&quot;NULL&quot;;IF(ISNUMBER(FIND(&quot; %&quot;; [$pays.J65])) ;SUBSTITUTE([$pays.J65];&quot; %&quot;;&quot;&quot;) ; SUBSTITUTE([$pays.J65];&quot;'&quot;;&quot; &quot;)))" office:value-type="string" office:string-value="58" calcext:value-type="string">
            <text:p>58</text:p>
          </table:table-cell>
          <table:table-cell table:formula="of:=IF(ISBLANK([$pays.K65])OR([$pays.K65]=&quot;N.A.&quot;);&quot;NULL&quot;;IF(ISNUMBER(FIND(&quot; %&quot;; [$pays.K65])) ;SUBSTITUTE([$pays.K65];&quot; %&quot;;&quot;&quot;) ; SUBSTITUTE([$pays.K65];&quot;'&quot;;&quot; &quot;)))" office:value-type="string" office:string-value="0.24" calcext:value-type="string">
            <text:p>0.24</text:p>
          </table:table-cell>
          <table:table-cell table:formula="of:=IF(ISBLANK([$pays.L65])OR([$pays.L65]=&quot;N.A.&quot;);&quot;NULL&quot;;IF(ISNUMBER(FIND(&quot; %&quot;; [$pays.L65])) ;SUBSTITUTE([$pays.L65];&quot; %&quot;;&quot;&quot;) ; SUBSTITUTE([$pays.L6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6])OR([$pays.A66]=&quot;N.A.&quot;);&quot;NULL&quot;;IF(ISNUMBER(FIND(&quot; %&quot;; [$pays.A66])) ;SUBSTITUTE([$pays.A66];&quot; %&quot;;&quot;&quot;) ; SUBSTITUTE([$pays.A66];&quot;'&quot;;&quot; &quot;)))" office:value-type="string" office:string-value="Zambia" calcext:value-type="string">
            <text:p>Zambia</text:p>
          </table:table-cell>
          <table:table-cell table:formula="of:=IF(ISBLANK([$pays.B66])OR([$pays.B66]=&quot;N.A.&quot;);&quot;NULL&quot;;IF(ISNUMBER(FIND(&quot; %&quot;; [$pays.B66])) ;SUBSTITUTE([$pays.B66];&quot; %&quot;;&quot;&quot;) ; SUBSTITUTE([$pays.B66];&quot;'&quot;;&quot; &quot;)))" office:value-type="string" office:string-value="18273379" calcext:value-type="string">
            <text:p>18273379</text:p>
          </table:table-cell>
          <table:table-cell table:formula="of:=IF(ISBLANK([$pays.C66])OR([$pays.C66]=&quot;N.A.&quot;);&quot;NULL&quot;;IF(ISNUMBER(FIND(&quot; %&quot;; [$pays.C66])) ;SUBSTITUTE([$pays.C66];&quot; %&quot;;&quot;&quot;) ; SUBSTITUTE([$pays.C66];&quot;'&quot;;&quot; &quot;)))" office:value-type="string" office:string-value="2.93" calcext:value-type="string">
            <text:p>2.93</text:p>
          </table:table-cell>
          <table:table-cell table:formula="of:=IF(ISBLANK([$pays.D66])OR([$pays.D66]=&quot;N.A.&quot;);&quot;NULL&quot;;IF(ISNUMBER(FIND(&quot; %&quot;; [$pays.D66])) ;SUBSTITUTE([$pays.D66];&quot; %&quot;;&quot;&quot;) ; SUBSTITUTE([$pays.D66];&quot;'&quot;;&quot; &quot;)))" office:value-type="string" office:string-value="522925" calcext:value-type="string">
            <text:p>522925</text:p>
          </table:table-cell>
          <table:table-cell table:formula="of:=IF(ISBLANK([$pays.E66])OR([$pays.E66]=&quot;N.A.&quot;);&quot;NULL&quot;;IF(ISNUMBER(FIND(&quot; %&quot;; [$pays.E66])) ;SUBSTITUTE([$pays.E66];&quot; %&quot;;&quot;&quot;) ; SUBSTITUTE([$pays.E66];&quot;'&quot;;&quot; &quot;)))" office:value-type="string" office:string-value="25" calcext:value-type="string">
            <text:p>25</text:p>
          </table:table-cell>
          <table:table-cell table:formula="of:=IF(ISBLANK([$pays.F66])OR([$pays.F66]=&quot;N.A.&quot;);&quot;NULL&quot;;IF(ISNUMBER(FIND(&quot; %&quot;; [$pays.F66])) ;SUBSTITUTE([$pays.F66];&quot; %&quot;;&quot;&quot;) ; SUBSTITUTE([$pays.F66];&quot;'&quot;;&quot; &quot;)))" office:value-type="string" office:string-value="743390" calcext:value-type="string">
            <text:p>743390</text:p>
          </table:table-cell>
          <table:table-cell table:formula="of:=IF(ISBLANK([$pays.G66])OR([$pays.G66]=&quot;N.A.&quot;);&quot;NULL&quot;;IF(ISNUMBER(FIND(&quot; %&quot;; [$pays.G66])) ;SUBSTITUTE([$pays.G66];&quot; %&quot;;&quot;&quot;) ; SUBSTITUTE([$pays.G66];&quot;'&quot;;&quot; &quot;)))" office:value-type="string" office:string-value="-8000.0" calcext:value-type="string">
            <text:p>-8000.0</text:p>
          </table:table-cell>
          <table:table-cell table:formula="of:=IF(ISBLANK([$pays.H66])OR([$pays.H66]=&quot;N.A.&quot;);&quot;NULL&quot;;IF(ISNUMBER(FIND(&quot; %&quot;; [$pays.H66])) ;SUBSTITUTE([$pays.H66];&quot; %&quot;;&quot;&quot;) ; SUBSTITUTE([$pays.H66];&quot;'&quot;;&quot; &quot;)))" office:value-type="string" office:string-value="4.7" calcext:value-type="string">
            <text:p>4.7</text:p>
          </table:table-cell>
          <table:table-cell table:formula="of:=IF(ISBLANK([$pays.I66])OR([$pays.I66]=&quot;N.A.&quot;);&quot;NULL&quot;;IF(ISNUMBER(FIND(&quot; %&quot;; [$pays.I66])) ;SUBSTITUTE([$pays.I66];&quot; %&quot;;&quot;&quot;) ; SUBSTITUTE([$pays.I66];&quot;'&quot;;&quot; &quot;)))" office:value-type="string" office:string-value="18" calcext:value-type="string">
            <text:p>18</text:p>
          </table:table-cell>
          <table:table-cell table:formula="of:=IF(ISBLANK([$pays.J66])OR([$pays.J66]=&quot;N.A.&quot;);&quot;NULL&quot;;IF(ISNUMBER(FIND(&quot; %&quot;; [$pays.J66])) ;SUBSTITUTE([$pays.J66];&quot; %&quot;;&quot;&quot;) ; SUBSTITUTE([$pays.J66];&quot;'&quot;;&quot; &quot;)))" office:value-type="string" office:string-value="45" calcext:value-type="string">
            <text:p>45</text:p>
          </table:table-cell>
          <table:table-cell table:formula="of:=IF(ISBLANK([$pays.K66])OR([$pays.K66]=&quot;N.A.&quot;);&quot;NULL&quot;;IF(ISNUMBER(FIND(&quot; %&quot;; [$pays.K66])) ;SUBSTITUTE([$pays.K66];&quot; %&quot;;&quot;&quot;) ; SUBSTITUTE([$pays.K66];&quot;'&quot;;&quot; &quot;)))" office:value-type="string" office:string-value="0.24" calcext:value-type="string">
            <text:p>0.24</text:p>
          </table:table-cell>
          <table:table-cell table:formula="of:=IF(ISBLANK([$pays.L66])OR([$pays.L66]=&quot;N.A.&quot;);&quot;NULL&quot;;IF(ISNUMBER(FIND(&quot; %&quot;; [$pays.L66])) ;SUBSTITUTE([$pays.L66];&quot; %&quot;;&quot;&quot;) ; SUBSTITUTE([$pays.L6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7])OR([$pays.A67]=&quot;N.A.&quot;);&quot;NULL&quot;;IF(ISNUMBER(FIND(&quot; %&quot;; [$pays.A67])) ;SUBSTITUTE([$pays.A67];&quot; %&quot;;&quot;&quot;) ; SUBSTITUTE([$pays.A67];&quot;'&quot;;&quot; &quot;)))" office:value-type="string" office:string-value="Guatemala" calcext:value-type="string">
            <text:p>Guatemala</text:p>
          </table:table-cell>
          <table:table-cell table:formula="of:=IF(ISBLANK([$pays.B67])OR([$pays.B67]=&quot;N.A.&quot;);&quot;NULL&quot;;IF(ISNUMBER(FIND(&quot; %&quot;; [$pays.B67])) ;SUBSTITUTE([$pays.B67];&quot; %&quot;;&quot;&quot;) ; SUBSTITUTE([$pays.B67];&quot;'&quot;;&quot; &quot;)))" office:value-type="string" office:string-value="17846248" calcext:value-type="string">
            <text:p>17846248</text:p>
          </table:table-cell>
          <table:table-cell table:formula="of:=IF(ISBLANK([$pays.C67])OR([$pays.C67]=&quot;N.A.&quot;);&quot;NULL&quot;;IF(ISNUMBER(FIND(&quot; %&quot;; [$pays.C67])) ;SUBSTITUTE([$pays.C67];&quot; %&quot;;&quot;&quot;) ; SUBSTITUTE([$pays.C67];&quot;'&quot;;&quot; &quot;)))" office:value-type="string" office:string-value="1.90" calcext:value-type="string">
            <text:p>1.90</text:p>
          </table:table-cell>
          <table:table-cell table:formula="of:=IF(ISBLANK([$pays.D67])OR([$pays.D67]=&quot;N.A.&quot;);&quot;NULL&quot;;IF(ISNUMBER(FIND(&quot; %&quot;; [$pays.D67])) ;SUBSTITUTE([$pays.D67];&quot; %&quot;;&quot;&quot;) ; SUBSTITUTE([$pays.D67];&quot;'&quot;;&quot; &quot;)))" office:value-type="string" office:string-value="334096" calcext:value-type="string">
            <text:p>334096</text:p>
          </table:table-cell>
          <table:table-cell table:formula="of:=IF(ISBLANK([$pays.E67])OR([$pays.E67]=&quot;N.A.&quot;);&quot;NULL&quot;;IF(ISNUMBER(FIND(&quot; %&quot;; [$pays.E67])) ;SUBSTITUTE([$pays.E67];&quot; %&quot;;&quot;&quot;) ; SUBSTITUTE([$pays.E67];&quot;'&quot;;&quot; &quot;)))" office:value-type="string" office:string-value="167" calcext:value-type="string">
            <text:p>167</text:p>
          </table:table-cell>
          <table:table-cell table:formula="of:=IF(ISBLANK([$pays.F67])OR([$pays.F67]=&quot;N.A.&quot;);&quot;NULL&quot;;IF(ISNUMBER(FIND(&quot; %&quot;; [$pays.F67])) ;SUBSTITUTE([$pays.F67];&quot; %&quot;;&quot;&quot;) ; SUBSTITUTE([$pays.F67];&quot;'&quot;;&quot; &quot;)))" office:value-type="string" office:string-value="107160" calcext:value-type="string">
            <text:p>107160</text:p>
          </table:table-cell>
          <table:table-cell table:formula="of:=IF(ISBLANK([$pays.G67])OR([$pays.G67]=&quot;N.A.&quot;);&quot;NULL&quot;;IF(ISNUMBER(FIND(&quot; %&quot;; [$pays.G67])) ;SUBSTITUTE([$pays.G67];&quot; %&quot;;&quot;&quot;) ; SUBSTITUTE([$pays.G67];&quot;'&quot;;&quot; &quot;)))" office:value-type="string" office:string-value="-9215.0" calcext:value-type="string">
            <text:p>-9215.0</text:p>
          </table:table-cell>
          <table:table-cell table:formula="of:=IF(ISBLANK([$pays.H67])OR([$pays.H67]=&quot;N.A.&quot;);&quot;NULL&quot;;IF(ISNUMBER(FIND(&quot; %&quot;; [$pays.H67])) ;SUBSTITUTE([$pays.H67];&quot; %&quot;;&quot;&quot;) ; SUBSTITUTE([$pays.H67];&quot;'&quot;;&quot; &quot;)))" office:value-type="string" office:string-value="2.9" calcext:value-type="string">
            <text:p>2.9</text:p>
          </table:table-cell>
          <table:table-cell table:formula="of:=IF(ISBLANK([$pays.I67])OR([$pays.I67]=&quot;N.A.&quot;);&quot;NULL&quot;;IF(ISNUMBER(FIND(&quot; %&quot;; [$pays.I67])) ;SUBSTITUTE([$pays.I67];&quot; %&quot;;&quot;&quot;) ; SUBSTITUTE([$pays.I67];&quot;'&quot;;&quot; &quot;)))" office:value-type="string" office:string-value="23" calcext:value-type="string">
            <text:p>23</text:p>
          </table:table-cell>
          <table:table-cell table:formula="of:=IF(ISBLANK([$pays.J67])OR([$pays.J67]=&quot;N.A.&quot;);&quot;NULL&quot;;IF(ISNUMBER(FIND(&quot; %&quot;; [$pays.J67])) ;SUBSTITUTE([$pays.J67];&quot; %&quot;;&quot;&quot;) ; SUBSTITUTE([$pays.J67];&quot;'&quot;;&quot; &quot;)))" office:value-type="string" office:string-value="52" calcext:value-type="string">
            <text:p>52</text:p>
          </table:table-cell>
          <table:table-cell table:formula="of:=IF(ISBLANK([$pays.K67])OR([$pays.K67]=&quot;N.A.&quot;);&quot;NULL&quot;;IF(ISNUMBER(FIND(&quot; %&quot;; [$pays.K67])) ;SUBSTITUTE([$pays.K67];&quot; %&quot;;&quot;&quot;) ; SUBSTITUTE([$pays.K67];&quot;'&quot;;&quot; &quot;)))" office:value-type="string" office:string-value="0.23" calcext:value-type="string">
            <text:p>0.23</text:p>
          </table:table-cell>
          <table:table-cell table:formula="of:=IF(ISBLANK([$pays.L67])OR([$pays.L67]=&quot;N.A.&quot;);&quot;NULL&quot;;IF(ISNUMBER(FIND(&quot; %&quot;; [$pays.L67])) ;SUBSTITUTE([$pays.L67];&quot; %&quot;;&quot;&quot;) ; SUBSTITUTE([$pays.L6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8])OR([$pays.A68]=&quot;N.A.&quot;);&quot;NULL&quot;;IF(ISNUMBER(FIND(&quot; %&quot;; [$pays.A68])) ;SUBSTITUTE([$pays.A68];&quot; %&quot;;&quot;&quot;) ; SUBSTITUTE([$pays.A68];&quot;'&quot;;&quot; &quot;)))" office:value-type="string" office:string-value="Ecuador" calcext:value-type="string">
            <text:p>Ecuador</text:p>
          </table:table-cell>
          <table:table-cell table:formula="of:=IF(ISBLANK([$pays.B68])OR([$pays.B68]=&quot;N.A.&quot;);&quot;NULL&quot;;IF(ISNUMBER(FIND(&quot; %&quot;; [$pays.B68])) ;SUBSTITUTE([$pays.B68];&quot; %&quot;;&quot;&quot;) ; SUBSTITUTE([$pays.B68];&quot;'&quot;;&quot; &quot;)))" office:value-type="string" office:string-value="17587526" calcext:value-type="string">
            <text:p>17587526</text:p>
          </table:table-cell>
          <table:table-cell table:formula="of:=IF(ISBLANK([$pays.C68])OR([$pays.C68]=&quot;N.A.&quot;);&quot;NULL&quot;;IF(ISNUMBER(FIND(&quot; %&quot;; [$pays.C68])) ;SUBSTITUTE([$pays.C68];&quot; %&quot;;&quot;&quot;) ; SUBSTITUTE([$pays.C68];&quot;'&quot;;&quot; &quot;)))" office:value-type="string" office:string-value="1.55" calcext:value-type="string">
            <text:p>1.55</text:p>
          </table:table-cell>
          <table:table-cell table:formula="of:=IF(ISBLANK([$pays.D68])OR([$pays.D68]=&quot;N.A.&quot;);&quot;NULL&quot;;IF(ISNUMBER(FIND(&quot; %&quot;; [$pays.D68])) ;SUBSTITUTE([$pays.D68];&quot; %&quot;;&quot;&quot;) ; SUBSTITUTE([$pays.D68];&quot;'&quot;;&quot; &quot;)))" office:value-type="string" office:string-value="269392" calcext:value-type="string">
            <text:p>269392</text:p>
          </table:table-cell>
          <table:table-cell table:formula="of:=IF(ISBLANK([$pays.E68])OR([$pays.E68]=&quot;N.A.&quot;);&quot;NULL&quot;;IF(ISNUMBER(FIND(&quot; %&quot;; [$pays.E68])) ;SUBSTITUTE([$pays.E68];&quot; %&quot;;&quot;&quot;) ; SUBSTITUTE([$pays.E68];&quot;'&quot;;&quot; &quot;)))" office:value-type="string" office:string-value="71" calcext:value-type="string">
            <text:p>71</text:p>
          </table:table-cell>
          <table:table-cell table:formula="of:=IF(ISBLANK([$pays.F68])OR([$pays.F68]=&quot;N.A.&quot;);&quot;NULL&quot;;IF(ISNUMBER(FIND(&quot; %&quot;; [$pays.F68])) ;SUBSTITUTE([$pays.F68];&quot; %&quot;;&quot;&quot;) ; SUBSTITUTE([$pays.F68];&quot;'&quot;;&quot; &quot;)))" office:value-type="string" office:string-value="248360" calcext:value-type="string">
            <text:p>248360</text:p>
          </table:table-cell>
          <table:table-cell table:formula="of:=IF(ISBLANK([$pays.G68])OR([$pays.G68]=&quot;N.A.&quot;);&quot;NULL&quot;;IF(ISNUMBER(FIND(&quot; %&quot;; [$pays.G68])) ;SUBSTITUTE([$pays.G68];&quot; %&quot;;&quot;&quot;) ; SUBSTITUTE([$pays.G68];&quot;'&quot;;&quot; &quot;)))" office:value-type="string" office:string-value="36400.0" calcext:value-type="string">
            <text:p>36400.0</text:p>
          </table:table-cell>
          <table:table-cell table:formula="of:=IF(ISBLANK([$pays.H68])OR([$pays.H68]=&quot;N.A.&quot;);&quot;NULL&quot;;IF(ISNUMBER(FIND(&quot; %&quot;; [$pays.H68])) ;SUBSTITUTE([$pays.H68];&quot; %&quot;;&quot;&quot;) ; SUBSTITUTE([$pays.H68];&quot;'&quot;;&quot; &quot;)))" office:value-type="string" office:string-value="2.4" calcext:value-type="string">
            <text:p>2.4</text:p>
          </table:table-cell>
          <table:table-cell table:formula="of:=IF(ISBLANK([$pays.I68])OR([$pays.I68]=&quot;N.A.&quot;);&quot;NULL&quot;;IF(ISNUMBER(FIND(&quot; %&quot;; [$pays.I68])) ;SUBSTITUTE([$pays.I68];&quot; %&quot;;&quot;&quot;) ; SUBSTITUTE([$pays.I68];&quot;'&quot;;&quot; &quot;)))" office:value-type="string" office:string-value="28" calcext:value-type="string">
            <text:p>28</text:p>
          </table:table-cell>
          <table:table-cell table:formula="of:=IF(ISBLANK([$pays.J68])OR([$pays.J68]=&quot;N.A.&quot;);&quot;NULL&quot;;IF(ISNUMBER(FIND(&quot; %&quot;; [$pays.J68])) ;SUBSTITUTE([$pays.J68];&quot; %&quot;;&quot;&quot;) ; SUBSTITUTE([$pays.J68];&quot;'&quot;;&quot; &quot;)))" office:value-type="string" office:string-value="63" calcext:value-type="string">
            <text:p>63</text:p>
          </table:table-cell>
          <table:table-cell table:formula="of:=IF(ISBLANK([$pays.K68])OR([$pays.K68]=&quot;N.A.&quot;);&quot;NULL&quot;;IF(ISNUMBER(FIND(&quot; %&quot;; [$pays.K68])) ;SUBSTITUTE([$pays.K68];&quot; %&quot;;&quot;&quot;) ; SUBSTITUTE([$pays.K68];&quot;'&quot;;&quot; &quot;)))" office:value-type="string" office:string-value="0.23" calcext:value-type="string">
            <text:p>0.23</text:p>
          </table:table-cell>
          <table:table-cell table:formula="of:=IF(ISBLANK([$pays.L68])OR([$pays.L68]=&quot;N.A.&quot;);&quot;NULL&quot;;IF(ISNUMBER(FIND(&quot; %&quot;; [$pays.L68])) ;SUBSTITUTE([$pays.L68];&quot; %&quot;;&quot;&quot;) ; SUBSTITUTE([$pays.L6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9])OR([$pays.A69]=&quot;N.A.&quot;);&quot;NULL&quot;;IF(ISNUMBER(FIND(&quot; %&quot;; [$pays.A69])) ;SUBSTITUTE([$pays.A69];&quot; %&quot;;&quot;&quot;) ; SUBSTITUTE([$pays.A69];&quot;'&quot;;&quot; &quot;)))" office:value-type="string" office:string-value="Syria" calcext:value-type="string">
            <text:p>Syria</text:p>
          </table:table-cell>
          <table:table-cell table:formula="of:=IF(ISBLANK([$pays.B69])OR([$pays.B69]=&quot;N.A.&quot;);&quot;NULL&quot;;IF(ISNUMBER(FIND(&quot; %&quot;; [$pays.B69])) ;SUBSTITUTE([$pays.B69];&quot; %&quot;;&quot;&quot;) ; SUBSTITUTE([$pays.B69];&quot;'&quot;;&quot; &quot;)))" office:value-type="string" office:string-value="17410293" calcext:value-type="string">
            <text:p>17410293</text:p>
          </table:table-cell>
          <table:table-cell table:formula="of:=IF(ISBLANK([$pays.C69])OR([$pays.C69]=&quot;N.A.&quot;);&quot;NULL&quot;;IF(ISNUMBER(FIND(&quot; %&quot;; [$pays.C69])) ;SUBSTITUTE([$pays.C69];&quot; %&quot;;&quot;&quot;) ; SUBSTITUTE([$pays.C69];&quot;'&quot;;&quot; &quot;)))" office:value-type="string" office:string-value="2.52" calcext:value-type="string">
            <text:p>2.52</text:p>
          </table:table-cell>
          <table:table-cell table:formula="of:=IF(ISBLANK([$pays.D69])OR([$pays.D69]=&quot;N.A.&quot;);&quot;NULL&quot;;IF(ISNUMBER(FIND(&quot; %&quot;; [$pays.D69])) ;SUBSTITUTE([$pays.D69];&quot; %&quot;;&quot;&quot;) ; SUBSTITUTE([$pays.D69];&quot;'&quot;;&quot; &quot;)))" office:value-type="string" office:string-value="430523" calcext:value-type="string">
            <text:p>430523</text:p>
          </table:table-cell>
          <table:table-cell table:formula="of:=IF(ISBLANK([$pays.E69])OR([$pays.E69]=&quot;N.A.&quot;);&quot;NULL&quot;;IF(ISNUMBER(FIND(&quot; %&quot;; [$pays.E69])) ;SUBSTITUTE([$pays.E69];&quot; %&quot;;&quot;&quot;) ; SUBSTITUTE([$pays.E69];&quot;'&quot;;&quot; &quot;)))" office:value-type="string" office:string-value="95" calcext:value-type="string">
            <text:p>95</text:p>
          </table:table-cell>
          <table:table-cell table:formula="of:=IF(ISBLANK([$pays.F69])OR([$pays.F69]=&quot;N.A.&quot;);&quot;NULL&quot;;IF(ISNUMBER(FIND(&quot; %&quot;; [$pays.F69])) ;SUBSTITUTE([$pays.F69];&quot; %&quot;;&quot;&quot;) ; SUBSTITUTE([$pays.F69];&quot;'&quot;;&quot; &quot;)))" office:value-type="string" office:string-value="183630" calcext:value-type="string">
            <text:p>183630</text:p>
          </table:table-cell>
          <table:table-cell table:formula="of:=IF(ISBLANK([$pays.G69])OR([$pays.G69]=&quot;N.A.&quot;);&quot;NULL&quot;;IF(ISNUMBER(FIND(&quot; %&quot;; [$pays.G69])) ;SUBSTITUTE([$pays.G69];&quot; %&quot;;&quot;&quot;) ; SUBSTITUTE([$pays.G69];&quot;'&quot;;&quot; &quot;)))" office:value-type="string" office:string-value="-427391.0" calcext:value-type="string">
            <text:p>-427391.0</text:p>
          </table:table-cell>
          <table:table-cell table:formula="of:=IF(ISBLANK([$pays.H69])OR([$pays.H69]=&quot;N.A.&quot;);&quot;NULL&quot;;IF(ISNUMBER(FIND(&quot; %&quot;; [$pays.H69])) ;SUBSTITUTE([$pays.H69];&quot; %&quot;;&quot;&quot;) ; SUBSTITUTE([$pays.H69];&quot;'&quot;;&quot; &quot;)))" office:value-type="string" office:string-value="2.8" calcext:value-type="string">
            <text:p>2.8</text:p>
          </table:table-cell>
          <table:table-cell table:formula="of:=IF(ISBLANK([$pays.I69])OR([$pays.I69]=&quot;N.A.&quot;);&quot;NULL&quot;;IF(ISNUMBER(FIND(&quot; %&quot;; [$pays.I69])) ;SUBSTITUTE([$pays.I69];&quot; %&quot;;&quot;&quot;) ; SUBSTITUTE([$pays.I69];&quot;'&quot;;&quot; &quot;)))" office:value-type="string" office:string-value="26" calcext:value-type="string">
            <text:p>26</text:p>
          </table:table-cell>
          <table:table-cell table:formula="of:=IF(ISBLANK([$pays.J69])OR([$pays.J69]=&quot;N.A.&quot;);&quot;NULL&quot;;IF(ISNUMBER(FIND(&quot; %&quot;; [$pays.J69])) ;SUBSTITUTE([$pays.J69];&quot; %&quot;;&quot;&quot;) ; SUBSTITUTE([$pays.J69];&quot;'&quot;;&quot; &quot;)))" office:value-type="string" office:string-value="60" calcext:value-type="string">
            <text:p>60</text:p>
          </table:table-cell>
          <table:table-cell table:formula="of:=IF(ISBLANK([$pays.K69])OR([$pays.K69]=&quot;N.A.&quot;);&quot;NULL&quot;;IF(ISNUMBER(FIND(&quot; %&quot;; [$pays.K69])) ;SUBSTITUTE([$pays.K69];&quot; %&quot;;&quot;&quot;) ; SUBSTITUTE([$pays.K69];&quot;'&quot;;&quot; &quot;)))" office:value-type="string" office:string-value="0.22" calcext:value-type="string">
            <text:p>0.22</text:p>
          </table:table-cell>
          <table:table-cell table:formula="of:=IF(ISBLANK([$pays.L69])OR([$pays.L69]=&quot;N.A.&quot;);&quot;NULL&quot;;IF(ISNUMBER(FIND(&quot; %&quot;; [$pays.L69])) ;SUBSTITUTE([$pays.L69];&quot; %&quot;;&quot;&quot;) ; SUBSTITUTE([$pays.L6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0])OR([$pays.A70]=&quot;N.A.&quot;);&quot;NULL&quot;;IF(ISNUMBER(FIND(&quot; %&quot;; [$pays.A70])) ;SUBSTITUTE([$pays.A70];&quot; %&quot;;&quot;&quot;) ; SUBSTITUTE([$pays.A70];&quot;'&quot;;&quot; &quot;)))" office:value-type="string" office:string-value="Netherlands" calcext:value-type="string">
            <text:p>Netherlands</text:p>
          </table:table-cell>
          <table:table-cell table:formula="of:=IF(ISBLANK([$pays.B70])OR([$pays.B70]=&quot;N.A.&quot;);&quot;NULL&quot;;IF(ISNUMBER(FIND(&quot; %&quot;; [$pays.B70])) ;SUBSTITUTE([$pays.B70];&quot; %&quot;;&quot;&quot;) ; SUBSTITUTE([$pays.B70];&quot;'&quot;;&quot; &quot;)))" office:value-type="string" office:string-value="17127290" calcext:value-type="string">
            <text:p>17127290</text:p>
          </table:table-cell>
          <table:table-cell table:formula="of:=IF(ISBLANK([$pays.C70])OR([$pays.C70]=&quot;N.A.&quot;);&quot;NULL&quot;;IF(ISNUMBER(FIND(&quot; %&quot;; [$pays.C70])) ;SUBSTITUTE([$pays.C70];&quot; %&quot;;&quot;&quot;) ; SUBSTITUTE([$pays.C70];&quot;'&quot;;&quot; &quot;)))" office:value-type="string" office:string-value="0.22" calcext:value-type="string">
            <text:p>0.22</text:p>
          </table:table-cell>
          <table:table-cell table:formula="of:=IF(ISBLANK([$pays.D70])OR([$pays.D70]=&quot;N.A.&quot;);&quot;NULL&quot;;IF(ISNUMBER(FIND(&quot; %&quot;; [$pays.D70])) ;SUBSTITUTE([$pays.D70];&quot; %&quot;;&quot;&quot;) ; SUBSTITUTE([$pays.D70];&quot;'&quot;;&quot; &quot;)))" office:value-type="string" office:string-value="37742" calcext:value-type="string">
            <text:p>37742</text:p>
          </table:table-cell>
          <table:table-cell table:formula="of:=IF(ISBLANK([$pays.E70])OR([$pays.E70]=&quot;N.A.&quot;);&quot;NULL&quot;;IF(ISNUMBER(FIND(&quot; %&quot;; [$pays.E70])) ;SUBSTITUTE([$pays.E70];&quot; %&quot;;&quot;&quot;) ; SUBSTITUTE([$pays.E70];&quot;'&quot;;&quot; &quot;)))" office:value-type="string" office:string-value="508" calcext:value-type="string">
            <text:p>508</text:p>
          </table:table-cell>
          <table:table-cell table:formula="of:=IF(ISBLANK([$pays.F70])OR([$pays.F70]=&quot;N.A.&quot;);&quot;NULL&quot;;IF(ISNUMBER(FIND(&quot; %&quot;; [$pays.F70])) ;SUBSTITUTE([$pays.F70];&quot; %&quot;;&quot;&quot;) ; SUBSTITUTE([$pays.F70];&quot;'&quot;;&quot; &quot;)))" office:value-type="string" office:string-value="33720" calcext:value-type="string">
            <text:p>33720</text:p>
          </table:table-cell>
          <table:table-cell table:formula="of:=IF(ISBLANK([$pays.G70])OR([$pays.G70]=&quot;N.A.&quot;);&quot;NULL&quot;;IF(ISNUMBER(FIND(&quot; %&quot;; [$pays.G70])) ;SUBSTITUTE([$pays.G70];&quot; %&quot;;&quot;&quot;) ; SUBSTITUTE([$pays.G70];&quot;'&quot;;&quot; &quot;)))" office:value-type="string" office:string-value="16000.0" calcext:value-type="string">
            <text:p>16000.0</text:p>
          </table:table-cell>
          <table:table-cell table:formula="of:=IF(ISBLANK([$pays.H70])OR([$pays.H70]=&quot;N.A.&quot;);&quot;NULL&quot;;IF(ISNUMBER(FIND(&quot; %&quot;; [$pays.H70])) ;SUBSTITUTE([$pays.H70];&quot; %&quot;;&quot;&quot;) ; SUBSTITUTE([$pays.H70];&quot;'&quot;;&quot; &quot;)))" office:value-type="string" office:string-value="1.7" calcext:value-type="string">
            <text:p>1.7</text:p>
          </table:table-cell>
          <table:table-cell table:formula="of:=IF(ISBLANK([$pays.I70])OR([$pays.I70]=&quot;N.A.&quot;);&quot;NULL&quot;;IF(ISNUMBER(FIND(&quot; %&quot;; [$pays.I70])) ;SUBSTITUTE([$pays.I70];&quot; %&quot;;&quot;&quot;) ; SUBSTITUTE([$pays.I70];&quot;'&quot;;&quot; &quot;)))" office:value-type="string" office:string-value="43" calcext:value-type="string">
            <text:p>43</text:p>
          </table:table-cell>
          <table:table-cell table:formula="of:=IF(ISBLANK([$pays.J70])OR([$pays.J70]=&quot;N.A.&quot;);&quot;NULL&quot;;IF(ISNUMBER(FIND(&quot; %&quot;; [$pays.J70])) ;SUBSTITUTE([$pays.J70];&quot; %&quot;;&quot;&quot;) ; SUBSTITUTE([$pays.J70];&quot;'&quot;;&quot; &quot;)))" office:value-type="string" office:string-value="92" calcext:value-type="string">
            <text:p>92</text:p>
          </table:table-cell>
          <table:table-cell table:formula="of:=IF(ISBLANK([$pays.K70])OR([$pays.K70]=&quot;N.A.&quot;);&quot;NULL&quot;;IF(ISNUMBER(FIND(&quot; %&quot;; [$pays.K70])) ;SUBSTITUTE([$pays.K70];&quot; %&quot;;&quot;&quot;) ; SUBSTITUTE([$pays.K70];&quot;'&quot;;&quot; &quot;)))" office:value-type="string" office:string-value="0.22" calcext:value-type="string">
            <text:p>0.22</text:p>
          </table:table-cell>
          <table:table-cell table:formula="of:=IF(ISBLANK([$pays.L70])OR([$pays.L70]=&quot;N.A.&quot;);&quot;NULL&quot;;IF(ISNUMBER(FIND(&quot; %&quot;; [$pays.L70])) ;SUBSTITUTE([$pays.L70];&quot; %&quot;;&quot;&quot;) ; SUBSTITUTE([$pays.L7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1])OR([$pays.A71]=&quot;N.A.&quot;);&quot;NULL&quot;;IF(ISNUMBER(FIND(&quot; %&quot;; [$pays.A71])) ;SUBSTITUTE([$pays.A71];&quot; %&quot;;&quot;&quot;) ; SUBSTITUTE([$pays.A71];&quot;'&quot;;&quot; &quot;)))" office:value-type="string" office:string-value="Senegal" calcext:value-type="string">
            <text:p>Senegal</text:p>
          </table:table-cell>
          <table:table-cell table:formula="of:=IF(ISBLANK([$pays.B71])OR([$pays.B71]=&quot;N.A.&quot;);&quot;NULL&quot;;IF(ISNUMBER(FIND(&quot; %&quot;; [$pays.B71])) ;SUBSTITUTE([$pays.B71];&quot; %&quot;;&quot;&quot;) ; SUBSTITUTE([$pays.B71];&quot;'&quot;;&quot; &quot;)))" office:value-type="string" office:string-value="16649599" calcext:value-type="string">
            <text:p>16649599</text:p>
          </table:table-cell>
          <table:table-cell table:formula="of:=IF(ISBLANK([$pays.C71])OR([$pays.C71]=&quot;N.A.&quot;);&quot;NULL&quot;;IF(ISNUMBER(FIND(&quot; %&quot;; [$pays.C71])) ;SUBSTITUTE([$pays.C71];&quot; %&quot;;&quot;&quot;) ; SUBSTITUTE([$pays.C71];&quot;'&quot;;&quot; &quot;)))" office:value-type="string" office:string-value="2.75" calcext:value-type="string">
            <text:p>2.75</text:p>
          </table:table-cell>
          <table:table-cell table:formula="of:=IF(ISBLANK([$pays.D71])OR([$pays.D71]=&quot;N.A.&quot;);&quot;NULL&quot;;IF(ISNUMBER(FIND(&quot; %&quot;; [$pays.D71])) ;SUBSTITUTE([$pays.D71];&quot; %&quot;;&quot;&quot;) ; SUBSTITUTE([$pays.D71];&quot;'&quot;;&quot; &quot;)))" office:value-type="string" office:string-value="447563" calcext:value-type="string">
            <text:p>447563</text:p>
          </table:table-cell>
          <table:table-cell table:formula="of:=IF(ISBLANK([$pays.E71])OR([$pays.E71]=&quot;N.A.&quot;);&quot;NULL&quot;;IF(ISNUMBER(FIND(&quot; %&quot;; [$pays.E71])) ;SUBSTITUTE([$pays.E71];&quot; %&quot;;&quot;&quot;) ; SUBSTITUTE([$pays.E71];&quot;'&quot;;&quot; &quot;)))" office:value-type="string" office:string-value="87" calcext:value-type="string">
            <text:p>87</text:p>
          </table:table-cell>
          <table:table-cell table:formula="of:=IF(ISBLANK([$pays.F71])OR([$pays.F71]=&quot;N.A.&quot;);&quot;NULL&quot;;IF(ISNUMBER(FIND(&quot; %&quot;; [$pays.F71])) ;SUBSTITUTE([$pays.F71];&quot; %&quot;;&quot;&quot;) ; SUBSTITUTE([$pays.F71];&quot;'&quot;;&quot; &quot;)))" office:value-type="string" office:string-value="192530" calcext:value-type="string">
            <text:p>192530</text:p>
          </table:table-cell>
          <table:table-cell table:formula="of:=IF(ISBLANK([$pays.G71])OR([$pays.G71]=&quot;N.A.&quot;);&quot;NULL&quot;;IF(ISNUMBER(FIND(&quot; %&quot;; [$pays.G71])) ;SUBSTITUTE([$pays.G71];&quot; %&quot;;&quot;&quot;) ; SUBSTITUTE([$pays.G71];&quot;'&quot;;&quot; &quot;)))" office:value-type="string" office:string-value="-20000.0" calcext:value-type="string">
            <text:p>-20000.0</text:p>
          </table:table-cell>
          <table:table-cell table:formula="of:=IF(ISBLANK([$pays.H71])OR([$pays.H71]=&quot;N.A.&quot;);&quot;NULL&quot;;IF(ISNUMBER(FIND(&quot; %&quot;; [$pays.H71])) ;SUBSTITUTE([$pays.H71];&quot; %&quot;;&quot;&quot;) ; SUBSTITUTE([$pays.H71];&quot;'&quot;;&quot; &quot;)))" office:value-type="string" office:string-value="4.7" calcext:value-type="string">
            <text:p>4.7</text:p>
          </table:table-cell>
          <table:table-cell table:formula="of:=IF(ISBLANK([$pays.I71])OR([$pays.I71]=&quot;N.A.&quot;);&quot;NULL&quot;;IF(ISNUMBER(FIND(&quot; %&quot;; [$pays.I71])) ;SUBSTITUTE([$pays.I71];&quot; %&quot;;&quot;&quot;) ; SUBSTITUTE([$pays.I71];&quot;'&quot;;&quot; &quot;)))" office:value-type="string" office:string-value="19" calcext:value-type="string">
            <text:p>19</text:p>
          </table:table-cell>
          <table:table-cell table:formula="of:=IF(ISBLANK([$pays.J71])OR([$pays.J71]=&quot;N.A.&quot;);&quot;NULL&quot;;IF(ISNUMBER(FIND(&quot; %&quot;; [$pays.J71])) ;SUBSTITUTE([$pays.J71];&quot; %&quot;;&quot;&quot;) ; SUBSTITUTE([$pays.J71];&quot;'&quot;;&quot; &quot;)))" office:value-type="string" office:string-value="49" calcext:value-type="string">
            <text:p>49</text:p>
          </table:table-cell>
          <table:table-cell table:formula="of:=IF(ISBLANK([$pays.K71])OR([$pays.K71]=&quot;N.A.&quot;);&quot;NULL&quot;;IF(ISNUMBER(FIND(&quot; %&quot;; [$pays.K71])) ;SUBSTITUTE([$pays.K71];&quot; %&quot;;&quot;&quot;) ; SUBSTITUTE([$pays.K71];&quot;'&quot;;&quot; &quot;)))" office:value-type="string" office:string-value="0.21" calcext:value-type="string">
            <text:p>0.21</text:p>
          </table:table-cell>
          <table:table-cell table:formula="of:=IF(ISBLANK([$pays.L71])OR([$pays.L71]=&quot;N.A.&quot;);&quot;NULL&quot;;IF(ISNUMBER(FIND(&quot; %&quot;; [$pays.L71])) ;SUBSTITUTE([$pays.L71];&quot; %&quot;;&quot;&quot;) ; SUBSTITUTE([$pays.L7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2])OR([$pays.A72]=&quot;N.A.&quot;);&quot;NULL&quot;;IF(ISNUMBER(FIND(&quot; %&quot;; [$pays.A72])) ;SUBSTITUTE([$pays.A72];&quot; %&quot;;&quot;&quot;) ; SUBSTITUTE([$pays.A72];&quot;'&quot;;&quot; &quot;)))" office:value-type="string" office:string-value="Cambodia" calcext:value-type="string">
            <text:p>Cambodia</text:p>
          </table:table-cell>
          <table:table-cell table:formula="of:=IF(ISBLANK([$pays.B72])OR([$pays.B72]=&quot;N.A.&quot;);&quot;NULL&quot;;IF(ISNUMBER(FIND(&quot; %&quot;; [$pays.B72])) ;SUBSTITUTE([$pays.B72];&quot; %&quot;;&quot;&quot;) ; SUBSTITUTE([$pays.B72];&quot;'&quot;;&quot; &quot;)))" office:value-type="string" office:string-value="16671185" calcext:value-type="string">
            <text:p>16671185</text:p>
          </table:table-cell>
          <table:table-cell table:formula="of:=IF(ISBLANK([$pays.C72])OR([$pays.C72]=&quot;N.A.&quot;);&quot;NULL&quot;;IF(ISNUMBER(FIND(&quot; %&quot;; [$pays.C72])) ;SUBSTITUTE([$pays.C72];&quot; %&quot;;&quot;&quot;) ; SUBSTITUTE([$pays.C72];&quot;'&quot;;&quot; &quot;)))" office:value-type="string" office:string-value="1.41" calcext:value-type="string">
            <text:p>1.41</text:p>
          </table:table-cell>
          <table:table-cell table:formula="of:=IF(ISBLANK([$pays.D72])OR([$pays.D72]=&quot;N.A.&quot;);&quot;NULL&quot;;IF(ISNUMBER(FIND(&quot; %&quot;; [$pays.D72])) ;SUBSTITUTE([$pays.D72];&quot; %&quot;;&quot;&quot;) ; SUBSTITUTE([$pays.D72];&quot;'&quot;;&quot; &quot;)))" office:value-type="string" office:string-value="232423" calcext:value-type="string">
            <text:p>232423</text:p>
          </table:table-cell>
          <table:table-cell table:formula="of:=IF(ISBLANK([$pays.E72])OR([$pays.E72]=&quot;N.A.&quot;);&quot;NULL&quot;;IF(ISNUMBER(FIND(&quot; %&quot;; [$pays.E72])) ;SUBSTITUTE([$pays.E72];&quot; %&quot;;&quot;&quot;) ; SUBSTITUTE([$pays.E72];&quot;'&quot;;&quot; &quot;)))" office:value-type="string" office:string-value="95" calcext:value-type="string">
            <text:p>95</text:p>
          </table:table-cell>
          <table:table-cell table:formula="of:=IF(ISBLANK([$pays.F72])OR([$pays.F72]=&quot;N.A.&quot;);&quot;NULL&quot;;IF(ISNUMBER(FIND(&quot; %&quot;; [$pays.F72])) ;SUBSTITUTE([$pays.F72];&quot; %&quot;;&quot;&quot;) ; SUBSTITUTE([$pays.F72];&quot;'&quot;;&quot; &quot;)))" office:value-type="string" office:string-value="176520" calcext:value-type="string">
            <text:p>176520</text:p>
          </table:table-cell>
          <table:table-cell table:formula="of:=IF(ISBLANK([$pays.G72])OR([$pays.G72]=&quot;N.A.&quot;);&quot;NULL&quot;;IF(ISNUMBER(FIND(&quot; %&quot;; [$pays.G72])) ;SUBSTITUTE([$pays.G72];&quot; %&quot;;&quot;&quot;) ; SUBSTITUTE([$pays.G72];&quot;'&quot;;&quot; &quot;)))" office:value-type="string" office:string-value="-30000.0" calcext:value-type="string">
            <text:p>-30000.0</text:p>
          </table:table-cell>
          <table:table-cell table:formula="of:=IF(ISBLANK([$pays.H72])OR([$pays.H72]=&quot;N.A.&quot;);&quot;NULL&quot;;IF(ISNUMBER(FIND(&quot; %&quot;; [$pays.H72])) ;SUBSTITUTE([$pays.H72];&quot; %&quot;;&quot;&quot;) ; SUBSTITUTE([$pays.H72];&quot;'&quot;;&quot; &quot;)))" office:value-type="string" office:string-value="2.5" calcext:value-type="string">
            <text:p>2.5</text:p>
          </table:table-cell>
          <table:table-cell table:formula="of:=IF(ISBLANK([$pays.I72])OR([$pays.I72]=&quot;N.A.&quot;);&quot;NULL&quot;;IF(ISNUMBER(FIND(&quot; %&quot;; [$pays.I72])) ;SUBSTITUTE([$pays.I72];&quot; %&quot;;&quot;&quot;) ; SUBSTITUTE([$pays.I72];&quot;'&quot;;&quot; &quot;)))" office:value-type="string" office:string-value="26" calcext:value-type="string">
            <text:p>26</text:p>
          </table:table-cell>
          <table:table-cell table:formula="of:=IF(ISBLANK([$pays.J72])OR([$pays.J72]=&quot;N.A.&quot;);&quot;NULL&quot;;IF(ISNUMBER(FIND(&quot; %&quot;; [$pays.J72])) ;SUBSTITUTE([$pays.J72];&quot; %&quot;;&quot;&quot;) ; SUBSTITUTE([$pays.J72];&quot;'&quot;;&quot; &quot;)))" office:value-type="string" office:string-value="24" calcext:value-type="string">
            <text:p>24</text:p>
          </table:table-cell>
          <table:table-cell table:formula="of:=IF(ISBLANK([$pays.K72])OR([$pays.K72]=&quot;N.A.&quot;);&quot;NULL&quot;;IF(ISNUMBER(FIND(&quot; %&quot;; [$pays.K72])) ;SUBSTITUTE([$pays.K72];&quot; %&quot;;&quot;&quot;) ; SUBSTITUTE([$pays.K72];&quot;'&quot;;&quot; &quot;)))" office:value-type="string" office:string-value="0.21" calcext:value-type="string">
            <text:p>0.21</text:p>
          </table:table-cell>
          <table:table-cell table:formula="of:=IF(ISBLANK([$pays.L72])OR([$pays.L72]=&quot;N.A.&quot;);&quot;NULL&quot;;IF(ISNUMBER(FIND(&quot; %&quot;; [$pays.L72])) ;SUBSTITUTE([$pays.L72];&quot; %&quot;;&quot;&quot;) ; SUBSTITUTE([$pays.L7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3])OR([$pays.A73]=&quot;N.A.&quot;);&quot;NULL&quot;;IF(ISNUMBER(FIND(&quot; %&quot;; [$pays.A73])) ;SUBSTITUTE([$pays.A73];&quot; %&quot;;&quot;&quot;) ; SUBSTITUTE([$pays.A73];&quot;'&quot;;&quot; &quot;)))" office:value-type="string" office:string-value="Chad" calcext:value-type="string">
            <text:p>Chad</text:p>
          </table:table-cell>
          <table:table-cell table:formula="of:=IF(ISBLANK([$pays.B73])OR([$pays.B73]=&quot;N.A.&quot;);&quot;NULL&quot;;IF(ISNUMBER(FIND(&quot; %&quot;; [$pays.B73])) ;SUBSTITUTE([$pays.B73];&quot; %&quot;;&quot;&quot;) ; SUBSTITUTE([$pays.B73];&quot;'&quot;;&quot; &quot;)))" office:value-type="string" office:string-value="16324440" calcext:value-type="string">
            <text:p>16324440</text:p>
          </table:table-cell>
          <table:table-cell table:formula="of:=IF(ISBLANK([$pays.C73])OR([$pays.C73]=&quot;N.A.&quot;);&quot;NULL&quot;;IF(ISNUMBER(FIND(&quot; %&quot;; [$pays.C73])) ;SUBSTITUTE([$pays.C73];&quot; %&quot;;&quot;&quot;) ; SUBSTITUTE([$pays.C73];&quot;'&quot;;&quot; &quot;)))" office:value-type="string" office:string-value="3.00" calcext:value-type="string">
            <text:p>3.00</text:p>
          </table:table-cell>
          <table:table-cell table:formula="of:=IF(ISBLANK([$pays.D73])OR([$pays.D73]=&quot;N.A.&quot;);&quot;NULL&quot;;IF(ISNUMBER(FIND(&quot; %&quot;; [$pays.D73])) ;SUBSTITUTE([$pays.D73];&quot; %&quot;;&quot;&quot;) ; SUBSTITUTE([$pays.D73];&quot;'&quot;;&quot; &quot;)))" office:value-type="string" office:string-value="478988" calcext:value-type="string">
            <text:p>478988</text:p>
          </table:table-cell>
          <table:table-cell table:formula="of:=IF(ISBLANK([$pays.E73])OR([$pays.E73]=&quot;N.A.&quot;);&quot;NULL&quot;;IF(ISNUMBER(FIND(&quot; %&quot;; [$pays.E73])) ;SUBSTITUTE([$pays.E73];&quot; %&quot;;&quot;&quot;) ; SUBSTITUTE([$pays.E73];&quot;'&quot;;&quot; &quot;)))" office:value-type="string" office:string-value="13" calcext:value-type="string">
            <text:p>13</text:p>
          </table:table-cell>
          <table:table-cell table:formula="of:=IF(ISBLANK([$pays.F73])OR([$pays.F73]=&quot;N.A.&quot;);&quot;NULL&quot;;IF(ISNUMBER(FIND(&quot; %&quot;; [$pays.F73])) ;SUBSTITUTE([$pays.F73];&quot; %&quot;;&quot;&quot;) ; SUBSTITUTE([$pays.F73];&quot;'&quot;;&quot; &quot;)))" office:value-type="string" office:string-value="1259200" calcext:value-type="string">
            <text:p>1259200</text:p>
          </table:table-cell>
          <table:table-cell table:formula="of:=IF(ISBLANK([$pays.G73])OR([$pays.G73]=&quot;N.A.&quot;);&quot;NULL&quot;;IF(ISNUMBER(FIND(&quot; %&quot;; [$pays.G73])) ;SUBSTITUTE([$pays.G73];&quot; %&quot;;&quot;&quot;) ; SUBSTITUTE([$pays.G73];&quot;'&quot;;&quot; &quot;)))" office:value-type="string" office:string-value="2000.0" calcext:value-type="string">
            <text:p>2000.0</text:p>
          </table:table-cell>
          <table:table-cell table:formula="of:=IF(ISBLANK([$pays.H73])OR([$pays.H73]=&quot;N.A.&quot;);&quot;NULL&quot;;IF(ISNUMBER(FIND(&quot; %&quot;; [$pays.H73])) ;SUBSTITUTE([$pays.H73];&quot; %&quot;;&quot;&quot;) ; SUBSTITUTE([$pays.H73];&quot;'&quot;;&quot; &quot;)))" office:value-type="string" office:string-value="5.8" calcext:value-type="string">
            <text:p>5.8</text:p>
          </table:table-cell>
          <table:table-cell table:formula="of:=IF(ISBLANK([$pays.I73])OR([$pays.I73]=&quot;N.A.&quot;);&quot;NULL&quot;;IF(ISNUMBER(FIND(&quot; %&quot;; [$pays.I73])) ;SUBSTITUTE([$pays.I73];&quot; %&quot;;&quot;&quot;) ; SUBSTITUTE([$pays.I73];&quot;'&quot;;&quot; &quot;)))" office:value-type="string" office:string-value="17" calcext:value-type="string">
            <text:p>17</text:p>
          </table:table-cell>
          <table:table-cell table:formula="of:=IF(ISBLANK([$pays.J73])OR([$pays.J73]=&quot;N.A.&quot;);&quot;NULL&quot;;IF(ISNUMBER(FIND(&quot; %&quot;; [$pays.J73])) ;SUBSTITUTE([$pays.J73];&quot; %&quot;;&quot;&quot;) ; SUBSTITUTE([$pays.J73];&quot;'&quot;;&quot; &quot;)))" office:value-type="string" office:string-value="23" calcext:value-type="string">
            <text:p>23</text:p>
          </table:table-cell>
          <table:table-cell table:formula="of:=IF(ISBLANK([$pays.K73])OR([$pays.K73]=&quot;N.A.&quot;);&quot;NULL&quot;;IF(ISNUMBER(FIND(&quot; %&quot;; [$pays.K73])) ;SUBSTITUTE([$pays.K73];&quot; %&quot;;&quot;&quot;) ; SUBSTITUTE([$pays.K73];&quot;'&quot;;&quot; &quot;)))" office:value-type="string" office:string-value="0.21" calcext:value-type="string">
            <text:p>0.21</text:p>
          </table:table-cell>
          <table:table-cell table:formula="of:=IF(ISBLANK([$pays.L73])OR([$pays.L73]=&quot;N.A.&quot;);&quot;NULL&quot;;IF(ISNUMBER(FIND(&quot; %&quot;; [$pays.L73])) ;SUBSTITUTE([$pays.L73];&quot; %&quot;;&quot;&quot;) ; SUBSTITUTE([$pays.L7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4])OR([$pays.A74]=&quot;N.A.&quot;);&quot;NULL&quot;;IF(ISNUMBER(FIND(&quot; %&quot;; [$pays.A74])) ;SUBSTITUTE([$pays.A74];&quot; %&quot;;&quot;&quot;) ; SUBSTITUTE([$pays.A74];&quot;'&quot;;&quot; &quot;)))" office:value-type="string" office:string-value="Somalia" calcext:value-type="string">
            <text:p>Somalia</text:p>
          </table:table-cell>
          <table:table-cell table:formula="of:=IF(ISBLANK([$pays.B74])OR([$pays.B74]=&quot;N.A.&quot;);&quot;NULL&quot;;IF(ISNUMBER(FIND(&quot; %&quot;; [$pays.B74])) ;SUBSTITUTE([$pays.B74];&quot; %&quot;;&quot;&quot;) ; SUBSTITUTE([$pays.B74];&quot;'&quot;;&quot; &quot;)))" office:value-type="string" office:string-value="15798020" calcext:value-type="string">
            <text:p>15798020</text:p>
          </table:table-cell>
          <table:table-cell table:formula="of:=IF(ISBLANK([$pays.C74])OR([$pays.C74]=&quot;N.A.&quot;);&quot;NULL&quot;;IF(ISNUMBER(FIND(&quot; %&quot;; [$pays.C74])) ;SUBSTITUTE([$pays.C74];&quot; %&quot;;&quot;&quot;) ; SUBSTITUTE([$pays.C74];&quot;'&quot;;&quot; &quot;)))" office:value-type="string" office:string-value="2.92" calcext:value-type="string">
            <text:p>2.92</text:p>
          </table:table-cell>
          <table:table-cell table:formula="of:=IF(ISBLANK([$pays.D74])OR([$pays.D74]=&quot;N.A.&quot;);&quot;NULL&quot;;IF(ISNUMBER(FIND(&quot; %&quot;; [$pays.D74])) ;SUBSTITUTE([$pays.D74];&quot; %&quot;;&quot;&quot;) ; SUBSTITUTE([$pays.D74];&quot;'&quot;;&quot; &quot;)))" office:value-type="string" office:string-value="450317" calcext:value-type="string">
            <text:p>450317</text:p>
          </table:table-cell>
          <table:table-cell table:formula="of:=IF(ISBLANK([$pays.E74])OR([$pays.E74]=&quot;N.A.&quot;);&quot;NULL&quot;;IF(ISNUMBER(FIND(&quot; %&quot;; [$pays.E74])) ;SUBSTITUTE([$pays.E74];&quot; %&quot;;&quot;&quot;) ; SUBSTITUTE([$pays.E74];&quot;'&quot;;&quot; &quot;)))" office:value-type="string" office:string-value="25" calcext:value-type="string">
            <text:p>25</text:p>
          </table:table-cell>
          <table:table-cell table:formula="of:=IF(ISBLANK([$pays.F74])OR([$pays.F74]=&quot;N.A.&quot;);&quot;NULL&quot;;IF(ISNUMBER(FIND(&quot; %&quot;; [$pays.F74])) ;SUBSTITUTE([$pays.F74];&quot; %&quot;;&quot;&quot;) ; SUBSTITUTE([$pays.F74];&quot;'&quot;;&quot; &quot;)))" office:value-type="string" office:string-value="627340" calcext:value-type="string">
            <text:p>627340</text:p>
          </table:table-cell>
          <table:table-cell table:formula="of:=IF(ISBLANK([$pays.G74])OR([$pays.G74]=&quot;N.A.&quot;);&quot;NULL&quot;;IF(ISNUMBER(FIND(&quot; %&quot;; [$pays.G74])) ;SUBSTITUTE([$pays.G74];&quot; %&quot;;&quot;&quot;) ; SUBSTITUTE([$pays.G74];&quot;'&quot;;&quot; &quot;)))" office:value-type="string" office:string-value="-40000.0" calcext:value-type="string">
            <text:p>-40000.0</text:p>
          </table:table-cell>
          <table:table-cell table:formula="of:=IF(ISBLANK([$pays.H74])OR([$pays.H74]=&quot;N.A.&quot;);&quot;NULL&quot;;IF(ISNUMBER(FIND(&quot; %&quot;; [$pays.H74])) ;SUBSTITUTE([$pays.H74];&quot; %&quot;;&quot;&quot;) ; SUBSTITUTE([$pays.H74];&quot;'&quot;;&quot; &quot;)))" office:value-type="string" office:string-value="6.1" calcext:value-type="string">
            <text:p>6.1</text:p>
          </table:table-cell>
          <table:table-cell table:formula="of:=IF(ISBLANK([$pays.I74])OR([$pays.I74]=&quot;N.A.&quot;);&quot;NULL&quot;;IF(ISNUMBER(FIND(&quot; %&quot;; [$pays.I74])) ;SUBSTITUTE([$pays.I74];&quot; %&quot;;&quot;&quot;) ; SUBSTITUTE([$pays.I74];&quot;'&quot;;&quot; &quot;)))" office:value-type="string" office:string-value="17" calcext:value-type="string">
            <text:p>17</text:p>
          </table:table-cell>
          <table:table-cell table:formula="of:=IF(ISBLANK([$pays.J74])OR([$pays.J74]=&quot;N.A.&quot;);&quot;NULL&quot;;IF(ISNUMBER(FIND(&quot; %&quot;; [$pays.J74])) ;SUBSTITUTE([$pays.J74];&quot; %&quot;;&quot;&quot;) ; SUBSTITUTE([$pays.J74];&quot;'&quot;;&quot; &quot;)))" office:value-type="string" office:string-value="47" calcext:value-type="string">
            <text:p>47</text:p>
          </table:table-cell>
          <table:table-cell table:formula="of:=IF(ISBLANK([$pays.K74])OR([$pays.K74]=&quot;N.A.&quot;);&quot;NULL&quot;;IF(ISNUMBER(FIND(&quot; %&quot;; [$pays.K74])) ;SUBSTITUTE([$pays.K74];&quot; %&quot;;&quot;&quot;) ; SUBSTITUTE([$pays.K74];&quot;'&quot;;&quot; &quot;)))" office:value-type="string" office:string-value="0.20" calcext:value-type="string">
            <text:p>0.20</text:p>
          </table:table-cell>
          <table:table-cell table:formula="of:=IF(ISBLANK([$pays.L74])OR([$pays.L74]=&quot;N.A.&quot;);&quot;NULL&quot;;IF(ISNUMBER(FIND(&quot; %&quot;; [$pays.L74])) ;SUBSTITUTE([$pays.L74];&quot; %&quot;;&quot;&quot;) ; SUBSTITUTE([$pays.L7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5])OR([$pays.A75]=&quot;N.A.&quot;);&quot;NULL&quot;;IF(ISNUMBER(FIND(&quot; %&quot;; [$pays.A75])) ;SUBSTITUTE([$pays.A75];&quot; %&quot;;&quot;&quot;) ; SUBSTITUTE([$pays.A75];&quot;'&quot;;&quot; &quot;)))" office:value-type="string" office:string-value="Zimbabwe" calcext:value-type="string">
            <text:p>Zimbabwe</text:p>
          </table:table-cell>
          <table:table-cell table:formula="of:=IF(ISBLANK([$pays.B75])OR([$pays.B75]=&quot;N.A.&quot;);&quot;NULL&quot;;IF(ISNUMBER(FIND(&quot; %&quot;; [$pays.B75])) ;SUBSTITUTE([$pays.B75];&quot; %&quot;;&quot;&quot;) ; SUBSTITUTE([$pays.B75];&quot;'&quot;;&quot; &quot;)))" office:value-type="string" office:string-value="14818157" calcext:value-type="string">
            <text:p>14818157</text:p>
          </table:table-cell>
          <table:table-cell table:formula="of:=IF(ISBLANK([$pays.C75])OR([$pays.C75]=&quot;N.A.&quot;);&quot;NULL&quot;;IF(ISNUMBER(FIND(&quot; %&quot;; [$pays.C75])) ;SUBSTITUTE([$pays.C75];&quot; %&quot;;&quot;&quot;) ; SUBSTITUTE([$pays.C75];&quot;'&quot;;&quot; &quot;)))" office:value-type="string" office:string-value="1.48" calcext:value-type="string">
            <text:p>1.48</text:p>
          </table:table-cell>
          <table:table-cell table:formula="of:=IF(ISBLANK([$pays.D75])OR([$pays.D75]=&quot;N.A.&quot;);&quot;NULL&quot;;IF(ISNUMBER(FIND(&quot; %&quot;; [$pays.D75])) ;SUBSTITUTE([$pays.D75];&quot; %&quot;;&quot;&quot;) ; SUBSTITUTE([$pays.D75];&quot;'&quot;;&quot; &quot;)))" office:value-type="string" office:string-value="217456" calcext:value-type="string">
            <text:p>217456</text:p>
          </table:table-cell>
          <table:table-cell table:formula="of:=IF(ISBLANK([$pays.E75])OR([$pays.E75]=&quot;N.A.&quot;);&quot;NULL&quot;;IF(ISNUMBER(FIND(&quot; %&quot;; [$pays.E75])) ;SUBSTITUTE([$pays.E75];&quot; %&quot;;&quot;&quot;) ; SUBSTITUTE([$pays.E75];&quot;'&quot;;&quot; &quot;)))" office:value-type="string" office:string-value="38" calcext:value-type="string">
            <text:p>38</text:p>
          </table:table-cell>
          <table:table-cell table:formula="of:=IF(ISBLANK([$pays.F75])OR([$pays.F75]=&quot;N.A.&quot;);&quot;NULL&quot;;IF(ISNUMBER(FIND(&quot; %&quot;; [$pays.F75])) ;SUBSTITUTE([$pays.F75];&quot; %&quot;;&quot;&quot;) ; SUBSTITUTE([$pays.F75];&quot;'&quot;;&quot; &quot;)))" office:value-type="string" office:string-value="386850" calcext:value-type="string">
            <text:p>386850</text:p>
          </table:table-cell>
          <table:table-cell table:formula="of:=IF(ISBLANK([$pays.G75])OR([$pays.G75]=&quot;N.A.&quot;);&quot;NULL&quot;;IF(ISNUMBER(FIND(&quot; %&quot;; [$pays.G75])) ;SUBSTITUTE([$pays.G75];&quot; %&quot;;&quot;&quot;) ; SUBSTITUTE([$pays.G75];&quot;'&quot;;&quot; &quot;)))" office:value-type="string" office:string-value="-116858.0" calcext:value-type="string">
            <text:p>-116858.0</text:p>
          </table:table-cell>
          <table:table-cell table:formula="of:=IF(ISBLANK([$pays.H75])OR([$pays.H75]=&quot;N.A.&quot;);&quot;NULL&quot;;IF(ISNUMBER(FIND(&quot; %&quot;; [$pays.H75])) ;SUBSTITUTE([$pays.H75];&quot; %&quot;;&quot;&quot;) ; SUBSTITUTE([$pays.H75];&quot;'&quot;;&quot; &quot;)))" office:value-type="string" office:string-value="3.6" calcext:value-type="string">
            <text:p>3.6</text:p>
          </table:table-cell>
          <table:table-cell table:formula="of:=IF(ISBLANK([$pays.I75])OR([$pays.I75]=&quot;N.A.&quot;);&quot;NULL&quot;;IF(ISNUMBER(FIND(&quot; %&quot;; [$pays.I75])) ;SUBSTITUTE([$pays.I75];&quot; %&quot;;&quot;&quot;) ; SUBSTITUTE([$pays.I75];&quot;'&quot;;&quot; &quot;)))" office:value-type="string" office:string-value="19" calcext:value-type="string">
            <text:p>19</text:p>
          </table:table-cell>
          <table:table-cell table:formula="of:=IF(ISBLANK([$pays.J75])OR([$pays.J75]=&quot;N.A.&quot;);&quot;NULL&quot;;IF(ISNUMBER(FIND(&quot; %&quot;; [$pays.J75])) ;SUBSTITUTE([$pays.J75];&quot; %&quot;;&quot;&quot;) ; SUBSTITUTE([$pays.J75];&quot;'&quot;;&quot; &quot;)))" office:value-type="string" office:string-value="38" calcext:value-type="string">
            <text:p>38</text:p>
          </table:table-cell>
          <table:table-cell table:formula="of:=IF(ISBLANK([$pays.K75])OR([$pays.K75]=&quot;N.A.&quot;);&quot;NULL&quot;;IF(ISNUMBER(FIND(&quot; %&quot;; [$pays.K75])) ;SUBSTITUTE([$pays.K75];&quot; %&quot;;&quot;&quot;) ; SUBSTITUTE([$pays.K75];&quot;'&quot;;&quot; &quot;)))" office:value-type="string" office:string-value="0.19" calcext:value-type="string">
            <text:p>0.19</text:p>
          </table:table-cell>
          <table:table-cell table:formula="of:=IF(ISBLANK([$pays.L75])OR([$pays.L75]=&quot;N.A.&quot;);&quot;NULL&quot;;IF(ISNUMBER(FIND(&quot; %&quot;; [$pays.L75])) ;SUBSTITUTE([$pays.L75];&quot; %&quot;;&quot;&quot;) ; SUBSTITUTE([$pays.L7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6])OR([$pays.A76]=&quot;N.A.&quot;);&quot;NULL&quot;;IF(ISNUMBER(FIND(&quot; %&quot;; [$pays.A76])) ;SUBSTITUTE([$pays.A76];&quot; %&quot;;&quot;&quot;) ; SUBSTITUTE([$pays.A76];&quot;'&quot;;&quot; &quot;)))" office:value-type="string" office:string-value="Guinea" calcext:value-type="string">
            <text:p>Guinea</text:p>
          </table:table-cell>
          <table:table-cell table:formula="of:=IF(ISBLANK([$pays.B76])OR([$pays.B76]=&quot;N.A.&quot;);&quot;NULL&quot;;IF(ISNUMBER(FIND(&quot; %&quot;; [$pays.B76])) ;SUBSTITUTE([$pays.B76];&quot; %&quot;;&quot;&quot;) ; SUBSTITUTE([$pays.B76];&quot;'&quot;;&quot; &quot;)))" office:value-type="string" office:string-value="13056478" calcext:value-type="string">
            <text:p>13056478</text:p>
          </table:table-cell>
          <table:table-cell table:formula="of:=IF(ISBLANK([$pays.C76])OR([$pays.C76]=&quot;N.A.&quot;);&quot;NULL&quot;;IF(ISNUMBER(FIND(&quot; %&quot;; [$pays.C76])) ;SUBSTITUTE([$pays.C76];&quot; %&quot;;&quot;&quot;) ; SUBSTITUTE([$pays.C76];&quot;'&quot;;&quot; &quot;)))" office:value-type="string" office:string-value="2.83" calcext:value-type="string">
            <text:p>2.83</text:p>
          </table:table-cell>
          <table:table-cell table:formula="of:=IF(ISBLANK([$pays.D76])OR([$pays.D76]=&quot;N.A.&quot;);&quot;NULL&quot;;IF(ISNUMBER(FIND(&quot; %&quot;; [$pays.D76])) ;SUBSTITUTE([$pays.D76];&quot; %&quot;;&quot;&quot;) ; SUBSTITUTE([$pays.D76];&quot;'&quot;;&quot; &quot;)))" office:value-type="string" office:string-value="361549" calcext:value-type="string">
            <text:p>361549</text:p>
          </table:table-cell>
          <table:table-cell table:formula="of:=IF(ISBLANK([$pays.E76])OR([$pays.E76]=&quot;N.A.&quot;);&quot;NULL&quot;;IF(ISNUMBER(FIND(&quot; %&quot;; [$pays.E76])) ;SUBSTITUTE([$pays.E76];&quot; %&quot;;&quot;&quot;) ; SUBSTITUTE([$pays.E76];&quot;'&quot;;&quot; &quot;)))" office:value-type="string" office:string-value="53" calcext:value-type="string">
            <text:p>53</text:p>
          </table:table-cell>
          <table:table-cell table:formula="of:=IF(ISBLANK([$pays.F76])OR([$pays.F76]=&quot;N.A.&quot;);&quot;NULL&quot;;IF(ISNUMBER(FIND(&quot; %&quot;; [$pays.F76])) ;SUBSTITUTE([$pays.F76];&quot; %&quot;;&quot;&quot;) ; SUBSTITUTE([$pays.F76];&quot;'&quot;;&quot; &quot;)))" office:value-type="string" office:string-value="245720" calcext:value-type="string">
            <text:p>245720</text:p>
          </table:table-cell>
          <table:table-cell table:formula="of:=IF(ISBLANK([$pays.G76])OR([$pays.G76]=&quot;N.A.&quot;);&quot;NULL&quot;;IF(ISNUMBER(FIND(&quot; %&quot;; [$pays.G76])) ;SUBSTITUTE([$pays.G76];&quot; %&quot;;&quot;&quot;) ; SUBSTITUTE([$pays.G76];&quot;'&quot;;&quot; &quot;)))" office:value-type="string" office:string-value="-4000.0" calcext:value-type="string">
            <text:p>-4000.0</text:p>
          </table:table-cell>
          <table:table-cell table:formula="of:=IF(ISBLANK([$pays.H76])OR([$pays.H76]=&quot;N.A.&quot;);&quot;NULL&quot;;IF(ISNUMBER(FIND(&quot; %&quot;; [$pays.H76])) ;SUBSTITUTE([$pays.H76];&quot; %&quot;;&quot;&quot;) ; SUBSTITUTE([$pays.H76];&quot;'&quot;;&quot; &quot;)))" office:value-type="string" office:string-value="4.7" calcext:value-type="string">
            <text:p>4.7</text:p>
          </table:table-cell>
          <table:table-cell table:formula="of:=IF(ISBLANK([$pays.I76])OR([$pays.I76]=&quot;N.A.&quot;);&quot;NULL&quot;;IF(ISNUMBER(FIND(&quot; %&quot;; [$pays.I76])) ;SUBSTITUTE([$pays.I76];&quot; %&quot;;&quot;&quot;) ; SUBSTITUTE([$pays.I76];&quot;'&quot;;&quot; &quot;)))" office:value-type="string" office:string-value="18" calcext:value-type="string">
            <text:p>18</text:p>
          </table:table-cell>
          <table:table-cell table:formula="of:=IF(ISBLANK([$pays.J76])OR([$pays.J76]=&quot;N.A.&quot;);&quot;NULL&quot;;IF(ISNUMBER(FIND(&quot; %&quot;; [$pays.J76])) ;SUBSTITUTE([$pays.J76];&quot; %&quot;;&quot;&quot;) ; SUBSTITUTE([$pays.J76];&quot;'&quot;;&quot; &quot;)))" office:value-type="string" office:string-value="39" calcext:value-type="string">
            <text:p>39</text:p>
          </table:table-cell>
          <table:table-cell table:formula="of:=IF(ISBLANK([$pays.K76])OR([$pays.K76]=&quot;N.A.&quot;);&quot;NULL&quot;;IF(ISNUMBER(FIND(&quot; %&quot;; [$pays.K76])) ;SUBSTITUTE([$pays.K76];&quot; %&quot;;&quot;&quot;) ; SUBSTITUTE([$pays.K76];&quot;'&quot;;&quot; &quot;)))" office:value-type="string" office:string-value="0.17" calcext:value-type="string">
            <text:p>0.17</text:p>
          </table:table-cell>
          <table:table-cell table:formula="of:=IF(ISBLANK([$pays.L76])OR([$pays.L76]=&quot;N.A.&quot;);&quot;NULL&quot;;IF(ISNUMBER(FIND(&quot; %&quot;; [$pays.L76])) ;SUBSTITUTE([$pays.L76];&quot; %&quot;;&quot;&quot;) ; SUBSTITUTE([$pays.L7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7])OR([$pays.A77]=&quot;N.A.&quot;);&quot;NULL&quot;;IF(ISNUMBER(FIND(&quot; %&quot;; [$pays.A77])) ;SUBSTITUTE([$pays.A77];&quot; %&quot;;&quot;&quot;) ; SUBSTITUTE([$pays.A77];&quot;'&quot;;&quot; &quot;)))" office:value-type="string" office:string-value="Rwanda" calcext:value-type="string">
            <text:p>Rwanda</text:p>
          </table:table-cell>
          <table:table-cell table:formula="of:=IF(ISBLANK([$pays.B77])OR([$pays.B77]=&quot;N.A.&quot;);&quot;NULL&quot;;IF(ISNUMBER(FIND(&quot; %&quot;; [$pays.B77])) ;SUBSTITUTE([$pays.B77];&quot; %&quot;;&quot;&quot;) ; SUBSTITUTE([$pays.B77];&quot;'&quot;;&quot; &quot;)))" office:value-type="string" office:string-value="12883878" calcext:value-type="string">
            <text:p>12883878</text:p>
          </table:table-cell>
          <table:table-cell table:formula="of:=IF(ISBLANK([$pays.C77])OR([$pays.C77]=&quot;N.A.&quot;);&quot;NULL&quot;;IF(ISNUMBER(FIND(&quot; %&quot;; [$pays.C77])) ;SUBSTITUTE([$pays.C77];&quot; %&quot;;&quot;&quot;) ; SUBSTITUTE([$pays.C77];&quot;'&quot;;&quot; &quot;)))" office:value-type="string" office:string-value="2.58" calcext:value-type="string">
            <text:p>2.58</text:p>
          </table:table-cell>
          <table:table-cell table:formula="of:=IF(ISBLANK([$pays.D77])OR([$pays.D77]=&quot;N.A.&quot;);&quot;NULL&quot;;IF(ISNUMBER(FIND(&quot; %&quot;; [$pays.D77])) ;SUBSTITUTE([$pays.D77];&quot; %&quot;;&quot;&quot;) ; SUBSTITUTE([$pays.D77];&quot;'&quot;;&quot; &quot;)))" office:value-type="string" office:string-value="325268" calcext:value-type="string">
            <text:p>325268</text:p>
          </table:table-cell>
          <table:table-cell table:formula="of:=IF(ISBLANK([$pays.E77])OR([$pays.E77]=&quot;N.A.&quot;);&quot;NULL&quot;;IF(ISNUMBER(FIND(&quot; %&quot;; [$pays.E77])) ;SUBSTITUTE([$pays.E77];&quot; %&quot;;&quot;&quot;) ; SUBSTITUTE([$pays.E77];&quot;'&quot;;&quot; &quot;)))" office:value-type="string" office:string-value="525" calcext:value-type="string">
            <text:p>525</text:p>
          </table:table-cell>
          <table:table-cell table:formula="of:=IF(ISBLANK([$pays.F77])OR([$pays.F77]=&quot;N.A.&quot;);&quot;NULL&quot;;IF(ISNUMBER(FIND(&quot; %&quot;; [$pays.F77])) ;SUBSTITUTE([$pays.F77];&quot; %&quot;;&quot;&quot;) ; SUBSTITUTE([$pays.F77];&quot;'&quot;;&quot; &quot;)))" office:value-type="string" office:string-value="24670" calcext:value-type="string">
            <text:p>24670</text:p>
          </table:table-cell>
          <table:table-cell table:formula="of:=IF(ISBLANK([$pays.G77])OR([$pays.G77]=&quot;N.A.&quot;);&quot;NULL&quot;;IF(ISNUMBER(FIND(&quot; %&quot;; [$pays.G77])) ;SUBSTITUTE([$pays.G77];&quot; %&quot;;&quot;&quot;) ; SUBSTITUTE([$pays.G77];&quot;'&quot;;&quot; &quot;)))" office:value-type="string" office:string-value="-9000.0" calcext:value-type="string">
            <text:p>-9000.0</text:p>
          </table:table-cell>
          <table:table-cell table:formula="of:=IF(ISBLANK([$pays.H77])OR([$pays.H77]=&quot;N.A.&quot;);&quot;NULL&quot;;IF(ISNUMBER(FIND(&quot; %&quot;; [$pays.H77])) ;SUBSTITUTE([$pays.H77];&quot; %&quot;;&quot;&quot;) ; SUBSTITUTE([$pays.H77];&quot;'&quot;;&quot; &quot;)))" office:value-type="string" office:string-value="4.1" calcext:value-type="string">
            <text:p>4.1</text:p>
          </table:table-cell>
          <table:table-cell table:formula="of:=IF(ISBLANK([$pays.I77])OR([$pays.I77]=&quot;N.A.&quot;);&quot;NULL&quot;;IF(ISNUMBER(FIND(&quot; %&quot;; [$pays.I77])) ;SUBSTITUTE([$pays.I77];&quot; %&quot;;&quot;&quot;) ; SUBSTITUTE([$pays.I77];&quot;'&quot;;&quot; &quot;)))" office:value-type="string" office:string-value="20" calcext:value-type="string">
            <text:p>20</text:p>
          </table:table-cell>
          <table:table-cell table:formula="of:=IF(ISBLANK([$pays.J77])OR([$pays.J77]=&quot;N.A.&quot;);&quot;NULL&quot;;IF(ISNUMBER(FIND(&quot; %&quot;; [$pays.J77])) ;SUBSTITUTE([$pays.J77];&quot; %&quot;;&quot;&quot;) ; SUBSTITUTE([$pays.J77];&quot;'&quot;;&quot; &quot;)))" office:value-type="string" office:string-value="18" calcext:value-type="string">
            <text:p>18</text:p>
          </table:table-cell>
          <table:table-cell table:formula="of:=IF(ISBLANK([$pays.K77])OR([$pays.K77]=&quot;N.A.&quot;);&quot;NULL&quot;;IF(ISNUMBER(FIND(&quot; %&quot;; [$pays.K77])) ;SUBSTITUTE([$pays.K77];&quot; %&quot;;&quot;&quot;) ; SUBSTITUTE([$pays.K77];&quot;'&quot;;&quot; &quot;)))" office:value-type="string" office:string-value="0.17" calcext:value-type="string">
            <text:p>0.17</text:p>
          </table:table-cell>
          <table:table-cell table:formula="of:=IF(ISBLANK([$pays.L77])OR([$pays.L77]=&quot;N.A.&quot;);&quot;NULL&quot;;IF(ISNUMBER(FIND(&quot; %&quot;; [$pays.L77])) ;SUBSTITUTE([$pays.L77];&quot; %&quot;;&quot;&quot;) ; SUBSTITUTE([$pays.L7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8])OR([$pays.A78]=&quot;N.A.&quot;);&quot;NULL&quot;;IF(ISNUMBER(FIND(&quot; %&quot;; [$pays.A78])) ;SUBSTITUTE([$pays.A78];&quot; %&quot;;&quot;&quot;) ; SUBSTITUTE([$pays.A78];&quot;'&quot;;&quot; &quot;)))" office:value-type="string" office:string-value="Benin" calcext:value-type="string">
            <text:p>Benin</text:p>
          </table:table-cell>
          <table:table-cell table:formula="of:=IF(ISBLANK([$pays.B78])OR([$pays.B78]=&quot;N.A.&quot;);&quot;NULL&quot;;IF(ISNUMBER(FIND(&quot; %&quot;; [$pays.B78])) ;SUBSTITUTE([$pays.B78];&quot; %&quot;;&quot;&quot;) ; SUBSTITUTE([$pays.B78];&quot;'&quot;;&quot; &quot;)))" office:value-type="string" office:string-value="12055347" calcext:value-type="string">
            <text:p>12055347</text:p>
          </table:table-cell>
          <table:table-cell table:formula="of:=IF(ISBLANK([$pays.C78])OR([$pays.C78]=&quot;N.A.&quot;);&quot;NULL&quot;;IF(ISNUMBER(FIND(&quot; %&quot;; [$pays.C78])) ;SUBSTITUTE([$pays.C78];&quot; %&quot;;&quot;&quot;) ; SUBSTITUTE([$pays.C78];&quot;'&quot;;&quot; &quot;)))" office:value-type="string" office:string-value="2.73" calcext:value-type="string">
            <text:p>2.73</text:p>
          </table:table-cell>
          <table:table-cell table:formula="of:=IF(ISBLANK([$pays.D78])OR([$pays.D78]=&quot;N.A.&quot;);&quot;NULL&quot;;IF(ISNUMBER(FIND(&quot; %&quot;; [$pays.D78])) ;SUBSTITUTE([$pays.D78];&quot; %&quot;;&quot;&quot;) ; SUBSTITUTE([$pays.D78];&quot;'&quot;;&quot; &quot;)))" office:value-type="string" office:string-value="322049" calcext:value-type="string">
            <text:p>322049</text:p>
          </table:table-cell>
          <table:table-cell table:formula="of:=IF(ISBLANK([$pays.E78])OR([$pays.E78]=&quot;N.A.&quot;);&quot;NULL&quot;;IF(ISNUMBER(FIND(&quot; %&quot;; [$pays.E78])) ;SUBSTITUTE([$pays.E78];&quot; %&quot;;&quot;&quot;) ; SUBSTITUTE([$pays.E78];&quot;'&quot;;&quot; &quot;)))" office:value-type="string" office:string-value="108" calcext:value-type="string">
            <text:p>108</text:p>
          </table:table-cell>
          <table:table-cell table:formula="of:=IF(ISBLANK([$pays.F78])OR([$pays.F78]=&quot;N.A.&quot;);&quot;NULL&quot;;IF(ISNUMBER(FIND(&quot; %&quot;; [$pays.F78])) ;SUBSTITUTE([$pays.F78];&quot; %&quot;;&quot;&quot;) ; SUBSTITUTE([$pays.F78];&quot;'&quot;;&quot; &quot;)))" office:value-type="string" office:string-value="112760" calcext:value-type="string">
            <text:p>112760</text:p>
          </table:table-cell>
          <table:table-cell table:formula="of:=IF(ISBLANK([$pays.G78])OR([$pays.G78]=&quot;N.A.&quot;);&quot;NULL&quot;;IF(ISNUMBER(FIND(&quot; %&quot;; [$pays.G78])) ;SUBSTITUTE([$pays.G78];&quot; %&quot;;&quot;&quot;) ; SUBSTITUTE([$pays.G78];&quot;'&quot;;&quot; &quot;)))" office:value-type="string" office:string-value="-2000.0" calcext:value-type="string">
            <text:p>-2000.0</text:p>
          </table:table-cell>
          <table:table-cell table:formula="of:=IF(ISBLANK([$pays.H78])OR([$pays.H78]=&quot;N.A.&quot;);&quot;NULL&quot;;IF(ISNUMBER(FIND(&quot; %&quot;; [$pays.H78])) ;SUBSTITUTE([$pays.H78];&quot; %&quot;;&quot;&quot;) ; SUBSTITUTE([$pays.H78];&quot;'&quot;;&quot; &quot;)))" office:value-type="string" office:string-value="4.9" calcext:value-type="string">
            <text:p>4.9</text:p>
          </table:table-cell>
          <table:table-cell table:formula="of:=IF(ISBLANK([$pays.I78])OR([$pays.I78]=&quot;N.A.&quot;);&quot;NULL&quot;;IF(ISNUMBER(FIND(&quot; %&quot;; [$pays.I78])) ;SUBSTITUTE([$pays.I78];&quot; %&quot;;&quot;&quot;) ; SUBSTITUTE([$pays.I78];&quot;'&quot;;&quot; &quot;)))" office:value-type="string" office:string-value="19" calcext:value-type="string">
            <text:p>19</text:p>
          </table:table-cell>
          <table:table-cell table:formula="of:=IF(ISBLANK([$pays.J78])OR([$pays.J78]=&quot;N.A.&quot;);&quot;NULL&quot;;IF(ISNUMBER(FIND(&quot; %&quot;; [$pays.J78])) ;SUBSTITUTE([$pays.J78];&quot; %&quot;;&quot;&quot;) ; SUBSTITUTE([$pays.J78];&quot;'&quot;;&quot; &quot;)))" office:value-type="string" office:string-value="48" calcext:value-type="string">
            <text:p>48</text:p>
          </table:table-cell>
          <table:table-cell table:formula="of:=IF(ISBLANK([$pays.K78])OR([$pays.K78]=&quot;N.A.&quot;);&quot;NULL&quot;;IF(ISNUMBER(FIND(&quot; %&quot;; [$pays.K78])) ;SUBSTITUTE([$pays.K78];&quot; %&quot;;&quot;&quot;) ; SUBSTITUTE([$pays.K78];&quot;'&quot;;&quot; &quot;)))" office:value-type="string" office:string-value="0.16" calcext:value-type="string">
            <text:p>0.16</text:p>
          </table:table-cell>
          <table:table-cell table:formula="of:=IF(ISBLANK([$pays.L78])OR([$pays.L78]=&quot;N.A.&quot;);&quot;NULL&quot;;IF(ISNUMBER(FIND(&quot; %&quot;; [$pays.L78])) ;SUBSTITUTE([$pays.L78];&quot; %&quot;;&quot;&quot;) ; SUBSTITUTE([$pays.L7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9])OR([$pays.A79]=&quot;N.A.&quot;);&quot;NULL&quot;;IF(ISNUMBER(FIND(&quot; %&quot;; [$pays.A79])) ;SUBSTITUTE([$pays.A79];&quot; %&quot;;&quot;&quot;) ; SUBSTITUTE([$pays.A79];&quot;'&quot;;&quot; &quot;)))" office:value-type="string" office:string-value="Burundi" calcext:value-type="string">
            <text:p>Burundi</text:p>
          </table:table-cell>
          <table:table-cell table:formula="of:=IF(ISBLANK([$pays.B79])OR([$pays.B79]=&quot;N.A.&quot;);&quot;NULL&quot;;IF(ISNUMBER(FIND(&quot; %&quot;; [$pays.B79])) ;SUBSTITUTE([$pays.B79];&quot; %&quot;;&quot;&quot;) ; SUBSTITUTE([$pays.B79];&quot;'&quot;;&quot; &quot;)))" office:value-type="string" office:string-value="11814346" calcext:value-type="string">
            <text:p>11814346</text:p>
          </table:table-cell>
          <table:table-cell table:formula="of:=IF(ISBLANK([$pays.C79])OR([$pays.C79]=&quot;N.A.&quot;);&quot;NULL&quot;;IF(ISNUMBER(FIND(&quot; %&quot;; [$pays.C79])) ;SUBSTITUTE([$pays.C79];&quot; %&quot;;&quot;&quot;) ; SUBSTITUTE([$pays.C79];&quot;'&quot;;&quot; &quot;)))" office:value-type="string" office:string-value="3.12" calcext:value-type="string">
            <text:p>3.12</text:p>
          </table:table-cell>
          <table:table-cell table:formula="of:=IF(ISBLANK([$pays.D79])OR([$pays.D79]=&quot;N.A.&quot;);&quot;NULL&quot;;IF(ISNUMBER(FIND(&quot; %&quot;; [$pays.D79])) ;SUBSTITUTE([$pays.D79];&quot; %&quot;;&quot;&quot;) ; SUBSTITUTE([$pays.D79];&quot;'&quot;;&quot; &quot;)))" office:value-type="string" office:string-value="360204" calcext:value-type="string">
            <text:p>360204</text:p>
          </table:table-cell>
          <table:table-cell table:formula="of:=IF(ISBLANK([$pays.E79])OR([$pays.E79]=&quot;N.A.&quot;);&quot;NULL&quot;;IF(ISNUMBER(FIND(&quot; %&quot;; [$pays.E79])) ;SUBSTITUTE([$pays.E79];&quot; %&quot;;&quot;&quot;) ; SUBSTITUTE([$pays.E79];&quot;'&quot;;&quot; &quot;)))" office:value-type="string" office:string-value="463" calcext:value-type="string">
            <text:p>463</text:p>
          </table:table-cell>
          <table:table-cell table:formula="of:=IF(ISBLANK([$pays.F79])OR([$pays.F79]=&quot;N.A.&quot;);&quot;NULL&quot;;IF(ISNUMBER(FIND(&quot; %&quot;; [$pays.F79])) ;SUBSTITUTE([$pays.F79];&quot; %&quot;;&quot;&quot;) ; SUBSTITUTE([$pays.F79];&quot;'&quot;;&quot; &quot;)))" office:value-type="string" office:string-value="25680" calcext:value-type="string">
            <text:p>25680</text:p>
          </table:table-cell>
          <table:table-cell table:formula="of:=IF(ISBLANK([$pays.G79])OR([$pays.G79]=&quot;N.A.&quot;);&quot;NULL&quot;;IF(ISNUMBER(FIND(&quot; %&quot;; [$pays.G79])) ;SUBSTITUTE([$pays.G79];&quot; %&quot;;&quot;&quot;) ; SUBSTITUTE([$pays.G79];&quot;'&quot;;&quot; &quot;)))" office:value-type="string" office:string-value="2001.0" calcext:value-type="string">
            <text:p>2001.0</text:p>
          </table:table-cell>
          <table:table-cell table:formula="of:=IF(ISBLANK([$pays.H79])OR([$pays.H79]=&quot;N.A.&quot;);&quot;NULL&quot;;IF(ISNUMBER(FIND(&quot; %&quot;; [$pays.H79])) ;SUBSTITUTE([$pays.H79];&quot; %&quot;;&quot;&quot;) ; SUBSTITUTE([$pays.H79];&quot;'&quot;;&quot; &quot;)))" office:value-type="string" office:string-value="5.5" calcext:value-type="string">
            <text:p>5.5</text:p>
          </table:table-cell>
          <table:table-cell table:formula="of:=IF(ISBLANK([$pays.I79])OR([$pays.I79]=&quot;N.A.&quot;);&quot;NULL&quot;;IF(ISNUMBER(FIND(&quot; %&quot;; [$pays.I79])) ;SUBSTITUTE([$pays.I79];&quot; %&quot;;&quot;&quot;) ; SUBSTITUTE([$pays.I79];&quot;'&quot;;&quot; &quot;)))" office:value-type="string" office:string-value="17" calcext:value-type="string">
            <text:p>17</text:p>
          </table:table-cell>
          <table:table-cell table:formula="of:=IF(ISBLANK([$pays.J79])OR([$pays.J79]=&quot;N.A.&quot;);&quot;NULL&quot;;IF(ISNUMBER(FIND(&quot; %&quot;; [$pays.J79])) ;SUBSTITUTE([$pays.J79];&quot; %&quot;;&quot;&quot;) ; SUBSTITUTE([$pays.J79];&quot;'&quot;;&quot; &quot;)))" office:value-type="string" office:string-value="14" calcext:value-type="string">
            <text:p>14</text:p>
          </table:table-cell>
          <table:table-cell table:formula="of:=IF(ISBLANK([$pays.K79])OR([$pays.K79]=&quot;N.A.&quot;);&quot;NULL&quot;;IF(ISNUMBER(FIND(&quot; %&quot;; [$pays.K79])) ;SUBSTITUTE([$pays.K79];&quot; %&quot;;&quot;&quot;) ; SUBSTITUTE([$pays.K79];&quot;'&quot;;&quot; &quot;)))" office:value-type="string" office:string-value="0.15" calcext:value-type="string">
            <text:p>0.15</text:p>
          </table:table-cell>
          <table:table-cell table:formula="of:=IF(ISBLANK([$pays.L79])OR([$pays.L79]=&quot;N.A.&quot;);&quot;NULL&quot;;IF(ISNUMBER(FIND(&quot; %&quot;; [$pays.L79])) ;SUBSTITUTE([$pays.L79];&quot; %&quot;;&quot;&quot;) ; SUBSTITUTE([$pays.L7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0])OR([$pays.A80]=&quot;N.A.&quot;);&quot;NULL&quot;;IF(ISNUMBER(FIND(&quot; %&quot;; [$pays.A80])) ;SUBSTITUTE([$pays.A80];&quot; %&quot;;&quot;&quot;) ; SUBSTITUTE([$pays.A80];&quot;'&quot;;&quot; &quot;)))" office:value-type="string" office:string-value="Tunisia" calcext:value-type="string">
            <text:p>Tunisia</text:p>
          </table:table-cell>
          <table:table-cell table:formula="of:=IF(ISBLANK([$pays.B80])OR([$pays.B80]=&quot;N.A.&quot;);&quot;NULL&quot;;IF(ISNUMBER(FIND(&quot; %&quot;; [$pays.B80])) ;SUBSTITUTE([$pays.B80];&quot; %&quot;;&quot;&quot;) ; SUBSTITUTE([$pays.B80];&quot;'&quot;;&quot; &quot;)))" office:value-type="string" office:string-value="11793319" calcext:value-type="string">
            <text:p>11793319</text:p>
          </table:table-cell>
          <table:table-cell table:formula="of:=IF(ISBLANK([$pays.C80])OR([$pays.C80]=&quot;N.A.&quot;);&quot;NULL&quot;;IF(ISNUMBER(FIND(&quot; %&quot;; [$pays.C80])) ;SUBSTITUTE([$pays.C80];&quot; %&quot;;&quot;&quot;) ; SUBSTITUTE([$pays.C80];&quot;'&quot;;&quot; &quot;)))" office:value-type="string" office:string-value="1.06" calcext:value-type="string">
            <text:p>1.06</text:p>
          </table:table-cell>
          <table:table-cell table:formula="of:=IF(ISBLANK([$pays.D80])OR([$pays.D80]=&quot;N.A.&quot;);&quot;NULL&quot;;IF(ISNUMBER(FIND(&quot; %&quot;; [$pays.D80])) ;SUBSTITUTE([$pays.D80];&quot; %&quot;;&quot;&quot;) ; SUBSTITUTE([$pays.D80];&quot;'&quot;;&quot; &quot;)))" office:value-type="string" office:string-value="123900" calcext:value-type="string">
            <text:p>123900</text:p>
          </table:table-cell>
          <table:table-cell table:formula="of:=IF(ISBLANK([$pays.E80])OR([$pays.E80]=&quot;N.A.&quot;);&quot;NULL&quot;;IF(ISNUMBER(FIND(&quot; %&quot;; [$pays.E80])) ;SUBSTITUTE([$pays.E80];&quot; %&quot;;&quot;&quot;) ; SUBSTITUTE([$pays.E80];&quot;'&quot;;&quot; &quot;)))" office:value-type="string" office:string-value="76" calcext:value-type="string">
            <text:p>76</text:p>
          </table:table-cell>
          <table:table-cell table:formula="of:=IF(ISBLANK([$pays.F80])OR([$pays.F80]=&quot;N.A.&quot;);&quot;NULL&quot;;IF(ISNUMBER(FIND(&quot; %&quot;; [$pays.F80])) ;SUBSTITUTE([$pays.F80];&quot; %&quot;;&quot;&quot;) ; SUBSTITUTE([$pays.F80];&quot;'&quot;;&quot; &quot;)))" office:value-type="string" office:string-value="155360" calcext:value-type="string">
            <text:p>155360</text:p>
          </table:table-cell>
          <table:table-cell table:formula="of:=IF(ISBLANK([$pays.G80])OR([$pays.G80]=&quot;N.A.&quot;);&quot;NULL&quot;;IF(ISNUMBER(FIND(&quot; %&quot;; [$pays.G80])) ;SUBSTITUTE([$pays.G80];&quot; %&quot;;&quot;&quot;) ; SUBSTITUTE([$pays.G80];&quot;'&quot;;&quot; &quot;)))" office:value-type="string" office:string-value="-4000.0" calcext:value-type="string">
            <text:p>-4000.0</text:p>
          </table:table-cell>
          <table:table-cell table:formula="of:=IF(ISBLANK([$pays.H80])OR([$pays.H80]=&quot;N.A.&quot;);&quot;NULL&quot;;IF(ISNUMBER(FIND(&quot; %&quot;; [$pays.H80])) ;SUBSTITUTE([$pays.H80];&quot; %&quot;;&quot;&quot;) ; SUBSTITUTE([$pays.H80];&quot;'&quot;;&quot; &quot;)))" office:value-type="string" office:string-value="2.2" calcext:value-type="string">
            <text:p>2.2</text:p>
          </table:table-cell>
          <table:table-cell table:formula="of:=IF(ISBLANK([$pays.I80])OR([$pays.I80]=&quot;N.A.&quot;);&quot;NULL&quot;;IF(ISNUMBER(FIND(&quot; %&quot;; [$pays.I80])) ;SUBSTITUTE([$pays.I80];&quot; %&quot;;&quot;&quot;) ; SUBSTITUTE([$pays.I80];&quot;'&quot;;&quot; &quot;)))" office:value-type="string" office:string-value="33" calcext:value-type="string">
            <text:p>33</text:p>
          </table:table-cell>
          <table:table-cell table:formula="of:=IF(ISBLANK([$pays.J80])OR([$pays.J80]=&quot;N.A.&quot;);&quot;NULL&quot;;IF(ISNUMBER(FIND(&quot; %&quot;; [$pays.J80])) ;SUBSTITUTE([$pays.J80];&quot; %&quot;;&quot;&quot;) ; SUBSTITUTE([$pays.J80];&quot;'&quot;;&quot; &quot;)))" office:value-type="string" office:string-value="70" calcext:value-type="string">
            <text:p>70</text:p>
          </table:table-cell>
          <table:table-cell table:formula="of:=IF(ISBLANK([$pays.K80])OR([$pays.K80]=&quot;N.A.&quot;);&quot;NULL&quot;;IF(ISNUMBER(FIND(&quot; %&quot;; [$pays.K80])) ;SUBSTITUTE([$pays.K80];&quot; %&quot;;&quot;&quot;) ; SUBSTITUTE([$pays.K80];&quot;'&quot;;&quot; &quot;)))" office:value-type="string" office:string-value="0.15" calcext:value-type="string">
            <text:p>0.15</text:p>
          </table:table-cell>
          <table:table-cell table:formula="of:=IF(ISBLANK([$pays.L80])OR([$pays.L80]=&quot;N.A.&quot;);&quot;NULL&quot;;IF(ISNUMBER(FIND(&quot; %&quot;; [$pays.L80])) ;SUBSTITUTE([$pays.L80];&quot; %&quot;;&quot;&quot;) ; SUBSTITUTE([$pays.L8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1])OR([$pays.A81]=&quot;N.A.&quot;);&quot;NULL&quot;;IF(ISNUMBER(FIND(&quot; %&quot;; [$pays.A81])) ;SUBSTITUTE([$pays.A81];&quot; %&quot;;&quot;&quot;) ; SUBSTITUTE([$pays.A81];&quot;'&quot;;&quot; &quot;)))" office:value-type="string" office:string-value="Bolivia" calcext:value-type="string">
            <text:p>Bolivia</text:p>
          </table:table-cell>
          <table:table-cell table:formula="of:=IF(ISBLANK([$pays.B81])OR([$pays.B81]=&quot;N.A.&quot;);&quot;NULL&quot;;IF(ISNUMBER(FIND(&quot; %&quot;; [$pays.B81])) ;SUBSTITUTE([$pays.B81];&quot; %&quot;;&quot;&quot;) ; SUBSTITUTE([$pays.B81];&quot;'&quot;;&quot; &quot;)))" office:value-type="string" office:string-value="11640159" calcext:value-type="string">
            <text:p>11640159</text:p>
          </table:table-cell>
          <table:table-cell table:formula="of:=IF(ISBLANK([$pays.C81])OR([$pays.C81]=&quot;N.A.&quot;);&quot;NULL&quot;;IF(ISNUMBER(FIND(&quot; %&quot;; [$pays.C81])) ;SUBSTITUTE([$pays.C81];&quot; %&quot;;&quot;&quot;) ; SUBSTITUTE([$pays.C81];&quot;'&quot;;&quot; &quot;)))" office:value-type="string" office:string-value="1.39" calcext:value-type="string">
            <text:p>1.39</text:p>
          </table:table-cell>
          <table:table-cell table:formula="of:=IF(ISBLANK([$pays.D81])OR([$pays.D81]=&quot;N.A.&quot;);&quot;NULL&quot;;IF(ISNUMBER(FIND(&quot; %&quot;; [$pays.D81])) ;SUBSTITUTE([$pays.D81];&quot; %&quot;;&quot;&quot;) ; SUBSTITUTE([$pays.D81];&quot;'&quot;;&quot; &quot;)))" office:value-type="string" office:string-value="159921" calcext:value-type="string">
            <text:p>159921</text:p>
          </table:table-cell>
          <table:table-cell table:formula="of:=IF(ISBLANK([$pays.E81])OR([$pays.E81]=&quot;N.A.&quot;);&quot;NULL&quot;;IF(ISNUMBER(FIND(&quot; %&quot;; [$pays.E81])) ;SUBSTITUTE([$pays.E81];&quot; %&quot;;&quot;&quot;) ; SUBSTITUTE([$pays.E81];&quot;'&quot;;&quot; &quot;)))" office:value-type="string" office:string-value="11" calcext:value-type="string">
            <text:p>11</text:p>
          </table:table-cell>
          <table:table-cell table:formula="of:=IF(ISBLANK([$pays.F81])OR([$pays.F81]=&quot;N.A.&quot;);&quot;NULL&quot;;IF(ISNUMBER(FIND(&quot; %&quot;; [$pays.F81])) ;SUBSTITUTE([$pays.F81];&quot; %&quot;;&quot;&quot;) ; SUBSTITUTE([$pays.F81];&quot;'&quot;;&quot; &quot;)))" office:value-type="string" office:string-value="1083300" calcext:value-type="string">
            <text:p>1083300</text:p>
          </table:table-cell>
          <table:table-cell table:formula="of:=IF(ISBLANK([$pays.G81])OR([$pays.G81]=&quot;N.A.&quot;);&quot;NULL&quot;;IF(ISNUMBER(FIND(&quot; %&quot;; [$pays.G81])) ;SUBSTITUTE([$pays.G81];&quot; %&quot;;&quot;&quot;) ; SUBSTITUTE([$pays.G81];&quot;'&quot;;&quot; &quot;)))" office:value-type="string" office:string-value="-9504.0" calcext:value-type="string">
            <text:p>-9504.0</text:p>
          </table:table-cell>
          <table:table-cell table:formula="of:=IF(ISBLANK([$pays.H81])OR([$pays.H81]=&quot;N.A.&quot;);&quot;NULL&quot;;IF(ISNUMBER(FIND(&quot; %&quot;; [$pays.H81])) ;SUBSTITUTE([$pays.H81];&quot; %&quot;;&quot;&quot;) ; SUBSTITUTE([$pays.H81];&quot;'&quot;;&quot; &quot;)))" office:value-type="string" office:string-value="2.8" calcext:value-type="string">
            <text:p>2.8</text:p>
          </table:table-cell>
          <table:table-cell table:formula="of:=IF(ISBLANK([$pays.I81])OR([$pays.I81]=&quot;N.A.&quot;);&quot;NULL&quot;;IF(ISNUMBER(FIND(&quot; %&quot;; [$pays.I81])) ;SUBSTITUTE([$pays.I81];&quot; %&quot;;&quot;&quot;) ; SUBSTITUTE([$pays.I81];&quot;'&quot;;&quot; &quot;)))" office:value-type="string" office:string-value="26" calcext:value-type="string">
            <text:p>26</text:p>
          </table:table-cell>
          <table:table-cell table:formula="of:=IF(ISBLANK([$pays.J81])OR([$pays.J81]=&quot;N.A.&quot;);&quot;NULL&quot;;IF(ISNUMBER(FIND(&quot; %&quot;; [$pays.J81])) ;SUBSTITUTE([$pays.J81];&quot; %&quot;;&quot;&quot;) ; SUBSTITUTE([$pays.J81];&quot;'&quot;;&quot; &quot;)))" office:value-type="string" office:string-value="69" calcext:value-type="string">
            <text:p>69</text:p>
          </table:table-cell>
          <table:table-cell table:formula="of:=IF(ISBLANK([$pays.K81])OR([$pays.K81]=&quot;N.A.&quot;);&quot;NULL&quot;;IF(ISNUMBER(FIND(&quot; %&quot;; [$pays.K81])) ;SUBSTITUTE([$pays.K81];&quot; %&quot;;&quot;&quot;) ; SUBSTITUTE([$pays.K81];&quot;'&quot;;&quot; &quot;)))" office:value-type="string" office:string-value="0.15" calcext:value-type="string">
            <text:p>0.15</text:p>
          </table:table-cell>
          <table:table-cell table:formula="of:=IF(ISBLANK([$pays.L81])OR([$pays.L81]=&quot;N.A.&quot;);&quot;NULL&quot;;IF(ISNUMBER(FIND(&quot; %&quot;; [$pays.L81])) ;SUBSTITUTE([$pays.L81];&quot; %&quot;;&quot;&quot;) ; SUBSTITUTE([$pays.L8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2])OR([$pays.A82]=&quot;N.A.&quot;);&quot;NULL&quot;;IF(ISNUMBER(FIND(&quot; %&quot;; [$pays.A82])) ;SUBSTITUTE([$pays.A82];&quot; %&quot;;&quot;&quot;) ; SUBSTITUTE([$pays.A82];&quot;'&quot;;&quot; &quot;)))" office:value-type="string" office:string-value="Belgium" calcext:value-type="string">
            <text:p>Belgium</text:p>
          </table:table-cell>
          <table:table-cell table:formula="of:=IF(ISBLANK([$pays.B82])OR([$pays.B82]=&quot;N.A.&quot;);&quot;NULL&quot;;IF(ISNUMBER(FIND(&quot; %&quot;; [$pays.B82])) ;SUBSTITUTE([$pays.B82];&quot; %&quot;;&quot;&quot;) ; SUBSTITUTE([$pays.B82];&quot;'&quot;;&quot; &quot;)))" office:value-type="string" office:string-value="11579477" calcext:value-type="string">
            <text:p>11579477</text:p>
          </table:table-cell>
          <table:table-cell table:formula="of:=IF(ISBLANK([$pays.C82])OR([$pays.C82]=&quot;N.A.&quot;);&quot;NULL&quot;;IF(ISNUMBER(FIND(&quot; %&quot;; [$pays.C82])) ;SUBSTITUTE([$pays.C82];&quot; %&quot;;&quot;&quot;) ; SUBSTITUTE([$pays.C82];&quot;'&quot;;&quot; &quot;)))" office:value-type="string" office:string-value="0.44" calcext:value-type="string">
            <text:p>0.44</text:p>
          </table:table-cell>
          <table:table-cell table:formula="of:=IF(ISBLANK([$pays.D82])OR([$pays.D82]=&quot;N.A.&quot;);&quot;NULL&quot;;IF(ISNUMBER(FIND(&quot; %&quot;; [$pays.D82])) ;SUBSTITUTE([$pays.D82];&quot; %&quot;;&quot;&quot;) ; SUBSTITUTE([$pays.D82];&quot;'&quot;;&quot; &quot;)))" office:value-type="string" office:string-value="50295" calcext:value-type="string">
            <text:p>50295</text:p>
          </table:table-cell>
          <table:table-cell table:formula="of:=IF(ISBLANK([$pays.E82])OR([$pays.E82]=&quot;N.A.&quot;);&quot;NULL&quot;;IF(ISNUMBER(FIND(&quot; %&quot;; [$pays.E82])) ;SUBSTITUTE([$pays.E82];&quot; %&quot;;&quot;&quot;) ; SUBSTITUTE([$pays.E82];&quot;'&quot;;&quot; &quot;)))" office:value-type="string" office:string-value="383" calcext:value-type="string">
            <text:p>383</text:p>
          </table:table-cell>
          <table:table-cell table:formula="of:=IF(ISBLANK([$pays.F82])OR([$pays.F82]=&quot;N.A.&quot;);&quot;NULL&quot;;IF(ISNUMBER(FIND(&quot; %&quot;; [$pays.F82])) ;SUBSTITUTE([$pays.F82];&quot; %&quot;;&quot;&quot;) ; SUBSTITUTE([$pays.F82];&quot;'&quot;;&quot; &quot;)))" office:value-type="string" office:string-value="30280" calcext:value-type="string">
            <text:p>30280</text:p>
          </table:table-cell>
          <table:table-cell table:formula="of:=IF(ISBLANK([$pays.G82])OR([$pays.G82]=&quot;N.A.&quot;);&quot;NULL&quot;;IF(ISNUMBER(FIND(&quot; %&quot;; [$pays.G82])) ;SUBSTITUTE([$pays.G82];&quot; %&quot;;&quot;&quot;) ; SUBSTITUTE([$pays.G82];&quot;'&quot;;&quot; &quot;)))" office:value-type="string" office:string-value="48000.0" calcext:value-type="string">
            <text:p>48000.0</text:p>
          </table:table-cell>
          <table:table-cell table:formula="of:=IF(ISBLANK([$pays.H82])OR([$pays.H82]=&quot;N.A.&quot;);&quot;NULL&quot;;IF(ISNUMBER(FIND(&quot; %&quot;; [$pays.H82])) ;SUBSTITUTE([$pays.H82];&quot; %&quot;;&quot;&quot;) ; SUBSTITUTE([$pays.H82];&quot;'&quot;;&quot; &quot;)))" office:value-type="string" office:string-value="1.7" calcext:value-type="string">
            <text:p>1.7</text:p>
          </table:table-cell>
          <table:table-cell table:formula="of:=IF(ISBLANK([$pays.I82])OR([$pays.I82]=&quot;N.A.&quot;);&quot;NULL&quot;;IF(ISNUMBER(FIND(&quot; %&quot;; [$pays.I82])) ;SUBSTITUTE([$pays.I82];&quot; %&quot;;&quot;&quot;) ; SUBSTITUTE([$pays.I82];&quot;'&quot;;&quot; &quot;)))" office:value-type="string" office:string-value="42" calcext:value-type="string">
            <text:p>42</text:p>
          </table:table-cell>
          <table:table-cell table:formula="of:=IF(ISBLANK([$pays.J82])OR([$pays.J82]=&quot;N.A.&quot;);&quot;NULL&quot;;IF(ISNUMBER(FIND(&quot; %&quot;; [$pays.J82])) ;SUBSTITUTE([$pays.J82];&quot; %&quot;;&quot;&quot;) ; SUBSTITUTE([$pays.J82];&quot;'&quot;;&quot; &quot;)))" office:value-type="string" office:string-value="98" calcext:value-type="string">
            <text:p>98</text:p>
          </table:table-cell>
          <table:table-cell table:formula="of:=IF(ISBLANK([$pays.K82])OR([$pays.K82]=&quot;N.A.&quot;);&quot;NULL&quot;;IF(ISNUMBER(FIND(&quot; %&quot;; [$pays.K82])) ;SUBSTITUTE([$pays.K82];&quot; %&quot;;&quot;&quot;) ; SUBSTITUTE([$pays.K82];&quot;'&quot;;&quot; &quot;)))" office:value-type="string" office:string-value="0.15" calcext:value-type="string">
            <text:p>0.15</text:p>
          </table:table-cell>
          <table:table-cell table:formula="of:=IF(ISBLANK([$pays.L82])OR([$pays.L82]=&quot;N.A.&quot;);&quot;NULL&quot;;IF(ISNUMBER(FIND(&quot; %&quot;; [$pays.L82])) ;SUBSTITUTE([$pays.L82];&quot; %&quot;;&quot;&quot;) ; SUBSTITUTE([$pays.L8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3])OR([$pays.A83]=&quot;N.A.&quot;);&quot;NULL&quot;;IF(ISNUMBER(FIND(&quot; %&quot;; [$pays.A83])) ;SUBSTITUTE([$pays.A83];&quot; %&quot;;&quot;&quot;) ; SUBSTITUTE([$pays.A83];&quot;'&quot;;&quot; &quot;)))" office:value-type="string" office:string-value="Haiti" calcext:value-type="string">
            <text:p>Haiti</text:p>
          </table:table-cell>
          <table:table-cell table:formula="of:=IF(ISBLANK([$pays.B83])OR([$pays.B83]=&quot;N.A.&quot;);&quot;NULL&quot;;IF(ISNUMBER(FIND(&quot; %&quot;; [$pays.B83])) ;SUBSTITUTE([$pays.B83];&quot; %&quot;;&quot;&quot;) ; SUBSTITUTE([$pays.B83];&quot;'&quot;;&quot; &quot;)))" office:value-type="string" office:string-value="11373955" calcext:value-type="string">
            <text:p>11373955</text:p>
          </table:table-cell>
          <table:table-cell table:formula="of:=IF(ISBLANK([$pays.C83])OR([$pays.C83]=&quot;N.A.&quot;);&quot;NULL&quot;;IF(ISNUMBER(FIND(&quot; %&quot;; [$pays.C83])) ;SUBSTITUTE([$pays.C83];&quot; %&quot;;&quot;&quot;) ; SUBSTITUTE([$pays.C83];&quot;'&quot;;&quot; &quot;)))" office:value-type="string" office:string-value="1.24" calcext:value-type="string">
            <text:p>1.24</text:p>
          </table:table-cell>
          <table:table-cell table:formula="of:=IF(ISBLANK([$pays.D83])OR([$pays.D83]=&quot;N.A.&quot;);&quot;NULL&quot;;IF(ISNUMBER(FIND(&quot; %&quot;; [$pays.D83])) ;SUBSTITUTE([$pays.D83];&quot; %&quot;;&quot;&quot;) ; SUBSTITUTE([$pays.D83];&quot;'&quot;;&quot; &quot;)))" office:value-type="string" office:string-value="139451" calcext:value-type="string">
            <text:p>139451</text:p>
          </table:table-cell>
          <table:table-cell table:formula="of:=IF(ISBLANK([$pays.E83])OR([$pays.E83]=&quot;N.A.&quot;);&quot;NULL&quot;;IF(ISNUMBER(FIND(&quot; %&quot;; [$pays.E83])) ;SUBSTITUTE([$pays.E83];&quot; %&quot;;&quot;&quot;) ; SUBSTITUTE([$pays.E83];&quot;'&quot;;&quot; &quot;)))" office:value-type="string" office:string-value="414" calcext:value-type="string">
            <text:p>414</text:p>
          </table:table-cell>
          <table:table-cell table:formula="of:=IF(ISBLANK([$pays.F83])OR([$pays.F83]=&quot;N.A.&quot;);&quot;NULL&quot;;IF(ISNUMBER(FIND(&quot; %&quot;; [$pays.F83])) ;SUBSTITUTE([$pays.F83];&quot; %&quot;;&quot;&quot;) ; SUBSTITUTE([$pays.F83];&quot;'&quot;;&quot; &quot;)))" office:value-type="string" office:string-value="27560" calcext:value-type="string">
            <text:p>27560</text:p>
          </table:table-cell>
          <table:table-cell table:formula="of:=IF(ISBLANK([$pays.G83])OR([$pays.G83]=&quot;N.A.&quot;);&quot;NULL&quot;;IF(ISNUMBER(FIND(&quot; %&quot;; [$pays.G83])) ;SUBSTITUTE([$pays.G83];&quot; %&quot;;&quot;&quot;) ; SUBSTITUTE([$pays.G83];&quot;'&quot;;&quot; &quot;)))" office:value-type="string" office:string-value="-35000.0" calcext:value-type="string">
            <text:p>-35000.0</text:p>
          </table:table-cell>
          <table:table-cell table:formula="of:=IF(ISBLANK([$pays.H83])OR([$pays.H83]=&quot;N.A.&quot;);&quot;NULL&quot;;IF(ISNUMBER(FIND(&quot; %&quot;; [$pays.H83])) ;SUBSTITUTE([$pays.H83];&quot; %&quot;;&quot;&quot;) ; SUBSTITUTE([$pays.H83];&quot;'&quot;;&quot; &quot;)))" office:value-type="string" office:string-value="3.0" calcext:value-type="string">
            <text:p>3.0</text:p>
          </table:table-cell>
          <table:table-cell table:formula="of:=IF(ISBLANK([$pays.I83])OR([$pays.I83]=&quot;N.A.&quot;);&quot;NULL&quot;;IF(ISNUMBER(FIND(&quot; %&quot;; [$pays.I83])) ;SUBSTITUTE([$pays.I83];&quot; %&quot;;&quot;&quot;) ; SUBSTITUTE([$pays.I83];&quot;'&quot;;&quot; &quot;)))" office:value-type="string" office:string-value="24" calcext:value-type="string">
            <text:p>24</text:p>
          </table:table-cell>
          <table:table-cell table:formula="of:=IF(ISBLANK([$pays.J83])OR([$pays.J83]=&quot;N.A.&quot;);&quot;NULL&quot;;IF(ISNUMBER(FIND(&quot; %&quot;; [$pays.J83])) ;SUBSTITUTE([$pays.J83];&quot; %&quot;;&quot;&quot;) ; SUBSTITUTE([$pays.J83];&quot;'&quot;;&quot; &quot;)))" office:value-type="string" office:string-value="57" calcext:value-type="string">
            <text:p>57</text:p>
          </table:table-cell>
          <table:table-cell table:formula="of:=IF(ISBLANK([$pays.K83])OR([$pays.K83]=&quot;N.A.&quot;);&quot;NULL&quot;;IF(ISNUMBER(FIND(&quot; %&quot;; [$pays.K83])) ;SUBSTITUTE([$pays.K83];&quot; %&quot;;&quot;&quot;) ; SUBSTITUTE([$pays.K83];&quot;'&quot;;&quot; &quot;)))" office:value-type="string" office:string-value="0.15" calcext:value-type="string">
            <text:p>0.15</text:p>
          </table:table-cell>
          <table:table-cell table:formula="of:=IF(ISBLANK([$pays.L83])OR([$pays.L83]=&quot;N.A.&quot;);&quot;NULL&quot;;IF(ISNUMBER(FIND(&quot; %&quot;; [$pays.L83])) ;SUBSTITUTE([$pays.L83];&quot; %&quot;;&quot;&quot;) ; SUBSTITUTE([$pays.L8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4])OR([$pays.A84]=&quot;N.A.&quot;);&quot;NULL&quot;;IF(ISNUMBER(FIND(&quot; %&quot;; [$pays.A84])) ;SUBSTITUTE([$pays.A84];&quot; %&quot;;&quot;&quot;) ; SUBSTITUTE([$pays.A84];&quot;'&quot;;&quot; &quot;)))" office:value-type="string" office:string-value="Cuba" calcext:value-type="string">
            <text:p>Cuba</text:p>
          </table:table-cell>
          <table:table-cell table:formula="of:=IF(ISBLANK([$pays.B84])OR([$pays.B84]=&quot;N.A.&quot;);&quot;NULL&quot;;IF(ISNUMBER(FIND(&quot; %&quot;; [$pays.B84])) ;SUBSTITUTE([$pays.B84];&quot; %&quot;;&quot;&quot;) ; SUBSTITUTE([$pays.B84];&quot;'&quot;;&quot; &quot;)))" office:value-type="string" office:string-value="11327988" calcext:value-type="string">
            <text:p>11327988</text:p>
          </table:table-cell>
          <table:table-cell table:formula="of:=IF(ISBLANK([$pays.C84])OR([$pays.C84]=&quot;N.A.&quot;);&quot;NULL&quot;;IF(ISNUMBER(FIND(&quot; %&quot;; [$pays.C84])) ;SUBSTITUTE([$pays.C84];&quot; %&quot;;&quot;&quot;) ; SUBSTITUTE([$pays.C84];&quot;'&quot;;&quot; &quot;)))" office:value-type="string" office:string-value="-0.06" calcext:value-type="string">
            <text:p>-0.06</text:p>
          </table:table-cell>
          <table:table-cell table:formula="of:=IF(ISBLANK([$pays.D84])OR([$pays.D84]=&quot;N.A.&quot;);&quot;NULL&quot;;IF(ISNUMBER(FIND(&quot; %&quot;; [$pays.D84])) ;SUBSTITUTE([$pays.D84];&quot; %&quot;;&quot;&quot;) ; SUBSTITUTE([$pays.D84];&quot;'&quot;;&quot; &quot;)))" office:value-type="string" office:string-value="-6867" calcext:value-type="string">
            <text:p>-6867</text:p>
          </table:table-cell>
          <table:table-cell table:formula="of:=IF(ISBLANK([$pays.E84])OR([$pays.E84]=&quot;N.A.&quot;);&quot;NULL&quot;;IF(ISNUMBER(FIND(&quot; %&quot;; [$pays.E84])) ;SUBSTITUTE([$pays.E84];&quot; %&quot;;&quot;&quot;) ; SUBSTITUTE([$pays.E84];&quot;'&quot;;&quot; &quot;)))" office:value-type="string" office:string-value="106" calcext:value-type="string">
            <text:p>106</text:p>
          </table:table-cell>
          <table:table-cell table:formula="of:=IF(ISBLANK([$pays.F84])OR([$pays.F84]=&quot;N.A.&quot;);&quot;NULL&quot;;IF(ISNUMBER(FIND(&quot; %&quot;; [$pays.F84])) ;SUBSTITUTE([$pays.F84];&quot; %&quot;;&quot;&quot;) ; SUBSTITUTE([$pays.F84];&quot;'&quot;;&quot; &quot;)))" office:value-type="string" office:string-value="106440" calcext:value-type="string">
            <text:p>106440</text:p>
          </table:table-cell>
          <table:table-cell table:formula="of:=IF(ISBLANK([$pays.G84])OR([$pays.G84]=&quot;N.A.&quot;);&quot;NULL&quot;;IF(ISNUMBER(FIND(&quot; %&quot;; [$pays.G84])) ;SUBSTITUTE([$pays.G84];&quot; %&quot;;&quot;&quot;) ; SUBSTITUTE([$pays.G84];&quot;'&quot;;&quot; &quot;)))" office:value-type="string" office:string-value="-14400.0" calcext:value-type="string">
            <text:p>-14400.0</text:p>
          </table:table-cell>
          <table:table-cell table:formula="of:=IF(ISBLANK([$pays.H84])OR([$pays.H84]=&quot;N.A.&quot;);&quot;NULL&quot;;IF(ISNUMBER(FIND(&quot; %&quot;; [$pays.H84])) ;SUBSTITUTE([$pays.H84];&quot; %&quot;;&quot;&quot;) ; SUBSTITUTE([$pays.H84];&quot;'&quot;;&quot; &quot;)))" office:value-type="string" office:string-value="1.6" calcext:value-type="string">
            <text:p>1.6</text:p>
          </table:table-cell>
          <table:table-cell table:formula="of:=IF(ISBLANK([$pays.I84])OR([$pays.I84]=&quot;N.A.&quot;);&quot;NULL&quot;;IF(ISNUMBER(FIND(&quot; %&quot;; [$pays.I84])) ;SUBSTITUTE([$pays.I84];&quot; %&quot;;&quot;&quot;) ; SUBSTITUTE([$pays.I84];&quot;'&quot;;&quot; &quot;)))" office:value-type="string" office:string-value="42" calcext:value-type="string">
            <text:p>42</text:p>
          </table:table-cell>
          <table:table-cell table:formula="of:=IF(ISBLANK([$pays.J84])OR([$pays.J84]=&quot;N.A.&quot;);&quot;NULL&quot;;IF(ISNUMBER(FIND(&quot; %&quot;; [$pays.J84])) ;SUBSTITUTE([$pays.J84];&quot; %&quot;;&quot;&quot;) ; SUBSTITUTE([$pays.J84];&quot;'&quot;;&quot; &quot;)))" office:value-type="string" office:string-value="78" calcext:value-type="string">
            <text:p>78</text:p>
          </table:table-cell>
          <table:table-cell table:formula="of:=IF(ISBLANK([$pays.K84])OR([$pays.K84]=&quot;N.A.&quot;);&quot;NULL&quot;;IF(ISNUMBER(FIND(&quot; %&quot;; [$pays.K84])) ;SUBSTITUTE([$pays.K84];&quot; %&quot;;&quot;&quot;) ; SUBSTITUTE([$pays.K84];&quot;'&quot;;&quot; &quot;)))" office:value-type="string" office:string-value="0.15" calcext:value-type="string">
            <text:p>0.15</text:p>
          </table:table-cell>
          <table:table-cell table:formula="of:=IF(ISBLANK([$pays.L84])OR([$pays.L84]=&quot;N.A.&quot;);&quot;NULL&quot;;IF(ISNUMBER(FIND(&quot; %&quot;; [$pays.L84])) ;SUBSTITUTE([$pays.L84];&quot; %&quot;;&quot;&quot;) ; SUBSTITUTE([$pays.L8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5])OR([$pays.A85]=&quot;N.A.&quot;);&quot;NULL&quot;;IF(ISNUMBER(FIND(&quot; %&quot;; [$pays.A85])) ;SUBSTITUTE([$pays.A85];&quot; %&quot;;&quot;&quot;) ; SUBSTITUTE([$pays.A85];&quot;'&quot;;&quot; &quot;)))" office:value-type="string" office:string-value="South Sudan" calcext:value-type="string">
            <text:p>South Sudan</text:p>
          </table:table-cell>
          <table:table-cell table:formula="of:=IF(ISBLANK([$pays.B85])OR([$pays.B85]=&quot;N.A.&quot;);&quot;NULL&quot;;IF(ISNUMBER(FIND(&quot; %&quot;; [$pays.B85])) ;SUBSTITUTE([$pays.B85];&quot; %&quot;;&quot;&quot;) ; SUBSTITUTE([$pays.B85];&quot;'&quot;;&quot; &quot;)))" office:value-type="string" office:string-value="11166783" calcext:value-type="string">
            <text:p>11166783</text:p>
          </table:table-cell>
          <table:table-cell table:formula="of:=IF(ISBLANK([$pays.C85])OR([$pays.C85]=&quot;N.A.&quot;);&quot;NULL&quot;;IF(ISNUMBER(FIND(&quot; %&quot;; [$pays.C85])) ;SUBSTITUTE([$pays.C85];&quot; %&quot;;&quot;&quot;) ; SUBSTITUTE([$pays.C85];&quot;'&quot;;&quot; &quot;)))" office:value-type="string" office:string-value="1.19" calcext:value-type="string">
            <text:p>1.19</text:p>
          </table:table-cell>
          <table:table-cell table:formula="of:=IF(ISBLANK([$pays.D85])OR([$pays.D85]=&quot;N.A.&quot;);&quot;NULL&quot;;IF(ISNUMBER(FIND(&quot; %&quot;; [$pays.D85])) ;SUBSTITUTE([$pays.D85];&quot; %&quot;;&quot;&quot;) ; SUBSTITUTE([$pays.D85];&quot;'&quot;;&quot; &quot;)))" office:value-type="string" office:string-value="131612" calcext:value-type="string">
            <text:p>131612</text:p>
          </table:table-cell>
          <table:table-cell table:formula="of:=IF(ISBLANK([$pays.E85])OR([$pays.E85]=&quot;N.A.&quot;);&quot;NULL&quot;;IF(ISNUMBER(FIND(&quot; %&quot;; [$pays.E85])) ;SUBSTITUTE([$pays.E85];&quot; %&quot;;&quot;&quot;) ; SUBSTITUTE([$pays.E85];&quot;'&quot;;&quot; &quot;)))" office:value-type="string" office:string-value="18" calcext:value-type="string">
            <text:p>18</text:p>
          </table:table-cell>
          <table:table-cell table:formula="of:=IF(ISBLANK([$pays.F85])OR([$pays.F85]=&quot;N.A.&quot;);&quot;NULL&quot;;IF(ISNUMBER(FIND(&quot; %&quot;; [$pays.F85])) ;SUBSTITUTE([$pays.F85];&quot; %&quot;;&quot;&quot;) ; SUBSTITUTE([$pays.F85];&quot;'&quot;;&quot; &quot;)))" office:value-type="string" office:string-value="610952" calcext:value-type="string">
            <text:p>610952</text:p>
          </table:table-cell>
          <table:table-cell table:formula="of:=IF(ISBLANK([$pays.G85])OR([$pays.G85]=&quot;N.A.&quot;);&quot;NULL&quot;;IF(ISNUMBER(FIND(&quot; %&quot;; [$pays.G85])) ;SUBSTITUTE([$pays.G85];&quot; %&quot;;&quot;&quot;) ; SUBSTITUTE([$pays.G85];&quot;'&quot;;&quot; &quot;)))" office:value-type="string" office:string-value="-174200.0" calcext:value-type="string">
            <text:p>-174200.0</text:p>
          </table:table-cell>
          <table:table-cell table:formula="of:=IF(ISBLANK([$pays.H85])OR([$pays.H85]=&quot;N.A.&quot;);&quot;NULL&quot;;IF(ISNUMBER(FIND(&quot; %&quot;; [$pays.H85])) ;SUBSTITUTE([$pays.H85];&quot; %&quot;;&quot;&quot;) ; SUBSTITUTE([$pays.H85];&quot;'&quot;;&quot; &quot;)))" office:value-type="string" office:string-value="4.7" calcext:value-type="string">
            <text:p>4.7</text:p>
          </table:table-cell>
          <table:table-cell table:formula="of:=IF(ISBLANK([$pays.I85])OR([$pays.I85]=&quot;N.A.&quot;);&quot;NULL&quot;;IF(ISNUMBER(FIND(&quot; %&quot;; [$pays.I85])) ;SUBSTITUTE([$pays.I85];&quot; %&quot;;&quot;&quot;) ; SUBSTITUTE([$pays.I85];&quot;'&quot;;&quot; &quot;)))" office:value-type="string" office:string-value="19" calcext:value-type="string">
            <text:p>19</text:p>
          </table:table-cell>
          <table:table-cell table:formula="of:=IF(ISBLANK([$pays.J85])OR([$pays.J85]=&quot;N.A.&quot;);&quot;NULL&quot;;IF(ISNUMBER(FIND(&quot; %&quot;; [$pays.J85])) ;SUBSTITUTE([$pays.J85];&quot; %&quot;;&quot;&quot;) ; SUBSTITUTE([$pays.J85];&quot;'&quot;;&quot; &quot;)))" office:value-type="string" office:string-value="25" calcext:value-type="string">
            <text:p>25</text:p>
          </table:table-cell>
          <table:table-cell table:formula="of:=IF(ISBLANK([$pays.K85])OR([$pays.K85]=&quot;N.A.&quot;);&quot;NULL&quot;;IF(ISNUMBER(FIND(&quot; %&quot;; [$pays.K85])) ;SUBSTITUTE([$pays.K85];&quot; %&quot;;&quot;&quot;) ; SUBSTITUTE([$pays.K85];&quot;'&quot;;&quot; &quot;)))" office:value-type="string" office:string-value="0.14" calcext:value-type="string">
            <text:p>0.14</text:p>
          </table:table-cell>
          <table:table-cell table:formula="of:=IF(ISBLANK([$pays.L85])OR([$pays.L85]=&quot;N.A.&quot;);&quot;NULL&quot;;IF(ISNUMBER(FIND(&quot; %&quot;; [$pays.L85])) ;SUBSTITUTE([$pays.L85];&quot; %&quot;;&quot;&quot;) ; SUBSTITUTE([$pays.L8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86])OR([$pays.A86]=&quot;N.A.&quot;);&quot;NULL&quot;;IF(ISNUMBER(FIND(&quot; %&quot;; [$pays.A86])) ;SUBSTITUTE([$pays.A86];&quot; %&quot;;&quot;&quot;) ; SUBSTITUTE([$pays.A86];&quot;'&quot;;&quot; &quot;)))" office:value-type="string" office:string-value="Dominican Republic" calcext:value-type="string">
            <text:p>Dominican Republic</text:p>
          </table:table-cell>
          <table:table-cell table:formula="of:=IF(ISBLANK([$pays.B86])OR([$pays.B86]=&quot;N.A.&quot;);&quot;NULL&quot;;IF(ISNUMBER(FIND(&quot; %&quot;; [$pays.B86])) ;SUBSTITUTE([$pays.B86];&quot; %&quot;;&quot;&quot;) ; SUBSTITUTE([$pays.B86];&quot;'&quot;;&quot; &quot;)))" office:value-type="string" office:string-value="10825682" calcext:value-type="string">
            <text:p>10825682</text:p>
          </table:table-cell>
          <table:table-cell table:formula="of:=IF(ISBLANK([$pays.C86])OR([$pays.C86]=&quot;N.A.&quot;);&quot;NULL&quot;;IF(ISNUMBER(FIND(&quot; %&quot;; [$pays.C86])) ;SUBSTITUTE([$pays.C86];&quot; %&quot;;&quot;&quot;) ; SUBSTITUTE([$pays.C86];&quot;'&quot;;&quot; &quot;)))" office:value-type="string" office:string-value="1.01" calcext:value-type="string">
            <text:p>1.01</text:p>
          </table:table-cell>
          <table:table-cell table:formula="of:=IF(ISBLANK([$pays.D86])OR([$pays.D86]=&quot;N.A.&quot;);&quot;NULL&quot;;IF(ISNUMBER(FIND(&quot; %&quot;; [$pays.D86])) ;SUBSTITUTE([$pays.D86];&quot; %&quot;;&quot;&quot;) ; SUBSTITUTE([$pays.D86];&quot;'&quot;;&quot; &quot;)))" office:value-type="string" office:string-value="108952" calcext:value-type="string">
            <text:p>108952</text:p>
          </table:table-cell>
          <table:table-cell table:formula="of:=IF(ISBLANK([$pays.E86])OR([$pays.E86]=&quot;N.A.&quot;);&quot;NULL&quot;;IF(ISNUMBER(FIND(&quot; %&quot;; [$pays.E86])) ;SUBSTITUTE([$pays.E86];&quot; %&quot;;&quot;&quot;) ; SUBSTITUTE([$pays.E86];&quot;'&quot;;&quot; &quot;)))" office:value-type="string" office:string-value="225" calcext:value-type="string">
            <text:p>225</text:p>
          </table:table-cell>
          <table:table-cell table:formula="of:=IF(ISBLANK([$pays.F86])OR([$pays.F86]=&quot;N.A.&quot;);&quot;NULL&quot;;IF(ISNUMBER(FIND(&quot; %&quot;; [$pays.F86])) ;SUBSTITUTE([$pays.F86];&quot; %&quot;;&quot;&quot;) ; SUBSTITUTE([$pays.F86];&quot;'&quot;;&quot; &quot;)))" office:value-type="string" office:string-value="48320" calcext:value-type="string">
            <text:p>48320</text:p>
          </table:table-cell>
          <table:table-cell table:formula="of:=IF(ISBLANK([$pays.G86])OR([$pays.G86]=&quot;N.A.&quot;);&quot;NULL&quot;;IF(ISNUMBER(FIND(&quot; %&quot;; [$pays.G86])) ;SUBSTITUTE([$pays.G86];&quot; %&quot;;&quot;&quot;) ; SUBSTITUTE([$pays.G86];&quot;'&quot;;&quot; &quot;)))" office:value-type="string" office:string-value="-30000.0" calcext:value-type="string">
            <text:p>-30000.0</text:p>
          </table:table-cell>
          <table:table-cell table:formula="of:=IF(ISBLANK([$pays.H86])OR([$pays.H86]=&quot;N.A.&quot;);&quot;NULL&quot;;IF(ISNUMBER(FIND(&quot; %&quot;; [$pays.H86])) ;SUBSTITUTE([$pays.H86];&quot; %&quot;;&quot;&quot;) ; SUBSTITUTE([$pays.H86];&quot;'&quot;;&quot; &quot;)))" office:value-type="string" office:string-value="2.4" calcext:value-type="string">
            <text:p>2.4</text:p>
          </table:table-cell>
          <table:table-cell table:formula="of:=IF(ISBLANK([$pays.I86])OR([$pays.I86]=&quot;N.A.&quot;);&quot;NULL&quot;;IF(ISNUMBER(FIND(&quot; %&quot;; [$pays.I86])) ;SUBSTITUTE([$pays.I86];&quot; %&quot;;&quot;&quot;) ; SUBSTITUTE([$pays.I86];&quot;'&quot;;&quot; &quot;)))" office:value-type="string" office:string-value="28" calcext:value-type="string">
            <text:p>28</text:p>
          </table:table-cell>
          <table:table-cell table:formula="of:=IF(ISBLANK([$pays.J86])OR([$pays.J86]=&quot;N.A.&quot;);&quot;NULL&quot;;IF(ISNUMBER(FIND(&quot; %&quot;; [$pays.J86])) ;SUBSTITUTE([$pays.J86];&quot; %&quot;;&quot;&quot;) ; SUBSTITUTE([$pays.J86];&quot;'&quot;;&quot; &quot;)))" office:value-type="string" office:string-value="85" calcext:value-type="string">
            <text:p>85</text:p>
          </table:table-cell>
          <table:table-cell table:formula="of:=IF(ISBLANK([$pays.K86])OR([$pays.K86]=&quot;N.A.&quot;);&quot;NULL&quot;;IF(ISNUMBER(FIND(&quot; %&quot;; [$pays.K86])) ;SUBSTITUTE([$pays.K86];&quot; %&quot;;&quot;&quot;) ; SUBSTITUTE([$pays.K86];&quot;'&quot;;&quot; &quot;)))" office:value-type="string" office:string-value="0.14" calcext:value-type="string">
            <text:p>0.14</text:p>
          </table:table-cell>
          <table:table-cell table:formula="of:=IF(ISBLANK([$pays.L86])OR([$pays.L86]=&quot;N.A.&quot;);&quot;NULL&quot;;IF(ISNUMBER(FIND(&quot; %&quot;; [$pays.L86])) ;SUBSTITUTE([$pays.L86];&quot; %&quot;;&quot;&quot;) ; SUBSTITUTE([$pays.L86];&quot;'&quot;;&quot; &quot;)))" office:value-type="string" office:string-value="NULL" calcext:value-type="string">
            <text:p>NULL</text:p>
          </table:table-cell>
        </table:table-row>
        <table:table-row table:style-name="ro3">
          <table:table-cell table:formula="of:=IF(ISBLANK([$pays.A87])OR([$pays.A87]=&quot;N.A.&quot;);&quot;NULL&quot;;IF(ISNUMBER(FIND(&quot; %&quot;; [$pays.A87])) ;SUBSTITUTE([$pays.A87];&quot; %&quot;;&quot;&quot;) ; SUBSTITUTE([$pays.A87];&quot;'&quot;;&quot; &quot;)))" office:value-type="string" office:string-value="Czech Republic (Czechia)" calcext:value-type="string">
            <text:p>Czech Republic (Czechia)</text:p>
          </table:table-cell>
          <table:table-cell table:formula="of:=IF(ISBLANK([$pays.B87])OR([$pays.B87]=&quot;N.A.&quot;);&quot;NULL&quot;;IF(ISNUMBER(FIND(&quot; %&quot;; [$pays.B87])) ;SUBSTITUTE([$pays.B87];&quot; %&quot;;&quot;&quot;) ; SUBSTITUTE([$pays.B87];&quot;'&quot;;&quot; &quot;)))" office:value-type="string" office:string-value="10705012" calcext:value-type="string">
            <text:p>10705012</text:p>
          </table:table-cell>
          <table:table-cell table:formula="of:=IF(ISBLANK([$pays.C87])OR([$pays.C87]=&quot;N.A.&quot;);&quot;NULL&quot;;IF(ISNUMBER(FIND(&quot; %&quot;; [$pays.C87])) ;SUBSTITUTE([$pays.C87];&quot; %&quot;;&quot;&quot;) ; SUBSTITUTE([$pays.C87];&quot;'&quot;;&quot; &quot;)))" office:value-type="string" office:string-value="0.18" calcext:value-type="string">
            <text:p>0.18</text:p>
          </table:table-cell>
          <table:table-cell table:formula="of:=IF(ISBLANK([$pays.D87])OR([$pays.D87]=&quot;N.A.&quot;);&quot;NULL&quot;;IF(ISNUMBER(FIND(&quot; %&quot;; [$pays.D87])) ;SUBSTITUTE([$pays.D87];&quot; %&quot;;&quot;&quot;) ; SUBSTITUTE([$pays.D87];&quot;'&quot;;&quot; &quot;)))" office:value-type="string" office:string-value="19772" calcext:value-type="string">
            <text:p>19772</text:p>
          </table:table-cell>
          <table:table-cell table:formula="of:=IF(ISBLANK([$pays.E87])OR([$pays.E87]=&quot;N.A.&quot;);&quot;NULL&quot;;IF(ISNUMBER(FIND(&quot; %&quot;; [$pays.E87])) ;SUBSTITUTE([$pays.E87];&quot; %&quot;;&quot;&quot;) ; SUBSTITUTE([$pays.E87];&quot;'&quot;;&quot; &quot;)))" office:value-type="string" office:string-value="139" calcext:value-type="string">
            <text:p>139</text:p>
          </table:table-cell>
          <table:table-cell table:formula="of:=IF(ISBLANK([$pays.F87])OR([$pays.F87]=&quot;N.A.&quot;);&quot;NULL&quot;;IF(ISNUMBER(FIND(&quot; %&quot;; [$pays.F87])) ;SUBSTITUTE([$pays.F87];&quot; %&quot;;&quot;&quot;) ; SUBSTITUTE([$pays.F87];&quot;'&quot;;&quot; &quot;)))" office:value-type="string" office:string-value="77240" calcext:value-type="string">
            <text:p>77240</text:p>
          </table:table-cell>
          <table:table-cell table:formula="of:=IF(ISBLANK([$pays.G87])OR([$pays.G87]=&quot;N.A.&quot;);&quot;NULL&quot;;IF(ISNUMBER(FIND(&quot; %&quot;; [$pays.G87])) ;SUBSTITUTE([$pays.G87];&quot; %&quot;;&quot;&quot;) ; SUBSTITUTE([$pays.G87];&quot;'&quot;;&quot; &quot;)))" office:value-type="string" office:string-value="22011.0" calcext:value-type="string">
            <text:p>22011.0</text:p>
          </table:table-cell>
          <table:table-cell table:formula="of:=IF(ISBLANK([$pays.H87])OR([$pays.H87]=&quot;N.A.&quot;);&quot;NULL&quot;;IF(ISNUMBER(FIND(&quot; %&quot;; [$pays.H87])) ;SUBSTITUTE([$pays.H87];&quot; %&quot;;&quot;&quot;) ; SUBSTITUTE([$pays.H87];&quot;'&quot;;&quot; &quot;)))" office:value-type="string" office:string-value="1.6" calcext:value-type="string">
            <text:p>1.6</text:p>
          </table:table-cell>
          <table:table-cell table:formula="of:=IF(ISBLANK([$pays.I87])OR([$pays.I87]=&quot;N.A.&quot;);&quot;NULL&quot;;IF(ISNUMBER(FIND(&quot; %&quot;; [$pays.I87])) ;SUBSTITUTE([$pays.I87];&quot; %&quot;;&quot;&quot;) ; SUBSTITUTE([$pays.I87];&quot;'&quot;;&quot; &quot;)))" office:value-type="string" office:string-value="43" calcext:value-type="string">
            <text:p>43</text:p>
          </table:table-cell>
          <table:table-cell table:formula="of:=IF(ISBLANK([$pays.J87])OR([$pays.J87]=&quot;N.A.&quot;);&quot;NULL&quot;;IF(ISNUMBER(FIND(&quot; %&quot;; [$pays.J87])) ;SUBSTITUTE([$pays.J87];&quot; %&quot;;&quot;&quot;) ; SUBSTITUTE([$pays.J87];&quot;'&quot;;&quot; &quot;)))" office:value-type="string" office:string-value="74" calcext:value-type="string">
            <text:p>74</text:p>
          </table:table-cell>
          <table:table-cell table:formula="of:=IF(ISBLANK([$pays.K87])OR([$pays.K87]=&quot;N.A.&quot;);&quot;NULL&quot;;IF(ISNUMBER(FIND(&quot; %&quot;; [$pays.K87])) ;SUBSTITUTE([$pays.K87];&quot; %&quot;;&quot;&quot;) ; SUBSTITUTE([$pays.K87];&quot;'&quot;;&quot; &quot;)))" office:value-type="string" office:string-value="0.14" calcext:value-type="string">
            <text:p>0.14</text:p>
          </table:table-cell>
          <table:table-cell table:formula="of:=IF(ISBLANK([$pays.L87])OR([$pays.L87]=&quot;N.A.&quot;);&quot;NULL&quot;;IF(ISNUMBER(FIND(&quot; %&quot;; [$pays.L87])) ;SUBSTITUTE([$pays.L87];&quot; %&quot;;&quot;&quot;) ; SUBSTITUTE([$pays.L8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8])OR([$pays.A88]=&quot;N.A.&quot;);&quot;NULL&quot;;IF(ISNUMBER(FIND(&quot; %&quot;; [$pays.A88])) ;SUBSTITUTE([$pays.A88];&quot; %&quot;;&quot;&quot;) ; SUBSTITUTE([$pays.A88];&quot;'&quot;;&quot; &quot;)))" office:value-type="string" office:string-value="Greece" calcext:value-type="string">
            <text:p>Greece</text:p>
          </table:table-cell>
          <table:table-cell table:formula="of:=IF(ISBLANK([$pays.B88])OR([$pays.B88]=&quot;N.A.&quot;);&quot;NULL&quot;;IF(ISNUMBER(FIND(&quot; %&quot;; [$pays.B88])) ;SUBSTITUTE([$pays.B88];&quot; %&quot;;&quot;&quot;) ; SUBSTITUTE([$pays.B88];&quot;'&quot;;&quot; &quot;)))" office:value-type="string" office:string-value="10433037" calcext:value-type="string">
            <text:p>10433037</text:p>
          </table:table-cell>
          <table:table-cell table:formula="of:=IF(ISBLANK([$pays.C88])OR([$pays.C88]=&quot;N.A.&quot;);&quot;NULL&quot;;IF(ISNUMBER(FIND(&quot; %&quot;; [$pays.C88])) ;SUBSTITUTE([$pays.C88];&quot; %&quot;;&quot;&quot;) ; SUBSTITUTE([$pays.C88];&quot;'&quot;;&quot; &quot;)))" office:value-type="string" office:string-value="-0.48" calcext:value-type="string">
            <text:p>-0.48</text:p>
          </table:table-cell>
          <table:table-cell table:formula="of:=IF(ISBLANK([$pays.D88])OR([$pays.D88]=&quot;N.A.&quot;);&quot;NULL&quot;;IF(ISNUMBER(FIND(&quot; %&quot;; [$pays.D88])) ;SUBSTITUTE([$pays.D88];&quot; %&quot;;&quot;&quot;) ; SUBSTITUTE([$pays.D88];&quot;'&quot;;&quot; &quot;)))" office:value-type="string" office:string-value="-50401" calcext:value-type="string">
            <text:p>-50401</text:p>
          </table:table-cell>
          <table:table-cell table:formula="of:=IF(ISBLANK([$pays.E88])OR([$pays.E88]=&quot;N.A.&quot;);&quot;NULL&quot;;IF(ISNUMBER(FIND(&quot; %&quot;; [$pays.E88])) ;SUBSTITUTE([$pays.E88];&quot; %&quot;;&quot;&quot;) ; SUBSTITUTE([$pays.E88];&quot;'&quot;;&quot; &quot;)))" office:value-type="string" office:string-value="81" calcext:value-type="string">
            <text:p>81</text:p>
          </table:table-cell>
          <table:table-cell table:formula="of:=IF(ISBLANK([$pays.F88])OR([$pays.F88]=&quot;N.A.&quot;);&quot;NULL&quot;;IF(ISNUMBER(FIND(&quot; %&quot;; [$pays.F88])) ;SUBSTITUTE([$pays.F88];&quot; %&quot;;&quot;&quot;) ; SUBSTITUTE([$pays.F88];&quot;'&quot;;&quot; &quot;)))" office:value-type="string" office:string-value="128900" calcext:value-type="string">
            <text:p>128900</text:p>
          </table:table-cell>
          <table:table-cell table:formula="of:=IF(ISBLANK([$pays.G88])OR([$pays.G88]=&quot;N.A.&quot;);&quot;NULL&quot;;IF(ISNUMBER(FIND(&quot; %&quot;; [$pays.G88])) ;SUBSTITUTE([$pays.G88];&quot; %&quot;;&quot;&quot;) ; SUBSTITUTE([$pays.G88];&quot;'&quot;;&quot; &quot;)))" office:value-type="string" office:string-value="-16000.0" calcext:value-type="string">
            <text:p>-16000.0</text:p>
          </table:table-cell>
          <table:table-cell table:formula="of:=IF(ISBLANK([$pays.H88])OR([$pays.H88]=&quot;N.A.&quot;);&quot;NULL&quot;;IF(ISNUMBER(FIND(&quot; %&quot;; [$pays.H88])) ;SUBSTITUTE([$pays.H88];&quot; %&quot;;&quot;&quot;) ; SUBSTITUTE([$pays.H88];&quot;'&quot;;&quot; &quot;)))" office:value-type="string" office:string-value="1.3" calcext:value-type="string">
            <text:p>1.3</text:p>
          </table:table-cell>
          <table:table-cell table:formula="of:=IF(ISBLANK([$pays.I88])OR([$pays.I88]=&quot;N.A.&quot;);&quot;NULL&quot;;IF(ISNUMBER(FIND(&quot; %&quot;; [$pays.I88])) ;SUBSTITUTE([$pays.I88];&quot; %&quot;;&quot;&quot;) ; SUBSTITUTE([$pays.I88];&quot;'&quot;;&quot; &quot;)))" office:value-type="string" office:string-value="46" calcext:value-type="string">
            <text:p>46</text:p>
          </table:table-cell>
          <table:table-cell table:formula="of:=IF(ISBLANK([$pays.J88])OR([$pays.J88]=&quot;N.A.&quot;);&quot;NULL&quot;;IF(ISNUMBER(FIND(&quot; %&quot;; [$pays.J88])) ;SUBSTITUTE([$pays.J88];&quot; %&quot;;&quot;&quot;) ; SUBSTITUTE([$pays.J88];&quot;'&quot;;&quot; &quot;)))" office:value-type="string" office:string-value="85" calcext:value-type="string">
            <text:p>85</text:p>
          </table:table-cell>
          <table:table-cell table:formula="of:=IF(ISBLANK([$pays.K88])OR([$pays.K88]=&quot;N.A.&quot;);&quot;NULL&quot;;IF(ISNUMBER(FIND(&quot; %&quot;; [$pays.K88])) ;SUBSTITUTE([$pays.K88];&quot; %&quot;;&quot;&quot;) ; SUBSTITUTE([$pays.K88];&quot;'&quot;;&quot; &quot;)))" office:value-type="string" office:string-value="0.13" calcext:value-type="string">
            <text:p>0.13</text:p>
          </table:table-cell>
          <table:table-cell table:formula="of:=IF(ISBLANK([$pays.L88])OR([$pays.L88]=&quot;N.A.&quot;);&quot;NULL&quot;;IF(ISNUMBER(FIND(&quot; %&quot;; [$pays.L88])) ;SUBSTITUTE([$pays.L88];&quot; %&quot;;&quot;&quot;) ; SUBSTITUTE([$pays.L8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9])OR([$pays.A89]=&quot;N.A.&quot;);&quot;NULL&quot;;IF(ISNUMBER(FIND(&quot; %&quot;; [$pays.A89])) ;SUBSTITUTE([$pays.A89];&quot; %&quot;;&quot;&quot;) ; SUBSTITUTE([$pays.A89];&quot;'&quot;;&quot; &quot;)))" office:value-type="string" office:string-value="Jordan" calcext:value-type="string">
            <text:p>Jordan</text:p>
          </table:table-cell>
          <table:table-cell table:formula="of:=IF(ISBLANK([$pays.B89])OR([$pays.B89]=&quot;N.A.&quot;);&quot;NULL&quot;;IF(ISNUMBER(FIND(&quot; %&quot;; [$pays.B89])) ;SUBSTITUTE([$pays.B89];&quot; %&quot;;&quot;&quot;) ; SUBSTITUTE([$pays.B89];&quot;'&quot;;&quot; &quot;)))" office:value-type="string" office:string-value="10182442" calcext:value-type="string">
            <text:p>10182442</text:p>
          </table:table-cell>
          <table:table-cell table:formula="of:=IF(ISBLANK([$pays.C89])OR([$pays.C89]=&quot;N.A.&quot;);&quot;NULL&quot;;IF(ISNUMBER(FIND(&quot; %&quot;; [$pays.C89])) ;SUBSTITUTE([$pays.C89];&quot; %&quot;;&quot;&quot;) ; SUBSTITUTE([$pays.C89];&quot;'&quot;;&quot; &quot;)))" office:value-type="string" office:string-value="1.00" calcext:value-type="string">
            <text:p>1.00</text:p>
          </table:table-cell>
          <table:table-cell table:formula="of:=IF(ISBLANK([$pays.D89])OR([$pays.D89]=&quot;N.A.&quot;);&quot;NULL&quot;;IF(ISNUMBER(FIND(&quot; %&quot;; [$pays.D89])) ;SUBSTITUTE([$pays.D89];&quot; %&quot;;&quot;&quot;) ; SUBSTITUTE([$pays.D89];&quot;'&quot;;&quot; &quot;)))" office:value-type="string" office:string-value="101440" calcext:value-type="string">
            <text:p>101440</text:p>
          </table:table-cell>
          <table:table-cell table:formula="of:=IF(ISBLANK([$pays.E89])OR([$pays.E89]=&quot;N.A.&quot;);&quot;NULL&quot;;IF(ISNUMBER(FIND(&quot; %&quot;; [$pays.E89])) ;SUBSTITUTE([$pays.E89];&quot; %&quot;;&quot;&quot;) ; SUBSTITUTE([$pays.E89];&quot;'&quot;;&quot; &quot;)))" office:value-type="string" office:string-value="115" calcext:value-type="string">
            <text:p>115</text:p>
          </table:table-cell>
          <table:table-cell table:formula="of:=IF(ISBLANK([$pays.F89])OR([$pays.F89]=&quot;N.A.&quot;);&quot;NULL&quot;;IF(ISNUMBER(FIND(&quot; %&quot;; [$pays.F89])) ;SUBSTITUTE([$pays.F89];&quot; %&quot;;&quot;&quot;) ; SUBSTITUTE([$pays.F89];&quot;'&quot;;&quot; &quot;)))" office:value-type="string" office:string-value="88780" calcext:value-type="string">
            <text:p>88780</text:p>
          </table:table-cell>
          <table:table-cell table:formula="of:=IF(ISBLANK([$pays.G89])OR([$pays.G89]=&quot;N.A.&quot;);&quot;NULL&quot;;IF(ISNUMBER(FIND(&quot; %&quot;; [$pays.G89])) ;SUBSTITUTE([$pays.G89];&quot; %&quot;;&quot;&quot;) ; SUBSTITUTE([$pays.G89];&quot;'&quot;;&quot; &quot;)))" office:value-type="string" office:string-value="10220.0" calcext:value-type="string">
            <text:p>10220.0</text:p>
          </table:table-cell>
          <table:table-cell table:formula="of:=IF(ISBLANK([$pays.H89])OR([$pays.H89]=&quot;N.A.&quot;);&quot;NULL&quot;;IF(ISNUMBER(FIND(&quot; %&quot;; [$pays.H89])) ;SUBSTITUTE([$pays.H89];&quot; %&quot;;&quot;&quot;) ; SUBSTITUTE([$pays.H89];&quot;'&quot;;&quot; &quot;)))" office:value-type="string" office:string-value="2.8" calcext:value-type="string">
            <text:p>2.8</text:p>
          </table:table-cell>
          <table:table-cell table:formula="of:=IF(ISBLANK([$pays.I89])OR([$pays.I89]=&quot;N.A.&quot;);&quot;NULL&quot;;IF(ISNUMBER(FIND(&quot; %&quot;; [$pays.I89])) ;SUBSTITUTE([$pays.I89];&quot; %&quot;;&quot;&quot;) ; SUBSTITUTE([$pays.I89];&quot;'&quot;;&quot; &quot;)))" office:value-type="string" office:string-value="24" calcext:value-type="string">
            <text:p>24</text:p>
          </table:table-cell>
          <table:table-cell table:formula="of:=IF(ISBLANK([$pays.J89])OR([$pays.J89]=&quot;N.A.&quot;);&quot;NULL&quot;;IF(ISNUMBER(FIND(&quot; %&quot;; [$pays.J89])) ;SUBSTITUTE([$pays.J89];&quot; %&quot;;&quot;&quot;) ; SUBSTITUTE([$pays.J89];&quot;'&quot;;&quot; &quot;)))" office:value-type="string" office:string-value="91" calcext:value-type="string">
            <text:p>91</text:p>
          </table:table-cell>
          <table:table-cell table:formula="of:=IF(ISBLANK([$pays.K89])OR([$pays.K89]=&quot;N.A.&quot;);&quot;NULL&quot;;IF(ISNUMBER(FIND(&quot; %&quot;; [$pays.K89])) ;SUBSTITUTE([$pays.K89];&quot; %&quot;;&quot;&quot;) ; SUBSTITUTE([$pays.K89];&quot;'&quot;;&quot; &quot;)))" office:value-type="string" office:string-value="0.13" calcext:value-type="string">
            <text:p>0.13</text:p>
          </table:table-cell>
          <table:table-cell table:formula="of:=IF(ISBLANK([$pays.L89])OR([$pays.L89]=&quot;N.A.&quot;);&quot;NULL&quot;;IF(ISNUMBER(FIND(&quot; %&quot;; [$pays.L89])) ;SUBSTITUTE([$pays.L89];&quot; %&quot;;&quot;&quot;) ; SUBSTITUTE([$pays.L8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0])OR([$pays.A90]=&quot;N.A.&quot;);&quot;NULL&quot;;IF(ISNUMBER(FIND(&quot; %&quot;; [$pays.A90])) ;SUBSTITUTE([$pays.A90];&quot; %&quot;;&quot;&quot;) ; SUBSTITUTE([$pays.A90];&quot;'&quot;;&quot; &quot;)))" office:value-type="string" office:string-value="Portugal" calcext:value-type="string">
            <text:p>Portugal</text:p>
          </table:table-cell>
          <table:table-cell table:formula="of:=IF(ISBLANK([$pays.B90])OR([$pays.B90]=&quot;N.A.&quot;);&quot;NULL&quot;;IF(ISNUMBER(FIND(&quot; %&quot;; [$pays.B90])) ;SUBSTITUTE([$pays.B90];&quot; %&quot;;&quot;&quot;) ; SUBSTITUTE([$pays.B90];&quot;'&quot;;&quot; &quot;)))" office:value-type="string" office:string-value="10202571" calcext:value-type="string">
            <text:p>10202571</text:p>
          </table:table-cell>
          <table:table-cell table:formula="of:=IF(ISBLANK([$pays.C90])OR([$pays.C90]=&quot;N.A.&quot;);&quot;NULL&quot;;IF(ISNUMBER(FIND(&quot; %&quot;; [$pays.C90])) ;SUBSTITUTE([$pays.C90];&quot; %&quot;;&quot;&quot;) ; SUBSTITUTE([$pays.C90];&quot;'&quot;;&quot; &quot;)))" office:value-type="string" office:string-value="-0.29" calcext:value-type="string">
            <text:p>-0.29</text:p>
          </table:table-cell>
          <table:table-cell table:formula="of:=IF(ISBLANK([$pays.D90])OR([$pays.D90]=&quot;N.A.&quot;);&quot;NULL&quot;;IF(ISNUMBER(FIND(&quot; %&quot;; [$pays.D90])) ;SUBSTITUTE([$pays.D90];&quot; %&quot;;&quot;&quot;) ; SUBSTITUTE([$pays.D90];&quot;'&quot;;&quot; &quot;)))" office:value-type="string" office:string-value="-29478" calcext:value-type="string">
            <text:p>-29478</text:p>
          </table:table-cell>
          <table:table-cell table:formula="of:=IF(ISBLANK([$pays.E90])OR([$pays.E90]=&quot;N.A.&quot;);&quot;NULL&quot;;IF(ISNUMBER(FIND(&quot; %&quot;; [$pays.E90])) ;SUBSTITUTE([$pays.E90];&quot; %&quot;;&quot;&quot;) ; SUBSTITUTE([$pays.E90];&quot;'&quot;;&quot; &quot;)))" office:value-type="string" office:string-value="111" calcext:value-type="string">
            <text:p>111</text:p>
          </table:table-cell>
          <table:table-cell table:formula="of:=IF(ISBLANK([$pays.F90])OR([$pays.F90]=&quot;N.A.&quot;);&quot;NULL&quot;;IF(ISNUMBER(FIND(&quot; %&quot;; [$pays.F90])) ;SUBSTITUTE([$pays.F90];&quot; %&quot;;&quot;&quot;) ; SUBSTITUTE([$pays.F90];&quot;'&quot;;&quot; &quot;)))" office:value-type="string" office:string-value="91590" calcext:value-type="string">
            <text:p>91590</text:p>
          </table:table-cell>
          <table:table-cell table:formula="of:=IF(ISBLANK([$pays.G90])OR([$pays.G90]=&quot;N.A.&quot;);&quot;NULL&quot;;IF(ISNUMBER(FIND(&quot; %&quot;; [$pays.G90])) ;SUBSTITUTE([$pays.G90];&quot; %&quot;;&quot;&quot;) ; SUBSTITUTE([$pays.G90];&quot;'&quot;;&quot; &quot;)))" office:value-type="string" office:string-value="-6000.0" calcext:value-type="string">
            <text:p>-6000.0</text:p>
          </table:table-cell>
          <table:table-cell table:formula="of:=IF(ISBLANK([$pays.H90])OR([$pays.H90]=&quot;N.A.&quot;);&quot;NULL&quot;;IF(ISNUMBER(FIND(&quot; %&quot;; [$pays.H90])) ;SUBSTITUTE([$pays.H90];&quot; %&quot;;&quot;&quot;) ; SUBSTITUTE([$pays.H90];&quot;'&quot;;&quot; &quot;)))" office:value-type="string" office:string-value="1.3" calcext:value-type="string">
            <text:p>1.3</text:p>
          </table:table-cell>
          <table:table-cell table:formula="of:=IF(ISBLANK([$pays.I90])OR([$pays.I90]=&quot;N.A.&quot;);&quot;NULL&quot;;IF(ISNUMBER(FIND(&quot; %&quot;; [$pays.I90])) ;SUBSTITUTE([$pays.I90];&quot; %&quot;;&quot;&quot;) ; SUBSTITUTE([$pays.I90];&quot;'&quot;;&quot; &quot;)))" office:value-type="string" office:string-value="46" calcext:value-type="string">
            <text:p>46</text:p>
          </table:table-cell>
          <table:table-cell table:formula="of:=IF(ISBLANK([$pays.J90])OR([$pays.J90]=&quot;N.A.&quot;);&quot;NULL&quot;;IF(ISNUMBER(FIND(&quot; %&quot;; [$pays.J90])) ;SUBSTITUTE([$pays.J90];&quot; %&quot;;&quot;&quot;) ; SUBSTITUTE([$pays.J90];&quot;'&quot;;&quot; &quot;)))" office:value-type="string" office:string-value="66" calcext:value-type="string">
            <text:p>66</text:p>
          </table:table-cell>
          <table:table-cell table:formula="of:=IF(ISBLANK([$pays.K90])OR([$pays.K90]=&quot;N.A.&quot;);&quot;NULL&quot;;IF(ISNUMBER(FIND(&quot; %&quot;; [$pays.K90])) ;SUBSTITUTE([$pays.K90];&quot; %&quot;;&quot;&quot;) ; SUBSTITUTE([$pays.K90];&quot;'&quot;;&quot; &quot;)))" office:value-type="string" office:string-value="0.13" calcext:value-type="string">
            <text:p>0.13</text:p>
          </table:table-cell>
          <table:table-cell table:formula="of:=IF(ISBLANK([$pays.L90])OR([$pays.L90]=&quot;N.A.&quot;);&quot;NULL&quot;;IF(ISNUMBER(FIND(&quot; %&quot;; [$pays.L90])) ;SUBSTITUTE([$pays.L90];&quot; %&quot;;&quot;&quot;) ; SUBSTITUTE([$pays.L9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1])OR([$pays.A91]=&quot;N.A.&quot;);&quot;NULL&quot;;IF(ISNUMBER(FIND(&quot; %&quot;; [$pays.A91])) ;SUBSTITUTE([$pays.A91];&quot; %&quot;;&quot;&quot;) ; SUBSTITUTE([$pays.A91];&quot;'&quot;;&quot; &quot;)))" office:value-type="string" office:string-value="Azerbaijan" calcext:value-type="string">
            <text:p>Azerbaijan</text:p>
          </table:table-cell>
          <table:table-cell table:formula="of:=IF(ISBLANK([$pays.B91])OR([$pays.B91]=&quot;N.A.&quot;);&quot;NULL&quot;;IF(ISNUMBER(FIND(&quot; %&quot;; [$pays.B91])) ;SUBSTITUTE([$pays.B91];&quot; %&quot;;&quot;&quot;) ; SUBSTITUTE([$pays.B91];&quot;'&quot;;&quot; &quot;)))" office:value-type="string" office:string-value="10120555" calcext:value-type="string">
            <text:p>10120555</text:p>
          </table:table-cell>
          <table:table-cell table:formula="of:=IF(ISBLANK([$pays.C91])OR([$pays.C91]=&quot;N.A.&quot;);&quot;NULL&quot;;IF(ISNUMBER(FIND(&quot; %&quot;; [$pays.C91])) ;SUBSTITUTE([$pays.C91];&quot; %&quot;;&quot;&quot;) ; SUBSTITUTE([$pays.C91];&quot;'&quot;;&quot; &quot;)))" office:value-type="string" office:string-value="0.91" calcext:value-type="string">
            <text:p>0.91</text:p>
          </table:table-cell>
          <table:table-cell table:formula="of:=IF(ISBLANK([$pays.D91])OR([$pays.D91]=&quot;N.A.&quot;);&quot;NULL&quot;;IF(ISNUMBER(FIND(&quot; %&quot;; [$pays.D91])) ;SUBSTITUTE([$pays.D91];&quot; %&quot;;&quot;&quot;) ; SUBSTITUTE([$pays.D91];&quot;'&quot;;&quot; &quot;)))" office:value-type="string" office:string-value="91459" calcext:value-type="string">
            <text:p>91459</text:p>
          </table:table-cell>
          <table:table-cell table:formula="of:=IF(ISBLANK([$pays.E91])OR([$pays.E91]=&quot;N.A.&quot;);&quot;NULL&quot;;IF(ISNUMBER(FIND(&quot; %&quot;; [$pays.E91])) ;SUBSTITUTE([$pays.E91];&quot; %&quot;;&quot;&quot;) ; SUBSTITUTE([$pays.E91];&quot;'&quot;;&quot; &quot;)))" office:value-type="string" office:string-value="123" calcext:value-type="string">
            <text:p>123</text:p>
          </table:table-cell>
          <table:table-cell table:formula="of:=IF(ISBLANK([$pays.F91])OR([$pays.F91]=&quot;N.A.&quot;);&quot;NULL&quot;;IF(ISNUMBER(FIND(&quot; %&quot;; [$pays.F91])) ;SUBSTITUTE([$pays.F91];&quot; %&quot;;&quot;&quot;) ; SUBSTITUTE([$pays.F91];&quot;'&quot;;&quot; &quot;)))" office:value-type="string" office:string-value="82658" calcext:value-type="string">
            <text:p>82658</text:p>
          </table:table-cell>
          <table:table-cell table:formula="of:=IF(ISBLANK([$pays.G91])OR([$pays.G91]=&quot;N.A.&quot;);&quot;NULL&quot;;IF(ISNUMBER(FIND(&quot; %&quot;; [$pays.G91])) ;SUBSTITUTE([$pays.G91];&quot; %&quot;;&quot;&quot;) ; SUBSTITUTE([$pays.G91];&quot;'&quot;;&quot; &quot;)))" office:value-type="string" office:string-value="1200.0" calcext:value-type="string">
            <text:p>1200.0</text:p>
          </table:table-cell>
          <table:table-cell table:formula="of:=IF(ISBLANK([$pays.H91])OR([$pays.H91]=&quot;N.A.&quot;);&quot;NULL&quot;;IF(ISNUMBER(FIND(&quot; %&quot;; [$pays.H91])) ;SUBSTITUTE([$pays.H91];&quot; %&quot;;&quot;&quot;) ; SUBSTITUTE([$pays.H91];&quot;'&quot;;&quot; &quot;)))" office:value-type="string" office:string-value="2.1" calcext:value-type="string">
            <text:p>2.1</text:p>
          </table:table-cell>
          <table:table-cell table:formula="of:=IF(ISBLANK([$pays.I91])OR([$pays.I91]=&quot;N.A.&quot;);&quot;NULL&quot;;IF(ISNUMBER(FIND(&quot; %&quot;; [$pays.I91])) ;SUBSTITUTE([$pays.I91];&quot; %&quot;;&quot;&quot;) ; SUBSTITUTE([$pays.I91];&quot;'&quot;;&quot; &quot;)))" office:value-type="string" office:string-value="32" calcext:value-type="string">
            <text:p>32</text:p>
          </table:table-cell>
          <table:table-cell table:formula="of:=IF(ISBLANK([$pays.J91])OR([$pays.J91]=&quot;N.A.&quot;);&quot;NULL&quot;;IF(ISNUMBER(FIND(&quot; %&quot;; [$pays.J91])) ;SUBSTITUTE([$pays.J91];&quot; %&quot;;&quot;&quot;) ; SUBSTITUTE([$pays.J91];&quot;'&quot;;&quot; &quot;)))" office:value-type="string" office:string-value="56" calcext:value-type="string">
            <text:p>56</text:p>
          </table:table-cell>
          <table:table-cell table:formula="of:=IF(ISBLANK([$pays.K91])OR([$pays.K91]=&quot;N.A.&quot;);&quot;NULL&quot;;IF(ISNUMBER(FIND(&quot; %&quot;; [$pays.K91])) ;SUBSTITUTE([$pays.K91];&quot; %&quot;;&quot;&quot;) ; SUBSTITUTE([$pays.K91];&quot;'&quot;;&quot; &quot;)))" office:value-type="string" office:string-value="0.13" calcext:value-type="string">
            <text:p>0.13</text:p>
          </table:table-cell>
          <table:table-cell table:formula="of:=IF(ISBLANK([$pays.L91])OR([$pays.L91]=&quot;N.A.&quot;);&quot;NULL&quot;;IF(ISNUMBER(FIND(&quot; %&quot;; [$pays.L91])) ;SUBSTITUTE([$pays.L91];&quot; %&quot;;&quot;&quot;) ; SUBSTITUTE([$pays.L9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2])OR([$pays.A92]=&quot;N.A.&quot;);&quot;NULL&quot;;IF(ISNUMBER(FIND(&quot; %&quot;; [$pays.A92])) ;SUBSTITUTE([$pays.A92];&quot; %&quot;;&quot;&quot;) ; SUBSTITUTE([$pays.A92];&quot;'&quot;;&quot; &quot;)))" office:value-type="string" office:string-value="Sweden" calcext:value-type="string">
            <text:p>Sweden</text:p>
          </table:table-cell>
          <table:table-cell table:formula="of:=IF(ISBLANK([$pays.B92])OR([$pays.B92]=&quot;N.A.&quot;);&quot;NULL&quot;;IF(ISNUMBER(FIND(&quot; %&quot;; [$pays.B92])) ;SUBSTITUTE([$pays.B92];&quot; %&quot;;&quot;&quot;) ; SUBSTITUTE([$pays.B92];&quot;'&quot;;&quot; &quot;)))" office:value-type="string" office:string-value="10086531" calcext:value-type="string">
            <text:p>10086531</text:p>
          </table:table-cell>
          <table:table-cell table:formula="of:=IF(ISBLANK([$pays.C92])OR([$pays.C92]=&quot;N.A.&quot;);&quot;NULL&quot;;IF(ISNUMBER(FIND(&quot; %&quot;; [$pays.C92])) ;SUBSTITUTE([$pays.C92];&quot; %&quot;;&quot;&quot;) ; SUBSTITUTE([$pays.C92];&quot;'&quot;;&quot; &quot;)))" office:value-type="string" office:string-value="0.63" calcext:value-type="string">
            <text:p>0.63</text:p>
          </table:table-cell>
          <table:table-cell table:formula="of:=IF(ISBLANK([$pays.D92])OR([$pays.D92]=&quot;N.A.&quot;);&quot;NULL&quot;;IF(ISNUMBER(FIND(&quot; %&quot;; [$pays.D92])) ;SUBSTITUTE([$pays.D92];&quot; %&quot;;&quot;&quot;) ; SUBSTITUTE([$pays.D92];&quot;'&quot;;&quot; &quot;)))" office:value-type="string" office:string-value="62886" calcext:value-type="string">
            <text:p>62886</text:p>
          </table:table-cell>
          <table:table-cell table:formula="of:=IF(ISBLANK([$pays.E92])OR([$pays.E92]=&quot;N.A.&quot;);&quot;NULL&quot;;IF(ISNUMBER(FIND(&quot; %&quot;; [$pays.E92])) ;SUBSTITUTE([$pays.E92];&quot; %&quot;;&quot;&quot;) ; SUBSTITUTE([$pays.E92];&quot;'&quot;;&quot; &quot;)))" office:value-type="string" office:string-value="25" calcext:value-type="string">
            <text:p>25</text:p>
          </table:table-cell>
          <table:table-cell table:formula="of:=IF(ISBLANK([$pays.F92])OR([$pays.F92]=&quot;N.A.&quot;);&quot;NULL&quot;;IF(ISNUMBER(FIND(&quot; %&quot;; [$pays.F92])) ;SUBSTITUTE([$pays.F92];&quot; %&quot;;&quot;&quot;) ; SUBSTITUTE([$pays.F92];&quot;'&quot;;&quot; &quot;)))" office:value-type="string" office:string-value="410340" calcext:value-type="string">
            <text:p>410340</text:p>
          </table:table-cell>
          <table:table-cell table:formula="of:=IF(ISBLANK([$pays.G92])OR([$pays.G92]=&quot;N.A.&quot;);&quot;NULL&quot;;IF(ISNUMBER(FIND(&quot; %&quot;; [$pays.G92])) ;SUBSTITUTE([$pays.G92];&quot; %&quot;;&quot;&quot;) ; SUBSTITUTE([$pays.G92];&quot;'&quot;;&quot; &quot;)))" office:value-type="string" office:string-value="40000.0" calcext:value-type="string">
            <text:p>40000.0</text:p>
          </table:table-cell>
          <table:table-cell table:formula="of:=IF(ISBLANK([$pays.H92])OR([$pays.H92]=&quot;N.A.&quot;);&quot;NULL&quot;;IF(ISNUMBER(FIND(&quot; %&quot;; [$pays.H92])) ;SUBSTITUTE([$pays.H92];&quot; %&quot;;&quot;&quot;) ; SUBSTITUTE([$pays.H92];&quot;'&quot;;&quot; &quot;)))" office:value-type="string" office:string-value="1.9" calcext:value-type="string">
            <text:p>1.9</text:p>
          </table:table-cell>
          <table:table-cell table:formula="of:=IF(ISBLANK([$pays.I92])OR([$pays.I92]=&quot;N.A.&quot;);&quot;NULL&quot;;IF(ISNUMBER(FIND(&quot; %&quot;; [$pays.I92])) ;SUBSTITUTE([$pays.I92];&quot; %&quot;;&quot;&quot;) ; SUBSTITUTE([$pays.I92];&quot;'&quot;;&quot; &quot;)))" office:value-type="string" office:string-value="41" calcext:value-type="string">
            <text:p>41</text:p>
          </table:table-cell>
          <table:table-cell table:formula="of:=IF(ISBLANK([$pays.J92])OR([$pays.J92]=&quot;N.A.&quot;);&quot;NULL&quot;;IF(ISNUMBER(FIND(&quot; %&quot;; [$pays.J92])) ;SUBSTITUTE([$pays.J92];&quot; %&quot;;&quot;&quot;) ; SUBSTITUTE([$pays.J92];&quot;'&quot;;&quot; &quot;)))" office:value-type="string" office:string-value="88" calcext:value-type="string">
            <text:p>88</text:p>
          </table:table-cell>
          <table:table-cell table:formula="of:=IF(ISBLANK([$pays.K92])OR([$pays.K92]=&quot;N.A.&quot;);&quot;NULL&quot;;IF(ISNUMBER(FIND(&quot; %&quot;; [$pays.K92])) ;SUBSTITUTE([$pays.K92];&quot; %&quot;;&quot;&quot;) ; SUBSTITUTE([$pays.K92];&quot;'&quot;;&quot; &quot;)))" office:value-type="string" office:string-value="0.13" calcext:value-type="string">
            <text:p>0.13</text:p>
          </table:table-cell>
          <table:table-cell table:formula="of:=IF(ISBLANK([$pays.L92])OR([$pays.L92]=&quot;N.A.&quot;);&quot;NULL&quot;;IF(ISNUMBER(FIND(&quot; %&quot;; [$pays.L92])) ;SUBSTITUTE([$pays.L92];&quot; %&quot;;&quot;&quot;) ; SUBSTITUTE([$pays.L9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3])OR([$pays.A93]=&quot;N.A.&quot;);&quot;NULL&quot;;IF(ISNUMBER(FIND(&quot; %&quot;; [$pays.A93])) ;SUBSTITUTE([$pays.A93];&quot; %&quot;;&quot;&quot;) ; SUBSTITUTE([$pays.A93];&quot;'&quot;;&quot; &quot;)))" office:value-type="string" office:string-value="Honduras" calcext:value-type="string">
            <text:p>Honduras</text:p>
          </table:table-cell>
          <table:table-cell table:formula="of:=IF(ISBLANK([$pays.B93])OR([$pays.B93]=&quot;N.A.&quot;);&quot;NULL&quot;;IF(ISNUMBER(FIND(&quot; %&quot;; [$pays.B93])) ;SUBSTITUTE([$pays.B93];&quot; %&quot;;&quot;&quot;) ; SUBSTITUTE([$pays.B93];&quot;'&quot;;&quot; &quot;)))" office:value-type="string" office:string-value="9871892" calcext:value-type="string">
            <text:p>9871892</text:p>
          </table:table-cell>
          <table:table-cell table:formula="of:=IF(ISBLANK([$pays.C93])OR([$pays.C93]=&quot;N.A.&quot;);&quot;NULL&quot;;IF(ISNUMBER(FIND(&quot; %&quot;; [$pays.C93])) ;SUBSTITUTE([$pays.C93];&quot; %&quot;;&quot;&quot;) ; SUBSTITUTE([$pays.C93];&quot;'&quot;;&quot; &quot;)))" office:value-type="string" office:string-value="1.63" calcext:value-type="string">
            <text:p>1.63</text:p>
          </table:table-cell>
          <table:table-cell table:formula="of:=IF(ISBLANK([$pays.D93])OR([$pays.D93]=&quot;N.A.&quot;);&quot;NULL&quot;;IF(ISNUMBER(FIND(&quot; %&quot;; [$pays.D93])) ;SUBSTITUTE([$pays.D93];&quot; %&quot;;&quot;&quot;) ; SUBSTITUTE([$pays.D93];&quot;'&quot;;&quot; &quot;)))" office:value-type="string" office:string-value="158490" calcext:value-type="string">
            <text:p>158490</text:p>
          </table:table-cell>
          <table:table-cell table:formula="of:=IF(ISBLANK([$pays.E93])OR([$pays.E93]=&quot;N.A.&quot;);&quot;NULL&quot;;IF(ISNUMBER(FIND(&quot; %&quot;; [$pays.E93])) ;SUBSTITUTE([$pays.E93];&quot; %&quot;;&quot;&quot;) ; SUBSTITUTE([$pays.E93];&quot;'&quot;;&quot; &quot;)))" office:value-type="string" office:string-value="89" calcext:value-type="string">
            <text:p>89</text:p>
          </table:table-cell>
          <table:table-cell table:formula="of:=IF(ISBLANK([$pays.F93])OR([$pays.F93]=&quot;N.A.&quot;);&quot;NULL&quot;;IF(ISNUMBER(FIND(&quot; %&quot;; [$pays.F93])) ;SUBSTITUTE([$pays.F93];&quot; %&quot;;&quot;&quot;) ; SUBSTITUTE([$pays.F93];&quot;'&quot;;&quot; &quot;)))" office:value-type="string" office:string-value="111890" calcext:value-type="string">
            <text:p>111890</text:p>
          </table:table-cell>
          <table:table-cell table:formula="of:=IF(ISBLANK([$pays.G93])OR([$pays.G93]=&quot;N.A.&quot;);&quot;NULL&quot;;IF(ISNUMBER(FIND(&quot; %&quot;; [$pays.G93])) ;SUBSTITUTE([$pays.G93];&quot; %&quot;;&quot;&quot;) ; SUBSTITUTE([$pays.G93];&quot;'&quot;;&quot; &quot;)))" office:value-type="string" office:string-value="-6800.0" calcext:value-type="string">
            <text:p>-6800.0</text:p>
          </table:table-cell>
          <table:table-cell table:formula="of:=IF(ISBLANK([$pays.H93])OR([$pays.H93]=&quot;N.A.&quot;);&quot;NULL&quot;;IF(ISNUMBER(FIND(&quot; %&quot;; [$pays.H93])) ;SUBSTITUTE([$pays.H93];&quot; %&quot;;&quot;&quot;) ; SUBSTITUTE([$pays.H93];&quot;'&quot;;&quot; &quot;)))" office:value-type="string" office:string-value="2.5" calcext:value-type="string">
            <text:p>2.5</text:p>
          </table:table-cell>
          <table:table-cell table:formula="of:=IF(ISBLANK([$pays.I93])OR([$pays.I93]=&quot;N.A.&quot;);&quot;NULL&quot;;IF(ISNUMBER(FIND(&quot; %&quot;; [$pays.I93])) ;SUBSTITUTE([$pays.I93];&quot; %&quot;;&quot;&quot;) ; SUBSTITUTE([$pays.I93];&quot;'&quot;;&quot; &quot;)))" office:value-type="string" office:string-value="24" calcext:value-type="string">
            <text:p>24</text:p>
          </table:table-cell>
          <table:table-cell table:formula="of:=IF(ISBLANK([$pays.J93])OR([$pays.J93]=&quot;N.A.&quot;);&quot;NULL&quot;;IF(ISNUMBER(FIND(&quot; %&quot;; [$pays.J93])) ;SUBSTITUTE([$pays.J93];&quot; %&quot;;&quot;&quot;) ; SUBSTITUTE([$pays.J93];&quot;'&quot;;&quot; &quot;)))" office:value-type="string" office:string-value="57" calcext:value-type="string">
            <text:p>57</text:p>
          </table:table-cell>
          <table:table-cell table:formula="of:=IF(ISBLANK([$pays.K93])OR([$pays.K93]=&quot;N.A.&quot;);&quot;NULL&quot;;IF(ISNUMBER(FIND(&quot; %&quot;; [$pays.K93])) ;SUBSTITUTE([$pays.K93];&quot; %&quot;;&quot;&quot;) ; SUBSTITUTE([$pays.K93];&quot;'&quot;;&quot; &quot;)))" office:value-type="string" office:string-value="0.13" calcext:value-type="string">
            <text:p>0.13</text:p>
          </table:table-cell>
          <table:table-cell table:formula="of:=IF(ISBLANK([$pays.L93])OR([$pays.L93]=&quot;N.A.&quot;);&quot;NULL&quot;;IF(ISNUMBER(FIND(&quot; %&quot;; [$pays.L93])) ;SUBSTITUTE([$pays.L93];&quot; %&quot;;&quot;&quot;) ; SUBSTITUTE([$pays.L93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94])OR([$pays.A94]=&quot;N.A.&quot;);&quot;NULL&quot;;IF(ISNUMBER(FIND(&quot; %&quot;; [$pays.A94])) ;SUBSTITUTE([$pays.A94];&quot; %&quot;;&quot;&quot;) ; SUBSTITUTE([$pays.A94];&quot;'&quot;;&quot; &quot;)))" office:value-type="string" office:string-value="United Arab Emirates" calcext:value-type="string">
            <text:p>United Arab Emirates</text:p>
          </table:table-cell>
          <table:table-cell table:formula="of:=IF(ISBLANK([$pays.B94])OR([$pays.B94]=&quot;N.A.&quot;);&quot;NULL&quot;;IF(ISNUMBER(FIND(&quot; %&quot;; [$pays.B94])) ;SUBSTITUTE([$pays.B94];&quot; %&quot;;&quot;&quot;) ; SUBSTITUTE([$pays.B94];&quot;'&quot;;&quot; &quot;)))" office:value-type="string" office:string-value="9865845" calcext:value-type="string">
            <text:p>9865845</text:p>
          </table:table-cell>
          <table:table-cell table:formula="of:=IF(ISBLANK([$pays.C94])OR([$pays.C94]=&quot;N.A.&quot;);&quot;NULL&quot;;IF(ISNUMBER(FIND(&quot; %&quot;; [$pays.C94])) ;SUBSTITUTE([$pays.C94];&quot; %&quot;;&quot;&quot;) ; SUBSTITUTE([$pays.C94];&quot;'&quot;;&quot; &quot;)))" office:value-type="string" office:string-value="1.23" calcext:value-type="string">
            <text:p>1.23</text:p>
          </table:table-cell>
          <table:table-cell table:formula="of:=IF(ISBLANK([$pays.D94])OR([$pays.D94]=&quot;N.A.&quot;);&quot;NULL&quot;;IF(ISNUMBER(FIND(&quot; %&quot;; [$pays.D94])) ;SUBSTITUTE([$pays.D94];&quot; %&quot;;&quot;&quot;) ; SUBSTITUTE([$pays.D94];&quot;'&quot;;&quot; &quot;)))" office:value-type="string" office:string-value="119873" calcext:value-type="string">
            <text:p>119873</text:p>
          </table:table-cell>
          <table:table-cell table:formula="of:=IF(ISBLANK([$pays.E94])OR([$pays.E94]=&quot;N.A.&quot;);&quot;NULL&quot;;IF(ISNUMBER(FIND(&quot; %&quot;; [$pays.E94])) ;SUBSTITUTE([$pays.E94];&quot; %&quot;;&quot;&quot;) ; SUBSTITUTE([$pays.E94];&quot;'&quot;;&quot; &quot;)))" office:value-type="string" office:string-value="118" calcext:value-type="string">
            <text:p>118</text:p>
          </table:table-cell>
          <table:table-cell table:formula="of:=IF(ISBLANK([$pays.F94])OR([$pays.F94]=&quot;N.A.&quot;);&quot;NULL&quot;;IF(ISNUMBER(FIND(&quot; %&quot;; [$pays.F94])) ;SUBSTITUTE([$pays.F94];&quot; %&quot;;&quot;&quot;) ; SUBSTITUTE([$pays.F94];&quot;'&quot;;&quot; &quot;)))" office:value-type="string" office:string-value="83600" calcext:value-type="string">
            <text:p>83600</text:p>
          </table:table-cell>
          <table:table-cell table:formula="of:=IF(ISBLANK([$pays.G94])OR([$pays.G94]=&quot;N.A.&quot;);&quot;NULL&quot;;IF(ISNUMBER(FIND(&quot; %&quot;; [$pays.G94])) ;SUBSTITUTE([$pays.G94];&quot; %&quot;;&quot;&quot;) ; SUBSTITUTE([$pays.G94];&quot;'&quot;;&quot; &quot;)))" office:value-type="string" office:string-value="40000.0" calcext:value-type="string">
            <text:p>40000.0</text:p>
          </table:table-cell>
          <table:table-cell table:formula="of:=IF(ISBLANK([$pays.H94])OR([$pays.H94]=&quot;N.A.&quot;);&quot;NULL&quot;;IF(ISNUMBER(FIND(&quot; %&quot;; [$pays.H94])) ;SUBSTITUTE([$pays.H94];&quot; %&quot;;&quot;&quot;) ; SUBSTITUTE([$pays.H94];&quot;'&quot;;&quot; &quot;)))" office:value-type="string" office:string-value="1.4" calcext:value-type="string">
            <text:p>1.4</text:p>
          </table:table-cell>
          <table:table-cell table:formula="of:=IF(ISBLANK([$pays.I94])OR([$pays.I94]=&quot;N.A.&quot;);&quot;NULL&quot;;IF(ISNUMBER(FIND(&quot; %&quot;; [$pays.I94])) ;SUBSTITUTE([$pays.I94];&quot; %&quot;;&quot;&quot;) ; SUBSTITUTE([$pays.I94];&quot;'&quot;;&quot; &quot;)))" office:value-type="string" office:string-value="33" calcext:value-type="string">
            <text:p>33</text:p>
          </table:table-cell>
          <table:table-cell table:formula="of:=IF(ISBLANK([$pays.J94])OR([$pays.J94]=&quot;N.A.&quot;);&quot;NULL&quot;;IF(ISNUMBER(FIND(&quot; %&quot;; [$pays.J94])) ;SUBSTITUTE([$pays.J94];&quot; %&quot;;&quot;&quot;) ; SUBSTITUTE([$pays.J94];&quot;'&quot;;&quot; &quot;)))" office:value-type="string" office:string-value="86" calcext:value-type="string">
            <text:p>86</text:p>
          </table:table-cell>
          <table:table-cell table:formula="of:=IF(ISBLANK([$pays.K94])OR([$pays.K94]=&quot;N.A.&quot;);&quot;NULL&quot;;IF(ISNUMBER(FIND(&quot; %&quot;; [$pays.K94])) ;SUBSTITUTE([$pays.K94];&quot; %&quot;;&quot;&quot;) ; SUBSTITUTE([$pays.K94];&quot;'&quot;;&quot; &quot;)))" office:value-type="string" office:string-value="0.13" calcext:value-type="string">
            <text:p>0.13</text:p>
          </table:table-cell>
          <table:table-cell table:formula="of:=IF(ISBLANK([$pays.L94])OR([$pays.L94]=&quot;N.A.&quot;);&quot;NULL&quot;;IF(ISNUMBER(FIND(&quot; %&quot;; [$pays.L94])) ;SUBSTITUTE([$pays.L94];&quot; %&quot;;&quot;&quot;) ; SUBSTITUTE([$pays.L9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5])OR([$pays.A95]=&quot;N.A.&quot;);&quot;NULL&quot;;IF(ISNUMBER(FIND(&quot; %&quot;; [$pays.A95])) ;SUBSTITUTE([$pays.A95];&quot; %&quot;;&quot;&quot;) ; SUBSTITUTE([$pays.A95];&quot;'&quot;;&quot; &quot;)))" office:value-type="string" office:string-value="Hungary" calcext:value-type="string">
            <text:p>Hungary</text:p>
          </table:table-cell>
          <table:table-cell table:formula="of:=IF(ISBLANK([$pays.B95])OR([$pays.B95]=&quot;N.A.&quot;);&quot;NULL&quot;;IF(ISNUMBER(FIND(&quot; %&quot;; [$pays.B95])) ;SUBSTITUTE([$pays.B95];&quot; %&quot;;&quot;&quot;) ; SUBSTITUTE([$pays.B95];&quot;'&quot;;&quot; &quot;)))" office:value-type="string" office:string-value="9665192" calcext:value-type="string">
            <text:p>9665192</text:p>
          </table:table-cell>
          <table:table-cell table:formula="of:=IF(ISBLANK([$pays.C95])OR([$pays.C95]=&quot;N.A.&quot;);&quot;NULL&quot;;IF(ISNUMBER(FIND(&quot; %&quot;; [$pays.C95])) ;SUBSTITUTE([$pays.C95];&quot; %&quot;;&quot;&quot;) ; SUBSTITUTE([$pays.C95];&quot;'&quot;;&quot; &quot;)))" office:value-type="string" office:string-value="-0.25" calcext:value-type="string">
            <text:p>-0.25</text:p>
          </table:table-cell>
          <table:table-cell table:formula="of:=IF(ISBLANK([$pays.D95])OR([$pays.D95]=&quot;N.A.&quot;);&quot;NULL&quot;;IF(ISNUMBER(FIND(&quot; %&quot;; [$pays.D95])) ;SUBSTITUTE([$pays.D95];&quot; %&quot;;&quot;&quot;) ; SUBSTITUTE([$pays.D95];&quot;'&quot;;&quot; &quot;)))" office:value-type="string" office:string-value="-24328" calcext:value-type="string">
            <text:p>-24328</text:p>
          </table:table-cell>
          <table:table-cell table:formula="of:=IF(ISBLANK([$pays.E95])OR([$pays.E95]=&quot;N.A.&quot;);&quot;NULL&quot;;IF(ISNUMBER(FIND(&quot; %&quot;; [$pays.E95])) ;SUBSTITUTE([$pays.E95];&quot; %&quot;;&quot;&quot;) ; SUBSTITUTE([$pays.E95];&quot;'&quot;;&quot; &quot;)))" office:value-type="string" office:string-value="107" calcext:value-type="string">
            <text:p>107</text:p>
          </table:table-cell>
          <table:table-cell table:formula="of:=IF(ISBLANK([$pays.F95])OR([$pays.F95]=&quot;N.A.&quot;);&quot;NULL&quot;;IF(ISNUMBER(FIND(&quot; %&quot;; [$pays.F95])) ;SUBSTITUTE([$pays.F95];&quot; %&quot;;&quot;&quot;) ; SUBSTITUTE([$pays.F95];&quot;'&quot;;&quot; &quot;)))" office:value-type="string" office:string-value="90530" calcext:value-type="string">
            <text:p>90530</text:p>
          </table:table-cell>
          <table:table-cell table:formula="of:=IF(ISBLANK([$pays.G95])OR([$pays.G95]=&quot;N.A.&quot;);&quot;NULL&quot;;IF(ISNUMBER(FIND(&quot; %&quot;; [$pays.G95])) ;SUBSTITUTE([$pays.G95];&quot; %&quot;;&quot;&quot;) ; SUBSTITUTE([$pays.G95];&quot;'&quot;;&quot; &quot;)))" office:value-type="string" office:string-value="6000.0" calcext:value-type="string">
            <text:p>6000.0</text:p>
          </table:table-cell>
          <table:table-cell table:formula="of:=IF(ISBLANK([$pays.H95])OR([$pays.H95]=&quot;N.A.&quot;);&quot;NULL&quot;;IF(ISNUMBER(FIND(&quot; %&quot;; [$pays.H95])) ;SUBSTITUTE([$pays.H95];&quot; %&quot;;&quot;&quot;) ; SUBSTITUTE([$pays.H95];&quot;'&quot;;&quot; &quot;)))" office:value-type="string" office:string-value="1.5" calcext:value-type="string">
            <text:p>1.5</text:p>
          </table:table-cell>
          <table:table-cell table:formula="of:=IF(ISBLANK([$pays.I95])OR([$pays.I95]=&quot;N.A.&quot;);&quot;NULL&quot;;IF(ISNUMBER(FIND(&quot; %&quot;; [$pays.I95])) ;SUBSTITUTE([$pays.I95];&quot; %&quot;;&quot;&quot;) ; SUBSTITUTE([$pays.I95];&quot;'&quot;;&quot; &quot;)))" office:value-type="string" office:string-value="43" calcext:value-type="string">
            <text:p>43</text:p>
          </table:table-cell>
          <table:table-cell table:formula="of:=IF(ISBLANK([$pays.J95])OR([$pays.J95]=&quot;N.A.&quot;);&quot;NULL&quot;;IF(ISNUMBER(FIND(&quot; %&quot;; [$pays.J95])) ;SUBSTITUTE([$pays.J95];&quot; %&quot;;&quot;&quot;) ; SUBSTITUTE([$pays.J95];&quot;'&quot;;&quot; &quot;)))" office:value-type="string" office:string-value="72" calcext:value-type="string">
            <text:p>72</text:p>
          </table:table-cell>
          <table:table-cell table:formula="of:=IF(ISBLANK([$pays.K95])OR([$pays.K95]=&quot;N.A.&quot;);&quot;NULL&quot;;IF(ISNUMBER(FIND(&quot; %&quot;; [$pays.K95])) ;SUBSTITUTE([$pays.K95];&quot; %&quot;;&quot;&quot;) ; SUBSTITUTE([$pays.K95];&quot;'&quot;;&quot; &quot;)))" office:value-type="string" office:string-value="0.12" calcext:value-type="string">
            <text:p>0.12</text:p>
          </table:table-cell>
          <table:table-cell table:formula="of:=IF(ISBLANK([$pays.L95])OR([$pays.L95]=&quot;N.A.&quot;);&quot;NULL&quot;;IF(ISNUMBER(FIND(&quot; %&quot;; [$pays.L95])) ;SUBSTITUTE([$pays.L95];&quot; %&quot;;&quot;&quot;) ; SUBSTITUTE([$pays.L9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6])OR([$pays.A96]=&quot;N.A.&quot;);&quot;NULL&quot;;IF(ISNUMBER(FIND(&quot; %&quot;; [$pays.A96])) ;SUBSTITUTE([$pays.A96];&quot; %&quot;;&quot;&quot;) ; SUBSTITUTE([$pays.A96];&quot;'&quot;;&quot; &quot;)))" office:value-type="string" office:string-value="Tajikistan" calcext:value-type="string">
            <text:p>Tajikistan</text:p>
          </table:table-cell>
          <table:table-cell table:formula="of:=IF(ISBLANK([$pays.B96])OR([$pays.B96]=&quot;N.A.&quot;);&quot;NULL&quot;;IF(ISNUMBER(FIND(&quot; %&quot;; [$pays.B96])) ;SUBSTITUTE([$pays.B96];&quot; %&quot;;&quot;&quot;) ; SUBSTITUTE([$pays.B96];&quot;'&quot;;&quot; &quot;)))" office:value-type="string" office:string-value="9492342" calcext:value-type="string">
            <text:p>9492342</text:p>
          </table:table-cell>
          <table:table-cell table:formula="of:=IF(ISBLANK([$pays.C96])OR([$pays.C96]=&quot;N.A.&quot;);&quot;NULL&quot;;IF(ISNUMBER(FIND(&quot; %&quot;; [$pays.C96])) ;SUBSTITUTE([$pays.C96];&quot; %&quot;;&quot;&quot;) ; SUBSTITUTE([$pays.C96];&quot;'&quot;;&quot; &quot;)))" office:value-type="string" office:string-value="2.32" calcext:value-type="string">
            <text:p>2.32</text:p>
          </table:table-cell>
          <table:table-cell table:formula="of:=IF(ISBLANK([$pays.D96])OR([$pays.D96]=&quot;N.A.&quot;);&quot;NULL&quot;;IF(ISNUMBER(FIND(&quot; %&quot;; [$pays.D96])) ;SUBSTITUTE([$pays.D96];&quot; %&quot;;&quot;&quot;) ; SUBSTITUTE([$pays.D96];&quot;'&quot;;&quot; &quot;)))" office:value-type="string" office:string-value="216627" calcext:value-type="string">
            <text:p>216627</text:p>
          </table:table-cell>
          <table:table-cell table:formula="of:=IF(ISBLANK([$pays.E96])OR([$pays.E96]=&quot;N.A.&quot;);&quot;NULL&quot;;IF(ISNUMBER(FIND(&quot; %&quot;; [$pays.E96])) ;SUBSTITUTE([$pays.E96];&quot; %&quot;;&quot;&quot;) ; SUBSTITUTE([$pays.E96];&quot;'&quot;;&quot; &quot;)))" office:value-type="string" office:string-value="68" calcext:value-type="string">
            <text:p>68</text:p>
          </table:table-cell>
          <table:table-cell table:formula="of:=IF(ISBLANK([$pays.F96])OR([$pays.F96]=&quot;N.A.&quot;);&quot;NULL&quot;;IF(ISNUMBER(FIND(&quot; %&quot;; [$pays.F96])) ;SUBSTITUTE([$pays.F96];&quot; %&quot;;&quot;&quot;) ; SUBSTITUTE([$pays.F96];&quot;'&quot;;&quot; &quot;)))" office:value-type="string" office:string-value="139960" calcext:value-type="string">
            <text:p>139960</text:p>
          </table:table-cell>
          <table:table-cell table:formula="of:=IF(ISBLANK([$pays.G96])OR([$pays.G96]=&quot;N.A.&quot;);&quot;NULL&quot;;IF(ISNUMBER(FIND(&quot; %&quot;; [$pays.G96])) ;SUBSTITUTE([$pays.G96];&quot; %&quot;;&quot;&quot;) ; SUBSTITUTE([$pays.G96];&quot;'&quot;;&quot; &quot;)))" office:value-type="string" office:string-value="-20000.0" calcext:value-type="string">
            <text:p>-20000.0</text:p>
          </table:table-cell>
          <table:table-cell table:formula="of:=IF(ISBLANK([$pays.H96])OR([$pays.H96]=&quot;N.A.&quot;);&quot;NULL&quot;;IF(ISNUMBER(FIND(&quot; %&quot;; [$pays.H96])) ;SUBSTITUTE([$pays.H96];&quot; %&quot;;&quot;&quot;) ; SUBSTITUTE([$pays.H96];&quot;'&quot;;&quot; &quot;)))" office:value-type="string" office:string-value="3.6" calcext:value-type="string">
            <text:p>3.6</text:p>
          </table:table-cell>
          <table:table-cell table:formula="of:=IF(ISBLANK([$pays.I96])OR([$pays.I96]=&quot;N.A.&quot;);&quot;NULL&quot;;IF(ISNUMBER(FIND(&quot; %&quot;; [$pays.I96])) ;SUBSTITUTE([$pays.I96];&quot; %&quot;;&quot;&quot;) ; SUBSTITUTE([$pays.I96];&quot;'&quot;;&quot; &quot;)))" office:value-type="string" office:string-value="22" calcext:value-type="string">
            <text:p>22</text:p>
          </table:table-cell>
          <table:table-cell table:formula="of:=IF(ISBLANK([$pays.J96])OR([$pays.J96]=&quot;N.A.&quot;);&quot;NULL&quot;;IF(ISNUMBER(FIND(&quot; %&quot;; [$pays.J96])) ;SUBSTITUTE([$pays.J96];&quot; %&quot;;&quot;&quot;) ; SUBSTITUTE([$pays.J96];&quot;'&quot;;&quot; &quot;)))" office:value-type="string" office:string-value="27" calcext:value-type="string">
            <text:p>27</text:p>
          </table:table-cell>
          <table:table-cell table:formula="of:=IF(ISBLANK([$pays.K96])OR([$pays.K96]=&quot;N.A.&quot;);&quot;NULL&quot;;IF(ISNUMBER(FIND(&quot; %&quot;; [$pays.K96])) ;SUBSTITUTE([$pays.K96];&quot; %&quot;;&quot;&quot;) ; SUBSTITUTE([$pays.K96];&quot;'&quot;;&quot; &quot;)))" office:value-type="string" office:string-value="0.12" calcext:value-type="string">
            <text:p>0.12</text:p>
          </table:table-cell>
          <table:table-cell table:formula="of:=IF(ISBLANK([$pays.L96])OR([$pays.L96]=&quot;N.A.&quot;);&quot;NULL&quot;;IF(ISNUMBER(FIND(&quot; %&quot;; [$pays.L96])) ;SUBSTITUTE([$pays.L96];&quot; %&quot;;&quot;&quot;) ; SUBSTITUTE([$pays.L9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7])OR([$pays.A97]=&quot;N.A.&quot;);&quot;NULL&quot;;IF(ISNUMBER(FIND(&quot; %&quot;; [$pays.A97])) ;SUBSTITUTE([$pays.A97];&quot; %&quot;;&quot;&quot;) ; SUBSTITUTE([$pays.A97];&quot;'&quot;;&quot; &quot;)))" office:value-type="string" office:string-value="Belarus" calcext:value-type="string">
            <text:p>Belarus</text:p>
          </table:table-cell>
          <table:table-cell table:formula="of:=IF(ISBLANK([$pays.B97])OR([$pays.B97]=&quot;N.A.&quot;);&quot;NULL&quot;;IF(ISNUMBER(FIND(&quot; %&quot;; [$pays.B97])) ;SUBSTITUTE([$pays.B97];&quot; %&quot;;&quot;&quot;) ; SUBSTITUTE([$pays.B97];&quot;'&quot;;&quot; &quot;)))" office:value-type="string" office:string-value="9449940" calcext:value-type="string">
            <text:p>9449940</text:p>
          </table:table-cell>
          <table:table-cell table:formula="of:=IF(ISBLANK([$pays.C97])OR([$pays.C97]=&quot;N.A.&quot;);&quot;NULL&quot;;IF(ISNUMBER(FIND(&quot; %&quot;; [$pays.C97])) ;SUBSTITUTE([$pays.C97];&quot; %&quot;;&quot;&quot;) ; SUBSTITUTE([$pays.C97];&quot;'&quot;;&quot; &quot;)))" office:value-type="string" office:string-value="-0.03" calcext:value-type="string">
            <text:p>-0.03</text:p>
          </table:table-cell>
          <table:table-cell table:formula="of:=IF(ISBLANK([$pays.D97])OR([$pays.D97]=&quot;N.A.&quot;);&quot;NULL&quot;;IF(ISNUMBER(FIND(&quot; %&quot;; [$pays.D97])) ;SUBSTITUTE([$pays.D97];&quot; %&quot;;&quot;&quot;) ; SUBSTITUTE([$pays.D97];&quot;'&quot;;&quot; &quot;)))" office:value-type="string" office:string-value="-3088" calcext:value-type="string">
            <text:p>-3088</text:p>
          </table:table-cell>
          <table:table-cell table:formula="of:=IF(ISBLANK([$pays.E97])OR([$pays.E97]=&quot;N.A.&quot;);&quot;NULL&quot;;IF(ISNUMBER(FIND(&quot; %&quot;; [$pays.E97])) ;SUBSTITUTE([$pays.E97];&quot; %&quot;;&quot;&quot;) ; SUBSTITUTE([$pays.E97];&quot;'&quot;;&quot; &quot;)))" office:value-type="string" office:string-value="47" calcext:value-type="string">
            <text:p>47</text:p>
          </table:table-cell>
          <table:table-cell table:formula="of:=IF(ISBLANK([$pays.F97])OR([$pays.F97]=&quot;N.A.&quot;);&quot;NULL&quot;;IF(ISNUMBER(FIND(&quot; %&quot;; [$pays.F97])) ;SUBSTITUTE([$pays.F97];&quot; %&quot;;&quot;&quot;) ; SUBSTITUTE([$pays.F97];&quot;'&quot;;&quot; &quot;)))" office:value-type="string" office:string-value="202910" calcext:value-type="string">
            <text:p>202910</text:p>
          </table:table-cell>
          <table:table-cell table:formula="of:=IF(ISBLANK([$pays.G97])OR([$pays.G97]=&quot;N.A.&quot;);&quot;NULL&quot;;IF(ISNUMBER(FIND(&quot; %&quot;; [$pays.G97])) ;SUBSTITUTE([$pays.G97];&quot; %&quot;;&quot;&quot;) ; SUBSTITUTE([$pays.G97];&quot;'&quot;;&quot; &quot;)))" office:value-type="string" office:string-value="8730.0" calcext:value-type="string">
            <text:p>8730.0</text:p>
          </table:table-cell>
          <table:table-cell table:formula="of:=IF(ISBLANK([$pays.H97])OR([$pays.H97]=&quot;N.A.&quot;);&quot;NULL&quot;;IF(ISNUMBER(FIND(&quot; %&quot;; [$pays.H97])) ;SUBSTITUTE([$pays.H97];&quot; %&quot;;&quot;&quot;) ; SUBSTITUTE([$pays.H97];&quot;'&quot;;&quot; &quot;)))" office:value-type="string" office:string-value="1.7" calcext:value-type="string">
            <text:p>1.7</text:p>
          </table:table-cell>
          <table:table-cell table:formula="of:=IF(ISBLANK([$pays.I97])OR([$pays.I97]=&quot;N.A.&quot;);&quot;NULL&quot;;IF(ISNUMBER(FIND(&quot; %&quot;; [$pays.I97])) ;SUBSTITUTE([$pays.I97];&quot; %&quot;;&quot;&quot;) ; SUBSTITUTE([$pays.I97];&quot;'&quot;;&quot; &quot;)))" office:value-type="string" office:string-value="40" calcext:value-type="string">
            <text:p>40</text:p>
          </table:table-cell>
          <table:table-cell table:formula="of:=IF(ISBLANK([$pays.J97])OR([$pays.J97]=&quot;N.A.&quot;);&quot;NULL&quot;;IF(ISNUMBER(FIND(&quot; %&quot;; [$pays.J97])) ;SUBSTITUTE([$pays.J97];&quot; %&quot;;&quot;&quot;) ; SUBSTITUTE([$pays.J97];&quot;'&quot;;&quot; &quot;)))" office:value-type="string" office:string-value="79" calcext:value-type="string">
            <text:p>79</text:p>
          </table:table-cell>
          <table:table-cell table:formula="of:=IF(ISBLANK([$pays.K97])OR([$pays.K97]=&quot;N.A.&quot;);&quot;NULL&quot;;IF(ISNUMBER(FIND(&quot; %&quot;; [$pays.K97])) ;SUBSTITUTE([$pays.K97];&quot; %&quot;;&quot;&quot;) ; SUBSTITUTE([$pays.K97];&quot;'&quot;;&quot; &quot;)))" office:value-type="string" office:string-value="0.12" calcext:value-type="string">
            <text:p>0.12</text:p>
          </table:table-cell>
          <table:table-cell table:formula="of:=IF(ISBLANK([$pays.L97])OR([$pays.L97]=&quot;N.A.&quot;);&quot;NULL&quot;;IF(ISNUMBER(FIND(&quot; %&quot;; [$pays.L97])) ;SUBSTITUTE([$pays.L97];&quot; %&quot;;&quot;&quot;) ; SUBSTITUTE([$pays.L9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8])OR([$pays.A98]=&quot;N.A.&quot;);&quot;NULL&quot;;IF(ISNUMBER(FIND(&quot; %&quot;; [$pays.A98])) ;SUBSTITUTE([$pays.A98];&quot; %&quot;;&quot;&quot;) ; SUBSTITUTE([$pays.A98];&quot;'&quot;;&quot; &quot;)))" office:value-type="string" office:string-value="Austria" calcext:value-type="string">
            <text:p>Austria</text:p>
          </table:table-cell>
          <table:table-cell table:formula="of:=IF(ISBLANK([$pays.B98])OR([$pays.B98]=&quot;N.A.&quot;);&quot;NULL&quot;;IF(ISNUMBER(FIND(&quot; %&quot;; [$pays.B98])) ;SUBSTITUTE([$pays.B98];&quot; %&quot;;&quot;&quot;) ; SUBSTITUTE([$pays.B98];&quot;'&quot;;&quot; &quot;)))" office:value-type="string" office:string-value="8996022" calcext:value-type="string">
            <text:p>8996022</text:p>
          </table:table-cell>
          <table:table-cell table:formula="of:=IF(ISBLANK([$pays.C98])OR([$pays.C98]=&quot;N.A.&quot;);&quot;NULL&quot;;IF(ISNUMBER(FIND(&quot; %&quot;; [$pays.C98])) ;SUBSTITUTE([$pays.C98];&quot; %&quot;;&quot;&quot;) ; SUBSTITUTE([$pays.C98];&quot;'&quot;;&quot; &quot;)))" office:value-type="string" office:string-value="0.57" calcext:value-type="string">
            <text:p>0.57</text:p>
          </table:table-cell>
          <table:table-cell table:formula="of:=IF(ISBLANK([$pays.D98])OR([$pays.D98]=&quot;N.A.&quot;);&quot;NULL&quot;;IF(ISNUMBER(FIND(&quot; %&quot;; [$pays.D98])) ;SUBSTITUTE([$pays.D98];&quot; %&quot;;&quot;&quot;) ; SUBSTITUTE([$pays.D98];&quot;'&quot;;&quot; &quot;)))" office:value-type="string" office:string-value="51296" calcext:value-type="string">
            <text:p>51296</text:p>
          </table:table-cell>
          <table:table-cell table:formula="of:=IF(ISBLANK([$pays.E98])OR([$pays.E98]=&quot;N.A.&quot;);&quot;NULL&quot;;IF(ISNUMBER(FIND(&quot; %&quot;; [$pays.E98])) ;SUBSTITUTE([$pays.E98];&quot; %&quot;;&quot;&quot;) ; SUBSTITUTE([$pays.E98];&quot;'&quot;;&quot; &quot;)))" office:value-type="string" office:string-value="109" calcext:value-type="string">
            <text:p>109</text:p>
          </table:table-cell>
          <table:table-cell table:formula="of:=IF(ISBLANK([$pays.F98])OR([$pays.F98]=&quot;N.A.&quot;);&quot;NULL&quot;;IF(ISNUMBER(FIND(&quot; %&quot;; [$pays.F98])) ;SUBSTITUTE([$pays.F98];&quot; %&quot;;&quot;&quot;) ; SUBSTITUTE([$pays.F98];&quot;'&quot;;&quot; &quot;)))" office:value-type="string" office:string-value="82409" calcext:value-type="string">
            <text:p>82409</text:p>
          </table:table-cell>
          <table:table-cell table:formula="of:=IF(ISBLANK([$pays.G98])OR([$pays.G98]=&quot;N.A.&quot;);&quot;NULL&quot;;IF(ISNUMBER(FIND(&quot; %&quot;; [$pays.G98])) ;SUBSTITUTE([$pays.G98];&quot; %&quot;;&quot;&quot;) ; SUBSTITUTE([$pays.G98];&quot;'&quot;;&quot; &quot;)))" office:value-type="string" office:string-value="65000.0" calcext:value-type="string">
            <text:p>65000.0</text:p>
          </table:table-cell>
          <table:table-cell table:formula="of:=IF(ISBLANK([$pays.H98])OR([$pays.H98]=&quot;N.A.&quot;);&quot;NULL&quot;;IF(ISNUMBER(FIND(&quot; %&quot;; [$pays.H98])) ;SUBSTITUTE([$pays.H98];&quot; %&quot;;&quot;&quot;) ; SUBSTITUTE([$pays.H98];&quot;'&quot;;&quot; &quot;)))" office:value-type="string" office:string-value="1.5" calcext:value-type="string">
            <text:p>1.5</text:p>
          </table:table-cell>
          <table:table-cell table:formula="of:=IF(ISBLANK([$pays.I98])OR([$pays.I98]=&quot;N.A.&quot;);&quot;NULL&quot;;IF(ISNUMBER(FIND(&quot; %&quot;; [$pays.I98])) ;SUBSTITUTE([$pays.I98];&quot; %&quot;;&quot;&quot;) ; SUBSTITUTE([$pays.I98];&quot;'&quot;;&quot; &quot;)))" office:value-type="string" office:string-value="43" calcext:value-type="string">
            <text:p>43</text:p>
          </table:table-cell>
          <table:table-cell table:formula="of:=IF(ISBLANK([$pays.J98])OR([$pays.J98]=&quot;N.A.&quot;);&quot;NULL&quot;;IF(ISNUMBER(FIND(&quot; %&quot;; [$pays.J98])) ;SUBSTITUTE([$pays.J98];&quot; %&quot;;&quot;&quot;) ; SUBSTITUTE([$pays.J98];&quot;'&quot;;&quot; &quot;)))" office:value-type="string" office:string-value="57" calcext:value-type="string">
            <text:p>57</text:p>
          </table:table-cell>
          <table:table-cell table:formula="of:=IF(ISBLANK([$pays.K98])OR([$pays.K98]=&quot;N.A.&quot;);&quot;NULL&quot;;IF(ISNUMBER(FIND(&quot; %&quot;; [$pays.K98])) ;SUBSTITUTE([$pays.K98];&quot; %&quot;;&quot;&quot;) ; SUBSTITUTE([$pays.K98];&quot;'&quot;;&quot; &quot;)))" office:value-type="string" office:string-value="0.12" calcext:value-type="string">
            <text:p>0.12</text:p>
          </table:table-cell>
          <table:table-cell table:formula="of:=IF(ISBLANK([$pays.L98])OR([$pays.L98]=&quot;N.A.&quot;);&quot;NULL&quot;;IF(ISNUMBER(FIND(&quot; %&quot;; [$pays.L98])) ;SUBSTITUTE([$pays.L98];&quot; %&quot;;&quot;&quot;) ; SUBSTITUTE([$pays.L98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99])OR([$pays.A99]=&quot;N.A.&quot;);&quot;NULL&quot;;IF(ISNUMBER(FIND(&quot; %&quot;; [$pays.A99])) ;SUBSTITUTE([$pays.A99];&quot; %&quot;;&quot;&quot;) ; SUBSTITUTE([$pays.A99];&quot;'&quot;;&quot; &quot;)))" office:value-type="string" office:string-value="Papua New Guinea" calcext:value-type="string">
            <text:p>Papua New Guinea</text:p>
          </table:table-cell>
          <table:table-cell table:formula="of:=IF(ISBLANK([$pays.B99])OR([$pays.B99]=&quot;N.A.&quot;);&quot;NULL&quot;;IF(ISNUMBER(FIND(&quot; %&quot;; [$pays.B99])) ;SUBSTITUTE([$pays.B99];&quot; %&quot;;&quot;&quot;) ; SUBSTITUTE([$pays.B99];&quot;'&quot;;&quot; &quot;)))" office:value-type="string" office:string-value="8911530" calcext:value-type="string">
            <text:p>8911530</text:p>
          </table:table-cell>
          <table:table-cell table:formula="of:=IF(ISBLANK([$pays.C99])OR([$pays.C99]=&quot;N.A.&quot;);&quot;NULL&quot;;IF(ISNUMBER(FIND(&quot; %&quot;; [$pays.C99])) ;SUBSTITUTE([$pays.C99];&quot; %&quot;;&quot;&quot;) ; SUBSTITUTE([$pays.C99];&quot;'&quot;;&quot; &quot;)))" office:value-type="string" office:string-value="1.95" calcext:value-type="string">
            <text:p>1.95</text:p>
          </table:table-cell>
          <table:table-cell table:formula="of:=IF(ISBLANK([$pays.D99])OR([$pays.D99]=&quot;N.A.&quot;);&quot;NULL&quot;;IF(ISNUMBER(FIND(&quot; %&quot;; [$pays.D99])) ;SUBSTITUTE([$pays.D99];&quot; %&quot;;&quot;&quot;) ; SUBSTITUTE([$pays.D99];&quot;'&quot;;&quot; &quot;)))" office:value-type="string" office:string-value="170915" calcext:value-type="string">
            <text:p>170915</text:p>
          </table:table-cell>
          <table:table-cell table:formula="of:=IF(ISBLANK([$pays.E99])OR([$pays.E99]=&quot;N.A.&quot;);&quot;NULL&quot;;IF(ISNUMBER(FIND(&quot; %&quot;; [$pays.E99])) ;SUBSTITUTE([$pays.E99];&quot; %&quot;;&quot;&quot;) ; SUBSTITUTE([$pays.E99];&quot;'&quot;;&quot; &quot;)))" office:value-type="string" office:string-value="20" calcext:value-type="string">
            <text:p>20</text:p>
          </table:table-cell>
          <table:table-cell table:formula="of:=IF(ISBLANK([$pays.F99])OR([$pays.F99]=&quot;N.A.&quot;);&quot;NULL&quot;;IF(ISNUMBER(FIND(&quot; %&quot;; [$pays.F99])) ;SUBSTITUTE([$pays.F99];&quot; %&quot;;&quot;&quot;) ; SUBSTITUTE([$pays.F99];&quot;'&quot;;&quot; &quot;)))" office:value-type="string" office:string-value="452860" calcext:value-type="string">
            <text:p>452860</text:p>
          </table:table-cell>
          <table:table-cell table:formula="of:=IF(ISBLANK([$pays.G99])OR([$pays.G99]=&quot;N.A.&quot;);&quot;NULL&quot;;IF(ISNUMBER(FIND(&quot; %&quot;; [$pays.G99])) ;SUBSTITUTE([$pays.G99];&quot; %&quot;;&quot;&quot;) ; SUBSTITUTE([$pays.G99];&quot;'&quot;;&quot; &quot;)))" office:value-type="string" office:string-value="-800.0" calcext:value-type="string">
            <text:p>-800.0</text:p>
          </table:table-cell>
          <table:table-cell table:formula="of:=IF(ISBLANK([$pays.H99])OR([$pays.H99]=&quot;N.A.&quot;);&quot;NULL&quot;;IF(ISNUMBER(FIND(&quot; %&quot;; [$pays.H99])) ;SUBSTITUTE([$pays.H99];&quot; %&quot;;&quot;&quot;) ; SUBSTITUTE([$pays.H99];&quot;'&quot;;&quot; &quot;)))" office:value-type="string" office:string-value="3.6" calcext:value-type="string">
            <text:p>3.6</text:p>
          </table:table-cell>
          <table:table-cell table:formula="of:=IF(ISBLANK([$pays.I99])OR([$pays.I99]=&quot;N.A.&quot;);&quot;NULL&quot;;IF(ISNUMBER(FIND(&quot; %&quot;; [$pays.I99])) ;SUBSTITUTE([$pays.I99];&quot; %&quot;;&quot;&quot;) ; SUBSTITUTE([$pays.I99];&quot;'&quot;;&quot; &quot;)))" office:value-type="string" office:string-value="22" calcext:value-type="string">
            <text:p>22</text:p>
          </table:table-cell>
          <table:table-cell table:formula="of:=IF(ISBLANK([$pays.J99])OR([$pays.J99]=&quot;N.A.&quot;);&quot;NULL&quot;;IF(ISNUMBER(FIND(&quot; %&quot;; [$pays.J99])) ;SUBSTITUTE([$pays.J99];&quot; %&quot;;&quot;&quot;) ; SUBSTITUTE([$pays.J99];&quot;'&quot;;&quot; &quot;)))" office:value-type="string" office:string-value="13" calcext:value-type="string">
            <text:p>13</text:p>
          </table:table-cell>
          <table:table-cell table:formula="of:=IF(ISBLANK([$pays.K99])OR([$pays.K99]=&quot;N.A.&quot;);&quot;NULL&quot;;IF(ISNUMBER(FIND(&quot; %&quot;; [$pays.K99])) ;SUBSTITUTE([$pays.K99];&quot; %&quot;;&quot;&quot;) ; SUBSTITUTE([$pays.K99];&quot;'&quot;;&quot; &quot;)))" office:value-type="string" office:string-value="0.11" calcext:value-type="string">
            <text:p>0.11</text:p>
          </table:table-cell>
          <table:table-cell table:formula="of:=IF(ISBLANK([$pays.L99])OR([$pays.L99]=&quot;N.A.&quot;);&quot;NULL&quot;;IF(ISNUMBER(FIND(&quot; %&quot;; [$pays.L99])) ;SUBSTITUTE([$pays.L99];&quot; %&quot;;&quot;&quot;) ; SUBSTITUTE([$pays.L9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0])OR([$pays.A100]=&quot;N.A.&quot;);&quot;NULL&quot;;IF(ISNUMBER(FIND(&quot; %&quot;; [$pays.A100])) ;SUBSTITUTE([$pays.A100];&quot; %&quot;;&quot;&quot;) ; SUBSTITUTE([$pays.A100];&quot;'&quot;;&quot; &quot;)))" office:value-type="string" office:string-value="Serbia" calcext:value-type="string">
            <text:p>Serbia</text:p>
          </table:table-cell>
          <table:table-cell table:formula="of:=IF(ISBLANK([$pays.B100])OR([$pays.B100]=&quot;N.A.&quot;);&quot;NULL&quot;;IF(ISNUMBER(FIND(&quot; %&quot;; [$pays.B100])) ;SUBSTITUTE([$pays.B100];&quot; %&quot;;&quot;&quot;) ; SUBSTITUTE([$pays.B100];&quot;'&quot;;&quot; &quot;)))" office:value-type="string" office:string-value="8744288" calcext:value-type="string">
            <text:p>8744288</text:p>
          </table:table-cell>
          <table:table-cell table:formula="of:=IF(ISBLANK([$pays.C100])OR([$pays.C100]=&quot;N.A.&quot;);&quot;NULL&quot;;IF(ISNUMBER(FIND(&quot; %&quot;; [$pays.C100])) ;SUBSTITUTE([$pays.C100];&quot; %&quot;;&quot;&quot;) ; SUBSTITUTE([$pays.C100];&quot;'&quot;;&quot; &quot;)))" office:value-type="string" office:string-value="-0.40" calcext:value-type="string">
            <text:p>-0.40</text:p>
          </table:table-cell>
          <table:table-cell table:formula="of:=IF(ISBLANK([$pays.D100])OR([$pays.D100]=&quot;N.A.&quot;);&quot;NULL&quot;;IF(ISNUMBER(FIND(&quot; %&quot;; [$pays.D100])) ;SUBSTITUTE([$pays.D100];&quot; %&quot;;&quot;&quot;) ; SUBSTITUTE([$pays.D100];&quot;'&quot;;&quot; &quot;)))" office:value-type="string" office:string-value="-34864" calcext:value-type="string">
            <text:p>-34864</text:p>
          </table:table-cell>
          <table:table-cell table:formula="of:=IF(ISBLANK([$pays.E100])OR([$pays.E100]=&quot;N.A.&quot;);&quot;NULL&quot;;IF(ISNUMBER(FIND(&quot; %&quot;; [$pays.E100])) ;SUBSTITUTE([$pays.E100];&quot; %&quot;;&quot;&quot;) ; SUBSTITUTE([$pays.E100];&quot;'&quot;;&quot; &quot;)))" office:value-type="string" office:string-value="100" calcext:value-type="string">
            <text:p>100</text:p>
          </table:table-cell>
          <table:table-cell table:formula="of:=IF(ISBLANK([$pays.F100])OR([$pays.F100]=&quot;N.A.&quot;);&quot;NULL&quot;;IF(ISNUMBER(FIND(&quot; %&quot;; [$pays.F100])) ;SUBSTITUTE([$pays.F100];&quot; %&quot;;&quot;&quot;) ; SUBSTITUTE([$pays.F100];&quot;'&quot;;&quot; &quot;)))" office:value-type="string" office:string-value="87460" calcext:value-type="string">
            <text:p>87460</text:p>
          </table:table-cell>
          <table:table-cell table:formula="of:=IF(ISBLANK([$pays.G100])OR([$pays.G100]=&quot;N.A.&quot;);&quot;NULL&quot;;IF(ISNUMBER(FIND(&quot; %&quot;; [$pays.G100])) ;SUBSTITUTE([$pays.G100];&quot; %&quot;;&quot;&quot;) ; SUBSTITUTE([$pays.G100];&quot;'&quot;;&quot; &quot;)))" office:value-type="string" office:string-value="4000.0" calcext:value-type="string">
            <text:p>4000.0</text:p>
          </table:table-cell>
          <table:table-cell table:formula="of:=IF(ISBLANK([$pays.H100])OR([$pays.H100]=&quot;N.A.&quot;);&quot;NULL&quot;;IF(ISNUMBER(FIND(&quot; %&quot;; [$pays.H100])) ;SUBSTITUTE([$pays.H100];&quot; %&quot;;&quot;&quot;) ; SUBSTITUTE([$pays.H100];&quot;'&quot;;&quot; &quot;)))" office:value-type="string" office:string-value="1.5" calcext:value-type="string">
            <text:p>1.5</text:p>
          </table:table-cell>
          <table:table-cell table:formula="of:=IF(ISBLANK([$pays.I100])OR([$pays.I100]=&quot;N.A.&quot;);&quot;NULL&quot;;IF(ISNUMBER(FIND(&quot; %&quot;; [$pays.I100])) ;SUBSTITUTE([$pays.I100];&quot; %&quot;;&quot;&quot;) ; SUBSTITUTE([$pays.I100];&quot;'&quot;;&quot; &quot;)))" office:value-type="string" office:string-value="42" calcext:value-type="string">
            <text:p>42</text:p>
          </table:table-cell>
          <table:table-cell table:formula="of:=IF(ISBLANK([$pays.J100])OR([$pays.J100]=&quot;N.A.&quot;);&quot;NULL&quot;;IF(ISNUMBER(FIND(&quot; %&quot;; [$pays.J100])) ;SUBSTITUTE([$pays.J100];&quot; %&quot;;&quot;&quot;) ; SUBSTITUTE([$pays.J100];&quot;'&quot;;&quot; &quot;)))" office:value-type="string" office:string-value="56" calcext:value-type="string">
            <text:p>56</text:p>
          </table:table-cell>
          <table:table-cell table:formula="of:=IF(ISBLANK([$pays.K100])OR([$pays.K100]=&quot;N.A.&quot;);&quot;NULL&quot;;IF(ISNUMBER(FIND(&quot; %&quot;; [$pays.K100])) ;SUBSTITUTE([$pays.K100];&quot; %&quot;;&quot;&quot;) ; SUBSTITUTE([$pays.K100];&quot;'&quot;;&quot; &quot;)))" office:value-type="string" office:string-value="0.11" calcext:value-type="string">
            <text:p>0.11</text:p>
          </table:table-cell>
          <table:table-cell table:formula="of:=IF(ISBLANK([$pays.L100])OR([$pays.L100]=&quot;N.A.&quot;);&quot;NULL&quot;;IF(ISNUMBER(FIND(&quot; %&quot;; [$pays.L100])) ;SUBSTITUTE([$pays.L100];&quot; %&quot;;&quot;&quot;) ; SUBSTITUTE([$pays.L10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1])OR([$pays.A101]=&quot;N.A.&quot;);&quot;NULL&quot;;IF(ISNUMBER(FIND(&quot; %&quot;; [$pays.A101])) ;SUBSTITUTE([$pays.A101];&quot; %&quot;;&quot;&quot;) ; SUBSTITUTE([$pays.A101];&quot;'&quot;;&quot; &quot;)))" office:value-type="string" office:string-value="Israel" calcext:value-type="string">
            <text:p>Israel</text:p>
          </table:table-cell>
          <table:table-cell table:formula="of:=IF(ISBLANK([$pays.B101])OR([$pays.B101]=&quot;N.A.&quot;);&quot;NULL&quot;;IF(ISNUMBER(FIND(&quot; %&quot;; [$pays.B101])) ;SUBSTITUTE([$pays.B101];&quot; %&quot;;&quot;&quot;) ; SUBSTITUTE([$pays.B101];&quot;'&quot;;&quot; &quot;)))" office:value-type="string" office:string-value="8627444" calcext:value-type="string">
            <text:p>8627444</text:p>
          </table:table-cell>
          <table:table-cell table:formula="of:=IF(ISBLANK([$pays.C101])OR([$pays.C101]=&quot;N.A.&quot;);&quot;NULL&quot;;IF(ISNUMBER(FIND(&quot; %&quot;; [$pays.C101])) ;SUBSTITUTE([$pays.C101];&quot; %&quot;;&quot;&quot;) ; SUBSTITUTE([$pays.C101];&quot;'&quot;;&quot; &quot;)))" office:value-type="string" office:string-value="1.60" calcext:value-type="string">
            <text:p>1.60</text:p>
          </table:table-cell>
          <table:table-cell table:formula="of:=IF(ISBLANK([$pays.D101])OR([$pays.D101]=&quot;N.A.&quot;);&quot;NULL&quot;;IF(ISNUMBER(FIND(&quot; %&quot;; [$pays.D101])) ;SUBSTITUTE([$pays.D101];&quot; %&quot;;&quot;&quot;) ; SUBSTITUTE([$pays.D101];&quot;'&quot;;&quot; &quot;)))" office:value-type="string" office:string-value="136158" calcext:value-type="string">
            <text:p>136158</text:p>
          </table:table-cell>
          <table:table-cell table:formula="of:=IF(ISBLANK([$pays.E101])OR([$pays.E101]=&quot;N.A.&quot;);&quot;NULL&quot;;IF(ISNUMBER(FIND(&quot; %&quot;; [$pays.E101])) ;SUBSTITUTE([$pays.E101];&quot; %&quot;;&quot;&quot;) ; SUBSTITUTE([$pays.E101];&quot;'&quot;;&quot; &quot;)))" office:value-type="string" office:string-value="400" calcext:value-type="string">
            <text:p>400</text:p>
          </table:table-cell>
          <table:table-cell table:formula="of:=IF(ISBLANK([$pays.F101])OR([$pays.F101]=&quot;N.A.&quot;);&quot;NULL&quot;;IF(ISNUMBER(FIND(&quot; %&quot;; [$pays.F101])) ;SUBSTITUTE([$pays.F101];&quot; %&quot;;&quot;&quot;) ; SUBSTITUTE([$pays.F101];&quot;'&quot;;&quot; &quot;)))" office:value-type="string" office:string-value="21640" calcext:value-type="string">
            <text:p>21640</text:p>
          </table:table-cell>
          <table:table-cell table:formula="of:=IF(ISBLANK([$pays.G101])OR([$pays.G101]=&quot;N.A.&quot;);&quot;NULL&quot;;IF(ISNUMBER(FIND(&quot; %&quot;; [$pays.G101])) ;SUBSTITUTE([$pays.G101];&quot; %&quot;;&quot;&quot;) ; SUBSTITUTE([$pays.G101];&quot;'&quot;;&quot; &quot;)))" office:value-type="string" office:string-value="10000.0" calcext:value-type="string">
            <text:p>10000.0</text:p>
          </table:table-cell>
          <table:table-cell table:formula="of:=IF(ISBLANK([$pays.H101])OR([$pays.H101]=&quot;N.A.&quot;);&quot;NULL&quot;;IF(ISNUMBER(FIND(&quot; %&quot;; [$pays.H101])) ;SUBSTITUTE([$pays.H101];&quot; %&quot;;&quot;&quot;) ; SUBSTITUTE([$pays.H101];&quot;'&quot;;&quot; &quot;)))" office:value-type="string" office:string-value="3.0" calcext:value-type="string">
            <text:p>3.0</text:p>
          </table:table-cell>
          <table:table-cell table:formula="of:=IF(ISBLANK([$pays.I101])OR([$pays.I101]=&quot;N.A.&quot;);&quot;NULL&quot;;IF(ISNUMBER(FIND(&quot; %&quot;; [$pays.I101])) ;SUBSTITUTE([$pays.I101];&quot; %&quot;;&quot;&quot;) ; SUBSTITUTE([$pays.I101];&quot;'&quot;;&quot; &quot;)))" office:value-type="string" office:string-value="30" calcext:value-type="string">
            <text:p>30</text:p>
          </table:table-cell>
          <table:table-cell table:formula="of:=IF(ISBLANK([$pays.J101])OR([$pays.J101]=&quot;N.A.&quot;);&quot;NULL&quot;;IF(ISNUMBER(FIND(&quot; %&quot;; [$pays.J101])) ;SUBSTITUTE([$pays.J101];&quot; %&quot;;&quot;&quot;) ; SUBSTITUTE([$pays.J101];&quot;'&quot;;&quot; &quot;)))" office:value-type="string" office:string-value="93" calcext:value-type="string">
            <text:p>93</text:p>
          </table:table-cell>
          <table:table-cell table:formula="of:=IF(ISBLANK([$pays.K101])OR([$pays.K101]=&quot;N.A.&quot;);&quot;NULL&quot;;IF(ISNUMBER(FIND(&quot; %&quot;; [$pays.K101])) ;SUBSTITUTE([$pays.K101];&quot; %&quot;;&quot;&quot;) ; SUBSTITUTE([$pays.K101];&quot;'&quot;;&quot; &quot;)))" office:value-type="string" office:string-value="0.11" calcext:value-type="string">
            <text:p>0.11</text:p>
          </table:table-cell>
          <table:table-cell table:formula="of:=IF(ISBLANK([$pays.L101])OR([$pays.L101]=&quot;N.A.&quot;);&quot;NULL&quot;;IF(ISNUMBER(FIND(&quot; %&quot;; [$pays.L101])) ;SUBSTITUTE([$pays.L101];&quot; %&quot;;&quot;&quot;) ; SUBSTITUTE([$pays.L10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2])OR([$pays.A102]=&quot;N.A.&quot;);&quot;NULL&quot;;IF(ISNUMBER(FIND(&quot; %&quot;; [$pays.A102])) ;SUBSTITUTE([$pays.A102];&quot; %&quot;;&quot;&quot;) ; SUBSTITUTE([$pays.A102];&quot;'&quot;;&quot; &quot;)))" office:value-type="string" office:string-value="Switzerland" calcext:value-type="string">
            <text:p>Switzerland</text:p>
          </table:table-cell>
          <table:table-cell table:formula="of:=IF(ISBLANK([$pays.B102])OR([$pays.B102]=&quot;N.A.&quot;);&quot;NULL&quot;;IF(ISNUMBER(FIND(&quot; %&quot;; [$pays.B102])) ;SUBSTITUTE([$pays.B102];&quot; %&quot;;&quot;&quot;) ; SUBSTITUTE([$pays.B102];&quot;'&quot;;&quot; &quot;)))" office:value-type="string" office:string-value="8641786" calcext:value-type="string">
            <text:p>8641786</text:p>
          </table:table-cell>
          <table:table-cell table:formula="of:=IF(ISBLANK([$pays.C102])OR([$pays.C102]=&quot;N.A.&quot;);&quot;NULL&quot;;IF(ISNUMBER(FIND(&quot; %&quot;; [$pays.C102])) ;SUBSTITUTE([$pays.C102];&quot; %&quot;;&quot;&quot;) ; SUBSTITUTE([$pays.C102];&quot;'&quot;;&quot; &quot;)))" office:value-type="string" office:string-value="0.74" calcext:value-type="string">
            <text:p>0.74</text:p>
          </table:table-cell>
          <table:table-cell table:formula="of:=IF(ISBLANK([$pays.D102])OR([$pays.D102]=&quot;N.A.&quot;);&quot;NULL&quot;;IF(ISNUMBER(FIND(&quot; %&quot;; [$pays.D102])) ;SUBSTITUTE([$pays.D102];&quot; %&quot;;&quot;&quot;) ; SUBSTITUTE([$pays.D102];&quot;'&quot;;&quot; &quot;)))" office:value-type="string" office:string-value="63257" calcext:value-type="string">
            <text:p>63257</text:p>
          </table:table-cell>
          <table:table-cell table:formula="of:=IF(ISBLANK([$pays.E102])OR([$pays.E102]=&quot;N.A.&quot;);&quot;NULL&quot;;IF(ISNUMBER(FIND(&quot; %&quot;; [$pays.E102])) ;SUBSTITUTE([$pays.E102];&quot; %&quot;;&quot;&quot;) ; SUBSTITUTE([$pays.E102];&quot;'&quot;;&quot; &quot;)))" office:value-type="string" office:string-value="219" calcext:value-type="string">
            <text:p>219</text:p>
          </table:table-cell>
          <table:table-cell table:formula="of:=IF(ISBLANK([$pays.F102])OR([$pays.F102]=&quot;N.A.&quot;);&quot;NULL&quot;;IF(ISNUMBER(FIND(&quot; %&quot;; [$pays.F102])) ;SUBSTITUTE([$pays.F102];&quot; %&quot;;&quot;&quot;) ; SUBSTITUTE([$pays.F102];&quot;'&quot;;&quot; &quot;)))" office:value-type="string" office:string-value="39516" calcext:value-type="string">
            <text:p>39516</text:p>
          </table:table-cell>
          <table:table-cell table:formula="of:=IF(ISBLANK([$pays.G102])OR([$pays.G102]=&quot;N.A.&quot;);&quot;NULL&quot;;IF(ISNUMBER(FIND(&quot; %&quot;; [$pays.G102])) ;SUBSTITUTE([$pays.G102];&quot; %&quot;;&quot;&quot;) ; SUBSTITUTE([$pays.G102];&quot;'&quot;;&quot; &quot;)))" office:value-type="string" office:string-value="52000.0" calcext:value-type="string">
            <text:p>52000.0</text:p>
          </table:table-cell>
          <table:table-cell table:formula="of:=IF(ISBLANK([$pays.H102])OR([$pays.H102]=&quot;N.A.&quot;);&quot;NULL&quot;;IF(ISNUMBER(FIND(&quot; %&quot;; [$pays.H102])) ;SUBSTITUTE([$pays.H102];&quot; %&quot;;&quot;&quot;) ; SUBSTITUTE([$pays.H102];&quot;'&quot;;&quot; &quot;)))" office:value-type="string" office:string-value="1.5" calcext:value-type="string">
            <text:p>1.5</text:p>
          </table:table-cell>
          <table:table-cell table:formula="of:=IF(ISBLANK([$pays.I102])OR([$pays.I102]=&quot;N.A.&quot;);&quot;NULL&quot;;IF(ISNUMBER(FIND(&quot; %&quot;; [$pays.I102])) ;SUBSTITUTE([$pays.I102];&quot; %&quot;;&quot;&quot;) ; SUBSTITUTE([$pays.I102];&quot;'&quot;;&quot; &quot;)))" office:value-type="string" office:string-value="43" calcext:value-type="string">
            <text:p>43</text:p>
          </table:table-cell>
          <table:table-cell table:formula="of:=IF(ISBLANK([$pays.J102])OR([$pays.J102]=&quot;N.A.&quot;);&quot;NULL&quot;;IF(ISNUMBER(FIND(&quot; %&quot;; [$pays.J102])) ;SUBSTITUTE([$pays.J102];&quot; %&quot;;&quot;&quot;) ; SUBSTITUTE([$pays.J102];&quot;'&quot;;&quot; &quot;)))" office:value-type="string" office:string-value="74" calcext:value-type="string">
            <text:p>74</text:p>
          </table:table-cell>
          <table:table-cell table:formula="of:=IF(ISBLANK([$pays.K102])OR([$pays.K102]=&quot;N.A.&quot;);&quot;NULL&quot;;IF(ISNUMBER(FIND(&quot; %&quot;; [$pays.K102])) ;SUBSTITUTE([$pays.K102];&quot; %&quot;;&quot;&quot;) ; SUBSTITUTE([$pays.K102];&quot;'&quot;;&quot; &quot;)))" office:value-type="string" office:string-value="0.11" calcext:value-type="string">
            <text:p>0.11</text:p>
          </table:table-cell>
          <table:table-cell table:formula="of:=IF(ISBLANK([$pays.L102])OR([$pays.L102]=&quot;N.A.&quot;);&quot;NULL&quot;;IF(ISNUMBER(FIND(&quot; %&quot;; [$pays.L102])) ;SUBSTITUTE([$pays.L102];&quot; %&quot;;&quot;&quot;) ; SUBSTITUTE([$pays.L10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3])OR([$pays.A103]=&quot;N.A.&quot;);&quot;NULL&quot;;IF(ISNUMBER(FIND(&quot; %&quot;; [$pays.A103])) ;SUBSTITUTE([$pays.A103];&quot; %&quot;;&quot;&quot;) ; SUBSTITUTE([$pays.A103];&quot;'&quot;;&quot; &quot;)))" office:value-type="string" office:string-value="Togo" calcext:value-type="string">
            <text:p>Togo</text:p>
          </table:table-cell>
          <table:table-cell table:formula="of:=IF(ISBLANK([$pays.B103])OR([$pays.B103]=&quot;N.A.&quot;);&quot;NULL&quot;;IF(ISNUMBER(FIND(&quot; %&quot;; [$pays.B103])) ;SUBSTITUTE([$pays.B103];&quot; %&quot;;&quot;&quot;) ; SUBSTITUTE([$pays.B103];&quot;'&quot;;&quot; &quot;)))" office:value-type="string" office:string-value="8237580" calcext:value-type="string">
            <text:p>8237580</text:p>
          </table:table-cell>
          <table:table-cell table:formula="of:=IF(ISBLANK([$pays.C103])OR([$pays.C103]=&quot;N.A.&quot;);&quot;NULL&quot;;IF(ISNUMBER(FIND(&quot; %&quot;; [$pays.C103])) ;SUBSTITUTE([$pays.C103];&quot; %&quot;;&quot;&quot;) ; SUBSTITUTE([$pays.C103];&quot;'&quot;;&quot; &quot;)))" office:value-type="string" office:string-value="2.43" calcext:value-type="string">
            <text:p>2.43</text:p>
          </table:table-cell>
          <table:table-cell table:formula="of:=IF(ISBLANK([$pays.D103])OR([$pays.D103]=&quot;N.A.&quot;);&quot;NULL&quot;;IF(ISNUMBER(FIND(&quot; %&quot;; [$pays.D103])) ;SUBSTITUTE([$pays.D103];&quot; %&quot;;&quot;&quot;) ; SUBSTITUTE([$pays.D103];&quot;'&quot;;&quot; &quot;)))" office:value-type="string" office:string-value="196358" calcext:value-type="string">
            <text:p>196358</text:p>
          </table:table-cell>
          <table:table-cell table:formula="of:=IF(ISBLANK([$pays.E103])OR([$pays.E103]=&quot;N.A.&quot;);&quot;NULL&quot;;IF(ISNUMBER(FIND(&quot; %&quot;; [$pays.E103])) ;SUBSTITUTE([$pays.E103];&quot; %&quot;;&quot;&quot;) ; SUBSTITUTE([$pays.E103];&quot;'&quot;;&quot; &quot;)))" office:value-type="string" office:string-value="152" calcext:value-type="string">
            <text:p>152</text:p>
          </table:table-cell>
          <table:table-cell table:formula="of:=IF(ISBLANK([$pays.F103])OR([$pays.F103]=&quot;N.A.&quot;);&quot;NULL&quot;;IF(ISNUMBER(FIND(&quot; %&quot;; [$pays.F103])) ;SUBSTITUTE([$pays.F103];&quot; %&quot;;&quot;&quot;) ; SUBSTITUTE([$pays.F103];&quot;'&quot;;&quot; &quot;)))" office:value-type="string" office:string-value="54390" calcext:value-type="string">
            <text:p>54390</text:p>
          </table:table-cell>
          <table:table-cell table:formula="of:=IF(ISBLANK([$pays.G103])OR([$pays.G103]=&quot;N.A.&quot;);&quot;NULL&quot;;IF(ISNUMBER(FIND(&quot; %&quot;; [$pays.G103])) ;SUBSTITUTE([$pays.G103];&quot; %&quot;;&quot;&quot;) ; SUBSTITUTE([$pays.G103];&quot;'&quot;;&quot; &quot;)))" office:value-type="string" office:string-value="-2000.0" calcext:value-type="string">
            <text:p>-2000.0</text:p>
          </table:table-cell>
          <table:table-cell table:formula="of:=IF(ISBLANK([$pays.H103])OR([$pays.H103]=&quot;N.A.&quot;);&quot;NULL&quot;;IF(ISNUMBER(FIND(&quot; %&quot;; [$pays.H103])) ;SUBSTITUTE([$pays.H103];&quot; %&quot;;&quot;&quot;) ; SUBSTITUTE([$pays.H103];&quot;'&quot;;&quot; &quot;)))" office:value-type="string" office:string-value="4.4" calcext:value-type="string">
            <text:p>4.4</text:p>
          </table:table-cell>
          <table:table-cell table:formula="of:=IF(ISBLANK([$pays.I103])OR([$pays.I103]=&quot;N.A.&quot;);&quot;NULL&quot;;IF(ISNUMBER(FIND(&quot; %&quot;; [$pays.I103])) ;SUBSTITUTE([$pays.I103];&quot; %&quot;;&quot;&quot;) ; SUBSTITUTE([$pays.I103];&quot;'&quot;;&quot; &quot;)))" office:value-type="string" office:string-value="19" calcext:value-type="string">
            <text:p>19</text:p>
          </table:table-cell>
          <table:table-cell table:formula="of:=IF(ISBLANK([$pays.J103])OR([$pays.J103]=&quot;N.A.&quot;);&quot;NULL&quot;;IF(ISNUMBER(FIND(&quot; %&quot;; [$pays.J103])) ;SUBSTITUTE([$pays.J103];&quot; %&quot;;&quot;&quot;) ; SUBSTITUTE([$pays.J103];&quot;'&quot;;&quot; &quot;)))" office:value-type="string" office:string-value="43" calcext:value-type="string">
            <text:p>43</text:p>
          </table:table-cell>
          <table:table-cell table:formula="of:=IF(ISBLANK([$pays.K103])OR([$pays.K103]=&quot;N.A.&quot;);&quot;NULL&quot;;IF(ISNUMBER(FIND(&quot; %&quot;; [$pays.K103])) ;SUBSTITUTE([$pays.K103];&quot; %&quot;;&quot;&quot;) ; SUBSTITUTE([$pays.K103];&quot;'&quot;;&quot; &quot;)))" office:value-type="string" office:string-value="0.11" calcext:value-type="string">
            <text:p>0.11</text:p>
          </table:table-cell>
          <table:table-cell table:formula="of:=IF(ISBLANK([$pays.L103])OR([$pays.L103]=&quot;N.A.&quot;);&quot;NULL&quot;;IF(ISNUMBER(FIND(&quot; %&quot;; [$pays.L103])) ;SUBSTITUTE([$pays.L103];&quot; %&quot;;&quot;&quot;) ; SUBSTITUTE([$pays.L10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4])OR([$pays.A104]=&quot;N.A.&quot;);&quot;NULL&quot;;IF(ISNUMBER(FIND(&quot; %&quot;; [$pays.A104])) ;SUBSTITUTE([$pays.A104];&quot; %&quot;;&quot;&quot;) ; SUBSTITUTE([$pays.A104];&quot;'&quot;;&quot; &quot;)))" office:value-type="string" office:string-value="Sierra Leone" calcext:value-type="string">
            <text:p>Sierra Leone</text:p>
          </table:table-cell>
          <table:table-cell table:formula="of:=IF(ISBLANK([$pays.B104])OR([$pays.B104]=&quot;N.A.&quot;);&quot;NULL&quot;;IF(ISNUMBER(FIND(&quot; %&quot;; [$pays.B104])) ;SUBSTITUTE([$pays.B104];&quot; %&quot;;&quot;&quot;) ; SUBSTITUTE([$pays.B104];&quot;'&quot;;&quot; &quot;)))" office:value-type="string" office:string-value="7942879" calcext:value-type="string">
            <text:p>7942879</text:p>
          </table:table-cell>
          <table:table-cell table:formula="of:=IF(ISBLANK([$pays.C104])OR([$pays.C104]=&quot;N.A.&quot;);&quot;NULL&quot;;IF(ISNUMBER(FIND(&quot; %&quot;; [$pays.C104])) ;SUBSTITUTE([$pays.C104];&quot; %&quot;;&quot;&quot;) ; SUBSTITUTE([$pays.C104];&quot;'&quot;;&quot; &quot;)))" office:value-type="string" office:string-value="2.10" calcext:value-type="string">
            <text:p>2.10</text:p>
          </table:table-cell>
          <table:table-cell table:formula="of:=IF(ISBLANK([$pays.D104])OR([$pays.D104]=&quot;N.A.&quot;);&quot;NULL&quot;;IF(ISNUMBER(FIND(&quot; %&quot;; [$pays.D104])) ;SUBSTITUTE([$pays.D104];&quot; %&quot;;&quot;&quot;) ; SUBSTITUTE([$pays.D104];&quot;'&quot;;&quot; &quot;)))" office:value-type="string" office:string-value="163768" calcext:value-type="string">
            <text:p>163768</text:p>
          </table:table-cell>
          <table:table-cell table:formula="of:=IF(ISBLANK([$pays.E104])OR([$pays.E104]=&quot;N.A.&quot;);&quot;NULL&quot;;IF(ISNUMBER(FIND(&quot; %&quot;; [$pays.E104])) ;SUBSTITUTE([$pays.E104];&quot; %&quot;;&quot;&quot;) ; SUBSTITUTE([$pays.E104];&quot;'&quot;;&quot; &quot;)))" office:value-type="string" office:string-value="111" calcext:value-type="string">
            <text:p>111</text:p>
          </table:table-cell>
          <table:table-cell table:formula="of:=IF(ISBLANK([$pays.F104])OR([$pays.F104]=&quot;N.A.&quot;);&quot;NULL&quot;;IF(ISNUMBER(FIND(&quot; %&quot;; [$pays.F104])) ;SUBSTITUTE([$pays.F104];&quot; %&quot;;&quot;&quot;) ; SUBSTITUTE([$pays.F104];&quot;'&quot;;&quot; &quot;)))" office:value-type="string" office:string-value="72180" calcext:value-type="string">
            <text:p>72180</text:p>
          </table:table-cell>
          <table:table-cell table:formula="of:=IF(ISBLANK([$pays.G104])OR([$pays.G104]=&quot;N.A.&quot;);&quot;NULL&quot;;IF(ISNUMBER(FIND(&quot; %&quot;; [$pays.G104])) ;SUBSTITUTE([$pays.G104];&quot; %&quot;;&quot;&quot;) ; SUBSTITUTE([$pays.G104];&quot;'&quot;;&quot; &quot;)))" office:value-type="string" office:string-value="-4200.0" calcext:value-type="string">
            <text:p>-4200.0</text:p>
          </table:table-cell>
          <table:table-cell table:formula="of:=IF(ISBLANK([$pays.H104])OR([$pays.H104]=&quot;N.A.&quot;);&quot;NULL&quot;;IF(ISNUMBER(FIND(&quot; %&quot;; [$pays.H104])) ;SUBSTITUTE([$pays.H104];&quot; %&quot;;&quot;&quot;) ; SUBSTITUTE([$pays.H104];&quot;'&quot;;&quot; &quot;)))" office:value-type="string" office:string-value="4.3" calcext:value-type="string">
            <text:p>4.3</text:p>
          </table:table-cell>
          <table:table-cell table:formula="of:=IF(ISBLANK([$pays.I104])OR([$pays.I104]=&quot;N.A.&quot;);&quot;NULL&quot;;IF(ISNUMBER(FIND(&quot; %&quot;; [$pays.I104])) ;SUBSTITUTE([$pays.I104];&quot; %&quot;;&quot;&quot;) ; SUBSTITUTE([$pays.I104];&quot;'&quot;;&quot; &quot;)))" office:value-type="string" office:string-value="19" calcext:value-type="string">
            <text:p>19</text:p>
          </table:table-cell>
          <table:table-cell table:formula="of:=IF(ISBLANK([$pays.J104])OR([$pays.J104]=&quot;N.A.&quot;);&quot;NULL&quot;;IF(ISNUMBER(FIND(&quot; %&quot;; [$pays.J104])) ;SUBSTITUTE([$pays.J104];&quot; %&quot;;&quot;&quot;) ; SUBSTITUTE([$pays.J104];&quot;'&quot;;&quot; &quot;)))" office:value-type="string" office:string-value="43" calcext:value-type="string">
            <text:p>43</text:p>
          </table:table-cell>
          <table:table-cell table:formula="of:=IF(ISBLANK([$pays.K104])OR([$pays.K104]=&quot;N.A.&quot;);&quot;NULL&quot;;IF(ISNUMBER(FIND(&quot; %&quot;; [$pays.K104])) ;SUBSTITUTE([$pays.K104];&quot; %&quot;;&quot;&quot;) ; SUBSTITUTE([$pays.K104];&quot;'&quot;;&quot; &quot;)))" office:value-type="string" office:string-value="0.10" calcext:value-type="string">
            <text:p>0.10</text:p>
          </table:table-cell>
          <table:table-cell table:formula="of:=IF(ISBLANK([$pays.L104])OR([$pays.L104]=&quot;N.A.&quot;);&quot;NULL&quot;;IF(ISNUMBER(FIND(&quot; %&quot;; [$pays.L104])) ;SUBSTITUTE([$pays.L104];&quot; %&quot;;&quot;&quot;) ; SUBSTITUTE([$pays.L10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5])OR([$pays.A105]=&quot;N.A.&quot;);&quot;NULL&quot;;IF(ISNUMBER(FIND(&quot; %&quot;; [$pays.A105])) ;SUBSTITUTE([$pays.A105];&quot; %&quot;;&quot;&quot;) ; SUBSTITUTE([$pays.A105];&quot;'&quot;;&quot; &quot;)))" office:value-type="string" office:string-value="Hong Kong" calcext:value-type="string">
            <text:p>Hong Kong</text:p>
          </table:table-cell>
          <table:table-cell table:formula="of:=IF(ISBLANK([$pays.B105])OR([$pays.B105]=&quot;N.A.&quot;);&quot;NULL&quot;;IF(ISNUMBER(FIND(&quot; %&quot;; [$pays.B105])) ;SUBSTITUTE([$pays.B105];&quot; %&quot;;&quot;&quot;) ; SUBSTITUTE([$pays.B105];&quot;'&quot;;&quot; &quot;)))" office:value-type="string" office:string-value="7484618" calcext:value-type="string">
            <text:p>7484618</text:p>
          </table:table-cell>
          <table:table-cell table:formula="of:=IF(ISBLANK([$pays.C105])OR([$pays.C105]=&quot;N.A.&quot;);&quot;NULL&quot;;IF(ISNUMBER(FIND(&quot; %&quot;; [$pays.C105])) ;SUBSTITUTE([$pays.C105];&quot; %&quot;;&quot;&quot;) ; SUBSTITUTE([$pays.C105];&quot;'&quot;;&quot; &quot;)))" office:value-type="string" office:string-value="0.82" calcext:value-type="string">
            <text:p>0.82</text:p>
          </table:table-cell>
          <table:table-cell table:formula="of:=IF(ISBLANK([$pays.D105])OR([$pays.D105]=&quot;N.A.&quot;);&quot;NULL&quot;;IF(ISNUMBER(FIND(&quot; %&quot;; [$pays.D105])) ;SUBSTITUTE([$pays.D105];&quot; %&quot;;&quot;&quot;) ; SUBSTITUTE([$pays.D105];&quot;'&quot;;&quot; &quot;)))" office:value-type="string" office:string-value="60827" calcext:value-type="string">
            <text:p>60827</text:p>
          </table:table-cell>
          <table:table-cell table:formula="of:=IF(ISBLANK([$pays.E105])OR([$pays.E105]=&quot;N.A.&quot;);&quot;NULL&quot;;IF(ISNUMBER(FIND(&quot; %&quot;; [$pays.E105])) ;SUBSTITUTE([$pays.E105];&quot; %&quot;;&quot;&quot;) ; SUBSTITUTE([$pays.E105];&quot;'&quot;;&quot; &quot;)))" office:value-type="string" office:string-value="7140" calcext:value-type="string">
            <text:p>7140</text:p>
          </table:table-cell>
          <table:table-cell table:formula="of:=IF(ISBLANK([$pays.F105])OR([$pays.F105]=&quot;N.A.&quot;);&quot;NULL&quot;;IF(ISNUMBER(FIND(&quot; %&quot;; [$pays.F105])) ;SUBSTITUTE([$pays.F105];&quot; %&quot;;&quot;&quot;) ; SUBSTITUTE([$pays.F105];&quot;'&quot;;&quot; &quot;)))" office:value-type="string" office:string-value="1050" calcext:value-type="string">
            <text:p>1050</text:p>
          </table:table-cell>
          <table:table-cell table:formula="of:=IF(ISBLANK([$pays.G105])OR([$pays.G105]=&quot;N.A.&quot;);&quot;NULL&quot;;IF(ISNUMBER(FIND(&quot; %&quot;; [$pays.G105])) ;SUBSTITUTE([$pays.G105];&quot; %&quot;;&quot;&quot;) ; SUBSTITUTE([$pays.G105];&quot;'&quot;;&quot; &quot;)))" office:value-type="string" office:string-value="29308.0" calcext:value-type="string">
            <text:p>29308.0</text:p>
          </table:table-cell>
          <table:table-cell table:formula="of:=IF(ISBLANK([$pays.H105])OR([$pays.H105]=&quot;N.A.&quot;);&quot;NULL&quot;;IF(ISNUMBER(FIND(&quot; %&quot;; [$pays.H105])) ;SUBSTITUTE([$pays.H105];&quot; %&quot;;&quot;&quot;) ; SUBSTITUTE([$pays.H105];&quot;'&quot;;&quot; &quot;)))" office:value-type="string" office:string-value="1.3" calcext:value-type="string">
            <text:p>1.3</text:p>
          </table:table-cell>
          <table:table-cell table:formula="of:=IF(ISBLANK([$pays.I105])OR([$pays.I105]=&quot;N.A.&quot;);&quot;NULL&quot;;IF(ISNUMBER(FIND(&quot; %&quot;; [$pays.I105])) ;SUBSTITUTE([$pays.I105];&quot; %&quot;;&quot;&quot;) ; SUBSTITUTE([$pays.I105];&quot;'&quot;;&quot; &quot;)))" office:value-type="string" office:string-value="45" calcext:value-type="string">
            <text:p>45</text:p>
          </table:table-cell>
          <table:table-cell table:formula="of:=IF(ISBLANK([$pays.J105])OR([$pays.J105]=&quot;N.A.&quot;);&quot;NULL&quot;;IF(ISNUMBER(FIND(&quot; %&quot;; [$pays.J105])) ;SUBSTITUTE([$pays.J105];&quot; %&quot;;&quot;&quot;) ; SUBSTITUTE([$pays.J105];&quot;'&quot;;&quot; &quot;)))" office:value-type="string" office:string-value="NULL" calcext:value-type="string">
            <text:p>NULL</text:p>
          </table:table-cell>
          <table:table-cell table:formula="of:=IF(ISBLANK([$pays.K105])OR([$pays.K105]=&quot;N.A.&quot;);&quot;NULL&quot;;IF(ISNUMBER(FIND(&quot; %&quot;; [$pays.K105])) ;SUBSTITUTE([$pays.K105];&quot; %&quot;;&quot;&quot;) ; SUBSTITUTE([$pays.K105];&quot;'&quot;;&quot; &quot;)))" office:value-type="string" office:string-value="0.10" calcext:value-type="string">
            <text:p>0.10</text:p>
          </table:table-cell>
          <table:table-cell table:formula="of:=IF(ISBLANK([$pays.L105])OR([$pays.L105]=&quot;N.A.&quot;);&quot;NULL&quot;;IF(ISNUMBER(FIND(&quot; %&quot;; [$pays.L105])) ;SUBSTITUTE([$pays.L105];&quot; %&quot;;&quot;&quot;) ; SUBSTITUTE([$pays.L10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6])OR([$pays.A106]=&quot;N.A.&quot;);&quot;NULL&quot;;IF(ISNUMBER(FIND(&quot; %&quot;; [$pays.A106])) ;SUBSTITUTE([$pays.A106];&quot; %&quot;;&quot;&quot;) ; SUBSTITUTE([$pays.A106];&quot;'&quot;;&quot; &quot;)))" office:value-type="string" office:string-value="Laos" calcext:value-type="string">
            <text:p>Laos</text:p>
          </table:table-cell>
          <table:table-cell table:formula="of:=IF(ISBLANK([$pays.B106])OR([$pays.B106]=&quot;N.A.&quot;);&quot;NULL&quot;;IF(ISNUMBER(FIND(&quot; %&quot;; [$pays.B106])) ;SUBSTITUTE([$pays.B106];&quot; %&quot;;&quot;&quot;) ; SUBSTITUTE([$pays.B106];&quot;'&quot;;&quot; &quot;)))" office:value-type="string" office:string-value="7253719" calcext:value-type="string">
            <text:p>7253719</text:p>
          </table:table-cell>
          <table:table-cell table:formula="of:=IF(ISBLANK([$pays.C106])OR([$pays.C106]=&quot;N.A.&quot;);&quot;NULL&quot;;IF(ISNUMBER(FIND(&quot; %&quot;; [$pays.C106])) ;SUBSTITUTE([$pays.C106];&quot; %&quot;;&quot;&quot;) ; SUBSTITUTE([$pays.C106];&quot;'&quot;;&quot; &quot;)))" office:value-type="string" office:string-value="1.48" calcext:value-type="string">
            <text:p>1.48</text:p>
          </table:table-cell>
          <table:table-cell table:formula="of:=IF(ISBLANK([$pays.D106])OR([$pays.D106]=&quot;N.A.&quot;);&quot;NULL&quot;;IF(ISNUMBER(FIND(&quot; %&quot;; [$pays.D106])) ;SUBSTITUTE([$pays.D106];&quot; %&quot;;&quot;&quot;) ; SUBSTITUTE([$pays.D106];&quot;'&quot;;&quot; &quot;)))" office:value-type="string" office:string-value="106105" calcext:value-type="string">
            <text:p>106105</text:p>
          </table:table-cell>
          <table:table-cell table:formula="of:=IF(ISBLANK([$pays.E106])OR([$pays.E106]=&quot;N.A.&quot;);&quot;NULL&quot;;IF(ISNUMBER(FIND(&quot; %&quot;; [$pays.E106])) ;SUBSTITUTE([$pays.E106];&quot; %&quot;;&quot;&quot;) ; SUBSTITUTE([$pays.E106];&quot;'&quot;;&quot; &quot;)))" office:value-type="string" office:string-value="32" calcext:value-type="string">
            <text:p>32</text:p>
          </table:table-cell>
          <table:table-cell table:formula="of:=IF(ISBLANK([$pays.F106])OR([$pays.F106]=&quot;N.A.&quot;);&quot;NULL&quot;;IF(ISNUMBER(FIND(&quot; %&quot;; [$pays.F106])) ;SUBSTITUTE([$pays.F106];&quot; %&quot;;&quot;&quot;) ; SUBSTITUTE([$pays.F106];&quot;'&quot;;&quot; &quot;)))" office:value-type="string" office:string-value="230800" calcext:value-type="string">
            <text:p>230800</text:p>
          </table:table-cell>
          <table:table-cell table:formula="of:=IF(ISBLANK([$pays.G106])OR([$pays.G106]=&quot;N.A.&quot;);&quot;NULL&quot;;IF(ISNUMBER(FIND(&quot; %&quot;; [$pays.G106])) ;SUBSTITUTE([$pays.G106];&quot; %&quot;;&quot;&quot;) ; SUBSTITUTE([$pays.G106];&quot;'&quot;;&quot; &quot;)))" office:value-type="string" office:string-value="-14704.0" calcext:value-type="string">
            <text:p>-14704.0</text:p>
          </table:table-cell>
          <table:table-cell table:formula="of:=IF(ISBLANK([$pays.H106])OR([$pays.H106]=&quot;N.A.&quot;);&quot;NULL&quot;;IF(ISNUMBER(FIND(&quot; %&quot;; [$pays.H106])) ;SUBSTITUTE([$pays.H106];&quot; %&quot;;&quot;&quot;) ; SUBSTITUTE([$pays.H106];&quot;'&quot;;&quot; &quot;)))" office:value-type="string" office:string-value="2.7" calcext:value-type="string">
            <text:p>2.7</text:p>
          </table:table-cell>
          <table:table-cell table:formula="of:=IF(ISBLANK([$pays.I106])OR([$pays.I106]=&quot;N.A.&quot;);&quot;NULL&quot;;IF(ISNUMBER(FIND(&quot; %&quot;; [$pays.I106])) ;SUBSTITUTE([$pays.I106];&quot; %&quot;;&quot;&quot;) ; SUBSTITUTE([$pays.I106];&quot;'&quot;;&quot; &quot;)))" office:value-type="string" office:string-value="24" calcext:value-type="string">
            <text:p>24</text:p>
          </table:table-cell>
          <table:table-cell table:formula="of:=IF(ISBLANK([$pays.J106])OR([$pays.J106]=&quot;N.A.&quot;);&quot;NULL&quot;;IF(ISNUMBER(FIND(&quot; %&quot;; [$pays.J106])) ;SUBSTITUTE([$pays.J106];&quot; %&quot;;&quot;&quot;) ; SUBSTITUTE([$pays.J106];&quot;'&quot;;&quot; &quot;)))" office:value-type="string" office:string-value="36" calcext:value-type="string">
            <text:p>36</text:p>
          </table:table-cell>
          <table:table-cell table:formula="of:=IF(ISBLANK([$pays.K106])OR([$pays.K106]=&quot;N.A.&quot;);&quot;NULL&quot;;IF(ISNUMBER(FIND(&quot; %&quot;; [$pays.K106])) ;SUBSTITUTE([$pays.K106];&quot; %&quot;;&quot;&quot;) ; SUBSTITUTE([$pays.K106];&quot;'&quot;;&quot; &quot;)))" office:value-type="string" office:string-value="0.09" calcext:value-type="string">
            <text:p>0.09</text:p>
          </table:table-cell>
          <table:table-cell table:formula="of:=IF(ISBLANK([$pays.L106])OR([$pays.L106]=&quot;N.A.&quot;);&quot;NULL&quot;;IF(ISNUMBER(FIND(&quot; %&quot;; [$pays.L106])) ;SUBSTITUTE([$pays.L106];&quot; %&quot;;&quot;&quot;) ; SUBSTITUTE([$pays.L10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7])OR([$pays.A107]=&quot;N.A.&quot;);&quot;NULL&quot;;IF(ISNUMBER(FIND(&quot; %&quot;; [$pays.A107])) ;SUBSTITUTE([$pays.A107];&quot; %&quot;;&quot;&quot;) ; SUBSTITUTE([$pays.A107];&quot;'&quot;;&quot; &quot;)))" office:value-type="string" office:string-value="Paraguay" calcext:value-type="string">
            <text:p>Paraguay</text:p>
          </table:table-cell>
          <table:table-cell table:formula="of:=IF(ISBLANK([$pays.B107])OR([$pays.B107]=&quot;N.A.&quot;);&quot;NULL&quot;;IF(ISNUMBER(FIND(&quot; %&quot;; [$pays.B107])) ;SUBSTITUTE([$pays.B107];&quot; %&quot;;&quot;&quot;) ; SUBSTITUTE([$pays.B107];&quot;'&quot;;&quot; &quot;)))" office:value-type="string" office:string-value="7114524" calcext:value-type="string">
            <text:p>7114524</text:p>
          </table:table-cell>
          <table:table-cell table:formula="of:=IF(ISBLANK([$pays.C107])OR([$pays.C107]=&quot;N.A.&quot;);&quot;NULL&quot;;IF(ISNUMBER(FIND(&quot; %&quot;; [$pays.C107])) ;SUBSTITUTE([$pays.C107];&quot; %&quot;;&quot;&quot;) ; SUBSTITUTE([$pays.C107];&quot;'&quot;;&quot; &quot;)))" office:value-type="string" office:string-value="1.25" calcext:value-type="string">
            <text:p>1.25</text:p>
          </table:table-cell>
          <table:table-cell table:formula="of:=IF(ISBLANK([$pays.D107])OR([$pays.D107]=&quot;N.A.&quot;);&quot;NULL&quot;;IF(ISNUMBER(FIND(&quot; %&quot;; [$pays.D107])) ;SUBSTITUTE([$pays.D107];&quot; %&quot;;&quot;&quot;) ; SUBSTITUTE([$pays.D107];&quot;'&quot;;&quot; &quot;)))" office:value-type="string" office:string-value="87902" calcext:value-type="string">
            <text:p>87902</text:p>
          </table:table-cell>
          <table:table-cell table:formula="of:=IF(ISBLANK([$pays.E107])OR([$pays.E107]=&quot;N.A.&quot;);&quot;NULL&quot;;IF(ISNUMBER(FIND(&quot; %&quot;; [$pays.E107])) ;SUBSTITUTE([$pays.E107];&quot; %&quot;;&quot;&quot;) ; SUBSTITUTE([$pays.E107];&quot;'&quot;;&quot; &quot;)))" office:value-type="string" office:string-value="18" calcext:value-type="string">
            <text:p>18</text:p>
          </table:table-cell>
          <table:table-cell table:formula="of:=IF(ISBLANK([$pays.F107])OR([$pays.F107]=&quot;N.A.&quot;);&quot;NULL&quot;;IF(ISNUMBER(FIND(&quot; %&quot;; [$pays.F107])) ;SUBSTITUTE([$pays.F107];&quot; %&quot;;&quot;&quot;) ; SUBSTITUTE([$pays.F107];&quot;'&quot;;&quot; &quot;)))" office:value-type="string" office:string-value="397300" calcext:value-type="string">
            <text:p>397300</text:p>
          </table:table-cell>
          <table:table-cell table:formula="of:=IF(ISBLANK([$pays.G107])OR([$pays.G107]=&quot;N.A.&quot;);&quot;NULL&quot;;IF(ISNUMBER(FIND(&quot; %&quot;; [$pays.G107])) ;SUBSTITUTE([$pays.G107];&quot; %&quot;;&quot;&quot;) ; SUBSTITUTE([$pays.G107];&quot;'&quot;;&quot; &quot;)))" office:value-type="string" office:string-value="-16556.0" calcext:value-type="string">
            <text:p>-16556.0</text:p>
          </table:table-cell>
          <table:table-cell table:formula="of:=IF(ISBLANK([$pays.H107])OR([$pays.H107]=&quot;N.A.&quot;);&quot;NULL&quot;;IF(ISNUMBER(FIND(&quot; %&quot;; [$pays.H107])) ;SUBSTITUTE([$pays.H107];&quot; %&quot;;&quot;&quot;) ; SUBSTITUTE([$pays.H107];&quot;'&quot;;&quot; &quot;)))" office:value-type="string" office:string-value="2.4" calcext:value-type="string">
            <text:p>2.4</text:p>
          </table:table-cell>
          <table:table-cell table:formula="of:=IF(ISBLANK([$pays.I107])OR([$pays.I107]=&quot;N.A.&quot;);&quot;NULL&quot;;IF(ISNUMBER(FIND(&quot; %&quot;; [$pays.I107])) ;SUBSTITUTE([$pays.I107];&quot; %&quot;;&quot;&quot;) ; SUBSTITUTE([$pays.I107];&quot;'&quot;;&quot; &quot;)))" office:value-type="string" office:string-value="26" calcext:value-type="string">
            <text:p>26</text:p>
          </table:table-cell>
          <table:table-cell table:formula="of:=IF(ISBLANK([$pays.J107])OR([$pays.J107]=&quot;N.A.&quot;);&quot;NULL&quot;;IF(ISNUMBER(FIND(&quot; %&quot;; [$pays.J107])) ;SUBSTITUTE([$pays.J107];&quot; %&quot;;&quot;&quot;) ; SUBSTITUTE([$pays.J107];&quot;'&quot;;&quot; &quot;)))" office:value-type="string" office:string-value="62" calcext:value-type="string">
            <text:p>62</text:p>
          </table:table-cell>
          <table:table-cell table:formula="of:=IF(ISBLANK([$pays.K107])OR([$pays.K107]=&quot;N.A.&quot;);&quot;NULL&quot;;IF(ISNUMBER(FIND(&quot; %&quot;; [$pays.K107])) ;SUBSTITUTE([$pays.K107];&quot; %&quot;;&quot;&quot;) ; SUBSTITUTE([$pays.K107];&quot;'&quot;;&quot; &quot;)))" office:value-type="string" office:string-value="0.09" calcext:value-type="string">
            <text:p>0.09</text:p>
          </table:table-cell>
          <table:table-cell table:formula="of:=IF(ISBLANK([$pays.L107])OR([$pays.L107]=&quot;N.A.&quot;);&quot;NULL&quot;;IF(ISNUMBER(FIND(&quot; %&quot;; [$pays.L107])) ;SUBSTITUTE([$pays.L107];&quot; %&quot;;&quot;&quot;) ; SUBSTITUTE([$pays.L10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8])OR([$pays.A108]=&quot;N.A.&quot;);&quot;NULL&quot;;IF(ISNUMBER(FIND(&quot; %&quot;; [$pays.A108])) ;SUBSTITUTE([$pays.A108];&quot; %&quot;;&quot;&quot;) ; SUBSTITUTE([$pays.A108];&quot;'&quot;;&quot; &quot;)))" office:value-type="string" office:string-value="Bulgaria" calcext:value-type="string">
            <text:p>Bulgaria</text:p>
          </table:table-cell>
          <table:table-cell table:formula="of:=IF(ISBLANK([$pays.B108])OR([$pays.B108]=&quot;N.A.&quot;);&quot;NULL&quot;;IF(ISNUMBER(FIND(&quot; %&quot;; [$pays.B108])) ;SUBSTITUTE([$pays.B108];&quot; %&quot;;&quot;&quot;) ; SUBSTITUTE([$pays.B108];&quot;'&quot;;&quot; &quot;)))" office:value-type="string" office:string-value="6958627" calcext:value-type="string">
            <text:p>6958627</text:p>
          </table:table-cell>
          <table:table-cell table:formula="of:=IF(ISBLANK([$pays.C108])OR([$pays.C108]=&quot;N.A.&quot;);&quot;NULL&quot;;IF(ISNUMBER(FIND(&quot; %&quot;; [$pays.C108])) ;SUBSTITUTE([$pays.C108];&quot; %&quot;;&quot;&quot;) ; SUBSTITUTE([$pays.C108];&quot;'&quot;;&quot; &quot;)))" office:value-type="string" office:string-value="-0.74" calcext:value-type="string">
            <text:p>-0.74</text:p>
          </table:table-cell>
          <table:table-cell table:formula="of:=IF(ISBLANK([$pays.D108])OR([$pays.D108]=&quot;N.A.&quot;);&quot;NULL&quot;;IF(ISNUMBER(FIND(&quot; %&quot;; [$pays.D108])) ;SUBSTITUTE([$pays.D108];&quot; %&quot;;&quot;&quot;) ; SUBSTITUTE([$pays.D108];&quot;'&quot;;&quot; &quot;)))" office:value-type="string" office:string-value="-51674" calcext:value-type="string">
            <text:p>-51674</text:p>
          </table:table-cell>
          <table:table-cell table:formula="of:=IF(ISBLANK([$pays.E108])OR([$pays.E108]=&quot;N.A.&quot;);&quot;NULL&quot;;IF(ISNUMBER(FIND(&quot; %&quot;; [$pays.E108])) ;SUBSTITUTE([$pays.E108];&quot; %&quot;;&quot;&quot;) ; SUBSTITUTE([$pays.E108];&quot;'&quot;;&quot; &quot;)))" office:value-type="string" office:string-value="64" calcext:value-type="string">
            <text:p>64</text:p>
          </table:table-cell>
          <table:table-cell table:formula="of:=IF(ISBLANK([$pays.F108])OR([$pays.F108]=&quot;N.A.&quot;);&quot;NULL&quot;;IF(ISNUMBER(FIND(&quot; %&quot;; [$pays.F108])) ;SUBSTITUTE([$pays.F108];&quot; %&quot;;&quot;&quot;) ; SUBSTITUTE([$pays.F108];&quot;'&quot;;&quot; &quot;)))" office:value-type="string" office:string-value="108560" calcext:value-type="string">
            <text:p>108560</text:p>
          </table:table-cell>
          <table:table-cell table:formula="of:=IF(ISBLANK([$pays.G108])OR([$pays.G108]=&quot;N.A.&quot;);&quot;NULL&quot;;IF(ISNUMBER(FIND(&quot; %&quot;; [$pays.G108])) ;SUBSTITUTE([$pays.G108];&quot; %&quot;;&quot;&quot;) ; SUBSTITUTE([$pays.G108];&quot;'&quot;;&quot; &quot;)))" office:value-type="string" office:string-value="-4800.0" calcext:value-type="string">
            <text:p>-4800.0</text:p>
          </table:table-cell>
          <table:table-cell table:formula="of:=IF(ISBLANK([$pays.H108])OR([$pays.H108]=&quot;N.A.&quot;);&quot;NULL&quot;;IF(ISNUMBER(FIND(&quot; %&quot;; [$pays.H108])) ;SUBSTITUTE([$pays.H108];&quot; %&quot;;&quot;&quot;) ; SUBSTITUTE([$pays.H108];&quot;'&quot;;&quot; &quot;)))" office:value-type="string" office:string-value="1.6" calcext:value-type="string">
            <text:p>1.6</text:p>
          </table:table-cell>
          <table:table-cell table:formula="of:=IF(ISBLANK([$pays.I108])OR([$pays.I108]=&quot;N.A.&quot;);&quot;NULL&quot;;IF(ISNUMBER(FIND(&quot; %&quot;; [$pays.I108])) ;SUBSTITUTE([$pays.I108];&quot; %&quot;;&quot;&quot;) ; SUBSTITUTE([$pays.I108];&quot;'&quot;;&quot; &quot;)))" office:value-type="string" office:string-value="45" calcext:value-type="string">
            <text:p>45</text:p>
          </table:table-cell>
          <table:table-cell table:formula="of:=IF(ISBLANK([$pays.J108])OR([$pays.J108]=&quot;N.A.&quot;);&quot;NULL&quot;;IF(ISNUMBER(FIND(&quot; %&quot;; [$pays.J108])) ;SUBSTITUTE([$pays.J108];&quot; %&quot;;&quot;&quot;) ; SUBSTITUTE([$pays.J108];&quot;'&quot;;&quot; &quot;)))" office:value-type="string" office:string-value="76" calcext:value-type="string">
            <text:p>76</text:p>
          </table:table-cell>
          <table:table-cell table:formula="of:=IF(ISBLANK([$pays.K108])OR([$pays.K108]=&quot;N.A.&quot;);&quot;NULL&quot;;IF(ISNUMBER(FIND(&quot; %&quot;; [$pays.K108])) ;SUBSTITUTE([$pays.K108];&quot; %&quot;;&quot;&quot;) ; SUBSTITUTE([$pays.K108];&quot;'&quot;;&quot; &quot;)))" office:value-type="string" office:string-value="0.09" calcext:value-type="string">
            <text:p>0.09</text:p>
          </table:table-cell>
          <table:table-cell table:formula="of:=IF(ISBLANK([$pays.L108])OR([$pays.L108]=&quot;N.A.&quot;);&quot;NULL&quot;;IF(ISNUMBER(FIND(&quot; %&quot;; [$pays.L108])) ;SUBSTITUTE([$pays.L108];&quot; %&quot;;&quot;&quot;) ; SUBSTITUTE([$pays.L10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9])OR([$pays.A109]=&quot;N.A.&quot;);&quot;NULL&quot;;IF(ISNUMBER(FIND(&quot; %&quot;; [$pays.A109])) ;SUBSTITUTE([$pays.A109];&quot; %&quot;;&quot;&quot;) ; SUBSTITUTE([$pays.A109];&quot;'&quot;;&quot; &quot;)))" office:value-type="string" office:string-value="Libya" calcext:value-type="string">
            <text:p>Libya</text:p>
          </table:table-cell>
          <table:table-cell table:formula="of:=IF(ISBLANK([$pays.B109])OR([$pays.B109]=&quot;N.A.&quot;);&quot;NULL&quot;;IF(ISNUMBER(FIND(&quot; %&quot;; [$pays.B109])) ;SUBSTITUTE([$pays.B109];&quot; %&quot;;&quot;&quot;) ; SUBSTITUTE([$pays.B109];&quot;'&quot;;&quot; &quot;)))" office:value-type="string" office:string-value="6852010" calcext:value-type="string">
            <text:p>6852010</text:p>
          </table:table-cell>
          <table:table-cell table:formula="of:=IF(ISBLANK([$pays.C109])OR([$pays.C109]=&quot;N.A.&quot;);&quot;NULL&quot;;IF(ISNUMBER(FIND(&quot; %&quot;; [$pays.C109])) ;SUBSTITUTE([$pays.C109];&quot; %&quot;;&quot;&quot;) ; SUBSTITUTE([$pays.C109];&quot;'&quot;;&quot; &quot;)))" office:value-type="string" office:string-value="1.38" calcext:value-type="string">
            <text:p>1.38</text:p>
          </table:table-cell>
          <table:table-cell table:formula="of:=IF(ISBLANK([$pays.D109])OR([$pays.D109]=&quot;N.A.&quot;);&quot;NULL&quot;;IF(ISNUMBER(FIND(&quot; %&quot;; [$pays.D109])) ;SUBSTITUTE([$pays.D109];&quot; %&quot;;&quot;&quot;) ; SUBSTITUTE([$pays.D109];&quot;'&quot;;&quot; &quot;)))" office:value-type="string" office:string-value="93840" calcext:value-type="string">
            <text:p>93840</text:p>
          </table:table-cell>
          <table:table-cell table:formula="of:=IF(ISBLANK([$pays.E109])OR([$pays.E109]=&quot;N.A.&quot;);&quot;NULL&quot;;IF(ISNUMBER(FIND(&quot; %&quot;; [$pays.E109])) ;SUBSTITUTE([$pays.E109];&quot; %&quot;;&quot;&quot;) ; SUBSTITUTE([$pays.E109];&quot;'&quot;;&quot; &quot;)))" office:value-type="string" office:string-value="4" calcext:value-type="string">
            <text:p>4</text:p>
          </table:table-cell>
          <table:table-cell table:formula="of:=IF(ISBLANK([$pays.F109])OR([$pays.F109]=&quot;N.A.&quot;);&quot;NULL&quot;;IF(ISNUMBER(FIND(&quot; %&quot;; [$pays.F109])) ;SUBSTITUTE([$pays.F109];&quot; %&quot;;&quot;&quot;) ; SUBSTITUTE([$pays.F109];&quot;'&quot;;&quot; &quot;)))" office:value-type="string" office:string-value="1759540" calcext:value-type="string">
            <text:p>1759540</text:p>
          </table:table-cell>
          <table:table-cell table:formula="of:=IF(ISBLANK([$pays.G109])OR([$pays.G109]=&quot;N.A.&quot;);&quot;NULL&quot;;IF(ISNUMBER(FIND(&quot; %&quot;; [$pays.G109])) ;SUBSTITUTE([$pays.G109];&quot; %&quot;;&quot;&quot;) ; SUBSTITUTE([$pays.G109];&quot;'&quot;;&quot; &quot;)))" office:value-type="string" office:string-value="-1999.0" calcext:value-type="string">
            <text:p>-1999.0</text:p>
          </table:table-cell>
          <table:table-cell table:formula="of:=IF(ISBLANK([$pays.H109])OR([$pays.H109]=&quot;N.A.&quot;);&quot;NULL&quot;;IF(ISNUMBER(FIND(&quot; %&quot;; [$pays.H109])) ;SUBSTITUTE([$pays.H109];&quot; %&quot;;&quot;&quot;) ; SUBSTITUTE([$pays.H109];&quot;'&quot;;&quot; &quot;)))" office:value-type="string" office:string-value="2.3" calcext:value-type="string">
            <text:p>2.3</text:p>
          </table:table-cell>
          <table:table-cell table:formula="of:=IF(ISBLANK([$pays.I109])OR([$pays.I109]=&quot;N.A.&quot;);&quot;NULL&quot;;IF(ISNUMBER(FIND(&quot; %&quot;; [$pays.I109])) ;SUBSTITUTE([$pays.I109];&quot; %&quot;;&quot;&quot;) ; SUBSTITUTE([$pays.I109];&quot;'&quot;;&quot; &quot;)))" office:value-type="string" office:string-value="29" calcext:value-type="string">
            <text:p>29</text:p>
          </table:table-cell>
          <table:table-cell table:formula="of:=IF(ISBLANK([$pays.J109])OR([$pays.J109]=&quot;N.A.&quot;);&quot;NULL&quot;;IF(ISNUMBER(FIND(&quot; %&quot;; [$pays.J109])) ;SUBSTITUTE([$pays.J109];&quot; %&quot;;&quot;&quot;) ; SUBSTITUTE([$pays.J109];&quot;'&quot;;&quot; &quot;)))" office:value-type="string" office:string-value="78" calcext:value-type="string">
            <text:p>78</text:p>
          </table:table-cell>
          <table:table-cell table:formula="of:=IF(ISBLANK([$pays.K109])OR([$pays.K109]=&quot;N.A.&quot;);&quot;NULL&quot;;IF(ISNUMBER(FIND(&quot; %&quot;; [$pays.K109])) ;SUBSTITUTE([$pays.K109];&quot; %&quot;;&quot;&quot;) ; SUBSTITUTE([$pays.K109];&quot;'&quot;;&quot; &quot;)))" office:value-type="string" office:string-value="0.09" calcext:value-type="string">
            <text:p>0.09</text:p>
          </table:table-cell>
          <table:table-cell table:formula="of:=IF(ISBLANK([$pays.L109])OR([$pays.L109]=&quot;N.A.&quot;);&quot;NULL&quot;;IF(ISNUMBER(FIND(&quot; %&quot;; [$pays.L109])) ;SUBSTITUTE([$pays.L109];&quot; %&quot;;&quot;&quot;) ; SUBSTITUTE([$pays.L10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0])OR([$pays.A110]=&quot;N.A.&quot;);&quot;NULL&quot;;IF(ISNUMBER(FIND(&quot; %&quot;; [$pays.A110])) ;SUBSTITUTE([$pays.A110];&quot; %&quot;;&quot;&quot;) ; SUBSTITUTE([$pays.A110];&quot;'&quot;;&quot; &quot;)))" office:value-type="string" office:string-value="Lebanon" calcext:value-type="string">
            <text:p>Lebanon</text:p>
          </table:table-cell>
          <table:table-cell table:formula="of:=IF(ISBLANK([$pays.B110])OR([$pays.B110]=&quot;N.A.&quot;);&quot;NULL&quot;;IF(ISNUMBER(FIND(&quot; %&quot;; [$pays.B110])) ;SUBSTITUTE([$pays.B110];&quot; %&quot;;&quot;&quot;) ; SUBSTITUTE([$pays.B110];&quot;'&quot;;&quot; &quot;)))" office:value-type="string" office:string-value="6831445" calcext:value-type="string">
            <text:p>6831445</text:p>
          </table:table-cell>
          <table:table-cell table:formula="of:=IF(ISBLANK([$pays.C110])OR([$pays.C110]=&quot;N.A.&quot;);&quot;NULL&quot;;IF(ISNUMBER(FIND(&quot; %&quot;; [$pays.C110])) ;SUBSTITUTE([$pays.C110];&quot; %&quot;;&quot;&quot;) ; SUBSTITUTE([$pays.C110];&quot;'&quot;;&quot; &quot;)))" office:value-type="string" office:string-value="-0.44" calcext:value-type="string">
            <text:p>-0.44</text:p>
          </table:table-cell>
          <table:table-cell table:formula="of:=IF(ISBLANK([$pays.D110])OR([$pays.D110]=&quot;N.A.&quot;);&quot;NULL&quot;;IF(ISNUMBER(FIND(&quot; %&quot;; [$pays.D110])) ;SUBSTITUTE([$pays.D110];&quot; %&quot;;&quot;&quot;) ; SUBSTITUTE([$pays.D110];&quot;'&quot;;&quot; &quot;)))" office:value-type="string" office:string-value="-30268" calcext:value-type="string">
            <text:p>-30268</text:p>
          </table:table-cell>
          <table:table-cell table:formula="of:=IF(ISBLANK([$pays.E110])OR([$pays.E110]=&quot;N.A.&quot;);&quot;NULL&quot;;IF(ISNUMBER(FIND(&quot; %&quot;; [$pays.E110])) ;SUBSTITUTE([$pays.E110];&quot; %&quot;;&quot;&quot;) ; SUBSTITUTE([$pays.E110];&quot;'&quot;;&quot; &quot;)))" office:value-type="string" office:string-value="667" calcext:value-type="string">
            <text:p>667</text:p>
          </table:table-cell>
          <table:table-cell table:formula="of:=IF(ISBLANK([$pays.F110])OR([$pays.F110]=&quot;N.A.&quot;);&quot;NULL&quot;;IF(ISNUMBER(FIND(&quot; %&quot;; [$pays.F110])) ;SUBSTITUTE([$pays.F110];&quot; %&quot;;&quot;&quot;) ; SUBSTITUTE([$pays.F110];&quot;'&quot;;&quot; &quot;)))" office:value-type="string" office:string-value="10230" calcext:value-type="string">
            <text:p>10230</text:p>
          </table:table-cell>
          <table:table-cell table:formula="of:=IF(ISBLANK([$pays.G110])OR([$pays.G110]=&quot;N.A.&quot;);&quot;NULL&quot;;IF(ISNUMBER(FIND(&quot; %&quot;; [$pays.G110])) ;SUBSTITUTE([$pays.G110];&quot; %&quot;;&quot;&quot;) ; SUBSTITUTE([$pays.G110];&quot;'&quot;;&quot; &quot;)))" office:value-type="string" office:string-value="-30012.0" calcext:value-type="string">
            <text:p>-30012.0</text:p>
          </table:table-cell>
          <table:table-cell table:formula="of:=IF(ISBLANK([$pays.H110])OR([$pays.H110]=&quot;N.A.&quot;);&quot;NULL&quot;;IF(ISNUMBER(FIND(&quot; %&quot;; [$pays.H110])) ;SUBSTITUTE([$pays.H110];&quot; %&quot;;&quot;&quot;) ; SUBSTITUTE([$pays.H110];&quot;'&quot;;&quot; &quot;)))" office:value-type="string" office:string-value="2.1" calcext:value-type="string">
            <text:p>2.1</text:p>
          </table:table-cell>
          <table:table-cell table:formula="of:=IF(ISBLANK([$pays.I110])OR([$pays.I110]=&quot;N.A.&quot;);&quot;NULL&quot;;IF(ISNUMBER(FIND(&quot; %&quot;; [$pays.I110])) ;SUBSTITUTE([$pays.I110];&quot; %&quot;;&quot;&quot;) ; SUBSTITUTE([$pays.I110];&quot;'&quot;;&quot; &quot;)))" office:value-type="string" office:string-value="30" calcext:value-type="string">
            <text:p>30</text:p>
          </table:table-cell>
          <table:table-cell table:formula="of:=IF(ISBLANK([$pays.J110])OR([$pays.J110]=&quot;N.A.&quot;);&quot;NULL&quot;;IF(ISNUMBER(FIND(&quot; %&quot;; [$pays.J110])) ;SUBSTITUTE([$pays.J110];&quot; %&quot;;&quot;&quot;) ; SUBSTITUTE([$pays.J110];&quot;'&quot;;&quot; &quot;)))" office:value-type="string" office:string-value="78" calcext:value-type="string">
            <text:p>78</text:p>
          </table:table-cell>
          <table:table-cell table:formula="of:=IF(ISBLANK([$pays.K110])OR([$pays.K110]=&quot;N.A.&quot;);&quot;NULL&quot;;IF(ISNUMBER(FIND(&quot; %&quot;; [$pays.K110])) ;SUBSTITUTE([$pays.K110];&quot; %&quot;;&quot;&quot;) ; SUBSTITUTE([$pays.K110];&quot;'&quot;;&quot; &quot;)))" office:value-type="string" office:string-value="0.09" calcext:value-type="string">
            <text:p>0.09</text:p>
          </table:table-cell>
          <table:table-cell table:formula="of:=IF(ISBLANK([$pays.L110])OR([$pays.L110]=&quot;N.A.&quot;);&quot;NULL&quot;;IF(ISNUMBER(FIND(&quot; %&quot;; [$pays.L110])) ;SUBSTITUTE([$pays.L110];&quot; %&quot;;&quot;&quot;) ; SUBSTITUTE([$pays.L11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1])OR([$pays.A111]=&quot;N.A.&quot;);&quot;NULL&quot;;IF(ISNUMBER(FIND(&quot; %&quot;; [$pays.A111])) ;SUBSTITUTE([$pays.A111];&quot; %&quot;;&quot;&quot;) ; SUBSTITUTE([$pays.A111];&quot;'&quot;;&quot; &quot;)))" office:value-type="string" office:string-value="Nicaragua" calcext:value-type="string">
            <text:p>Nicaragua</text:p>
          </table:table-cell>
          <table:table-cell table:formula="of:=IF(ISBLANK([$pays.B111])OR([$pays.B111]=&quot;N.A.&quot;);&quot;NULL&quot;;IF(ISNUMBER(FIND(&quot; %&quot;; [$pays.B111])) ;SUBSTITUTE([$pays.B111];&quot; %&quot;;&quot;&quot;) ; SUBSTITUTE([$pays.B111];&quot;'&quot;;&quot; &quot;)))" office:value-type="string" office:string-value="6608366" calcext:value-type="string">
            <text:p>6608366</text:p>
          </table:table-cell>
          <table:table-cell table:formula="of:=IF(ISBLANK([$pays.C111])OR([$pays.C111]=&quot;N.A.&quot;);&quot;NULL&quot;;IF(ISNUMBER(FIND(&quot; %&quot;; [$pays.C111])) ;SUBSTITUTE([$pays.C111];&quot; %&quot;;&quot;&quot;) ; SUBSTITUTE([$pays.C111];&quot;'&quot;;&quot; &quot;)))" office:value-type="string" office:string-value="1.21" calcext:value-type="string">
            <text:p>1.21</text:p>
          </table:table-cell>
          <table:table-cell table:formula="of:=IF(ISBLANK([$pays.D111])OR([$pays.D111]=&quot;N.A.&quot;);&quot;NULL&quot;;IF(ISNUMBER(FIND(&quot; %&quot;; [$pays.D111])) ;SUBSTITUTE([$pays.D111];&quot; %&quot;;&quot;&quot;) ; SUBSTITUTE([$pays.D111];&quot;'&quot;;&quot; &quot;)))" office:value-type="string" office:string-value="79052" calcext:value-type="string">
            <text:p>79052</text:p>
          </table:table-cell>
          <table:table-cell table:formula="of:=IF(ISBLANK([$pays.E111])OR([$pays.E111]=&quot;N.A.&quot;);&quot;NULL&quot;;IF(ISNUMBER(FIND(&quot; %&quot;; [$pays.E111])) ;SUBSTITUTE([$pays.E111];&quot; %&quot;;&quot;&quot;) ; SUBSTITUTE([$pays.E111];&quot;'&quot;;&quot; &quot;)))" office:value-type="string" office:string-value="55" calcext:value-type="string">
            <text:p>55</text:p>
          </table:table-cell>
          <table:table-cell table:formula="of:=IF(ISBLANK([$pays.F111])OR([$pays.F111]=&quot;N.A.&quot;);&quot;NULL&quot;;IF(ISNUMBER(FIND(&quot; %&quot;; [$pays.F111])) ;SUBSTITUTE([$pays.F111];&quot; %&quot;;&quot;&quot;) ; SUBSTITUTE([$pays.F111];&quot;'&quot;;&quot; &quot;)))" office:value-type="string" office:string-value="120340" calcext:value-type="string">
            <text:p>120340</text:p>
          </table:table-cell>
          <table:table-cell table:formula="of:=IF(ISBLANK([$pays.G111])OR([$pays.G111]=&quot;N.A.&quot;);&quot;NULL&quot;;IF(ISNUMBER(FIND(&quot; %&quot;; [$pays.G111])) ;SUBSTITUTE([$pays.G111];&quot; %&quot;;&quot;&quot;) ; SUBSTITUTE([$pays.G111];&quot;'&quot;;&quot; &quot;)))" office:value-type="string" office:string-value="-21272.0" calcext:value-type="string">
            <text:p>-21272.0</text:p>
          </table:table-cell>
          <table:table-cell table:formula="of:=IF(ISBLANK([$pays.H111])OR([$pays.H111]=&quot;N.A.&quot;);&quot;NULL&quot;;IF(ISNUMBER(FIND(&quot; %&quot;; [$pays.H111])) ;SUBSTITUTE([$pays.H111];&quot; %&quot;;&quot;&quot;) ; SUBSTITUTE([$pays.H111];&quot;'&quot;;&quot; &quot;)))" office:value-type="string" office:string-value="2.4" calcext:value-type="string">
            <text:p>2.4</text:p>
          </table:table-cell>
          <table:table-cell table:formula="of:=IF(ISBLANK([$pays.I111])OR([$pays.I111]=&quot;N.A.&quot;);&quot;NULL&quot;;IF(ISNUMBER(FIND(&quot; %&quot;; [$pays.I111])) ;SUBSTITUTE([$pays.I111];&quot; %&quot;;&quot;&quot;) ; SUBSTITUTE([$pays.I111];&quot;'&quot;;&quot; &quot;)))" office:value-type="string" office:string-value="26" calcext:value-type="string">
            <text:p>26</text:p>
          </table:table-cell>
          <table:table-cell table:formula="of:=IF(ISBLANK([$pays.J111])OR([$pays.J111]=&quot;N.A.&quot;);&quot;NULL&quot;;IF(ISNUMBER(FIND(&quot; %&quot;; [$pays.J111])) ;SUBSTITUTE([$pays.J111];&quot; %&quot;;&quot;&quot;) ; SUBSTITUTE([$pays.J111];&quot;'&quot;;&quot; &quot;)))" office:value-type="string" office:string-value="57" calcext:value-type="string">
            <text:p>57</text:p>
          </table:table-cell>
          <table:table-cell table:formula="of:=IF(ISBLANK([$pays.K111])OR([$pays.K111]=&quot;N.A.&quot;);&quot;NULL&quot;;IF(ISNUMBER(FIND(&quot; %&quot;; [$pays.K111])) ;SUBSTITUTE([$pays.K111];&quot; %&quot;;&quot;&quot;) ; SUBSTITUTE([$pays.K111];&quot;'&quot;;&quot; &quot;)))" office:value-type="string" office:string-value="0.08" calcext:value-type="string">
            <text:p>0.08</text:p>
          </table:table-cell>
          <table:table-cell table:formula="of:=IF(ISBLANK([$pays.L111])OR([$pays.L111]=&quot;N.A.&quot;);&quot;NULL&quot;;IF(ISNUMBER(FIND(&quot; %&quot;; [$pays.L111])) ;SUBSTITUTE([$pays.L111];&quot; %&quot;;&quot;&quot;) ; SUBSTITUTE([$pays.L11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2])OR([$pays.A112]=&quot;N.A.&quot;);&quot;NULL&quot;;IF(ISNUMBER(FIND(&quot; %&quot;; [$pays.A112])) ;SUBSTITUTE([$pays.A112];&quot; %&quot;;&quot;&quot;) ; SUBSTITUTE([$pays.A112];&quot;'&quot;;&quot; &quot;)))" office:value-type="string" office:string-value="Kyrgyzstan" calcext:value-type="string">
            <text:p>Kyrgyzstan</text:p>
          </table:table-cell>
          <table:table-cell table:formula="of:=IF(ISBLANK([$pays.B112])OR([$pays.B112]=&quot;N.A.&quot;);&quot;NULL&quot;;IF(ISNUMBER(FIND(&quot; %&quot;; [$pays.B112])) ;SUBSTITUTE([$pays.B112];&quot; %&quot;;&quot;&quot;) ; SUBSTITUTE([$pays.B112];&quot;'&quot;;&quot; &quot;)))" office:value-type="string" office:string-value="6501804" calcext:value-type="string">
            <text:p>6501804</text:p>
          </table:table-cell>
          <table:table-cell table:formula="of:=IF(ISBLANK([$pays.C112])OR([$pays.C112]=&quot;N.A.&quot;);&quot;NULL&quot;;IF(ISNUMBER(FIND(&quot; %&quot;; [$pays.C112])) ;SUBSTITUTE([$pays.C112];&quot; %&quot;;&quot;&quot;) ; SUBSTITUTE([$pays.C112];&quot;'&quot;;&quot; &quot;)))" office:value-type="string" office:string-value="1.69" calcext:value-type="string">
            <text:p>1.69</text:p>
          </table:table-cell>
          <table:table-cell table:formula="of:=IF(ISBLANK([$pays.D112])OR([$pays.D112]=&quot;N.A.&quot;);&quot;NULL&quot;;IF(ISNUMBER(FIND(&quot; %&quot;; [$pays.D112])) ;SUBSTITUTE([$pays.D112];&quot; %&quot;;&quot;&quot;) ; SUBSTITUTE([$pays.D112];&quot;'&quot;;&quot; &quot;)))" office:value-type="string" office:string-value="108345" calcext:value-type="string">
            <text:p>108345</text:p>
          </table:table-cell>
          <table:table-cell table:formula="of:=IF(ISBLANK([$pays.E112])OR([$pays.E112]=&quot;N.A.&quot;);&quot;NULL&quot;;IF(ISNUMBER(FIND(&quot; %&quot;; [$pays.E112])) ;SUBSTITUTE([$pays.E112];&quot; %&quot;;&quot;&quot;) ; SUBSTITUTE([$pays.E112];&quot;'&quot;;&quot; &quot;)))" office:value-type="string" office:string-value="34" calcext:value-type="string">
            <text:p>34</text:p>
          </table:table-cell>
          <table:table-cell table:formula="of:=IF(ISBLANK([$pays.F112])OR([$pays.F112]=&quot;N.A.&quot;);&quot;NULL&quot;;IF(ISNUMBER(FIND(&quot; %&quot;; [$pays.F112])) ;SUBSTITUTE([$pays.F112];&quot; %&quot;;&quot;&quot;) ; SUBSTITUTE([$pays.F112];&quot;'&quot;;&quot; &quot;)))" office:value-type="string" office:string-value="191800" calcext:value-type="string">
            <text:p>191800</text:p>
          </table:table-cell>
          <table:table-cell table:formula="of:=IF(ISBLANK([$pays.G112])OR([$pays.G112]=&quot;N.A.&quot;);&quot;NULL&quot;;IF(ISNUMBER(FIND(&quot; %&quot;; [$pays.G112])) ;SUBSTITUTE([$pays.G112];&quot; %&quot;;&quot;&quot;) ; SUBSTITUTE([$pays.G112];&quot;'&quot;;&quot; &quot;)))" office:value-type="string" office:string-value="-4000.0" calcext:value-type="string">
            <text:p>-4000.0</text:p>
          </table:table-cell>
          <table:table-cell table:formula="of:=IF(ISBLANK([$pays.H112])OR([$pays.H112]=&quot;N.A.&quot;);&quot;NULL&quot;;IF(ISNUMBER(FIND(&quot; %&quot;; [$pays.H112])) ;SUBSTITUTE([$pays.H112];&quot; %&quot;;&quot;&quot;) ; SUBSTITUTE([$pays.H112];&quot;'&quot;;&quot; &quot;)))" office:value-type="string" office:string-value="3.0" calcext:value-type="string">
            <text:p>3.0</text:p>
          </table:table-cell>
          <table:table-cell table:formula="of:=IF(ISBLANK([$pays.I112])OR([$pays.I112]=&quot;N.A.&quot;);&quot;NULL&quot;;IF(ISNUMBER(FIND(&quot; %&quot;; [$pays.I112])) ;SUBSTITUTE([$pays.I112];&quot; %&quot;;&quot;&quot;) ; SUBSTITUTE([$pays.I112];&quot;'&quot;;&quot; &quot;)))" office:value-type="string" office:string-value="26" calcext:value-type="string">
            <text:p>26</text:p>
          </table:table-cell>
          <table:table-cell table:formula="of:=IF(ISBLANK([$pays.J112])OR([$pays.J112]=&quot;N.A.&quot;);&quot;NULL&quot;;IF(ISNUMBER(FIND(&quot; %&quot;; [$pays.J112])) ;SUBSTITUTE([$pays.J112];&quot; %&quot;;&quot;&quot;) ; SUBSTITUTE([$pays.J112];&quot;'&quot;;&quot; &quot;)))" office:value-type="string" office:string-value="36" calcext:value-type="string">
            <text:p>36</text:p>
          </table:table-cell>
          <table:table-cell table:formula="of:=IF(ISBLANK([$pays.K112])OR([$pays.K112]=&quot;N.A.&quot;);&quot;NULL&quot;;IF(ISNUMBER(FIND(&quot; %&quot;; [$pays.K112])) ;SUBSTITUTE([$pays.K112];&quot; %&quot;;&quot;&quot;) ; SUBSTITUTE([$pays.K112];&quot;'&quot;;&quot; &quot;)))" office:value-type="string" office:string-value="0.08" calcext:value-type="string">
            <text:p>0.08</text:p>
          </table:table-cell>
          <table:table-cell table:formula="of:=IF(ISBLANK([$pays.L112])OR([$pays.L112]=&quot;N.A.&quot;);&quot;NULL&quot;;IF(ISNUMBER(FIND(&quot; %&quot;; [$pays.L112])) ;SUBSTITUTE([$pays.L112];&quot; %&quot;;&quot;&quot;) ; SUBSTITUTE([$pays.L1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3])OR([$pays.A113]=&quot;N.A.&quot;);&quot;NULL&quot;;IF(ISNUMBER(FIND(&quot; %&quot;; [$pays.A113])) ;SUBSTITUTE([$pays.A113];&quot; %&quot;;&quot;&quot;) ; SUBSTITUTE([$pays.A113];&quot;'&quot;;&quot; &quot;)))" office:value-type="string" office:string-value="El Salvador" calcext:value-type="string">
            <text:p>El Salvador</text:p>
          </table:table-cell>
          <table:table-cell table:formula="of:=IF(ISBLANK([$pays.B113])OR([$pays.B113]=&quot;N.A.&quot;);&quot;NULL&quot;;IF(ISNUMBER(FIND(&quot; %&quot;; [$pays.B113])) ;SUBSTITUTE([$pays.B113];&quot; %&quot;;&quot;&quot;) ; SUBSTITUTE([$pays.B113];&quot;'&quot;;&quot; &quot;)))" office:value-type="string" office:string-value="6479609" calcext:value-type="string">
            <text:p>6479609</text:p>
          </table:table-cell>
          <table:table-cell table:formula="of:=IF(ISBLANK([$pays.C113])OR([$pays.C113]=&quot;N.A.&quot;);&quot;NULL&quot;;IF(ISNUMBER(FIND(&quot; %&quot;; [$pays.C113])) ;SUBSTITUTE([$pays.C113];&quot; %&quot;;&quot;&quot;) ; SUBSTITUTE([$pays.C113];&quot;'&quot;;&quot; &quot;)))" office:value-type="string" office:string-value="0.51" calcext:value-type="string">
            <text:p>0.51</text:p>
          </table:table-cell>
          <table:table-cell table:formula="of:=IF(ISBLANK([$pays.D113])OR([$pays.D113]=&quot;N.A.&quot;);&quot;NULL&quot;;IF(ISNUMBER(FIND(&quot; %&quot;; [$pays.D113])) ;SUBSTITUTE([$pays.D113];&quot; %&quot;;&quot;&quot;) ; SUBSTITUTE([$pays.D113];&quot;'&quot;;&quot; &quot;)))" office:value-type="string" office:string-value="32652" calcext:value-type="string">
            <text:p>32652</text:p>
          </table:table-cell>
          <table:table-cell table:formula="of:=IF(ISBLANK([$pays.E113])OR([$pays.E113]=&quot;N.A.&quot;);&quot;NULL&quot;;IF(ISNUMBER(FIND(&quot; %&quot;; [$pays.E113])) ;SUBSTITUTE([$pays.E113];&quot; %&quot;;&quot;&quot;) ; SUBSTITUTE([$pays.E113];&quot;'&quot;;&quot; &quot;)))" office:value-type="string" office:string-value="313" calcext:value-type="string">
            <text:p>313</text:p>
          </table:table-cell>
          <table:table-cell table:formula="of:=IF(ISBLANK([$pays.F113])OR([$pays.F113]=&quot;N.A.&quot;);&quot;NULL&quot;;IF(ISNUMBER(FIND(&quot; %&quot;; [$pays.F113])) ;SUBSTITUTE([$pays.F113];&quot; %&quot;;&quot;&quot;) ; SUBSTITUTE([$pays.F113];&quot;'&quot;;&quot; &quot;)))" office:value-type="string" office:string-value="20720" calcext:value-type="string">
            <text:p>20720</text:p>
          </table:table-cell>
          <table:table-cell table:formula="of:=IF(ISBLANK([$pays.G113])OR([$pays.G113]=&quot;N.A.&quot;);&quot;NULL&quot;;IF(ISNUMBER(FIND(&quot; %&quot;; [$pays.G113])) ;SUBSTITUTE([$pays.G113];&quot; %&quot;;&quot;&quot;) ; SUBSTITUTE([$pays.G113];&quot;'&quot;;&quot; &quot;)))" office:value-type="string" office:string-value="-40539.0" calcext:value-type="string">
            <text:p>-40539.0</text:p>
          </table:table-cell>
          <table:table-cell table:formula="of:=IF(ISBLANK([$pays.H113])OR([$pays.H113]=&quot;N.A.&quot;);&quot;NULL&quot;;IF(ISNUMBER(FIND(&quot; %&quot;; [$pays.H113])) ;SUBSTITUTE([$pays.H113];&quot; %&quot;;&quot;&quot;) ; SUBSTITUTE([$pays.H113];&quot;'&quot;;&quot; &quot;)))" office:value-type="string" office:string-value="2.1" calcext:value-type="string">
            <text:p>2.1</text:p>
          </table:table-cell>
          <table:table-cell table:formula="of:=IF(ISBLANK([$pays.I113])OR([$pays.I113]=&quot;N.A.&quot;);&quot;NULL&quot;;IF(ISNUMBER(FIND(&quot; %&quot;; [$pays.I113])) ;SUBSTITUTE([$pays.I113];&quot; %&quot;;&quot;&quot;) ; SUBSTITUTE([$pays.I113];&quot;'&quot;;&quot; &quot;)))" office:value-type="string" office:string-value="28" calcext:value-type="string">
            <text:p>28</text:p>
          </table:table-cell>
          <table:table-cell table:formula="of:=IF(ISBLANK([$pays.J113])OR([$pays.J113]=&quot;N.A.&quot;);&quot;NULL&quot;;IF(ISNUMBER(FIND(&quot; %&quot;; [$pays.J113])) ;SUBSTITUTE([$pays.J113];&quot; %&quot;;&quot;&quot;) ; SUBSTITUTE([$pays.J113];&quot;'&quot;;&quot; &quot;)))" office:value-type="string" office:string-value="73" calcext:value-type="string">
            <text:p>73</text:p>
          </table:table-cell>
          <table:table-cell table:formula="of:=IF(ISBLANK([$pays.K113])OR([$pays.K113]=&quot;N.A.&quot;);&quot;NULL&quot;;IF(ISNUMBER(FIND(&quot; %&quot;; [$pays.K113])) ;SUBSTITUTE([$pays.K113];&quot; %&quot;;&quot;&quot;) ; SUBSTITUTE([$pays.K113];&quot;'&quot;;&quot; &quot;)))" office:value-type="string" office:string-value="0.08" calcext:value-type="string">
            <text:p>0.08</text:p>
          </table:table-cell>
          <table:table-cell table:formula="of:=IF(ISBLANK([$pays.L113])OR([$pays.L113]=&quot;N.A.&quot;);&quot;NULL&quot;;IF(ISNUMBER(FIND(&quot; %&quot;; [$pays.L113])) ;SUBSTITUTE([$pays.L113];&quot; %&quot;;&quot;&quot;) ; SUBSTITUTE([$pays.L1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4])OR([$pays.A114]=&quot;N.A.&quot;);&quot;NULL&quot;;IF(ISNUMBER(FIND(&quot; %&quot;; [$pays.A114])) ;SUBSTITUTE([$pays.A114];&quot; %&quot;;&quot;&quot;) ; SUBSTITUTE([$pays.A114];&quot;'&quot;;&quot; &quot;)))" office:value-type="string" office:string-value="Turkmenistan" calcext:value-type="string">
            <text:p>Turkmenistan</text:p>
          </table:table-cell>
          <table:table-cell table:formula="of:=IF(ISBLANK([$pays.B114])OR([$pays.B114]=&quot;N.A.&quot;);&quot;NULL&quot;;IF(ISNUMBER(FIND(&quot; %&quot;; [$pays.B114])) ;SUBSTITUTE([$pays.B114];&quot; %&quot;;&quot;&quot;) ; SUBSTITUTE([$pays.B114];&quot;'&quot;;&quot; &quot;)))" office:value-type="string" office:string-value="6012850" calcext:value-type="string">
            <text:p>6012850</text:p>
          </table:table-cell>
          <table:table-cell table:formula="of:=IF(ISBLANK([$pays.C114])OR([$pays.C114]=&quot;N.A.&quot;);&quot;NULL&quot;;IF(ISNUMBER(FIND(&quot; %&quot;; [$pays.C114])) ;SUBSTITUTE([$pays.C114];&quot; %&quot;;&quot;&quot;) ; SUBSTITUTE([$pays.C114];&quot;'&quot;;&quot; &quot;)))" office:value-type="string" office:string-value="1.50" calcext:value-type="string">
            <text:p>1.50</text:p>
          </table:table-cell>
          <table:table-cell table:formula="of:=IF(ISBLANK([$pays.D114])OR([$pays.D114]=&quot;N.A.&quot;);&quot;NULL&quot;;IF(ISNUMBER(FIND(&quot; %&quot;; [$pays.D114])) ;SUBSTITUTE([$pays.D114];&quot; %&quot;;&quot;&quot;) ; SUBSTITUTE([$pays.D114];&quot;'&quot;;&quot; &quot;)))" office:value-type="string" office:string-value="89111" calcext:value-type="string">
            <text:p>89111</text:p>
          </table:table-cell>
          <table:table-cell table:formula="of:=IF(ISBLANK([$pays.E114])OR([$pays.E114]=&quot;N.A.&quot;);&quot;NULL&quot;;IF(ISNUMBER(FIND(&quot; %&quot;; [$pays.E114])) ;SUBSTITUTE([$pays.E114];&quot; %&quot;;&quot;&quot;) ; SUBSTITUTE([$pays.E114];&quot;'&quot;;&quot; &quot;)))" office:value-type="string" office:string-value="13" calcext:value-type="string">
            <text:p>13</text:p>
          </table:table-cell>
          <table:table-cell table:formula="of:=IF(ISBLANK([$pays.F114])OR([$pays.F114]=&quot;N.A.&quot;);&quot;NULL&quot;;IF(ISNUMBER(FIND(&quot; %&quot;; [$pays.F114])) ;SUBSTITUTE([$pays.F114];&quot; %&quot;;&quot;&quot;) ; SUBSTITUTE([$pays.F114];&quot;'&quot;;&quot; &quot;)))" office:value-type="string" office:string-value="469930" calcext:value-type="string">
            <text:p>469930</text:p>
          </table:table-cell>
          <table:table-cell table:formula="of:=IF(ISBLANK([$pays.G114])OR([$pays.G114]=&quot;N.A.&quot;);&quot;NULL&quot;;IF(ISNUMBER(FIND(&quot; %&quot;; [$pays.G114])) ;SUBSTITUTE([$pays.G114];&quot; %&quot;;&quot;&quot;) ; SUBSTITUTE([$pays.G114];&quot;'&quot;;&quot; &quot;)))" office:value-type="string" office:string-value="-5000.0" calcext:value-type="string">
            <text:p>-5000.0</text:p>
          </table:table-cell>
          <table:table-cell table:formula="of:=IF(ISBLANK([$pays.H114])OR([$pays.H114]=&quot;N.A.&quot;);&quot;NULL&quot;;IF(ISNUMBER(FIND(&quot; %&quot;; [$pays.H114])) ;SUBSTITUTE([$pays.H114];&quot; %&quot;;&quot;&quot;) ; SUBSTITUTE([$pays.H114];&quot;'&quot;;&quot; &quot;)))" office:value-type="string" office:string-value="2.8" calcext:value-type="string">
            <text:p>2.8</text:p>
          </table:table-cell>
          <table:table-cell table:formula="of:=IF(ISBLANK([$pays.I114])OR([$pays.I114]=&quot;N.A.&quot;);&quot;NULL&quot;;IF(ISNUMBER(FIND(&quot; %&quot;; [$pays.I114])) ;SUBSTITUTE([$pays.I114];&quot; %&quot;;&quot;&quot;) ; SUBSTITUTE([$pays.I114];&quot;'&quot;;&quot; &quot;)))" office:value-type="string" office:string-value="27" calcext:value-type="string">
            <text:p>27</text:p>
          </table:table-cell>
          <table:table-cell table:formula="of:=IF(ISBLANK([$pays.J114])OR([$pays.J114]=&quot;N.A.&quot;);&quot;NULL&quot;;IF(ISNUMBER(FIND(&quot; %&quot;; [$pays.J114])) ;SUBSTITUTE([$pays.J114];&quot; %&quot;;&quot;&quot;) ; SUBSTITUTE([$pays.J114];&quot;'&quot;;&quot; &quot;)))" office:value-type="string" office:string-value="53" calcext:value-type="string">
            <text:p>53</text:p>
          </table:table-cell>
          <table:table-cell table:formula="of:=IF(ISBLANK([$pays.K114])OR([$pays.K114]=&quot;N.A.&quot;);&quot;NULL&quot;;IF(ISNUMBER(FIND(&quot; %&quot;; [$pays.K114])) ;SUBSTITUTE([$pays.K114];&quot; %&quot;;&quot;&quot;) ; SUBSTITUTE([$pays.K114];&quot;'&quot;;&quot; &quot;)))" office:value-type="string" office:string-value="0.08" calcext:value-type="string">
            <text:p>0.08</text:p>
          </table:table-cell>
          <table:table-cell table:formula="of:=IF(ISBLANK([$pays.L114])OR([$pays.L114]=&quot;N.A.&quot;);&quot;NULL&quot;;IF(ISNUMBER(FIND(&quot; %&quot;; [$pays.L114])) ;SUBSTITUTE([$pays.L114];&quot; %&quot;;&quot;&quot;) ; SUBSTITUTE([$pays.L1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5])OR([$pays.A115]=&quot;N.A.&quot;);&quot;NULL&quot;;IF(ISNUMBER(FIND(&quot; %&quot;; [$pays.A115])) ;SUBSTITUTE([$pays.A115];&quot; %&quot;;&quot;&quot;) ; SUBSTITUTE([$pays.A115];&quot;'&quot;;&quot; &quot;)))" office:value-type="string" office:string-value="Singapore" calcext:value-type="string">
            <text:p>Singapore</text:p>
          </table:table-cell>
          <table:table-cell table:formula="of:=IF(ISBLANK([$pays.B115])OR([$pays.B115]=&quot;N.A.&quot;);&quot;NULL&quot;;IF(ISNUMBER(FIND(&quot; %&quot;; [$pays.B115])) ;SUBSTITUTE([$pays.B115];&quot; %&quot;;&quot;&quot;) ; SUBSTITUTE([$pays.B115];&quot;'&quot;;&quot; &quot;)))" office:value-type="string" office:string-value="5840996" calcext:value-type="string">
            <text:p>5840996</text:p>
          </table:table-cell>
          <table:table-cell table:formula="of:=IF(ISBLANK([$pays.C115])OR([$pays.C115]=&quot;N.A.&quot;);&quot;NULL&quot;;IF(ISNUMBER(FIND(&quot; %&quot;; [$pays.C115])) ;SUBSTITUTE([$pays.C115];&quot; %&quot;;&quot;&quot;) ; SUBSTITUTE([$pays.C115];&quot;'&quot;;&quot; &quot;)))" office:value-type="string" office:string-value="0.79" calcext:value-type="string">
            <text:p>0.79</text:p>
          </table:table-cell>
          <table:table-cell table:formula="of:=IF(ISBLANK([$pays.D115])OR([$pays.D115]=&quot;N.A.&quot;);&quot;NULL&quot;;IF(ISNUMBER(FIND(&quot; %&quot;; [$pays.D115])) ;SUBSTITUTE([$pays.D115];&quot; %&quot;;&quot;&quot;) ; SUBSTITUTE([$pays.D115];&quot;'&quot;;&quot; &quot;)))" office:value-type="string" office:string-value="46005" calcext:value-type="string">
            <text:p>46005</text:p>
          </table:table-cell>
          <table:table-cell table:formula="of:=IF(ISBLANK([$pays.E115])OR([$pays.E115]=&quot;N.A.&quot;);&quot;NULL&quot;;IF(ISNUMBER(FIND(&quot; %&quot;; [$pays.E115])) ;SUBSTITUTE([$pays.E115];&quot; %&quot;;&quot;&quot;) ; SUBSTITUTE([$pays.E115];&quot;'&quot;;&quot; &quot;)))" office:value-type="string" office:string-value="8358" calcext:value-type="string">
            <text:p>8358</text:p>
          </table:table-cell>
          <table:table-cell table:formula="of:=IF(ISBLANK([$pays.F115])OR([$pays.F115]=&quot;N.A.&quot;);&quot;NULL&quot;;IF(ISNUMBER(FIND(&quot; %&quot;; [$pays.F115])) ;SUBSTITUTE([$pays.F115];&quot; %&quot;;&quot;&quot;) ; SUBSTITUTE([$pays.F115];&quot;'&quot;;&quot; &quot;)))" office:value-type="string" office:string-value="700" calcext:value-type="string">
            <text:p>700</text:p>
          </table:table-cell>
          <table:table-cell table:formula="of:=IF(ISBLANK([$pays.G115])OR([$pays.G115]=&quot;N.A.&quot;);&quot;NULL&quot;;IF(ISNUMBER(FIND(&quot; %&quot;; [$pays.G115])) ;SUBSTITUTE([$pays.G115];&quot; %&quot;;&quot;&quot;) ; SUBSTITUTE([$pays.G115];&quot;'&quot;;&quot; &quot;)))" office:value-type="string" office:string-value="27028.0" calcext:value-type="string">
            <text:p>27028.0</text:p>
          </table:table-cell>
          <table:table-cell table:formula="of:=IF(ISBLANK([$pays.H115])OR([$pays.H115]=&quot;N.A.&quot;);&quot;NULL&quot;;IF(ISNUMBER(FIND(&quot; %&quot;; [$pays.H115])) ;SUBSTITUTE([$pays.H115];&quot; %&quot;;&quot;&quot;) ; SUBSTITUTE([$pays.H115];&quot;'&quot;;&quot; &quot;)))" office:value-type="string" office:string-value="1.2" calcext:value-type="string">
            <text:p>1.2</text:p>
          </table:table-cell>
          <table:table-cell table:formula="of:=IF(ISBLANK([$pays.I115])OR([$pays.I115]=&quot;N.A.&quot;);&quot;NULL&quot;;IF(ISNUMBER(FIND(&quot; %&quot;; [$pays.I115])) ;SUBSTITUTE([$pays.I115];&quot; %&quot;;&quot;&quot;) ; SUBSTITUTE([$pays.I115];&quot;'&quot;;&quot; &quot;)))" office:value-type="string" office:string-value="42" calcext:value-type="string">
            <text:p>42</text:p>
          </table:table-cell>
          <table:table-cell table:formula="of:=IF(ISBLANK([$pays.J115])OR([$pays.J115]=&quot;N.A.&quot;);&quot;NULL&quot;;IF(ISNUMBER(FIND(&quot; %&quot;; [$pays.J115])) ;SUBSTITUTE([$pays.J115];&quot; %&quot;;&quot;&quot;) ; SUBSTITUTE([$pays.J115];&quot;'&quot;;&quot; &quot;)))" office:value-type="string" office:string-value="NULL" calcext:value-type="string">
            <text:p>NULL</text:p>
          </table:table-cell>
          <table:table-cell table:formula="of:=IF(ISBLANK([$pays.K115])OR([$pays.K115]=&quot;N.A.&quot;);&quot;NULL&quot;;IF(ISNUMBER(FIND(&quot; %&quot;; [$pays.K115])) ;SUBSTITUTE([$pays.K115];&quot; %&quot;;&quot;&quot;) ; SUBSTITUTE([$pays.K115];&quot;'&quot;;&quot; &quot;)))" office:value-type="string" office:string-value="0.08" calcext:value-type="string">
            <text:p>0.08</text:p>
          </table:table-cell>
          <table:table-cell table:formula="of:=IF(ISBLANK([$pays.L115])OR([$pays.L115]=&quot;N.A.&quot;);&quot;NULL&quot;;IF(ISNUMBER(FIND(&quot; %&quot;; [$pays.L115])) ;SUBSTITUTE([$pays.L115];&quot; %&quot;;&quot;&quot;) ; SUBSTITUTE([$pays.L11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6])OR([$pays.A116]=&quot;N.A.&quot;);&quot;NULL&quot;;IF(ISNUMBER(FIND(&quot; %&quot;; [$pays.A116])) ;SUBSTITUTE([$pays.A116];&quot; %&quot;;&quot;&quot;) ; SUBSTITUTE([$pays.A116];&quot;'&quot;;&quot; &quot;)))" office:value-type="string" office:string-value="Denmark" calcext:value-type="string">
            <text:p>Denmark</text:p>
          </table:table-cell>
          <table:table-cell table:formula="of:=IF(ISBLANK([$pays.B116])OR([$pays.B116]=&quot;N.A.&quot;);&quot;NULL&quot;;IF(ISNUMBER(FIND(&quot; %&quot;; [$pays.B116])) ;SUBSTITUTE([$pays.B116];&quot; %&quot;;&quot;&quot;) ; SUBSTITUTE([$pays.B116];&quot;'&quot;;&quot; &quot;)))" office:value-type="string" office:string-value="5788108" calcext:value-type="string">
            <text:p>5788108</text:p>
          </table:table-cell>
          <table:table-cell table:formula="of:=IF(ISBLANK([$pays.C116])OR([$pays.C116]=&quot;N.A.&quot;);&quot;NULL&quot;;IF(ISNUMBER(FIND(&quot; %&quot;; [$pays.C116])) ;SUBSTITUTE([$pays.C116];&quot; %&quot;;&quot;&quot;) ; SUBSTITUTE([$pays.C116];&quot;'&quot;;&quot; &quot;)))" office:value-type="string" office:string-value="0.35" calcext:value-type="string">
            <text:p>0.35</text:p>
          </table:table-cell>
          <table:table-cell table:formula="of:=IF(ISBLANK([$pays.D116])OR([$pays.D116]=&quot;N.A.&quot;);&quot;NULL&quot;;IF(ISNUMBER(FIND(&quot; %&quot;; [$pays.D116])) ;SUBSTITUTE([$pays.D116];&quot; %&quot;;&quot;&quot;) ; SUBSTITUTE([$pays.D116];&quot;'&quot;;&quot; &quot;)))" office:value-type="string" office:string-value="20326" calcext:value-type="string">
            <text:p>20326</text:p>
          </table:table-cell>
          <table:table-cell table:formula="of:=IF(ISBLANK([$pays.E116])OR([$pays.E116]=&quot;N.A.&quot;);&quot;NULL&quot;;IF(ISNUMBER(FIND(&quot; %&quot;; [$pays.E116])) ;SUBSTITUTE([$pays.E116];&quot; %&quot;;&quot;&quot;) ; SUBSTITUTE([$pays.E116];&quot;'&quot;;&quot; &quot;)))" office:value-type="string" office:string-value="137" calcext:value-type="string">
            <text:p>137</text:p>
          </table:table-cell>
          <table:table-cell table:formula="of:=IF(ISBLANK([$pays.F116])OR([$pays.F116]=&quot;N.A.&quot;);&quot;NULL&quot;;IF(ISNUMBER(FIND(&quot; %&quot;; [$pays.F116])) ;SUBSTITUTE([$pays.F116];&quot; %&quot;;&quot;&quot;) ; SUBSTITUTE([$pays.F116];&quot;'&quot;;&quot; &quot;)))" office:value-type="string" office:string-value="42430" calcext:value-type="string">
            <text:p>42430</text:p>
          </table:table-cell>
          <table:table-cell table:formula="of:=IF(ISBLANK([$pays.G116])OR([$pays.G116]=&quot;N.A.&quot;);&quot;NULL&quot;;IF(ISNUMBER(FIND(&quot; %&quot;; [$pays.G116])) ;SUBSTITUTE([$pays.G116];&quot; %&quot;;&quot;&quot;) ; SUBSTITUTE([$pays.G116];&quot;'&quot;;&quot; &quot;)))" office:value-type="string" office:string-value="15200.0" calcext:value-type="string">
            <text:p>15200.0</text:p>
          </table:table-cell>
          <table:table-cell table:formula="of:=IF(ISBLANK([$pays.H116])OR([$pays.H116]=&quot;N.A.&quot;);&quot;NULL&quot;;IF(ISNUMBER(FIND(&quot; %&quot;; [$pays.H116])) ;SUBSTITUTE([$pays.H116];&quot; %&quot;;&quot;&quot;) ; SUBSTITUTE([$pays.H116];&quot;'&quot;;&quot; &quot;)))" office:value-type="string" office:string-value="1.8" calcext:value-type="string">
            <text:p>1.8</text:p>
          </table:table-cell>
          <table:table-cell table:formula="of:=IF(ISBLANK([$pays.I116])OR([$pays.I116]=&quot;N.A.&quot;);&quot;NULL&quot;;IF(ISNUMBER(FIND(&quot; %&quot;; [$pays.I116])) ;SUBSTITUTE([$pays.I116];&quot; %&quot;;&quot;&quot;) ; SUBSTITUTE([$pays.I116];&quot;'&quot;;&quot; &quot;)))" office:value-type="string" office:string-value="42" calcext:value-type="string">
            <text:p>42</text:p>
          </table:table-cell>
          <table:table-cell table:formula="of:=IF(ISBLANK([$pays.J116])OR([$pays.J116]=&quot;N.A.&quot;);&quot;NULL&quot;;IF(ISNUMBER(FIND(&quot; %&quot;; [$pays.J116])) ;SUBSTITUTE([$pays.J116];&quot; %&quot;;&quot;&quot;) ; SUBSTITUTE([$pays.J116];&quot;'&quot;;&quot; &quot;)))" office:value-type="string" office:string-value="88" calcext:value-type="string">
            <text:p>88</text:p>
          </table:table-cell>
          <table:table-cell table:formula="of:=IF(ISBLANK([$pays.K116])OR([$pays.K116]=&quot;N.A.&quot;);&quot;NULL&quot;;IF(ISNUMBER(FIND(&quot; %&quot;; [$pays.K116])) ;SUBSTITUTE([$pays.K116];&quot; %&quot;;&quot;&quot;) ; SUBSTITUTE([$pays.K116];&quot;'&quot;;&quot; &quot;)))" office:value-type="string" office:string-value="0.07" calcext:value-type="string">
            <text:p>0.07</text:p>
          </table:table-cell>
          <table:table-cell table:formula="of:=IF(ISBLANK([$pays.L116])OR([$pays.L116]=&quot;N.A.&quot;);&quot;NULL&quot;;IF(ISNUMBER(FIND(&quot; %&quot;; [$pays.L116])) ;SUBSTITUTE([$pays.L116];&quot; %&quot;;&quot;&quot;) ; SUBSTITUTE([$pays.L1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7])OR([$pays.A117]=&quot;N.A.&quot;);&quot;NULL&quot;;IF(ISNUMBER(FIND(&quot; %&quot;; [$pays.A117])) ;SUBSTITUTE([$pays.A117];&quot; %&quot;;&quot;&quot;) ; SUBSTITUTE([$pays.A117];&quot;'&quot;;&quot; &quot;)))" office:value-type="string" office:string-value="Finland" calcext:value-type="string">
            <text:p>Finland</text:p>
          </table:table-cell>
          <table:table-cell table:formula="of:=IF(ISBLANK([$pays.B117])OR([$pays.B117]=&quot;N.A.&quot;);&quot;NULL&quot;;IF(ISNUMBER(FIND(&quot; %&quot;; [$pays.B117])) ;SUBSTITUTE([$pays.B117];&quot; %&quot;;&quot;&quot;) ; SUBSTITUTE([$pays.B117];&quot;'&quot;;&quot; &quot;)))" office:value-type="string" office:string-value="5539002" calcext:value-type="string">
            <text:p>5539002</text:p>
          </table:table-cell>
          <table:table-cell table:formula="of:=IF(ISBLANK([$pays.C117])OR([$pays.C117]=&quot;N.A.&quot;);&quot;NULL&quot;;IF(ISNUMBER(FIND(&quot; %&quot;; [$pays.C117])) ;SUBSTITUTE([$pays.C117];&quot; %&quot;;&quot;&quot;) ; SUBSTITUTE([$pays.C117];&quot;'&quot;;&quot; &quot;)))" office:value-type="string" office:string-value="0.15" calcext:value-type="string">
            <text:p>0.15</text:p>
          </table:table-cell>
          <table:table-cell table:formula="of:=IF(ISBLANK([$pays.D117])OR([$pays.D117]=&quot;N.A.&quot;);&quot;NULL&quot;;IF(ISNUMBER(FIND(&quot; %&quot;; [$pays.D117])) ;SUBSTITUTE([$pays.D117];&quot; %&quot;;&quot;&quot;) ; SUBSTITUTE([$pays.D117];&quot;'&quot;;&quot; &quot;)))" office:value-type="string" office:string-value="8564" calcext:value-type="string">
            <text:p>8564</text:p>
          </table:table-cell>
          <table:table-cell table:formula="of:=IF(ISBLANK([$pays.E117])OR([$pays.E117]=&quot;N.A.&quot;);&quot;NULL&quot;;IF(ISNUMBER(FIND(&quot; %&quot;; [$pays.E117])) ;SUBSTITUTE([$pays.E117];&quot; %&quot;;&quot;&quot;) ; SUBSTITUTE([$pays.E117];&quot;'&quot;;&quot; &quot;)))" office:value-type="string" office:string-value="18" calcext:value-type="string">
            <text:p>18</text:p>
          </table:table-cell>
          <table:table-cell table:formula="of:=IF(ISBLANK([$pays.F117])OR([$pays.F117]=&quot;N.A.&quot;);&quot;NULL&quot;;IF(ISNUMBER(FIND(&quot; %&quot;; [$pays.F117])) ;SUBSTITUTE([$pays.F117];&quot; %&quot;;&quot;&quot;) ; SUBSTITUTE([$pays.F117];&quot;'&quot;;&quot; &quot;)))" office:value-type="string" office:string-value="303890" calcext:value-type="string">
            <text:p>303890</text:p>
          </table:table-cell>
          <table:table-cell table:formula="of:=IF(ISBLANK([$pays.G117])OR([$pays.G117]=&quot;N.A.&quot;);&quot;NULL&quot;;IF(ISNUMBER(FIND(&quot; %&quot;; [$pays.G117])) ;SUBSTITUTE([$pays.G117];&quot; %&quot;;&quot;&quot;) ; SUBSTITUTE([$pays.G117];&quot;'&quot;;&quot; &quot;)))" office:value-type="string" office:string-value="14000.0" calcext:value-type="string">
            <text:p>14000.0</text:p>
          </table:table-cell>
          <table:table-cell table:formula="of:=IF(ISBLANK([$pays.H117])OR([$pays.H117]=&quot;N.A.&quot;);&quot;NULL&quot;;IF(ISNUMBER(FIND(&quot; %&quot;; [$pays.H117])) ;SUBSTITUTE([$pays.H117];&quot; %&quot;;&quot;&quot;) ; SUBSTITUTE([$pays.H117];&quot;'&quot;;&quot; &quot;)))" office:value-type="string" office:string-value="1.5" calcext:value-type="string">
            <text:p>1.5</text:p>
          </table:table-cell>
          <table:table-cell table:formula="of:=IF(ISBLANK([$pays.I117])OR([$pays.I117]=&quot;N.A.&quot;);&quot;NULL&quot;;IF(ISNUMBER(FIND(&quot; %&quot;; [$pays.I117])) ;SUBSTITUTE([$pays.I117];&quot; %&quot;;&quot;&quot;) ; SUBSTITUTE([$pays.I117];&quot;'&quot;;&quot; &quot;)))" office:value-type="string" office:string-value="43" calcext:value-type="string">
            <text:p>43</text:p>
          </table:table-cell>
          <table:table-cell table:formula="of:=IF(ISBLANK([$pays.J117])OR([$pays.J117]=&quot;N.A.&quot;);&quot;NULL&quot;;IF(ISNUMBER(FIND(&quot; %&quot;; [$pays.J117])) ;SUBSTITUTE([$pays.J117];&quot; %&quot;;&quot;&quot;) ; SUBSTITUTE([$pays.J117];&quot;'&quot;;&quot; &quot;)))" office:value-type="string" office:string-value="86" calcext:value-type="string">
            <text:p>86</text:p>
          </table:table-cell>
          <table:table-cell table:formula="of:=IF(ISBLANK([$pays.K117])OR([$pays.K117]=&quot;N.A.&quot;);&quot;NULL&quot;;IF(ISNUMBER(FIND(&quot; %&quot;; [$pays.K117])) ;SUBSTITUTE([$pays.K117];&quot; %&quot;;&quot;&quot;) ; SUBSTITUTE([$pays.K117];&quot;'&quot;;&quot; &quot;)))" office:value-type="string" office:string-value="0.07" calcext:value-type="string">
            <text:p>0.07</text:p>
          </table:table-cell>
          <table:table-cell table:formula="of:=IF(ISBLANK([$pays.L117])OR([$pays.L117]=&quot;N.A.&quot;);&quot;NULL&quot;;IF(ISNUMBER(FIND(&quot; %&quot;; [$pays.L117])) ;SUBSTITUTE([$pays.L117];&quot; %&quot;;&quot;&quot;) ; SUBSTITUTE([$pays.L1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8])OR([$pays.A118]=&quot;N.A.&quot;);&quot;NULL&quot;;IF(ISNUMBER(FIND(&quot; %&quot;; [$pays.A118])) ;SUBSTITUTE([$pays.A118];&quot; %&quot;;&quot;&quot;) ; SUBSTITUTE([$pays.A118];&quot;'&quot;;&quot; &quot;)))" office:value-type="string" office:string-value="Congo" calcext:value-type="string">
            <text:p>Congo</text:p>
          </table:table-cell>
          <table:table-cell table:formula="of:=IF(ISBLANK([$pays.B118])OR([$pays.B118]=&quot;N.A.&quot;);&quot;NULL&quot;;IF(ISNUMBER(FIND(&quot; %&quot;; [$pays.B118])) ;SUBSTITUTE([$pays.B118];&quot; %&quot;;&quot;&quot;) ; SUBSTITUTE([$pays.B118];&quot;'&quot;;&quot; &quot;)))" office:value-type="string" office:string-value="5489191" calcext:value-type="string">
            <text:p>5489191</text:p>
          </table:table-cell>
          <table:table-cell table:formula="of:=IF(ISBLANK([$pays.C118])OR([$pays.C118]=&quot;N.A.&quot;);&quot;NULL&quot;;IF(ISNUMBER(FIND(&quot; %&quot;; [$pays.C118])) ;SUBSTITUTE([$pays.C118];&quot; %&quot;;&quot;&quot;) ; SUBSTITUTE([$pays.C118];&quot;'&quot;;&quot; &quot;)))" office:value-type="string" office:string-value="2.56" calcext:value-type="string">
            <text:p>2.56</text:p>
          </table:table-cell>
          <table:table-cell table:formula="of:=IF(ISBLANK([$pays.D118])OR([$pays.D118]=&quot;N.A.&quot;);&quot;NULL&quot;;IF(ISNUMBER(FIND(&quot; %&quot;; [$pays.D118])) ;SUBSTITUTE([$pays.D118];&quot; %&quot;;&quot;&quot;) ; SUBSTITUTE([$pays.D118];&quot;'&quot;;&quot; &quot;)))" office:value-type="string" office:string-value="137579" calcext:value-type="string">
            <text:p>137579</text:p>
          </table:table-cell>
          <table:table-cell table:formula="of:=IF(ISBLANK([$pays.E118])OR([$pays.E118]=&quot;N.A.&quot;);&quot;NULL&quot;;IF(ISNUMBER(FIND(&quot; %&quot;; [$pays.E118])) ;SUBSTITUTE([$pays.E118];&quot; %&quot;;&quot;&quot;) ; SUBSTITUTE([$pays.E118];&quot;'&quot;;&quot; &quot;)))" office:value-type="string" office:string-value="16" calcext:value-type="string">
            <text:p>16</text:p>
          </table:table-cell>
          <table:table-cell table:formula="of:=IF(ISBLANK([$pays.F118])OR([$pays.F118]=&quot;N.A.&quot;);&quot;NULL&quot;;IF(ISNUMBER(FIND(&quot; %&quot;; [$pays.F118])) ;SUBSTITUTE([$pays.F118];&quot; %&quot;;&quot;&quot;) ; SUBSTITUTE([$pays.F118];&quot;'&quot;;&quot; &quot;)))" office:value-type="string" office:string-value="341500" calcext:value-type="string">
            <text:p>341500</text:p>
          </table:table-cell>
          <table:table-cell table:formula="of:=IF(ISBLANK([$pays.G118])OR([$pays.G118]=&quot;N.A.&quot;);&quot;NULL&quot;;IF(ISNUMBER(FIND(&quot; %&quot;; [$pays.G118])) ;SUBSTITUTE([$pays.G118];&quot; %&quot;;&quot;&quot;) ; SUBSTITUTE([$pays.G118];&quot;'&quot;;&quot; &quot;)))" office:value-type="string" office:string-value="-4000.0" calcext:value-type="string">
            <text:p>-4000.0</text:p>
          </table:table-cell>
          <table:table-cell table:formula="of:=IF(ISBLANK([$pays.H118])OR([$pays.H118]=&quot;N.A.&quot;);&quot;NULL&quot;;IF(ISNUMBER(FIND(&quot; %&quot;; [$pays.H118])) ;SUBSTITUTE([$pays.H118];&quot; %&quot;;&quot;&quot;) ; SUBSTITUTE([$pays.H118];&quot;'&quot;;&quot; &quot;)))" office:value-type="string" office:string-value="4.5" calcext:value-type="string">
            <text:p>4.5</text:p>
          </table:table-cell>
          <table:table-cell table:formula="of:=IF(ISBLANK([$pays.I118])OR([$pays.I118]=&quot;N.A.&quot;);&quot;NULL&quot;;IF(ISNUMBER(FIND(&quot; %&quot;; [$pays.I118])) ;SUBSTITUTE([$pays.I118];&quot; %&quot;;&quot;&quot;) ; SUBSTITUTE([$pays.I118];&quot;'&quot;;&quot; &quot;)))" office:value-type="string" office:string-value="19" calcext:value-type="string">
            <text:p>19</text:p>
          </table:table-cell>
          <table:table-cell table:formula="of:=IF(ISBLANK([$pays.J118])OR([$pays.J118]=&quot;N.A.&quot;);&quot;NULL&quot;;IF(ISNUMBER(FIND(&quot; %&quot;; [$pays.J118])) ;SUBSTITUTE([$pays.J118];&quot; %&quot;;&quot;&quot;) ; SUBSTITUTE([$pays.J118];&quot;'&quot;;&quot; &quot;)))" office:value-type="string" office:string-value="70" calcext:value-type="string">
            <text:p>70</text:p>
          </table:table-cell>
          <table:table-cell table:formula="of:=IF(ISBLANK([$pays.K118])OR([$pays.K118]=&quot;N.A.&quot;);&quot;NULL&quot;;IF(ISNUMBER(FIND(&quot; %&quot;; [$pays.K118])) ;SUBSTITUTE([$pays.K118];&quot; %&quot;;&quot;&quot;) ; SUBSTITUTE([$pays.K118];&quot;'&quot;;&quot; &quot;)))" office:value-type="string" office:string-value="0.07" calcext:value-type="string">
            <text:p>0.07</text:p>
          </table:table-cell>
          <table:table-cell table:formula="of:=IF(ISBLANK([$pays.L118])OR([$pays.L118]=&quot;N.A.&quot;);&quot;NULL&quot;;IF(ISNUMBER(FIND(&quot; %&quot;; [$pays.L118])) ;SUBSTITUTE([$pays.L118];&quot; %&quot;;&quot;&quot;) ; SUBSTITUTE([$pays.L1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9])OR([$pays.A119]=&quot;N.A.&quot;);&quot;NULL&quot;;IF(ISNUMBER(FIND(&quot; %&quot;; [$pays.A119])) ;SUBSTITUTE([$pays.A119];&quot; %&quot;;&quot;&quot;) ; SUBSTITUTE([$pays.A119];&quot;'&quot;;&quot; &quot;)))" office:value-type="string" office:string-value="Slovakia" calcext:value-type="string">
            <text:p>Slovakia</text:p>
          </table:table-cell>
          <table:table-cell table:formula="of:=IF(ISBLANK([$pays.B119])OR([$pays.B119]=&quot;N.A.&quot;);&quot;NULL&quot;;IF(ISNUMBER(FIND(&quot; %&quot;; [$pays.B119])) ;SUBSTITUTE([$pays.B119];&quot; %&quot;;&quot;&quot;) ; SUBSTITUTE([$pays.B119];&quot;'&quot;;&quot; &quot;)))" office:value-type="string" office:string-value="5459116" calcext:value-type="string">
            <text:p>5459116</text:p>
          </table:table-cell>
          <table:table-cell table:formula="of:=IF(ISBLANK([$pays.C119])OR([$pays.C119]=&quot;N.A.&quot;);&quot;NULL&quot;;IF(ISNUMBER(FIND(&quot; %&quot;; [$pays.C119])) ;SUBSTITUTE([$pays.C119];&quot; %&quot;;&quot;&quot;) ; SUBSTITUTE([$pays.C119];&quot;'&quot;;&quot; &quot;)))" office:value-type="string" office:string-value="0.05" calcext:value-type="string">
            <text:p>0.05</text:p>
          </table:table-cell>
          <table:table-cell table:formula="of:=IF(ISBLANK([$pays.D119])OR([$pays.D119]=&quot;N.A.&quot;);&quot;NULL&quot;;IF(ISNUMBER(FIND(&quot; %&quot;; [$pays.D119])) ;SUBSTITUTE([$pays.D119];&quot; %&quot;;&quot;&quot;) ; SUBSTITUTE([$pays.D119];&quot;'&quot;;&quot; &quot;)))" office:value-type="string" office:string-value="2629" calcext:value-type="string">
            <text:p>2629</text:p>
          </table:table-cell>
          <table:table-cell table:formula="of:=IF(ISBLANK([$pays.E119])OR([$pays.E119]=&quot;N.A.&quot;);&quot;NULL&quot;;IF(ISNUMBER(FIND(&quot; %&quot;; [$pays.E119])) ;SUBSTITUTE([$pays.E119];&quot; %&quot;;&quot;&quot;) ; SUBSTITUTE([$pays.E119];&quot;'&quot;;&quot; &quot;)))" office:value-type="string" office:string-value="114" calcext:value-type="string">
            <text:p>114</text:p>
          </table:table-cell>
          <table:table-cell table:formula="of:=IF(ISBLANK([$pays.F119])OR([$pays.F119]=&quot;N.A.&quot;);&quot;NULL&quot;;IF(ISNUMBER(FIND(&quot; %&quot;; [$pays.F119])) ;SUBSTITUTE([$pays.F119];&quot; %&quot;;&quot;&quot;) ; SUBSTITUTE([$pays.F119];&quot;'&quot;;&quot; &quot;)))" office:value-type="string" office:string-value="48088" calcext:value-type="string">
            <text:p>48088</text:p>
          </table:table-cell>
          <table:table-cell table:formula="of:=IF(ISBLANK([$pays.G119])OR([$pays.G119]=&quot;N.A.&quot;);&quot;NULL&quot;;IF(ISNUMBER(FIND(&quot; %&quot;; [$pays.G119])) ;SUBSTITUTE([$pays.G119];&quot; %&quot;;&quot;&quot;) ; SUBSTITUTE([$pays.G119];&quot;'&quot;;&quot; &quot;)))" office:value-type="string" office:string-value="1485.0" calcext:value-type="string">
            <text:p>1485.0</text:p>
          </table:table-cell>
          <table:table-cell table:formula="of:=IF(ISBLANK([$pays.H119])OR([$pays.H119]=&quot;N.A.&quot;);&quot;NULL&quot;;IF(ISNUMBER(FIND(&quot; %&quot;; [$pays.H119])) ;SUBSTITUTE([$pays.H119];&quot; %&quot;;&quot;&quot;) ; SUBSTITUTE([$pays.H119];&quot;'&quot;;&quot; &quot;)))" office:value-type="string" office:string-value="1.5" calcext:value-type="string">
            <text:p>1.5</text:p>
          </table:table-cell>
          <table:table-cell table:formula="of:=IF(ISBLANK([$pays.I119])OR([$pays.I119]=&quot;N.A.&quot;);&quot;NULL&quot;;IF(ISNUMBER(FIND(&quot; %&quot;; [$pays.I119])) ;SUBSTITUTE([$pays.I119];&quot; %&quot;;&quot;&quot;) ; SUBSTITUTE([$pays.I119];&quot;'&quot;;&quot; &quot;)))" office:value-type="string" office:string-value="41" calcext:value-type="string">
            <text:p>41</text:p>
          </table:table-cell>
          <table:table-cell table:formula="of:=IF(ISBLANK([$pays.J119])OR([$pays.J119]=&quot;N.A.&quot;);&quot;NULL&quot;;IF(ISNUMBER(FIND(&quot; %&quot;; [$pays.J119])) ;SUBSTITUTE([$pays.J119];&quot; %&quot;;&quot;&quot;) ; SUBSTITUTE([$pays.J119];&quot;'&quot;;&quot; &quot;)))" office:value-type="string" office:string-value="54" calcext:value-type="string">
            <text:p>54</text:p>
          </table:table-cell>
          <table:table-cell table:formula="of:=IF(ISBLANK([$pays.K119])OR([$pays.K119]=&quot;N.A.&quot;);&quot;NULL&quot;;IF(ISNUMBER(FIND(&quot; %&quot;; [$pays.K119])) ;SUBSTITUTE([$pays.K119];&quot; %&quot;;&quot;&quot;) ; SUBSTITUTE([$pays.K119];&quot;'&quot;;&quot; &quot;)))" office:value-type="string" office:string-value="0.07" calcext:value-type="string">
            <text:p>0.07</text:p>
          </table:table-cell>
          <table:table-cell table:formula="of:=IF(ISBLANK([$pays.L119])OR([$pays.L119]=&quot;N.A.&quot;);&quot;NULL&quot;;IF(ISNUMBER(FIND(&quot; %&quot;; [$pays.L119])) ;SUBSTITUTE([$pays.L119];&quot; %&quot;;&quot;&quot;) ; SUBSTITUTE([$pays.L1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0])OR([$pays.A120]=&quot;N.A.&quot;);&quot;NULL&quot;;IF(ISNUMBER(FIND(&quot; %&quot;; [$pays.A120])) ;SUBSTITUTE([$pays.A120];&quot; %&quot;;&quot;&quot;) ; SUBSTITUTE([$pays.A120];&quot;'&quot;;&quot; &quot;)))" office:value-type="string" office:string-value="Norway" calcext:value-type="string">
            <text:p>Norway</text:p>
          </table:table-cell>
          <table:table-cell table:formula="of:=IF(ISBLANK([$pays.B120])OR([$pays.B120]=&quot;N.A.&quot;);&quot;NULL&quot;;IF(ISNUMBER(FIND(&quot; %&quot;; [$pays.B120])) ;SUBSTITUTE([$pays.B120];&quot; %&quot;;&quot;&quot;) ; SUBSTITUTE([$pays.B120];&quot;'&quot;;&quot; &quot;)))" office:value-type="string" office:string-value="5412632" calcext:value-type="string">
            <text:p>5412632</text:p>
          </table:table-cell>
          <table:table-cell table:formula="of:=IF(ISBLANK([$pays.C120])OR([$pays.C120]=&quot;N.A.&quot;);&quot;NULL&quot;;IF(ISNUMBER(FIND(&quot; %&quot;; [$pays.C120])) ;SUBSTITUTE([$pays.C120];&quot; %&quot;;&quot;&quot;) ; SUBSTITUTE([$pays.C120];&quot;'&quot;;&quot; &quot;)))" office:value-type="string" office:string-value="0.79" calcext:value-type="string">
            <text:p>0.79</text:p>
          </table:table-cell>
          <table:table-cell table:formula="of:=IF(ISBLANK([$pays.D120])OR([$pays.D120]=&quot;N.A.&quot;);&quot;NULL&quot;;IF(ISNUMBER(FIND(&quot; %&quot;; [$pays.D120])) ;SUBSTITUTE([$pays.D120];&quot; %&quot;;&quot;&quot;) ; SUBSTITUTE([$pays.D120];&quot;'&quot;;&quot; &quot;)))" office:value-type="string" office:string-value="42384" calcext:value-type="string">
            <text:p>42384</text:p>
          </table:table-cell>
          <table:table-cell table:formula="of:=IF(ISBLANK([$pays.E120])OR([$pays.E120]=&quot;N.A.&quot;);&quot;NULL&quot;;IF(ISNUMBER(FIND(&quot; %&quot;; [$pays.E120])) ;SUBSTITUTE([$pays.E120];&quot; %&quot;;&quot;&quot;) ; SUBSTITUTE([$pays.E120];&quot;'&quot;;&quot; &quot;)))" office:value-type="string" office:string-value="15" calcext:value-type="string">
            <text:p>15</text:p>
          </table:table-cell>
          <table:table-cell table:formula="of:=IF(ISBLANK([$pays.F120])OR([$pays.F120]=&quot;N.A.&quot;);&quot;NULL&quot;;IF(ISNUMBER(FIND(&quot; %&quot;; [$pays.F120])) ;SUBSTITUTE([$pays.F120];&quot; %&quot;;&quot;&quot;) ; SUBSTITUTE([$pays.F120];&quot;'&quot;;&quot; &quot;)))" office:value-type="string" office:string-value="365268" calcext:value-type="string">
            <text:p>365268</text:p>
          </table:table-cell>
          <table:table-cell table:formula="of:=IF(ISBLANK([$pays.G120])OR([$pays.G120]=&quot;N.A.&quot;);&quot;NULL&quot;;IF(ISNUMBER(FIND(&quot; %&quot;; [$pays.G120])) ;SUBSTITUTE([$pays.G120];&quot; %&quot;;&quot;&quot;) ; SUBSTITUTE([$pays.G120];&quot;'&quot;;&quot; &quot;)))" office:value-type="string" office:string-value="28000.0" calcext:value-type="string">
            <text:p>28000.0</text:p>
          </table:table-cell>
          <table:table-cell table:formula="of:=IF(ISBLANK([$pays.H120])OR([$pays.H120]=&quot;N.A.&quot;);&quot;NULL&quot;;IF(ISNUMBER(FIND(&quot; %&quot;; [$pays.H120])) ;SUBSTITUTE([$pays.H120];&quot; %&quot;;&quot;&quot;) ; SUBSTITUTE([$pays.H120];&quot;'&quot;;&quot; &quot;)))" office:value-type="string" office:string-value="1.7" calcext:value-type="string">
            <text:p>1.7</text:p>
          </table:table-cell>
          <table:table-cell table:formula="of:=IF(ISBLANK([$pays.I120])OR([$pays.I120]=&quot;N.A.&quot;);&quot;NULL&quot;;IF(ISNUMBER(FIND(&quot; %&quot;; [$pays.I120])) ;SUBSTITUTE([$pays.I120];&quot; %&quot;;&quot;&quot;) ; SUBSTITUTE([$pays.I120];&quot;'&quot;;&quot; &quot;)))" office:value-type="string" office:string-value="40" calcext:value-type="string">
            <text:p>40</text:p>
          </table:table-cell>
          <table:table-cell table:formula="of:=IF(ISBLANK([$pays.J120])OR([$pays.J120]=&quot;N.A.&quot;);&quot;NULL&quot;;IF(ISNUMBER(FIND(&quot; %&quot;; [$pays.J120])) ;SUBSTITUTE([$pays.J120];&quot; %&quot;;&quot;&quot;) ; SUBSTITUTE([$pays.J120];&quot;'&quot;;&quot; &quot;)))" office:value-type="string" office:string-value="83" calcext:value-type="string">
            <text:p>83</text:p>
          </table:table-cell>
          <table:table-cell table:formula="of:=IF(ISBLANK([$pays.K120])OR([$pays.K120]=&quot;N.A.&quot;);&quot;NULL&quot;;IF(ISNUMBER(FIND(&quot; %&quot;; [$pays.K120])) ;SUBSTITUTE([$pays.K120];&quot; %&quot;;&quot;&quot;) ; SUBSTITUTE([$pays.K120];&quot;'&quot;;&quot; &quot;)))" office:value-type="string" office:string-value="0.07" calcext:value-type="string">
            <text:p>0.07</text:p>
          </table:table-cell>
          <table:table-cell table:formula="of:=IF(ISBLANK([$pays.L120])OR([$pays.L120]=&quot;N.A.&quot;);&quot;NULL&quot;;IF(ISNUMBER(FIND(&quot; %&quot;; [$pays.L120])) ;SUBSTITUTE([$pays.L120];&quot; %&quot;;&quot;&quot;) ; SUBSTITUTE([$pays.L12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1])OR([$pays.A121]=&quot;N.A.&quot;);&quot;NULL&quot;;IF(ISNUMBER(FIND(&quot; %&quot;; [$pays.A121])) ;SUBSTITUTE([$pays.A121];&quot; %&quot;;&quot;&quot;) ; SUBSTITUTE([$pays.A121];&quot;'&quot;;&quot; &quot;)))" office:value-type="string" office:string-value="Oman" calcext:value-type="string">
            <text:p>Oman</text:p>
          </table:table-cell>
          <table:table-cell table:formula="of:=IF(ISBLANK([$pays.B121])OR([$pays.B121]=&quot;N.A.&quot;);&quot;NULL&quot;;IF(ISNUMBER(FIND(&quot; %&quot;; [$pays.B121])) ;SUBSTITUTE([$pays.B121];&quot; %&quot;;&quot;&quot;) ; SUBSTITUTE([$pays.B121];&quot;'&quot;;&quot; &quot;)))" office:value-type="string" office:string-value="5078933" calcext:value-type="string">
            <text:p>5078933</text:p>
          </table:table-cell>
          <table:table-cell table:formula="of:=IF(ISBLANK([$pays.C121])OR([$pays.C121]=&quot;N.A.&quot;);&quot;NULL&quot;;IF(ISNUMBER(FIND(&quot; %&quot;; [$pays.C121])) ;SUBSTITUTE([$pays.C121];&quot; %&quot;;&quot;&quot;) ; SUBSTITUTE([$pays.C121];&quot;'&quot;;&quot; &quot;)))" office:value-type="string" office:string-value="2.65" calcext:value-type="string">
            <text:p>2.65</text:p>
          </table:table-cell>
          <table:table-cell table:formula="of:=IF(ISBLANK([$pays.D121])OR([$pays.D121]=&quot;N.A.&quot;);&quot;NULL&quot;;IF(ISNUMBER(FIND(&quot; %&quot;; [$pays.D121])) ;SUBSTITUTE([$pays.D121];&quot; %&quot;;&quot;&quot;) ; SUBSTITUTE([$pays.D121];&quot;'&quot;;&quot; &quot;)))" office:value-type="string" office:string-value="131640" calcext:value-type="string">
            <text:p>131640</text:p>
          </table:table-cell>
          <table:table-cell table:formula="of:=IF(ISBLANK([$pays.E121])OR([$pays.E121]=&quot;N.A.&quot;);&quot;NULL&quot;;IF(ISNUMBER(FIND(&quot; %&quot;; [$pays.E121])) ;SUBSTITUTE([$pays.E121];&quot; %&quot;;&quot;&quot;) ; SUBSTITUTE([$pays.E121];&quot;'&quot;;&quot; &quot;)))" office:value-type="string" office:string-value="16" calcext:value-type="string">
            <text:p>16</text:p>
          </table:table-cell>
          <table:table-cell table:formula="of:=IF(ISBLANK([$pays.F121])OR([$pays.F121]=&quot;N.A.&quot;);&quot;NULL&quot;;IF(ISNUMBER(FIND(&quot; %&quot;; [$pays.F121])) ;SUBSTITUTE([$pays.F121];&quot; %&quot;;&quot;&quot;) ; SUBSTITUTE([$pays.F121];&quot;'&quot;;&quot; &quot;)))" office:value-type="string" office:string-value="309500" calcext:value-type="string">
            <text:p>309500</text:p>
          </table:table-cell>
          <table:table-cell table:formula="of:=IF(ISBLANK([$pays.G121])OR([$pays.G121]=&quot;N.A.&quot;);&quot;NULL&quot;;IF(ISNUMBER(FIND(&quot; %&quot;; [$pays.G121])) ;SUBSTITUTE([$pays.G121];&quot; %&quot;;&quot;&quot;) ; SUBSTITUTE([$pays.G121];&quot;'&quot;;&quot; &quot;)))" office:value-type="string" office:string-value="87400.0" calcext:value-type="string">
            <text:p>87400.0</text:p>
          </table:table-cell>
          <table:table-cell table:formula="of:=IF(ISBLANK([$pays.H121])OR([$pays.H121]=&quot;N.A.&quot;);&quot;NULL&quot;;IF(ISNUMBER(FIND(&quot; %&quot;; [$pays.H121])) ;SUBSTITUTE([$pays.H121];&quot; %&quot;;&quot;&quot;) ; SUBSTITUTE([$pays.H121];&quot;'&quot;;&quot; &quot;)))" office:value-type="string" office:string-value="2.9" calcext:value-type="string">
            <text:p>2.9</text:p>
          </table:table-cell>
          <table:table-cell table:formula="of:=IF(ISBLANK([$pays.I121])OR([$pays.I121]=&quot;N.A.&quot;);&quot;NULL&quot;;IF(ISNUMBER(FIND(&quot; %&quot;; [$pays.I121])) ;SUBSTITUTE([$pays.I121];&quot; %&quot;;&quot;&quot;) ; SUBSTITUTE([$pays.I121];&quot;'&quot;;&quot; &quot;)))" office:value-type="string" office:string-value="31" calcext:value-type="string">
            <text:p>31</text:p>
          </table:table-cell>
          <table:table-cell table:formula="of:=IF(ISBLANK([$pays.J121])OR([$pays.J121]=&quot;N.A.&quot;);&quot;NULL&quot;;IF(ISNUMBER(FIND(&quot; %&quot;; [$pays.J121])) ;SUBSTITUTE([$pays.J121];&quot; %&quot;;&quot;&quot;) ; SUBSTITUTE([$pays.J121];&quot;'&quot;;&quot; &quot;)))" office:value-type="string" office:string-value="87" calcext:value-type="string">
            <text:p>87</text:p>
          </table:table-cell>
          <table:table-cell table:formula="of:=IF(ISBLANK([$pays.K121])OR([$pays.K121]=&quot;N.A.&quot;);&quot;NULL&quot;;IF(ISNUMBER(FIND(&quot; %&quot;; [$pays.K121])) ;SUBSTITUTE([$pays.K121];&quot; %&quot;;&quot;&quot;) ; SUBSTITUTE([$pays.K121];&quot;'&quot;;&quot; &quot;)))" office:value-type="string" office:string-value="0.07" calcext:value-type="string">
            <text:p>0.07</text:p>
          </table:table-cell>
          <table:table-cell table:formula="of:=IF(ISBLANK([$pays.L121])OR([$pays.L121]=&quot;N.A.&quot;);&quot;NULL&quot;;IF(ISNUMBER(FIND(&quot; %&quot;; [$pays.L121])) ;SUBSTITUTE([$pays.L121];&quot; %&quot;;&quot;&quot;) ; SUBSTITUTE([$pays.L12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22])OR([$pays.A122]=&quot;N.A.&quot;);&quot;NULL&quot;;IF(ISNUMBER(FIND(&quot; %&quot;; [$pays.A122])) ;SUBSTITUTE([$pays.A122];&quot; %&quot;;&quot;&quot;) ; SUBSTITUTE([$pays.A122];&quot;'&quot;;&quot; &quot;)))" office:value-type="string" office:string-value="State of Palestine" calcext:value-type="string">
            <text:p>State of Palestine</text:p>
          </table:table-cell>
          <table:table-cell table:formula="of:=IF(ISBLANK([$pays.B122])OR([$pays.B122]=&quot;N.A.&quot;);&quot;NULL&quot;;IF(ISNUMBER(FIND(&quot; %&quot;; [$pays.B122])) ;SUBSTITUTE([$pays.B122];&quot; %&quot;;&quot;&quot;) ; SUBSTITUTE([$pays.B122];&quot;'&quot;;&quot; &quot;)))" office:value-type="string" office:string-value="5076280" calcext:value-type="string">
            <text:p>5076280</text:p>
          </table:table-cell>
          <table:table-cell table:formula="of:=IF(ISBLANK([$pays.C122])OR([$pays.C122]=&quot;N.A.&quot;);&quot;NULL&quot;;IF(ISNUMBER(FIND(&quot; %&quot;; [$pays.C122])) ;SUBSTITUTE([$pays.C122];&quot; %&quot;;&quot;&quot;) ; SUBSTITUTE([$pays.C122];&quot;'&quot;;&quot; &quot;)))" office:value-type="string" office:string-value="2.41" calcext:value-type="string">
            <text:p>2.41</text:p>
          </table:table-cell>
          <table:table-cell table:formula="of:=IF(ISBLANK([$pays.D122])OR([$pays.D122]=&quot;N.A.&quot;);&quot;NULL&quot;;IF(ISNUMBER(FIND(&quot; %&quot;; [$pays.D122])) ;SUBSTITUTE([$pays.D122];&quot; %&quot;;&quot;&quot;) ; SUBSTITUTE([$pays.D122];&quot;'&quot;;&quot; &quot;)))" office:value-type="string" office:string-value="119994" calcext:value-type="string">
            <text:p>119994</text:p>
          </table:table-cell>
          <table:table-cell table:formula="of:=IF(ISBLANK([$pays.E122])OR([$pays.E122]=&quot;N.A.&quot;);&quot;NULL&quot;;IF(ISNUMBER(FIND(&quot; %&quot;; [$pays.E122])) ;SUBSTITUTE([$pays.E122];&quot; %&quot;;&quot;&quot;) ; SUBSTITUTE([$pays.E122];&quot;'&quot;;&quot; &quot;)))" office:value-type="string" office:string-value="847" calcext:value-type="string">
            <text:p>847</text:p>
          </table:table-cell>
          <table:table-cell table:formula="of:=IF(ISBLANK([$pays.F122])OR([$pays.F122]=&quot;N.A.&quot;);&quot;NULL&quot;;IF(ISNUMBER(FIND(&quot; %&quot;; [$pays.F122])) ;SUBSTITUTE([$pays.F122];&quot; %&quot;;&quot;&quot;) ; SUBSTITUTE([$pays.F122];&quot;'&quot;;&quot; &quot;)))" office:value-type="string" office:string-value="6020" calcext:value-type="string">
            <text:p>6020</text:p>
          </table:table-cell>
          <table:table-cell table:formula="of:=IF(ISBLANK([$pays.G122])OR([$pays.G122]=&quot;N.A.&quot;);&quot;NULL&quot;;IF(ISNUMBER(FIND(&quot; %&quot;; [$pays.G122])) ;SUBSTITUTE([$pays.G122];&quot; %&quot;;&quot;&quot;) ; SUBSTITUTE([$pays.G122];&quot;'&quot;;&quot; &quot;)))" office:value-type="string" office:string-value="-10563.0" calcext:value-type="string">
            <text:p>-10563.0</text:p>
          </table:table-cell>
          <table:table-cell table:formula="of:=IF(ISBLANK([$pays.H122])OR([$pays.H122]=&quot;N.A.&quot;);&quot;NULL&quot;;IF(ISNUMBER(FIND(&quot; %&quot;; [$pays.H122])) ;SUBSTITUTE([$pays.H122];&quot; %&quot;;&quot;&quot;) ; SUBSTITUTE([$pays.H122];&quot;'&quot;;&quot; &quot;)))" office:value-type="string" office:string-value="3.7" calcext:value-type="string">
            <text:p>3.7</text:p>
          </table:table-cell>
          <table:table-cell table:formula="of:=IF(ISBLANK([$pays.I122])OR([$pays.I122]=&quot;N.A.&quot;);&quot;NULL&quot;;IF(ISNUMBER(FIND(&quot; %&quot;; [$pays.I122])) ;SUBSTITUTE([$pays.I122];&quot; %&quot;;&quot;&quot;) ; SUBSTITUTE([$pays.I122];&quot;'&quot;;&quot; &quot;)))" office:value-type="string" office:string-value="21" calcext:value-type="string">
            <text:p>21</text:p>
          </table:table-cell>
          <table:table-cell table:formula="of:=IF(ISBLANK([$pays.J122])OR([$pays.J122]=&quot;N.A.&quot;);&quot;NULL&quot;;IF(ISNUMBER(FIND(&quot; %&quot;; [$pays.J122])) ;SUBSTITUTE([$pays.J122];&quot; %&quot;;&quot;&quot;) ; SUBSTITUTE([$pays.J122];&quot;'&quot;;&quot; &quot;)))" office:value-type="string" office:string-value="80" calcext:value-type="string">
            <text:p>80</text:p>
          </table:table-cell>
          <table:table-cell table:formula="of:=IF(ISBLANK([$pays.K122])OR([$pays.K122]=&quot;N.A.&quot;);&quot;NULL&quot;;IF(ISNUMBER(FIND(&quot; %&quot;; [$pays.K122])) ;SUBSTITUTE([$pays.K122];&quot; %&quot;;&quot;&quot;) ; SUBSTITUTE([$pays.K122];&quot;'&quot;;&quot; &quot;)))" office:value-type="string" office:string-value="0.07" calcext:value-type="string">
            <text:p>0.07</text:p>
          </table:table-cell>
          <table:table-cell table:formula="of:=IF(ISBLANK([$pays.L122])OR([$pays.L122]=&quot;N.A.&quot;);&quot;NULL&quot;;IF(ISNUMBER(FIND(&quot; %&quot;; [$pays.L122])) ;SUBSTITUTE([$pays.L122];&quot; %&quot;;&quot;&quot;) ; SUBSTITUTE([$pays.L1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3])OR([$pays.A123]=&quot;N.A.&quot;);&quot;NULL&quot;;IF(ISNUMBER(FIND(&quot; %&quot;; [$pays.A123])) ;SUBSTITUTE([$pays.A123];&quot; %&quot;;&quot;&quot;) ; SUBSTITUTE([$pays.A123];&quot;'&quot;;&quot; &quot;)))" office:value-type="string" office:string-value="Costa Rica" calcext:value-type="string">
            <text:p>Costa Rica</text:p>
          </table:table-cell>
          <table:table-cell table:formula="of:=IF(ISBLANK([$pays.B123])OR([$pays.B123]=&quot;N.A.&quot;);&quot;NULL&quot;;IF(ISNUMBER(FIND(&quot; %&quot;; [$pays.B123])) ;SUBSTITUTE([$pays.B123];&quot; %&quot;;&quot;&quot;) ; SUBSTITUTE([$pays.B123];&quot;'&quot;;&quot; &quot;)))" office:value-type="string" office:string-value="5084636" calcext:value-type="string">
            <text:p>5084636</text:p>
          </table:table-cell>
          <table:table-cell table:formula="of:=IF(ISBLANK([$pays.C123])OR([$pays.C123]=&quot;N.A.&quot;);&quot;NULL&quot;;IF(ISNUMBER(FIND(&quot; %&quot;; [$pays.C123])) ;SUBSTITUTE([$pays.C123];&quot; %&quot;;&quot;&quot;) ; SUBSTITUTE([$pays.C123];&quot;'&quot;;&quot; &quot;)))" office:value-type="string" office:string-value="0.92" calcext:value-type="string">
            <text:p>0.92</text:p>
          </table:table-cell>
          <table:table-cell table:formula="of:=IF(ISBLANK([$pays.D123])OR([$pays.D123]=&quot;N.A.&quot;);&quot;NULL&quot;;IF(ISNUMBER(FIND(&quot; %&quot;; [$pays.D123])) ;SUBSTITUTE([$pays.D123];&quot; %&quot;;&quot;&quot;) ; SUBSTITUTE([$pays.D123];&quot;'&quot;;&quot; &quot;)))" office:value-type="string" office:string-value="46557" calcext:value-type="string">
            <text:p>46557</text:p>
          </table:table-cell>
          <table:table-cell table:formula="of:=IF(ISBLANK([$pays.E123])OR([$pays.E123]=&quot;N.A.&quot;);&quot;NULL&quot;;IF(ISNUMBER(FIND(&quot; %&quot;; [$pays.E123])) ;SUBSTITUTE([$pays.E123];&quot; %&quot;;&quot;&quot;) ; SUBSTITUTE([$pays.E123];&quot;'&quot;;&quot; &quot;)))" office:value-type="string" office:string-value="100" calcext:value-type="string">
            <text:p>100</text:p>
          </table:table-cell>
          <table:table-cell table:formula="of:=IF(ISBLANK([$pays.F123])OR([$pays.F123]=&quot;N.A.&quot;);&quot;NULL&quot;;IF(ISNUMBER(FIND(&quot; %&quot;; [$pays.F123])) ;SUBSTITUTE([$pays.F123];&quot; %&quot;;&quot;&quot;) ; SUBSTITUTE([$pays.F123];&quot;'&quot;;&quot; &quot;)))" office:value-type="string" office:string-value="51060" calcext:value-type="string">
            <text:p>51060</text:p>
          </table:table-cell>
          <table:table-cell table:formula="of:=IF(ISBLANK([$pays.G123])OR([$pays.G123]=&quot;N.A.&quot;);&quot;NULL&quot;;IF(ISNUMBER(FIND(&quot; %&quot;; [$pays.G123])) ;SUBSTITUTE([$pays.G123];&quot; %&quot;;&quot;&quot;) ; SUBSTITUTE([$pays.G123];&quot;'&quot;;&quot; &quot;)))" office:value-type="string" office:string-value="4200.0" calcext:value-type="string">
            <text:p>4200.0</text:p>
          </table:table-cell>
          <table:table-cell table:formula="of:=IF(ISBLANK([$pays.H123])OR([$pays.H123]=&quot;N.A.&quot;);&quot;NULL&quot;;IF(ISNUMBER(FIND(&quot; %&quot;; [$pays.H123])) ;SUBSTITUTE([$pays.H123];&quot; %&quot;;&quot;&quot;) ; SUBSTITUTE([$pays.H123];&quot;'&quot;;&quot; &quot;)))" office:value-type="string" office:string-value="1.8" calcext:value-type="string">
            <text:p>1.8</text:p>
          </table:table-cell>
          <table:table-cell table:formula="of:=IF(ISBLANK([$pays.I123])OR([$pays.I123]=&quot;N.A.&quot;);&quot;NULL&quot;;IF(ISNUMBER(FIND(&quot; %&quot;; [$pays.I123])) ;SUBSTITUTE([$pays.I123];&quot; %&quot;;&quot;&quot;) ; SUBSTITUTE([$pays.I123];&quot;'&quot;;&quot; &quot;)))" office:value-type="string" office:string-value="33" calcext:value-type="string">
            <text:p>33</text:p>
          </table:table-cell>
          <table:table-cell table:formula="of:=IF(ISBLANK([$pays.J123])OR([$pays.J123]=&quot;N.A.&quot;);&quot;NULL&quot;;IF(ISNUMBER(FIND(&quot; %&quot;; [$pays.J123])) ;SUBSTITUTE([$pays.J123];&quot; %&quot;;&quot;&quot;) ; SUBSTITUTE([$pays.J123];&quot;'&quot;;&quot; &quot;)))" office:value-type="string" office:string-value="80" calcext:value-type="string">
            <text:p>80</text:p>
          </table:table-cell>
          <table:table-cell table:formula="of:=IF(ISBLANK([$pays.K123])OR([$pays.K123]=&quot;N.A.&quot;);&quot;NULL&quot;;IF(ISNUMBER(FIND(&quot; %&quot;; [$pays.K123])) ;SUBSTITUTE([$pays.K123];&quot; %&quot;;&quot;&quot;) ; SUBSTITUTE([$pays.K123];&quot;'&quot;;&quot; &quot;)))" office:value-type="string" office:string-value="0.07" calcext:value-type="string">
            <text:p>0.07</text:p>
          </table:table-cell>
          <table:table-cell table:formula="of:=IF(ISBLANK([$pays.L123])OR([$pays.L123]=&quot;N.A.&quot;);&quot;NULL&quot;;IF(ISNUMBER(FIND(&quot; %&quot;; [$pays.L123])) ;SUBSTITUTE([$pays.L123];&quot; %&quot;;&quot;&quot;) ; SUBSTITUTE([$pays.L1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4])OR([$pays.A124]=&quot;N.A.&quot;);&quot;NULL&quot;;IF(ISNUMBER(FIND(&quot; %&quot;; [$pays.A124])) ;SUBSTITUTE([$pays.A124];&quot; %&quot;;&quot;&quot;) ; SUBSTITUTE([$pays.A124];&quot;'&quot;;&quot; &quot;)))" office:value-type="string" office:string-value="Liberia" calcext:value-type="string">
            <text:p>Liberia</text:p>
          </table:table-cell>
          <table:table-cell table:formula="of:=IF(ISBLANK([$pays.B124])OR([$pays.B124]=&quot;N.A.&quot;);&quot;NULL&quot;;IF(ISNUMBER(FIND(&quot; %&quot;; [$pays.B124])) ;SUBSTITUTE([$pays.B124];&quot; %&quot;;&quot;&quot;) ; SUBSTITUTE([$pays.B124];&quot;'&quot;;&quot; &quot;)))" office:value-type="string" office:string-value="5032469" calcext:value-type="string">
            <text:p>5032469</text:p>
          </table:table-cell>
          <table:table-cell table:formula="of:=IF(ISBLANK([$pays.C124])OR([$pays.C124]=&quot;N.A.&quot;);&quot;NULL&quot;;IF(ISNUMBER(FIND(&quot; %&quot;; [$pays.C124])) ;SUBSTITUTE([$pays.C124];&quot; %&quot;;&quot;&quot;) ; SUBSTITUTE([$pays.C124];&quot;'&quot;;&quot; &quot;)))" office:value-type="string" office:string-value="2.44" calcext:value-type="string">
            <text:p>2.44</text:p>
          </table:table-cell>
          <table:table-cell table:formula="of:=IF(ISBLANK([$pays.D124])OR([$pays.D124]=&quot;N.A.&quot;);&quot;NULL&quot;;IF(ISNUMBER(FIND(&quot; %&quot;; [$pays.D124])) ;SUBSTITUTE([$pays.D124];&quot; %&quot;;&quot;&quot;) ; SUBSTITUTE([$pays.D124];&quot;'&quot;;&quot; &quot;)))" office:value-type="string" office:string-value="120307" calcext:value-type="string">
            <text:p>120307</text:p>
          </table:table-cell>
          <table:table-cell table:formula="of:=IF(ISBLANK([$pays.E124])OR([$pays.E124]=&quot;N.A.&quot;);&quot;NULL&quot;;IF(ISNUMBER(FIND(&quot; %&quot;; [$pays.E124])) ;SUBSTITUTE([$pays.E124];&quot; %&quot;;&quot;&quot;) ; SUBSTITUTE([$pays.E124];&quot;'&quot;;&quot; &quot;)))" office:value-type="string" office:string-value="53" calcext:value-type="string">
            <text:p>53</text:p>
          </table:table-cell>
          <table:table-cell table:formula="of:=IF(ISBLANK([$pays.F124])OR([$pays.F124]=&quot;N.A.&quot;);&quot;NULL&quot;;IF(ISNUMBER(FIND(&quot; %&quot;; [$pays.F124])) ;SUBSTITUTE([$pays.F124];&quot; %&quot;;&quot;&quot;) ; SUBSTITUTE([$pays.F124];&quot;'&quot;;&quot; &quot;)))" office:value-type="string" office:string-value="96320" calcext:value-type="string">
            <text:p>96320</text:p>
          </table:table-cell>
          <table:table-cell table:formula="of:=IF(ISBLANK([$pays.G124])OR([$pays.G124]=&quot;N.A.&quot;);&quot;NULL&quot;;IF(ISNUMBER(FIND(&quot; %&quot;; [$pays.G124])) ;SUBSTITUTE([$pays.G124];&quot; %&quot;;&quot;&quot;) ; SUBSTITUTE([$pays.G124];&quot;'&quot;;&quot; &quot;)))" office:value-type="string" office:string-value="-5000.0" calcext:value-type="string">
            <text:p>-5000.0</text:p>
          </table:table-cell>
          <table:table-cell table:formula="of:=IF(ISBLANK([$pays.H124])OR([$pays.H124]=&quot;N.A.&quot;);&quot;NULL&quot;;IF(ISNUMBER(FIND(&quot; %&quot;; [$pays.H124])) ;SUBSTITUTE([$pays.H124];&quot; %&quot;;&quot;&quot;) ; SUBSTITUTE([$pays.H124];&quot;'&quot;;&quot; &quot;)))" office:value-type="string" office:string-value="4.4" calcext:value-type="string">
            <text:p>4.4</text:p>
          </table:table-cell>
          <table:table-cell table:formula="of:=IF(ISBLANK([$pays.I124])OR([$pays.I124]=&quot;N.A.&quot;);&quot;NULL&quot;;IF(ISNUMBER(FIND(&quot; %&quot;; [$pays.I124])) ;SUBSTITUTE([$pays.I124];&quot; %&quot;;&quot;&quot;) ; SUBSTITUTE([$pays.I124];&quot;'&quot;;&quot; &quot;)))" office:value-type="string" office:string-value="19" calcext:value-type="string">
            <text:p>19</text:p>
          </table:table-cell>
          <table:table-cell table:formula="of:=IF(ISBLANK([$pays.J124])OR([$pays.J124]=&quot;N.A.&quot;);&quot;NULL&quot;;IF(ISNUMBER(FIND(&quot; %&quot;; [$pays.J124])) ;SUBSTITUTE([$pays.J124];&quot; %&quot;;&quot;&quot;) ; SUBSTITUTE([$pays.J124];&quot;'&quot;;&quot; &quot;)))" office:value-type="string" office:string-value="53" calcext:value-type="string">
            <text:p>53</text:p>
          </table:table-cell>
          <table:table-cell table:formula="of:=IF(ISBLANK([$pays.K124])OR([$pays.K124]=&quot;N.A.&quot;);&quot;NULL&quot;;IF(ISNUMBER(FIND(&quot; %&quot;; [$pays.K124])) ;SUBSTITUTE([$pays.K124];&quot; %&quot;;&quot;&quot;) ; SUBSTITUTE([$pays.K124];&quot;'&quot;;&quot; &quot;)))" office:value-type="string" office:string-value="0.06" calcext:value-type="string">
            <text:p>0.06</text:p>
          </table:table-cell>
          <table:table-cell table:formula="of:=IF(ISBLANK([$pays.L124])OR([$pays.L124]=&quot;N.A.&quot;);&quot;NULL&quot;;IF(ISNUMBER(FIND(&quot; %&quot;; [$pays.L124])) ;SUBSTITUTE([$pays.L124];&quot; %&quot;;&quot;&quot;) ; SUBSTITUTE([$pays.L1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5])OR([$pays.A125]=&quot;N.A.&quot;);&quot;NULL&quot;;IF(ISNUMBER(FIND(&quot; %&quot;; [$pays.A125])) ;SUBSTITUTE([$pays.A125];&quot; %&quot;;&quot;&quot;) ; SUBSTITUTE([$pays.A125];&quot;'&quot;;&quot; &quot;)))" office:value-type="string" office:string-value="Ireland" calcext:value-type="string">
            <text:p>Ireland</text:p>
          </table:table-cell>
          <table:table-cell table:formula="of:=IF(ISBLANK([$pays.B125])OR([$pays.B125]=&quot;N.A.&quot;);&quot;NULL&quot;;IF(ISNUMBER(FIND(&quot; %&quot;; [$pays.B125])) ;SUBSTITUTE([$pays.B125];&quot; %&quot;;&quot;&quot;) ; SUBSTITUTE([$pays.B125];&quot;'&quot;;&quot; &quot;)))" office:value-type="string" office:string-value="4926480" calcext:value-type="string">
            <text:p>4926480</text:p>
          </table:table-cell>
          <table:table-cell table:formula="of:=IF(ISBLANK([$pays.C125])OR([$pays.C125]=&quot;N.A.&quot;);&quot;NULL&quot;;IF(ISNUMBER(FIND(&quot; %&quot;; [$pays.C125])) ;SUBSTITUTE([$pays.C125];&quot; %&quot;;&quot;&quot;) ; SUBSTITUTE([$pays.C125];&quot;'&quot;;&quot; &quot;)))" office:value-type="string" office:string-value="1.13" calcext:value-type="string">
            <text:p>1.13</text:p>
          </table:table-cell>
          <table:table-cell table:formula="of:=IF(ISBLANK([$pays.D125])OR([$pays.D125]=&quot;N.A.&quot;);&quot;NULL&quot;;IF(ISNUMBER(FIND(&quot; %&quot;; [$pays.D125])) ;SUBSTITUTE([$pays.D125];&quot; %&quot;;&quot;&quot;) ; SUBSTITUTE([$pays.D125];&quot;'&quot;;&quot; &quot;)))" office:value-type="string" office:string-value="55291" calcext:value-type="string">
            <text:p>55291</text:p>
          </table:table-cell>
          <table:table-cell table:formula="of:=IF(ISBLANK([$pays.E125])OR([$pays.E125]=&quot;N.A.&quot;);&quot;NULL&quot;;IF(ISNUMBER(FIND(&quot; %&quot;; [$pays.E125])) ;SUBSTITUTE([$pays.E125];&quot; %&quot;;&quot;&quot;) ; SUBSTITUTE([$pays.E125];&quot;'&quot;;&quot; &quot;)))" office:value-type="string" office:string-value="72" calcext:value-type="string">
            <text:p>72</text:p>
          </table:table-cell>
          <table:table-cell table:formula="of:=IF(ISBLANK([$pays.F125])OR([$pays.F125]=&quot;N.A.&quot;);&quot;NULL&quot;;IF(ISNUMBER(FIND(&quot; %&quot;; [$pays.F125])) ;SUBSTITUTE([$pays.F125];&quot; %&quot;;&quot;&quot;) ; SUBSTITUTE([$pays.F125];&quot;'&quot;;&quot; &quot;)))" office:value-type="string" office:string-value="68890" calcext:value-type="string">
            <text:p>68890</text:p>
          </table:table-cell>
          <table:table-cell table:formula="of:=IF(ISBLANK([$pays.G125])OR([$pays.G125]=&quot;N.A.&quot;);&quot;NULL&quot;;IF(ISNUMBER(FIND(&quot; %&quot;; [$pays.G125])) ;SUBSTITUTE([$pays.G125];&quot; %&quot;;&quot;&quot;) ; SUBSTITUTE([$pays.G125];&quot;'&quot;;&quot; &quot;)))" office:value-type="string" office:string-value="23604.0" calcext:value-type="string">
            <text:p>23604.0</text:p>
          </table:table-cell>
          <table:table-cell table:formula="of:=IF(ISBLANK([$pays.H125])OR([$pays.H125]=&quot;N.A.&quot;);&quot;NULL&quot;;IF(ISNUMBER(FIND(&quot; %&quot;; [$pays.H125])) ;SUBSTITUTE([$pays.H125];&quot; %&quot;;&quot;&quot;) ; SUBSTITUTE([$pays.H125];&quot;'&quot;;&quot; &quot;)))" office:value-type="string" office:string-value="1.8" calcext:value-type="string">
            <text:p>1.8</text:p>
          </table:table-cell>
          <table:table-cell table:formula="of:=IF(ISBLANK([$pays.I125])OR([$pays.I125]=&quot;N.A.&quot;);&quot;NULL&quot;;IF(ISNUMBER(FIND(&quot; %&quot;; [$pays.I125])) ;SUBSTITUTE([$pays.I125];&quot; %&quot;;&quot;&quot;) ; SUBSTITUTE([$pays.I125];&quot;'&quot;;&quot; &quot;)))" office:value-type="string" office:string-value="38" calcext:value-type="string">
            <text:p>38</text:p>
          </table:table-cell>
          <table:table-cell table:formula="of:=IF(ISBLANK([$pays.J125])OR([$pays.J125]=&quot;N.A.&quot;);&quot;NULL&quot;;IF(ISNUMBER(FIND(&quot; %&quot;; [$pays.J125])) ;SUBSTITUTE([$pays.J125];&quot; %&quot;;&quot;&quot;) ; SUBSTITUTE([$pays.J125];&quot;'&quot;;&quot; &quot;)))" office:value-type="string" office:string-value="63" calcext:value-type="string">
            <text:p>63</text:p>
          </table:table-cell>
          <table:table-cell table:formula="of:=IF(ISBLANK([$pays.K125])OR([$pays.K125]=&quot;N.A.&quot;);&quot;NULL&quot;;IF(ISNUMBER(FIND(&quot; %&quot;; [$pays.K125])) ;SUBSTITUTE([$pays.K125];&quot; %&quot;;&quot;&quot;) ; SUBSTITUTE([$pays.K125];&quot;'&quot;;&quot; &quot;)))" office:value-type="string" office:string-value="0.06" calcext:value-type="string">
            <text:p>0.06</text:p>
          </table:table-cell>
          <table:table-cell table:formula="of:=IF(ISBLANK([$pays.L125])OR([$pays.L125]=&quot;N.A.&quot;);&quot;NULL&quot;;IF(ISNUMBER(FIND(&quot; %&quot;; [$pays.L125])) ;SUBSTITUTE([$pays.L125];&quot; %&quot;;&quot;&quot;) ; SUBSTITUTE([$pays.L125];&quot;'&quot;;&quot; &quot;)))" office:value-type="string" office:string-value="NULL" calcext:value-type="string">
            <text:p>NULL</text:p>
          </table:table-cell>
        </table:table-row>
        <table:table-row table:style-name="ro3">
          <table:table-cell table:formula="of:=IF(ISBLANK([$pays.A126])OR([$pays.A126]=&quot;N.A.&quot;);&quot;NULL&quot;;IF(ISNUMBER(FIND(&quot; %&quot;; [$pays.A126])) ;SUBSTITUTE([$pays.A126];&quot; %&quot;;&quot;&quot;) ; SUBSTITUTE([$pays.A126];&quot;'&quot;;&quot; &quot;)))" office:value-type="string" office:string-value="Central African Republic" calcext:value-type="string">
            <text:p>Central African Republic</text:p>
          </table:table-cell>
          <table:table-cell table:formula="of:=IF(ISBLANK([$pays.B126])OR([$pays.B126]=&quot;N.A.&quot;);&quot;NULL&quot;;IF(ISNUMBER(FIND(&quot; %&quot;; [$pays.B126])) ;SUBSTITUTE([$pays.B126];&quot; %&quot;;&quot;&quot;) ; SUBSTITUTE([$pays.B126];&quot;'&quot;;&quot; &quot;)))" office:value-type="string" office:string-value="4812256" calcext:value-type="string">
            <text:p>4812256</text:p>
          </table:table-cell>
          <table:table-cell table:formula="of:=IF(ISBLANK([$pays.C126])OR([$pays.C126]=&quot;N.A.&quot;);&quot;NULL&quot;;IF(ISNUMBER(FIND(&quot; %&quot;; [$pays.C126])) ;SUBSTITUTE([$pays.C126];&quot; %&quot;;&quot;&quot;) ; SUBSTITUTE([$pays.C126];&quot;'&quot;;&quot; &quot;)))" office:value-type="string" office:string-value="1.78" calcext:value-type="string">
            <text:p>1.78</text:p>
          </table:table-cell>
          <table:table-cell table:formula="of:=IF(ISBLANK([$pays.D126])OR([$pays.D126]=&quot;N.A.&quot;);&quot;NULL&quot;;IF(ISNUMBER(FIND(&quot; %&quot;; [$pays.D126])) ;SUBSTITUTE([$pays.D126];&quot; %&quot;;&quot;&quot;) ; SUBSTITUTE([$pays.D126];&quot;'&quot;;&quot; &quot;)))" office:value-type="string" office:string-value="84582" calcext:value-type="string">
            <text:p>84582</text:p>
          </table:table-cell>
          <table:table-cell table:formula="of:=IF(ISBLANK([$pays.E126])OR([$pays.E126]=&quot;N.A.&quot;);&quot;NULL&quot;;IF(ISNUMBER(FIND(&quot; %&quot;; [$pays.E126])) ;SUBSTITUTE([$pays.E126];&quot; %&quot;;&quot;&quot;) ; SUBSTITUTE([$pays.E126];&quot;'&quot;;&quot; &quot;)))" office:value-type="string" office:string-value="8" calcext:value-type="string">
            <text:p>8</text:p>
          </table:table-cell>
          <table:table-cell table:formula="of:=IF(ISBLANK([$pays.F126])OR([$pays.F126]=&quot;N.A.&quot;);&quot;NULL&quot;;IF(ISNUMBER(FIND(&quot; %&quot;; [$pays.F126])) ;SUBSTITUTE([$pays.F126];&quot; %&quot;;&quot;&quot;) ; SUBSTITUTE([$pays.F126];&quot;'&quot;;&quot; &quot;)))" office:value-type="string" office:string-value="622980" calcext:value-type="string">
            <text:p>622980</text:p>
          </table:table-cell>
          <table:table-cell table:formula="of:=IF(ISBLANK([$pays.G126])OR([$pays.G126]=&quot;N.A.&quot;);&quot;NULL&quot;;IF(ISNUMBER(FIND(&quot; %&quot;; [$pays.G126])) ;SUBSTITUTE([$pays.G126];&quot; %&quot;;&quot;&quot;) ; SUBSTITUTE([$pays.G126];&quot;'&quot;;&quot; &quot;)))" office:value-type="string" office:string-value="-40000.0" calcext:value-type="string">
            <text:p>-40000.0</text:p>
          </table:table-cell>
          <table:table-cell table:formula="of:=IF(ISBLANK([$pays.H126])OR([$pays.H126]=&quot;N.A.&quot;);&quot;NULL&quot;;IF(ISNUMBER(FIND(&quot; %&quot;; [$pays.H126])) ;SUBSTITUTE([$pays.H126];&quot; %&quot;;&quot;&quot;) ; SUBSTITUTE([$pays.H126];&quot;'&quot;;&quot; &quot;)))" office:value-type="string" office:string-value="4.8" calcext:value-type="string">
            <text:p>4.8</text:p>
          </table:table-cell>
          <table:table-cell table:formula="of:=IF(ISBLANK([$pays.I126])OR([$pays.I126]=&quot;N.A.&quot;);&quot;NULL&quot;;IF(ISNUMBER(FIND(&quot; %&quot;; [$pays.I126])) ;SUBSTITUTE([$pays.I126];&quot; %&quot;;&quot;&quot;) ; SUBSTITUTE([$pays.I126];&quot;'&quot;;&quot; &quot;)))" office:value-type="string" office:string-value="18" calcext:value-type="string">
            <text:p>18</text:p>
          </table:table-cell>
          <table:table-cell table:formula="of:=IF(ISBLANK([$pays.J126])OR([$pays.J126]=&quot;N.A.&quot;);&quot;NULL&quot;;IF(ISNUMBER(FIND(&quot; %&quot;; [$pays.J126])) ;SUBSTITUTE([$pays.J126];&quot; %&quot;;&quot;&quot;) ; SUBSTITUTE([$pays.J126];&quot;'&quot;;&quot; &quot;)))" office:value-type="string" office:string-value="43" calcext:value-type="string">
            <text:p>43</text:p>
          </table:table-cell>
          <table:table-cell table:formula="of:=IF(ISBLANK([$pays.K126])OR([$pays.K126]=&quot;N.A.&quot;);&quot;NULL&quot;;IF(ISNUMBER(FIND(&quot; %&quot;; [$pays.K126])) ;SUBSTITUTE([$pays.K126];&quot; %&quot;;&quot;&quot;) ; SUBSTITUTE([$pays.K126];&quot;'&quot;;&quot; &quot;)))" office:value-type="string" office:string-value="0.06" calcext:value-type="string">
            <text:p>0.06</text:p>
          </table:table-cell>
          <table:table-cell table:formula="of:=IF(ISBLANK([$pays.L126])OR([$pays.L126]=&quot;N.A.&quot;);&quot;NULL&quot;;IF(ISNUMBER(FIND(&quot; %&quot;; [$pays.L126])) ;SUBSTITUTE([$pays.L126];&quot; %&quot;;&quot;&quot;) ; SUBSTITUTE([$pays.L12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7])OR([$pays.A127]=&quot;N.A.&quot;);&quot;NULL&quot;;IF(ISNUMBER(FIND(&quot; %&quot;; [$pays.A127])) ;SUBSTITUTE([$pays.A127];&quot; %&quot;;&quot;&quot;) ; SUBSTITUTE([$pays.A127];&quot;'&quot;;&quot; &quot;)))" office:value-type="string" office:string-value="New Zealand" calcext:value-type="string">
            <text:p>New Zealand</text:p>
          </table:table-cell>
          <table:table-cell table:formula="of:=IF(ISBLANK([$pays.B127])OR([$pays.B127]=&quot;N.A.&quot;);&quot;NULL&quot;;IF(ISNUMBER(FIND(&quot; %&quot;; [$pays.B127])) ;SUBSTITUTE([$pays.B127];&quot; %&quot;;&quot;&quot;) ; SUBSTITUTE([$pays.B127];&quot;'&quot;;&quot; &quot;)))" office:value-type="string" office:string-value="4814272" calcext:value-type="string">
            <text:p>4814272</text:p>
          </table:table-cell>
          <table:table-cell table:formula="of:=IF(ISBLANK([$pays.C127])OR([$pays.C127]=&quot;N.A.&quot;);&quot;NULL&quot;;IF(ISNUMBER(FIND(&quot; %&quot;; [$pays.C127])) ;SUBSTITUTE([$pays.C127];&quot; %&quot;;&quot;&quot;) ; SUBSTITUTE([$pays.C127];&quot;'&quot;;&quot; &quot;)))" office:value-type="string" office:string-value="0.82" calcext:value-type="string">
            <text:p>0.82</text:p>
          </table:table-cell>
          <table:table-cell table:formula="of:=IF(ISBLANK([$pays.D127])OR([$pays.D127]=&quot;N.A.&quot;);&quot;NULL&quot;;IF(ISNUMBER(FIND(&quot; %&quot;; [$pays.D127])) ;SUBSTITUTE([$pays.D127];&quot; %&quot;;&quot;&quot;) ; SUBSTITUTE([$pays.D127];&quot;'&quot;;&quot; &quot;)))" office:value-type="string" office:string-value="39170" calcext:value-type="string">
            <text:p>39170</text:p>
          </table:table-cell>
          <table:table-cell table:formula="of:=IF(ISBLANK([$pays.E127])OR([$pays.E127]=&quot;N.A.&quot;);&quot;NULL&quot;;IF(ISNUMBER(FIND(&quot; %&quot;; [$pays.E127])) ;SUBSTITUTE([$pays.E127];&quot; %&quot;;&quot;&quot;) ; SUBSTITUTE([$pays.E127];&quot;'&quot;;&quot; &quot;)))" office:value-type="string" office:string-value="18" calcext:value-type="string">
            <text:p>18</text:p>
          </table:table-cell>
          <table:table-cell table:formula="of:=IF(ISBLANK([$pays.F127])OR([$pays.F127]=&quot;N.A.&quot;);&quot;NULL&quot;;IF(ISNUMBER(FIND(&quot; %&quot;; [$pays.F127])) ;SUBSTITUTE([$pays.F127];&quot; %&quot;;&quot;&quot;) ; SUBSTITUTE([$pays.F127];&quot;'&quot;;&quot; &quot;)))" office:value-type="string" office:string-value="263310" calcext:value-type="string">
            <text:p>263310</text:p>
          </table:table-cell>
          <table:table-cell table:formula="of:=IF(ISBLANK([$pays.G127])OR([$pays.G127]=&quot;N.A.&quot;);&quot;NULL&quot;;IF(ISNUMBER(FIND(&quot; %&quot;; [$pays.G127])) ;SUBSTITUTE([$pays.G127];&quot; %&quot;;&quot;&quot;) ; SUBSTITUTE([$pays.G127];&quot;'&quot;;&quot; &quot;)))" office:value-type="string" office:string-value="14881.0" calcext:value-type="string">
            <text:p>14881.0</text:p>
          </table:table-cell>
          <table:table-cell table:formula="of:=IF(ISBLANK([$pays.H127])OR([$pays.H127]=&quot;N.A.&quot;);&quot;NULL&quot;;IF(ISNUMBER(FIND(&quot; %&quot;; [$pays.H127])) ;SUBSTITUTE([$pays.H127];&quot; %&quot;;&quot;&quot;) ; SUBSTITUTE([$pays.H127];&quot;'&quot;;&quot; &quot;)))" office:value-type="string" office:string-value="1.9" calcext:value-type="string">
            <text:p>1.9</text:p>
          </table:table-cell>
          <table:table-cell table:formula="of:=IF(ISBLANK([$pays.I127])OR([$pays.I127]=&quot;N.A.&quot;);&quot;NULL&quot;;IF(ISNUMBER(FIND(&quot; %&quot;; [$pays.I127])) ;SUBSTITUTE([$pays.I127];&quot; %&quot;;&quot;&quot;) ; SUBSTITUTE([$pays.I127];&quot;'&quot;;&quot; &quot;)))" office:value-type="string" office:string-value="38" calcext:value-type="string">
            <text:p>38</text:p>
          </table:table-cell>
          <table:table-cell table:formula="of:=IF(ISBLANK([$pays.J127])OR([$pays.J127]=&quot;N.A.&quot;);&quot;NULL&quot;;IF(ISNUMBER(FIND(&quot; %&quot;; [$pays.J127])) ;SUBSTITUTE([$pays.J127];&quot; %&quot;;&quot;&quot;) ; SUBSTITUTE([$pays.J127];&quot;'&quot;;&quot; &quot;)))" office:value-type="string" office:string-value="87" calcext:value-type="string">
            <text:p>87</text:p>
          </table:table-cell>
          <table:table-cell table:formula="of:=IF(ISBLANK([$pays.K127])OR([$pays.K127]=&quot;N.A.&quot;);&quot;NULL&quot;;IF(ISNUMBER(FIND(&quot; %&quot;; [$pays.K127])) ;SUBSTITUTE([$pays.K127];&quot; %&quot;;&quot;&quot;) ; SUBSTITUTE([$pays.K127];&quot;'&quot;;&quot; &quot;)))" office:value-type="string" office:string-value="0.06" calcext:value-type="string">
            <text:p>0.06</text:p>
          </table:table-cell>
          <table:table-cell table:formula="of:=IF(ISBLANK([$pays.L127])OR([$pays.L127]=&quot;N.A.&quot;);&quot;NULL&quot;;IF(ISNUMBER(FIND(&quot; %&quot;; [$pays.L127])) ;SUBSTITUTE([$pays.L127];&quot; %&quot;;&quot;&quot;) ; SUBSTITUTE([$pays.L1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8])OR([$pays.A128]=&quot;N.A.&quot;);&quot;NULL&quot;;IF(ISNUMBER(FIND(&quot; %&quot;; [$pays.A128])) ;SUBSTITUTE([$pays.A128];&quot; %&quot;;&quot;&quot;) ; SUBSTITUTE([$pays.A128];&quot;'&quot;;&quot; &quot;)))" office:value-type="string" office:string-value="Mauritania" calcext:value-type="string">
            <text:p>Mauritania</text:p>
          </table:table-cell>
          <table:table-cell table:formula="of:=IF(ISBLANK([$pays.B128])OR([$pays.B128]=&quot;N.A.&quot;);&quot;NULL&quot;;IF(ISNUMBER(FIND(&quot; %&quot;; [$pays.B128])) ;SUBSTITUTE([$pays.B128];&quot; %&quot;;&quot;&quot;) ; SUBSTITUTE([$pays.B128];&quot;'&quot;;&quot; &quot;)))" office:value-type="string" office:string-value="4623535" calcext:value-type="string">
            <text:p>4623535</text:p>
          </table:table-cell>
          <table:table-cell table:formula="of:=IF(ISBLANK([$pays.C128])OR([$pays.C128]=&quot;N.A.&quot;);&quot;NULL&quot;;IF(ISNUMBER(FIND(&quot; %&quot;; [$pays.C128])) ;SUBSTITUTE([$pays.C128];&quot; %&quot;;&quot;&quot;) ; SUBSTITUTE([$pays.C128];&quot;'&quot;;&quot; &quot;)))" office:value-type="string" office:string-value="2.74" calcext:value-type="string">
            <text:p>2.74</text:p>
          </table:table-cell>
          <table:table-cell table:formula="of:=IF(ISBLANK([$pays.D128])OR([$pays.D128]=&quot;N.A.&quot;);&quot;NULL&quot;;IF(ISNUMBER(FIND(&quot; %&quot;; [$pays.D128])) ;SUBSTITUTE([$pays.D128];&quot; %&quot;;&quot;&quot;) ; SUBSTITUTE([$pays.D128];&quot;'&quot;;&quot; &quot;)))" office:value-type="string" office:string-value="123962" calcext:value-type="string">
            <text:p>123962</text:p>
          </table:table-cell>
          <table:table-cell table:formula="of:=IF(ISBLANK([$pays.E128])OR([$pays.E128]=&quot;N.A.&quot;);&quot;NULL&quot;;IF(ISNUMBER(FIND(&quot; %&quot;; [$pays.E128])) ;SUBSTITUTE([$pays.E128];&quot; %&quot;;&quot;&quot;) ; SUBSTITUTE([$pays.E128];&quot;'&quot;;&quot; &quot;)))" office:value-type="string" office:string-value="5" calcext:value-type="string">
            <text:p>5</text:p>
          </table:table-cell>
          <table:table-cell table:formula="of:=IF(ISBLANK([$pays.F128])OR([$pays.F128]=&quot;N.A.&quot;);&quot;NULL&quot;;IF(ISNUMBER(FIND(&quot; %&quot;; [$pays.F128])) ;SUBSTITUTE([$pays.F128];&quot; %&quot;;&quot;&quot;) ; SUBSTITUTE([$pays.F128];&quot;'&quot;;&quot; &quot;)))" office:value-type="string" office:string-value="1030700" calcext:value-type="string">
            <text:p>1030700</text:p>
          </table:table-cell>
          <table:table-cell table:formula="of:=IF(ISBLANK([$pays.G128])OR([$pays.G128]=&quot;N.A.&quot;);&quot;NULL&quot;;IF(ISNUMBER(FIND(&quot; %&quot;; [$pays.G128])) ;SUBSTITUTE([$pays.G128];&quot; %&quot;;&quot;&quot;) ; SUBSTITUTE([$pays.G128];&quot;'&quot;;&quot; &quot;)))" office:value-type="string" office:string-value="5000.0" calcext:value-type="string">
            <text:p>5000.0</text:p>
          </table:table-cell>
          <table:table-cell table:formula="of:=IF(ISBLANK([$pays.H128])OR([$pays.H128]=&quot;N.A.&quot;);&quot;NULL&quot;;IF(ISNUMBER(FIND(&quot; %&quot;; [$pays.H128])) ;SUBSTITUTE([$pays.H128];&quot; %&quot;;&quot;&quot;) ; SUBSTITUTE([$pays.H128];&quot;'&quot;;&quot; &quot;)))" office:value-type="string" office:string-value="4.6" calcext:value-type="string">
            <text:p>4.6</text:p>
          </table:table-cell>
          <table:table-cell table:formula="of:=IF(ISBLANK([$pays.I128])OR([$pays.I128]=&quot;N.A.&quot;);&quot;NULL&quot;;IF(ISNUMBER(FIND(&quot; %&quot;; [$pays.I128])) ;SUBSTITUTE([$pays.I128];&quot; %&quot;;&quot;&quot;) ; SUBSTITUTE([$pays.I128];&quot;'&quot;;&quot; &quot;)))" office:value-type="string" office:string-value="20" calcext:value-type="string">
            <text:p>20</text:p>
          </table:table-cell>
          <table:table-cell table:formula="of:=IF(ISBLANK([$pays.J128])OR([$pays.J128]=&quot;N.A.&quot;);&quot;NULL&quot;;IF(ISNUMBER(FIND(&quot; %&quot;; [$pays.J128])) ;SUBSTITUTE([$pays.J128];&quot; %&quot;;&quot;&quot;) ; SUBSTITUTE([$pays.J128];&quot;'&quot;;&quot; &quot;)))" office:value-type="string" office:string-value="57" calcext:value-type="string">
            <text:p>57</text:p>
          </table:table-cell>
          <table:table-cell table:formula="of:=IF(ISBLANK([$pays.K128])OR([$pays.K128]=&quot;N.A.&quot;);&quot;NULL&quot;;IF(ISNUMBER(FIND(&quot; %&quot;; [$pays.K128])) ;SUBSTITUTE([$pays.K128];&quot; %&quot;;&quot;&quot;) ; SUBSTITUTE([$pays.K128];&quot;'&quot;;&quot; &quot;)))" office:value-type="string" office:string-value="0.06" calcext:value-type="string">
            <text:p>0.06</text:p>
          </table:table-cell>
          <table:table-cell table:formula="of:=IF(ISBLANK([$pays.L128])OR([$pays.L128]=&quot;N.A.&quot;);&quot;NULL&quot;;IF(ISNUMBER(FIND(&quot; %&quot;; [$pays.L128])) ;SUBSTITUTE([$pays.L128];&quot; %&quot;;&quot;&quot;) ; SUBSTITUTE([$pays.L12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9])OR([$pays.A129]=&quot;N.A.&quot;);&quot;NULL&quot;;IF(ISNUMBER(FIND(&quot; %&quot;; [$pays.A129])) ;SUBSTITUTE([$pays.A129];&quot; %&quot;;&quot;&quot;) ; SUBSTITUTE([$pays.A129];&quot;'&quot;;&quot; &quot;)))" office:value-type="string" office:string-value="Panama" calcext:value-type="string">
            <text:p>Panama</text:p>
          </table:table-cell>
          <table:table-cell table:formula="of:=IF(ISBLANK([$pays.B129])OR([$pays.B129]=&quot;N.A.&quot;);&quot;NULL&quot;;IF(ISNUMBER(FIND(&quot; %&quot;; [$pays.B129])) ;SUBSTITUTE([$pays.B129];&quot; %&quot;;&quot;&quot;) ; SUBSTITUTE([$pays.B129];&quot;'&quot;;&quot; &quot;)))" office:value-type="string" office:string-value="4300667" calcext:value-type="string">
            <text:p>4300667</text:p>
          </table:table-cell>
          <table:table-cell table:formula="of:=IF(ISBLANK([$pays.C129])OR([$pays.C129]=&quot;N.A.&quot;);&quot;NULL&quot;;IF(ISNUMBER(FIND(&quot; %&quot;; [$pays.C129])) ;SUBSTITUTE([$pays.C129];&quot; %&quot;;&quot;&quot;) ; SUBSTITUTE([$pays.C129];&quot;'&quot;;&quot; &quot;)))" office:value-type="string" office:string-value="1.61" calcext:value-type="string">
            <text:p>1.61</text:p>
          </table:table-cell>
          <table:table-cell table:formula="of:=IF(ISBLANK([$pays.D129])OR([$pays.D129]=&quot;N.A.&quot;);&quot;NULL&quot;;IF(ISNUMBER(FIND(&quot; %&quot;; [$pays.D129])) ;SUBSTITUTE([$pays.D129];&quot; %&quot;;&quot;&quot;) ; SUBSTITUTE([$pays.D129];&quot;'&quot;;&quot; &quot;)))" office:value-type="string" office:string-value="68328" calcext:value-type="string">
            <text:p>68328</text:p>
          </table:table-cell>
          <table:table-cell table:formula="of:=IF(ISBLANK([$pays.E129])OR([$pays.E129]=&quot;N.A.&quot;);&quot;NULL&quot;;IF(ISNUMBER(FIND(&quot; %&quot;; [$pays.E129])) ;SUBSTITUTE([$pays.E129];&quot; %&quot;;&quot;&quot;) ; SUBSTITUTE([$pays.E129];&quot;'&quot;;&quot; &quot;)))" office:value-type="string" office:string-value="58" calcext:value-type="string">
            <text:p>58</text:p>
          </table:table-cell>
          <table:table-cell table:formula="of:=IF(ISBLANK([$pays.F129])OR([$pays.F129]=&quot;N.A.&quot;);&quot;NULL&quot;;IF(ISNUMBER(FIND(&quot; %&quot;; [$pays.F129])) ;SUBSTITUTE([$pays.F129];&quot; %&quot;;&quot;&quot;) ; SUBSTITUTE([$pays.F129];&quot;'&quot;;&quot; &quot;)))" office:value-type="string" office:string-value="74340" calcext:value-type="string">
            <text:p>74340</text:p>
          </table:table-cell>
          <table:table-cell table:formula="of:=IF(ISBLANK([$pays.G129])OR([$pays.G129]=&quot;N.A.&quot;);&quot;NULL&quot;;IF(ISNUMBER(FIND(&quot; %&quot;; [$pays.G129])) ;SUBSTITUTE([$pays.G129];&quot; %&quot;;&quot;&quot;) ; SUBSTITUTE([$pays.G129];&quot;'&quot;;&quot; &quot;)))" office:value-type="string" office:string-value="11200.0" calcext:value-type="string">
            <text:p>11200.0</text:p>
          </table:table-cell>
          <table:table-cell table:formula="of:=IF(ISBLANK([$pays.H129])OR([$pays.H129]=&quot;N.A.&quot;);&quot;NULL&quot;;IF(ISNUMBER(FIND(&quot; %&quot;; [$pays.H129])) ;SUBSTITUTE([$pays.H129];&quot; %&quot;;&quot;&quot;) ; SUBSTITUTE([$pays.H129];&quot;'&quot;;&quot; &quot;)))" office:value-type="string" office:string-value="2.5" calcext:value-type="string">
            <text:p>2.5</text:p>
          </table:table-cell>
          <table:table-cell table:formula="of:=IF(ISBLANK([$pays.I129])OR([$pays.I129]=&quot;N.A.&quot;);&quot;NULL&quot;;IF(ISNUMBER(FIND(&quot; %&quot;; [$pays.I129])) ;SUBSTITUTE([$pays.I129];&quot; %&quot;;&quot;&quot;) ; SUBSTITUTE([$pays.I129];&quot;'&quot;;&quot; &quot;)))" office:value-type="string" office:string-value="30" calcext:value-type="string">
            <text:p>30</text:p>
          </table:table-cell>
          <table:table-cell table:formula="of:=IF(ISBLANK([$pays.J129])OR([$pays.J129]=&quot;N.A.&quot;);&quot;NULL&quot;;IF(ISNUMBER(FIND(&quot; %&quot;; [$pays.J129])) ;SUBSTITUTE([$pays.J129];&quot; %&quot;;&quot;&quot;) ; SUBSTITUTE([$pays.J129];&quot;'&quot;;&quot; &quot;)))" office:value-type="string" office:string-value="68" calcext:value-type="string">
            <text:p>68</text:p>
          </table:table-cell>
          <table:table-cell table:formula="of:=IF(ISBLANK([$pays.K129])OR([$pays.K129]=&quot;N.A.&quot;);&quot;NULL&quot;;IF(ISNUMBER(FIND(&quot; %&quot;; [$pays.K129])) ;SUBSTITUTE([$pays.K129];&quot; %&quot;;&quot;&quot;) ; SUBSTITUTE([$pays.K129];&quot;'&quot;;&quot; &quot;)))" office:value-type="string" office:string-value="0.06" calcext:value-type="string">
            <text:p>0.06</text:p>
          </table:table-cell>
          <table:table-cell table:formula="of:=IF(ISBLANK([$pays.L129])OR([$pays.L129]=&quot;N.A.&quot;);&quot;NULL&quot;;IF(ISNUMBER(FIND(&quot; %&quot;; [$pays.L129])) ;SUBSTITUTE([$pays.L129];&quot; %&quot;;&quot;&quot;) ; SUBSTITUTE([$pays.L1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0])OR([$pays.A130]=&quot;N.A.&quot;);&quot;NULL&quot;;IF(ISNUMBER(FIND(&quot; %&quot;; [$pays.A130])) ;SUBSTITUTE([$pays.A130];&quot; %&quot;;&quot;&quot;) ; SUBSTITUTE([$pays.A130];&quot;'&quot;;&quot; &quot;)))" office:value-type="string" office:string-value="Kuwait" calcext:value-type="string">
            <text:p>Kuwait</text:p>
          </table:table-cell>
          <table:table-cell table:formula="of:=IF(ISBLANK([$pays.B130])OR([$pays.B130]=&quot;N.A.&quot;);&quot;NULL&quot;;IF(ISNUMBER(FIND(&quot; %&quot;; [$pays.B130])) ;SUBSTITUTE([$pays.B130];&quot; %&quot;;&quot;&quot;) ; SUBSTITUTE([$pays.B130];&quot;'&quot;;&quot; &quot;)))" office:value-type="string" office:string-value="4257495" calcext:value-type="string">
            <text:p>4257495</text:p>
          </table:table-cell>
          <table:table-cell table:formula="of:=IF(ISBLANK([$pays.C130])OR([$pays.C130]=&quot;N.A.&quot;);&quot;NULL&quot;;IF(ISNUMBER(FIND(&quot; %&quot;; [$pays.C130])) ;SUBSTITUTE([$pays.C130];&quot; %&quot;;&quot;&quot;) ; SUBSTITUTE([$pays.C130];&quot;'&quot;;&quot; &quot;)))" office:value-type="string" office:string-value="1.51" calcext:value-type="string">
            <text:p>1.51</text:p>
          </table:table-cell>
          <table:table-cell table:formula="of:=IF(ISBLANK([$pays.D130])OR([$pays.D130]=&quot;N.A.&quot;);&quot;NULL&quot;;IF(ISNUMBER(FIND(&quot; %&quot;; [$pays.D130])) ;SUBSTITUTE([$pays.D130];&quot; %&quot;;&quot;&quot;) ; SUBSTITUTE([$pays.D130];&quot;'&quot;;&quot; &quot;)))" office:value-type="string" office:string-value="63488" calcext:value-type="string">
            <text:p>63488</text:p>
          </table:table-cell>
          <table:table-cell table:formula="of:=IF(ISBLANK([$pays.E130])OR([$pays.E130]=&quot;N.A.&quot;);&quot;NULL&quot;;IF(ISNUMBER(FIND(&quot; %&quot;; [$pays.E130])) ;SUBSTITUTE([$pays.E130];&quot; %&quot;;&quot;&quot;) ; SUBSTITUTE([$pays.E130];&quot;'&quot;;&quot; &quot;)))" office:value-type="string" office:string-value="240" calcext:value-type="string">
            <text:p>240</text:p>
          </table:table-cell>
          <table:table-cell table:formula="of:=IF(ISBLANK([$pays.F130])OR([$pays.F130]=&quot;N.A.&quot;);&quot;NULL&quot;;IF(ISNUMBER(FIND(&quot; %&quot;; [$pays.F130])) ;SUBSTITUTE([$pays.F130];&quot; %&quot;;&quot;&quot;) ; SUBSTITUTE([$pays.F130];&quot;'&quot;;&quot; &quot;)))" office:value-type="string" office:string-value="17820" calcext:value-type="string">
            <text:p>17820</text:p>
          </table:table-cell>
          <table:table-cell table:formula="of:=IF(ISBLANK([$pays.G130])OR([$pays.G130]=&quot;N.A.&quot;);&quot;NULL&quot;;IF(ISNUMBER(FIND(&quot; %&quot;; [$pays.G130])) ;SUBSTITUTE([$pays.G130];&quot; %&quot;;&quot;&quot;) ; SUBSTITUTE([$pays.G130];&quot;'&quot;;&quot; &quot;)))" office:value-type="string" office:string-value="39520.0" calcext:value-type="string">
            <text:p>39520.0</text:p>
          </table:table-cell>
          <table:table-cell table:formula="of:=IF(ISBLANK([$pays.H130])OR([$pays.H130]=&quot;N.A.&quot;);&quot;NULL&quot;;IF(ISNUMBER(FIND(&quot; %&quot;; [$pays.H130])) ;SUBSTITUTE([$pays.H130];&quot; %&quot;;&quot;&quot;) ; SUBSTITUTE([$pays.H130];&quot;'&quot;;&quot; &quot;)))" office:value-type="string" office:string-value="2.1" calcext:value-type="string">
            <text:p>2.1</text:p>
          </table:table-cell>
          <table:table-cell table:formula="of:=IF(ISBLANK([$pays.I130])OR([$pays.I130]=&quot;N.A.&quot;);&quot;NULL&quot;;IF(ISNUMBER(FIND(&quot; %&quot;; [$pays.I130])) ;SUBSTITUTE([$pays.I130];&quot; %&quot;;&quot;&quot;) ; SUBSTITUTE([$pays.I130];&quot;'&quot;;&quot; &quot;)))" office:value-type="string" office:string-value="37" calcext:value-type="string">
            <text:p>37</text:p>
          </table:table-cell>
          <table:table-cell table:formula="of:=IF(ISBLANK([$pays.J130])OR([$pays.J130]=&quot;N.A.&quot;);&quot;NULL&quot;;IF(ISNUMBER(FIND(&quot; %&quot;; [$pays.J130])) ;SUBSTITUTE([$pays.J130];&quot; %&quot;;&quot;&quot;) ; SUBSTITUTE([$pays.J130];&quot;'&quot;;&quot; &quot;)))" office:value-type="string" office:string-value="NULL" calcext:value-type="string">
            <text:p>NULL</text:p>
          </table:table-cell>
          <table:table-cell table:formula="of:=IF(ISBLANK([$pays.K130])OR([$pays.K130]=&quot;N.A.&quot;);&quot;NULL&quot;;IF(ISNUMBER(FIND(&quot; %&quot;; [$pays.K130])) ;SUBSTITUTE([$pays.K130];&quot; %&quot;;&quot;&quot;) ; SUBSTITUTE([$pays.K130];&quot;'&quot;;&quot; &quot;)))" office:value-type="string" office:string-value="0.05" calcext:value-type="string">
            <text:p>0.05</text:p>
          </table:table-cell>
          <table:table-cell table:formula="of:=IF(ISBLANK([$pays.L130])OR([$pays.L130]=&quot;N.A.&quot;);&quot;NULL&quot;;IF(ISNUMBER(FIND(&quot; %&quot;; [$pays.L130])) ;SUBSTITUTE([$pays.L130];&quot; %&quot;;&quot;&quot;) ; SUBSTITUTE([$pays.L13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1])OR([$pays.A131]=&quot;N.A.&quot;);&quot;NULL&quot;;IF(ISNUMBER(FIND(&quot; %&quot;; [$pays.A131])) ;SUBSTITUTE([$pays.A131];&quot; %&quot;;&quot;&quot;) ; SUBSTITUTE([$pays.A131];&quot;'&quot;;&quot; &quot;)))" office:value-type="string" office:string-value="Croatia" calcext:value-type="string">
            <text:p>Croatia</text:p>
          </table:table-cell>
          <table:table-cell table:formula="of:=IF(ISBLANK([$pays.B131])OR([$pays.B131]=&quot;N.A.&quot;);&quot;NULL&quot;;IF(ISNUMBER(FIND(&quot; %&quot;; [$pays.B131])) ;SUBSTITUTE([$pays.B131];&quot; %&quot;;&quot;&quot;) ; SUBSTITUTE([$pays.B131];&quot;'&quot;;&quot; &quot;)))" office:value-type="string" office:string-value="4110214" calcext:value-type="string">
            <text:p>4110214</text:p>
          </table:table-cell>
          <table:table-cell table:formula="of:=IF(ISBLANK([$pays.C131])OR([$pays.C131]=&quot;N.A.&quot;);&quot;NULL&quot;;IF(ISNUMBER(FIND(&quot; %&quot;; [$pays.C131])) ;SUBSTITUTE([$pays.C131];&quot; %&quot;;&quot;&quot;) ; SUBSTITUTE([$pays.C131];&quot;'&quot;;&quot; &quot;)))" office:value-type="string" office:string-value="-0.61" calcext:value-type="string">
            <text:p>-0.61</text:p>
          </table:table-cell>
          <table:table-cell table:formula="of:=IF(ISBLANK([$pays.D131])OR([$pays.D131]=&quot;N.A.&quot;);&quot;NULL&quot;;IF(ISNUMBER(FIND(&quot; %&quot;; [$pays.D131])) ;SUBSTITUTE([$pays.D131];&quot; %&quot;;&quot;&quot;) ; SUBSTITUTE([$pays.D131];&quot;'&quot;;&quot; &quot;)))" office:value-type="string" office:string-value="-25037" calcext:value-type="string">
            <text:p>-25037</text:p>
          </table:table-cell>
          <table:table-cell table:formula="of:=IF(ISBLANK([$pays.E131])OR([$pays.E131]=&quot;N.A.&quot;);&quot;NULL&quot;;IF(ISNUMBER(FIND(&quot; %&quot;; [$pays.E131])) ;SUBSTITUTE([$pays.E131];&quot; %&quot;;&quot;&quot;) ; SUBSTITUTE([$pays.E131];&quot;'&quot;;&quot; &quot;)))" office:value-type="string" office:string-value="73" calcext:value-type="string">
            <text:p>73</text:p>
          </table:table-cell>
          <table:table-cell table:formula="of:=IF(ISBLANK([$pays.F131])OR([$pays.F131]=&quot;N.A.&quot;);&quot;NULL&quot;;IF(ISNUMBER(FIND(&quot; %&quot;; [$pays.F131])) ;SUBSTITUTE([$pays.F131];&quot; %&quot;;&quot;&quot;) ; SUBSTITUTE([$pays.F131];&quot;'&quot;;&quot; &quot;)))" office:value-type="string" office:string-value="55960" calcext:value-type="string">
            <text:p>55960</text:p>
          </table:table-cell>
          <table:table-cell table:formula="of:=IF(ISBLANK([$pays.G131])OR([$pays.G131]=&quot;N.A.&quot;);&quot;NULL&quot;;IF(ISNUMBER(FIND(&quot; %&quot;; [$pays.G131])) ;SUBSTITUTE([$pays.G131];&quot; %&quot;;&quot;&quot;) ; SUBSTITUTE([$pays.G131];&quot;'&quot;;&quot; &quot;)))" office:value-type="string" office:string-value="-8001.0" calcext:value-type="string">
            <text:p>-8001.0</text:p>
          </table:table-cell>
          <table:table-cell table:formula="of:=IF(ISBLANK([$pays.H131])OR([$pays.H131]=&quot;N.A.&quot;);&quot;NULL&quot;;IF(ISNUMBER(FIND(&quot; %&quot;; [$pays.H131])) ;SUBSTITUTE([$pays.H131];&quot; %&quot;;&quot;&quot;) ; SUBSTITUTE([$pays.H131];&quot;'&quot;;&quot; &quot;)))" office:value-type="string" office:string-value="1.4" calcext:value-type="string">
            <text:p>1.4</text:p>
          </table:table-cell>
          <table:table-cell table:formula="of:=IF(ISBLANK([$pays.I131])OR([$pays.I131]=&quot;N.A.&quot;);&quot;NULL&quot;;IF(ISNUMBER(FIND(&quot; %&quot;; [$pays.I131])) ;SUBSTITUTE([$pays.I131];&quot; %&quot;;&quot;&quot;) ; SUBSTITUTE([$pays.I131];&quot;'&quot;;&quot; &quot;)))" office:value-type="string" office:string-value="44" calcext:value-type="string">
            <text:p>44</text:p>
          </table:table-cell>
          <table:table-cell table:formula="of:=IF(ISBLANK([$pays.J131])OR([$pays.J131]=&quot;N.A.&quot;);&quot;NULL&quot;;IF(ISNUMBER(FIND(&quot; %&quot;; [$pays.J131])) ;SUBSTITUTE([$pays.J131];&quot; %&quot;;&quot;&quot;) ; SUBSTITUTE([$pays.J131];&quot;'&quot;;&quot; &quot;)))" office:value-type="string" office:string-value="58" calcext:value-type="string">
            <text:p>58</text:p>
          </table:table-cell>
          <table:table-cell table:formula="of:=IF(ISBLANK([$pays.K131])OR([$pays.K131]=&quot;N.A.&quot;);&quot;NULL&quot;;IF(ISNUMBER(FIND(&quot; %&quot;; [$pays.K131])) ;SUBSTITUTE([$pays.K131];&quot; %&quot;;&quot;&quot;) ; SUBSTITUTE([$pays.K131];&quot;'&quot;;&quot; &quot;)))" office:value-type="string" office:string-value="0.05" calcext:value-type="string">
            <text:p>0.05</text:p>
          </table:table-cell>
          <table:table-cell table:formula="of:=IF(ISBLANK([$pays.L131])OR([$pays.L131]=&quot;N.A.&quot;);&quot;NULL&quot;;IF(ISNUMBER(FIND(&quot; %&quot;; [$pays.L131])) ;SUBSTITUTE([$pays.L131];&quot; %&quot;;&quot;&quot;) ; SUBSTITUTE([$pays.L1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2])OR([$pays.A132]=&quot;N.A.&quot;);&quot;NULL&quot;;IF(ISNUMBER(FIND(&quot; %&quot;; [$pays.A132])) ;SUBSTITUTE([$pays.A132];&quot; %&quot;;&quot;&quot;) ; SUBSTITUTE([$pays.A132];&quot;'&quot;;&quot; &quot;)))" office:value-type="string" office:string-value="Moldova" calcext:value-type="string">
            <text:p>Moldova</text:p>
          </table:table-cell>
          <table:table-cell table:formula="of:=IF(ISBLANK([$pays.B132])OR([$pays.B132]=&quot;N.A.&quot;);&quot;NULL&quot;;IF(ISNUMBER(FIND(&quot; %&quot;; [$pays.B132])) ;SUBSTITUTE([$pays.B132];&quot; %&quot;;&quot;&quot;) ; SUBSTITUTE([$pays.B132];&quot;'&quot;;&quot; &quot;)))" office:value-type="string" office:string-value="4035814" calcext:value-type="string">
            <text:p>4035814</text:p>
          </table:table-cell>
          <table:table-cell table:formula="of:=IF(ISBLANK([$pays.C132])OR([$pays.C132]=&quot;N.A.&quot;);&quot;NULL&quot;;IF(ISNUMBER(FIND(&quot; %&quot;; [$pays.C132])) ;SUBSTITUTE([$pays.C132];&quot; %&quot;;&quot;&quot;) ; SUBSTITUTE([$pays.C132];&quot;'&quot;;&quot; &quot;)))" office:value-type="string" office:string-value="-0.23" calcext:value-type="string">
            <text:p>-0.23</text:p>
          </table:table-cell>
          <table:table-cell table:formula="of:=IF(ISBLANK([$pays.D132])OR([$pays.D132]=&quot;N.A.&quot;);&quot;NULL&quot;;IF(ISNUMBER(FIND(&quot; %&quot;; [$pays.D132])) ;SUBSTITUTE([$pays.D132];&quot; %&quot;;&quot;&quot;) ; SUBSTITUTE([$pays.D132];&quot;'&quot;;&quot; &quot;)))" office:value-type="string" office:string-value="-9300" calcext:value-type="string">
            <text:p>-9300</text:p>
          </table:table-cell>
          <table:table-cell table:formula="of:=IF(ISBLANK([$pays.E132])OR([$pays.E132]=&quot;N.A.&quot;);&quot;NULL&quot;;IF(ISNUMBER(FIND(&quot; %&quot;; [$pays.E132])) ;SUBSTITUTE([$pays.E132];&quot; %&quot;;&quot;&quot;) ; SUBSTITUTE([$pays.E132];&quot;'&quot;;&quot; &quot;)))" office:value-type="string" office:string-value="123" calcext:value-type="string">
            <text:p>123</text:p>
          </table:table-cell>
          <table:table-cell table:formula="of:=IF(ISBLANK([$pays.F132])OR([$pays.F132]=&quot;N.A.&quot;);&quot;NULL&quot;;IF(ISNUMBER(FIND(&quot; %&quot;; [$pays.F132])) ;SUBSTITUTE([$pays.F132];&quot; %&quot;;&quot;&quot;) ; SUBSTITUTE([$pays.F132];&quot;'&quot;;&quot; &quot;)))" office:value-type="string" office:string-value="32850" calcext:value-type="string">
            <text:p>32850</text:p>
          </table:table-cell>
          <table:table-cell table:formula="of:=IF(ISBLANK([$pays.G132])OR([$pays.G132]=&quot;N.A.&quot;);&quot;NULL&quot;;IF(ISNUMBER(FIND(&quot; %&quot;; [$pays.G132])) ;SUBSTITUTE([$pays.G132];&quot; %&quot;;&quot;&quot;) ; SUBSTITUTE([$pays.G132];&quot;'&quot;;&quot; &quot;)))" office:value-type="string" office:string-value="-1387.0" calcext:value-type="string">
            <text:p>-1387.0</text:p>
          </table:table-cell>
          <table:table-cell table:formula="of:=IF(ISBLANK([$pays.H132])OR([$pays.H132]=&quot;N.A.&quot;);&quot;NULL&quot;;IF(ISNUMBER(FIND(&quot; %&quot;; [$pays.H132])) ;SUBSTITUTE([$pays.H132];&quot; %&quot;;&quot;&quot;) ; SUBSTITUTE([$pays.H132];&quot;'&quot;;&quot; &quot;)))" office:value-type="string" office:string-value="1.3" calcext:value-type="string">
            <text:p>1.3</text:p>
          </table:table-cell>
          <table:table-cell table:formula="of:=IF(ISBLANK([$pays.I132])OR([$pays.I132]=&quot;N.A.&quot;);&quot;NULL&quot;;IF(ISNUMBER(FIND(&quot; %&quot;; [$pays.I132])) ;SUBSTITUTE([$pays.I132];&quot; %&quot;;&quot;&quot;) ; SUBSTITUTE([$pays.I132];&quot;'&quot;;&quot; &quot;)))" office:value-type="string" office:string-value="38" calcext:value-type="string">
            <text:p>38</text:p>
          </table:table-cell>
          <table:table-cell table:formula="of:=IF(ISBLANK([$pays.J132])OR([$pays.J132]=&quot;N.A.&quot;);&quot;NULL&quot;;IF(ISNUMBER(FIND(&quot; %&quot;; [$pays.J132])) ;SUBSTITUTE([$pays.J132];&quot; %&quot;;&quot;&quot;) ; SUBSTITUTE([$pays.J132];&quot;'&quot;;&quot; &quot;)))" office:value-type="string" office:string-value="43" calcext:value-type="string">
            <text:p>43</text:p>
          </table:table-cell>
          <table:table-cell table:formula="of:=IF(ISBLANK([$pays.K132])OR([$pays.K132]=&quot;N.A.&quot;);&quot;NULL&quot;;IF(ISNUMBER(FIND(&quot; %&quot;; [$pays.K132])) ;SUBSTITUTE([$pays.K132];&quot; %&quot;;&quot;&quot;) ; SUBSTITUTE([$pays.K132];&quot;'&quot;;&quot; &quot;)))" office:value-type="string" office:string-value="0.05" calcext:value-type="string">
            <text:p>0.05</text:p>
          </table:table-cell>
          <table:table-cell table:formula="of:=IF(ISBLANK([$pays.L132])OR([$pays.L132]=&quot;N.A.&quot;);&quot;NULL&quot;;IF(ISNUMBER(FIND(&quot; %&quot;; [$pays.L132])) ;SUBSTITUTE([$pays.L132];&quot; %&quot;;&quot;&quot;) ; SUBSTITUTE([$pays.L13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3])OR([$pays.A133]=&quot;N.A.&quot;);&quot;NULL&quot;;IF(ISNUMBER(FIND(&quot; %&quot;; [$pays.A133])) ;SUBSTITUTE([$pays.A133];&quot; %&quot;;&quot;&quot;) ; SUBSTITUTE([$pays.A133];&quot;'&quot;;&quot; &quot;)))" office:value-type="string" office:string-value="Georgia" calcext:value-type="string">
            <text:p>Georgia</text:p>
          </table:table-cell>
          <table:table-cell table:formula="of:=IF(ISBLANK([$pays.B133])OR([$pays.B133]=&quot;N.A.&quot;);&quot;NULL&quot;;IF(ISNUMBER(FIND(&quot; %&quot;; [$pays.B133])) ;SUBSTITUTE([$pays.B133];&quot; %&quot;;&quot;&quot;) ; SUBSTITUTE([$pays.B133];&quot;'&quot;;&quot; &quot;)))" office:value-type="string" office:string-value="3990681" calcext:value-type="string">
            <text:p>3990681</text:p>
          </table:table-cell>
          <table:table-cell table:formula="of:=IF(ISBLANK([$pays.C133])OR([$pays.C133]=&quot;N.A.&quot;);&quot;NULL&quot;;IF(ISNUMBER(FIND(&quot; %&quot;; [$pays.C133])) ;SUBSTITUTE([$pays.C133];&quot; %&quot;;&quot;&quot;) ; SUBSTITUTE([$pays.C133];&quot;'&quot;;&quot; &quot;)))" office:value-type="string" office:string-value="-0.19" calcext:value-type="string">
            <text:p>-0.19</text:p>
          </table:table-cell>
          <table:table-cell table:formula="of:=IF(ISBLANK([$pays.D133])OR([$pays.D133]=&quot;N.A.&quot;);&quot;NULL&quot;;IF(ISNUMBER(FIND(&quot; %&quot;; [$pays.D133])) ;SUBSTITUTE([$pays.D133];&quot; %&quot;;&quot;&quot;) ; SUBSTITUTE([$pays.D133];&quot;'&quot;;&quot; &quot;)))" office:value-type="string" office:string-value="-7598" calcext:value-type="string">
            <text:p>-7598</text:p>
          </table:table-cell>
          <table:table-cell table:formula="of:=IF(ISBLANK([$pays.E133])OR([$pays.E133]=&quot;N.A.&quot;);&quot;NULL&quot;;IF(ISNUMBER(FIND(&quot; %&quot;; [$pays.E133])) ;SUBSTITUTE([$pays.E133];&quot; %&quot;;&quot;&quot;) ; SUBSTITUTE([$pays.E133];&quot;'&quot;;&quot; &quot;)))" office:value-type="string" office:string-value="57" calcext:value-type="string">
            <text:p>57</text:p>
          </table:table-cell>
          <table:table-cell table:formula="of:=IF(ISBLANK([$pays.F133])OR([$pays.F133]=&quot;N.A.&quot;);&quot;NULL&quot;;IF(ISNUMBER(FIND(&quot; %&quot;; [$pays.F133])) ;SUBSTITUTE([$pays.F133];&quot; %&quot;;&quot;&quot;) ; SUBSTITUTE([$pays.F133];&quot;'&quot;;&quot; &quot;)))" office:value-type="string" office:string-value="69490" calcext:value-type="string">
            <text:p>69490</text:p>
          </table:table-cell>
          <table:table-cell table:formula="of:=IF(ISBLANK([$pays.G133])OR([$pays.G133]=&quot;N.A.&quot;);&quot;NULL&quot;;IF(ISNUMBER(FIND(&quot; %&quot;; [$pays.G133])) ;SUBSTITUTE([$pays.G133];&quot; %&quot;;&quot;&quot;) ; SUBSTITUTE([$pays.G133];&quot;'&quot;;&quot; &quot;)))" office:value-type="string" office:string-value="-10000.0" calcext:value-type="string">
            <text:p>-10000.0</text:p>
          </table:table-cell>
          <table:table-cell table:formula="of:=IF(ISBLANK([$pays.H133])OR([$pays.H133]=&quot;N.A.&quot;);&quot;NULL&quot;;IF(ISNUMBER(FIND(&quot; %&quot;; [$pays.H133])) ;SUBSTITUTE([$pays.H133];&quot; %&quot;;&quot;&quot;) ; SUBSTITUTE([$pays.H133];&quot;'&quot;;&quot; &quot;)))" office:value-type="string" office:string-value="2.1" calcext:value-type="string">
            <text:p>2.1</text:p>
          </table:table-cell>
          <table:table-cell table:formula="of:=IF(ISBLANK([$pays.I133])OR([$pays.I133]=&quot;N.A.&quot;);&quot;NULL&quot;;IF(ISNUMBER(FIND(&quot; %&quot;; [$pays.I133])) ;SUBSTITUTE([$pays.I133];&quot; %&quot;;&quot;&quot;) ; SUBSTITUTE([$pays.I133];&quot;'&quot;;&quot; &quot;)))" office:value-type="string" office:string-value="38" calcext:value-type="string">
            <text:p>38</text:p>
          </table:table-cell>
          <table:table-cell table:formula="of:=IF(ISBLANK([$pays.J133])OR([$pays.J133]=&quot;N.A.&quot;);&quot;NULL&quot;;IF(ISNUMBER(FIND(&quot; %&quot;; [$pays.J133])) ;SUBSTITUTE([$pays.J133];&quot; %&quot;;&quot;&quot;) ; SUBSTITUTE([$pays.J133];&quot;'&quot;;&quot; &quot;)))" office:value-type="string" office:string-value="58" calcext:value-type="string">
            <text:p>58</text:p>
          </table:table-cell>
          <table:table-cell table:formula="of:=IF(ISBLANK([$pays.K133])OR([$pays.K133]=&quot;N.A.&quot;);&quot;NULL&quot;;IF(ISNUMBER(FIND(&quot; %&quot;; [$pays.K133])) ;SUBSTITUTE([$pays.K133];&quot; %&quot;;&quot;&quot;) ; SUBSTITUTE([$pays.K133];&quot;'&quot;;&quot; &quot;)))" office:value-type="string" office:string-value="0.05" calcext:value-type="string">
            <text:p>0.05</text:p>
          </table:table-cell>
          <table:table-cell table:formula="of:=IF(ISBLANK([$pays.L133])OR([$pays.L133]=&quot;N.A.&quot;);&quot;NULL&quot;;IF(ISNUMBER(FIND(&quot; %&quot;; [$pays.L133])) ;SUBSTITUTE([$pays.L133];&quot; %&quot;;&quot;&quot;) ; SUBSTITUTE([$pays.L1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4])OR([$pays.A134]=&quot;N.A.&quot;);&quot;NULL&quot;;IF(ISNUMBER(FIND(&quot; %&quot;; [$pays.A134])) ;SUBSTITUTE([$pays.A134];&quot; %&quot;;&quot;&quot;) ; SUBSTITUTE([$pays.A134];&quot;'&quot;;&quot; &quot;)))" office:value-type="string" office:string-value="Eritrea" calcext:value-type="string">
            <text:p>Eritrea</text:p>
          </table:table-cell>
          <table:table-cell table:formula="of:=IF(ISBLANK([$pays.B134])OR([$pays.B134]=&quot;N.A.&quot;);&quot;NULL&quot;;IF(ISNUMBER(FIND(&quot; %&quot;; [$pays.B134])) ;SUBSTITUTE([$pays.B134];&quot; %&quot;;&quot;&quot;) ; SUBSTITUTE([$pays.B134];&quot;'&quot;;&quot; &quot;)))" office:value-type="string" office:string-value="3536285" calcext:value-type="string">
            <text:p>3536285</text:p>
          </table:table-cell>
          <table:table-cell table:formula="of:=IF(ISBLANK([$pays.C134])OR([$pays.C134]=&quot;N.A.&quot;);&quot;NULL&quot;;IF(ISNUMBER(FIND(&quot; %&quot;; [$pays.C134])) ;SUBSTITUTE([$pays.C134];&quot; %&quot;;&quot;&quot;) ; SUBSTITUTE([$pays.C134];&quot;'&quot;;&quot; &quot;)))" office:value-type="string" office:string-value="1.41" calcext:value-type="string">
            <text:p>1.41</text:p>
          </table:table-cell>
          <table:table-cell table:formula="of:=IF(ISBLANK([$pays.D134])OR([$pays.D134]=&quot;N.A.&quot;);&quot;NULL&quot;;IF(ISNUMBER(FIND(&quot; %&quot;; [$pays.D134])) ;SUBSTITUTE([$pays.D134];&quot; %&quot;;&quot;&quot;) ; SUBSTITUTE([$pays.D134];&quot;'&quot;;&quot; &quot;)))" office:value-type="string" office:string-value="49304" calcext:value-type="string">
            <text:p>49304</text:p>
          </table:table-cell>
          <table:table-cell table:formula="of:=IF(ISBLANK([$pays.E134])OR([$pays.E134]=&quot;N.A.&quot;);&quot;NULL&quot;;IF(ISNUMBER(FIND(&quot; %&quot;; [$pays.E134])) ;SUBSTITUTE([$pays.E134];&quot; %&quot;;&quot;&quot;) ; SUBSTITUTE([$pays.E134];&quot;'&quot;;&quot; &quot;)))" office:value-type="string" office:string-value="35" calcext:value-type="string">
            <text:p>35</text:p>
          </table:table-cell>
          <table:table-cell table:formula="of:=IF(ISBLANK([$pays.F134])OR([$pays.F134]=&quot;N.A.&quot;);&quot;NULL&quot;;IF(ISNUMBER(FIND(&quot; %&quot;; [$pays.F134])) ;SUBSTITUTE([$pays.F134];&quot; %&quot;;&quot;&quot;) ; SUBSTITUTE([$pays.F134];&quot;'&quot;;&quot; &quot;)))" office:value-type="string" office:string-value="101000" calcext:value-type="string">
            <text:p>101000</text:p>
          </table:table-cell>
          <table:table-cell table:formula="of:=IF(ISBLANK([$pays.G134])OR([$pays.G134]=&quot;N.A.&quot;);&quot;NULL&quot;;IF(ISNUMBER(FIND(&quot; %&quot;; [$pays.G134])) ;SUBSTITUTE([$pays.G134];&quot; %&quot;;&quot;&quot;) ; SUBSTITUTE([$pays.G134];&quot;'&quot;;&quot; &quot;)))" office:value-type="string" office:string-value="-39858.0" calcext:value-type="string">
            <text:p>-39858.0</text:p>
          </table:table-cell>
          <table:table-cell table:formula="of:=IF(ISBLANK([$pays.H134])OR([$pays.H134]=&quot;N.A.&quot;);&quot;NULL&quot;;IF(ISNUMBER(FIND(&quot; %&quot;; [$pays.H134])) ;SUBSTITUTE([$pays.H134];&quot; %&quot;;&quot;&quot;) ; SUBSTITUTE([$pays.H134];&quot;'&quot;;&quot; &quot;)))" office:value-type="string" office:string-value="4.1" calcext:value-type="string">
            <text:p>4.1</text:p>
          </table:table-cell>
          <table:table-cell table:formula="of:=IF(ISBLANK([$pays.I134])OR([$pays.I134]=&quot;N.A.&quot;);&quot;NULL&quot;;IF(ISNUMBER(FIND(&quot; %&quot;; [$pays.I134])) ;SUBSTITUTE([$pays.I134];&quot; %&quot;;&quot;&quot;) ; SUBSTITUTE([$pays.I134];&quot;'&quot;;&quot; &quot;)))" office:value-type="string" office:string-value="19" calcext:value-type="string">
            <text:p>19</text:p>
          </table:table-cell>
          <table:table-cell table:formula="of:=IF(ISBLANK([$pays.J134])OR([$pays.J134]=&quot;N.A.&quot;);&quot;NULL&quot;;IF(ISNUMBER(FIND(&quot; %&quot;; [$pays.J134])) ;SUBSTITUTE([$pays.J134];&quot; %&quot;;&quot;&quot;) ; SUBSTITUTE([$pays.J134];&quot;'&quot;;&quot; &quot;)))" office:value-type="string" office:string-value="63" calcext:value-type="string">
            <text:p>63</text:p>
          </table:table-cell>
          <table:table-cell table:formula="of:=IF(ISBLANK([$pays.K134])OR([$pays.K134]=&quot;N.A.&quot;);&quot;NULL&quot;;IF(ISNUMBER(FIND(&quot; %&quot;; [$pays.K134])) ;SUBSTITUTE([$pays.K134];&quot; %&quot;;&quot;&quot;) ; SUBSTITUTE([$pays.K134];&quot;'&quot;;&quot; &quot;)))" office:value-type="string" office:string-value="0.05" calcext:value-type="string">
            <text:p>0.05</text:p>
          </table:table-cell>
          <table:table-cell table:formula="of:=IF(ISBLANK([$pays.L134])OR([$pays.L134]=&quot;N.A.&quot;);&quot;NULL&quot;;IF(ISNUMBER(FIND(&quot; %&quot;; [$pays.L134])) ;SUBSTITUTE([$pays.L134];&quot; %&quot;;&quot;&quot;) ; SUBSTITUTE([$pays.L1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5])OR([$pays.A135]=&quot;N.A.&quot;);&quot;NULL&quot;;IF(ISNUMBER(FIND(&quot; %&quot;; [$pays.A135])) ;SUBSTITUTE([$pays.A135];&quot; %&quot;;&quot;&quot;) ; SUBSTITUTE([$pays.A135];&quot;'&quot;;&quot; &quot;)))" office:value-type="string" office:string-value="Uruguay" calcext:value-type="string">
            <text:p>Uruguay</text:p>
          </table:table-cell>
          <table:table-cell table:formula="of:=IF(ISBLANK([$pays.B135])OR([$pays.B135]=&quot;N.A.&quot;);&quot;NULL&quot;;IF(ISNUMBER(FIND(&quot; %&quot;; [$pays.B135])) ;SUBSTITUTE([$pays.B135];&quot; %&quot;;&quot;&quot;) ; SUBSTITUTE([$pays.B135];&quot;'&quot;;&quot; &quot;)))" office:value-type="string" office:string-value="3471314" calcext:value-type="string">
            <text:p>3471314</text:p>
          </table:table-cell>
          <table:table-cell table:formula="of:=IF(ISBLANK([$pays.C135])OR([$pays.C135]=&quot;N.A.&quot;);&quot;NULL&quot;;IF(ISNUMBER(FIND(&quot; %&quot;; [$pays.C135])) ;SUBSTITUTE([$pays.C135];&quot; %&quot;;&quot;&quot;) ; SUBSTITUTE([$pays.C135];&quot;'&quot;;&quot; &quot;)))" office:value-type="string" office:string-value="0.35" calcext:value-type="string">
            <text:p>0.35</text:p>
          </table:table-cell>
          <table:table-cell table:formula="of:=IF(ISBLANK([$pays.D135])OR([$pays.D135]=&quot;N.A.&quot;);&quot;NULL&quot;;IF(ISNUMBER(FIND(&quot; %&quot;; [$pays.D135])) ;SUBSTITUTE([$pays.D135];&quot; %&quot;;&quot;&quot;) ; SUBSTITUTE([$pays.D135];&quot;'&quot;;&quot; &quot;)))" office:value-type="string" office:string-value="11996" calcext:value-type="string">
            <text:p>11996</text:p>
          </table:table-cell>
          <table:table-cell table:formula="of:=IF(ISBLANK([$pays.E135])OR([$pays.E135]=&quot;N.A.&quot;);&quot;NULL&quot;;IF(ISNUMBER(FIND(&quot; %&quot;; [$pays.E135])) ;SUBSTITUTE([$pays.E135];&quot; %&quot;;&quot;&quot;) ; SUBSTITUTE([$pays.E135];&quot;'&quot;;&quot; &quot;)))" office:value-type="string" office:string-value="20" calcext:value-type="string">
            <text:p>20</text:p>
          </table:table-cell>
          <table:table-cell table:formula="of:=IF(ISBLANK([$pays.F135])OR([$pays.F135]=&quot;N.A.&quot;);&quot;NULL&quot;;IF(ISNUMBER(FIND(&quot; %&quot;; [$pays.F135])) ;SUBSTITUTE([$pays.F135];&quot; %&quot;;&quot;&quot;) ; SUBSTITUTE([$pays.F135];&quot;'&quot;;&quot; &quot;)))" office:value-type="string" office:string-value="175020" calcext:value-type="string">
            <text:p>175020</text:p>
          </table:table-cell>
          <table:table-cell table:formula="of:=IF(ISBLANK([$pays.G135])OR([$pays.G135]=&quot;N.A.&quot;);&quot;NULL&quot;;IF(ISNUMBER(FIND(&quot; %&quot;; [$pays.G135])) ;SUBSTITUTE([$pays.G135];&quot; %&quot;;&quot;&quot;) ; SUBSTITUTE([$pays.G135];&quot;'&quot;;&quot; &quot;)))" office:value-type="string" office:string-value="-3000.0" calcext:value-type="string">
            <text:p>-3000.0</text:p>
          </table:table-cell>
          <table:table-cell table:formula="of:=IF(ISBLANK([$pays.H135])OR([$pays.H135]=&quot;N.A.&quot;);&quot;NULL&quot;;IF(ISNUMBER(FIND(&quot; %&quot;; [$pays.H135])) ;SUBSTITUTE([$pays.H135];&quot; %&quot;;&quot;&quot;) ; SUBSTITUTE([$pays.H135];&quot;'&quot;;&quot; &quot;)))" office:value-type="string" office:string-value="2.0" calcext:value-type="string">
            <text:p>2.0</text:p>
          </table:table-cell>
          <table:table-cell table:formula="of:=IF(ISBLANK([$pays.I135])OR([$pays.I135]=&quot;N.A.&quot;);&quot;NULL&quot;;IF(ISNUMBER(FIND(&quot; %&quot;; [$pays.I135])) ;SUBSTITUTE([$pays.I135];&quot; %&quot;;&quot;&quot;) ; SUBSTITUTE([$pays.I135];&quot;'&quot;;&quot; &quot;)))" office:value-type="string" office:string-value="36" calcext:value-type="string">
            <text:p>36</text:p>
          </table:table-cell>
          <table:table-cell table:formula="of:=IF(ISBLANK([$pays.J135])OR([$pays.J135]=&quot;N.A.&quot;);&quot;NULL&quot;;IF(ISNUMBER(FIND(&quot; %&quot;; [$pays.J135])) ;SUBSTITUTE([$pays.J135];&quot; %&quot;;&quot;&quot;) ; SUBSTITUTE([$pays.J135];&quot;'&quot;;&quot; &quot;)))" office:value-type="string" office:string-value="96" calcext:value-type="string">
            <text:p>96</text:p>
          </table:table-cell>
          <table:table-cell table:formula="of:=IF(ISBLANK([$pays.K135])OR([$pays.K135]=&quot;N.A.&quot;);&quot;NULL&quot;;IF(ISNUMBER(FIND(&quot; %&quot;; [$pays.K135])) ;SUBSTITUTE([$pays.K135];&quot; %&quot;;&quot;&quot;) ; SUBSTITUTE([$pays.K135];&quot;'&quot;;&quot; &quot;)))" office:value-type="string" office:string-value="0.04" calcext:value-type="string">
            <text:p>0.04</text:p>
          </table:table-cell>
          <table:table-cell table:formula="of:=IF(ISBLANK([$pays.L135])OR([$pays.L135]=&quot;N.A.&quot;);&quot;NULL&quot;;IF(ISNUMBER(FIND(&quot; %&quot;; [$pays.L135])) ;SUBSTITUTE([$pays.L135];&quot; %&quot;;&quot;&quot;) ; SUBSTITUTE([$pays.L13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36])OR([$pays.A136]=&quot;N.A.&quot;);&quot;NULL&quot;;IF(ISNUMBER(FIND(&quot; %&quot;; [$pays.A136])) ;SUBSTITUTE([$pays.A136];&quot; %&quot;;&quot;&quot;) ; SUBSTITUTE([$pays.A136];&quot;'&quot;;&quot; &quot;)))" office:value-type="string" office:string-value="Bosnia and Herzegovina" calcext:value-type="string">
            <text:p>Bosnia and Herzegovina</text:p>
          </table:table-cell>
          <table:table-cell table:formula="of:=IF(ISBLANK([$pays.B136])OR([$pays.B136]=&quot;N.A.&quot;);&quot;NULL&quot;;IF(ISNUMBER(FIND(&quot; %&quot;; [$pays.B136])) ;SUBSTITUTE([$pays.B136];&quot; %&quot;;&quot;&quot;) ; SUBSTITUTE([$pays.B136];&quot;'&quot;;&quot; &quot;)))" office:value-type="string" office:string-value="3284806" calcext:value-type="string">
            <text:p>3284806</text:p>
          </table:table-cell>
          <table:table-cell table:formula="of:=IF(ISBLANK([$pays.C136])OR([$pays.C136]=&quot;N.A.&quot;);&quot;NULL&quot;;IF(ISNUMBER(FIND(&quot; %&quot;; [$pays.C136])) ;SUBSTITUTE([$pays.C136];&quot; %&quot;;&quot;&quot;) ; SUBSTITUTE([$pays.C136];&quot;'&quot;;&quot; &quot;)))" office:value-type="string" office:string-value="-0.61" calcext:value-type="string">
            <text:p>-0.61</text:p>
          </table:table-cell>
          <table:table-cell table:formula="of:=IF(ISBLANK([$pays.D136])OR([$pays.D136]=&quot;N.A.&quot;);&quot;NULL&quot;;IF(ISNUMBER(FIND(&quot; %&quot;; [$pays.D136])) ;SUBSTITUTE([$pays.D136];&quot; %&quot;;&quot;&quot;) ; SUBSTITUTE([$pays.D136];&quot;'&quot;;&quot; &quot;)))" office:value-type="string" office:string-value="-20181" calcext:value-type="string">
            <text:p>-20181</text:p>
          </table:table-cell>
          <table:table-cell table:formula="of:=IF(ISBLANK([$pays.E136])OR([$pays.E136]=&quot;N.A.&quot;);&quot;NULL&quot;;IF(ISNUMBER(FIND(&quot; %&quot;; [$pays.E136])) ;SUBSTITUTE([$pays.E136];&quot; %&quot;;&quot;&quot;) ; SUBSTITUTE([$pays.E136];&quot;'&quot;;&quot; &quot;)))" office:value-type="string" office:string-value="64" calcext:value-type="string">
            <text:p>64</text:p>
          </table:table-cell>
          <table:table-cell table:formula="of:=IF(ISBLANK([$pays.F136])OR([$pays.F136]=&quot;N.A.&quot;);&quot;NULL&quot;;IF(ISNUMBER(FIND(&quot; %&quot;; [$pays.F136])) ;SUBSTITUTE([$pays.F136];&quot; %&quot;;&quot;&quot;) ; SUBSTITUTE([$pays.F136];&quot;'&quot;;&quot; &quot;)))" office:value-type="string" office:string-value="51000" calcext:value-type="string">
            <text:p>51000</text:p>
          </table:table-cell>
          <table:table-cell table:formula="of:=IF(ISBLANK([$pays.G136])OR([$pays.G136]=&quot;N.A.&quot;);&quot;NULL&quot;;IF(ISNUMBER(FIND(&quot; %&quot;; [$pays.G136])) ;SUBSTITUTE([$pays.G136];&quot; %&quot;;&quot;&quot;) ; SUBSTITUTE([$pays.G136];&quot;'&quot;;&quot; &quot;)))" office:value-type="string" office:string-value="-21585.0" calcext:value-type="string">
            <text:p>-21585.0</text:p>
          </table:table-cell>
          <table:table-cell table:formula="of:=IF(ISBLANK([$pays.H136])OR([$pays.H136]=&quot;N.A.&quot;);&quot;NULL&quot;;IF(ISNUMBER(FIND(&quot; %&quot;; [$pays.H136])) ;SUBSTITUTE([$pays.H136];&quot; %&quot;;&quot;&quot;) ; SUBSTITUTE([$pays.H136];&quot;'&quot;;&quot; &quot;)))" office:value-type="string" office:string-value="1.3" calcext:value-type="string">
            <text:p>1.3</text:p>
          </table:table-cell>
          <table:table-cell table:formula="of:=IF(ISBLANK([$pays.I136])OR([$pays.I136]=&quot;N.A.&quot;);&quot;NULL&quot;;IF(ISNUMBER(FIND(&quot; %&quot;; [$pays.I136])) ;SUBSTITUTE([$pays.I136];&quot; %&quot;;&quot;&quot;) ; SUBSTITUTE([$pays.I136];&quot;'&quot;;&quot; &quot;)))" office:value-type="string" office:string-value="43" calcext:value-type="string">
            <text:p>43</text:p>
          </table:table-cell>
          <table:table-cell table:formula="of:=IF(ISBLANK([$pays.J136])OR([$pays.J136]=&quot;N.A.&quot;);&quot;NULL&quot;;IF(ISNUMBER(FIND(&quot; %&quot;; [$pays.J136])) ;SUBSTITUTE([$pays.J136];&quot; %&quot;;&quot;&quot;) ; SUBSTITUTE([$pays.J136];&quot;'&quot;;&quot; &quot;)))" office:value-type="string" office:string-value="52" calcext:value-type="string">
            <text:p>52</text:p>
          </table:table-cell>
          <table:table-cell table:formula="of:=IF(ISBLANK([$pays.K136])OR([$pays.K136]=&quot;N.A.&quot;);&quot;NULL&quot;;IF(ISNUMBER(FIND(&quot; %&quot;; [$pays.K136])) ;SUBSTITUTE([$pays.K136];&quot; %&quot;;&quot;&quot;) ; SUBSTITUTE([$pays.K136];&quot;'&quot;;&quot; &quot;)))" office:value-type="string" office:string-value="0.04" calcext:value-type="string">
            <text:p>0.04</text:p>
          </table:table-cell>
          <table:table-cell table:formula="of:=IF(ISBLANK([$pays.L136])OR([$pays.L136]=&quot;N.A.&quot;);&quot;NULL&quot;;IF(ISNUMBER(FIND(&quot; %&quot;; [$pays.L136])) ;SUBSTITUTE([$pays.L136];&quot; %&quot;;&quot;&quot;) ; SUBSTITUTE([$pays.L13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7])OR([$pays.A137]=&quot;N.A.&quot;);&quot;NULL&quot;;IF(ISNUMBER(FIND(&quot; %&quot;; [$pays.A137])) ;SUBSTITUTE([$pays.A137];&quot; %&quot;;&quot;&quot;) ; SUBSTITUTE([$pays.A137];&quot;'&quot;;&quot; &quot;)))" office:value-type="string" office:string-value="Mongolia" calcext:value-type="string">
            <text:p>Mongolia</text:p>
          </table:table-cell>
          <table:table-cell table:formula="of:=IF(ISBLANK([$pays.B137])OR([$pays.B137]=&quot;N.A.&quot;);&quot;NULL&quot;;IF(ISNUMBER(FIND(&quot; %&quot;; [$pays.B137])) ;SUBSTITUTE([$pays.B137];&quot; %&quot;;&quot;&quot;) ; SUBSTITUTE([$pays.B137];&quot;'&quot;;&quot; &quot;)))" office:value-type="string" office:string-value="3267320" calcext:value-type="string">
            <text:p>3267320</text:p>
          </table:table-cell>
          <table:table-cell table:formula="of:=IF(ISBLANK([$pays.C137])OR([$pays.C137]=&quot;N.A.&quot;);&quot;NULL&quot;;IF(ISNUMBER(FIND(&quot; %&quot;; [$pays.C137])) ;SUBSTITUTE([$pays.C137];&quot; %&quot;;&quot;&quot;) ; SUBSTITUTE([$pays.C137];&quot;'&quot;;&quot; &quot;)))" office:value-type="string" office:string-value="1.65" calcext:value-type="string">
            <text:p>1.65</text:p>
          </table:table-cell>
          <table:table-cell table:formula="of:=IF(ISBLANK([$pays.D137])OR([$pays.D137]=&quot;N.A.&quot;);&quot;NULL&quot;;IF(ISNUMBER(FIND(&quot; %&quot;; [$pays.D137])) ;SUBSTITUTE([$pays.D137];&quot; %&quot;;&quot;&quot;) ; SUBSTITUTE([$pays.D137];&quot;'&quot;;&quot; &quot;)))" office:value-type="string" office:string-value="53123" calcext:value-type="string">
            <text:p>53123</text:p>
          </table:table-cell>
          <table:table-cell table:formula="of:=IF(ISBLANK([$pays.E137])OR([$pays.E137]=&quot;N.A.&quot;);&quot;NULL&quot;;IF(ISNUMBER(FIND(&quot; %&quot;; [$pays.E137])) ;SUBSTITUTE([$pays.E137];&quot; %&quot;;&quot;&quot;) ; SUBSTITUTE([$pays.E137];&quot;'&quot;;&quot; &quot;)))" office:value-type="string" office:string-value="2" calcext:value-type="string">
            <text:p>2</text:p>
          </table:table-cell>
          <table:table-cell table:formula="of:=IF(ISBLANK([$pays.F137])OR([$pays.F137]=&quot;N.A.&quot;);&quot;NULL&quot;;IF(ISNUMBER(FIND(&quot; %&quot;; [$pays.F137])) ;SUBSTITUTE([$pays.F137];&quot; %&quot;;&quot;&quot;) ; SUBSTITUTE([$pays.F137];&quot;'&quot;;&quot; &quot;)))" office:value-type="string" office:string-value="1553560" calcext:value-type="string">
            <text:p>1553560</text:p>
          </table:table-cell>
          <table:table-cell table:formula="of:=IF(ISBLANK([$pays.G137])OR([$pays.G137]=&quot;N.A.&quot;);&quot;NULL&quot;;IF(ISNUMBER(FIND(&quot; %&quot;; [$pays.G137])) ;SUBSTITUTE([$pays.G137];&quot; %&quot;;&quot;&quot;) ; SUBSTITUTE([$pays.G137];&quot;'&quot;;&quot; &quot;)))" office:value-type="string" office:string-value="-852.0" calcext:value-type="string">
            <text:p>-852.0</text:p>
          </table:table-cell>
          <table:table-cell table:formula="of:=IF(ISBLANK([$pays.H137])OR([$pays.H137]=&quot;N.A.&quot;);&quot;NULL&quot;;IF(ISNUMBER(FIND(&quot; %&quot;; [$pays.H137])) ;SUBSTITUTE([$pays.H137];&quot; %&quot;;&quot;&quot;) ; SUBSTITUTE([$pays.H137];&quot;'&quot;;&quot; &quot;)))" office:value-type="string" office:string-value="2.9" calcext:value-type="string">
            <text:p>2.9</text:p>
          </table:table-cell>
          <table:table-cell table:formula="of:=IF(ISBLANK([$pays.I137])OR([$pays.I137]=&quot;N.A.&quot;);&quot;NULL&quot;;IF(ISNUMBER(FIND(&quot; %&quot;; [$pays.I137])) ;SUBSTITUTE([$pays.I137];&quot; %&quot;;&quot;&quot;) ; SUBSTITUTE([$pays.I137];&quot;'&quot;;&quot; &quot;)))" office:value-type="string" office:string-value="28" calcext:value-type="string">
            <text:p>28</text:p>
          </table:table-cell>
          <table:table-cell table:formula="of:=IF(ISBLANK([$pays.J137])OR([$pays.J137]=&quot;N.A.&quot;);&quot;NULL&quot;;IF(ISNUMBER(FIND(&quot; %&quot;; [$pays.J137])) ;SUBSTITUTE([$pays.J137];&quot; %&quot;;&quot;&quot;) ; SUBSTITUTE([$pays.J137];&quot;'&quot;;&quot; &quot;)))" office:value-type="string" office:string-value="67" calcext:value-type="string">
            <text:p>67</text:p>
          </table:table-cell>
          <table:table-cell table:formula="of:=IF(ISBLANK([$pays.K137])OR([$pays.K137]=&quot;N.A.&quot;);&quot;NULL&quot;;IF(ISNUMBER(FIND(&quot; %&quot;; [$pays.K137])) ;SUBSTITUTE([$pays.K137];&quot; %&quot;;&quot;&quot;) ; SUBSTITUTE([$pays.K137];&quot;'&quot;;&quot; &quot;)))" office:value-type="string" office:string-value="0.04" calcext:value-type="string">
            <text:p>0.04</text:p>
          </table:table-cell>
          <table:table-cell table:formula="of:=IF(ISBLANK([$pays.L137])OR([$pays.L137]=&quot;N.A.&quot;);&quot;NULL&quot;;IF(ISNUMBER(FIND(&quot; %&quot;; [$pays.L137])) ;SUBSTITUTE([$pays.L137];&quot; %&quot;;&quot;&quot;) ; SUBSTITUTE([$pays.L13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8])OR([$pays.A138]=&quot;N.A.&quot;);&quot;NULL&quot;;IF(ISNUMBER(FIND(&quot; %&quot;; [$pays.A138])) ;SUBSTITUTE([$pays.A138];&quot; %&quot;;&quot;&quot;) ; SUBSTITUTE([$pays.A138];&quot;'&quot;;&quot; &quot;)))" office:value-type="string" office:string-value="Armenia" calcext:value-type="string">
            <text:p>Armenia</text:p>
          </table:table-cell>
          <table:table-cell table:formula="of:=IF(ISBLANK([$pays.B138])OR([$pays.B138]=&quot;N.A.&quot;);&quot;NULL&quot;;IF(ISNUMBER(FIND(&quot; %&quot;; [$pays.B138])) ;SUBSTITUTE([$pays.B138];&quot; %&quot;;&quot;&quot;) ; SUBSTITUTE([$pays.B138];&quot;'&quot;;&quot; &quot;)))" office:value-type="string" office:string-value="2962137" calcext:value-type="string">
            <text:p>2962137</text:p>
          </table:table-cell>
          <table:table-cell table:formula="of:=IF(ISBLANK([$pays.C138])OR([$pays.C138]=&quot;N.A.&quot;);&quot;NULL&quot;;IF(ISNUMBER(FIND(&quot; %&quot;; [$pays.C138])) ;SUBSTITUTE([$pays.C138];&quot; %&quot;;&quot;&quot;) ; SUBSTITUTE([$pays.C138];&quot;'&quot;;&quot; &quot;)))" office:value-type="string" office:string-value="0.19" calcext:value-type="string">
            <text:p>0.19</text:p>
          </table:table-cell>
          <table:table-cell table:formula="of:=IF(ISBLANK([$pays.D138])OR([$pays.D138]=&quot;N.A.&quot;);&quot;NULL&quot;;IF(ISNUMBER(FIND(&quot; %&quot;; [$pays.D138])) ;SUBSTITUTE([$pays.D138];&quot; %&quot;;&quot;&quot;) ; SUBSTITUTE([$pays.D138];&quot;'&quot;;&quot; &quot;)))" office:value-type="string" office:string-value="5512" calcext:value-type="string">
            <text:p>5512</text:p>
          </table:table-cell>
          <table:table-cell table:formula="of:=IF(ISBLANK([$pays.E138])OR([$pays.E138]=&quot;N.A.&quot;);&quot;NULL&quot;;IF(ISNUMBER(FIND(&quot; %&quot;; [$pays.E138])) ;SUBSTITUTE([$pays.E138];&quot; %&quot;;&quot;&quot;) ; SUBSTITUTE([$pays.E138];&quot;'&quot;;&quot; &quot;)))" office:value-type="string" office:string-value="104" calcext:value-type="string">
            <text:p>104</text:p>
          </table:table-cell>
          <table:table-cell table:formula="of:=IF(ISBLANK([$pays.F138])OR([$pays.F138]=&quot;N.A.&quot;);&quot;NULL&quot;;IF(ISNUMBER(FIND(&quot; %&quot;; [$pays.F138])) ;SUBSTITUTE([$pays.F138];&quot; %&quot;;&quot;&quot;) ; SUBSTITUTE([$pays.F138];&quot;'&quot;;&quot; &quot;)))" office:value-type="string" office:string-value="28470" calcext:value-type="string">
            <text:p>28470</text:p>
          </table:table-cell>
          <table:table-cell table:formula="of:=IF(ISBLANK([$pays.G138])OR([$pays.G138]=&quot;N.A.&quot;);&quot;NULL&quot;;IF(ISNUMBER(FIND(&quot; %&quot;; [$pays.G138])) ;SUBSTITUTE([$pays.G138];&quot; %&quot;;&quot;&quot;) ; SUBSTITUTE([$pays.G138];&quot;'&quot;;&quot; &quot;)))" office:value-type="string" office:string-value="-4998.0" calcext:value-type="string">
            <text:p>-4998.0</text:p>
          </table:table-cell>
          <table:table-cell table:formula="of:=IF(ISBLANK([$pays.H138])OR([$pays.H138]=&quot;N.A.&quot;);&quot;NULL&quot;;IF(ISNUMBER(FIND(&quot; %&quot;; [$pays.H138])) ;SUBSTITUTE([$pays.H138];&quot; %&quot;;&quot;&quot;) ; SUBSTITUTE([$pays.H138];&quot;'&quot;;&quot; &quot;)))" office:value-type="string" office:string-value="1.8" calcext:value-type="string">
            <text:p>1.8</text:p>
          </table:table-cell>
          <table:table-cell table:formula="of:=IF(ISBLANK([$pays.I138])OR([$pays.I138]=&quot;N.A.&quot;);&quot;NULL&quot;;IF(ISNUMBER(FIND(&quot; %&quot;; [$pays.I138])) ;SUBSTITUTE([$pays.I138];&quot; %&quot;;&quot;&quot;) ; SUBSTITUTE([$pays.I138];&quot;'&quot;;&quot; &quot;)))" office:value-type="string" office:string-value="35" calcext:value-type="string">
            <text:p>35</text:p>
          </table:table-cell>
          <table:table-cell table:formula="of:=IF(ISBLANK([$pays.J138])OR([$pays.J138]=&quot;N.A.&quot;);&quot;NULL&quot;;IF(ISNUMBER(FIND(&quot; %&quot;; [$pays.J138])) ;SUBSTITUTE([$pays.J138];&quot; %&quot;;&quot;&quot;) ; SUBSTITUTE([$pays.J138];&quot;'&quot;;&quot; &quot;)))" office:value-type="string" office:string-value="63" calcext:value-type="string">
            <text:p>63</text:p>
          </table:table-cell>
          <table:table-cell table:formula="of:=IF(ISBLANK([$pays.K138])OR([$pays.K138]=&quot;N.A.&quot;);&quot;NULL&quot;;IF(ISNUMBER(FIND(&quot; %&quot;; [$pays.K138])) ;SUBSTITUTE([$pays.K138];&quot; %&quot;;&quot;&quot;) ; SUBSTITUTE([$pays.K138];&quot;'&quot;;&quot; &quot;)))" office:value-type="string" office:string-value="0.04" calcext:value-type="string">
            <text:p>0.04</text:p>
          </table:table-cell>
          <table:table-cell table:formula="of:=IF(ISBLANK([$pays.L138])OR([$pays.L138]=&quot;N.A.&quot;);&quot;NULL&quot;;IF(ISNUMBER(FIND(&quot; %&quot;; [$pays.L138])) ;SUBSTITUTE([$pays.L138];&quot; %&quot;;&quot;&quot;) ; SUBSTITUTE([$pays.L13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9])OR([$pays.A139]=&quot;N.A.&quot;);&quot;NULL&quot;;IF(ISNUMBER(FIND(&quot; %&quot;; [$pays.A139])) ;SUBSTITUTE([$pays.A139];&quot; %&quot;;&quot;&quot;) ; SUBSTITUTE([$pays.A139];&quot;'&quot;;&quot; &quot;)))" office:value-type="string" office:string-value="Jamaica" calcext:value-type="string">
            <text:p>Jamaica</text:p>
          </table:table-cell>
          <table:table-cell table:formula="of:=IF(ISBLANK([$pays.B139])OR([$pays.B139]=&quot;N.A.&quot;);&quot;NULL&quot;;IF(ISNUMBER(FIND(&quot; %&quot;; [$pays.B139])) ;SUBSTITUTE([$pays.B139];&quot; %&quot;;&quot;&quot;) ; SUBSTITUTE([$pays.B139];&quot;'&quot;;&quot; &quot;)))" office:value-type="string" office:string-value="2958567" calcext:value-type="string">
            <text:p>2958567</text:p>
          </table:table-cell>
          <table:table-cell table:formula="of:=IF(ISBLANK([$pays.C139])OR([$pays.C139]=&quot;N.A.&quot;);&quot;NULL&quot;;IF(ISNUMBER(FIND(&quot; %&quot;; [$pays.C139])) ;SUBSTITUTE([$pays.C139];&quot; %&quot;;&quot;&quot;) ; SUBSTITUTE([$pays.C139];&quot;'&quot;;&quot; &quot;)))" office:value-type="string" office:string-value="0.44" calcext:value-type="string">
            <text:p>0.44</text:p>
          </table:table-cell>
          <table:table-cell table:formula="of:=IF(ISBLANK([$pays.D139])OR([$pays.D139]=&quot;N.A.&quot;);&quot;NULL&quot;;IF(ISNUMBER(FIND(&quot; %&quot;; [$pays.D139])) ;SUBSTITUTE([$pays.D139];&quot; %&quot;;&quot;&quot;) ; SUBSTITUTE([$pays.D139];&quot;'&quot;;&quot; &quot;)))" office:value-type="string" office:string-value="12888" calcext:value-type="string">
            <text:p>12888</text:p>
          </table:table-cell>
          <table:table-cell table:formula="of:=IF(ISBLANK([$pays.E139])OR([$pays.E139]=&quot;N.A.&quot;);&quot;NULL&quot;;IF(ISNUMBER(FIND(&quot; %&quot;; [$pays.E139])) ;SUBSTITUTE([$pays.E139];&quot; %&quot;;&quot;&quot;) ; SUBSTITUTE([$pays.E139];&quot;'&quot;;&quot; &quot;)))" office:value-type="string" office:string-value="273" calcext:value-type="string">
            <text:p>273</text:p>
          </table:table-cell>
          <table:table-cell table:formula="of:=IF(ISBLANK([$pays.F139])OR([$pays.F139]=&quot;N.A.&quot;);&quot;NULL&quot;;IF(ISNUMBER(FIND(&quot; %&quot;; [$pays.F139])) ;SUBSTITUTE([$pays.F139];&quot; %&quot;;&quot;&quot;) ; SUBSTITUTE([$pays.F139];&quot;'&quot;;&quot; &quot;)))" office:value-type="string" office:string-value="10830" calcext:value-type="string">
            <text:p>10830</text:p>
          </table:table-cell>
          <table:table-cell table:formula="of:=IF(ISBLANK([$pays.G139])OR([$pays.G139]=&quot;N.A.&quot;);&quot;NULL&quot;;IF(ISNUMBER(FIND(&quot; %&quot;; [$pays.G139])) ;SUBSTITUTE([$pays.G139];&quot; %&quot;;&quot;&quot;) ; SUBSTITUTE([$pays.G139];&quot;'&quot;;&quot; &quot;)))" office:value-type="string" office:string-value="-11332.0" calcext:value-type="string">
            <text:p>-11332.0</text:p>
          </table:table-cell>
          <table:table-cell table:formula="of:=IF(ISBLANK([$pays.H139])OR([$pays.H139]=&quot;N.A.&quot;);&quot;NULL&quot;;IF(ISNUMBER(FIND(&quot; %&quot;; [$pays.H139])) ;SUBSTITUTE([$pays.H139];&quot; %&quot;;&quot;&quot;) ; SUBSTITUTE([$pays.H139];&quot;'&quot;;&quot; &quot;)))" office:value-type="string" office:string-value="2.0" calcext:value-type="string">
            <text:p>2.0</text:p>
          </table:table-cell>
          <table:table-cell table:formula="of:=IF(ISBLANK([$pays.I139])OR([$pays.I139]=&quot;N.A.&quot;);&quot;NULL&quot;;IF(ISNUMBER(FIND(&quot; %&quot;; [$pays.I139])) ;SUBSTITUTE([$pays.I139];&quot; %&quot;;&quot;&quot;) ; SUBSTITUTE([$pays.I139];&quot;'&quot;;&quot; &quot;)))" office:value-type="string" office:string-value="31" calcext:value-type="string">
            <text:p>31</text:p>
          </table:table-cell>
          <table:table-cell table:formula="of:=IF(ISBLANK([$pays.J139])OR([$pays.J139]=&quot;N.A.&quot;);&quot;NULL&quot;;IF(ISNUMBER(FIND(&quot; %&quot;; [$pays.J139])) ;SUBSTITUTE([$pays.J139];&quot; %&quot;;&quot;&quot;) ; SUBSTITUTE([$pays.J139];&quot;'&quot;;&quot; &quot;)))" office:value-type="string" office:string-value="55" calcext:value-type="string">
            <text:p>55</text:p>
          </table:table-cell>
          <table:table-cell table:formula="of:=IF(ISBLANK([$pays.K139])OR([$pays.K139]=&quot;N.A.&quot;);&quot;NULL&quot;;IF(ISNUMBER(FIND(&quot; %&quot;; [$pays.K139])) ;SUBSTITUTE([$pays.K139];&quot; %&quot;;&quot;&quot;) ; SUBSTITUTE([$pays.K139];&quot;'&quot;;&quot; &quot;)))" office:value-type="string" office:string-value="0.04" calcext:value-type="string">
            <text:p>0.04</text:p>
          </table:table-cell>
          <table:table-cell table:formula="of:=IF(ISBLANK([$pays.L139])OR([$pays.L139]=&quot;N.A.&quot;);&quot;NULL&quot;;IF(ISNUMBER(FIND(&quot; %&quot;; [$pays.L139])) ;SUBSTITUTE([$pays.L139];&quot; %&quot;;&quot;&quot;) ; SUBSTITUTE([$pays.L13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0])OR([$pays.A140]=&quot;N.A.&quot;);&quot;NULL&quot;;IF(ISNUMBER(FIND(&quot; %&quot;; [$pays.A140])) ;SUBSTITUTE([$pays.A140];&quot; %&quot;;&quot;&quot;) ; SUBSTITUTE([$pays.A140];&quot;'&quot;;&quot; &quot;)))" office:value-type="string" office:string-value="Qatar" calcext:value-type="string">
            <text:p>Qatar</text:p>
          </table:table-cell>
          <table:table-cell table:formula="of:=IF(ISBLANK([$pays.B140])OR([$pays.B140]=&quot;N.A.&quot;);&quot;NULL&quot;;IF(ISNUMBER(FIND(&quot; %&quot;; [$pays.B140])) ;SUBSTITUTE([$pays.B140];&quot; %&quot;;&quot;&quot;) ; SUBSTITUTE([$pays.B140];&quot;'&quot;;&quot; &quot;)))" office:value-type="string" office:string-value="2870922" calcext:value-type="string">
            <text:p>2870922</text:p>
          </table:table-cell>
          <table:table-cell table:formula="of:=IF(ISBLANK([$pays.C140])OR([$pays.C140]=&quot;N.A.&quot;);&quot;NULL&quot;;IF(ISNUMBER(FIND(&quot; %&quot;; [$pays.C140])) ;SUBSTITUTE([$pays.C140];&quot; %&quot;;&quot;&quot;) ; SUBSTITUTE([$pays.C140];&quot;'&quot;;&quot; &quot;)))" office:value-type="string" office:string-value="1.73" calcext:value-type="string">
            <text:p>1.73</text:p>
          </table:table-cell>
          <table:table-cell table:formula="of:=IF(ISBLANK([$pays.D140])OR([$pays.D140]=&quot;N.A.&quot;);&quot;NULL&quot;;IF(ISNUMBER(FIND(&quot; %&quot;; [$pays.D140])) ;SUBSTITUTE([$pays.D140];&quot; %&quot;;&quot;&quot;) ; SUBSTITUTE([$pays.D140];&quot;'&quot;;&quot; &quot;)))" office:value-type="string" office:string-value="48986" calcext:value-type="string">
            <text:p>48986</text:p>
          </table:table-cell>
          <table:table-cell table:formula="of:=IF(ISBLANK([$pays.E140])OR([$pays.E140]=&quot;N.A.&quot;);&quot;NULL&quot;;IF(ISNUMBER(FIND(&quot; %&quot;; [$pays.E140])) ;SUBSTITUTE([$pays.E140];&quot; %&quot;;&quot;&quot;) ; SUBSTITUTE([$pays.E140];&quot;'&quot;;&quot; &quot;)))" office:value-type="string" office:string-value="248" calcext:value-type="string">
            <text:p>248</text:p>
          </table:table-cell>
          <table:table-cell table:formula="of:=IF(ISBLANK([$pays.F140])OR([$pays.F140]=&quot;N.A.&quot;);&quot;NULL&quot;;IF(ISNUMBER(FIND(&quot; %&quot;; [$pays.F140])) ;SUBSTITUTE([$pays.F140];&quot; %&quot;;&quot;&quot;) ; SUBSTITUTE([$pays.F140];&quot;'&quot;;&quot; &quot;)))" office:value-type="string" office:string-value="11610" calcext:value-type="string">
            <text:p>11610</text:p>
          </table:table-cell>
          <table:table-cell table:formula="of:=IF(ISBLANK([$pays.G140])OR([$pays.G140]=&quot;N.A.&quot;);&quot;NULL&quot;;IF(ISNUMBER(FIND(&quot; %&quot;; [$pays.G140])) ;SUBSTITUTE([$pays.G140];&quot; %&quot;;&quot;&quot;) ; SUBSTITUTE([$pays.G140];&quot;'&quot;;&quot; &quot;)))" office:value-type="string" office:string-value="40000.0" calcext:value-type="string">
            <text:p>40000.0</text:p>
          </table:table-cell>
          <table:table-cell table:formula="of:=IF(ISBLANK([$pays.H140])OR([$pays.H140]=&quot;N.A.&quot;);&quot;NULL&quot;;IF(ISNUMBER(FIND(&quot; %&quot;; [$pays.H140])) ;SUBSTITUTE([$pays.H140];&quot; %&quot;;&quot;&quot;) ; SUBSTITUTE([$pays.H140];&quot;'&quot;;&quot; &quot;)))" office:value-type="string" office:string-value="1.9" calcext:value-type="string">
            <text:p>1.9</text:p>
          </table:table-cell>
          <table:table-cell table:formula="of:=IF(ISBLANK([$pays.I140])OR([$pays.I140]=&quot;N.A.&quot;);&quot;NULL&quot;;IF(ISNUMBER(FIND(&quot; %&quot;; [$pays.I140])) ;SUBSTITUTE([$pays.I140];&quot; %&quot;;&quot;&quot;) ; SUBSTITUTE([$pays.I140];&quot;'&quot;;&quot; &quot;)))" office:value-type="string" office:string-value="32" calcext:value-type="string">
            <text:p>32</text:p>
          </table:table-cell>
          <table:table-cell table:formula="of:=IF(ISBLANK([$pays.J140])OR([$pays.J140]=&quot;N.A.&quot;);&quot;NULL&quot;;IF(ISNUMBER(FIND(&quot; %&quot;; [$pays.J140])) ;SUBSTITUTE([$pays.J140];&quot; %&quot;;&quot;&quot;) ; SUBSTITUTE([$pays.J140];&quot;'&quot;;&quot; &quot;)))" office:value-type="string" office:string-value="96" calcext:value-type="string">
            <text:p>96</text:p>
          </table:table-cell>
          <table:table-cell table:formula="of:=IF(ISBLANK([$pays.K140])OR([$pays.K140]=&quot;N.A.&quot;);&quot;NULL&quot;;IF(ISNUMBER(FIND(&quot; %&quot;; [$pays.K140])) ;SUBSTITUTE([$pays.K140];&quot; %&quot;;&quot;&quot;) ; SUBSTITUTE([$pays.K140];&quot;'&quot;;&quot; &quot;)))" office:value-type="string" office:string-value="0.04" calcext:value-type="string">
            <text:p>0.04</text:p>
          </table:table-cell>
          <table:table-cell table:formula="of:=IF(ISBLANK([$pays.L140])OR([$pays.L140]=&quot;N.A.&quot;);&quot;NULL&quot;;IF(ISNUMBER(FIND(&quot; %&quot;; [$pays.L140])) ;SUBSTITUTE([$pays.L140];&quot; %&quot;;&quot;&quot;) ; SUBSTITUTE([$pays.L14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1])OR([$pays.A141]=&quot;N.A.&quot;);&quot;NULL&quot;;IF(ISNUMBER(FIND(&quot; %&quot;; [$pays.A141])) ;SUBSTITUTE([$pays.A141];&quot; %&quot;;&quot;&quot;) ; SUBSTITUTE([$pays.A141];&quot;'&quot;;&quot; &quot;)))" office:value-type="string" office:string-value="Albania" calcext:value-type="string">
            <text:p>Albania</text:p>
          </table:table-cell>
          <table:table-cell table:formula="of:=IF(ISBLANK([$pays.B141])OR([$pays.B141]=&quot;N.A.&quot;);&quot;NULL&quot;;IF(ISNUMBER(FIND(&quot; %&quot;; [$pays.B141])) ;SUBSTITUTE([$pays.B141];&quot; %&quot;;&quot;&quot;) ; SUBSTITUTE([$pays.B141];&quot;'&quot;;&quot; &quot;)))" office:value-type="string" office:string-value="2878420" calcext:value-type="string">
            <text:p>2878420</text:p>
          </table:table-cell>
          <table:table-cell table:formula="of:=IF(ISBLANK([$pays.C141])OR([$pays.C141]=&quot;N.A.&quot;);&quot;NULL&quot;;IF(ISNUMBER(FIND(&quot; %&quot;; [$pays.C141])) ;SUBSTITUTE([$pays.C141];&quot; %&quot;;&quot;&quot;) ; SUBSTITUTE([$pays.C141];&quot;'&quot;;&quot; &quot;)))" office:value-type="string" office:string-value="-0.11" calcext:value-type="string">
            <text:p>-0.11</text:p>
          </table:table-cell>
          <table:table-cell table:formula="of:=IF(ISBLANK([$pays.D141])OR([$pays.D141]=&quot;N.A.&quot;);&quot;NULL&quot;;IF(ISNUMBER(FIND(&quot; %&quot;; [$pays.D141])) ;SUBSTITUTE([$pays.D141];&quot; %&quot;;&quot;&quot;) ; SUBSTITUTE([$pays.D141];&quot;'&quot;;&quot; &quot;)))" office:value-type="string" office:string-value="-3120" calcext:value-type="string">
            <text:p>-3120</text:p>
          </table:table-cell>
          <table:table-cell table:formula="of:=IF(ISBLANK([$pays.E141])OR([$pays.E141]=&quot;N.A.&quot;);&quot;NULL&quot;;IF(ISNUMBER(FIND(&quot; %&quot;; [$pays.E141])) ;SUBSTITUTE([$pays.E141];&quot; %&quot;;&quot;&quot;) ; SUBSTITUTE([$pays.E141];&quot;'&quot;;&quot; &quot;)))" office:value-type="string" office:string-value="105" calcext:value-type="string">
            <text:p>105</text:p>
          </table:table-cell>
          <table:table-cell table:formula="of:=IF(ISBLANK([$pays.F141])OR([$pays.F141]=&quot;N.A.&quot;);&quot;NULL&quot;;IF(ISNUMBER(FIND(&quot; %&quot;; [$pays.F141])) ;SUBSTITUTE([$pays.F141];&quot; %&quot;;&quot;&quot;) ; SUBSTITUTE([$pays.F141];&quot;'&quot;;&quot; &quot;)))" office:value-type="string" office:string-value="27400" calcext:value-type="string">
            <text:p>27400</text:p>
          </table:table-cell>
          <table:table-cell table:formula="of:=IF(ISBLANK([$pays.G141])OR([$pays.G141]=&quot;N.A.&quot;);&quot;NULL&quot;;IF(ISNUMBER(FIND(&quot; %&quot;; [$pays.G141])) ;SUBSTITUTE([$pays.G141];&quot; %&quot;;&quot;&quot;) ; SUBSTITUTE([$pays.G141];&quot;'&quot;;&quot; &quot;)))" office:value-type="string" office:string-value="-14000.0" calcext:value-type="string">
            <text:p>-14000.0</text:p>
          </table:table-cell>
          <table:table-cell table:formula="of:=IF(ISBLANK([$pays.H141])OR([$pays.H141]=&quot;N.A.&quot;);&quot;NULL&quot;;IF(ISNUMBER(FIND(&quot; %&quot;; [$pays.H141])) ;SUBSTITUTE([$pays.H141];&quot; %&quot;;&quot;&quot;) ; SUBSTITUTE([$pays.H141];&quot;'&quot;;&quot; &quot;)))" office:value-type="string" office:string-value="1.6" calcext:value-type="string">
            <text:p>1.6</text:p>
          </table:table-cell>
          <table:table-cell table:formula="of:=IF(ISBLANK([$pays.I141])OR([$pays.I141]=&quot;N.A.&quot;);&quot;NULL&quot;;IF(ISNUMBER(FIND(&quot; %&quot;; [$pays.I141])) ;SUBSTITUTE([$pays.I141];&quot; %&quot;;&quot;&quot;) ; SUBSTITUTE([$pays.I141];&quot;'&quot;;&quot; &quot;)))" office:value-type="string" office:string-value="36" calcext:value-type="string">
            <text:p>36</text:p>
          </table:table-cell>
          <table:table-cell table:formula="of:=IF(ISBLANK([$pays.J141])OR([$pays.J141]=&quot;N.A.&quot;);&quot;NULL&quot;;IF(ISNUMBER(FIND(&quot; %&quot;; [$pays.J141])) ;SUBSTITUTE([$pays.J141];&quot; %&quot;;&quot;&quot;) ; SUBSTITUTE([$pays.J141];&quot;'&quot;;&quot; &quot;)))" office:value-type="string" office:string-value="63" calcext:value-type="string">
            <text:p>63</text:p>
          </table:table-cell>
          <table:table-cell table:formula="of:=IF(ISBLANK([$pays.K141])OR([$pays.K141]=&quot;N.A.&quot;);&quot;NULL&quot;;IF(ISNUMBER(FIND(&quot; %&quot;; [$pays.K141])) ;SUBSTITUTE([$pays.K141];&quot; %&quot;;&quot;&quot;) ; SUBSTITUTE([$pays.K141];&quot;'&quot;;&quot; &quot;)))" office:value-type="string" office:string-value="0.04" calcext:value-type="string">
            <text:p>0.04</text:p>
          </table:table-cell>
          <table:table-cell table:formula="of:=IF(ISBLANK([$pays.L141])OR([$pays.L141]=&quot;N.A.&quot;);&quot;NULL&quot;;IF(ISNUMBER(FIND(&quot; %&quot;; [$pays.L141])) ;SUBSTITUTE([$pays.L141];&quot; %&quot;;&quot;&quot;) ; SUBSTITUTE([$pays.L14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2])OR([$pays.A142]=&quot;N.A.&quot;);&quot;NULL&quot;;IF(ISNUMBER(FIND(&quot; %&quot;; [$pays.A142])) ;SUBSTITUTE([$pays.A142];&quot; %&quot;;&quot;&quot;) ; SUBSTITUTE([$pays.A142];&quot;'&quot;;&quot; &quot;)))" office:value-type="string" office:string-value="Puerto Rico" calcext:value-type="string">
            <text:p>Puerto Rico</text:p>
          </table:table-cell>
          <table:table-cell table:formula="of:=IF(ISBLANK([$pays.B142])OR([$pays.B142]=&quot;N.A.&quot;);&quot;NULL&quot;;IF(ISNUMBER(FIND(&quot; %&quot;; [$pays.B142])) ;SUBSTITUTE([$pays.B142];&quot; %&quot;;&quot;&quot;) ; SUBSTITUTE([$pays.B142];&quot;'&quot;;&quot; &quot;)))" office:value-type="string" office:string-value="2874636" calcext:value-type="string">
            <text:p>2874636</text:p>
          </table:table-cell>
          <table:table-cell table:formula="of:=IF(ISBLANK([$pays.C142])OR([$pays.C142]=&quot;N.A.&quot;);&quot;NULL&quot;;IF(ISNUMBER(FIND(&quot; %&quot;; [$pays.C142])) ;SUBSTITUTE([$pays.C142];&quot; %&quot;;&quot;&quot;) ; SUBSTITUTE([$pays.C142];&quot;'&quot;;&quot; &quot;)))" office:value-type="string" office:string-value="-2.47" calcext:value-type="string">
            <text:p>-2.47</text:p>
          </table:table-cell>
          <table:table-cell table:formula="of:=IF(ISBLANK([$pays.D142])OR([$pays.D142]=&quot;N.A.&quot;);&quot;NULL&quot;;IF(ISNUMBER(FIND(&quot; %&quot;; [$pays.D142])) ;SUBSTITUTE([$pays.D142];&quot; %&quot;;&quot;&quot;) ; SUBSTITUTE([$pays.D142];&quot;'&quot;;&quot; &quot;)))" office:value-type="string" office:string-value="-72555" calcext:value-type="string">
            <text:p>-72555</text:p>
          </table:table-cell>
          <table:table-cell table:formula="of:=IF(ISBLANK([$pays.E142])OR([$pays.E142]=&quot;N.A.&quot;);&quot;NULL&quot;;IF(ISNUMBER(FIND(&quot; %&quot;; [$pays.E142])) ;SUBSTITUTE([$pays.E142];&quot; %&quot;;&quot;&quot;) ; SUBSTITUTE([$pays.E142];&quot;'&quot;;&quot; &quot;)))" office:value-type="string" office:string-value="323" calcext:value-type="string">
            <text:p>323</text:p>
          </table:table-cell>
          <table:table-cell table:formula="of:=IF(ISBLANK([$pays.F142])OR([$pays.F142]=&quot;N.A.&quot;);&quot;NULL&quot;;IF(ISNUMBER(FIND(&quot; %&quot;; [$pays.F142])) ;SUBSTITUTE([$pays.F142];&quot; %&quot;;&quot;&quot;) ; SUBSTITUTE([$pays.F142];&quot;'&quot;;&quot; &quot;)))" office:value-type="string" office:string-value="8870" calcext:value-type="string">
            <text:p>8870</text:p>
          </table:table-cell>
          <table:table-cell table:formula="of:=IF(ISBLANK([$pays.G142])OR([$pays.G142]=&quot;N.A.&quot;);&quot;NULL&quot;;IF(ISNUMBER(FIND(&quot; %&quot;; [$pays.G142])) ;SUBSTITUTE([$pays.G142];&quot; %&quot;;&quot;&quot;) ; SUBSTITUTE([$pays.G142];&quot;'&quot;;&quot; &quot;)))" office:value-type="string" office:string-value="-97986.0" calcext:value-type="string">
            <text:p>-97986.0</text:p>
          </table:table-cell>
          <table:table-cell table:formula="of:=IF(ISBLANK([$pays.H142])OR([$pays.H142]=&quot;N.A.&quot;);&quot;NULL&quot;;IF(ISNUMBER(FIND(&quot; %&quot;; [$pays.H142])) ;SUBSTITUTE([$pays.H142];&quot; %&quot;;&quot;&quot;) ; SUBSTITUTE([$pays.H142];&quot;'&quot;;&quot; &quot;)))" office:value-type="string" office:string-value="1.2" calcext:value-type="string">
            <text:p>1.2</text:p>
          </table:table-cell>
          <table:table-cell table:formula="of:=IF(ISBLANK([$pays.I142])OR([$pays.I142]=&quot;N.A.&quot;);&quot;NULL&quot;;IF(ISNUMBER(FIND(&quot; %&quot;; [$pays.I142])) ;SUBSTITUTE([$pays.I142];&quot; %&quot;;&quot;&quot;) ; SUBSTITUTE([$pays.I142];&quot;'&quot;;&quot; &quot;)))" office:value-type="string" office:string-value="44" calcext:value-type="string">
            <text:p>44</text:p>
          </table:table-cell>
          <table:table-cell table:formula="of:=IF(ISBLANK([$pays.J142])OR([$pays.J142]=&quot;N.A.&quot;);&quot;NULL&quot;;IF(ISNUMBER(FIND(&quot; %&quot;; [$pays.J142])) ;SUBSTITUTE([$pays.J142];&quot; %&quot;;&quot;&quot;) ; SUBSTITUTE([$pays.J142];&quot;'&quot;;&quot; &quot;)))" office:value-type="string" office:string-value="NULL" calcext:value-type="string">
            <text:p>NULL</text:p>
          </table:table-cell>
          <table:table-cell table:formula="of:=IF(ISBLANK([$pays.K142])OR([$pays.K142]=&quot;N.A.&quot;);&quot;NULL&quot;;IF(ISNUMBER(FIND(&quot; %&quot;; [$pays.K142])) ;SUBSTITUTE([$pays.K142];&quot; %&quot;;&quot;&quot;) ; SUBSTITUTE([$pays.K142];&quot;'&quot;;&quot; &quot;)))" office:value-type="string" office:string-value="0.04" calcext:value-type="string">
            <text:p>0.04</text:p>
          </table:table-cell>
          <table:table-cell table:formula="of:=IF(ISBLANK([$pays.L142])OR([$pays.L142]=&quot;N.A.&quot;);&quot;NULL&quot;;IF(ISNUMBER(FIND(&quot; %&quot;; [$pays.L142])) ;SUBSTITUTE([$pays.L142];&quot; %&quot;;&quot;&quot;) ; SUBSTITUTE([$pays.L14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3])OR([$pays.A143]=&quot;N.A.&quot;);&quot;NULL&quot;;IF(ISNUMBER(FIND(&quot; %&quot;; [$pays.A143])) ;SUBSTITUTE([$pays.A143];&quot; %&quot;;&quot;&quot;) ; SUBSTITUTE([$pays.A143];&quot;'&quot;;&quot; &quot;)))" office:value-type="string" office:string-value="Lithuania" calcext:value-type="string">
            <text:p>Lithuania</text:p>
          </table:table-cell>
          <table:table-cell table:formula="of:=IF(ISBLANK([$pays.B143])OR([$pays.B143]=&quot;N.A.&quot;);&quot;NULL&quot;;IF(ISNUMBER(FIND(&quot; %&quot;; [$pays.B143])) ;SUBSTITUTE([$pays.B143];&quot; %&quot;;&quot;&quot;) ; SUBSTITUTE([$pays.B143];&quot;'&quot;;&quot; &quot;)))" office:value-type="string" office:string-value="2729553" calcext:value-type="string">
            <text:p>2729553</text:p>
          </table:table-cell>
          <table:table-cell table:formula="of:=IF(ISBLANK([$pays.C143])OR([$pays.C143]=&quot;N.A.&quot;);&quot;NULL&quot;;IF(ISNUMBER(FIND(&quot; %&quot;; [$pays.C143])) ;SUBSTITUTE([$pays.C143];&quot; %&quot;;&quot;&quot;) ; SUBSTITUTE([$pays.C143];&quot;'&quot;;&quot; &quot;)))" office:value-type="string" office:string-value="-1.35" calcext:value-type="string">
            <text:p>-1.35</text:p>
          </table:table-cell>
          <table:table-cell table:formula="of:=IF(ISBLANK([$pays.D143])OR([$pays.D143]=&quot;N.A.&quot;);&quot;NULL&quot;;IF(ISNUMBER(FIND(&quot; %&quot;; [$pays.D143])) ;SUBSTITUTE([$pays.D143];&quot; %&quot;;&quot;&quot;) ; SUBSTITUTE([$pays.D143];&quot;'&quot;;&quot; &quot;)))" office:value-type="string" office:string-value="-37338" calcext:value-type="string">
            <text:p>-37338</text:p>
          </table:table-cell>
          <table:table-cell table:formula="of:=IF(ISBLANK([$pays.E143])OR([$pays.E143]=&quot;N.A.&quot;);&quot;NULL&quot;;IF(ISNUMBER(FIND(&quot; %&quot;; [$pays.E143])) ;SUBSTITUTE([$pays.E143];&quot; %&quot;;&quot;&quot;) ; SUBSTITUTE([$pays.E143];&quot;'&quot;;&quot; &quot;)))" office:value-type="string" office:string-value="43" calcext:value-type="string">
            <text:p>43</text:p>
          </table:table-cell>
          <table:table-cell table:formula="of:=IF(ISBLANK([$pays.F143])OR([$pays.F143]=&quot;N.A.&quot;);&quot;NULL&quot;;IF(ISNUMBER(FIND(&quot; %&quot;; [$pays.F143])) ;SUBSTITUTE([$pays.F143];&quot; %&quot;;&quot;&quot;) ; SUBSTITUTE([$pays.F143];&quot;'&quot;;&quot; &quot;)))" office:value-type="string" office:string-value="62674" calcext:value-type="string">
            <text:p>62674</text:p>
          </table:table-cell>
          <table:table-cell table:formula="of:=IF(ISBLANK([$pays.G143])OR([$pays.G143]=&quot;N.A.&quot;);&quot;NULL&quot;;IF(ISNUMBER(FIND(&quot; %&quot;; [$pays.G143])) ;SUBSTITUTE([$pays.G143];&quot; %&quot;;&quot;&quot;) ; SUBSTITUTE([$pays.G143];&quot;'&quot;;&quot; &quot;)))" office:value-type="string" office:string-value="-32780.0" calcext:value-type="string">
            <text:p>-32780.0</text:p>
          </table:table-cell>
          <table:table-cell table:formula="of:=IF(ISBLANK([$pays.H143])OR([$pays.H143]=&quot;N.A.&quot;);&quot;NULL&quot;;IF(ISNUMBER(FIND(&quot; %&quot;; [$pays.H143])) ;SUBSTITUTE([$pays.H143];&quot; %&quot;;&quot;&quot;) ; SUBSTITUTE([$pays.H143];&quot;'&quot;;&quot; &quot;)))" office:value-type="string" office:string-value="1.7" calcext:value-type="string">
            <text:p>1.7</text:p>
          </table:table-cell>
          <table:table-cell table:formula="of:=IF(ISBLANK([$pays.I143])OR([$pays.I143]=&quot;N.A.&quot;);&quot;NULL&quot;;IF(ISNUMBER(FIND(&quot; %&quot;; [$pays.I143])) ;SUBSTITUTE([$pays.I143];&quot; %&quot;;&quot;&quot;) ; SUBSTITUTE([$pays.I143];&quot;'&quot;;&quot; &quot;)))" office:value-type="string" office:string-value="45" calcext:value-type="string">
            <text:p>45</text:p>
          </table:table-cell>
          <table:table-cell table:formula="of:=IF(ISBLANK([$pays.J143])OR([$pays.J143]=&quot;N.A.&quot;);&quot;NULL&quot;;IF(ISNUMBER(FIND(&quot; %&quot;; [$pays.J143])) ;SUBSTITUTE([$pays.J143];&quot; %&quot;;&quot;&quot;) ; SUBSTITUTE([$pays.J143];&quot;'&quot;;&quot; &quot;)))" office:value-type="string" office:string-value="71" calcext:value-type="string">
            <text:p>71</text:p>
          </table:table-cell>
          <table:table-cell table:formula="of:=IF(ISBLANK([$pays.K143])OR([$pays.K143]=&quot;N.A.&quot;);&quot;NULL&quot;;IF(ISNUMBER(FIND(&quot; %&quot;; [$pays.K143])) ;SUBSTITUTE([$pays.K143];&quot; %&quot;;&quot;&quot;) ; SUBSTITUTE([$pays.K143];&quot;'&quot;;&quot; &quot;)))" office:value-type="string" office:string-value="0.03" calcext:value-type="string">
            <text:p>0.03</text:p>
          </table:table-cell>
          <table:table-cell table:formula="of:=IF(ISBLANK([$pays.L143])OR([$pays.L143]=&quot;N.A.&quot;);&quot;NULL&quot;;IF(ISNUMBER(FIND(&quot; %&quot;; [$pays.L143])) ;SUBSTITUTE([$pays.L143];&quot; %&quot;;&quot;&quot;) ; SUBSTITUTE([$pays.L14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4])OR([$pays.A144]=&quot;N.A.&quot;);&quot;NULL&quot;;IF(ISNUMBER(FIND(&quot; %&quot;; [$pays.A144])) ;SUBSTITUTE([$pays.A144];&quot; %&quot;;&quot;&quot;) ; SUBSTITUTE([$pays.A144];&quot;'&quot;;&quot; &quot;)))" office:value-type="string" office:string-value="Namibia" calcext:value-type="string">
            <text:p>Namibia</text:p>
          </table:table-cell>
          <table:table-cell table:formula="of:=IF(ISBLANK([$pays.B144])OR([$pays.B144]=&quot;N.A.&quot;);&quot;NULL&quot;;IF(ISNUMBER(FIND(&quot; %&quot;; [$pays.B144])) ;SUBSTITUTE([$pays.B144];&quot; %&quot;;&quot;&quot;) ; SUBSTITUTE([$pays.B144];&quot;'&quot;;&quot; &quot;)))" office:value-type="string" office:string-value="2531290" calcext:value-type="string">
            <text:p>2531290</text:p>
          </table:table-cell>
          <table:table-cell table:formula="of:=IF(ISBLANK([$pays.C144])OR([$pays.C144]=&quot;N.A.&quot;);&quot;NULL&quot;;IF(ISNUMBER(FIND(&quot; %&quot;; [$pays.C144])) ;SUBSTITUTE([$pays.C144];&quot; %&quot;;&quot;&quot;) ; SUBSTITUTE([$pays.C144];&quot;'&quot;;&quot; &quot;)))" office:value-type="string" office:string-value="1.86" calcext:value-type="string">
            <text:p>1.86</text:p>
          </table:table-cell>
          <table:table-cell table:formula="of:=IF(ISBLANK([$pays.D144])OR([$pays.D144]=&quot;N.A.&quot;);&quot;NULL&quot;;IF(ISNUMBER(FIND(&quot; %&quot;; [$pays.D144])) ;SUBSTITUTE([$pays.D144];&quot; %&quot;;&quot;&quot;) ; SUBSTITUTE([$pays.D144];&quot;'&quot;;&quot; &quot;)))" office:value-type="string" office:string-value="46375" calcext:value-type="string">
            <text:p>46375</text:p>
          </table:table-cell>
          <table:table-cell table:formula="of:=IF(ISBLANK([$pays.E144])OR([$pays.E144]=&quot;N.A.&quot;);&quot;NULL&quot;;IF(ISNUMBER(FIND(&quot; %&quot;; [$pays.E144])) ;SUBSTITUTE([$pays.E144];&quot; %&quot;;&quot;&quot;) ; SUBSTITUTE([$pays.E144];&quot;'&quot;;&quot; &quot;)))" office:value-type="string" office:string-value="3" calcext:value-type="string">
            <text:p>3</text:p>
          </table:table-cell>
          <table:table-cell table:formula="of:=IF(ISBLANK([$pays.F144])OR([$pays.F144]=&quot;N.A.&quot;);&quot;NULL&quot;;IF(ISNUMBER(FIND(&quot; %&quot;; [$pays.F144])) ;SUBSTITUTE([$pays.F144];&quot; %&quot;;&quot;&quot;) ; SUBSTITUTE([$pays.F144];&quot;'&quot;;&quot; &quot;)))" office:value-type="string" office:string-value="823290" calcext:value-type="string">
            <text:p>823290</text:p>
          </table:table-cell>
          <table:table-cell table:formula="of:=IF(ISBLANK([$pays.G144])OR([$pays.G144]=&quot;N.A.&quot;);&quot;NULL&quot;;IF(ISNUMBER(FIND(&quot; %&quot;; [$pays.G144])) ;SUBSTITUTE([$pays.G144];&quot; %&quot;;&quot;&quot;) ; SUBSTITUTE([$pays.G144];&quot;'&quot;;&quot; &quot;)))" office:value-type="string" office:string-value="-4806.0" calcext:value-type="string">
            <text:p>-4806.0</text:p>
          </table:table-cell>
          <table:table-cell table:formula="of:=IF(ISBLANK([$pays.H144])OR([$pays.H144]=&quot;N.A.&quot;);&quot;NULL&quot;;IF(ISNUMBER(FIND(&quot; %&quot;; [$pays.H144])) ;SUBSTITUTE([$pays.H144];&quot; %&quot;;&quot;&quot;) ; SUBSTITUTE([$pays.H144];&quot;'&quot;;&quot; &quot;)))" office:value-type="string" office:string-value="3.4" calcext:value-type="string">
            <text:p>3.4</text:p>
          </table:table-cell>
          <table:table-cell table:formula="of:=IF(ISBLANK([$pays.I144])OR([$pays.I144]=&quot;N.A.&quot;);&quot;NULL&quot;;IF(ISNUMBER(FIND(&quot; %&quot;; [$pays.I144])) ;SUBSTITUTE([$pays.I144];&quot; %&quot;;&quot;&quot;) ; SUBSTITUTE([$pays.I144];&quot;'&quot;;&quot; &quot;)))" office:value-type="string" office:string-value="22" calcext:value-type="string">
            <text:p>22</text:p>
          </table:table-cell>
          <table:table-cell table:formula="of:=IF(ISBLANK([$pays.J144])OR([$pays.J144]=&quot;N.A.&quot;);&quot;NULL&quot;;IF(ISNUMBER(FIND(&quot; %&quot;; [$pays.J144])) ;SUBSTITUTE([$pays.J144];&quot; %&quot;;&quot;&quot;) ; SUBSTITUTE([$pays.J144];&quot;'&quot;;&quot; &quot;)))" office:value-type="string" office:string-value="55" calcext:value-type="string">
            <text:p>55</text:p>
          </table:table-cell>
          <table:table-cell table:formula="of:=IF(ISBLANK([$pays.K144])OR([$pays.K144]=&quot;N.A.&quot;);&quot;NULL&quot;;IF(ISNUMBER(FIND(&quot; %&quot;; [$pays.K144])) ;SUBSTITUTE([$pays.K144];&quot; %&quot;;&quot;&quot;) ; SUBSTITUTE([$pays.K144];&quot;'&quot;;&quot; &quot;)))" office:value-type="string" office:string-value="0.03" calcext:value-type="string">
            <text:p>0.03</text:p>
          </table:table-cell>
          <table:table-cell table:formula="of:=IF(ISBLANK([$pays.L144])OR([$pays.L144]=&quot;N.A.&quot;);&quot;NULL&quot;;IF(ISNUMBER(FIND(&quot; %&quot;; [$pays.L144])) ;SUBSTITUTE([$pays.L144];&quot; %&quot;;&quot;&quot;) ; SUBSTITUTE([$pays.L14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5])OR([$pays.A145]=&quot;N.A.&quot;);&quot;NULL&quot;;IF(ISNUMBER(FIND(&quot; %&quot;; [$pays.A145])) ;SUBSTITUTE([$pays.A145];&quot; %&quot;;&quot;&quot;) ; SUBSTITUTE([$pays.A145];&quot;'&quot;;&quot; &quot;)))" office:value-type="string" office:string-value="Gambia" calcext:value-type="string">
            <text:p>Gambia</text:p>
          </table:table-cell>
          <table:table-cell table:formula="of:=IF(ISBLANK([$pays.B145])OR([$pays.B145]=&quot;N.A.&quot;);&quot;NULL&quot;;IF(ISNUMBER(FIND(&quot; %&quot;; [$pays.B145])) ;SUBSTITUTE([$pays.B145];&quot; %&quot;;&quot;&quot;) ; SUBSTITUTE([$pays.B145];&quot;'&quot;;&quot; &quot;)))" office:value-type="string" office:string-value="2402083" calcext:value-type="string">
            <text:p>2402083</text:p>
          </table:table-cell>
          <table:table-cell table:formula="of:=IF(ISBLANK([$pays.C145])OR([$pays.C145]=&quot;N.A.&quot;);&quot;NULL&quot;;IF(ISNUMBER(FIND(&quot; %&quot;; [$pays.C145])) ;SUBSTITUTE([$pays.C145];&quot; %&quot;;&quot;&quot;) ; SUBSTITUTE([$pays.C145];&quot;'&quot;;&quot; &quot;)))" office:value-type="string" office:string-value="2.94" calcext:value-type="string">
            <text:p>2.94</text:p>
          </table:table-cell>
          <table:table-cell table:formula="of:=IF(ISBLANK([$pays.D145])OR([$pays.D145]=&quot;N.A.&quot;);&quot;NULL&quot;;IF(ISNUMBER(FIND(&quot; %&quot;; [$pays.D145])) ;SUBSTITUTE([$pays.D145];&quot; %&quot;;&quot;&quot;) ; SUBSTITUTE([$pays.D145];&quot;'&quot;;&quot; &quot;)))" office:value-type="string" office:string-value="68962" calcext:value-type="string">
            <text:p>68962</text:p>
          </table:table-cell>
          <table:table-cell table:formula="of:=IF(ISBLANK([$pays.E145])OR([$pays.E145]=&quot;N.A.&quot;);&quot;NULL&quot;;IF(ISNUMBER(FIND(&quot; %&quot;; [$pays.E145])) ;SUBSTITUTE([$pays.E145];&quot; %&quot;;&quot;&quot;) ; SUBSTITUTE([$pays.E145];&quot;'&quot;;&quot; &quot;)))" office:value-type="string" office:string-value="239" calcext:value-type="string">
            <text:p>239</text:p>
          </table:table-cell>
          <table:table-cell table:formula="of:=IF(ISBLANK([$pays.F145])OR([$pays.F145]=&quot;N.A.&quot;);&quot;NULL&quot;;IF(ISNUMBER(FIND(&quot; %&quot;; [$pays.F145])) ;SUBSTITUTE([$pays.F145];&quot; %&quot;;&quot;&quot;) ; SUBSTITUTE([$pays.F145];&quot;'&quot;;&quot; &quot;)))" office:value-type="string" office:string-value="10120" calcext:value-type="string">
            <text:p>10120</text:p>
          </table:table-cell>
          <table:table-cell table:formula="of:=IF(ISBLANK([$pays.G145])OR([$pays.G145]=&quot;N.A.&quot;);&quot;NULL&quot;;IF(ISNUMBER(FIND(&quot; %&quot;; [$pays.G145])) ;SUBSTITUTE([$pays.G145];&quot; %&quot;;&quot;&quot;) ; SUBSTITUTE([$pays.G145];&quot;'&quot;;&quot; &quot;)))" office:value-type="string" office:string-value="-3087.0" calcext:value-type="string">
            <text:p>-3087.0</text:p>
          </table:table-cell>
          <table:table-cell table:formula="of:=IF(ISBLANK([$pays.H145])OR([$pays.H145]=&quot;N.A.&quot;);&quot;NULL&quot;;IF(ISNUMBER(FIND(&quot; %&quot;; [$pays.H145])) ;SUBSTITUTE([$pays.H145];&quot; %&quot;;&quot;&quot;) ; SUBSTITUTE([$pays.H145];&quot;'&quot;;&quot; &quot;)))" office:value-type="string" office:string-value="5.3" calcext:value-type="string">
            <text:p>5.3</text:p>
          </table:table-cell>
          <table:table-cell table:formula="of:=IF(ISBLANK([$pays.I145])OR([$pays.I145]=&quot;N.A.&quot;);&quot;NULL&quot;;IF(ISNUMBER(FIND(&quot; %&quot;; [$pays.I145])) ;SUBSTITUTE([$pays.I145];&quot; %&quot;;&quot;&quot;) ; SUBSTITUTE([$pays.I145];&quot;'&quot;;&quot; &quot;)))" office:value-type="string" office:string-value="18" calcext:value-type="string">
            <text:p>18</text:p>
          </table:table-cell>
          <table:table-cell table:formula="of:=IF(ISBLANK([$pays.J145])OR([$pays.J145]=&quot;N.A.&quot;);&quot;NULL&quot;;IF(ISNUMBER(FIND(&quot; %&quot;; [$pays.J145])) ;SUBSTITUTE([$pays.J145];&quot; %&quot;;&quot;&quot;) ; SUBSTITUTE([$pays.J145];&quot;'&quot;;&quot; &quot;)))" office:value-type="string" office:string-value="59" calcext:value-type="string">
            <text:p>59</text:p>
          </table:table-cell>
          <table:table-cell table:formula="of:=IF(ISBLANK([$pays.K145])OR([$pays.K145]=&quot;N.A.&quot;);&quot;NULL&quot;;IF(ISNUMBER(FIND(&quot; %&quot;; [$pays.K145])) ;SUBSTITUTE([$pays.K145];&quot; %&quot;;&quot;&quot;) ; SUBSTITUTE([$pays.K145];&quot;'&quot;;&quot; &quot;)))" office:value-type="string" office:string-value="0.03" calcext:value-type="string">
            <text:p>0.03</text:p>
          </table:table-cell>
          <table:table-cell table:formula="of:=IF(ISBLANK([$pays.L145])OR([$pays.L145]=&quot;N.A.&quot;);&quot;NULL&quot;;IF(ISNUMBER(FIND(&quot; %&quot;; [$pays.L145])) ;SUBSTITUTE([$pays.L145];&quot; %&quot;;&quot;&quot;) ; SUBSTITUTE([$pays.L14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6])OR([$pays.A146]=&quot;N.A.&quot;);&quot;NULL&quot;;IF(ISNUMBER(FIND(&quot; %&quot;; [$pays.A146])) ;SUBSTITUTE([$pays.A146];&quot; %&quot;;&quot;&quot;) ; SUBSTITUTE([$pays.A146];&quot;'&quot;;&quot; &quot;)))" office:value-type="string" office:string-value="Botswana" calcext:value-type="string">
            <text:p>Botswana</text:p>
          </table:table-cell>
          <table:table-cell table:formula="of:=IF(ISBLANK([$pays.B146])OR([$pays.B146]=&quot;N.A.&quot;);&quot;NULL&quot;;IF(ISNUMBER(FIND(&quot; %&quot;; [$pays.B146])) ;SUBSTITUTE([$pays.B146];&quot; %&quot;;&quot;&quot;) ; SUBSTITUTE([$pays.B146];&quot;'&quot;;&quot; &quot;)))" office:value-type="string" office:string-value="2341649" calcext:value-type="string">
            <text:p>2341649</text:p>
          </table:table-cell>
          <table:table-cell table:formula="of:=IF(ISBLANK([$pays.C146])OR([$pays.C146]=&quot;N.A.&quot;);&quot;NULL&quot;;IF(ISNUMBER(FIND(&quot; %&quot;; [$pays.C146])) ;SUBSTITUTE([$pays.C146];&quot; %&quot;;&quot;&quot;) ; SUBSTITUTE([$pays.C146];&quot;'&quot;;&quot; &quot;)))" office:value-type="string" office:string-value="2.08" calcext:value-type="string">
            <text:p>2.08</text:p>
          </table:table-cell>
          <table:table-cell table:formula="of:=IF(ISBLANK([$pays.D146])OR([$pays.D146]=&quot;N.A.&quot;);&quot;NULL&quot;;IF(ISNUMBER(FIND(&quot; %&quot;; [$pays.D146])) ;SUBSTITUTE([$pays.D146];&quot; %&quot;;&quot;&quot;) ; SUBSTITUTE([$pays.D146];&quot;'&quot;;&quot; &quot;)))" office:value-type="string" office:string-value="47930" calcext:value-type="string">
            <text:p>47930</text:p>
          </table:table-cell>
          <table:table-cell table:formula="of:=IF(ISBLANK([$pays.E146])OR([$pays.E146]=&quot;N.A.&quot;);&quot;NULL&quot;;IF(ISNUMBER(FIND(&quot; %&quot;; [$pays.E146])) ;SUBSTITUTE([$pays.E146];&quot; %&quot;;&quot;&quot;) ; SUBSTITUTE([$pays.E146];&quot;'&quot;;&quot; &quot;)))" office:value-type="string" office:string-value="4" calcext:value-type="string">
            <text:p>4</text:p>
          </table:table-cell>
          <table:table-cell table:formula="of:=IF(ISBLANK([$pays.F146])OR([$pays.F146]=&quot;N.A.&quot;);&quot;NULL&quot;;IF(ISNUMBER(FIND(&quot; %&quot;; [$pays.F146])) ;SUBSTITUTE([$pays.F146];&quot; %&quot;;&quot;&quot;) ; SUBSTITUTE([$pays.F146];&quot;'&quot;;&quot; &quot;)))" office:value-type="string" office:string-value="566730" calcext:value-type="string">
            <text:p>566730</text:p>
          </table:table-cell>
          <table:table-cell table:formula="of:=IF(ISBLANK([$pays.G146])OR([$pays.G146]=&quot;N.A.&quot;);&quot;NULL&quot;;IF(ISNUMBER(FIND(&quot; %&quot;; [$pays.G146])) ;SUBSTITUTE([$pays.G146];&quot; %&quot;;&quot;&quot;) ; SUBSTITUTE([$pays.G146];&quot;'&quot;;&quot; &quot;)))" office:value-type="string" office:string-value="3000.0" calcext:value-type="string">
            <text:p>3000.0</text:p>
          </table:table-cell>
          <table:table-cell table:formula="of:=IF(ISBLANK([$pays.H146])OR([$pays.H146]=&quot;N.A.&quot;);&quot;NULL&quot;;IF(ISNUMBER(FIND(&quot; %&quot;; [$pays.H146])) ;SUBSTITUTE([$pays.H146];&quot; %&quot;;&quot;&quot;) ; SUBSTITUTE([$pays.H146];&quot;'&quot;;&quot; &quot;)))" office:value-type="string" office:string-value="2.9" calcext:value-type="string">
            <text:p>2.9</text:p>
          </table:table-cell>
          <table:table-cell table:formula="of:=IF(ISBLANK([$pays.I146])OR([$pays.I146]=&quot;N.A.&quot;);&quot;NULL&quot;;IF(ISNUMBER(FIND(&quot; %&quot;; [$pays.I146])) ;SUBSTITUTE([$pays.I146];&quot; %&quot;;&quot;&quot;) ; SUBSTITUTE([$pays.I146];&quot;'&quot;;&quot; &quot;)))" office:value-type="string" office:string-value="24" calcext:value-type="string">
            <text:p>24</text:p>
          </table:table-cell>
          <table:table-cell table:formula="of:=IF(ISBLANK([$pays.J146])OR([$pays.J146]=&quot;N.A.&quot;);&quot;NULL&quot;;IF(ISNUMBER(FIND(&quot; %&quot;; [$pays.J146])) ;SUBSTITUTE([$pays.J146];&quot; %&quot;;&quot;&quot;) ; SUBSTITUTE([$pays.J146];&quot;'&quot;;&quot; &quot;)))" office:value-type="string" office:string-value="73" calcext:value-type="string">
            <text:p>73</text:p>
          </table:table-cell>
          <table:table-cell table:formula="of:=IF(ISBLANK([$pays.K146])OR([$pays.K146]=&quot;N.A.&quot;);&quot;NULL&quot;;IF(ISNUMBER(FIND(&quot; %&quot;; [$pays.K146])) ;SUBSTITUTE([$pays.K146];&quot; %&quot;;&quot;&quot;) ; SUBSTITUTE([$pays.K146];&quot;'&quot;;&quot; &quot;)))" office:value-type="string" office:string-value="0.03" calcext:value-type="string">
            <text:p>0.03</text:p>
          </table:table-cell>
          <table:table-cell table:formula="of:=IF(ISBLANK([$pays.L146])OR([$pays.L146]=&quot;N.A.&quot;);&quot;NULL&quot;;IF(ISNUMBER(FIND(&quot; %&quot;; [$pays.L146])) ;SUBSTITUTE([$pays.L146];&quot; %&quot;;&quot;&quot;) ; SUBSTITUTE([$pays.L14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7])OR([$pays.A147]=&quot;N.A.&quot;);&quot;NULL&quot;;IF(ISNUMBER(FIND(&quot; %&quot;; [$pays.A147])) ;SUBSTITUTE([$pays.A147];&quot; %&quot;;&quot;&quot;) ; SUBSTITUTE([$pays.A147];&quot;'&quot;;&quot; &quot;)))" office:value-type="string" office:string-value="Gabon" calcext:value-type="string">
            <text:p>Gabon</text:p>
          </table:table-cell>
          <table:table-cell table:formula="of:=IF(ISBLANK([$pays.B147])OR([$pays.B147]=&quot;N.A.&quot;);&quot;NULL&quot;;IF(ISNUMBER(FIND(&quot; %&quot;; [$pays.B147])) ;SUBSTITUTE([$pays.B147];&quot; %&quot;;&quot;&quot;) ; SUBSTITUTE([$pays.B147];&quot;'&quot;;&quot; &quot;)))" office:value-type="string" office:string-value="2214593" calcext:value-type="string">
            <text:p>2214593</text:p>
          </table:table-cell>
          <table:table-cell table:formula="of:=IF(ISBLANK([$pays.C147])OR([$pays.C147]=&quot;N.A.&quot;);&quot;NULL&quot;;IF(ISNUMBER(FIND(&quot; %&quot;; [$pays.C147])) ;SUBSTITUTE([$pays.C147];&quot; %&quot;;&quot;&quot;) ; SUBSTITUTE([$pays.C147];&quot;'&quot;;&quot; &quot;)))" office:value-type="string" office:string-value="2.45" calcext:value-type="string">
            <text:p>2.45</text:p>
          </table:table-cell>
          <table:table-cell table:formula="of:=IF(ISBLANK([$pays.D147])OR([$pays.D147]=&quot;N.A.&quot;);&quot;NULL&quot;;IF(ISNUMBER(FIND(&quot; %&quot;; [$pays.D147])) ;SUBSTITUTE([$pays.D147];&quot; %&quot;;&quot;&quot;) ; SUBSTITUTE([$pays.D147];&quot;'&quot;;&quot; &quot;)))" office:value-type="string" office:string-value="53155" calcext:value-type="string">
            <text:p>53155</text:p>
          </table:table-cell>
          <table:table-cell table:formula="of:=IF(ISBLANK([$pays.E147])OR([$pays.E147]=&quot;N.A.&quot;);&quot;NULL&quot;;IF(ISNUMBER(FIND(&quot; %&quot;; [$pays.E147])) ;SUBSTITUTE([$pays.E147];&quot; %&quot;;&quot;&quot;) ; SUBSTITUTE([$pays.E147];&quot;'&quot;;&quot; &quot;)))" office:value-type="string" office:string-value="9" calcext:value-type="string">
            <text:p>9</text:p>
          </table:table-cell>
          <table:table-cell table:formula="of:=IF(ISBLANK([$pays.F147])OR([$pays.F147]=&quot;N.A.&quot;);&quot;NULL&quot;;IF(ISNUMBER(FIND(&quot; %&quot;; [$pays.F147])) ;SUBSTITUTE([$pays.F147];&quot; %&quot;;&quot;&quot;) ; SUBSTITUTE([$pays.F147];&quot;'&quot;;&quot; &quot;)))" office:value-type="string" office:string-value="257670" calcext:value-type="string">
            <text:p>257670</text:p>
          </table:table-cell>
          <table:table-cell table:formula="of:=IF(ISBLANK([$pays.G147])OR([$pays.G147]=&quot;N.A.&quot;);&quot;NULL&quot;;IF(ISNUMBER(FIND(&quot; %&quot;; [$pays.G147])) ;SUBSTITUTE([$pays.G147];&quot; %&quot;;&quot;&quot;) ; SUBSTITUTE([$pays.G147];&quot;'&quot;;&quot; &quot;)))" office:value-type="string" office:string-value="3260.0" calcext:value-type="string">
            <text:p>3260.0</text:p>
          </table:table-cell>
          <table:table-cell table:formula="of:=IF(ISBLANK([$pays.H147])OR([$pays.H147]=&quot;N.A.&quot;);&quot;NULL&quot;;IF(ISNUMBER(FIND(&quot; %&quot;; [$pays.H147])) ;SUBSTITUTE([$pays.H147];&quot; %&quot;;&quot;&quot;) ; SUBSTITUTE([$pays.H147];&quot;'&quot;;&quot; &quot;)))" office:value-type="string" office:string-value="4.0" calcext:value-type="string">
            <text:p>4.0</text:p>
          </table:table-cell>
          <table:table-cell table:formula="of:=IF(ISBLANK([$pays.I147])OR([$pays.I147]=&quot;N.A.&quot;);&quot;NULL&quot;;IF(ISNUMBER(FIND(&quot; %&quot;; [$pays.I147])) ;SUBSTITUTE([$pays.I147];&quot; %&quot;;&quot;&quot;) ; SUBSTITUTE([$pays.I147];&quot;'&quot;;&quot; &quot;)))" office:value-type="string" office:string-value="23" calcext:value-type="string">
            <text:p>23</text:p>
          </table:table-cell>
          <table:table-cell table:formula="of:=IF(ISBLANK([$pays.J147])OR([$pays.J147]=&quot;N.A.&quot;);&quot;NULL&quot;;IF(ISNUMBER(FIND(&quot; %&quot;; [$pays.J147])) ;SUBSTITUTE([$pays.J147];&quot; %&quot;;&quot;&quot;) ; SUBSTITUTE([$pays.J147];&quot;'&quot;;&quot; &quot;)))" office:value-type="string" office:string-value="87" calcext:value-type="string">
            <text:p>87</text:p>
          </table:table-cell>
          <table:table-cell table:formula="of:=IF(ISBLANK([$pays.K147])OR([$pays.K147]=&quot;N.A.&quot;);&quot;NULL&quot;;IF(ISNUMBER(FIND(&quot; %&quot;; [$pays.K147])) ;SUBSTITUTE([$pays.K147];&quot; %&quot;;&quot;&quot;) ; SUBSTITUTE([$pays.K147];&quot;'&quot;;&quot; &quot;)))" office:value-type="string" office:string-value="0.03" calcext:value-type="string">
            <text:p>0.03</text:p>
          </table:table-cell>
          <table:table-cell table:formula="of:=IF(ISBLANK([$pays.L147])OR([$pays.L147]=&quot;N.A.&quot;);&quot;NULL&quot;;IF(ISNUMBER(FIND(&quot; %&quot;; [$pays.L147])) ;SUBSTITUTE([$pays.L147];&quot; %&quot;;&quot;&quot;) ; SUBSTITUTE([$pays.L14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8])OR([$pays.A148]=&quot;N.A.&quot;);&quot;NULL&quot;;IF(ISNUMBER(FIND(&quot; %&quot;; [$pays.A148])) ;SUBSTITUTE([$pays.A148];&quot; %&quot;;&quot;&quot;) ; SUBSTITUTE([$pays.A148];&quot;'&quot;;&quot; &quot;)))" office:value-type="string" office:string-value="Lesotho" calcext:value-type="string">
            <text:p>Lesotho</text:p>
          </table:table-cell>
          <table:table-cell table:formula="of:=IF(ISBLANK([$pays.B148])OR([$pays.B148]=&quot;N.A.&quot;);&quot;NULL&quot;;IF(ISNUMBER(FIND(&quot; %&quot;; [$pays.B148])) ;SUBSTITUTE([$pays.B148];&quot; %&quot;;&quot;&quot;) ; SUBSTITUTE([$pays.B148];&quot;'&quot;;&quot; &quot;)))" office:value-type="string" office:string-value="2138799" calcext:value-type="string">
            <text:p>2138799</text:p>
          </table:table-cell>
          <table:table-cell table:formula="of:=IF(ISBLANK([$pays.C148])OR([$pays.C148]=&quot;N.A.&quot;);&quot;NULL&quot;;IF(ISNUMBER(FIND(&quot; %&quot;; [$pays.C148])) ;SUBSTITUTE([$pays.C148];&quot; %&quot;;&quot;&quot;) ; SUBSTITUTE([$pays.C148];&quot;'&quot;;&quot; &quot;)))" office:value-type="string" office:string-value="0.80" calcext:value-type="string">
            <text:p>0.80</text:p>
          </table:table-cell>
          <table:table-cell table:formula="of:=IF(ISBLANK([$pays.D148])OR([$pays.D148]=&quot;N.A.&quot;);&quot;NULL&quot;;IF(ISNUMBER(FIND(&quot; %&quot;; [$pays.D148])) ;SUBSTITUTE([$pays.D148];&quot; %&quot;;&quot;&quot;) ; SUBSTITUTE([$pays.D148];&quot;'&quot;;&quot; &quot;)))" office:value-type="string" office:string-value="16981" calcext:value-type="string">
            <text:p>16981</text:p>
          </table:table-cell>
          <table:table-cell table:formula="of:=IF(ISBLANK([$pays.E148])OR([$pays.E148]=&quot;N.A.&quot;);&quot;NULL&quot;;IF(ISNUMBER(FIND(&quot; %&quot;; [$pays.E148])) ;SUBSTITUTE([$pays.E148];&quot; %&quot;;&quot;&quot;) ; SUBSTITUTE([$pays.E148];&quot;'&quot;;&quot; &quot;)))" office:value-type="string" office:string-value="71" calcext:value-type="string">
            <text:p>71</text:p>
          </table:table-cell>
          <table:table-cell table:formula="of:=IF(ISBLANK([$pays.F148])OR([$pays.F148]=&quot;N.A.&quot;);&quot;NULL&quot;;IF(ISNUMBER(FIND(&quot; %&quot;; [$pays.F148])) ;SUBSTITUTE([$pays.F148];&quot; %&quot;;&quot;&quot;) ; SUBSTITUTE([$pays.F148];&quot;'&quot;;&quot; &quot;)))" office:value-type="string" office:string-value="30360" calcext:value-type="string">
            <text:p>30360</text:p>
          </table:table-cell>
          <table:table-cell table:formula="of:=IF(ISBLANK([$pays.G148])OR([$pays.G148]=&quot;N.A.&quot;);&quot;NULL&quot;;IF(ISNUMBER(FIND(&quot; %&quot;; [$pays.G148])) ;SUBSTITUTE([$pays.G148];&quot; %&quot;;&quot;&quot;) ; SUBSTITUTE([$pays.G148];&quot;'&quot;;&quot; &quot;)))" office:value-type="string" office:string-value="-10047.0" calcext:value-type="string">
            <text:p>-10047.0</text:p>
          </table:table-cell>
          <table:table-cell table:formula="of:=IF(ISBLANK([$pays.H148])OR([$pays.H148]=&quot;N.A.&quot;);&quot;NULL&quot;;IF(ISNUMBER(FIND(&quot; %&quot;; [$pays.H148])) ;SUBSTITUTE([$pays.H148];&quot; %&quot;;&quot;&quot;) ; SUBSTITUTE([$pays.H148];&quot;'&quot;;&quot; &quot;)))" office:value-type="string" office:string-value="3.2" calcext:value-type="string">
            <text:p>3.2</text:p>
          </table:table-cell>
          <table:table-cell table:formula="of:=IF(ISBLANK([$pays.I148])OR([$pays.I148]=&quot;N.A.&quot;);&quot;NULL&quot;;IF(ISNUMBER(FIND(&quot; %&quot;; [$pays.I148])) ;SUBSTITUTE([$pays.I148];&quot; %&quot;;&quot;&quot;) ; SUBSTITUTE([$pays.I148];&quot;'&quot;;&quot; &quot;)))" office:value-type="string" office:string-value="24" calcext:value-type="string">
            <text:p>24</text:p>
          </table:table-cell>
          <table:table-cell table:formula="of:=IF(ISBLANK([$pays.J148])OR([$pays.J148]=&quot;N.A.&quot;);&quot;NULL&quot;;IF(ISNUMBER(FIND(&quot; %&quot;; [$pays.J148])) ;SUBSTITUTE([$pays.J148];&quot; %&quot;;&quot;&quot;) ; SUBSTITUTE([$pays.J148];&quot;'&quot;;&quot; &quot;)))" office:value-type="string" office:string-value="31" calcext:value-type="string">
            <text:p>31</text:p>
          </table:table-cell>
          <table:table-cell table:formula="of:=IF(ISBLANK([$pays.K148])OR([$pays.K148]=&quot;N.A.&quot;);&quot;NULL&quot;;IF(ISNUMBER(FIND(&quot; %&quot;; [$pays.K148])) ;SUBSTITUTE([$pays.K148];&quot; %&quot;;&quot;&quot;) ; SUBSTITUTE([$pays.K148];&quot;'&quot;;&quot; &quot;)))" office:value-type="string" office:string-value="0.03" calcext:value-type="string">
            <text:p>0.03</text:p>
          </table:table-cell>
          <table:table-cell table:formula="of:=IF(ISBLANK([$pays.L148])OR([$pays.L148]=&quot;N.A.&quot;);&quot;NULL&quot;;IF(ISNUMBER(FIND(&quot; %&quot;; [$pays.L148])) ;SUBSTITUTE([$pays.L148];&quot; %&quot;;&quot;&quot;) ; SUBSTITUTE([$pays.L148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49])OR([$pays.A149]=&quot;N.A.&quot;);&quot;NULL&quot;;IF(ISNUMBER(FIND(&quot; %&quot;; [$pays.A149])) ;SUBSTITUTE([$pays.A149];&quot; %&quot;;&quot;&quot;) ; SUBSTITUTE([$pays.A149];&quot;'&quot;;&quot; &quot;)))" office:value-type="string" office:string-value="North Macedonia" calcext:value-type="string">
            <text:p>North Macedonia</text:p>
          </table:table-cell>
          <table:table-cell table:formula="of:=IF(ISBLANK([$pays.B149])OR([$pays.B149]=&quot;N.A.&quot;);&quot;NULL&quot;;IF(ISNUMBER(FIND(&quot; %&quot;; [$pays.B149])) ;SUBSTITUTE([$pays.B149];&quot; %&quot;;&quot;&quot;) ; SUBSTITUTE([$pays.B149];&quot;'&quot;;&quot; &quot;)))" office:value-type="string" office:string-value="2083391" calcext:value-type="string">
            <text:p>2083391</text:p>
          </table:table-cell>
          <table:table-cell table:formula="of:=IF(ISBLANK([$pays.C149])OR([$pays.C149]=&quot;N.A.&quot;);&quot;NULL&quot;;IF(ISNUMBER(FIND(&quot; %&quot;; [$pays.C149])) ;SUBSTITUTE([$pays.C149];&quot; %&quot;;&quot;&quot;) ; SUBSTITUTE([$pays.C149];&quot;'&quot;;&quot; &quot;)))" office:value-type="string" office:string-value="0.00" calcext:value-type="string">
            <text:p>0.00</text:p>
          </table:table-cell>
          <table:table-cell table:formula="of:=IF(ISBLANK([$pays.D149])OR([$pays.D149]=&quot;N.A.&quot;);&quot;NULL&quot;;IF(ISNUMBER(FIND(&quot; %&quot;; [$pays.D149])) ;SUBSTITUTE([$pays.D149];&quot; %&quot;;&quot;&quot;) ; SUBSTITUTE([$pays.D149];&quot;'&quot;;&quot; &quot;)))" office:value-type="string" office:string-value="-85" calcext:value-type="string">
            <text:p>-85</text:p>
          </table:table-cell>
          <table:table-cell table:formula="of:=IF(ISBLANK([$pays.E149])OR([$pays.E149]=&quot;N.A.&quot;);&quot;NULL&quot;;IF(ISNUMBER(FIND(&quot; %&quot;; [$pays.E149])) ;SUBSTITUTE([$pays.E149];&quot; %&quot;;&quot;&quot;) ; SUBSTITUTE([$pays.E149];&quot;'&quot;;&quot; &quot;)))" office:value-type="string" office:string-value="83" calcext:value-type="string">
            <text:p>83</text:p>
          </table:table-cell>
          <table:table-cell table:formula="of:=IF(ISBLANK([$pays.F149])OR([$pays.F149]=&quot;N.A.&quot;);&quot;NULL&quot;;IF(ISNUMBER(FIND(&quot; %&quot;; [$pays.F149])) ;SUBSTITUTE([$pays.F149];&quot; %&quot;;&quot;&quot;) ; SUBSTITUTE([$pays.F149];&quot;'&quot;;&quot; &quot;)))" office:value-type="string" office:string-value="25220" calcext:value-type="string">
            <text:p>25220</text:p>
          </table:table-cell>
          <table:table-cell table:formula="of:=IF(ISBLANK([$pays.G149])OR([$pays.G149]=&quot;N.A.&quot;);&quot;NULL&quot;;IF(ISNUMBER(FIND(&quot; %&quot;; [$pays.G149])) ;SUBSTITUTE([$pays.G149];&quot; %&quot;;&quot;&quot;) ; SUBSTITUTE([$pays.G149];&quot;'&quot;;&quot; &quot;)))" office:value-type="string" office:string-value="-1000.0" calcext:value-type="string">
            <text:p>-1000.0</text:p>
          </table:table-cell>
          <table:table-cell table:formula="of:=IF(ISBLANK([$pays.H149])OR([$pays.H149]=&quot;N.A.&quot;);&quot;NULL&quot;;IF(ISNUMBER(FIND(&quot; %&quot;; [$pays.H149])) ;SUBSTITUTE([$pays.H149];&quot; %&quot;;&quot;&quot;) ; SUBSTITUTE([$pays.H149];&quot;'&quot;;&quot; &quot;)))" office:value-type="string" office:string-value="1.5" calcext:value-type="string">
            <text:p>1.5</text:p>
          </table:table-cell>
          <table:table-cell table:formula="of:=IF(ISBLANK([$pays.I149])OR([$pays.I149]=&quot;N.A.&quot;);&quot;NULL&quot;;IF(ISNUMBER(FIND(&quot; %&quot;; [$pays.I149])) ;SUBSTITUTE([$pays.I149];&quot; %&quot;;&quot;&quot;) ; SUBSTITUTE([$pays.I149];&quot;'&quot;;&quot; &quot;)))" office:value-type="string" office:string-value="39" calcext:value-type="string">
            <text:p>39</text:p>
          </table:table-cell>
          <table:table-cell table:formula="of:=IF(ISBLANK([$pays.J149])OR([$pays.J149]=&quot;N.A.&quot;);&quot;NULL&quot;;IF(ISNUMBER(FIND(&quot; %&quot;; [$pays.J149])) ;SUBSTITUTE([$pays.J149];&quot; %&quot;;&quot;&quot;) ; SUBSTITUTE([$pays.J149];&quot;'&quot;;&quot; &quot;)))" office:value-type="string" office:string-value="59" calcext:value-type="string">
            <text:p>59</text:p>
          </table:table-cell>
          <table:table-cell table:formula="of:=IF(ISBLANK([$pays.K149])OR([$pays.K149]=&quot;N.A.&quot;);&quot;NULL&quot;;IF(ISNUMBER(FIND(&quot; %&quot;; [$pays.K149])) ;SUBSTITUTE([$pays.K149];&quot; %&quot;;&quot;&quot;) ; SUBSTITUTE([$pays.K149];&quot;'&quot;;&quot; &quot;)))" office:value-type="string" office:string-value="0.03" calcext:value-type="string">
            <text:p>0.03</text:p>
          </table:table-cell>
          <table:table-cell table:formula="of:=IF(ISBLANK([$pays.L149])OR([$pays.L149]=&quot;N.A.&quot;);&quot;NULL&quot;;IF(ISNUMBER(FIND(&quot; %&quot;; [$pays.L149])) ;SUBSTITUTE([$pays.L149];&quot; %&quot;;&quot;&quot;) ; SUBSTITUTE([$pays.L14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0])OR([$pays.A150]=&quot;N.A.&quot;);&quot;NULL&quot;;IF(ISNUMBER(FIND(&quot; %&quot;; [$pays.A150])) ;SUBSTITUTE([$pays.A150];&quot; %&quot;;&quot;&quot;) ; SUBSTITUTE([$pays.A150];&quot;'&quot;;&quot; &quot;)))" office:value-type="string" office:string-value="Slovenia" calcext:value-type="string">
            <text:p>Slovenia</text:p>
          </table:table-cell>
          <table:table-cell table:formula="of:=IF(ISBLANK([$pays.B150])OR([$pays.B150]=&quot;N.A.&quot;);&quot;NULL&quot;;IF(ISNUMBER(FIND(&quot; %&quot;; [$pays.B150])) ;SUBSTITUTE([$pays.B150];&quot; %&quot;;&quot;&quot;) ; SUBSTITUTE([$pays.B150];&quot;'&quot;;&quot; &quot;)))" office:value-type="string" office:string-value="2078881" calcext:value-type="string">
            <text:p>2078881</text:p>
          </table:table-cell>
          <table:table-cell table:formula="of:=IF(ISBLANK([$pays.C150])OR([$pays.C150]=&quot;N.A.&quot;);&quot;NULL&quot;;IF(ISNUMBER(FIND(&quot; %&quot;; [$pays.C150])) ;SUBSTITUTE([$pays.C150];&quot; %&quot;;&quot;&quot;) ; SUBSTITUTE([$pays.C150];&quot;'&quot;;&quot; &quot;)))" office:value-type="string" office:string-value="0.01" calcext:value-type="string">
            <text:p>0.01</text:p>
          </table:table-cell>
          <table:table-cell table:formula="of:=IF(ISBLANK([$pays.D150])OR([$pays.D150]=&quot;N.A.&quot;);&quot;NULL&quot;;IF(ISNUMBER(FIND(&quot; %&quot;; [$pays.D150])) ;SUBSTITUTE([$pays.D150];&quot; %&quot;;&quot;&quot;) ; SUBSTITUTE([$pays.D150];&quot;'&quot;;&quot; &quot;)))" office:value-type="string" office:string-value="284" calcext:value-type="string">
            <text:p>284</text:p>
          </table:table-cell>
          <table:table-cell table:formula="of:=IF(ISBLANK([$pays.E150])OR([$pays.E150]=&quot;N.A.&quot;);&quot;NULL&quot;;IF(ISNUMBER(FIND(&quot; %&quot;; [$pays.E150])) ;SUBSTITUTE([$pays.E150];&quot; %&quot;;&quot;&quot;) ; SUBSTITUTE([$pays.E150];&quot;'&quot;;&quot; &quot;)))" office:value-type="string" office:string-value="103" calcext:value-type="string">
            <text:p>103</text:p>
          </table:table-cell>
          <table:table-cell table:formula="of:=IF(ISBLANK([$pays.F150])OR([$pays.F150]=&quot;N.A.&quot;);&quot;NULL&quot;;IF(ISNUMBER(FIND(&quot; %&quot;; [$pays.F150])) ;SUBSTITUTE([$pays.F150];&quot; %&quot;;&quot;&quot;) ; SUBSTITUTE([$pays.F150];&quot;'&quot;;&quot; &quot;)))" office:value-type="string" office:string-value="20140" calcext:value-type="string">
            <text:p>20140</text:p>
          </table:table-cell>
          <table:table-cell table:formula="of:=IF(ISBLANK([$pays.G150])OR([$pays.G150]=&quot;N.A.&quot;);&quot;NULL&quot;;IF(ISNUMBER(FIND(&quot; %&quot;; [$pays.G150])) ;SUBSTITUTE([$pays.G150];&quot; %&quot;;&quot;&quot;) ; SUBSTITUTE([$pays.G150];&quot;'&quot;;&quot; &quot;)))" office:value-type="string" office:string-value="2000.0" calcext:value-type="string">
            <text:p>2000.0</text:p>
          </table:table-cell>
          <table:table-cell table:formula="of:=IF(ISBLANK([$pays.H150])OR([$pays.H150]=&quot;N.A.&quot;);&quot;NULL&quot;;IF(ISNUMBER(FIND(&quot; %&quot;; [$pays.H150])) ;SUBSTITUTE([$pays.H150];&quot; %&quot;;&quot;&quot;) ; SUBSTITUTE([$pays.H150];&quot;'&quot;;&quot; &quot;)))" office:value-type="string" office:string-value="1.6" calcext:value-type="string">
            <text:p>1.6</text:p>
          </table:table-cell>
          <table:table-cell table:formula="of:=IF(ISBLANK([$pays.I150])OR([$pays.I150]=&quot;N.A.&quot;);&quot;NULL&quot;;IF(ISNUMBER(FIND(&quot; %&quot;; [$pays.I150])) ;SUBSTITUTE([$pays.I150];&quot; %&quot;;&quot;&quot;) ; SUBSTITUTE([$pays.I150];&quot;'&quot;;&quot; &quot;)))" office:value-type="string" office:string-value="45" calcext:value-type="string">
            <text:p>45</text:p>
          </table:table-cell>
          <table:table-cell table:formula="of:=IF(ISBLANK([$pays.J150])OR([$pays.J150]=&quot;N.A.&quot;);&quot;NULL&quot;;IF(ISNUMBER(FIND(&quot; %&quot;; [$pays.J150])) ;SUBSTITUTE([$pays.J150];&quot; %&quot;;&quot;&quot;) ; SUBSTITUTE([$pays.J150];&quot;'&quot;;&quot; &quot;)))" office:value-type="string" office:string-value="55" calcext:value-type="string">
            <text:p>55</text:p>
          </table:table-cell>
          <table:table-cell table:formula="of:=IF(ISBLANK([$pays.K150])OR([$pays.K150]=&quot;N.A.&quot;);&quot;NULL&quot;;IF(ISNUMBER(FIND(&quot; %&quot;; [$pays.K150])) ;SUBSTITUTE([$pays.K150];&quot; %&quot;;&quot;&quot;) ; SUBSTITUTE([$pays.K150];&quot;'&quot;;&quot; &quot;)))" office:value-type="string" office:string-value="0.03" calcext:value-type="string">
            <text:p>0.03</text:p>
          </table:table-cell>
          <table:table-cell table:formula="of:=IF(ISBLANK([$pays.L150])OR([$pays.L150]=&quot;N.A.&quot;);&quot;NULL&quot;;IF(ISNUMBER(FIND(&quot; %&quot;; [$pays.L150])) ;SUBSTITUTE([$pays.L150];&quot; %&quot;;&quot;&quot;) ; SUBSTITUTE([$pays.L15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1])OR([$pays.A151]=&quot;N.A.&quot;);&quot;NULL&quot;;IF(ISNUMBER(FIND(&quot; %&quot;; [$pays.A151])) ;SUBSTITUTE([$pays.A151];&quot; %&quot;;&quot;&quot;) ; SUBSTITUTE([$pays.A151];&quot;'&quot;;&quot; &quot;)))" office:value-type="string" office:string-value="Guinea-Bissau" calcext:value-type="string">
            <text:p>Guinea-Bissau</text:p>
          </table:table-cell>
          <table:table-cell table:formula="of:=IF(ISBLANK([$pays.B151])OR([$pays.B151]=&quot;N.A.&quot;);&quot;NULL&quot;;IF(ISNUMBER(FIND(&quot; %&quot;; [$pays.B151])) ;SUBSTITUTE([$pays.B151];&quot; %&quot;;&quot;&quot;) ; SUBSTITUTE([$pays.B151];&quot;'&quot;;&quot; &quot;)))" office:value-type="string" office:string-value="1958132" calcext:value-type="string">
            <text:p>1958132</text:p>
          </table:table-cell>
          <table:table-cell table:formula="of:=IF(ISBLANK([$pays.C151])OR([$pays.C151]=&quot;N.A.&quot;);&quot;NULL&quot;;IF(ISNUMBER(FIND(&quot; %&quot;; [$pays.C151])) ;SUBSTITUTE([$pays.C151];&quot; %&quot;;&quot;&quot;) ; SUBSTITUTE([$pays.C151];&quot;'&quot;;&quot; &quot;)))" office:value-type="string" office:string-value="2.45" calcext:value-type="string">
            <text:p>2.45</text:p>
          </table:table-cell>
          <table:table-cell table:formula="of:=IF(ISBLANK([$pays.D151])OR([$pays.D151]=&quot;N.A.&quot;);&quot;NULL&quot;;IF(ISNUMBER(FIND(&quot; %&quot;; [$pays.D151])) ;SUBSTITUTE([$pays.D151];&quot; %&quot;;&quot;&quot;) ; SUBSTITUTE([$pays.D151];&quot;'&quot;;&quot; &quot;)))" office:value-type="string" office:string-value="47079" calcext:value-type="string">
            <text:p>47079</text:p>
          </table:table-cell>
          <table:table-cell table:formula="of:=IF(ISBLANK([$pays.E151])OR([$pays.E151]=&quot;N.A.&quot;);&quot;NULL&quot;;IF(ISNUMBER(FIND(&quot; %&quot;; [$pays.E151])) ;SUBSTITUTE([$pays.E151];&quot; %&quot;;&quot;&quot;) ; SUBSTITUTE([$pays.E151];&quot;'&quot;;&quot; &quot;)))" office:value-type="string" office:string-value="70" calcext:value-type="string">
            <text:p>70</text:p>
          </table:table-cell>
          <table:table-cell table:formula="of:=IF(ISBLANK([$pays.F151])OR([$pays.F151]=&quot;N.A.&quot;);&quot;NULL&quot;;IF(ISNUMBER(FIND(&quot; %&quot;; [$pays.F151])) ;SUBSTITUTE([$pays.F151];&quot; %&quot;;&quot;&quot;) ; SUBSTITUTE([$pays.F151];&quot;'&quot;;&quot; &quot;)))" office:value-type="string" office:string-value="28120" calcext:value-type="string">
            <text:p>28120</text:p>
          </table:table-cell>
          <table:table-cell table:formula="of:=IF(ISBLANK([$pays.G151])OR([$pays.G151]=&quot;N.A.&quot;);&quot;NULL&quot;;IF(ISNUMBER(FIND(&quot; %&quot;; [$pays.G151])) ;SUBSTITUTE([$pays.G151];&quot; %&quot;;&quot;&quot;) ; SUBSTITUTE([$pays.G151];&quot;'&quot;;&quot; &quot;)))" office:value-type="string" office:string-value="-1399.0" calcext:value-type="string">
            <text:p>-1399.0</text:p>
          </table:table-cell>
          <table:table-cell table:formula="of:=IF(ISBLANK([$pays.H151])OR([$pays.H151]=&quot;N.A.&quot;);&quot;NULL&quot;;IF(ISNUMBER(FIND(&quot; %&quot;; [$pays.H151])) ;SUBSTITUTE([$pays.H151];&quot; %&quot;;&quot;&quot;) ; SUBSTITUTE([$pays.H151];&quot;'&quot;;&quot; &quot;)))" office:value-type="string" office:string-value="4.5" calcext:value-type="string">
            <text:p>4.5</text:p>
          </table:table-cell>
          <table:table-cell table:formula="of:=IF(ISBLANK([$pays.I151])OR([$pays.I151]=&quot;N.A.&quot;);&quot;NULL&quot;;IF(ISNUMBER(FIND(&quot; %&quot;; [$pays.I151])) ;SUBSTITUTE([$pays.I151];&quot; %&quot;;&quot;&quot;) ; SUBSTITUTE([$pays.I151];&quot;'&quot;;&quot; &quot;)))" office:value-type="string" office:string-value="19" calcext:value-type="string">
            <text:p>19</text:p>
          </table:table-cell>
          <table:table-cell table:formula="of:=IF(ISBLANK([$pays.J151])OR([$pays.J151]=&quot;N.A.&quot;);&quot;NULL&quot;;IF(ISNUMBER(FIND(&quot; %&quot;; [$pays.J151])) ;SUBSTITUTE([$pays.J151];&quot; %&quot;;&quot;&quot;) ; SUBSTITUTE([$pays.J151];&quot;'&quot;;&quot; &quot;)))" office:value-type="string" office:string-value="45" calcext:value-type="string">
            <text:p>45</text:p>
          </table:table-cell>
          <table:table-cell table:formula="of:=IF(ISBLANK([$pays.K151])OR([$pays.K151]=&quot;N.A.&quot;);&quot;NULL&quot;;IF(ISNUMBER(FIND(&quot; %&quot;; [$pays.K151])) ;SUBSTITUTE([$pays.K151];&quot; %&quot;;&quot;&quot;) ; SUBSTITUTE([$pays.K151];&quot;'&quot;;&quot; &quot;)))" office:value-type="string" office:string-value="0.03" calcext:value-type="string">
            <text:p>0.03</text:p>
          </table:table-cell>
          <table:table-cell table:formula="of:=IF(ISBLANK([$pays.L151])OR([$pays.L151]=&quot;N.A.&quot;);&quot;NULL&quot;;IF(ISNUMBER(FIND(&quot; %&quot;; [$pays.L151])) ;SUBSTITUTE([$pays.L151];&quot; %&quot;;&quot;&quot;) ; SUBSTITUTE([$pays.L15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2])OR([$pays.A152]=&quot;N.A.&quot;);&quot;NULL&quot;;IF(ISNUMBER(FIND(&quot; %&quot;; [$pays.A152])) ;SUBSTITUTE([$pays.A152];&quot; %&quot;;&quot;&quot;) ; SUBSTITUTE([$pays.A152];&quot;'&quot;;&quot; &quot;)))" office:value-type="string" office:string-value="Latvia" calcext:value-type="string">
            <text:p>Latvia</text:p>
          </table:table-cell>
          <table:table-cell table:formula="of:=IF(ISBLANK([$pays.B152])OR([$pays.B152]=&quot;N.A.&quot;);&quot;NULL&quot;;IF(ISNUMBER(FIND(&quot; %&quot;; [$pays.B152])) ;SUBSTITUTE([$pays.B152];&quot; %&quot;;&quot;&quot;) ; SUBSTITUTE([$pays.B152];&quot;'&quot;;&quot; &quot;)))" office:value-type="string" office:string-value="1890218" calcext:value-type="string">
            <text:p>1890218</text:p>
          </table:table-cell>
          <table:table-cell table:formula="of:=IF(ISBLANK([$pays.C152])OR([$pays.C152]=&quot;N.A.&quot;);&quot;NULL&quot;;IF(ISNUMBER(FIND(&quot; %&quot;; [$pays.C152])) ;SUBSTITUTE([$pays.C152];&quot; %&quot;;&quot;&quot;) ; SUBSTITUTE([$pays.C152];&quot;'&quot;;&quot; &quot;)))" office:value-type="string" office:string-value="-1.08" calcext:value-type="string">
            <text:p>-1.08</text:p>
          </table:table-cell>
          <table:table-cell table:formula="of:=IF(ISBLANK([$pays.D152])OR([$pays.D152]=&quot;N.A.&quot;);&quot;NULL&quot;;IF(ISNUMBER(FIND(&quot; %&quot;; [$pays.D152])) ;SUBSTITUTE([$pays.D152];&quot; %&quot;;&quot;&quot;) ; SUBSTITUTE([$pays.D152];&quot;'&quot;;&quot; &quot;)))" office:value-type="string" office:string-value="-20545" calcext:value-type="string">
            <text:p>-20545</text:p>
          </table:table-cell>
          <table:table-cell table:formula="of:=IF(ISBLANK([$pays.E152])OR([$pays.E152]=&quot;N.A.&quot;);&quot;NULL&quot;;IF(ISNUMBER(FIND(&quot; %&quot;; [$pays.E152])) ;SUBSTITUTE([$pays.E152];&quot; %&quot;;&quot;&quot;) ; SUBSTITUTE([$pays.E152];&quot;'&quot;;&quot; &quot;)))" office:value-type="string" office:string-value="30" calcext:value-type="string">
            <text:p>30</text:p>
          </table:table-cell>
          <table:table-cell table:formula="of:=IF(ISBLANK([$pays.F152])OR([$pays.F152]=&quot;N.A.&quot;);&quot;NULL&quot;;IF(ISNUMBER(FIND(&quot; %&quot;; [$pays.F152])) ;SUBSTITUTE([$pays.F152];&quot; %&quot;;&quot;&quot;) ; SUBSTITUTE([$pays.F152];&quot;'&quot;;&quot; &quot;)))" office:value-type="string" office:string-value="62200" calcext:value-type="string">
            <text:p>62200</text:p>
          </table:table-cell>
          <table:table-cell table:formula="of:=IF(ISBLANK([$pays.G152])OR([$pays.G152]=&quot;N.A.&quot;);&quot;NULL&quot;;IF(ISNUMBER(FIND(&quot; %&quot;; [$pays.G152])) ;SUBSTITUTE([$pays.G152];&quot; %&quot;;&quot;&quot;) ; SUBSTITUTE([$pays.G152];&quot;'&quot;;&quot; &quot;)))" office:value-type="string" office:string-value="-14837.0" calcext:value-type="string">
            <text:p>-14837.0</text:p>
          </table:table-cell>
          <table:table-cell table:formula="of:=IF(ISBLANK([$pays.H152])OR([$pays.H152]=&quot;N.A.&quot;);&quot;NULL&quot;;IF(ISNUMBER(FIND(&quot; %&quot;; [$pays.H152])) ;SUBSTITUTE([$pays.H152];&quot; %&quot;;&quot;&quot;) ; SUBSTITUTE([$pays.H152];&quot;'&quot;;&quot; &quot;)))" office:value-type="string" office:string-value="1.7" calcext:value-type="string">
            <text:p>1.7</text:p>
          </table:table-cell>
          <table:table-cell table:formula="of:=IF(ISBLANK([$pays.I152])OR([$pays.I152]=&quot;N.A.&quot;);&quot;NULL&quot;;IF(ISNUMBER(FIND(&quot; %&quot;; [$pays.I152])) ;SUBSTITUTE([$pays.I152];&quot; %&quot;;&quot;&quot;) ; SUBSTITUTE([$pays.I152];&quot;'&quot;;&quot; &quot;)))" office:value-type="string" office:string-value="44" calcext:value-type="string">
            <text:p>44</text:p>
          </table:table-cell>
          <table:table-cell table:formula="of:=IF(ISBLANK([$pays.J152])OR([$pays.J152]=&quot;N.A.&quot;);&quot;NULL&quot;;IF(ISNUMBER(FIND(&quot; %&quot;; [$pays.J152])) ;SUBSTITUTE([$pays.J152];&quot; %&quot;;&quot;&quot;) ; SUBSTITUTE([$pays.J152];&quot;'&quot;;&quot; &quot;)))" office:value-type="string" office:string-value="69" calcext:value-type="string">
            <text:p>69</text:p>
          </table:table-cell>
          <table:table-cell table:formula="of:=IF(ISBLANK([$pays.K152])OR([$pays.K152]=&quot;N.A.&quot;);&quot;NULL&quot;;IF(ISNUMBER(FIND(&quot; %&quot;; [$pays.K152])) ;SUBSTITUTE([$pays.K152];&quot; %&quot;;&quot;&quot;) ; SUBSTITUTE([$pays.K152];&quot;'&quot;;&quot; &quot;)))" office:value-type="string" office:string-value="0.02" calcext:value-type="string">
            <text:p>0.02</text:p>
          </table:table-cell>
          <table:table-cell table:formula="of:=IF(ISBLANK([$pays.L152])OR([$pays.L152]=&quot;N.A.&quot;);&quot;NULL&quot;;IF(ISNUMBER(FIND(&quot; %&quot;; [$pays.L152])) ;SUBSTITUTE([$pays.L152];&quot; %&quot;;&quot;&quot;) ; SUBSTITUTE([$pays.L15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3])OR([$pays.A153]=&quot;N.A.&quot;);&quot;NULL&quot;;IF(ISNUMBER(FIND(&quot; %&quot;; [$pays.A153])) ;SUBSTITUTE([$pays.A153];&quot; %&quot;;&quot;&quot;) ; SUBSTITUTE([$pays.A153];&quot;'&quot;;&quot; &quot;)))" office:value-type="string" office:string-value="Bahrain" calcext:value-type="string">
            <text:p>Bahrain</text:p>
          </table:table-cell>
          <table:table-cell table:formula="of:=IF(ISBLANK([$pays.B153])OR([$pays.B153]=&quot;N.A.&quot;);&quot;NULL&quot;;IF(ISNUMBER(FIND(&quot; %&quot;; [$pays.B153])) ;SUBSTITUTE([$pays.B153];&quot; %&quot;;&quot;&quot;) ; SUBSTITUTE([$pays.B153];&quot;'&quot;;&quot; &quot;)))" office:value-type="string" office:string-value="1688629" calcext:value-type="string">
            <text:p>1688629</text:p>
          </table:table-cell>
          <table:table-cell table:formula="of:=IF(ISBLANK([$pays.C153])OR([$pays.C153]=&quot;N.A.&quot;);&quot;NULL&quot;;IF(ISNUMBER(FIND(&quot; %&quot;; [$pays.C153])) ;SUBSTITUTE([$pays.C153];&quot; %&quot;;&quot;&quot;) ; SUBSTITUTE([$pays.C153];&quot;'&quot;;&quot; &quot;)))" office:value-type="string" office:string-value="3.68" calcext:value-type="string">
            <text:p>3.68</text:p>
          </table:table-cell>
          <table:table-cell table:formula="of:=IF(ISBLANK([$pays.D153])OR([$pays.D153]=&quot;N.A.&quot;);&quot;NULL&quot;;IF(ISNUMBER(FIND(&quot; %&quot;; [$pays.D153])) ;SUBSTITUTE([$pays.D153];&quot; %&quot;;&quot;&quot;) ; SUBSTITUTE([$pays.D153];&quot;'&quot;;&quot; &quot;)))" office:value-type="string" office:string-value="60403" calcext:value-type="string">
            <text:p>60403</text:p>
          </table:table-cell>
          <table:table-cell table:formula="of:=IF(ISBLANK([$pays.E153])OR([$pays.E153]=&quot;N.A.&quot;);&quot;NULL&quot;;IF(ISNUMBER(FIND(&quot; %&quot;; [$pays.E153])) ;SUBSTITUTE([$pays.E153];&quot; %&quot;;&quot;&quot;) ; SUBSTITUTE([$pays.E153];&quot;'&quot;;&quot; &quot;)))" office:value-type="string" office:string-value="2239" calcext:value-type="string">
            <text:p>2239</text:p>
          </table:table-cell>
          <table:table-cell table:formula="of:=IF(ISBLANK([$pays.F153])OR([$pays.F153]=&quot;N.A.&quot;);&quot;NULL&quot;;IF(ISNUMBER(FIND(&quot; %&quot;; [$pays.F153])) ;SUBSTITUTE([$pays.F153];&quot; %&quot;;&quot;&quot;) ; SUBSTITUTE([$pays.F153];&quot;'&quot;;&quot; &quot;)))" office:value-type="string" office:string-value="760" calcext:value-type="string">
            <text:p>760</text:p>
          </table:table-cell>
          <table:table-cell table:formula="of:=IF(ISBLANK([$pays.G153])OR([$pays.G153]=&quot;N.A.&quot;);&quot;NULL&quot;;IF(ISNUMBER(FIND(&quot; %&quot;; [$pays.G153])) ;SUBSTITUTE([$pays.G153];&quot; %&quot;;&quot;&quot;) ; SUBSTITUTE([$pays.G153];&quot;'&quot;;&quot; &quot;)))" office:value-type="string" office:string-value="47800.0" calcext:value-type="string">
            <text:p>47800.0</text:p>
          </table:table-cell>
          <table:table-cell table:formula="of:=IF(ISBLANK([$pays.H153])OR([$pays.H153]=&quot;N.A.&quot;);&quot;NULL&quot;;IF(ISNUMBER(FIND(&quot; %&quot;; [$pays.H153])) ;SUBSTITUTE([$pays.H153];&quot; %&quot;;&quot;&quot;) ; SUBSTITUTE([$pays.H153];&quot;'&quot;;&quot; &quot;)))" office:value-type="string" office:string-value="2.0" calcext:value-type="string">
            <text:p>2.0</text:p>
          </table:table-cell>
          <table:table-cell table:formula="of:=IF(ISBLANK([$pays.I153])OR([$pays.I153]=&quot;N.A.&quot;);&quot;NULL&quot;;IF(ISNUMBER(FIND(&quot; %&quot;; [$pays.I153])) ;SUBSTITUTE([$pays.I153];&quot; %&quot;;&quot;&quot;) ; SUBSTITUTE([$pays.I153];&quot;'&quot;;&quot; &quot;)))" office:value-type="string" office:string-value="32" calcext:value-type="string">
            <text:p>32</text:p>
          </table:table-cell>
          <table:table-cell table:formula="of:=IF(ISBLANK([$pays.J153])OR([$pays.J153]=&quot;N.A.&quot;);&quot;NULL&quot;;IF(ISNUMBER(FIND(&quot; %&quot;; [$pays.J153])) ;SUBSTITUTE([$pays.J153];&quot; %&quot;;&quot;&quot;) ; SUBSTITUTE([$pays.J153];&quot;'&quot;;&quot; &quot;)))" office:value-type="string" office:string-value="89" calcext:value-type="string">
            <text:p>89</text:p>
          </table:table-cell>
          <table:table-cell table:formula="of:=IF(ISBLANK([$pays.K153])OR([$pays.K153]=&quot;N.A.&quot;);&quot;NULL&quot;;IF(ISNUMBER(FIND(&quot; %&quot;; [$pays.K153])) ;SUBSTITUTE([$pays.K153];&quot; %&quot;;&quot;&quot;) ; SUBSTITUTE([$pays.K153];&quot;'&quot;;&quot; &quot;)))" office:value-type="string" office:string-value="0.02" calcext:value-type="string">
            <text:p>0.02</text:p>
          </table:table-cell>
          <table:table-cell table:formula="of:=IF(ISBLANK([$pays.L153])OR([$pays.L153]=&quot;N.A.&quot;);&quot;NULL&quot;;IF(ISNUMBER(FIND(&quot; %&quot;; [$pays.L153])) ;SUBSTITUTE([$pays.L153];&quot; %&quot;;&quot;&quot;) ; SUBSTITUTE([$pays.L153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54])OR([$pays.A154]=&quot;N.A.&quot;);&quot;NULL&quot;;IF(ISNUMBER(FIND(&quot; %&quot;; [$pays.A154])) ;SUBSTITUTE([$pays.A154];&quot; %&quot;;&quot;&quot;) ; SUBSTITUTE([$pays.A154];&quot;'&quot;;&quot; &quot;)))" office:value-type="string" office:string-value="Equatorial Guinea" calcext:value-type="string">
            <text:p>Equatorial Guinea</text:p>
          </table:table-cell>
          <table:table-cell table:formula="of:=IF(ISBLANK([$pays.B154])OR([$pays.B154]=&quot;N.A.&quot;);&quot;NULL&quot;;IF(ISNUMBER(FIND(&quot; %&quot;; [$pays.B154])) ;SUBSTITUTE([$pays.B154];&quot; %&quot;;&quot;&quot;) ; SUBSTITUTE([$pays.B154];&quot;'&quot;;&quot; &quot;)))" office:value-type="string" office:string-value="1392950" calcext:value-type="string">
            <text:p>1392950</text:p>
          </table:table-cell>
          <table:table-cell table:formula="of:=IF(ISBLANK([$pays.C154])OR([$pays.C154]=&quot;N.A.&quot;);&quot;NULL&quot;;IF(ISNUMBER(FIND(&quot; %&quot;; [$pays.C154])) ;SUBSTITUTE([$pays.C154];&quot; %&quot;;&quot;&quot;) ; SUBSTITUTE([$pays.C154];&quot;'&quot;;&quot; &quot;)))" office:value-type="string" office:string-value="3.47" calcext:value-type="string">
            <text:p>3.47</text:p>
          </table:table-cell>
          <table:table-cell table:formula="of:=IF(ISBLANK([$pays.D154])OR([$pays.D154]=&quot;N.A.&quot;);&quot;NULL&quot;;IF(ISNUMBER(FIND(&quot; %&quot;; [$pays.D154])) ;SUBSTITUTE([$pays.D154];&quot; %&quot;;&quot;&quot;) ; SUBSTITUTE([$pays.D154];&quot;'&quot;;&quot; &quot;)))" office:value-type="string" office:string-value="46999" calcext:value-type="string">
            <text:p>46999</text:p>
          </table:table-cell>
          <table:table-cell table:formula="of:=IF(ISBLANK([$pays.E154])OR([$pays.E154]=&quot;N.A.&quot;);&quot;NULL&quot;;IF(ISNUMBER(FIND(&quot; %&quot;; [$pays.E154])) ;SUBSTITUTE([$pays.E154];&quot; %&quot;;&quot;&quot;) ; SUBSTITUTE([$pays.E154];&quot;'&quot;;&quot; &quot;)))" office:value-type="string" office:string-value="50" calcext:value-type="string">
            <text:p>50</text:p>
          </table:table-cell>
          <table:table-cell table:formula="of:=IF(ISBLANK([$pays.F154])OR([$pays.F154]=&quot;N.A.&quot;);&quot;NULL&quot;;IF(ISNUMBER(FIND(&quot; %&quot;; [$pays.F154])) ;SUBSTITUTE([$pays.F154];&quot; %&quot;;&quot;&quot;) ; SUBSTITUTE([$pays.F154];&quot;'&quot;;&quot; &quot;)))" office:value-type="string" office:string-value="28050" calcext:value-type="string">
            <text:p>28050</text:p>
          </table:table-cell>
          <table:table-cell table:formula="of:=IF(ISBLANK([$pays.G154])OR([$pays.G154]=&quot;N.A.&quot;);&quot;NULL&quot;;IF(ISNUMBER(FIND(&quot; %&quot;; [$pays.G154])) ;SUBSTITUTE([$pays.G154];&quot; %&quot;;&quot;&quot;) ; SUBSTITUTE([$pays.G154];&quot;'&quot;;&quot; &quot;)))" office:value-type="string" office:string-value="16000.0" calcext:value-type="string">
            <text:p>16000.0</text:p>
          </table:table-cell>
          <table:table-cell table:formula="of:=IF(ISBLANK([$pays.H154])OR([$pays.H154]=&quot;N.A.&quot;);&quot;NULL&quot;;IF(ISNUMBER(FIND(&quot; %&quot;; [$pays.H154])) ;SUBSTITUTE([$pays.H154];&quot; %&quot;;&quot;&quot;) ; SUBSTITUTE([$pays.H154];&quot;'&quot;;&quot; &quot;)))" office:value-type="string" office:string-value="4.6" calcext:value-type="string">
            <text:p>4.6</text:p>
          </table:table-cell>
          <table:table-cell table:formula="of:=IF(ISBLANK([$pays.I154])OR([$pays.I154]=&quot;N.A.&quot;);&quot;NULL&quot;;IF(ISNUMBER(FIND(&quot; %&quot;; [$pays.I154])) ;SUBSTITUTE([$pays.I154];&quot; %&quot;;&quot;&quot;) ; SUBSTITUTE([$pays.I154];&quot;'&quot;;&quot; &quot;)))" office:value-type="string" office:string-value="22" calcext:value-type="string">
            <text:p>22</text:p>
          </table:table-cell>
          <table:table-cell table:formula="of:=IF(ISBLANK([$pays.J154])OR([$pays.J154]=&quot;N.A.&quot;);&quot;NULL&quot;;IF(ISNUMBER(FIND(&quot; %&quot;; [$pays.J154])) ;SUBSTITUTE([$pays.J154];&quot; %&quot;;&quot;&quot;) ; SUBSTITUTE([$pays.J154];&quot;'&quot;;&quot; &quot;)))" office:value-type="string" office:string-value="73" calcext:value-type="string">
            <text:p>73</text:p>
          </table:table-cell>
          <table:table-cell table:formula="of:=IF(ISBLANK([$pays.K154])OR([$pays.K154]=&quot;N.A.&quot;);&quot;NULL&quot;;IF(ISNUMBER(FIND(&quot; %&quot;; [$pays.K154])) ;SUBSTITUTE([$pays.K154];&quot; %&quot;;&quot;&quot;) ; SUBSTITUTE([$pays.K154];&quot;'&quot;;&quot; &quot;)))" office:value-type="string" office:string-value="0.02" calcext:value-type="string">
            <text:p>0.02</text:p>
          </table:table-cell>
          <table:table-cell table:formula="of:=IF(ISBLANK([$pays.L154])OR([$pays.L154]=&quot;N.A.&quot;);&quot;NULL&quot;;IF(ISNUMBER(FIND(&quot; %&quot;; [$pays.L154])) ;SUBSTITUTE([$pays.L154];&quot; %&quot;;&quot;&quot;) ; SUBSTITUTE([$pays.L154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55])OR([$pays.A155]=&quot;N.A.&quot;);&quot;NULL&quot;;IF(ISNUMBER(FIND(&quot; %&quot;; [$pays.A155])) ;SUBSTITUTE([$pays.A155];&quot; %&quot;;&quot;&quot;) ; SUBSTITUTE([$pays.A155];&quot;'&quot;;&quot; &quot;)))" office:value-type="string" office:string-value="Trinidad and Tobago" calcext:value-type="string">
            <text:p>Trinidad and Tobago</text:p>
          </table:table-cell>
          <table:table-cell table:formula="of:=IF(ISBLANK([$pays.B155])OR([$pays.B155]=&quot;N.A.&quot;);&quot;NULL&quot;;IF(ISNUMBER(FIND(&quot; %&quot;; [$pays.B155])) ;SUBSTITUTE([$pays.B155];&quot; %&quot;;&quot;&quot;) ; SUBSTITUTE([$pays.B155];&quot;'&quot;;&quot; &quot;)))" office:value-type="string" office:string-value="1398579" calcext:value-type="string">
            <text:p>1398579</text:p>
          </table:table-cell>
          <table:table-cell table:formula="of:=IF(ISBLANK([$pays.C155])OR([$pays.C155]=&quot;N.A.&quot;);&quot;NULL&quot;;IF(ISNUMBER(FIND(&quot; %&quot;; [$pays.C155])) ;SUBSTITUTE([$pays.C155];&quot; %&quot;;&quot;&quot;) ; SUBSTITUTE([$pays.C155];&quot;'&quot;;&quot; &quot;)))" office:value-type="string" office:string-value="0.32" calcext:value-type="string">
            <text:p>0.32</text:p>
          </table:table-cell>
          <table:table-cell table:formula="of:=IF(ISBLANK([$pays.D155])OR([$pays.D155]=&quot;N.A.&quot;);&quot;NULL&quot;;IF(ISNUMBER(FIND(&quot; %&quot;; [$pays.D155])) ;SUBSTITUTE([$pays.D155];&quot; %&quot;;&quot;&quot;) ; SUBSTITUTE([$pays.D155];&quot;'&quot;;&quot; &quot;)))" office:value-type="string" office:string-value="4515" calcext:value-type="string">
            <text:p>4515</text:p>
          </table:table-cell>
          <table:table-cell table:formula="of:=IF(ISBLANK([$pays.E155])OR([$pays.E155]=&quot;N.A.&quot;);&quot;NULL&quot;;IF(ISNUMBER(FIND(&quot; %&quot;; [$pays.E155])) ;SUBSTITUTE([$pays.E155];&quot; %&quot;;&quot;&quot;) ; SUBSTITUTE([$pays.E155];&quot;'&quot;;&quot; &quot;)))" office:value-type="string" office:string-value="273" calcext:value-type="string">
            <text:p>273</text:p>
          </table:table-cell>
          <table:table-cell table:formula="of:=IF(ISBLANK([$pays.F155])OR([$pays.F155]=&quot;N.A.&quot;);&quot;NULL&quot;;IF(ISNUMBER(FIND(&quot; %&quot;; [$pays.F155])) ;SUBSTITUTE([$pays.F155];&quot; %&quot;;&quot;&quot;) ; SUBSTITUTE([$pays.F155];&quot;'&quot;;&quot; &quot;)))" office:value-type="string" office:string-value="5130" calcext:value-type="string">
            <text:p>5130</text:p>
          </table:table-cell>
          <table:table-cell table:formula="of:=IF(ISBLANK([$pays.G155])OR([$pays.G155]=&quot;N.A.&quot;);&quot;NULL&quot;;IF(ISNUMBER(FIND(&quot; %&quot;; [$pays.G155])) ;SUBSTITUTE([$pays.G155];&quot; %&quot;;&quot;&quot;) ; SUBSTITUTE([$pays.G155];&quot;'&quot;;&quot; &quot;)))" office:value-type="string" office:string-value="-800.0" calcext:value-type="string">
            <text:p>-800.0</text:p>
          </table:table-cell>
          <table:table-cell table:formula="of:=IF(ISBLANK([$pays.H155])OR([$pays.H155]=&quot;N.A.&quot;);&quot;NULL&quot;;IF(ISNUMBER(FIND(&quot; %&quot;; [$pays.H155])) ;SUBSTITUTE([$pays.H155];&quot; %&quot;;&quot;&quot;) ; SUBSTITUTE([$pays.H155];&quot;'&quot;;&quot; &quot;)))" office:value-type="string" office:string-value="1.7" calcext:value-type="string">
            <text:p>1.7</text:p>
          </table:table-cell>
          <table:table-cell table:formula="of:=IF(ISBLANK([$pays.I155])OR([$pays.I155]=&quot;N.A.&quot;);&quot;NULL&quot;;IF(ISNUMBER(FIND(&quot; %&quot;; [$pays.I155])) ;SUBSTITUTE([$pays.I155];&quot; %&quot;;&quot;&quot;) ; SUBSTITUTE([$pays.I155];&quot;'&quot;;&quot; &quot;)))" office:value-type="string" office:string-value="36" calcext:value-type="string">
            <text:p>36</text:p>
          </table:table-cell>
          <table:table-cell table:formula="of:=IF(ISBLANK([$pays.J155])OR([$pays.J155]=&quot;N.A.&quot;);&quot;NULL&quot;;IF(ISNUMBER(FIND(&quot; %&quot;; [$pays.J155])) ;SUBSTITUTE([$pays.J155];&quot; %&quot;;&quot;&quot;) ; SUBSTITUTE([$pays.J155];&quot;'&quot;;&quot; &quot;)))" office:value-type="string" office:string-value="52" calcext:value-type="string">
            <text:p>52</text:p>
          </table:table-cell>
          <table:table-cell table:formula="of:=IF(ISBLANK([$pays.K155])OR([$pays.K155]=&quot;N.A.&quot;);&quot;NULL&quot;;IF(ISNUMBER(FIND(&quot; %&quot;; [$pays.K155])) ;SUBSTITUTE([$pays.K155];&quot; %&quot;;&quot;&quot;) ; SUBSTITUTE([$pays.K155];&quot;'&quot;;&quot; &quot;)))" office:value-type="string" office:string-value="0.02" calcext:value-type="string">
            <text:p>0.02</text:p>
          </table:table-cell>
          <table:table-cell table:formula="of:=IF(ISBLANK([$pays.L155])OR([$pays.L155]=&quot;N.A.&quot;);&quot;NULL&quot;;IF(ISNUMBER(FIND(&quot; %&quot;; [$pays.L155])) ;SUBSTITUTE([$pays.L155];&quot; %&quot;;&quot;&quot;) ; SUBSTITUTE([$pays.L15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6])OR([$pays.A156]=&quot;N.A.&quot;);&quot;NULL&quot;;IF(ISNUMBER(FIND(&quot; %&quot;; [$pays.A156])) ;SUBSTITUTE([$pays.A156];&quot; %&quot;;&quot;&quot;) ; SUBSTITUTE([$pays.A156];&quot;'&quot;;&quot; &quot;)))" office:value-type="string" office:string-value="Estonia" calcext:value-type="string">
            <text:p>Estonia</text:p>
          </table:table-cell>
          <table:table-cell table:formula="of:=IF(ISBLANK([$pays.B156])OR([$pays.B156]=&quot;N.A.&quot;);&quot;NULL&quot;;IF(ISNUMBER(FIND(&quot; %&quot;; [$pays.B156])) ;SUBSTITUTE([$pays.B156];&quot; %&quot;;&quot;&quot;) ; SUBSTITUTE([$pays.B156];&quot;'&quot;;&quot; &quot;)))" office:value-type="string" office:string-value="1326357" calcext:value-type="string">
            <text:p>1326357</text:p>
          </table:table-cell>
          <table:table-cell table:formula="of:=IF(ISBLANK([$pays.C156])OR([$pays.C156]=&quot;N.A.&quot;);&quot;NULL&quot;;IF(ISNUMBER(FIND(&quot; %&quot;; [$pays.C156])) ;SUBSTITUTE([$pays.C156];&quot; %&quot;;&quot;&quot;) ; SUBSTITUTE([$pays.C156];&quot;'&quot;;&quot; &quot;)))" office:value-type="string" office:string-value="0.07" calcext:value-type="string">
            <text:p>0.07</text:p>
          </table:table-cell>
          <table:table-cell table:formula="of:=IF(ISBLANK([$pays.D156])OR([$pays.D156]=&quot;N.A.&quot;);&quot;NULL&quot;;IF(ISNUMBER(FIND(&quot; %&quot;; [$pays.D156])) ;SUBSTITUTE([$pays.D156];&quot; %&quot;;&quot;&quot;) ; SUBSTITUTE([$pays.D156];&quot;'&quot;;&quot; &quot;)))" office:value-type="string" office:string-value="887" calcext:value-type="string">
            <text:p>887</text:p>
          </table:table-cell>
          <table:table-cell table:formula="of:=IF(ISBLANK([$pays.E156])OR([$pays.E156]=&quot;N.A.&quot;);&quot;NULL&quot;;IF(ISNUMBER(FIND(&quot; %&quot;; [$pays.E156])) ;SUBSTITUTE([$pays.E156];&quot; %&quot;;&quot;&quot;) ; SUBSTITUTE([$pays.E156];&quot;'&quot;;&quot; &quot;)))" office:value-type="string" office:string-value="31" calcext:value-type="string">
            <text:p>31</text:p>
          </table:table-cell>
          <table:table-cell table:formula="of:=IF(ISBLANK([$pays.F156])OR([$pays.F156]=&quot;N.A.&quot;);&quot;NULL&quot;;IF(ISNUMBER(FIND(&quot; %&quot;; [$pays.F156])) ;SUBSTITUTE([$pays.F156];&quot; %&quot;;&quot;&quot;) ; SUBSTITUTE([$pays.F156];&quot;'&quot;;&quot; &quot;)))" office:value-type="string" office:string-value="42390" calcext:value-type="string">
            <text:p>42390</text:p>
          </table:table-cell>
          <table:table-cell table:formula="of:=IF(ISBLANK([$pays.G156])OR([$pays.G156]=&quot;N.A.&quot;);&quot;NULL&quot;;IF(ISNUMBER(FIND(&quot; %&quot;; [$pays.G156])) ;SUBSTITUTE([$pays.G156];&quot; %&quot;;&quot;&quot;) ; SUBSTITUTE([$pays.G156];&quot;'&quot;;&quot; &quot;)))" office:value-type="string" office:string-value="3911.0" calcext:value-type="string">
            <text:p>3911.0</text:p>
          </table:table-cell>
          <table:table-cell table:formula="of:=IF(ISBLANK([$pays.H156])OR([$pays.H156]=&quot;N.A.&quot;);&quot;NULL&quot;;IF(ISNUMBER(FIND(&quot; %&quot;; [$pays.H156])) ;SUBSTITUTE([$pays.H156];&quot; %&quot;;&quot;&quot;) ; SUBSTITUTE([$pays.H156];&quot;'&quot;;&quot; &quot;)))" office:value-type="string" office:string-value="1.6" calcext:value-type="string">
            <text:p>1.6</text:p>
          </table:table-cell>
          <table:table-cell table:formula="of:=IF(ISBLANK([$pays.I156])OR([$pays.I156]=&quot;N.A.&quot;);&quot;NULL&quot;;IF(ISNUMBER(FIND(&quot; %&quot;; [$pays.I156])) ;SUBSTITUTE([$pays.I156];&quot; %&quot;;&quot;&quot;) ; SUBSTITUTE([$pays.I156];&quot;'&quot;;&quot; &quot;)))" office:value-type="string" office:string-value="42" calcext:value-type="string">
            <text:p>42</text:p>
          </table:table-cell>
          <table:table-cell table:formula="of:=IF(ISBLANK([$pays.J156])OR([$pays.J156]=&quot;N.A.&quot;);&quot;NULL&quot;;IF(ISNUMBER(FIND(&quot; %&quot;; [$pays.J156])) ;SUBSTITUTE([$pays.J156];&quot; %&quot;;&quot;&quot;) ; SUBSTITUTE([$pays.J156];&quot;'&quot;;&quot; &quot;)))" office:value-type="string" office:string-value="68" calcext:value-type="string">
            <text:p>68</text:p>
          </table:table-cell>
          <table:table-cell table:formula="of:=IF(ISBLANK([$pays.K156])OR([$pays.K156]=&quot;N.A.&quot;);&quot;NULL&quot;;IF(ISNUMBER(FIND(&quot; %&quot;; [$pays.K156])) ;SUBSTITUTE([$pays.K156];&quot; %&quot;;&quot;&quot;) ; SUBSTITUTE([$pays.K156];&quot;'&quot;;&quot; &quot;)))" office:value-type="string" office:string-value="0.02" calcext:value-type="string">
            <text:p>0.02</text:p>
          </table:table-cell>
          <table:table-cell table:formula="of:=IF(ISBLANK([$pays.L156])OR([$pays.L156]=&quot;N.A.&quot;);&quot;NULL&quot;;IF(ISNUMBER(FIND(&quot; %&quot;; [$pays.L156])) ;SUBSTITUTE([$pays.L156];&quot; %&quot;;&quot;&quot;) ; SUBSTITUTE([$pays.L15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7])OR([$pays.A157]=&quot;N.A.&quot;);&quot;NULL&quot;;IF(ISNUMBER(FIND(&quot; %&quot;; [$pays.A157])) ;SUBSTITUTE([$pays.A157];&quot; %&quot;;&quot;&quot;) ; SUBSTITUTE([$pays.A157];&quot;'&quot;;&quot; &quot;)))" office:value-type="string" office:string-value="Timor-Leste" calcext:value-type="string">
            <text:p>Timor-Leste</text:p>
          </table:table-cell>
          <table:table-cell table:formula="of:=IF(ISBLANK([$pays.B157])OR([$pays.B157]=&quot;N.A.&quot;);&quot;NULL&quot;;IF(ISNUMBER(FIND(&quot; %&quot;; [$pays.B157])) ;SUBSTITUTE([$pays.B157];&quot; %&quot;;&quot;&quot;) ; SUBSTITUTE([$pays.B157];&quot;'&quot;;&quot; &quot;)))" office:value-type="string" office:string-value="1313184" calcext:value-type="string">
            <text:p>1313184</text:p>
          </table:table-cell>
          <table:table-cell table:formula="of:=IF(ISBLANK([$pays.C157])OR([$pays.C157]=&quot;N.A.&quot;);&quot;NULL&quot;;IF(ISNUMBER(FIND(&quot; %&quot;; [$pays.C157])) ;SUBSTITUTE([$pays.C157];&quot; %&quot;;&quot;&quot;) ; SUBSTITUTE([$pays.C157];&quot;'&quot;;&quot; &quot;)))" office:value-type="string" office:string-value="1.96" calcext:value-type="string">
            <text:p>1.96</text:p>
          </table:table-cell>
          <table:table-cell table:formula="of:=IF(ISBLANK([$pays.D157])OR([$pays.D157]=&quot;N.A.&quot;);&quot;NULL&quot;;IF(ISNUMBER(FIND(&quot; %&quot;; [$pays.D157])) ;SUBSTITUTE([$pays.D157];&quot; %&quot;;&quot;&quot;) ; SUBSTITUTE([$pays.D157];&quot;'&quot;;&quot; &quot;)))" office:value-type="string" office:string-value="25326" calcext:value-type="string">
            <text:p>25326</text:p>
          </table:table-cell>
          <table:table-cell table:formula="of:=IF(ISBLANK([$pays.E157])OR([$pays.E157]=&quot;N.A.&quot;);&quot;NULL&quot;;IF(ISNUMBER(FIND(&quot; %&quot;; [$pays.E157])) ;SUBSTITUTE([$pays.E157];&quot; %&quot;;&quot;&quot;) ; SUBSTITUTE([$pays.E157];&quot;'&quot;;&quot; &quot;)))" office:value-type="string" office:string-value="89" calcext:value-type="string">
            <text:p>89</text:p>
          </table:table-cell>
          <table:table-cell table:formula="of:=IF(ISBLANK([$pays.F157])OR([$pays.F157]=&quot;N.A.&quot;);&quot;NULL&quot;;IF(ISNUMBER(FIND(&quot; %&quot;; [$pays.F157])) ;SUBSTITUTE([$pays.F157];&quot; %&quot;;&quot;&quot;) ; SUBSTITUTE([$pays.F157];&quot;'&quot;;&quot; &quot;)))" office:value-type="string" office:string-value="14870" calcext:value-type="string">
            <text:p>14870</text:p>
          </table:table-cell>
          <table:table-cell table:formula="of:=IF(ISBLANK([$pays.G157])OR([$pays.G157]=&quot;N.A.&quot;);&quot;NULL&quot;;IF(ISNUMBER(FIND(&quot; %&quot;; [$pays.G157])) ;SUBSTITUTE([$pays.G157];&quot; %&quot;;&quot;&quot;) ; SUBSTITUTE([$pays.G157];&quot;'&quot;;&quot; &quot;)))" office:value-type="string" office:string-value="-5385.0" calcext:value-type="string">
            <text:p>-5385.0</text:p>
          </table:table-cell>
          <table:table-cell table:formula="of:=IF(ISBLANK([$pays.H157])OR([$pays.H157]=&quot;N.A.&quot;);&quot;NULL&quot;;IF(ISNUMBER(FIND(&quot; %&quot;; [$pays.H157])) ;SUBSTITUTE([$pays.H157];&quot; %&quot;;&quot;&quot;) ; SUBSTITUTE([$pays.H157];&quot;'&quot;;&quot; &quot;)))" office:value-type="string" office:string-value="4.1" calcext:value-type="string">
            <text:p>4.1</text:p>
          </table:table-cell>
          <table:table-cell table:formula="of:=IF(ISBLANK([$pays.I157])OR([$pays.I157]=&quot;N.A.&quot;);&quot;NULL&quot;;IF(ISNUMBER(FIND(&quot; %&quot;; [$pays.I157])) ;SUBSTITUTE([$pays.I157];&quot; %&quot;;&quot;&quot;) ; SUBSTITUTE([$pays.I157];&quot;'&quot;;&quot; &quot;)))" office:value-type="string" office:string-value="21" calcext:value-type="string">
            <text:p>21</text:p>
          </table:table-cell>
          <table:table-cell table:formula="of:=IF(ISBLANK([$pays.J157])OR([$pays.J157]=&quot;N.A.&quot;);&quot;NULL&quot;;IF(ISNUMBER(FIND(&quot; %&quot;; [$pays.J157])) ;SUBSTITUTE([$pays.J157];&quot; %&quot;;&quot;&quot;) ; SUBSTITUTE([$pays.J157];&quot;'&quot;;&quot; &quot;)))" office:value-type="string" office:string-value="33" calcext:value-type="string">
            <text:p>33</text:p>
          </table:table-cell>
          <table:table-cell table:formula="of:=IF(ISBLANK([$pays.K157])OR([$pays.K157]=&quot;N.A.&quot;);&quot;NULL&quot;;IF(ISNUMBER(FIND(&quot; %&quot;; [$pays.K157])) ;SUBSTITUTE([$pays.K157];&quot; %&quot;;&quot;&quot;) ; SUBSTITUTE([$pays.K157];&quot;'&quot;;&quot; &quot;)))" office:value-type="string" office:string-value="0.02" calcext:value-type="string">
            <text:p>0.02</text:p>
          </table:table-cell>
          <table:table-cell table:formula="of:=IF(ISBLANK([$pays.L157])OR([$pays.L157]=&quot;N.A.&quot;);&quot;NULL&quot;;IF(ISNUMBER(FIND(&quot; %&quot;; [$pays.L157])) ;SUBSTITUTE([$pays.L157];&quot; %&quot;;&quot;&quot;) ; SUBSTITUTE([$pays.L15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8])OR([$pays.A158]=&quot;N.A.&quot;);&quot;NULL&quot;;IF(ISNUMBER(FIND(&quot; %&quot;; [$pays.A158])) ;SUBSTITUTE([$pays.A158];&quot; %&quot;;&quot;&quot;) ; SUBSTITUTE([$pays.A158];&quot;'&quot;;&quot; &quot;)))" office:value-type="string" office:string-value="Mauritius" calcext:value-type="string">
            <text:p>Mauritius</text:p>
          </table:table-cell>
          <table:table-cell table:formula="of:=IF(ISBLANK([$pays.B158])OR([$pays.B158]=&quot;N.A.&quot;);&quot;NULL&quot;;IF(ISNUMBER(FIND(&quot; %&quot;; [$pays.B158])) ;SUBSTITUTE([$pays.B158];&quot; %&quot;;&quot;&quot;) ; SUBSTITUTE([$pays.B158];&quot;'&quot;;&quot; &quot;)))" office:value-type="string" office:string-value="1271347" calcext:value-type="string">
            <text:p>1271347</text:p>
          </table:table-cell>
          <table:table-cell table:formula="of:=IF(ISBLANK([$pays.C158])OR([$pays.C158]=&quot;N.A.&quot;);&quot;NULL&quot;;IF(ISNUMBER(FIND(&quot; %&quot;; [$pays.C158])) ;SUBSTITUTE([$pays.C158];&quot; %&quot;;&quot;&quot;) ; SUBSTITUTE([$pays.C158];&quot;'&quot;;&quot; &quot;)))" office:value-type="string" office:string-value="0.17" calcext:value-type="string">
            <text:p>0.17</text:p>
          </table:table-cell>
          <table:table-cell table:formula="of:=IF(ISBLANK([$pays.D158])OR([$pays.D158]=&quot;N.A.&quot;);&quot;NULL&quot;;IF(ISNUMBER(FIND(&quot; %&quot;; [$pays.D158])) ;SUBSTITUTE([$pays.D158];&quot; %&quot;;&quot;&quot;) ; SUBSTITUTE([$pays.D158];&quot;'&quot;;&quot; &quot;)))" office:value-type="string" office:string-value="2100" calcext:value-type="string">
            <text:p>2100</text:p>
          </table:table-cell>
          <table:table-cell table:formula="of:=IF(ISBLANK([$pays.E158])OR([$pays.E158]=&quot;N.A.&quot;);&quot;NULL&quot;;IF(ISNUMBER(FIND(&quot; %&quot;; [$pays.E158])) ;SUBSTITUTE([$pays.E158];&quot; %&quot;;&quot;&quot;) ; SUBSTITUTE([$pays.E158];&quot;'&quot;;&quot; &quot;)))" office:value-type="string" office:string-value="626" calcext:value-type="string">
            <text:p>626</text:p>
          </table:table-cell>
          <table:table-cell table:formula="of:=IF(ISBLANK([$pays.F158])OR([$pays.F158]=&quot;N.A.&quot;);&quot;NULL&quot;;IF(ISNUMBER(FIND(&quot; %&quot;; [$pays.F158])) ;SUBSTITUTE([$pays.F158];&quot; %&quot;;&quot;&quot;) ; SUBSTITUTE([$pays.F158];&quot;'&quot;;&quot; &quot;)))" office:value-type="string" office:string-value="2030" calcext:value-type="string">
            <text:p>2030</text:p>
          </table:table-cell>
          <table:table-cell table:formula="of:=IF(ISBLANK([$pays.G158])OR([$pays.G158]=&quot;N.A.&quot;);&quot;NULL&quot;;IF(ISNUMBER(FIND(&quot; %&quot;; [$pays.G158])) ;SUBSTITUTE([$pays.G158];&quot; %&quot;;&quot;&quot;) ; SUBSTITUTE([$pays.G158];&quot;'&quot;;&quot; &quot;)))" office:value-type="string" office:string-value="0.0" calcext:value-type="string">
            <text:p>0.0</text:p>
          </table:table-cell>
          <table:table-cell table:formula="of:=IF(ISBLANK([$pays.H158])OR([$pays.H158]=&quot;N.A.&quot;);&quot;NULL&quot;;IF(ISNUMBER(FIND(&quot; %&quot;; [$pays.H158])) ;SUBSTITUTE([$pays.H158];&quot; %&quot;;&quot;&quot;) ; SUBSTITUTE([$pays.H158];&quot;'&quot;;&quot; &quot;)))" office:value-type="string" office:string-value="1.4" calcext:value-type="string">
            <text:p>1.4</text:p>
          </table:table-cell>
          <table:table-cell table:formula="of:=IF(ISBLANK([$pays.I158])OR([$pays.I158]=&quot;N.A.&quot;);&quot;NULL&quot;;IF(ISNUMBER(FIND(&quot; %&quot;; [$pays.I158])) ;SUBSTITUTE([$pays.I158];&quot; %&quot;;&quot;&quot;) ; SUBSTITUTE([$pays.I158];&quot;'&quot;;&quot; &quot;)))" office:value-type="string" office:string-value="37" calcext:value-type="string">
            <text:p>37</text:p>
          </table:table-cell>
          <table:table-cell table:formula="of:=IF(ISBLANK([$pays.J158])OR([$pays.J158]=&quot;N.A.&quot;);&quot;NULL&quot;;IF(ISNUMBER(FIND(&quot; %&quot;; [$pays.J158])) ;SUBSTITUTE([$pays.J158];&quot; %&quot;;&quot;&quot;) ; SUBSTITUTE([$pays.J158];&quot;'&quot;;&quot; &quot;)))" office:value-type="string" office:string-value="41" calcext:value-type="string">
            <text:p>41</text:p>
          </table:table-cell>
          <table:table-cell table:formula="of:=IF(ISBLANK([$pays.K158])OR([$pays.K158]=&quot;N.A.&quot;);&quot;NULL&quot;;IF(ISNUMBER(FIND(&quot; %&quot;; [$pays.K158])) ;SUBSTITUTE([$pays.K158];&quot; %&quot;;&quot;&quot;) ; SUBSTITUTE([$pays.K158];&quot;'&quot;;&quot; &quot;)))" office:value-type="string" office:string-value="0.02" calcext:value-type="string">
            <text:p>0.02</text:p>
          </table:table-cell>
          <table:table-cell table:formula="of:=IF(ISBLANK([$pays.L158])OR([$pays.L158]=&quot;N.A.&quot;);&quot;NULL&quot;;IF(ISNUMBER(FIND(&quot; %&quot;; [$pays.L158])) ;SUBSTITUTE([$pays.L158];&quot; %&quot;;&quot;&quot;) ; SUBSTITUTE([$pays.L15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9])OR([$pays.A159]=&quot;N.A.&quot;);&quot;NULL&quot;;IF(ISNUMBER(FIND(&quot; %&quot;; [$pays.A159])) ;SUBSTITUTE([$pays.A159];&quot; %&quot;;&quot;&quot;) ; SUBSTITUTE([$pays.A159];&quot;'&quot;;&quot; &quot;)))" office:value-type="string" office:string-value="Cyprus" calcext:value-type="string">
            <text:p>Cyprus</text:p>
          </table:table-cell>
          <table:table-cell table:formula="of:=IF(ISBLANK([$pays.B159])OR([$pays.B159]=&quot;N.A.&quot;);&quot;NULL&quot;;IF(ISNUMBER(FIND(&quot; %&quot;; [$pays.B159])) ;SUBSTITUTE([$pays.B159];&quot; %&quot;;&quot;&quot;) ; SUBSTITUTE([$pays.B159];&quot;'&quot;;&quot; &quot;)))" office:value-type="string" office:string-value="1205577" calcext:value-type="string">
            <text:p>1205577</text:p>
          </table:table-cell>
          <table:table-cell table:formula="of:=IF(ISBLANK([$pays.C159])OR([$pays.C159]=&quot;N.A.&quot;);&quot;NULL&quot;;IF(ISNUMBER(FIND(&quot; %&quot;; [$pays.C159])) ;SUBSTITUTE([$pays.C159];&quot; %&quot;;&quot;&quot;) ; SUBSTITUTE([$pays.C159];&quot;'&quot;;&quot; &quot;)))" office:value-type="string" office:string-value="0.73" calcext:value-type="string">
            <text:p>0.73</text:p>
          </table:table-cell>
          <table:table-cell table:formula="of:=IF(ISBLANK([$pays.D159])OR([$pays.D159]=&quot;N.A.&quot;);&quot;NULL&quot;;IF(ISNUMBER(FIND(&quot; %&quot;; [$pays.D159])) ;SUBSTITUTE([$pays.D159];&quot; %&quot;;&quot;&quot;) ; SUBSTITUTE([$pays.D159];&quot;'&quot;;&quot; &quot;)))" office:value-type="string" office:string-value="8784" calcext:value-type="string">
            <text:p>8784</text:p>
          </table:table-cell>
          <table:table-cell table:formula="of:=IF(ISBLANK([$pays.E159])OR([$pays.E159]=&quot;N.A.&quot;);&quot;NULL&quot;;IF(ISNUMBER(FIND(&quot; %&quot;; [$pays.E159])) ;SUBSTITUTE([$pays.E159];&quot; %&quot;;&quot;&quot;) ; SUBSTITUTE([$pays.E159];&quot;'&quot;;&quot; &quot;)))" office:value-type="string" office:string-value="131" calcext:value-type="string">
            <text:p>131</text:p>
          </table:table-cell>
          <table:table-cell table:formula="of:=IF(ISBLANK([$pays.F159])OR([$pays.F159]=&quot;N.A.&quot;);&quot;NULL&quot;;IF(ISNUMBER(FIND(&quot; %&quot;; [$pays.F159])) ;SUBSTITUTE([$pays.F159];&quot; %&quot;;&quot;&quot;) ; SUBSTITUTE([$pays.F159];&quot;'&quot;;&quot; &quot;)))" office:value-type="string" office:string-value="9240" calcext:value-type="string">
            <text:p>9240</text:p>
          </table:table-cell>
          <table:table-cell table:formula="of:=IF(ISBLANK([$pays.G159])OR([$pays.G159]=&quot;N.A.&quot;);&quot;NULL&quot;;IF(ISNUMBER(FIND(&quot; %&quot;; [$pays.G159])) ;SUBSTITUTE([$pays.G159];&quot; %&quot;;&quot;&quot;) ; SUBSTITUTE([$pays.G159];&quot;'&quot;;&quot; &quot;)))" office:value-type="string" office:string-value="5000.0" calcext:value-type="string">
            <text:p>5000.0</text:p>
          </table:table-cell>
          <table:table-cell table:formula="of:=IF(ISBLANK([$pays.H159])OR([$pays.H159]=&quot;N.A.&quot;);&quot;NULL&quot;;IF(ISNUMBER(FIND(&quot; %&quot;; [$pays.H159])) ;SUBSTITUTE([$pays.H159];&quot; %&quot;;&quot;&quot;) ; SUBSTITUTE([$pays.H159];&quot;'&quot;;&quot; &quot;)))" office:value-type="string" office:string-value="1.3" calcext:value-type="string">
            <text:p>1.3</text:p>
          </table:table-cell>
          <table:table-cell table:formula="of:=IF(ISBLANK([$pays.I159])OR([$pays.I159]=&quot;N.A.&quot;);&quot;NULL&quot;;IF(ISNUMBER(FIND(&quot; %&quot;; [$pays.I159])) ;SUBSTITUTE([$pays.I159];&quot; %&quot;;&quot;&quot;) ; SUBSTITUTE([$pays.I159];&quot;'&quot;;&quot; &quot;)))" office:value-type="string" office:string-value="37" calcext:value-type="string">
            <text:p>37</text:p>
          </table:table-cell>
          <table:table-cell table:formula="of:=IF(ISBLANK([$pays.J159])OR([$pays.J159]=&quot;N.A.&quot;);&quot;NULL&quot;;IF(ISNUMBER(FIND(&quot; %&quot;; [$pays.J159])) ;SUBSTITUTE([$pays.J159];&quot; %&quot;;&quot;&quot;) ; SUBSTITUTE([$pays.J159];&quot;'&quot;;&quot; &quot;)))" office:value-type="string" office:string-value="67" calcext:value-type="string">
            <text:p>67</text:p>
          </table:table-cell>
          <table:table-cell table:formula="of:=IF(ISBLANK([$pays.K159])OR([$pays.K159]=&quot;N.A.&quot;);&quot;NULL&quot;;IF(ISNUMBER(FIND(&quot; %&quot;; [$pays.K159])) ;SUBSTITUTE([$pays.K159];&quot; %&quot;;&quot;&quot;) ; SUBSTITUTE([$pays.K159];&quot;'&quot;;&quot; &quot;)))" office:value-type="string" office:string-value="0.02" calcext:value-type="string">
            <text:p>0.02</text:p>
          </table:table-cell>
          <table:table-cell table:formula="of:=IF(ISBLANK([$pays.L159])OR([$pays.L159]=&quot;N.A.&quot;);&quot;NULL&quot;;IF(ISNUMBER(FIND(&quot; %&quot;; [$pays.L159])) ;SUBSTITUTE([$pays.L159];&quot; %&quot;;&quot;&quot;) ; SUBSTITUTE([$pays.L15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0])OR([$pays.A160]=&quot;N.A.&quot;);&quot;NULL&quot;;IF(ISNUMBER(FIND(&quot; %&quot;; [$pays.A160])) ;SUBSTITUTE([$pays.A160];&quot; %&quot;;&quot;&quot;) ; SUBSTITUTE([$pays.A160];&quot;'&quot;;&quot; &quot;)))" office:value-type="string" office:string-value="Eswatini" calcext:value-type="string">
            <text:p>Eswatini</text:p>
          </table:table-cell>
          <table:table-cell table:formula="of:=IF(ISBLANK([$pays.B160])OR([$pays.B160]=&quot;N.A.&quot;);&quot;NULL&quot;;IF(ISNUMBER(FIND(&quot; %&quot;; [$pays.B160])) ;SUBSTITUTE([$pays.B160];&quot; %&quot;;&quot;&quot;) ; SUBSTITUTE([$pays.B160];&quot;'&quot;;&quot; &quot;)))" office:value-type="string" office:string-value="1157707" calcext:value-type="string">
            <text:p>1157707</text:p>
          </table:table-cell>
          <table:table-cell table:formula="of:=IF(ISBLANK([$pays.C160])OR([$pays.C160]=&quot;N.A.&quot;);&quot;NULL&quot;;IF(ISNUMBER(FIND(&quot; %&quot;; [$pays.C160])) ;SUBSTITUTE([$pays.C160];&quot; %&quot;;&quot;&quot;) ; SUBSTITUTE([$pays.C160];&quot;'&quot;;&quot; &quot;)))" office:value-type="string" office:string-value="1.05" calcext:value-type="string">
            <text:p>1.05</text:p>
          </table:table-cell>
          <table:table-cell table:formula="of:=IF(ISBLANK([$pays.D160])OR([$pays.D160]=&quot;N.A.&quot;);&quot;NULL&quot;;IF(ISNUMBER(FIND(&quot; %&quot;; [$pays.D160])) ;SUBSTITUTE([$pays.D160];&quot; %&quot;;&quot;&quot;) ; SUBSTITUTE([$pays.D160];&quot;'&quot;;&quot; &quot;)))" office:value-type="string" office:string-value="12034" calcext:value-type="string">
            <text:p>12034</text:p>
          </table:table-cell>
          <table:table-cell table:formula="of:=IF(ISBLANK([$pays.E160])OR([$pays.E160]=&quot;N.A.&quot;);&quot;NULL&quot;;IF(ISNUMBER(FIND(&quot; %&quot;; [$pays.E160])) ;SUBSTITUTE([$pays.E160];&quot; %&quot;;&quot;&quot;) ; SUBSTITUTE([$pays.E160];&quot;'&quot;;&quot; &quot;)))" office:value-type="string" office:string-value="67" calcext:value-type="string">
            <text:p>67</text:p>
          </table:table-cell>
          <table:table-cell table:formula="of:=IF(ISBLANK([$pays.F160])OR([$pays.F160]=&quot;N.A.&quot;);&quot;NULL&quot;;IF(ISNUMBER(FIND(&quot; %&quot;; [$pays.F160])) ;SUBSTITUTE([$pays.F160];&quot; %&quot;;&quot;&quot;) ; SUBSTITUTE([$pays.F160];&quot;'&quot;;&quot; &quot;)))" office:value-type="string" office:string-value="17200" calcext:value-type="string">
            <text:p>17200</text:p>
          </table:table-cell>
          <table:table-cell table:formula="of:=IF(ISBLANK([$pays.G160])OR([$pays.G160]=&quot;N.A.&quot;);&quot;NULL&quot;;IF(ISNUMBER(FIND(&quot; %&quot;; [$pays.G160])) ;SUBSTITUTE([$pays.G160];&quot; %&quot;;&quot;&quot;) ; SUBSTITUTE([$pays.G160];&quot;'&quot;;&quot; &quot;)))" office:value-type="string" office:string-value="-8353.0" calcext:value-type="string">
            <text:p>-8353.0</text:p>
          </table:table-cell>
          <table:table-cell table:formula="of:=IF(ISBLANK([$pays.H160])OR([$pays.H160]=&quot;N.A.&quot;);&quot;NULL&quot;;IF(ISNUMBER(FIND(&quot; %&quot;; [$pays.H160])) ;SUBSTITUTE([$pays.H160];&quot; %&quot;;&quot;&quot;) ; SUBSTITUTE([$pays.H160];&quot;'&quot;;&quot; &quot;)))" office:value-type="string" office:string-value="3.0" calcext:value-type="string">
            <text:p>3.0</text:p>
          </table:table-cell>
          <table:table-cell table:formula="of:=IF(ISBLANK([$pays.I160])OR([$pays.I160]=&quot;N.A.&quot;);&quot;NULL&quot;;IF(ISNUMBER(FIND(&quot; %&quot;; [$pays.I160])) ;SUBSTITUTE([$pays.I160];&quot; %&quot;;&quot;&quot;) ; SUBSTITUTE([$pays.I160];&quot;'&quot;;&quot; &quot;)))" office:value-type="string" office:string-value="21" calcext:value-type="string">
            <text:p>21</text:p>
          </table:table-cell>
          <table:table-cell table:formula="of:=IF(ISBLANK([$pays.J160])OR([$pays.J160]=&quot;N.A.&quot;);&quot;NULL&quot;;IF(ISNUMBER(FIND(&quot; %&quot;; [$pays.J160])) ;SUBSTITUTE([$pays.J160];&quot; %&quot;;&quot;&quot;) ; SUBSTITUTE([$pays.J160];&quot;'&quot;;&quot; &quot;)))" office:value-type="string" office:string-value="30" calcext:value-type="string">
            <text:p>30</text:p>
          </table:table-cell>
          <table:table-cell table:formula="of:=IF(ISBLANK([$pays.K160])OR([$pays.K160]=&quot;N.A.&quot;);&quot;NULL&quot;;IF(ISNUMBER(FIND(&quot; %&quot;; [$pays.K160])) ;SUBSTITUTE([$pays.K160];&quot; %&quot;;&quot;&quot;) ; SUBSTITUTE([$pays.K160];&quot;'&quot;;&quot; &quot;)))" office:value-type="string" office:string-value="0.01" calcext:value-type="string">
            <text:p>0.01</text:p>
          </table:table-cell>
          <table:table-cell table:formula="of:=IF(ISBLANK([$pays.L160])OR([$pays.L160]=&quot;N.A.&quot;);&quot;NULL&quot;;IF(ISNUMBER(FIND(&quot; %&quot;; [$pays.L160])) ;SUBSTITUTE([$pays.L160];&quot; %&quot;;&quot;&quot;) ; SUBSTITUTE([$pays.L16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1])OR([$pays.A161]=&quot;N.A.&quot;);&quot;NULL&quot;;IF(ISNUMBER(FIND(&quot; %&quot;; [$pays.A161])) ;SUBSTITUTE([$pays.A161];&quot; %&quot;;&quot;&quot;) ; SUBSTITUTE([$pays.A161];&quot;'&quot;;&quot; &quot;)))" office:value-type="string" office:string-value="Djibouti" calcext:value-type="string">
            <text:p>Djibouti</text:p>
          </table:table-cell>
          <table:table-cell table:formula="of:=IF(ISBLANK([$pays.B161])OR([$pays.B161]=&quot;N.A.&quot;);&quot;NULL&quot;;IF(ISNUMBER(FIND(&quot; %&quot;; [$pays.B161])) ;SUBSTITUTE([$pays.B161];&quot; %&quot;;&quot;&quot;) ; SUBSTITUTE([$pays.B161];&quot;'&quot;;&quot; &quot;)))" office:value-type="string" office:string-value="985027" calcext:value-type="string">
            <text:p>985027</text:p>
          </table:table-cell>
          <table:table-cell table:formula="of:=IF(ISBLANK([$pays.C161])OR([$pays.C161]=&quot;N.A.&quot;);&quot;NULL&quot;;IF(ISNUMBER(FIND(&quot; %&quot;; [$pays.C161])) ;SUBSTITUTE([$pays.C161];&quot; %&quot;;&quot;&quot;) ; SUBSTITUTE([$pays.C161];&quot;'&quot;;&quot; &quot;)))" office:value-type="string" office:string-value="1.48" calcext:value-type="string">
            <text:p>1.48</text:p>
          </table:table-cell>
          <table:table-cell table:formula="of:=IF(ISBLANK([$pays.D161])OR([$pays.D161]=&quot;N.A.&quot;);&quot;NULL&quot;;IF(ISNUMBER(FIND(&quot; %&quot;; [$pays.D161])) ;SUBSTITUTE([$pays.D161];&quot; %&quot;;&quot;&quot;) ; SUBSTITUTE([$pays.D161];&quot;'&quot;;&quot; &quot;)))" office:value-type="string" office:string-value="14440" calcext:value-type="string">
            <text:p>14440</text:p>
          </table:table-cell>
          <table:table-cell table:formula="of:=IF(ISBLANK([$pays.E161])OR([$pays.E161]=&quot;N.A.&quot;);&quot;NULL&quot;;IF(ISNUMBER(FIND(&quot; %&quot;; [$pays.E161])) ;SUBSTITUTE([$pays.E161];&quot; %&quot;;&quot;&quot;) ; SUBSTITUTE([$pays.E161];&quot;'&quot;;&quot; &quot;)))" office:value-type="string" office:string-value="43" calcext:value-type="string">
            <text:p>43</text:p>
          </table:table-cell>
          <table:table-cell table:formula="of:=IF(ISBLANK([$pays.F161])OR([$pays.F161]=&quot;N.A.&quot;);&quot;NULL&quot;;IF(ISNUMBER(FIND(&quot; %&quot;; [$pays.F161])) ;SUBSTITUTE([$pays.F161];&quot; %&quot;;&quot;&quot;) ; SUBSTITUTE([$pays.F161];&quot;'&quot;;&quot; &quot;)))" office:value-type="string" office:string-value="23180" calcext:value-type="string">
            <text:p>23180</text:p>
          </table:table-cell>
          <table:table-cell table:formula="of:=IF(ISBLANK([$pays.G161])OR([$pays.G161]=&quot;N.A.&quot;);&quot;NULL&quot;;IF(ISNUMBER(FIND(&quot; %&quot;; [$pays.G161])) ;SUBSTITUTE([$pays.G161];&quot; %&quot;;&quot;&quot;) ; SUBSTITUTE([$pays.G161];&quot;'&quot;;&quot; &quot;)))" office:value-type="string" office:string-value="900.0" calcext:value-type="string">
            <text:p>900.0</text:p>
          </table:table-cell>
          <table:table-cell table:formula="of:=IF(ISBLANK([$pays.H161])OR([$pays.H161]=&quot;N.A.&quot;);&quot;NULL&quot;;IF(ISNUMBER(FIND(&quot; %&quot;; [$pays.H161])) ;SUBSTITUTE([$pays.H161];&quot; %&quot;;&quot;&quot;) ; SUBSTITUTE([$pays.H161];&quot;'&quot;;&quot; &quot;)))" office:value-type="string" office:string-value="2.8" calcext:value-type="string">
            <text:p>2.8</text:p>
          </table:table-cell>
          <table:table-cell table:formula="of:=IF(ISBLANK([$pays.I161])OR([$pays.I161]=&quot;N.A.&quot;);&quot;NULL&quot;;IF(ISNUMBER(FIND(&quot; %&quot;; [$pays.I161])) ;SUBSTITUTE([$pays.I161];&quot; %&quot;;&quot;&quot;) ; SUBSTITUTE([$pays.I161];&quot;'&quot;;&quot; &quot;)))" office:value-type="string" office:string-value="27" calcext:value-type="string">
            <text:p>27</text:p>
          </table:table-cell>
          <table:table-cell table:formula="of:=IF(ISBLANK([$pays.J161])OR([$pays.J161]=&quot;N.A.&quot;);&quot;NULL&quot;;IF(ISNUMBER(FIND(&quot; %&quot;; [$pays.J161])) ;SUBSTITUTE([$pays.J161];&quot; %&quot;;&quot;&quot;) ; SUBSTITUTE([$pays.J161];&quot;'&quot;;&quot; &quot;)))" office:value-type="string" office:string-value="79" calcext:value-type="string">
            <text:p>79</text:p>
          </table:table-cell>
          <table:table-cell table:formula="of:=IF(ISBLANK([$pays.K161])OR([$pays.K161]=&quot;N.A.&quot;);&quot;NULL&quot;;IF(ISNUMBER(FIND(&quot; %&quot;; [$pays.K161])) ;SUBSTITUTE([$pays.K161];&quot; %&quot;;&quot;&quot;) ; SUBSTITUTE([$pays.K161];&quot;'&quot;;&quot; &quot;)))" office:value-type="string" office:string-value="0.01" calcext:value-type="string">
            <text:p>0.01</text:p>
          </table:table-cell>
          <table:table-cell table:formula="of:=IF(ISBLANK([$pays.L161])OR([$pays.L161]=&quot;N.A.&quot;);&quot;NULL&quot;;IF(ISNUMBER(FIND(&quot; %&quot;; [$pays.L161])) ;SUBSTITUTE([$pays.L161];&quot; %&quot;;&quot;&quot;) ; SUBSTITUTE([$pays.L16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2])OR([$pays.A162]=&quot;N.A.&quot;);&quot;NULL&quot;;IF(ISNUMBER(FIND(&quot; %&quot;; [$pays.A162])) ;SUBSTITUTE([$pays.A162];&quot; %&quot;;&quot;&quot;) ; SUBSTITUTE([$pays.A162];&quot;'&quot;;&quot; &quot;)))" office:value-type="string" office:string-value="Fiji" calcext:value-type="string">
            <text:p>Fiji</text:p>
          </table:table-cell>
          <table:table-cell table:formula="of:=IF(ISBLANK([$pays.B162])OR([$pays.B162]=&quot;N.A.&quot;);&quot;NULL&quot;;IF(ISNUMBER(FIND(&quot; %&quot;; [$pays.B162])) ;SUBSTITUTE([$pays.B162];&quot; %&quot;;&quot;&quot;) ; SUBSTITUTE([$pays.B162];&quot;'&quot;;&quot; &quot;)))" office:value-type="string" office:string-value="895128" calcext:value-type="string">
            <text:p>895128</text:p>
          </table:table-cell>
          <table:table-cell table:formula="of:=IF(ISBLANK([$pays.C162])OR([$pays.C162]=&quot;N.A.&quot;);&quot;NULL&quot;;IF(ISNUMBER(FIND(&quot; %&quot;; [$pays.C162])) ;SUBSTITUTE([$pays.C162];&quot; %&quot;;&quot;&quot;) ; SUBSTITUTE([$pays.C162];&quot;'&quot;;&quot; &quot;)))" office:value-type="string" office:string-value="0.73" calcext:value-type="string">
            <text:p>0.73</text:p>
          </table:table-cell>
          <table:table-cell table:formula="of:=IF(ISBLANK([$pays.D162])OR([$pays.D162]=&quot;N.A.&quot;);&quot;NULL&quot;;IF(ISNUMBER(FIND(&quot; %&quot;; [$pays.D162])) ;SUBSTITUTE([$pays.D162];&quot; %&quot;;&quot;&quot;) ; SUBSTITUTE([$pays.D162];&quot;'&quot;;&quot; &quot;)))" office:value-type="string" office:string-value="6492" calcext:value-type="string">
            <text:p>6492</text:p>
          </table:table-cell>
          <table:table-cell table:formula="of:=IF(ISBLANK([$pays.E162])OR([$pays.E162]=&quot;N.A.&quot;);&quot;NULL&quot;;IF(ISNUMBER(FIND(&quot; %&quot;; [$pays.E162])) ;SUBSTITUTE([$pays.E162];&quot; %&quot;;&quot;&quot;) ; SUBSTITUTE([$pays.E162];&quot;'&quot;;&quot; &quot;)))" office:value-type="string" office:string-value="49" calcext:value-type="string">
            <text:p>49</text:p>
          </table:table-cell>
          <table:table-cell table:formula="of:=IF(ISBLANK([$pays.F162])OR([$pays.F162]=&quot;N.A.&quot;);&quot;NULL&quot;;IF(ISNUMBER(FIND(&quot; %&quot;; [$pays.F162])) ;SUBSTITUTE([$pays.F162];&quot; %&quot;;&quot;&quot;) ; SUBSTITUTE([$pays.F162];&quot;'&quot;;&quot; &quot;)))" office:value-type="string" office:string-value="18270" calcext:value-type="string">
            <text:p>18270</text:p>
          </table:table-cell>
          <table:table-cell table:formula="of:=IF(ISBLANK([$pays.G162])OR([$pays.G162]=&quot;N.A.&quot;);&quot;NULL&quot;;IF(ISNUMBER(FIND(&quot; %&quot;; [$pays.G162])) ;SUBSTITUTE([$pays.G162];&quot; %&quot;;&quot;&quot;) ; SUBSTITUTE([$pays.G162];&quot;'&quot;;&quot; &quot;)))" office:value-type="string" office:string-value="-6202.0" calcext:value-type="string">
            <text:p>-6202.0</text:p>
          </table:table-cell>
          <table:table-cell table:formula="of:=IF(ISBLANK([$pays.H162])OR([$pays.H162]=&quot;N.A.&quot;);&quot;NULL&quot;;IF(ISNUMBER(FIND(&quot; %&quot;; [$pays.H162])) ;SUBSTITUTE([$pays.H162];&quot; %&quot;;&quot;&quot;) ; SUBSTITUTE([$pays.H162];&quot;'&quot;;&quot; &quot;)))" office:value-type="string" office:string-value="2.8" calcext:value-type="string">
            <text:p>2.8</text:p>
          </table:table-cell>
          <table:table-cell table:formula="of:=IF(ISBLANK([$pays.I162])OR([$pays.I162]=&quot;N.A.&quot;);&quot;NULL&quot;;IF(ISNUMBER(FIND(&quot; %&quot;; [$pays.I162])) ;SUBSTITUTE([$pays.I162];&quot; %&quot;;&quot;&quot;) ; SUBSTITUTE([$pays.I162];&quot;'&quot;;&quot; &quot;)))" office:value-type="string" office:string-value="28" calcext:value-type="string">
            <text:p>28</text:p>
          </table:table-cell>
          <table:table-cell table:formula="of:=IF(ISBLANK([$pays.J162])OR([$pays.J162]=&quot;N.A.&quot;);&quot;NULL&quot;;IF(ISNUMBER(FIND(&quot; %&quot;; [$pays.J162])) ;SUBSTITUTE([$pays.J162];&quot; %&quot;;&quot;&quot;) ; SUBSTITUTE([$pays.J162];&quot;'&quot;;&quot; &quot;)))" office:value-type="string" office:string-value="59" calcext:value-type="string">
            <text:p>59</text:p>
          </table:table-cell>
          <table:table-cell table:formula="of:=IF(ISBLANK([$pays.K162])OR([$pays.K162]=&quot;N.A.&quot;);&quot;NULL&quot;;IF(ISNUMBER(FIND(&quot; %&quot;; [$pays.K162])) ;SUBSTITUTE([$pays.K162];&quot; %&quot;;&quot;&quot;) ; SUBSTITUTE([$pays.K162];&quot;'&quot;;&quot; &quot;)))" office:value-type="string" office:string-value="0.01" calcext:value-type="string">
            <text:p>0.01</text:p>
          </table:table-cell>
          <table:table-cell table:formula="of:=IF(ISBLANK([$pays.L162])OR([$pays.L162]=&quot;N.A.&quot;);&quot;NULL&quot;;IF(ISNUMBER(FIND(&quot; %&quot;; [$pays.L162])) ;SUBSTITUTE([$pays.L162];&quot; %&quot;;&quot;&quot;) ; SUBSTITUTE([$pays.L16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3])OR([$pays.A163]=&quot;N.A.&quot;);&quot;NULL&quot;;IF(ISNUMBER(FIND(&quot; %&quot;; [$pays.A163])) ;SUBSTITUTE([$pays.A163];&quot; %&quot;;&quot;&quot;) ; SUBSTITUTE([$pays.A163];&quot;'&quot;;&quot; &quot;)))" office:value-type="string" office:string-value="Réunion" calcext:value-type="string">
            <text:p>Réunion</text:p>
          </table:table-cell>
          <table:table-cell table:formula="of:=IF(ISBLANK([$pays.B163])OR([$pays.B163]=&quot;N.A.&quot;);&quot;NULL&quot;;IF(ISNUMBER(FIND(&quot; %&quot;; [$pays.B163])) ;SUBSTITUTE([$pays.B163];&quot; %&quot;;&quot;&quot;) ; SUBSTITUTE([$pays.B163];&quot;'&quot;;&quot; &quot;)))" office:value-type="string" office:string-value="894017" calcext:value-type="string">
            <text:p>894017</text:p>
          </table:table-cell>
          <table:table-cell table:formula="of:=IF(ISBLANK([$pays.C163])OR([$pays.C163]=&quot;N.A.&quot;);&quot;NULL&quot;;IF(ISNUMBER(FIND(&quot; %&quot;; [$pays.C163])) ;SUBSTITUTE([$pays.C163];&quot; %&quot;;&quot;&quot;) ; SUBSTITUTE([$pays.C163];&quot;'&quot;;&quot; &quot;)))" office:value-type="string" office:string-value="0.72" calcext:value-type="string">
            <text:p>0.72</text:p>
          </table:table-cell>
          <table:table-cell table:formula="of:=IF(ISBLANK([$pays.D163])OR([$pays.D163]=&quot;N.A.&quot;);&quot;NULL&quot;;IF(ISNUMBER(FIND(&quot; %&quot;; [$pays.D163])) ;SUBSTITUTE([$pays.D163];&quot; %&quot;;&quot;&quot;) ; SUBSTITUTE([$pays.D163];&quot;'&quot;;&quot; &quot;)))" office:value-type="string" office:string-value="6385" calcext:value-type="string">
            <text:p>6385</text:p>
          </table:table-cell>
          <table:table-cell table:formula="of:=IF(ISBLANK([$pays.E163])OR([$pays.E163]=&quot;N.A.&quot;);&quot;NULL&quot;;IF(ISNUMBER(FIND(&quot; %&quot;; [$pays.E163])) ;SUBSTITUTE([$pays.E163];&quot; %&quot;;&quot;&quot;) ; SUBSTITUTE([$pays.E163];&quot;'&quot;;&quot; &quot;)))" office:value-type="string" office:string-value="358" calcext:value-type="string">
            <text:p>358</text:p>
          </table:table-cell>
          <table:table-cell table:formula="of:=IF(ISBLANK([$pays.F163])OR([$pays.F163]=&quot;N.A.&quot;);&quot;NULL&quot;;IF(ISNUMBER(FIND(&quot; %&quot;; [$pays.F163])) ;SUBSTITUTE([$pays.F163];&quot; %&quot;;&quot;&quot;) ; SUBSTITUTE([$pays.F163];&quot;'&quot;;&quot; &quot;)))" office:value-type="string" office:string-value="2500" calcext:value-type="string">
            <text:p>2500</text:p>
          </table:table-cell>
          <table:table-cell table:formula="of:=IF(ISBLANK([$pays.G163])OR([$pays.G163]=&quot;N.A.&quot;);&quot;NULL&quot;;IF(ISNUMBER(FIND(&quot; %&quot;; [$pays.G163])) ;SUBSTITUTE([$pays.G163];&quot; %&quot;;&quot;&quot;) ; SUBSTITUTE([$pays.G163];&quot;'&quot;;&quot; &quot;)))" office:value-type="string" office:string-value="-1256.0" calcext:value-type="string">
            <text:p>-1256.0</text:p>
          </table:table-cell>
          <table:table-cell table:formula="of:=IF(ISBLANK([$pays.H163])OR([$pays.H163]=&quot;N.A.&quot;);&quot;NULL&quot;;IF(ISNUMBER(FIND(&quot; %&quot;; [$pays.H163])) ;SUBSTITUTE([$pays.H163];&quot; %&quot;;&quot;&quot;) ; SUBSTITUTE([$pays.H163];&quot;'&quot;;&quot; &quot;)))" office:value-type="string" office:string-value="2.3" calcext:value-type="string">
            <text:p>2.3</text:p>
          </table:table-cell>
          <table:table-cell table:formula="of:=IF(ISBLANK([$pays.I163])OR([$pays.I163]=&quot;N.A.&quot;);&quot;NULL&quot;;IF(ISNUMBER(FIND(&quot; %&quot;; [$pays.I163])) ;SUBSTITUTE([$pays.I163];&quot; %&quot;;&quot;&quot;) ; SUBSTITUTE([$pays.I163];&quot;'&quot;;&quot; &quot;)))" office:value-type="string" office:string-value="36" calcext:value-type="string">
            <text:p>36</text:p>
          </table:table-cell>
          <table:table-cell table:formula="of:=IF(ISBLANK([$pays.J163])OR([$pays.J163]=&quot;N.A.&quot;);&quot;NULL&quot;;IF(ISNUMBER(FIND(&quot; %&quot;; [$pays.J163])) ;SUBSTITUTE([$pays.J163];&quot; %&quot;;&quot;&quot;) ; SUBSTITUTE([$pays.J163];&quot;'&quot;;&quot; &quot;)))" office:value-type="string" office:string-value="100" calcext:value-type="string">
            <text:p>100</text:p>
          </table:table-cell>
          <table:table-cell table:formula="of:=IF(ISBLANK([$pays.K163])OR([$pays.K163]=&quot;N.A.&quot;);&quot;NULL&quot;;IF(ISNUMBER(FIND(&quot; %&quot;; [$pays.K163])) ;SUBSTITUTE([$pays.K163];&quot; %&quot;;&quot;&quot;) ; SUBSTITUTE([$pays.K163];&quot;'&quot;;&quot; &quot;)))" office:value-type="string" office:string-value="0.01" calcext:value-type="string">
            <text:p>0.01</text:p>
          </table:table-cell>
          <table:table-cell table:formula="of:=IF(ISBLANK([$pays.L163])OR([$pays.L163]=&quot;N.A.&quot;);&quot;NULL&quot;;IF(ISNUMBER(FIND(&quot; %&quot;; [$pays.L163])) ;SUBSTITUTE([$pays.L163];&quot; %&quot;;&quot;&quot;) ; SUBSTITUTE([$pays.L16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4])OR([$pays.A164]=&quot;N.A.&quot;);&quot;NULL&quot;;IF(ISNUMBER(FIND(&quot; %&quot;; [$pays.A164])) ;SUBSTITUTE([$pays.A164];&quot; %&quot;;&quot;&quot;) ; SUBSTITUTE([$pays.A164];&quot;'&quot;;&quot; &quot;)))" office:value-type="string" office:string-value="Comoros" calcext:value-type="string">
            <text:p>Comoros</text:p>
          </table:table-cell>
          <table:table-cell table:formula="of:=IF(ISBLANK([$pays.B164])OR([$pays.B164]=&quot;N.A.&quot;);&quot;NULL&quot;;IF(ISNUMBER(FIND(&quot; %&quot;; [$pays.B164])) ;SUBSTITUTE([$pays.B164];&quot; %&quot;;&quot;&quot;) ; SUBSTITUTE([$pays.B164];&quot;'&quot;;&quot; &quot;)))" office:value-type="string" office:string-value="865696" calcext:value-type="string">
            <text:p>865696</text:p>
          </table:table-cell>
          <table:table-cell table:formula="of:=IF(ISBLANK([$pays.C164])OR([$pays.C164]=&quot;N.A.&quot;);&quot;NULL&quot;;IF(ISNUMBER(FIND(&quot; %&quot;; [$pays.C164])) ;SUBSTITUTE([$pays.C164];&quot; %&quot;;&quot;&quot;) ; SUBSTITUTE([$pays.C164];&quot;'&quot;;&quot; &quot;)))" office:value-type="string" office:string-value="2.20" calcext:value-type="string">
            <text:p>2.20</text:p>
          </table:table-cell>
          <table:table-cell table:formula="of:=IF(ISBLANK([$pays.D164])OR([$pays.D164]=&quot;N.A.&quot;);&quot;NULL&quot;;IF(ISNUMBER(FIND(&quot; %&quot;; [$pays.D164])) ;SUBSTITUTE([$pays.D164];&quot; %&quot;;&quot;&quot;) ; SUBSTITUTE([$pays.D164];&quot;'&quot;;&quot; &quot;)))" office:value-type="string" office:string-value="18715" calcext:value-type="string">
            <text:p>18715</text:p>
          </table:table-cell>
          <table:table-cell table:formula="of:=IF(ISBLANK([$pays.E164])OR([$pays.E164]=&quot;N.A.&quot;);&quot;NULL&quot;;IF(ISNUMBER(FIND(&quot; %&quot;; [$pays.E164])) ;SUBSTITUTE([$pays.E164];&quot; %&quot;;&quot;&quot;) ; SUBSTITUTE([$pays.E164];&quot;'&quot;;&quot; &quot;)))" office:value-type="string" office:string-value="467" calcext:value-type="string">
            <text:p>467</text:p>
          </table:table-cell>
          <table:table-cell table:formula="of:=IF(ISBLANK([$pays.F164])OR([$pays.F164]=&quot;N.A.&quot;);&quot;NULL&quot;;IF(ISNUMBER(FIND(&quot; %&quot;; [$pays.F164])) ;SUBSTITUTE([$pays.F164];&quot; %&quot;;&quot;&quot;) ; SUBSTITUTE([$pays.F164];&quot;'&quot;;&quot; &quot;)))" office:value-type="string" office:string-value="1861" calcext:value-type="string">
            <text:p>1861</text:p>
          </table:table-cell>
          <table:table-cell table:formula="of:=IF(ISBLANK([$pays.G164])OR([$pays.G164]=&quot;N.A.&quot;);&quot;NULL&quot;;IF(ISNUMBER(FIND(&quot; %&quot;; [$pays.G164])) ;SUBSTITUTE([$pays.G164];&quot; %&quot;;&quot;&quot;) ; SUBSTITUTE([$pays.G164];&quot;'&quot;;&quot; &quot;)))" office:value-type="string" office:string-value="-2000.0" calcext:value-type="string">
            <text:p>-2000.0</text:p>
          </table:table-cell>
          <table:table-cell table:formula="of:=IF(ISBLANK([$pays.H164])OR([$pays.H164]=&quot;N.A.&quot;);&quot;NULL&quot;;IF(ISNUMBER(FIND(&quot; %&quot;; [$pays.H164])) ;SUBSTITUTE([$pays.H164];&quot; %&quot;;&quot;&quot;) ; SUBSTITUTE([$pays.H164];&quot;'&quot;;&quot; &quot;)))" office:value-type="string" office:string-value="4.2" calcext:value-type="string">
            <text:p>4.2</text:p>
          </table:table-cell>
          <table:table-cell table:formula="of:=IF(ISBLANK([$pays.I164])OR([$pays.I164]=&quot;N.A.&quot;);&quot;NULL&quot;;IF(ISNUMBER(FIND(&quot; %&quot;; [$pays.I164])) ;SUBSTITUTE([$pays.I164];&quot; %&quot;;&quot;&quot;) ; SUBSTITUTE([$pays.I164];&quot;'&quot;;&quot; &quot;)))" office:value-type="string" office:string-value="20" calcext:value-type="string">
            <text:p>20</text:p>
          </table:table-cell>
          <table:table-cell table:formula="of:=IF(ISBLANK([$pays.J164])OR([$pays.J164]=&quot;N.A.&quot;);&quot;NULL&quot;;IF(ISNUMBER(FIND(&quot; %&quot;; [$pays.J164])) ;SUBSTITUTE([$pays.J164];&quot; %&quot;;&quot;&quot;) ; SUBSTITUTE([$pays.J164];&quot;'&quot;;&quot; &quot;)))" office:value-type="string" office:string-value="29" calcext:value-type="string">
            <text:p>29</text:p>
          </table:table-cell>
          <table:table-cell table:formula="of:=IF(ISBLANK([$pays.K164])OR([$pays.K164]=&quot;N.A.&quot;);&quot;NULL&quot;;IF(ISNUMBER(FIND(&quot; %&quot;; [$pays.K164])) ;SUBSTITUTE([$pays.K164];&quot; %&quot;;&quot;&quot;) ; SUBSTITUTE([$pays.K164];&quot;'&quot;;&quot; &quot;)))" office:value-type="string" office:string-value="0.01" calcext:value-type="string">
            <text:p>0.01</text:p>
          </table:table-cell>
          <table:table-cell table:formula="of:=IF(ISBLANK([$pays.L164])OR([$pays.L164]=&quot;N.A.&quot;);&quot;NULL&quot;;IF(ISNUMBER(FIND(&quot; %&quot;; [$pays.L164])) ;SUBSTITUTE([$pays.L164];&quot; %&quot;;&quot;&quot;) ; SUBSTITUTE([$pays.L16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5])OR([$pays.A165]=&quot;N.A.&quot;);&quot;NULL&quot;;IF(ISNUMBER(FIND(&quot; %&quot;; [$pays.A165])) ;SUBSTITUTE([$pays.A165];&quot; %&quot;;&quot;&quot;) ; SUBSTITUTE([$pays.A165];&quot;'&quot;;&quot; &quot;)))" office:value-type="string" office:string-value="Guyana" calcext:value-type="string">
            <text:p>Guyana</text:p>
          </table:table-cell>
          <table:table-cell table:formula="of:=IF(ISBLANK([$pays.B165])OR([$pays.B165]=&quot;N.A.&quot;);&quot;NULL&quot;;IF(ISNUMBER(FIND(&quot; %&quot;; [$pays.B165])) ;SUBSTITUTE([$pays.B165];&quot; %&quot;;&quot;&quot;) ; SUBSTITUTE([$pays.B165];&quot;'&quot;;&quot; &quot;)))" office:value-type="string" office:string-value="785788" calcext:value-type="string">
            <text:p>785788</text:p>
          </table:table-cell>
          <table:table-cell table:formula="of:=IF(ISBLANK([$pays.C165])OR([$pays.C165]=&quot;N.A.&quot;);&quot;NULL&quot;;IF(ISNUMBER(FIND(&quot; %&quot;; [$pays.C165])) ;SUBSTITUTE([$pays.C165];&quot; %&quot;;&quot;&quot;) ; SUBSTITUTE([$pays.C165];&quot;'&quot;;&quot; &quot;)))" office:value-type="string" office:string-value="0.48" calcext:value-type="string">
            <text:p>0.48</text:p>
          </table:table-cell>
          <table:table-cell table:formula="of:=IF(ISBLANK([$pays.D165])OR([$pays.D165]=&quot;N.A.&quot;);&quot;NULL&quot;;IF(ISNUMBER(FIND(&quot; %&quot;; [$pays.D165])) ;SUBSTITUTE([$pays.D165];&quot; %&quot;;&quot;&quot;) ; SUBSTITUTE([$pays.D165];&quot;'&quot;;&quot; &quot;)))" office:value-type="string" office:string-value="3786" calcext:value-type="string">
            <text:p>3786</text:p>
          </table:table-cell>
          <table:table-cell table:formula="of:=IF(ISBLANK([$pays.E165])OR([$pays.E165]=&quot;N.A.&quot;);&quot;NULL&quot;;IF(ISNUMBER(FIND(&quot; %&quot;; [$pays.E165])) ;SUBSTITUTE([$pays.E165];&quot; %&quot;;&quot;&quot;) ; SUBSTITUTE([$pays.E165];&quot;'&quot;;&quot; &quot;)))" office:value-type="string" office:string-value="4" calcext:value-type="string">
            <text:p>4</text:p>
          </table:table-cell>
          <table:table-cell table:formula="of:=IF(ISBLANK([$pays.F165])OR([$pays.F165]=&quot;N.A.&quot;);&quot;NULL&quot;;IF(ISNUMBER(FIND(&quot; %&quot;; [$pays.F165])) ;SUBSTITUTE([$pays.F165];&quot; %&quot;;&quot;&quot;) ; SUBSTITUTE([$pays.F165];&quot;'&quot;;&quot; &quot;)))" office:value-type="string" office:string-value="196850" calcext:value-type="string">
            <text:p>196850</text:p>
          </table:table-cell>
          <table:table-cell table:formula="of:=IF(ISBLANK([$pays.G165])OR([$pays.G165]=&quot;N.A.&quot;);&quot;NULL&quot;;IF(ISNUMBER(FIND(&quot; %&quot;; [$pays.G165])) ;SUBSTITUTE([$pays.G165];&quot; %&quot;;&quot;&quot;) ; SUBSTITUTE([$pays.G165];&quot;'&quot;;&quot; &quot;)))" office:value-type="string" office:string-value="-6000.0" calcext:value-type="string">
            <text:p>-6000.0</text:p>
          </table:table-cell>
          <table:table-cell table:formula="of:=IF(ISBLANK([$pays.H165])OR([$pays.H165]=&quot;N.A.&quot;);&quot;NULL&quot;;IF(ISNUMBER(FIND(&quot; %&quot;; [$pays.H165])) ;SUBSTITUTE([$pays.H165];&quot; %&quot;;&quot;&quot;) ; SUBSTITUTE([$pays.H165];&quot;'&quot;;&quot; &quot;)))" office:value-type="string" office:string-value="2.5" calcext:value-type="string">
            <text:p>2.5</text:p>
          </table:table-cell>
          <table:table-cell table:formula="of:=IF(ISBLANK([$pays.I165])OR([$pays.I165]=&quot;N.A.&quot;);&quot;NULL&quot;;IF(ISNUMBER(FIND(&quot; %&quot;; [$pays.I165])) ;SUBSTITUTE([$pays.I165];&quot; %&quot;;&quot;&quot;) ; SUBSTITUTE([$pays.I165];&quot;'&quot;;&quot; &quot;)))" office:value-type="string" office:string-value="27" calcext:value-type="string">
            <text:p>27</text:p>
          </table:table-cell>
          <table:table-cell table:formula="of:=IF(ISBLANK([$pays.J165])OR([$pays.J165]=&quot;N.A.&quot;);&quot;NULL&quot;;IF(ISNUMBER(FIND(&quot; %&quot;; [$pays.J165])) ;SUBSTITUTE([$pays.J165];&quot; %&quot;;&quot;&quot;) ; SUBSTITUTE([$pays.J165];&quot;'&quot;;&quot; &quot;)))" office:value-type="string" office:string-value="27" calcext:value-type="string">
            <text:p>27</text:p>
          </table:table-cell>
          <table:table-cell table:formula="of:=IF(ISBLANK([$pays.K165])OR([$pays.K165]=&quot;N.A.&quot;);&quot;NULL&quot;;IF(ISNUMBER(FIND(&quot; %&quot;; [$pays.K165])) ;SUBSTITUTE([$pays.K165];&quot; %&quot;;&quot;&quot;) ; SUBSTITUTE([$pays.K165];&quot;'&quot;;&quot; &quot;)))" office:value-type="string" office:string-value="0.01" calcext:value-type="string">
            <text:p>0.01</text:p>
          </table:table-cell>
          <table:table-cell table:formula="of:=IF(ISBLANK([$pays.L165])OR([$pays.L165]=&quot;N.A.&quot;);&quot;NULL&quot;;IF(ISNUMBER(FIND(&quot; %&quot;; [$pays.L165])) ;SUBSTITUTE([$pays.L165];&quot; %&quot;;&quot;&quot;) ; SUBSTITUTE([$pays.L16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6])OR([$pays.A166]=&quot;N.A.&quot;);&quot;NULL&quot;;IF(ISNUMBER(FIND(&quot; %&quot;; [$pays.A166])) ;SUBSTITUTE([$pays.A166];&quot; %&quot;;&quot;&quot;) ; SUBSTITUTE([$pays.A166];&quot;'&quot;;&quot; &quot;)))" office:value-type="string" office:string-value="Bhutan" calcext:value-type="string">
            <text:p>Bhutan</text:p>
          </table:table-cell>
          <table:table-cell table:formula="of:=IF(ISBLANK([$pays.B166])OR([$pays.B166]=&quot;N.A.&quot;);&quot;NULL&quot;;IF(ISNUMBER(FIND(&quot; %&quot;; [$pays.B166])) ;SUBSTITUTE([$pays.B166];&quot; %&quot;;&quot;&quot;) ; SUBSTITUTE([$pays.B166];&quot;'&quot;;&quot; &quot;)))" office:value-type="string" office:string-value="769867" calcext:value-type="string">
            <text:p>769867</text:p>
          </table:table-cell>
          <table:table-cell table:formula="of:=IF(ISBLANK([$pays.C166])OR([$pays.C166]=&quot;N.A.&quot;);&quot;NULL&quot;;IF(ISNUMBER(FIND(&quot; %&quot;; [$pays.C166])) ;SUBSTITUTE([$pays.C166];&quot; %&quot;;&quot;&quot;) ; SUBSTITUTE([$pays.C166];&quot;'&quot;;&quot; &quot;)))" office:value-type="string" office:string-value="1.12" calcext:value-type="string">
            <text:p>1.12</text:p>
          </table:table-cell>
          <table:table-cell table:formula="of:=IF(ISBLANK([$pays.D166])OR([$pays.D166]=&quot;N.A.&quot;);&quot;NULL&quot;;IF(ISNUMBER(FIND(&quot; %&quot;; [$pays.D166])) ;SUBSTITUTE([$pays.D166];&quot; %&quot;;&quot;&quot;) ; SUBSTITUTE([$pays.D166];&quot;'&quot;;&quot; &quot;)))" office:value-type="string" office:string-value="8516" calcext:value-type="string">
            <text:p>8516</text:p>
          </table:table-cell>
          <table:table-cell table:formula="of:=IF(ISBLANK([$pays.E166])OR([$pays.E166]=&quot;N.A.&quot;);&quot;NULL&quot;;IF(ISNUMBER(FIND(&quot; %&quot;; [$pays.E166])) ;SUBSTITUTE([$pays.E166];&quot; %&quot;;&quot;&quot;) ; SUBSTITUTE([$pays.E166];&quot;'&quot;;&quot; &quot;)))" office:value-type="string" office:string-value="20" calcext:value-type="string">
            <text:p>20</text:p>
          </table:table-cell>
          <table:table-cell table:formula="of:=IF(ISBLANK([$pays.F166])OR([$pays.F166]=&quot;N.A.&quot;);&quot;NULL&quot;;IF(ISNUMBER(FIND(&quot; %&quot;; [$pays.F166])) ;SUBSTITUTE([$pays.F166];&quot; %&quot;;&quot;&quot;) ; SUBSTITUTE([$pays.F166];&quot;'&quot;;&quot; &quot;)))" office:value-type="string" office:string-value="38117" calcext:value-type="string">
            <text:p>38117</text:p>
          </table:table-cell>
          <table:table-cell table:formula="of:=IF(ISBLANK([$pays.G166])OR([$pays.G166]=&quot;N.A.&quot;);&quot;NULL&quot;;IF(ISNUMBER(FIND(&quot; %&quot;; [$pays.G166])) ;SUBSTITUTE([$pays.G166];&quot; %&quot;;&quot;&quot;) ; SUBSTITUTE([$pays.G166];&quot;'&quot;;&quot; &quot;)))" office:value-type="string" office:string-value="320.0" calcext:value-type="string">
            <text:p>320.0</text:p>
          </table:table-cell>
          <table:table-cell table:formula="of:=IF(ISBLANK([$pays.H166])OR([$pays.H166]=&quot;N.A.&quot;);&quot;NULL&quot;;IF(ISNUMBER(FIND(&quot; %&quot;; [$pays.H166])) ;SUBSTITUTE([$pays.H166];&quot; %&quot;;&quot;&quot;) ; SUBSTITUTE([$pays.H166];&quot;'&quot;;&quot; &quot;)))" office:value-type="string" office:string-value="2.0" calcext:value-type="string">
            <text:p>2.0</text:p>
          </table:table-cell>
          <table:table-cell table:formula="of:=IF(ISBLANK([$pays.I166])OR([$pays.I166]=&quot;N.A.&quot;);&quot;NULL&quot;;IF(ISNUMBER(FIND(&quot; %&quot;; [$pays.I166])) ;SUBSTITUTE([$pays.I166];&quot; %&quot;;&quot;&quot;) ; SUBSTITUTE([$pays.I166];&quot;'&quot;;&quot; &quot;)))" office:value-type="string" office:string-value="28" calcext:value-type="string">
            <text:p>28</text:p>
          </table:table-cell>
          <table:table-cell table:formula="of:=IF(ISBLANK([$pays.J166])OR([$pays.J166]=&quot;N.A.&quot;);&quot;NULL&quot;;IF(ISNUMBER(FIND(&quot; %&quot;; [$pays.J166])) ;SUBSTITUTE([$pays.J166];&quot; %&quot;;&quot;&quot;) ; SUBSTITUTE([$pays.J166];&quot;'&quot;;&quot; &quot;)))" office:value-type="string" office:string-value="46" calcext:value-type="string">
            <text:p>46</text:p>
          </table:table-cell>
          <table:table-cell table:formula="of:=IF(ISBLANK([$pays.K166])OR([$pays.K166]=&quot;N.A.&quot;);&quot;NULL&quot;;IF(ISNUMBER(FIND(&quot; %&quot;; [$pays.K166])) ;SUBSTITUTE([$pays.K166];&quot; %&quot;;&quot;&quot;) ; SUBSTITUTE([$pays.K166];&quot;'&quot;;&quot; &quot;)))" office:value-type="string" office:string-value="0.01" calcext:value-type="string">
            <text:p>0.01</text:p>
          </table:table-cell>
          <table:table-cell table:formula="of:=IF(ISBLANK([$pays.L166])OR([$pays.L166]=&quot;N.A.&quot;);&quot;NULL&quot;;IF(ISNUMBER(FIND(&quot; %&quot;; [$pays.L166])) ;SUBSTITUTE([$pays.L166];&quot; %&quot;;&quot;&quot;) ; SUBSTITUTE([$pays.L166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67])OR([$pays.A167]=&quot;N.A.&quot;);&quot;NULL&quot;;IF(ISNUMBER(FIND(&quot; %&quot;; [$pays.A167])) ;SUBSTITUTE([$pays.A167];&quot; %&quot;;&quot;&quot;) ; SUBSTITUTE([$pays.A167];&quot;'&quot;;&quot; &quot;)))" office:value-type="string" office:string-value="Solomon Islands" calcext:value-type="string">
            <text:p>Solomon Islands</text:p>
          </table:table-cell>
          <table:table-cell table:formula="of:=IF(ISBLANK([$pays.B167])OR([$pays.B167]=&quot;N.A.&quot;);&quot;NULL&quot;;IF(ISNUMBER(FIND(&quot; %&quot;; [$pays.B167])) ;SUBSTITUTE([$pays.B167];&quot; %&quot;;&quot;&quot;) ; SUBSTITUTE([$pays.B167];&quot;'&quot;;&quot; &quot;)))" office:value-type="string" office:string-value="683301" calcext:value-type="string">
            <text:p>683301</text:p>
          </table:table-cell>
          <table:table-cell table:formula="of:=IF(ISBLANK([$pays.C167])OR([$pays.C167]=&quot;N.A.&quot;);&quot;NULL&quot;;IF(ISNUMBER(FIND(&quot; %&quot;; [$pays.C167])) ;SUBSTITUTE([$pays.C167];&quot; %&quot;;&quot;&quot;) ; SUBSTITUTE([$pays.C167];&quot;'&quot;;&quot; &quot;)))" office:value-type="string" office:string-value="2.55" calcext:value-type="string">
            <text:p>2.55</text:p>
          </table:table-cell>
          <table:table-cell table:formula="of:=IF(ISBLANK([$pays.D167])OR([$pays.D167]=&quot;N.A.&quot;);&quot;NULL&quot;;IF(ISNUMBER(FIND(&quot; %&quot;; [$pays.D167])) ;SUBSTITUTE([$pays.D167];&quot; %&quot;;&quot;&quot;) ; SUBSTITUTE([$pays.D167];&quot;'&quot;;&quot; &quot;)))" office:value-type="string" office:string-value="17061" calcext:value-type="string">
            <text:p>17061</text:p>
          </table:table-cell>
          <table:table-cell table:formula="of:=IF(ISBLANK([$pays.E167])OR([$pays.E167]=&quot;N.A.&quot;);&quot;NULL&quot;;IF(ISNUMBER(FIND(&quot; %&quot;; [$pays.E167])) ;SUBSTITUTE([$pays.E167];&quot; %&quot;;&quot;&quot;) ; SUBSTITUTE([$pays.E167];&quot;'&quot;;&quot; &quot;)))" office:value-type="string" office:string-value="25" calcext:value-type="string">
            <text:p>25</text:p>
          </table:table-cell>
          <table:table-cell table:formula="of:=IF(ISBLANK([$pays.F167])OR([$pays.F167]=&quot;N.A.&quot;);&quot;NULL&quot;;IF(ISNUMBER(FIND(&quot; %&quot;; [$pays.F167])) ;SUBSTITUTE([$pays.F167];&quot; %&quot;;&quot;&quot;) ; SUBSTITUTE([$pays.F167];&quot;'&quot;;&quot; &quot;)))" office:value-type="string" office:string-value="27990" calcext:value-type="string">
            <text:p>27990</text:p>
          </table:table-cell>
          <table:table-cell table:formula="of:=IF(ISBLANK([$pays.G167])OR([$pays.G167]=&quot;N.A.&quot;);&quot;NULL&quot;;IF(ISNUMBER(FIND(&quot; %&quot;; [$pays.G167])) ;SUBSTITUTE([$pays.G167];&quot; %&quot;;&quot;&quot;) ; SUBSTITUTE([$pays.G167];&quot;'&quot;;&quot; &quot;)))" office:value-type="string" office:string-value="-1600.0" calcext:value-type="string">
            <text:p>-1600.0</text:p>
          </table:table-cell>
          <table:table-cell table:formula="of:=IF(ISBLANK([$pays.H167])OR([$pays.H167]=&quot;N.A.&quot;);&quot;NULL&quot;;IF(ISNUMBER(FIND(&quot; %&quot;; [$pays.H167])) ;SUBSTITUTE([$pays.H167];&quot; %&quot;;&quot;&quot;) ; SUBSTITUTE([$pays.H167];&quot;'&quot;;&quot; &quot;)))" office:value-type="string" office:string-value="4.4" calcext:value-type="string">
            <text:p>4.4</text:p>
          </table:table-cell>
          <table:table-cell table:formula="of:=IF(ISBLANK([$pays.I167])OR([$pays.I167]=&quot;N.A.&quot;);&quot;NULL&quot;;IF(ISNUMBER(FIND(&quot; %&quot;; [$pays.I167])) ;SUBSTITUTE([$pays.I167];&quot; %&quot;;&quot;&quot;) ; SUBSTITUTE([$pays.I167];&quot;'&quot;;&quot; &quot;)))" office:value-type="string" office:string-value="20" calcext:value-type="string">
            <text:p>20</text:p>
          </table:table-cell>
          <table:table-cell table:formula="of:=IF(ISBLANK([$pays.J167])OR([$pays.J167]=&quot;N.A.&quot;);&quot;NULL&quot;;IF(ISNUMBER(FIND(&quot; %&quot;; [$pays.J167])) ;SUBSTITUTE([$pays.J167];&quot; %&quot;;&quot;&quot;) ; SUBSTITUTE([$pays.J167];&quot;'&quot;;&quot; &quot;)))" office:value-type="string" office:string-value="23" calcext:value-type="string">
            <text:p>23</text:p>
          </table:table-cell>
          <table:table-cell table:formula="of:=IF(ISBLANK([$pays.K167])OR([$pays.K167]=&quot;N.A.&quot;);&quot;NULL&quot;;IF(ISNUMBER(FIND(&quot; %&quot;; [$pays.K167])) ;SUBSTITUTE([$pays.K167];&quot; %&quot;;&quot;&quot;) ; SUBSTITUTE([$pays.K167];&quot;'&quot;;&quot; &quot;)))" office:value-type="string" office:string-value="0.01" calcext:value-type="string">
            <text:p>0.01</text:p>
          </table:table-cell>
          <table:table-cell table:formula="of:=IF(ISBLANK([$pays.L167])OR([$pays.L167]=&quot;N.A.&quot;);&quot;NULL&quot;;IF(ISNUMBER(FIND(&quot; %&quot;; [$pays.L167])) ;SUBSTITUTE([$pays.L167];&quot; %&quot;;&quot;&quot;) ; SUBSTITUTE([$pays.L16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8])OR([$pays.A168]=&quot;N.A.&quot;);&quot;NULL&quot;;IF(ISNUMBER(FIND(&quot; %&quot;; [$pays.A168])) ;SUBSTITUTE([$pays.A168];&quot; %&quot;;&quot;&quot;) ; SUBSTITUTE([$pays.A168];&quot;'&quot;;&quot; &quot;)))" office:value-type="string" office:string-value="Macao" calcext:value-type="string">
            <text:p>Macao</text:p>
          </table:table-cell>
          <table:table-cell table:formula="of:=IF(ISBLANK([$pays.B168])OR([$pays.B168]=&quot;N.A.&quot;);&quot;NULL&quot;;IF(ISNUMBER(FIND(&quot; %&quot;; [$pays.B168])) ;SUBSTITUTE([$pays.B168];&quot; %&quot;;&quot;&quot;) ; SUBSTITUTE([$pays.B168];&quot;'&quot;;&quot; &quot;)))" office:value-type="string" office:string-value="647508" calcext:value-type="string">
            <text:p>647508</text:p>
          </table:table-cell>
          <table:table-cell table:formula="of:=IF(ISBLANK([$pays.C168])OR([$pays.C168]=&quot;N.A.&quot;);&quot;NULL&quot;;IF(ISNUMBER(FIND(&quot; %&quot;; [$pays.C168])) ;SUBSTITUTE([$pays.C168];&quot; %&quot;;&quot;&quot;) ; SUBSTITUTE([$pays.C168];&quot;'&quot;;&quot; &quot;)))" office:value-type="string" office:string-value="1.39" calcext:value-type="string">
            <text:p>1.39</text:p>
          </table:table-cell>
          <table:table-cell table:formula="of:=IF(ISBLANK([$pays.D168])OR([$pays.D168]=&quot;N.A.&quot;);&quot;NULL&quot;;IF(ISNUMBER(FIND(&quot; %&quot;; [$pays.D168])) ;SUBSTITUTE([$pays.D168];&quot; %&quot;;&quot;&quot;) ; SUBSTITUTE([$pays.D168];&quot;'&quot;;&quot; &quot;)))" office:value-type="string" office:string-value="8890" calcext:value-type="string">
            <text:p>8890</text:p>
          </table:table-cell>
          <table:table-cell table:formula="of:=IF(ISBLANK([$pays.E168])OR([$pays.E168]=&quot;N.A.&quot;);&quot;NULL&quot;;IF(ISNUMBER(FIND(&quot; %&quot;; [$pays.E168])) ;SUBSTITUTE([$pays.E168];&quot; %&quot;;&quot;&quot;) ; SUBSTITUTE([$pays.E168];&quot;'&quot;;&quot; &quot;)))" office:value-type="string" office:string-value="21645" calcext:value-type="string">
            <text:p>21645</text:p>
          </table:table-cell>
          <table:table-cell table:formula="of:=IF(ISBLANK([$pays.F168])OR([$pays.F168]=&quot;N.A.&quot;);&quot;NULL&quot;;IF(ISNUMBER(FIND(&quot; %&quot;; [$pays.F168])) ;SUBSTITUTE([$pays.F168];&quot; %&quot;;&quot;&quot;) ; SUBSTITUTE([$pays.F168];&quot;'&quot;;&quot; &quot;)))" office:value-type="string" office:string-value="30" calcext:value-type="string">
            <text:p>30</text:p>
          </table:table-cell>
          <table:table-cell table:formula="of:=IF(ISBLANK([$pays.G168])OR([$pays.G168]=&quot;N.A.&quot;);&quot;NULL&quot;;IF(ISNUMBER(FIND(&quot; %&quot;; [$pays.G168])) ;SUBSTITUTE([$pays.G168];&quot; %&quot;;&quot;&quot;) ; SUBSTITUTE([$pays.G168];&quot;'&quot;;&quot; &quot;)))" office:value-type="string" office:string-value="5000.0" calcext:value-type="string">
            <text:p>5000.0</text:p>
          </table:table-cell>
          <table:table-cell table:formula="of:=IF(ISBLANK([$pays.H168])OR([$pays.H168]=&quot;N.A.&quot;);&quot;NULL&quot;;IF(ISNUMBER(FIND(&quot; %&quot;; [$pays.H168])) ;SUBSTITUTE([$pays.H168];&quot; %&quot;;&quot;&quot;) ; SUBSTITUTE([$pays.H168];&quot;'&quot;;&quot; &quot;)))" office:value-type="string" office:string-value="1.2" calcext:value-type="string">
            <text:p>1.2</text:p>
          </table:table-cell>
          <table:table-cell table:formula="of:=IF(ISBLANK([$pays.I168])OR([$pays.I168]=&quot;N.A.&quot;);&quot;NULL&quot;;IF(ISNUMBER(FIND(&quot; %&quot;; [$pays.I168])) ;SUBSTITUTE([$pays.I168];&quot; %&quot;;&quot;&quot;) ; SUBSTITUTE([$pays.I168];&quot;'&quot;;&quot; &quot;)))" office:value-type="string" office:string-value="39" calcext:value-type="string">
            <text:p>39</text:p>
          </table:table-cell>
          <table:table-cell table:formula="of:=IF(ISBLANK([$pays.J168])OR([$pays.J168]=&quot;N.A.&quot;);&quot;NULL&quot;;IF(ISNUMBER(FIND(&quot; %&quot;; [$pays.J168])) ;SUBSTITUTE([$pays.J168];&quot; %&quot;;&quot;&quot;) ; SUBSTITUTE([$pays.J168];&quot;'&quot;;&quot; &quot;)))" office:value-type="string" office:string-value="NULL" calcext:value-type="string">
            <text:p>NULL</text:p>
          </table:table-cell>
          <table:table-cell table:formula="of:=IF(ISBLANK([$pays.K168])OR([$pays.K168]=&quot;N.A.&quot;);&quot;NULL&quot;;IF(ISNUMBER(FIND(&quot; %&quot;; [$pays.K168])) ;SUBSTITUTE([$pays.K168];&quot; %&quot;;&quot;&quot;) ; SUBSTITUTE([$pays.K168];&quot;'&quot;;&quot; &quot;)))" office:value-type="string" office:string-value="0.01" calcext:value-type="string">
            <text:p>0.01</text:p>
          </table:table-cell>
          <table:table-cell table:formula="of:=IF(ISBLANK([$pays.L168])OR([$pays.L168]=&quot;N.A.&quot;);&quot;NULL&quot;;IF(ISNUMBER(FIND(&quot; %&quot;; [$pays.L168])) ;SUBSTITUTE([$pays.L168];&quot; %&quot;;&quot;&quot;) ; SUBSTITUTE([$pays.L16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9])OR([$pays.A169]=&quot;N.A.&quot;);&quot;NULL&quot;;IF(ISNUMBER(FIND(&quot; %&quot;; [$pays.A169])) ;SUBSTITUTE([$pays.A169];&quot; %&quot;;&quot;&quot;) ; SUBSTITUTE([$pays.A169];&quot;'&quot;;&quot; &quot;)))" office:value-type="string" office:string-value="Montenegro" calcext:value-type="string">
            <text:p>Montenegro</text:p>
          </table:table-cell>
          <table:table-cell table:formula="of:=IF(ISBLANK([$pays.B169])OR([$pays.B169]=&quot;N.A.&quot;);&quot;NULL&quot;;IF(ISNUMBER(FIND(&quot; %&quot;; [$pays.B169])) ;SUBSTITUTE([$pays.B169];&quot; %&quot;;&quot;&quot;) ; SUBSTITUTE([$pays.B169];&quot;'&quot;;&quot; &quot;)))" office:value-type="string" office:string-value="628050" calcext:value-type="string">
            <text:p>628050</text:p>
          </table:table-cell>
          <table:table-cell table:formula="of:=IF(ISBLANK([$pays.C169])OR([$pays.C169]=&quot;N.A.&quot;);&quot;NULL&quot;;IF(ISNUMBER(FIND(&quot; %&quot;; [$pays.C169])) ;SUBSTITUTE([$pays.C169];&quot; %&quot;;&quot;&quot;) ; SUBSTITUTE([$pays.C169];&quot;'&quot;;&quot; &quot;)))" office:value-type="string" office:string-value="0.01" calcext:value-type="string">
            <text:p>0.01</text:p>
          </table:table-cell>
          <table:table-cell table:formula="of:=IF(ISBLANK([$pays.D169])OR([$pays.D169]=&quot;N.A.&quot;);&quot;NULL&quot;;IF(ISNUMBER(FIND(&quot; %&quot;; [$pays.D169])) ;SUBSTITUTE([$pays.D169];&quot; %&quot;;&quot;&quot;) ; SUBSTITUTE([$pays.D169];&quot;'&quot;;&quot; &quot;)))" office:value-type="string" office:string-value="79" calcext:value-type="string">
            <text:p>79</text:p>
          </table:table-cell>
          <table:table-cell table:formula="of:=IF(ISBLANK([$pays.E169])OR([$pays.E169]=&quot;N.A.&quot;);&quot;NULL&quot;;IF(ISNUMBER(FIND(&quot; %&quot;; [$pays.E169])) ;SUBSTITUTE([$pays.E169];&quot; %&quot;;&quot;&quot;) ; SUBSTITUTE([$pays.E169];&quot;'&quot;;&quot; &quot;)))" office:value-type="string" office:string-value="47" calcext:value-type="string">
            <text:p>47</text:p>
          </table:table-cell>
          <table:table-cell table:formula="of:=IF(ISBLANK([$pays.F169])OR([$pays.F169]=&quot;N.A.&quot;);&quot;NULL&quot;;IF(ISNUMBER(FIND(&quot; %&quot;; [$pays.F169])) ;SUBSTITUTE([$pays.F169];&quot; %&quot;;&quot;&quot;) ; SUBSTITUTE([$pays.F169];&quot;'&quot;;&quot; &quot;)))" office:value-type="string" office:string-value="13450" calcext:value-type="string">
            <text:p>13450</text:p>
          </table:table-cell>
          <table:table-cell table:formula="of:=IF(ISBLANK([$pays.G169])OR([$pays.G169]=&quot;N.A.&quot;);&quot;NULL&quot;;IF(ISNUMBER(FIND(&quot; %&quot;; [$pays.G169])) ;SUBSTITUTE([$pays.G169];&quot; %&quot;;&quot;&quot;) ; SUBSTITUTE([$pays.G169];&quot;'&quot;;&quot; &quot;)))" office:value-type="string" office:string-value="-480.0" calcext:value-type="string">
            <text:p>-480.0</text:p>
          </table:table-cell>
          <table:table-cell table:formula="of:=IF(ISBLANK([$pays.H169])OR([$pays.H169]=&quot;N.A.&quot;);&quot;NULL&quot;;IF(ISNUMBER(FIND(&quot; %&quot;; [$pays.H169])) ;SUBSTITUTE([$pays.H169];&quot; %&quot;;&quot;&quot;) ; SUBSTITUTE([$pays.H169];&quot;'&quot;;&quot; &quot;)))" office:value-type="string" office:string-value="1.8" calcext:value-type="string">
            <text:p>1.8</text:p>
          </table:table-cell>
          <table:table-cell table:formula="of:=IF(ISBLANK([$pays.I169])OR([$pays.I169]=&quot;N.A.&quot;);&quot;NULL&quot;;IF(ISNUMBER(FIND(&quot; %&quot;; [$pays.I169])) ;SUBSTITUTE([$pays.I169];&quot; %&quot;;&quot;&quot;) ; SUBSTITUTE([$pays.I169];&quot;'&quot;;&quot; &quot;)))" office:value-type="string" office:string-value="39" calcext:value-type="string">
            <text:p>39</text:p>
          </table:table-cell>
          <table:table-cell table:formula="of:=IF(ISBLANK([$pays.J169])OR([$pays.J169]=&quot;N.A.&quot;);&quot;NULL&quot;;IF(ISNUMBER(FIND(&quot; %&quot;; [$pays.J169])) ;SUBSTITUTE([$pays.J169];&quot; %&quot;;&quot;&quot;) ; SUBSTITUTE([$pays.J169];&quot;'&quot;;&quot; &quot;)))" office:value-type="string" office:string-value="68" calcext:value-type="string">
            <text:p>68</text:p>
          </table:table-cell>
          <table:table-cell table:formula="of:=IF(ISBLANK([$pays.K169])OR([$pays.K169]=&quot;N.A.&quot;);&quot;NULL&quot;;IF(ISNUMBER(FIND(&quot; %&quot;; [$pays.K169])) ;SUBSTITUTE([$pays.K169];&quot; %&quot;;&quot;&quot;) ; SUBSTITUTE([$pays.K169];&quot;'&quot;;&quot; &quot;)))" office:value-type="string" office:string-value="0.01" calcext:value-type="string">
            <text:p>0.01</text:p>
          </table:table-cell>
          <table:table-cell table:formula="of:=IF(ISBLANK([$pays.L169])OR([$pays.L169]=&quot;N.A.&quot;);&quot;NULL&quot;;IF(ISNUMBER(FIND(&quot; %&quot;; [$pays.L169])) ;SUBSTITUTE([$pays.L169];&quot; %&quot;;&quot;&quot;) ; SUBSTITUTE([$pays.L16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0])OR([$pays.A170]=&quot;N.A.&quot;);&quot;NULL&quot;;IF(ISNUMBER(FIND(&quot; %&quot;; [$pays.A170])) ;SUBSTITUTE([$pays.A170];&quot; %&quot;;&quot;&quot;) ; SUBSTITUTE([$pays.A170];&quot;'&quot;;&quot; &quot;)))" office:value-type="string" office:string-value="Luxembourg" calcext:value-type="string">
            <text:p>Luxembourg</text:p>
          </table:table-cell>
          <table:table-cell table:formula="of:=IF(ISBLANK([$pays.B170])OR([$pays.B170]=&quot;N.A.&quot;);&quot;NULL&quot;;IF(ISNUMBER(FIND(&quot; %&quot;; [$pays.B170])) ;SUBSTITUTE([$pays.B170];&quot; %&quot;;&quot;&quot;) ; SUBSTITUTE([$pays.B170];&quot;'&quot;;&quot; &quot;)))" office:value-type="string" office:string-value="623861" calcext:value-type="string">
            <text:p>623861</text:p>
          </table:table-cell>
          <table:table-cell table:formula="of:=IF(ISBLANK([$pays.C170])OR([$pays.C170]=&quot;N.A.&quot;);&quot;NULL&quot;;IF(ISNUMBER(FIND(&quot; %&quot;; [$pays.C170])) ;SUBSTITUTE([$pays.C170];&quot; %&quot;;&quot;&quot;) ; SUBSTITUTE([$pays.C170];&quot;'&quot;;&quot; &quot;)))" office:value-type="string" office:string-value="1.66" calcext:value-type="string">
            <text:p>1.66</text:p>
          </table:table-cell>
          <table:table-cell table:formula="of:=IF(ISBLANK([$pays.D170])OR([$pays.D170]=&quot;N.A.&quot;);&quot;NULL&quot;;IF(ISNUMBER(FIND(&quot; %&quot;; [$pays.D170])) ;SUBSTITUTE([$pays.D170];&quot; %&quot;;&quot;&quot;) ; SUBSTITUTE([$pays.D170];&quot;'&quot;;&quot; &quot;)))" office:value-type="string" office:string-value="10249" calcext:value-type="string">
            <text:p>10249</text:p>
          </table:table-cell>
          <table:table-cell table:formula="of:=IF(ISBLANK([$pays.E170])OR([$pays.E170]=&quot;N.A.&quot;);&quot;NULL&quot;;IF(ISNUMBER(FIND(&quot; %&quot;; [$pays.E170])) ;SUBSTITUTE([$pays.E170];&quot; %&quot;;&quot;&quot;) ; SUBSTITUTE([$pays.E170];&quot;'&quot;;&quot; &quot;)))" office:value-type="string" office:string-value="242" calcext:value-type="string">
            <text:p>242</text:p>
          </table:table-cell>
          <table:table-cell table:formula="of:=IF(ISBLANK([$pays.F170])OR([$pays.F170]=&quot;N.A.&quot;);&quot;NULL&quot;;IF(ISNUMBER(FIND(&quot; %&quot;; [$pays.F170])) ;SUBSTITUTE([$pays.F170];&quot; %&quot;;&quot;&quot;) ; SUBSTITUTE([$pays.F170];&quot;'&quot;;&quot; &quot;)))" office:value-type="string" office:string-value="2590" calcext:value-type="string">
            <text:p>2590</text:p>
          </table:table-cell>
          <table:table-cell table:formula="of:=IF(ISBLANK([$pays.G170])OR([$pays.G170]=&quot;N.A.&quot;);&quot;NULL&quot;;IF(ISNUMBER(FIND(&quot; %&quot;; [$pays.G170])) ;SUBSTITUTE([$pays.G170];&quot; %&quot;;&quot;&quot;) ; SUBSTITUTE([$pays.G170];&quot;'&quot;;&quot; &quot;)))" office:value-type="string" office:string-value="9741.0" calcext:value-type="string">
            <text:p>9741.0</text:p>
          </table:table-cell>
          <table:table-cell table:formula="of:=IF(ISBLANK([$pays.H170])OR([$pays.H170]=&quot;N.A.&quot;);&quot;NULL&quot;;IF(ISNUMBER(FIND(&quot; %&quot;; [$pays.H170])) ;SUBSTITUTE([$pays.H170];&quot; %&quot;;&quot;&quot;) ; SUBSTITUTE([$pays.H170];&quot;'&quot;;&quot; &quot;)))" office:value-type="string" office:string-value="1.5" calcext:value-type="string">
            <text:p>1.5</text:p>
          </table:table-cell>
          <table:table-cell table:formula="of:=IF(ISBLANK([$pays.I170])OR([$pays.I170]=&quot;N.A.&quot;);&quot;NULL&quot;;IF(ISNUMBER(FIND(&quot; %&quot;; [$pays.I170])) ;SUBSTITUTE([$pays.I170];&quot; %&quot;;&quot;&quot;) ; SUBSTITUTE([$pays.I170];&quot;'&quot;;&quot; &quot;)))" office:value-type="string" office:string-value="40" calcext:value-type="string">
            <text:p>40</text:p>
          </table:table-cell>
          <table:table-cell table:formula="of:=IF(ISBLANK([$pays.J170])OR([$pays.J170]=&quot;N.A.&quot;);&quot;NULL&quot;;IF(ISNUMBER(FIND(&quot; %&quot;; [$pays.J170])) ;SUBSTITUTE([$pays.J170];&quot; %&quot;;&quot;&quot;) ; SUBSTITUTE([$pays.J170];&quot;'&quot;;&quot; &quot;)))" office:value-type="string" office:string-value="88" calcext:value-type="string">
            <text:p>88</text:p>
          </table:table-cell>
          <table:table-cell table:formula="of:=IF(ISBLANK([$pays.K170])OR([$pays.K170]=&quot;N.A.&quot;);&quot;NULL&quot;;IF(ISNUMBER(FIND(&quot; %&quot;; [$pays.K170])) ;SUBSTITUTE([$pays.K170];&quot; %&quot;;&quot;&quot;) ; SUBSTITUTE([$pays.K170];&quot;'&quot;;&quot; &quot;)))" office:value-type="string" office:string-value="0.01" calcext:value-type="string">
            <text:p>0.01</text:p>
          </table:table-cell>
          <table:table-cell table:formula="of:=IF(ISBLANK([$pays.L170])OR([$pays.L170]=&quot;N.A.&quot;);&quot;NULL&quot;;IF(ISNUMBER(FIND(&quot; %&quot;; [$pays.L170])) ;SUBSTITUTE([$pays.L170];&quot; %&quot;;&quot;&quot;) ; SUBSTITUTE([$pays.L17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71])OR([$pays.A171]=&quot;N.A.&quot;);&quot;NULL&quot;;IF(ISNUMBER(FIND(&quot; %&quot;; [$pays.A171])) ;SUBSTITUTE([$pays.A171];&quot; %&quot;;&quot;&quot;) ; SUBSTITUTE([$pays.A171];&quot;'&quot;;&quot; &quot;)))" office:value-type="string" office:string-value="Western Sahara" calcext:value-type="string">
            <text:p>Western Sahara</text:p>
          </table:table-cell>
          <table:table-cell table:formula="of:=IF(ISBLANK([$pays.B171])OR([$pays.B171]=&quot;N.A.&quot;);&quot;NULL&quot;;IF(ISNUMBER(FIND(&quot; %&quot;; [$pays.B171])) ;SUBSTITUTE([$pays.B171];&quot; %&quot;;&quot;&quot;) ; SUBSTITUTE([$pays.B171];&quot;'&quot;;&quot; &quot;)))" office:value-type="string" office:string-value="594215" calcext:value-type="string">
            <text:p>594215</text:p>
          </table:table-cell>
          <table:table-cell table:formula="of:=IF(ISBLANK([$pays.C171])OR([$pays.C171]=&quot;N.A.&quot;);&quot;NULL&quot;;IF(ISNUMBER(FIND(&quot; %&quot;; [$pays.C171])) ;SUBSTITUTE([$pays.C171];&quot; %&quot;;&quot;&quot;) ; SUBSTITUTE([$pays.C171];&quot;'&quot;;&quot; &quot;)))" office:value-type="string" office:string-value="2.55" calcext:value-type="string">
            <text:p>2.55</text:p>
          </table:table-cell>
          <table:table-cell table:formula="of:=IF(ISBLANK([$pays.D171])OR([$pays.D171]=&quot;N.A.&quot;);&quot;NULL&quot;;IF(ISNUMBER(FIND(&quot; %&quot;; [$pays.D171])) ;SUBSTITUTE([$pays.D171];&quot; %&quot;;&quot;&quot;) ; SUBSTITUTE([$pays.D171];&quot;'&quot;;&quot; &quot;)))" office:value-type="string" office:string-value="14876" calcext:value-type="string">
            <text:p>14876</text:p>
          </table:table-cell>
          <table:table-cell table:formula="of:=IF(ISBLANK([$pays.E171])OR([$pays.E171]=&quot;N.A.&quot;);&quot;NULL&quot;;IF(ISNUMBER(FIND(&quot; %&quot;; [$pays.E171])) ;SUBSTITUTE([$pays.E171];&quot; %&quot;;&quot;&quot;) ; SUBSTITUTE([$pays.E171];&quot;'&quot;;&quot; &quot;)))" office:value-type="string" office:string-value="2" calcext:value-type="string">
            <text:p>2</text:p>
          </table:table-cell>
          <table:table-cell table:formula="of:=IF(ISBLANK([$pays.F171])OR([$pays.F171]=&quot;N.A.&quot;);&quot;NULL&quot;;IF(ISNUMBER(FIND(&quot; %&quot;; [$pays.F171])) ;SUBSTITUTE([$pays.F171];&quot; %&quot;;&quot;&quot;) ; SUBSTITUTE([$pays.F171];&quot;'&quot;;&quot; &quot;)))" office:value-type="string" office:string-value="266000" calcext:value-type="string">
            <text:p>266000</text:p>
          </table:table-cell>
          <table:table-cell table:formula="of:=IF(ISBLANK([$pays.G171])OR([$pays.G171]=&quot;N.A.&quot;);&quot;NULL&quot;;IF(ISNUMBER(FIND(&quot; %&quot;; [$pays.G171])) ;SUBSTITUTE([$pays.G171];&quot; %&quot;;&quot;&quot;) ; SUBSTITUTE([$pays.G171];&quot;'&quot;;&quot; &quot;)))" office:value-type="string" office:string-value="5582.0" calcext:value-type="string">
            <text:p>5582.0</text:p>
          </table:table-cell>
          <table:table-cell table:formula="of:=IF(ISBLANK([$pays.H171])OR([$pays.H171]=&quot;N.A.&quot;);&quot;NULL&quot;;IF(ISNUMBER(FIND(&quot; %&quot;; [$pays.H171])) ;SUBSTITUTE([$pays.H171];&quot; %&quot;;&quot;&quot;) ; SUBSTITUTE([$pays.H171];&quot;'&quot;;&quot; &quot;)))" office:value-type="string" office:string-value="2.4" calcext:value-type="string">
            <text:p>2.4</text:p>
          </table:table-cell>
          <table:table-cell table:formula="of:=IF(ISBLANK([$pays.I171])OR([$pays.I171]=&quot;N.A.&quot;);&quot;NULL&quot;;IF(ISNUMBER(FIND(&quot; %&quot;; [$pays.I171])) ;SUBSTITUTE([$pays.I171];&quot; %&quot;;&quot;&quot;) ; SUBSTITUTE([$pays.I171];&quot;'&quot;;&quot; &quot;)))" office:value-type="string" office:string-value="28" calcext:value-type="string">
            <text:p>28</text:p>
          </table:table-cell>
          <table:table-cell table:formula="of:=IF(ISBLANK([$pays.J171])OR([$pays.J171]=&quot;N.A.&quot;);&quot;NULL&quot;;IF(ISNUMBER(FIND(&quot; %&quot;; [$pays.J171])) ;SUBSTITUTE([$pays.J171];&quot; %&quot;;&quot;&quot;) ; SUBSTITUTE([$pays.J171];&quot;'&quot;;&quot; &quot;)))" office:value-type="string" office:string-value="87" calcext:value-type="string">
            <text:p>87</text:p>
          </table:table-cell>
          <table:table-cell table:formula="of:=IF(ISBLANK([$pays.K171])OR([$pays.K171]=&quot;N.A.&quot;);&quot;NULL&quot;;IF(ISNUMBER(FIND(&quot; %&quot;; [$pays.K171])) ;SUBSTITUTE([$pays.K171];&quot; %&quot;;&quot;&quot;) ; SUBSTITUTE([$pays.K171];&quot;'&quot;;&quot; &quot;)))" office:value-type="string" office:string-value="0.01" calcext:value-type="string">
            <text:p>0.01</text:p>
          </table:table-cell>
          <table:table-cell table:formula="of:=IF(ISBLANK([$pays.L171])OR([$pays.L171]=&quot;N.A.&quot;);&quot;NULL&quot;;IF(ISNUMBER(FIND(&quot; %&quot;; [$pays.L171])) ;SUBSTITUTE([$pays.L171];&quot; %&quot;;&quot;&quot;) ; SUBSTITUTE([$pays.L17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2])OR([$pays.A172]=&quot;N.A.&quot;);&quot;NULL&quot;;IF(ISNUMBER(FIND(&quot; %&quot;; [$pays.A172])) ;SUBSTITUTE([$pays.A172];&quot; %&quot;;&quot;&quot;) ; SUBSTITUTE([$pays.A172];&quot;'&quot;;&quot; &quot;)))" office:value-type="string" office:string-value="Suriname" calcext:value-type="string">
            <text:p>Suriname</text:p>
          </table:table-cell>
          <table:table-cell table:formula="of:=IF(ISBLANK([$pays.B172])OR([$pays.B172]=&quot;N.A.&quot;);&quot;NULL&quot;;IF(ISNUMBER(FIND(&quot; %&quot;; [$pays.B172])) ;SUBSTITUTE([$pays.B172];&quot; %&quot;;&quot;&quot;) ; SUBSTITUTE([$pays.B172];&quot;'&quot;;&quot; &quot;)))" office:value-type="string" office:string-value="585561" calcext:value-type="string">
            <text:p>585561</text:p>
          </table:table-cell>
          <table:table-cell table:formula="of:=IF(ISBLANK([$pays.C172])OR([$pays.C172]=&quot;N.A.&quot;);&quot;NULL&quot;;IF(ISNUMBER(FIND(&quot; %&quot;; [$pays.C172])) ;SUBSTITUTE([$pays.C172];&quot; %&quot;;&quot;&quot;) ; SUBSTITUTE([$pays.C172];&quot;'&quot;;&quot; &quot;)))" office:value-type="string" office:string-value="0.90" calcext:value-type="string">
            <text:p>0.90</text:p>
          </table:table-cell>
          <table:table-cell table:formula="of:=IF(ISBLANK([$pays.D172])OR([$pays.D172]=&quot;N.A.&quot;);&quot;NULL&quot;;IF(ISNUMBER(FIND(&quot; %&quot;; [$pays.D172])) ;SUBSTITUTE([$pays.D172];&quot; %&quot;;&quot;&quot;) ; SUBSTITUTE([$pays.D172];&quot;'&quot;;&quot; &quot;)))" office:value-type="string" office:string-value="5260" calcext:value-type="string">
            <text:p>5260</text:p>
          </table:table-cell>
          <table:table-cell table:formula="of:=IF(ISBLANK([$pays.E172])OR([$pays.E172]=&quot;N.A.&quot;);&quot;NULL&quot;;IF(ISNUMBER(FIND(&quot; %&quot;; [$pays.E172])) ;SUBSTITUTE([$pays.E172];&quot; %&quot;;&quot;&quot;) ; SUBSTITUTE([$pays.E172];&quot;'&quot;;&quot; &quot;)))" office:value-type="string" office:string-value="4" calcext:value-type="string">
            <text:p>4</text:p>
          </table:table-cell>
          <table:table-cell table:formula="of:=IF(ISBLANK([$pays.F172])OR([$pays.F172]=&quot;N.A.&quot;);&quot;NULL&quot;;IF(ISNUMBER(FIND(&quot; %&quot;; [$pays.F172])) ;SUBSTITUTE([$pays.F172];&quot; %&quot;;&quot;&quot;) ; SUBSTITUTE([$pays.F172];&quot;'&quot;;&quot; &quot;)))" office:value-type="string" office:string-value="156000" calcext:value-type="string">
            <text:p>156000</text:p>
          </table:table-cell>
          <table:table-cell table:formula="of:=IF(ISBLANK([$pays.G172])OR([$pays.G172]=&quot;N.A.&quot;);&quot;NULL&quot;;IF(ISNUMBER(FIND(&quot; %&quot;; [$pays.G172])) ;SUBSTITUTE([$pays.G172];&quot; %&quot;;&quot;&quot;) ; SUBSTITUTE([$pays.G172];&quot;'&quot;;&quot; &quot;)))" office:value-type="string" office:string-value="-1000.0" calcext:value-type="string">
            <text:p>-1000.0</text:p>
          </table:table-cell>
          <table:table-cell table:formula="of:=IF(ISBLANK([$pays.H172])OR([$pays.H172]=&quot;N.A.&quot;);&quot;NULL&quot;;IF(ISNUMBER(FIND(&quot; %&quot;; [$pays.H172])) ;SUBSTITUTE([$pays.H172];&quot; %&quot;;&quot;&quot;) ; SUBSTITUTE([$pays.H172];&quot;'&quot;;&quot; &quot;)))" office:value-type="string" office:string-value="2.4" calcext:value-type="string">
            <text:p>2.4</text:p>
          </table:table-cell>
          <table:table-cell table:formula="of:=IF(ISBLANK([$pays.I172])OR([$pays.I172]=&quot;N.A.&quot;);&quot;NULL&quot;;IF(ISNUMBER(FIND(&quot; %&quot;; [$pays.I172])) ;SUBSTITUTE([$pays.I172];&quot; %&quot;;&quot;&quot;) ; SUBSTITUTE([$pays.I172];&quot;'&quot;;&quot; &quot;)))" office:value-type="string" office:string-value="29" calcext:value-type="string">
            <text:p>29</text:p>
          </table:table-cell>
          <table:table-cell table:formula="of:=IF(ISBLANK([$pays.J172])OR([$pays.J172]=&quot;N.A.&quot;);&quot;NULL&quot;;IF(ISNUMBER(FIND(&quot; %&quot;; [$pays.J172])) ;SUBSTITUTE([$pays.J172];&quot; %&quot;;&quot;&quot;) ; SUBSTITUTE([$pays.J172];&quot;'&quot;;&quot; &quot;)))" office:value-type="string" office:string-value="65" calcext:value-type="string">
            <text:p>65</text:p>
          </table:table-cell>
          <table:table-cell table:formula="of:=IF(ISBLANK([$pays.K172])OR([$pays.K172]=&quot;N.A.&quot;);&quot;NULL&quot;;IF(ISNUMBER(FIND(&quot; %&quot;; [$pays.K172])) ;SUBSTITUTE([$pays.K172];&quot; %&quot;;&quot;&quot;) ; SUBSTITUTE([$pays.K172];&quot;'&quot;;&quot; &quot;)))" office:value-type="string" office:string-value="0.01" calcext:value-type="string">
            <text:p>0.01</text:p>
          </table:table-cell>
          <table:table-cell table:formula="of:=IF(ISBLANK([$pays.L172])OR([$pays.L172]=&quot;N.A.&quot;);&quot;NULL&quot;;IF(ISNUMBER(FIND(&quot; %&quot;; [$pays.L172])) ;SUBSTITUTE([$pays.L172];&quot; %&quot;;&quot;&quot;) ; SUBSTITUTE([$pays.L17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3])OR([$pays.A173]=&quot;N.A.&quot;);&quot;NULL&quot;;IF(ISNUMBER(FIND(&quot; %&quot;; [$pays.A173])) ;SUBSTITUTE([$pays.A173];&quot; %&quot;;&quot;&quot;) ; SUBSTITUTE([$pays.A173];&quot;'&quot;;&quot; &quot;)))" office:value-type="string" office:string-value="Cabo Verde" calcext:value-type="string">
            <text:p>Cabo Verde</text:p>
          </table:table-cell>
          <table:table-cell table:formula="of:=IF(ISBLANK([$pays.B173])OR([$pays.B173]=&quot;N.A.&quot;);&quot;NULL&quot;;IF(ISNUMBER(FIND(&quot; %&quot;; [$pays.B173])) ;SUBSTITUTE([$pays.B173];&quot; %&quot;;&quot;&quot;) ; SUBSTITUTE([$pays.B173];&quot;'&quot;;&quot; &quot;)))" office:value-type="string" office:string-value="554750" calcext:value-type="string">
            <text:p>554750</text:p>
          </table:table-cell>
          <table:table-cell table:formula="of:=IF(ISBLANK([$pays.C173])OR([$pays.C173]=&quot;N.A.&quot;);&quot;NULL&quot;;IF(ISNUMBER(FIND(&quot; %&quot;; [$pays.C173])) ;SUBSTITUTE([$pays.C173];&quot; %&quot;;&quot;&quot;) ; SUBSTITUTE([$pays.C173];&quot;'&quot;;&quot; &quot;)))" office:value-type="string" office:string-value="1.10" calcext:value-type="string">
            <text:p>1.10</text:p>
          </table:table-cell>
          <table:table-cell table:formula="of:=IF(ISBLANK([$pays.D173])OR([$pays.D173]=&quot;N.A.&quot;);&quot;NULL&quot;;IF(ISNUMBER(FIND(&quot; %&quot;; [$pays.D173])) ;SUBSTITUTE([$pays.D173];&quot; %&quot;;&quot;&quot;) ; SUBSTITUTE([$pays.D173];&quot;'&quot;;&quot; &quot;)))" office:value-type="string" office:string-value="6052" calcext:value-type="string">
            <text:p>6052</text:p>
          </table:table-cell>
          <table:table-cell table:formula="of:=IF(ISBLANK([$pays.E173])OR([$pays.E173]=&quot;N.A.&quot;);&quot;NULL&quot;;IF(ISNUMBER(FIND(&quot; %&quot;; [$pays.E173])) ;SUBSTITUTE([$pays.E173];&quot; %&quot;;&quot;&quot;) ; SUBSTITUTE([$pays.E173];&quot;'&quot;;&quot; &quot;)))" office:value-type="string" office:string-value="138" calcext:value-type="string">
            <text:p>138</text:p>
          </table:table-cell>
          <table:table-cell table:formula="of:=IF(ISBLANK([$pays.F173])OR([$pays.F173]=&quot;N.A.&quot;);&quot;NULL&quot;;IF(ISNUMBER(FIND(&quot; %&quot;; [$pays.F173])) ;SUBSTITUTE([$pays.F173];&quot; %&quot;;&quot;&quot;) ; SUBSTITUTE([$pays.F173];&quot;'&quot;;&quot; &quot;)))" office:value-type="string" office:string-value="4030" calcext:value-type="string">
            <text:p>4030</text:p>
          </table:table-cell>
          <table:table-cell table:formula="of:=IF(ISBLANK([$pays.G173])OR([$pays.G173]=&quot;N.A.&quot;);&quot;NULL&quot;;IF(ISNUMBER(FIND(&quot; %&quot;; [$pays.G173])) ;SUBSTITUTE([$pays.G173];&quot; %&quot;;&quot;&quot;) ; SUBSTITUTE([$pays.G173];&quot;'&quot;;&quot; &quot;)))" office:value-type="string" office:string-value="-1342.0" calcext:value-type="string">
            <text:p>-1342.0</text:p>
          </table:table-cell>
          <table:table-cell table:formula="of:=IF(ISBLANK([$pays.H173])OR([$pays.H173]=&quot;N.A.&quot;);&quot;NULL&quot;;IF(ISNUMBER(FIND(&quot; %&quot;; [$pays.H173])) ;SUBSTITUTE([$pays.H173];&quot; %&quot;;&quot;&quot;) ; SUBSTITUTE([$pays.H173];&quot;'&quot;;&quot; &quot;)))" office:value-type="string" office:string-value="2.3" calcext:value-type="string">
            <text:p>2.3</text:p>
          </table:table-cell>
          <table:table-cell table:formula="of:=IF(ISBLANK([$pays.I173])OR([$pays.I173]=&quot;N.A.&quot;);&quot;NULL&quot;;IF(ISNUMBER(FIND(&quot; %&quot;; [$pays.I173])) ;SUBSTITUTE([$pays.I173];&quot; %&quot;;&quot;&quot;) ; SUBSTITUTE([$pays.I173];&quot;'&quot;;&quot; &quot;)))" office:value-type="string" office:string-value="28" calcext:value-type="string">
            <text:p>28</text:p>
          </table:table-cell>
          <table:table-cell table:formula="of:=IF(ISBLANK([$pays.J173])OR([$pays.J173]=&quot;N.A.&quot;);&quot;NULL&quot;;IF(ISNUMBER(FIND(&quot; %&quot;; [$pays.J173])) ;SUBSTITUTE([$pays.J173];&quot; %&quot;;&quot;&quot;) ; SUBSTITUTE([$pays.J173];&quot;'&quot;;&quot; &quot;)))" office:value-type="string" office:string-value="68" calcext:value-type="string">
            <text:p>68</text:p>
          </table:table-cell>
          <table:table-cell table:formula="of:=IF(ISBLANK([$pays.K173])OR([$pays.K173]=&quot;N.A.&quot;);&quot;NULL&quot;;IF(ISNUMBER(FIND(&quot; %&quot;; [$pays.K173])) ;SUBSTITUTE([$pays.K173];&quot; %&quot;;&quot;&quot;) ; SUBSTITUTE([$pays.K173];&quot;'&quot;;&quot; &quot;)))" office:value-type="string" office:string-value="0.01" calcext:value-type="string">
            <text:p>0.01</text:p>
          </table:table-cell>
          <table:table-cell table:formula="of:=IF(ISBLANK([$pays.L173])OR([$pays.L173]=&quot;N.A.&quot;);&quot;NULL&quot;;IF(ISNUMBER(FIND(&quot; %&quot;; [$pays.L173])) ;SUBSTITUTE([$pays.L173];&quot; %&quot;;&quot;&quot;) ; SUBSTITUTE([$pays.L17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4])OR([$pays.A174]=&quot;N.A.&quot;);&quot;NULL&quot;;IF(ISNUMBER(FIND(&quot; %&quot;; [$pays.A174])) ;SUBSTITUTE([$pays.A174];&quot; %&quot;;&quot;&quot;) ; SUBSTITUTE([$pays.A174];&quot;'&quot;;&quot; &quot;)))" office:value-type="string" office:string-value="Maldives" calcext:value-type="string">
            <text:p>Maldives</text:p>
          </table:table-cell>
          <table:table-cell table:formula="of:=IF(ISBLANK([$pays.B174])OR([$pays.B174]=&quot;N.A.&quot;);&quot;NULL&quot;;IF(ISNUMBER(FIND(&quot; %&quot;; [$pays.B174])) ;SUBSTITUTE([$pays.B174];&quot; %&quot;;&quot;&quot;) ; SUBSTITUTE([$pays.B174];&quot;'&quot;;&quot; &quot;)))" office:value-type="string" office:string-value="538558" calcext:value-type="string">
            <text:p>538558</text:p>
          </table:table-cell>
          <table:table-cell table:formula="of:=IF(ISBLANK([$pays.C174])OR([$pays.C174]=&quot;N.A.&quot;);&quot;NULL&quot;;IF(ISNUMBER(FIND(&quot; %&quot;; [$pays.C174])) ;SUBSTITUTE([$pays.C174];&quot; %&quot;;&quot;&quot;) ; SUBSTITUTE([$pays.C174];&quot;'&quot;;&quot; &quot;)))" office:value-type="string" office:string-value="1.81" calcext:value-type="string">
            <text:p>1.81</text:p>
          </table:table-cell>
          <table:table-cell table:formula="of:=IF(ISBLANK([$pays.D174])OR([$pays.D174]=&quot;N.A.&quot;);&quot;NULL&quot;;IF(ISNUMBER(FIND(&quot; %&quot;; [$pays.D174])) ;SUBSTITUTE([$pays.D174];&quot; %&quot;;&quot;&quot;) ; SUBSTITUTE([$pays.D174];&quot;'&quot;;&quot; &quot;)))" office:value-type="string" office:string-value="9591" calcext:value-type="string">
            <text:p>9591</text:p>
          </table:table-cell>
          <table:table-cell table:formula="of:=IF(ISBLANK([$pays.E174])OR([$pays.E174]=&quot;N.A.&quot;);&quot;NULL&quot;;IF(ISNUMBER(FIND(&quot; %&quot;; [$pays.E174])) ;SUBSTITUTE([$pays.E174];&quot; %&quot;;&quot;&quot;) ; SUBSTITUTE([$pays.E174];&quot;'&quot;;&quot; &quot;)))" office:value-type="string" office:string-value="1802" calcext:value-type="string">
            <text:p>1802</text:p>
          </table:table-cell>
          <table:table-cell table:formula="of:=IF(ISBLANK([$pays.F174])OR([$pays.F174]=&quot;N.A.&quot;);&quot;NULL&quot;;IF(ISNUMBER(FIND(&quot; %&quot;; [$pays.F174])) ;SUBSTITUTE([$pays.F174];&quot; %&quot;;&quot;&quot;) ; SUBSTITUTE([$pays.F174];&quot;'&quot;;&quot; &quot;)))" office:value-type="string" office:string-value="300" calcext:value-type="string">
            <text:p>300</text:p>
          </table:table-cell>
          <table:table-cell table:formula="of:=IF(ISBLANK([$pays.G174])OR([$pays.G174]=&quot;N.A.&quot;);&quot;NULL&quot;;IF(ISNUMBER(FIND(&quot; %&quot;; [$pays.G174])) ;SUBSTITUTE([$pays.G174];&quot; %&quot;;&quot;&quot;) ; SUBSTITUTE([$pays.G174];&quot;'&quot;;&quot; &quot;)))" office:value-type="string" office:string-value="11370.0" calcext:value-type="string">
            <text:p>11370.0</text:p>
          </table:table-cell>
          <table:table-cell table:formula="of:=IF(ISBLANK([$pays.H174])OR([$pays.H174]=&quot;N.A.&quot;);&quot;NULL&quot;;IF(ISNUMBER(FIND(&quot; %&quot;; [$pays.H174])) ;SUBSTITUTE([$pays.H174];&quot; %&quot;;&quot;&quot;) ; SUBSTITUTE([$pays.H174];&quot;'&quot;;&quot; &quot;)))" office:value-type="string" office:string-value="1.9" calcext:value-type="string">
            <text:p>1.9</text:p>
          </table:table-cell>
          <table:table-cell table:formula="of:=IF(ISBLANK([$pays.I174])OR([$pays.I174]=&quot;N.A.&quot;);&quot;NULL&quot;;IF(ISNUMBER(FIND(&quot; %&quot;; [$pays.I174])) ;SUBSTITUTE([$pays.I174];&quot; %&quot;;&quot;&quot;) ; SUBSTITUTE([$pays.I174];&quot;'&quot;;&quot; &quot;)))" office:value-type="string" office:string-value="30" calcext:value-type="string">
            <text:p>30</text:p>
          </table:table-cell>
          <table:table-cell table:formula="of:=IF(ISBLANK([$pays.J174])OR([$pays.J174]=&quot;N.A.&quot;);&quot;NULL&quot;;IF(ISNUMBER(FIND(&quot; %&quot;; [$pays.J174])) ;SUBSTITUTE([$pays.J174];&quot; %&quot;;&quot;&quot;) ; SUBSTITUTE([$pays.J174];&quot;'&quot;;&quot; &quot;)))" office:value-type="string" office:string-value="35" calcext:value-type="string">
            <text:p>35</text:p>
          </table:table-cell>
          <table:table-cell table:formula="of:=IF(ISBLANK([$pays.K174])OR([$pays.K174]=&quot;N.A.&quot;);&quot;NULL&quot;;IF(ISNUMBER(FIND(&quot; %&quot;; [$pays.K174])) ;SUBSTITUTE([$pays.K174];&quot; %&quot;;&quot;&quot;) ; SUBSTITUTE([$pays.K174];&quot;'&quot;;&quot; &quot;)))" office:value-type="string" office:string-value="0.01" calcext:value-type="string">
            <text:p>0.01</text:p>
          </table:table-cell>
          <table:table-cell table:formula="of:=IF(ISBLANK([$pays.L174])OR([$pays.L174]=&quot;N.A.&quot;);&quot;NULL&quot;;IF(ISNUMBER(FIND(&quot; %&quot;; [$pays.L174])) ;SUBSTITUTE([$pays.L174];&quot; %&quot;;&quot;&quot;) ; SUBSTITUTE([$pays.L17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5])OR([$pays.A175]=&quot;N.A.&quot;);&quot;NULL&quot;;IF(ISNUMBER(FIND(&quot; %&quot;; [$pays.A175])) ;SUBSTITUTE([$pays.A175];&quot; %&quot;;&quot;&quot;) ; SUBSTITUTE([$pays.A175];&quot;'&quot;;&quot; &quot;)))" office:value-type="string" office:string-value="Malta" calcext:value-type="string">
            <text:p>Malta</text:p>
          </table:table-cell>
          <table:table-cell table:formula="of:=IF(ISBLANK([$pays.B175])OR([$pays.B175]=&quot;N.A.&quot;);&quot;NULL&quot;;IF(ISNUMBER(FIND(&quot; %&quot;; [$pays.B175])) ;SUBSTITUTE([$pays.B175];&quot; %&quot;;&quot;&quot;) ; SUBSTITUTE([$pays.B175];&quot;'&quot;;&quot; &quot;)))" office:value-type="string" office:string-value="441308" calcext:value-type="string">
            <text:p>441308</text:p>
          </table:table-cell>
          <table:table-cell table:formula="of:=IF(ISBLANK([$pays.C175])OR([$pays.C175]=&quot;N.A.&quot;);&quot;NULL&quot;;IF(ISNUMBER(FIND(&quot; %&quot;; [$pays.C175])) ;SUBSTITUTE([$pays.C175];&quot; %&quot;;&quot;&quot;) ; SUBSTITUTE([$pays.C175];&quot;'&quot;;&quot; &quot;)))" office:value-type="string" office:string-value="0.27" calcext:value-type="string">
            <text:p>0.27</text:p>
          </table:table-cell>
          <table:table-cell table:formula="of:=IF(ISBLANK([$pays.D175])OR([$pays.D175]=&quot;N.A.&quot;);&quot;NULL&quot;;IF(ISNUMBER(FIND(&quot; %&quot;; [$pays.D175])) ;SUBSTITUTE([$pays.D175];&quot; %&quot;;&quot;&quot;) ; SUBSTITUTE([$pays.D175];&quot;'&quot;;&quot; &quot;)))" office:value-type="string" office:string-value="1171" calcext:value-type="string">
            <text:p>1171</text:p>
          </table:table-cell>
          <table:table-cell table:formula="of:=IF(ISBLANK([$pays.E175])OR([$pays.E175]=&quot;N.A.&quot;);&quot;NULL&quot;;IF(ISNUMBER(FIND(&quot; %&quot;; [$pays.E175])) ;SUBSTITUTE([$pays.E175];&quot; %&quot;;&quot;&quot;) ; SUBSTITUTE([$pays.E175];&quot;'&quot;;&quot; &quot;)))" office:value-type="string" office:string-value="1380" calcext:value-type="string">
            <text:p>1380</text:p>
          </table:table-cell>
          <table:table-cell table:formula="of:=IF(ISBLANK([$pays.F175])OR([$pays.F175]=&quot;N.A.&quot;);&quot;NULL&quot;;IF(ISNUMBER(FIND(&quot; %&quot;; [$pays.F175])) ;SUBSTITUTE([$pays.F175];&quot; %&quot;;&quot;&quot;) ; SUBSTITUTE([$pays.F175];&quot;'&quot;;&quot; &quot;)))" office:value-type="string" office:string-value="320" calcext:value-type="string">
            <text:p>320</text:p>
          </table:table-cell>
          <table:table-cell table:formula="of:=IF(ISBLANK([$pays.G175])OR([$pays.G175]=&quot;N.A.&quot;);&quot;NULL&quot;;IF(ISNUMBER(FIND(&quot; %&quot;; [$pays.G175])) ;SUBSTITUTE([$pays.G175];&quot; %&quot;;&quot;&quot;) ; SUBSTITUTE([$pays.G175];&quot;'&quot;;&quot; &quot;)))" office:value-type="string" office:string-value="900.0" calcext:value-type="string">
            <text:p>900.0</text:p>
          </table:table-cell>
          <table:table-cell table:formula="of:=IF(ISBLANK([$pays.H175])OR([$pays.H175]=&quot;N.A.&quot;);&quot;NULL&quot;;IF(ISNUMBER(FIND(&quot; %&quot;; [$pays.H175])) ;SUBSTITUTE([$pays.H175];&quot; %&quot;;&quot;&quot;) ; SUBSTITUTE([$pays.H175];&quot;'&quot;;&quot; &quot;)))" office:value-type="string" office:string-value="1.5" calcext:value-type="string">
            <text:p>1.5</text:p>
          </table:table-cell>
          <table:table-cell table:formula="of:=IF(ISBLANK([$pays.I175])OR([$pays.I175]=&quot;N.A.&quot;);&quot;NULL&quot;;IF(ISNUMBER(FIND(&quot; %&quot;; [$pays.I175])) ;SUBSTITUTE([$pays.I175];&quot; %&quot;;&quot;&quot;) ; SUBSTITUTE([$pays.I175];&quot;'&quot;;&quot; &quot;)))" office:value-type="string" office:string-value="43" calcext:value-type="string">
            <text:p>43</text:p>
          </table:table-cell>
          <table:table-cell table:formula="of:=IF(ISBLANK([$pays.J175])OR([$pays.J175]=&quot;N.A.&quot;);&quot;NULL&quot;;IF(ISNUMBER(FIND(&quot; %&quot;; [$pays.J175])) ;SUBSTITUTE([$pays.J175];&quot; %&quot;;&quot;&quot;) ; SUBSTITUTE([$pays.J175];&quot;'&quot;;&quot; &quot;)))" office:value-type="string" office:string-value="93" calcext:value-type="string">
            <text:p>93</text:p>
          </table:table-cell>
          <table:table-cell table:formula="of:=IF(ISBLANK([$pays.K175])OR([$pays.K175]=&quot;N.A.&quot;);&quot;NULL&quot;;IF(ISNUMBER(FIND(&quot; %&quot;; [$pays.K175])) ;SUBSTITUTE([$pays.K175];&quot; %&quot;;&quot;&quot;) ; SUBSTITUTE([$pays.K175];&quot;'&quot;;&quot; &quot;)))" office:value-type="string" office:string-value="0.01" calcext:value-type="string">
            <text:p>0.01</text:p>
          </table:table-cell>
          <table:table-cell table:formula="of:=IF(ISBLANK([$pays.L175])OR([$pays.L175]=&quot;N.A.&quot;);&quot;NULL&quot;;IF(ISNUMBER(FIND(&quot; %&quot;; [$pays.L175])) ;SUBSTITUTE([$pays.L175];&quot; %&quot;;&quot;&quot;) ; SUBSTITUTE([$pays.L17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6])OR([$pays.A176]=&quot;N.A.&quot;);&quot;NULL&quot;;IF(ISNUMBER(FIND(&quot; %&quot;; [$pays.A176])) ;SUBSTITUTE([$pays.A176];&quot; %&quot;;&quot;&quot;) ; SUBSTITUTE([$pays.A176];&quot;'&quot;;&quot; &quot;)))" office:value-type="string" office:string-value="Brunei" calcext:value-type="string">
            <text:p>Brunei</text:p>
          </table:table-cell>
          <table:table-cell table:formula="of:=IF(ISBLANK([$pays.B176])OR([$pays.B176]=&quot;N.A.&quot;);&quot;NULL&quot;;IF(ISNUMBER(FIND(&quot; %&quot;; [$pays.B176])) ;SUBSTITUTE([$pays.B176];&quot; %&quot;;&quot;&quot;) ; SUBSTITUTE([$pays.B176];&quot;'&quot;;&quot; &quot;)))" office:value-type="string" office:string-value="436624" calcext:value-type="string">
            <text:p>436624</text:p>
          </table:table-cell>
          <table:table-cell table:formula="of:=IF(ISBLANK([$pays.C176])OR([$pays.C176]=&quot;N.A.&quot;);&quot;NULL&quot;;IF(ISNUMBER(FIND(&quot; %&quot;; [$pays.C176])) ;SUBSTITUTE([$pays.C176];&quot; %&quot;;&quot;&quot;) ; SUBSTITUTE([$pays.C176];&quot;'&quot;;&quot; &quot;)))" office:value-type="string" office:string-value="0.97" calcext:value-type="string">
            <text:p>0.97</text:p>
          </table:table-cell>
          <table:table-cell table:formula="of:=IF(ISBLANK([$pays.D176])OR([$pays.D176]=&quot;N.A.&quot;);&quot;NULL&quot;;IF(ISNUMBER(FIND(&quot; %&quot;; [$pays.D176])) ;SUBSTITUTE([$pays.D176];&quot; %&quot;;&quot;&quot;) ; SUBSTITUTE([$pays.D176];&quot;'&quot;;&quot; &quot;)))" office:value-type="string" office:string-value="4194" calcext:value-type="string">
            <text:p>4194</text:p>
          </table:table-cell>
          <table:table-cell table:formula="of:=IF(ISBLANK([$pays.E176])OR([$pays.E176]=&quot;N.A.&quot;);&quot;NULL&quot;;IF(ISNUMBER(FIND(&quot; %&quot;; [$pays.E176])) ;SUBSTITUTE([$pays.E176];&quot; %&quot;;&quot;&quot;) ; SUBSTITUTE([$pays.E176];&quot;'&quot;;&quot; &quot;)))" office:value-type="string" office:string-value="83" calcext:value-type="string">
            <text:p>83</text:p>
          </table:table-cell>
          <table:table-cell table:formula="of:=IF(ISBLANK([$pays.F176])OR([$pays.F176]=&quot;N.A.&quot;);&quot;NULL&quot;;IF(ISNUMBER(FIND(&quot; %&quot;; [$pays.F176])) ;SUBSTITUTE([$pays.F176];&quot; %&quot;;&quot;&quot;) ; SUBSTITUTE([$pays.F176];&quot;'&quot;;&quot; &quot;)))" office:value-type="string" office:string-value="5270" calcext:value-type="string">
            <text:p>5270</text:p>
          </table:table-cell>
          <table:table-cell table:formula="of:=IF(ISBLANK([$pays.G176])OR([$pays.G176]=&quot;N.A.&quot;);&quot;NULL&quot;;IF(ISNUMBER(FIND(&quot; %&quot;; [$pays.G176])) ;SUBSTITUTE([$pays.G176];&quot; %&quot;;&quot;&quot;) ; SUBSTITUTE([$pays.G176];&quot;'&quot;;&quot; &quot;)))" office:value-type="string" office:string-value="0.0" calcext:value-type="string">
            <text:p>0.0</text:p>
          </table:table-cell>
          <table:table-cell table:formula="of:=IF(ISBLANK([$pays.H176])OR([$pays.H176]=&quot;N.A.&quot;);&quot;NULL&quot;;IF(ISNUMBER(FIND(&quot; %&quot;; [$pays.H176])) ;SUBSTITUTE([$pays.H176];&quot; %&quot;;&quot;&quot;) ; SUBSTITUTE([$pays.H176];&quot;'&quot;;&quot; &quot;)))" office:value-type="string" office:string-value="1.8" calcext:value-type="string">
            <text:p>1.8</text:p>
          </table:table-cell>
          <table:table-cell table:formula="of:=IF(ISBLANK([$pays.I176])OR([$pays.I176]=&quot;N.A.&quot;);&quot;NULL&quot;;IF(ISNUMBER(FIND(&quot; %&quot;; [$pays.I176])) ;SUBSTITUTE([$pays.I176];&quot; %&quot;;&quot;&quot;) ; SUBSTITUTE([$pays.I176];&quot;'&quot;;&quot; &quot;)))" office:value-type="string" office:string-value="32" calcext:value-type="string">
            <text:p>32</text:p>
          </table:table-cell>
          <table:table-cell table:formula="of:=IF(ISBLANK([$pays.J176])OR([$pays.J176]=&quot;N.A.&quot;);&quot;NULL&quot;;IF(ISNUMBER(FIND(&quot; %&quot;; [$pays.J176])) ;SUBSTITUTE([$pays.J176];&quot; %&quot;;&quot;&quot;) ; SUBSTITUTE([$pays.J176];&quot;'&quot;;&quot; &quot;)))" office:value-type="string" office:string-value="80" calcext:value-type="string">
            <text:p>80</text:p>
          </table:table-cell>
          <table:table-cell table:formula="of:=IF(ISBLANK([$pays.K176])OR([$pays.K176]=&quot;N.A.&quot;);&quot;NULL&quot;;IF(ISNUMBER(FIND(&quot; %&quot;; [$pays.K176])) ;SUBSTITUTE([$pays.K176];&quot; %&quot;;&quot;&quot;) ; SUBSTITUTE([$pays.K176];&quot;'&quot;;&quot; &quot;)))" office:value-type="string" office:string-value="0.01" calcext:value-type="string">
            <text:p>0.01</text:p>
          </table:table-cell>
          <table:table-cell table:formula="of:=IF(ISBLANK([$pays.L176])OR([$pays.L176]=&quot;N.A.&quot;);&quot;NULL&quot;;IF(ISNUMBER(FIND(&quot; %&quot;; [$pays.L176])) ;SUBSTITUTE([$pays.L176];&quot; %&quot;;&quot;&quot;) ; SUBSTITUTE([$pays.L17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7])OR([$pays.A177]=&quot;N.A.&quot;);&quot;NULL&quot;;IF(ISNUMBER(FIND(&quot; %&quot;; [$pays.A177])) ;SUBSTITUTE([$pays.A177];&quot; %&quot;;&quot;&quot;) ; SUBSTITUTE([$pays.A177];&quot;'&quot;;&quot; &quot;)))" office:value-type="string" office:string-value="Guadeloupe" calcext:value-type="string">
            <text:p>Guadeloupe</text:p>
          </table:table-cell>
          <table:table-cell table:formula="of:=IF(ISBLANK([$pays.B177])OR([$pays.B177]=&quot;N.A.&quot;);&quot;NULL&quot;;IF(ISNUMBER(FIND(&quot; %&quot;; [$pays.B177])) ;SUBSTITUTE([$pays.B177];&quot; %&quot;;&quot;&quot;) ; SUBSTITUTE([$pays.B177];&quot;'&quot;;&quot; &quot;)))" office:value-type="string" office:string-value="400110" calcext:value-type="string">
            <text:p>400110</text:p>
          </table:table-cell>
          <table:table-cell table:formula="of:=IF(ISBLANK([$pays.C177])OR([$pays.C177]=&quot;N.A.&quot;);&quot;NULL&quot;;IF(ISNUMBER(FIND(&quot; %&quot;; [$pays.C177])) ;SUBSTITUTE([$pays.C177];&quot; %&quot;;&quot;&quot;) ; SUBSTITUTE([$pays.C177];&quot;'&quot;;&quot; &quot;)))" office:value-type="string" office:string-value="0.02" calcext:value-type="string">
            <text:p>0.02</text:p>
          </table:table-cell>
          <table:table-cell table:formula="of:=IF(ISBLANK([$pays.D177])OR([$pays.D177]=&quot;N.A.&quot;);&quot;NULL&quot;;IF(ISNUMBER(FIND(&quot; %&quot;; [$pays.D177])) ;SUBSTITUTE([$pays.D177];&quot; %&quot;;&quot;&quot;) ; SUBSTITUTE([$pays.D177];&quot;'&quot;;&quot; &quot;)))" office:value-type="string" office:string-value="68" calcext:value-type="string">
            <text:p>68</text:p>
          </table:table-cell>
          <table:table-cell table:formula="of:=IF(ISBLANK([$pays.E177])OR([$pays.E177]=&quot;N.A.&quot;);&quot;NULL&quot;;IF(ISNUMBER(FIND(&quot; %&quot;; [$pays.E177])) ;SUBSTITUTE([$pays.E177];&quot; %&quot;;&quot;&quot;) ; SUBSTITUTE([$pays.E177];&quot;'&quot;;&quot; &quot;)))" office:value-type="string" office:string-value="237" calcext:value-type="string">
            <text:p>237</text:p>
          </table:table-cell>
          <table:table-cell table:formula="of:=IF(ISBLANK([$pays.F177])OR([$pays.F177]=&quot;N.A.&quot;);&quot;NULL&quot;;IF(ISNUMBER(FIND(&quot; %&quot;; [$pays.F177])) ;SUBSTITUTE([$pays.F177];&quot; %&quot;;&quot;&quot;) ; SUBSTITUTE([$pays.F177];&quot;'&quot;;&quot; &quot;)))" office:value-type="string" office:string-value="1690" calcext:value-type="string">
            <text:p>1690</text:p>
          </table:table-cell>
          <table:table-cell table:formula="of:=IF(ISBLANK([$pays.G177])OR([$pays.G177]=&quot;N.A.&quot;);&quot;NULL&quot;;IF(ISNUMBER(FIND(&quot; %&quot;; [$pays.G177])) ;SUBSTITUTE([$pays.G177];&quot; %&quot;;&quot;&quot;) ; SUBSTITUTE([$pays.G177];&quot;'&quot;;&quot; &quot;)))" office:value-type="string" office:string-value="-1440.0" calcext:value-type="string">
            <text:p>-1440.0</text:p>
          </table:table-cell>
          <table:table-cell table:formula="of:=IF(ISBLANK([$pays.H177])OR([$pays.H177]=&quot;N.A.&quot;);&quot;NULL&quot;;IF(ISNUMBER(FIND(&quot; %&quot;; [$pays.H177])) ;SUBSTITUTE([$pays.H177];&quot; %&quot;;&quot;&quot;) ; SUBSTITUTE([$pays.H177];&quot;'&quot;;&quot; &quot;)))" office:value-type="string" office:string-value="2.2" calcext:value-type="string">
            <text:p>2.2</text:p>
          </table:table-cell>
          <table:table-cell table:formula="of:=IF(ISBLANK([$pays.I177])OR([$pays.I177]=&quot;N.A.&quot;);&quot;NULL&quot;;IF(ISNUMBER(FIND(&quot; %&quot;; [$pays.I177])) ;SUBSTITUTE([$pays.I177];&quot; %&quot;;&quot;&quot;) ; SUBSTITUTE([$pays.I177];&quot;'&quot;;&quot; &quot;)))" office:value-type="string" office:string-value="44" calcext:value-type="string">
            <text:p>44</text:p>
          </table:table-cell>
          <table:table-cell table:formula="of:=IF(ISBLANK([$pays.J177])OR([$pays.J177]=&quot;N.A.&quot;);&quot;NULL&quot;;IF(ISNUMBER(FIND(&quot; %&quot;; [$pays.J177])) ;SUBSTITUTE([$pays.J177];&quot; %&quot;;&quot;&quot;) ; SUBSTITUTE([$pays.J177];&quot;'&quot;;&quot; &quot;)))" office:value-type="string" office:string-value="NULL" calcext:value-type="string">
            <text:p>NULL</text:p>
          </table:table-cell>
          <table:table-cell table:formula="of:=IF(ISBLANK([$pays.K177])OR([$pays.K177]=&quot;N.A.&quot;);&quot;NULL&quot;;IF(ISNUMBER(FIND(&quot; %&quot;; [$pays.K177])) ;SUBSTITUTE([$pays.K177];&quot; %&quot;;&quot;&quot;) ; SUBSTITUTE([$pays.K177];&quot;'&quot;;&quot; &quot;)))" office:value-type="string" office:string-value="0.01" calcext:value-type="string">
            <text:p>0.01</text:p>
          </table:table-cell>
          <table:table-cell table:formula="of:=IF(ISBLANK([$pays.L177])OR([$pays.L177]=&quot;N.A.&quot;);&quot;NULL&quot;;IF(ISNUMBER(FIND(&quot; %&quot;; [$pays.L177])) ;SUBSTITUTE([$pays.L177];&quot; %&quot;;&quot;&quot;) ; SUBSTITUTE([$pays.L17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8])OR([$pays.A178]=&quot;N.A.&quot;);&quot;NULL&quot;;IF(ISNUMBER(FIND(&quot; %&quot;; [$pays.A178])) ;SUBSTITUTE([$pays.A178];&quot; %&quot;;&quot;&quot;) ; SUBSTITUTE([$pays.A178];&quot;'&quot;;&quot; &quot;)))" office:value-type="string" office:string-value="Belize" calcext:value-type="string">
            <text:p>Belize</text:p>
          </table:table-cell>
          <table:table-cell table:formula="of:=IF(ISBLANK([$pays.B178])OR([$pays.B178]=&quot;N.A.&quot;);&quot;NULL&quot;;IF(ISNUMBER(FIND(&quot; %&quot;; [$pays.B178])) ;SUBSTITUTE([$pays.B178];&quot; %&quot;;&quot;&quot;) ; SUBSTITUTE([$pays.B178];&quot;'&quot;;&quot; &quot;)))" office:value-type="string" office:string-value="396120" calcext:value-type="string">
            <text:p>396120</text:p>
          </table:table-cell>
          <table:table-cell table:formula="of:=IF(ISBLANK([$pays.C178])OR([$pays.C178]=&quot;N.A.&quot;);&quot;NULL&quot;;IF(ISNUMBER(FIND(&quot; %&quot;; [$pays.C178])) ;SUBSTITUTE([$pays.C178];&quot; %&quot;;&quot;&quot;) ; SUBSTITUTE([$pays.C178];&quot;'&quot;;&quot; &quot;)))" office:value-type="string" office:string-value="1.86" calcext:value-type="string">
            <text:p>1.86</text:p>
          </table:table-cell>
          <table:table-cell table:formula="of:=IF(ISBLANK([$pays.D178])OR([$pays.D178]=&quot;N.A.&quot;);&quot;NULL&quot;;IF(ISNUMBER(FIND(&quot; %&quot;; [$pays.D178])) ;SUBSTITUTE([$pays.D178];&quot; %&quot;;&quot;&quot;) ; SUBSTITUTE([$pays.D178];&quot;'&quot;;&quot; &quot;)))" office:value-type="string" office:string-value="7275" calcext:value-type="string">
            <text:p>7275</text:p>
          </table:table-cell>
          <table:table-cell table:formula="of:=IF(ISBLANK([$pays.E178])OR([$pays.E178]=&quot;N.A.&quot;);&quot;NULL&quot;;IF(ISNUMBER(FIND(&quot; %&quot;; [$pays.E178])) ;SUBSTITUTE([$pays.E178];&quot; %&quot;;&quot;&quot;) ; SUBSTITUTE([$pays.E178];&quot;'&quot;;&quot; &quot;)))" office:value-type="string" office:string-value="17" calcext:value-type="string">
            <text:p>17</text:p>
          </table:table-cell>
          <table:table-cell table:formula="of:=IF(ISBLANK([$pays.F178])OR([$pays.F178]=&quot;N.A.&quot;);&quot;NULL&quot;;IF(ISNUMBER(FIND(&quot; %&quot;; [$pays.F178])) ;SUBSTITUTE([$pays.F178];&quot; %&quot;;&quot;&quot;) ; SUBSTITUTE([$pays.F178];&quot;'&quot;;&quot; &quot;)))" office:value-type="string" office:string-value="22810" calcext:value-type="string">
            <text:p>22810</text:p>
          </table:table-cell>
          <table:table-cell table:formula="of:=IF(ISBLANK([$pays.G178])OR([$pays.G178]=&quot;N.A.&quot;);&quot;NULL&quot;;IF(ISNUMBER(FIND(&quot; %&quot;; [$pays.G178])) ;SUBSTITUTE([$pays.G178];&quot; %&quot;;&quot;&quot;) ; SUBSTITUTE([$pays.G178];&quot;'&quot;;&quot; &quot;)))" office:value-type="string" office:string-value="1200.0" calcext:value-type="string">
            <text:p>1200.0</text:p>
          </table:table-cell>
          <table:table-cell table:formula="of:=IF(ISBLANK([$pays.H178])OR([$pays.H178]=&quot;N.A.&quot;);&quot;NULL&quot;;IF(ISNUMBER(FIND(&quot; %&quot;; [$pays.H178])) ;SUBSTITUTE([$pays.H178];&quot; %&quot;;&quot;&quot;) ; SUBSTITUTE([$pays.H178];&quot;'&quot;;&quot; &quot;)))" office:value-type="string" office:string-value="2.3" calcext:value-type="string">
            <text:p>2.3</text:p>
          </table:table-cell>
          <table:table-cell table:formula="of:=IF(ISBLANK([$pays.I178])OR([$pays.I178]=&quot;N.A.&quot;);&quot;NULL&quot;;IF(ISNUMBER(FIND(&quot; %&quot;; [$pays.I178])) ;SUBSTITUTE([$pays.I178];&quot; %&quot;;&quot;&quot;) ; SUBSTITUTE([$pays.I178];&quot;'&quot;;&quot; &quot;)))" office:value-type="string" office:string-value="25" calcext:value-type="string">
            <text:p>25</text:p>
          </table:table-cell>
          <table:table-cell table:formula="of:=IF(ISBLANK([$pays.J178])OR([$pays.J178]=&quot;N.A.&quot;);&quot;NULL&quot;;IF(ISNUMBER(FIND(&quot; %&quot;; [$pays.J178])) ;SUBSTITUTE([$pays.J178];&quot; %&quot;;&quot;&quot;) ; SUBSTITUTE([$pays.J178];&quot;'&quot;;&quot; &quot;)))" office:value-type="string" office:string-value="46" calcext:value-type="string">
            <text:p>46</text:p>
          </table:table-cell>
          <table:table-cell table:formula="of:=IF(ISBLANK([$pays.K178])OR([$pays.K178]=&quot;N.A.&quot;);&quot;NULL&quot;;IF(ISNUMBER(FIND(&quot; %&quot;; [$pays.K178])) ;SUBSTITUTE([$pays.K178];&quot; %&quot;;&quot;&quot;) ; SUBSTITUTE([$pays.K178];&quot;'&quot;;&quot; &quot;)))" office:value-type="string" office:string-value="0.01" calcext:value-type="string">
            <text:p>0.01</text:p>
          </table:table-cell>
          <table:table-cell table:formula="of:=IF(ISBLANK([$pays.L178])OR([$pays.L178]=&quot;N.A.&quot;);&quot;NULL&quot;;IF(ISNUMBER(FIND(&quot; %&quot;; [$pays.L178])) ;SUBSTITUTE([$pays.L178];&quot; %&quot;;&quot;&quot;) ; SUBSTITUTE([$pays.L17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9])OR([$pays.A179]=&quot;N.A.&quot;);&quot;NULL&quot;;IF(ISNUMBER(FIND(&quot; %&quot;; [$pays.A179])) ;SUBSTITUTE([$pays.A179];&quot; %&quot;;&quot;&quot;) ; SUBSTITUTE([$pays.A179];&quot;'&quot;;&quot; &quot;)))" office:value-type="string" office:string-value="Bahamas" calcext:value-type="string">
            <text:p>Bahamas</text:p>
          </table:table-cell>
          <table:table-cell table:formula="of:=IF(ISBLANK([$pays.B179])OR([$pays.B179]=&quot;N.A.&quot;);&quot;NULL&quot;;IF(ISNUMBER(FIND(&quot; %&quot;; [$pays.B179])) ;SUBSTITUTE([$pays.B179];&quot; %&quot;;&quot;&quot;) ; SUBSTITUTE([$pays.B179];&quot;'&quot;;&quot; &quot;)))" office:value-type="string" office:string-value="392477" calcext:value-type="string">
            <text:p>392477</text:p>
          </table:table-cell>
          <table:table-cell table:formula="of:=IF(ISBLANK([$pays.C179])OR([$pays.C179]=&quot;N.A.&quot;);&quot;NULL&quot;;IF(ISNUMBER(FIND(&quot; %&quot;; [$pays.C179])) ;SUBSTITUTE([$pays.C179];&quot; %&quot;;&quot;&quot;) ; SUBSTITUTE([$pays.C179];&quot;'&quot;;&quot; &quot;)))" office:value-type="string" office:string-value="0.97" calcext:value-type="string">
            <text:p>0.97</text:p>
          </table:table-cell>
          <table:table-cell table:formula="of:=IF(ISBLANK([$pays.D179])OR([$pays.D179]=&quot;N.A.&quot;);&quot;NULL&quot;;IF(ISNUMBER(FIND(&quot; %&quot;; [$pays.D179])) ;SUBSTITUTE([$pays.D179];&quot; %&quot;;&quot;&quot;) ; SUBSTITUTE([$pays.D179];&quot;'&quot;;&quot; &quot;)))" office:value-type="string" office:string-value="3762" calcext:value-type="string">
            <text:p>3762</text:p>
          </table:table-cell>
          <table:table-cell table:formula="of:=IF(ISBLANK([$pays.E179])OR([$pays.E179]=&quot;N.A.&quot;);&quot;NULL&quot;;IF(ISNUMBER(FIND(&quot; %&quot;; [$pays.E179])) ;SUBSTITUTE([$pays.E179];&quot; %&quot;;&quot;&quot;) ; SUBSTITUTE([$pays.E179];&quot;'&quot;;&quot; &quot;)))" office:value-type="string" office:string-value="39" calcext:value-type="string">
            <text:p>39</text:p>
          </table:table-cell>
          <table:table-cell table:formula="of:=IF(ISBLANK([$pays.F179])OR([$pays.F179]=&quot;N.A.&quot;);&quot;NULL&quot;;IF(ISNUMBER(FIND(&quot; %&quot;; [$pays.F179])) ;SUBSTITUTE([$pays.F179];&quot; %&quot;;&quot;&quot;) ; SUBSTITUTE([$pays.F179];&quot;'&quot;;&quot; &quot;)))" office:value-type="string" office:string-value="10010" calcext:value-type="string">
            <text:p>10010</text:p>
          </table:table-cell>
          <table:table-cell table:formula="of:=IF(ISBLANK([$pays.G179])OR([$pays.G179]=&quot;N.A.&quot;);&quot;NULL&quot;;IF(ISNUMBER(FIND(&quot; %&quot;; [$pays.G179])) ;SUBSTITUTE([$pays.G179];&quot; %&quot;;&quot;&quot;) ; SUBSTITUTE([$pays.G179];&quot;'&quot;;&quot; &quot;)))" office:value-type="string" office:string-value="1000.0" calcext:value-type="string">
            <text:p>1000.0</text:p>
          </table:table-cell>
          <table:table-cell table:formula="of:=IF(ISBLANK([$pays.H179])OR([$pays.H179]=&quot;N.A.&quot;);&quot;NULL&quot;;IF(ISNUMBER(FIND(&quot; %&quot;; [$pays.H179])) ;SUBSTITUTE([$pays.H179];&quot; %&quot;;&quot;&quot;) ; SUBSTITUTE([$pays.H179];&quot;'&quot;;&quot; &quot;)))" office:value-type="string" office:string-value="1.8" calcext:value-type="string">
            <text:p>1.8</text:p>
          </table:table-cell>
          <table:table-cell table:formula="of:=IF(ISBLANK([$pays.I179])OR([$pays.I179]=&quot;N.A.&quot;);&quot;NULL&quot;;IF(ISNUMBER(FIND(&quot; %&quot;; [$pays.I179])) ;SUBSTITUTE([$pays.I179];&quot; %&quot;;&quot;&quot;) ; SUBSTITUTE([$pays.I179];&quot;'&quot;;&quot; &quot;)))" office:value-type="string" office:string-value="32" calcext:value-type="string">
            <text:p>32</text:p>
          </table:table-cell>
          <table:table-cell table:formula="of:=IF(ISBLANK([$pays.J179])OR([$pays.J179]=&quot;N.A.&quot;);&quot;NULL&quot;;IF(ISNUMBER(FIND(&quot; %&quot;; [$pays.J179])) ;SUBSTITUTE([$pays.J179];&quot; %&quot;;&quot;&quot;) ; SUBSTITUTE([$pays.J179];&quot;'&quot;;&quot; &quot;)))" office:value-type="string" office:string-value="86" calcext:value-type="string">
            <text:p>86</text:p>
          </table:table-cell>
          <table:table-cell table:formula="of:=IF(ISBLANK([$pays.K179])OR([$pays.K179]=&quot;N.A.&quot;);&quot;NULL&quot;;IF(ISNUMBER(FIND(&quot; %&quot;; [$pays.K179])) ;SUBSTITUTE([$pays.K179];&quot; %&quot;;&quot;&quot;) ; SUBSTITUTE([$pays.K179];&quot;'&quot;;&quot; &quot;)))" office:value-type="string" office:string-value="0.01" calcext:value-type="string">
            <text:p>0.01</text:p>
          </table:table-cell>
          <table:table-cell table:formula="of:=IF(ISBLANK([$pays.L179])OR([$pays.L179]=&quot;N.A.&quot;);&quot;NULL&quot;;IF(ISNUMBER(FIND(&quot; %&quot;; [$pays.L179])) ;SUBSTITUTE([$pays.L179];&quot; %&quot;;&quot;&quot;) ; SUBSTITUTE([$pays.L17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0])OR([$pays.A180]=&quot;N.A.&quot;);&quot;NULL&quot;;IF(ISNUMBER(FIND(&quot; %&quot;; [$pays.A180])) ;SUBSTITUTE([$pays.A180];&quot; %&quot;;&quot;&quot;) ; SUBSTITUTE([$pays.A180];&quot;'&quot;;&quot; &quot;)))" office:value-type="string" office:string-value="Martinique" calcext:value-type="string">
            <text:p>Martinique</text:p>
          </table:table-cell>
          <table:table-cell table:formula="of:=IF(ISBLANK([$pays.B180])OR([$pays.B180]=&quot;N.A.&quot;);&quot;NULL&quot;;IF(ISNUMBER(FIND(&quot; %&quot;; [$pays.B180])) ;SUBSTITUTE([$pays.B180];&quot; %&quot;;&quot;&quot;) ; SUBSTITUTE([$pays.B180];&quot;'&quot;;&quot; &quot;)))" office:value-type="string" office:string-value="375323" calcext:value-type="string">
            <text:p>375323</text:p>
          </table:table-cell>
          <table:table-cell table:formula="of:=IF(ISBLANK([$pays.C180])OR([$pays.C180]=&quot;N.A.&quot;);&quot;NULL&quot;;IF(ISNUMBER(FIND(&quot; %&quot;; [$pays.C180])) ;SUBSTITUTE([$pays.C180];&quot; %&quot;;&quot;&quot;) ; SUBSTITUTE([$pays.C180];&quot;'&quot;;&quot; &quot;)))" office:value-type="string" office:string-value="-0.08" calcext:value-type="string">
            <text:p>-0.08</text:p>
          </table:table-cell>
          <table:table-cell table:formula="of:=IF(ISBLANK([$pays.D180])OR([$pays.D180]=&quot;N.A.&quot;);&quot;NULL&quot;;IF(ISNUMBER(FIND(&quot; %&quot;; [$pays.D180])) ;SUBSTITUTE([$pays.D180];&quot; %&quot;;&quot;&quot;) ; SUBSTITUTE([$pays.D180];&quot;'&quot;;&quot; &quot;)))" office:value-type="string" office:string-value="-289" calcext:value-type="string">
            <text:p>-289</text:p>
          </table:table-cell>
          <table:table-cell table:formula="of:=IF(ISBLANK([$pays.E180])OR([$pays.E180]=&quot;N.A.&quot;);&quot;NULL&quot;;IF(ISNUMBER(FIND(&quot; %&quot;; [$pays.E180])) ;SUBSTITUTE([$pays.E180];&quot; %&quot;;&quot;&quot;) ; SUBSTITUTE([$pays.E180];&quot;'&quot;;&quot; &quot;)))" office:value-type="string" office:string-value="354" calcext:value-type="string">
            <text:p>354</text:p>
          </table:table-cell>
          <table:table-cell table:formula="of:=IF(ISBLANK([$pays.F180])OR([$pays.F180]=&quot;N.A.&quot;);&quot;NULL&quot;;IF(ISNUMBER(FIND(&quot; %&quot;; [$pays.F180])) ;SUBSTITUTE([$pays.F180];&quot; %&quot;;&quot;&quot;) ; SUBSTITUTE([$pays.F180];&quot;'&quot;;&quot; &quot;)))" office:value-type="string" office:string-value="1060" calcext:value-type="string">
            <text:p>1060</text:p>
          </table:table-cell>
          <table:table-cell table:formula="of:=IF(ISBLANK([$pays.G180])OR([$pays.G180]=&quot;N.A.&quot;);&quot;NULL&quot;;IF(ISNUMBER(FIND(&quot; %&quot;; [$pays.G180])) ;SUBSTITUTE([$pays.G180];&quot; %&quot;;&quot;&quot;) ; SUBSTITUTE([$pays.G180];&quot;'&quot;;&quot; &quot;)))" office:value-type="string" office:string-value="-960.0" calcext:value-type="string">
            <text:p>-960.0</text:p>
          </table:table-cell>
          <table:table-cell table:formula="of:=IF(ISBLANK([$pays.H180])OR([$pays.H180]=&quot;N.A.&quot;);&quot;NULL&quot;;IF(ISNUMBER(FIND(&quot; %&quot;; [$pays.H180])) ;SUBSTITUTE([$pays.H180];&quot; %&quot;;&quot;&quot;) ; SUBSTITUTE([$pays.H180];&quot;'&quot;;&quot; &quot;)))" office:value-type="string" office:string-value="1.9" calcext:value-type="string">
            <text:p>1.9</text:p>
          </table:table-cell>
          <table:table-cell table:formula="of:=IF(ISBLANK([$pays.I180])OR([$pays.I180]=&quot;N.A.&quot;);&quot;NULL&quot;;IF(ISNUMBER(FIND(&quot; %&quot;; [$pays.I180])) ;SUBSTITUTE([$pays.I180];&quot; %&quot;;&quot;&quot;) ; SUBSTITUTE([$pays.I180];&quot;'&quot;;&quot; &quot;)))" office:value-type="string" office:string-value="47" calcext:value-type="string">
            <text:p>47</text:p>
          </table:table-cell>
          <table:table-cell table:formula="of:=IF(ISBLANK([$pays.J180])OR([$pays.J180]=&quot;N.A.&quot;);&quot;NULL&quot;;IF(ISNUMBER(FIND(&quot; %&quot;; [$pays.J180])) ;SUBSTITUTE([$pays.J180];&quot; %&quot;;&quot;&quot;) ; SUBSTITUTE([$pays.J180];&quot;'&quot;;&quot; &quot;)))" office:value-type="string" office:string-value="92" calcext:value-type="string">
            <text:p>92</text:p>
          </table:table-cell>
          <table:table-cell table:formula="of:=IF(ISBLANK([$pays.K180])OR([$pays.K180]=&quot;N.A.&quot;);&quot;NULL&quot;;IF(ISNUMBER(FIND(&quot; %&quot;; [$pays.K180])) ;SUBSTITUTE([$pays.K180];&quot; %&quot;;&quot;&quot;) ; SUBSTITUTE([$pays.K180];&quot;'&quot;;&quot; &quot;)))" office:value-type="string" office:string-value="0.00" calcext:value-type="string">
            <text:p>0.00</text:p>
          </table:table-cell>
          <table:table-cell table:formula="of:=IF(ISBLANK([$pays.L180])OR([$pays.L180]=&quot;N.A.&quot;);&quot;NULL&quot;;IF(ISNUMBER(FIND(&quot; %&quot;; [$pays.L180])) ;SUBSTITUTE([$pays.L180];&quot; %&quot;;&quot;&quot;) ; SUBSTITUTE([$pays.L18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1])OR([$pays.A181]=&quot;N.A.&quot;);&quot;NULL&quot;;IF(ISNUMBER(FIND(&quot; %&quot;; [$pays.A181])) ;SUBSTITUTE([$pays.A181];&quot; %&quot;;&quot;&quot;) ; SUBSTITUTE([$pays.A181];&quot;'&quot;;&quot; &quot;)))" office:value-type="string" office:string-value="Iceland" calcext:value-type="string">
            <text:p>Iceland</text:p>
          </table:table-cell>
          <table:table-cell table:formula="of:=IF(ISBLANK([$pays.B181])OR([$pays.B181]=&quot;N.A.&quot;);&quot;NULL&quot;;IF(ISNUMBER(FIND(&quot; %&quot;; [$pays.B181])) ;SUBSTITUTE([$pays.B181];&quot; %&quot;;&quot;&quot;) ; SUBSTITUTE([$pays.B181];&quot;'&quot;;&quot; &quot;)))" office:value-type="string" office:string-value="340795" calcext:value-type="string">
            <text:p>340795</text:p>
          </table:table-cell>
          <table:table-cell table:formula="of:=IF(ISBLANK([$pays.C181])OR([$pays.C181]=&quot;N.A.&quot;);&quot;NULL&quot;;IF(ISNUMBER(FIND(&quot; %&quot;; [$pays.C181])) ;SUBSTITUTE([$pays.C181];&quot; %&quot;;&quot;&quot;) ; SUBSTITUTE([$pays.C181];&quot;'&quot;;&quot; &quot;)))" office:value-type="string" office:string-value="0.65" calcext:value-type="string">
            <text:p>0.65</text:p>
          </table:table-cell>
          <table:table-cell table:formula="of:=IF(ISBLANK([$pays.D181])OR([$pays.D181]=&quot;N.A.&quot;);&quot;NULL&quot;;IF(ISNUMBER(FIND(&quot; %&quot;; [$pays.D181])) ;SUBSTITUTE([$pays.D181];&quot; %&quot;;&quot;&quot;) ; SUBSTITUTE([$pays.D181];&quot;'&quot;;&quot; &quot;)))" office:value-type="string" office:string-value="2212" calcext:value-type="string">
            <text:p>2212</text:p>
          </table:table-cell>
          <table:table-cell table:formula="of:=IF(ISBLANK([$pays.E181])OR([$pays.E181]=&quot;N.A.&quot;);&quot;NULL&quot;;IF(ISNUMBER(FIND(&quot; %&quot;; [$pays.E181])) ;SUBSTITUTE([$pays.E181];&quot; %&quot;;&quot;&quot;) ; SUBSTITUTE([$pays.E181];&quot;'&quot;;&quot; &quot;)))" office:value-type="string" office:string-value="3" calcext:value-type="string">
            <text:p>3</text:p>
          </table:table-cell>
          <table:table-cell table:formula="of:=IF(ISBLANK([$pays.F181])OR([$pays.F181]=&quot;N.A.&quot;);&quot;NULL&quot;;IF(ISNUMBER(FIND(&quot; %&quot;; [$pays.F181])) ;SUBSTITUTE([$pays.F181];&quot; %&quot;;&quot;&quot;) ; SUBSTITUTE([$pays.F181];&quot;'&quot;;&quot; &quot;)))" office:value-type="string" office:string-value="100250" calcext:value-type="string">
            <text:p>100250</text:p>
          </table:table-cell>
          <table:table-cell table:formula="of:=IF(ISBLANK([$pays.G181])OR([$pays.G181]=&quot;N.A.&quot;);&quot;NULL&quot;;IF(ISNUMBER(FIND(&quot; %&quot;; [$pays.G181])) ;SUBSTITUTE([$pays.G181];&quot; %&quot;;&quot;&quot;) ; SUBSTITUTE([$pays.G181];&quot;'&quot;;&quot; &quot;)))" office:value-type="string" office:string-value="380.0" calcext:value-type="string">
            <text:p>380.0</text:p>
          </table:table-cell>
          <table:table-cell table:formula="of:=IF(ISBLANK([$pays.H181])OR([$pays.H181]=&quot;N.A.&quot;);&quot;NULL&quot;;IF(ISNUMBER(FIND(&quot; %&quot;; [$pays.H181])) ;SUBSTITUTE([$pays.H181];&quot; %&quot;;&quot;&quot;) ; SUBSTITUTE([$pays.H181];&quot;'&quot;;&quot; &quot;)))" office:value-type="string" office:string-value="1.8" calcext:value-type="string">
            <text:p>1.8</text:p>
          </table:table-cell>
          <table:table-cell table:formula="of:=IF(ISBLANK([$pays.I181])OR([$pays.I181]=&quot;N.A.&quot;);&quot;NULL&quot;;IF(ISNUMBER(FIND(&quot; %&quot;; [$pays.I181])) ;SUBSTITUTE([$pays.I181];&quot; %&quot;;&quot;&quot;) ; SUBSTITUTE([$pays.I181];&quot;'&quot;;&quot; &quot;)))" office:value-type="string" office:string-value="37" calcext:value-type="string">
            <text:p>37</text:p>
          </table:table-cell>
          <table:table-cell table:formula="of:=IF(ISBLANK([$pays.J181])OR([$pays.J181]=&quot;N.A.&quot;);&quot;NULL&quot;;IF(ISNUMBER(FIND(&quot; %&quot;; [$pays.J181])) ;SUBSTITUTE([$pays.J181];&quot; %&quot;;&quot;&quot;) ; SUBSTITUTE([$pays.J181];&quot;'&quot;;&quot; &quot;)))" office:value-type="string" office:string-value="94" calcext:value-type="string">
            <text:p>94</text:p>
          </table:table-cell>
          <table:table-cell table:formula="of:=IF(ISBLANK([$pays.K181])OR([$pays.K181]=&quot;N.A.&quot;);&quot;NULL&quot;;IF(ISNUMBER(FIND(&quot; %&quot;; [$pays.K181])) ;SUBSTITUTE([$pays.K181];&quot; %&quot;;&quot;&quot;) ; SUBSTITUTE([$pays.K181];&quot;'&quot;;&quot; &quot;)))" office:value-type="string" office:string-value="0.00" calcext:value-type="string">
            <text:p>0.00</text:p>
          </table:table-cell>
          <table:table-cell table:formula="of:=IF(ISBLANK([$pays.L181])OR([$pays.L181]=&quot;N.A.&quot;);&quot;NULL&quot;;IF(ISNUMBER(FIND(&quot; %&quot;; [$pays.L181])) ;SUBSTITUTE([$pays.L181];&quot; %&quot;;&quot;&quot;) ; SUBSTITUTE([$pays.L18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2])OR([$pays.A182]=&quot;N.A.&quot;);&quot;NULL&quot;;IF(ISNUMBER(FIND(&quot; %&quot;; [$pays.A182])) ;SUBSTITUTE([$pays.A182];&quot; %&quot;;&quot;&quot;) ; SUBSTITUTE([$pays.A182];&quot;'&quot;;&quot; &quot;)))" office:value-type="string" office:string-value="Vanuatu" calcext:value-type="string">
            <text:p>Vanuatu</text:p>
          </table:table-cell>
          <table:table-cell table:formula="of:=IF(ISBLANK([$pays.B182])OR([$pays.B182]=&quot;N.A.&quot;);&quot;NULL&quot;;IF(ISNUMBER(FIND(&quot; %&quot;; [$pays.B182])) ;SUBSTITUTE([$pays.B182];&quot; %&quot;;&quot;&quot;) ; SUBSTITUTE([$pays.B182];&quot;'&quot;;&quot; &quot;)))" office:value-type="string" office:string-value="305623" calcext:value-type="string">
            <text:p>305623</text:p>
          </table:table-cell>
          <table:table-cell table:formula="of:=IF(ISBLANK([$pays.C182])OR([$pays.C182]=&quot;N.A.&quot;);&quot;NULL&quot;;IF(ISNUMBER(FIND(&quot; %&quot;; [$pays.C182])) ;SUBSTITUTE([$pays.C182];&quot; %&quot;;&quot;&quot;) ; SUBSTITUTE([$pays.C182];&quot;'&quot;;&quot; &quot;)))" office:value-type="string" office:string-value="2.42" calcext:value-type="string">
            <text:p>2.42</text:p>
          </table:table-cell>
          <table:table-cell table:formula="of:=IF(ISBLANK([$pays.D182])OR([$pays.D182]=&quot;N.A.&quot;);&quot;NULL&quot;;IF(ISNUMBER(FIND(&quot; %&quot;; [$pays.D182])) ;SUBSTITUTE([$pays.D182];&quot; %&quot;;&quot;&quot;) ; SUBSTITUTE([$pays.D182];&quot;'&quot;;&quot; &quot;)))" office:value-type="string" office:string-value="7263" calcext:value-type="string">
            <text:p>7263</text:p>
          </table:table-cell>
          <table:table-cell table:formula="of:=IF(ISBLANK([$pays.E182])OR([$pays.E182]=&quot;N.A.&quot;);&quot;NULL&quot;;IF(ISNUMBER(FIND(&quot; %&quot;; [$pays.E182])) ;SUBSTITUTE([$pays.E182];&quot; %&quot;;&quot;&quot;) ; SUBSTITUTE([$pays.E182];&quot;'&quot;;&quot; &quot;)))" office:value-type="string" office:string-value="25" calcext:value-type="string">
            <text:p>25</text:p>
          </table:table-cell>
          <table:table-cell table:formula="of:=IF(ISBLANK([$pays.F182])OR([$pays.F182]=&quot;N.A.&quot;);&quot;NULL&quot;;IF(ISNUMBER(FIND(&quot; %&quot;; [$pays.F182])) ;SUBSTITUTE([$pays.F182];&quot; %&quot;;&quot;&quot;) ; SUBSTITUTE([$pays.F182];&quot;'&quot;;&quot; &quot;)))" office:value-type="string" office:string-value="12190" calcext:value-type="string">
            <text:p>12190</text:p>
          </table:table-cell>
          <table:table-cell table:formula="of:=IF(ISBLANK([$pays.G182])OR([$pays.G182]=&quot;N.A.&quot;);&quot;NULL&quot;;IF(ISNUMBER(FIND(&quot; %&quot;; [$pays.G182])) ;SUBSTITUTE([$pays.G182];&quot; %&quot;;&quot;&quot;) ; SUBSTITUTE([$pays.G182];&quot;'&quot;;&quot; &quot;)))" office:value-type="string" office:string-value="120.0" calcext:value-type="string">
            <text:p>120.0</text:p>
          </table:table-cell>
          <table:table-cell table:formula="of:=IF(ISBLANK([$pays.H182])OR([$pays.H182]=&quot;N.A.&quot;);&quot;NULL&quot;;IF(ISNUMBER(FIND(&quot; %&quot;; [$pays.H182])) ;SUBSTITUTE([$pays.H182];&quot; %&quot;;&quot;&quot;) ; SUBSTITUTE([$pays.H182];&quot;'&quot;;&quot; &quot;)))" office:value-type="string" office:string-value="3.8" calcext:value-type="string">
            <text:p>3.8</text:p>
          </table:table-cell>
          <table:table-cell table:formula="of:=IF(ISBLANK([$pays.I182])OR([$pays.I182]=&quot;N.A.&quot;);&quot;NULL&quot;;IF(ISNUMBER(FIND(&quot; %&quot;; [$pays.I182])) ;SUBSTITUTE([$pays.I182];&quot; %&quot;;&quot;&quot;) ; SUBSTITUTE([$pays.I182];&quot;'&quot;;&quot; &quot;)))" office:value-type="string" office:string-value="21" calcext:value-type="string">
            <text:p>21</text:p>
          </table:table-cell>
          <table:table-cell table:formula="of:=IF(ISBLANK([$pays.J182])OR([$pays.J182]=&quot;N.A.&quot;);&quot;NULL&quot;;IF(ISNUMBER(FIND(&quot; %&quot;; [$pays.J182])) ;SUBSTITUTE([$pays.J182];&quot; %&quot;;&quot;&quot;) ; SUBSTITUTE([$pays.J182];&quot;'&quot;;&quot; &quot;)))" office:value-type="string" office:string-value="24" calcext:value-type="string">
            <text:p>24</text:p>
          </table:table-cell>
          <table:table-cell table:formula="of:=IF(ISBLANK([$pays.K182])OR([$pays.K182]=&quot;N.A.&quot;);&quot;NULL&quot;;IF(ISNUMBER(FIND(&quot; %&quot;; [$pays.K182])) ;SUBSTITUTE([$pays.K182];&quot; %&quot;;&quot;&quot;) ; SUBSTITUTE([$pays.K182];&quot;'&quot;;&quot; &quot;)))" office:value-type="string" office:string-value="0.00" calcext:value-type="string">
            <text:p>0.00</text:p>
          </table:table-cell>
          <table:table-cell table:formula="of:=IF(ISBLANK([$pays.L182])OR([$pays.L182]=&quot;N.A.&quot;);&quot;NULL&quot;;IF(ISNUMBER(FIND(&quot; %&quot;; [$pays.L182])) ;SUBSTITUTE([$pays.L182];&quot; %&quot;;&quot;&quot;) ; SUBSTITUTE([$pays.L18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3])OR([$pays.A183]=&quot;N.A.&quot;);&quot;NULL&quot;;IF(ISNUMBER(FIND(&quot; %&quot;; [$pays.A183])) ;SUBSTITUTE([$pays.A183];&quot; %&quot;;&quot;&quot;) ; SUBSTITUTE([$pays.A183];&quot;'&quot;;&quot; &quot;)))" office:value-type="string" office:string-value="French Guiana" calcext:value-type="string">
            <text:p>French Guiana</text:p>
          </table:table-cell>
          <table:table-cell table:formula="of:=IF(ISBLANK([$pays.B183])OR([$pays.B183]=&quot;N.A.&quot;);&quot;NULL&quot;;IF(ISNUMBER(FIND(&quot; %&quot;; [$pays.B183])) ;SUBSTITUTE([$pays.B183];&quot; %&quot;;&quot;&quot;) ; SUBSTITUTE([$pays.B183];&quot;'&quot;;&quot; &quot;)))" office:value-type="string" office:string-value="297029" calcext:value-type="string">
            <text:p>297029</text:p>
          </table:table-cell>
          <table:table-cell table:formula="of:=IF(ISBLANK([$pays.C183])OR([$pays.C183]=&quot;N.A.&quot;);&quot;NULL&quot;;IF(ISNUMBER(FIND(&quot; %&quot;; [$pays.C183])) ;SUBSTITUTE([$pays.C183];&quot; %&quot;;&quot;&quot;) ; SUBSTITUTE([$pays.C183];&quot;'&quot;;&quot; &quot;)))" office:value-type="string" office:string-value="2.70" calcext:value-type="string">
            <text:p>2.70</text:p>
          </table:table-cell>
          <table:table-cell table:formula="of:=IF(ISBLANK([$pays.D183])OR([$pays.D183]=&quot;N.A.&quot;);&quot;NULL&quot;;IF(ISNUMBER(FIND(&quot; %&quot;; [$pays.D183])) ;SUBSTITUTE([$pays.D183];&quot; %&quot;;&quot;&quot;) ; SUBSTITUTE([$pays.D183];&quot;'&quot;;&quot; &quot;)))" office:value-type="string" office:string-value="7850" calcext:value-type="string">
            <text:p>7850</text:p>
          </table:table-cell>
          <table:table-cell table:formula="of:=IF(ISBLANK([$pays.E183])OR([$pays.E183]=&quot;N.A.&quot;);&quot;NULL&quot;;IF(ISNUMBER(FIND(&quot; %&quot;; [$pays.E183])) ;SUBSTITUTE([$pays.E183];&quot; %&quot;;&quot;&quot;) ; SUBSTITUTE([$pays.E183];&quot;'&quot;;&quot; &quot;)))" office:value-type="string" office:string-value="4" calcext:value-type="string">
            <text:p>4</text:p>
          </table:table-cell>
          <table:table-cell table:formula="of:=IF(ISBLANK([$pays.F183])OR([$pays.F183]=&quot;N.A.&quot;);&quot;NULL&quot;;IF(ISNUMBER(FIND(&quot; %&quot;; [$pays.F183])) ;SUBSTITUTE([$pays.F183];&quot; %&quot;;&quot;&quot;) ; SUBSTITUTE([$pays.F183];&quot;'&quot;;&quot; &quot;)))" office:value-type="string" office:string-value="82200" calcext:value-type="string">
            <text:p>82200</text:p>
          </table:table-cell>
          <table:table-cell table:formula="of:=IF(ISBLANK([$pays.G183])OR([$pays.G183]=&quot;N.A.&quot;);&quot;NULL&quot;;IF(ISNUMBER(FIND(&quot; %&quot;; [$pays.G183])) ;SUBSTITUTE([$pays.G183];&quot; %&quot;;&quot;&quot;) ; SUBSTITUTE([$pays.G183];&quot;'&quot;;&quot; &quot;)))" office:value-type="string" office:string-value="1200.0" calcext:value-type="string">
            <text:p>1200.0</text:p>
          </table:table-cell>
          <table:table-cell table:formula="of:=IF(ISBLANK([$pays.H183])OR([$pays.H183]=&quot;N.A.&quot;);&quot;NULL&quot;;IF(ISNUMBER(FIND(&quot; %&quot;; [$pays.H183])) ;SUBSTITUTE([$pays.H183];&quot; %&quot;;&quot;&quot;) ; SUBSTITUTE([$pays.H183];&quot;'&quot;;&quot; &quot;)))" office:value-type="string" office:string-value="3.4" calcext:value-type="string">
            <text:p>3.4</text:p>
          </table:table-cell>
          <table:table-cell table:formula="of:=IF(ISBLANK([$pays.I183])OR([$pays.I183]=&quot;N.A.&quot;);&quot;NULL&quot;;IF(ISNUMBER(FIND(&quot; %&quot;; [$pays.I183])) ;SUBSTITUTE([$pays.I183];&quot; %&quot;;&quot;&quot;) ; SUBSTITUTE([$pays.I183];&quot;'&quot;;&quot; &quot;)))" office:value-type="string" office:string-value="25" calcext:value-type="string">
            <text:p>25</text:p>
          </table:table-cell>
          <table:table-cell table:formula="of:=IF(ISBLANK([$pays.J183])OR([$pays.J183]=&quot;N.A.&quot;);&quot;NULL&quot;;IF(ISNUMBER(FIND(&quot; %&quot;; [$pays.J183])) ;SUBSTITUTE([$pays.J183];&quot; %&quot;;&quot;&quot;) ; SUBSTITUTE([$pays.J183];&quot;'&quot;;&quot; &quot;)))" office:value-type="string" office:string-value="87" calcext:value-type="string">
            <text:p>87</text:p>
          </table:table-cell>
          <table:table-cell table:formula="of:=IF(ISBLANK([$pays.K183])OR([$pays.K183]=&quot;N.A.&quot;);&quot;NULL&quot;;IF(ISNUMBER(FIND(&quot; %&quot;; [$pays.K183])) ;SUBSTITUTE([$pays.K183];&quot; %&quot;;&quot;&quot;) ; SUBSTITUTE([$pays.K183];&quot;'&quot;;&quot; &quot;)))" office:value-type="string" office:string-value="0.00" calcext:value-type="string">
            <text:p>0.00</text:p>
          </table:table-cell>
          <table:table-cell table:formula="of:=IF(ISBLANK([$pays.L183])OR([$pays.L183]=&quot;N.A.&quot;);&quot;NULL&quot;;IF(ISNUMBER(FIND(&quot; %&quot;; [$pays.L183])) ;SUBSTITUTE([$pays.L183];&quot; %&quot;;&quot;&quot;) ; SUBSTITUTE([$pays.L18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4])OR([$pays.A184]=&quot;N.A.&quot;);&quot;NULL&quot;;IF(ISNUMBER(FIND(&quot; %&quot;; [$pays.A184])) ;SUBSTITUTE([$pays.A184];&quot; %&quot;;&quot;&quot;) ; SUBSTITUTE([$pays.A184];&quot;'&quot;;&quot; &quot;)))" office:value-type="string" office:string-value="Barbados" calcext:value-type="string">
            <text:p>Barbados</text:p>
          </table:table-cell>
          <table:table-cell table:formula="of:=IF(ISBLANK([$pays.B184])OR([$pays.B184]=&quot;N.A.&quot;);&quot;NULL&quot;;IF(ISNUMBER(FIND(&quot; %&quot;; [$pays.B184])) ;SUBSTITUTE([$pays.B184];&quot; %&quot;;&quot;&quot;) ; SUBSTITUTE([$pays.B184];&quot;'&quot;;&quot; &quot;)))" office:value-type="string" office:string-value="287305" calcext:value-type="string">
            <text:p>287305</text:p>
          </table:table-cell>
          <table:table-cell table:formula="of:=IF(ISBLANK([$pays.C184])OR([$pays.C184]=&quot;N.A.&quot;);&quot;NULL&quot;;IF(ISNUMBER(FIND(&quot; %&quot;; [$pays.C184])) ;SUBSTITUTE([$pays.C184];&quot; %&quot;;&quot;&quot;) ; SUBSTITUTE([$pays.C184];&quot;'&quot;;&quot; &quot;)))" office:value-type="string" office:string-value="0.12" calcext:value-type="string">
            <text:p>0.12</text:p>
          </table:table-cell>
          <table:table-cell table:formula="of:=IF(ISBLANK([$pays.D184])OR([$pays.D184]=&quot;N.A.&quot;);&quot;NULL&quot;;IF(ISNUMBER(FIND(&quot; %&quot;; [$pays.D184])) ;SUBSTITUTE([$pays.D184];&quot; %&quot;;&quot;&quot;) ; SUBSTITUTE([$pays.D184];&quot;'&quot;;&quot; &quot;)))" office:value-type="string" office:string-value="350" calcext:value-type="string">
            <text:p>350</text:p>
          </table:table-cell>
          <table:table-cell table:formula="of:=IF(ISBLANK([$pays.E184])OR([$pays.E184]=&quot;N.A.&quot;);&quot;NULL&quot;;IF(ISNUMBER(FIND(&quot; %&quot;; [$pays.E184])) ;SUBSTITUTE([$pays.E184];&quot; %&quot;;&quot;&quot;) ; SUBSTITUTE([$pays.E184];&quot;'&quot;;&quot; &quot;)))" office:value-type="string" office:string-value="668" calcext:value-type="string">
            <text:p>668</text:p>
          </table:table-cell>
          <table:table-cell table:formula="of:=IF(ISBLANK([$pays.F184])OR([$pays.F184]=&quot;N.A.&quot;);&quot;NULL&quot;;IF(ISNUMBER(FIND(&quot; %&quot;; [$pays.F184])) ;SUBSTITUTE([$pays.F184];&quot; %&quot;;&quot;&quot;) ; SUBSTITUTE([$pays.F184];&quot;'&quot;;&quot; &quot;)))" office:value-type="string" office:string-value="430" calcext:value-type="string">
            <text:p>430</text:p>
          </table:table-cell>
          <table:table-cell table:formula="of:=IF(ISBLANK([$pays.G184])OR([$pays.G184]=&quot;N.A.&quot;);&quot;NULL&quot;;IF(ISNUMBER(FIND(&quot; %&quot;; [$pays.G184])) ;SUBSTITUTE([$pays.G184];&quot; %&quot;;&quot;&quot;) ; SUBSTITUTE([$pays.G184];&quot;'&quot;;&quot; &quot;)))" office:value-type="string" office:string-value="-79.0" calcext:value-type="string">
            <text:p>-79.0</text:p>
          </table:table-cell>
          <table:table-cell table:formula="of:=IF(ISBLANK([$pays.H184])OR([$pays.H184]=&quot;N.A.&quot;);&quot;NULL&quot;;IF(ISNUMBER(FIND(&quot; %&quot;; [$pays.H184])) ;SUBSTITUTE([$pays.H184];&quot; %&quot;;&quot;&quot;) ; SUBSTITUTE([$pays.H184];&quot;'&quot;;&quot; &quot;)))" office:value-type="string" office:string-value="1.6" calcext:value-type="string">
            <text:p>1.6</text:p>
          </table:table-cell>
          <table:table-cell table:formula="of:=IF(ISBLANK([$pays.I184])OR([$pays.I184]=&quot;N.A.&quot;);&quot;NULL&quot;;IF(ISNUMBER(FIND(&quot; %&quot;; [$pays.I184])) ;SUBSTITUTE([$pays.I184];&quot; %&quot;;&quot;&quot;) ; SUBSTITUTE([$pays.I184];&quot;'&quot;;&quot; &quot;)))" office:value-type="string" office:string-value="40" calcext:value-type="string">
            <text:p>40</text:p>
          </table:table-cell>
          <table:table-cell table:formula="of:=IF(ISBLANK([$pays.J184])OR([$pays.J184]=&quot;N.A.&quot;);&quot;NULL&quot;;IF(ISNUMBER(FIND(&quot; %&quot;; [$pays.J184])) ;SUBSTITUTE([$pays.J184];&quot; %&quot;;&quot;&quot;) ; SUBSTITUTE([$pays.J184];&quot;'&quot;;&quot; &quot;)))" office:value-type="string" office:string-value="31" calcext:value-type="string">
            <text:p>31</text:p>
          </table:table-cell>
          <table:table-cell table:formula="of:=IF(ISBLANK([$pays.K184])OR([$pays.K184]=&quot;N.A.&quot;);&quot;NULL&quot;;IF(ISNUMBER(FIND(&quot; %&quot;; [$pays.K184])) ;SUBSTITUTE([$pays.K184];&quot; %&quot;;&quot;&quot;) ; SUBSTITUTE([$pays.K184];&quot;'&quot;;&quot; &quot;)))" office:value-type="string" office:string-value="0.00" calcext:value-type="string">
            <text:p>0.00</text:p>
          </table:table-cell>
          <table:table-cell table:formula="of:=IF(ISBLANK([$pays.L184])OR([$pays.L184]=&quot;N.A.&quot;);&quot;NULL&quot;;IF(ISNUMBER(FIND(&quot; %&quot;; [$pays.L184])) ;SUBSTITUTE([$pays.L184];&quot; %&quot;;&quot;&quot;) ; SUBSTITUTE([$pays.L184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85])OR([$pays.A185]=&quot;N.A.&quot;);&quot;NULL&quot;;IF(ISNUMBER(FIND(&quot; %&quot;; [$pays.A185])) ;SUBSTITUTE([$pays.A185];&quot; %&quot;;&quot;&quot;) ; SUBSTITUTE([$pays.A185];&quot;'&quot;;&quot; &quot;)))" office:value-type="string" office:string-value="New Caledonia" calcext:value-type="string">
            <text:p>New Caledonia</text:p>
          </table:table-cell>
          <table:table-cell table:formula="of:=IF(ISBLANK([$pays.B185])OR([$pays.B185]=&quot;N.A.&quot;);&quot;NULL&quot;;IF(ISNUMBER(FIND(&quot; %&quot;; [$pays.B185])) ;SUBSTITUTE([$pays.B185];&quot; %&quot;;&quot;&quot;) ; SUBSTITUTE([$pays.B185];&quot;'&quot;;&quot; &quot;)))" office:value-type="string" office:string-value="284938" calcext:value-type="string">
            <text:p>284938</text:p>
          </table:table-cell>
          <table:table-cell table:formula="of:=IF(ISBLANK([$pays.C185])OR([$pays.C185]=&quot;N.A.&quot;);&quot;NULL&quot;;IF(ISNUMBER(FIND(&quot; %&quot;; [$pays.C185])) ;SUBSTITUTE([$pays.C185];&quot; %&quot;;&quot;&quot;) ; SUBSTITUTE([$pays.C185];&quot;'&quot;;&quot; &quot;)))" office:value-type="string" office:string-value="0.97" calcext:value-type="string">
            <text:p>0.97</text:p>
          </table:table-cell>
          <table:table-cell table:formula="of:=IF(ISBLANK([$pays.D185])OR([$pays.D185]=&quot;N.A.&quot;);&quot;NULL&quot;;IF(ISNUMBER(FIND(&quot; %&quot;; [$pays.D185])) ;SUBSTITUTE([$pays.D185];&quot; %&quot;;&quot;&quot;) ; SUBSTITUTE([$pays.D185];&quot;'&quot;;&quot; &quot;)))" office:value-type="string" office:string-value="2748" calcext:value-type="string">
            <text:p>2748</text:p>
          </table:table-cell>
          <table:table-cell table:formula="of:=IF(ISBLANK([$pays.E185])OR([$pays.E185]=&quot;N.A.&quot;);&quot;NULL&quot;;IF(ISNUMBER(FIND(&quot; %&quot;; [$pays.E185])) ;SUBSTITUTE([$pays.E185];&quot; %&quot;;&quot;&quot;) ; SUBSTITUTE([$pays.E185];&quot;'&quot;;&quot; &quot;)))" office:value-type="string" office:string-value="16" calcext:value-type="string">
            <text:p>16</text:p>
          </table:table-cell>
          <table:table-cell table:formula="of:=IF(ISBLANK([$pays.F185])OR([$pays.F185]=&quot;N.A.&quot;);&quot;NULL&quot;;IF(ISNUMBER(FIND(&quot; %&quot;; [$pays.F185])) ;SUBSTITUTE([$pays.F185];&quot; %&quot;;&quot;&quot;) ; SUBSTITUTE([$pays.F185];&quot;'&quot;;&quot; &quot;)))" office:value-type="string" office:string-value="18280" calcext:value-type="string">
            <text:p>18280</text:p>
          </table:table-cell>
          <table:table-cell table:formula="of:=IF(ISBLANK([$pays.G185])OR([$pays.G185]=&quot;N.A.&quot;);&quot;NULL&quot;;IF(ISNUMBER(FIND(&quot; %&quot;; [$pays.G185])) ;SUBSTITUTE([$pays.G185];&quot; %&quot;;&quot;&quot;) ; SUBSTITUTE([$pays.G185];&quot;'&quot;;&quot; &quot;)))" office:value-type="string" office:string-value="502.0" calcext:value-type="string">
            <text:p>502.0</text:p>
          </table:table-cell>
          <table:table-cell table:formula="of:=IF(ISBLANK([$pays.H185])OR([$pays.H185]=&quot;N.A.&quot;);&quot;NULL&quot;;IF(ISNUMBER(FIND(&quot; %&quot;; [$pays.H185])) ;SUBSTITUTE([$pays.H185];&quot; %&quot;;&quot;&quot;) ; SUBSTITUTE([$pays.H185];&quot;'&quot;;&quot; &quot;)))" office:value-type="string" office:string-value="2.0" calcext:value-type="string">
            <text:p>2.0</text:p>
          </table:table-cell>
          <table:table-cell table:formula="of:=IF(ISBLANK([$pays.I185])OR([$pays.I185]=&quot;N.A.&quot;);&quot;NULL&quot;;IF(ISNUMBER(FIND(&quot; %&quot;; [$pays.I185])) ;SUBSTITUTE([$pays.I185];&quot; %&quot;;&quot;&quot;) ; SUBSTITUTE([$pays.I185];&quot;'&quot;;&quot; &quot;)))" office:value-type="string" office:string-value="34" calcext:value-type="string">
            <text:p>34</text:p>
          </table:table-cell>
          <table:table-cell table:formula="of:=IF(ISBLANK([$pays.J185])OR([$pays.J185]=&quot;N.A.&quot;);&quot;NULL&quot;;IF(ISNUMBER(FIND(&quot; %&quot;; [$pays.J185])) ;SUBSTITUTE([$pays.J185];&quot; %&quot;;&quot;&quot;) ; SUBSTITUTE([$pays.J185];&quot;'&quot;;&quot; &quot;)))" office:value-type="string" office:string-value="72" calcext:value-type="string">
            <text:p>72</text:p>
          </table:table-cell>
          <table:table-cell table:formula="of:=IF(ISBLANK([$pays.K185])OR([$pays.K185]=&quot;N.A.&quot;);&quot;NULL&quot;;IF(ISNUMBER(FIND(&quot; %&quot;; [$pays.K185])) ;SUBSTITUTE([$pays.K185];&quot; %&quot;;&quot;&quot;) ; SUBSTITUTE([$pays.K185];&quot;'&quot;;&quot; &quot;)))" office:value-type="string" office:string-value="0.00" calcext:value-type="string">
            <text:p>0.00</text:p>
          </table:table-cell>
          <table:table-cell table:formula="of:=IF(ISBLANK([$pays.L185])OR([$pays.L185]=&quot;N.A.&quot;);&quot;NULL&quot;;IF(ISNUMBER(FIND(&quot; %&quot;; [$pays.L185])) ;SUBSTITUTE([$pays.L185];&quot; %&quot;;&quot;&quot;) ; SUBSTITUTE([$pays.L18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86])OR([$pays.A186]=&quot;N.A.&quot;);&quot;NULL&quot;;IF(ISNUMBER(FIND(&quot; %&quot;; [$pays.A186])) ;SUBSTITUTE([$pays.A186];&quot; %&quot;;&quot;&quot;) ; SUBSTITUTE([$pays.A186];&quot;'&quot;;&quot; &quot;)))" office:value-type="string" office:string-value="French Polynesia" calcext:value-type="string">
            <text:p>French Polynesia</text:p>
          </table:table-cell>
          <table:table-cell table:formula="of:=IF(ISBLANK([$pays.B186])OR([$pays.B186]=&quot;N.A.&quot;);&quot;NULL&quot;;IF(ISNUMBER(FIND(&quot; %&quot;; [$pays.B186])) ;SUBSTITUTE([$pays.B186];&quot; %&quot;;&quot;&quot;) ; SUBSTITUTE([$pays.B186];&quot;'&quot;;&quot; &quot;)))" office:value-type="string" office:string-value="280580" calcext:value-type="string">
            <text:p>280580</text:p>
          </table:table-cell>
          <table:table-cell table:formula="of:=IF(ISBLANK([$pays.C186])OR([$pays.C186]=&quot;N.A.&quot;);&quot;NULL&quot;;IF(ISNUMBER(FIND(&quot; %&quot;; [$pays.C186])) ;SUBSTITUTE([$pays.C186];&quot; %&quot;;&quot;&quot;) ; SUBSTITUTE([$pays.C186];&quot;'&quot;;&quot; &quot;)))" office:value-type="string" office:string-value="0.58" calcext:value-type="string">
            <text:p>0.58</text:p>
          </table:table-cell>
          <table:table-cell table:formula="of:=IF(ISBLANK([$pays.D186])OR([$pays.D186]=&quot;N.A.&quot;);&quot;NULL&quot;;IF(ISNUMBER(FIND(&quot; %&quot;; [$pays.D186])) ;SUBSTITUTE([$pays.D186];&quot; %&quot;;&quot;&quot;) ; SUBSTITUTE([$pays.D186];&quot;'&quot;;&quot; &quot;)))" office:value-type="string" office:string-value="1621" calcext:value-type="string">
            <text:p>1621</text:p>
          </table:table-cell>
          <table:table-cell table:formula="of:=IF(ISBLANK([$pays.E186])OR([$pays.E186]=&quot;N.A.&quot;);&quot;NULL&quot;;IF(ISNUMBER(FIND(&quot; %&quot;; [$pays.E186])) ;SUBSTITUTE([$pays.E186];&quot; %&quot;;&quot;&quot;) ; SUBSTITUTE([$pays.E186];&quot;'&quot;;&quot; &quot;)))" office:value-type="string" office:string-value="77" calcext:value-type="string">
            <text:p>77</text:p>
          </table:table-cell>
          <table:table-cell table:formula="of:=IF(ISBLANK([$pays.F186])OR([$pays.F186]=&quot;N.A.&quot;);&quot;NULL&quot;;IF(ISNUMBER(FIND(&quot; %&quot;; [$pays.F186])) ;SUBSTITUTE([$pays.F186];&quot; %&quot;;&quot;&quot;) ; SUBSTITUTE([$pays.F186];&quot;'&quot;;&quot; &quot;)))" office:value-type="string" office:string-value="3660" calcext:value-type="string">
            <text:p>3660</text:p>
          </table:table-cell>
          <table:table-cell table:formula="of:=IF(ISBLANK([$pays.G186])OR([$pays.G186]=&quot;N.A.&quot;);&quot;NULL&quot;;IF(ISNUMBER(FIND(&quot; %&quot;; [$pays.G186])) ;SUBSTITUTE([$pays.G186];&quot; %&quot;;&quot;&quot;) ; SUBSTITUTE([$pays.G186];&quot;'&quot;;&quot; &quot;)))" office:value-type="string" office:string-value="-1000.0" calcext:value-type="string">
            <text:p>-1000.0</text:p>
          </table:table-cell>
          <table:table-cell table:formula="of:=IF(ISBLANK([$pays.H186])OR([$pays.H186]=&quot;N.A.&quot;);&quot;NULL&quot;;IF(ISNUMBER(FIND(&quot; %&quot;; [$pays.H186])) ;SUBSTITUTE([$pays.H186];&quot; %&quot;;&quot;&quot;) ; SUBSTITUTE([$pays.H186];&quot;'&quot;;&quot; &quot;)))" office:value-type="string" office:string-value="2.0" calcext:value-type="string">
            <text:p>2.0</text:p>
          </table:table-cell>
          <table:table-cell table:formula="of:=IF(ISBLANK([$pays.I186])OR([$pays.I186]=&quot;N.A.&quot;);&quot;NULL&quot;;IF(ISNUMBER(FIND(&quot; %&quot;; [$pays.I186])) ;SUBSTITUTE([$pays.I186];&quot; %&quot;;&quot;&quot;) ; SUBSTITUTE([$pays.I186];&quot;'&quot;;&quot; &quot;)))" office:value-type="string" office:string-value="34" calcext:value-type="string">
            <text:p>34</text:p>
          </table:table-cell>
          <table:table-cell table:formula="of:=IF(ISBLANK([$pays.J186])OR([$pays.J186]=&quot;N.A.&quot;);&quot;NULL&quot;;IF(ISNUMBER(FIND(&quot; %&quot;; [$pays.J186])) ;SUBSTITUTE([$pays.J186];&quot; %&quot;;&quot;&quot;) ; SUBSTITUTE([$pays.J186];&quot;'&quot;;&quot; &quot;)))" office:value-type="string" office:string-value="64" calcext:value-type="string">
            <text:p>64</text:p>
          </table:table-cell>
          <table:table-cell table:formula="of:=IF(ISBLANK([$pays.K186])OR([$pays.K186]=&quot;N.A.&quot;);&quot;NULL&quot;;IF(ISNUMBER(FIND(&quot; %&quot;; [$pays.K186])) ;SUBSTITUTE([$pays.K186];&quot; %&quot;;&quot;&quot;) ; SUBSTITUTE([$pays.K186];&quot;'&quot;;&quot; &quot;)))" office:value-type="string" office:string-value="0.00" calcext:value-type="string">
            <text:p>0.00</text:p>
          </table:table-cell>
          <table:table-cell table:formula="of:=IF(ISBLANK([$pays.L186])OR([$pays.L186]=&quot;N.A.&quot;);&quot;NULL&quot;;IF(ISNUMBER(FIND(&quot; %&quot;; [$pays.L186])) ;SUBSTITUTE([$pays.L186];&quot; %&quot;;&quot;&quot;) ; SUBSTITUTE([$pays.L18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7])OR([$pays.A187]=&quot;N.A.&quot;);&quot;NULL&quot;;IF(ISNUMBER(FIND(&quot; %&quot;; [$pays.A187])) ;SUBSTITUTE([$pays.A187];&quot; %&quot;;&quot;&quot;) ; SUBSTITUTE([$pays.A187];&quot;'&quot;;&quot; &quot;)))" office:value-type="string" office:string-value="Mayotte" calcext:value-type="string">
            <text:p>Mayotte</text:p>
          </table:table-cell>
          <table:table-cell table:formula="of:=IF(ISBLANK([$pays.B187])OR([$pays.B187]=&quot;N.A.&quot;);&quot;NULL&quot;;IF(ISNUMBER(FIND(&quot; %&quot;; [$pays.B187])) ;SUBSTITUTE([$pays.B187];&quot; %&quot;;&quot;&quot;) ; SUBSTITUTE([$pays.B187];&quot;'&quot;;&quot; &quot;)))" office:value-type="string" office:string-value="271417" calcext:value-type="string">
            <text:p>271417</text:p>
          </table:table-cell>
          <table:table-cell table:formula="of:=IF(ISBLANK([$pays.C187])OR([$pays.C187]=&quot;N.A.&quot;);&quot;NULL&quot;;IF(ISNUMBER(FIND(&quot; %&quot;; [$pays.C187])) ;SUBSTITUTE([$pays.C187];&quot; %&quot;;&quot;&quot;) ; SUBSTITUTE([$pays.C187];&quot;'&quot;;&quot; &quot;)))" office:value-type="string" office:string-value="2.50" calcext:value-type="string">
            <text:p>2.50</text:p>
          </table:table-cell>
          <table:table-cell table:formula="of:=IF(ISBLANK([$pays.D187])OR([$pays.D187]=&quot;N.A.&quot;);&quot;NULL&quot;;IF(ISNUMBER(FIND(&quot; %&quot;; [$pays.D187])) ;SUBSTITUTE([$pays.D187];&quot; %&quot;;&quot;&quot;) ; SUBSTITUTE([$pays.D187];&quot;'&quot;;&quot; &quot;)))" office:value-type="string" office:string-value="6665" calcext:value-type="string">
            <text:p>6665</text:p>
          </table:table-cell>
          <table:table-cell table:formula="of:=IF(ISBLANK([$pays.E187])OR([$pays.E187]=&quot;N.A.&quot;);&quot;NULL&quot;;IF(ISNUMBER(FIND(&quot; %&quot;; [$pays.E187])) ;SUBSTITUTE([$pays.E187];&quot; %&quot;;&quot;&quot;) ; SUBSTITUTE([$pays.E187];&quot;'&quot;;&quot; &quot;)))" office:value-type="string" office:string-value="728" calcext:value-type="string">
            <text:p>728</text:p>
          </table:table-cell>
          <table:table-cell table:formula="of:=IF(ISBLANK([$pays.F187])OR([$pays.F187]=&quot;N.A.&quot;);&quot;NULL&quot;;IF(ISNUMBER(FIND(&quot; %&quot;; [$pays.F187])) ;SUBSTITUTE([$pays.F187];&quot; %&quot;;&quot;&quot;) ; SUBSTITUTE([$pays.F187];&quot;'&quot;;&quot; &quot;)))" office:value-type="string" office:string-value="375" calcext:value-type="string">
            <text:p>375</text:p>
          </table:table-cell>
          <table:table-cell table:formula="of:=IF(ISBLANK([$pays.G187])OR([$pays.G187]=&quot;N.A.&quot;);&quot;NULL&quot;;IF(ISNUMBER(FIND(&quot; %&quot;; [$pays.G187])) ;SUBSTITUTE([$pays.G187];&quot; %&quot;;&quot;&quot;) ; SUBSTITUTE([$pays.G187];&quot;'&quot;;&quot; &quot;)))" office:value-type="string" office:string-value="0.0" calcext:value-type="string">
            <text:p>0.0</text:p>
          </table:table-cell>
          <table:table-cell table:formula="of:=IF(ISBLANK([$pays.H187])OR([$pays.H187]=&quot;N.A.&quot;);&quot;NULL&quot;;IF(ISNUMBER(FIND(&quot; %&quot;; [$pays.H187])) ;SUBSTITUTE([$pays.H187];&quot; %&quot;;&quot;&quot;) ; SUBSTITUTE([$pays.H187];&quot;'&quot;;&quot; &quot;)))" office:value-type="string" office:string-value="3.7" calcext:value-type="string">
            <text:p>3.7</text:p>
          </table:table-cell>
          <table:table-cell table:formula="of:=IF(ISBLANK([$pays.I187])OR([$pays.I187]=&quot;N.A.&quot;);&quot;NULL&quot;;IF(ISNUMBER(FIND(&quot; %&quot;; [$pays.I187])) ;SUBSTITUTE([$pays.I187];&quot; %&quot;;&quot;&quot;) ; SUBSTITUTE([$pays.I187];&quot;'&quot;;&quot; &quot;)))" office:value-type="string" office:string-value="20" calcext:value-type="string">
            <text:p>20</text:p>
          </table:table-cell>
          <table:table-cell table:formula="of:=IF(ISBLANK([$pays.J187])OR([$pays.J187]=&quot;N.A.&quot;);&quot;NULL&quot;;IF(ISNUMBER(FIND(&quot; %&quot;; [$pays.J187])) ;SUBSTITUTE([$pays.J187];&quot; %&quot;;&quot;&quot;) ; SUBSTITUTE([$pays.J187];&quot;'&quot;;&quot; &quot;)))" office:value-type="string" office:string-value="46" calcext:value-type="string">
            <text:p>46</text:p>
          </table:table-cell>
          <table:table-cell table:formula="of:=IF(ISBLANK([$pays.K187])OR([$pays.K187]=&quot;N.A.&quot;);&quot;NULL&quot;;IF(ISNUMBER(FIND(&quot; %&quot;; [$pays.K187])) ;SUBSTITUTE([$pays.K187];&quot; %&quot;;&quot;&quot;) ; SUBSTITUTE([$pays.K187];&quot;'&quot;;&quot; &quot;)))" office:value-type="string" office:string-value="0.00" calcext:value-type="string">
            <text:p>0.00</text:p>
          </table:table-cell>
          <table:table-cell table:formula="of:=IF(ISBLANK([$pays.L187])OR([$pays.L187]=&quot;N.A.&quot;);&quot;NULL&quot;;IF(ISNUMBER(FIND(&quot; %&quot;; [$pays.L187])) ;SUBSTITUTE([$pays.L187];&quot; %&quot;;&quot;&quot;) ; SUBSTITUTE([$pays.L187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88])OR([$pays.A188]=&quot;N.A.&quot;);&quot;NULL&quot;;IF(ISNUMBER(FIND(&quot; %&quot;; [$pays.A188])) ;SUBSTITUTE([$pays.A188];&quot; %&quot;;&quot;&quot;) ; SUBSTITUTE([$pays.A188];&quot;'&quot;;&quot; &quot;)))" office:value-type="string" office:string-value="Sao Tome &amp; Principe" calcext:value-type="string">
            <text:p>Sao Tome &amp; Principe</text:p>
          </table:table-cell>
          <table:table-cell table:formula="of:=IF(ISBLANK([$pays.B188])OR([$pays.B188]=&quot;N.A.&quot;);&quot;NULL&quot;;IF(ISNUMBER(FIND(&quot; %&quot;; [$pays.B188])) ;SUBSTITUTE([$pays.B188];&quot; %&quot;;&quot;&quot;) ; SUBSTITUTE([$pays.B188];&quot;'&quot;;&quot; &quot;)))" office:value-type="string" office:string-value="218308" calcext:value-type="string">
            <text:p>218308</text:p>
          </table:table-cell>
          <table:table-cell table:formula="of:=IF(ISBLANK([$pays.C188])OR([$pays.C188]=&quot;N.A.&quot;);&quot;NULL&quot;;IF(ISNUMBER(FIND(&quot; %&quot;; [$pays.C188])) ;SUBSTITUTE([$pays.C188];&quot; %&quot;;&quot;&quot;) ; SUBSTITUTE([$pays.C188];&quot;'&quot;;&quot; &quot;)))" office:value-type="string" office:string-value="1.91" calcext:value-type="string">
            <text:p>1.91</text:p>
          </table:table-cell>
          <table:table-cell table:formula="of:=IF(ISBLANK([$pays.D188])OR([$pays.D188]=&quot;N.A.&quot;);&quot;NULL&quot;;IF(ISNUMBER(FIND(&quot; %&quot;; [$pays.D188])) ;SUBSTITUTE([$pays.D188];&quot; %&quot;;&quot;&quot;) ; SUBSTITUTE([$pays.D188];&quot;'&quot;;&quot; &quot;)))" office:value-type="string" office:string-value="4103" calcext:value-type="string">
            <text:p>4103</text:p>
          </table:table-cell>
          <table:table-cell table:formula="of:=IF(ISBLANK([$pays.E188])OR([$pays.E188]=&quot;N.A.&quot;);&quot;NULL&quot;;IF(ISNUMBER(FIND(&quot; %&quot;; [$pays.E188])) ;SUBSTITUTE([$pays.E188];&quot; %&quot;;&quot;&quot;) ; SUBSTITUTE([$pays.E188];&quot;'&quot;;&quot; &quot;)))" office:value-type="string" office:string-value="228" calcext:value-type="string">
            <text:p>228</text:p>
          </table:table-cell>
          <table:table-cell table:formula="of:=IF(ISBLANK([$pays.F188])OR([$pays.F188]=&quot;N.A.&quot;);&quot;NULL&quot;;IF(ISNUMBER(FIND(&quot; %&quot;; [$pays.F188])) ;SUBSTITUTE([$pays.F188];&quot; %&quot;;&quot;&quot;) ; SUBSTITUTE([$pays.F188];&quot;'&quot;;&quot; &quot;)))" office:value-type="string" office:string-value="960" calcext:value-type="string">
            <text:p>960</text:p>
          </table:table-cell>
          <table:table-cell table:formula="of:=IF(ISBLANK([$pays.G188])OR([$pays.G188]=&quot;N.A.&quot;);&quot;NULL&quot;;IF(ISNUMBER(FIND(&quot; %&quot;; [$pays.G188])) ;SUBSTITUTE([$pays.G188];&quot; %&quot;;&quot;&quot;) ; SUBSTITUTE([$pays.G188];&quot;'&quot;;&quot; &quot;)))" office:value-type="string" office:string-value="-1680.0" calcext:value-type="string">
            <text:p>-1680.0</text:p>
          </table:table-cell>
          <table:table-cell table:formula="of:=IF(ISBLANK([$pays.H188])OR([$pays.H188]=&quot;N.A.&quot;);&quot;NULL&quot;;IF(ISNUMBER(FIND(&quot; %&quot;; [$pays.H188])) ;SUBSTITUTE([$pays.H188];&quot; %&quot;;&quot;&quot;) ; SUBSTITUTE([$pays.H188];&quot;'&quot;;&quot; &quot;)))" office:value-type="string" office:string-value="4.4" calcext:value-type="string">
            <text:p>4.4</text:p>
          </table:table-cell>
          <table:table-cell table:formula="of:=IF(ISBLANK([$pays.I188])OR([$pays.I188]=&quot;N.A.&quot;);&quot;NULL&quot;;IF(ISNUMBER(FIND(&quot; %&quot;; [$pays.I188])) ;SUBSTITUTE([$pays.I188];&quot; %&quot;;&quot;&quot;) ; SUBSTITUTE([$pays.I188];&quot;'&quot;;&quot; &quot;)))" office:value-type="string" office:string-value="19" calcext:value-type="string">
            <text:p>19</text:p>
          </table:table-cell>
          <table:table-cell table:formula="of:=IF(ISBLANK([$pays.J188])OR([$pays.J188]=&quot;N.A.&quot;);&quot;NULL&quot;;IF(ISNUMBER(FIND(&quot; %&quot;; [$pays.J188])) ;SUBSTITUTE([$pays.J188];&quot; %&quot;;&quot;&quot;) ; SUBSTITUTE([$pays.J188];&quot;'&quot;;&quot; &quot;)))" office:value-type="string" office:string-value="74" calcext:value-type="string">
            <text:p>74</text:p>
          </table:table-cell>
          <table:table-cell table:formula="of:=IF(ISBLANK([$pays.K188])OR([$pays.K188]=&quot;N.A.&quot;);&quot;NULL&quot;;IF(ISNUMBER(FIND(&quot; %&quot;; [$pays.K188])) ;SUBSTITUTE([$pays.K188];&quot; %&quot;;&quot;&quot;) ; SUBSTITUTE([$pays.K188];&quot;'&quot;;&quot; &quot;)))" office:value-type="string" office:string-value="0.00" calcext:value-type="string">
            <text:p>0.00</text:p>
          </table:table-cell>
          <table:table-cell table:formula="of:=IF(ISBLANK([$pays.L188])OR([$pays.L188]=&quot;N.A.&quot;);&quot;NULL&quot;;IF(ISNUMBER(FIND(&quot; %&quot;; [$pays.L188])) ;SUBSTITUTE([$pays.L188];&quot; %&quot;;&quot;&quot;) ; SUBSTITUTE([$pays.L18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9])OR([$pays.A189]=&quot;N.A.&quot;);&quot;NULL&quot;;IF(ISNUMBER(FIND(&quot; %&quot;; [$pays.A189])) ;SUBSTITUTE([$pays.A189];&quot; %&quot;;&quot;&quot;) ; SUBSTITUTE([$pays.A189];&quot;'&quot;;&quot; &quot;)))" office:value-type="string" office:string-value="Samoa" calcext:value-type="string">
            <text:p>Samoa</text:p>
          </table:table-cell>
          <table:table-cell table:formula="of:=IF(ISBLANK([$pays.B189])OR([$pays.B189]=&quot;N.A.&quot;);&quot;NULL&quot;;IF(ISNUMBER(FIND(&quot; %&quot;; [$pays.B189])) ;SUBSTITUTE([$pays.B189];&quot; %&quot;;&quot;&quot;) ; SUBSTITUTE([$pays.B189];&quot;'&quot;;&quot; &quot;)))" office:value-type="string" office:string-value="198147" calcext:value-type="string">
            <text:p>198147</text:p>
          </table:table-cell>
          <table:table-cell table:formula="of:=IF(ISBLANK([$pays.C189])OR([$pays.C189]=&quot;N.A.&quot;);&quot;NULL&quot;;IF(ISNUMBER(FIND(&quot; %&quot;; [$pays.C189])) ;SUBSTITUTE([$pays.C189];&quot; %&quot;;&quot;&quot;) ; SUBSTITUTE([$pays.C189];&quot;'&quot;;&quot; &quot;)))" office:value-type="string" office:string-value="0.67" calcext:value-type="string">
            <text:p>0.67</text:p>
          </table:table-cell>
          <table:table-cell table:formula="of:=IF(ISBLANK([$pays.D189])OR([$pays.D189]=&quot;N.A.&quot;);&quot;NULL&quot;;IF(ISNUMBER(FIND(&quot; %&quot;; [$pays.D189])) ;SUBSTITUTE([$pays.D189];&quot; %&quot;;&quot;&quot;) ; SUBSTITUTE([$pays.D189];&quot;'&quot;;&quot; &quot;)))" office:value-type="string" office:string-value="1317" calcext:value-type="string">
            <text:p>1317</text:p>
          </table:table-cell>
          <table:table-cell table:formula="of:=IF(ISBLANK([$pays.E189])OR([$pays.E189]=&quot;N.A.&quot;);&quot;NULL&quot;;IF(ISNUMBER(FIND(&quot; %&quot;; [$pays.E189])) ;SUBSTITUTE([$pays.E189];&quot; %&quot;;&quot;&quot;) ; SUBSTITUTE([$pays.E189];&quot;'&quot;;&quot; &quot;)))" office:value-type="string" office:string-value="70" calcext:value-type="string">
            <text:p>70</text:p>
          </table:table-cell>
          <table:table-cell table:formula="of:=IF(ISBLANK([$pays.F189])OR([$pays.F189]=&quot;N.A.&quot;);&quot;NULL&quot;;IF(ISNUMBER(FIND(&quot; %&quot;; [$pays.F189])) ;SUBSTITUTE([$pays.F189];&quot; %&quot;;&quot;&quot;) ; SUBSTITUTE([$pays.F189];&quot;'&quot;;&quot; &quot;)))" office:value-type="string" office:string-value="2830" calcext:value-type="string">
            <text:p>2830</text:p>
          </table:table-cell>
          <table:table-cell table:formula="of:=IF(ISBLANK([$pays.G189])OR([$pays.G189]=&quot;N.A.&quot;);&quot;NULL&quot;;IF(ISNUMBER(FIND(&quot; %&quot;; [$pays.G189])) ;SUBSTITUTE([$pays.G189];&quot; %&quot;;&quot;&quot;) ; SUBSTITUTE([$pays.G189];&quot;'&quot;;&quot; &quot;)))" office:value-type="string" office:string-value="-2803.0" calcext:value-type="string">
            <text:p>-2803.0</text:p>
          </table:table-cell>
          <table:table-cell table:formula="of:=IF(ISBLANK([$pays.H189])OR([$pays.H189]=&quot;N.A.&quot;);&quot;NULL&quot;;IF(ISNUMBER(FIND(&quot; %&quot;; [$pays.H189])) ;SUBSTITUTE([$pays.H189];&quot; %&quot;;&quot;&quot;) ; SUBSTITUTE([$pays.H189];&quot;'&quot;;&quot; &quot;)))" office:value-type="string" office:string-value="3.9" calcext:value-type="string">
            <text:p>3.9</text:p>
          </table:table-cell>
          <table:table-cell table:formula="of:=IF(ISBLANK([$pays.I189])OR([$pays.I189]=&quot;N.A.&quot;);&quot;NULL&quot;;IF(ISNUMBER(FIND(&quot; %&quot;; [$pays.I189])) ;SUBSTITUTE([$pays.I189];&quot; %&quot;;&quot;&quot;) ; SUBSTITUTE([$pays.I189];&quot;'&quot;;&quot; &quot;)))" office:value-type="string" office:string-value="22" calcext:value-type="string">
            <text:p>22</text:p>
          </table:table-cell>
          <table:table-cell table:formula="of:=IF(ISBLANK([$pays.J189])OR([$pays.J189]=&quot;N.A.&quot;);&quot;NULL&quot;;IF(ISNUMBER(FIND(&quot; %&quot;; [$pays.J189])) ;SUBSTITUTE([$pays.J189];&quot; %&quot;;&quot;&quot;) ; SUBSTITUTE([$pays.J189];&quot;'&quot;;&quot; &quot;)))" office:value-type="string" office:string-value="18" calcext:value-type="string">
            <text:p>18</text:p>
          </table:table-cell>
          <table:table-cell table:formula="of:=IF(ISBLANK([$pays.K189])OR([$pays.K189]=&quot;N.A.&quot;);&quot;NULL&quot;;IF(ISNUMBER(FIND(&quot; %&quot;; [$pays.K189])) ;SUBSTITUTE([$pays.K189];&quot; %&quot;;&quot;&quot;) ; SUBSTITUTE([$pays.K189];&quot;'&quot;;&quot; &quot;)))" office:value-type="string" office:string-value="0.00" calcext:value-type="string">
            <text:p>0.00</text:p>
          </table:table-cell>
          <table:table-cell table:formula="of:=IF(ISBLANK([$pays.L189])OR([$pays.L189]=&quot;N.A.&quot;);&quot;NULL&quot;;IF(ISNUMBER(FIND(&quot; %&quot;; [$pays.L189])) ;SUBSTITUTE([$pays.L189];&quot; %&quot;;&quot;&quot;) ; SUBSTITUTE([$pays.L18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0])OR([$pays.A190]=&quot;N.A.&quot;);&quot;NULL&quot;;IF(ISNUMBER(FIND(&quot; %&quot;; [$pays.A190])) ;SUBSTITUTE([$pays.A190];&quot; %&quot;;&quot;&quot;) ; SUBSTITUTE([$pays.A190];&quot;'&quot;;&quot; &quot;)))" office:value-type="string" office:string-value="Saint Lucia" calcext:value-type="string">
            <text:p>Saint Lucia</text:p>
          </table:table-cell>
          <table:table-cell table:formula="of:=IF(ISBLANK([$pays.B190])OR([$pays.B190]=&quot;N.A.&quot;);&quot;NULL&quot;;IF(ISNUMBER(FIND(&quot; %&quot;; [$pays.B190])) ;SUBSTITUTE([$pays.B190];&quot; %&quot;;&quot;&quot;) ; SUBSTITUTE([$pays.B190];&quot;'&quot;;&quot; &quot;)))" office:value-type="string" office:string-value="183458" calcext:value-type="string">
            <text:p>183458</text:p>
          </table:table-cell>
          <table:table-cell table:formula="of:=IF(ISBLANK([$pays.C190])OR([$pays.C190]=&quot;N.A.&quot;);&quot;NULL&quot;;IF(ISNUMBER(FIND(&quot; %&quot;; [$pays.C190])) ;SUBSTITUTE([$pays.C190];&quot; %&quot;;&quot;&quot;) ; SUBSTITUTE([$pays.C190];&quot;'&quot;;&quot; &quot;)))" office:value-type="string" office:string-value="0.46" calcext:value-type="string">
            <text:p>0.46</text:p>
          </table:table-cell>
          <table:table-cell table:formula="of:=IF(ISBLANK([$pays.D190])OR([$pays.D190]=&quot;N.A.&quot;);&quot;NULL&quot;;IF(ISNUMBER(FIND(&quot; %&quot;; [$pays.D190])) ;SUBSTITUTE([$pays.D190];&quot; %&quot;;&quot;&quot;) ; SUBSTITUTE([$pays.D190];&quot;'&quot;;&quot; &quot;)))" office:value-type="string" office:string-value="837" calcext:value-type="string">
            <text:p>837</text:p>
          </table:table-cell>
          <table:table-cell table:formula="of:=IF(ISBLANK([$pays.E190])OR([$pays.E190]=&quot;N.A.&quot;);&quot;NULL&quot;;IF(ISNUMBER(FIND(&quot; %&quot;; [$pays.E190])) ;SUBSTITUTE([$pays.E190];&quot; %&quot;;&quot;&quot;) ; SUBSTITUTE([$pays.E190];&quot;'&quot;;&quot; &quot;)))" office:value-type="string" office:string-value="301" calcext:value-type="string">
            <text:p>301</text:p>
          </table:table-cell>
          <table:table-cell table:formula="of:=IF(ISBLANK([$pays.F190])OR([$pays.F190]=&quot;N.A.&quot;);&quot;NULL&quot;;IF(ISNUMBER(FIND(&quot; %&quot;; [$pays.F190])) ;SUBSTITUTE([$pays.F190];&quot; %&quot;;&quot;&quot;) ; SUBSTITUTE([$pays.F190];&quot;'&quot;;&quot; &quot;)))" office:value-type="string" office:string-value="610" calcext:value-type="string">
            <text:p>610</text:p>
          </table:table-cell>
          <table:table-cell table:formula="of:=IF(ISBLANK([$pays.G190])OR([$pays.G190]=&quot;N.A.&quot;);&quot;NULL&quot;;IF(ISNUMBER(FIND(&quot; %&quot;; [$pays.G190])) ;SUBSTITUTE([$pays.G190];&quot; %&quot;;&quot;&quot;) ; SUBSTITUTE([$pays.G190];&quot;'&quot;;&quot; &quot;)))" office:value-type="string" office:string-value="0.0" calcext:value-type="string">
            <text:p>0.0</text:p>
          </table:table-cell>
          <table:table-cell table:formula="of:=IF(ISBLANK([$pays.H190])OR([$pays.H190]=&quot;N.A.&quot;);&quot;NULL&quot;;IF(ISNUMBER(FIND(&quot; %&quot;; [$pays.H190])) ;SUBSTITUTE([$pays.H190];&quot; %&quot;;&quot;&quot;) ; SUBSTITUTE([$pays.H190];&quot;'&quot;;&quot; &quot;)))" office:value-type="string" office:string-value="1.4" calcext:value-type="string">
            <text:p>1.4</text:p>
          </table:table-cell>
          <table:table-cell table:formula="of:=IF(ISBLANK([$pays.I190])OR([$pays.I190]=&quot;N.A.&quot;);&quot;NULL&quot;;IF(ISNUMBER(FIND(&quot; %&quot;; [$pays.I190])) ;SUBSTITUTE([$pays.I190];&quot; %&quot;;&quot;&quot;) ; SUBSTITUTE([$pays.I190];&quot;'&quot;;&quot; &quot;)))" office:value-type="string" office:string-value="34" calcext:value-type="string">
            <text:p>34</text:p>
          </table:table-cell>
          <table:table-cell table:formula="of:=IF(ISBLANK([$pays.J190])OR([$pays.J190]=&quot;N.A.&quot;);&quot;NULL&quot;;IF(ISNUMBER(FIND(&quot; %&quot;; [$pays.J190])) ;SUBSTITUTE([$pays.J190];&quot; %&quot;;&quot;&quot;) ; SUBSTITUTE([$pays.J190];&quot;'&quot;;&quot; &quot;)))" office:value-type="string" office:string-value="19" calcext:value-type="string">
            <text:p>19</text:p>
          </table:table-cell>
          <table:table-cell table:formula="of:=IF(ISBLANK([$pays.K190])OR([$pays.K190]=&quot;N.A.&quot;);&quot;NULL&quot;;IF(ISNUMBER(FIND(&quot; %&quot;; [$pays.K190])) ;SUBSTITUTE([$pays.K190];&quot; %&quot;;&quot;&quot;) ; SUBSTITUTE([$pays.K190];&quot;'&quot;;&quot; &quot;)))" office:value-type="string" office:string-value="0.00" calcext:value-type="string">
            <text:p>0.00</text:p>
          </table:table-cell>
          <table:table-cell table:formula="of:=IF(ISBLANK([$pays.L190])OR([$pays.L190]=&quot;N.A.&quot;);&quot;NULL&quot;;IF(ISNUMBER(FIND(&quot; %&quot;; [$pays.L190])) ;SUBSTITUTE([$pays.L190];&quot; %&quot;;&quot;&quot;) ; SUBSTITUTE([$pays.L19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91])OR([$pays.A191]=&quot;N.A.&quot;);&quot;NULL&quot;;IF(ISNUMBER(FIND(&quot; %&quot;; [$pays.A191])) ;SUBSTITUTE([$pays.A191];&quot; %&quot;;&quot;&quot;) ; SUBSTITUTE([$pays.A191];&quot;'&quot;;&quot; &quot;)))" office:value-type="string" office:string-value="Channel Islands" calcext:value-type="string">
            <text:p>Channel Islands</text:p>
          </table:table-cell>
          <table:table-cell table:formula="of:=IF(ISBLANK([$pays.B191])OR([$pays.B191]=&quot;N.A.&quot;);&quot;NULL&quot;;IF(ISNUMBER(FIND(&quot; %&quot;; [$pays.B191])) ;SUBSTITUTE([$pays.B191];&quot; %&quot;;&quot;&quot;) ; SUBSTITUTE([$pays.B191];&quot;'&quot;;&quot; &quot;)))" office:value-type="string" office:string-value="173536" calcext:value-type="string">
            <text:p>173536</text:p>
          </table:table-cell>
          <table:table-cell table:formula="of:=IF(ISBLANK([$pays.C191])OR([$pays.C191]=&quot;N.A.&quot;);&quot;NULL&quot;;IF(ISNUMBER(FIND(&quot; %&quot;; [$pays.C191])) ;SUBSTITUTE([$pays.C191];&quot; %&quot;;&quot;&quot;) ; SUBSTITUTE([$pays.C191];&quot;'&quot;;&quot; &quot;)))" office:value-type="string" office:string-value="0.93" calcext:value-type="string">
            <text:p>0.93</text:p>
          </table:table-cell>
          <table:table-cell table:formula="of:=IF(ISBLANK([$pays.D191])OR([$pays.D191]=&quot;N.A.&quot;);&quot;NULL&quot;;IF(ISNUMBER(FIND(&quot; %&quot;; [$pays.D191])) ;SUBSTITUTE([$pays.D191];&quot; %&quot;;&quot;&quot;) ; SUBSTITUTE([$pays.D191];&quot;'&quot;;&quot; &quot;)))" office:value-type="string" office:string-value="1604" calcext:value-type="string">
            <text:p>1604</text:p>
          </table:table-cell>
          <table:table-cell table:formula="of:=IF(ISBLANK([$pays.E191])OR([$pays.E191]=&quot;N.A.&quot;);&quot;NULL&quot;;IF(ISNUMBER(FIND(&quot; %&quot;; [$pays.E191])) ;SUBSTITUTE([$pays.E191];&quot; %&quot;;&quot;&quot;) ; SUBSTITUTE([$pays.E191];&quot;'&quot;;&quot; &quot;)))" office:value-type="string" office:string-value="915" calcext:value-type="string">
            <text:p>915</text:p>
          </table:table-cell>
          <table:table-cell table:formula="of:=IF(ISBLANK([$pays.F191])OR([$pays.F191]=&quot;N.A.&quot;);&quot;NULL&quot;;IF(ISNUMBER(FIND(&quot; %&quot;; [$pays.F191])) ;SUBSTITUTE([$pays.F191];&quot; %&quot;;&quot;&quot;) ; SUBSTITUTE([$pays.F191];&quot;'&quot;;&quot; &quot;)))" office:value-type="string" office:string-value="190" calcext:value-type="string">
            <text:p>190</text:p>
          </table:table-cell>
          <table:table-cell table:formula="of:=IF(ISBLANK([$pays.G191])OR([$pays.G191]=&quot;N.A.&quot;);&quot;NULL&quot;;IF(ISNUMBER(FIND(&quot; %&quot;; [$pays.G191])) ;SUBSTITUTE([$pays.G191];&quot; %&quot;;&quot;&quot;) ; SUBSTITUTE([$pays.G191];&quot;'&quot;;&quot; &quot;)))" office:value-type="string" office:string-value="1351.0" calcext:value-type="string">
            <text:p>1351.0</text:p>
          </table:table-cell>
          <table:table-cell table:formula="of:=IF(ISBLANK([$pays.H191])OR([$pays.H191]=&quot;N.A.&quot;);&quot;NULL&quot;;IF(ISNUMBER(FIND(&quot; %&quot;; [$pays.H191])) ;SUBSTITUTE([$pays.H191];&quot; %&quot;;&quot;&quot;) ; SUBSTITUTE([$pays.H191];&quot;'&quot;;&quot; &quot;)))" office:value-type="string" office:string-value="1.5" calcext:value-type="string">
            <text:p>1.5</text:p>
          </table:table-cell>
          <table:table-cell table:formula="of:=IF(ISBLANK([$pays.I191])OR([$pays.I191]=&quot;N.A.&quot;);&quot;NULL&quot;;IF(ISNUMBER(FIND(&quot; %&quot;; [$pays.I191])) ;SUBSTITUTE([$pays.I191];&quot; %&quot;;&quot;&quot;) ; SUBSTITUTE([$pays.I191];&quot;'&quot;;&quot; &quot;)))" office:value-type="string" office:string-value="43" calcext:value-type="string">
            <text:p>43</text:p>
          </table:table-cell>
          <table:table-cell table:formula="of:=IF(ISBLANK([$pays.J191])OR([$pays.J191]=&quot;N.A.&quot;);&quot;NULL&quot;;IF(ISNUMBER(FIND(&quot; %&quot;; [$pays.J191])) ;SUBSTITUTE([$pays.J191];&quot; %&quot;;&quot;&quot;) ; SUBSTITUTE([$pays.J191];&quot;'&quot;;&quot; &quot;)))" office:value-type="string" office:string-value="30" calcext:value-type="string">
            <text:p>30</text:p>
          </table:table-cell>
          <table:table-cell table:formula="of:=IF(ISBLANK([$pays.K191])OR([$pays.K191]=&quot;N.A.&quot;);&quot;NULL&quot;;IF(ISNUMBER(FIND(&quot; %&quot;; [$pays.K191])) ;SUBSTITUTE([$pays.K191];&quot; %&quot;;&quot;&quot;) ; SUBSTITUTE([$pays.K191];&quot;'&quot;;&quot; &quot;)))" office:value-type="string" office:string-value="0.00" calcext:value-type="string">
            <text:p>0.00</text:p>
          </table:table-cell>
          <table:table-cell table:formula="of:=IF(ISBLANK([$pays.L191])OR([$pays.L191]=&quot;N.A.&quot;);&quot;NULL&quot;;IF(ISNUMBER(FIND(&quot; %&quot;; [$pays.L191])) ;SUBSTITUTE([$pays.L191];&quot; %&quot;;&quot;&quot;) ; SUBSTITUTE([$pays.L19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2])OR([$pays.A192]=&quot;N.A.&quot;);&quot;NULL&quot;;IF(ISNUMBER(FIND(&quot; %&quot;; [$pays.A192])) ;SUBSTITUTE([$pays.A192];&quot; %&quot;;&quot;&quot;) ; SUBSTITUTE([$pays.A192];&quot;'&quot;;&quot; &quot;)))" office:value-type="string" office:string-value="Guam" calcext:value-type="string">
            <text:p>Guam</text:p>
          </table:table-cell>
          <table:table-cell table:formula="of:=IF(ISBLANK([$pays.B192])OR([$pays.B192]=&quot;N.A.&quot;);&quot;NULL&quot;;IF(ISNUMBER(FIND(&quot; %&quot;; [$pays.B192])) ;SUBSTITUTE([$pays.B192];&quot; %&quot;;&quot;&quot;) ; SUBSTITUTE([$pays.B192];&quot;'&quot;;&quot; &quot;)))" office:value-type="string" office:string-value="168474" calcext:value-type="string">
            <text:p>168474</text:p>
          </table:table-cell>
          <table:table-cell table:formula="of:=IF(ISBLANK([$pays.C192])OR([$pays.C192]=&quot;N.A.&quot;);&quot;NULL&quot;;IF(ISNUMBER(FIND(&quot; %&quot;; [$pays.C192])) ;SUBSTITUTE([$pays.C192];&quot; %&quot;;&quot;&quot;) ; SUBSTITUTE([$pays.C192];&quot;'&quot;;&quot; &quot;)))" office:value-type="string" office:string-value="0.89" calcext:value-type="string">
            <text:p>0.89</text:p>
          </table:table-cell>
          <table:table-cell table:formula="of:=IF(ISBLANK([$pays.D192])OR([$pays.D192]=&quot;N.A.&quot;);&quot;NULL&quot;;IF(ISNUMBER(FIND(&quot; %&quot;; [$pays.D192])) ;SUBSTITUTE([$pays.D192];&quot; %&quot;;&quot;&quot;) ; SUBSTITUTE([$pays.D192];&quot;'&quot;;&quot; &quot;)))" office:value-type="string" office:string-value="1481" calcext:value-type="string">
            <text:p>1481</text:p>
          </table:table-cell>
          <table:table-cell table:formula="of:=IF(ISBLANK([$pays.E192])OR([$pays.E192]=&quot;N.A.&quot;);&quot;NULL&quot;;IF(ISNUMBER(FIND(&quot; %&quot;; [$pays.E192])) ;SUBSTITUTE([$pays.E192];&quot; %&quot;;&quot;&quot;) ; SUBSTITUTE([$pays.E192];&quot;'&quot;;&quot; &quot;)))" office:value-type="string" office:string-value="313" calcext:value-type="string">
            <text:p>313</text:p>
          </table:table-cell>
          <table:table-cell table:formula="of:=IF(ISBLANK([$pays.F192])OR([$pays.F192]=&quot;N.A.&quot;);&quot;NULL&quot;;IF(ISNUMBER(FIND(&quot; %&quot;; [$pays.F192])) ;SUBSTITUTE([$pays.F192];&quot; %&quot;;&quot;&quot;) ; SUBSTITUTE([$pays.F192];&quot;'&quot;;&quot; &quot;)))" office:value-type="string" office:string-value="540" calcext:value-type="string">
            <text:p>540</text:p>
          </table:table-cell>
          <table:table-cell table:formula="of:=IF(ISBLANK([$pays.G192])OR([$pays.G192]=&quot;N.A.&quot;);&quot;NULL&quot;;IF(ISNUMBER(FIND(&quot; %&quot;; [$pays.G192])) ;SUBSTITUTE([$pays.G192];&quot; %&quot;;&quot;&quot;) ; SUBSTITUTE([$pays.G192];&quot;'&quot;;&quot; &quot;)))" office:value-type="string" office:string-value="-506.0" calcext:value-type="string">
            <text:p>-506.0</text:p>
          </table:table-cell>
          <table:table-cell table:formula="of:=IF(ISBLANK([$pays.H192])OR([$pays.H192]=&quot;N.A.&quot;);&quot;NULL&quot;;IF(ISNUMBER(FIND(&quot; %&quot;; [$pays.H192])) ;SUBSTITUTE([$pays.H192];&quot; %&quot;;&quot;&quot;) ; SUBSTITUTE([$pays.H192];&quot;'&quot;;&quot; &quot;)))" office:value-type="string" office:string-value="2.3" calcext:value-type="string">
            <text:p>2.3</text:p>
          </table:table-cell>
          <table:table-cell table:formula="of:=IF(ISBLANK([$pays.I192])OR([$pays.I192]=&quot;N.A.&quot;);&quot;NULL&quot;;IF(ISNUMBER(FIND(&quot; %&quot;; [$pays.I192])) ;SUBSTITUTE([$pays.I192];&quot; %&quot;;&quot;&quot;) ; SUBSTITUTE([$pays.I192];&quot;'&quot;;&quot; &quot;)))" office:value-type="string" office:string-value="31" calcext:value-type="string">
            <text:p>31</text:p>
          </table:table-cell>
          <table:table-cell table:formula="of:=IF(ISBLANK([$pays.J192])OR([$pays.J192]=&quot;N.A.&quot;);&quot;NULL&quot;;IF(ISNUMBER(FIND(&quot; %&quot;; [$pays.J192])) ;SUBSTITUTE([$pays.J192];&quot; %&quot;;&quot;&quot;) ; SUBSTITUTE([$pays.J192];&quot;'&quot;;&quot; &quot;)))" office:value-type="string" office:string-value="95" calcext:value-type="string">
            <text:p>95</text:p>
          </table:table-cell>
          <table:table-cell table:formula="of:=IF(ISBLANK([$pays.K192])OR([$pays.K192]=&quot;N.A.&quot;);&quot;NULL&quot;;IF(ISNUMBER(FIND(&quot; %&quot;; [$pays.K192])) ;SUBSTITUTE([$pays.K192];&quot; %&quot;;&quot;&quot;) ; SUBSTITUTE([$pays.K192];&quot;'&quot;;&quot; &quot;)))" office:value-type="string" office:string-value="0.00" calcext:value-type="string">
            <text:p>0.00</text:p>
          </table:table-cell>
          <table:table-cell table:formula="of:=IF(ISBLANK([$pays.L192])OR([$pays.L192]=&quot;N.A.&quot;);&quot;NULL&quot;;IF(ISNUMBER(FIND(&quot; %&quot;; [$pays.L192])) ;SUBSTITUTE([$pays.L192];&quot; %&quot;;&quot;&quot;) ; SUBSTITUTE([$pays.L19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3])OR([$pays.A193]=&quot;N.A.&quot;);&quot;NULL&quot;;IF(ISNUMBER(FIND(&quot; %&quot;; [$pays.A193])) ;SUBSTITUTE([$pays.A193];&quot; %&quot;;&quot;&quot;) ; SUBSTITUTE([$pays.A193];&quot;'&quot;;&quot; &quot;)))" office:value-type="string" office:string-value="Curaçao" calcext:value-type="string">
            <text:p>Curaçao</text:p>
          </table:table-cell>
          <table:table-cell table:formula="of:=IF(ISBLANK([$pays.B193])OR([$pays.B193]=&quot;N.A.&quot;);&quot;NULL&quot;;IF(ISNUMBER(FIND(&quot; %&quot;; [$pays.B193])) ;SUBSTITUTE([$pays.B193];&quot; %&quot;;&quot;&quot;) ; SUBSTITUTE([$pays.B193];&quot;'&quot;;&quot; &quot;)))" office:value-type="string" office:string-value="163958" calcext:value-type="string">
            <text:p>163958</text:p>
          </table:table-cell>
          <table:table-cell table:formula="of:=IF(ISBLANK([$pays.C193])OR([$pays.C193]=&quot;N.A.&quot;);&quot;NULL&quot;;IF(ISNUMBER(FIND(&quot; %&quot;; [$pays.C193])) ;SUBSTITUTE([$pays.C193];&quot; %&quot;;&quot;&quot;) ; SUBSTITUTE([$pays.C193];&quot;'&quot;;&quot; &quot;)))" office:value-type="string" office:string-value="0.41" calcext:value-type="string">
            <text:p>0.41</text:p>
          </table:table-cell>
          <table:table-cell table:formula="of:=IF(ISBLANK([$pays.D193])OR([$pays.D193]=&quot;N.A.&quot;);&quot;NULL&quot;;IF(ISNUMBER(FIND(&quot; %&quot;; [$pays.D193])) ;SUBSTITUTE([$pays.D193];&quot; %&quot;;&quot;&quot;) ; SUBSTITUTE([$pays.D193];&quot;'&quot;;&quot; &quot;)))" office:value-type="string" office:string-value="669" calcext:value-type="string">
            <text:p>669</text:p>
          </table:table-cell>
          <table:table-cell table:formula="of:=IF(ISBLANK([$pays.E193])OR([$pays.E193]=&quot;N.A.&quot;);&quot;NULL&quot;;IF(ISNUMBER(FIND(&quot; %&quot;; [$pays.E193])) ;SUBSTITUTE([$pays.E193];&quot; %&quot;;&quot;&quot;) ; SUBSTITUTE([$pays.E193];&quot;'&quot;;&quot; &quot;)))" office:value-type="string" office:string-value="370" calcext:value-type="string">
            <text:p>370</text:p>
          </table:table-cell>
          <table:table-cell table:formula="of:=IF(ISBLANK([$pays.F193])OR([$pays.F193]=&quot;N.A.&quot;);&quot;NULL&quot;;IF(ISNUMBER(FIND(&quot; %&quot;; [$pays.F193])) ;SUBSTITUTE([$pays.F193];&quot; %&quot;;&quot;&quot;) ; SUBSTITUTE([$pays.F193];&quot;'&quot;;&quot; &quot;)))" office:value-type="string" office:string-value="444" calcext:value-type="string">
            <text:p>444</text:p>
          </table:table-cell>
          <table:table-cell table:formula="of:=IF(ISBLANK([$pays.G193])OR([$pays.G193]=&quot;N.A.&quot;);&quot;NULL&quot;;IF(ISNUMBER(FIND(&quot; %&quot;; [$pays.G193])) ;SUBSTITUTE([$pays.G193];&quot; %&quot;;&quot;&quot;) ; SUBSTITUTE([$pays.G193];&quot;'&quot;;&quot; &quot;)))" office:value-type="string" office:string-value="515.0" calcext:value-type="string">
            <text:p>515.0</text:p>
          </table:table-cell>
          <table:table-cell table:formula="of:=IF(ISBLANK([$pays.H193])OR([$pays.H193]=&quot;N.A.&quot;);&quot;NULL&quot;;IF(ISNUMBER(FIND(&quot; %&quot;; [$pays.H193])) ;SUBSTITUTE([$pays.H193];&quot; %&quot;;&quot;&quot;) ; SUBSTITUTE([$pays.H193];&quot;'&quot;;&quot; &quot;)))" office:value-type="string" office:string-value="1.8" calcext:value-type="string">
            <text:p>1.8</text:p>
          </table:table-cell>
          <table:table-cell table:formula="of:=IF(ISBLANK([$pays.I193])OR([$pays.I193]=&quot;N.A.&quot;);&quot;NULL&quot;;IF(ISNUMBER(FIND(&quot; %&quot;; [$pays.I193])) ;SUBSTITUTE([$pays.I193];&quot; %&quot;;&quot;&quot;) ; SUBSTITUTE([$pays.I193];&quot;'&quot;;&quot; &quot;)))" office:value-type="string" office:string-value="42" calcext:value-type="string">
            <text:p>42</text:p>
          </table:table-cell>
          <table:table-cell table:formula="of:=IF(ISBLANK([$pays.J193])OR([$pays.J193]=&quot;N.A.&quot;);&quot;NULL&quot;;IF(ISNUMBER(FIND(&quot; %&quot;; [$pays.J193])) ;SUBSTITUTE([$pays.J193];&quot; %&quot;;&quot;&quot;) ; SUBSTITUTE([$pays.J193];&quot;'&quot;;&quot; &quot;)))" office:value-type="string" office:string-value="89" calcext:value-type="string">
            <text:p>89</text:p>
          </table:table-cell>
          <table:table-cell table:formula="of:=IF(ISBLANK([$pays.K193])OR([$pays.K193]=&quot;N.A.&quot;);&quot;NULL&quot;;IF(ISNUMBER(FIND(&quot; %&quot;; [$pays.K193])) ;SUBSTITUTE([$pays.K193];&quot; %&quot;;&quot;&quot;) ; SUBSTITUTE([$pays.K193];&quot;'&quot;;&quot; &quot;)))" office:value-type="string" office:string-value="0.00" calcext:value-type="string">
            <text:p>0.00</text:p>
          </table:table-cell>
          <table:table-cell table:formula="of:=IF(ISBLANK([$pays.L193])OR([$pays.L193]=&quot;N.A.&quot;);&quot;NULL&quot;;IF(ISNUMBER(FIND(&quot; %&quot;; [$pays.L193])) ;SUBSTITUTE([$pays.L193];&quot; %&quot;;&quot;&quot;) ; SUBSTITUTE([$pays.L19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4])OR([$pays.A194]=&quot;N.A.&quot;);&quot;NULL&quot;;IF(ISNUMBER(FIND(&quot; %&quot;; [$pays.A194])) ;SUBSTITUTE([$pays.A194];&quot; %&quot;;&quot;&quot;) ; SUBSTITUTE([$pays.A194];&quot;'&quot;;&quot; &quot;)))" office:value-type="string" office:string-value="Kiribati" calcext:value-type="string">
            <text:p>Kiribati</text:p>
          </table:table-cell>
          <table:table-cell table:formula="of:=IF(ISBLANK([$pays.B194])OR([$pays.B194]=&quot;N.A.&quot;);&quot;NULL&quot;;IF(ISNUMBER(FIND(&quot; %&quot;; [$pays.B194])) ;SUBSTITUTE([$pays.B194];&quot; %&quot;;&quot;&quot;) ; SUBSTITUTE([$pays.B194];&quot;'&quot;;&quot; &quot;)))" office:value-type="string" office:string-value="119069" calcext:value-type="string">
            <text:p>119069</text:p>
          </table:table-cell>
          <table:table-cell table:formula="of:=IF(ISBLANK([$pays.C194])OR([$pays.C194]=&quot;N.A.&quot;);&quot;NULL&quot;;IF(ISNUMBER(FIND(&quot; %&quot;; [$pays.C194])) ;SUBSTITUTE([$pays.C194];&quot; %&quot;;&quot;&quot;) ; SUBSTITUTE([$pays.C194];&quot;'&quot;;&quot; &quot;)))" office:value-type="string" office:string-value="1.57" calcext:value-type="string">
            <text:p>1.57</text:p>
          </table:table-cell>
          <table:table-cell table:formula="of:=IF(ISBLANK([$pays.D194])OR([$pays.D194]=&quot;N.A.&quot;);&quot;NULL&quot;;IF(ISNUMBER(FIND(&quot; %&quot;; [$pays.D194])) ;SUBSTITUTE([$pays.D194];&quot; %&quot;;&quot;&quot;) ; SUBSTITUTE([$pays.D194];&quot;'&quot;;&quot; &quot;)))" office:value-type="string" office:string-value="1843" calcext:value-type="string">
            <text:p>1843</text:p>
          </table:table-cell>
          <table:table-cell table:formula="of:=IF(ISBLANK([$pays.E194])OR([$pays.E194]=&quot;N.A.&quot;);&quot;NULL&quot;;IF(ISNUMBER(FIND(&quot; %&quot;; [$pays.E194])) ;SUBSTITUTE([$pays.E194];&quot; %&quot;;&quot;&quot;) ; SUBSTITUTE([$pays.E194];&quot;'&quot;;&quot; &quot;)))" office:value-type="string" office:string-value="147" calcext:value-type="string">
            <text:p>147</text:p>
          </table:table-cell>
          <table:table-cell table:formula="of:=IF(ISBLANK([$pays.F194])OR([$pays.F194]=&quot;N.A.&quot;);&quot;NULL&quot;;IF(ISNUMBER(FIND(&quot; %&quot;; [$pays.F194])) ;SUBSTITUTE([$pays.F194];&quot; %&quot;;&quot;&quot;) ; SUBSTITUTE([$pays.F194];&quot;'&quot;;&quot; &quot;)))" office:value-type="string" office:string-value="810" calcext:value-type="string">
            <text:p>810</text:p>
          </table:table-cell>
          <table:table-cell table:formula="of:=IF(ISBLANK([$pays.G194])OR([$pays.G194]=&quot;N.A.&quot;);&quot;NULL&quot;;IF(ISNUMBER(FIND(&quot; %&quot;; [$pays.G194])) ;SUBSTITUTE([$pays.G194];&quot; %&quot;;&quot;&quot;) ; SUBSTITUTE([$pays.G194];&quot;'&quot;;&quot; &quot;)))" office:value-type="string" office:string-value="-800.0" calcext:value-type="string">
            <text:p>-800.0</text:p>
          </table:table-cell>
          <table:table-cell table:formula="of:=IF(ISBLANK([$pays.H194])OR([$pays.H194]=&quot;N.A.&quot;);&quot;NULL&quot;;IF(ISNUMBER(FIND(&quot; %&quot;; [$pays.H194])) ;SUBSTITUTE([$pays.H194];&quot; %&quot;;&quot;&quot;) ; SUBSTITUTE([$pays.H194];&quot;'&quot;;&quot; &quot;)))" office:value-type="string" office:string-value="3.6" calcext:value-type="string">
            <text:p>3.6</text:p>
          </table:table-cell>
          <table:table-cell table:formula="of:=IF(ISBLANK([$pays.I194])OR([$pays.I194]=&quot;N.A.&quot;);&quot;NULL&quot;;IF(ISNUMBER(FIND(&quot; %&quot;; [$pays.I194])) ;SUBSTITUTE([$pays.I194];&quot; %&quot;;&quot;&quot;) ; SUBSTITUTE([$pays.I194];&quot;'&quot;;&quot; &quot;)))" office:value-type="string" office:string-value="23" calcext:value-type="string">
            <text:p>23</text:p>
          </table:table-cell>
          <table:table-cell table:formula="of:=IF(ISBLANK([$pays.J194])OR([$pays.J194]=&quot;N.A.&quot;);&quot;NULL&quot;;IF(ISNUMBER(FIND(&quot; %&quot;; [$pays.J194])) ;SUBSTITUTE([$pays.J194];&quot; %&quot;;&quot;&quot;) ; SUBSTITUTE([$pays.J194];&quot;'&quot;;&quot; &quot;)))" office:value-type="string" office:string-value="57" calcext:value-type="string">
            <text:p>57</text:p>
          </table:table-cell>
          <table:table-cell table:formula="of:=IF(ISBLANK([$pays.K194])OR([$pays.K194]=&quot;N.A.&quot;);&quot;NULL&quot;;IF(ISNUMBER(FIND(&quot; %&quot;; [$pays.K194])) ;SUBSTITUTE([$pays.K194];&quot; %&quot;;&quot;&quot;) ; SUBSTITUTE([$pays.K194];&quot;'&quot;;&quot; &quot;)))" office:value-type="string" office:string-value="0.00" calcext:value-type="string">
            <text:p>0.00</text:p>
          </table:table-cell>
          <table:table-cell table:formula="of:=IF(ISBLANK([$pays.L194])OR([$pays.L194]=&quot;N.A.&quot;);&quot;NULL&quot;;IF(ISNUMBER(FIND(&quot; %&quot;; [$pays.L194])) ;SUBSTITUTE([$pays.L194];&quot; %&quot;;&quot;&quot;) ; SUBSTITUTE([$pays.L19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5])OR([$pays.A195]=&quot;N.A.&quot;);&quot;NULL&quot;;IF(ISNUMBER(FIND(&quot; %&quot;; [$pays.A195])) ;SUBSTITUTE([$pays.A195];&quot; %&quot;;&quot;&quot;) ; SUBSTITUTE([$pays.A195];&quot;'&quot;;&quot; &quot;)))" office:value-type="string" office:string-value="Micronesia" calcext:value-type="string">
            <text:p>Micronesia</text:p>
          </table:table-cell>
          <table:table-cell table:formula="of:=IF(ISBLANK([$pays.B195])OR([$pays.B195]=&quot;N.A.&quot;);&quot;NULL&quot;;IF(ISNUMBER(FIND(&quot; %&quot;; [$pays.B195])) ;SUBSTITUTE([$pays.B195];&quot; %&quot;;&quot;&quot;) ; SUBSTITUTE([$pays.B195];&quot;'&quot;;&quot; &quot;)))" office:value-type="string" office:string-value="114776" calcext:value-type="string">
            <text:p>114776</text:p>
          </table:table-cell>
          <table:table-cell table:formula="of:=IF(ISBLANK([$pays.C195])OR([$pays.C195]=&quot;N.A.&quot;);&quot;NULL&quot;;IF(ISNUMBER(FIND(&quot; %&quot;; [$pays.C195])) ;SUBSTITUTE([$pays.C195];&quot; %&quot;;&quot;&quot;) ; SUBSTITUTE([$pays.C195];&quot;'&quot;;&quot; &quot;)))" office:value-type="string" office:string-value="1.06" calcext:value-type="string">
            <text:p>1.06</text:p>
          </table:table-cell>
          <table:table-cell table:formula="of:=IF(ISBLANK([$pays.D195])OR([$pays.D195]=&quot;N.A.&quot;);&quot;NULL&quot;;IF(ISNUMBER(FIND(&quot; %&quot;; [$pays.D195])) ;SUBSTITUTE([$pays.D195];&quot; %&quot;;&quot;&quot;) ; SUBSTITUTE([$pays.D195];&quot;'&quot;;&quot; &quot;)))" office:value-type="string" office:string-value="1208" calcext:value-type="string">
            <text:p>1208</text:p>
          </table:table-cell>
          <table:table-cell table:formula="of:=IF(ISBLANK([$pays.E195])OR([$pays.E195]=&quot;N.A.&quot;);&quot;NULL&quot;;IF(ISNUMBER(FIND(&quot; %&quot;; [$pays.E195])) ;SUBSTITUTE([$pays.E195];&quot; %&quot;;&quot;&quot;) ; SUBSTITUTE([$pays.E195];&quot;'&quot;;&quot; &quot;)))" office:value-type="string" office:string-value="164" calcext:value-type="string">
            <text:p>164</text:p>
          </table:table-cell>
          <table:table-cell table:formula="of:=IF(ISBLANK([$pays.F195])OR([$pays.F195]=&quot;N.A.&quot;);&quot;NULL&quot;;IF(ISNUMBER(FIND(&quot; %&quot;; [$pays.F195])) ;SUBSTITUTE([$pays.F195];&quot; %&quot;;&quot;&quot;) ; SUBSTITUTE([$pays.F195];&quot;'&quot;;&quot; &quot;)))" office:value-type="string" office:string-value="700" calcext:value-type="string">
            <text:p>700</text:p>
          </table:table-cell>
          <table:table-cell table:formula="of:=IF(ISBLANK([$pays.G195])OR([$pays.G195]=&quot;N.A.&quot;);&quot;NULL&quot;;IF(ISNUMBER(FIND(&quot; %&quot;; [$pays.G195])) ;SUBSTITUTE([$pays.G195];&quot; %&quot;;&quot;&quot;) ; SUBSTITUTE([$pays.G195];&quot;'&quot;;&quot; &quot;)))" office:value-type="string" office:string-value="-600.0" calcext:value-type="string">
            <text:p>-600.0</text:p>
          </table:table-cell>
          <table:table-cell table:formula="of:=IF(ISBLANK([$pays.H195])OR([$pays.H195]=&quot;N.A.&quot;);&quot;NULL&quot;;IF(ISNUMBER(FIND(&quot; %&quot;; [$pays.H195])) ;SUBSTITUTE([$pays.H195];&quot; %&quot;;&quot;&quot;) ; SUBSTITUTE([$pays.H195];&quot;'&quot;;&quot; &quot;)))" office:value-type="string" office:string-value="3.1" calcext:value-type="string">
            <text:p>3.1</text:p>
          </table:table-cell>
          <table:table-cell table:formula="of:=IF(ISBLANK([$pays.I195])OR([$pays.I195]=&quot;N.A.&quot;);&quot;NULL&quot;;IF(ISNUMBER(FIND(&quot; %&quot;; [$pays.I195])) ;SUBSTITUTE([$pays.I195];&quot; %&quot;;&quot;&quot;) ; SUBSTITUTE([$pays.I195];&quot;'&quot;;&quot; &quot;)))" office:value-type="string" office:string-value="24" calcext:value-type="string">
            <text:p>24</text:p>
          </table:table-cell>
          <table:table-cell table:formula="of:=IF(ISBLANK([$pays.J195])OR([$pays.J195]=&quot;N.A.&quot;);&quot;NULL&quot;;IF(ISNUMBER(FIND(&quot; %&quot;; [$pays.J195])) ;SUBSTITUTE([$pays.J195];&quot; %&quot;;&quot;&quot;) ; SUBSTITUTE([$pays.J195];&quot;'&quot;;&quot; &quot;)))" office:value-type="string" office:string-value="21" calcext:value-type="string">
            <text:p>21</text:p>
          </table:table-cell>
          <table:table-cell table:formula="of:=IF(ISBLANK([$pays.K195])OR([$pays.K195]=&quot;N.A.&quot;);&quot;NULL&quot;;IF(ISNUMBER(FIND(&quot; %&quot;; [$pays.K195])) ;SUBSTITUTE([$pays.K195];&quot; %&quot;;&quot;&quot;) ; SUBSTITUTE([$pays.K195];&quot;'&quot;;&quot; &quot;)))" office:value-type="string" office:string-value="0.00" calcext:value-type="string">
            <text:p>0.00</text:p>
          </table:table-cell>
          <table:table-cell table:formula="of:=IF(ISBLANK([$pays.L195])OR([$pays.L195]=&quot;N.A.&quot;);&quot;NULL&quot;;IF(ISNUMBER(FIND(&quot; %&quot;; [$pays.L195])) ;SUBSTITUTE([$pays.L195];&quot; %&quot;;&quot;&quot;) ; SUBSTITUTE([$pays.L19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6])OR([$pays.A196]=&quot;N.A.&quot;);&quot;NULL&quot;;IF(ISNUMBER(FIND(&quot; %&quot;; [$pays.A196])) ;SUBSTITUTE([$pays.A196];&quot; %&quot;;&quot;&quot;) ; SUBSTITUTE([$pays.A196];&quot;'&quot;;&quot; &quot;)))" office:value-type="string" office:string-value="Grenada" calcext:value-type="string">
            <text:p>Grenada</text:p>
          </table:table-cell>
          <table:table-cell table:formula="of:=IF(ISBLANK([$pays.B196])OR([$pays.B196]=&quot;N.A.&quot;);&quot;NULL&quot;;IF(ISNUMBER(FIND(&quot; %&quot;; [$pays.B196])) ;SUBSTITUTE([$pays.B196];&quot; %&quot;;&quot;&quot;) ; SUBSTITUTE([$pays.B196];&quot;'&quot;;&quot; &quot;)))" office:value-type="string" office:string-value="112418" calcext:value-type="string">
            <text:p>112418</text:p>
          </table:table-cell>
          <table:table-cell table:formula="of:=IF(ISBLANK([$pays.C196])OR([$pays.C196]=&quot;N.A.&quot;);&quot;NULL&quot;;IF(ISNUMBER(FIND(&quot; %&quot;; [$pays.C196])) ;SUBSTITUTE([$pays.C196];&quot; %&quot;;&quot;&quot;) ; SUBSTITUTE([$pays.C196];&quot;'&quot;;&quot; &quot;)))" office:value-type="string" office:string-value="0.46" calcext:value-type="string">
            <text:p>0.46</text:p>
          </table:table-cell>
          <table:table-cell table:formula="of:=IF(ISBLANK([$pays.D196])OR([$pays.D196]=&quot;N.A.&quot;);&quot;NULL&quot;;IF(ISNUMBER(FIND(&quot; %&quot;; [$pays.D196])) ;SUBSTITUTE([$pays.D196];&quot; %&quot;;&quot;&quot;) ; SUBSTITUTE([$pays.D196];&quot;'&quot;;&quot; &quot;)))" office:value-type="string" office:string-value="520" calcext:value-type="string">
            <text:p>520</text:p>
          </table:table-cell>
          <table:table-cell table:formula="of:=IF(ISBLANK([$pays.E196])OR([$pays.E196]=&quot;N.A.&quot;);&quot;NULL&quot;;IF(ISNUMBER(FIND(&quot; %&quot;; [$pays.E196])) ;SUBSTITUTE([$pays.E196];&quot; %&quot;;&quot;&quot;) ; SUBSTITUTE([$pays.E196];&quot;'&quot;;&quot; &quot;)))" office:value-type="string" office:string-value="331" calcext:value-type="string">
            <text:p>331</text:p>
          </table:table-cell>
          <table:table-cell table:formula="of:=IF(ISBLANK([$pays.F196])OR([$pays.F196]=&quot;N.A.&quot;);&quot;NULL&quot;;IF(ISNUMBER(FIND(&quot; %&quot;; [$pays.F196])) ;SUBSTITUTE([$pays.F196];&quot; %&quot;;&quot;&quot;) ; SUBSTITUTE([$pays.F196];&quot;'&quot;;&quot; &quot;)))" office:value-type="string" office:string-value="340" calcext:value-type="string">
            <text:p>340</text:p>
          </table:table-cell>
          <table:table-cell table:formula="of:=IF(ISBLANK([$pays.G196])OR([$pays.G196]=&quot;N.A.&quot;);&quot;NULL&quot;;IF(ISNUMBER(FIND(&quot; %&quot;; [$pays.G196])) ;SUBSTITUTE([$pays.G196];&quot; %&quot;;&quot;&quot;) ; SUBSTITUTE([$pays.G196];&quot;'&quot;;&quot; &quot;)))" office:value-type="string" office:string-value="-200.0" calcext:value-type="string">
            <text:p>-200.0</text:p>
          </table:table-cell>
          <table:table-cell table:formula="of:=IF(ISBLANK([$pays.H196])OR([$pays.H196]=&quot;N.A.&quot;);&quot;NULL&quot;;IF(ISNUMBER(FIND(&quot; %&quot;; [$pays.H196])) ;SUBSTITUTE([$pays.H196];&quot; %&quot;;&quot;&quot;) ; SUBSTITUTE([$pays.H196];&quot;'&quot;;&quot; &quot;)))" office:value-type="string" office:string-value="2.1" calcext:value-type="string">
            <text:p>2.1</text:p>
          </table:table-cell>
          <table:table-cell table:formula="of:=IF(ISBLANK([$pays.I196])OR([$pays.I196]=&quot;N.A.&quot;);&quot;NULL&quot;;IF(ISNUMBER(FIND(&quot; %&quot;; [$pays.I196])) ;SUBSTITUTE([$pays.I196];&quot; %&quot;;&quot;&quot;) ; SUBSTITUTE([$pays.I196];&quot;'&quot;;&quot; &quot;)))" office:value-type="string" office:string-value="32" calcext:value-type="string">
            <text:p>32</text:p>
          </table:table-cell>
          <table:table-cell table:formula="of:=IF(ISBLANK([$pays.J196])OR([$pays.J196]=&quot;N.A.&quot;);&quot;NULL&quot;;IF(ISNUMBER(FIND(&quot; %&quot;; [$pays.J196])) ;SUBSTITUTE([$pays.J196];&quot; %&quot;;&quot;&quot;) ; SUBSTITUTE([$pays.J196];&quot;'&quot;;&quot; &quot;)))" office:value-type="string" office:string-value="35" calcext:value-type="string">
            <text:p>35</text:p>
          </table:table-cell>
          <table:table-cell table:formula="of:=IF(ISBLANK([$pays.K196])OR([$pays.K196]=&quot;N.A.&quot;);&quot;NULL&quot;;IF(ISNUMBER(FIND(&quot; %&quot;; [$pays.K196])) ;SUBSTITUTE([$pays.K196];&quot; %&quot;;&quot;&quot;) ; SUBSTITUTE([$pays.K196];&quot;'&quot;;&quot; &quot;)))" office:value-type="string" office:string-value="0.00" calcext:value-type="string">
            <text:p>0.00</text:p>
          </table:table-cell>
          <table:table-cell table:formula="of:=IF(ISBLANK([$pays.L196])OR([$pays.L196]=&quot;N.A.&quot;);&quot;NULL&quot;;IF(ISNUMBER(FIND(&quot; %&quot;; [$pays.L196])) ;SUBSTITUTE([$pays.L196];&quot; %&quot;;&quot;&quot;) ; SUBSTITUTE([$pays.L196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97])OR([$pays.A197]=&quot;N.A.&quot;);&quot;NULL&quot;;IF(ISNUMBER(FIND(&quot; %&quot;; [$pays.A197])) ;SUBSTITUTE([$pays.A197];&quot; %&quot;;&quot;&quot;) ; SUBSTITUTE([$pays.A197];&quot;'&quot;;&quot; &quot;)))" office:value-type="string" office:string-value="St. Vincent &amp; Grenadines" calcext:value-type="string">
            <text:p>St. Vincent &amp; Grenadines</text:p>
          </table:table-cell>
          <table:table-cell table:formula="of:=IF(ISBLANK([$pays.B197])OR([$pays.B197]=&quot;N.A.&quot;);&quot;NULL&quot;;IF(ISNUMBER(FIND(&quot; %&quot;; [$pays.B197])) ;SUBSTITUTE([$pays.B197];&quot; %&quot;;&quot;&quot;) ; SUBSTITUTE([$pays.B197];&quot;'&quot;;&quot; &quot;)))" office:value-type="string" office:string-value="110869" calcext:value-type="string">
            <text:p>110869</text:p>
          </table:table-cell>
          <table:table-cell table:formula="of:=IF(ISBLANK([$pays.C197])OR([$pays.C197]=&quot;N.A.&quot;);&quot;NULL&quot;;IF(ISNUMBER(FIND(&quot; %&quot;; [$pays.C197])) ;SUBSTITUTE([$pays.C197];&quot; %&quot;;&quot;&quot;) ; SUBSTITUTE([$pays.C197];&quot;'&quot;;&quot; &quot;)))" office:value-type="string" office:string-value="0.32" calcext:value-type="string">
            <text:p>0.32</text:p>
          </table:table-cell>
          <table:table-cell table:formula="of:=IF(ISBLANK([$pays.D197])OR([$pays.D197]=&quot;N.A.&quot;);&quot;NULL&quot;;IF(ISNUMBER(FIND(&quot; %&quot;; [$pays.D197])) ;SUBSTITUTE([$pays.D197];&quot; %&quot;;&quot;&quot;) ; SUBSTITUTE([$pays.D197];&quot;'&quot;;&quot; &quot;)))" office:value-type="string" office:string-value="351" calcext:value-type="string">
            <text:p>351</text:p>
          </table:table-cell>
          <table:table-cell table:formula="of:=IF(ISBLANK([$pays.E197])OR([$pays.E197]=&quot;N.A.&quot;);&quot;NULL&quot;;IF(ISNUMBER(FIND(&quot; %&quot;; [$pays.E197])) ;SUBSTITUTE([$pays.E197];&quot; %&quot;;&quot;&quot;) ; SUBSTITUTE([$pays.E197];&quot;'&quot;;&quot; &quot;)))" office:value-type="string" office:string-value="284" calcext:value-type="string">
            <text:p>284</text:p>
          </table:table-cell>
          <table:table-cell table:formula="of:=IF(ISBLANK([$pays.F197])OR([$pays.F197]=&quot;N.A.&quot;);&quot;NULL&quot;;IF(ISNUMBER(FIND(&quot; %&quot;; [$pays.F197])) ;SUBSTITUTE([$pays.F197];&quot; %&quot;;&quot;&quot;) ; SUBSTITUTE([$pays.F197];&quot;'&quot;;&quot; &quot;)))" office:value-type="string" office:string-value="390" calcext:value-type="string">
            <text:p>390</text:p>
          </table:table-cell>
          <table:table-cell table:formula="of:=IF(ISBLANK([$pays.G197])OR([$pays.G197]=&quot;N.A.&quot;);&quot;NULL&quot;;IF(ISNUMBER(FIND(&quot; %&quot;; [$pays.G197])) ;SUBSTITUTE([$pays.G197];&quot; %&quot;;&quot;&quot;) ; SUBSTITUTE([$pays.G197];&quot;'&quot;;&quot; &quot;)))" office:value-type="string" office:string-value="-200.0" calcext:value-type="string">
            <text:p>-200.0</text:p>
          </table:table-cell>
          <table:table-cell table:formula="of:=IF(ISBLANK([$pays.H197])OR([$pays.H197]=&quot;N.A.&quot;);&quot;NULL&quot;;IF(ISNUMBER(FIND(&quot; %&quot;; [$pays.H197])) ;SUBSTITUTE([$pays.H197];&quot; %&quot;;&quot;&quot;) ; SUBSTITUTE([$pays.H197];&quot;'&quot;;&quot; &quot;)))" office:value-type="string" office:string-value="1.9" calcext:value-type="string">
            <text:p>1.9</text:p>
          </table:table-cell>
          <table:table-cell table:formula="of:=IF(ISBLANK([$pays.I197])OR([$pays.I197]=&quot;N.A.&quot;);&quot;NULL&quot;;IF(ISNUMBER(FIND(&quot; %&quot;; [$pays.I197])) ;SUBSTITUTE([$pays.I197];&quot; %&quot;;&quot;&quot;) ; SUBSTITUTE([$pays.I197];&quot;'&quot;;&quot; &quot;)))" office:value-type="string" office:string-value="33" calcext:value-type="string">
            <text:p>33</text:p>
          </table:table-cell>
          <table:table-cell table:formula="of:=IF(ISBLANK([$pays.J197])OR([$pays.J197]=&quot;N.A.&quot;);&quot;NULL&quot;;IF(ISNUMBER(FIND(&quot; %&quot;; [$pays.J197])) ;SUBSTITUTE([$pays.J197];&quot; %&quot;;&quot;&quot;) ; SUBSTITUTE([$pays.J197];&quot;'&quot;;&quot; &quot;)))" office:value-type="string" office:string-value="53" calcext:value-type="string">
            <text:p>53</text:p>
          </table:table-cell>
          <table:table-cell table:formula="of:=IF(ISBLANK([$pays.K197])OR([$pays.K197]=&quot;N.A.&quot;);&quot;NULL&quot;;IF(ISNUMBER(FIND(&quot; %&quot;; [$pays.K197])) ;SUBSTITUTE([$pays.K197];&quot; %&quot;;&quot;&quot;) ; SUBSTITUTE([$pays.K197];&quot;'&quot;;&quot; &quot;)))" office:value-type="string" office:string-value="0.00" calcext:value-type="string">
            <text:p>0.00</text:p>
          </table:table-cell>
          <table:table-cell table:formula="of:=IF(ISBLANK([$pays.L197])OR([$pays.L197]=&quot;N.A.&quot;);&quot;NULL&quot;;IF(ISNUMBER(FIND(&quot; %&quot;; [$pays.L197])) ;SUBSTITUTE([$pays.L197];&quot; %&quot;;&quot;&quot;) ; SUBSTITUTE([$pays.L19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8])OR([$pays.A198]=&quot;N.A.&quot;);&quot;NULL&quot;;IF(ISNUMBER(FIND(&quot; %&quot;; [$pays.A198])) ;SUBSTITUTE([$pays.A198];&quot; %&quot;;&quot;&quot;) ; SUBSTITUTE([$pays.A198];&quot;'&quot;;&quot; &quot;)))" office:value-type="string" office:string-value="Aruba" calcext:value-type="string">
            <text:p>Aruba</text:p>
          </table:table-cell>
          <table:table-cell table:formula="of:=IF(ISBLANK([$pays.B198])OR([$pays.B198]=&quot;N.A.&quot;);&quot;NULL&quot;;IF(ISNUMBER(FIND(&quot; %&quot;; [$pays.B198])) ;SUBSTITUTE([$pays.B198];&quot; %&quot;;&quot;&quot;) ; SUBSTITUTE([$pays.B198];&quot;'&quot;;&quot; &quot;)))" office:value-type="string" office:string-value="106675" calcext:value-type="string">
            <text:p>106675</text:p>
          </table:table-cell>
          <table:table-cell table:formula="of:=IF(ISBLANK([$pays.C198])OR([$pays.C198]=&quot;N.A.&quot;);&quot;NULL&quot;;IF(ISNUMBER(FIND(&quot; %&quot;; [$pays.C198])) ;SUBSTITUTE([$pays.C198];&quot; %&quot;;&quot;&quot;) ; SUBSTITUTE([$pays.C198];&quot;'&quot;;&quot; &quot;)))" office:value-type="string" office:string-value="0.43" calcext:value-type="string">
            <text:p>0.43</text:p>
          </table:table-cell>
          <table:table-cell table:formula="of:=IF(ISBLANK([$pays.D198])OR([$pays.D198]=&quot;N.A.&quot;);&quot;NULL&quot;;IF(ISNUMBER(FIND(&quot; %&quot;; [$pays.D198])) ;SUBSTITUTE([$pays.D198];&quot; %&quot;;&quot;&quot;) ; SUBSTITUTE([$pays.D198];&quot;'&quot;;&quot; &quot;)))" office:value-type="string" office:string-value="452" calcext:value-type="string">
            <text:p>452</text:p>
          </table:table-cell>
          <table:table-cell table:formula="of:=IF(ISBLANK([$pays.E198])OR([$pays.E198]=&quot;N.A.&quot;);&quot;NULL&quot;;IF(ISNUMBER(FIND(&quot; %&quot;; [$pays.E198])) ;SUBSTITUTE([$pays.E198];&quot; %&quot;;&quot;&quot;) ; SUBSTITUTE([$pays.E198];&quot;'&quot;;&quot; &quot;)))" office:value-type="string" office:string-value="593" calcext:value-type="string">
            <text:p>593</text:p>
          </table:table-cell>
          <table:table-cell table:formula="of:=IF(ISBLANK([$pays.F198])OR([$pays.F198]=&quot;N.A.&quot;);&quot;NULL&quot;;IF(ISNUMBER(FIND(&quot; %&quot;; [$pays.F198])) ;SUBSTITUTE([$pays.F198];&quot; %&quot;;&quot;&quot;) ; SUBSTITUTE([$pays.F198];&quot;'&quot;;&quot; &quot;)))" office:value-type="string" office:string-value="180" calcext:value-type="string">
            <text:p>180</text:p>
          </table:table-cell>
          <table:table-cell table:formula="of:=IF(ISBLANK([$pays.G198])OR([$pays.G198]=&quot;N.A.&quot;);&quot;NULL&quot;;IF(ISNUMBER(FIND(&quot; %&quot;; [$pays.G198])) ;SUBSTITUTE([$pays.G198];&quot; %&quot;;&quot;&quot;) ; SUBSTITUTE([$pays.G198];&quot;'&quot;;&quot; &quot;)))" office:value-type="string" office:string-value="201.0" calcext:value-type="string">
            <text:p>201.0</text:p>
          </table:table-cell>
          <table:table-cell table:formula="of:=IF(ISBLANK([$pays.H198])OR([$pays.H198]=&quot;N.A.&quot;);&quot;NULL&quot;;IF(ISNUMBER(FIND(&quot; %&quot;; [$pays.H198])) ;SUBSTITUTE([$pays.H198];&quot; %&quot;;&quot;&quot;) ; SUBSTITUTE([$pays.H198];&quot;'&quot;;&quot; &quot;)))" office:value-type="string" office:string-value="1.9" calcext:value-type="string">
            <text:p>1.9</text:p>
          </table:table-cell>
          <table:table-cell table:formula="of:=IF(ISBLANK([$pays.I198])OR([$pays.I198]=&quot;N.A.&quot;);&quot;NULL&quot;;IF(ISNUMBER(FIND(&quot; %&quot;; [$pays.I198])) ;SUBSTITUTE([$pays.I198];&quot; %&quot;;&quot;&quot;) ; SUBSTITUTE([$pays.I198];&quot;'&quot;;&quot; &quot;)))" office:value-type="string" office:string-value="41" calcext:value-type="string">
            <text:p>41</text:p>
          </table:table-cell>
          <table:table-cell table:formula="of:=IF(ISBLANK([$pays.J198])OR([$pays.J198]=&quot;N.A.&quot;);&quot;NULL&quot;;IF(ISNUMBER(FIND(&quot; %&quot;; [$pays.J198])) ;SUBSTITUTE([$pays.J198];&quot; %&quot;;&quot;&quot;) ; SUBSTITUTE([$pays.J198];&quot;'&quot;;&quot; &quot;)))" office:value-type="string" office:string-value="44" calcext:value-type="string">
            <text:p>44</text:p>
          </table:table-cell>
          <table:table-cell table:formula="of:=IF(ISBLANK([$pays.K198])OR([$pays.K198]=&quot;N.A.&quot;);&quot;NULL&quot;;IF(ISNUMBER(FIND(&quot; %&quot;; [$pays.K198])) ;SUBSTITUTE([$pays.K198];&quot; %&quot;;&quot;&quot;) ; SUBSTITUTE([$pays.K198];&quot;'&quot;;&quot; &quot;)))" office:value-type="string" office:string-value="0.00" calcext:value-type="string">
            <text:p>0.00</text:p>
          </table:table-cell>
          <table:table-cell table:formula="of:=IF(ISBLANK([$pays.L198])OR([$pays.L198]=&quot;N.A.&quot;);&quot;NULL&quot;;IF(ISNUMBER(FIND(&quot; %&quot;; [$pays.L198])) ;SUBSTITUTE([$pays.L198];&quot; %&quot;;&quot;&quot;) ; SUBSTITUTE([$pays.L19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9])OR([$pays.A199]=&quot;N.A.&quot;);&quot;NULL&quot;;IF(ISNUMBER(FIND(&quot; %&quot;; [$pays.A199])) ;SUBSTITUTE([$pays.A199];&quot; %&quot;;&quot;&quot;) ; SUBSTITUTE([$pays.A199];&quot;'&quot;;&quot; &quot;)))" office:value-type="string" office:string-value="Tonga" calcext:value-type="string">
            <text:p>Tonga</text:p>
          </table:table-cell>
          <table:table-cell table:formula="of:=IF(ISBLANK([$pays.B199])OR([$pays.B199]=&quot;N.A.&quot;);&quot;NULL&quot;;IF(ISNUMBER(FIND(&quot; %&quot;; [$pays.B199])) ;SUBSTITUTE([$pays.B199];&quot; %&quot;;&quot;&quot;) ; SUBSTITUTE([$pays.B199];&quot;'&quot;;&quot; &quot;)))" office:value-type="string" office:string-value="105449" calcext:value-type="string">
            <text:p>105449</text:p>
          </table:table-cell>
          <table:table-cell table:formula="of:=IF(ISBLANK([$pays.C199])OR([$pays.C199]=&quot;N.A.&quot;);&quot;NULL&quot;;IF(ISNUMBER(FIND(&quot; %&quot;; [$pays.C199])) ;SUBSTITUTE([$pays.C199];&quot; %&quot;;&quot;&quot;) ; SUBSTITUTE([$pays.C199];&quot;'&quot;;&quot; &quot;)))" office:value-type="string" office:string-value="1.15" calcext:value-type="string">
            <text:p>1.15</text:p>
          </table:table-cell>
          <table:table-cell table:formula="of:=IF(ISBLANK([$pays.D199])OR([$pays.D199]=&quot;N.A.&quot;);&quot;NULL&quot;;IF(ISNUMBER(FIND(&quot; %&quot;; [$pays.D199])) ;SUBSTITUTE([$pays.D199];&quot; %&quot;;&quot;&quot;) ; SUBSTITUTE([$pays.D199];&quot;'&quot;;&quot; &quot;)))" office:value-type="string" office:string-value="1201" calcext:value-type="string">
            <text:p>1201</text:p>
          </table:table-cell>
          <table:table-cell table:formula="of:=IF(ISBLANK([$pays.E199])OR([$pays.E199]=&quot;N.A.&quot;);&quot;NULL&quot;;IF(ISNUMBER(FIND(&quot; %&quot;; [$pays.E199])) ;SUBSTITUTE([$pays.E199];&quot; %&quot;;&quot;&quot;) ; SUBSTITUTE([$pays.E199];&quot;'&quot;;&quot; &quot;)))" office:value-type="string" office:string-value="147" calcext:value-type="string">
            <text:p>147</text:p>
          </table:table-cell>
          <table:table-cell table:formula="of:=IF(ISBLANK([$pays.F199])OR([$pays.F199]=&quot;N.A.&quot;);&quot;NULL&quot;;IF(ISNUMBER(FIND(&quot; %&quot;; [$pays.F199])) ;SUBSTITUTE([$pays.F199];&quot; %&quot;;&quot;&quot;) ; SUBSTITUTE([$pays.F199];&quot;'&quot;;&quot; &quot;)))" office:value-type="string" office:string-value="720" calcext:value-type="string">
            <text:p>720</text:p>
          </table:table-cell>
          <table:table-cell table:formula="of:=IF(ISBLANK([$pays.G199])OR([$pays.G199]=&quot;N.A.&quot;);&quot;NULL&quot;;IF(ISNUMBER(FIND(&quot; %&quot;; [$pays.G199])) ;SUBSTITUTE([$pays.G199];&quot; %&quot;;&quot;&quot;) ; SUBSTITUTE([$pays.G199];&quot;'&quot;;&quot; &quot;)))" office:value-type="string" office:string-value="-800.0" calcext:value-type="string">
            <text:p>-800.0</text:p>
          </table:table-cell>
          <table:table-cell table:formula="of:=IF(ISBLANK([$pays.H199])OR([$pays.H199]=&quot;N.A.&quot;);&quot;NULL&quot;;IF(ISNUMBER(FIND(&quot; %&quot;; [$pays.H199])) ;SUBSTITUTE([$pays.H199];&quot; %&quot;;&quot;&quot;) ; SUBSTITUTE([$pays.H199];&quot;'&quot;;&quot; &quot;)))" office:value-type="string" office:string-value="3.6" calcext:value-type="string">
            <text:p>3.6</text:p>
          </table:table-cell>
          <table:table-cell table:formula="of:=IF(ISBLANK([$pays.I199])OR([$pays.I199]=&quot;N.A.&quot;);&quot;NULL&quot;;IF(ISNUMBER(FIND(&quot; %&quot;; [$pays.I199])) ;SUBSTITUTE([$pays.I199];&quot; %&quot;;&quot;&quot;) ; SUBSTITUTE([$pays.I199];&quot;'&quot;;&quot; &quot;)))" office:value-type="string" office:string-value="22" calcext:value-type="string">
            <text:p>22</text:p>
          </table:table-cell>
          <table:table-cell table:formula="of:=IF(ISBLANK([$pays.J199])OR([$pays.J199]=&quot;N.A.&quot;);&quot;NULL&quot;;IF(ISNUMBER(FIND(&quot; %&quot;; [$pays.J199])) ;SUBSTITUTE([$pays.J199];&quot; %&quot;;&quot;&quot;) ; SUBSTITUTE([$pays.J199];&quot;'&quot;;&quot; &quot;)))" office:value-type="string" office:string-value="24" calcext:value-type="string">
            <text:p>24</text:p>
          </table:table-cell>
          <table:table-cell table:formula="of:=IF(ISBLANK([$pays.K199])OR([$pays.K199]=&quot;N.A.&quot;);&quot;NULL&quot;;IF(ISNUMBER(FIND(&quot; %&quot;; [$pays.K199])) ;SUBSTITUTE([$pays.K199];&quot; %&quot;;&quot;&quot;) ; SUBSTITUTE([$pays.K199];&quot;'&quot;;&quot; &quot;)))" office:value-type="string" office:string-value="0.00" calcext:value-type="string">
            <text:p>0.00</text:p>
          </table:table-cell>
          <table:table-cell table:formula="of:=IF(ISBLANK([$pays.L199])OR([$pays.L199]=&quot;N.A.&quot;);&quot;NULL&quot;;IF(ISNUMBER(FIND(&quot; %&quot;; [$pays.L199])) ;SUBSTITUTE([$pays.L199];&quot; %&quot;;&quot;&quot;) ; SUBSTITUTE([$pays.L199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0])OR([$pays.A200]=&quot;N.A.&quot;);&quot;NULL&quot;;IF(ISNUMBER(FIND(&quot; %&quot;; [$pays.A200])) ;SUBSTITUTE([$pays.A200];&quot; %&quot;;&quot;&quot;) ; SUBSTITUTE([$pays.A200];&quot;'&quot;;&quot; &quot;)))" office:value-type="string" office:string-value="U.S. Virgin Islands" calcext:value-type="string">
            <text:p>U.S. Virgin Islands</text:p>
          </table:table-cell>
          <table:table-cell table:formula="of:=IF(ISBLANK([$pays.B200])OR([$pays.B200]=&quot;N.A.&quot;);&quot;NULL&quot;;IF(ISNUMBER(FIND(&quot; %&quot;; [$pays.B200])) ;SUBSTITUTE([$pays.B200];&quot; %&quot;;&quot;&quot;) ; SUBSTITUTE([$pays.B200];&quot;'&quot;;&quot; &quot;)))" office:value-type="string" office:string-value="104456" calcext:value-type="string">
            <text:p>104456</text:p>
          </table:table-cell>
          <table:table-cell table:formula="of:=IF(ISBLANK([$pays.C200])OR([$pays.C200]=&quot;N.A.&quot;);&quot;NULL&quot;;IF(ISNUMBER(FIND(&quot; %&quot;; [$pays.C200])) ;SUBSTITUTE([$pays.C200];&quot; %&quot;;&quot;&quot;) ; SUBSTITUTE([$pays.C200];&quot;'&quot;;&quot; &quot;)))" office:value-type="string" office:string-value="-0.15" calcext:value-type="string">
            <text:p>-0.15</text:p>
          </table:table-cell>
          <table:table-cell table:formula="of:=IF(ISBLANK([$pays.D200])OR([$pays.D200]=&quot;N.A.&quot;);&quot;NULL&quot;;IF(ISNUMBER(FIND(&quot; %&quot;; [$pays.D200])) ;SUBSTITUTE([$pays.D200];&quot; %&quot;;&quot;&quot;) ; SUBSTITUTE([$pays.D200];&quot;'&quot;;&quot; &quot;)))" office:value-type="string" office:string-value="-153" calcext:value-type="string">
            <text:p>-153</text:p>
          </table:table-cell>
          <table:table-cell table:formula="of:=IF(ISBLANK([$pays.E200])OR([$pays.E200]=&quot;N.A.&quot;);&quot;NULL&quot;;IF(ISNUMBER(FIND(&quot; %&quot;; [$pays.E200])) ;SUBSTITUTE([$pays.E200];&quot; %&quot;;&quot;&quot;) ; SUBSTITUTE([$pays.E200];&quot;'&quot;;&quot; &quot;)))" office:value-type="string" office:string-value="298" calcext:value-type="string">
            <text:p>298</text:p>
          </table:table-cell>
          <table:table-cell table:formula="of:=IF(ISBLANK([$pays.F200])OR([$pays.F200]=&quot;N.A.&quot;);&quot;NULL&quot;;IF(ISNUMBER(FIND(&quot; %&quot;; [$pays.F200])) ;SUBSTITUTE([$pays.F200];&quot; %&quot;;&quot;&quot;) ; SUBSTITUTE([$pays.F200];&quot;'&quot;;&quot; &quot;)))" office:value-type="string" office:string-value="350" calcext:value-type="string">
            <text:p>350</text:p>
          </table:table-cell>
          <table:table-cell table:formula="of:=IF(ISBLANK([$pays.G200])OR([$pays.G200]=&quot;N.A.&quot;);&quot;NULL&quot;;IF(ISNUMBER(FIND(&quot; %&quot;; [$pays.G200])) ;SUBSTITUTE([$pays.G200];&quot; %&quot;;&quot;&quot;) ; SUBSTITUTE([$pays.G200];&quot;'&quot;;&quot; &quot;)))" office:value-type="string" office:string-value="-451.0" calcext:value-type="string">
            <text:p>-451.0</text:p>
          </table:table-cell>
          <table:table-cell table:formula="of:=IF(ISBLANK([$pays.H200])OR([$pays.H200]=&quot;N.A.&quot;);&quot;NULL&quot;;IF(ISNUMBER(FIND(&quot; %&quot;; [$pays.H200])) ;SUBSTITUTE([$pays.H200];&quot; %&quot;;&quot;&quot;) ; SUBSTITUTE([$pays.H200];&quot;'&quot;;&quot; &quot;)))" office:value-type="string" office:string-value="2.0" calcext:value-type="string">
            <text:p>2.0</text:p>
          </table:table-cell>
          <table:table-cell table:formula="of:=IF(ISBLANK([$pays.I200])OR([$pays.I200]=&quot;N.A.&quot;);&quot;NULL&quot;;IF(ISNUMBER(FIND(&quot; %&quot;; [$pays.I200])) ;SUBSTITUTE([$pays.I200];&quot; %&quot;;&quot;&quot;) ; SUBSTITUTE([$pays.I200];&quot;'&quot;;&quot; &quot;)))" office:value-type="string" office:string-value="43" calcext:value-type="string">
            <text:p>43</text:p>
          </table:table-cell>
          <table:table-cell table:formula="of:=IF(ISBLANK([$pays.J200])OR([$pays.J200]=&quot;N.A.&quot;);&quot;NULL&quot;;IF(ISNUMBER(FIND(&quot; %&quot;; [$pays.J200])) ;SUBSTITUTE([$pays.J200];&quot; %&quot;;&quot;&quot;) ; SUBSTITUTE([$pays.J200];&quot;'&quot;;&quot; &quot;)))" office:value-type="string" office:string-value="96" calcext:value-type="string">
            <text:p>96</text:p>
          </table:table-cell>
          <table:table-cell table:formula="of:=IF(ISBLANK([$pays.K200])OR([$pays.K200]=&quot;N.A.&quot;);&quot;NULL&quot;;IF(ISNUMBER(FIND(&quot; %&quot;; [$pays.K200])) ;SUBSTITUTE([$pays.K200];&quot; %&quot;;&quot;&quot;) ; SUBSTITUTE([$pays.K200];&quot;'&quot;;&quot; &quot;)))" office:value-type="string" office:string-value="0.00" calcext:value-type="string">
            <text:p>0.00</text:p>
          </table:table-cell>
          <table:table-cell table:formula="of:=IF(ISBLANK([$pays.L200])OR([$pays.L200]=&quot;N.A.&quot;);&quot;NULL&quot;;IF(ISNUMBER(FIND(&quot; %&quot;; [$pays.L200])) ;SUBSTITUTE([$pays.L200];&quot; %&quot;;&quot;&quot;) ; SUBSTITUTE([$pays.L20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1])OR([$pays.A201]=&quot;N.A.&quot;);&quot;NULL&quot;;IF(ISNUMBER(FIND(&quot; %&quot;; [$pays.A201])) ;SUBSTITUTE([$pays.A201];&quot; %&quot;;&quot;&quot;) ; SUBSTITUTE([$pays.A201];&quot;'&quot;;&quot; &quot;)))" office:value-type="string" office:string-value="Seychelles" calcext:value-type="string">
            <text:p>Seychelles</text:p>
          </table:table-cell>
          <table:table-cell table:formula="of:=IF(ISBLANK([$pays.B201])OR([$pays.B201]=&quot;N.A.&quot;);&quot;NULL&quot;;IF(ISNUMBER(FIND(&quot; %&quot;; [$pays.B201])) ;SUBSTITUTE([$pays.B201];&quot; %&quot;;&quot;&quot;) ; SUBSTITUTE([$pays.B201];&quot;'&quot;;&quot; &quot;)))" office:value-type="string" office:string-value="98224" calcext:value-type="string">
            <text:p>98224</text:p>
          </table:table-cell>
          <table:table-cell table:formula="of:=IF(ISBLANK([$pays.C201])OR([$pays.C201]=&quot;N.A.&quot;);&quot;NULL&quot;;IF(ISNUMBER(FIND(&quot; %&quot;; [$pays.C201])) ;SUBSTITUTE([$pays.C201];&quot; %&quot;;&quot;&quot;) ; SUBSTITUTE([$pays.C201];&quot;'&quot;;&quot; &quot;)))" office:value-type="string" office:string-value="0.62" calcext:value-type="string">
            <text:p>0.62</text:p>
          </table:table-cell>
          <table:table-cell table:formula="of:=IF(ISBLANK([$pays.D201])OR([$pays.D201]=&quot;N.A.&quot;);&quot;NULL&quot;;IF(ISNUMBER(FIND(&quot; %&quot;; [$pays.D201])) ;SUBSTITUTE([$pays.D201];&quot; %&quot;;&quot;&quot;) ; SUBSTITUTE([$pays.D201];&quot;'&quot;;&quot; &quot;)))" office:value-type="string" office:string-value="608" calcext:value-type="string">
            <text:p>608</text:p>
          </table:table-cell>
          <table:table-cell table:formula="of:=IF(ISBLANK([$pays.E201])OR([$pays.E201]=&quot;N.A.&quot;);&quot;NULL&quot;;IF(ISNUMBER(FIND(&quot; %&quot;; [$pays.E201])) ;SUBSTITUTE([$pays.E201];&quot; %&quot;;&quot;&quot;) ; SUBSTITUTE([$pays.E201];&quot;'&quot;;&quot; &quot;)))" office:value-type="string" office:string-value="214" calcext:value-type="string">
            <text:p>214</text:p>
          </table:table-cell>
          <table:table-cell table:formula="of:=IF(ISBLANK([$pays.F201])OR([$pays.F201]=&quot;N.A.&quot;);&quot;NULL&quot;;IF(ISNUMBER(FIND(&quot; %&quot;; [$pays.F201])) ;SUBSTITUTE([$pays.F201];&quot; %&quot;;&quot;&quot;) ; SUBSTITUTE([$pays.F201];&quot;'&quot;;&quot; &quot;)))" office:value-type="string" office:string-value="460" calcext:value-type="string">
            <text:p>460</text:p>
          </table:table-cell>
          <table:table-cell table:formula="of:=IF(ISBLANK([$pays.G201])OR([$pays.G201]=&quot;N.A.&quot;);&quot;NULL&quot;;IF(ISNUMBER(FIND(&quot; %&quot;; [$pays.G201])) ;SUBSTITUTE([$pays.G201];&quot; %&quot;;&quot;&quot;) ; SUBSTITUTE([$pays.G201];&quot;'&quot;;&quot; &quot;)))" office:value-type="string" office:string-value="-200.0" calcext:value-type="string">
            <text:p>-200.0</text:p>
          </table:table-cell>
          <table:table-cell table:formula="of:=IF(ISBLANK([$pays.H201])OR([$pays.H201]=&quot;N.A.&quot;);&quot;NULL&quot;;IF(ISNUMBER(FIND(&quot; %&quot;; [$pays.H201])) ;SUBSTITUTE([$pays.H201];&quot; %&quot;;&quot;&quot;) ; SUBSTITUTE([$pays.H201];&quot;'&quot;;&quot; &quot;)))" office:value-type="string" office:string-value="2.5" calcext:value-type="string">
            <text:p>2.5</text:p>
          </table:table-cell>
          <table:table-cell table:formula="of:=IF(ISBLANK([$pays.I201])OR([$pays.I201]=&quot;N.A.&quot;);&quot;NULL&quot;;IF(ISNUMBER(FIND(&quot; %&quot;; [$pays.I201])) ;SUBSTITUTE([$pays.I201];&quot; %&quot;;&quot;&quot;) ; SUBSTITUTE([$pays.I201];&quot;'&quot;;&quot; &quot;)))" office:value-type="string" office:string-value="34" calcext:value-type="string">
            <text:p>34</text:p>
          </table:table-cell>
          <table:table-cell table:formula="of:=IF(ISBLANK([$pays.J201])OR([$pays.J201]=&quot;N.A.&quot;);&quot;NULL&quot;;IF(ISNUMBER(FIND(&quot; %&quot;; [$pays.J201])) ;SUBSTITUTE([$pays.J201];&quot; %&quot;;&quot;&quot;) ; SUBSTITUTE([$pays.J201];&quot;'&quot;;&quot; &quot;)))" office:value-type="string" office:string-value="56" calcext:value-type="string">
            <text:p>56</text:p>
          </table:table-cell>
          <table:table-cell table:formula="of:=IF(ISBLANK([$pays.K201])OR([$pays.K201]=&quot;N.A.&quot;);&quot;NULL&quot;;IF(ISNUMBER(FIND(&quot; %&quot;; [$pays.K201])) ;SUBSTITUTE([$pays.K201];&quot; %&quot;;&quot;&quot;) ; SUBSTITUTE([$pays.K201];&quot;'&quot;;&quot; &quot;)))" office:value-type="string" office:string-value="0.00" calcext:value-type="string">
            <text:p>0.00</text:p>
          </table:table-cell>
          <table:table-cell table:formula="of:=IF(ISBLANK([$pays.L201])OR([$pays.L201]=&quot;N.A.&quot;);&quot;NULL&quot;;IF(ISNUMBER(FIND(&quot; %&quot;; [$pays.L201])) ;SUBSTITUTE([$pays.L201];&quot; %&quot;;&quot;&quot;) ; SUBSTITUTE([$pays.L20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2])OR([$pays.A202]=&quot;N.A.&quot;);&quot;NULL&quot;;IF(ISNUMBER(FIND(&quot; %&quot;; [$pays.A202])) ;SUBSTITUTE([$pays.A202];&quot; %&quot;;&quot;&quot;) ; SUBSTITUTE([$pays.A202];&quot;'&quot;;&quot; &quot;)))" office:value-type="string" office:string-value="Antigua and Barbuda" calcext:value-type="string">
            <text:p>Antigua and Barbuda</text:p>
          </table:table-cell>
          <table:table-cell table:formula="of:=IF(ISBLANK([$pays.B202])OR([$pays.B202]=&quot;N.A.&quot;);&quot;NULL&quot;;IF(ISNUMBER(FIND(&quot; %&quot;; [$pays.B202])) ;SUBSTITUTE([$pays.B202];&quot; %&quot;;&quot;&quot;) ; SUBSTITUTE([$pays.B202];&quot;'&quot;;&quot; &quot;)))" office:value-type="string" office:string-value="97764" calcext:value-type="string">
            <text:p>97764</text:p>
          </table:table-cell>
          <table:table-cell table:formula="of:=IF(ISBLANK([$pays.C202])OR([$pays.C202]=&quot;N.A.&quot;);&quot;NULL&quot;;IF(ISNUMBER(FIND(&quot; %&quot;; [$pays.C202])) ;SUBSTITUTE([$pays.C202];&quot; %&quot;;&quot;&quot;) ; SUBSTITUTE([$pays.C202];&quot;'&quot;;&quot; &quot;)))" office:value-type="string" office:string-value="0.84" calcext:value-type="string">
            <text:p>0.84</text:p>
          </table:table-cell>
          <table:table-cell table:formula="of:=IF(ISBLANK([$pays.D202])OR([$pays.D202]=&quot;N.A.&quot;);&quot;NULL&quot;;IF(ISNUMBER(FIND(&quot; %&quot;; [$pays.D202])) ;SUBSTITUTE([$pays.D202];&quot; %&quot;;&quot;&quot;) ; SUBSTITUTE([$pays.D202];&quot;'&quot;;&quot; &quot;)))" office:value-type="string" office:string-value="811" calcext:value-type="string">
            <text:p>811</text:p>
          </table:table-cell>
          <table:table-cell table:formula="of:=IF(ISBLANK([$pays.E202])OR([$pays.E202]=&quot;N.A.&quot;);&quot;NULL&quot;;IF(ISNUMBER(FIND(&quot; %&quot;; [$pays.E202])) ;SUBSTITUTE([$pays.E202];&quot; %&quot;;&quot;&quot;) ; SUBSTITUTE([$pays.E202];&quot;'&quot;;&quot; &quot;)))" office:value-type="string" office:string-value="223" calcext:value-type="string">
            <text:p>223</text:p>
          </table:table-cell>
          <table:table-cell table:formula="of:=IF(ISBLANK([$pays.F202])OR([$pays.F202]=&quot;N.A.&quot;);&quot;NULL&quot;;IF(ISNUMBER(FIND(&quot; %&quot;; [$pays.F202])) ;SUBSTITUTE([$pays.F202];&quot; %&quot;;&quot;&quot;) ; SUBSTITUTE([$pays.F202];&quot;'&quot;;&quot; &quot;)))" office:value-type="string" office:string-value="440" calcext:value-type="string">
            <text:p>440</text:p>
          </table:table-cell>
          <table:table-cell table:formula="of:=IF(ISBLANK([$pays.G202])OR([$pays.G202]=&quot;N.A.&quot;);&quot;NULL&quot;;IF(ISNUMBER(FIND(&quot; %&quot;; [$pays.G202])) ;SUBSTITUTE([$pays.G202];&quot; %&quot;;&quot;&quot;) ; SUBSTITUTE([$pays.G202];&quot;'&quot;;&quot; &quot;)))" office:value-type="string" office:string-value="0.0" calcext:value-type="string">
            <text:p>0.0</text:p>
          </table:table-cell>
          <table:table-cell table:formula="of:=IF(ISBLANK([$pays.H202])OR([$pays.H202]=&quot;N.A.&quot;);&quot;NULL&quot;;IF(ISNUMBER(FIND(&quot; %&quot;; [$pays.H202])) ;SUBSTITUTE([$pays.H202];&quot; %&quot;;&quot;&quot;) ; SUBSTITUTE([$pays.H202];&quot;'&quot;;&quot; &quot;)))" office:value-type="string" office:string-value="2.0" calcext:value-type="string">
            <text:p>2.0</text:p>
          </table:table-cell>
          <table:table-cell table:formula="of:=IF(ISBLANK([$pays.I202])OR([$pays.I202]=&quot;N.A.&quot;);&quot;NULL&quot;;IF(ISNUMBER(FIND(&quot; %&quot;; [$pays.I202])) ;SUBSTITUTE([$pays.I202];&quot; %&quot;;&quot;&quot;) ; SUBSTITUTE([$pays.I202];&quot;'&quot;;&quot; &quot;)))" office:value-type="string" office:string-value="34" calcext:value-type="string">
            <text:p>34</text:p>
          </table:table-cell>
          <table:table-cell table:formula="of:=IF(ISBLANK([$pays.J202])OR([$pays.J202]=&quot;N.A.&quot;);&quot;NULL&quot;;IF(ISNUMBER(FIND(&quot; %&quot;; [$pays.J202])) ;SUBSTITUTE([$pays.J202];&quot; %&quot;;&quot;&quot;) ; SUBSTITUTE([$pays.J202];&quot;'&quot;;&quot; &quot;)))" office:value-type="string" office:string-value="26" calcext:value-type="string">
            <text:p>26</text:p>
          </table:table-cell>
          <table:table-cell table:formula="of:=IF(ISBLANK([$pays.K202])OR([$pays.K202]=&quot;N.A.&quot;);&quot;NULL&quot;;IF(ISNUMBER(FIND(&quot; %&quot;; [$pays.K202])) ;SUBSTITUTE([$pays.K202];&quot; %&quot;;&quot;&quot;) ; SUBSTITUTE([$pays.K202];&quot;'&quot;;&quot; &quot;)))" office:value-type="string" office:string-value="0.00" calcext:value-type="string">
            <text:p>0.00</text:p>
          </table:table-cell>
          <table:table-cell table:formula="of:=IF(ISBLANK([$pays.L202])OR([$pays.L202]=&quot;N.A.&quot;);&quot;NULL&quot;;IF(ISNUMBER(FIND(&quot; %&quot;; [$pays.L202])) ;SUBSTITUTE([$pays.L202];&quot; %&quot;;&quot;&quot;) ; SUBSTITUTE([$pays.L20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3])OR([$pays.A203]=&quot;N.A.&quot;);&quot;NULL&quot;;IF(ISNUMBER(FIND(&quot; %&quot;; [$pays.A203])) ;SUBSTITUTE([$pays.A203];&quot; %&quot;;&quot;&quot;) ; SUBSTITUTE([$pays.A203];&quot;'&quot;;&quot; &quot;)))" office:value-type="string" office:string-value="Isle of Man" calcext:value-type="string">
            <text:p>Isle of Man</text:p>
          </table:table-cell>
          <table:table-cell table:formula="of:=IF(ISBLANK([$pays.B203])OR([$pays.B203]=&quot;N.A.&quot;);&quot;NULL&quot;;IF(ISNUMBER(FIND(&quot; %&quot;; [$pays.B203])) ;SUBSTITUTE([$pays.B203];&quot; %&quot;;&quot;&quot;) ; SUBSTITUTE([$pays.B203];&quot;'&quot;;&quot; &quot;)))" office:value-type="string" office:string-value="84942" calcext:value-type="string">
            <text:p>84942</text:p>
          </table:table-cell>
          <table:table-cell table:formula="of:=IF(ISBLANK([$pays.C203])OR([$pays.C203]=&quot;N.A.&quot;);&quot;NULL&quot;;IF(ISNUMBER(FIND(&quot; %&quot;; [$pays.C203])) ;SUBSTITUTE([$pays.C203];&quot; %&quot;;&quot;&quot;) ; SUBSTITUTE([$pays.C203];&quot;'&quot;;&quot; &quot;)))" office:value-type="string" office:string-value="0.53" calcext:value-type="string">
            <text:p>0.53</text:p>
          </table:table-cell>
          <table:table-cell table:formula="of:=IF(ISBLANK([$pays.D203])OR([$pays.D203]=&quot;N.A.&quot;);&quot;NULL&quot;;IF(ISNUMBER(FIND(&quot; %&quot;; [$pays.D203])) ;SUBSTITUTE([$pays.D203];&quot; %&quot;;&quot;&quot;) ; SUBSTITUTE([$pays.D203];&quot;'&quot;;&quot; &quot;)))" office:value-type="string" office:string-value="449" calcext:value-type="string">
            <text:p>449</text:p>
          </table:table-cell>
          <table:table-cell table:formula="of:=IF(ISBLANK([$pays.E203])OR([$pays.E203]=&quot;N.A.&quot;);&quot;NULL&quot;;IF(ISNUMBER(FIND(&quot; %&quot;; [$pays.E203])) ;SUBSTITUTE([$pays.E203];&quot; %&quot;;&quot;&quot;) ; SUBSTITUTE([$pays.E203];&quot;'&quot;;&quot; &quot;)))" office:value-type="string" office:string-value="149" calcext:value-type="string">
            <text:p>149</text:p>
          </table:table-cell>
          <table:table-cell table:formula="of:=IF(ISBLANK([$pays.F203])OR([$pays.F203]=&quot;N.A.&quot;);&quot;NULL&quot;;IF(ISNUMBER(FIND(&quot; %&quot;; [$pays.F203])) ;SUBSTITUTE([$pays.F203];&quot; %&quot;;&quot;&quot;) ; SUBSTITUTE([$pays.F203];&quot;'&quot;;&quot; &quot;)))" office:value-type="string" office:string-value="570" calcext:value-type="string">
            <text:p>570</text:p>
          </table:table-cell>
          <table:table-cell table:formula="of:=IF(ISBLANK([$pays.G203])OR([$pays.G203]=&quot;N.A.&quot;);&quot;NULL&quot;;IF(ISNUMBER(FIND(&quot; %&quot;; [$pays.G203])) ;SUBSTITUTE([$pays.G203];&quot; %&quot;;&quot;&quot;) ; SUBSTITUTE([$pays.G203];&quot;'&quot;;&quot; &quot;)))" office:value-type="string" office:string-value="NULL" calcext:value-type="string">
            <text:p>NULL</text:p>
          </table:table-cell>
          <table:table-cell table:formula="of:=IF(ISBLANK([$pays.H203])OR([$pays.H203]=&quot;N.A.&quot;);&quot;NULL&quot;;IF(ISNUMBER(FIND(&quot; %&quot;; [$pays.H203])) ;SUBSTITUTE([$pays.H203];&quot; %&quot;;&quot;&quot;) ; SUBSTITUTE([$pays.H203];&quot;'&quot;;&quot; &quot;)))" office:value-type="string" office:string-value="NULL" calcext:value-type="string">
            <text:p>NULL</text:p>
          </table:table-cell>
          <table:table-cell table:formula="of:=IF(ISBLANK([$pays.I203])OR([$pays.I203]=&quot;N.A.&quot;);&quot;NULL&quot;;IF(ISNUMBER(FIND(&quot; %&quot;; [$pays.I203])) ;SUBSTITUTE([$pays.I203];&quot; %&quot;;&quot;&quot;) ; SUBSTITUTE([$pays.I203];&quot;'&quot;;&quot; &quot;)))" office:value-type="string" office:string-value="NULL" calcext:value-type="string">
            <text:p>NULL</text:p>
          </table:table-cell>
          <table:table-cell table:formula="of:=IF(ISBLANK([$pays.J203])OR([$pays.J203]=&quot;N.A.&quot;);&quot;NULL&quot;;IF(ISNUMBER(FIND(&quot; %&quot;; [$pays.J203])) ;SUBSTITUTE([$pays.J203];&quot; %&quot;;&quot;&quot;) ; SUBSTITUTE([$pays.J203];&quot;'&quot;;&quot; &quot;)))" office:value-type="string" office:string-value="53" calcext:value-type="string">
            <text:p>53</text:p>
          </table:table-cell>
          <table:table-cell table:formula="of:=IF(ISBLANK([$pays.K203])OR([$pays.K203]=&quot;N.A.&quot;);&quot;NULL&quot;;IF(ISNUMBER(FIND(&quot; %&quot;; [$pays.K203])) ;SUBSTITUTE([$pays.K203];&quot; %&quot;;&quot;&quot;) ; SUBSTITUTE([$pays.K203];&quot;'&quot;;&quot; &quot;)))" office:value-type="string" office:string-value="0.00" calcext:value-type="string">
            <text:p>0.00</text:p>
          </table:table-cell>
          <table:table-cell table:formula="of:=IF(ISBLANK([$pays.L203])OR([$pays.L203]=&quot;N.A.&quot;);&quot;NULL&quot;;IF(ISNUMBER(FIND(&quot; %&quot;; [$pays.L203])) ;SUBSTITUTE([$pays.L203];&quot; %&quot;;&quot;&quot;) ; SUBSTITUTE([$pays.L20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4])OR([$pays.A204]=&quot;N.A.&quot;);&quot;NULL&quot;;IF(ISNUMBER(FIND(&quot; %&quot;; [$pays.A204])) ;SUBSTITUTE([$pays.A204];&quot; %&quot;;&quot;&quot;) ; SUBSTITUTE([$pays.A204];&quot;'&quot;;&quot; &quot;)))" office:value-type="string" office:string-value="Andorra" calcext:value-type="string">
            <text:p>Andorra</text:p>
          </table:table-cell>
          <table:table-cell table:formula="of:=IF(ISBLANK([$pays.B204])OR([$pays.B204]=&quot;N.A.&quot;);&quot;NULL&quot;;IF(ISNUMBER(FIND(&quot; %&quot;; [$pays.B204])) ;SUBSTITUTE([$pays.B204];&quot; %&quot;;&quot;&quot;) ; SUBSTITUTE([$pays.B204];&quot;'&quot;;&quot; &quot;)))" office:value-type="string" office:string-value="77240" calcext:value-type="string">
            <text:p>77240</text:p>
          </table:table-cell>
          <table:table-cell table:formula="of:=IF(ISBLANK([$pays.C204])OR([$pays.C204]=&quot;N.A.&quot;);&quot;NULL&quot;;IF(ISNUMBER(FIND(&quot; %&quot;; [$pays.C204])) ;SUBSTITUTE([$pays.C204];&quot; %&quot;;&quot;&quot;) ; SUBSTITUTE([$pays.C204];&quot;'&quot;;&quot; &quot;)))" office:value-type="string" office:string-value="0.16" calcext:value-type="string">
            <text:p>0.16</text:p>
          </table:table-cell>
          <table:table-cell table:formula="of:=IF(ISBLANK([$pays.D204])OR([$pays.D204]=&quot;N.A.&quot;);&quot;NULL&quot;;IF(ISNUMBER(FIND(&quot; %&quot;; [$pays.D204])) ;SUBSTITUTE([$pays.D204];&quot; %&quot;;&quot;&quot;) ; SUBSTITUTE([$pays.D204];&quot;'&quot;;&quot; &quot;)))" office:value-type="string" office:string-value="123" calcext:value-type="string">
            <text:p>123</text:p>
          </table:table-cell>
          <table:table-cell table:formula="of:=IF(ISBLANK([$pays.E204])OR([$pays.E204]=&quot;N.A.&quot;);&quot;NULL&quot;;IF(ISNUMBER(FIND(&quot; %&quot;; [$pays.E204])) ;SUBSTITUTE([$pays.E204];&quot; %&quot;;&quot;&quot;) ; SUBSTITUTE([$pays.E204];&quot;'&quot;;&quot; &quot;)))" office:value-type="string" office:string-value="164" calcext:value-type="string">
            <text:p>164</text:p>
          </table:table-cell>
          <table:table-cell table:formula="of:=IF(ISBLANK([$pays.F204])OR([$pays.F204]=&quot;N.A.&quot;);&quot;NULL&quot;;IF(ISNUMBER(FIND(&quot; %&quot;; [$pays.F204])) ;SUBSTITUTE([$pays.F204];&quot; %&quot;;&quot;&quot;) ; SUBSTITUTE([$pays.F204];&quot;'&quot;;&quot; &quot;)))" office:value-type="string" office:string-value="470" calcext:value-type="string">
            <text:p>470</text:p>
          </table:table-cell>
          <table:table-cell table:formula="of:=IF(ISBLANK([$pays.G204])OR([$pays.G204]=&quot;N.A.&quot;);&quot;NULL&quot;;IF(ISNUMBER(FIND(&quot; %&quot;; [$pays.G204])) ;SUBSTITUTE([$pays.G204];&quot; %&quot;;&quot;&quot;) ; SUBSTITUTE([$pays.G204];&quot;'&quot;;&quot; &quot;)))" office:value-type="string" office:string-value="NULL" calcext:value-type="string">
            <text:p>NULL</text:p>
          </table:table-cell>
          <table:table-cell table:formula="of:=IF(ISBLANK([$pays.H204])OR([$pays.H204]=&quot;N.A.&quot;);&quot;NULL&quot;;IF(ISNUMBER(FIND(&quot; %&quot;; [$pays.H204])) ;SUBSTITUTE([$pays.H204];&quot; %&quot;;&quot;&quot;) ; SUBSTITUTE([$pays.H204];&quot;'&quot;;&quot; &quot;)))" office:value-type="string" office:string-value="NULL" calcext:value-type="string">
            <text:p>NULL</text:p>
          </table:table-cell>
          <table:table-cell table:formula="of:=IF(ISBLANK([$pays.I204])OR([$pays.I204]=&quot;N.A.&quot;);&quot;NULL&quot;;IF(ISNUMBER(FIND(&quot; %&quot;; [$pays.I204])) ;SUBSTITUTE([$pays.I204];&quot; %&quot;;&quot;&quot;) ; SUBSTITUTE([$pays.I204];&quot;'&quot;;&quot; &quot;)))" office:value-type="string" office:string-value="NULL" calcext:value-type="string">
            <text:p>NULL</text:p>
          </table:table-cell>
          <table:table-cell table:formula="of:=IF(ISBLANK([$pays.J204])OR([$pays.J204]=&quot;N.A.&quot;);&quot;NULL&quot;;IF(ISNUMBER(FIND(&quot; %&quot;; [$pays.J204])) ;SUBSTITUTE([$pays.J204];&quot; %&quot;;&quot;&quot;) ; SUBSTITUTE([$pays.J204];&quot;'&quot;;&quot; &quot;)))" office:value-type="string" office:string-value="88" calcext:value-type="string">
            <text:p>88</text:p>
          </table:table-cell>
          <table:table-cell table:formula="of:=IF(ISBLANK([$pays.K204])OR([$pays.K204]=&quot;N.A.&quot;);&quot;NULL&quot;;IF(ISNUMBER(FIND(&quot; %&quot;; [$pays.K204])) ;SUBSTITUTE([$pays.K204];&quot; %&quot;;&quot;&quot;) ; SUBSTITUTE([$pays.K204];&quot;'&quot;;&quot; &quot;)))" office:value-type="string" office:string-value="0.00" calcext:value-type="string">
            <text:p>0.00</text:p>
          </table:table-cell>
          <table:table-cell table:formula="of:=IF(ISBLANK([$pays.L204])OR([$pays.L204]=&quot;N.A.&quot;);&quot;NULL&quot;;IF(ISNUMBER(FIND(&quot; %&quot;; [$pays.L204])) ;SUBSTITUTE([$pays.L204];&quot; %&quot;;&quot;&quot;) ; SUBSTITUTE([$pays.L20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5])OR([$pays.A205]=&quot;N.A.&quot;);&quot;NULL&quot;;IF(ISNUMBER(FIND(&quot; %&quot;; [$pays.A205])) ;SUBSTITUTE([$pays.A205];&quot; %&quot;;&quot;&quot;) ; SUBSTITUTE([$pays.A205];&quot;'&quot;;&quot; &quot;)))" office:value-type="string" office:string-value="Dominica" calcext:value-type="string">
            <text:p>Dominica</text:p>
          </table:table-cell>
          <table:table-cell table:formula="of:=IF(ISBLANK([$pays.B205])OR([$pays.B205]=&quot;N.A.&quot;);&quot;NULL&quot;;IF(ISNUMBER(FIND(&quot; %&quot;; [$pays.B205])) ;SUBSTITUTE([$pays.B205];&quot; %&quot;;&quot;&quot;) ; SUBSTITUTE([$pays.B205];&quot;'&quot;;&quot; &quot;)))" office:value-type="string" office:string-value="71950" calcext:value-type="string">
            <text:p>71950</text:p>
          </table:table-cell>
          <table:table-cell table:formula="of:=IF(ISBLANK([$pays.C205])OR([$pays.C205]=&quot;N.A.&quot;);&quot;NULL&quot;;IF(ISNUMBER(FIND(&quot; %&quot;; [$pays.C205])) ;SUBSTITUTE([$pays.C205];&quot; %&quot;;&quot;&quot;) ; SUBSTITUTE([$pays.C205];&quot;'&quot;;&quot; &quot;)))" office:value-type="string" office:string-value="0.25" calcext:value-type="string">
            <text:p>0.25</text:p>
          </table:table-cell>
          <table:table-cell table:formula="of:=IF(ISBLANK([$pays.D205])OR([$pays.D205]=&quot;N.A.&quot;);&quot;NULL&quot;;IF(ISNUMBER(FIND(&quot; %&quot;; [$pays.D205])) ;SUBSTITUTE([$pays.D205];&quot; %&quot;;&quot;&quot;) ; SUBSTITUTE([$pays.D205];&quot;'&quot;;&quot; &quot;)))" office:value-type="string" office:string-value="178" calcext:value-type="string">
            <text:p>178</text:p>
          </table:table-cell>
          <table:table-cell table:formula="of:=IF(ISBLANK([$pays.E205])OR([$pays.E205]=&quot;N.A.&quot;);&quot;NULL&quot;;IF(ISNUMBER(FIND(&quot; %&quot;; [$pays.E205])) ;SUBSTITUTE([$pays.E205];&quot; %&quot;;&quot;&quot;) ; SUBSTITUTE([$pays.E205];&quot;'&quot;;&quot; &quot;)))" office:value-type="string" office:string-value="96" calcext:value-type="string">
            <text:p>96</text:p>
          </table:table-cell>
          <table:table-cell table:formula="of:=IF(ISBLANK([$pays.F205])OR([$pays.F205]=&quot;N.A.&quot;);&quot;NULL&quot;;IF(ISNUMBER(FIND(&quot; %&quot;; [$pays.F205])) ;SUBSTITUTE([$pays.F205];&quot; %&quot;;&quot;&quot;) ; SUBSTITUTE([$pays.F205];&quot;'&quot;;&quot; &quot;)))" office:value-type="string" office:string-value="750" calcext:value-type="string">
            <text:p>750</text:p>
          </table:table-cell>
          <table:table-cell table:formula="of:=IF(ISBLANK([$pays.G205])OR([$pays.G205]=&quot;N.A.&quot;);&quot;NULL&quot;;IF(ISNUMBER(FIND(&quot; %&quot;; [$pays.G205])) ;SUBSTITUTE([$pays.G205];&quot; %&quot;;&quot;&quot;) ; SUBSTITUTE([$pays.G205];&quot;'&quot;;&quot; &quot;)))" office:value-type="string" office:string-value="NULL" calcext:value-type="string">
            <text:p>NULL</text:p>
          </table:table-cell>
          <table:table-cell table:formula="of:=IF(ISBLANK([$pays.H205])OR([$pays.H205]=&quot;N.A.&quot;);&quot;NULL&quot;;IF(ISNUMBER(FIND(&quot; %&quot;; [$pays.H205])) ;SUBSTITUTE([$pays.H205];&quot; %&quot;;&quot;&quot;) ; SUBSTITUTE([$pays.H205];&quot;'&quot;;&quot; &quot;)))" office:value-type="string" office:string-value="NULL" calcext:value-type="string">
            <text:p>NULL</text:p>
          </table:table-cell>
          <table:table-cell table:formula="of:=IF(ISBLANK([$pays.I205])OR([$pays.I205]=&quot;N.A.&quot;);&quot;NULL&quot;;IF(ISNUMBER(FIND(&quot; %&quot;; [$pays.I205])) ;SUBSTITUTE([$pays.I205];&quot; %&quot;;&quot;&quot;) ; SUBSTITUTE([$pays.I205];&quot;'&quot;;&quot; &quot;)))" office:value-type="string" office:string-value="NULL" calcext:value-type="string">
            <text:p>NULL</text:p>
          </table:table-cell>
          <table:table-cell table:formula="of:=IF(ISBLANK([$pays.J205])OR([$pays.J205]=&quot;N.A.&quot;);&quot;NULL&quot;;IF(ISNUMBER(FIND(&quot; %&quot;; [$pays.J205])) ;SUBSTITUTE([$pays.J205];&quot; %&quot;;&quot;&quot;) ; SUBSTITUTE([$pays.J205];&quot;'&quot;;&quot; &quot;)))" office:value-type="string" office:string-value="74" calcext:value-type="string">
            <text:p>74</text:p>
          </table:table-cell>
          <table:table-cell table:formula="of:=IF(ISBLANK([$pays.K205])OR([$pays.K205]=&quot;N.A.&quot;);&quot;NULL&quot;;IF(ISNUMBER(FIND(&quot; %&quot;; [$pays.K205])) ;SUBSTITUTE([$pays.K205];&quot; %&quot;;&quot;&quot;) ; SUBSTITUTE([$pays.K205];&quot;'&quot;;&quot; &quot;)))" office:value-type="string" office:string-value="0.00" calcext:value-type="string">
            <text:p>0.00</text:p>
          </table:table-cell>
          <table:table-cell table:formula="of:=IF(ISBLANK([$pays.L205])OR([$pays.L205]=&quot;N.A.&quot;);&quot;NULL&quot;;IF(ISNUMBER(FIND(&quot; %&quot;; [$pays.L205])) ;SUBSTITUTE([$pays.L205];&quot; %&quot;;&quot;&quot;) ; SUBSTITUTE([$pays.L20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6])OR([$pays.A206]=&quot;N.A.&quot;);&quot;NULL&quot;;IF(ISNUMBER(FIND(&quot; %&quot;; [$pays.A206])) ;SUBSTITUTE([$pays.A206];&quot; %&quot;;&quot;&quot;) ; SUBSTITUTE([$pays.A206];&quot;'&quot;;&quot; &quot;)))" office:value-type="string" office:string-value="Cayman Islands" calcext:value-type="string">
            <text:p>Cayman Islands</text:p>
          </table:table-cell>
          <table:table-cell table:formula="of:=IF(ISBLANK([$pays.B206])OR([$pays.B206]=&quot;N.A.&quot;);&quot;NULL&quot;;IF(ISNUMBER(FIND(&quot; %&quot;; [$pays.B206])) ;SUBSTITUTE([$pays.B206];&quot; %&quot;;&quot;&quot;) ; SUBSTITUTE([$pays.B206];&quot;'&quot;;&quot; &quot;)))" office:value-type="string" office:string-value="65564" calcext:value-type="string">
            <text:p>65564</text:p>
          </table:table-cell>
          <table:table-cell table:formula="of:=IF(ISBLANK([$pays.C206])OR([$pays.C206]=&quot;N.A.&quot;);&quot;NULL&quot;;IF(ISNUMBER(FIND(&quot; %&quot;; [$pays.C206])) ;SUBSTITUTE([$pays.C206];&quot; %&quot;;&quot;&quot;) ; SUBSTITUTE([$pays.C206];&quot;'&quot;;&quot; &quot;)))" office:value-type="string" office:string-value="1.19" calcext:value-type="string">
            <text:p>1.19</text:p>
          </table:table-cell>
          <table:table-cell table:formula="of:=IF(ISBLANK([$pays.D206])OR([$pays.D206]=&quot;N.A.&quot;);&quot;NULL&quot;;IF(ISNUMBER(FIND(&quot; %&quot;; [$pays.D206])) ;SUBSTITUTE([$pays.D206];&quot; %&quot;;&quot;&quot;) ; SUBSTITUTE([$pays.D206];&quot;'&quot;;&quot; &quot;)))" office:value-type="string" office:string-value="774" calcext:value-type="string">
            <text:p>774</text:p>
          </table:table-cell>
          <table:table-cell table:formula="of:=IF(ISBLANK([$pays.E206])OR([$pays.E206]=&quot;N.A.&quot;);&quot;NULL&quot;;IF(ISNUMBER(FIND(&quot; %&quot;; [$pays.E206])) ;SUBSTITUTE([$pays.E206];&quot; %&quot;;&quot;&quot;) ; SUBSTITUTE([$pays.E206];&quot;'&quot;;&quot; &quot;)))" office:value-type="string" office:string-value="274" calcext:value-type="string">
            <text:p>274</text:p>
          </table:table-cell>
          <table:table-cell table:formula="of:=IF(ISBLANK([$pays.F206])OR([$pays.F206]=&quot;N.A.&quot;);&quot;NULL&quot;;IF(ISNUMBER(FIND(&quot; %&quot;; [$pays.F206])) ;SUBSTITUTE([$pays.F206];&quot; %&quot;;&quot;&quot;) ; SUBSTITUTE([$pays.F206];&quot;'&quot;;&quot; &quot;)))" office:value-type="string" office:string-value="240" calcext:value-type="string">
            <text:p>240</text:p>
          </table:table-cell>
          <table:table-cell table:formula="of:=IF(ISBLANK([$pays.G206])OR([$pays.G206]=&quot;N.A.&quot;);&quot;NULL&quot;;IF(ISNUMBER(FIND(&quot; %&quot;; [$pays.G206])) ;SUBSTITUTE([$pays.G206];&quot; %&quot;;&quot;&quot;) ; SUBSTITUTE([$pays.G206];&quot;'&quot;;&quot; &quot;)))" office:value-type="string" office:string-value="NULL" calcext:value-type="string">
            <text:p>NULL</text:p>
          </table:table-cell>
          <table:table-cell table:formula="of:=IF(ISBLANK([$pays.H206])OR([$pays.H206]=&quot;N.A.&quot;);&quot;NULL&quot;;IF(ISNUMBER(FIND(&quot; %&quot;; [$pays.H206])) ;SUBSTITUTE([$pays.H206];&quot; %&quot;;&quot;&quot;) ; SUBSTITUTE([$pays.H206];&quot;'&quot;;&quot; &quot;)))" office:value-type="string" office:string-value="NULL" calcext:value-type="string">
            <text:p>NULL</text:p>
          </table:table-cell>
          <table:table-cell table:formula="of:=IF(ISBLANK([$pays.I206])OR([$pays.I206]=&quot;N.A.&quot;);&quot;NULL&quot;;IF(ISNUMBER(FIND(&quot; %&quot;; [$pays.I206])) ;SUBSTITUTE([$pays.I206];&quot; %&quot;;&quot;&quot;) ; SUBSTITUTE([$pays.I206];&quot;'&quot;;&quot; &quot;)))" office:value-type="string" office:string-value="NULL" calcext:value-type="string">
            <text:p>NULL</text:p>
          </table:table-cell>
          <table:table-cell table:formula="of:=IF(ISBLANK([$pays.J206])OR([$pays.J206]=&quot;N.A.&quot;);&quot;NULL&quot;;IF(ISNUMBER(FIND(&quot; %&quot;; [$pays.J206])) ;SUBSTITUTE([$pays.J206];&quot; %&quot;;&quot;&quot;) ; SUBSTITUTE([$pays.J206];&quot;'&quot;;&quot; &quot;)))" office:value-type="string" office:string-value="97" calcext:value-type="string">
            <text:p>97</text:p>
          </table:table-cell>
          <table:table-cell table:formula="of:=IF(ISBLANK([$pays.K206])OR([$pays.K206]=&quot;N.A.&quot;);&quot;NULL&quot;;IF(ISNUMBER(FIND(&quot; %&quot;; [$pays.K206])) ;SUBSTITUTE([$pays.K206];&quot; %&quot;;&quot;&quot;) ; SUBSTITUTE([$pays.K206];&quot;'&quot;;&quot; &quot;)))" office:value-type="string" office:string-value="0.00" calcext:value-type="string">
            <text:p>0.00</text:p>
          </table:table-cell>
          <table:table-cell table:formula="of:=IF(ISBLANK([$pays.L206])OR([$pays.L206]=&quot;N.A.&quot;);&quot;NULL&quot;;IF(ISNUMBER(FIND(&quot; %&quot;; [$pays.L206])) ;SUBSTITUTE([$pays.L206];&quot; %&quot;;&quot;&quot;) ; SUBSTITUTE([$pays.L20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7])OR([$pays.A207]=&quot;N.A.&quot;);&quot;NULL&quot;;IF(ISNUMBER(FIND(&quot; %&quot;; [$pays.A207])) ;SUBSTITUTE([$pays.A207];&quot; %&quot;;&quot;&quot;) ; SUBSTITUTE([$pays.A207];&quot;'&quot;;&quot; &quot;)))" office:value-type="string" office:string-value="Bermuda" calcext:value-type="string">
            <text:p>Bermuda</text:p>
          </table:table-cell>
          <table:table-cell table:formula="of:=IF(ISBLANK([$pays.B207])OR([$pays.B207]=&quot;N.A.&quot;);&quot;NULL&quot;;IF(ISNUMBER(FIND(&quot; %&quot;; [$pays.B207])) ;SUBSTITUTE([$pays.B207];&quot; %&quot;;&quot;&quot;) ; SUBSTITUTE([$pays.B207];&quot;'&quot;;&quot; &quot;)))" office:value-type="string" office:string-value="62323" calcext:value-type="string">
            <text:p>62323</text:p>
          </table:table-cell>
          <table:table-cell table:formula="of:=IF(ISBLANK([$pays.C207])OR([$pays.C207]=&quot;N.A.&quot;);&quot;NULL&quot;;IF(ISNUMBER(FIND(&quot; %&quot;; [$pays.C207])) ;SUBSTITUTE([$pays.C207];&quot; %&quot;;&quot;&quot;) ; SUBSTITUTE([$pays.C207];&quot;'&quot;;&quot; &quot;)))" office:value-type="string" office:string-value="-0.36" calcext:value-type="string">
            <text:p>-0.36</text:p>
          </table:table-cell>
          <table:table-cell table:formula="of:=IF(ISBLANK([$pays.D207])OR([$pays.D207]=&quot;N.A.&quot;);&quot;NULL&quot;;IF(ISNUMBER(FIND(&quot; %&quot;; [$pays.D207])) ;SUBSTITUTE([$pays.D207];&quot; %&quot;;&quot;&quot;) ; SUBSTITUTE([$pays.D207];&quot;'&quot;;&quot; &quot;)))" office:value-type="string" office:string-value="-228" calcext:value-type="string">
            <text:p>-228</text:p>
          </table:table-cell>
          <table:table-cell table:formula="of:=IF(ISBLANK([$pays.E207])OR([$pays.E207]=&quot;N.A.&quot;);&quot;NULL&quot;;IF(ISNUMBER(FIND(&quot; %&quot;; [$pays.E207])) ;SUBSTITUTE([$pays.E207];&quot; %&quot;;&quot;&quot;) ; SUBSTITUTE([$pays.E207];&quot;'&quot;;&quot; &quot;)))" office:value-type="string" office:string-value="1246" calcext:value-type="string">
            <text:p>1246</text:p>
          </table:table-cell>
          <table:table-cell table:formula="of:=IF(ISBLANK([$pays.F207])OR([$pays.F207]=&quot;N.A.&quot;);&quot;NULL&quot;;IF(ISNUMBER(FIND(&quot; %&quot;; [$pays.F207])) ;SUBSTITUTE([$pays.F207];&quot; %&quot;;&quot;&quot;) ; SUBSTITUTE([$pays.F207];&quot;'&quot;;&quot; &quot;)))" office:value-type="string" office:string-value="50" calcext:value-type="string">
            <text:p>50</text:p>
          </table:table-cell>
          <table:table-cell table:formula="of:=IF(ISBLANK([$pays.G207])OR([$pays.G207]=&quot;N.A.&quot;);&quot;NULL&quot;;IF(ISNUMBER(FIND(&quot; %&quot;; [$pays.G207])) ;SUBSTITUTE([$pays.G207];&quot; %&quot;;&quot;&quot;) ; SUBSTITUTE([$pays.G207];&quot;'&quot;;&quot; &quot;)))" office:value-type="string" office:string-value="NULL" calcext:value-type="string">
            <text:p>NULL</text:p>
          </table:table-cell>
          <table:table-cell table:formula="of:=IF(ISBLANK([$pays.H207])OR([$pays.H207]=&quot;N.A.&quot;);&quot;NULL&quot;;IF(ISNUMBER(FIND(&quot; %&quot;; [$pays.H207])) ;SUBSTITUTE([$pays.H207];&quot; %&quot;;&quot;&quot;) ; SUBSTITUTE([$pays.H207];&quot;'&quot;;&quot; &quot;)))" office:value-type="string" office:string-value="NULL" calcext:value-type="string">
            <text:p>NULL</text:p>
          </table:table-cell>
          <table:table-cell table:formula="of:=IF(ISBLANK([$pays.I207])OR([$pays.I207]=&quot;N.A.&quot;);&quot;NULL&quot;;IF(ISNUMBER(FIND(&quot; %&quot;; [$pays.I207])) ;SUBSTITUTE([$pays.I207];&quot; %&quot;;&quot;&quot;) ; SUBSTITUTE([$pays.I207];&quot;'&quot;;&quot; &quot;)))" office:value-type="string" office:string-value="NULL" calcext:value-type="string">
            <text:p>NULL</text:p>
          </table:table-cell>
          <table:table-cell table:formula="of:=IF(ISBLANK([$pays.J207])OR([$pays.J207]=&quot;N.A.&quot;);&quot;NULL&quot;;IF(ISNUMBER(FIND(&quot; %&quot;; [$pays.J207])) ;SUBSTITUTE([$pays.J207];&quot; %&quot;;&quot;&quot;) ; SUBSTITUTE([$pays.J207];&quot;'&quot;;&quot; &quot;)))" office:value-type="string" office:string-value="97" calcext:value-type="string">
            <text:p>97</text:p>
          </table:table-cell>
          <table:table-cell table:formula="of:=IF(ISBLANK([$pays.K207])OR([$pays.K207]=&quot;N.A.&quot;);&quot;NULL&quot;;IF(ISNUMBER(FIND(&quot; %&quot;; [$pays.K207])) ;SUBSTITUTE([$pays.K207];&quot; %&quot;;&quot;&quot;) ; SUBSTITUTE([$pays.K207];&quot;'&quot;;&quot; &quot;)))" office:value-type="string" office:string-value="0.00" calcext:value-type="string">
            <text:p>0.00</text:p>
          </table:table-cell>
          <table:table-cell table:formula="of:=IF(ISBLANK([$pays.L207])OR([$pays.L207]=&quot;N.A.&quot;);&quot;NULL&quot;;IF(ISNUMBER(FIND(&quot; %&quot;; [$pays.L207])) ;SUBSTITUTE([$pays.L207];&quot; %&quot;;&quot;&quot;) ; SUBSTITUTE([$pays.L207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8])OR([$pays.A208]=&quot;N.A.&quot;);&quot;NULL&quot;;IF(ISNUMBER(FIND(&quot; %&quot;; [$pays.A208])) ;SUBSTITUTE([$pays.A208];&quot; %&quot;;&quot;&quot;) ; SUBSTITUTE([$pays.A208];&quot;'&quot;;&quot; &quot;)))" office:value-type="string" office:string-value="Marshall Islands" calcext:value-type="string">
            <text:p>Marshall Islands</text:p>
          </table:table-cell>
          <table:table-cell table:formula="of:=IF(ISBLANK([$pays.B208])OR([$pays.B208]=&quot;N.A.&quot;);&quot;NULL&quot;;IF(ISNUMBER(FIND(&quot; %&quot;; [$pays.B208])) ;SUBSTITUTE([$pays.B208];&quot; %&quot;;&quot;&quot;) ; SUBSTITUTE([$pays.B208];&quot;'&quot;;&quot; &quot;)))" office:value-type="string" office:string-value="59109" calcext:value-type="string">
            <text:p>59109</text:p>
          </table:table-cell>
          <table:table-cell table:formula="of:=IF(ISBLANK([$pays.C208])OR([$pays.C208]=&quot;N.A.&quot;);&quot;NULL&quot;;IF(ISNUMBER(FIND(&quot; %&quot;; [$pays.C208])) ;SUBSTITUTE([$pays.C208];&quot; %&quot;;&quot;&quot;) ; SUBSTITUTE([$pays.C208];&quot;'&quot;;&quot; &quot;)))" office:value-type="string" office:string-value="0.68" calcext:value-type="string">
            <text:p>0.68</text:p>
          </table:table-cell>
          <table:table-cell table:formula="of:=IF(ISBLANK([$pays.D208])OR([$pays.D208]=&quot;N.A.&quot;);&quot;NULL&quot;;IF(ISNUMBER(FIND(&quot; %&quot;; [$pays.D208])) ;SUBSTITUTE([$pays.D208];&quot; %&quot;;&quot;&quot;) ; SUBSTITUTE([$pays.D208];&quot;'&quot;;&quot; &quot;)))" office:value-type="string" office:string-value="399" calcext:value-type="string">
            <text:p>399</text:p>
          </table:table-cell>
          <table:table-cell table:formula="of:=IF(ISBLANK([$pays.E208])OR([$pays.E208]=&quot;N.A.&quot;);&quot;NULL&quot;;IF(ISNUMBER(FIND(&quot; %&quot;; [$pays.E208])) ;SUBSTITUTE([$pays.E208];&quot; %&quot;;&quot;&quot;) ; SUBSTITUTE([$pays.E208];&quot;'&quot;;&quot; &quot;)))" office:value-type="string" office:string-value="329" calcext:value-type="string">
            <text:p>329</text:p>
          </table:table-cell>
          <table:table-cell table:formula="of:=IF(ISBLANK([$pays.F208])OR([$pays.F208]=&quot;N.A.&quot;);&quot;NULL&quot;;IF(ISNUMBER(FIND(&quot; %&quot;; [$pays.F208])) ;SUBSTITUTE([$pays.F208];&quot; %&quot;;&quot;&quot;) ; SUBSTITUTE([$pays.F208];&quot;'&quot;;&quot; &quot;)))" office:value-type="string" office:string-value="180" calcext:value-type="string">
            <text:p>180</text:p>
          </table:table-cell>
          <table:table-cell table:formula="of:=IF(ISBLANK([$pays.G208])OR([$pays.G208]=&quot;N.A.&quot;);&quot;NULL&quot;;IF(ISNUMBER(FIND(&quot; %&quot;; [$pays.G208])) ;SUBSTITUTE([$pays.G208];&quot; %&quot;;&quot;&quot;) ; SUBSTITUTE([$pays.G208];&quot;'&quot;;&quot; &quot;)))" office:value-type="string" office:string-value="NULL" calcext:value-type="string">
            <text:p>NULL</text:p>
          </table:table-cell>
          <table:table-cell table:formula="of:=IF(ISBLANK([$pays.H208])OR([$pays.H208]=&quot;N.A.&quot;);&quot;NULL&quot;;IF(ISNUMBER(FIND(&quot; %&quot;; [$pays.H208])) ;SUBSTITUTE([$pays.H208];&quot; %&quot;;&quot;&quot;) ; SUBSTITUTE([$pays.H208];&quot;'&quot;;&quot; &quot;)))" office:value-type="string" office:string-value="NULL" calcext:value-type="string">
            <text:p>NULL</text:p>
          </table:table-cell>
          <table:table-cell table:formula="of:=IF(ISBLANK([$pays.I208])OR([$pays.I208]=&quot;N.A.&quot;);&quot;NULL&quot;;IF(ISNUMBER(FIND(&quot; %&quot;; [$pays.I208])) ;SUBSTITUTE([$pays.I208];&quot; %&quot;;&quot;&quot;) ; SUBSTITUTE([$pays.I208];&quot;'&quot;;&quot; &quot;)))" office:value-type="string" office:string-value="NULL" calcext:value-type="string">
            <text:p>NULL</text:p>
          </table:table-cell>
          <table:table-cell table:formula="of:=IF(ISBLANK([$pays.J208])OR([$pays.J208]=&quot;N.A.&quot;);&quot;NULL&quot;;IF(ISNUMBER(FIND(&quot; %&quot;; [$pays.J208])) ;SUBSTITUTE([$pays.J208];&quot; %&quot;;&quot;&quot;) ; SUBSTITUTE([$pays.J208];&quot;'&quot;;&quot; &quot;)))" office:value-type="string" office:string-value="70" calcext:value-type="string">
            <text:p>70</text:p>
          </table:table-cell>
          <table:table-cell table:formula="of:=IF(ISBLANK([$pays.K208])OR([$pays.K208]=&quot;N.A.&quot;);&quot;NULL&quot;;IF(ISNUMBER(FIND(&quot; %&quot;; [$pays.K208])) ;SUBSTITUTE([$pays.K208];&quot; %&quot;;&quot;&quot;) ; SUBSTITUTE([$pays.K208];&quot;'&quot;;&quot; &quot;)))" office:value-type="string" office:string-value="0.00" calcext:value-type="string">
            <text:p>0.00</text:p>
          </table:table-cell>
          <table:table-cell table:formula="of:=IF(ISBLANK([$pays.L208])OR([$pays.L208]=&quot;N.A.&quot;);&quot;NULL&quot;;IF(ISNUMBER(FIND(&quot; %&quot;; [$pays.L208])) ;SUBSTITUTE([$pays.L208];&quot; %&quot;;&quot;&quot;) ; SUBSTITUTE([$pays.L208];&quot;'&quot;;&quot; &quot;)))" office:value-type="string" office:string-value="NULL" calcext:value-type="string">
            <text:p>NULL</text:p>
          </table:table-cell>
        </table:table-row>
        <table:table-row table:style-name="ro3">
          <table:table-cell table:formula="of:=IF(ISBLANK([$pays.A209])OR([$pays.A209]=&quot;N.A.&quot;);&quot;NULL&quot;;IF(ISNUMBER(FIND(&quot; %&quot;; [$pays.A209])) ;SUBSTITUTE([$pays.A209];&quot; %&quot;;&quot;&quot;) ; SUBSTITUTE([$pays.A209];&quot;'&quot;;&quot; &quot;)))" office:value-type="string" office:string-value="Northern Mariana Islands" calcext:value-type="string">
            <text:p>Northern Mariana Islands</text:p>
          </table:table-cell>
          <table:table-cell table:formula="of:=IF(ISBLANK([$pays.B209])OR([$pays.B209]=&quot;N.A.&quot;);&quot;NULL&quot;;IF(ISNUMBER(FIND(&quot; %&quot;; [$pays.B209])) ;SUBSTITUTE([$pays.B209];&quot; %&quot;;&quot;&quot;) ; SUBSTITUTE([$pays.B209];&quot;'&quot;;&quot; &quot;)))" office:value-type="string" office:string-value="57490" calcext:value-type="string">
            <text:p>57490</text:p>
          </table:table-cell>
          <table:table-cell table:formula="of:=IF(ISBLANK([$pays.C209])OR([$pays.C209]=&quot;N.A.&quot;);&quot;NULL&quot;;IF(ISNUMBER(FIND(&quot; %&quot;; [$pays.C209])) ;SUBSTITUTE([$pays.C209];&quot; %&quot;;&quot;&quot;) ; SUBSTITUTE([$pays.C209];&quot;'&quot;;&quot; &quot;)))" office:value-type="string" office:string-value="0.60" calcext:value-type="string">
            <text:p>0.60</text:p>
          </table:table-cell>
          <table:table-cell table:formula="of:=IF(ISBLANK([$pays.D209])OR([$pays.D209]=&quot;N.A.&quot;);&quot;NULL&quot;;IF(ISNUMBER(FIND(&quot; %&quot;; [$pays.D209])) ;SUBSTITUTE([$pays.D209];&quot; %&quot;;&quot;&quot;) ; SUBSTITUTE([$pays.D209];&quot;'&quot;;&quot; &quot;)))" office:value-type="string" office:string-value="343" calcext:value-type="string">
            <text:p>343</text:p>
          </table:table-cell>
          <table:table-cell table:formula="of:=IF(ISBLANK([$pays.E209])OR([$pays.E209]=&quot;N.A.&quot;);&quot;NULL&quot;;IF(ISNUMBER(FIND(&quot; %&quot;; [$pays.E209])) ;SUBSTITUTE([$pays.E209];&quot; %&quot;;&quot;&quot;) ; SUBSTITUTE([$pays.E209];&quot;'&quot;;&quot; &quot;)))" office:value-type="string" office:string-value="125" calcext:value-type="string">
            <text:p>125</text:p>
          </table:table-cell>
          <table:table-cell table:formula="of:=IF(ISBLANK([$pays.F209])OR([$pays.F209]=&quot;N.A.&quot;);&quot;NULL&quot;;IF(ISNUMBER(FIND(&quot; %&quot;; [$pays.F209])) ;SUBSTITUTE([$pays.F209];&quot; %&quot;;&quot;&quot;) ; SUBSTITUTE([$pays.F209];&quot;'&quot;;&quot; &quot;)))" office:value-type="string" office:string-value="460" calcext:value-type="string">
            <text:p>460</text:p>
          </table:table-cell>
          <table:table-cell table:formula="of:=IF(ISBLANK([$pays.G209])OR([$pays.G209]=&quot;N.A.&quot;);&quot;NULL&quot;;IF(ISNUMBER(FIND(&quot; %&quot;; [$pays.G209])) ;SUBSTITUTE([$pays.G209];&quot; %&quot;;&quot;&quot;) ; SUBSTITUTE([$pays.G209];&quot;'&quot;;&quot; &quot;)))" office:value-type="string" office:string-value="NULL" calcext:value-type="string">
            <text:p>NULL</text:p>
          </table:table-cell>
          <table:table-cell table:formula="of:=IF(ISBLANK([$pays.H209])OR([$pays.H209]=&quot;N.A.&quot;);&quot;NULL&quot;;IF(ISNUMBER(FIND(&quot; %&quot;; [$pays.H209])) ;SUBSTITUTE([$pays.H209];&quot; %&quot;;&quot;&quot;) ; SUBSTITUTE([$pays.H209];&quot;'&quot;;&quot; &quot;)))" office:value-type="string" office:string-value="NULL" calcext:value-type="string">
            <text:p>NULL</text:p>
          </table:table-cell>
          <table:table-cell table:formula="of:=IF(ISBLANK([$pays.I209])OR([$pays.I209]=&quot;N.A.&quot;);&quot;NULL&quot;;IF(ISNUMBER(FIND(&quot; %&quot;; [$pays.I209])) ;SUBSTITUTE([$pays.I209];&quot; %&quot;;&quot;&quot;) ; SUBSTITUTE([$pays.I209];&quot;'&quot;;&quot; &quot;)))" office:value-type="string" office:string-value="NULL" calcext:value-type="string">
            <text:p>NULL</text:p>
          </table:table-cell>
          <table:table-cell table:formula="of:=IF(ISBLANK([$pays.J209])OR([$pays.J209]=&quot;N.A.&quot;);&quot;NULL&quot;;IF(ISNUMBER(FIND(&quot; %&quot;; [$pays.J209])) ;SUBSTITUTE([$pays.J209];&quot; %&quot;;&quot;&quot;) ; SUBSTITUTE([$pays.J209];&quot;'&quot;;&quot; &quot;)))" office:value-type="string" office:string-value="88" calcext:value-type="string">
            <text:p>88</text:p>
          </table:table-cell>
          <table:table-cell table:formula="of:=IF(ISBLANK([$pays.K209])OR([$pays.K209]=&quot;N.A.&quot;);&quot;NULL&quot;;IF(ISNUMBER(FIND(&quot; %&quot;; [$pays.K209])) ;SUBSTITUTE([$pays.K209];&quot; %&quot;;&quot;&quot;) ; SUBSTITUTE([$pays.K209];&quot;'&quot;;&quot; &quot;)))" office:value-type="string" office:string-value="0.00" calcext:value-type="string">
            <text:p>0.00</text:p>
          </table:table-cell>
          <table:table-cell table:formula="of:=IF(ISBLANK([$pays.L209])OR([$pays.L209]=&quot;N.A.&quot;);&quot;NULL&quot;;IF(ISNUMBER(FIND(&quot; %&quot;; [$pays.L209])) ;SUBSTITUTE([$pays.L209];&quot; %&quot;;&quot;&quot;) ; SUBSTITUTE([$pays.L20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0])OR([$pays.A210]=&quot;N.A.&quot;);&quot;NULL&quot;;IF(ISNUMBER(FIND(&quot; %&quot;; [$pays.A210])) ;SUBSTITUTE([$pays.A210];&quot; %&quot;;&quot;&quot;) ; SUBSTITUTE([$pays.A210];&quot;'&quot;;&quot; &quot;)))" office:value-type="string" office:string-value="Greenland" calcext:value-type="string">
            <text:p>Greenland</text:p>
          </table:table-cell>
          <table:table-cell table:formula="of:=IF(ISBLANK([$pays.B210])OR([$pays.B210]=&quot;N.A.&quot;);&quot;NULL&quot;;IF(ISNUMBER(FIND(&quot; %&quot;; [$pays.B210])) ;SUBSTITUTE([$pays.B210];&quot; %&quot;;&quot;&quot;) ; SUBSTITUTE([$pays.B210];&quot;'&quot;;&quot; &quot;)))" office:value-type="string" office:string-value="56750" calcext:value-type="string">
            <text:p>56750</text:p>
          </table:table-cell>
          <table:table-cell table:formula="of:=IF(ISBLANK([$pays.C210])OR([$pays.C210]=&quot;N.A.&quot;);&quot;NULL&quot;;IF(ISNUMBER(FIND(&quot; %&quot;; [$pays.C210])) ;SUBSTITUTE([$pays.C210];&quot; %&quot;;&quot;&quot;) ; SUBSTITUTE([$pays.C210];&quot;'&quot;;&quot; &quot;)))" office:value-type="string" office:string-value="0.17" calcext:value-type="string">
            <text:p>0.17</text:p>
          </table:table-cell>
          <table:table-cell table:formula="of:=IF(ISBLANK([$pays.D210])OR([$pays.D210]=&quot;N.A.&quot;);&quot;NULL&quot;;IF(ISNUMBER(FIND(&quot; %&quot;; [$pays.D210])) ;SUBSTITUTE([$pays.D210];&quot; %&quot;;&quot;&quot;) ; SUBSTITUTE([$pays.D210];&quot;'&quot;;&quot; &quot;)))" office:value-type="string" office:string-value="98" calcext:value-type="string">
            <text:p>98</text:p>
          </table:table-cell>
          <table:table-cell table:formula="of:=IF(ISBLANK([$pays.E210])OR([$pays.E210]=&quot;N.A.&quot;);&quot;NULL&quot;;IF(ISNUMBER(FIND(&quot; %&quot;; [$pays.E210])) ;SUBSTITUTE([$pays.E210];&quot; %&quot;;&quot;&quot;) ; SUBSTITUTE([$pays.E210];&quot;'&quot;;&quot; &quot;)))" office:value-type="string" office:string-value="0" calcext:value-type="string">
            <text:p>0</text:p>
          </table:table-cell>
          <table:table-cell table:formula="of:=IF(ISBLANK([$pays.F210])OR([$pays.F210]=&quot;N.A.&quot;);&quot;NULL&quot;;IF(ISNUMBER(FIND(&quot; %&quot;; [$pays.F210])) ;SUBSTITUTE([$pays.F210];&quot; %&quot;;&quot;&quot;) ; SUBSTITUTE([$pays.F210];&quot;'&quot;;&quot; &quot;)))" office:value-type="string" office:string-value="410450" calcext:value-type="string">
            <text:p>410450</text:p>
          </table:table-cell>
          <table:table-cell table:formula="of:=IF(ISBLANK([$pays.G210])OR([$pays.G210]=&quot;N.A.&quot;);&quot;NULL&quot;;IF(ISNUMBER(FIND(&quot; %&quot;; [$pays.G210])) ;SUBSTITUTE([$pays.G210];&quot; %&quot;;&quot;&quot;) ; SUBSTITUTE([$pays.G210];&quot;'&quot;;&quot; &quot;)))" office:value-type="string" office:string-value="NULL" calcext:value-type="string">
            <text:p>NULL</text:p>
          </table:table-cell>
          <table:table-cell table:formula="of:=IF(ISBLANK([$pays.H210])OR([$pays.H210]=&quot;N.A.&quot;);&quot;NULL&quot;;IF(ISNUMBER(FIND(&quot; %&quot;; [$pays.H210])) ;SUBSTITUTE([$pays.H210];&quot; %&quot;;&quot;&quot;) ; SUBSTITUTE([$pays.H210];&quot;'&quot;;&quot; &quot;)))" office:value-type="string" office:string-value="NULL" calcext:value-type="string">
            <text:p>NULL</text:p>
          </table:table-cell>
          <table:table-cell table:formula="of:=IF(ISBLANK([$pays.I210])OR([$pays.I210]=&quot;N.A.&quot;);&quot;NULL&quot;;IF(ISNUMBER(FIND(&quot; %&quot;; [$pays.I210])) ;SUBSTITUTE([$pays.I210];&quot; %&quot;;&quot;&quot;) ; SUBSTITUTE([$pays.I210];&quot;'&quot;;&quot; &quot;)))" office:value-type="string" office:string-value="NULL" calcext:value-type="string">
            <text:p>NULL</text:p>
          </table:table-cell>
          <table:table-cell table:formula="of:=IF(ISBLANK([$pays.J210])OR([$pays.J210]=&quot;N.A.&quot;);&quot;NULL&quot;;IF(ISNUMBER(FIND(&quot; %&quot;; [$pays.J210])) ;SUBSTITUTE([$pays.J210];&quot; %&quot;;&quot;&quot;) ; SUBSTITUTE([$pays.J210];&quot;'&quot;;&quot; &quot;)))" office:value-type="string" office:string-value="87" calcext:value-type="string">
            <text:p>87</text:p>
          </table:table-cell>
          <table:table-cell table:formula="of:=IF(ISBLANK([$pays.K210])OR([$pays.K210]=&quot;N.A.&quot;);&quot;NULL&quot;;IF(ISNUMBER(FIND(&quot; %&quot;; [$pays.K210])) ;SUBSTITUTE([$pays.K210];&quot; %&quot;;&quot;&quot;) ; SUBSTITUTE([$pays.K210];&quot;'&quot;;&quot; &quot;)))" office:value-type="string" office:string-value="0.00" calcext:value-type="string">
            <text:p>0.00</text:p>
          </table:table-cell>
          <table:table-cell table:formula="of:=IF(ISBLANK([$pays.L210])OR([$pays.L210]=&quot;N.A.&quot;);&quot;NULL&quot;;IF(ISNUMBER(FIND(&quot; %&quot;; [$pays.L210])) ;SUBSTITUTE([$pays.L210];&quot; %&quot;;&quot;&quot;) ; SUBSTITUTE([$pays.L21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11])OR([$pays.A211]=&quot;N.A.&quot;);&quot;NULL&quot;;IF(ISNUMBER(FIND(&quot; %&quot;; [$pays.A211])) ;SUBSTITUTE([$pays.A211];&quot; %&quot;;&quot;&quot;) ; SUBSTITUTE([$pays.A211];&quot;'&quot;;&quot; &quot;)))" office:value-type="string" office:string-value="American Samoa" calcext:value-type="string">
            <text:p>American Samoa</text:p>
          </table:table-cell>
          <table:table-cell table:formula="of:=IF(ISBLANK([$pays.B211])OR([$pays.B211]=&quot;N.A.&quot;);&quot;NULL&quot;;IF(ISNUMBER(FIND(&quot; %&quot;; [$pays.B211])) ;SUBSTITUTE([$pays.B211];&quot; %&quot;;&quot;&quot;) ; SUBSTITUTE([$pays.B211];&quot;'&quot;;&quot; &quot;)))" office:value-type="string" office:string-value="55215" calcext:value-type="string">
            <text:p>55215</text:p>
          </table:table-cell>
          <table:table-cell table:formula="of:=IF(ISBLANK([$pays.C211])OR([$pays.C211]=&quot;N.A.&quot;);&quot;NULL&quot;;IF(ISNUMBER(FIND(&quot; %&quot;; [$pays.C211])) ;SUBSTITUTE([$pays.C211];&quot; %&quot;;&quot;&quot;) ; SUBSTITUTE([$pays.C211];&quot;'&quot;;&quot; &quot;)))" office:value-type="string" office:string-value="-0.22" calcext:value-type="string">
            <text:p>-0.22</text:p>
          </table:table-cell>
          <table:table-cell table:formula="of:=IF(ISBLANK([$pays.D211])OR([$pays.D211]=&quot;N.A.&quot;);&quot;NULL&quot;;IF(ISNUMBER(FIND(&quot; %&quot;; [$pays.D211])) ;SUBSTITUTE([$pays.D211];&quot; %&quot;;&quot;&quot;) ; SUBSTITUTE([$pays.D211];&quot;'&quot;;&quot; &quot;)))" office:value-type="string" office:string-value="-121" calcext:value-type="string">
            <text:p>-121</text:p>
          </table:table-cell>
          <table:table-cell table:formula="of:=IF(ISBLANK([$pays.E211])OR([$pays.E211]=&quot;N.A.&quot;);&quot;NULL&quot;;IF(ISNUMBER(FIND(&quot; %&quot;; [$pays.E211])) ;SUBSTITUTE([$pays.E211];&quot; %&quot;;&quot;&quot;) ; SUBSTITUTE([$pays.E211];&quot;'&quot;;&quot; &quot;)))" office:value-type="string" office:string-value="276" calcext:value-type="string">
            <text:p>276</text:p>
          </table:table-cell>
          <table:table-cell table:formula="of:=IF(ISBLANK([$pays.F211])OR([$pays.F211]=&quot;N.A.&quot;);&quot;NULL&quot;;IF(ISNUMBER(FIND(&quot; %&quot;; [$pays.F211])) ;SUBSTITUTE([$pays.F211];&quot; %&quot;;&quot;&quot;) ; SUBSTITUTE([$pays.F211];&quot;'&quot;;&quot; &quot;)))" office:value-type="string" office:string-value="200" calcext:value-type="string">
            <text:p>200</text:p>
          </table:table-cell>
          <table:table-cell table:formula="of:=IF(ISBLANK([$pays.G211])OR([$pays.G211]=&quot;N.A.&quot;);&quot;NULL&quot;;IF(ISNUMBER(FIND(&quot; %&quot;; [$pays.G211])) ;SUBSTITUTE([$pays.G211];&quot; %&quot;;&quot;&quot;) ; SUBSTITUTE([$pays.G211];&quot;'&quot;;&quot; &quot;)))" office:value-type="string" office:string-value="NULL" calcext:value-type="string">
            <text:p>NULL</text:p>
          </table:table-cell>
          <table:table-cell table:formula="of:=IF(ISBLANK([$pays.H211])OR([$pays.H211]=&quot;N.A.&quot;);&quot;NULL&quot;;IF(ISNUMBER(FIND(&quot; %&quot;; [$pays.H211])) ;SUBSTITUTE([$pays.H211];&quot; %&quot;;&quot;&quot;) ; SUBSTITUTE([$pays.H211];&quot;'&quot;;&quot; &quot;)))" office:value-type="string" office:string-value="NULL" calcext:value-type="string">
            <text:p>NULL</text:p>
          </table:table-cell>
          <table:table-cell table:formula="of:=IF(ISBLANK([$pays.I211])OR([$pays.I211]=&quot;N.A.&quot;);&quot;NULL&quot;;IF(ISNUMBER(FIND(&quot; %&quot;; [$pays.I211])) ;SUBSTITUTE([$pays.I211];&quot; %&quot;;&quot;&quot;) ; SUBSTITUTE([$pays.I211];&quot;'&quot;;&quot; &quot;)))" office:value-type="string" office:string-value="NULL" calcext:value-type="string">
            <text:p>NULL</text:p>
          </table:table-cell>
          <table:table-cell table:formula="of:=IF(ISBLANK([$pays.J211])OR([$pays.J211]=&quot;N.A.&quot;);&quot;NULL&quot;;IF(ISNUMBER(FIND(&quot; %&quot;; [$pays.J211])) ;SUBSTITUTE([$pays.J211];&quot; %&quot;;&quot;&quot;) ; SUBSTITUTE([$pays.J211];&quot;'&quot;;&quot; &quot;)))" office:value-type="string" office:string-value="88" calcext:value-type="string">
            <text:p>88</text:p>
          </table:table-cell>
          <table:table-cell table:formula="of:=IF(ISBLANK([$pays.K211])OR([$pays.K211]=&quot;N.A.&quot;);&quot;NULL&quot;;IF(ISNUMBER(FIND(&quot; %&quot;; [$pays.K211])) ;SUBSTITUTE([$pays.K211];&quot; %&quot;;&quot;&quot;) ; SUBSTITUTE([$pays.K211];&quot;'&quot;;&quot; &quot;)))" office:value-type="string" office:string-value="0.00" calcext:value-type="string">
            <text:p>0.00</text:p>
          </table:table-cell>
          <table:table-cell table:formula="of:=IF(ISBLANK([$pays.L211])OR([$pays.L211]=&quot;N.A.&quot;);&quot;NULL&quot;;IF(ISNUMBER(FIND(&quot; %&quot;; [$pays.L211])) ;SUBSTITUTE([$pays.L211];&quot; %&quot;;&quot;&quot;) ; SUBSTITUTE([$pays.L21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12])OR([$pays.A212]=&quot;N.A.&quot;);&quot;NULL&quot;;IF(ISNUMBER(FIND(&quot; %&quot;; [$pays.A212])) ;SUBSTITUTE([$pays.A212];&quot; %&quot;;&quot;&quot;) ; SUBSTITUTE([$pays.A212];&quot;'&quot;;&quot; &quot;)))" office:value-type="string" office:string-value="Saint Kitts &amp; Nevis" calcext:value-type="string">
            <text:p>Saint Kitts &amp; Nevis</text:p>
          </table:table-cell>
          <table:table-cell table:formula="of:=IF(ISBLANK([$pays.B212])OR([$pays.B212]=&quot;N.A.&quot;);&quot;NULL&quot;;IF(ISNUMBER(FIND(&quot; %&quot;; [$pays.B212])) ;SUBSTITUTE([$pays.B212];&quot; %&quot;;&quot;&quot;) ; SUBSTITUTE([$pays.B212];&quot;'&quot;;&quot; &quot;)))" office:value-type="string" office:string-value="53123" calcext:value-type="string">
            <text:p>53123</text:p>
          </table:table-cell>
          <table:table-cell table:formula="of:=IF(ISBLANK([$pays.C212])OR([$pays.C212]=&quot;N.A.&quot;);&quot;NULL&quot;;IF(ISNUMBER(FIND(&quot; %&quot;; [$pays.C212])) ;SUBSTITUTE([$pays.C212];&quot; %&quot;;&quot;&quot;) ; SUBSTITUTE([$pays.C212];&quot;'&quot;;&quot; &quot;)))" office:value-type="string" office:string-value="0.71" calcext:value-type="string">
            <text:p>0.71</text:p>
          </table:table-cell>
          <table:table-cell table:formula="of:=IF(ISBLANK([$pays.D212])OR([$pays.D212]=&quot;N.A.&quot;);&quot;NULL&quot;;IF(ISNUMBER(FIND(&quot; %&quot;; [$pays.D212])) ;SUBSTITUTE([$pays.D212];&quot; %&quot;;&quot;&quot;) ; SUBSTITUTE([$pays.D212];&quot;'&quot;;&quot; &quot;)))" office:value-type="string" office:string-value="376" calcext:value-type="string">
            <text:p>376</text:p>
          </table:table-cell>
          <table:table-cell table:formula="of:=IF(ISBLANK([$pays.E212])OR([$pays.E212]=&quot;N.A.&quot;);&quot;NULL&quot;;IF(ISNUMBER(FIND(&quot; %&quot;; [$pays.E212])) ;SUBSTITUTE([$pays.E212];&quot; %&quot;;&quot;&quot;) ; SUBSTITUTE([$pays.E212];&quot;'&quot;;&quot; &quot;)))" office:value-type="string" office:string-value="205" calcext:value-type="string">
            <text:p>205</text:p>
          </table:table-cell>
          <table:table-cell table:formula="of:=IF(ISBLANK([$pays.F212])OR([$pays.F212]=&quot;N.A.&quot;);&quot;NULL&quot;;IF(ISNUMBER(FIND(&quot; %&quot;; [$pays.F212])) ;SUBSTITUTE([$pays.F212];&quot; %&quot;;&quot;&quot;) ; SUBSTITUTE([$pays.F212];&quot;'&quot;;&quot; &quot;)))" office:value-type="string" office:string-value="260" calcext:value-type="string">
            <text:p>260</text:p>
          </table:table-cell>
          <table:table-cell table:formula="of:=IF(ISBLANK([$pays.G212])OR([$pays.G212]=&quot;N.A.&quot;);&quot;NULL&quot;;IF(ISNUMBER(FIND(&quot; %&quot;; [$pays.G212])) ;SUBSTITUTE([$pays.G212];&quot; %&quot;;&quot;&quot;) ; SUBSTITUTE([$pays.G212];&quot;'&quot;;&quot; &quot;)))" office:value-type="string" office:string-value="NULL" calcext:value-type="string">
            <text:p>NULL</text:p>
          </table:table-cell>
          <table:table-cell table:formula="of:=IF(ISBLANK([$pays.H212])OR([$pays.H212]=&quot;N.A.&quot;);&quot;NULL&quot;;IF(ISNUMBER(FIND(&quot; %&quot;; [$pays.H212])) ;SUBSTITUTE([$pays.H212];&quot; %&quot;;&quot;&quot;) ; SUBSTITUTE([$pays.H212];&quot;'&quot;;&quot; &quot;)))" office:value-type="string" office:string-value="NULL" calcext:value-type="string">
            <text:p>NULL</text:p>
          </table:table-cell>
          <table:table-cell table:formula="of:=IF(ISBLANK([$pays.I212])OR([$pays.I212]=&quot;N.A.&quot;);&quot;NULL&quot;;IF(ISNUMBER(FIND(&quot; %&quot;; [$pays.I212])) ;SUBSTITUTE([$pays.I212];&quot; %&quot;;&quot;&quot;) ; SUBSTITUTE([$pays.I212];&quot;'&quot;;&quot; &quot;)))" office:value-type="string" office:string-value="NULL" calcext:value-type="string">
            <text:p>NULL</text:p>
          </table:table-cell>
          <table:table-cell table:formula="of:=IF(ISBLANK([$pays.J212])OR([$pays.J212]=&quot;N.A.&quot;);&quot;NULL&quot;;IF(ISNUMBER(FIND(&quot; %&quot;; [$pays.J212])) ;SUBSTITUTE([$pays.J212];&quot; %&quot;;&quot;&quot;) ; SUBSTITUTE([$pays.J212];&quot;'&quot;;&quot; &quot;)))" office:value-type="string" office:string-value="33" calcext:value-type="string">
            <text:p>33</text:p>
          </table:table-cell>
          <table:table-cell table:formula="of:=IF(ISBLANK([$pays.K212])OR([$pays.K212]=&quot;N.A.&quot;);&quot;NULL&quot;;IF(ISNUMBER(FIND(&quot; %&quot;; [$pays.K212])) ;SUBSTITUTE([$pays.K212];&quot; %&quot;;&quot;&quot;) ; SUBSTITUTE([$pays.K212];&quot;'&quot;;&quot; &quot;)))" office:value-type="string" office:string-value="0.00" calcext:value-type="string">
            <text:p>0.00</text:p>
          </table:table-cell>
          <table:table-cell table:formula="of:=IF(ISBLANK([$pays.L212])OR([$pays.L212]=&quot;N.A.&quot;);&quot;NULL&quot;;IF(ISNUMBER(FIND(&quot; %&quot;; [$pays.L212])) ;SUBSTITUTE([$pays.L212];&quot; %&quot;;&quot;&quot;) ; SUBSTITUTE([$pays.L2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3])OR([$pays.A213]=&quot;N.A.&quot;);&quot;NULL&quot;;IF(ISNUMBER(FIND(&quot; %&quot;; [$pays.A213])) ;SUBSTITUTE([$pays.A213];&quot; %&quot;;&quot;&quot;) ; SUBSTITUTE([$pays.A213];&quot;'&quot;;&quot; &quot;)))" office:value-type="string" office:string-value="Faeroe Islands" calcext:value-type="string">
            <text:p>Faeroe Islands</text:p>
          </table:table-cell>
          <table:table-cell table:formula="of:=IF(ISBLANK([$pays.B213])OR([$pays.B213]=&quot;N.A.&quot;);&quot;NULL&quot;;IF(ISNUMBER(FIND(&quot; %&quot;; [$pays.B213])) ;SUBSTITUTE([$pays.B213];&quot; %&quot;;&quot;&quot;) ; SUBSTITUTE([$pays.B213];&quot;'&quot;;&quot; &quot;)))" office:value-type="string" office:string-value="48826" calcext:value-type="string">
            <text:p>48826</text:p>
          </table:table-cell>
          <table:table-cell table:formula="of:=IF(ISBLANK([$pays.C213])OR([$pays.C213]=&quot;N.A.&quot;);&quot;NULL&quot;;IF(ISNUMBER(FIND(&quot; %&quot;; [$pays.C213])) ;SUBSTITUTE([$pays.C213];&quot; %&quot;;&quot;&quot;) ; SUBSTITUTE([$pays.C213];&quot;'&quot;;&quot; &quot;)))" office:value-type="string" office:string-value="0.38" calcext:value-type="string">
            <text:p>0.38</text:p>
          </table:table-cell>
          <table:table-cell table:formula="of:=IF(ISBLANK([$pays.D213])OR([$pays.D213]=&quot;N.A.&quot;);&quot;NULL&quot;;IF(ISNUMBER(FIND(&quot; %&quot;; [$pays.D213])) ;SUBSTITUTE([$pays.D213];&quot; %&quot;;&quot;&quot;) ; SUBSTITUTE([$pays.D213];&quot;'&quot;;&quot; &quot;)))" office:value-type="string" office:string-value="185" calcext:value-type="string">
            <text:p>185</text:p>
          </table:table-cell>
          <table:table-cell table:formula="of:=IF(ISBLANK([$pays.E213])OR([$pays.E213]=&quot;N.A.&quot;);&quot;NULL&quot;;IF(ISNUMBER(FIND(&quot; %&quot;; [$pays.E213])) ;SUBSTITUTE([$pays.E213];&quot; %&quot;;&quot;&quot;) ; SUBSTITUTE([$pays.E213];&quot;'&quot;;&quot; &quot;)))" office:value-type="string" office:string-value="35" calcext:value-type="string">
            <text:p>35</text:p>
          </table:table-cell>
          <table:table-cell table:formula="of:=IF(ISBLANK([$pays.F213])OR([$pays.F213]=&quot;N.A.&quot;);&quot;NULL&quot;;IF(ISNUMBER(FIND(&quot; %&quot;; [$pays.F213])) ;SUBSTITUTE([$pays.F213];&quot; %&quot;;&quot;&quot;) ; SUBSTITUTE([$pays.F213];&quot;'&quot;;&quot; &quot;)))" office:value-type="string" office:string-value="1396" calcext:value-type="string">
            <text:p>1396</text:p>
          </table:table-cell>
          <table:table-cell table:formula="of:=IF(ISBLANK([$pays.G213])OR([$pays.G213]=&quot;N.A.&quot;);&quot;NULL&quot;;IF(ISNUMBER(FIND(&quot; %&quot;; [$pays.G213])) ;SUBSTITUTE([$pays.G213];&quot; %&quot;;&quot;&quot;) ; SUBSTITUTE([$pays.G213];&quot;'&quot;;&quot; &quot;)))" office:value-type="string" office:string-value="NULL" calcext:value-type="string">
            <text:p>NULL</text:p>
          </table:table-cell>
          <table:table-cell table:formula="of:=IF(ISBLANK([$pays.H213])OR([$pays.H213]=&quot;N.A.&quot;);&quot;NULL&quot;;IF(ISNUMBER(FIND(&quot; %&quot;; [$pays.H213])) ;SUBSTITUTE([$pays.H213];&quot; %&quot;;&quot;&quot;) ; SUBSTITUTE([$pays.H213];&quot;'&quot;;&quot; &quot;)))" office:value-type="string" office:string-value="NULL" calcext:value-type="string">
            <text:p>NULL</text:p>
          </table:table-cell>
          <table:table-cell table:formula="of:=IF(ISBLANK([$pays.I213])OR([$pays.I213]=&quot;N.A.&quot;);&quot;NULL&quot;;IF(ISNUMBER(FIND(&quot; %&quot;; [$pays.I213])) ;SUBSTITUTE([$pays.I213];&quot; %&quot;;&quot;&quot;) ; SUBSTITUTE([$pays.I213];&quot;'&quot;;&quot; &quot;)))" office:value-type="string" office:string-value="NULL" calcext:value-type="string">
            <text:p>NULL</text:p>
          </table:table-cell>
          <table:table-cell table:formula="of:=IF(ISBLANK([$pays.J213])OR([$pays.J213]=&quot;N.A.&quot;);&quot;NULL&quot;;IF(ISNUMBER(FIND(&quot; %&quot;; [$pays.J213])) ;SUBSTITUTE([$pays.J213];&quot; %&quot;;&quot;&quot;) ; SUBSTITUTE([$pays.J213];&quot;'&quot;;&quot; &quot;)))" office:value-type="string" office:string-value="43" calcext:value-type="string">
            <text:p>43</text:p>
          </table:table-cell>
          <table:table-cell table:formula="of:=IF(ISBLANK([$pays.K213])OR([$pays.K213]=&quot;N.A.&quot;);&quot;NULL&quot;;IF(ISNUMBER(FIND(&quot; %&quot;; [$pays.K213])) ;SUBSTITUTE([$pays.K213];&quot; %&quot;;&quot;&quot;) ; SUBSTITUTE([$pays.K213];&quot;'&quot;;&quot; &quot;)))" office:value-type="string" office:string-value="0.00" calcext:value-type="string">
            <text:p>0.00</text:p>
          </table:table-cell>
          <table:table-cell table:formula="of:=IF(ISBLANK([$pays.L213])OR([$pays.L213]=&quot;N.A.&quot;);&quot;NULL&quot;;IF(ISNUMBER(FIND(&quot; %&quot;; [$pays.L213])) ;SUBSTITUTE([$pays.L213];&quot; %&quot;;&quot;&quot;) ; SUBSTITUTE([$pays.L2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4])OR([$pays.A214]=&quot;N.A.&quot;);&quot;NULL&quot;;IF(ISNUMBER(FIND(&quot; %&quot;; [$pays.A214])) ;SUBSTITUTE([$pays.A214];&quot; %&quot;;&quot;&quot;) ; SUBSTITUTE([$pays.A214];&quot;'&quot;;&quot; &quot;)))" office:value-type="string" office:string-value="Sint Maarten" calcext:value-type="string">
            <text:p>Sint Maarten</text:p>
          </table:table-cell>
          <table:table-cell table:formula="of:=IF(ISBLANK([$pays.B214])OR([$pays.B214]=&quot;N.A.&quot;);&quot;NULL&quot;;IF(ISNUMBER(FIND(&quot; %&quot;; [$pays.B214])) ;SUBSTITUTE([$pays.B214];&quot; %&quot;;&quot;&quot;) ; SUBSTITUTE([$pays.B214];&quot;'&quot;;&quot; &quot;)))" office:value-type="string" office:string-value="42776" calcext:value-type="string">
            <text:p>42776</text:p>
          </table:table-cell>
          <table:table-cell table:formula="of:=IF(ISBLANK([$pays.C214])OR([$pays.C214]=&quot;N.A.&quot;);&quot;NULL&quot;;IF(ISNUMBER(FIND(&quot; %&quot;; [$pays.C214])) ;SUBSTITUTE([$pays.C214];&quot; %&quot;;&quot;&quot;) ; SUBSTITUTE([$pays.C214];&quot;'&quot;;&quot; &quot;)))" office:value-type="string" office:string-value="1.15" calcext:value-type="string">
            <text:p>1.15</text:p>
          </table:table-cell>
          <table:table-cell table:formula="of:=IF(ISBLANK([$pays.D214])OR([$pays.D214]=&quot;N.A.&quot;);&quot;NULL&quot;;IF(ISNUMBER(FIND(&quot; %&quot;; [$pays.D214])) ;SUBSTITUTE([$pays.D214];&quot; %&quot;;&quot;&quot;) ; SUBSTITUTE([$pays.D214];&quot;'&quot;;&quot; &quot;)))" office:value-type="string" office:string-value="488" calcext:value-type="string">
            <text:p>488</text:p>
          </table:table-cell>
          <table:table-cell table:formula="of:=IF(ISBLANK([$pays.E214])OR([$pays.E214]=&quot;N.A.&quot;);&quot;NULL&quot;;IF(ISNUMBER(FIND(&quot; %&quot;; [$pays.E214])) ;SUBSTITUTE([$pays.E214];&quot; %&quot;;&quot;&quot;) ; SUBSTITUTE([$pays.E214];&quot;'&quot;;&quot; &quot;)))" office:value-type="string" office:string-value="1261" calcext:value-type="string">
            <text:p>1261</text:p>
          </table:table-cell>
          <table:table-cell table:formula="of:=IF(ISBLANK([$pays.F214])OR([$pays.F214]=&quot;N.A.&quot;);&quot;NULL&quot;;IF(ISNUMBER(FIND(&quot; %&quot;; [$pays.F214])) ;SUBSTITUTE([$pays.F214];&quot; %&quot;;&quot;&quot;) ; SUBSTITUTE([$pays.F214];&quot;'&quot;;&quot; &quot;)))" office:value-type="string" office:string-value="34" calcext:value-type="string">
            <text:p>34</text:p>
          </table:table-cell>
          <table:table-cell table:formula="of:=IF(ISBLANK([$pays.G214])OR([$pays.G214]=&quot;N.A.&quot;);&quot;NULL&quot;;IF(ISNUMBER(FIND(&quot; %&quot;; [$pays.G214])) ;SUBSTITUTE([$pays.G214];&quot; %&quot;;&quot;&quot;) ; SUBSTITUTE([$pays.G214];&quot;'&quot;;&quot; &quot;)))" office:value-type="string" office:string-value="NULL" calcext:value-type="string">
            <text:p>NULL</text:p>
          </table:table-cell>
          <table:table-cell table:formula="of:=IF(ISBLANK([$pays.H214])OR([$pays.H214]=&quot;N.A.&quot;);&quot;NULL&quot;;IF(ISNUMBER(FIND(&quot; %&quot;; [$pays.H214])) ;SUBSTITUTE([$pays.H214];&quot; %&quot;;&quot;&quot;) ; SUBSTITUTE([$pays.H214];&quot;'&quot;;&quot; &quot;)))" office:value-type="string" office:string-value="NULL" calcext:value-type="string">
            <text:p>NULL</text:p>
          </table:table-cell>
          <table:table-cell table:formula="of:=IF(ISBLANK([$pays.I214])OR([$pays.I214]=&quot;N.A.&quot;);&quot;NULL&quot;;IF(ISNUMBER(FIND(&quot; %&quot;; [$pays.I214])) ;SUBSTITUTE([$pays.I214];&quot; %&quot;;&quot;&quot;) ; SUBSTITUTE([$pays.I214];&quot;'&quot;;&quot; &quot;)))" office:value-type="string" office:string-value="NULL" calcext:value-type="string">
            <text:p>NULL</text:p>
          </table:table-cell>
          <table:table-cell table:formula="of:=IF(ISBLANK([$pays.J214])OR([$pays.J214]=&quot;N.A.&quot;);&quot;NULL&quot;;IF(ISNUMBER(FIND(&quot; %&quot;; [$pays.J214])) ;SUBSTITUTE([$pays.J214];&quot; %&quot;;&quot;&quot;) ; SUBSTITUTE([$pays.J214];&quot;'&quot;;&quot; &quot;)))" office:value-type="string" office:string-value="96" calcext:value-type="string">
            <text:p>96</text:p>
          </table:table-cell>
          <table:table-cell table:formula="of:=IF(ISBLANK([$pays.K214])OR([$pays.K214]=&quot;N.A.&quot;);&quot;NULL&quot;;IF(ISNUMBER(FIND(&quot; %&quot;; [$pays.K214])) ;SUBSTITUTE([$pays.K214];&quot; %&quot;;&quot;&quot;) ; SUBSTITUTE([$pays.K214];&quot;'&quot;;&quot; &quot;)))" office:value-type="string" office:string-value="0.00" calcext:value-type="string">
            <text:p>0.00</text:p>
          </table:table-cell>
          <table:table-cell table:formula="of:=IF(ISBLANK([$pays.L214])OR([$pays.L214]=&quot;N.A.&quot;);&quot;NULL&quot;;IF(ISNUMBER(FIND(&quot; %&quot;; [$pays.L214])) ;SUBSTITUTE([$pays.L214];&quot; %&quot;;&quot;&quot;) ; SUBSTITUTE([$pays.L2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5])OR([$pays.A215]=&quot;N.A.&quot;);&quot;NULL&quot;;IF(ISNUMBER(FIND(&quot; %&quot;; [$pays.A215])) ;SUBSTITUTE([$pays.A215];&quot; %&quot;;&quot;&quot;) ; SUBSTITUTE([$pays.A215];&quot;'&quot;;&quot; &quot;)))" office:value-type="string" office:string-value="Monaco" calcext:value-type="string">
            <text:p>Monaco</text:p>
          </table:table-cell>
          <table:table-cell table:formula="of:=IF(ISBLANK([$pays.B215])OR([$pays.B215]=&quot;N.A.&quot;);&quot;NULL&quot;;IF(ISNUMBER(FIND(&quot; %&quot;; [$pays.B215])) ;SUBSTITUTE([$pays.B215];&quot; %&quot;;&quot;&quot;) ; SUBSTITUTE([$pays.B215];&quot;'&quot;;&quot; &quot;)))" office:value-type="string" office:string-value="39186" calcext:value-type="string">
            <text:p>39186</text:p>
          </table:table-cell>
          <table:table-cell table:formula="of:=IF(ISBLANK([$pays.C215])OR([$pays.C215]=&quot;N.A.&quot;);&quot;NULL&quot;;IF(ISNUMBER(FIND(&quot; %&quot;; [$pays.C215])) ;SUBSTITUTE([$pays.C215];&quot; %&quot;;&quot;&quot;) ; SUBSTITUTE([$pays.C215];&quot;'&quot;;&quot; &quot;)))" office:value-type="string" office:string-value="0.71" calcext:value-type="string">
            <text:p>0.71</text:p>
          </table:table-cell>
          <table:table-cell table:formula="of:=IF(ISBLANK([$pays.D215])OR([$pays.D215]=&quot;N.A.&quot;);&quot;NULL&quot;;IF(ISNUMBER(FIND(&quot; %&quot;; [$pays.D215])) ;SUBSTITUTE([$pays.D215];&quot; %&quot;;&quot;&quot;) ; SUBSTITUTE([$pays.D215];&quot;'&quot;;&quot; &quot;)))" office:value-type="string" office:string-value="278" calcext:value-type="string">
            <text:p>278</text:p>
          </table:table-cell>
          <table:table-cell table:formula="of:=IF(ISBLANK([$pays.E215])OR([$pays.E215]=&quot;N.A.&quot;);&quot;NULL&quot;;IF(ISNUMBER(FIND(&quot; %&quot;; [$pays.E215])) ;SUBSTITUTE([$pays.E215];&quot; %&quot;;&quot;&quot;) ; SUBSTITUTE([$pays.E215];&quot;'&quot;;&quot; &quot;)))" office:value-type="string" office:string-value="26337" calcext:value-type="string">
            <text:p>26337</text:p>
          </table:table-cell>
          <table:table-cell table:formula="of:=IF(ISBLANK([$pays.F215])OR([$pays.F215]=&quot;N.A.&quot;);&quot;NULL&quot;;IF(ISNUMBER(FIND(&quot; %&quot;; [$pays.F215])) ;SUBSTITUTE([$pays.F215];&quot; %&quot;;&quot;&quot;) ; SUBSTITUTE([$pays.F215];&quot;'&quot;;&quot; &quot;)))" office:value-type="string" office:string-value="1" calcext:value-type="string">
            <text:p>1</text:p>
          </table:table-cell>
          <table:table-cell table:formula="of:=IF(ISBLANK([$pays.G215])OR([$pays.G215]=&quot;N.A.&quot;);&quot;NULL&quot;;IF(ISNUMBER(FIND(&quot; %&quot;; [$pays.G215])) ;SUBSTITUTE([$pays.G215];&quot; %&quot;;&quot;&quot;) ; SUBSTITUTE([$pays.G215];&quot;'&quot;;&quot; &quot;)))" office:value-type="string" office:string-value="NULL" calcext:value-type="string">
            <text:p>NULL</text:p>
          </table:table-cell>
          <table:table-cell table:formula="of:=IF(ISBLANK([$pays.H215])OR([$pays.H215]=&quot;N.A.&quot;);&quot;NULL&quot;;IF(ISNUMBER(FIND(&quot; %&quot;; [$pays.H215])) ;SUBSTITUTE([$pays.H215];&quot; %&quot;;&quot;&quot;) ; SUBSTITUTE([$pays.H215];&quot;'&quot;;&quot; &quot;)))" office:value-type="string" office:string-value="NULL" calcext:value-type="string">
            <text:p>NULL</text:p>
          </table:table-cell>
          <table:table-cell table:formula="of:=IF(ISBLANK([$pays.I215])OR([$pays.I215]=&quot;N.A.&quot;);&quot;NULL&quot;;IF(ISNUMBER(FIND(&quot; %&quot;; [$pays.I215])) ;SUBSTITUTE([$pays.I215];&quot; %&quot;;&quot;&quot;) ; SUBSTITUTE([$pays.I215];&quot;'&quot;;&quot; &quot;)))" office:value-type="string" office:string-value="NULL" calcext:value-type="string">
            <text:p>NULL</text:p>
          </table:table-cell>
          <table:table-cell table:formula="of:=IF(ISBLANK([$pays.J215])OR([$pays.J215]=&quot;N.A.&quot;);&quot;NULL&quot;;IF(ISNUMBER(FIND(&quot; %&quot;; [$pays.J215])) ;SUBSTITUTE([$pays.J215];&quot; %&quot;;&quot;&quot;) ; SUBSTITUTE([$pays.J215];&quot;'&quot;;&quot; &quot;)))" office:value-type="string" office:string-value="NULL" calcext:value-type="string">
            <text:p>NULL</text:p>
          </table:table-cell>
          <table:table-cell table:formula="of:=IF(ISBLANK([$pays.K215])OR([$pays.K215]=&quot;N.A.&quot;);&quot;NULL&quot;;IF(ISNUMBER(FIND(&quot; %&quot;; [$pays.K215])) ;SUBSTITUTE([$pays.K215];&quot; %&quot;;&quot;&quot;) ; SUBSTITUTE([$pays.K215];&quot;'&quot;;&quot; &quot;)))" office:value-type="string" office:string-value="0.00" calcext:value-type="string">
            <text:p>0.00</text:p>
          </table:table-cell>
          <table:table-cell table:formula="of:=IF(ISBLANK([$pays.L215])OR([$pays.L215]=&quot;N.A.&quot;);&quot;NULL&quot;;IF(ISNUMBER(FIND(&quot; %&quot;; [$pays.L215])) ;SUBSTITUTE([$pays.L215];&quot; %&quot;;&quot;&quot;) ; SUBSTITUTE([$pays.L21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16])OR([$pays.A216]=&quot;N.A.&quot;);&quot;NULL&quot;;IF(ISNUMBER(FIND(&quot; %&quot;; [$pays.A216])) ;SUBSTITUTE([$pays.A216];&quot; %&quot;;&quot;&quot;) ; SUBSTITUTE([$pays.A216];&quot;'&quot;;&quot; &quot;)))" office:value-type="string" office:string-value="Turks and Caicos" calcext:value-type="string">
            <text:p>Turks and Caicos</text:p>
          </table:table-cell>
          <table:table-cell table:formula="of:=IF(ISBLANK([$pays.B216])OR([$pays.B216]=&quot;N.A.&quot;);&quot;NULL&quot;;IF(ISNUMBER(FIND(&quot; %&quot;; [$pays.B216])) ;SUBSTITUTE([$pays.B216];&quot; %&quot;;&quot;&quot;) ; SUBSTITUTE([$pays.B216];&quot;'&quot;;&quot; &quot;)))" office:value-type="string" office:string-value="38609" calcext:value-type="string">
            <text:p>38609</text:p>
          </table:table-cell>
          <table:table-cell table:formula="of:=IF(ISBLANK([$pays.C216])OR([$pays.C216]=&quot;N.A.&quot;);&quot;NULL&quot;;IF(ISNUMBER(FIND(&quot; %&quot;; [$pays.C216])) ;SUBSTITUTE([$pays.C216];&quot; %&quot;;&quot;&quot;) ; SUBSTITUTE([$pays.C216];&quot;'&quot;;&quot; &quot;)))" office:value-type="string" office:string-value="1.38" calcext:value-type="string">
            <text:p>1.38</text:p>
          </table:table-cell>
          <table:table-cell table:formula="of:=IF(ISBLANK([$pays.D216])OR([$pays.D216]=&quot;N.A.&quot;);&quot;NULL&quot;;IF(ISNUMBER(FIND(&quot; %&quot;; [$pays.D216])) ;SUBSTITUTE([$pays.D216];&quot; %&quot;;&quot;&quot;) ; SUBSTITUTE([$pays.D216];&quot;'&quot;;&quot; &quot;)))" office:value-type="string" office:string-value="526" calcext:value-type="string">
            <text:p>526</text:p>
          </table:table-cell>
          <table:table-cell table:formula="of:=IF(ISBLANK([$pays.E216])OR([$pays.E216]=&quot;N.A.&quot;);&quot;NULL&quot;;IF(ISNUMBER(FIND(&quot; %&quot;; [$pays.E216])) ;SUBSTITUTE([$pays.E216];&quot; %&quot;;&quot;&quot;) ; SUBSTITUTE([$pays.E216];&quot;'&quot;;&quot; &quot;)))" office:value-type="string" office:string-value="41" calcext:value-type="string">
            <text:p>41</text:p>
          </table:table-cell>
          <table:table-cell table:formula="of:=IF(ISBLANK([$pays.F216])OR([$pays.F216]=&quot;N.A.&quot;);&quot;NULL&quot;;IF(ISNUMBER(FIND(&quot; %&quot;; [$pays.F216])) ;SUBSTITUTE([$pays.F216];&quot; %&quot;;&quot;&quot;) ; SUBSTITUTE([$pays.F216];&quot;'&quot;;&quot; &quot;)))" office:value-type="string" office:string-value="950" calcext:value-type="string">
            <text:p>950</text:p>
          </table:table-cell>
          <table:table-cell table:formula="of:=IF(ISBLANK([$pays.G216])OR([$pays.G216]=&quot;N.A.&quot;);&quot;NULL&quot;;IF(ISNUMBER(FIND(&quot; %&quot;; [$pays.G216])) ;SUBSTITUTE([$pays.G216];&quot; %&quot;;&quot;&quot;) ; SUBSTITUTE([$pays.G216];&quot;'&quot;;&quot; &quot;)))" office:value-type="string" office:string-value="NULL" calcext:value-type="string">
            <text:p>NULL</text:p>
          </table:table-cell>
          <table:table-cell table:formula="of:=IF(ISBLANK([$pays.H216])OR([$pays.H216]=&quot;N.A.&quot;);&quot;NULL&quot;;IF(ISNUMBER(FIND(&quot; %&quot;; [$pays.H216])) ;SUBSTITUTE([$pays.H216];&quot; %&quot;;&quot;&quot;) ; SUBSTITUTE([$pays.H216];&quot;'&quot;;&quot; &quot;)))" office:value-type="string" office:string-value="NULL" calcext:value-type="string">
            <text:p>NULL</text:p>
          </table:table-cell>
          <table:table-cell table:formula="of:=IF(ISBLANK([$pays.I216])OR([$pays.I216]=&quot;N.A.&quot;);&quot;NULL&quot;;IF(ISNUMBER(FIND(&quot; %&quot;; [$pays.I216])) ;SUBSTITUTE([$pays.I216];&quot; %&quot;;&quot;&quot;) ; SUBSTITUTE([$pays.I216];&quot;'&quot;;&quot; &quot;)))" office:value-type="string" office:string-value="NULL" calcext:value-type="string">
            <text:p>NULL</text:p>
          </table:table-cell>
          <table:table-cell table:formula="of:=IF(ISBLANK([$pays.J216])OR([$pays.J216]=&quot;N.A.&quot;);&quot;NULL&quot;;IF(ISNUMBER(FIND(&quot; %&quot;; [$pays.J216])) ;SUBSTITUTE([$pays.J216];&quot; %&quot;;&quot;&quot;) ; SUBSTITUTE([$pays.J216];&quot;'&quot;;&quot; &quot;)))" office:value-type="string" office:string-value="89" calcext:value-type="string">
            <text:p>89</text:p>
          </table:table-cell>
          <table:table-cell table:formula="of:=IF(ISBLANK([$pays.K216])OR([$pays.K216]=&quot;N.A.&quot;);&quot;NULL&quot;;IF(ISNUMBER(FIND(&quot; %&quot;; [$pays.K216])) ;SUBSTITUTE([$pays.K216];&quot; %&quot;;&quot;&quot;) ; SUBSTITUTE([$pays.K216];&quot;'&quot;;&quot; &quot;)))" office:value-type="string" office:string-value="0.00" calcext:value-type="string">
            <text:p>0.00</text:p>
          </table:table-cell>
          <table:table-cell table:formula="of:=IF(ISBLANK([$pays.L216])OR([$pays.L216]=&quot;N.A.&quot;);&quot;NULL&quot;;IF(ISNUMBER(FIND(&quot; %&quot;; [$pays.L216])) ;SUBSTITUTE([$pays.L216];&quot; %&quot;;&quot;&quot;) ; SUBSTITUTE([$pays.L2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7])OR([$pays.A217]=&quot;N.A.&quot;);&quot;NULL&quot;;IF(ISNUMBER(FIND(&quot; %&quot;; [$pays.A217])) ;SUBSTITUTE([$pays.A217];&quot; %&quot;;&quot;&quot;) ; SUBSTITUTE([$pays.A217];&quot;'&quot;;&quot; &quot;)))" office:value-type="string" office:string-value="Saint Martin" calcext:value-type="string">
            <text:p>Saint Martin</text:p>
          </table:table-cell>
          <table:table-cell table:formula="of:=IF(ISBLANK([$pays.B217])OR([$pays.B217]=&quot;N.A.&quot;);&quot;NULL&quot;;IF(ISNUMBER(FIND(&quot; %&quot;; [$pays.B217])) ;SUBSTITUTE([$pays.B217];&quot; %&quot;;&quot;&quot;) ; SUBSTITUTE([$pays.B217];&quot;'&quot;;&quot; &quot;)))" office:value-type="string" office:string-value="38529" calcext:value-type="string">
            <text:p>38529</text:p>
          </table:table-cell>
          <table:table-cell table:formula="of:=IF(ISBLANK([$pays.C217])OR([$pays.C217]=&quot;N.A.&quot;);&quot;NULL&quot;;IF(ISNUMBER(FIND(&quot; %&quot;; [$pays.C217])) ;SUBSTITUTE([$pays.C217];&quot; %&quot;;&quot;&quot;) ; SUBSTITUTE([$pays.C217];&quot;'&quot;;&quot; &quot;)))" office:value-type="string" office:string-value="1.75" calcext:value-type="string">
            <text:p>1.75</text:p>
          </table:table-cell>
          <table:table-cell table:formula="of:=IF(ISBLANK([$pays.D217])OR([$pays.D217]=&quot;N.A.&quot;);&quot;NULL&quot;;IF(ISNUMBER(FIND(&quot; %&quot;; [$pays.D217])) ;SUBSTITUTE([$pays.D217];&quot; %&quot;;&quot;&quot;) ; SUBSTITUTE([$pays.D217];&quot;'&quot;;&quot; &quot;)))" office:value-type="string" office:string-value="664" calcext:value-type="string">
            <text:p>664</text:p>
          </table:table-cell>
          <table:table-cell table:formula="of:=IF(ISBLANK([$pays.E217])OR([$pays.E217]=&quot;N.A.&quot;);&quot;NULL&quot;;IF(ISNUMBER(FIND(&quot; %&quot;; [$pays.E217])) ;SUBSTITUTE([$pays.E217];&quot; %&quot;;&quot;&quot;) ; SUBSTITUTE([$pays.E217];&quot;'&quot;;&quot; &quot;)))" office:value-type="string" office:string-value="730" calcext:value-type="string">
            <text:p>730</text:p>
          </table:table-cell>
          <table:table-cell table:formula="of:=IF(ISBLANK([$pays.F217])OR([$pays.F217]=&quot;N.A.&quot;);&quot;NULL&quot;;IF(ISNUMBER(FIND(&quot; %&quot;; [$pays.F217])) ;SUBSTITUTE([$pays.F217];&quot; %&quot;;&quot;&quot;) ; SUBSTITUTE([$pays.F217];&quot;'&quot;;&quot; &quot;)))" office:value-type="string" office:string-value="53" calcext:value-type="string">
            <text:p>53</text:p>
          </table:table-cell>
          <table:table-cell table:formula="of:=IF(ISBLANK([$pays.G217])OR([$pays.G217]=&quot;N.A.&quot;);&quot;NULL&quot;;IF(ISNUMBER(FIND(&quot; %&quot;; [$pays.G217])) ;SUBSTITUTE([$pays.G217];&quot; %&quot;;&quot;&quot;) ; SUBSTITUTE([$pays.G217];&quot;'&quot;;&quot; &quot;)))" office:value-type="string" office:string-value="NULL" calcext:value-type="string">
            <text:p>NULL</text:p>
          </table:table-cell>
          <table:table-cell table:formula="of:=IF(ISBLANK([$pays.H217])OR([$pays.H217]=&quot;N.A.&quot;);&quot;NULL&quot;;IF(ISNUMBER(FIND(&quot; %&quot;; [$pays.H217])) ;SUBSTITUTE([$pays.H217];&quot; %&quot;;&quot;&quot;) ; SUBSTITUTE([$pays.H217];&quot;'&quot;;&quot; &quot;)))" office:value-type="string" office:string-value="NULL" calcext:value-type="string">
            <text:p>NULL</text:p>
          </table:table-cell>
          <table:table-cell table:formula="of:=IF(ISBLANK([$pays.I217])OR([$pays.I217]=&quot;N.A.&quot;);&quot;NULL&quot;;IF(ISNUMBER(FIND(&quot; %&quot;; [$pays.I217])) ;SUBSTITUTE([$pays.I217];&quot; %&quot;;&quot;&quot;) ; SUBSTITUTE([$pays.I217];&quot;'&quot;;&quot; &quot;)))" office:value-type="string" office:string-value="NULL" calcext:value-type="string">
            <text:p>NULL</text:p>
          </table:table-cell>
          <table:table-cell table:formula="of:=IF(ISBLANK([$pays.J217])OR([$pays.J217]=&quot;N.A.&quot;);&quot;NULL&quot;;IF(ISNUMBER(FIND(&quot; %&quot;; [$pays.J217])) ;SUBSTITUTE([$pays.J217];&quot; %&quot;;&quot;&quot;) ; SUBSTITUTE([$pays.J217];&quot;'&quot;;&quot; &quot;)))" office:value-type="string" office:string-value="0" calcext:value-type="string">
            <text:p>0</text:p>
          </table:table-cell>
          <table:table-cell table:formula="of:=IF(ISBLANK([$pays.K217])OR([$pays.K217]=&quot;N.A.&quot;);&quot;NULL&quot;;IF(ISNUMBER(FIND(&quot; %&quot;; [$pays.K217])) ;SUBSTITUTE([$pays.K217];&quot; %&quot;;&quot;&quot;) ; SUBSTITUTE([$pays.K217];&quot;'&quot;;&quot; &quot;)))" office:value-type="string" office:string-value="0.00" calcext:value-type="string">
            <text:p>0.00</text:p>
          </table:table-cell>
          <table:table-cell table:formula="of:=IF(ISBLANK([$pays.L217])OR([$pays.L217]=&quot;N.A.&quot;);&quot;NULL&quot;;IF(ISNUMBER(FIND(&quot; %&quot;; [$pays.L217])) ;SUBSTITUTE([$pays.L217];&quot; %&quot;;&quot;&quot;) ; SUBSTITUTE([$pays.L2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8])OR([$pays.A218]=&quot;N.A.&quot;);&quot;NULL&quot;;IF(ISNUMBER(FIND(&quot; %&quot;; [$pays.A218])) ;SUBSTITUTE([$pays.A218];&quot; %&quot;;&quot;&quot;) ; SUBSTITUTE([$pays.A218];&quot;'&quot;;&quot; &quot;)))" office:value-type="string" office:string-value="Liechtenstein" calcext:value-type="string">
            <text:p>Liechtenstein</text:p>
          </table:table-cell>
          <table:table-cell table:formula="of:=IF(ISBLANK([$pays.B218])OR([$pays.B218]=&quot;N.A.&quot;);&quot;NULL&quot;;IF(ISNUMBER(FIND(&quot; %&quot;; [$pays.B218])) ;SUBSTITUTE([$pays.B218];&quot; %&quot;;&quot;&quot;) ; SUBSTITUTE([$pays.B218];&quot;'&quot;;&quot; &quot;)))" office:value-type="string" office:string-value="38106" calcext:value-type="string">
            <text:p>38106</text:p>
          </table:table-cell>
          <table:table-cell table:formula="of:=IF(ISBLANK([$pays.C218])OR([$pays.C218]=&quot;N.A.&quot;);&quot;NULL&quot;;IF(ISNUMBER(FIND(&quot; %&quot;; [$pays.C218])) ;SUBSTITUTE([$pays.C218];&quot; %&quot;;&quot;&quot;) ; SUBSTITUTE([$pays.C218];&quot;'&quot;;&quot; &quot;)))" office:value-type="string" office:string-value="0.29" calcext:value-type="string">
            <text:p>0.29</text:p>
          </table:table-cell>
          <table:table-cell table:formula="of:=IF(ISBLANK([$pays.D218])OR([$pays.D218]=&quot;N.A.&quot;);&quot;NULL&quot;;IF(ISNUMBER(FIND(&quot; %&quot;; [$pays.D218])) ;SUBSTITUTE([$pays.D218];&quot; %&quot;;&quot;&quot;) ; SUBSTITUTE([$pays.D218];&quot;'&quot;;&quot; &quot;)))" office:value-type="string" office:string-value="109" calcext:value-type="string">
            <text:p>109</text:p>
          </table:table-cell>
          <table:table-cell table:formula="of:=IF(ISBLANK([$pays.E218])OR([$pays.E218]=&quot;N.A.&quot;);&quot;NULL&quot;;IF(ISNUMBER(FIND(&quot; %&quot;; [$pays.E218])) ;SUBSTITUTE([$pays.E218];&quot; %&quot;;&quot;&quot;) ; SUBSTITUTE([$pays.E218];&quot;'&quot;;&quot; &quot;)))" office:value-type="string" office:string-value="238" calcext:value-type="string">
            <text:p>238</text:p>
          </table:table-cell>
          <table:table-cell table:formula="of:=IF(ISBLANK([$pays.F218])OR([$pays.F218]=&quot;N.A.&quot;);&quot;NULL&quot;;IF(ISNUMBER(FIND(&quot; %&quot;; [$pays.F218])) ;SUBSTITUTE([$pays.F218];&quot; %&quot;;&quot;&quot;) ; SUBSTITUTE([$pays.F218];&quot;'&quot;;&quot; &quot;)))" office:value-type="string" office:string-value="160" calcext:value-type="string">
            <text:p>160</text:p>
          </table:table-cell>
          <table:table-cell table:formula="of:=IF(ISBLANK([$pays.G218])OR([$pays.G218]=&quot;N.A.&quot;);&quot;NULL&quot;;IF(ISNUMBER(FIND(&quot; %&quot;; [$pays.G218])) ;SUBSTITUTE([$pays.G218];&quot; %&quot;;&quot;&quot;) ; SUBSTITUTE([$pays.G218];&quot;'&quot;;&quot; &quot;)))" office:value-type="string" office:string-value="NULL" calcext:value-type="string">
            <text:p>NULL</text:p>
          </table:table-cell>
          <table:table-cell table:formula="of:=IF(ISBLANK([$pays.H218])OR([$pays.H218]=&quot;N.A.&quot;);&quot;NULL&quot;;IF(ISNUMBER(FIND(&quot; %&quot;; [$pays.H218])) ;SUBSTITUTE([$pays.H218];&quot; %&quot;;&quot;&quot;) ; SUBSTITUTE([$pays.H218];&quot;'&quot;;&quot; &quot;)))" office:value-type="string" office:string-value="NULL" calcext:value-type="string">
            <text:p>NULL</text:p>
          </table:table-cell>
          <table:table-cell table:formula="of:=IF(ISBLANK([$pays.I218])OR([$pays.I218]=&quot;N.A.&quot;);&quot;NULL&quot;;IF(ISNUMBER(FIND(&quot; %&quot;; [$pays.I218])) ;SUBSTITUTE([$pays.I218];&quot; %&quot;;&quot;&quot;) ; SUBSTITUTE([$pays.I218];&quot;'&quot;;&quot; &quot;)))" office:value-type="string" office:string-value="NULL" calcext:value-type="string">
            <text:p>NULL</text:p>
          </table:table-cell>
          <table:table-cell table:formula="of:=IF(ISBLANK([$pays.J218])OR([$pays.J218]=&quot;N.A.&quot;);&quot;NULL&quot;;IF(ISNUMBER(FIND(&quot; %&quot;; [$pays.J218])) ;SUBSTITUTE([$pays.J218];&quot; %&quot;;&quot;&quot;) ; SUBSTITUTE([$pays.J218];&quot;'&quot;;&quot; &quot;)))" office:value-type="string" office:string-value="15" calcext:value-type="string">
            <text:p>15</text:p>
          </table:table-cell>
          <table:table-cell table:formula="of:=IF(ISBLANK([$pays.K218])OR([$pays.K218]=&quot;N.A.&quot;);&quot;NULL&quot;;IF(ISNUMBER(FIND(&quot; %&quot;; [$pays.K218])) ;SUBSTITUTE([$pays.K218];&quot; %&quot;;&quot;&quot;) ; SUBSTITUTE([$pays.K218];&quot;'&quot;;&quot; &quot;)))" office:value-type="string" office:string-value="0.00" calcext:value-type="string">
            <text:p>0.00</text:p>
          </table:table-cell>
          <table:table-cell table:formula="of:=IF(ISBLANK([$pays.L218])OR([$pays.L218]=&quot;N.A.&quot;);&quot;NULL&quot;;IF(ISNUMBER(FIND(&quot; %&quot;; [$pays.L218])) ;SUBSTITUTE([$pays.L218];&quot; %&quot;;&quot;&quot;) ; SUBSTITUTE([$pays.L2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9])OR([$pays.A219]=&quot;N.A.&quot;);&quot;NULL&quot;;IF(ISNUMBER(FIND(&quot; %&quot;; [$pays.A219])) ;SUBSTITUTE([$pays.A219];&quot; %&quot;;&quot;&quot;) ; SUBSTITUTE([$pays.A219];&quot;'&quot;;&quot; &quot;)))" office:value-type="string" office:string-value="San Marino" calcext:value-type="string">
            <text:p>San Marino</text:p>
          </table:table-cell>
          <table:table-cell table:formula="of:=IF(ISBLANK([$pays.B219])OR([$pays.B219]=&quot;N.A.&quot;);&quot;NULL&quot;;IF(ISNUMBER(FIND(&quot; %&quot;; [$pays.B219])) ;SUBSTITUTE([$pays.B219];&quot; %&quot;;&quot;&quot;) ; SUBSTITUTE([$pays.B219];&quot;'&quot;;&quot; &quot;)))" office:value-type="string" office:string-value="33917" calcext:value-type="string">
            <text:p>33917</text:p>
          </table:table-cell>
          <table:table-cell table:formula="of:=IF(ISBLANK([$pays.C219])OR([$pays.C219]=&quot;N.A.&quot;);&quot;NULL&quot;;IF(ISNUMBER(FIND(&quot; %&quot;; [$pays.C219])) ;SUBSTITUTE([$pays.C219];&quot; %&quot;;&quot;&quot;) ; SUBSTITUTE([$pays.C219];&quot;'&quot;;&quot; &quot;)))" office:value-type="string" office:string-value="0.21" calcext:value-type="string">
            <text:p>0.21</text:p>
          </table:table-cell>
          <table:table-cell table:formula="of:=IF(ISBLANK([$pays.D219])OR([$pays.D219]=&quot;N.A.&quot;);&quot;NULL&quot;;IF(ISNUMBER(FIND(&quot; %&quot;; [$pays.D219])) ;SUBSTITUTE([$pays.D219];&quot; %&quot;;&quot;&quot;) ; SUBSTITUTE([$pays.D219];&quot;'&quot;;&quot; &quot;)))" office:value-type="string" office:string-value="71" calcext:value-type="string">
            <text:p>71</text:p>
          </table:table-cell>
          <table:table-cell table:formula="of:=IF(ISBLANK([$pays.E219])OR([$pays.E219]=&quot;N.A.&quot;);&quot;NULL&quot;;IF(ISNUMBER(FIND(&quot; %&quot;; [$pays.E219])) ;SUBSTITUTE([$pays.E219];&quot; %&quot;;&quot;&quot;) ; SUBSTITUTE([$pays.E219];&quot;'&quot;;&quot; &quot;)))" office:value-type="string" office:string-value="566" calcext:value-type="string">
            <text:p>566</text:p>
          </table:table-cell>
          <table:table-cell table:formula="of:=IF(ISBLANK([$pays.F219])OR([$pays.F219]=&quot;N.A.&quot;);&quot;NULL&quot;;IF(ISNUMBER(FIND(&quot; %&quot;; [$pays.F219])) ;SUBSTITUTE([$pays.F219];&quot; %&quot;;&quot;&quot;) ; SUBSTITUTE([$pays.F219];&quot;'&quot;;&quot; &quot;)))" office:value-type="string" office:string-value="60" calcext:value-type="string">
            <text:p>60</text:p>
          </table:table-cell>
          <table:table-cell table:formula="of:=IF(ISBLANK([$pays.G219])OR([$pays.G219]=&quot;N.A.&quot;);&quot;NULL&quot;;IF(ISNUMBER(FIND(&quot; %&quot;; [$pays.G219])) ;SUBSTITUTE([$pays.G219];&quot; %&quot;;&quot;&quot;) ; SUBSTITUTE([$pays.G219];&quot;'&quot;;&quot; &quot;)))" office:value-type="string" office:string-value="NULL" calcext:value-type="string">
            <text:p>NULL</text:p>
          </table:table-cell>
          <table:table-cell table:formula="of:=IF(ISBLANK([$pays.H219])OR([$pays.H219]=&quot;N.A.&quot;);&quot;NULL&quot;;IF(ISNUMBER(FIND(&quot; %&quot;; [$pays.H219])) ;SUBSTITUTE([$pays.H219];&quot; %&quot;;&quot;&quot;) ; SUBSTITUTE([$pays.H219];&quot;'&quot;;&quot; &quot;)))" office:value-type="string" office:string-value="NULL" calcext:value-type="string">
            <text:p>NULL</text:p>
          </table:table-cell>
          <table:table-cell table:formula="of:=IF(ISBLANK([$pays.I219])OR([$pays.I219]=&quot;N.A.&quot;);&quot;NULL&quot;;IF(ISNUMBER(FIND(&quot; %&quot;; [$pays.I219])) ;SUBSTITUTE([$pays.I219];&quot; %&quot;;&quot;&quot;) ; SUBSTITUTE([$pays.I219];&quot;'&quot;;&quot; &quot;)))" office:value-type="string" office:string-value="NULL" calcext:value-type="string">
            <text:p>NULL</text:p>
          </table:table-cell>
          <table:table-cell table:formula="of:=IF(ISBLANK([$pays.J219])OR([$pays.J219]=&quot;N.A.&quot;);&quot;NULL&quot;;IF(ISNUMBER(FIND(&quot; %&quot;; [$pays.J219])) ;SUBSTITUTE([$pays.J219];&quot; %&quot;;&quot;&quot;) ; SUBSTITUTE([$pays.J219];&quot;'&quot;;&quot; &quot;)))" office:value-type="string" office:string-value="97" calcext:value-type="string">
            <text:p>97</text:p>
          </table:table-cell>
          <table:table-cell table:formula="of:=IF(ISBLANK([$pays.K219])OR([$pays.K219]=&quot;N.A.&quot;);&quot;NULL&quot;;IF(ISNUMBER(FIND(&quot; %&quot;; [$pays.K219])) ;SUBSTITUTE([$pays.K219];&quot; %&quot;;&quot;&quot;) ; SUBSTITUTE([$pays.K219];&quot;'&quot;;&quot; &quot;)))" office:value-type="string" office:string-value="0.00" calcext:value-type="string">
            <text:p>0.00</text:p>
          </table:table-cell>
          <table:table-cell table:formula="of:=IF(ISBLANK([$pays.L219])OR([$pays.L219]=&quot;N.A.&quot;);&quot;NULL&quot;;IF(ISNUMBER(FIND(&quot; %&quot;; [$pays.L219])) ;SUBSTITUTE([$pays.L219];&quot; %&quot;;&quot;&quot;) ; SUBSTITUTE([$pays.L2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0])OR([$pays.A220]=&quot;N.A.&quot;);&quot;NULL&quot;;IF(ISNUMBER(FIND(&quot; %&quot;; [$pays.A220])) ;SUBSTITUTE([$pays.A220];&quot; %&quot;;&quot;&quot;) ; SUBSTITUTE([$pays.A220];&quot;'&quot;;&quot; &quot;)))" office:value-type="string" office:string-value="Gibraltar" calcext:value-type="string">
            <text:p>Gibraltar</text:p>
          </table:table-cell>
          <table:table-cell table:formula="of:=IF(ISBLANK([$pays.B220])OR([$pays.B220]=&quot;N.A.&quot;);&quot;NULL&quot;;IF(ISNUMBER(FIND(&quot; %&quot;; [$pays.B220])) ;SUBSTITUTE([$pays.B220];&quot; %&quot;;&quot;&quot;) ; SUBSTITUTE([$pays.B220];&quot;'&quot;;&quot; &quot;)))" office:value-type="string" office:string-value="33693" calcext:value-type="string">
            <text:p>33693</text:p>
          </table:table-cell>
          <table:table-cell table:formula="of:=IF(ISBLANK([$pays.C220])OR([$pays.C220]=&quot;N.A.&quot;);&quot;NULL&quot;;IF(ISNUMBER(FIND(&quot; %&quot;; [$pays.C220])) ;SUBSTITUTE([$pays.C220];&quot; %&quot;;&quot;&quot;) ; SUBSTITUTE([$pays.C220];&quot;'&quot;;&quot; &quot;)))" office:value-type="string" office:string-value="-0.03" calcext:value-type="string">
            <text:p>-0.03</text:p>
          </table:table-cell>
          <table:table-cell table:formula="of:=IF(ISBLANK([$pays.D220])OR([$pays.D220]=&quot;N.A.&quot;);&quot;NULL&quot;;IF(ISNUMBER(FIND(&quot; %&quot;; [$pays.D220])) ;SUBSTITUTE([$pays.D220];&quot; %&quot;;&quot;&quot;) ; SUBSTITUTE([$pays.D220];&quot;'&quot;;&quot; &quot;)))" office:value-type="string" office:string-value="-10" calcext:value-type="string">
            <text:p>-10</text:p>
          </table:table-cell>
          <table:table-cell table:formula="of:=IF(ISBLANK([$pays.E220])OR([$pays.E220]=&quot;N.A.&quot;);&quot;NULL&quot;;IF(ISNUMBER(FIND(&quot; %&quot;; [$pays.E220])) ;SUBSTITUTE([$pays.E220];&quot; %&quot;;&quot;&quot;) ; SUBSTITUTE([$pays.E220];&quot;'&quot;;&quot; &quot;)))" office:value-type="string" office:string-value="3369" calcext:value-type="string">
            <text:p>3369</text:p>
          </table:table-cell>
          <table:table-cell table:formula="of:=IF(ISBLANK([$pays.F220])OR([$pays.F220]=&quot;N.A.&quot;);&quot;NULL&quot;;IF(ISNUMBER(FIND(&quot; %&quot;; [$pays.F220])) ;SUBSTITUTE([$pays.F220];&quot; %&quot;;&quot;&quot;) ; SUBSTITUTE([$pays.F220];&quot;'&quot;;&quot; &quot;)))" office:value-type="string" office:string-value="10" calcext:value-type="string">
            <text:p>10</text:p>
          </table:table-cell>
          <table:table-cell table:formula="of:=IF(ISBLANK([$pays.G220])OR([$pays.G220]=&quot;N.A.&quot;);&quot;NULL&quot;;IF(ISNUMBER(FIND(&quot; %&quot;; [$pays.G220])) ;SUBSTITUTE([$pays.G220];&quot; %&quot;;&quot;&quot;) ; SUBSTITUTE([$pays.G220];&quot;'&quot;;&quot; &quot;)))" office:value-type="string" office:string-value="NULL" calcext:value-type="string">
            <text:p>NULL</text:p>
          </table:table-cell>
          <table:table-cell table:formula="of:=IF(ISBLANK([$pays.H220])OR([$pays.H220]=&quot;N.A.&quot;);&quot;NULL&quot;;IF(ISNUMBER(FIND(&quot; %&quot;; [$pays.H220])) ;SUBSTITUTE([$pays.H220];&quot; %&quot;;&quot;&quot;) ; SUBSTITUTE([$pays.H220];&quot;'&quot;;&quot; &quot;)))" office:value-type="string" office:string-value="NULL" calcext:value-type="string">
            <text:p>NULL</text:p>
          </table:table-cell>
          <table:table-cell table:formula="of:=IF(ISBLANK([$pays.I220])OR([$pays.I220]=&quot;N.A.&quot;);&quot;NULL&quot;;IF(ISNUMBER(FIND(&quot; %&quot;; [$pays.I220])) ;SUBSTITUTE([$pays.I220];&quot; %&quot;;&quot;&quot;) ; SUBSTITUTE([$pays.I220];&quot;'&quot;;&quot; &quot;)))" office:value-type="string" office:string-value="NULL" calcext:value-type="string">
            <text:p>NULL</text:p>
          </table:table-cell>
          <table:table-cell table:formula="of:=IF(ISBLANK([$pays.J220])OR([$pays.J220]=&quot;N.A.&quot;);&quot;NULL&quot;;IF(ISNUMBER(FIND(&quot; %&quot;; [$pays.J220])) ;SUBSTITUTE([$pays.J220];&quot; %&quot;;&quot;&quot;) ; SUBSTITUTE([$pays.J220];&quot;'&quot;;&quot; &quot;)))" office:value-type="string" office:string-value="NULL" calcext:value-type="string">
            <text:p>NULL</text:p>
          </table:table-cell>
          <table:table-cell table:formula="of:=IF(ISBLANK([$pays.K220])OR([$pays.K220]=&quot;N.A.&quot;);&quot;NULL&quot;;IF(ISNUMBER(FIND(&quot; %&quot;; [$pays.K220])) ;SUBSTITUTE([$pays.K220];&quot; %&quot;;&quot;&quot;) ; SUBSTITUTE([$pays.K220];&quot;'&quot;;&quot; &quot;)))" office:value-type="string" office:string-value="0.00" calcext:value-type="string">
            <text:p>0.00</text:p>
          </table:table-cell>
          <table:table-cell table:formula="of:=IF(ISBLANK([$pays.L220])OR([$pays.L220]=&quot;N.A.&quot;);&quot;NULL&quot;;IF(ISNUMBER(FIND(&quot; %&quot;; [$pays.L220])) ;SUBSTITUTE([$pays.L220];&quot; %&quot;;&quot;&quot;) ; SUBSTITUTE([$pays.L22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1])OR([$pays.A221]=&quot;N.A.&quot;);&quot;NULL&quot;;IF(ISNUMBER(FIND(&quot; %&quot;; [$pays.A221])) ;SUBSTITUTE([$pays.A221];&quot; %&quot;;&quot;&quot;) ; SUBSTITUTE([$pays.A221];&quot;'&quot;;&quot; &quot;)))" office:value-type="string" office:string-value="British Virgin Islands" calcext:value-type="string">
            <text:p>British Virgin Islands</text:p>
          </table:table-cell>
          <table:table-cell table:formula="of:=IF(ISBLANK([$pays.B221])OR([$pays.B221]=&quot;N.A.&quot;);&quot;NULL&quot;;IF(ISNUMBER(FIND(&quot; %&quot;; [$pays.B221])) ;SUBSTITUTE([$pays.B221];&quot; %&quot;;&quot;&quot;) ; SUBSTITUTE([$pays.B221];&quot;'&quot;;&quot; &quot;)))" office:value-type="string" office:string-value="30190" calcext:value-type="string">
            <text:p>30190</text:p>
          </table:table-cell>
          <table:table-cell table:formula="of:=IF(ISBLANK([$pays.C221])OR([$pays.C221]=&quot;N.A.&quot;);&quot;NULL&quot;;IF(ISNUMBER(FIND(&quot; %&quot;; [$pays.C221])) ;SUBSTITUTE([$pays.C221];&quot; %&quot;;&quot;&quot;) ; SUBSTITUTE([$pays.C221];&quot;'&quot;;&quot; &quot;)))" office:value-type="string" office:string-value="0.67" calcext:value-type="string">
            <text:p>0.67</text:p>
          </table:table-cell>
          <table:table-cell table:formula="of:=IF(ISBLANK([$pays.D221])OR([$pays.D221]=&quot;N.A.&quot;);&quot;NULL&quot;;IF(ISNUMBER(FIND(&quot; %&quot;; [$pays.D221])) ;SUBSTITUTE([$pays.D221];&quot; %&quot;;&quot;&quot;) ; SUBSTITUTE([$pays.D221];&quot;'&quot;;&quot; &quot;)))" office:value-type="string" office:string-value="201" calcext:value-type="string">
            <text:p>201</text:p>
          </table:table-cell>
          <table:table-cell table:formula="of:=IF(ISBLANK([$pays.E221])OR([$pays.E221]=&quot;N.A.&quot;);&quot;NULL&quot;;IF(ISNUMBER(FIND(&quot; %&quot;; [$pays.E221])) ;SUBSTITUTE([$pays.E221];&quot; %&quot;;&quot;&quot;) ; SUBSTITUTE([$pays.E221];&quot;'&quot;;&quot; &quot;)))" office:value-type="string" office:string-value="202" calcext:value-type="string">
            <text:p>202</text:p>
          </table:table-cell>
          <table:table-cell table:formula="of:=IF(ISBLANK([$pays.F221])OR([$pays.F221]=&quot;N.A.&quot;);&quot;NULL&quot;;IF(ISNUMBER(FIND(&quot; %&quot;; [$pays.F221])) ;SUBSTITUTE([$pays.F221];&quot; %&quot;;&quot;&quot;) ; SUBSTITUTE([$pays.F221];&quot;'&quot;;&quot; &quot;)))" office:value-type="string" office:string-value="150" calcext:value-type="string">
            <text:p>150</text:p>
          </table:table-cell>
          <table:table-cell table:formula="of:=IF(ISBLANK([$pays.G221])OR([$pays.G221]=&quot;N.A.&quot;);&quot;NULL&quot;;IF(ISNUMBER(FIND(&quot; %&quot;; [$pays.G221])) ;SUBSTITUTE([$pays.G221];&quot; %&quot;;&quot;&quot;) ; SUBSTITUTE([$pays.G221];&quot;'&quot;;&quot; &quot;)))" office:value-type="string" office:string-value="NULL" calcext:value-type="string">
            <text:p>NULL</text:p>
          </table:table-cell>
          <table:table-cell table:formula="of:=IF(ISBLANK([$pays.H221])OR([$pays.H221]=&quot;N.A.&quot;);&quot;NULL&quot;;IF(ISNUMBER(FIND(&quot; %&quot;; [$pays.H221])) ;SUBSTITUTE([$pays.H221];&quot; %&quot;;&quot;&quot;) ; SUBSTITUTE([$pays.H221];&quot;'&quot;;&quot; &quot;)))" office:value-type="string" office:string-value="NULL" calcext:value-type="string">
            <text:p>NULL</text:p>
          </table:table-cell>
          <table:table-cell table:formula="of:=IF(ISBLANK([$pays.I221])OR([$pays.I221]=&quot;N.A.&quot;);&quot;NULL&quot;;IF(ISNUMBER(FIND(&quot; %&quot;; [$pays.I221])) ;SUBSTITUTE([$pays.I221];&quot; %&quot;;&quot;&quot;) ; SUBSTITUTE([$pays.I221];&quot;'&quot;;&quot; &quot;)))" office:value-type="string" office:string-value="NULL" calcext:value-type="string">
            <text:p>NULL</text:p>
          </table:table-cell>
          <table:table-cell table:formula="of:=IF(ISBLANK([$pays.J221])OR([$pays.J221]=&quot;N.A.&quot;);&quot;NULL&quot;;IF(ISNUMBER(FIND(&quot; %&quot;; [$pays.J221])) ;SUBSTITUTE([$pays.J221];&quot; %&quot;;&quot;&quot;) ; SUBSTITUTE([$pays.J221];&quot;'&quot;;&quot; &quot;)))" office:value-type="string" office:string-value="52" calcext:value-type="string">
            <text:p>52</text:p>
          </table:table-cell>
          <table:table-cell table:formula="of:=IF(ISBLANK([$pays.K221])OR([$pays.K221]=&quot;N.A.&quot;);&quot;NULL&quot;;IF(ISNUMBER(FIND(&quot; %&quot;; [$pays.K221])) ;SUBSTITUTE([$pays.K221];&quot; %&quot;;&quot;&quot;) ; SUBSTITUTE([$pays.K221];&quot;'&quot;;&quot; &quot;)))" office:value-type="string" office:string-value="0.00" calcext:value-type="string">
            <text:p>0.00</text:p>
          </table:table-cell>
          <table:table-cell table:formula="of:=IF(ISBLANK([$pays.L221])OR([$pays.L221]=&quot;N.A.&quot;);&quot;NULL&quot;;IF(ISNUMBER(FIND(&quot; %&quot;; [$pays.L221])) ;SUBSTITUTE([$pays.L221];&quot; %&quot;;&quot;&quot;) ; SUBSTITUTE([$pays.L22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2])OR([$pays.A222]=&quot;N.A.&quot;);&quot;NULL&quot;;IF(ISNUMBER(FIND(&quot; %&quot;; [$pays.A222])) ;SUBSTITUTE([$pays.A222];&quot; %&quot;;&quot;&quot;) ; SUBSTITUTE([$pays.A222];&quot;'&quot;;&quot; &quot;)))" office:value-type="string" office:string-value="Caribbean Netherlands" calcext:value-type="string">
            <text:p>Caribbean Netherlands</text:p>
          </table:table-cell>
          <table:table-cell table:formula="of:=IF(ISBLANK([$pays.B222])OR([$pays.B222]=&quot;N.A.&quot;);&quot;NULL&quot;;IF(ISNUMBER(FIND(&quot; %&quot;; [$pays.B222])) ;SUBSTITUTE([$pays.B222];&quot; %&quot;;&quot;&quot;) ; SUBSTITUTE([$pays.B222];&quot;'&quot;;&quot; &quot;)))" office:value-type="string" office:string-value="26173" calcext:value-type="string">
            <text:p>26173</text:p>
          </table:table-cell>
          <table:table-cell table:formula="of:=IF(ISBLANK([$pays.C222])OR([$pays.C222]=&quot;N.A.&quot;);&quot;NULL&quot;;IF(ISNUMBER(FIND(&quot; %&quot;; [$pays.C222])) ;SUBSTITUTE([$pays.C222];&quot; %&quot;;&quot;&quot;) ; SUBSTITUTE([$pays.C222];&quot;'&quot;;&quot; &quot;)))" office:value-type="string" office:string-value="0.94" calcext:value-type="string">
            <text:p>0.94</text:p>
          </table:table-cell>
          <table:table-cell table:formula="of:=IF(ISBLANK([$pays.D222])OR([$pays.D222]=&quot;N.A.&quot;);&quot;NULL&quot;;IF(ISNUMBER(FIND(&quot; %&quot;; [$pays.D222])) ;SUBSTITUTE([$pays.D222];&quot; %&quot;;&quot;&quot;) ; SUBSTITUTE([$pays.D222];&quot;'&quot;;&quot; &quot;)))" office:value-type="string" office:string-value="244" calcext:value-type="string">
            <text:p>244</text:p>
          </table:table-cell>
          <table:table-cell table:formula="of:=IF(ISBLANK([$pays.E222])OR([$pays.E222]=&quot;N.A.&quot;);&quot;NULL&quot;;IF(ISNUMBER(FIND(&quot; %&quot;; [$pays.E222])) ;SUBSTITUTE([$pays.E222];&quot; %&quot;;&quot;&quot;) ; SUBSTITUTE([$pays.E222];&quot;'&quot;;&quot; &quot;)))" office:value-type="string" office:string-value="80" calcext:value-type="string">
            <text:p>80</text:p>
          </table:table-cell>
          <table:table-cell table:formula="of:=IF(ISBLANK([$pays.F222])OR([$pays.F222]=&quot;N.A.&quot;);&quot;NULL&quot;;IF(ISNUMBER(FIND(&quot; %&quot;; [$pays.F222])) ;SUBSTITUTE([$pays.F222];&quot; %&quot;;&quot;&quot;) ; SUBSTITUTE([$pays.F222];&quot;'&quot;;&quot; &quot;)))" office:value-type="string" office:string-value="328" calcext:value-type="string">
            <text:p>328</text:p>
          </table:table-cell>
          <table:table-cell table:formula="of:=IF(ISBLANK([$pays.G222])OR([$pays.G222]=&quot;N.A.&quot;);&quot;NULL&quot;;IF(ISNUMBER(FIND(&quot; %&quot;; [$pays.G222])) ;SUBSTITUTE([$pays.G222];&quot; %&quot;;&quot;&quot;) ; SUBSTITUTE([$pays.G222];&quot;'&quot;;&quot; &quot;)))" office:value-type="string" office:string-value="NULL" calcext:value-type="string">
            <text:p>NULL</text:p>
          </table:table-cell>
          <table:table-cell table:formula="of:=IF(ISBLANK([$pays.H222])OR([$pays.H222]=&quot;N.A.&quot;);&quot;NULL&quot;;IF(ISNUMBER(FIND(&quot; %&quot;; [$pays.H222])) ;SUBSTITUTE([$pays.H222];&quot; %&quot;;&quot;&quot;) ; SUBSTITUTE([$pays.H222];&quot;'&quot;;&quot; &quot;)))" office:value-type="string" office:string-value="NULL" calcext:value-type="string">
            <text:p>NULL</text:p>
          </table:table-cell>
          <table:table-cell table:formula="of:=IF(ISBLANK([$pays.I222])OR([$pays.I222]=&quot;N.A.&quot;);&quot;NULL&quot;;IF(ISNUMBER(FIND(&quot; %&quot;; [$pays.I222])) ;SUBSTITUTE([$pays.I222];&quot; %&quot;;&quot;&quot;) ; SUBSTITUTE([$pays.I222];&quot;'&quot;;&quot; &quot;)))" office:value-type="string" office:string-value="NULL" calcext:value-type="string">
            <text:p>NULL</text:p>
          </table:table-cell>
          <table:table-cell table:formula="of:=IF(ISBLANK([$pays.J222])OR([$pays.J222]=&quot;N.A.&quot;);&quot;NULL&quot;;IF(ISNUMBER(FIND(&quot; %&quot;; [$pays.J222])) ;SUBSTITUTE([$pays.J222];&quot; %&quot;;&quot;&quot;) ; SUBSTITUTE([$pays.J222];&quot;'&quot;;&quot; &quot;)))" office:value-type="string" office:string-value="75" calcext:value-type="string">
            <text:p>75</text:p>
          </table:table-cell>
          <table:table-cell table:formula="of:=IF(ISBLANK([$pays.K222])OR([$pays.K222]=&quot;N.A.&quot;);&quot;NULL&quot;;IF(ISNUMBER(FIND(&quot; %&quot;; [$pays.K222])) ;SUBSTITUTE([$pays.K222];&quot; %&quot;;&quot;&quot;) ; SUBSTITUTE([$pays.K222];&quot;'&quot;;&quot; &quot;)))" office:value-type="string" office:string-value="0.00" calcext:value-type="string">
            <text:p>0.00</text:p>
          </table:table-cell>
          <table:table-cell table:formula="of:=IF(ISBLANK([$pays.L222])OR([$pays.L222]=&quot;N.A.&quot;);&quot;NULL&quot;;IF(ISNUMBER(FIND(&quot; %&quot;; [$pays.L222])) ;SUBSTITUTE([$pays.L222];&quot; %&quot;;&quot;&quot;) ; SUBSTITUTE([$pays.L2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3])OR([$pays.A223]=&quot;N.A.&quot;);&quot;NULL&quot;;IF(ISNUMBER(FIND(&quot; %&quot;; [$pays.A223])) ;SUBSTITUTE([$pays.A223];&quot; %&quot;;&quot;&quot;) ; SUBSTITUTE([$pays.A223];&quot;'&quot;;&quot; &quot;)))" office:value-type="string" office:string-value="Palau" calcext:value-type="string">
            <text:p>Palau</text:p>
          </table:table-cell>
          <table:table-cell table:formula="of:=IF(ISBLANK([$pays.B223])OR([$pays.B223]=&quot;N.A.&quot;);&quot;NULL&quot;;IF(ISNUMBER(FIND(&quot; %&quot;; [$pays.B223])) ;SUBSTITUTE([$pays.B223];&quot; %&quot;;&quot;&quot;) ; SUBSTITUTE([$pays.B223];&quot;'&quot;;&quot; &quot;)))" office:value-type="string" office:string-value="18077" calcext:value-type="string">
            <text:p>18077</text:p>
          </table:table-cell>
          <table:table-cell table:formula="of:=IF(ISBLANK([$pays.C223])OR([$pays.C223]=&quot;N.A.&quot;);&quot;NULL&quot;;IF(ISNUMBER(FIND(&quot; %&quot;; [$pays.C223])) ;SUBSTITUTE([$pays.C223];&quot; %&quot;;&quot;&quot;) ; SUBSTITUTE([$pays.C223];&quot;'&quot;;&quot; &quot;)))" office:value-type="string" office:string-value="0.48" calcext:value-type="string">
            <text:p>0.48</text:p>
          </table:table-cell>
          <table:table-cell table:formula="of:=IF(ISBLANK([$pays.D223])OR([$pays.D223]=&quot;N.A.&quot;);&quot;NULL&quot;;IF(ISNUMBER(FIND(&quot; %&quot;; [$pays.D223])) ;SUBSTITUTE([$pays.D223];&quot; %&quot;;&quot;&quot;) ; SUBSTITUTE([$pays.D223];&quot;'&quot;;&quot; &quot;)))" office:value-type="string" office:string-value="86" calcext:value-type="string">
            <text:p>86</text:p>
          </table:table-cell>
          <table:table-cell table:formula="of:=IF(ISBLANK([$pays.E223])OR([$pays.E223]=&quot;N.A.&quot;);&quot;NULL&quot;;IF(ISNUMBER(FIND(&quot; %&quot;; [$pays.E223])) ;SUBSTITUTE([$pays.E223];&quot; %&quot;;&quot;&quot;) ; SUBSTITUTE([$pays.E223];&quot;'&quot;;&quot; &quot;)))" office:value-type="string" office:string-value="39" calcext:value-type="string">
            <text:p>39</text:p>
          </table:table-cell>
          <table:table-cell table:formula="of:=IF(ISBLANK([$pays.F223])OR([$pays.F223]=&quot;N.A.&quot;);&quot;NULL&quot;;IF(ISNUMBER(FIND(&quot; %&quot;; [$pays.F223])) ;SUBSTITUTE([$pays.F223];&quot; %&quot;;&quot;&quot;) ; SUBSTITUTE([$pays.F223];&quot;'&quot;;&quot; &quot;)))" office:value-type="string" office:string-value="460" calcext:value-type="string">
            <text:p>460</text:p>
          </table:table-cell>
          <table:table-cell table:formula="of:=IF(ISBLANK([$pays.G223])OR([$pays.G223]=&quot;N.A.&quot;);&quot;NULL&quot;;IF(ISNUMBER(FIND(&quot; %&quot;; [$pays.G223])) ;SUBSTITUTE([$pays.G223];&quot; %&quot;;&quot;&quot;) ; SUBSTITUTE([$pays.G223];&quot;'&quot;;&quot; &quot;)))" office:value-type="string" office:string-value="NULL" calcext:value-type="string">
            <text:p>NULL</text:p>
          </table:table-cell>
          <table:table-cell table:formula="of:=IF(ISBLANK([$pays.H223])OR([$pays.H223]=&quot;N.A.&quot;);&quot;NULL&quot;;IF(ISNUMBER(FIND(&quot; %&quot;; [$pays.H223])) ;SUBSTITUTE([$pays.H223];&quot; %&quot;;&quot;&quot;) ; SUBSTITUTE([$pays.H223];&quot;'&quot;;&quot; &quot;)))" office:value-type="string" office:string-value="NULL" calcext:value-type="string">
            <text:p>NULL</text:p>
          </table:table-cell>
          <table:table-cell table:formula="of:=IF(ISBLANK([$pays.I223])OR([$pays.I223]=&quot;N.A.&quot;);&quot;NULL&quot;;IF(ISNUMBER(FIND(&quot; %&quot;; [$pays.I223])) ;SUBSTITUTE([$pays.I223];&quot; %&quot;;&quot;&quot;) ; SUBSTITUTE([$pays.I223];&quot;'&quot;;&quot; &quot;)))" office:value-type="string" office:string-value="NULL" calcext:value-type="string">
            <text:p>NULL</text:p>
          </table:table-cell>
          <table:table-cell table:formula="of:=IF(ISBLANK([$pays.J223])OR([$pays.J223]=&quot;N.A.&quot;);&quot;NULL&quot;;IF(ISNUMBER(FIND(&quot; %&quot;; [$pays.J223])) ;SUBSTITUTE([$pays.J223];&quot; %&quot;;&quot;&quot;) ; SUBSTITUTE([$pays.J223];&quot;'&quot;;&quot; &quot;)))" office:value-type="string" office:string-value="NULL" calcext:value-type="string">
            <text:p>NULL</text:p>
          </table:table-cell>
          <table:table-cell table:formula="of:=IF(ISBLANK([$pays.K223])OR([$pays.K223]=&quot;N.A.&quot;);&quot;NULL&quot;;IF(ISNUMBER(FIND(&quot; %&quot;; [$pays.K223])) ;SUBSTITUTE([$pays.K223];&quot; %&quot;;&quot;&quot;) ; SUBSTITUTE([$pays.K223];&quot;'&quot;;&quot; &quot;)))" office:value-type="string" office:string-value="0.00" calcext:value-type="string">
            <text:p>0.00</text:p>
          </table:table-cell>
          <table:table-cell table:formula="of:=IF(ISBLANK([$pays.L223])OR([$pays.L223]=&quot;N.A.&quot;);&quot;NULL&quot;;IF(ISNUMBER(FIND(&quot; %&quot;; [$pays.L223])) ;SUBSTITUTE([$pays.L223];&quot; %&quot;;&quot;&quot;) ; SUBSTITUTE([$pays.L2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4])OR([$pays.A224]=&quot;N.A.&quot;);&quot;NULL&quot;;IF(ISNUMBER(FIND(&quot; %&quot;; [$pays.A224])) ;SUBSTITUTE([$pays.A224];&quot; %&quot;;&quot;&quot;) ; SUBSTITUTE([$pays.A224];&quot;'&quot;;&quot; &quot;)))" office:value-type="string" office:string-value="Cook Islands" calcext:value-type="string">
            <text:p>Cook Islands</text:p>
          </table:table-cell>
          <table:table-cell table:formula="of:=IF(ISBLANK([$pays.B224])OR([$pays.B224]=&quot;N.A.&quot;);&quot;NULL&quot;;IF(ISNUMBER(FIND(&quot; %&quot;; [$pays.B224])) ;SUBSTITUTE([$pays.B224];&quot; %&quot;;&quot;&quot;) ; SUBSTITUTE([$pays.B224];&quot;'&quot;;&quot; &quot;)))" office:value-type="string" office:string-value="17561" calcext:value-type="string">
            <text:p>17561</text:p>
          </table:table-cell>
          <table:table-cell table:formula="of:=IF(ISBLANK([$pays.C224])OR([$pays.C224]=&quot;N.A.&quot;);&quot;NULL&quot;;IF(ISNUMBER(FIND(&quot; %&quot;; [$pays.C224])) ;SUBSTITUTE([$pays.C224];&quot; %&quot;;&quot;&quot;) ; SUBSTITUTE([$pays.C224];&quot;'&quot;;&quot; &quot;)))" office:value-type="string" office:string-value="0.09" calcext:value-type="string">
            <text:p>0.09</text:p>
          </table:table-cell>
          <table:table-cell table:formula="of:=IF(ISBLANK([$pays.D224])OR([$pays.D224]=&quot;N.A.&quot;);&quot;NULL&quot;;IF(ISNUMBER(FIND(&quot; %&quot;; [$pays.D224])) ;SUBSTITUTE([$pays.D224];&quot; %&quot;;&quot;&quot;) ; SUBSTITUTE([$pays.D224];&quot;'&quot;;&quot; &quot;)))" office:value-type="string" office:string-value="16" calcext:value-type="string">
            <text:p>16</text:p>
          </table:table-cell>
          <table:table-cell table:formula="of:=IF(ISBLANK([$pays.E224])OR([$pays.E224]=&quot;N.A.&quot;);&quot;NULL&quot;;IF(ISNUMBER(FIND(&quot; %&quot;; [$pays.E224])) ;SUBSTITUTE([$pays.E224];&quot; %&quot;;&quot;&quot;) ; SUBSTITUTE([$pays.E224];&quot;'&quot;;&quot; &quot;)))" office:value-type="string" office:string-value="73" calcext:value-type="string">
            <text:p>73</text:p>
          </table:table-cell>
          <table:table-cell table:formula="of:=IF(ISBLANK([$pays.F224])OR([$pays.F224]=&quot;N.A.&quot;);&quot;NULL&quot;;IF(ISNUMBER(FIND(&quot; %&quot;; [$pays.F224])) ;SUBSTITUTE([$pays.F224];&quot; %&quot;;&quot;&quot;) ; SUBSTITUTE([$pays.F224];&quot;'&quot;;&quot; &quot;)))" office:value-type="string" office:string-value="240" calcext:value-type="string">
            <text:p>240</text:p>
          </table:table-cell>
          <table:table-cell table:formula="of:=IF(ISBLANK([$pays.G224])OR([$pays.G224]=&quot;N.A.&quot;);&quot;NULL&quot;;IF(ISNUMBER(FIND(&quot; %&quot;; [$pays.G224])) ;SUBSTITUTE([$pays.G224];&quot; %&quot;;&quot;&quot;) ; SUBSTITUTE([$pays.G224];&quot;'&quot;;&quot; &quot;)))" office:value-type="string" office:string-value="NULL" calcext:value-type="string">
            <text:p>NULL</text:p>
          </table:table-cell>
          <table:table-cell table:formula="of:=IF(ISBLANK([$pays.H224])OR([$pays.H224]=&quot;N.A.&quot;);&quot;NULL&quot;;IF(ISNUMBER(FIND(&quot; %&quot;; [$pays.H224])) ;SUBSTITUTE([$pays.H224];&quot; %&quot;;&quot;&quot;) ; SUBSTITUTE([$pays.H224];&quot;'&quot;;&quot; &quot;)))" office:value-type="string" office:string-value="NULL" calcext:value-type="string">
            <text:p>NULL</text:p>
          </table:table-cell>
          <table:table-cell table:formula="of:=IF(ISBLANK([$pays.I224])OR([$pays.I224]=&quot;N.A.&quot;);&quot;NULL&quot;;IF(ISNUMBER(FIND(&quot; %&quot;; [$pays.I224])) ;SUBSTITUTE([$pays.I224];&quot; %&quot;;&quot;&quot;) ; SUBSTITUTE([$pays.I224];&quot;'&quot;;&quot; &quot;)))" office:value-type="string" office:string-value="NULL" calcext:value-type="string">
            <text:p>NULL</text:p>
          </table:table-cell>
          <table:table-cell table:formula="of:=IF(ISBLANK([$pays.J224])OR([$pays.J224]=&quot;N.A.&quot;);&quot;NULL&quot;;IF(ISNUMBER(FIND(&quot; %&quot;; [$pays.J224])) ;SUBSTITUTE([$pays.J224];&quot; %&quot;;&quot;&quot;) ; SUBSTITUTE([$pays.J224];&quot;'&quot;;&quot; &quot;)))" office:value-type="string" office:string-value="75" calcext:value-type="string">
            <text:p>75</text:p>
          </table:table-cell>
          <table:table-cell table:formula="of:=IF(ISBLANK([$pays.K224])OR([$pays.K224]=&quot;N.A.&quot;);&quot;NULL&quot;;IF(ISNUMBER(FIND(&quot; %&quot;; [$pays.K224])) ;SUBSTITUTE([$pays.K224];&quot; %&quot;;&quot;&quot;) ; SUBSTITUTE([$pays.K224];&quot;'&quot;;&quot; &quot;)))" office:value-type="string" office:string-value="0.00" calcext:value-type="string">
            <text:p>0.00</text:p>
          </table:table-cell>
          <table:table-cell table:formula="of:=IF(ISBLANK([$pays.L224])OR([$pays.L224]=&quot;N.A.&quot;);&quot;NULL&quot;;IF(ISNUMBER(FIND(&quot; %&quot;; [$pays.L224])) ;SUBSTITUTE([$pays.L224];&quot; %&quot;;&quot;&quot;) ; SUBSTITUTE([$pays.L2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5])OR([$pays.A225]=&quot;N.A.&quot;);&quot;NULL&quot;;IF(ISNUMBER(FIND(&quot; %&quot;; [$pays.A225])) ;SUBSTITUTE([$pays.A225];&quot; %&quot;;&quot;&quot;) ; SUBSTITUTE([$pays.A225];&quot;'&quot;;&quot; &quot;)))" office:value-type="string" office:string-value="Anguilla" calcext:value-type="string">
            <text:p>Anguilla</text:p>
          </table:table-cell>
          <table:table-cell table:formula="of:=IF(ISBLANK([$pays.B225])OR([$pays.B225]=&quot;N.A.&quot;);&quot;NULL&quot;;IF(ISNUMBER(FIND(&quot; %&quot;; [$pays.B225])) ;SUBSTITUTE([$pays.B225];&quot; %&quot;;&quot;&quot;) ; SUBSTITUTE([$pays.B225];&quot;'&quot;;&quot; &quot;)))" office:value-type="string" office:string-value="14976" calcext:value-type="string">
            <text:p>14976</text:p>
          </table:table-cell>
          <table:table-cell table:formula="of:=IF(ISBLANK([$pays.C225])OR([$pays.C225]=&quot;N.A.&quot;);&quot;NULL&quot;;IF(ISNUMBER(FIND(&quot; %&quot;; [$pays.C225])) ;SUBSTITUTE([$pays.C225];&quot; %&quot;;&quot;&quot;) ; SUBSTITUTE([$pays.C225];&quot;'&quot;;&quot; &quot;)))" office:value-type="string" office:string-value="0.90" calcext:value-type="string">
            <text:p>0.90</text:p>
          </table:table-cell>
          <table:table-cell table:formula="of:=IF(ISBLANK([$pays.D225])OR([$pays.D225]=&quot;N.A.&quot;);&quot;NULL&quot;;IF(ISNUMBER(FIND(&quot; %&quot;; [$pays.D225])) ;SUBSTITUTE([$pays.D225];&quot; %&quot;;&quot;&quot;) ; SUBSTITUTE([$pays.D225];&quot;'&quot;;&quot; &quot;)))" office:value-type="string" office:string-value="134" calcext:value-type="string">
            <text:p>134</text:p>
          </table:table-cell>
          <table:table-cell table:formula="of:=IF(ISBLANK([$pays.E225])OR([$pays.E225]=&quot;N.A.&quot;);&quot;NULL&quot;;IF(ISNUMBER(FIND(&quot; %&quot;; [$pays.E225])) ;SUBSTITUTE([$pays.E225];&quot; %&quot;;&quot;&quot;) ; SUBSTITUTE([$pays.E225];&quot;'&quot;;&quot; &quot;)))" office:value-type="string" office:string-value="167" calcext:value-type="string">
            <text:p>167</text:p>
          </table:table-cell>
          <table:table-cell table:formula="of:=IF(ISBLANK([$pays.F225])OR([$pays.F225]=&quot;N.A.&quot;);&quot;NULL&quot;;IF(ISNUMBER(FIND(&quot; %&quot;; [$pays.F225])) ;SUBSTITUTE([$pays.F225];&quot; %&quot;;&quot;&quot;) ; SUBSTITUTE([$pays.F225];&quot;'&quot;;&quot; &quot;)))" office:value-type="string" office:string-value="90" calcext:value-type="string">
            <text:p>90</text:p>
          </table:table-cell>
          <table:table-cell table:formula="of:=IF(ISBLANK([$pays.G225])OR([$pays.G225]=&quot;N.A.&quot;);&quot;NULL&quot;;IF(ISNUMBER(FIND(&quot; %&quot;; [$pays.G225])) ;SUBSTITUTE([$pays.G225];&quot; %&quot;;&quot;&quot;) ; SUBSTITUTE([$pays.G225];&quot;'&quot;;&quot; &quot;)))" office:value-type="string" office:string-value="NULL" calcext:value-type="string">
            <text:p>NULL</text:p>
          </table:table-cell>
          <table:table-cell table:formula="of:=IF(ISBLANK([$pays.H225])OR([$pays.H225]=&quot;N.A.&quot;);&quot;NULL&quot;;IF(ISNUMBER(FIND(&quot; %&quot;; [$pays.H225])) ;SUBSTITUTE([$pays.H225];&quot; %&quot;;&quot;&quot;) ; SUBSTITUTE([$pays.H225];&quot;'&quot;;&quot; &quot;)))" office:value-type="string" office:string-value="NULL" calcext:value-type="string">
            <text:p>NULL</text:p>
          </table:table-cell>
          <table:table-cell table:formula="of:=IF(ISBLANK([$pays.I225])OR([$pays.I225]=&quot;N.A.&quot;);&quot;NULL&quot;;IF(ISNUMBER(FIND(&quot; %&quot;; [$pays.I225])) ;SUBSTITUTE([$pays.I225];&quot; %&quot;;&quot;&quot;) ; SUBSTITUTE([$pays.I225];&quot;'&quot;;&quot; &quot;)))" office:value-type="string" office:string-value="NULL" calcext:value-type="string">
            <text:p>NULL</text:p>
          </table:table-cell>
          <table:table-cell table:formula="of:=IF(ISBLANK([$pays.J225])OR([$pays.J225]=&quot;N.A.&quot;);&quot;NULL&quot;;IF(ISNUMBER(FIND(&quot; %&quot;; [$pays.J225])) ;SUBSTITUTE([$pays.J225];&quot; %&quot;;&quot;&quot;) ; SUBSTITUTE([$pays.J225];&quot;'&quot;;&quot; &quot;)))" office:value-type="string" office:string-value="NULL" calcext:value-type="string">
            <text:p>NULL</text:p>
          </table:table-cell>
          <table:table-cell table:formula="of:=IF(ISBLANK([$pays.K225])OR([$pays.K225]=&quot;N.A.&quot;);&quot;NULL&quot;;IF(ISNUMBER(FIND(&quot; %&quot;; [$pays.K225])) ;SUBSTITUTE([$pays.K225];&quot; %&quot;;&quot;&quot;) ; SUBSTITUTE([$pays.K225];&quot;'&quot;;&quot; &quot;)))" office:value-type="string" office:string-value="0.00" calcext:value-type="string">
            <text:p>0.00</text:p>
          </table:table-cell>
          <table:table-cell table:formula="of:=IF(ISBLANK([$pays.L225])OR([$pays.L225]=&quot;N.A.&quot;);&quot;NULL&quot;;IF(ISNUMBER(FIND(&quot; %&quot;; [$pays.L225])) ;SUBSTITUTE([$pays.L225];&quot; %&quot;;&quot;&quot;) ; SUBSTITUTE([$pays.L22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6])OR([$pays.A226]=&quot;N.A.&quot;);&quot;NULL&quot;;IF(ISNUMBER(FIND(&quot; %&quot;; [$pays.A226])) ;SUBSTITUTE([$pays.A226];&quot; %&quot;;&quot;&quot;) ; SUBSTITUTE([$pays.A226];&quot;'&quot;;&quot; &quot;)))" office:value-type="string" office:string-value="Tuvalu" calcext:value-type="string">
            <text:p>Tuvalu</text:p>
          </table:table-cell>
          <table:table-cell table:formula="of:=IF(ISBLANK([$pays.B226])OR([$pays.B226]=&quot;N.A.&quot;);&quot;NULL&quot;;IF(ISNUMBER(FIND(&quot; %&quot;; [$pays.B226])) ;SUBSTITUTE([$pays.B226];&quot; %&quot;;&quot;&quot;) ; SUBSTITUTE([$pays.B226];&quot;'&quot;;&quot; &quot;)))" office:value-type="string" office:string-value="11762" calcext:value-type="string">
            <text:p>11762</text:p>
          </table:table-cell>
          <table:table-cell table:formula="of:=IF(ISBLANK([$pays.C226])OR([$pays.C226]=&quot;N.A.&quot;);&quot;NULL&quot;;IF(ISNUMBER(FIND(&quot; %&quot;; [$pays.C226])) ;SUBSTITUTE([$pays.C226];&quot; %&quot;;&quot;&quot;) ; SUBSTITUTE([$pays.C226];&quot;'&quot;;&quot; &quot;)))" office:value-type="string" office:string-value="1.25" calcext:value-type="string">
            <text:p>1.25</text:p>
          </table:table-cell>
          <table:table-cell table:formula="of:=IF(ISBLANK([$pays.D226])OR([$pays.D226]=&quot;N.A.&quot;);&quot;NULL&quot;;IF(ISNUMBER(FIND(&quot; %&quot;; [$pays.D226])) ;SUBSTITUTE([$pays.D226];&quot; %&quot;;&quot;&quot;) ; SUBSTITUTE([$pays.D226];&quot;'&quot;;&quot; &quot;)))" office:value-type="string" office:string-value="146" calcext:value-type="string">
            <text:p>146</text:p>
          </table:table-cell>
          <table:table-cell table:formula="of:=IF(ISBLANK([$pays.E226])OR([$pays.E226]=&quot;N.A.&quot;);&quot;NULL&quot;;IF(ISNUMBER(FIND(&quot; %&quot;; [$pays.E226])) ;SUBSTITUTE([$pays.E226];&quot; %&quot;;&quot;&quot;) ; SUBSTITUTE([$pays.E226];&quot;'&quot;;&quot; &quot;)))" office:value-type="string" office:string-value="393" calcext:value-type="string">
            <text:p>393</text:p>
          </table:table-cell>
          <table:table-cell table:formula="of:=IF(ISBLANK([$pays.F226])OR([$pays.F226]=&quot;N.A.&quot;);&quot;NULL&quot;;IF(ISNUMBER(FIND(&quot; %&quot;; [$pays.F226])) ;SUBSTITUTE([$pays.F226];&quot; %&quot;;&quot;&quot;) ; SUBSTITUTE([$pays.F226];&quot;'&quot;;&quot; &quot;)))" office:value-type="string" office:string-value="30" calcext:value-type="string">
            <text:p>30</text:p>
          </table:table-cell>
          <table:table-cell table:formula="of:=IF(ISBLANK([$pays.G226])OR([$pays.G226]=&quot;N.A.&quot;);&quot;NULL&quot;;IF(ISNUMBER(FIND(&quot; %&quot;; [$pays.G226])) ;SUBSTITUTE([$pays.G226];&quot; %&quot;;&quot;&quot;) ; SUBSTITUTE([$pays.G226];&quot;'&quot;;&quot; &quot;)))" office:value-type="string" office:string-value="NULL" calcext:value-type="string">
            <text:p>NULL</text:p>
          </table:table-cell>
          <table:table-cell table:formula="of:=IF(ISBLANK([$pays.H226])OR([$pays.H226]=&quot;N.A.&quot;);&quot;NULL&quot;;IF(ISNUMBER(FIND(&quot; %&quot;; [$pays.H226])) ;SUBSTITUTE([$pays.H226];&quot; %&quot;;&quot;&quot;) ; SUBSTITUTE([$pays.H226];&quot;'&quot;;&quot; &quot;)))" office:value-type="string" office:string-value="NULL" calcext:value-type="string">
            <text:p>NULL</text:p>
          </table:table-cell>
          <table:table-cell table:formula="of:=IF(ISBLANK([$pays.I226])OR([$pays.I226]=&quot;N.A.&quot;);&quot;NULL&quot;;IF(ISNUMBER(FIND(&quot; %&quot;; [$pays.I226])) ;SUBSTITUTE([$pays.I226];&quot; %&quot;;&quot;&quot;) ; SUBSTITUTE([$pays.I226];&quot;'&quot;;&quot; &quot;)))" office:value-type="string" office:string-value="NULL" calcext:value-type="string">
            <text:p>NULL</text:p>
          </table:table-cell>
          <table:table-cell table:formula="of:=IF(ISBLANK([$pays.J226])OR([$pays.J226]=&quot;N.A.&quot;);&quot;NULL&quot;;IF(ISNUMBER(FIND(&quot; %&quot;; [$pays.J226])) ;SUBSTITUTE([$pays.J226];&quot; %&quot;;&quot;&quot;) ; SUBSTITUTE([$pays.J226];&quot;'&quot;;&quot; &quot;)))" office:value-type="string" office:string-value="62" calcext:value-type="string">
            <text:p>62</text:p>
          </table:table-cell>
          <table:table-cell table:formula="of:=IF(ISBLANK([$pays.K226])OR([$pays.K226]=&quot;N.A.&quot;);&quot;NULL&quot;;IF(ISNUMBER(FIND(&quot; %&quot;; [$pays.K226])) ;SUBSTITUTE([$pays.K226];&quot; %&quot;;&quot;&quot;) ; SUBSTITUTE([$pays.K226];&quot;'&quot;;&quot; &quot;)))" office:value-type="string" office:string-value="0.00" calcext:value-type="string">
            <text:p>0.00</text:p>
          </table:table-cell>
          <table:table-cell table:formula="of:=IF(ISBLANK([$pays.L226])OR([$pays.L226]=&quot;N.A.&quot;);&quot;NULL&quot;;IF(ISNUMBER(FIND(&quot; %&quot;; [$pays.L226])) ;SUBSTITUTE([$pays.L226];&quot; %&quot;;&quot;&quot;) ; SUBSTITUTE([$pays.L226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7])OR([$pays.A227]=&quot;N.A.&quot;);&quot;NULL&quot;;IF(ISNUMBER(FIND(&quot; %&quot;; [$pays.A227])) ;SUBSTITUTE([$pays.A227];&quot; %&quot;;&quot;&quot;) ; SUBSTITUTE([$pays.A227];&quot;'&quot;;&quot; &quot;)))" office:value-type="string" office:string-value="Wallis &amp; Futuna" calcext:value-type="string">
            <text:p>Wallis &amp; Futuna</text:p>
          </table:table-cell>
          <table:table-cell table:formula="of:=IF(ISBLANK([$pays.B227])OR([$pays.B227]=&quot;N.A.&quot;);&quot;NULL&quot;;IF(ISNUMBER(FIND(&quot; %&quot;; [$pays.B227])) ;SUBSTITUTE([$pays.B227];&quot; %&quot;;&quot;&quot;) ; SUBSTITUTE([$pays.B227];&quot;'&quot;;&quot; &quot;)))" office:value-type="string" office:string-value="11276" calcext:value-type="string">
            <text:p>11276</text:p>
          </table:table-cell>
          <table:table-cell table:formula="of:=IF(ISBLANK([$pays.C227])OR([$pays.C227]=&quot;N.A.&quot;);&quot;NULL&quot;;IF(ISNUMBER(FIND(&quot; %&quot;; [$pays.C227])) ;SUBSTITUTE([$pays.C227];&quot; %&quot;;&quot;&quot;) ; SUBSTITUTE([$pays.C227];&quot;'&quot;;&quot; &quot;)))" office:value-type="string" office:string-value="-1.69" calcext:value-type="string">
            <text:p>-1.69</text:p>
          </table:table-cell>
          <table:table-cell table:formula="of:=IF(ISBLANK([$pays.D227])OR([$pays.D227]=&quot;N.A.&quot;);&quot;NULL&quot;;IF(ISNUMBER(FIND(&quot; %&quot;; [$pays.D227])) ;SUBSTITUTE([$pays.D227];&quot; %&quot;;&quot;&quot;) ; SUBSTITUTE([$pays.D227];&quot;'&quot;;&quot; &quot;)))" office:value-type="string" office:string-value="-193" calcext:value-type="string">
            <text:p>-193</text:p>
          </table:table-cell>
          <table:table-cell table:formula="of:=IF(ISBLANK([$pays.E227])OR([$pays.E227]=&quot;N.A.&quot;);&quot;NULL&quot;;IF(ISNUMBER(FIND(&quot; %&quot;; [$pays.E227])) ;SUBSTITUTE([$pays.E227];&quot; %&quot;;&quot;&quot;) ; SUBSTITUTE([$pays.E227];&quot;'&quot;;&quot; &quot;)))" office:value-type="string" office:string-value="80" calcext:value-type="string">
            <text:p>80</text:p>
          </table:table-cell>
          <table:table-cell table:formula="of:=IF(ISBLANK([$pays.F227])OR([$pays.F227]=&quot;N.A.&quot;);&quot;NULL&quot;;IF(ISNUMBER(FIND(&quot; %&quot;; [$pays.F227])) ;SUBSTITUTE([$pays.F227];&quot; %&quot;;&quot;&quot;) ; SUBSTITUTE([$pays.F227];&quot;'&quot;;&quot; &quot;)))" office:value-type="string" office:string-value="140" calcext:value-type="string">
            <text:p>140</text:p>
          </table:table-cell>
          <table:table-cell table:formula="of:=IF(ISBLANK([$pays.G227])OR([$pays.G227]=&quot;N.A.&quot;);&quot;NULL&quot;;IF(ISNUMBER(FIND(&quot; %&quot;; [$pays.G227])) ;SUBSTITUTE([$pays.G227];&quot; %&quot;;&quot;&quot;) ; SUBSTITUTE([$pays.G227];&quot;'&quot;;&quot; &quot;)))" office:value-type="string" office:string-value="NULL" calcext:value-type="string">
            <text:p>NULL</text:p>
          </table:table-cell>
          <table:table-cell table:formula="of:=IF(ISBLANK([$pays.H227])OR([$pays.H227]=&quot;N.A.&quot;);&quot;NULL&quot;;IF(ISNUMBER(FIND(&quot; %&quot;; [$pays.H227])) ;SUBSTITUTE([$pays.H227];&quot; %&quot;;&quot;&quot;) ; SUBSTITUTE([$pays.H227];&quot;'&quot;;&quot; &quot;)))" office:value-type="string" office:string-value="NULL" calcext:value-type="string">
            <text:p>NULL</text:p>
          </table:table-cell>
          <table:table-cell table:formula="of:=IF(ISBLANK([$pays.I227])OR([$pays.I227]=&quot;N.A.&quot;);&quot;NULL&quot;;IF(ISNUMBER(FIND(&quot; %&quot;; [$pays.I227])) ;SUBSTITUTE([$pays.I227];&quot; %&quot;;&quot;&quot;) ; SUBSTITUTE([$pays.I227];&quot;'&quot;;&quot; &quot;)))" office:value-type="string" office:string-value="NULL" calcext:value-type="string">
            <text:p>NULL</text:p>
          </table:table-cell>
          <table:table-cell table:formula="of:=IF(ISBLANK([$pays.J227])OR([$pays.J227]=&quot;N.A.&quot;);&quot;NULL&quot;;IF(ISNUMBER(FIND(&quot; %&quot;; [$pays.J227])) ;SUBSTITUTE([$pays.J227];&quot; %&quot;;&quot;&quot;) ; SUBSTITUTE([$pays.J227];&quot;'&quot;;&quot; &quot;)))" office:value-type="string" office:string-value="0" calcext:value-type="string">
            <text:p>0</text:p>
          </table:table-cell>
          <table:table-cell table:formula="of:=IF(ISBLANK([$pays.K227])OR([$pays.K227]=&quot;N.A.&quot;);&quot;NULL&quot;;IF(ISNUMBER(FIND(&quot; %&quot;; [$pays.K227])) ;SUBSTITUTE([$pays.K227];&quot; %&quot;;&quot;&quot;) ; SUBSTITUTE([$pays.K227];&quot;'&quot;;&quot; &quot;)))" office:value-type="string" office:string-value="0.00" calcext:value-type="string">
            <text:p>0.00</text:p>
          </table:table-cell>
          <table:table-cell table:formula="of:=IF(ISBLANK([$pays.L227])OR([$pays.L227]=&quot;N.A.&quot;);&quot;NULL&quot;;IF(ISNUMBER(FIND(&quot; %&quot;; [$pays.L227])) ;SUBSTITUTE([$pays.L227];&quot; %&quot;;&quot;&quot;) ; SUBSTITUTE([$pays.L2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8])OR([$pays.A228]=&quot;N.A.&quot;);&quot;NULL&quot;;IF(ISNUMBER(FIND(&quot; %&quot;; [$pays.A228])) ;SUBSTITUTE([$pays.A228];&quot; %&quot;;&quot;&quot;) ; SUBSTITUTE([$pays.A228];&quot;'&quot;;&quot; &quot;)))" office:value-type="string" office:string-value="Nauru" calcext:value-type="string">
            <text:p>Nauru</text:p>
          </table:table-cell>
          <table:table-cell table:formula="of:=IF(ISBLANK([$pays.B228])OR([$pays.B228]=&quot;N.A.&quot;);&quot;NULL&quot;;IF(ISNUMBER(FIND(&quot; %&quot;; [$pays.B228])) ;SUBSTITUTE([$pays.B228];&quot; %&quot;;&quot;&quot;) ; SUBSTITUTE([$pays.B228];&quot;'&quot;;&quot; &quot;)))" office:value-type="string" office:string-value="10810" calcext:value-type="string">
            <text:p>10810</text:p>
          </table:table-cell>
          <table:table-cell table:formula="of:=IF(ISBLANK([$pays.C228])OR([$pays.C228]=&quot;N.A.&quot;);&quot;NULL&quot;;IF(ISNUMBER(FIND(&quot; %&quot;; [$pays.C228])) ;SUBSTITUTE([$pays.C228];&quot; %&quot;;&quot;&quot;) ; SUBSTITUTE([$pays.C228];&quot;'&quot;;&quot; &quot;)))" office:value-type="string" office:string-value="0.63" calcext:value-type="string">
            <text:p>0.63</text:p>
          </table:table-cell>
          <table:table-cell table:formula="of:=IF(ISBLANK([$pays.D228])OR([$pays.D228]=&quot;N.A.&quot;);&quot;NULL&quot;;IF(ISNUMBER(FIND(&quot; %&quot;; [$pays.D228])) ;SUBSTITUTE([$pays.D228];&quot; %&quot;;&quot;&quot;) ; SUBSTITUTE([$pays.D228];&quot;'&quot;;&quot; &quot;)))" office:value-type="string" office:string-value="68" calcext:value-type="string">
            <text:p>68</text:p>
          </table:table-cell>
          <table:table-cell table:formula="of:=IF(ISBLANK([$pays.E228])OR([$pays.E228]=&quot;N.A.&quot;);&quot;NULL&quot;;IF(ISNUMBER(FIND(&quot; %&quot;; [$pays.E228])) ;SUBSTITUTE([$pays.E228];&quot; %&quot;;&quot;&quot;) ; SUBSTITUTE([$pays.E228];&quot;'&quot;;&quot; &quot;)))" office:value-type="string" office:string-value="541" calcext:value-type="string">
            <text:p>541</text:p>
          </table:table-cell>
          <table:table-cell table:formula="of:=IF(ISBLANK([$pays.F228])OR([$pays.F228]=&quot;N.A.&quot;);&quot;NULL&quot;;IF(ISNUMBER(FIND(&quot; %&quot;; [$pays.F228])) ;SUBSTITUTE([$pays.F228];&quot; %&quot;;&quot;&quot;) ; SUBSTITUTE([$pays.F228];&quot;'&quot;;&quot; &quot;)))" office:value-type="string" office:string-value="20" calcext:value-type="string">
            <text:p>20</text:p>
          </table:table-cell>
          <table:table-cell table:formula="of:=IF(ISBLANK([$pays.G228])OR([$pays.G228]=&quot;N.A.&quot;);&quot;NULL&quot;;IF(ISNUMBER(FIND(&quot; %&quot;; [$pays.G228])) ;SUBSTITUTE([$pays.G228];&quot; %&quot;;&quot;&quot;) ; SUBSTITUTE([$pays.G228];&quot;'&quot;;&quot; &quot;)))" office:value-type="string" office:string-value="NULL" calcext:value-type="string">
            <text:p>NULL</text:p>
          </table:table-cell>
          <table:table-cell table:formula="of:=IF(ISBLANK([$pays.H228])OR([$pays.H228]=&quot;N.A.&quot;);&quot;NULL&quot;;IF(ISNUMBER(FIND(&quot; %&quot;; [$pays.H228])) ;SUBSTITUTE([$pays.H228];&quot; %&quot;;&quot;&quot;) ; SUBSTITUTE([$pays.H228];&quot;'&quot;;&quot; &quot;)))" office:value-type="string" office:string-value="NULL" calcext:value-type="string">
            <text:p>NULL</text:p>
          </table:table-cell>
          <table:table-cell table:formula="of:=IF(ISBLANK([$pays.I228])OR([$pays.I228]=&quot;N.A.&quot;);&quot;NULL&quot;;IF(ISNUMBER(FIND(&quot; %&quot;; [$pays.I228])) ;SUBSTITUTE([$pays.I228];&quot; %&quot;;&quot;&quot;) ; SUBSTITUTE([$pays.I228];&quot;'&quot;;&quot; &quot;)))" office:value-type="string" office:string-value="NULL" calcext:value-type="string">
            <text:p>NULL</text:p>
          </table:table-cell>
          <table:table-cell table:formula="of:=IF(ISBLANK([$pays.J228])OR([$pays.J228]=&quot;N.A.&quot;);&quot;NULL&quot;;IF(ISNUMBER(FIND(&quot; %&quot;; [$pays.J228])) ;SUBSTITUTE([$pays.J228];&quot; %&quot;;&quot;&quot;) ; SUBSTITUTE([$pays.J228];&quot;'&quot;;&quot; &quot;)))" office:value-type="string" office:string-value="NULL" calcext:value-type="string">
            <text:p>NULL</text:p>
          </table:table-cell>
          <table:table-cell table:formula="of:=IF(ISBLANK([$pays.K228])OR([$pays.K228]=&quot;N.A.&quot;);&quot;NULL&quot;;IF(ISNUMBER(FIND(&quot; %&quot;; [$pays.K228])) ;SUBSTITUTE([$pays.K228];&quot; %&quot;;&quot;&quot;) ; SUBSTITUTE([$pays.K228];&quot;'&quot;;&quot; &quot;)))" office:value-type="string" office:string-value="0.00" calcext:value-type="string">
            <text:p>0.00</text:p>
          </table:table-cell>
          <table:table-cell table:formula="of:=IF(ISBLANK([$pays.L228])OR([$pays.L228]=&quot;N.A.&quot;);&quot;NULL&quot;;IF(ISNUMBER(FIND(&quot; %&quot;; [$pays.L228])) ;SUBSTITUTE([$pays.L228];&quot; %&quot;;&quot;&quot;) ; SUBSTITUTE([$pays.L228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9])OR([$pays.A229]=&quot;N.A.&quot;);&quot;NULL&quot;;IF(ISNUMBER(FIND(&quot; %&quot;; [$pays.A229])) ;SUBSTITUTE([$pays.A229];&quot; %&quot;;&quot;&quot;) ; SUBSTITUTE([$pays.A229];&quot;'&quot;;&quot; &quot;)))" office:value-type="string" office:string-value="Saint Barthelemy" calcext:value-type="string">
            <text:p>Saint Barthelemy</text:p>
          </table:table-cell>
          <table:table-cell table:formula="of:=IF(ISBLANK([$pays.B229])OR([$pays.B229]=&quot;N.A.&quot;);&quot;NULL&quot;;IF(ISNUMBER(FIND(&quot; %&quot;; [$pays.B229])) ;SUBSTITUTE([$pays.B229];&quot; %&quot;;&quot;&quot;) ; SUBSTITUTE([$pays.B229];&quot;'&quot;;&quot; &quot;)))" office:value-type="string" office:string-value="9871" calcext:value-type="string">
            <text:p>9871</text:p>
          </table:table-cell>
          <table:table-cell table:formula="of:=IF(ISBLANK([$pays.C229])OR([$pays.C229]=&quot;N.A.&quot;);&quot;NULL&quot;;IF(ISNUMBER(FIND(&quot; %&quot;; [$pays.C229])) ;SUBSTITUTE([$pays.C229];&quot; %&quot;;&quot;&quot;) ; SUBSTITUTE([$pays.C229];&quot;'&quot;;&quot; &quot;)))" office:value-type="string" office:string-value="0.30" calcext:value-type="string">
            <text:p>0.30</text:p>
          </table:table-cell>
          <table:table-cell table:formula="of:=IF(ISBLANK([$pays.D229])OR([$pays.D229]=&quot;N.A.&quot;);&quot;NULL&quot;;IF(ISNUMBER(FIND(&quot; %&quot;; [$pays.D229])) ;SUBSTITUTE([$pays.D229];&quot; %&quot;;&quot;&quot;) ; SUBSTITUTE([$pays.D229];&quot;'&quot;;&quot; &quot;)))" office:value-type="string" office:string-value="30" calcext:value-type="string">
            <text:p>30</text:p>
          </table:table-cell>
          <table:table-cell table:formula="of:=IF(ISBLANK([$pays.E229])OR([$pays.E229]=&quot;N.A.&quot;);&quot;NULL&quot;;IF(ISNUMBER(FIND(&quot; %&quot;; [$pays.E229])) ;SUBSTITUTE([$pays.E229];&quot; %&quot;;&quot;&quot;) ; SUBSTITUTE([$pays.E229];&quot;'&quot;;&quot; &quot;)))" office:value-type="string" office:string-value="470" calcext:value-type="string">
            <text:p>470</text:p>
          </table:table-cell>
          <table:table-cell table:formula="of:=IF(ISBLANK([$pays.F229])OR([$pays.F229]=&quot;N.A.&quot;);&quot;NULL&quot;;IF(ISNUMBER(FIND(&quot; %&quot;; [$pays.F229])) ;SUBSTITUTE([$pays.F229];&quot; %&quot;;&quot;&quot;) ; SUBSTITUTE([$pays.F229];&quot;'&quot;;&quot; &quot;)))" office:value-type="string" office:string-value="21" calcext:value-type="string">
            <text:p>21</text:p>
          </table:table-cell>
          <table:table-cell table:formula="of:=IF(ISBLANK([$pays.G229])OR([$pays.G229]=&quot;N.A.&quot;);&quot;NULL&quot;;IF(ISNUMBER(FIND(&quot; %&quot;; [$pays.G229])) ;SUBSTITUTE([$pays.G229];&quot; %&quot;;&quot;&quot;) ; SUBSTITUTE([$pays.G229];&quot;'&quot;;&quot; &quot;)))" office:value-type="string" office:string-value="NULL" calcext:value-type="string">
            <text:p>NULL</text:p>
          </table:table-cell>
          <table:table-cell table:formula="of:=IF(ISBLANK([$pays.H229])OR([$pays.H229]=&quot;N.A.&quot;);&quot;NULL&quot;;IF(ISNUMBER(FIND(&quot; %&quot;; [$pays.H229])) ;SUBSTITUTE([$pays.H229];&quot; %&quot;;&quot;&quot;) ; SUBSTITUTE([$pays.H229];&quot;'&quot;;&quot; &quot;)))" office:value-type="string" office:string-value="NULL" calcext:value-type="string">
            <text:p>NULL</text:p>
          </table:table-cell>
          <table:table-cell table:formula="of:=IF(ISBLANK([$pays.I229])OR([$pays.I229]=&quot;N.A.&quot;);&quot;NULL&quot;;IF(ISNUMBER(FIND(&quot; %&quot;; [$pays.I229])) ;SUBSTITUTE([$pays.I229];&quot; %&quot;;&quot;&quot;) ; SUBSTITUTE([$pays.I229];&quot;'&quot;;&quot; &quot;)))" office:value-type="string" office:string-value="NULL" calcext:value-type="string">
            <text:p>NULL</text:p>
          </table:table-cell>
          <table:table-cell table:formula="of:=IF(ISBLANK([$pays.J229])OR([$pays.J229]=&quot;N.A.&quot;);&quot;NULL&quot;;IF(ISNUMBER(FIND(&quot; %&quot;; [$pays.J229])) ;SUBSTITUTE([$pays.J229];&quot; %&quot;;&quot;&quot;) ; SUBSTITUTE([$pays.J229];&quot;'&quot;;&quot; &quot;)))" office:value-type="string" office:string-value="0" calcext:value-type="string">
            <text:p>0</text:p>
          </table:table-cell>
          <table:table-cell table:formula="of:=IF(ISBLANK([$pays.K229])OR([$pays.K229]=&quot;N.A.&quot;);&quot;NULL&quot;;IF(ISNUMBER(FIND(&quot; %&quot;; [$pays.K229])) ;SUBSTITUTE([$pays.K229];&quot; %&quot;;&quot;&quot;) ; SUBSTITUTE([$pays.K229];&quot;'&quot;;&quot; &quot;)))" office:value-type="string" office:string-value="0.00" calcext:value-type="string">
            <text:p>0.00</text:p>
          </table:table-cell>
          <table:table-cell table:formula="of:=IF(ISBLANK([$pays.L229])OR([$pays.L229]=&quot;N.A.&quot;);&quot;NULL&quot;;IF(ISNUMBER(FIND(&quot; %&quot;; [$pays.L229])) ;SUBSTITUTE([$pays.L229];&quot; %&quot;;&quot;&quot;) ; SUBSTITUTE([$pays.L2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0])OR([$pays.A230]=&quot;N.A.&quot;);&quot;NULL&quot;;IF(ISNUMBER(FIND(&quot; %&quot;; [$pays.A230])) ;SUBSTITUTE([$pays.A230];&quot; %&quot;;&quot;&quot;) ; SUBSTITUTE([$pays.A230];&quot;'&quot;;&quot; &quot;)))" office:value-type="string" office:string-value="Saint Helena" calcext:value-type="string">
            <text:p>Saint Helena</text:p>
          </table:table-cell>
          <table:table-cell table:formula="of:=IF(ISBLANK([$pays.B230])OR([$pays.B230]=&quot;N.A.&quot;);&quot;NULL&quot;;IF(ISNUMBER(FIND(&quot; %&quot;; [$pays.B230])) ;SUBSTITUTE([$pays.B230];&quot; %&quot;;&quot;&quot;) ; SUBSTITUTE([$pays.B230];&quot;'&quot;;&quot; &quot;)))" office:value-type="string" office:string-value="6073" calcext:value-type="string">
            <text:p>6073</text:p>
          </table:table-cell>
          <table:table-cell table:formula="of:=IF(ISBLANK([$pays.C230])OR([$pays.C230]=&quot;N.A.&quot;);&quot;NULL&quot;;IF(ISNUMBER(FIND(&quot; %&quot;; [$pays.C230])) ;SUBSTITUTE([$pays.C230];&quot; %&quot;;&quot;&quot;) ; SUBSTITUTE([$pays.C230];&quot;'&quot;;&quot; &quot;)))" office:value-type="string" office:string-value="0.30" calcext:value-type="string">
            <text:p>0.30</text:p>
          </table:table-cell>
          <table:table-cell table:formula="of:=IF(ISBLANK([$pays.D230])OR([$pays.D230]=&quot;N.A.&quot;);&quot;NULL&quot;;IF(ISNUMBER(FIND(&quot; %&quot;; [$pays.D230])) ;SUBSTITUTE([$pays.D230];&quot; %&quot;;&quot;&quot;) ; SUBSTITUTE([$pays.D230];&quot;'&quot;;&quot; &quot;)))" office:value-type="string" office:string-value="18" calcext:value-type="string">
            <text:p>18</text:p>
          </table:table-cell>
          <table:table-cell table:formula="of:=IF(ISBLANK([$pays.E230])OR([$pays.E230]=&quot;N.A.&quot;);&quot;NULL&quot;;IF(ISNUMBER(FIND(&quot; %&quot;; [$pays.E230])) ;SUBSTITUTE([$pays.E230];&quot; %&quot;;&quot;&quot;) ; SUBSTITUTE([$pays.E230];&quot;'&quot;;&quot; &quot;)))" office:value-type="string" office:string-value="16" calcext:value-type="string">
            <text:p>16</text:p>
          </table:table-cell>
          <table:table-cell table:formula="of:=IF(ISBLANK([$pays.F230])OR([$pays.F230]=&quot;N.A.&quot;);&quot;NULL&quot;;IF(ISNUMBER(FIND(&quot; %&quot;; [$pays.F230])) ;SUBSTITUTE([$pays.F230];&quot; %&quot;;&quot;&quot;) ; SUBSTITUTE([$pays.F230];&quot;'&quot;;&quot; &quot;)))" office:value-type="string" office:string-value="390" calcext:value-type="string">
            <text:p>390</text:p>
          </table:table-cell>
          <table:table-cell table:formula="of:=IF(ISBLANK([$pays.G230])OR([$pays.G230]=&quot;N.A.&quot;);&quot;NULL&quot;;IF(ISNUMBER(FIND(&quot; %&quot;; [$pays.G230])) ;SUBSTITUTE([$pays.G230];&quot; %&quot;;&quot;&quot;) ; SUBSTITUTE([$pays.G230];&quot;'&quot;;&quot; &quot;)))" office:value-type="string" office:string-value="NULL" calcext:value-type="string">
            <text:p>NULL</text:p>
          </table:table-cell>
          <table:table-cell table:formula="of:=IF(ISBLANK([$pays.H230])OR([$pays.H230]=&quot;N.A.&quot;);&quot;NULL&quot;;IF(ISNUMBER(FIND(&quot; %&quot;; [$pays.H230])) ;SUBSTITUTE([$pays.H230];&quot; %&quot;;&quot;&quot;) ; SUBSTITUTE([$pays.H230];&quot;'&quot;;&quot; &quot;)))" office:value-type="string" office:string-value="NULL" calcext:value-type="string">
            <text:p>NULL</text:p>
          </table:table-cell>
          <table:table-cell table:formula="of:=IF(ISBLANK([$pays.I230])OR([$pays.I230]=&quot;N.A.&quot;);&quot;NULL&quot;;IF(ISNUMBER(FIND(&quot; %&quot;; [$pays.I230])) ;SUBSTITUTE([$pays.I230];&quot; %&quot;;&quot;&quot;) ; SUBSTITUTE([$pays.I230];&quot;'&quot;;&quot; &quot;)))" office:value-type="string" office:string-value="NULL" calcext:value-type="string">
            <text:p>NULL</text:p>
          </table:table-cell>
          <table:table-cell table:formula="of:=IF(ISBLANK([$pays.J230])OR([$pays.J230]=&quot;N.A.&quot;);&quot;NULL&quot;;IF(ISNUMBER(FIND(&quot; %&quot;; [$pays.J230])) ;SUBSTITUTE([$pays.J230];&quot; %&quot;;&quot;&quot;) ; SUBSTITUTE([$pays.J230];&quot;'&quot;;&quot; &quot;)))" office:value-type="string" office:string-value="27" calcext:value-type="string">
            <text:p>27</text:p>
          </table:table-cell>
          <table:table-cell table:formula="of:=IF(ISBLANK([$pays.K230])OR([$pays.K230]=&quot;N.A.&quot;);&quot;NULL&quot;;IF(ISNUMBER(FIND(&quot; %&quot;; [$pays.K230])) ;SUBSTITUTE([$pays.K230];&quot; %&quot;;&quot;&quot;) ; SUBSTITUTE([$pays.K230];&quot;'&quot;;&quot; &quot;)))" office:value-type="string" office:string-value="0.00" calcext:value-type="string">
            <text:p>0.00</text:p>
          </table:table-cell>
          <table:table-cell table:formula="of:=IF(ISBLANK([$pays.L230])OR([$pays.L230]=&quot;N.A.&quot;);&quot;NULL&quot;;IF(ISNUMBER(FIND(&quot; %&quot;; [$pays.L230])) ;SUBSTITUTE([$pays.L230];&quot; %&quot;;&quot;&quot;) ; SUBSTITUTE([$pays.L23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31])OR([$pays.A231]=&quot;N.A.&quot;);&quot;NULL&quot;;IF(ISNUMBER(FIND(&quot; %&quot;; [$pays.A231])) ;SUBSTITUTE([$pays.A231];&quot; %&quot;;&quot;&quot;) ; SUBSTITUTE([$pays.A231];&quot;'&quot;;&quot; &quot;)))" office:value-type="string" office:string-value="Saint Pierre &amp; Miquelon" calcext:value-type="string">
            <text:p>Saint Pierre &amp; Miquelon</text:p>
          </table:table-cell>
          <table:table-cell table:formula="of:=IF(ISBLANK([$pays.B231])OR([$pays.B231]=&quot;N.A.&quot;);&quot;NULL&quot;;IF(ISNUMBER(FIND(&quot; %&quot;; [$pays.B231])) ;SUBSTITUTE([$pays.B231];&quot; %&quot;;&quot;&quot;) ; SUBSTITUTE([$pays.B231];&quot;'&quot;;&quot; &quot;)))" office:value-type="string" office:string-value="5800" calcext:value-type="string">
            <text:p>5800</text:p>
          </table:table-cell>
          <table:table-cell table:formula="of:=IF(ISBLANK([$pays.C231])OR([$pays.C231]=&quot;N.A.&quot;);&quot;NULL&quot;;IF(ISNUMBER(FIND(&quot; %&quot;; [$pays.C231])) ;SUBSTITUTE([$pays.C231];&quot; %&quot;;&quot;&quot;) ; SUBSTITUTE([$pays.C231];&quot;'&quot;;&quot; &quot;)))" office:value-type="string" office:string-value="-0.48" calcext:value-type="string">
            <text:p>-0.48</text:p>
          </table:table-cell>
          <table:table-cell table:formula="of:=IF(ISBLANK([$pays.D231])OR([$pays.D231]=&quot;N.A.&quot;);&quot;NULL&quot;;IF(ISNUMBER(FIND(&quot; %&quot;; [$pays.D231])) ;SUBSTITUTE([$pays.D231];&quot; %&quot;;&quot;&quot;) ; SUBSTITUTE([$pays.D231];&quot;'&quot;;&quot; &quot;)))" office:value-type="string" office:string-value="-28" calcext:value-type="string">
            <text:p>-28</text:p>
          </table:table-cell>
          <table:table-cell table:formula="of:=IF(ISBLANK([$pays.E231])OR([$pays.E231]=&quot;N.A.&quot;);&quot;NULL&quot;;IF(ISNUMBER(FIND(&quot; %&quot;; [$pays.E231])) ;SUBSTITUTE([$pays.E231];&quot; %&quot;;&quot;&quot;) ; SUBSTITUTE([$pays.E231];&quot;'&quot;;&quot; &quot;)))" office:value-type="string" office:string-value="25" calcext:value-type="string">
            <text:p>25</text:p>
          </table:table-cell>
          <table:table-cell table:formula="of:=IF(ISBLANK([$pays.F231])OR([$pays.F231]=&quot;N.A.&quot;);&quot;NULL&quot;;IF(ISNUMBER(FIND(&quot; %&quot;; [$pays.F231])) ;SUBSTITUTE([$pays.F231];&quot; %&quot;;&quot;&quot;) ; SUBSTITUTE([$pays.F231];&quot;'&quot;;&quot; &quot;)))" office:value-type="string" office:string-value="230" calcext:value-type="string">
            <text:p>230</text:p>
          </table:table-cell>
          <table:table-cell table:formula="of:=IF(ISBLANK([$pays.G231])OR([$pays.G231]=&quot;N.A.&quot;);&quot;NULL&quot;;IF(ISNUMBER(FIND(&quot; %&quot;; [$pays.G231])) ;SUBSTITUTE([$pays.G231];&quot; %&quot;;&quot;&quot;) ; SUBSTITUTE([$pays.G231];&quot;'&quot;;&quot; &quot;)))" office:value-type="string" office:string-value="NULL" calcext:value-type="string">
            <text:p>NULL</text:p>
          </table:table-cell>
          <table:table-cell table:formula="of:=IF(ISBLANK([$pays.H231])OR([$pays.H231]=&quot;N.A.&quot;);&quot;NULL&quot;;IF(ISNUMBER(FIND(&quot; %&quot;; [$pays.H231])) ;SUBSTITUTE([$pays.H231];&quot; %&quot;;&quot;&quot;) ; SUBSTITUTE([$pays.H231];&quot;'&quot;;&quot; &quot;)))" office:value-type="string" office:string-value="NULL" calcext:value-type="string">
            <text:p>NULL</text:p>
          </table:table-cell>
          <table:table-cell table:formula="of:=IF(ISBLANK([$pays.I231])OR([$pays.I231]=&quot;N.A.&quot;);&quot;NULL&quot;;IF(ISNUMBER(FIND(&quot; %&quot;; [$pays.I231])) ;SUBSTITUTE([$pays.I231];&quot; %&quot;;&quot;&quot;) ; SUBSTITUTE([$pays.I231];&quot;'&quot;;&quot; &quot;)))" office:value-type="string" office:string-value="NULL" calcext:value-type="string">
            <text:p>NULL</text:p>
          </table:table-cell>
          <table:table-cell table:formula="of:=IF(ISBLANK([$pays.J231])OR([$pays.J231]=&quot;N.A.&quot;);&quot;NULL&quot;;IF(ISNUMBER(FIND(&quot; %&quot;; [$pays.J231])) ;SUBSTITUTE([$pays.J231];&quot; %&quot;;&quot;&quot;) ; SUBSTITUTE([$pays.J231];&quot;'&quot;;&quot; &quot;)))" office:value-type="string" office:string-value="100" calcext:value-type="string">
            <text:p>100</text:p>
          </table:table-cell>
          <table:table-cell table:formula="of:=IF(ISBLANK([$pays.K231])OR([$pays.K231]=&quot;N.A.&quot;);&quot;NULL&quot;;IF(ISNUMBER(FIND(&quot; %&quot;; [$pays.K231])) ;SUBSTITUTE([$pays.K231];&quot; %&quot;;&quot;&quot;) ; SUBSTITUTE([$pays.K231];&quot;'&quot;;&quot; &quot;)))" office:value-type="string" office:string-value="0.00" calcext:value-type="string">
            <text:p>0.00</text:p>
          </table:table-cell>
          <table:table-cell table:formula="of:=IF(ISBLANK([$pays.L231])OR([$pays.L231]=&quot;N.A.&quot;);&quot;NULL&quot;;IF(ISNUMBER(FIND(&quot; %&quot;; [$pays.L231])) ;SUBSTITUTE([$pays.L231];&quot; %&quot;;&quot;&quot;) ; SUBSTITUTE([$pays.L2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2])OR([$pays.A232]=&quot;N.A.&quot;);&quot;NULL&quot;;IF(ISNUMBER(FIND(&quot; %&quot;; [$pays.A232])) ;SUBSTITUTE([$pays.A232];&quot; %&quot;;&quot;&quot;) ; SUBSTITUTE([$pays.A232];&quot;'&quot;;&quot; &quot;)))" office:value-type="string" office:string-value="Montserrat" calcext:value-type="string">
            <text:p>Montserrat</text:p>
          </table:table-cell>
          <table:table-cell table:formula="of:=IF(ISBLANK([$pays.B232])OR([$pays.B232]=&quot;N.A.&quot;);&quot;NULL&quot;;IF(ISNUMBER(FIND(&quot; %&quot;; [$pays.B232])) ;SUBSTITUTE([$pays.B232];&quot; %&quot;;&quot;&quot;) ; SUBSTITUTE([$pays.B232];&quot;'&quot;;&quot; &quot;)))" office:value-type="string" office:string-value="4991" calcext:value-type="string">
            <text:p>4991</text:p>
          </table:table-cell>
          <table:table-cell table:formula="of:=IF(ISBLANK([$pays.C232])OR([$pays.C232]=&quot;N.A.&quot;);&quot;NULL&quot;;IF(ISNUMBER(FIND(&quot; %&quot;; [$pays.C232])) ;SUBSTITUTE([$pays.C232];&quot; %&quot;;&quot;&quot;) ; SUBSTITUTE([$pays.C232];&quot;'&quot;;&quot; &quot;)))" office:value-type="string" office:string-value="0.06" calcext:value-type="string">
            <text:p>0.06</text:p>
          </table:table-cell>
          <table:table-cell table:formula="of:=IF(ISBLANK([$pays.D232])OR([$pays.D232]=&quot;N.A.&quot;);&quot;NULL&quot;;IF(ISNUMBER(FIND(&quot; %&quot;; [$pays.D232])) ;SUBSTITUTE([$pays.D232];&quot; %&quot;;&quot;&quot;) ; SUBSTITUTE([$pays.D232];&quot;'&quot;;&quot; &quot;)))" office:value-type="string" office:string-value="3" calcext:value-type="string">
            <text:p>3</text:p>
          </table:table-cell>
          <table:table-cell table:formula="of:=IF(ISBLANK([$pays.E232])OR([$pays.E232]=&quot;N.A.&quot;);&quot;NULL&quot;;IF(ISNUMBER(FIND(&quot; %&quot;; [$pays.E232])) ;SUBSTITUTE([$pays.E232];&quot; %&quot;;&quot;&quot;) ; SUBSTITUTE([$pays.E232];&quot;'&quot;;&quot; &quot;)))" office:value-type="string" office:string-value="50" calcext:value-type="string">
            <text:p>50</text:p>
          </table:table-cell>
          <table:table-cell table:formula="of:=IF(ISBLANK([$pays.F232])OR([$pays.F232]=&quot;N.A.&quot;);&quot;NULL&quot;;IF(ISNUMBER(FIND(&quot; %&quot;; [$pays.F232])) ;SUBSTITUTE([$pays.F232];&quot; %&quot;;&quot;&quot;) ; SUBSTITUTE([$pays.F232];&quot;'&quot;;&quot; &quot;)))" office:value-type="string" office:string-value="100" calcext:value-type="string">
            <text:p>100</text:p>
          </table:table-cell>
          <table:table-cell table:formula="of:=IF(ISBLANK([$pays.G232])OR([$pays.G232]=&quot;N.A.&quot;);&quot;NULL&quot;;IF(ISNUMBER(FIND(&quot; %&quot;; [$pays.G232])) ;SUBSTITUTE([$pays.G232];&quot; %&quot;;&quot;&quot;) ; SUBSTITUTE([$pays.G232];&quot;'&quot;;&quot; &quot;)))" office:value-type="string" office:string-value="NULL" calcext:value-type="string">
            <text:p>NULL</text:p>
          </table:table-cell>
          <table:table-cell table:formula="of:=IF(ISBLANK([$pays.H232])OR([$pays.H232]=&quot;N.A.&quot;);&quot;NULL&quot;;IF(ISNUMBER(FIND(&quot; %&quot;; [$pays.H232])) ;SUBSTITUTE([$pays.H232];&quot; %&quot;;&quot;&quot;) ; SUBSTITUTE([$pays.H232];&quot;'&quot;;&quot; &quot;)))" office:value-type="string" office:string-value="NULL" calcext:value-type="string">
            <text:p>NULL</text:p>
          </table:table-cell>
          <table:table-cell table:formula="of:=IF(ISBLANK([$pays.I232])OR([$pays.I232]=&quot;N.A.&quot;);&quot;NULL&quot;;IF(ISNUMBER(FIND(&quot; %&quot;; [$pays.I232])) ;SUBSTITUTE([$pays.I232];&quot; %&quot;;&quot;&quot;) ; SUBSTITUTE([$pays.I232];&quot;'&quot;;&quot; &quot;)))" office:value-type="string" office:string-value="NULL" calcext:value-type="string">
            <text:p>NULL</text:p>
          </table:table-cell>
          <table:table-cell table:formula="of:=IF(ISBLANK([$pays.J232])OR([$pays.J232]=&quot;N.A.&quot;);&quot;NULL&quot;;IF(ISNUMBER(FIND(&quot; %&quot;; [$pays.J232])) ;SUBSTITUTE([$pays.J232];&quot; %&quot;;&quot;&quot;) ; SUBSTITUTE([$pays.J232];&quot;'&quot;;&quot; &quot;)))" office:value-type="string" office:string-value="10" calcext:value-type="string">
            <text:p>10</text:p>
          </table:table-cell>
          <table:table-cell table:formula="of:=IF(ISBLANK([$pays.K232])OR([$pays.K232]=&quot;N.A.&quot;);&quot;NULL&quot;;IF(ISNUMBER(FIND(&quot; %&quot;; [$pays.K232])) ;SUBSTITUTE([$pays.K232];&quot; %&quot;;&quot;&quot;) ; SUBSTITUTE([$pays.K232];&quot;'&quot;;&quot; &quot;)))" office:value-type="string" office:string-value="0.00" calcext:value-type="string">
            <text:p>0.00</text:p>
          </table:table-cell>
          <table:table-cell table:formula="of:=IF(ISBLANK([$pays.L232])OR([$pays.L232]=&quot;N.A.&quot;);&quot;NULL&quot;;IF(ISNUMBER(FIND(&quot; %&quot;; [$pays.L232])) ;SUBSTITUTE([$pays.L232];&quot; %&quot;;&quot;&quot;) ; SUBSTITUTE([$pays.L232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33])OR([$pays.A233]=&quot;N.A.&quot;);&quot;NULL&quot;;IF(ISNUMBER(FIND(&quot; %&quot;; [$pays.A233])) ;SUBSTITUTE([$pays.A233];&quot; %&quot;;&quot;&quot;) ; SUBSTITUTE([$pays.A233];&quot;'&quot;;&quot; &quot;)))" office:value-type="string" office:string-value="Falkland Islands" calcext:value-type="string">
            <text:p>Falkland Islands</text:p>
          </table:table-cell>
          <table:table-cell table:formula="of:=IF(ISBLANK([$pays.B233])OR([$pays.B233]=&quot;N.A.&quot;);&quot;NULL&quot;;IF(ISNUMBER(FIND(&quot; %&quot;; [$pays.B233])) ;SUBSTITUTE([$pays.B233];&quot; %&quot;;&quot;&quot;) ; SUBSTITUTE([$pays.B233];&quot;'&quot;;&quot; &quot;)))" office:value-type="string" office:string-value="3458" calcext:value-type="string">
            <text:p>3458</text:p>
          </table:table-cell>
          <table:table-cell table:formula="of:=IF(ISBLANK([$pays.C233])OR([$pays.C233]=&quot;N.A.&quot;);&quot;NULL&quot;;IF(ISNUMBER(FIND(&quot; %&quot;; [$pays.C233])) ;SUBSTITUTE([$pays.C233];&quot; %&quot;;&quot;&quot;) ; SUBSTITUTE([$pays.C233];&quot;'&quot;;&quot; &quot;)))" office:value-type="string" office:string-value="3.05" calcext:value-type="string">
            <text:p>3.05</text:p>
          </table:table-cell>
          <table:table-cell table:formula="of:=IF(ISBLANK([$pays.D233])OR([$pays.D233]=&quot;N.A.&quot;);&quot;NULL&quot;;IF(ISNUMBER(FIND(&quot; %&quot;; [$pays.D233])) ;SUBSTITUTE([$pays.D233];&quot; %&quot;;&quot;&quot;) ; SUBSTITUTE([$pays.D233];&quot;'&quot;;&quot; &quot;)))" office:value-type="string" office:string-value="103" calcext:value-type="string">
            <text:p>103</text:p>
          </table:table-cell>
          <table:table-cell table:formula="of:=IF(ISBLANK([$pays.E233])OR([$pays.E233]=&quot;N.A.&quot;);&quot;NULL&quot;;IF(ISNUMBER(FIND(&quot; %&quot;; [$pays.E233])) ;SUBSTITUTE([$pays.E233];&quot; %&quot;;&quot;&quot;) ; SUBSTITUTE([$pays.E233];&quot;'&quot;;&quot; &quot;)))" office:value-type="string" office:string-value="0" calcext:value-type="string">
            <text:p>0</text:p>
          </table:table-cell>
          <table:table-cell table:formula="of:=IF(ISBLANK([$pays.F233])OR([$pays.F233]=&quot;N.A.&quot;);&quot;NULL&quot;;IF(ISNUMBER(FIND(&quot; %&quot;; [$pays.F233])) ;SUBSTITUTE([$pays.F233];&quot; %&quot;;&quot;&quot;) ; SUBSTITUTE([$pays.F233];&quot;'&quot;;&quot; &quot;)))" office:value-type="string" office:string-value="12170" calcext:value-type="string">
            <text:p>12170</text:p>
          </table:table-cell>
          <table:table-cell table:formula="of:=IF(ISBLANK([$pays.G233])OR([$pays.G233]=&quot;N.A.&quot;);&quot;NULL&quot;;IF(ISNUMBER(FIND(&quot; %&quot;; [$pays.G233])) ;SUBSTITUTE([$pays.G233];&quot; %&quot;;&quot;&quot;) ; SUBSTITUTE([$pays.G233];&quot;'&quot;;&quot; &quot;)))" office:value-type="string" office:string-value="NULL" calcext:value-type="string">
            <text:p>NULL</text:p>
          </table:table-cell>
          <table:table-cell table:formula="of:=IF(ISBLANK([$pays.H233])OR([$pays.H233]=&quot;N.A.&quot;);&quot;NULL&quot;;IF(ISNUMBER(FIND(&quot; %&quot;; [$pays.H233])) ;SUBSTITUTE([$pays.H233];&quot; %&quot;;&quot;&quot;) ; SUBSTITUTE([$pays.H233];&quot;'&quot;;&quot; &quot;)))" office:value-type="string" office:string-value="NULL" calcext:value-type="string">
            <text:p>NULL</text:p>
          </table:table-cell>
          <table:table-cell table:formula="of:=IF(ISBLANK([$pays.I233])OR([$pays.I233]=&quot;N.A.&quot;);&quot;NULL&quot;;IF(ISNUMBER(FIND(&quot; %&quot;; [$pays.I233])) ;SUBSTITUTE([$pays.I233];&quot; %&quot;;&quot;&quot;) ; SUBSTITUTE([$pays.I233];&quot;'&quot;;&quot; &quot;)))" office:value-type="string" office:string-value="NULL" calcext:value-type="string">
            <text:p>NULL</text:p>
          </table:table-cell>
          <table:table-cell table:formula="of:=IF(ISBLANK([$pays.J233])OR([$pays.J233]=&quot;N.A.&quot;);&quot;NULL&quot;;IF(ISNUMBER(FIND(&quot; %&quot;; [$pays.J233])) ;SUBSTITUTE([$pays.J233];&quot; %&quot;;&quot;&quot;) ; SUBSTITUTE([$pays.J233];&quot;'&quot;;&quot; &quot;)))" office:value-type="string" office:string-value="66" calcext:value-type="string">
            <text:p>66</text:p>
          </table:table-cell>
          <table:table-cell table:formula="of:=IF(ISBLANK([$pays.K233])OR([$pays.K233]=&quot;N.A.&quot;);&quot;NULL&quot;;IF(ISNUMBER(FIND(&quot; %&quot;; [$pays.K233])) ;SUBSTITUTE([$pays.K233];&quot; %&quot;;&quot;&quot;) ; SUBSTITUTE([$pays.K233];&quot;'&quot;;&quot; &quot;)))" office:value-type="string" office:string-value="0.00" calcext:value-type="string">
            <text:p>0.00</text:p>
          </table:table-cell>
          <table:table-cell table:formula="of:=IF(ISBLANK([$pays.L233])OR([$pays.L233]=&quot;N.A.&quot;);&quot;NULL&quot;;IF(ISNUMBER(FIND(&quot; %&quot;; [$pays.L233])) ;SUBSTITUTE([$pays.L233];&quot; %&quot;;&quot;&quot;) ; SUBSTITUTE([$pays.L2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4])OR([$pays.A234]=&quot;N.A.&quot;);&quot;NULL&quot;;IF(ISNUMBER(FIND(&quot; %&quot;; [$pays.A234])) ;SUBSTITUTE([$pays.A234];&quot; %&quot;;&quot;&quot;) ; SUBSTITUTE([$pays.A234];&quot;'&quot;;&quot; &quot;)))" office:value-type="string" office:string-value="Niue" calcext:value-type="string">
            <text:p>Niue</text:p>
          </table:table-cell>
          <table:table-cell table:formula="of:=IF(ISBLANK([$pays.B234])OR([$pays.B234]=&quot;N.A.&quot;);&quot;NULL&quot;;IF(ISNUMBER(FIND(&quot; %&quot;; [$pays.B234])) ;SUBSTITUTE([$pays.B234];&quot; %&quot;;&quot;&quot;) ; SUBSTITUTE([$pays.B234];&quot;'&quot;;&quot; &quot;)))" office:value-type="string" office:string-value="1624" calcext:value-type="string">
            <text:p>1624</text:p>
          </table:table-cell>
          <table:table-cell table:formula="of:=IF(ISBLANK([$pays.C234])OR([$pays.C234]=&quot;N.A.&quot;);&quot;NULL&quot;;IF(ISNUMBER(FIND(&quot; %&quot;; [$pays.C234])) ;SUBSTITUTE([$pays.C234];&quot; %&quot;;&quot;&quot;) ; SUBSTITUTE([$pays.C234];&quot;'&quot;;&quot; &quot;)))" office:value-type="string" office:string-value="0.68" calcext:value-type="string">
            <text:p>0.68</text:p>
          </table:table-cell>
          <table:table-cell table:formula="of:=IF(ISBLANK([$pays.D234])OR([$pays.D234]=&quot;N.A.&quot;);&quot;NULL&quot;;IF(ISNUMBER(FIND(&quot; %&quot;; [$pays.D234])) ;SUBSTITUTE([$pays.D234];&quot; %&quot;;&quot;&quot;) ; SUBSTITUTE([$pays.D234];&quot;'&quot;;&quot; &quot;)))" office:value-type="string" office:string-value="11" calcext:value-type="string">
            <text:p>11</text:p>
          </table:table-cell>
          <table:table-cell table:formula="of:=IF(ISBLANK([$pays.E234])OR([$pays.E234]=&quot;N.A.&quot;);&quot;NULL&quot;;IF(ISNUMBER(FIND(&quot; %&quot;; [$pays.E234])) ;SUBSTITUTE([$pays.E234];&quot; %&quot;;&quot;&quot;) ; SUBSTITUTE([$pays.E234];&quot;'&quot;;&quot; &quot;)))" office:value-type="string" office:string-value="6" calcext:value-type="string">
            <text:p>6</text:p>
          </table:table-cell>
          <table:table-cell table:formula="of:=IF(ISBLANK([$pays.F234])OR([$pays.F234]=&quot;N.A.&quot;);&quot;NULL&quot;;IF(ISNUMBER(FIND(&quot; %&quot;; [$pays.F234])) ;SUBSTITUTE([$pays.F234];&quot; %&quot;;&quot;&quot;) ; SUBSTITUTE([$pays.F234];&quot;'&quot;;&quot; &quot;)))" office:value-type="string" office:string-value="260" calcext:value-type="string">
            <text:p>260</text:p>
          </table:table-cell>
          <table:table-cell table:formula="of:=IF(ISBLANK([$pays.G234])OR([$pays.G234]=&quot;N.A.&quot;);&quot;NULL&quot;;IF(ISNUMBER(FIND(&quot; %&quot;; [$pays.G234])) ;SUBSTITUTE([$pays.G234];&quot; %&quot;;&quot;&quot;) ; SUBSTITUTE([$pays.G234];&quot;'&quot;;&quot; &quot;)))" office:value-type="string" office:string-value="NULL" calcext:value-type="string">
            <text:p>NULL</text:p>
          </table:table-cell>
          <table:table-cell table:formula="of:=IF(ISBLANK([$pays.H234])OR([$pays.H234]=&quot;N.A.&quot;);&quot;NULL&quot;;IF(ISNUMBER(FIND(&quot; %&quot;; [$pays.H234])) ;SUBSTITUTE([$pays.H234];&quot; %&quot;;&quot;&quot;) ; SUBSTITUTE([$pays.H234];&quot;'&quot;;&quot; &quot;)))" office:value-type="string" office:string-value="NULL" calcext:value-type="string">
            <text:p>NULL</text:p>
          </table:table-cell>
          <table:table-cell table:formula="of:=IF(ISBLANK([$pays.I234])OR([$pays.I234]=&quot;N.A.&quot;);&quot;NULL&quot;;IF(ISNUMBER(FIND(&quot; %&quot;; [$pays.I234])) ;SUBSTITUTE([$pays.I234];&quot; %&quot;;&quot;&quot;) ; SUBSTITUTE([$pays.I234];&quot;'&quot;;&quot; &quot;)))" office:value-type="string" office:string-value="NULL" calcext:value-type="string">
            <text:p>NULL</text:p>
          </table:table-cell>
          <table:table-cell table:formula="of:=IF(ISBLANK([$pays.J234])OR([$pays.J234]=&quot;N.A.&quot;);&quot;NULL&quot;;IF(ISNUMBER(FIND(&quot; %&quot;; [$pays.J234])) ;SUBSTITUTE([$pays.J234];&quot; %&quot;;&quot;&quot;) ; SUBSTITUTE([$pays.J234];&quot;'&quot;;&quot; &quot;)))" office:value-type="string" office:string-value="46" calcext:value-type="string">
            <text:p>46</text:p>
          </table:table-cell>
          <table:table-cell table:formula="of:=IF(ISBLANK([$pays.K234])OR([$pays.K234]=&quot;N.A.&quot;);&quot;NULL&quot;;IF(ISNUMBER(FIND(&quot; %&quot;; [$pays.K234])) ;SUBSTITUTE([$pays.K234];&quot; %&quot;;&quot;&quot;) ; SUBSTITUTE([$pays.K234];&quot;'&quot;;&quot; &quot;)))" office:value-type="string" office:string-value="0.00" calcext:value-type="string">
            <text:p>0.00</text:p>
          </table:table-cell>
          <table:table-cell table:formula="of:=IF(ISBLANK([$pays.L234])OR([$pays.L234]=&quot;N.A.&quot;);&quot;NULL&quot;;IF(ISNUMBER(FIND(&quot; %&quot;; [$pays.L234])) ;SUBSTITUTE([$pays.L234];&quot; %&quot;;&quot;&quot;) ; SUBSTITUTE([$pays.L2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5])OR([$pays.A235]=&quot;N.A.&quot;);&quot;NULL&quot;;IF(ISNUMBER(FIND(&quot; %&quot;; [$pays.A235])) ;SUBSTITUTE([$pays.A235];&quot; %&quot;;&quot;&quot;) ; SUBSTITUTE([$pays.A235];&quot;'&quot;;&quot; &quot;)))" office:value-type="string" office:string-value="Tokelau" calcext:value-type="string">
            <text:p>Tokelau</text:p>
          </table:table-cell>
          <table:table-cell table:formula="of:=IF(ISBLANK([$pays.B235])OR([$pays.B235]=&quot;N.A.&quot;);&quot;NULL&quot;;IF(ISNUMBER(FIND(&quot; %&quot;; [$pays.B235])) ;SUBSTITUTE([$pays.B235];&quot; %&quot;;&quot;&quot;) ; SUBSTITUTE([$pays.B235];&quot;'&quot;;&quot; &quot;)))" office:value-type="string" office:string-value="1354" calcext:value-type="string">
            <text:p>1354</text:p>
          </table:table-cell>
          <table:table-cell table:formula="of:=IF(ISBLANK([$pays.C235])OR([$pays.C235]=&quot;N.A.&quot;);&quot;NULL&quot;;IF(ISNUMBER(FIND(&quot; %&quot;; [$pays.C235])) ;SUBSTITUTE([$pays.C235];&quot; %&quot;;&quot;&quot;) ; SUBSTITUTE([$pays.C235];&quot;'&quot;;&quot; &quot;)))" office:value-type="string" office:string-value="1.27" calcext:value-type="string">
            <text:p>1.27</text:p>
          </table:table-cell>
          <table:table-cell table:formula="of:=IF(ISBLANK([$pays.D235])OR([$pays.D235]=&quot;N.A.&quot;);&quot;NULL&quot;;IF(ISNUMBER(FIND(&quot; %&quot;; [$pays.D235])) ;SUBSTITUTE([$pays.D235];&quot; %&quot;;&quot;&quot;) ; SUBSTITUTE([$pays.D235];&quot;'&quot;;&quot; &quot;)))" office:value-type="string" office:string-value="17" calcext:value-type="string">
            <text:p>17</text:p>
          </table:table-cell>
          <table:table-cell table:formula="of:=IF(ISBLANK([$pays.E235])OR([$pays.E235]=&quot;N.A.&quot;);&quot;NULL&quot;;IF(ISNUMBER(FIND(&quot; %&quot;; [$pays.E235])) ;SUBSTITUTE([$pays.E235];&quot; %&quot;;&quot;&quot;) ; SUBSTITUTE([$pays.E235];&quot;'&quot;;&quot; &quot;)))" office:value-type="string" office:string-value="136" calcext:value-type="string">
            <text:p>136</text:p>
          </table:table-cell>
          <table:table-cell table:formula="of:=IF(ISBLANK([$pays.F235])OR([$pays.F235]=&quot;N.A.&quot;);&quot;NULL&quot;;IF(ISNUMBER(FIND(&quot; %&quot;; [$pays.F235])) ;SUBSTITUTE([$pays.F235];&quot; %&quot;;&quot;&quot;) ; SUBSTITUTE([$pays.F235];&quot;'&quot;;&quot; &quot;)))" office:value-type="string" office:string-value="10" calcext:value-type="string">
            <text:p>10</text:p>
          </table:table-cell>
          <table:table-cell table:formula="of:=IF(ISBLANK([$pays.G235])OR([$pays.G235]=&quot;N.A.&quot;);&quot;NULL&quot;;IF(ISNUMBER(FIND(&quot; %&quot;; [$pays.G235])) ;SUBSTITUTE([$pays.G235];&quot; %&quot;;&quot;&quot;) ; SUBSTITUTE([$pays.G235];&quot;'&quot;;&quot; &quot;)))" office:value-type="string" office:string-value="NULL" calcext:value-type="string">
            <text:p>NULL</text:p>
          </table:table-cell>
          <table:table-cell table:formula="of:=IF(ISBLANK([$pays.H235])OR([$pays.H235]=&quot;N.A.&quot;);&quot;NULL&quot;;IF(ISNUMBER(FIND(&quot; %&quot;; [$pays.H235])) ;SUBSTITUTE([$pays.H235];&quot; %&quot;;&quot;&quot;) ; SUBSTITUTE([$pays.H235];&quot;'&quot;;&quot; &quot;)))" office:value-type="string" office:string-value="NULL" calcext:value-type="string">
            <text:p>NULL</text:p>
          </table:table-cell>
          <table:table-cell table:formula="of:=IF(ISBLANK([$pays.I235])OR([$pays.I235]=&quot;N.A.&quot;);&quot;NULL&quot;;IF(ISNUMBER(FIND(&quot; %&quot;; [$pays.I235])) ;SUBSTITUTE([$pays.I235];&quot; %&quot;;&quot;&quot;) ; SUBSTITUTE([$pays.I235];&quot;'&quot;;&quot; &quot;)))" office:value-type="string" office:string-value="NULL" calcext:value-type="string">
            <text:p>NULL</text:p>
          </table:table-cell>
          <table:table-cell table:formula="of:=IF(ISBLANK([$pays.J235])OR([$pays.J235]=&quot;N.A.&quot;);&quot;NULL&quot;;IF(ISNUMBER(FIND(&quot; %&quot;; [$pays.J235])) ;SUBSTITUTE([$pays.J235];&quot; %&quot;;&quot;&quot;) ; SUBSTITUTE([$pays.J235];&quot;'&quot;;&quot; &quot;)))" office:value-type="string" office:string-value="0" calcext:value-type="string">
            <text:p>0</text:p>
          </table:table-cell>
          <table:table-cell table:formula="of:=IF(ISBLANK([$pays.K235])OR([$pays.K235]=&quot;N.A.&quot;);&quot;NULL&quot;;IF(ISNUMBER(FIND(&quot; %&quot;; [$pays.K235])) ;SUBSTITUTE([$pays.K235];&quot; %&quot;;&quot;&quot;) ; SUBSTITUTE([$pays.K235];&quot;'&quot;;&quot; &quot;)))" office:value-type="string" office:string-value="0.00" calcext:value-type="string">
            <text:p>0.00</text:p>
          </table:table-cell>
          <table:table-cell table:formula="of:=IF(ISBLANK([$pays.L235])OR([$pays.L235]=&quot;N.A.&quot;);&quot;NULL&quot;;IF(ISNUMBER(FIND(&quot; %&quot;; [$pays.L235])) ;SUBSTITUTE([$pays.L235];&quot; %&quot;;&quot;&quot;) ; SUBSTITUTE([$pays.L23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6])OR([$pays.A236]=&quot;N.A.&quot;);&quot;NULL&quot;;IF(ISNUMBER(FIND(&quot; %&quot;; [$pays.A236])) ;SUBSTITUTE([$pays.A236];&quot; %&quot;;&quot;&quot;) ; SUBSTITUTE([$pays.A236];&quot;'&quot;;&quot; &quot;)))" office:value-type="string" office:string-value="Holy See" calcext:value-type="string">
            <text:p>Holy See</text:p>
          </table:table-cell>
          <table:table-cell table:formula="of:=IF(ISBLANK([$pays.B236])OR([$pays.B236]=&quot;N.A.&quot;);&quot;NULL&quot;;IF(ISNUMBER(FIND(&quot; %&quot;; [$pays.B236])) ;SUBSTITUTE([$pays.B236];&quot; %&quot;;&quot;&quot;) ; SUBSTITUTE([$pays.B236];&quot;'&quot;;&quot; &quot;)))" office:value-type="string" office:string-value="801" calcext:value-type="string">
            <text:p>801</text:p>
          </table:table-cell>
          <table:table-cell table:formula="of:=IF(ISBLANK([$pays.C236])OR([$pays.C236]=&quot;N.A.&quot;);&quot;NULL&quot;;IF(ISNUMBER(FIND(&quot; %&quot;; [$pays.C236])) ;SUBSTITUTE([$pays.C236];&quot; %&quot;;&quot;&quot;) ; SUBSTITUTE([$pays.C236];&quot;'&quot;;&quot; &quot;)))" office:value-type="string" office:string-value="0.25" calcext:value-type="string">
            <text:p>0.25</text:p>
          </table:table-cell>
          <table:table-cell table:formula="of:=IF(ISBLANK([$pays.D236])OR([$pays.D236]=&quot;N.A.&quot;);&quot;NULL&quot;;IF(ISNUMBER(FIND(&quot; %&quot;; [$pays.D236])) ;SUBSTITUTE([$pays.D236];&quot; %&quot;;&quot;&quot;) ; SUBSTITUTE([$pays.D236];&quot;'&quot;;&quot; &quot;)))" office:value-type="string" office:string-value="2" calcext:value-type="string">
            <text:p>2</text:p>
          </table:table-cell>
          <table:table-cell table:formula="of:=IF(ISBLANK([$pays.E236])OR([$pays.E236]=&quot;N.A.&quot;);&quot;NULL&quot;;IF(ISNUMBER(FIND(&quot; %&quot;; [$pays.E236])) ;SUBSTITUTE([$pays.E236];&quot; %&quot;;&quot;&quot;) ; SUBSTITUTE([$pays.E236];&quot;'&quot;;&quot; &quot;)))" office:value-type="string" office:string-value="2003" calcext:value-type="string">
            <text:p>2003</text:p>
          </table:table-cell>
          <table:table-cell table:formula="of:=IF(ISBLANK([$pays.F236])OR([$pays.F236]=&quot;N.A.&quot;);&quot;NULL&quot;;IF(ISNUMBER(FIND(&quot; %&quot;; [$pays.F236])) ;SUBSTITUTE([$pays.F236];&quot; %&quot;;&quot;&quot;) ; SUBSTITUTE([$pays.F236];&quot;'&quot;;&quot; &quot;)))" office:value-type="string" office:string-value="0" calcext:value-type="string">
            <text:p>0</text:p>
          </table:table-cell>
          <table:table-cell table:formula="of:=IF(ISBLANK([$pays.G236])OR([$pays.G236]=&quot;N.A.&quot;);&quot;NULL&quot;;IF(ISNUMBER(FIND(&quot; %&quot;; [$pays.G236])) ;SUBSTITUTE([$pays.G236];&quot; %&quot;;&quot;&quot;) ; SUBSTITUTE([$pays.G236];&quot;'&quot;;&quot; &quot;)))" office:value-type="string" office:string-value="NULL" calcext:value-type="string">
            <text:p>NULL</text:p>
          </table:table-cell>
          <table:table-cell table:formula="of:=IF(ISBLANK([$pays.H236])OR([$pays.H236]=&quot;N.A.&quot;);&quot;NULL&quot;;IF(ISNUMBER(FIND(&quot; %&quot;; [$pays.H236])) ;SUBSTITUTE([$pays.H236];&quot; %&quot;;&quot;&quot;) ; SUBSTITUTE([$pays.H236];&quot;'&quot;;&quot; &quot;)))" office:value-type="string" office:string-value="NULL" calcext:value-type="string">
            <text:p>NULL</text:p>
          </table:table-cell>
          <table:table-cell table:formula="of:=IF(ISBLANK([$pays.I236])OR([$pays.I236]=&quot;N.A.&quot;);&quot;NULL&quot;;IF(ISNUMBER(FIND(&quot; %&quot;; [$pays.I236])) ;SUBSTITUTE([$pays.I236];&quot; %&quot;;&quot;&quot;) ; SUBSTITUTE([$pays.I236];&quot;'&quot;;&quot; &quot;)))" office:value-type="string" office:string-value="NULL" calcext:value-type="string">
            <text:p>NULL</text:p>
          </table:table-cell>
          <table:table-cell table:formula="of:=IF(ISBLANK([$pays.J236])OR([$pays.J236]=&quot;N.A.&quot;);&quot;NULL&quot;;IF(ISNUMBER(FIND(&quot; %&quot;; [$pays.J236])) ;SUBSTITUTE([$pays.J236];&quot; %&quot;;&quot;&quot;) ; SUBSTITUTE([$pays.J236];&quot;'&quot;;&quot; &quot;)))" office:value-type="string" office:string-value="NULL" calcext:value-type="string">
            <text:p>NULL</text:p>
          </table:table-cell>
          <table:table-cell table:formula="of:=IF(ISBLANK([$pays.K236])OR([$pays.K236]=&quot;N.A.&quot;);&quot;NULL&quot;;IF(ISNUMBER(FIND(&quot; %&quot;; [$pays.K236])) ;SUBSTITUTE([$pays.K236];&quot; %&quot;;&quot;&quot;) ; SUBSTITUTE([$pays.K236];&quot;'&quot;;&quot; &quot;)))" office:value-type="string" office:string-value="0.00" calcext:value-type="string">
            <text:p>0.00</text:p>
          </table:table-cell>
          <table:table-cell table:formula="of:=IF(ISBLANK([$pays.L236])OR([$pays.L236]=&quot;N.A.&quot;);&quot;NULL&quot;;IF(ISNUMBER(FIND(&quot; %&quot;; [$pays.L236])) ;SUBSTITUTE([$pays.L236];&quot; %&quot;;&quot;&quot;) ; SUBSTITUTE([$pays.L236];&quot;'&quot;;&quot; &quot;)))" office:value-type="string" office:string-value="NULL" calcext:value-type="string">
            <text:p>NULL</text:p>
          </table:table-cell>
        </table:table-row>
      </table:table>
      <table:table table:name="Feuille3" table:style-name="ta1">
        <table:table-column table:style-name="co13" table:default-cell-style-name="Default"/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];&quot;',&quot;;[$pays_cleaned.B1];&quot;,&quot;;[$pays_cleaned.C1];&quot;,&quot;;[$pays_cleaned.D1];&quot;,&quot;;[$pays_cleaned.E1];&quot;,&quot;;[$pays_cleaned.F1];&quot;,&quot;;[$pays_cleaned.G1];&quot;,&quot;;[$pays_cleaned.H1];&quot;,&quot;;[$pays_cleaned.I1];&quot;,&quot;;[$pays_cleaned.J1];&quot;,&quot;;[$pays_cleaned.K1];&quot;,&quot;;[$pays_cleaned.L1];&quot;);&quot;)" office:value-type="string" office:string-value="insert into public.country (name,population,yearly_change,net_change,density,land_area,migrant,fertility_rate,medium_age,urban_population,world_share,insertion_date) values ('China',1438207241,0.39,5540090,153,9388211,-348399.0,1.7,38,61,18.47,NULL);" calcext:value-type="string">
            <text:p>insert into public.country (name,population,yearly_change,net_change,density,land_area,migrant,fertility_rate,medium_age,urban_population,world_share,insertion_date) values ('China',1438207241,0.39,5540090,153,9388211,-348399.0,1.7,38,61,18.4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];&quot;',&quot;;[$pays_cleaned.B2];&quot;,&quot;;[$pays_cleaned.C2];&quot;,&quot;;[$pays_cleaned.D2];&quot;,&quot;;[$pays_cleaned.E2];&quot;,&quot;;[$pays_cleaned.F2];&quot;,&quot;;[$pays_cleaned.G2];&quot;,&quot;;[$pays_cleaned.H2];&quot;,&quot;;[$pays_cleaned.I2];&quot;,&quot;;[$pays_cleaned.J2];&quot;,&quot;;[$pays_cleaned.K2];&quot;,&quot;;[$pays_cleaned.L2];&quot;);&quot;)" office:value-type="string" office:string-value="insert into public.country (name,population,yearly_change,net_change,density,land_area,migrant,fertility_rate,medium_age,urban_population,world_share,insertion_date) values ('India',1377233523,0.99,13586631,464,2973190,-532687.0,2.2,28,35,17.70,NULL);" calcext:value-type="string">
            <text:p>insert into public.country (name,population,yearly_change,net_change,density,land_area,migrant,fertility_rate,medium_age,urban_population,world_share,insertion_date) values ('India',1377233523,0.99,13586631,464,2973190,-532687.0,2.2,28,35,17.7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];&quot;',&quot;;[$pays_cleaned.B3];&quot;,&quot;;[$pays_cleaned.C3];&quot;,&quot;;[$pays_cleaned.D3];&quot;,&quot;;[$pays_cleaned.E3];&quot;,&quot;;[$pays_cleaned.F3];&quot;,&quot;;[$pays_cleaned.G3];&quot;,&quot;;[$pays_cleaned.H3];&quot;,&quot;;[$pays_cleaned.I3];&quot;,&quot;;[$pays_cleaned.J3];&quot;,&quot;;[$pays_cleaned.K3];&quot;,&quot;;[$pays_cleaned.L3];&quot;);&quot;)" office:value-type="string" office:string-value="insert into public.country (name,population,yearly_change,net_change,density,land_area,migrant,fertility_rate,medium_age,urban_population,world_share,insertion_date) values ('United States',330610570,0.59,1937734,36,9147420,954806.0,1.8,38,83,4.25,NULL);" calcext:value-type="string">
            <text:p>insert into public.country (name,population,yearly_change,net_change,density,land_area,migrant,fertility_rate,medium_age,urban_population,world_share,insertion_date) values ('United States',330610570,0.59,1937734,36,9147420,954806.0,1.8,38,83,4.2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];&quot;',&quot;;[$pays_cleaned.B4];&quot;,&quot;;[$pays_cleaned.C4];&quot;,&quot;;[$pays_cleaned.D4];&quot;,&quot;;[$pays_cleaned.E4];&quot;,&quot;;[$pays_cleaned.F4];&quot;,&quot;;[$pays_cleaned.G4];&quot;,&quot;;[$pays_cleaned.H4];&quot;,&quot;;[$pays_cleaned.I4];&quot;,&quot;;[$pays_cleaned.J4];&quot;,&quot;;[$pays_cleaned.K4];&quot;,&quot;;[$pays_cleaned.L4];&quot;);&quot;)" office:value-type="string" office:string-value="insert into public.country (name,population,yearly_change,net_change,density,land_area,migrant,fertility_rate,medium_age,urban_population,world_share,insertion_date) values ('Indonesia',272931713,1.07,2898047,151,1811570,-98955.0,2.3,30,56,3.51,NULL);" calcext:value-type="string">
            <text:p>insert into public.country (name,population,yearly_change,net_change,density,land_area,migrant,fertility_rate,medium_age,urban_population,world_share,insertion_date) values ('Indonesia',272931713,1.07,2898047,151,1811570,-98955.0,2.3,30,56,3.5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];&quot;',&quot;;[$pays_cleaned.B5];&quot;,&quot;;[$pays_cleaned.C5];&quot;,&quot;;[$pays_cleaned.D5];&quot;,&quot;;[$pays_cleaned.E5];&quot;,&quot;;[$pays_cleaned.F5];&quot;,&quot;;[$pays_cleaned.G5];&quot;,&quot;;[$pays_cleaned.H5];&quot;,&quot;;[$pays_cleaned.I5];&quot;,&quot;;[$pays_cleaned.J5];&quot;,&quot;;[$pays_cleaned.K5];&quot;,&quot;;[$pays_cleaned.L5];&quot;);&quot;)" office:value-type="string" office:string-value="insert into public.country (name,population,yearly_change,net_change,density,land_area,migrant,fertility_rate,medium_age,urban_population,world_share,insertion_date) values ('Pakistan',219992900,2.00,4327022,287,770880,-233379.0,3.6,23,35,2.83,NULL);" calcext:value-type="string">
            <text:p>insert into public.country (name,population,yearly_change,net_change,density,land_area,migrant,fertility_rate,medium_age,urban_population,world_share,insertion_date) values ('Pakistan',219992900,2.00,4327022,287,770880,-233379.0,3.6,23,35,2.8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];&quot;',&quot;;[$pays_cleaned.B6];&quot;,&quot;;[$pays_cleaned.C6];&quot;,&quot;;[$pays_cleaned.D6];&quot;,&quot;;[$pays_cleaned.E6];&quot;,&quot;;[$pays_cleaned.F6];&quot;,&quot;;[$pays_cleaned.G6];&quot;,&quot;;[$pays_cleaned.H6];&quot;,&quot;;[$pays_cleaned.I6];&quot;,&quot;;[$pays_cleaned.J6];&quot;,&quot;;[$pays_cleaned.K6];&quot;,&quot;;[$pays_cleaned.L6];&quot;);&quot;)" office:value-type="string" office:string-value="insert into public.country (name,population,yearly_change,net_change,density,land_area,migrant,fertility_rate,medium_age,urban_population,world_share,insertion_date) values ('Brazil',212253150,0.72,1509890,25,8358140,21200.0,1.7,33,88,2.73,NULL);" calcext:value-type="string">
            <text:p>insert into public.country (name,population,yearly_change,net_change,density,land_area,migrant,fertility_rate,medium_age,urban_population,world_share,insertion_date) values ('Brazil',212253150,0.72,1509890,25,8358140,21200.0,1.7,33,88,2.7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];&quot;',&quot;;[$pays_cleaned.B7];&quot;,&quot;;[$pays_cleaned.C7];&quot;,&quot;;[$pays_cleaned.D7];&quot;,&quot;;[$pays_cleaned.E7];&quot;,&quot;;[$pays_cleaned.F7];&quot;,&quot;;[$pays_cleaned.G7];&quot;,&quot;;[$pays_cleaned.H7];&quot;,&quot;;[$pays_cleaned.I7];&quot;,&quot;;[$pays_cleaned.J7];&quot;,&quot;;[$pays_cleaned.K7];&quot;,&quot;;[$pays_cleaned.L7];&quot;);&quot;)" office:value-type="string" office:string-value="insert into public.country (name,population,yearly_change,net_change,density,land_area,migrant,fertility_rate,medium_age,urban_population,world_share,insertion_date) values ('Nigeria',205052107,2.58,5175990,226,910770,-60000.0,5.4,18,52,2.64,NULL);" calcext:value-type="string">
            <text:p>insert into public.country (name,population,yearly_change,net_change,density,land_area,migrant,fertility_rate,medium_age,urban_population,world_share,insertion_date) values ('Nigeria',205052107,2.58,5175990,226,910770,-60000.0,5.4,18,52,2.6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];&quot;',&quot;;[$pays_cleaned.B8];&quot;,&quot;;[$pays_cleaned.C8];&quot;,&quot;;[$pays_cleaned.D8];&quot;,&quot;;[$pays_cleaned.E8];&quot;,&quot;;[$pays_cleaned.F8];&quot;,&quot;;[$pays_cleaned.G8];&quot;,&quot;;[$pays_cleaned.H8];&quot;,&quot;;[$pays_cleaned.I8];&quot;,&quot;;[$pays_cleaned.J8];&quot;,&quot;;[$pays_cleaned.K8];&quot;,&quot;;[$pays_cleaned.L8];&quot;);&quot;)" office:value-type="string" office:string-value="insert into public.country (name,population,yearly_change,net_change,density,land_area,migrant,fertility_rate,medium_age,urban_population,world_share,insertion_date) values ('Bangladesh',164354176,1.01,1643222,1265,130170,-369501.0,2.1,28,39,2.11,NULL);" calcext:value-type="string">
            <text:p>insert into public.country (name,population,yearly_change,net_change,density,land_area,migrant,fertility_rate,medium_age,urban_population,world_share,insertion_date) values ('Bangladesh',164354176,1.01,1643222,1265,130170,-369501.0,2.1,28,39,2.1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];&quot;',&quot;;[$pays_cleaned.B9];&quot;,&quot;;[$pays_cleaned.C9];&quot;,&quot;;[$pays_cleaned.D9];&quot;,&quot;;[$pays_cleaned.E9];&quot;,&quot;;[$pays_cleaned.F9];&quot;,&quot;;[$pays_cleaned.G9];&quot;,&quot;;[$pays_cleaned.H9];&quot;,&quot;;[$pays_cleaned.I9];&quot;,&quot;;[$pays_cleaned.J9];&quot;,&quot;;[$pays_cleaned.K9];&quot;,&quot;;[$pays_cleaned.L9];&quot;);&quot;)" office:value-type="string" office:string-value="insert into public.country (name,population,yearly_change,net_change,density,land_area,migrant,fertility_rate,medium_age,urban_population,world_share,insertion_date) values ('Russia',145922010,0.04,62206,9,16376870,182456.0,1.8,40,74,1.87,NULL);" calcext:value-type="string">
            <text:p>insert into public.country (name,population,yearly_change,net_change,density,land_area,migrant,fertility_rate,medium_age,urban_population,world_share,insertion_date) values ('Russia',145922010,0.04,62206,9,16376870,182456.0,1.8,40,74,1.8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];&quot;',&quot;;[$pays_cleaned.B10];&quot;,&quot;;[$pays_cleaned.C10];&quot;,&quot;;[$pays_cleaned.D10];&quot;,&quot;;[$pays_cleaned.E10];&quot;,&quot;;[$pays_cleaned.F10];&quot;,&quot;;[$pays_cleaned.G10];&quot;,&quot;;[$pays_cleaned.H10];&quot;,&quot;;[$pays_cleaned.I10];&quot;,&quot;;[$pays_cleaned.J10];&quot;,&quot;;[$pays_cleaned.K10];&quot;,&quot;;[$pays_cleaned.L10];&quot;);&quot;)" office:value-type="string" office:string-value="insert into public.country (name,population,yearly_change,net_change,density,land_area,migrant,fertility_rate,medium_age,urban_population,world_share,insertion_date) values ('Mexico',128655589,1.06,1357224,66,1943950,-60000.0,2.1,29,84,1.65,NULL);" calcext:value-type="string">
            <text:p>insert into public.country (name,population,yearly_change,net_change,density,land_area,migrant,fertility_rate,medium_age,urban_population,world_share,insertion_date) values ('Mexico',128655589,1.06,1357224,66,1943950,-60000.0,2.1,29,84,1.6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];&quot;',&quot;;[$pays_cleaned.B11];&quot;,&quot;;[$pays_cleaned.C11];&quot;,&quot;;[$pays_cleaned.D11];&quot;,&quot;;[$pays_cleaned.E11];&quot;,&quot;;[$pays_cleaned.F11];&quot;,&quot;;[$pays_cleaned.G11];&quot;,&quot;;[$pays_cleaned.H11];&quot;,&quot;;[$pays_cleaned.I11];&quot;,&quot;;[$pays_cleaned.J11];&quot;,&quot;;[$pays_cleaned.K11];&quot;,&quot;;[$pays_cleaned.L11];&quot;);&quot;)" office:value-type="string" office:string-value="insert into public.country (name,population,yearly_change,net_change,density,land_area,migrant,fertility_rate,medium_age,urban_population,world_share,insertion_date) values ('Japan',126552765,-0.30,-383840,347,364555,71560.0,1.4,48,92,1.62,NULL);" calcext:value-type="string">
            <text:p>insert into public.country (name,population,yearly_change,net_change,density,land_area,migrant,fertility_rate,medium_age,urban_population,world_share,insertion_date) values ('Japan',126552765,-0.30,-383840,347,364555,71560.0,1.4,48,92,1.6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];&quot;',&quot;;[$pays_cleaned.B12];&quot;,&quot;;[$pays_cleaned.C12];&quot;,&quot;;[$pays_cleaned.D12];&quot;,&quot;;[$pays_cleaned.E12];&quot;,&quot;;[$pays_cleaned.F12];&quot;,&quot;;[$pays_cleaned.G12];&quot;,&quot;;[$pays_cleaned.H12];&quot;,&quot;;[$pays_cleaned.I12];&quot;,&quot;;[$pays_cleaned.J12];&quot;,&quot;;[$pays_cleaned.K12];&quot;,&quot;;[$pays_cleaned.L12];&quot;);&quot;)" office:value-type="string" office:string-value="insert into public.country (name,population,yearly_change,net_change,density,land_area,migrant,fertility_rate,medium_age,urban_population,world_share,insertion_date) values ('Ethiopia',114357494,2.57,2884858,115,1000000,30000.0,4.3,19,21,1.47,NULL);" calcext:value-type="string">
            <text:p>insert into public.country (name,population,yearly_change,net_change,density,land_area,migrant,fertility_rate,medium_age,urban_population,world_share,insertion_date) values ('Ethiopia',114357494,2.57,2884858,115,1000000,30000.0,4.3,19,21,1.4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];&quot;',&quot;;[$pays_cleaned.B13];&quot;,&quot;;[$pays_cleaned.C13];&quot;,&quot;;[$pays_cleaned.D13];&quot;,&quot;;[$pays_cleaned.E13];&quot;,&quot;;[$pays_cleaned.F13];&quot;,&quot;;[$pays_cleaned.G13];&quot;,&quot;;[$pays_cleaned.H13];&quot;,&quot;;[$pays_cleaned.I13];&quot;,&quot;;[$pays_cleaned.J13];&quot;,&quot;;[$pays_cleaned.K13];&quot;,&quot;;[$pays_cleaned.L13];&quot;);&quot;)" office:value-type="string" office:string-value="insert into public.country (name,population,yearly_change,net_change,density,land_area,migrant,fertility_rate,medium_age,urban_population,world_share,insertion_date) values ('Philippines',109280343,1.35,1464463,368,298170,-67152.0,2.6,26,47,1.41,NULL);" calcext:value-type="string">
            <text:p>insert into public.country (name,population,yearly_change,net_change,density,land_area,migrant,fertility_rate,medium_age,urban_population,world_share,insertion_date) values ('Philippines',109280343,1.35,1464463,368,298170,-67152.0,2.6,26,47,1.4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];&quot;',&quot;;[$pays_cleaned.B14];&quot;,&quot;;[$pays_cleaned.C14];&quot;,&quot;;[$pays_cleaned.D14];&quot;,&quot;;[$pays_cleaned.E14];&quot;,&quot;;[$pays_cleaned.F14];&quot;,&quot;;[$pays_cleaned.G14];&quot;,&quot;;[$pays_cleaned.H14];&quot;,&quot;;[$pays_cleaned.I14];&quot;,&quot;;[$pays_cleaned.J14];&quot;,&quot;;[$pays_cleaned.K14];&quot;,&quot;;[$pays_cleaned.L14];&quot;);&quot;)" office:value-type="string" office:string-value="insert into public.country (name,population,yearly_change,net_change,density,land_area,migrant,fertility_rate,medium_age,urban_population,world_share,insertion_date) values ('Egypt',101930276,1.94,1946331,103,995450,-38033.0,3.3,25,43,1.31,NULL);" calcext:value-type="string">
            <text:p>insert into public.country (name,population,yearly_change,net_change,density,land_area,migrant,fertility_rate,medium_age,urban_population,world_share,insertion_date) values ('Egypt',101930276,1.94,1946331,103,995450,-38033.0,3.3,25,43,1.3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];&quot;',&quot;;[$pays_cleaned.B15];&quot;,&quot;;[$pays_cleaned.C15];&quot;,&quot;;[$pays_cleaned.D15];&quot;,&quot;;[$pays_cleaned.E15];&quot;,&quot;;[$pays_cleaned.F15];&quot;,&quot;;[$pays_cleaned.G15];&quot;,&quot;;[$pays_cleaned.H15];&quot;,&quot;;[$pays_cleaned.I15];&quot;,&quot;;[$pays_cleaned.J15];&quot;,&quot;;[$pays_cleaned.K15];&quot;,&quot;;[$pays_cleaned.L15];&quot;);&quot;)" office:value-type="string" office:string-value="insert into public.country (name,population,yearly_change,net_change,density,land_area,migrant,fertility_rate,medium_age,urban_population,world_share,insertion_date) values ('Vietnam',97160127,0.91,876473,314,310070,-80000.0,2.1,32,38,1.25,NULL);" calcext:value-type="string">
            <text:p>insert into public.country (name,population,yearly_change,net_change,density,land_area,migrant,fertility_rate,medium_age,urban_population,world_share,insertion_date) values ('Vietnam',97160127,0.91,876473,314,310070,-80000.0,2.1,32,38,1.2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];&quot;',&quot;;[$pays_cleaned.B16];&quot;,&quot;;[$pays_cleaned.C16];&quot;,&quot;;[$pays_cleaned.D16];&quot;,&quot;;[$pays_cleaned.E16];&quot;,&quot;;[$pays_cleaned.F16];&quot;,&quot;;[$pays_cleaned.G16];&quot;,&quot;;[$pays_cleaned.H16];&quot;,&quot;;[$pays_cleaned.I16];&quot;,&quot;;[$pays_cleaned.J16];&quot;,&quot;;[$pays_cleaned.K16];&quot;,&quot;;[$pays_cleaned.L16];&quot;);&quot;)" office:value-type="string" office:string-value="insert into public.country (name,population,yearly_change,net_change,density,land_area,migrant,fertility_rate,medium_age,urban_population,world_share,insertion_date) values ('DR Congo',88972681,3.19,2770836,40,2267050,23861.0,6.0,17,46,1.15,NULL);" calcext:value-type="string">
            <text:p>insert into public.country (name,population,yearly_change,net_change,density,land_area,migrant,fertility_rate,medium_age,urban_population,world_share,insertion_date) values ('DR Congo',88972681,3.19,2770836,40,2267050,23861.0,6.0,17,46,1.1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];&quot;',&quot;;[$pays_cleaned.B17];&quot;,&quot;;[$pays_cleaned.C17];&quot;,&quot;;[$pays_cleaned.D17];&quot;,&quot;;[$pays_cleaned.E17];&quot;,&quot;;[$pays_cleaned.F17];&quot;,&quot;;[$pays_cleaned.G17];&quot;,&quot;;[$pays_cleaned.H17];&quot;,&quot;;[$pays_cleaned.I17];&quot;,&quot;;[$pays_cleaned.J17];&quot;,&quot;;[$pays_cleaned.K17];&quot;,&quot;;[$pays_cleaned.L17];&quot;);&quot;)" office:value-type="string" office:string-value="insert into public.country (name,population,yearly_change,net_change,density,land_area,migrant,fertility_rate,medium_age,urban_population,world_share,insertion_date) values ('Turkey',84153250,1.09,909452,110,769630,283922.0,2.1,32,76,1.08,NULL);" calcext:value-type="string">
            <text:p>insert into public.country (name,population,yearly_change,net_change,density,land_area,migrant,fertility_rate,medium_age,urban_population,world_share,insertion_date) values ('Turkey',84153250,1.09,909452,110,769630,283922.0,2.1,32,76,1.0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];&quot;',&quot;;[$pays_cleaned.B18];&quot;,&quot;;[$pays_cleaned.C18];&quot;,&quot;;[$pays_cleaned.D18];&quot;,&quot;;[$pays_cleaned.E18];&quot;,&quot;;[$pays_cleaned.F18];&quot;,&quot;;[$pays_cleaned.G18];&quot;,&quot;;[$pays_cleaned.H18];&quot;,&quot;;[$pays_cleaned.I18];&quot;,&quot;;[$pays_cleaned.J18];&quot;,&quot;;[$pays_cleaned.K18];&quot;,&quot;;[$pays_cleaned.L18];&quot;);&quot;)" office:value-type="string" office:string-value="insert into public.country (name,population,yearly_change,net_change,density,land_area,migrant,fertility_rate,medium_age,urban_population,world_share,insertion_date) values ('Iran',83771587,1.30,1079043,52,1628550,-55000.0,2.2,32,76,1.08,NULL);" calcext:value-type="string">
            <text:p>insert into public.country (name,population,yearly_change,net_change,density,land_area,migrant,fertility_rate,medium_age,urban_population,world_share,insertion_date) values ('Iran',83771587,1.30,1079043,52,1628550,-55000.0,2.2,32,76,1.0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];&quot;',&quot;;[$pays_cleaned.B19];&quot;,&quot;;[$pays_cleaned.C19];&quot;,&quot;;[$pays_cleaned.D19];&quot;,&quot;;[$pays_cleaned.E19];&quot;,&quot;;[$pays_cleaned.F19];&quot;,&quot;;[$pays_cleaned.G19];&quot;,&quot;;[$pays_cleaned.H19];&quot;,&quot;;[$pays_cleaned.I19];&quot;,&quot;;[$pays_cleaned.J19];&quot;,&quot;;[$pays_cleaned.K19];&quot;,&quot;;[$pays_cleaned.L19];&quot;);&quot;)" office:value-type="string" office:string-value="insert into public.country (name,population,yearly_change,net_change,density,land_area,migrant,fertility_rate,medium_age,urban_population,world_share,insertion_date) values ('Germany',83730223,0.32,266897,240,348560,543822.0,1.6,46,76,1.07,NULL);" calcext:value-type="string">
            <text:p>insert into public.country (name,population,yearly_change,net_change,density,land_area,migrant,fertility_rate,medium_age,urban_population,world_share,insertion_date) values ('Germany',83730223,0.32,266897,240,348560,543822.0,1.6,46,76,1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];&quot;',&quot;;[$pays_cleaned.B20];&quot;,&quot;;[$pays_cleaned.C20];&quot;,&quot;;[$pays_cleaned.D20];&quot;,&quot;;[$pays_cleaned.E20];&quot;,&quot;;[$pays_cleaned.F20];&quot;,&quot;;[$pays_cleaned.G20];&quot;,&quot;;[$pays_cleaned.H20];&quot;,&quot;;[$pays_cleaned.I20];&quot;,&quot;;[$pays_cleaned.J20];&quot;,&quot;;[$pays_cleaned.K20];&quot;,&quot;;[$pays_cleaned.L20];&quot;);&quot;)" office:value-type="string" office:string-value="insert into public.country (name,population,yearly_change,net_change,density,land_area,migrant,fertility_rate,medium_age,urban_population,world_share,insertion_date) values ('Thailand',69764925,0.25,174396,137,510890,19444.0,1.5,40,51,0.90,NULL);" calcext:value-type="string">
            <text:p>insert into public.country (name,population,yearly_change,net_change,density,land_area,migrant,fertility_rate,medium_age,urban_population,world_share,insertion_date) values ('Thailand',69764925,0.25,174396,137,510890,19444.0,1.5,40,51,0.9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];&quot;',&quot;;[$pays_cleaned.B21];&quot;,&quot;;[$pays_cleaned.C21];&quot;,&quot;;[$pays_cleaned.D21];&quot;,&quot;;[$pays_cleaned.E21];&quot;,&quot;;[$pays_cleaned.F21];&quot;,&quot;;[$pays_cleaned.G21];&quot;,&quot;;[$pays_cleaned.H21];&quot;,&quot;;[$pays_cleaned.I21];&quot;,&quot;;[$pays_cleaned.J21];&quot;,&quot;;[$pays_cleaned.K21];&quot;,&quot;;[$pays_cleaned.L21];&quot;);&quot;)" office:value-type="string" office:string-value="insert into public.country (name,population,yearly_change,net_change,density,land_area,migrant,fertility_rate,medium_age,urban_population,world_share,insertion_date) values ('United Kingdom',67814098,0.53,355839,281,241930,260650.0,1.8,40,83,0.87,NULL);" calcext:value-type="string">
            <text:p>insert into public.country (name,population,yearly_change,net_change,density,land_area,migrant,fertility_rate,medium_age,urban_population,world_share,insertion_date) values ('United Kingdom',67814098,0.53,355839,281,241930,260650.0,1.8,40,83,0.8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];&quot;',&quot;;[$pays_cleaned.B22];&quot;,&quot;;[$pays_cleaned.C22];&quot;,&quot;;[$pays_cleaned.D22];&quot;,&quot;;[$pays_cleaned.E22];&quot;,&quot;;[$pays_cleaned.F22];&quot;,&quot;;[$pays_cleaned.G22];&quot;,&quot;;[$pays_cleaned.H22];&quot;,&quot;;[$pays_cleaned.I22];&quot;,&quot;;[$pays_cleaned.J22];&quot;,&quot;;[$pays_cleaned.K22];&quot;,&quot;;[$pays_cleaned.L22];&quot;);&quot;)" office:value-type="string" office:string-value="insert into public.country (name,population,yearly_change,net_change,density,land_area,migrant,fertility_rate,medium_age,urban_population,world_share,insertion_date) values ('France',65244628,0.22,143783,119,547557,36527.0,1.9,42,82,0.84,NULL);" calcext:value-type="string">
            <text:p>insert into public.country (name,population,yearly_change,net_change,density,land_area,migrant,fertility_rate,medium_age,urban_population,world_share,insertion_date) values ('France',65244628,0.22,143783,119,547557,36527.0,1.9,42,82,0.8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3];&quot;',&quot;;[$pays_cleaned.B23];&quot;,&quot;;[$pays_cleaned.C23];&quot;,&quot;;[$pays_cleaned.D23];&quot;,&quot;;[$pays_cleaned.E23];&quot;,&quot;;[$pays_cleaned.F23];&quot;,&quot;;[$pays_cleaned.G23];&quot;,&quot;;[$pays_cleaned.H23];&quot;,&quot;;[$pays_cleaned.I23];&quot;,&quot;;[$pays_cleaned.J23];&quot;,&quot;;[$pays_cleaned.K23];&quot;,&quot;;[$pays_cleaned.L23];&quot;);&quot;)" office:value-type="string" office:string-value="insert into public.country (name,population,yearly_change,net_change,density,land_area,migrant,fertility_rate,medium_age,urban_population,world_share,insertion_date) values ('Italy',60479424,-0.15,-88249,206,294140,148943.0,1.3,47,69,0.78,NULL);" calcext:value-type="string">
            <text:p>insert into public.country (name,population,yearly_change,net_change,density,land_area,migrant,fertility_rate,medium_age,urban_population,world_share,insertion_date) values ('Italy',60479424,-0.15,-88249,206,294140,148943.0,1.3,47,69,0.7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4];&quot;',&quot;;[$pays_cleaned.B24];&quot;,&quot;;[$pays_cleaned.C24];&quot;,&quot;;[$pays_cleaned.D24];&quot;,&quot;;[$pays_cleaned.E24];&quot;,&quot;;[$pays_cleaned.F24];&quot;,&quot;;[$pays_cleaned.G24];&quot;,&quot;;[$pays_cleaned.H24];&quot;,&quot;;[$pays_cleaned.I24];&quot;,&quot;;[$pays_cleaned.J24];&quot;,&quot;;[$pays_cleaned.K24];&quot;,&quot;;[$pays_cleaned.L24];&quot;);&quot;)" office:value-type="string" office:string-value="insert into public.country (name,population,yearly_change,net_change,density,land_area,migrant,fertility_rate,medium_age,urban_population,world_share,insertion_date) values ('Tanzania',59368313,2.98,1728755,67,885800,-40076.0,4.9,18,37,0.77,NULL);" calcext:value-type="string">
            <text:p>insert into public.country (name,population,yearly_change,net_change,density,land_area,migrant,fertility_rate,medium_age,urban_population,world_share,insertion_date) values ('Tanzania',59368313,2.98,1728755,67,885800,-40076.0,4.9,18,37,0.7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5];&quot;',&quot;;[$pays_cleaned.B25];&quot;,&quot;;[$pays_cleaned.C25];&quot;,&quot;;[$pays_cleaned.D25];&quot;,&quot;;[$pays_cleaned.E25];&quot;,&quot;;[$pays_cleaned.F25];&quot;,&quot;;[$pays_cleaned.G25];&quot;,&quot;;[$pays_cleaned.H25];&quot;,&quot;;[$pays_cleaned.I25];&quot;,&quot;;[$pays_cleaned.J25];&quot;,&quot;;[$pays_cleaned.K25];&quot;,&quot;;[$pays_cleaned.L25];&quot;);&quot;)" office:value-type="string" office:string-value="insert into public.country (name,population,yearly_change,net_change,density,land_area,migrant,fertility_rate,medium_age,urban_population,world_share,insertion_date) values ('South Africa',59154802,1.28,750420,49,1213090,145405.0,2.4,28,67,0.76,NULL);" calcext:value-type="string">
            <text:p>insert into public.country (name,population,yearly_change,net_change,density,land_area,migrant,fertility_rate,medium_age,urban_population,world_share,insertion_date) values ('South Africa',59154802,1.28,750420,49,1213090,145405.0,2.4,28,67,0.7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6];&quot;',&quot;;[$pays_cleaned.B26];&quot;,&quot;;[$pays_cleaned.C26];&quot;,&quot;;[$pays_cleaned.D26];&quot;,&quot;;[$pays_cleaned.E26];&quot;,&quot;;[$pays_cleaned.F26];&quot;,&quot;;[$pays_cleaned.G26];&quot;,&quot;;[$pays_cleaned.H26];&quot;,&quot;;[$pays_cleaned.I26];&quot;,&quot;;[$pays_cleaned.J26];&quot;,&quot;;[$pays_cleaned.K26];&quot;,&quot;;[$pays_cleaned.L26];&quot;);&quot;)" office:value-type="string" office:string-value="insert into public.country (name,population,yearly_change,net_change,density,land_area,migrant,fertility_rate,medium_age,urban_population,world_share,insertion_date) values ('Myanmar',54335948,0.67,364380,83,653290,-163313.0,2.2,29,31,0.70,NULL);" calcext:value-type="string">
            <text:p>insert into public.country (name,population,yearly_change,net_change,density,land_area,migrant,fertility_rate,medium_age,urban_population,world_share,insertion_date) values ('Myanmar',54335948,0.67,364380,83,653290,-163313.0,2.2,29,31,0.7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7];&quot;',&quot;;[$pays_cleaned.B27];&quot;,&quot;;[$pays_cleaned.C27];&quot;,&quot;;[$pays_cleaned.D27];&quot;,&quot;;[$pays_cleaned.E27];&quot;,&quot;;[$pays_cleaned.F27];&quot;,&quot;;[$pays_cleaned.G27];&quot;,&quot;;[$pays_cleaned.H27];&quot;,&quot;;[$pays_cleaned.I27];&quot;,&quot;;[$pays_cleaned.J27];&quot;,&quot;;[$pays_cleaned.K27];&quot;,&quot;;[$pays_cleaned.L27];&quot;);&quot;)" office:value-type="string" office:string-value="insert into public.country (name,population,yearly_change,net_change,density,land_area,migrant,fertility_rate,medium_age,urban_population,world_share,insertion_date) values ('Kenya',53521116,2.28,1197323,94,569140,-10000.0,3.5,20,28,0.69,NULL);" calcext:value-type="string">
            <text:p>insert into public.country (name,population,yearly_change,net_change,density,land_area,migrant,fertility_rate,medium_age,urban_population,world_share,insertion_date) values ('Kenya',53521116,2.28,1197323,94,569140,-10000.0,3.5,20,28,0.6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8];&quot;',&quot;;[$pays_cleaned.B28];&quot;,&quot;;[$pays_cleaned.C28];&quot;,&quot;;[$pays_cleaned.D28];&quot;,&quot;;[$pays_cleaned.E28];&quot;,&quot;;[$pays_cleaned.F28];&quot;,&quot;;[$pays_cleaned.G28];&quot;,&quot;;[$pays_cleaned.H28];&quot;,&quot;;[$pays_cleaned.I28];&quot;,&quot;;[$pays_cleaned.J28];&quot;,&quot;;[$pays_cleaned.K28];&quot;,&quot;;[$pays_cleaned.L28];&quot;);&quot;)" office:value-type="string" office:string-value="insert into public.country (name,population,yearly_change,net_change,density,land_area,migrant,fertility_rate,medium_age,urban_population,world_share,insertion_date) values ('South Korea',51260395,0.09,43877,527,97230,11731.0,1.1,44,82,0.66,NULL);" calcext:value-type="string">
            <text:p>insert into public.country (name,population,yearly_change,net_change,density,land_area,migrant,fertility_rate,medium_age,urban_population,world_share,insertion_date) values ('South Korea',51260395,0.09,43877,527,97230,11731.0,1.1,44,82,0.6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9];&quot;',&quot;;[$pays_cleaned.B29];&quot;,&quot;;[$pays_cleaned.C29];&quot;,&quot;;[$pays_cleaned.D29];&quot;,&quot;;[$pays_cleaned.E29];&quot;,&quot;;[$pays_cleaned.F29];&quot;,&quot;;[$pays_cleaned.G29];&quot;,&quot;;[$pays_cleaned.H29];&quot;,&quot;;[$pays_cleaned.I29];&quot;,&quot;;[$pays_cleaned.J29];&quot;,&quot;;[$pays_cleaned.K29];&quot;,&quot;;[$pays_cleaned.L29];&quot;);&quot;)" office:value-type="string" office:string-value="insert into public.country (name,population,yearly_change,net_change,density,land_area,migrant,fertility_rate,medium_age,urban_population,world_share,insertion_date) values ('Colombia',50771878,1.08,543448,46,1109500,204796.0,1.8,31,80,0.65,NULL);" calcext:value-type="string">
            <text:p>insert into public.country (name,population,yearly_change,net_change,density,land_area,migrant,fertility_rate,medium_age,urban_population,world_share,insertion_date) values ('Colombia',50771878,1.08,543448,46,1109500,204796.0,1.8,31,80,0.6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0];&quot;',&quot;;[$pays_cleaned.B30];&quot;,&quot;;[$pays_cleaned.C30];&quot;,&quot;;[$pays_cleaned.D30];&quot;,&quot;;[$pays_cleaned.E30];&quot;,&quot;;[$pays_cleaned.F30];&quot;,&quot;;[$pays_cleaned.G30];&quot;,&quot;;[$pays_cleaned.H30];&quot;,&quot;;[$pays_cleaned.I30];&quot;,&quot;;[$pays_cleaned.J30];&quot;,&quot;;[$pays_cleaned.K30];&quot;,&quot;;[$pays_cleaned.L30];&quot;);&quot;)" office:value-type="string" office:string-value="insert into public.country (name,population,yearly_change,net_change,density,land_area,migrant,fertility_rate,medium_age,urban_population,world_share,insertion_date) values ('Spain',46751175,0.04,18002,94,498800,40000.0,1.3,45,80,0.60,NULL);" calcext:value-type="string">
            <text:p>insert into public.country (name,population,yearly_change,net_change,density,land_area,migrant,fertility_rate,medium_age,urban_population,world_share,insertion_date) values ('Spain',46751175,0.04,18002,94,498800,40000.0,1.3,45,80,0.6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1];&quot;',&quot;;[$pays_cleaned.B31];&quot;,&quot;;[$pays_cleaned.C31];&quot;,&quot;;[$pays_cleaned.D31];&quot;,&quot;;[$pays_cleaned.E31];&quot;,&quot;;[$pays_cleaned.F31];&quot;,&quot;;[$pays_cleaned.G31];&quot;,&quot;;[$pays_cleaned.H31];&quot;,&quot;;[$pays_cleaned.I31];&quot;,&quot;;[$pays_cleaned.J31];&quot;,&quot;;[$pays_cleaned.K31];&quot;,&quot;;[$pays_cleaned.L31];&quot;);&quot;)" office:value-type="string" office:string-value="insert into public.country (name,population,yearly_change,net_change,density,land_area,migrant,fertility_rate,medium_age,urban_population,world_share,insertion_date) values ('Uganda',45427637,3.32,1471413,229,199810,168694.0,5.0,17,26,0.59,NULL);" calcext:value-type="string">
            <text:p>insert into public.country (name,population,yearly_change,net_change,density,land_area,migrant,fertility_rate,medium_age,urban_population,world_share,insertion_date) values ('Uganda',45427637,3.32,1471413,229,199810,168694.0,5.0,17,26,0.5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2];&quot;',&quot;;[$pays_cleaned.B32];&quot;,&quot;;[$pays_cleaned.C32];&quot;,&quot;;[$pays_cleaned.D32];&quot;,&quot;;[$pays_cleaned.E32];&quot;,&quot;;[$pays_cleaned.F32];&quot;,&quot;;[$pays_cleaned.G32];&quot;,&quot;;[$pays_cleaned.H32];&quot;,&quot;;[$pays_cleaned.I32];&quot;,&quot;;[$pays_cleaned.J32];&quot;,&quot;;[$pays_cleaned.K32];&quot;,&quot;;[$pays_cleaned.L32];&quot;);&quot;)" office:value-type="string" office:string-value="insert into public.country (name,population,yearly_change,net_change,density,land_area,migrant,fertility_rate,medium_age,urban_population,world_share,insertion_date) values ('Argentina',45111229,0.93,415097,17,2736690,4800.0,2.3,32,93,0.58,NULL);" calcext:value-type="string">
            <text:p>insert into public.country (name,population,yearly_change,net_change,density,land_area,migrant,fertility_rate,medium_age,urban_population,world_share,insertion_date) values ('Argentina',45111229,0.93,415097,17,2736690,4800.0,2.3,32,93,0.5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3];&quot;',&quot;;[$pays_cleaned.B33];&quot;,&quot;;[$pays_cleaned.C33];&quot;,&quot;;[$pays_cleaned.D33];&quot;,&quot;;[$pays_cleaned.E33];&quot;,&quot;;[$pays_cleaned.F33];&quot;,&quot;;[$pays_cleaned.G33];&quot;,&quot;;[$pays_cleaned.H33];&quot;,&quot;;[$pays_cleaned.I33];&quot;,&quot;;[$pays_cleaned.J33];&quot;,&quot;;[$pays_cleaned.K33];&quot;,&quot;;[$pays_cleaned.L33];&quot;);&quot;)" office:value-type="string" office:string-value="insert into public.country (name,population,yearly_change,net_change,density,land_area,migrant,fertility_rate,medium_age,urban_population,world_share,insertion_date) values ('Algeria',43685618,1.85,797990,18,2381740,-10000.0,3.1,29,73,0.56,NULL);" calcext:value-type="string">
            <text:p>insert into public.country (name,population,yearly_change,net_change,density,land_area,migrant,fertility_rate,medium_age,urban_population,world_share,insertion_date) values ('Algeria',43685618,1.85,797990,18,2381740,-10000.0,3.1,29,73,0.5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4];&quot;',&quot;;[$pays_cleaned.B34];&quot;,&quot;;[$pays_cleaned.C34];&quot;,&quot;;[$pays_cleaned.D34];&quot;,&quot;;[$pays_cleaned.E34];&quot;,&quot;;[$pays_cleaned.F34];&quot;,&quot;;[$pays_cleaned.G34];&quot;,&quot;;[$pays_cleaned.H34];&quot;,&quot;;[$pays_cleaned.I34];&quot;,&quot;;[$pays_cleaned.J34];&quot;,&quot;;[$pays_cleaned.K34];&quot;,&quot;;[$pays_cleaned.L34];&quot;);&quot;)" office:value-type="string" office:string-value="insert into public.country (name,population,yearly_change,net_change,density,land_area,migrant,fertility_rate,medium_age,urban_population,world_share,insertion_date) values ('Sudan',43632213,2.42,1036022,25,1765048,-50000.0,4.4,20,35,0.56,NULL);" calcext:value-type="string">
            <text:p>insert into public.country (name,population,yearly_change,net_change,density,land_area,migrant,fertility_rate,medium_age,urban_population,world_share,insertion_date) values ('Sudan',43632213,2.42,1036022,25,1765048,-50000.0,4.4,20,35,0.5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5];&quot;',&quot;;[$pays_cleaned.B35];&quot;,&quot;;[$pays_cleaned.C35];&quot;,&quot;;[$pays_cleaned.D35];&quot;,&quot;;[$pays_cleaned.E35];&quot;,&quot;;[$pays_cleaned.F35];&quot;,&quot;;[$pays_cleaned.G35];&quot;,&quot;;[$pays_cleaned.H35];&quot;,&quot;;[$pays_cleaned.I35];&quot;,&quot;;[$pays_cleaned.J35];&quot;,&quot;;[$pays_cleaned.K35];&quot;,&quot;;[$pays_cleaned.L35];&quot;);&quot;)" office:value-type="string" office:string-value="insert into public.country (name,population,yearly_change,net_change,density,land_area,migrant,fertility_rate,medium_age,urban_population,world_share,insertion_date) values ('Ukraine',43785122,-0.59,-259876,75,579320,10000.0,1.4,41,69,0.56,NULL);" calcext:value-type="string">
            <text:p>insert into public.country (name,population,yearly_change,net_change,density,land_area,migrant,fertility_rate,medium_age,urban_population,world_share,insertion_date) values ('Ukraine',43785122,-0.59,-259876,75,579320,10000.0,1.4,41,69,0.5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6];&quot;',&quot;;[$pays_cleaned.B36];&quot;,&quot;;[$pays_cleaned.C36];&quot;,&quot;;[$pays_cleaned.D36];&quot;,&quot;;[$pays_cleaned.E36];&quot;,&quot;;[$pays_cleaned.F36];&quot;,&quot;;[$pays_cleaned.G36];&quot;,&quot;;[$pays_cleaned.H36];&quot;,&quot;;[$pays_cleaned.I36];&quot;,&quot;;[$pays_cleaned.J36];&quot;,&quot;;[$pays_cleaned.K36];&quot;,&quot;;[$pays_cleaned.L36];&quot;);&quot;)" office:value-type="string" office:string-value="insert into public.country (name,population,yearly_change,net_change,density,land_area,migrant,fertility_rate,medium_age,urban_population,world_share,insertion_date) values ('Iraq',40031626,2.32,912710,93,434320,7834.0,3.7,21,73,0.52,NULL);" calcext:value-type="string">
            <text:p>insert into public.country (name,population,yearly_change,net_change,density,land_area,migrant,fertility_rate,medium_age,urban_population,world_share,insertion_date) values ('Iraq',40031626,2.32,912710,93,434320,7834.0,3.7,21,73,0.5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7];&quot;',&quot;;[$pays_cleaned.B37];&quot;,&quot;;[$pays_cleaned.C37];&quot;,&quot;;[$pays_cleaned.D37];&quot;,&quot;;[$pays_cleaned.E37];&quot;,&quot;;[$pays_cleaned.F37];&quot;,&quot;;[$pays_cleaned.G37];&quot;,&quot;;[$pays_cleaned.H37];&quot;,&quot;;[$pays_cleaned.I37];&quot;,&quot;;[$pays_cleaned.J37];&quot;,&quot;;[$pays_cleaned.K37];&quot;,&quot;;[$pays_cleaned.L37];&quot;);&quot;)" office:value-type="string" office:string-value="insert into public.country (name,population,yearly_change,net_change,density,land_area,migrant,fertility_rate,medium_age,urban_population,world_share,insertion_date) values ('Afghanistan',38742911,2.33,886592,60,652860,-62920.0,4.6,18,25,0.50,NULL);" calcext:value-type="string">
            <text:p>insert into public.country (name,population,yearly_change,net_change,density,land_area,migrant,fertility_rate,medium_age,urban_population,world_share,insertion_date) values ('Afghanistan',38742911,2.33,886592,60,652860,-62920.0,4.6,18,25,0.5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8];&quot;',&quot;;[$pays_cleaned.B38];&quot;,&quot;;[$pays_cleaned.C38];&quot;,&quot;;[$pays_cleaned.D38];&quot;,&quot;;[$pays_cleaned.E38];&quot;,&quot;;[$pays_cleaned.F38];&quot;,&quot;;[$pays_cleaned.G38];&quot;,&quot;;[$pays_cleaned.H38];&quot;,&quot;;[$pays_cleaned.I38];&quot;,&quot;;[$pays_cleaned.J38];&quot;,&quot;;[$pays_cleaned.K38];&quot;,&quot;;[$pays_cleaned.L38];&quot;);&quot;)" office:value-type="string" office:string-value="insert into public.country (name,population,yearly_change,net_change,density,land_area,migrant,fertility_rate,medium_age,urban_population,world_share,insertion_date) values ('Poland',37854825,-0.11,-41157,124,306230,-29395.0,1.4,42,60,0.49,NULL);" calcext:value-type="string">
            <text:p>insert into public.country (name,population,yearly_change,net_change,density,land_area,migrant,fertility_rate,medium_age,urban_population,world_share,insertion_date) values ('Poland',37854825,-0.11,-41157,124,306230,-29395.0,1.4,42,60,0.4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39];&quot;',&quot;;[$pays_cleaned.B39];&quot;,&quot;;[$pays_cleaned.C39];&quot;,&quot;;[$pays_cleaned.D39];&quot;,&quot;;[$pays_cleaned.E39];&quot;,&quot;;[$pays_cleaned.F39];&quot;,&quot;;[$pays_cleaned.G39];&quot;,&quot;;[$pays_cleaned.H39];&quot;,&quot;;[$pays_cleaned.I39];&quot;,&quot;;[$pays_cleaned.J39];&quot;,&quot;;[$pays_cleaned.K39];&quot;,&quot;;[$pays_cleaned.L39];&quot;);&quot;)" office:value-type="string" office:string-value="insert into public.country (name,population,yearly_change,net_change,density,land_area,migrant,fertility_rate,medium_age,urban_population,world_share,insertion_date) values ('Canada',37674770,0.89,331107,4,9093510,242032.0,1.5,41,81,0.48,NULL);" calcext:value-type="string">
            <text:p>insert into public.country (name,population,yearly_change,net_change,density,land_area,migrant,fertility_rate,medium_age,urban_population,world_share,insertion_date) values ('Canada',37674770,0.89,331107,4,9093510,242032.0,1.5,41,81,0.4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0];&quot;',&quot;;[$pays_cleaned.B40];&quot;,&quot;;[$pays_cleaned.C40];&quot;,&quot;;[$pays_cleaned.D40];&quot;,&quot;;[$pays_cleaned.E40];&quot;,&quot;;[$pays_cleaned.F40];&quot;,&quot;;[$pays_cleaned.G40];&quot;,&quot;;[$pays_cleaned.H40];&quot;,&quot;;[$pays_cleaned.I40];&quot;,&quot;;[$pays_cleaned.J40];&quot;,&quot;;[$pays_cleaned.K40];&quot;,&quot;;[$pays_cleaned.L40];&quot;);&quot;)" office:value-type="string" office:string-value="insert into public.country (name,population,yearly_change,net_change,density,land_area,migrant,fertility_rate,medium_age,urban_population,world_share,insertion_date) values ('Morocco',36820713,1.20,438791,83,446300,-51419.0,2.4,30,64,0.47,NULL);" calcext:value-type="string">
            <text:p>insert into public.country (name,population,yearly_change,net_change,density,land_area,migrant,fertility_rate,medium_age,urban_population,world_share,insertion_date) values ('Morocco',36820713,1.20,438791,83,446300,-51419.0,2.4,30,64,0.4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1];&quot;',&quot;;[$pays_cleaned.B41];&quot;,&quot;;[$pays_cleaned.C41];&quot;,&quot;;[$pays_cleaned.D41];&quot;,&quot;;[$pays_cleaned.E41];&quot;,&quot;;[$pays_cleaned.F41];&quot;,&quot;;[$pays_cleaned.G41];&quot;,&quot;;[$pays_cleaned.H41];&quot;,&quot;;[$pays_cleaned.I41];&quot;,&quot;;[$pays_cleaned.J41];&quot;,&quot;;[$pays_cleaned.K41];&quot;,&quot;;[$pays_cleaned.L41];&quot;);&quot;)" office:value-type="string" office:string-value="insert into public.country (name,population,yearly_change,net_change,density,land_area,migrant,fertility_rate,medium_age,urban_population,world_share,insertion_date) values ('Saudi Arabia',34701377,1.59,545343,16,2149690,134979.0,2.3,32,84,0.45,NULL);" calcext:value-type="string">
            <text:p>insert into public.country (name,population,yearly_change,net_change,density,land_area,migrant,fertility_rate,medium_age,urban_population,world_share,insertion_date) values ('Saudi Arabia',34701377,1.59,545343,16,2149690,134979.0,2.3,32,84,0.4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2];&quot;',&quot;;[$pays_cleaned.B42];&quot;,&quot;;[$pays_cleaned.C42];&quot;,&quot;;[$pays_cleaned.D42];&quot;,&quot;;[$pays_cleaned.E42];&quot;,&quot;;[$pays_cleaned.F42];&quot;,&quot;;[$pays_cleaned.G42];&quot;,&quot;;[$pays_cleaned.H42];&quot;,&quot;;[$pays_cleaned.I42];&quot;,&quot;;[$pays_cleaned.J42];&quot;,&quot;;[$pays_cleaned.K42];&quot;,&quot;;[$pays_cleaned.L42];&quot;);&quot;)" office:value-type="string" office:string-value="insert into public.country (name,population,yearly_change,net_change,density,land_area,migrant,fertility_rate,medium_age,urban_population,world_share,insertion_date) values ('Uzbekistan',33368859,1.48,487487,79,425400,-8863.0,2.4,28,50,0.43,NULL);" calcext:value-type="string">
            <text:p>insert into public.country (name,population,yearly_change,net_change,density,land_area,migrant,fertility_rate,medium_age,urban_population,world_share,insertion_date) values ('Uzbekistan',33368859,1.48,487487,79,425400,-8863.0,2.4,28,50,0.4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3];&quot;',&quot;;[$pays_cleaned.B43];&quot;,&quot;;[$pays_cleaned.C43];&quot;,&quot;;[$pays_cleaned.D43];&quot;,&quot;;[$pays_cleaned.E43];&quot;,&quot;;[$pays_cleaned.F43];&quot;,&quot;;[$pays_cleaned.G43];&quot;,&quot;;[$pays_cleaned.H43];&quot;,&quot;;[$pays_cleaned.I43];&quot;,&quot;;[$pays_cleaned.J43];&quot;,&quot;;[$pays_cleaned.K43];&quot;,&quot;;[$pays_cleaned.L43];&quot;);&quot;)" office:value-type="string" office:string-value="insert into public.country (name,population,yearly_change,net_change,density,land_area,migrant,fertility_rate,medium_age,urban_population,world_share,insertion_date) values ('Peru',32876986,1.42,461401,26,1280000,99069.0,2.3,31,79,0.42,NULL);" calcext:value-type="string">
            <text:p>insert into public.country (name,population,yearly_change,net_change,density,land_area,migrant,fertility_rate,medium_age,urban_population,world_share,insertion_date) values ('Peru',32876986,1.42,461401,26,1280000,99069.0,2.3,31,79,0.4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4];&quot;',&quot;;[$pays_cleaned.B44];&quot;,&quot;;[$pays_cleaned.C44];&quot;,&quot;;[$pays_cleaned.D44];&quot;,&quot;;[$pays_cleaned.E44];&quot;,&quot;;[$pays_cleaned.F44];&quot;,&quot;;[$pays_cleaned.G44];&quot;,&quot;;[$pays_cleaned.H44];&quot;,&quot;;[$pays_cleaned.I44];&quot;,&quot;;[$pays_cleaned.J44];&quot;,&quot;;[$pays_cleaned.K44];&quot;,&quot;;[$pays_cleaned.L44];&quot;);&quot;)" office:value-type="string" office:string-value="insert into public.country (name,population,yearly_change,net_change,density,land_area,migrant,fertility_rate,medium_age,urban_population,world_share,insertion_date) values ('Angola',32644783,3.27,1040977,26,1246700,6413.0,5.6,17,67,0.42,NULL);" calcext:value-type="string">
            <text:p>insert into public.country (name,population,yearly_change,net_change,density,land_area,migrant,fertility_rate,medium_age,urban_population,world_share,insertion_date) values ('Angola',32644783,3.27,1040977,26,1246700,6413.0,5.6,17,67,0.4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5];&quot;',&quot;;[$pays_cleaned.B45];&quot;,&quot;;[$pays_cleaned.C45];&quot;,&quot;;[$pays_cleaned.D45];&quot;,&quot;;[$pays_cleaned.E45];&quot;,&quot;;[$pays_cleaned.F45];&quot;,&quot;;[$pays_cleaned.G45];&quot;,&quot;;[$pays_cleaned.H45];&quot;,&quot;;[$pays_cleaned.I45];&quot;,&quot;;[$pays_cleaned.J45];&quot;,&quot;;[$pays_cleaned.K45];&quot;,&quot;;[$pays_cleaned.L45];&quot;);&quot;)" office:value-type="string" office:string-value="insert into public.country (name,population,yearly_change,net_change,density,land_area,migrant,fertility_rate,medium_age,urban_population,world_share,insertion_date) values ('Malaysia',32280610,1.30,416222,99,328550,50000.0,2.0,30,78,0.42,NULL);" calcext:value-type="string">
            <text:p>insert into public.country (name,population,yearly_change,net_change,density,land_area,migrant,fertility_rate,medium_age,urban_population,world_share,insertion_date) values ('Malaysia',32280610,1.30,416222,99,328550,50000.0,2.0,30,78,0.4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6];&quot;',&quot;;[$pays_cleaned.B46];&quot;,&quot;;[$pays_cleaned.C46];&quot;,&quot;;[$pays_cleaned.D46];&quot;,&quot;;[$pays_cleaned.E46];&quot;,&quot;;[$pays_cleaned.F46];&quot;,&quot;;[$pays_cleaned.G46];&quot;,&quot;;[$pays_cleaned.H46];&quot;,&quot;;[$pays_cleaned.I46];&quot;,&quot;;[$pays_cleaned.J46];&quot;,&quot;;[$pays_cleaned.K46];&quot;,&quot;;[$pays_cleaned.L46];&quot;);&quot;)" office:value-type="string" office:string-value="insert into public.country (name,population,yearly_change,net_change,density,land_area,migrant,fertility_rate,medium_age,urban_population,world_share,insertion_date) values ('Mozambique',31067362,2.93,889399,40,786380,-5000.0,4.9,18,38,0.40,NULL);" calcext:value-type="string">
            <text:p>insert into public.country (name,population,yearly_change,net_change,density,land_area,migrant,fertility_rate,medium_age,urban_population,world_share,insertion_date) values ('Mozambique',31067362,2.93,889399,40,786380,-5000.0,4.9,18,38,0.4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7];&quot;',&quot;;[$pays_cleaned.B47];&quot;,&quot;;[$pays_cleaned.C47];&quot;,&quot;;[$pays_cleaned.D47];&quot;,&quot;;[$pays_cleaned.E47];&quot;,&quot;;[$pays_cleaned.F47];&quot;,&quot;;[$pays_cleaned.G47];&quot;,&quot;;[$pays_cleaned.H47];&quot;,&quot;;[$pays_cleaned.I47];&quot;,&quot;;[$pays_cleaned.J47];&quot;,&quot;;[$pays_cleaned.K47];&quot;,&quot;;[$pays_cleaned.L47];&quot;);&quot;)" office:value-type="string" office:string-value="insert into public.country (name,population,yearly_change,net_change,density,land_area,migrant,fertility_rate,medium_age,urban_population,world_share,insertion_date) values ('Ghana',30936375,2.15,655084,137,227540,-10000.0,3.9,22,57,0.40,NULL);" calcext:value-type="string">
            <text:p>insert into public.country (name,population,yearly_change,net_change,density,land_area,migrant,fertility_rate,medium_age,urban_population,world_share,insertion_date) values ('Ghana',30936375,2.15,655084,137,227540,-10000.0,3.9,22,57,0.4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8];&quot;',&quot;;[$pays_cleaned.B48];&quot;,&quot;;[$pays_cleaned.C48];&quot;,&quot;;[$pays_cleaned.D48];&quot;,&quot;;[$pays_cleaned.E48];&quot;,&quot;;[$pays_cleaned.F48];&quot;,&quot;;[$pays_cleaned.G48];&quot;,&quot;;[$pays_cleaned.H48];&quot;,&quot;;[$pays_cleaned.I48];&quot;,&quot;;[$pays_cleaned.J48];&quot;,&quot;;[$pays_cleaned.K48];&quot;,&quot;;[$pays_cleaned.L48];&quot;);&quot;)" office:value-type="string" office:string-value="insert into public.country (name,population,yearly_change,net_change,density,land_area,migrant,fertility_rate,medium_age,urban_population,world_share,insertion_date) values ('Yemen',29687214,2.28,664042,56,527970,-30000.0,3.8,20,38,0.38,NULL);" calcext:value-type="string">
            <text:p>insert into public.country (name,population,yearly_change,net_change,density,land_area,migrant,fertility_rate,medium_age,urban_population,world_share,insertion_date) values ('Yemen',29687214,2.28,664042,56,527970,-30000.0,3.8,20,38,0.3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49];&quot;',&quot;;[$pays_cleaned.B49];&quot;,&quot;;[$pays_cleaned.C49];&quot;,&quot;;[$pays_cleaned.D49];&quot;,&quot;;[$pays_cleaned.E49];&quot;,&quot;;[$pays_cleaned.F49];&quot;,&quot;;[$pays_cleaned.G49];&quot;,&quot;;[$pays_cleaned.H49];&quot;,&quot;;[$pays_cleaned.I49];&quot;,&quot;;[$pays_cleaned.J49];&quot;,&quot;;[$pays_cleaned.K49];&quot;,&quot;;[$pays_cleaned.L49];&quot;);&quot;)" office:value-type="string" office:string-value="insert into public.country (name,population,yearly_change,net_change,density,land_area,migrant,fertility_rate,medium_age,urban_population,world_share,insertion_date) values ('Nepal',29027347,1.85,528098,203,143350,41710.0,1.9,25,21,0.37,NULL);" calcext:value-type="string">
            <text:p>insert into public.country (name,population,yearly_change,net_change,density,land_area,migrant,fertility_rate,medium_age,urban_population,world_share,insertion_date) values ('Nepal',29027347,1.85,528098,203,143350,41710.0,1.9,25,21,0.3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0];&quot;',&quot;;[$pays_cleaned.B50];&quot;,&quot;;[$pays_cleaned.C50];&quot;,&quot;;[$pays_cleaned.D50];&quot;,&quot;;[$pays_cleaned.E50];&quot;,&quot;;[$pays_cleaned.F50];&quot;,&quot;;[$pays_cleaned.G50];&quot;,&quot;;[$pays_cleaned.H50];&quot;,&quot;;[$pays_cleaned.I50];&quot;,&quot;;[$pays_cleaned.J50];&quot;,&quot;;[$pays_cleaned.K50];&quot;,&quot;;[$pays_cleaned.L50];&quot;);&quot;)" office:value-type="string" office:string-value="insert into public.country (name,population,yearly_change,net_change,density,land_area,migrant,fertility_rate,medium_age,urban_population,world_share,insertion_date) values ('Venezuela',28451828,-0.28,-79889,32,882050,-653249.0,2.3,30,NULL,0.36,NULL);" calcext:value-type="string">
            <text:p>insert into public.country (name,population,yearly_change,net_change,density,land_area,migrant,fertility_rate,medium_age,urban_population,world_share,insertion_date) values ('Venezuela',28451828,-0.28,-79889,32,882050,-653249.0,2.3,30,NULL,0.3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1];&quot;',&quot;;[$pays_cleaned.B51];&quot;,&quot;;[$pays_cleaned.C51];&quot;,&quot;;[$pays_cleaned.D51];&quot;,&quot;;[$pays_cleaned.E51];&quot;,&quot;;[$pays_cleaned.F51];&quot;,&quot;;[$pays_cleaned.G51];&quot;,&quot;;[$pays_cleaned.H51];&quot;,&quot;;[$pays_cleaned.I51];&quot;,&quot;;[$pays_cleaned.J51];&quot;,&quot;;[$pays_cleaned.K51];&quot;,&quot;;[$pays_cleaned.L51];&quot;);&quot;)" office:value-type="string" office:string-value="insert into public.country (name,population,yearly_change,net_change,density,land_area,migrant,fertility_rate,medium_age,urban_population,world_share,insertion_date) values ('Madagascar',27539106,2.68,721711,48,581795,-1500.0,4.1,20,39,0.36,NULL);" calcext:value-type="string">
            <text:p>insert into public.country (name,population,yearly_change,net_change,density,land_area,migrant,fertility_rate,medium_age,urban_population,world_share,insertion_date) values ('Madagascar',27539106,2.68,721711,48,581795,-1500.0,4.1,20,39,0.3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2];&quot;',&quot;;[$pays_cleaned.B52];&quot;,&quot;;[$pays_cleaned.C52];&quot;,&quot;;[$pays_cleaned.D52];&quot;,&quot;;[$pays_cleaned.E52];&quot;,&quot;;[$pays_cleaned.F52];&quot;,&quot;;[$pays_cleaned.G52];&quot;,&quot;;[$pays_cleaned.H52];&quot;,&quot;;[$pays_cleaned.I52];&quot;,&quot;;[$pays_cleaned.J52];&quot;,&quot;;[$pays_cleaned.K52];&quot;,&quot;;[$pays_cleaned.L52];&quot;);&quot;)" office:value-type="string" office:string-value="insert into public.country (name,population,yearly_change,net_change,density,land_area,migrant,fertility_rate,medium_age,urban_population,world_share,insertion_date) values ('Cameroon',26405174,2.59,669483,56,472710,-4800.0,4.6,19,56,0.34,NULL);" calcext:value-type="string">
            <text:p>insert into public.country (name,population,yearly_change,net_change,density,land_area,migrant,fertility_rate,medium_age,urban_population,world_share,insertion_date) values ('Cameroon',26405174,2.59,669483,56,472710,-4800.0,4.6,19,56,0.3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3];&quot;',&quot;;[$pays_cleaned.B53];&quot;,&quot;;[$pays_cleaned.C53];&quot;,&quot;;[$pays_cleaned.D53];&quot;,&quot;;[$pays_cleaned.E53];&quot;,&quot;;[$pays_cleaned.F53];&quot;,&quot;;[$pays_cleaned.G53];&quot;,&quot;;[$pays_cleaned.H53];&quot;,&quot;;[$pays_cleaned.I53];&quot;,&quot;;[$pays_cleaned.J53];&quot;,&quot;;[$pays_cleaned.K53];&quot;,&quot;;[$pays_cleaned.L53];&quot;);&quot;)" office:value-type="string" office:string-value="insert into public.country (name,population,yearly_change,net_change,density,land_area,migrant,fertility_rate,medium_age,urban_population,world_share,insertion_date) values ('Côte d Ivoire',26239250,2.57,661730,83,318000,-8000.0,4.7,19,51,0.34,NULL);" calcext:value-type="string">
            <text:p>insert into public.country (name,population,yearly_change,net_change,density,land_area,migrant,fertility_rate,medium_age,urban_population,world_share,insertion_date) values ('Côte d Ivoire',26239250,2.57,661730,83,318000,-8000.0,4.7,19,51,0.3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4];&quot;',&quot;;[$pays_cleaned.B54];&quot;,&quot;;[$pays_cleaned.C54];&quot;,&quot;;[$pays_cleaned.D54];&quot;,&quot;;[$pays_cleaned.E54];&quot;,&quot;;[$pays_cleaned.F54];&quot;,&quot;;[$pays_cleaned.G54];&quot;,&quot;;[$pays_cleaned.H54];&quot;,&quot;;[$pays_cleaned.I54];&quot;,&quot;;[$pays_cleaned.J54];&quot;,&quot;;[$pays_cleaned.K54];&quot;,&quot;;[$pays_cleaned.L54];&quot;);&quot;)" office:value-type="string" office:string-value="insert into public.country (name,population,yearly_change,net_change,density,land_area,migrant,fertility_rate,medium_age,urban_population,world_share,insertion_date) values ('North Korea',25756088,0.44,112655,214,120410,-5403.0,1.9,35,63,0.33,NULL);" calcext:value-type="string">
            <text:p>insert into public.country (name,population,yearly_change,net_change,density,land_area,migrant,fertility_rate,medium_age,urban_population,world_share,insertion_date) values ('North Korea',25756088,0.44,112655,214,120410,-5403.0,1.9,35,63,0.3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5];&quot;',&quot;;[$pays_cleaned.B55];&quot;,&quot;;[$pays_cleaned.C55];&quot;,&quot;;[$pays_cleaned.D55];&quot;,&quot;;[$pays_cleaned.E55];&quot;,&quot;;[$pays_cleaned.F55];&quot;,&quot;;[$pays_cleaned.G55];&quot;,&quot;;[$pays_cleaned.H55];&quot;,&quot;;[$pays_cleaned.I55];&quot;,&quot;;[$pays_cleaned.J55];&quot;,&quot;;[$pays_cleaned.K55];&quot;,&quot;;[$pays_cleaned.L55];&quot;);&quot;)" office:value-type="string" office:string-value="insert into public.country (name,population,yearly_change,net_change,density,land_area,migrant,fertility_rate,medium_age,urban_population,world_share,insertion_date) values ('Australia',25439164,1.18,296686,3,7682300,158246.0,1.8,38,86,0.33,NULL);" calcext:value-type="string">
            <text:p>insert into public.country (name,population,yearly_change,net_change,density,land_area,migrant,fertility_rate,medium_age,urban_population,world_share,insertion_date) values ('Australia',25439164,1.18,296686,3,7682300,158246.0,1.8,38,86,0.3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6];&quot;',&quot;;[$pays_cleaned.B56];&quot;,&quot;;[$pays_cleaned.C56];&quot;,&quot;;[$pays_cleaned.D56];&quot;,&quot;;[$pays_cleaned.E56];&quot;,&quot;;[$pays_cleaned.F56];&quot;,&quot;;[$pays_cleaned.G56];&quot;,&quot;;[$pays_cleaned.H56];&quot;,&quot;;[$pays_cleaned.I56];&quot;,&quot;;[$pays_cleaned.J56];&quot;,&quot;;[$pays_cleaned.K56];&quot;,&quot;;[$pays_cleaned.L56];&quot;);&quot;)" office:value-type="string" office:string-value="insert into public.country (name,population,yearly_change,net_change,density,land_area,migrant,fertility_rate,medium_age,urban_population,world_share,insertion_date) values ('Niger',24014064,3.84,895929,19,1266700,4000.0,7.0,15,17,0.31,NULL);" calcext:value-type="string">
            <text:p>insert into public.country (name,population,yearly_change,net_change,density,land_area,migrant,fertility_rate,medium_age,urban_population,world_share,insertion_date) values ('Niger',24014064,3.84,895929,19,1266700,4000.0,7.0,15,17,0.3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7];&quot;',&quot;;[$pays_cleaned.B57];&quot;,&quot;;[$pays_cleaned.C57];&quot;,&quot;;[$pays_cleaned.D57];&quot;,&quot;;[$pays_cleaned.E57];&quot;,&quot;;[$pays_cleaned.F57];&quot;,&quot;;[$pays_cleaned.G57];&quot;,&quot;;[$pays_cleaned.H57];&quot;,&quot;;[$pays_cleaned.I57];&quot;,&quot;;[$pays_cleaned.J57];&quot;,&quot;;[$pays_cleaned.K57];&quot;,&quot;;[$pays_cleaned.L57];&quot;);&quot;)" office:value-type="string" office:string-value="insert into public.country (name,population,yearly_change,net_change,density,land_area,migrant,fertility_rate,medium_age,urban_population,world_share,insertion_date) values ('Taiwan',23808164,0.18,42899,673,35410,30001.0,1.2,42,79,0.31,NULL);" calcext:value-type="string">
            <text:p>insert into public.country (name,population,yearly_change,net_change,density,land_area,migrant,fertility_rate,medium_age,urban_population,world_share,insertion_date) values ('Taiwan',23808164,0.18,42899,673,35410,30001.0,1.2,42,79,0.3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8];&quot;',&quot;;[$pays_cleaned.B58];&quot;,&quot;;[$pays_cleaned.C58];&quot;,&quot;;[$pays_cleaned.D58];&quot;,&quot;;[$pays_cleaned.E58];&quot;,&quot;;[$pays_cleaned.F58];&quot;,&quot;;[$pays_cleaned.G58];&quot;,&quot;;[$pays_cleaned.H58];&quot;,&quot;;[$pays_cleaned.I58];&quot;,&quot;;[$pays_cleaned.J58];&quot;,&quot;;[$pays_cleaned.K58];&quot;,&quot;;[$pays_cleaned.L58];&quot;);&quot;)" office:value-type="string" office:string-value="insert into public.country (name,population,yearly_change,net_change,density,land_area,migrant,fertility_rate,medium_age,urban_population,world_share,insertion_date) values ('Sri Lanka',21395196,0.42,89516,341,62710,-97986.0,2.2,34,18,0.27,NULL);" calcext:value-type="string">
            <text:p>insert into public.country (name,population,yearly_change,net_change,density,land_area,migrant,fertility_rate,medium_age,urban_population,world_share,insertion_date) values ('Sri Lanka',21395196,0.42,89516,341,62710,-97986.0,2.2,34,18,0.2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59];&quot;',&quot;;[$pays_cleaned.B59];&quot;,&quot;;[$pays_cleaned.C59];&quot;,&quot;;[$pays_cleaned.D59];&quot;,&quot;;[$pays_cleaned.E59];&quot;,&quot;;[$pays_cleaned.F59];&quot;,&quot;;[$pays_cleaned.G59];&quot;,&quot;;[$pays_cleaned.H59];&quot;,&quot;;[$pays_cleaned.I59];&quot;,&quot;;[$pays_cleaned.J59];&quot;,&quot;;[$pays_cleaned.K59];&quot;,&quot;;[$pays_cleaned.L59];&quot;);&quot;)" office:value-type="string" office:string-value="insert into public.country (name,population,yearly_change,net_change,density,land_area,migrant,fertility_rate,medium_age,urban_population,world_share,insertion_date) values ('Burkina Faso',20780371,2.86,581895,76,273600,-25000.0,5.2,18,31,0.27,NULL);" calcext:value-type="string">
            <text:p>insert into public.country (name,population,yearly_change,net_change,density,land_area,migrant,fertility_rate,medium_age,urban_population,world_share,insertion_date) values ('Burkina Faso',20780371,2.86,581895,76,273600,-25000.0,5.2,18,31,0.2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0];&quot;',&quot;;[$pays_cleaned.B60];&quot;,&quot;;[$pays_cleaned.C60];&quot;,&quot;;[$pays_cleaned.D60];&quot;,&quot;;[$pays_cleaned.E60];&quot;,&quot;;[$pays_cleaned.F60];&quot;,&quot;;[$pays_cleaned.G60];&quot;,&quot;;[$pays_cleaned.H60];&quot;,&quot;;[$pays_cleaned.I60];&quot;,&quot;;[$pays_cleaned.J60];&quot;,&quot;;[$pays_cleaned.K60];&quot;,&quot;;[$pays_cleaned.L60];&quot;);&quot;)" office:value-type="string" office:string-value="insert into public.country (name,population,yearly_change,net_change,density,land_area,migrant,fertility_rate,medium_age,urban_population,world_share,insertion_date) values ('Mali',20125282,3.02,592802,17,1220190,-40000.0,5.9,16,44,0.26,NULL);" calcext:value-type="string">
            <text:p>insert into public.country (name,population,yearly_change,net_change,density,land_area,migrant,fertility_rate,medium_age,urban_population,world_share,insertion_date) values ('Mali',20125282,3.02,592802,17,1220190,-40000.0,5.9,16,44,0.2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1];&quot;',&quot;;[$pays_cleaned.B61];&quot;,&quot;;[$pays_cleaned.C61];&quot;,&quot;;[$pays_cleaned.D61];&quot;,&quot;;[$pays_cleaned.E61];&quot;,&quot;;[$pays_cleaned.F61];&quot;,&quot;;[$pays_cleaned.G61];&quot;,&quot;;[$pays_cleaned.H61];&quot;,&quot;;[$pays_cleaned.I61];&quot;,&quot;;[$pays_cleaned.J61];&quot;,&quot;;[$pays_cleaned.K61];&quot;,&quot;;[$pays_cleaned.L61];&quot;);&quot;)" office:value-type="string" office:string-value="insert into public.country (name,population,yearly_change,net_change,density,land_area,migrant,fertility_rate,medium_age,urban_population,world_share,insertion_date) values ('Romania',19262731,-0.66,-126866,84,230170,-73999.0,1.6,43,55,0.25,NULL);" calcext:value-type="string">
            <text:p>insert into public.country (name,population,yearly_change,net_change,density,land_area,migrant,fertility_rate,medium_age,urban_population,world_share,insertion_date) values ('Romania',19262731,-0.66,-126866,84,230170,-73999.0,1.6,43,55,0.2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2];&quot;',&quot;;[$pays_cleaned.B62];&quot;,&quot;;[$pays_cleaned.C62];&quot;,&quot;;[$pays_cleaned.D62];&quot;,&quot;;[$pays_cleaned.E62];&quot;,&quot;;[$pays_cleaned.F62];&quot;,&quot;;[$pays_cleaned.G62];&quot;,&quot;;[$pays_cleaned.H62];&quot;,&quot;;[$pays_cleaned.I62];&quot;,&quot;;[$pays_cleaned.J62];&quot;,&quot;;[$pays_cleaned.K62];&quot;,&quot;;[$pays_cleaned.L62];&quot;);&quot;)" office:value-type="string" office:string-value="insert into public.country (name,population,yearly_change,net_change,density,land_area,migrant,fertility_rate,medium_age,urban_population,world_share,insertion_date) values ('Malawi',19024426,2.69,501205,203,94280,-16053.0,4.3,18,18,0.25,NULL);" calcext:value-type="string">
            <text:p>insert into public.country (name,population,yearly_change,net_change,density,land_area,migrant,fertility_rate,medium_age,urban_population,world_share,insertion_date) values ('Malawi',19024426,2.69,501205,203,94280,-16053.0,4.3,18,18,0.2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3];&quot;',&quot;;[$pays_cleaned.B63];&quot;,&quot;;[$pays_cleaned.C63];&quot;,&quot;;[$pays_cleaned.D63];&quot;,&quot;;[$pays_cleaned.E63];&quot;,&quot;;[$pays_cleaned.F63];&quot;,&quot;;[$pays_cleaned.G63];&quot;,&quot;;[$pays_cleaned.H63];&quot;,&quot;;[$pays_cleaned.I63];&quot;,&quot;;[$pays_cleaned.J63];&quot;,&quot;;[$pays_cleaned.K63];&quot;,&quot;;[$pays_cleaned.L63];&quot;);&quot;)" office:value-type="string" office:string-value="insert into public.country (name,population,yearly_change,net_change,density,land_area,migrant,fertility_rate,medium_age,urban_population,world_share,insertion_date) values ('Chile',19082804,0.87,164163,26,743532,111708.0,1.7,35,85,0.25,NULL);" calcext:value-type="string">
            <text:p>insert into public.country (name,population,yearly_change,net_change,density,land_area,migrant,fertility_rate,medium_age,urban_population,world_share,insertion_date) values ('Chile',19082804,0.87,164163,26,743532,111708.0,1.7,35,85,0.2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4];&quot;',&quot;;[$pays_cleaned.B64];&quot;,&quot;;[$pays_cleaned.C64];&quot;,&quot;;[$pays_cleaned.D64];&quot;,&quot;;[$pays_cleaned.E64];&quot;,&quot;;[$pays_cleaned.F64];&quot;,&quot;;[$pays_cleaned.G64];&quot;,&quot;;[$pays_cleaned.H64];&quot;,&quot;;[$pays_cleaned.I64];&quot;,&quot;;[$pays_cleaned.J64];&quot;,&quot;;[$pays_cleaned.K64];&quot;,&quot;;[$pays_cleaned.L64];&quot;);&quot;)" office:value-type="string" office:string-value="insert into public.country (name,population,yearly_change,net_change,density,land_area,migrant,fertility_rate,medium_age,urban_population,world_share,insertion_date) values ('Kazakhstan',18730568,1.21,225280,7,2699700,-18000.0,2.8,31,58,0.24,NULL);" calcext:value-type="string">
            <text:p>insert into public.country (name,population,yearly_change,net_change,density,land_area,migrant,fertility_rate,medium_age,urban_population,world_share,insertion_date) values ('Kazakhstan',18730568,1.21,225280,7,2699700,-18000.0,2.8,31,58,0.2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5];&quot;',&quot;;[$pays_cleaned.B65];&quot;,&quot;;[$pays_cleaned.C65];&quot;,&quot;;[$pays_cleaned.D65];&quot;,&quot;;[$pays_cleaned.E65];&quot;,&quot;;[$pays_cleaned.F65];&quot;,&quot;;[$pays_cleaned.G65];&quot;,&quot;;[$pays_cleaned.H65];&quot;,&quot;;[$pays_cleaned.I65];&quot;,&quot;;[$pays_cleaned.J65];&quot;,&quot;;[$pays_cleaned.K65];&quot;,&quot;;[$pays_cleaned.L65];&quot;);&quot;)" office:value-type="string" office:string-value="insert into public.country (name,population,yearly_change,net_change,density,land_area,migrant,fertility_rate,medium_age,urban_population,world_share,insertion_date) values ('Zambia',18273379,2.93,522925,25,743390,-8000.0,4.7,18,45,0.24,NULL);" calcext:value-type="string">
            <text:p>insert into public.country (name,population,yearly_change,net_change,density,land_area,migrant,fertility_rate,medium_age,urban_population,world_share,insertion_date) values ('Zambia',18273379,2.93,522925,25,743390,-8000.0,4.7,18,45,0.2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6];&quot;',&quot;;[$pays_cleaned.B66];&quot;,&quot;;[$pays_cleaned.C66];&quot;,&quot;;[$pays_cleaned.D66];&quot;,&quot;;[$pays_cleaned.E66];&quot;,&quot;;[$pays_cleaned.F66];&quot;,&quot;;[$pays_cleaned.G66];&quot;,&quot;;[$pays_cleaned.H66];&quot;,&quot;;[$pays_cleaned.I66];&quot;,&quot;;[$pays_cleaned.J66];&quot;,&quot;;[$pays_cleaned.K66];&quot;,&quot;;[$pays_cleaned.L66];&quot;);&quot;)" office:value-type="string" office:string-value="insert into public.country (name,population,yearly_change,net_change,density,land_area,migrant,fertility_rate,medium_age,urban_population,world_share,insertion_date) values ('Guatemala',17846248,1.90,334096,167,107160,-9215.0,2.9,23,52,0.23,NULL);" calcext:value-type="string">
            <text:p>insert into public.country (name,population,yearly_change,net_change,density,land_area,migrant,fertility_rate,medium_age,urban_population,world_share,insertion_date) values ('Guatemala',17846248,1.90,334096,167,107160,-9215.0,2.9,23,52,0.2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7];&quot;',&quot;;[$pays_cleaned.B67];&quot;,&quot;;[$pays_cleaned.C67];&quot;,&quot;;[$pays_cleaned.D67];&quot;,&quot;;[$pays_cleaned.E67];&quot;,&quot;;[$pays_cleaned.F67];&quot;,&quot;;[$pays_cleaned.G67];&quot;,&quot;;[$pays_cleaned.H67];&quot;,&quot;;[$pays_cleaned.I67];&quot;,&quot;;[$pays_cleaned.J67];&quot;,&quot;;[$pays_cleaned.K67];&quot;,&quot;;[$pays_cleaned.L67];&quot;);&quot;)" office:value-type="string" office:string-value="insert into public.country (name,population,yearly_change,net_change,density,land_area,migrant,fertility_rate,medium_age,urban_population,world_share,insertion_date) values ('Ecuador',17587526,1.55,269392,71,248360,36400.0,2.4,28,63,0.23,NULL);" calcext:value-type="string">
            <text:p>insert into public.country (name,population,yearly_change,net_change,density,land_area,migrant,fertility_rate,medium_age,urban_population,world_share,insertion_date) values ('Ecuador',17587526,1.55,269392,71,248360,36400.0,2.4,28,63,0.2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8];&quot;',&quot;;[$pays_cleaned.B68];&quot;,&quot;;[$pays_cleaned.C68];&quot;,&quot;;[$pays_cleaned.D68];&quot;,&quot;;[$pays_cleaned.E68];&quot;,&quot;;[$pays_cleaned.F68];&quot;,&quot;;[$pays_cleaned.G68];&quot;,&quot;;[$pays_cleaned.H68];&quot;,&quot;;[$pays_cleaned.I68];&quot;,&quot;;[$pays_cleaned.J68];&quot;,&quot;;[$pays_cleaned.K68];&quot;,&quot;;[$pays_cleaned.L68];&quot;);&quot;)" office:value-type="string" office:string-value="insert into public.country (name,population,yearly_change,net_change,density,land_area,migrant,fertility_rate,medium_age,urban_population,world_share,insertion_date) values ('Syria',17410293,2.52,430523,95,183630,-427391.0,2.8,26,60,0.22,NULL);" calcext:value-type="string">
            <text:p>insert into public.country (name,population,yearly_change,net_change,density,land_area,migrant,fertility_rate,medium_age,urban_population,world_share,insertion_date) values ('Syria',17410293,2.52,430523,95,183630,-427391.0,2.8,26,60,0.2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69];&quot;',&quot;;[$pays_cleaned.B69];&quot;,&quot;;[$pays_cleaned.C69];&quot;,&quot;;[$pays_cleaned.D69];&quot;,&quot;;[$pays_cleaned.E69];&quot;,&quot;;[$pays_cleaned.F69];&quot;,&quot;;[$pays_cleaned.G69];&quot;,&quot;;[$pays_cleaned.H69];&quot;,&quot;;[$pays_cleaned.I69];&quot;,&quot;;[$pays_cleaned.J69];&quot;,&quot;;[$pays_cleaned.K69];&quot;,&quot;;[$pays_cleaned.L69];&quot;);&quot;)" office:value-type="string" office:string-value="insert into public.country (name,population,yearly_change,net_change,density,land_area,migrant,fertility_rate,medium_age,urban_population,world_share,insertion_date) values ('Netherlands',17127290,0.22,37742,508,33720,16000.0,1.7,43,92,0.22,NULL);" calcext:value-type="string">
            <text:p>insert into public.country (name,population,yearly_change,net_change,density,land_area,migrant,fertility_rate,medium_age,urban_population,world_share,insertion_date) values ('Netherlands',17127290,0.22,37742,508,33720,16000.0,1.7,43,92,0.2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0];&quot;',&quot;;[$pays_cleaned.B70];&quot;,&quot;;[$pays_cleaned.C70];&quot;,&quot;;[$pays_cleaned.D70];&quot;,&quot;;[$pays_cleaned.E70];&quot;,&quot;;[$pays_cleaned.F70];&quot;,&quot;;[$pays_cleaned.G70];&quot;,&quot;;[$pays_cleaned.H70];&quot;,&quot;;[$pays_cleaned.I70];&quot;,&quot;;[$pays_cleaned.J70];&quot;,&quot;;[$pays_cleaned.K70];&quot;,&quot;;[$pays_cleaned.L70];&quot;);&quot;)" office:value-type="string" office:string-value="insert into public.country (name,population,yearly_change,net_change,density,land_area,migrant,fertility_rate,medium_age,urban_population,world_share,insertion_date) values ('Senegal',16649599,2.75,447563,87,192530,-20000.0,4.7,19,49,0.21,NULL);" calcext:value-type="string">
            <text:p>insert into public.country (name,population,yearly_change,net_change,density,land_area,migrant,fertility_rate,medium_age,urban_population,world_share,insertion_date) values ('Senegal',16649599,2.75,447563,87,192530,-20000.0,4.7,19,49,0.2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1];&quot;',&quot;;[$pays_cleaned.B71];&quot;,&quot;;[$pays_cleaned.C71];&quot;,&quot;;[$pays_cleaned.D71];&quot;,&quot;;[$pays_cleaned.E71];&quot;,&quot;;[$pays_cleaned.F71];&quot;,&quot;;[$pays_cleaned.G71];&quot;,&quot;;[$pays_cleaned.H71];&quot;,&quot;;[$pays_cleaned.I71];&quot;,&quot;;[$pays_cleaned.J71];&quot;,&quot;;[$pays_cleaned.K71];&quot;,&quot;;[$pays_cleaned.L71];&quot;);&quot;)" office:value-type="string" office:string-value="insert into public.country (name,population,yearly_change,net_change,density,land_area,migrant,fertility_rate,medium_age,urban_population,world_share,insertion_date) values ('Cambodia',16671185,1.41,232423,95,176520,-30000.0,2.5,26,24,0.21,NULL);" calcext:value-type="string">
            <text:p>insert into public.country (name,population,yearly_change,net_change,density,land_area,migrant,fertility_rate,medium_age,urban_population,world_share,insertion_date) values ('Cambodia',16671185,1.41,232423,95,176520,-30000.0,2.5,26,24,0.2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2];&quot;',&quot;;[$pays_cleaned.B72];&quot;,&quot;;[$pays_cleaned.C72];&quot;,&quot;;[$pays_cleaned.D72];&quot;,&quot;;[$pays_cleaned.E72];&quot;,&quot;;[$pays_cleaned.F72];&quot;,&quot;;[$pays_cleaned.G72];&quot;,&quot;;[$pays_cleaned.H72];&quot;,&quot;;[$pays_cleaned.I72];&quot;,&quot;;[$pays_cleaned.J72];&quot;,&quot;;[$pays_cleaned.K72];&quot;,&quot;;[$pays_cleaned.L72];&quot;);&quot;)" office:value-type="string" office:string-value="insert into public.country (name,population,yearly_change,net_change,density,land_area,migrant,fertility_rate,medium_age,urban_population,world_share,insertion_date) values ('Chad',16324440,3.00,478988,13,1259200,2000.0,5.8,17,23,0.21,NULL);" calcext:value-type="string">
            <text:p>insert into public.country (name,population,yearly_change,net_change,density,land_area,migrant,fertility_rate,medium_age,urban_population,world_share,insertion_date) values ('Chad',16324440,3.00,478988,13,1259200,2000.0,5.8,17,23,0.2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3];&quot;',&quot;;[$pays_cleaned.B73];&quot;,&quot;;[$pays_cleaned.C73];&quot;,&quot;;[$pays_cleaned.D73];&quot;,&quot;;[$pays_cleaned.E73];&quot;,&quot;;[$pays_cleaned.F73];&quot;,&quot;;[$pays_cleaned.G73];&quot;,&quot;;[$pays_cleaned.H73];&quot;,&quot;;[$pays_cleaned.I73];&quot;,&quot;;[$pays_cleaned.J73];&quot;,&quot;;[$pays_cleaned.K73];&quot;,&quot;;[$pays_cleaned.L73];&quot;);&quot;)" office:value-type="string" office:string-value="insert into public.country (name,population,yearly_change,net_change,density,land_area,migrant,fertility_rate,medium_age,urban_population,world_share,insertion_date) values ('Somalia',15798020,2.92,450317,25,627340,-40000.0,6.1,17,47,0.20,NULL);" calcext:value-type="string">
            <text:p>insert into public.country (name,population,yearly_change,net_change,density,land_area,migrant,fertility_rate,medium_age,urban_population,world_share,insertion_date) values ('Somalia',15798020,2.92,450317,25,627340,-40000.0,6.1,17,47,0.2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4];&quot;',&quot;;[$pays_cleaned.B74];&quot;,&quot;;[$pays_cleaned.C74];&quot;,&quot;;[$pays_cleaned.D74];&quot;,&quot;;[$pays_cleaned.E74];&quot;,&quot;;[$pays_cleaned.F74];&quot;,&quot;;[$pays_cleaned.G74];&quot;,&quot;;[$pays_cleaned.H74];&quot;,&quot;;[$pays_cleaned.I74];&quot;,&quot;;[$pays_cleaned.J74];&quot;,&quot;;[$pays_cleaned.K74];&quot;,&quot;;[$pays_cleaned.L74];&quot;);&quot;)" office:value-type="string" office:string-value="insert into public.country (name,population,yearly_change,net_change,density,land_area,migrant,fertility_rate,medium_age,urban_population,world_share,insertion_date) values ('Zimbabwe',14818157,1.48,217456,38,386850,-116858.0,3.6,19,38,0.19,NULL);" calcext:value-type="string">
            <text:p>insert into public.country (name,population,yearly_change,net_change,density,land_area,migrant,fertility_rate,medium_age,urban_population,world_share,insertion_date) values ('Zimbabwe',14818157,1.48,217456,38,386850,-116858.0,3.6,19,38,0.1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5];&quot;',&quot;;[$pays_cleaned.B75];&quot;,&quot;;[$pays_cleaned.C75];&quot;,&quot;;[$pays_cleaned.D75];&quot;,&quot;;[$pays_cleaned.E75];&quot;,&quot;;[$pays_cleaned.F75];&quot;,&quot;;[$pays_cleaned.G75];&quot;,&quot;;[$pays_cleaned.H75];&quot;,&quot;;[$pays_cleaned.I75];&quot;,&quot;;[$pays_cleaned.J75];&quot;,&quot;;[$pays_cleaned.K75];&quot;,&quot;;[$pays_cleaned.L75];&quot;);&quot;)" office:value-type="string" office:string-value="insert into public.country (name,population,yearly_change,net_change,density,land_area,migrant,fertility_rate,medium_age,urban_population,world_share,insertion_date) values ('Guinea',13056478,2.83,361549,53,245720,-4000.0,4.7,18,39,0.17,NULL);" calcext:value-type="string">
            <text:p>insert into public.country (name,population,yearly_change,net_change,density,land_area,migrant,fertility_rate,medium_age,urban_population,world_share,insertion_date) values ('Guinea',13056478,2.83,361549,53,245720,-4000.0,4.7,18,39,0.1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6];&quot;',&quot;;[$pays_cleaned.B76];&quot;,&quot;;[$pays_cleaned.C76];&quot;,&quot;;[$pays_cleaned.D76];&quot;,&quot;;[$pays_cleaned.E76];&quot;,&quot;;[$pays_cleaned.F76];&quot;,&quot;;[$pays_cleaned.G76];&quot;,&quot;;[$pays_cleaned.H76];&quot;,&quot;;[$pays_cleaned.I76];&quot;,&quot;;[$pays_cleaned.J76];&quot;,&quot;;[$pays_cleaned.K76];&quot;,&quot;;[$pays_cleaned.L76];&quot;);&quot;)" office:value-type="string" office:string-value="insert into public.country (name,population,yearly_change,net_change,density,land_area,migrant,fertility_rate,medium_age,urban_population,world_share,insertion_date) values ('Rwanda',12883878,2.58,325268,525,24670,-9000.0,4.1,20,18,0.17,NULL);" calcext:value-type="string">
            <text:p>insert into public.country (name,population,yearly_change,net_change,density,land_area,migrant,fertility_rate,medium_age,urban_population,world_share,insertion_date) values ('Rwanda',12883878,2.58,325268,525,24670,-9000.0,4.1,20,18,0.1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7];&quot;',&quot;;[$pays_cleaned.B77];&quot;,&quot;;[$pays_cleaned.C77];&quot;,&quot;;[$pays_cleaned.D77];&quot;,&quot;;[$pays_cleaned.E77];&quot;,&quot;;[$pays_cleaned.F77];&quot;,&quot;;[$pays_cleaned.G77];&quot;,&quot;;[$pays_cleaned.H77];&quot;,&quot;;[$pays_cleaned.I77];&quot;,&quot;;[$pays_cleaned.J77];&quot;,&quot;;[$pays_cleaned.K77];&quot;,&quot;;[$pays_cleaned.L77];&quot;);&quot;)" office:value-type="string" office:string-value="insert into public.country (name,population,yearly_change,net_change,density,land_area,migrant,fertility_rate,medium_age,urban_population,world_share,insertion_date) values ('Benin',12055347,2.73,322049,108,112760,-2000.0,4.9,19,48,0.16,NULL);" calcext:value-type="string">
            <text:p>insert into public.country (name,population,yearly_change,net_change,density,land_area,migrant,fertility_rate,medium_age,urban_population,world_share,insertion_date) values ('Benin',12055347,2.73,322049,108,112760,-2000.0,4.9,19,48,0.1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8];&quot;',&quot;;[$pays_cleaned.B78];&quot;,&quot;;[$pays_cleaned.C78];&quot;,&quot;;[$pays_cleaned.D78];&quot;,&quot;;[$pays_cleaned.E78];&quot;,&quot;;[$pays_cleaned.F78];&quot;,&quot;;[$pays_cleaned.G78];&quot;,&quot;;[$pays_cleaned.H78];&quot;,&quot;;[$pays_cleaned.I78];&quot;,&quot;;[$pays_cleaned.J78];&quot;,&quot;;[$pays_cleaned.K78];&quot;,&quot;;[$pays_cleaned.L78];&quot;);&quot;)" office:value-type="string" office:string-value="insert into public.country (name,population,yearly_change,net_change,density,land_area,migrant,fertility_rate,medium_age,urban_population,world_share,insertion_date) values ('Burundi',11814346,3.12,360204,463,25680,2001.0,5.5,17,14,0.15,NULL);" calcext:value-type="string">
            <text:p>insert into public.country (name,population,yearly_change,net_change,density,land_area,migrant,fertility_rate,medium_age,urban_population,world_share,insertion_date) values ('Burundi',11814346,3.12,360204,463,25680,2001.0,5.5,17,14,0.1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79];&quot;',&quot;;[$pays_cleaned.B79];&quot;,&quot;;[$pays_cleaned.C79];&quot;,&quot;;[$pays_cleaned.D79];&quot;,&quot;;[$pays_cleaned.E79];&quot;,&quot;;[$pays_cleaned.F79];&quot;,&quot;;[$pays_cleaned.G79];&quot;,&quot;;[$pays_cleaned.H79];&quot;,&quot;;[$pays_cleaned.I79];&quot;,&quot;;[$pays_cleaned.J79];&quot;,&quot;;[$pays_cleaned.K79];&quot;,&quot;;[$pays_cleaned.L79];&quot;);&quot;)" office:value-type="string" office:string-value="insert into public.country (name,population,yearly_change,net_change,density,land_area,migrant,fertility_rate,medium_age,urban_population,world_share,insertion_date) values ('Tunisia',11793319,1.06,123900,76,155360,-4000.0,2.2,33,70,0.15,NULL);" calcext:value-type="string">
            <text:p>insert into public.country (name,population,yearly_change,net_change,density,land_area,migrant,fertility_rate,medium_age,urban_population,world_share,insertion_date) values ('Tunisia',11793319,1.06,123900,76,155360,-4000.0,2.2,33,70,0.1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0];&quot;',&quot;;[$pays_cleaned.B80];&quot;,&quot;;[$pays_cleaned.C80];&quot;,&quot;;[$pays_cleaned.D80];&quot;,&quot;;[$pays_cleaned.E80];&quot;,&quot;;[$pays_cleaned.F80];&quot;,&quot;;[$pays_cleaned.G80];&quot;,&quot;;[$pays_cleaned.H80];&quot;,&quot;;[$pays_cleaned.I80];&quot;,&quot;;[$pays_cleaned.J80];&quot;,&quot;;[$pays_cleaned.K80];&quot;,&quot;;[$pays_cleaned.L80];&quot;);&quot;)" office:value-type="string" office:string-value="insert into public.country (name,population,yearly_change,net_change,density,land_area,migrant,fertility_rate,medium_age,urban_population,world_share,insertion_date) values ('Bolivia',11640159,1.39,159921,11,1083300,-9504.0,2.8,26,69,0.15,NULL);" calcext:value-type="string">
            <text:p>insert into public.country (name,population,yearly_change,net_change,density,land_area,migrant,fertility_rate,medium_age,urban_population,world_share,insertion_date) values ('Bolivia',11640159,1.39,159921,11,1083300,-9504.0,2.8,26,69,0.1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1];&quot;',&quot;;[$pays_cleaned.B81];&quot;,&quot;;[$pays_cleaned.C81];&quot;,&quot;;[$pays_cleaned.D81];&quot;,&quot;;[$pays_cleaned.E81];&quot;,&quot;;[$pays_cleaned.F81];&quot;,&quot;;[$pays_cleaned.G81];&quot;,&quot;;[$pays_cleaned.H81];&quot;,&quot;;[$pays_cleaned.I81];&quot;,&quot;;[$pays_cleaned.J81];&quot;,&quot;;[$pays_cleaned.K81];&quot;,&quot;;[$pays_cleaned.L81];&quot;);&quot;)" office:value-type="string" office:string-value="insert into public.country (name,population,yearly_change,net_change,density,land_area,migrant,fertility_rate,medium_age,urban_population,world_share,insertion_date) values ('Belgium',11579477,0.44,50295,383,30280,48000.0,1.7,42,98,0.15,NULL);" calcext:value-type="string">
            <text:p>insert into public.country (name,population,yearly_change,net_change,density,land_area,migrant,fertility_rate,medium_age,urban_population,world_share,insertion_date) values ('Belgium',11579477,0.44,50295,383,30280,48000.0,1.7,42,98,0.1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2];&quot;',&quot;;[$pays_cleaned.B82];&quot;,&quot;;[$pays_cleaned.C82];&quot;,&quot;;[$pays_cleaned.D82];&quot;,&quot;;[$pays_cleaned.E82];&quot;,&quot;;[$pays_cleaned.F82];&quot;,&quot;;[$pays_cleaned.G82];&quot;,&quot;;[$pays_cleaned.H82];&quot;,&quot;;[$pays_cleaned.I82];&quot;,&quot;;[$pays_cleaned.J82];&quot;,&quot;;[$pays_cleaned.K82];&quot;,&quot;;[$pays_cleaned.L82];&quot;);&quot;)" office:value-type="string" office:string-value="insert into public.country (name,population,yearly_change,net_change,density,land_area,migrant,fertility_rate,medium_age,urban_population,world_share,insertion_date) values ('Haiti',11373955,1.24,139451,414,27560,-35000.0,3.0,24,57,0.15,NULL);" calcext:value-type="string">
            <text:p>insert into public.country (name,population,yearly_change,net_change,density,land_area,migrant,fertility_rate,medium_age,urban_population,world_share,insertion_date) values ('Haiti',11373955,1.24,139451,414,27560,-35000.0,3.0,24,57,0.1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3];&quot;',&quot;;[$pays_cleaned.B83];&quot;,&quot;;[$pays_cleaned.C83];&quot;,&quot;;[$pays_cleaned.D83];&quot;,&quot;;[$pays_cleaned.E83];&quot;,&quot;;[$pays_cleaned.F83];&quot;,&quot;;[$pays_cleaned.G83];&quot;,&quot;;[$pays_cleaned.H83];&quot;,&quot;;[$pays_cleaned.I83];&quot;,&quot;;[$pays_cleaned.J83];&quot;,&quot;;[$pays_cleaned.K83];&quot;,&quot;;[$pays_cleaned.L83];&quot;);&quot;)" office:value-type="string" office:string-value="insert into public.country (name,population,yearly_change,net_change,density,land_area,migrant,fertility_rate,medium_age,urban_population,world_share,insertion_date) values ('Cuba',11327988,-0.06,-6867,106,106440,-14400.0,1.6,42,78,0.15,NULL);" calcext:value-type="string">
            <text:p>insert into public.country (name,population,yearly_change,net_change,density,land_area,migrant,fertility_rate,medium_age,urban_population,world_share,insertion_date) values ('Cuba',11327988,-0.06,-6867,106,106440,-14400.0,1.6,42,78,0.1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4];&quot;',&quot;;[$pays_cleaned.B84];&quot;,&quot;;[$pays_cleaned.C84];&quot;,&quot;;[$pays_cleaned.D84];&quot;,&quot;;[$pays_cleaned.E84];&quot;,&quot;;[$pays_cleaned.F84];&quot;,&quot;;[$pays_cleaned.G84];&quot;,&quot;;[$pays_cleaned.H84];&quot;,&quot;;[$pays_cleaned.I84];&quot;,&quot;;[$pays_cleaned.J84];&quot;,&quot;;[$pays_cleaned.K84];&quot;,&quot;;[$pays_cleaned.L84];&quot;);&quot;)" office:value-type="string" office:string-value="insert into public.country (name,population,yearly_change,net_change,density,land_area,migrant,fertility_rate,medium_age,urban_population,world_share,insertion_date) values ('South Sudan',11166783,1.19,131612,18,610952,-174200.0,4.7,19,25,0.14,NULL);" calcext:value-type="string">
            <text:p>insert into public.country (name,population,yearly_change,net_change,density,land_area,migrant,fertility_rate,medium_age,urban_population,world_share,insertion_date) values ('South Sudan',11166783,1.19,131612,18,610952,-174200.0,4.7,19,25,0.1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5];&quot;',&quot;;[$pays_cleaned.B85];&quot;,&quot;;[$pays_cleaned.C85];&quot;,&quot;;[$pays_cleaned.D85];&quot;,&quot;;[$pays_cleaned.E85];&quot;,&quot;;[$pays_cleaned.F85];&quot;,&quot;;[$pays_cleaned.G85];&quot;,&quot;;[$pays_cleaned.H85];&quot;,&quot;;[$pays_cleaned.I85];&quot;,&quot;;[$pays_cleaned.J85];&quot;,&quot;;[$pays_cleaned.K85];&quot;,&quot;;[$pays_cleaned.L85];&quot;);&quot;)" office:value-type="string" office:string-value="insert into public.country (name,population,yearly_change,net_change,density,land_area,migrant,fertility_rate,medium_age,urban_population,world_share,insertion_date) values ('Dominican Republic',10825682,1.01,108952,225,48320,-30000.0,2.4,28,85,0.14,NULL);" calcext:value-type="string">
            <text:p>insert into public.country (name,population,yearly_change,net_change,density,land_area,migrant,fertility_rate,medium_age,urban_population,world_share,insertion_date) values ('Dominican Republic',10825682,1.01,108952,225,48320,-30000.0,2.4,28,85,0.1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6];&quot;',&quot;;[$pays_cleaned.B86];&quot;,&quot;;[$pays_cleaned.C86];&quot;,&quot;;[$pays_cleaned.D86];&quot;,&quot;;[$pays_cleaned.E86];&quot;,&quot;;[$pays_cleaned.F86];&quot;,&quot;;[$pays_cleaned.G86];&quot;,&quot;;[$pays_cleaned.H86];&quot;,&quot;;[$pays_cleaned.I86];&quot;,&quot;;[$pays_cleaned.J86];&quot;,&quot;;[$pays_cleaned.K86];&quot;,&quot;;[$pays_cleaned.L86];&quot;);&quot;)" office:value-type="string" office:string-value="insert into public.country (name,population,yearly_change,net_change,density,land_area,migrant,fertility_rate,medium_age,urban_population,world_share,insertion_date) values ('Czech Republic (Czechia)',10705012,0.18,19772,139,77240,22011.0,1.6,43,74,0.14,NULL);" calcext:value-type="string">
            <text:p>insert into public.country (name,population,yearly_change,net_change,density,land_area,migrant,fertility_rate,medium_age,urban_population,world_share,insertion_date) values ('Czech Republic (Czechia)',10705012,0.18,19772,139,77240,22011.0,1.6,43,74,0.1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7];&quot;',&quot;;[$pays_cleaned.B87];&quot;,&quot;;[$pays_cleaned.C87];&quot;,&quot;;[$pays_cleaned.D87];&quot;,&quot;;[$pays_cleaned.E87];&quot;,&quot;;[$pays_cleaned.F87];&quot;,&quot;;[$pays_cleaned.G87];&quot;,&quot;;[$pays_cleaned.H87];&quot;,&quot;;[$pays_cleaned.I87];&quot;,&quot;;[$pays_cleaned.J87];&quot;,&quot;;[$pays_cleaned.K87];&quot;,&quot;;[$pays_cleaned.L87];&quot;);&quot;)" office:value-type="string" office:string-value="insert into public.country (name,population,yearly_change,net_change,density,land_area,migrant,fertility_rate,medium_age,urban_population,world_share,insertion_date) values ('Greece',10433037,-0.48,-50401,81,128900,-16000.0,1.3,46,85,0.13,NULL);" calcext:value-type="string">
            <text:p>insert into public.country (name,population,yearly_change,net_change,density,land_area,migrant,fertility_rate,medium_age,urban_population,world_share,insertion_date) values ('Greece',10433037,-0.48,-50401,81,128900,-16000.0,1.3,46,85,0.1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8];&quot;',&quot;;[$pays_cleaned.B88];&quot;,&quot;;[$pays_cleaned.C88];&quot;,&quot;;[$pays_cleaned.D88];&quot;,&quot;;[$pays_cleaned.E88];&quot;,&quot;;[$pays_cleaned.F88];&quot;,&quot;;[$pays_cleaned.G88];&quot;,&quot;;[$pays_cleaned.H88];&quot;,&quot;;[$pays_cleaned.I88];&quot;,&quot;;[$pays_cleaned.J88];&quot;,&quot;;[$pays_cleaned.K88];&quot;,&quot;;[$pays_cleaned.L88];&quot;);&quot;)" office:value-type="string" office:string-value="insert into public.country (name,population,yearly_change,net_change,density,land_area,migrant,fertility_rate,medium_age,urban_population,world_share,insertion_date) values ('Jordan',10182442,1.00,101440,115,88780,10220.0,2.8,24,91,0.13,NULL);" calcext:value-type="string">
            <text:p>insert into public.country (name,population,yearly_change,net_change,density,land_area,migrant,fertility_rate,medium_age,urban_population,world_share,insertion_date) values ('Jordan',10182442,1.00,101440,115,88780,10220.0,2.8,24,91,0.1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89];&quot;',&quot;;[$pays_cleaned.B89];&quot;,&quot;;[$pays_cleaned.C89];&quot;,&quot;;[$pays_cleaned.D89];&quot;,&quot;;[$pays_cleaned.E89];&quot;,&quot;;[$pays_cleaned.F89];&quot;,&quot;;[$pays_cleaned.G89];&quot;,&quot;;[$pays_cleaned.H89];&quot;,&quot;;[$pays_cleaned.I89];&quot;,&quot;;[$pays_cleaned.J89];&quot;,&quot;;[$pays_cleaned.K89];&quot;,&quot;;[$pays_cleaned.L89];&quot;);&quot;)" office:value-type="string" office:string-value="insert into public.country (name,population,yearly_change,net_change,density,land_area,migrant,fertility_rate,medium_age,urban_population,world_share,insertion_date) values ('Portugal',10202571,-0.29,-29478,111,91590,-6000.0,1.3,46,66,0.13,NULL);" calcext:value-type="string">
            <text:p>insert into public.country (name,population,yearly_change,net_change,density,land_area,migrant,fertility_rate,medium_age,urban_population,world_share,insertion_date) values ('Portugal',10202571,-0.29,-29478,111,91590,-6000.0,1.3,46,66,0.1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0];&quot;',&quot;;[$pays_cleaned.B90];&quot;,&quot;;[$pays_cleaned.C90];&quot;,&quot;;[$pays_cleaned.D90];&quot;,&quot;;[$pays_cleaned.E90];&quot;,&quot;;[$pays_cleaned.F90];&quot;,&quot;;[$pays_cleaned.G90];&quot;,&quot;;[$pays_cleaned.H90];&quot;,&quot;;[$pays_cleaned.I90];&quot;,&quot;;[$pays_cleaned.J90];&quot;,&quot;;[$pays_cleaned.K90];&quot;,&quot;;[$pays_cleaned.L90];&quot;);&quot;)" office:value-type="string" office:string-value="insert into public.country (name,population,yearly_change,net_change,density,land_area,migrant,fertility_rate,medium_age,urban_population,world_share,insertion_date) values ('Azerbaijan',10120555,0.91,91459,123,82658,1200.0,2.1,32,56,0.13,NULL);" calcext:value-type="string">
            <text:p>insert into public.country (name,population,yearly_change,net_change,density,land_area,migrant,fertility_rate,medium_age,urban_population,world_share,insertion_date) values ('Azerbaijan',10120555,0.91,91459,123,82658,1200.0,2.1,32,56,0.1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1];&quot;',&quot;;[$pays_cleaned.B91];&quot;,&quot;;[$pays_cleaned.C91];&quot;,&quot;;[$pays_cleaned.D91];&quot;,&quot;;[$pays_cleaned.E91];&quot;,&quot;;[$pays_cleaned.F91];&quot;,&quot;;[$pays_cleaned.G91];&quot;,&quot;;[$pays_cleaned.H91];&quot;,&quot;;[$pays_cleaned.I91];&quot;,&quot;;[$pays_cleaned.J91];&quot;,&quot;;[$pays_cleaned.K91];&quot;,&quot;;[$pays_cleaned.L91];&quot;);&quot;)" office:value-type="string" office:string-value="insert into public.country (name,population,yearly_change,net_change,density,land_area,migrant,fertility_rate,medium_age,urban_population,world_share,insertion_date) values ('Sweden',10086531,0.63,62886,25,410340,40000.0,1.9,41,88,0.13,NULL);" calcext:value-type="string">
            <text:p>insert into public.country (name,population,yearly_change,net_change,density,land_area,migrant,fertility_rate,medium_age,urban_population,world_share,insertion_date) values ('Sweden',10086531,0.63,62886,25,410340,40000.0,1.9,41,88,0.1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2];&quot;',&quot;;[$pays_cleaned.B92];&quot;,&quot;;[$pays_cleaned.C92];&quot;,&quot;;[$pays_cleaned.D92];&quot;,&quot;;[$pays_cleaned.E92];&quot;,&quot;;[$pays_cleaned.F92];&quot;,&quot;;[$pays_cleaned.G92];&quot;,&quot;;[$pays_cleaned.H92];&quot;,&quot;;[$pays_cleaned.I92];&quot;,&quot;;[$pays_cleaned.J92];&quot;,&quot;;[$pays_cleaned.K92];&quot;,&quot;;[$pays_cleaned.L92];&quot;);&quot;)" office:value-type="string" office:string-value="insert into public.country (name,population,yearly_change,net_change,density,land_area,migrant,fertility_rate,medium_age,urban_population,world_share,insertion_date) values ('Honduras',9871892,1.63,158490,89,111890,-6800.0,2.5,24,57,0.13,NULL);" calcext:value-type="string">
            <text:p>insert into public.country (name,population,yearly_change,net_change,density,land_area,migrant,fertility_rate,medium_age,urban_population,world_share,insertion_date) values ('Honduras',9871892,1.63,158490,89,111890,-6800.0,2.5,24,57,0.1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3];&quot;',&quot;;[$pays_cleaned.B93];&quot;,&quot;;[$pays_cleaned.C93];&quot;,&quot;;[$pays_cleaned.D93];&quot;,&quot;;[$pays_cleaned.E93];&quot;,&quot;;[$pays_cleaned.F93];&quot;,&quot;;[$pays_cleaned.G93];&quot;,&quot;;[$pays_cleaned.H93];&quot;,&quot;;[$pays_cleaned.I93];&quot;,&quot;;[$pays_cleaned.J93];&quot;,&quot;;[$pays_cleaned.K93];&quot;,&quot;;[$pays_cleaned.L93];&quot;);&quot;)" office:value-type="string" office:string-value="insert into public.country (name,population,yearly_change,net_change,density,land_area,migrant,fertility_rate,medium_age,urban_population,world_share,insertion_date) values ('United Arab Emirates',9865845,1.23,119873,118,83600,40000.0,1.4,33,86,0.13,NULL);" calcext:value-type="string">
            <text:p>insert into public.country (name,population,yearly_change,net_change,density,land_area,migrant,fertility_rate,medium_age,urban_population,world_share,insertion_date) values ('United Arab Emirates',9865845,1.23,119873,118,83600,40000.0,1.4,33,86,0.1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4];&quot;',&quot;;[$pays_cleaned.B94];&quot;,&quot;;[$pays_cleaned.C94];&quot;,&quot;;[$pays_cleaned.D94];&quot;,&quot;;[$pays_cleaned.E94];&quot;,&quot;;[$pays_cleaned.F94];&quot;,&quot;;[$pays_cleaned.G94];&quot;,&quot;;[$pays_cleaned.H94];&quot;,&quot;;[$pays_cleaned.I94];&quot;,&quot;;[$pays_cleaned.J94];&quot;,&quot;;[$pays_cleaned.K94];&quot;,&quot;;[$pays_cleaned.L94];&quot;);&quot;)" office:value-type="string" office:string-value="insert into public.country (name,population,yearly_change,net_change,density,land_area,migrant,fertility_rate,medium_age,urban_population,world_share,insertion_date) values ('Hungary',9665192,-0.25,-24328,107,90530,6000.0,1.5,43,72,0.12,NULL);" calcext:value-type="string">
            <text:p>insert into public.country (name,population,yearly_change,net_change,density,land_area,migrant,fertility_rate,medium_age,urban_population,world_share,insertion_date) values ('Hungary',9665192,-0.25,-24328,107,90530,6000.0,1.5,43,72,0.1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5];&quot;',&quot;;[$pays_cleaned.B95];&quot;,&quot;;[$pays_cleaned.C95];&quot;,&quot;;[$pays_cleaned.D95];&quot;,&quot;;[$pays_cleaned.E95];&quot;,&quot;;[$pays_cleaned.F95];&quot;,&quot;;[$pays_cleaned.G95];&quot;,&quot;;[$pays_cleaned.H95];&quot;,&quot;;[$pays_cleaned.I95];&quot;,&quot;;[$pays_cleaned.J95];&quot;,&quot;;[$pays_cleaned.K95];&quot;,&quot;;[$pays_cleaned.L95];&quot;);&quot;)" office:value-type="string" office:string-value="insert into public.country (name,population,yearly_change,net_change,density,land_area,migrant,fertility_rate,medium_age,urban_population,world_share,insertion_date) values ('Tajikistan',9492342,2.32,216627,68,139960,-20000.0,3.6,22,27,0.12,NULL);" calcext:value-type="string">
            <text:p>insert into public.country (name,population,yearly_change,net_change,density,land_area,migrant,fertility_rate,medium_age,urban_population,world_share,insertion_date) values ('Tajikistan',9492342,2.32,216627,68,139960,-20000.0,3.6,22,27,0.1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6];&quot;',&quot;;[$pays_cleaned.B96];&quot;,&quot;;[$pays_cleaned.C96];&quot;,&quot;;[$pays_cleaned.D96];&quot;,&quot;;[$pays_cleaned.E96];&quot;,&quot;;[$pays_cleaned.F96];&quot;,&quot;;[$pays_cleaned.G96];&quot;,&quot;;[$pays_cleaned.H96];&quot;,&quot;;[$pays_cleaned.I96];&quot;,&quot;;[$pays_cleaned.J96];&quot;,&quot;;[$pays_cleaned.K96];&quot;,&quot;;[$pays_cleaned.L96];&quot;);&quot;)" office:value-type="string" office:string-value="insert into public.country (name,population,yearly_change,net_change,density,land_area,migrant,fertility_rate,medium_age,urban_population,world_share,insertion_date) values ('Belarus',9449940,-0.03,-3088,47,202910,8730.0,1.7,40,79,0.12,NULL);" calcext:value-type="string">
            <text:p>insert into public.country (name,population,yearly_change,net_change,density,land_area,migrant,fertility_rate,medium_age,urban_population,world_share,insertion_date) values ('Belarus',9449940,-0.03,-3088,47,202910,8730.0,1.7,40,79,0.1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7];&quot;',&quot;;[$pays_cleaned.B97];&quot;,&quot;;[$pays_cleaned.C97];&quot;,&quot;;[$pays_cleaned.D97];&quot;,&quot;;[$pays_cleaned.E97];&quot;,&quot;;[$pays_cleaned.F97];&quot;,&quot;;[$pays_cleaned.G97];&quot;,&quot;;[$pays_cleaned.H97];&quot;,&quot;;[$pays_cleaned.I97];&quot;,&quot;;[$pays_cleaned.J97];&quot;,&quot;;[$pays_cleaned.K97];&quot;,&quot;;[$pays_cleaned.L97];&quot;);&quot;)" office:value-type="string" office:string-value="insert into public.country (name,population,yearly_change,net_change,density,land_area,migrant,fertility_rate,medium_age,urban_population,world_share,insertion_date) values ('Austria',8996022,0.57,51296,109,82409,65000.0,1.5,43,57,0.12,NULL);" calcext:value-type="string">
            <text:p>insert into public.country (name,population,yearly_change,net_change,density,land_area,migrant,fertility_rate,medium_age,urban_population,world_share,insertion_date) values ('Austria',8996022,0.57,51296,109,82409,65000.0,1.5,43,57,0.1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8];&quot;',&quot;;[$pays_cleaned.B98];&quot;,&quot;;[$pays_cleaned.C98];&quot;,&quot;;[$pays_cleaned.D98];&quot;,&quot;;[$pays_cleaned.E98];&quot;,&quot;;[$pays_cleaned.F98];&quot;,&quot;;[$pays_cleaned.G98];&quot;,&quot;;[$pays_cleaned.H98];&quot;,&quot;;[$pays_cleaned.I98];&quot;,&quot;;[$pays_cleaned.J98];&quot;,&quot;;[$pays_cleaned.K98];&quot;,&quot;;[$pays_cleaned.L98];&quot;);&quot;)" office:value-type="string" office:string-value="insert into public.country (name,population,yearly_change,net_change,density,land_area,migrant,fertility_rate,medium_age,urban_population,world_share,insertion_date) values ('Papua New Guinea',8911530,1.95,170915,20,452860,-800.0,3.6,22,13,0.11,NULL);" calcext:value-type="string">
            <text:p>insert into public.country (name,population,yearly_change,net_change,density,land_area,migrant,fertility_rate,medium_age,urban_population,world_share,insertion_date) values ('Papua New Guinea',8911530,1.95,170915,20,452860,-800.0,3.6,22,13,0.1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99];&quot;',&quot;;[$pays_cleaned.B99];&quot;,&quot;;[$pays_cleaned.C99];&quot;,&quot;;[$pays_cleaned.D99];&quot;,&quot;;[$pays_cleaned.E99];&quot;,&quot;;[$pays_cleaned.F99];&quot;,&quot;;[$pays_cleaned.G99];&quot;,&quot;;[$pays_cleaned.H99];&quot;,&quot;;[$pays_cleaned.I99];&quot;,&quot;;[$pays_cleaned.J99];&quot;,&quot;;[$pays_cleaned.K99];&quot;,&quot;;[$pays_cleaned.L99];&quot;);&quot;)" office:value-type="string" office:string-value="insert into public.country (name,population,yearly_change,net_change,density,land_area,migrant,fertility_rate,medium_age,urban_population,world_share,insertion_date) values ('Serbia',8744288,-0.40,-34864,100,87460,4000.0,1.5,42,56,0.11,NULL);" calcext:value-type="string">
            <text:p>insert into public.country (name,population,yearly_change,net_change,density,land_area,migrant,fertility_rate,medium_age,urban_population,world_share,insertion_date) values ('Serbia',8744288,-0.40,-34864,100,87460,4000.0,1.5,42,56,0.1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0];&quot;',&quot;;[$pays_cleaned.B100];&quot;,&quot;;[$pays_cleaned.C100];&quot;,&quot;;[$pays_cleaned.D100];&quot;,&quot;;[$pays_cleaned.E100];&quot;,&quot;;[$pays_cleaned.F100];&quot;,&quot;;[$pays_cleaned.G100];&quot;,&quot;;[$pays_cleaned.H100];&quot;,&quot;;[$pays_cleaned.I100];&quot;,&quot;;[$pays_cleaned.J100];&quot;,&quot;;[$pays_cleaned.K100];&quot;,&quot;;[$pays_cleaned.L100];&quot;);&quot;)" office:value-type="string" office:string-value="insert into public.country (name,population,yearly_change,net_change,density,land_area,migrant,fertility_rate,medium_age,urban_population,world_share,insertion_date) values ('Israel',8627444,1.60,136158,400,21640,10000.0,3.0,30,93,0.11,NULL);" calcext:value-type="string">
            <text:p>insert into public.country (name,population,yearly_change,net_change,density,land_area,migrant,fertility_rate,medium_age,urban_population,world_share,insertion_date) values ('Israel',8627444,1.60,136158,400,21640,10000.0,3.0,30,93,0.1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1];&quot;',&quot;;[$pays_cleaned.B101];&quot;,&quot;;[$pays_cleaned.C101];&quot;,&quot;;[$pays_cleaned.D101];&quot;,&quot;;[$pays_cleaned.E101];&quot;,&quot;;[$pays_cleaned.F101];&quot;,&quot;;[$pays_cleaned.G101];&quot;,&quot;;[$pays_cleaned.H101];&quot;,&quot;;[$pays_cleaned.I101];&quot;,&quot;;[$pays_cleaned.J101];&quot;,&quot;;[$pays_cleaned.K101];&quot;,&quot;;[$pays_cleaned.L101];&quot;);&quot;)" office:value-type="string" office:string-value="insert into public.country (name,population,yearly_change,net_change,density,land_area,migrant,fertility_rate,medium_age,urban_population,world_share,insertion_date) values ('Switzerland',8641786,0.74,63257,219,39516,52000.0,1.5,43,74,0.11,NULL);" calcext:value-type="string">
            <text:p>insert into public.country (name,population,yearly_change,net_change,density,land_area,migrant,fertility_rate,medium_age,urban_population,world_share,insertion_date) values ('Switzerland',8641786,0.74,63257,219,39516,52000.0,1.5,43,74,0.1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2];&quot;',&quot;;[$pays_cleaned.B102];&quot;,&quot;;[$pays_cleaned.C102];&quot;,&quot;;[$pays_cleaned.D102];&quot;,&quot;;[$pays_cleaned.E102];&quot;,&quot;;[$pays_cleaned.F102];&quot;,&quot;;[$pays_cleaned.G102];&quot;,&quot;;[$pays_cleaned.H102];&quot;,&quot;;[$pays_cleaned.I102];&quot;,&quot;;[$pays_cleaned.J102];&quot;,&quot;;[$pays_cleaned.K102];&quot;,&quot;;[$pays_cleaned.L102];&quot;);&quot;)" office:value-type="string" office:string-value="insert into public.country (name,population,yearly_change,net_change,density,land_area,migrant,fertility_rate,medium_age,urban_population,world_share,insertion_date) values ('Togo',8237580,2.43,196358,152,54390,-2000.0,4.4,19,43,0.11,NULL);" calcext:value-type="string">
            <text:p>insert into public.country (name,population,yearly_change,net_change,density,land_area,migrant,fertility_rate,medium_age,urban_population,world_share,insertion_date) values ('Togo',8237580,2.43,196358,152,54390,-2000.0,4.4,19,43,0.1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3];&quot;',&quot;;[$pays_cleaned.B103];&quot;,&quot;;[$pays_cleaned.C103];&quot;,&quot;;[$pays_cleaned.D103];&quot;,&quot;;[$pays_cleaned.E103];&quot;,&quot;;[$pays_cleaned.F103];&quot;,&quot;;[$pays_cleaned.G103];&quot;,&quot;;[$pays_cleaned.H103];&quot;,&quot;;[$pays_cleaned.I103];&quot;,&quot;;[$pays_cleaned.J103];&quot;,&quot;;[$pays_cleaned.K103];&quot;,&quot;;[$pays_cleaned.L103];&quot;);&quot;)" office:value-type="string" office:string-value="insert into public.country (name,population,yearly_change,net_change,density,land_area,migrant,fertility_rate,medium_age,urban_population,world_share,insertion_date) values ('Sierra Leone',7942879,2.10,163768,111,72180,-4200.0,4.3,19,43,0.10,NULL);" calcext:value-type="string">
            <text:p>insert into public.country (name,population,yearly_change,net_change,density,land_area,migrant,fertility_rate,medium_age,urban_population,world_share,insertion_date) values ('Sierra Leone',7942879,2.10,163768,111,72180,-4200.0,4.3,19,43,0.1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4];&quot;',&quot;;[$pays_cleaned.B104];&quot;,&quot;;[$pays_cleaned.C104];&quot;,&quot;;[$pays_cleaned.D104];&quot;,&quot;;[$pays_cleaned.E104];&quot;,&quot;;[$pays_cleaned.F104];&quot;,&quot;;[$pays_cleaned.G104];&quot;,&quot;;[$pays_cleaned.H104];&quot;,&quot;;[$pays_cleaned.I104];&quot;,&quot;;[$pays_cleaned.J104];&quot;,&quot;;[$pays_cleaned.K104];&quot;,&quot;;[$pays_cleaned.L104];&quot;);&quot;)" office:value-type="string" office:string-value="insert into public.country (name,population,yearly_change,net_change,density,land_area,migrant,fertility_rate,medium_age,urban_population,world_share,insertion_date) values ('Hong Kong',7484618,0.82,60827,7140,1050,29308.0,1.3,45,NULL,0.10,NULL);" calcext:value-type="string">
            <text:p>insert into public.country (name,population,yearly_change,net_change,density,land_area,migrant,fertility_rate,medium_age,urban_population,world_share,insertion_date) values ('Hong Kong',7484618,0.82,60827,7140,1050,29308.0,1.3,45,NULL,0.1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5];&quot;',&quot;;[$pays_cleaned.B105];&quot;,&quot;;[$pays_cleaned.C105];&quot;,&quot;;[$pays_cleaned.D105];&quot;,&quot;;[$pays_cleaned.E105];&quot;,&quot;;[$pays_cleaned.F105];&quot;,&quot;;[$pays_cleaned.G105];&quot;,&quot;;[$pays_cleaned.H105];&quot;,&quot;;[$pays_cleaned.I105];&quot;,&quot;;[$pays_cleaned.J105];&quot;,&quot;;[$pays_cleaned.K105];&quot;,&quot;;[$pays_cleaned.L105];&quot;);&quot;)" office:value-type="string" office:string-value="insert into public.country (name,population,yearly_change,net_change,density,land_area,migrant,fertility_rate,medium_age,urban_population,world_share,insertion_date) values ('Laos',7253719,1.48,106105,32,230800,-14704.0,2.7,24,36,0.09,NULL);" calcext:value-type="string">
            <text:p>insert into public.country (name,population,yearly_change,net_change,density,land_area,migrant,fertility_rate,medium_age,urban_population,world_share,insertion_date) values ('Laos',7253719,1.48,106105,32,230800,-14704.0,2.7,24,36,0.0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6];&quot;',&quot;;[$pays_cleaned.B106];&quot;,&quot;;[$pays_cleaned.C106];&quot;,&quot;;[$pays_cleaned.D106];&quot;,&quot;;[$pays_cleaned.E106];&quot;,&quot;;[$pays_cleaned.F106];&quot;,&quot;;[$pays_cleaned.G106];&quot;,&quot;;[$pays_cleaned.H106];&quot;,&quot;;[$pays_cleaned.I106];&quot;,&quot;;[$pays_cleaned.J106];&quot;,&quot;;[$pays_cleaned.K106];&quot;,&quot;;[$pays_cleaned.L106];&quot;);&quot;)" office:value-type="string" office:string-value="insert into public.country (name,population,yearly_change,net_change,density,land_area,migrant,fertility_rate,medium_age,urban_population,world_share,insertion_date) values ('Paraguay',7114524,1.25,87902,18,397300,-16556.0,2.4,26,62,0.09,NULL);" calcext:value-type="string">
            <text:p>insert into public.country (name,population,yearly_change,net_change,density,land_area,migrant,fertility_rate,medium_age,urban_population,world_share,insertion_date) values ('Paraguay',7114524,1.25,87902,18,397300,-16556.0,2.4,26,62,0.0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7];&quot;',&quot;;[$pays_cleaned.B107];&quot;,&quot;;[$pays_cleaned.C107];&quot;,&quot;;[$pays_cleaned.D107];&quot;,&quot;;[$pays_cleaned.E107];&quot;,&quot;;[$pays_cleaned.F107];&quot;,&quot;;[$pays_cleaned.G107];&quot;,&quot;;[$pays_cleaned.H107];&quot;,&quot;;[$pays_cleaned.I107];&quot;,&quot;;[$pays_cleaned.J107];&quot;,&quot;;[$pays_cleaned.K107];&quot;,&quot;;[$pays_cleaned.L107];&quot;);&quot;)" office:value-type="string" office:string-value="insert into public.country (name,population,yearly_change,net_change,density,land_area,migrant,fertility_rate,medium_age,urban_population,world_share,insertion_date) values ('Bulgaria',6958627,-0.74,-51674,64,108560,-4800.0,1.6,45,76,0.09,NULL);" calcext:value-type="string">
            <text:p>insert into public.country (name,population,yearly_change,net_change,density,land_area,migrant,fertility_rate,medium_age,urban_population,world_share,insertion_date) values ('Bulgaria',6958627,-0.74,-51674,64,108560,-4800.0,1.6,45,76,0.0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8];&quot;',&quot;;[$pays_cleaned.B108];&quot;,&quot;;[$pays_cleaned.C108];&quot;,&quot;;[$pays_cleaned.D108];&quot;,&quot;;[$pays_cleaned.E108];&quot;,&quot;;[$pays_cleaned.F108];&quot;,&quot;;[$pays_cleaned.G108];&quot;,&quot;;[$pays_cleaned.H108];&quot;,&quot;;[$pays_cleaned.I108];&quot;,&quot;;[$pays_cleaned.J108];&quot;,&quot;;[$pays_cleaned.K108];&quot;,&quot;;[$pays_cleaned.L108];&quot;);&quot;)" office:value-type="string" office:string-value="insert into public.country (name,population,yearly_change,net_change,density,land_area,migrant,fertility_rate,medium_age,urban_population,world_share,insertion_date) values ('Libya',6852010,1.38,93840,4,1759540,-1999.0,2.3,29,78,0.09,NULL);" calcext:value-type="string">
            <text:p>insert into public.country (name,population,yearly_change,net_change,density,land_area,migrant,fertility_rate,medium_age,urban_population,world_share,insertion_date) values ('Libya',6852010,1.38,93840,4,1759540,-1999.0,2.3,29,78,0.0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09];&quot;',&quot;;[$pays_cleaned.B109];&quot;,&quot;;[$pays_cleaned.C109];&quot;,&quot;;[$pays_cleaned.D109];&quot;,&quot;;[$pays_cleaned.E109];&quot;,&quot;;[$pays_cleaned.F109];&quot;,&quot;;[$pays_cleaned.G109];&quot;,&quot;;[$pays_cleaned.H109];&quot;,&quot;;[$pays_cleaned.I109];&quot;,&quot;;[$pays_cleaned.J109];&quot;,&quot;;[$pays_cleaned.K109];&quot;,&quot;;[$pays_cleaned.L109];&quot;);&quot;)" office:value-type="string" office:string-value="insert into public.country (name,population,yearly_change,net_change,density,land_area,migrant,fertility_rate,medium_age,urban_population,world_share,insertion_date) values ('Lebanon',6831445,-0.44,-30268,667,10230,-30012.0,2.1,30,78,0.09,NULL);" calcext:value-type="string">
            <text:p>insert into public.country (name,population,yearly_change,net_change,density,land_area,migrant,fertility_rate,medium_age,urban_population,world_share,insertion_date) values ('Lebanon',6831445,-0.44,-30268,667,10230,-30012.0,2.1,30,78,0.09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0];&quot;',&quot;;[$pays_cleaned.B110];&quot;,&quot;;[$pays_cleaned.C110];&quot;,&quot;;[$pays_cleaned.D110];&quot;,&quot;;[$pays_cleaned.E110];&quot;,&quot;;[$pays_cleaned.F110];&quot;,&quot;;[$pays_cleaned.G110];&quot;,&quot;;[$pays_cleaned.H110];&quot;,&quot;;[$pays_cleaned.I110];&quot;,&quot;;[$pays_cleaned.J110];&quot;,&quot;;[$pays_cleaned.K110];&quot;,&quot;;[$pays_cleaned.L110];&quot;);&quot;)" office:value-type="string" office:string-value="insert into public.country (name,population,yearly_change,net_change,density,land_area,migrant,fertility_rate,medium_age,urban_population,world_share,insertion_date) values ('Nicaragua',6608366,1.21,79052,55,120340,-21272.0,2.4,26,57,0.08,NULL);" calcext:value-type="string">
            <text:p>insert into public.country (name,population,yearly_change,net_change,density,land_area,migrant,fertility_rate,medium_age,urban_population,world_share,insertion_date) values ('Nicaragua',6608366,1.21,79052,55,120340,-21272.0,2.4,26,57,0.0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1];&quot;',&quot;;[$pays_cleaned.B111];&quot;,&quot;;[$pays_cleaned.C111];&quot;,&quot;;[$pays_cleaned.D111];&quot;,&quot;;[$pays_cleaned.E111];&quot;,&quot;;[$pays_cleaned.F111];&quot;,&quot;;[$pays_cleaned.G111];&quot;,&quot;;[$pays_cleaned.H111];&quot;,&quot;;[$pays_cleaned.I111];&quot;,&quot;;[$pays_cleaned.J111];&quot;,&quot;;[$pays_cleaned.K111];&quot;,&quot;;[$pays_cleaned.L111];&quot;);&quot;)" office:value-type="string" office:string-value="insert into public.country (name,population,yearly_change,net_change,density,land_area,migrant,fertility_rate,medium_age,urban_population,world_share,insertion_date) values ('Kyrgyzstan',6501804,1.69,108345,34,191800,-4000.0,3.0,26,36,0.08,NULL);" calcext:value-type="string">
            <text:p>insert into public.country (name,population,yearly_change,net_change,density,land_area,migrant,fertility_rate,medium_age,urban_population,world_share,insertion_date) values ('Kyrgyzstan',6501804,1.69,108345,34,191800,-4000.0,3.0,26,36,0.0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2];&quot;',&quot;;[$pays_cleaned.B112];&quot;,&quot;;[$pays_cleaned.C112];&quot;,&quot;;[$pays_cleaned.D112];&quot;,&quot;;[$pays_cleaned.E112];&quot;,&quot;;[$pays_cleaned.F112];&quot;,&quot;;[$pays_cleaned.G112];&quot;,&quot;;[$pays_cleaned.H112];&quot;,&quot;;[$pays_cleaned.I112];&quot;,&quot;;[$pays_cleaned.J112];&quot;,&quot;;[$pays_cleaned.K112];&quot;,&quot;;[$pays_cleaned.L112];&quot;);&quot;)" office:value-type="string" office:string-value="insert into public.country (name,population,yearly_change,net_change,density,land_area,migrant,fertility_rate,medium_age,urban_population,world_share,insertion_date) values ('El Salvador',6479609,0.51,32652,313,20720,-40539.0,2.1,28,73,0.08,NULL);" calcext:value-type="string">
            <text:p>insert into public.country (name,population,yearly_change,net_change,density,land_area,migrant,fertility_rate,medium_age,urban_population,world_share,insertion_date) values ('El Salvador',6479609,0.51,32652,313,20720,-40539.0,2.1,28,73,0.0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3];&quot;',&quot;;[$pays_cleaned.B113];&quot;,&quot;;[$pays_cleaned.C113];&quot;,&quot;;[$pays_cleaned.D113];&quot;,&quot;;[$pays_cleaned.E113];&quot;,&quot;;[$pays_cleaned.F113];&quot;,&quot;;[$pays_cleaned.G113];&quot;,&quot;;[$pays_cleaned.H113];&quot;,&quot;;[$pays_cleaned.I113];&quot;,&quot;;[$pays_cleaned.J113];&quot;,&quot;;[$pays_cleaned.K113];&quot;,&quot;;[$pays_cleaned.L113];&quot;);&quot;)" office:value-type="string" office:string-value="insert into public.country (name,population,yearly_change,net_change,density,land_area,migrant,fertility_rate,medium_age,urban_population,world_share,insertion_date) values ('Turkmenistan',6012850,1.50,89111,13,469930,-5000.0,2.8,27,53,0.08,NULL);" calcext:value-type="string">
            <text:p>insert into public.country (name,population,yearly_change,net_change,density,land_area,migrant,fertility_rate,medium_age,urban_population,world_share,insertion_date) values ('Turkmenistan',6012850,1.50,89111,13,469930,-5000.0,2.8,27,53,0.0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4];&quot;',&quot;;[$pays_cleaned.B114];&quot;,&quot;;[$pays_cleaned.C114];&quot;,&quot;;[$pays_cleaned.D114];&quot;,&quot;;[$pays_cleaned.E114];&quot;,&quot;;[$pays_cleaned.F114];&quot;,&quot;;[$pays_cleaned.G114];&quot;,&quot;;[$pays_cleaned.H114];&quot;,&quot;;[$pays_cleaned.I114];&quot;,&quot;;[$pays_cleaned.J114];&quot;,&quot;;[$pays_cleaned.K114];&quot;,&quot;;[$pays_cleaned.L114];&quot;);&quot;)" office:value-type="string" office:string-value="insert into public.country (name,population,yearly_change,net_change,density,land_area,migrant,fertility_rate,medium_age,urban_population,world_share,insertion_date) values ('Singapore',5840996,0.79,46005,8358,700,27028.0,1.2,42,NULL,0.08,NULL);" calcext:value-type="string">
            <text:p>insert into public.country (name,population,yearly_change,net_change,density,land_area,migrant,fertility_rate,medium_age,urban_population,world_share,insertion_date) values ('Singapore',5840996,0.79,46005,8358,700,27028.0,1.2,42,NULL,0.08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5];&quot;',&quot;;[$pays_cleaned.B115];&quot;,&quot;;[$pays_cleaned.C115];&quot;,&quot;;[$pays_cleaned.D115];&quot;,&quot;;[$pays_cleaned.E115];&quot;,&quot;;[$pays_cleaned.F115];&quot;,&quot;;[$pays_cleaned.G115];&quot;,&quot;;[$pays_cleaned.H115];&quot;,&quot;;[$pays_cleaned.I115];&quot;,&quot;;[$pays_cleaned.J115];&quot;,&quot;;[$pays_cleaned.K115];&quot;,&quot;;[$pays_cleaned.L115];&quot;);&quot;)" office:value-type="string" office:string-value="insert into public.country (name,population,yearly_change,net_change,density,land_area,migrant,fertility_rate,medium_age,urban_population,world_share,insertion_date) values ('Denmark',5788108,0.35,20326,137,42430,15200.0,1.8,42,88,0.07,NULL);" calcext:value-type="string">
            <text:p>insert into public.country (name,population,yearly_change,net_change,density,land_area,migrant,fertility_rate,medium_age,urban_population,world_share,insertion_date) values ('Denmark',5788108,0.35,20326,137,42430,15200.0,1.8,42,88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6];&quot;',&quot;;[$pays_cleaned.B116];&quot;,&quot;;[$pays_cleaned.C116];&quot;,&quot;;[$pays_cleaned.D116];&quot;,&quot;;[$pays_cleaned.E116];&quot;,&quot;;[$pays_cleaned.F116];&quot;,&quot;;[$pays_cleaned.G116];&quot;,&quot;;[$pays_cleaned.H116];&quot;,&quot;;[$pays_cleaned.I116];&quot;,&quot;;[$pays_cleaned.J116];&quot;,&quot;;[$pays_cleaned.K116];&quot;,&quot;;[$pays_cleaned.L116];&quot;);&quot;)" office:value-type="string" office:string-value="insert into public.country (name,population,yearly_change,net_change,density,land_area,migrant,fertility_rate,medium_age,urban_population,world_share,insertion_date) values ('Finland',5539002,0.15,8564,18,303890,14000.0,1.5,43,86,0.07,NULL);" calcext:value-type="string">
            <text:p>insert into public.country (name,population,yearly_change,net_change,density,land_area,migrant,fertility_rate,medium_age,urban_population,world_share,insertion_date) values ('Finland',5539002,0.15,8564,18,303890,14000.0,1.5,43,86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7];&quot;',&quot;;[$pays_cleaned.B117];&quot;,&quot;;[$pays_cleaned.C117];&quot;,&quot;;[$pays_cleaned.D117];&quot;,&quot;;[$pays_cleaned.E117];&quot;,&quot;;[$pays_cleaned.F117];&quot;,&quot;;[$pays_cleaned.G117];&quot;,&quot;;[$pays_cleaned.H117];&quot;,&quot;;[$pays_cleaned.I117];&quot;,&quot;;[$pays_cleaned.J117];&quot;,&quot;;[$pays_cleaned.K117];&quot;,&quot;;[$pays_cleaned.L117];&quot;);&quot;)" office:value-type="string" office:string-value="insert into public.country (name,population,yearly_change,net_change,density,land_area,migrant,fertility_rate,medium_age,urban_population,world_share,insertion_date) values ('Congo',5489191,2.56,137579,16,341500,-4000.0,4.5,19,70,0.07,NULL);" calcext:value-type="string">
            <text:p>insert into public.country (name,population,yearly_change,net_change,density,land_area,migrant,fertility_rate,medium_age,urban_population,world_share,insertion_date) values ('Congo',5489191,2.56,137579,16,341500,-4000.0,4.5,19,70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8];&quot;',&quot;;[$pays_cleaned.B118];&quot;,&quot;;[$pays_cleaned.C118];&quot;,&quot;;[$pays_cleaned.D118];&quot;,&quot;;[$pays_cleaned.E118];&quot;,&quot;;[$pays_cleaned.F118];&quot;,&quot;;[$pays_cleaned.G118];&quot;,&quot;;[$pays_cleaned.H118];&quot;,&quot;;[$pays_cleaned.I118];&quot;,&quot;;[$pays_cleaned.J118];&quot;,&quot;;[$pays_cleaned.K118];&quot;,&quot;;[$pays_cleaned.L118];&quot;);&quot;)" office:value-type="string" office:string-value="insert into public.country (name,population,yearly_change,net_change,density,land_area,migrant,fertility_rate,medium_age,urban_population,world_share,insertion_date) values ('Slovakia',5459116,0.05,2629,114,48088,1485.0,1.5,41,54,0.07,NULL);" calcext:value-type="string">
            <text:p>insert into public.country (name,population,yearly_change,net_change,density,land_area,migrant,fertility_rate,medium_age,urban_population,world_share,insertion_date) values ('Slovakia',5459116,0.05,2629,114,48088,1485.0,1.5,41,54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19];&quot;',&quot;;[$pays_cleaned.B119];&quot;,&quot;;[$pays_cleaned.C119];&quot;,&quot;;[$pays_cleaned.D119];&quot;,&quot;;[$pays_cleaned.E119];&quot;,&quot;;[$pays_cleaned.F119];&quot;,&quot;;[$pays_cleaned.G119];&quot;,&quot;;[$pays_cleaned.H119];&quot;,&quot;;[$pays_cleaned.I119];&quot;,&quot;;[$pays_cleaned.J119];&quot;,&quot;;[$pays_cleaned.K119];&quot;,&quot;;[$pays_cleaned.L119];&quot;);&quot;)" office:value-type="string" office:string-value="insert into public.country (name,population,yearly_change,net_change,density,land_area,migrant,fertility_rate,medium_age,urban_population,world_share,insertion_date) values ('Norway',5412632,0.79,42384,15,365268,28000.0,1.7,40,83,0.07,NULL);" calcext:value-type="string">
            <text:p>insert into public.country (name,population,yearly_change,net_change,density,land_area,migrant,fertility_rate,medium_age,urban_population,world_share,insertion_date) values ('Norway',5412632,0.79,42384,15,365268,28000.0,1.7,40,83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0];&quot;',&quot;;[$pays_cleaned.B120];&quot;,&quot;;[$pays_cleaned.C120];&quot;,&quot;;[$pays_cleaned.D120];&quot;,&quot;;[$pays_cleaned.E120];&quot;,&quot;;[$pays_cleaned.F120];&quot;,&quot;;[$pays_cleaned.G120];&quot;,&quot;;[$pays_cleaned.H120];&quot;,&quot;;[$pays_cleaned.I120];&quot;,&quot;;[$pays_cleaned.J120];&quot;,&quot;;[$pays_cleaned.K120];&quot;,&quot;;[$pays_cleaned.L120];&quot;);&quot;)" office:value-type="string" office:string-value="insert into public.country (name,population,yearly_change,net_change,density,land_area,migrant,fertility_rate,medium_age,urban_population,world_share,insertion_date) values ('Oman',5078933,2.65,131640,16,309500,87400.0,2.9,31,87,0.07,NULL);" calcext:value-type="string">
            <text:p>insert into public.country (name,population,yearly_change,net_change,density,land_area,migrant,fertility_rate,medium_age,urban_population,world_share,insertion_date) values ('Oman',5078933,2.65,131640,16,309500,87400.0,2.9,31,87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1];&quot;',&quot;;[$pays_cleaned.B121];&quot;,&quot;;[$pays_cleaned.C121];&quot;,&quot;;[$pays_cleaned.D121];&quot;,&quot;;[$pays_cleaned.E121];&quot;,&quot;;[$pays_cleaned.F121];&quot;,&quot;;[$pays_cleaned.G121];&quot;,&quot;;[$pays_cleaned.H121];&quot;,&quot;;[$pays_cleaned.I121];&quot;,&quot;;[$pays_cleaned.J121];&quot;,&quot;;[$pays_cleaned.K121];&quot;,&quot;;[$pays_cleaned.L121];&quot;);&quot;)" office:value-type="string" office:string-value="insert into public.country (name,population,yearly_change,net_change,density,land_area,migrant,fertility_rate,medium_age,urban_population,world_share,insertion_date) values ('State of Palestine',5076280,2.41,119994,847,6020,-10563.0,3.7,21,80,0.07,NULL);" calcext:value-type="string">
            <text:p>insert into public.country (name,population,yearly_change,net_change,density,land_area,migrant,fertility_rate,medium_age,urban_population,world_share,insertion_date) values ('State of Palestine',5076280,2.41,119994,847,6020,-10563.0,3.7,21,80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2];&quot;',&quot;;[$pays_cleaned.B122];&quot;,&quot;;[$pays_cleaned.C122];&quot;,&quot;;[$pays_cleaned.D122];&quot;,&quot;;[$pays_cleaned.E122];&quot;,&quot;;[$pays_cleaned.F122];&quot;,&quot;;[$pays_cleaned.G122];&quot;,&quot;;[$pays_cleaned.H122];&quot;,&quot;;[$pays_cleaned.I122];&quot;,&quot;;[$pays_cleaned.J122];&quot;,&quot;;[$pays_cleaned.K122];&quot;,&quot;;[$pays_cleaned.L122];&quot;);&quot;)" office:value-type="string" office:string-value="insert into public.country (name,population,yearly_change,net_change,density,land_area,migrant,fertility_rate,medium_age,urban_population,world_share,insertion_date) values ('Costa Rica',5084636,0.92,46557,100,51060,4200.0,1.8,33,80,0.07,NULL);" calcext:value-type="string">
            <text:p>insert into public.country (name,population,yearly_change,net_change,density,land_area,migrant,fertility_rate,medium_age,urban_population,world_share,insertion_date) values ('Costa Rica',5084636,0.92,46557,100,51060,4200.0,1.8,33,80,0.07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3];&quot;',&quot;;[$pays_cleaned.B123];&quot;,&quot;;[$pays_cleaned.C123];&quot;,&quot;;[$pays_cleaned.D123];&quot;,&quot;;[$pays_cleaned.E123];&quot;,&quot;;[$pays_cleaned.F123];&quot;,&quot;;[$pays_cleaned.G123];&quot;,&quot;;[$pays_cleaned.H123];&quot;,&quot;;[$pays_cleaned.I123];&quot;,&quot;;[$pays_cleaned.J123];&quot;,&quot;;[$pays_cleaned.K123];&quot;,&quot;;[$pays_cleaned.L123];&quot;);&quot;)" office:value-type="string" office:string-value="insert into public.country (name,population,yearly_change,net_change,density,land_area,migrant,fertility_rate,medium_age,urban_population,world_share,insertion_date) values ('Liberia',5032469,2.44,120307,53,96320,-5000.0,4.4,19,53,0.06,NULL);" calcext:value-type="string">
            <text:p>insert into public.country (name,population,yearly_change,net_change,density,land_area,migrant,fertility_rate,medium_age,urban_population,world_share,insertion_date) values ('Liberia',5032469,2.44,120307,53,96320,-5000.0,4.4,19,53,0.0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4];&quot;',&quot;;[$pays_cleaned.B124];&quot;,&quot;;[$pays_cleaned.C124];&quot;,&quot;;[$pays_cleaned.D124];&quot;,&quot;;[$pays_cleaned.E124];&quot;,&quot;;[$pays_cleaned.F124];&quot;,&quot;;[$pays_cleaned.G124];&quot;,&quot;;[$pays_cleaned.H124];&quot;,&quot;;[$pays_cleaned.I124];&quot;,&quot;;[$pays_cleaned.J124];&quot;,&quot;;[$pays_cleaned.K124];&quot;,&quot;;[$pays_cleaned.L124];&quot;);&quot;)" office:value-type="string" office:string-value="insert into public.country (name,population,yearly_change,net_change,density,land_area,migrant,fertility_rate,medium_age,urban_population,world_share,insertion_date) values ('Ireland',4926480,1.13,55291,72,68890,23604.0,1.8,38,63,0.06,NULL);" calcext:value-type="string">
            <text:p>insert into public.country (name,population,yearly_change,net_change,density,land_area,migrant,fertility_rate,medium_age,urban_population,world_share,insertion_date) values ('Ireland',4926480,1.13,55291,72,68890,23604.0,1.8,38,63,0.0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5];&quot;',&quot;;[$pays_cleaned.B125];&quot;,&quot;;[$pays_cleaned.C125];&quot;,&quot;;[$pays_cleaned.D125];&quot;,&quot;;[$pays_cleaned.E125];&quot;,&quot;;[$pays_cleaned.F125];&quot;,&quot;;[$pays_cleaned.G125];&quot;,&quot;;[$pays_cleaned.H125];&quot;,&quot;;[$pays_cleaned.I125];&quot;,&quot;;[$pays_cleaned.J125];&quot;,&quot;;[$pays_cleaned.K125];&quot;,&quot;;[$pays_cleaned.L125];&quot;);&quot;)" office:value-type="string" office:string-value="insert into public.country (name,population,yearly_change,net_change,density,land_area,migrant,fertility_rate,medium_age,urban_population,world_share,insertion_date) values ('Central African Republic',4812256,1.78,84582,8,622980,-40000.0,4.8,18,43,0.06,NULL);" calcext:value-type="string">
            <text:p>insert into public.country (name,population,yearly_change,net_change,density,land_area,migrant,fertility_rate,medium_age,urban_population,world_share,insertion_date) values ('Central African Republic',4812256,1.78,84582,8,622980,-40000.0,4.8,18,43,0.0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6];&quot;',&quot;;[$pays_cleaned.B126];&quot;,&quot;;[$pays_cleaned.C126];&quot;,&quot;;[$pays_cleaned.D126];&quot;,&quot;;[$pays_cleaned.E126];&quot;,&quot;;[$pays_cleaned.F126];&quot;,&quot;;[$pays_cleaned.G126];&quot;,&quot;;[$pays_cleaned.H126];&quot;,&quot;;[$pays_cleaned.I126];&quot;,&quot;;[$pays_cleaned.J126];&quot;,&quot;;[$pays_cleaned.K126];&quot;,&quot;;[$pays_cleaned.L126];&quot;);&quot;)" office:value-type="string" office:string-value="insert into public.country (name,population,yearly_change,net_change,density,land_area,migrant,fertility_rate,medium_age,urban_population,world_share,insertion_date) values ('New Zealand',4814272,0.82,39170,18,263310,14881.0,1.9,38,87,0.06,NULL);" calcext:value-type="string">
            <text:p>insert into public.country (name,population,yearly_change,net_change,density,land_area,migrant,fertility_rate,medium_age,urban_population,world_share,insertion_date) values ('New Zealand',4814272,0.82,39170,18,263310,14881.0,1.9,38,87,0.0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7];&quot;',&quot;;[$pays_cleaned.B127];&quot;,&quot;;[$pays_cleaned.C127];&quot;,&quot;;[$pays_cleaned.D127];&quot;,&quot;;[$pays_cleaned.E127];&quot;,&quot;;[$pays_cleaned.F127];&quot;,&quot;;[$pays_cleaned.G127];&quot;,&quot;;[$pays_cleaned.H127];&quot;,&quot;;[$pays_cleaned.I127];&quot;,&quot;;[$pays_cleaned.J127];&quot;,&quot;;[$pays_cleaned.K127];&quot;,&quot;;[$pays_cleaned.L127];&quot;);&quot;)" office:value-type="string" office:string-value="insert into public.country (name,population,yearly_change,net_change,density,land_area,migrant,fertility_rate,medium_age,urban_population,world_share,insertion_date) values ('Mauritania',4623535,2.74,123962,5,1030700,5000.0,4.6,20,57,0.06,NULL);" calcext:value-type="string">
            <text:p>insert into public.country (name,population,yearly_change,net_change,density,land_area,migrant,fertility_rate,medium_age,urban_population,world_share,insertion_date) values ('Mauritania',4623535,2.74,123962,5,1030700,5000.0,4.6,20,57,0.0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8];&quot;',&quot;;[$pays_cleaned.B128];&quot;,&quot;;[$pays_cleaned.C128];&quot;,&quot;;[$pays_cleaned.D128];&quot;,&quot;;[$pays_cleaned.E128];&quot;,&quot;;[$pays_cleaned.F128];&quot;,&quot;;[$pays_cleaned.G128];&quot;,&quot;;[$pays_cleaned.H128];&quot;,&quot;;[$pays_cleaned.I128];&quot;,&quot;;[$pays_cleaned.J128];&quot;,&quot;;[$pays_cleaned.K128];&quot;,&quot;;[$pays_cleaned.L128];&quot;);&quot;)" office:value-type="string" office:string-value="insert into public.country (name,population,yearly_change,net_change,density,land_area,migrant,fertility_rate,medium_age,urban_population,world_share,insertion_date) values ('Panama',4300667,1.61,68328,58,74340,11200.0,2.5,30,68,0.06,NULL);" calcext:value-type="string">
            <text:p>insert into public.country (name,population,yearly_change,net_change,density,land_area,migrant,fertility_rate,medium_age,urban_population,world_share,insertion_date) values ('Panama',4300667,1.61,68328,58,74340,11200.0,2.5,30,68,0.06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29];&quot;',&quot;;[$pays_cleaned.B129];&quot;,&quot;;[$pays_cleaned.C129];&quot;,&quot;;[$pays_cleaned.D129];&quot;,&quot;;[$pays_cleaned.E129];&quot;,&quot;;[$pays_cleaned.F129];&quot;,&quot;;[$pays_cleaned.G129];&quot;,&quot;;[$pays_cleaned.H129];&quot;,&quot;;[$pays_cleaned.I129];&quot;,&quot;;[$pays_cleaned.J129];&quot;,&quot;;[$pays_cleaned.K129];&quot;,&quot;;[$pays_cleaned.L129];&quot;);&quot;)" office:value-type="string" office:string-value="insert into public.country (name,population,yearly_change,net_change,density,land_area,migrant,fertility_rate,medium_age,urban_population,world_share,insertion_date) values ('Kuwait',4257495,1.51,63488,240,17820,39520.0,2.1,37,NULL,0.05,NULL);" calcext:value-type="string">
            <text:p>insert into public.country (name,population,yearly_change,net_change,density,land_area,migrant,fertility_rate,medium_age,urban_population,world_share,insertion_date) values ('Kuwait',4257495,1.51,63488,240,17820,39520.0,2.1,37,NULL,0.0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0];&quot;',&quot;;[$pays_cleaned.B130];&quot;,&quot;;[$pays_cleaned.C130];&quot;,&quot;;[$pays_cleaned.D130];&quot;,&quot;;[$pays_cleaned.E130];&quot;,&quot;;[$pays_cleaned.F130];&quot;,&quot;;[$pays_cleaned.G130];&quot;,&quot;;[$pays_cleaned.H130];&quot;,&quot;;[$pays_cleaned.I130];&quot;,&quot;;[$pays_cleaned.J130];&quot;,&quot;;[$pays_cleaned.K130];&quot;,&quot;;[$pays_cleaned.L130];&quot;);&quot;)" office:value-type="string" office:string-value="insert into public.country (name,population,yearly_change,net_change,density,land_area,migrant,fertility_rate,medium_age,urban_population,world_share,insertion_date) values ('Croatia',4110214,-0.61,-25037,73,55960,-8001.0,1.4,44,58,0.05,NULL);" calcext:value-type="string">
            <text:p>insert into public.country (name,population,yearly_change,net_change,density,land_area,migrant,fertility_rate,medium_age,urban_population,world_share,insertion_date) values ('Croatia',4110214,-0.61,-25037,73,55960,-8001.0,1.4,44,58,0.0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1];&quot;',&quot;;[$pays_cleaned.B131];&quot;,&quot;;[$pays_cleaned.C131];&quot;,&quot;;[$pays_cleaned.D131];&quot;,&quot;;[$pays_cleaned.E131];&quot;,&quot;;[$pays_cleaned.F131];&quot;,&quot;;[$pays_cleaned.G131];&quot;,&quot;;[$pays_cleaned.H131];&quot;,&quot;;[$pays_cleaned.I131];&quot;,&quot;;[$pays_cleaned.J131];&quot;,&quot;;[$pays_cleaned.K131];&quot;,&quot;;[$pays_cleaned.L131];&quot;);&quot;)" office:value-type="string" office:string-value="insert into public.country (name,population,yearly_change,net_change,density,land_area,migrant,fertility_rate,medium_age,urban_population,world_share,insertion_date) values ('Moldova',4035814,-0.23,-9300,123,32850,-1387.0,1.3,38,43,0.05,NULL);" calcext:value-type="string">
            <text:p>insert into public.country (name,population,yearly_change,net_change,density,land_area,migrant,fertility_rate,medium_age,urban_population,world_share,insertion_date) values ('Moldova',4035814,-0.23,-9300,123,32850,-1387.0,1.3,38,43,0.0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2];&quot;',&quot;;[$pays_cleaned.B132];&quot;,&quot;;[$pays_cleaned.C132];&quot;,&quot;;[$pays_cleaned.D132];&quot;,&quot;;[$pays_cleaned.E132];&quot;,&quot;;[$pays_cleaned.F132];&quot;,&quot;;[$pays_cleaned.G132];&quot;,&quot;;[$pays_cleaned.H132];&quot;,&quot;;[$pays_cleaned.I132];&quot;,&quot;;[$pays_cleaned.J132];&quot;,&quot;;[$pays_cleaned.K132];&quot;,&quot;;[$pays_cleaned.L132];&quot;);&quot;)" office:value-type="string" office:string-value="insert into public.country (name,population,yearly_change,net_change,density,land_area,migrant,fertility_rate,medium_age,urban_population,world_share,insertion_date) values ('Georgia',3990681,-0.19,-7598,57,69490,-10000.0,2.1,38,58,0.05,NULL);" calcext:value-type="string">
            <text:p>insert into public.country (name,population,yearly_change,net_change,density,land_area,migrant,fertility_rate,medium_age,urban_population,world_share,insertion_date) values ('Georgia',3990681,-0.19,-7598,57,69490,-10000.0,2.1,38,58,0.0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3];&quot;',&quot;;[$pays_cleaned.B133];&quot;,&quot;;[$pays_cleaned.C133];&quot;,&quot;;[$pays_cleaned.D133];&quot;,&quot;;[$pays_cleaned.E133];&quot;,&quot;;[$pays_cleaned.F133];&quot;,&quot;;[$pays_cleaned.G133];&quot;,&quot;;[$pays_cleaned.H133];&quot;,&quot;;[$pays_cleaned.I133];&quot;,&quot;;[$pays_cleaned.J133];&quot;,&quot;;[$pays_cleaned.K133];&quot;,&quot;;[$pays_cleaned.L133];&quot;);&quot;)" office:value-type="string" office:string-value="insert into public.country (name,population,yearly_change,net_change,density,land_area,migrant,fertility_rate,medium_age,urban_population,world_share,insertion_date) values ('Eritrea',3536285,1.41,49304,35,101000,-39858.0,4.1,19,63,0.05,NULL);" calcext:value-type="string">
            <text:p>insert into public.country (name,population,yearly_change,net_change,density,land_area,migrant,fertility_rate,medium_age,urban_population,world_share,insertion_date) values ('Eritrea',3536285,1.41,49304,35,101000,-39858.0,4.1,19,63,0.05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4];&quot;',&quot;;[$pays_cleaned.B134];&quot;,&quot;;[$pays_cleaned.C134];&quot;,&quot;;[$pays_cleaned.D134];&quot;,&quot;;[$pays_cleaned.E134];&quot;,&quot;;[$pays_cleaned.F134];&quot;,&quot;;[$pays_cleaned.G134];&quot;,&quot;;[$pays_cleaned.H134];&quot;,&quot;;[$pays_cleaned.I134];&quot;,&quot;;[$pays_cleaned.J134];&quot;,&quot;;[$pays_cleaned.K134];&quot;,&quot;;[$pays_cleaned.L134];&quot;);&quot;)" office:value-type="string" office:string-value="insert into public.country (name,population,yearly_change,net_change,density,land_area,migrant,fertility_rate,medium_age,urban_population,world_share,insertion_date) values ('Uruguay',3471314,0.35,11996,20,175020,-3000.0,2.0,36,96,0.04,NULL);" calcext:value-type="string">
            <text:p>insert into public.country (name,population,yearly_change,net_change,density,land_area,migrant,fertility_rate,medium_age,urban_population,world_share,insertion_date) values ('Uruguay',3471314,0.35,11996,20,175020,-3000.0,2.0,36,96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5];&quot;',&quot;;[$pays_cleaned.B135];&quot;,&quot;;[$pays_cleaned.C135];&quot;,&quot;;[$pays_cleaned.D135];&quot;,&quot;;[$pays_cleaned.E135];&quot;,&quot;;[$pays_cleaned.F135];&quot;,&quot;;[$pays_cleaned.G135];&quot;,&quot;;[$pays_cleaned.H135];&quot;,&quot;;[$pays_cleaned.I135];&quot;,&quot;;[$pays_cleaned.J135];&quot;,&quot;;[$pays_cleaned.K135];&quot;,&quot;;[$pays_cleaned.L135];&quot;);&quot;)" office:value-type="string" office:string-value="insert into public.country (name,population,yearly_change,net_change,density,land_area,migrant,fertility_rate,medium_age,urban_population,world_share,insertion_date) values ('Bosnia and Herzegovina',3284806,-0.61,-20181,64,51000,-21585.0,1.3,43,52,0.04,NULL);" calcext:value-type="string">
            <text:p>insert into public.country (name,population,yearly_change,net_change,density,land_area,migrant,fertility_rate,medium_age,urban_population,world_share,insertion_date) values ('Bosnia and Herzegovina',3284806,-0.61,-20181,64,51000,-21585.0,1.3,43,52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6];&quot;',&quot;;[$pays_cleaned.B136];&quot;,&quot;;[$pays_cleaned.C136];&quot;,&quot;;[$pays_cleaned.D136];&quot;,&quot;;[$pays_cleaned.E136];&quot;,&quot;;[$pays_cleaned.F136];&quot;,&quot;;[$pays_cleaned.G136];&quot;,&quot;;[$pays_cleaned.H136];&quot;,&quot;;[$pays_cleaned.I136];&quot;,&quot;;[$pays_cleaned.J136];&quot;,&quot;;[$pays_cleaned.K136];&quot;,&quot;;[$pays_cleaned.L136];&quot;);&quot;)" office:value-type="string" office:string-value="insert into public.country (name,population,yearly_change,net_change,density,land_area,migrant,fertility_rate,medium_age,urban_population,world_share,insertion_date) values ('Mongolia',3267320,1.65,53123,2,1553560,-852.0,2.9,28,67,0.04,NULL);" calcext:value-type="string">
            <text:p>insert into public.country (name,population,yearly_change,net_change,density,land_area,migrant,fertility_rate,medium_age,urban_population,world_share,insertion_date) values ('Mongolia',3267320,1.65,53123,2,1553560,-852.0,2.9,28,67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7];&quot;',&quot;;[$pays_cleaned.B137];&quot;,&quot;;[$pays_cleaned.C137];&quot;,&quot;;[$pays_cleaned.D137];&quot;,&quot;;[$pays_cleaned.E137];&quot;,&quot;;[$pays_cleaned.F137];&quot;,&quot;;[$pays_cleaned.G137];&quot;,&quot;;[$pays_cleaned.H137];&quot;,&quot;;[$pays_cleaned.I137];&quot;,&quot;;[$pays_cleaned.J137];&quot;,&quot;;[$pays_cleaned.K137];&quot;,&quot;;[$pays_cleaned.L137];&quot;);&quot;)" office:value-type="string" office:string-value="insert into public.country (name,population,yearly_change,net_change,density,land_area,migrant,fertility_rate,medium_age,urban_population,world_share,insertion_date) values ('Armenia',2962137,0.19,5512,104,28470,-4998.0,1.8,35,63,0.04,NULL);" calcext:value-type="string">
            <text:p>insert into public.country (name,population,yearly_change,net_change,density,land_area,migrant,fertility_rate,medium_age,urban_population,world_share,insertion_date) values ('Armenia',2962137,0.19,5512,104,28470,-4998.0,1.8,35,63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8];&quot;',&quot;;[$pays_cleaned.B138];&quot;,&quot;;[$pays_cleaned.C138];&quot;,&quot;;[$pays_cleaned.D138];&quot;,&quot;;[$pays_cleaned.E138];&quot;,&quot;;[$pays_cleaned.F138];&quot;,&quot;;[$pays_cleaned.G138];&quot;,&quot;;[$pays_cleaned.H138];&quot;,&quot;;[$pays_cleaned.I138];&quot;,&quot;;[$pays_cleaned.J138];&quot;,&quot;;[$pays_cleaned.K138];&quot;,&quot;;[$pays_cleaned.L138];&quot;);&quot;)" office:value-type="string" office:string-value="insert into public.country (name,population,yearly_change,net_change,density,land_area,migrant,fertility_rate,medium_age,urban_population,world_share,insertion_date) values ('Jamaica',2958567,0.44,12888,273,10830,-11332.0,2.0,31,55,0.04,NULL);" calcext:value-type="string">
            <text:p>insert into public.country (name,population,yearly_change,net_change,density,land_area,migrant,fertility_rate,medium_age,urban_population,world_share,insertion_date) values ('Jamaica',2958567,0.44,12888,273,10830,-11332.0,2.0,31,55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39];&quot;',&quot;;[$pays_cleaned.B139];&quot;,&quot;;[$pays_cleaned.C139];&quot;,&quot;;[$pays_cleaned.D139];&quot;,&quot;;[$pays_cleaned.E139];&quot;,&quot;;[$pays_cleaned.F139];&quot;,&quot;;[$pays_cleaned.G139];&quot;,&quot;;[$pays_cleaned.H139];&quot;,&quot;;[$pays_cleaned.I139];&quot;,&quot;;[$pays_cleaned.J139];&quot;,&quot;;[$pays_cleaned.K139];&quot;,&quot;;[$pays_cleaned.L139];&quot;);&quot;)" office:value-type="string" office:string-value="insert into public.country (name,population,yearly_change,net_change,density,land_area,migrant,fertility_rate,medium_age,urban_population,world_share,insertion_date) values ('Qatar',2870922,1.73,48986,248,11610,40000.0,1.9,32,96,0.04,NULL);" calcext:value-type="string">
            <text:p>insert into public.country (name,population,yearly_change,net_change,density,land_area,migrant,fertility_rate,medium_age,urban_population,world_share,insertion_date) values ('Qatar',2870922,1.73,48986,248,11610,40000.0,1.9,32,96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0];&quot;',&quot;;[$pays_cleaned.B140];&quot;,&quot;;[$pays_cleaned.C140];&quot;,&quot;;[$pays_cleaned.D140];&quot;,&quot;;[$pays_cleaned.E140];&quot;,&quot;;[$pays_cleaned.F140];&quot;,&quot;;[$pays_cleaned.G140];&quot;,&quot;;[$pays_cleaned.H140];&quot;,&quot;;[$pays_cleaned.I140];&quot;,&quot;;[$pays_cleaned.J140];&quot;,&quot;;[$pays_cleaned.K140];&quot;,&quot;;[$pays_cleaned.L140];&quot;);&quot;)" office:value-type="string" office:string-value="insert into public.country (name,population,yearly_change,net_change,density,land_area,migrant,fertility_rate,medium_age,urban_population,world_share,insertion_date) values ('Albania',2878420,-0.11,-3120,105,27400,-14000.0,1.6,36,63,0.04,NULL);" calcext:value-type="string">
            <text:p>insert into public.country (name,population,yearly_change,net_change,density,land_area,migrant,fertility_rate,medium_age,urban_population,world_share,insertion_date) values ('Albania',2878420,-0.11,-3120,105,27400,-14000.0,1.6,36,63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1];&quot;',&quot;;[$pays_cleaned.B141];&quot;,&quot;;[$pays_cleaned.C141];&quot;,&quot;;[$pays_cleaned.D141];&quot;,&quot;;[$pays_cleaned.E141];&quot;,&quot;;[$pays_cleaned.F141];&quot;,&quot;;[$pays_cleaned.G141];&quot;,&quot;;[$pays_cleaned.H141];&quot;,&quot;;[$pays_cleaned.I141];&quot;,&quot;;[$pays_cleaned.J141];&quot;,&quot;;[$pays_cleaned.K141];&quot;,&quot;;[$pays_cleaned.L141];&quot;);&quot;)" office:value-type="string" office:string-value="insert into public.country (name,population,yearly_change,net_change,density,land_area,migrant,fertility_rate,medium_age,urban_population,world_share,insertion_date) values ('Puerto Rico',2874636,-2.47,-72555,323,8870,-97986.0,1.2,44,NULL,0.04,NULL);" calcext:value-type="string">
            <text:p>insert into public.country (name,population,yearly_change,net_change,density,land_area,migrant,fertility_rate,medium_age,urban_population,world_share,insertion_date) values ('Puerto Rico',2874636,-2.47,-72555,323,8870,-97986.0,1.2,44,NULL,0.04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2];&quot;',&quot;;[$pays_cleaned.B142];&quot;,&quot;;[$pays_cleaned.C142];&quot;,&quot;;[$pays_cleaned.D142];&quot;,&quot;;[$pays_cleaned.E142];&quot;,&quot;;[$pays_cleaned.F142];&quot;,&quot;;[$pays_cleaned.G142];&quot;,&quot;;[$pays_cleaned.H142];&quot;,&quot;;[$pays_cleaned.I142];&quot;,&quot;;[$pays_cleaned.J142];&quot;,&quot;;[$pays_cleaned.K142];&quot;,&quot;;[$pays_cleaned.L142];&quot;);&quot;)" office:value-type="string" office:string-value="insert into public.country (name,population,yearly_change,net_change,density,land_area,migrant,fertility_rate,medium_age,urban_population,world_share,insertion_date) values ('Lithuania',2729553,-1.35,-37338,43,62674,-32780.0,1.7,45,71,0.03,NULL);" calcext:value-type="string">
            <text:p>insert into public.country (name,population,yearly_change,net_change,density,land_area,migrant,fertility_rate,medium_age,urban_population,world_share,insertion_date) values ('Lithuania',2729553,-1.35,-37338,43,62674,-32780.0,1.7,45,71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3];&quot;',&quot;;[$pays_cleaned.B143];&quot;,&quot;;[$pays_cleaned.C143];&quot;,&quot;;[$pays_cleaned.D143];&quot;,&quot;;[$pays_cleaned.E143];&quot;,&quot;;[$pays_cleaned.F143];&quot;,&quot;;[$pays_cleaned.G143];&quot;,&quot;;[$pays_cleaned.H143];&quot;,&quot;;[$pays_cleaned.I143];&quot;,&quot;;[$pays_cleaned.J143];&quot;,&quot;;[$pays_cleaned.K143];&quot;,&quot;;[$pays_cleaned.L143];&quot;);&quot;)" office:value-type="string" office:string-value="insert into public.country (name,population,yearly_change,net_change,density,land_area,migrant,fertility_rate,medium_age,urban_population,world_share,insertion_date) values ('Namibia',2531290,1.86,46375,3,823290,-4806.0,3.4,22,55,0.03,NULL);" calcext:value-type="string">
            <text:p>insert into public.country (name,population,yearly_change,net_change,density,land_area,migrant,fertility_rate,medium_age,urban_population,world_share,insertion_date) values ('Namibia',2531290,1.86,46375,3,823290,-4806.0,3.4,22,55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4];&quot;',&quot;;[$pays_cleaned.B144];&quot;,&quot;;[$pays_cleaned.C144];&quot;,&quot;;[$pays_cleaned.D144];&quot;,&quot;;[$pays_cleaned.E144];&quot;,&quot;;[$pays_cleaned.F144];&quot;,&quot;;[$pays_cleaned.G144];&quot;,&quot;;[$pays_cleaned.H144];&quot;,&quot;;[$pays_cleaned.I144];&quot;,&quot;;[$pays_cleaned.J144];&quot;,&quot;;[$pays_cleaned.K144];&quot;,&quot;;[$pays_cleaned.L144];&quot;);&quot;)" office:value-type="string" office:string-value="insert into public.country (name,population,yearly_change,net_change,density,land_area,migrant,fertility_rate,medium_age,urban_population,world_share,insertion_date) values ('Gambia',2402083,2.94,68962,239,10120,-3087.0,5.3,18,59,0.03,NULL);" calcext:value-type="string">
            <text:p>insert into public.country (name,population,yearly_change,net_change,density,land_area,migrant,fertility_rate,medium_age,urban_population,world_share,insertion_date) values ('Gambia',2402083,2.94,68962,239,10120,-3087.0,5.3,18,59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5];&quot;',&quot;;[$pays_cleaned.B145];&quot;,&quot;;[$pays_cleaned.C145];&quot;,&quot;;[$pays_cleaned.D145];&quot;,&quot;;[$pays_cleaned.E145];&quot;,&quot;;[$pays_cleaned.F145];&quot;,&quot;;[$pays_cleaned.G145];&quot;,&quot;;[$pays_cleaned.H145];&quot;,&quot;;[$pays_cleaned.I145];&quot;,&quot;;[$pays_cleaned.J145];&quot;,&quot;;[$pays_cleaned.K145];&quot;,&quot;;[$pays_cleaned.L145];&quot;);&quot;)" office:value-type="string" office:string-value="insert into public.country (name,population,yearly_change,net_change,density,land_area,migrant,fertility_rate,medium_age,urban_population,world_share,insertion_date) values ('Botswana',2341649,2.08,47930,4,566730,3000.0,2.9,24,73,0.03,NULL);" calcext:value-type="string">
            <text:p>insert into public.country (name,population,yearly_change,net_change,density,land_area,migrant,fertility_rate,medium_age,urban_population,world_share,insertion_date) values ('Botswana',2341649,2.08,47930,4,566730,3000.0,2.9,24,73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6];&quot;',&quot;;[$pays_cleaned.B146];&quot;,&quot;;[$pays_cleaned.C146];&quot;,&quot;;[$pays_cleaned.D146];&quot;,&quot;;[$pays_cleaned.E146];&quot;,&quot;;[$pays_cleaned.F146];&quot;,&quot;;[$pays_cleaned.G146];&quot;,&quot;;[$pays_cleaned.H146];&quot;,&quot;;[$pays_cleaned.I146];&quot;,&quot;;[$pays_cleaned.J146];&quot;,&quot;;[$pays_cleaned.K146];&quot;,&quot;;[$pays_cleaned.L146];&quot;);&quot;)" office:value-type="string" office:string-value="insert into public.country (name,population,yearly_change,net_change,density,land_area,migrant,fertility_rate,medium_age,urban_population,world_share,insertion_date) values ('Gabon',2214593,2.45,53155,9,257670,3260.0,4.0,23,87,0.03,NULL);" calcext:value-type="string">
            <text:p>insert into public.country (name,population,yearly_change,net_change,density,land_area,migrant,fertility_rate,medium_age,urban_population,world_share,insertion_date) values ('Gabon',2214593,2.45,53155,9,257670,3260.0,4.0,23,87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7];&quot;',&quot;;[$pays_cleaned.B147];&quot;,&quot;;[$pays_cleaned.C147];&quot;,&quot;;[$pays_cleaned.D147];&quot;,&quot;;[$pays_cleaned.E147];&quot;,&quot;;[$pays_cleaned.F147];&quot;,&quot;;[$pays_cleaned.G147];&quot;,&quot;;[$pays_cleaned.H147];&quot;,&quot;;[$pays_cleaned.I147];&quot;,&quot;;[$pays_cleaned.J147];&quot;,&quot;;[$pays_cleaned.K147];&quot;,&quot;;[$pays_cleaned.L147];&quot;);&quot;)" office:value-type="string" office:string-value="insert into public.country (name,population,yearly_change,net_change,density,land_area,migrant,fertility_rate,medium_age,urban_population,world_share,insertion_date) values ('Lesotho',2138799,0.80,16981,71,30360,-10047.0,3.2,24,31,0.03,NULL);" calcext:value-type="string">
            <text:p>insert into public.country (name,population,yearly_change,net_change,density,land_area,migrant,fertility_rate,medium_age,urban_population,world_share,insertion_date) values ('Lesotho',2138799,0.80,16981,71,30360,-10047.0,3.2,24,31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8];&quot;',&quot;;[$pays_cleaned.B148];&quot;,&quot;;[$pays_cleaned.C148];&quot;,&quot;;[$pays_cleaned.D148];&quot;,&quot;;[$pays_cleaned.E148];&quot;,&quot;;[$pays_cleaned.F148];&quot;,&quot;;[$pays_cleaned.G148];&quot;,&quot;;[$pays_cleaned.H148];&quot;,&quot;;[$pays_cleaned.I148];&quot;,&quot;;[$pays_cleaned.J148];&quot;,&quot;;[$pays_cleaned.K148];&quot;,&quot;;[$pays_cleaned.L148];&quot;);&quot;)" office:value-type="string" office:string-value="insert into public.country (name,population,yearly_change,net_change,density,land_area,migrant,fertility_rate,medium_age,urban_population,world_share,insertion_date) values ('North Macedonia',2083391,0.00,-85,83,25220,-1000.0,1.5,39,59,0.03,NULL);" calcext:value-type="string">
            <text:p>insert into public.country (name,population,yearly_change,net_change,density,land_area,migrant,fertility_rate,medium_age,urban_population,world_share,insertion_date) values ('North Macedonia',2083391,0.00,-85,83,25220,-1000.0,1.5,39,59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49];&quot;',&quot;;[$pays_cleaned.B149];&quot;,&quot;;[$pays_cleaned.C149];&quot;,&quot;;[$pays_cleaned.D149];&quot;,&quot;;[$pays_cleaned.E149];&quot;,&quot;;[$pays_cleaned.F149];&quot;,&quot;;[$pays_cleaned.G149];&quot;,&quot;;[$pays_cleaned.H149];&quot;,&quot;;[$pays_cleaned.I149];&quot;,&quot;;[$pays_cleaned.J149];&quot;,&quot;;[$pays_cleaned.K149];&quot;,&quot;;[$pays_cleaned.L149];&quot;);&quot;)" office:value-type="string" office:string-value="insert into public.country (name,population,yearly_change,net_change,density,land_area,migrant,fertility_rate,medium_age,urban_population,world_share,insertion_date) values ('Slovenia',2078881,0.01,284,103,20140,2000.0,1.6,45,55,0.03,NULL);" calcext:value-type="string">
            <text:p>insert into public.country (name,population,yearly_change,net_change,density,land_area,migrant,fertility_rate,medium_age,urban_population,world_share,insertion_date) values ('Slovenia',2078881,0.01,284,103,20140,2000.0,1.6,45,55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0];&quot;',&quot;;[$pays_cleaned.B150];&quot;,&quot;;[$pays_cleaned.C150];&quot;,&quot;;[$pays_cleaned.D150];&quot;,&quot;;[$pays_cleaned.E150];&quot;,&quot;;[$pays_cleaned.F150];&quot;,&quot;;[$pays_cleaned.G150];&quot;,&quot;;[$pays_cleaned.H150];&quot;,&quot;;[$pays_cleaned.I150];&quot;,&quot;;[$pays_cleaned.J150];&quot;,&quot;;[$pays_cleaned.K150];&quot;,&quot;;[$pays_cleaned.L150];&quot;);&quot;)" office:value-type="string" office:string-value="insert into public.country (name,population,yearly_change,net_change,density,land_area,migrant,fertility_rate,medium_age,urban_population,world_share,insertion_date) values ('Guinea-Bissau',1958132,2.45,47079,70,28120,-1399.0,4.5,19,45,0.03,NULL);" calcext:value-type="string">
            <text:p>insert into public.country (name,population,yearly_change,net_change,density,land_area,migrant,fertility_rate,medium_age,urban_population,world_share,insertion_date) values ('Guinea-Bissau',1958132,2.45,47079,70,28120,-1399.0,4.5,19,45,0.03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1];&quot;',&quot;;[$pays_cleaned.B151];&quot;,&quot;;[$pays_cleaned.C151];&quot;,&quot;;[$pays_cleaned.D151];&quot;,&quot;;[$pays_cleaned.E151];&quot;,&quot;;[$pays_cleaned.F151];&quot;,&quot;;[$pays_cleaned.G151];&quot;,&quot;;[$pays_cleaned.H151];&quot;,&quot;;[$pays_cleaned.I151];&quot;,&quot;;[$pays_cleaned.J151];&quot;,&quot;;[$pays_cleaned.K151];&quot;,&quot;;[$pays_cleaned.L151];&quot;);&quot;)" office:value-type="string" office:string-value="insert into public.country (name,population,yearly_change,net_change,density,land_area,migrant,fertility_rate,medium_age,urban_population,world_share,insertion_date) values ('Latvia',1890218,-1.08,-20545,30,62200,-14837.0,1.7,44,69,0.02,NULL);" calcext:value-type="string">
            <text:p>insert into public.country (name,population,yearly_change,net_change,density,land_area,migrant,fertility_rate,medium_age,urban_population,world_share,insertion_date) values ('Latvia',1890218,-1.08,-20545,30,62200,-14837.0,1.7,44,69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2];&quot;',&quot;;[$pays_cleaned.B152];&quot;,&quot;;[$pays_cleaned.C152];&quot;,&quot;;[$pays_cleaned.D152];&quot;,&quot;;[$pays_cleaned.E152];&quot;,&quot;;[$pays_cleaned.F152];&quot;,&quot;;[$pays_cleaned.G152];&quot;,&quot;;[$pays_cleaned.H152];&quot;,&quot;;[$pays_cleaned.I152];&quot;,&quot;;[$pays_cleaned.J152];&quot;,&quot;;[$pays_cleaned.K152];&quot;,&quot;;[$pays_cleaned.L152];&quot;);&quot;)" office:value-type="string" office:string-value="insert into public.country (name,population,yearly_change,net_change,density,land_area,migrant,fertility_rate,medium_age,urban_population,world_share,insertion_date) values ('Bahrain',1688629,3.68,60403,2239,760,47800.0,2.0,32,89,0.02,NULL);" calcext:value-type="string">
            <text:p>insert into public.country (name,population,yearly_change,net_change,density,land_area,migrant,fertility_rate,medium_age,urban_population,world_share,insertion_date) values ('Bahrain',1688629,3.68,60403,2239,760,47800.0,2.0,32,89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3];&quot;',&quot;;[$pays_cleaned.B153];&quot;,&quot;;[$pays_cleaned.C153];&quot;,&quot;;[$pays_cleaned.D153];&quot;,&quot;;[$pays_cleaned.E153];&quot;,&quot;;[$pays_cleaned.F153];&quot;,&quot;;[$pays_cleaned.G153];&quot;,&quot;;[$pays_cleaned.H153];&quot;,&quot;;[$pays_cleaned.I153];&quot;,&quot;;[$pays_cleaned.J153];&quot;,&quot;;[$pays_cleaned.K153];&quot;,&quot;;[$pays_cleaned.L153];&quot;);&quot;)" office:value-type="string" office:string-value="insert into public.country (name,population,yearly_change,net_change,density,land_area,migrant,fertility_rate,medium_age,urban_population,world_share,insertion_date) values ('Equatorial Guinea',1392950,3.47,46999,50,28050,16000.0,4.6,22,73,0.02,NULL);" calcext:value-type="string">
            <text:p>insert into public.country (name,population,yearly_change,net_change,density,land_area,migrant,fertility_rate,medium_age,urban_population,world_share,insertion_date) values ('Equatorial Guinea',1392950,3.47,46999,50,28050,16000.0,4.6,22,73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4];&quot;',&quot;;[$pays_cleaned.B154];&quot;,&quot;;[$pays_cleaned.C154];&quot;,&quot;;[$pays_cleaned.D154];&quot;,&quot;;[$pays_cleaned.E154];&quot;,&quot;;[$pays_cleaned.F154];&quot;,&quot;;[$pays_cleaned.G154];&quot;,&quot;;[$pays_cleaned.H154];&quot;,&quot;;[$pays_cleaned.I154];&quot;,&quot;;[$pays_cleaned.J154];&quot;,&quot;;[$pays_cleaned.K154];&quot;,&quot;;[$pays_cleaned.L154];&quot;);&quot;)" office:value-type="string" office:string-value="insert into public.country (name,population,yearly_change,net_change,density,land_area,migrant,fertility_rate,medium_age,urban_population,world_share,insertion_date) values ('Trinidad and Tobago',1398579,0.32,4515,273,5130,-800.0,1.7,36,52,0.02,NULL);" calcext:value-type="string">
            <text:p>insert into public.country (name,population,yearly_change,net_change,density,land_area,migrant,fertility_rate,medium_age,urban_population,world_share,insertion_date) values ('Trinidad and Tobago',1398579,0.32,4515,273,5130,-800.0,1.7,36,52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5];&quot;',&quot;;[$pays_cleaned.B155];&quot;,&quot;;[$pays_cleaned.C155];&quot;,&quot;;[$pays_cleaned.D155];&quot;,&quot;;[$pays_cleaned.E155];&quot;,&quot;;[$pays_cleaned.F155];&quot;,&quot;;[$pays_cleaned.G155];&quot;,&quot;;[$pays_cleaned.H155];&quot;,&quot;;[$pays_cleaned.I155];&quot;,&quot;;[$pays_cleaned.J155];&quot;,&quot;;[$pays_cleaned.K155];&quot;,&quot;;[$pays_cleaned.L155];&quot;);&quot;)" office:value-type="string" office:string-value="insert into public.country (name,population,yearly_change,net_change,density,land_area,migrant,fertility_rate,medium_age,urban_population,world_share,insertion_date) values ('Estonia',1326357,0.07,887,31,42390,3911.0,1.6,42,68,0.02,NULL);" calcext:value-type="string">
            <text:p>insert into public.country (name,population,yearly_change,net_change,density,land_area,migrant,fertility_rate,medium_age,urban_population,world_share,insertion_date) values ('Estonia',1326357,0.07,887,31,42390,3911.0,1.6,42,68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6];&quot;',&quot;;[$pays_cleaned.B156];&quot;,&quot;;[$pays_cleaned.C156];&quot;,&quot;;[$pays_cleaned.D156];&quot;,&quot;;[$pays_cleaned.E156];&quot;,&quot;;[$pays_cleaned.F156];&quot;,&quot;;[$pays_cleaned.G156];&quot;,&quot;;[$pays_cleaned.H156];&quot;,&quot;;[$pays_cleaned.I156];&quot;,&quot;;[$pays_cleaned.J156];&quot;,&quot;;[$pays_cleaned.K156];&quot;,&quot;;[$pays_cleaned.L156];&quot;);&quot;)" office:value-type="string" office:string-value="insert into public.country (name,population,yearly_change,net_change,density,land_area,migrant,fertility_rate,medium_age,urban_population,world_share,insertion_date) values ('Timor-Leste',1313184,1.96,25326,89,14870,-5385.0,4.1,21,33,0.02,NULL);" calcext:value-type="string">
            <text:p>insert into public.country (name,population,yearly_change,net_change,density,land_area,migrant,fertility_rate,medium_age,urban_population,world_share,insertion_date) values ('Timor-Leste',1313184,1.96,25326,89,14870,-5385.0,4.1,21,33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7];&quot;',&quot;;[$pays_cleaned.B157];&quot;,&quot;;[$pays_cleaned.C157];&quot;,&quot;;[$pays_cleaned.D157];&quot;,&quot;;[$pays_cleaned.E157];&quot;,&quot;;[$pays_cleaned.F157];&quot;,&quot;;[$pays_cleaned.G157];&quot;,&quot;;[$pays_cleaned.H157];&quot;,&quot;;[$pays_cleaned.I157];&quot;,&quot;;[$pays_cleaned.J157];&quot;,&quot;;[$pays_cleaned.K157];&quot;,&quot;;[$pays_cleaned.L157];&quot;);&quot;)" office:value-type="string" office:string-value="insert into public.country (name,population,yearly_change,net_change,density,land_area,migrant,fertility_rate,medium_age,urban_population,world_share,insertion_date) values ('Mauritius',1271347,0.17,2100,626,2030,0.0,1.4,37,41,0.02,NULL);" calcext:value-type="string">
            <text:p>insert into public.country (name,population,yearly_change,net_change,density,land_area,migrant,fertility_rate,medium_age,urban_population,world_share,insertion_date) values ('Mauritius',1271347,0.17,2100,626,2030,0.0,1.4,37,41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8];&quot;',&quot;;[$pays_cleaned.B158];&quot;,&quot;;[$pays_cleaned.C158];&quot;,&quot;;[$pays_cleaned.D158];&quot;,&quot;;[$pays_cleaned.E158];&quot;,&quot;;[$pays_cleaned.F158];&quot;,&quot;;[$pays_cleaned.G158];&quot;,&quot;;[$pays_cleaned.H158];&quot;,&quot;;[$pays_cleaned.I158];&quot;,&quot;;[$pays_cleaned.J158];&quot;,&quot;;[$pays_cleaned.K158];&quot;,&quot;;[$pays_cleaned.L158];&quot;);&quot;)" office:value-type="string" office:string-value="insert into public.country (name,population,yearly_change,net_change,density,land_area,migrant,fertility_rate,medium_age,urban_population,world_share,insertion_date) values ('Cyprus',1205577,0.73,8784,131,9240,5000.0,1.3,37,67,0.02,NULL);" calcext:value-type="string">
            <text:p>insert into public.country (name,population,yearly_change,net_change,density,land_area,migrant,fertility_rate,medium_age,urban_population,world_share,insertion_date) values ('Cyprus',1205577,0.73,8784,131,9240,5000.0,1.3,37,67,0.02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59];&quot;',&quot;;[$pays_cleaned.B159];&quot;,&quot;;[$pays_cleaned.C159];&quot;,&quot;;[$pays_cleaned.D159];&quot;,&quot;;[$pays_cleaned.E159];&quot;,&quot;;[$pays_cleaned.F159];&quot;,&quot;;[$pays_cleaned.G159];&quot;,&quot;;[$pays_cleaned.H159];&quot;,&quot;;[$pays_cleaned.I159];&quot;,&quot;;[$pays_cleaned.J159];&quot;,&quot;;[$pays_cleaned.K159];&quot;,&quot;;[$pays_cleaned.L159];&quot;);&quot;)" office:value-type="string" office:string-value="insert into public.country (name,population,yearly_change,net_change,density,land_area,migrant,fertility_rate,medium_age,urban_population,world_share,insertion_date) values ('Eswatini',1157707,1.05,12034,67,17200,-8353.0,3.0,21,30,0.01,NULL);" calcext:value-type="string">
            <text:p>insert into public.country (name,population,yearly_change,net_change,density,land_area,migrant,fertility_rate,medium_age,urban_population,world_share,insertion_date) values ('Eswatini',1157707,1.05,12034,67,17200,-8353.0,3.0,21,30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0];&quot;',&quot;;[$pays_cleaned.B160];&quot;,&quot;;[$pays_cleaned.C160];&quot;,&quot;;[$pays_cleaned.D160];&quot;,&quot;;[$pays_cleaned.E160];&quot;,&quot;;[$pays_cleaned.F160];&quot;,&quot;;[$pays_cleaned.G160];&quot;,&quot;;[$pays_cleaned.H160];&quot;,&quot;;[$pays_cleaned.I160];&quot;,&quot;;[$pays_cleaned.J160];&quot;,&quot;;[$pays_cleaned.K160];&quot;,&quot;;[$pays_cleaned.L160];&quot;);&quot;)" office:value-type="string" office:string-value="insert into public.country (name,population,yearly_change,net_change,density,land_area,migrant,fertility_rate,medium_age,urban_population,world_share,insertion_date) values ('Djibouti',985027,1.48,14440,43,23180,900.0,2.8,27,79,0.01,NULL);" calcext:value-type="string">
            <text:p>insert into public.country (name,population,yearly_change,net_change,density,land_area,migrant,fertility_rate,medium_age,urban_population,world_share,insertion_date) values ('Djibouti',985027,1.48,14440,43,23180,900.0,2.8,27,79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1];&quot;',&quot;;[$pays_cleaned.B161];&quot;,&quot;;[$pays_cleaned.C161];&quot;,&quot;;[$pays_cleaned.D161];&quot;,&quot;;[$pays_cleaned.E161];&quot;,&quot;;[$pays_cleaned.F161];&quot;,&quot;;[$pays_cleaned.G161];&quot;,&quot;;[$pays_cleaned.H161];&quot;,&quot;;[$pays_cleaned.I161];&quot;,&quot;;[$pays_cleaned.J161];&quot;,&quot;;[$pays_cleaned.K161];&quot;,&quot;;[$pays_cleaned.L161];&quot;);&quot;)" office:value-type="string" office:string-value="insert into public.country (name,population,yearly_change,net_change,density,land_area,migrant,fertility_rate,medium_age,urban_population,world_share,insertion_date) values ('Fiji',895128,0.73,6492,49,18270,-6202.0,2.8,28,59,0.01,NULL);" calcext:value-type="string">
            <text:p>insert into public.country (name,population,yearly_change,net_change,density,land_area,migrant,fertility_rate,medium_age,urban_population,world_share,insertion_date) values ('Fiji',895128,0.73,6492,49,18270,-6202.0,2.8,28,59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2];&quot;',&quot;;[$pays_cleaned.B162];&quot;,&quot;;[$pays_cleaned.C162];&quot;,&quot;;[$pays_cleaned.D162];&quot;,&quot;;[$pays_cleaned.E162];&quot;,&quot;;[$pays_cleaned.F162];&quot;,&quot;;[$pays_cleaned.G162];&quot;,&quot;;[$pays_cleaned.H162];&quot;,&quot;;[$pays_cleaned.I162];&quot;,&quot;;[$pays_cleaned.J162];&quot;,&quot;;[$pays_cleaned.K162];&quot;,&quot;;[$pays_cleaned.L162];&quot;);&quot;)" office:value-type="string" office:string-value="insert into public.country (name,population,yearly_change,net_change,density,land_area,migrant,fertility_rate,medium_age,urban_population,world_share,insertion_date) values ('Réunion',894017,0.72,6385,358,2500,-1256.0,2.3,36,100,0.01,NULL);" calcext:value-type="string">
            <text:p>insert into public.country (name,population,yearly_change,net_change,density,land_area,migrant,fertility_rate,medium_age,urban_population,world_share,insertion_date) values ('Réunion',894017,0.72,6385,358,2500,-1256.0,2.3,36,100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3];&quot;',&quot;;[$pays_cleaned.B163];&quot;,&quot;;[$pays_cleaned.C163];&quot;,&quot;;[$pays_cleaned.D163];&quot;,&quot;;[$pays_cleaned.E163];&quot;,&quot;;[$pays_cleaned.F163];&quot;,&quot;;[$pays_cleaned.G163];&quot;,&quot;;[$pays_cleaned.H163];&quot;,&quot;;[$pays_cleaned.I163];&quot;,&quot;;[$pays_cleaned.J163];&quot;,&quot;;[$pays_cleaned.K163];&quot;,&quot;;[$pays_cleaned.L163];&quot;);&quot;)" office:value-type="string" office:string-value="insert into public.country (name,population,yearly_change,net_change,density,land_area,migrant,fertility_rate,medium_age,urban_population,world_share,insertion_date) values ('Comoros',865696,2.20,18715,467,1861,-2000.0,4.2,20,29,0.01,NULL);" calcext:value-type="string">
            <text:p>insert into public.country (name,population,yearly_change,net_change,density,land_area,migrant,fertility_rate,medium_age,urban_population,world_share,insertion_date) values ('Comoros',865696,2.20,18715,467,1861,-2000.0,4.2,20,29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4];&quot;',&quot;;[$pays_cleaned.B164];&quot;,&quot;;[$pays_cleaned.C164];&quot;,&quot;;[$pays_cleaned.D164];&quot;,&quot;;[$pays_cleaned.E164];&quot;,&quot;;[$pays_cleaned.F164];&quot;,&quot;;[$pays_cleaned.G164];&quot;,&quot;;[$pays_cleaned.H164];&quot;,&quot;;[$pays_cleaned.I164];&quot;,&quot;;[$pays_cleaned.J164];&quot;,&quot;;[$pays_cleaned.K164];&quot;,&quot;;[$pays_cleaned.L164];&quot;);&quot;)" office:value-type="string" office:string-value="insert into public.country (name,population,yearly_change,net_change,density,land_area,migrant,fertility_rate,medium_age,urban_population,world_share,insertion_date) values ('Guyana',785788,0.48,3786,4,196850,-6000.0,2.5,27,27,0.01,NULL);" calcext:value-type="string">
            <text:p>insert into public.country (name,population,yearly_change,net_change,density,land_area,migrant,fertility_rate,medium_age,urban_population,world_share,insertion_date) values ('Guyana',785788,0.48,3786,4,196850,-6000.0,2.5,27,27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5];&quot;',&quot;;[$pays_cleaned.B165];&quot;,&quot;;[$pays_cleaned.C165];&quot;,&quot;;[$pays_cleaned.D165];&quot;,&quot;;[$pays_cleaned.E165];&quot;,&quot;;[$pays_cleaned.F165];&quot;,&quot;;[$pays_cleaned.G165];&quot;,&quot;;[$pays_cleaned.H165];&quot;,&quot;;[$pays_cleaned.I165];&quot;,&quot;;[$pays_cleaned.J165];&quot;,&quot;;[$pays_cleaned.K165];&quot;,&quot;;[$pays_cleaned.L165];&quot;);&quot;)" office:value-type="string" office:string-value="insert into public.country (name,population,yearly_change,net_change,density,land_area,migrant,fertility_rate,medium_age,urban_population,world_share,insertion_date) values ('Bhutan',769867,1.12,8516,20,38117,320.0,2.0,28,46,0.01,NULL);" calcext:value-type="string">
            <text:p>insert into public.country (name,population,yearly_change,net_change,density,land_area,migrant,fertility_rate,medium_age,urban_population,world_share,insertion_date) values ('Bhutan',769867,1.12,8516,20,38117,320.0,2.0,28,46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6];&quot;',&quot;;[$pays_cleaned.B166];&quot;,&quot;;[$pays_cleaned.C166];&quot;,&quot;;[$pays_cleaned.D166];&quot;,&quot;;[$pays_cleaned.E166];&quot;,&quot;;[$pays_cleaned.F166];&quot;,&quot;;[$pays_cleaned.G166];&quot;,&quot;;[$pays_cleaned.H166];&quot;,&quot;;[$pays_cleaned.I166];&quot;,&quot;;[$pays_cleaned.J166];&quot;,&quot;;[$pays_cleaned.K166];&quot;,&quot;;[$pays_cleaned.L166];&quot;);&quot;)" office:value-type="string" office:string-value="insert into public.country (name,population,yearly_change,net_change,density,land_area,migrant,fertility_rate,medium_age,urban_population,world_share,insertion_date) values ('Solomon Islands',683301,2.55,17061,25,27990,-1600.0,4.4,20,23,0.01,NULL);" calcext:value-type="string">
            <text:p>insert into public.country (name,population,yearly_change,net_change,density,land_area,migrant,fertility_rate,medium_age,urban_population,world_share,insertion_date) values ('Solomon Islands',683301,2.55,17061,25,27990,-1600.0,4.4,20,23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7];&quot;',&quot;;[$pays_cleaned.B167];&quot;,&quot;;[$pays_cleaned.C167];&quot;,&quot;;[$pays_cleaned.D167];&quot;,&quot;;[$pays_cleaned.E167];&quot;,&quot;;[$pays_cleaned.F167];&quot;,&quot;;[$pays_cleaned.G167];&quot;,&quot;;[$pays_cleaned.H167];&quot;,&quot;;[$pays_cleaned.I167];&quot;,&quot;;[$pays_cleaned.J167];&quot;,&quot;;[$pays_cleaned.K167];&quot;,&quot;;[$pays_cleaned.L167];&quot;);&quot;)" office:value-type="string" office:string-value="insert into public.country (name,population,yearly_change,net_change,density,land_area,migrant,fertility_rate,medium_age,urban_population,world_share,insertion_date) values ('Macao',647508,1.39,8890,21645,30,5000.0,1.2,39,NULL,0.01,NULL);" calcext:value-type="string">
            <text:p>insert into public.country (name,population,yearly_change,net_change,density,land_area,migrant,fertility_rate,medium_age,urban_population,world_share,insertion_date) values ('Macao',647508,1.39,8890,21645,30,5000.0,1.2,39,NULL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8];&quot;',&quot;;[$pays_cleaned.B168];&quot;,&quot;;[$pays_cleaned.C168];&quot;,&quot;;[$pays_cleaned.D168];&quot;,&quot;;[$pays_cleaned.E168];&quot;,&quot;;[$pays_cleaned.F168];&quot;,&quot;;[$pays_cleaned.G168];&quot;,&quot;;[$pays_cleaned.H168];&quot;,&quot;;[$pays_cleaned.I168];&quot;,&quot;;[$pays_cleaned.J168];&quot;,&quot;;[$pays_cleaned.K168];&quot;,&quot;;[$pays_cleaned.L168];&quot;);&quot;)" office:value-type="string" office:string-value="insert into public.country (name,population,yearly_change,net_change,density,land_area,migrant,fertility_rate,medium_age,urban_population,world_share,insertion_date) values ('Montenegro',628050,0.01,79,47,13450,-480.0,1.8,39,68,0.01,NULL);" calcext:value-type="string">
            <text:p>insert into public.country (name,population,yearly_change,net_change,density,land_area,migrant,fertility_rate,medium_age,urban_population,world_share,insertion_date) values ('Montenegro',628050,0.01,79,47,13450,-480.0,1.8,39,68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69];&quot;',&quot;;[$pays_cleaned.B169];&quot;,&quot;;[$pays_cleaned.C169];&quot;,&quot;;[$pays_cleaned.D169];&quot;,&quot;;[$pays_cleaned.E169];&quot;,&quot;;[$pays_cleaned.F169];&quot;,&quot;;[$pays_cleaned.G169];&quot;,&quot;;[$pays_cleaned.H169];&quot;,&quot;;[$pays_cleaned.I169];&quot;,&quot;;[$pays_cleaned.J169];&quot;,&quot;;[$pays_cleaned.K169];&quot;,&quot;;[$pays_cleaned.L169];&quot;);&quot;)" office:value-type="string" office:string-value="insert into public.country (name,population,yearly_change,net_change,density,land_area,migrant,fertility_rate,medium_age,urban_population,world_share,insertion_date) values ('Luxembourg',623861,1.66,10249,242,2590,9741.0,1.5,40,88,0.01,NULL);" calcext:value-type="string">
            <text:p>insert into public.country (name,population,yearly_change,net_change,density,land_area,migrant,fertility_rate,medium_age,urban_population,world_share,insertion_date) values ('Luxembourg',623861,1.66,10249,242,2590,9741.0,1.5,40,88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0];&quot;',&quot;;[$pays_cleaned.B170];&quot;,&quot;;[$pays_cleaned.C170];&quot;,&quot;;[$pays_cleaned.D170];&quot;,&quot;;[$pays_cleaned.E170];&quot;,&quot;;[$pays_cleaned.F170];&quot;,&quot;;[$pays_cleaned.G170];&quot;,&quot;;[$pays_cleaned.H170];&quot;,&quot;;[$pays_cleaned.I170];&quot;,&quot;;[$pays_cleaned.J170];&quot;,&quot;;[$pays_cleaned.K170];&quot;,&quot;;[$pays_cleaned.L170];&quot;);&quot;)" office:value-type="string" office:string-value="insert into public.country (name,population,yearly_change,net_change,density,land_area,migrant,fertility_rate,medium_age,urban_population,world_share,insertion_date) values ('Western Sahara',594215,2.55,14876,2,266000,5582.0,2.4,28,87,0.01,NULL);" calcext:value-type="string">
            <text:p>insert into public.country (name,population,yearly_change,net_change,density,land_area,migrant,fertility_rate,medium_age,urban_population,world_share,insertion_date) values ('Western Sahara',594215,2.55,14876,2,266000,5582.0,2.4,28,87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1];&quot;',&quot;;[$pays_cleaned.B171];&quot;,&quot;;[$pays_cleaned.C171];&quot;,&quot;;[$pays_cleaned.D171];&quot;,&quot;;[$pays_cleaned.E171];&quot;,&quot;;[$pays_cleaned.F171];&quot;,&quot;;[$pays_cleaned.G171];&quot;,&quot;;[$pays_cleaned.H171];&quot;,&quot;;[$pays_cleaned.I171];&quot;,&quot;;[$pays_cleaned.J171];&quot;,&quot;;[$pays_cleaned.K171];&quot;,&quot;;[$pays_cleaned.L171];&quot;);&quot;)" office:value-type="string" office:string-value="insert into public.country (name,population,yearly_change,net_change,density,land_area,migrant,fertility_rate,medium_age,urban_population,world_share,insertion_date) values ('Suriname',585561,0.90,5260,4,156000,-1000.0,2.4,29,65,0.01,NULL);" calcext:value-type="string">
            <text:p>insert into public.country (name,population,yearly_change,net_change,density,land_area,migrant,fertility_rate,medium_age,urban_population,world_share,insertion_date) values ('Suriname',585561,0.90,5260,4,156000,-1000.0,2.4,29,65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2];&quot;',&quot;;[$pays_cleaned.B172];&quot;,&quot;;[$pays_cleaned.C172];&quot;,&quot;;[$pays_cleaned.D172];&quot;,&quot;;[$pays_cleaned.E172];&quot;,&quot;;[$pays_cleaned.F172];&quot;,&quot;;[$pays_cleaned.G172];&quot;,&quot;;[$pays_cleaned.H172];&quot;,&quot;;[$pays_cleaned.I172];&quot;,&quot;;[$pays_cleaned.J172];&quot;,&quot;;[$pays_cleaned.K172];&quot;,&quot;;[$pays_cleaned.L172];&quot;);&quot;)" office:value-type="string" office:string-value="insert into public.country (name,population,yearly_change,net_change,density,land_area,migrant,fertility_rate,medium_age,urban_population,world_share,insertion_date) values ('Cabo Verde',554750,1.10,6052,138,4030,-1342.0,2.3,28,68,0.01,NULL);" calcext:value-type="string">
            <text:p>insert into public.country (name,population,yearly_change,net_change,density,land_area,migrant,fertility_rate,medium_age,urban_population,world_share,insertion_date) values ('Cabo Verde',554750,1.10,6052,138,4030,-1342.0,2.3,28,68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3];&quot;',&quot;;[$pays_cleaned.B173];&quot;,&quot;;[$pays_cleaned.C173];&quot;,&quot;;[$pays_cleaned.D173];&quot;,&quot;;[$pays_cleaned.E173];&quot;,&quot;;[$pays_cleaned.F173];&quot;,&quot;;[$pays_cleaned.G173];&quot;,&quot;;[$pays_cleaned.H173];&quot;,&quot;;[$pays_cleaned.I173];&quot;,&quot;;[$pays_cleaned.J173];&quot;,&quot;;[$pays_cleaned.K173];&quot;,&quot;;[$pays_cleaned.L173];&quot;);&quot;)" office:value-type="string" office:string-value="insert into public.country (name,population,yearly_change,net_change,density,land_area,migrant,fertility_rate,medium_age,urban_population,world_share,insertion_date) values ('Maldives',538558,1.81,9591,1802,300,11370.0,1.9,30,35,0.01,NULL);" calcext:value-type="string">
            <text:p>insert into public.country (name,population,yearly_change,net_change,density,land_area,migrant,fertility_rate,medium_age,urban_population,world_share,insertion_date) values ('Maldives',538558,1.81,9591,1802,300,11370.0,1.9,30,35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4];&quot;',&quot;;[$pays_cleaned.B174];&quot;,&quot;;[$pays_cleaned.C174];&quot;,&quot;;[$pays_cleaned.D174];&quot;,&quot;;[$pays_cleaned.E174];&quot;,&quot;;[$pays_cleaned.F174];&quot;,&quot;;[$pays_cleaned.G174];&quot;,&quot;;[$pays_cleaned.H174];&quot;,&quot;;[$pays_cleaned.I174];&quot;,&quot;;[$pays_cleaned.J174];&quot;,&quot;;[$pays_cleaned.K174];&quot;,&quot;;[$pays_cleaned.L174];&quot;);&quot;)" office:value-type="string" office:string-value="insert into public.country (name,population,yearly_change,net_change,density,land_area,migrant,fertility_rate,medium_age,urban_population,world_share,insertion_date) values ('Malta',441308,0.27,1171,1380,320,900.0,1.5,43,93,0.01,NULL);" calcext:value-type="string">
            <text:p>insert into public.country (name,population,yearly_change,net_change,density,land_area,migrant,fertility_rate,medium_age,urban_population,world_share,insertion_date) values ('Malta',441308,0.27,1171,1380,320,900.0,1.5,43,93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5];&quot;',&quot;;[$pays_cleaned.B175];&quot;,&quot;;[$pays_cleaned.C175];&quot;,&quot;;[$pays_cleaned.D175];&quot;,&quot;;[$pays_cleaned.E175];&quot;,&quot;;[$pays_cleaned.F175];&quot;,&quot;;[$pays_cleaned.G175];&quot;,&quot;;[$pays_cleaned.H175];&quot;,&quot;;[$pays_cleaned.I175];&quot;,&quot;;[$pays_cleaned.J175];&quot;,&quot;;[$pays_cleaned.K175];&quot;,&quot;;[$pays_cleaned.L175];&quot;);&quot;)" office:value-type="string" office:string-value="insert into public.country (name,population,yearly_change,net_change,density,land_area,migrant,fertility_rate,medium_age,urban_population,world_share,insertion_date) values ('Brunei',436624,0.97,4194,83,5270,0.0,1.8,32,80,0.01,NULL);" calcext:value-type="string">
            <text:p>insert into public.country (name,population,yearly_change,net_change,density,land_area,migrant,fertility_rate,medium_age,urban_population,world_share,insertion_date) values ('Brunei',436624,0.97,4194,83,5270,0.0,1.8,32,80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6];&quot;',&quot;;[$pays_cleaned.B176];&quot;,&quot;;[$pays_cleaned.C176];&quot;,&quot;;[$pays_cleaned.D176];&quot;,&quot;;[$pays_cleaned.E176];&quot;,&quot;;[$pays_cleaned.F176];&quot;,&quot;;[$pays_cleaned.G176];&quot;,&quot;;[$pays_cleaned.H176];&quot;,&quot;;[$pays_cleaned.I176];&quot;,&quot;;[$pays_cleaned.J176];&quot;,&quot;;[$pays_cleaned.K176];&quot;,&quot;;[$pays_cleaned.L176];&quot;);&quot;)" office:value-type="string" office:string-value="insert into public.country (name,population,yearly_change,net_change,density,land_area,migrant,fertility_rate,medium_age,urban_population,world_share,insertion_date) values ('Guadeloupe',400110,0.02,68,237,1690,-1440.0,2.2,44,NULL,0.01,NULL);" calcext:value-type="string">
            <text:p>insert into public.country (name,population,yearly_change,net_change,density,land_area,migrant,fertility_rate,medium_age,urban_population,world_share,insertion_date) values ('Guadeloupe',400110,0.02,68,237,1690,-1440.0,2.2,44,NULL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7];&quot;',&quot;;[$pays_cleaned.B177];&quot;,&quot;;[$pays_cleaned.C177];&quot;,&quot;;[$pays_cleaned.D177];&quot;,&quot;;[$pays_cleaned.E177];&quot;,&quot;;[$pays_cleaned.F177];&quot;,&quot;;[$pays_cleaned.G177];&quot;,&quot;;[$pays_cleaned.H177];&quot;,&quot;;[$pays_cleaned.I177];&quot;,&quot;;[$pays_cleaned.J177];&quot;,&quot;;[$pays_cleaned.K177];&quot;,&quot;;[$pays_cleaned.L177];&quot;);&quot;)" office:value-type="string" office:string-value="insert into public.country (name,population,yearly_change,net_change,density,land_area,migrant,fertility_rate,medium_age,urban_population,world_share,insertion_date) values ('Belize',396120,1.86,7275,17,22810,1200.0,2.3,25,46,0.01,NULL);" calcext:value-type="string">
            <text:p>insert into public.country (name,population,yearly_change,net_change,density,land_area,migrant,fertility_rate,medium_age,urban_population,world_share,insertion_date) values ('Belize',396120,1.86,7275,17,22810,1200.0,2.3,25,46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8];&quot;',&quot;;[$pays_cleaned.B178];&quot;,&quot;;[$pays_cleaned.C178];&quot;,&quot;;[$pays_cleaned.D178];&quot;,&quot;;[$pays_cleaned.E178];&quot;,&quot;;[$pays_cleaned.F178];&quot;,&quot;;[$pays_cleaned.G178];&quot;,&quot;;[$pays_cleaned.H178];&quot;,&quot;;[$pays_cleaned.I178];&quot;,&quot;;[$pays_cleaned.J178];&quot;,&quot;;[$pays_cleaned.K178];&quot;,&quot;;[$pays_cleaned.L178];&quot;);&quot;)" office:value-type="string" office:string-value="insert into public.country (name,population,yearly_change,net_change,density,land_area,migrant,fertility_rate,medium_age,urban_population,world_share,insertion_date) values ('Bahamas',392477,0.97,3762,39,10010,1000.0,1.8,32,86,0.01,NULL);" calcext:value-type="string">
            <text:p>insert into public.country (name,population,yearly_change,net_change,density,land_area,migrant,fertility_rate,medium_age,urban_population,world_share,insertion_date) values ('Bahamas',392477,0.97,3762,39,10010,1000.0,1.8,32,86,0.01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79];&quot;',&quot;;[$pays_cleaned.B179];&quot;,&quot;;[$pays_cleaned.C179];&quot;,&quot;;[$pays_cleaned.D179];&quot;,&quot;;[$pays_cleaned.E179];&quot;,&quot;;[$pays_cleaned.F179];&quot;,&quot;;[$pays_cleaned.G179];&quot;,&quot;;[$pays_cleaned.H179];&quot;,&quot;;[$pays_cleaned.I179];&quot;,&quot;;[$pays_cleaned.J179];&quot;,&quot;;[$pays_cleaned.K179];&quot;,&quot;;[$pays_cleaned.L179];&quot;);&quot;)" office:value-type="string" office:string-value="insert into public.country (name,population,yearly_change,net_change,density,land_area,migrant,fertility_rate,medium_age,urban_population,world_share,insertion_date) values ('Martinique',375323,-0.08,-289,354,1060,-960.0,1.9,47,92,0.00,NULL);" calcext:value-type="string">
            <text:p>insert into public.country (name,population,yearly_change,net_change,density,land_area,migrant,fertility_rate,medium_age,urban_population,world_share,insertion_date) values ('Martinique',375323,-0.08,-289,354,1060,-960.0,1.9,47,92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0];&quot;',&quot;;[$pays_cleaned.B180];&quot;,&quot;;[$pays_cleaned.C180];&quot;,&quot;;[$pays_cleaned.D180];&quot;,&quot;;[$pays_cleaned.E180];&quot;,&quot;;[$pays_cleaned.F180];&quot;,&quot;;[$pays_cleaned.G180];&quot;,&quot;;[$pays_cleaned.H180];&quot;,&quot;;[$pays_cleaned.I180];&quot;,&quot;;[$pays_cleaned.J180];&quot;,&quot;;[$pays_cleaned.K180];&quot;,&quot;;[$pays_cleaned.L180];&quot;);&quot;)" office:value-type="string" office:string-value="insert into public.country (name,population,yearly_change,net_change,density,land_area,migrant,fertility_rate,medium_age,urban_population,world_share,insertion_date) values ('Iceland',340795,0.65,2212,3,100250,380.0,1.8,37,94,0.00,NULL);" calcext:value-type="string">
            <text:p>insert into public.country (name,population,yearly_change,net_change,density,land_area,migrant,fertility_rate,medium_age,urban_population,world_share,insertion_date) values ('Iceland',340795,0.65,2212,3,100250,380.0,1.8,37,94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1];&quot;',&quot;;[$pays_cleaned.B181];&quot;,&quot;;[$pays_cleaned.C181];&quot;,&quot;;[$pays_cleaned.D181];&quot;,&quot;;[$pays_cleaned.E181];&quot;,&quot;;[$pays_cleaned.F181];&quot;,&quot;;[$pays_cleaned.G181];&quot;,&quot;;[$pays_cleaned.H181];&quot;,&quot;;[$pays_cleaned.I181];&quot;,&quot;;[$pays_cleaned.J181];&quot;,&quot;;[$pays_cleaned.K181];&quot;,&quot;;[$pays_cleaned.L181];&quot;);&quot;)" office:value-type="string" office:string-value="insert into public.country (name,population,yearly_change,net_change,density,land_area,migrant,fertility_rate,medium_age,urban_population,world_share,insertion_date) values ('Vanuatu',305623,2.42,7263,25,12190,120.0,3.8,21,24,0.00,NULL);" calcext:value-type="string">
            <text:p>insert into public.country (name,population,yearly_change,net_change,density,land_area,migrant,fertility_rate,medium_age,urban_population,world_share,insertion_date) values ('Vanuatu',305623,2.42,7263,25,12190,120.0,3.8,21,24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2];&quot;',&quot;;[$pays_cleaned.B182];&quot;,&quot;;[$pays_cleaned.C182];&quot;,&quot;;[$pays_cleaned.D182];&quot;,&quot;;[$pays_cleaned.E182];&quot;,&quot;;[$pays_cleaned.F182];&quot;,&quot;;[$pays_cleaned.G182];&quot;,&quot;;[$pays_cleaned.H182];&quot;,&quot;;[$pays_cleaned.I182];&quot;,&quot;;[$pays_cleaned.J182];&quot;,&quot;;[$pays_cleaned.K182];&quot;,&quot;;[$pays_cleaned.L182];&quot;);&quot;)" office:value-type="string" office:string-value="insert into public.country (name,population,yearly_change,net_change,density,land_area,migrant,fertility_rate,medium_age,urban_population,world_share,insertion_date) values ('French Guiana',297029,2.70,7850,4,82200,1200.0,3.4,25,87,0.00,NULL);" calcext:value-type="string">
            <text:p>insert into public.country (name,population,yearly_change,net_change,density,land_area,migrant,fertility_rate,medium_age,urban_population,world_share,insertion_date) values ('French Guiana',297029,2.70,7850,4,82200,1200.0,3.4,25,87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3];&quot;',&quot;;[$pays_cleaned.B183];&quot;,&quot;;[$pays_cleaned.C183];&quot;,&quot;;[$pays_cleaned.D183];&quot;,&quot;;[$pays_cleaned.E183];&quot;,&quot;;[$pays_cleaned.F183];&quot;,&quot;;[$pays_cleaned.G183];&quot;,&quot;;[$pays_cleaned.H183];&quot;,&quot;;[$pays_cleaned.I183];&quot;,&quot;;[$pays_cleaned.J183];&quot;,&quot;;[$pays_cleaned.K183];&quot;,&quot;;[$pays_cleaned.L183];&quot;);&quot;)" office:value-type="string" office:string-value="insert into public.country (name,population,yearly_change,net_change,density,land_area,migrant,fertility_rate,medium_age,urban_population,world_share,insertion_date) values ('Barbados',287305,0.12,350,668,430,-79.0,1.6,40,31,0.00,NULL);" calcext:value-type="string">
            <text:p>insert into public.country (name,population,yearly_change,net_change,density,land_area,migrant,fertility_rate,medium_age,urban_population,world_share,insertion_date) values ('Barbados',287305,0.12,350,668,430,-79.0,1.6,40,31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4];&quot;',&quot;;[$pays_cleaned.B184];&quot;,&quot;;[$pays_cleaned.C184];&quot;,&quot;;[$pays_cleaned.D184];&quot;,&quot;;[$pays_cleaned.E184];&quot;,&quot;;[$pays_cleaned.F184];&quot;,&quot;;[$pays_cleaned.G184];&quot;,&quot;;[$pays_cleaned.H184];&quot;,&quot;;[$pays_cleaned.I184];&quot;,&quot;;[$pays_cleaned.J184];&quot;,&quot;;[$pays_cleaned.K184];&quot;,&quot;;[$pays_cleaned.L184];&quot;);&quot;)" office:value-type="string" office:string-value="insert into public.country (name,population,yearly_change,net_change,density,land_area,migrant,fertility_rate,medium_age,urban_population,world_share,insertion_date) values ('New Caledonia',284938,0.97,2748,16,18280,502.0,2.0,34,72,0.00,NULL);" calcext:value-type="string">
            <text:p>insert into public.country (name,population,yearly_change,net_change,density,land_area,migrant,fertility_rate,medium_age,urban_population,world_share,insertion_date) values ('New Caledonia',284938,0.97,2748,16,18280,502.0,2.0,34,72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5];&quot;',&quot;;[$pays_cleaned.B185];&quot;,&quot;;[$pays_cleaned.C185];&quot;,&quot;;[$pays_cleaned.D185];&quot;,&quot;;[$pays_cleaned.E185];&quot;,&quot;;[$pays_cleaned.F185];&quot;,&quot;;[$pays_cleaned.G185];&quot;,&quot;;[$pays_cleaned.H185];&quot;,&quot;;[$pays_cleaned.I185];&quot;,&quot;;[$pays_cleaned.J185];&quot;,&quot;;[$pays_cleaned.K185];&quot;,&quot;;[$pays_cleaned.L185];&quot;);&quot;)" office:value-type="string" office:string-value="insert into public.country (name,population,yearly_change,net_change,density,land_area,migrant,fertility_rate,medium_age,urban_population,world_share,insertion_date) values ('French Polynesia',280580,0.58,1621,77,3660,-1000.0,2.0,34,64,0.00,NULL);" calcext:value-type="string">
            <text:p>insert into public.country (name,population,yearly_change,net_change,density,land_area,migrant,fertility_rate,medium_age,urban_population,world_share,insertion_date) values ('French Polynesia',280580,0.58,1621,77,3660,-1000.0,2.0,34,64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6];&quot;',&quot;;[$pays_cleaned.B186];&quot;,&quot;;[$pays_cleaned.C186];&quot;,&quot;;[$pays_cleaned.D186];&quot;,&quot;;[$pays_cleaned.E186];&quot;,&quot;;[$pays_cleaned.F186];&quot;,&quot;;[$pays_cleaned.G186];&quot;,&quot;;[$pays_cleaned.H186];&quot;,&quot;;[$pays_cleaned.I186];&quot;,&quot;;[$pays_cleaned.J186];&quot;,&quot;;[$pays_cleaned.K186];&quot;,&quot;;[$pays_cleaned.L186];&quot;);&quot;)" office:value-type="string" office:string-value="insert into public.country (name,population,yearly_change,net_change,density,land_area,migrant,fertility_rate,medium_age,urban_population,world_share,insertion_date) values ('Mayotte',271417,2.50,6665,728,375,0.0,3.7,20,46,0.00,NULL);" calcext:value-type="string">
            <text:p>insert into public.country (name,population,yearly_change,net_change,density,land_area,migrant,fertility_rate,medium_age,urban_population,world_share,insertion_date) values ('Mayotte',271417,2.50,6665,728,375,0.0,3.7,20,46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7];&quot;',&quot;;[$pays_cleaned.B187];&quot;,&quot;;[$pays_cleaned.C187];&quot;,&quot;;[$pays_cleaned.D187];&quot;,&quot;;[$pays_cleaned.E187];&quot;,&quot;;[$pays_cleaned.F187];&quot;,&quot;;[$pays_cleaned.G187];&quot;,&quot;;[$pays_cleaned.H187];&quot;,&quot;;[$pays_cleaned.I187];&quot;,&quot;;[$pays_cleaned.J187];&quot;,&quot;;[$pays_cleaned.K187];&quot;,&quot;;[$pays_cleaned.L187];&quot;);&quot;)" office:value-type="string" office:string-value="insert into public.country (name,population,yearly_change,net_change,density,land_area,migrant,fertility_rate,medium_age,urban_population,world_share,insertion_date) values ('Sao Tome &amp; Principe',218308,1.91,4103,228,960,-1680.0,4.4,19,74,0.00,NULL);" calcext:value-type="string">
            <text:p>insert into public.country (name,population,yearly_change,net_change,density,land_area,migrant,fertility_rate,medium_age,urban_population,world_share,insertion_date) values ('Sao Tome &amp; Principe',218308,1.91,4103,228,960,-1680.0,4.4,19,74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8];&quot;',&quot;;[$pays_cleaned.B188];&quot;,&quot;;[$pays_cleaned.C188];&quot;,&quot;;[$pays_cleaned.D188];&quot;,&quot;;[$pays_cleaned.E188];&quot;,&quot;;[$pays_cleaned.F188];&quot;,&quot;;[$pays_cleaned.G188];&quot;,&quot;;[$pays_cleaned.H188];&quot;,&quot;;[$pays_cleaned.I188];&quot;,&quot;;[$pays_cleaned.J188];&quot;,&quot;;[$pays_cleaned.K188];&quot;,&quot;;[$pays_cleaned.L188];&quot;);&quot;)" office:value-type="string" office:string-value="insert into public.country (name,population,yearly_change,net_change,density,land_area,migrant,fertility_rate,medium_age,urban_population,world_share,insertion_date) values ('Samoa',198147,0.67,1317,70,2830,-2803.0,3.9,22,18,0.00,NULL);" calcext:value-type="string">
            <text:p>insert into public.country (name,population,yearly_change,net_change,density,land_area,migrant,fertility_rate,medium_age,urban_population,world_share,insertion_date) values ('Samoa',198147,0.67,1317,70,2830,-2803.0,3.9,22,18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89];&quot;',&quot;;[$pays_cleaned.B189];&quot;,&quot;;[$pays_cleaned.C189];&quot;,&quot;;[$pays_cleaned.D189];&quot;,&quot;;[$pays_cleaned.E189];&quot;,&quot;;[$pays_cleaned.F189];&quot;,&quot;;[$pays_cleaned.G189];&quot;,&quot;;[$pays_cleaned.H189];&quot;,&quot;;[$pays_cleaned.I189];&quot;,&quot;;[$pays_cleaned.J189];&quot;,&quot;;[$pays_cleaned.K189];&quot;,&quot;;[$pays_cleaned.L189];&quot;);&quot;)" office:value-type="string" office:string-value="insert into public.country (name,population,yearly_change,net_change,density,land_area,migrant,fertility_rate,medium_age,urban_population,world_share,insertion_date) values ('Saint Lucia',183458,0.46,837,301,610,0.0,1.4,34,19,0.00,NULL);" calcext:value-type="string">
            <text:p>insert into public.country (name,population,yearly_change,net_change,density,land_area,migrant,fertility_rate,medium_age,urban_population,world_share,insertion_date) values ('Saint Lucia',183458,0.46,837,301,610,0.0,1.4,34,19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0];&quot;',&quot;;[$pays_cleaned.B190];&quot;,&quot;;[$pays_cleaned.C190];&quot;,&quot;;[$pays_cleaned.D190];&quot;,&quot;;[$pays_cleaned.E190];&quot;,&quot;;[$pays_cleaned.F190];&quot;,&quot;;[$pays_cleaned.G190];&quot;,&quot;;[$pays_cleaned.H190];&quot;,&quot;;[$pays_cleaned.I190];&quot;,&quot;;[$pays_cleaned.J190];&quot;,&quot;;[$pays_cleaned.K190];&quot;,&quot;;[$pays_cleaned.L190];&quot;);&quot;)" office:value-type="string" office:string-value="insert into public.country (name,population,yearly_change,net_change,density,land_area,migrant,fertility_rate,medium_age,urban_population,world_share,insertion_date) values ('Channel Islands',173536,0.93,1604,915,190,1351.0,1.5,43,30,0.00,NULL);" calcext:value-type="string">
            <text:p>insert into public.country (name,population,yearly_change,net_change,density,land_area,migrant,fertility_rate,medium_age,urban_population,world_share,insertion_date) values ('Channel Islands',173536,0.93,1604,915,190,1351.0,1.5,43,3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1];&quot;',&quot;;[$pays_cleaned.B191];&quot;,&quot;;[$pays_cleaned.C191];&quot;,&quot;;[$pays_cleaned.D191];&quot;,&quot;;[$pays_cleaned.E191];&quot;,&quot;;[$pays_cleaned.F191];&quot;,&quot;;[$pays_cleaned.G191];&quot;,&quot;;[$pays_cleaned.H191];&quot;,&quot;;[$pays_cleaned.I191];&quot;,&quot;;[$pays_cleaned.J191];&quot;,&quot;;[$pays_cleaned.K191];&quot;,&quot;;[$pays_cleaned.L191];&quot;);&quot;)" office:value-type="string" office:string-value="insert into public.country (name,population,yearly_change,net_change,density,land_area,migrant,fertility_rate,medium_age,urban_population,world_share,insertion_date) values ('Guam',168474,0.89,1481,313,540,-506.0,2.3,31,95,0.00,NULL);" calcext:value-type="string">
            <text:p>insert into public.country (name,population,yearly_change,net_change,density,land_area,migrant,fertility_rate,medium_age,urban_population,world_share,insertion_date) values ('Guam',168474,0.89,1481,313,540,-506.0,2.3,31,95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2];&quot;',&quot;;[$pays_cleaned.B192];&quot;,&quot;;[$pays_cleaned.C192];&quot;,&quot;;[$pays_cleaned.D192];&quot;,&quot;;[$pays_cleaned.E192];&quot;,&quot;;[$pays_cleaned.F192];&quot;,&quot;;[$pays_cleaned.G192];&quot;,&quot;;[$pays_cleaned.H192];&quot;,&quot;;[$pays_cleaned.I192];&quot;,&quot;;[$pays_cleaned.J192];&quot;,&quot;;[$pays_cleaned.K192];&quot;,&quot;;[$pays_cleaned.L192];&quot;);&quot;)" office:value-type="string" office:string-value="insert into public.country (name,population,yearly_change,net_change,density,land_area,migrant,fertility_rate,medium_age,urban_population,world_share,insertion_date) values ('Curaçao',163958,0.41,669,370,444,515.0,1.8,42,89,0.00,NULL);" calcext:value-type="string">
            <text:p>insert into public.country (name,population,yearly_change,net_change,density,land_area,migrant,fertility_rate,medium_age,urban_population,world_share,insertion_date) values ('Curaçao',163958,0.41,669,370,444,515.0,1.8,42,89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3];&quot;',&quot;;[$pays_cleaned.B193];&quot;,&quot;;[$pays_cleaned.C193];&quot;,&quot;;[$pays_cleaned.D193];&quot;,&quot;;[$pays_cleaned.E193];&quot;,&quot;;[$pays_cleaned.F193];&quot;,&quot;;[$pays_cleaned.G193];&quot;,&quot;;[$pays_cleaned.H193];&quot;,&quot;;[$pays_cleaned.I193];&quot;,&quot;;[$pays_cleaned.J193];&quot;,&quot;;[$pays_cleaned.K193];&quot;,&quot;;[$pays_cleaned.L193];&quot;);&quot;)" office:value-type="string" office:string-value="insert into public.country (name,population,yearly_change,net_change,density,land_area,migrant,fertility_rate,medium_age,urban_population,world_share,insertion_date) values ('Kiribati',119069,1.57,1843,147,810,-800.0,3.6,23,57,0.00,NULL);" calcext:value-type="string">
            <text:p>insert into public.country (name,population,yearly_change,net_change,density,land_area,migrant,fertility_rate,medium_age,urban_population,world_share,insertion_date) values ('Kiribati',119069,1.57,1843,147,810,-800.0,3.6,23,57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4];&quot;',&quot;;[$pays_cleaned.B194];&quot;,&quot;;[$pays_cleaned.C194];&quot;,&quot;;[$pays_cleaned.D194];&quot;,&quot;;[$pays_cleaned.E194];&quot;,&quot;;[$pays_cleaned.F194];&quot;,&quot;;[$pays_cleaned.G194];&quot;,&quot;;[$pays_cleaned.H194];&quot;,&quot;;[$pays_cleaned.I194];&quot;,&quot;;[$pays_cleaned.J194];&quot;,&quot;;[$pays_cleaned.K194];&quot;,&quot;;[$pays_cleaned.L194];&quot;);&quot;)" office:value-type="string" office:string-value="insert into public.country (name,population,yearly_change,net_change,density,land_area,migrant,fertility_rate,medium_age,urban_population,world_share,insertion_date) values ('Micronesia',114776,1.06,1208,164,700,-600.0,3.1,24,21,0.00,NULL);" calcext:value-type="string">
            <text:p>insert into public.country (name,population,yearly_change,net_change,density,land_area,migrant,fertility_rate,medium_age,urban_population,world_share,insertion_date) values ('Micronesia',114776,1.06,1208,164,700,-600.0,3.1,24,21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5];&quot;',&quot;;[$pays_cleaned.B195];&quot;,&quot;;[$pays_cleaned.C195];&quot;,&quot;;[$pays_cleaned.D195];&quot;,&quot;;[$pays_cleaned.E195];&quot;,&quot;;[$pays_cleaned.F195];&quot;,&quot;;[$pays_cleaned.G195];&quot;,&quot;;[$pays_cleaned.H195];&quot;,&quot;;[$pays_cleaned.I195];&quot;,&quot;;[$pays_cleaned.J195];&quot;,&quot;;[$pays_cleaned.K195];&quot;,&quot;;[$pays_cleaned.L195];&quot;);&quot;)" office:value-type="string" office:string-value="insert into public.country (name,population,yearly_change,net_change,density,land_area,migrant,fertility_rate,medium_age,urban_population,world_share,insertion_date) values ('Grenada',112418,0.46,520,331,340,-200.0,2.1,32,35,0.00,NULL);" calcext:value-type="string">
            <text:p>insert into public.country (name,population,yearly_change,net_change,density,land_area,migrant,fertility_rate,medium_age,urban_population,world_share,insertion_date) values ('Grenada',112418,0.46,520,331,340,-200.0,2.1,32,35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6];&quot;',&quot;;[$pays_cleaned.B196];&quot;,&quot;;[$pays_cleaned.C196];&quot;,&quot;;[$pays_cleaned.D196];&quot;,&quot;;[$pays_cleaned.E196];&quot;,&quot;;[$pays_cleaned.F196];&quot;,&quot;;[$pays_cleaned.G196];&quot;,&quot;;[$pays_cleaned.H196];&quot;,&quot;;[$pays_cleaned.I196];&quot;,&quot;;[$pays_cleaned.J196];&quot;,&quot;;[$pays_cleaned.K196];&quot;,&quot;;[$pays_cleaned.L196];&quot;);&quot;)" office:value-type="string" office:string-value="insert into public.country (name,population,yearly_change,net_change,density,land_area,migrant,fertility_rate,medium_age,urban_population,world_share,insertion_date) values ('St. Vincent &amp; Grenadines',110869,0.32,351,284,390,-200.0,1.9,33,53,0.00,NULL);" calcext:value-type="string">
            <text:p>insert into public.country (name,population,yearly_change,net_change,density,land_area,migrant,fertility_rate,medium_age,urban_population,world_share,insertion_date) values ('St. Vincent &amp; Grenadines',110869,0.32,351,284,390,-200.0,1.9,33,53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7];&quot;',&quot;;[$pays_cleaned.B197];&quot;,&quot;;[$pays_cleaned.C197];&quot;,&quot;;[$pays_cleaned.D197];&quot;,&quot;;[$pays_cleaned.E197];&quot;,&quot;;[$pays_cleaned.F197];&quot;,&quot;;[$pays_cleaned.G197];&quot;,&quot;;[$pays_cleaned.H197];&quot;,&quot;;[$pays_cleaned.I197];&quot;,&quot;;[$pays_cleaned.J197];&quot;,&quot;;[$pays_cleaned.K197];&quot;,&quot;;[$pays_cleaned.L197];&quot;);&quot;)" office:value-type="string" office:string-value="insert into public.country (name,population,yearly_change,net_change,density,land_area,migrant,fertility_rate,medium_age,urban_population,world_share,insertion_date) values ('Aruba',106675,0.43,452,593,180,201.0,1.9,41,44,0.00,NULL);" calcext:value-type="string">
            <text:p>insert into public.country (name,population,yearly_change,net_change,density,land_area,migrant,fertility_rate,medium_age,urban_population,world_share,insertion_date) values ('Aruba',106675,0.43,452,593,180,201.0,1.9,41,44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8];&quot;',&quot;;[$pays_cleaned.B198];&quot;,&quot;;[$pays_cleaned.C198];&quot;,&quot;;[$pays_cleaned.D198];&quot;,&quot;;[$pays_cleaned.E198];&quot;,&quot;;[$pays_cleaned.F198];&quot;,&quot;;[$pays_cleaned.G198];&quot;,&quot;;[$pays_cleaned.H198];&quot;,&quot;;[$pays_cleaned.I198];&quot;,&quot;;[$pays_cleaned.J198];&quot;,&quot;;[$pays_cleaned.K198];&quot;,&quot;;[$pays_cleaned.L198];&quot;);&quot;)" office:value-type="string" office:string-value="insert into public.country (name,population,yearly_change,net_change,density,land_area,migrant,fertility_rate,medium_age,urban_population,world_share,insertion_date) values ('Tonga',105449,1.15,1201,147,720,-800.0,3.6,22,24,0.00,NULL);" calcext:value-type="string">
            <text:p>insert into public.country (name,population,yearly_change,net_change,density,land_area,migrant,fertility_rate,medium_age,urban_population,world_share,insertion_date) values ('Tonga',105449,1.15,1201,147,720,-800.0,3.6,22,24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199];&quot;',&quot;;[$pays_cleaned.B199];&quot;,&quot;;[$pays_cleaned.C199];&quot;,&quot;;[$pays_cleaned.D199];&quot;,&quot;;[$pays_cleaned.E199];&quot;,&quot;;[$pays_cleaned.F199];&quot;,&quot;;[$pays_cleaned.G199];&quot;,&quot;;[$pays_cleaned.H199];&quot;,&quot;;[$pays_cleaned.I199];&quot;,&quot;;[$pays_cleaned.J199];&quot;,&quot;;[$pays_cleaned.K199];&quot;,&quot;;[$pays_cleaned.L199];&quot;);&quot;)" office:value-type="string" office:string-value="insert into public.country (name,population,yearly_change,net_change,density,land_area,migrant,fertility_rate,medium_age,urban_population,world_share,insertion_date) values ('U.S. Virgin Islands',104456,-0.15,-153,298,350,-451.0,2.0,43,96,0.00,NULL);" calcext:value-type="string">
            <text:p>insert into public.country (name,population,yearly_change,net_change,density,land_area,migrant,fertility_rate,medium_age,urban_population,world_share,insertion_date) values ('U.S. Virgin Islands',104456,-0.15,-153,298,350,-451.0,2.0,43,96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0];&quot;',&quot;;[$pays_cleaned.B200];&quot;,&quot;;[$pays_cleaned.C200];&quot;,&quot;;[$pays_cleaned.D200];&quot;,&quot;;[$pays_cleaned.E200];&quot;,&quot;;[$pays_cleaned.F200];&quot;,&quot;;[$pays_cleaned.G200];&quot;,&quot;;[$pays_cleaned.H200];&quot;,&quot;;[$pays_cleaned.I200];&quot;,&quot;;[$pays_cleaned.J200];&quot;,&quot;;[$pays_cleaned.K200];&quot;,&quot;;[$pays_cleaned.L200];&quot;);&quot;)" office:value-type="string" office:string-value="insert into public.country (name,population,yearly_change,net_change,density,land_area,migrant,fertility_rate,medium_age,urban_population,world_share,insertion_date) values ('Seychelles',98224,0.62,608,214,460,-200.0,2.5,34,56,0.00,NULL);" calcext:value-type="string">
            <text:p>insert into public.country (name,population,yearly_change,net_change,density,land_area,migrant,fertility_rate,medium_age,urban_population,world_share,insertion_date) values ('Seychelles',98224,0.62,608,214,460,-200.0,2.5,34,56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1];&quot;',&quot;;[$pays_cleaned.B201];&quot;,&quot;;[$pays_cleaned.C201];&quot;,&quot;;[$pays_cleaned.D201];&quot;,&quot;;[$pays_cleaned.E201];&quot;,&quot;;[$pays_cleaned.F201];&quot;,&quot;;[$pays_cleaned.G201];&quot;,&quot;;[$pays_cleaned.H201];&quot;,&quot;;[$pays_cleaned.I201];&quot;,&quot;;[$pays_cleaned.J201];&quot;,&quot;;[$pays_cleaned.K201];&quot;,&quot;;[$pays_cleaned.L201];&quot;);&quot;)" office:value-type="string" office:string-value="insert into public.country (name,population,yearly_change,net_change,density,land_area,migrant,fertility_rate,medium_age,urban_population,world_share,insertion_date) values ('Antigua and Barbuda',97764,0.84,811,223,440,0.0,2.0,34,26,0.00,NULL);" calcext:value-type="string">
            <text:p>insert into public.country (name,population,yearly_change,net_change,density,land_area,migrant,fertility_rate,medium_age,urban_population,world_share,insertion_date) values ('Antigua and Barbuda',97764,0.84,811,223,440,0.0,2.0,34,26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2];&quot;',&quot;;[$pays_cleaned.B202];&quot;,&quot;;[$pays_cleaned.C202];&quot;,&quot;;[$pays_cleaned.D202];&quot;,&quot;;[$pays_cleaned.E202];&quot;,&quot;;[$pays_cleaned.F202];&quot;,&quot;;[$pays_cleaned.G202];&quot;,&quot;;[$pays_cleaned.H202];&quot;,&quot;;[$pays_cleaned.I202];&quot;,&quot;;[$pays_cleaned.J202];&quot;,&quot;;[$pays_cleaned.K202];&quot;,&quot;;[$pays_cleaned.L202];&quot;);&quot;)" office:value-type="string" office:string-value="insert into public.country (name,population,yearly_change,net_change,density,land_area,migrant,fertility_rate,medium_age,urban_population,world_share,insertion_date) values ('Isle of Man',84942,0.53,449,149,570,NULL,NULL,NULL,53,0.00,NULL);" calcext:value-type="string">
            <text:p>insert into public.country (name,population,yearly_change,net_change,density,land_area,migrant,fertility_rate,medium_age,urban_population,world_share,insertion_date) values ('Isle of Man',84942,0.53,449,149,570,NULL,NULL,NULL,53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3];&quot;',&quot;;[$pays_cleaned.B203];&quot;,&quot;;[$pays_cleaned.C203];&quot;,&quot;;[$pays_cleaned.D203];&quot;,&quot;;[$pays_cleaned.E203];&quot;,&quot;;[$pays_cleaned.F203];&quot;,&quot;;[$pays_cleaned.G203];&quot;,&quot;;[$pays_cleaned.H203];&quot;,&quot;;[$pays_cleaned.I203];&quot;,&quot;;[$pays_cleaned.J203];&quot;,&quot;;[$pays_cleaned.K203];&quot;,&quot;;[$pays_cleaned.L203];&quot;);&quot;)" office:value-type="string" office:string-value="insert into public.country (name,population,yearly_change,net_change,density,land_area,migrant,fertility_rate,medium_age,urban_population,world_share,insertion_date) values ('Andorra',77240,0.16,123,164,470,NULL,NULL,NULL,88,0.00,NULL);" calcext:value-type="string">
            <text:p>insert into public.country (name,population,yearly_change,net_change,density,land_area,migrant,fertility_rate,medium_age,urban_population,world_share,insertion_date) values ('Andorra',77240,0.16,123,164,470,NULL,NULL,NULL,88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4];&quot;',&quot;;[$pays_cleaned.B204];&quot;,&quot;;[$pays_cleaned.C204];&quot;,&quot;;[$pays_cleaned.D204];&quot;,&quot;;[$pays_cleaned.E204];&quot;,&quot;;[$pays_cleaned.F204];&quot;,&quot;;[$pays_cleaned.G204];&quot;,&quot;;[$pays_cleaned.H204];&quot;,&quot;;[$pays_cleaned.I204];&quot;,&quot;;[$pays_cleaned.J204];&quot;,&quot;;[$pays_cleaned.K204];&quot;,&quot;;[$pays_cleaned.L204];&quot;);&quot;)" office:value-type="string" office:string-value="insert into public.country (name,population,yearly_change,net_change,density,land_area,migrant,fertility_rate,medium_age,urban_population,world_share,insertion_date) values ('Dominica',71950,0.25,178,96,750,NULL,NULL,NULL,74,0.00,NULL);" calcext:value-type="string">
            <text:p>insert into public.country (name,population,yearly_change,net_change,density,land_area,migrant,fertility_rate,medium_age,urban_population,world_share,insertion_date) values ('Dominica',71950,0.25,178,96,750,NULL,NULL,NULL,74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5];&quot;',&quot;;[$pays_cleaned.B205];&quot;,&quot;;[$pays_cleaned.C205];&quot;,&quot;;[$pays_cleaned.D205];&quot;,&quot;;[$pays_cleaned.E205];&quot;,&quot;;[$pays_cleaned.F205];&quot;,&quot;;[$pays_cleaned.G205];&quot;,&quot;;[$pays_cleaned.H205];&quot;,&quot;;[$pays_cleaned.I205];&quot;,&quot;;[$pays_cleaned.J205];&quot;,&quot;;[$pays_cleaned.K205];&quot;,&quot;;[$pays_cleaned.L205];&quot;);&quot;)" office:value-type="string" office:string-value="insert into public.country (name,population,yearly_change,net_change,density,land_area,migrant,fertility_rate,medium_age,urban_population,world_share,insertion_date) values ('Cayman Islands',65564,1.19,774,274,240,NULL,NULL,NULL,97,0.00,NULL);" calcext:value-type="string">
            <text:p>insert into public.country (name,population,yearly_change,net_change,density,land_area,migrant,fertility_rate,medium_age,urban_population,world_share,insertion_date) values ('Cayman Islands',65564,1.19,774,274,240,NULL,NULL,NULL,97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6];&quot;',&quot;;[$pays_cleaned.B206];&quot;,&quot;;[$pays_cleaned.C206];&quot;,&quot;;[$pays_cleaned.D206];&quot;,&quot;;[$pays_cleaned.E206];&quot;,&quot;;[$pays_cleaned.F206];&quot;,&quot;;[$pays_cleaned.G206];&quot;,&quot;;[$pays_cleaned.H206];&quot;,&quot;;[$pays_cleaned.I206];&quot;,&quot;;[$pays_cleaned.J206];&quot;,&quot;;[$pays_cleaned.K206];&quot;,&quot;;[$pays_cleaned.L206];&quot;);&quot;)" office:value-type="string" office:string-value="insert into public.country (name,population,yearly_change,net_change,density,land_area,migrant,fertility_rate,medium_age,urban_population,world_share,insertion_date) values ('Bermuda',62323,-0.36,-228,1246,50,NULL,NULL,NULL,97,0.00,NULL);" calcext:value-type="string">
            <text:p>insert into public.country (name,population,yearly_change,net_change,density,land_area,migrant,fertility_rate,medium_age,urban_population,world_share,insertion_date) values ('Bermuda',62323,-0.36,-228,1246,50,NULL,NULL,NULL,97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7];&quot;',&quot;;[$pays_cleaned.B207];&quot;,&quot;;[$pays_cleaned.C207];&quot;,&quot;;[$pays_cleaned.D207];&quot;,&quot;;[$pays_cleaned.E207];&quot;,&quot;;[$pays_cleaned.F207];&quot;,&quot;;[$pays_cleaned.G207];&quot;,&quot;;[$pays_cleaned.H207];&quot;,&quot;;[$pays_cleaned.I207];&quot;,&quot;;[$pays_cleaned.J207];&quot;,&quot;;[$pays_cleaned.K207];&quot;,&quot;;[$pays_cleaned.L207];&quot;);&quot;)" office:value-type="string" office:string-value="insert into public.country (name,population,yearly_change,net_change,density,land_area,migrant,fertility_rate,medium_age,urban_population,world_share,insertion_date) values ('Marshall Islands',59109,0.68,399,329,180,NULL,NULL,NULL,70,0.00,NULL);" calcext:value-type="string">
            <text:p>insert into public.country (name,population,yearly_change,net_change,density,land_area,migrant,fertility_rate,medium_age,urban_population,world_share,insertion_date) values ('Marshall Islands',59109,0.68,399,329,180,NULL,NULL,NULL,7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8];&quot;',&quot;;[$pays_cleaned.B208];&quot;,&quot;;[$pays_cleaned.C208];&quot;,&quot;;[$pays_cleaned.D208];&quot;,&quot;;[$pays_cleaned.E208];&quot;,&quot;;[$pays_cleaned.F208];&quot;,&quot;;[$pays_cleaned.G208];&quot;,&quot;;[$pays_cleaned.H208];&quot;,&quot;;[$pays_cleaned.I208];&quot;,&quot;;[$pays_cleaned.J208];&quot;,&quot;;[$pays_cleaned.K208];&quot;,&quot;;[$pays_cleaned.L208];&quot;);&quot;)" office:value-type="string" office:string-value="insert into public.country (name,population,yearly_change,net_change,density,land_area,migrant,fertility_rate,medium_age,urban_population,world_share,insertion_date) values ('Northern Mariana Islands',57490,0.60,343,125,460,NULL,NULL,NULL,88,0.00,NULL);" calcext:value-type="string">
            <text:p>insert into public.country (name,population,yearly_change,net_change,density,land_area,migrant,fertility_rate,medium_age,urban_population,world_share,insertion_date) values ('Northern Mariana Islands',57490,0.60,343,125,460,NULL,NULL,NULL,88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09];&quot;',&quot;;[$pays_cleaned.B209];&quot;,&quot;;[$pays_cleaned.C209];&quot;,&quot;;[$pays_cleaned.D209];&quot;,&quot;;[$pays_cleaned.E209];&quot;,&quot;;[$pays_cleaned.F209];&quot;,&quot;;[$pays_cleaned.G209];&quot;,&quot;;[$pays_cleaned.H209];&quot;,&quot;;[$pays_cleaned.I209];&quot;,&quot;;[$pays_cleaned.J209];&quot;,&quot;;[$pays_cleaned.K209];&quot;,&quot;;[$pays_cleaned.L209];&quot;);&quot;)" office:value-type="string" office:string-value="insert into public.country (name,population,yearly_change,net_change,density,land_area,migrant,fertility_rate,medium_age,urban_population,world_share,insertion_date) values ('Greenland',56750,0.17,98,0,410450,NULL,NULL,NULL,87,0.00,NULL);" calcext:value-type="string">
            <text:p>insert into public.country (name,population,yearly_change,net_change,density,land_area,migrant,fertility_rate,medium_age,urban_population,world_share,insertion_date) values ('Greenland',56750,0.17,98,0,410450,NULL,NULL,NULL,87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0];&quot;',&quot;;[$pays_cleaned.B210];&quot;,&quot;;[$pays_cleaned.C210];&quot;,&quot;;[$pays_cleaned.D210];&quot;,&quot;;[$pays_cleaned.E210];&quot;,&quot;;[$pays_cleaned.F210];&quot;,&quot;;[$pays_cleaned.G210];&quot;,&quot;;[$pays_cleaned.H210];&quot;,&quot;;[$pays_cleaned.I210];&quot;,&quot;;[$pays_cleaned.J210];&quot;,&quot;;[$pays_cleaned.K210];&quot;,&quot;;[$pays_cleaned.L210];&quot;);&quot;)" office:value-type="string" office:string-value="insert into public.country (name,population,yearly_change,net_change,density,land_area,migrant,fertility_rate,medium_age,urban_population,world_share,insertion_date) values ('American Samoa',55215,-0.22,-121,276,200,NULL,NULL,NULL,88,0.00,NULL);" calcext:value-type="string">
            <text:p>insert into public.country (name,population,yearly_change,net_change,density,land_area,migrant,fertility_rate,medium_age,urban_population,world_share,insertion_date) values ('American Samoa',55215,-0.22,-121,276,200,NULL,NULL,NULL,88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1];&quot;',&quot;;[$pays_cleaned.B211];&quot;,&quot;;[$pays_cleaned.C211];&quot;,&quot;;[$pays_cleaned.D211];&quot;,&quot;;[$pays_cleaned.E211];&quot;,&quot;;[$pays_cleaned.F211];&quot;,&quot;;[$pays_cleaned.G211];&quot;,&quot;;[$pays_cleaned.H211];&quot;,&quot;;[$pays_cleaned.I211];&quot;,&quot;;[$pays_cleaned.J211];&quot;,&quot;;[$pays_cleaned.K211];&quot;,&quot;;[$pays_cleaned.L211];&quot;);&quot;)" office:value-type="string" office:string-value="insert into public.country (name,population,yearly_change,net_change,density,land_area,migrant,fertility_rate,medium_age,urban_population,world_share,insertion_date) values ('Saint Kitts &amp; Nevis',53123,0.71,376,205,260,NULL,NULL,NULL,33,0.00,NULL);" calcext:value-type="string">
            <text:p>insert into public.country (name,population,yearly_change,net_change,density,land_area,migrant,fertility_rate,medium_age,urban_population,world_share,insertion_date) values ('Saint Kitts &amp; Nevis',53123,0.71,376,205,260,NULL,NULL,NULL,33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2];&quot;',&quot;;[$pays_cleaned.B212];&quot;,&quot;;[$pays_cleaned.C212];&quot;,&quot;;[$pays_cleaned.D212];&quot;,&quot;;[$pays_cleaned.E212];&quot;,&quot;;[$pays_cleaned.F212];&quot;,&quot;;[$pays_cleaned.G212];&quot;,&quot;;[$pays_cleaned.H212];&quot;,&quot;;[$pays_cleaned.I212];&quot;,&quot;;[$pays_cleaned.J212];&quot;,&quot;;[$pays_cleaned.K212];&quot;,&quot;;[$pays_cleaned.L212];&quot;);&quot;)" office:value-type="string" office:string-value="insert into public.country (name,population,yearly_change,net_change,density,land_area,migrant,fertility_rate,medium_age,urban_population,world_share,insertion_date) values ('Faeroe Islands',48826,0.38,185,35,1396,NULL,NULL,NULL,43,0.00,NULL);" calcext:value-type="string">
            <text:p>insert into public.country (name,population,yearly_change,net_change,density,land_area,migrant,fertility_rate,medium_age,urban_population,world_share,insertion_date) values ('Faeroe Islands',48826,0.38,185,35,1396,NULL,NULL,NULL,43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3];&quot;',&quot;;[$pays_cleaned.B213];&quot;,&quot;;[$pays_cleaned.C213];&quot;,&quot;;[$pays_cleaned.D213];&quot;,&quot;;[$pays_cleaned.E213];&quot;,&quot;;[$pays_cleaned.F213];&quot;,&quot;;[$pays_cleaned.G213];&quot;,&quot;;[$pays_cleaned.H213];&quot;,&quot;;[$pays_cleaned.I213];&quot;,&quot;;[$pays_cleaned.J213];&quot;,&quot;;[$pays_cleaned.K213];&quot;,&quot;;[$pays_cleaned.L213];&quot;);&quot;)" office:value-type="string" office:string-value="insert into public.country (name,population,yearly_change,net_change,density,land_area,migrant,fertility_rate,medium_age,urban_population,world_share,insertion_date) values ('Sint Maarten',42776,1.15,488,1261,34,NULL,NULL,NULL,96,0.00,NULL);" calcext:value-type="string">
            <text:p>insert into public.country (name,population,yearly_change,net_change,density,land_area,migrant,fertility_rate,medium_age,urban_population,world_share,insertion_date) values ('Sint Maarten',42776,1.15,488,1261,34,NULL,NULL,NULL,96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4];&quot;',&quot;;[$pays_cleaned.B214];&quot;,&quot;;[$pays_cleaned.C214];&quot;,&quot;;[$pays_cleaned.D214];&quot;,&quot;;[$pays_cleaned.E214];&quot;,&quot;;[$pays_cleaned.F214];&quot;,&quot;;[$pays_cleaned.G214];&quot;,&quot;;[$pays_cleaned.H214];&quot;,&quot;;[$pays_cleaned.I214];&quot;,&quot;;[$pays_cleaned.J214];&quot;,&quot;;[$pays_cleaned.K214];&quot;,&quot;;[$pays_cleaned.L214];&quot;);&quot;)" office:value-type="string" office:string-value="insert into public.country (name,population,yearly_change,net_change,density,land_area,migrant,fertility_rate,medium_age,urban_population,world_share,insertion_date) values ('Monaco',39186,0.71,278,26337,1,NULL,NULL,NULL,NULL,0.00,NULL);" calcext:value-type="string">
            <text:p>insert into public.country (name,population,yearly_change,net_change,density,land_area,migrant,fertility_rate,medium_age,urban_population,world_share,insertion_date) values ('Monaco',39186,0.71,278,26337,1,NULL,NULL,NULL,NULL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5];&quot;',&quot;;[$pays_cleaned.B215];&quot;,&quot;;[$pays_cleaned.C215];&quot;,&quot;;[$pays_cleaned.D215];&quot;,&quot;;[$pays_cleaned.E215];&quot;,&quot;;[$pays_cleaned.F215];&quot;,&quot;;[$pays_cleaned.G215];&quot;,&quot;;[$pays_cleaned.H215];&quot;,&quot;;[$pays_cleaned.I215];&quot;,&quot;;[$pays_cleaned.J215];&quot;,&quot;;[$pays_cleaned.K215];&quot;,&quot;;[$pays_cleaned.L215];&quot;);&quot;)" office:value-type="string" office:string-value="insert into public.country (name,population,yearly_change,net_change,density,land_area,migrant,fertility_rate,medium_age,urban_population,world_share,insertion_date) values ('Turks and Caicos',38609,1.38,526,41,950,NULL,NULL,NULL,89,0.00,NULL);" calcext:value-type="string">
            <text:p>insert into public.country (name,population,yearly_change,net_change,density,land_area,migrant,fertility_rate,medium_age,urban_population,world_share,insertion_date) values ('Turks and Caicos',38609,1.38,526,41,950,NULL,NULL,NULL,89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6];&quot;',&quot;;[$pays_cleaned.B216];&quot;,&quot;;[$pays_cleaned.C216];&quot;,&quot;;[$pays_cleaned.D216];&quot;,&quot;;[$pays_cleaned.E216];&quot;,&quot;;[$pays_cleaned.F216];&quot;,&quot;;[$pays_cleaned.G216];&quot;,&quot;;[$pays_cleaned.H216];&quot;,&quot;;[$pays_cleaned.I216];&quot;,&quot;;[$pays_cleaned.J216];&quot;,&quot;;[$pays_cleaned.K216];&quot;,&quot;;[$pays_cleaned.L216];&quot;);&quot;)" office:value-type="string" office:string-value="insert into public.country (name,population,yearly_change,net_change,density,land_area,migrant,fertility_rate,medium_age,urban_population,world_share,insertion_date) values ('Saint Martin',38529,1.75,664,730,53,NULL,NULL,NULL,0,0.00,NULL);" calcext:value-type="string">
            <text:p>insert into public.country (name,population,yearly_change,net_change,density,land_area,migrant,fertility_rate,medium_age,urban_population,world_share,insertion_date) values ('Saint Martin',38529,1.75,664,730,53,NULL,NULL,NULL,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7];&quot;',&quot;;[$pays_cleaned.B217];&quot;,&quot;;[$pays_cleaned.C217];&quot;,&quot;;[$pays_cleaned.D217];&quot;,&quot;;[$pays_cleaned.E217];&quot;,&quot;;[$pays_cleaned.F217];&quot;,&quot;;[$pays_cleaned.G217];&quot;,&quot;;[$pays_cleaned.H217];&quot;,&quot;;[$pays_cleaned.I217];&quot;,&quot;;[$pays_cleaned.J217];&quot;,&quot;;[$pays_cleaned.K217];&quot;,&quot;;[$pays_cleaned.L217];&quot;);&quot;)" office:value-type="string" office:string-value="insert into public.country (name,population,yearly_change,net_change,density,land_area,migrant,fertility_rate,medium_age,urban_population,world_share,insertion_date) values ('Liechtenstein',38106,0.29,109,238,160,NULL,NULL,NULL,15,0.00,NULL);" calcext:value-type="string">
            <text:p>insert into public.country (name,population,yearly_change,net_change,density,land_area,migrant,fertility_rate,medium_age,urban_population,world_share,insertion_date) values ('Liechtenstein',38106,0.29,109,238,160,NULL,NULL,NULL,15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8];&quot;',&quot;;[$pays_cleaned.B218];&quot;,&quot;;[$pays_cleaned.C218];&quot;,&quot;;[$pays_cleaned.D218];&quot;,&quot;;[$pays_cleaned.E218];&quot;,&quot;;[$pays_cleaned.F218];&quot;,&quot;;[$pays_cleaned.G218];&quot;,&quot;;[$pays_cleaned.H218];&quot;,&quot;;[$pays_cleaned.I218];&quot;,&quot;;[$pays_cleaned.J218];&quot;,&quot;;[$pays_cleaned.K218];&quot;,&quot;;[$pays_cleaned.L218];&quot;);&quot;)" office:value-type="string" office:string-value="insert into public.country (name,population,yearly_change,net_change,density,land_area,migrant,fertility_rate,medium_age,urban_population,world_share,insertion_date) values ('San Marino',33917,0.21,71,566,60,NULL,NULL,NULL,97,0.00,NULL);" calcext:value-type="string">
            <text:p>insert into public.country (name,population,yearly_change,net_change,density,land_area,migrant,fertility_rate,medium_age,urban_population,world_share,insertion_date) values ('San Marino',33917,0.21,71,566,60,NULL,NULL,NULL,97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19];&quot;',&quot;;[$pays_cleaned.B219];&quot;,&quot;;[$pays_cleaned.C219];&quot;,&quot;;[$pays_cleaned.D219];&quot;,&quot;;[$pays_cleaned.E219];&quot;,&quot;;[$pays_cleaned.F219];&quot;,&quot;;[$pays_cleaned.G219];&quot;,&quot;;[$pays_cleaned.H219];&quot;,&quot;;[$pays_cleaned.I219];&quot;,&quot;;[$pays_cleaned.J219];&quot;,&quot;;[$pays_cleaned.K219];&quot;,&quot;;[$pays_cleaned.L219];&quot;);&quot;)" office:value-type="string" office:string-value="insert into public.country (name,population,yearly_change,net_change,density,land_area,migrant,fertility_rate,medium_age,urban_population,world_share,insertion_date) values ('Gibraltar',33693,-0.03,-10,3369,10,NULL,NULL,NULL,NULL,0.00,NULL);" calcext:value-type="string">
            <text:p>insert into public.country (name,population,yearly_change,net_change,density,land_area,migrant,fertility_rate,medium_age,urban_population,world_share,insertion_date) values ('Gibraltar',33693,-0.03,-10,3369,10,NULL,NULL,NULL,NULL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0];&quot;',&quot;;[$pays_cleaned.B220];&quot;,&quot;;[$pays_cleaned.C220];&quot;,&quot;;[$pays_cleaned.D220];&quot;,&quot;;[$pays_cleaned.E220];&quot;,&quot;;[$pays_cleaned.F220];&quot;,&quot;;[$pays_cleaned.G220];&quot;,&quot;;[$pays_cleaned.H220];&quot;,&quot;;[$pays_cleaned.I220];&quot;,&quot;;[$pays_cleaned.J220];&quot;,&quot;;[$pays_cleaned.K220];&quot;,&quot;;[$pays_cleaned.L220];&quot;);&quot;)" office:value-type="string" office:string-value="insert into public.country (name,population,yearly_change,net_change,density,land_area,migrant,fertility_rate,medium_age,urban_population,world_share,insertion_date) values ('British Virgin Islands',30190,0.67,201,202,150,NULL,NULL,NULL,52,0.00,NULL);" calcext:value-type="string">
            <text:p>insert into public.country (name,population,yearly_change,net_change,density,land_area,migrant,fertility_rate,medium_age,urban_population,world_share,insertion_date) values ('British Virgin Islands',30190,0.67,201,202,150,NULL,NULL,NULL,52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1];&quot;',&quot;;[$pays_cleaned.B221];&quot;,&quot;;[$pays_cleaned.C221];&quot;,&quot;;[$pays_cleaned.D221];&quot;,&quot;;[$pays_cleaned.E221];&quot;,&quot;;[$pays_cleaned.F221];&quot;,&quot;;[$pays_cleaned.G221];&quot;,&quot;;[$pays_cleaned.H221];&quot;,&quot;;[$pays_cleaned.I221];&quot;,&quot;;[$pays_cleaned.J221];&quot;,&quot;;[$pays_cleaned.K221];&quot;,&quot;;[$pays_cleaned.L221];&quot;);&quot;)" office:value-type="string" office:string-value="insert into public.country (name,population,yearly_change,net_change,density,land_area,migrant,fertility_rate,medium_age,urban_population,world_share,insertion_date) values ('Caribbean Netherlands',26173,0.94,244,80,328,NULL,NULL,NULL,75,0.00,NULL);" calcext:value-type="string">
            <text:p>insert into public.country (name,population,yearly_change,net_change,density,land_area,migrant,fertility_rate,medium_age,urban_population,world_share,insertion_date) values ('Caribbean Netherlands',26173,0.94,244,80,328,NULL,NULL,NULL,75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2];&quot;',&quot;;[$pays_cleaned.B222];&quot;,&quot;;[$pays_cleaned.C222];&quot;,&quot;;[$pays_cleaned.D222];&quot;,&quot;;[$pays_cleaned.E222];&quot;,&quot;;[$pays_cleaned.F222];&quot;,&quot;;[$pays_cleaned.G222];&quot;,&quot;;[$pays_cleaned.H222];&quot;,&quot;;[$pays_cleaned.I222];&quot;,&quot;;[$pays_cleaned.J222];&quot;,&quot;;[$pays_cleaned.K222];&quot;,&quot;;[$pays_cleaned.L222];&quot;);&quot;)" office:value-type="string" office:string-value="insert into public.country (name,population,yearly_change,net_change,density,land_area,migrant,fertility_rate,medium_age,urban_population,world_share,insertion_date) values ('Palau',18077,0.48,86,39,460,NULL,NULL,NULL,NULL,0.00,NULL);" calcext:value-type="string">
            <text:p>insert into public.country (name,population,yearly_change,net_change,density,land_area,migrant,fertility_rate,medium_age,urban_population,world_share,insertion_date) values ('Palau',18077,0.48,86,39,460,NULL,NULL,NULL,NULL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3];&quot;',&quot;;[$pays_cleaned.B223];&quot;,&quot;;[$pays_cleaned.C223];&quot;,&quot;;[$pays_cleaned.D223];&quot;,&quot;;[$pays_cleaned.E223];&quot;,&quot;;[$pays_cleaned.F223];&quot;,&quot;;[$pays_cleaned.G223];&quot;,&quot;;[$pays_cleaned.H223];&quot;,&quot;;[$pays_cleaned.I223];&quot;,&quot;;[$pays_cleaned.J223];&quot;,&quot;;[$pays_cleaned.K223];&quot;,&quot;;[$pays_cleaned.L223];&quot;);&quot;)" office:value-type="string" office:string-value="insert into public.country (name,population,yearly_change,net_change,density,land_area,migrant,fertility_rate,medium_age,urban_population,world_share,insertion_date) values ('Cook Islands',17561,0.09,16,73,240,NULL,NULL,NULL,75,0.00,NULL);" calcext:value-type="string">
            <text:p>insert into public.country (name,population,yearly_change,net_change,density,land_area,migrant,fertility_rate,medium_age,urban_population,world_share,insertion_date) values ('Cook Islands',17561,0.09,16,73,240,NULL,NULL,NULL,75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4];&quot;',&quot;;[$pays_cleaned.B224];&quot;,&quot;;[$pays_cleaned.C224];&quot;,&quot;;[$pays_cleaned.D224];&quot;,&quot;;[$pays_cleaned.E224];&quot;,&quot;;[$pays_cleaned.F224];&quot;,&quot;;[$pays_cleaned.G224];&quot;,&quot;;[$pays_cleaned.H224];&quot;,&quot;;[$pays_cleaned.I224];&quot;,&quot;;[$pays_cleaned.J224];&quot;,&quot;;[$pays_cleaned.K224];&quot;,&quot;;[$pays_cleaned.L224];&quot;);&quot;)" office:value-type="string" office:string-value="insert into public.country (name,population,yearly_change,net_change,density,land_area,migrant,fertility_rate,medium_age,urban_population,world_share,insertion_date) values ('Anguilla',14976,0.90,134,167,90,NULL,NULL,NULL,NULL,0.00,NULL);" calcext:value-type="string">
            <text:p>insert into public.country (name,population,yearly_change,net_change,density,land_area,migrant,fertility_rate,medium_age,urban_population,world_share,insertion_date) values ('Anguilla',14976,0.90,134,167,90,NULL,NULL,NULL,NULL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5];&quot;',&quot;;[$pays_cleaned.B225];&quot;,&quot;;[$pays_cleaned.C225];&quot;,&quot;;[$pays_cleaned.D225];&quot;,&quot;;[$pays_cleaned.E225];&quot;,&quot;;[$pays_cleaned.F225];&quot;,&quot;;[$pays_cleaned.G225];&quot;,&quot;;[$pays_cleaned.H225];&quot;,&quot;;[$pays_cleaned.I225];&quot;,&quot;;[$pays_cleaned.J225];&quot;,&quot;;[$pays_cleaned.K225];&quot;,&quot;;[$pays_cleaned.L225];&quot;);&quot;)" office:value-type="string" office:string-value="insert into public.country (name,population,yearly_change,net_change,density,land_area,migrant,fertility_rate,medium_age,urban_population,world_share,insertion_date) values ('Tuvalu',11762,1.25,146,393,30,NULL,NULL,NULL,62,0.00,NULL);" calcext:value-type="string">
            <text:p>insert into public.country (name,population,yearly_change,net_change,density,land_area,migrant,fertility_rate,medium_age,urban_population,world_share,insertion_date) values ('Tuvalu',11762,1.25,146,393,30,NULL,NULL,NULL,62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6];&quot;',&quot;;[$pays_cleaned.B226];&quot;,&quot;;[$pays_cleaned.C226];&quot;,&quot;;[$pays_cleaned.D226];&quot;,&quot;;[$pays_cleaned.E226];&quot;,&quot;;[$pays_cleaned.F226];&quot;,&quot;;[$pays_cleaned.G226];&quot;,&quot;;[$pays_cleaned.H226];&quot;,&quot;;[$pays_cleaned.I226];&quot;,&quot;;[$pays_cleaned.J226];&quot;,&quot;;[$pays_cleaned.K226];&quot;,&quot;;[$pays_cleaned.L226];&quot;);&quot;)" office:value-type="string" office:string-value="insert into public.country (name,population,yearly_change,net_change,density,land_area,migrant,fertility_rate,medium_age,urban_population,world_share,insertion_date) values ('Wallis &amp; Futuna',11276,-1.69,-193,80,140,NULL,NULL,NULL,0,0.00,NULL);" calcext:value-type="string">
            <text:p>insert into public.country (name,population,yearly_change,net_change,density,land_area,migrant,fertility_rate,medium_age,urban_population,world_share,insertion_date) values ('Wallis &amp; Futuna',11276,-1.69,-193,80,140,NULL,NULL,NULL,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7];&quot;',&quot;;[$pays_cleaned.B227];&quot;,&quot;;[$pays_cleaned.C227];&quot;,&quot;;[$pays_cleaned.D227];&quot;,&quot;;[$pays_cleaned.E227];&quot;,&quot;;[$pays_cleaned.F227];&quot;,&quot;;[$pays_cleaned.G227];&quot;,&quot;;[$pays_cleaned.H227];&quot;,&quot;;[$pays_cleaned.I227];&quot;,&quot;;[$pays_cleaned.J227];&quot;,&quot;;[$pays_cleaned.K227];&quot;,&quot;;[$pays_cleaned.L227];&quot;);&quot;)" office:value-type="string" office:string-value="insert into public.country (name,population,yearly_change,net_change,density,land_area,migrant,fertility_rate,medium_age,urban_population,world_share,insertion_date) values ('Nauru',10810,0.63,68,541,20,NULL,NULL,NULL,NULL,0.00,NULL);" calcext:value-type="string">
            <text:p>insert into public.country (name,population,yearly_change,net_change,density,land_area,migrant,fertility_rate,medium_age,urban_population,world_share,insertion_date) values ('Nauru',10810,0.63,68,541,20,NULL,NULL,NULL,NULL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8];&quot;',&quot;;[$pays_cleaned.B228];&quot;,&quot;;[$pays_cleaned.C228];&quot;,&quot;;[$pays_cleaned.D228];&quot;,&quot;;[$pays_cleaned.E228];&quot;,&quot;;[$pays_cleaned.F228];&quot;,&quot;;[$pays_cleaned.G228];&quot;,&quot;;[$pays_cleaned.H228];&quot;,&quot;;[$pays_cleaned.I228];&quot;,&quot;;[$pays_cleaned.J228];&quot;,&quot;;[$pays_cleaned.K228];&quot;,&quot;;[$pays_cleaned.L228];&quot;);&quot;)" office:value-type="string" office:string-value="insert into public.country (name,population,yearly_change,net_change,density,land_area,migrant,fertility_rate,medium_age,urban_population,world_share,insertion_date) values ('Saint Barthelemy',9871,0.30,30,470,21,NULL,NULL,NULL,0,0.00,NULL);" calcext:value-type="string">
            <text:p>insert into public.country (name,population,yearly_change,net_change,density,land_area,migrant,fertility_rate,medium_age,urban_population,world_share,insertion_date) values ('Saint Barthelemy',9871,0.30,30,470,21,NULL,NULL,NULL,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29];&quot;',&quot;;[$pays_cleaned.B229];&quot;,&quot;;[$pays_cleaned.C229];&quot;,&quot;;[$pays_cleaned.D229];&quot;,&quot;;[$pays_cleaned.E229];&quot;,&quot;;[$pays_cleaned.F229];&quot;,&quot;;[$pays_cleaned.G229];&quot;,&quot;;[$pays_cleaned.H229];&quot;,&quot;;[$pays_cleaned.I229];&quot;,&quot;;[$pays_cleaned.J229];&quot;,&quot;;[$pays_cleaned.K229];&quot;,&quot;;[$pays_cleaned.L229];&quot;);&quot;)" office:value-type="string" office:string-value="insert into public.country (name,population,yearly_change,net_change,density,land_area,migrant,fertility_rate,medium_age,urban_population,world_share,insertion_date) values ('Saint Helena',6073,0.30,18,16,390,NULL,NULL,NULL,27,0.00,NULL);" calcext:value-type="string">
            <text:p>insert into public.country (name,population,yearly_change,net_change,density,land_area,migrant,fertility_rate,medium_age,urban_population,world_share,insertion_date) values ('Saint Helena',6073,0.30,18,16,390,NULL,NULL,NULL,27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30];&quot;',&quot;;[$pays_cleaned.B230];&quot;,&quot;;[$pays_cleaned.C230];&quot;,&quot;;[$pays_cleaned.D230];&quot;,&quot;;[$pays_cleaned.E230];&quot;,&quot;;[$pays_cleaned.F230];&quot;,&quot;;[$pays_cleaned.G230];&quot;,&quot;;[$pays_cleaned.H230];&quot;,&quot;;[$pays_cleaned.I230];&quot;,&quot;;[$pays_cleaned.J230];&quot;,&quot;;[$pays_cleaned.K230];&quot;,&quot;;[$pays_cleaned.L230];&quot;);&quot;)" office:value-type="string" office:string-value="insert into public.country (name,population,yearly_change,net_change,density,land_area,migrant,fertility_rate,medium_age,urban_population,world_share,insertion_date) values ('Saint Pierre &amp; Miquelon',5800,-0.48,-28,25,230,NULL,NULL,NULL,100,0.00,NULL);" calcext:value-type="string">
            <text:p>insert into public.country (name,population,yearly_change,net_change,density,land_area,migrant,fertility_rate,medium_age,urban_population,world_share,insertion_date) values ('Saint Pierre &amp; Miquelon',5800,-0.48,-28,25,230,NULL,NULL,NULL,10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31];&quot;',&quot;;[$pays_cleaned.B231];&quot;,&quot;;[$pays_cleaned.C231];&quot;,&quot;;[$pays_cleaned.D231];&quot;,&quot;;[$pays_cleaned.E231];&quot;,&quot;;[$pays_cleaned.F231];&quot;,&quot;;[$pays_cleaned.G231];&quot;,&quot;;[$pays_cleaned.H231];&quot;,&quot;;[$pays_cleaned.I231];&quot;,&quot;;[$pays_cleaned.J231];&quot;,&quot;;[$pays_cleaned.K231];&quot;,&quot;;[$pays_cleaned.L231];&quot;);&quot;)" office:value-type="string" office:string-value="insert into public.country (name,population,yearly_change,net_change,density,land_area,migrant,fertility_rate,medium_age,urban_population,world_share,insertion_date) values ('Montserrat',4991,0.06,3,50,100,NULL,NULL,NULL,10,0.00,NULL);" calcext:value-type="string">
            <text:p>insert into public.country (name,population,yearly_change,net_change,density,land_area,migrant,fertility_rate,medium_age,urban_population,world_share,insertion_date) values ('Montserrat',4991,0.06,3,50,100,NULL,NULL,NULL,1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32];&quot;',&quot;;[$pays_cleaned.B232];&quot;,&quot;;[$pays_cleaned.C232];&quot;,&quot;;[$pays_cleaned.D232];&quot;,&quot;;[$pays_cleaned.E232];&quot;,&quot;;[$pays_cleaned.F232];&quot;,&quot;;[$pays_cleaned.G232];&quot;,&quot;;[$pays_cleaned.H232];&quot;,&quot;;[$pays_cleaned.I232];&quot;,&quot;;[$pays_cleaned.J232];&quot;,&quot;;[$pays_cleaned.K232];&quot;,&quot;;[$pays_cleaned.L232];&quot;);&quot;)" office:value-type="string" office:string-value="insert into public.country (name,population,yearly_change,net_change,density,land_area,migrant,fertility_rate,medium_age,urban_population,world_share,insertion_date) values ('Falkland Islands',3458,3.05,103,0,12170,NULL,NULL,NULL,66,0.00,NULL);" calcext:value-type="string">
            <text:p>insert into public.country (name,population,yearly_change,net_change,density,land_area,migrant,fertility_rate,medium_age,urban_population,world_share,insertion_date) values ('Falkland Islands',3458,3.05,103,0,12170,NULL,NULL,NULL,66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33];&quot;',&quot;;[$pays_cleaned.B233];&quot;,&quot;;[$pays_cleaned.C233];&quot;,&quot;;[$pays_cleaned.D233];&quot;,&quot;;[$pays_cleaned.E233];&quot;,&quot;;[$pays_cleaned.F233];&quot;,&quot;;[$pays_cleaned.G233];&quot;,&quot;;[$pays_cleaned.H233];&quot;,&quot;;[$pays_cleaned.I233];&quot;,&quot;;[$pays_cleaned.J233];&quot;,&quot;;[$pays_cleaned.K233];&quot;,&quot;;[$pays_cleaned.L233];&quot;);&quot;)" office:value-type="string" office:string-value="insert into public.country (name,population,yearly_change,net_change,density,land_area,migrant,fertility_rate,medium_age,urban_population,world_share,insertion_date) values ('Niue',1624,0.68,11,6,260,NULL,NULL,NULL,46,0.00,NULL);" calcext:value-type="string">
            <text:p>insert into public.country (name,population,yearly_change,net_change,density,land_area,migrant,fertility_rate,medium_age,urban_population,world_share,insertion_date) values ('Niue',1624,0.68,11,6,260,NULL,NULL,NULL,46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34];&quot;',&quot;;[$pays_cleaned.B234];&quot;,&quot;;[$pays_cleaned.C234];&quot;,&quot;;[$pays_cleaned.D234];&quot;,&quot;;[$pays_cleaned.E234];&quot;,&quot;;[$pays_cleaned.F234];&quot;,&quot;;[$pays_cleaned.G234];&quot;,&quot;;[$pays_cleaned.H234];&quot;,&quot;;[$pays_cleaned.I234];&quot;,&quot;;[$pays_cleaned.J234];&quot;,&quot;;[$pays_cleaned.K234];&quot;,&quot;;[$pays_cleaned.L234];&quot;);&quot;)" office:value-type="string" office:string-value="insert into public.country (name,population,yearly_change,net_change,density,land_area,migrant,fertility_rate,medium_age,urban_population,world_share,insertion_date) values ('Tokelau',1354,1.27,17,136,10,NULL,NULL,NULL,0,0.00,NULL);" calcext:value-type="string">
            <text:p>insert into public.country (name,population,yearly_change,net_change,density,land_area,migrant,fertility_rate,medium_age,urban_population,world_share,insertion_date) values ('Tokelau',1354,1.27,17,136,10,NULL,NULL,NULL,0,0.00,NULL);</text:p>
          </table:table-cell>
        </table:table-row>
        <table:table-row table:style-name="ro4">
          <table:table-cell table:style-name="ce2" table:formula="of:=COM.MICROSOFT.CONCAT(&quot;insert into public.country (name,population,yearly_change,net_change,density,land_area,migrant,fertility_rate,medium_age,urban_population,world_share,insertion_date) values ('&quot;;[$pays_cleaned.A235];&quot;',&quot;;[$pays_cleaned.B235];&quot;,&quot;;[$pays_cleaned.C235];&quot;,&quot;;[$pays_cleaned.D235];&quot;,&quot;;[$pays_cleaned.E235];&quot;,&quot;;[$pays_cleaned.F235];&quot;,&quot;;[$pays_cleaned.G235];&quot;,&quot;;[$pays_cleaned.H235];&quot;,&quot;;[$pays_cleaned.I235];&quot;,&quot;;[$pays_cleaned.J235];&quot;,&quot;;[$pays_cleaned.K235];&quot;,&quot;;[$pays_cleaned.L235];&quot;);&quot;)" office:value-type="string" office:string-value="insert into public.country (name,population,yearly_change,net_change,density,land_area,migrant,fertility_rate,medium_age,urban_population,world_share,insertion_date) values ('Holy See',801,0.25,2,2003,0,NULL,NULL,NULL,NULL,0.00,NULL);" calcext:value-type="string">
            <text:p>insert into public.country (name,population,yearly_change,net_change,density,land_area,migrant,fertility_rate,medium_age,urban_population,world_share,insertion_date) values ('Holy See',801,0.25,2,2003,0,NULL,NULL,NULL,NULL,0.00,NULL);</text:p>
          </table:table-cell>
        </table:table-row>
        <table:table-row table:style-name="ro4" table:number-rows-repeated="1048340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4:31:13.473000000</dc:date>
    <meta:editing-duration>PT6M26S</meta:editing-duration>
    <meta:editing-cycles>1</meta:editing-cycles>
    <meta:document-statistic meta:table-count="3" meta:cell-count="5617" meta:object-count="0"/>
    <meta:generator>LibreOffice/6.2.8.2$Windows_X86_64 LibreOffice_project/f82ddfca21ebc1e222a662a32b25c0c9d20169ee</meta:generator>
  </office:meta>
</office:document-meta>
</file>